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5984in"/>
    </style:style>
    <style:style style:name="co6" style:family="table-column">
      <style:table-column-properties fo:break-before="auto" style:column-width="0.5646in"/>
    </style:style>
    <style:style style:name="co7" style:family="table-column">
      <style:table-column-properties fo:break-before="auto" style:column-width="0.5472in"/>
    </style:style>
    <style:style style:name="co8" style:family="table-column">
      <style:table-column-properties fo:break-before="auto" style:column-width="0.7016in"/>
    </style:style>
    <style:style style:name="co9" style:family="table-column">
      <style:table-column-properties fo:break-before="auto" style:column-width="0.6846in"/>
    </style:style>
    <style:style style:name="co10" style:family="table-column">
      <style:table-column-properties fo:break-before="auto" style:column-width="0.1929in"/>
    </style:style>
    <style:style style:name="co11" style:family="table-column">
      <style:table-column-properties fo:break-before="auto" style:column-width="0.7917in"/>
    </style:style>
    <style:style style:name="co12" style:family="table-column">
      <style:table-column-properties fo:break-before="auto" style:column-width="0.7701in"/>
    </style:style>
    <style:style style:name="co13" style:family="table-column">
      <style:table-column-properties fo:break-before="auto" style:column-width="0.787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9417in"/>
    </style:style>
    <style:style style:name="co16" style:family="table-column">
      <style:table-column-properties fo:break-before="auto" style:column-width="0.2898in"/>
    </style:style>
    <style:style style:name="co17" style:family="table-column">
      <style:table-column-properties fo:break-before="auto" style:column-width="0.65in"/>
    </style:style>
    <style:style style:name="co18" style:family="table-column">
      <style:table-column-properties fo:break-before="auto" style:column-width="0.5819in"/>
    </style:style>
    <style:style style:name="co19" style:family="table-column">
      <style:table-column-properties fo:break-before="auto" style:column-width="0.6701in"/>
    </style:style>
    <style:style style:name="co20" style:family="table-column">
      <style:table-column-properties fo:break-before="auto" style:column-width="0.694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Datos_Na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988" table:default-cell-style-name="ce1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X Torso</text:p>
          </table:table-cell>
          <table:table-cell office:value-type="string" calcext:value-type="string">
            <text:p>Y Torso</text:p>
          </table:table-cell>
          <table:table-cell office:value-type="string" calcext:value-type="string">
            <text:p>Z Torso</text:p>
          </table:table-cell>
          <table:table-cell table:style-name="Default" office:value-type="string" calcext:value-type="string">
            <text:p>WX Torso</text:p>
          </table:table-cell>
          <table:table-cell table:style-name="Default" office:value-type="string" calcext:value-type="string">
            <text:p>WY Torso</text:p>
          </table:table-cell>
          <table:table-cell table:style-name="Default" office:value-type="string" calcext:value-type="string">
            <text:p>WZ Torso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float" office:value="-0.00861632823944092" calcext:value-type="float">
            <text:p>-0.0086163282</text:p>
          </table:table-cell>
          <table:table-cell table:style-name="Default" office:value-type="float" office:value="-0.0122712831944227" calcext:value-type="float">
            <text:p>-0.0122712832</text:p>
          </table:table-cell>
          <table:table-cell table:style-name="Default" office:value-type="float" office:value="0.32926619052887" calcext:value-type="float">
            <text:p>0.3292661905</text:p>
          </table:table-cell>
          <table:table-cell table:style-name="Default" office:value-type="float" office:value="0.0319020003080368" calcext:value-type="float">
            <text:p>0.0319020003</text:p>
          </table:table-cell>
          <table:table-cell table:style-name="Default" office:value-type="float" office:value="-0.00153218524064869" calcext:value-type="float">
            <text:p>-0.0015321852</text:p>
          </table:table-cell>
          <table:table-cell table:style-name="Default" office:value-type="float" office:value="-0.000244131602812558" calcext:value-type="float">
            <text:p>-0.000244131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06942971050739" calcext:value-type="float">
            <text:p>-0.0090694297</text:p>
          </table:table-cell>
          <table:table-cell table:style-name="Default" office:value-type="float" office:value="-0.0134379602968693" calcext:value-type="float">
            <text:p>-0.0134379603</text:p>
          </table:table-cell>
          <table:table-cell table:style-name="Default" office:value-type="float" office:value="0.329269051551819" calcext:value-type="float">
            <text:p>0.3292690516</text:p>
          </table:table-cell>
          <table:table-cell table:style-name="Default" office:value-type="float" office:value="0.029070571064949" calcext:value-type="float">
            <text:p>0.0290705711</text:p>
          </table:table-cell>
          <table:table-cell table:style-name="Default" office:value-type="float" office:value="-0.00238154199905694" calcext:value-type="float">
            <text:p>-0.002381542</text:p>
          </table:table-cell>
          <table:table-cell table:style-name="Default" office:value-type="float" office:value="-0.00153501832392067" calcext:value-type="float">
            <text:p>-0.001535018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40656941384077" calcext:value-type="float">
            <text:p>-0.0094065694</text:p>
          </table:table-cell>
          <table:table-cell table:style-name="Default" office:value-type="float" office:value="-0.0142315151169896" calcext:value-type="float">
            <text:p>-0.0142315151</text:p>
          </table:table-cell>
          <table:table-cell table:style-name="Default" office:value-type="float" office:value="0.329267024993896" calcext:value-type="float">
            <text:p>0.329267025</text:p>
          </table:table-cell>
          <table:table-cell table:style-name="Default" office:value-type="float" office:value="0.0269170813262463" calcext:value-type="float">
            <text:p>0.0269170813</text:p>
          </table:table-cell>
          <table:table-cell table:style-name="Default" office:value-type="float" office:value="-0.00302565144374967" calcext:value-type="float">
            <text:p>-0.0030256514</text:p>
          </table:table-cell>
          <table:table-cell table:style-name="Default" office:value-type="float" office:value="-0.00246955710463226" calcext:value-type="float">
            <text:p>-0.00246955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59519855678082" calcext:value-type="float">
            <text:p>-0.0095951986</text:p>
          </table:table-cell>
          <table:table-cell table:style-name="Default" office:value-type="float" office:value="-0.0146600278094411" calcext:value-type="float">
            <text:p>-0.0146600278</text:p>
          </table:table-cell>
          <table:table-cell table:style-name="Default" office:value-type="float" office:value="0.329264253377914" calcext:value-type="float">
            <text:p>0.3292642534</text:p>
          </table:table-cell>
          <table:table-cell table:style-name="Default" office:value-type="float" office:value="0.025702154263854" calcext:value-type="float">
            <text:p>0.0257021543</text:p>
          </table:table-cell>
          <table:table-cell table:style-name="Default" office:value-type="float" office:value="-0.00338836316950619" calcext:value-type="float">
            <text:p>-0.0033883632</text:p>
          </table:table-cell>
          <table:table-cell table:style-name="Default" office:value-type="float" office:value="-0.0029883359093219" calcext:value-type="float">
            <text:p>-0.00298833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79670416563749" calcext:value-type="float">
            <text:p>-0.0097967042</text:p>
          </table:table-cell>
          <table:table-cell table:style-name="Default" office:value-type="float" office:value="-0.0151086859405041" calcext:value-type="float">
            <text:p>-0.0151086859</text:p>
          </table:table-cell>
          <table:table-cell table:style-name="Default" office:value-type="float" office:value="0.329260051250458" calcext:value-type="float">
            <text:p>0.3292600513</text:p>
          </table:table-cell>
          <table:table-cell table:style-name="Default" office:value-type="float" office:value="0.0243986155837774" calcext:value-type="float">
            <text:p>0.0243986156</text:p>
          </table:table-cell>
          <table:table-cell table:style-name="Default" office:value-type="float" office:value="-0.00377698498778045" calcext:value-type="float">
            <text:p>-0.003776985</text:p>
          </table:table-cell>
          <table:table-cell table:style-name="Default" office:value-type="float" office:value="-0.00354059715755284" calcext:value-type="float">
            <text:p>-0.00354059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1221296936274" calcext:value-type="float">
            <text:p>-0.0101221297</text:p>
          </table:table-cell>
          <table:table-cell table:style-name="Default" office:value-type="float" office:value="-0.0158175602555275" calcext:value-type="float">
            <text:p>-0.0158175603</text:p>
          </table:table-cell>
          <table:table-cell table:style-name="Default" office:value-type="float" office:value="0.329250484704971" calcext:value-type="float">
            <text:p>0.3292504847</text:p>
          </table:table-cell>
          <table:table-cell table:style-name="Default" office:value-type="float" office:value="0.022283086553216" calcext:value-type="float">
            <text:p>0.0222830866</text:p>
          </table:table-cell>
          <table:table-cell table:style-name="Default" office:value-type="float" office:value="-0.0044065099209547" calcext:value-type="float">
            <text:p>-0.0044065099</text:p>
          </table:table-cell>
          <table:table-cell table:style-name="Default" office:value-type="float" office:value="-0.00443031592294574" calcext:value-type="float">
            <text:p>-0.00443031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3539060801268" calcext:value-type="float">
            <text:p>-0.0103539061</text:p>
          </table:table-cell>
          <table:table-cell table:style-name="Default" office:value-type="float" office:value="-0.0163130052387714" calcext:value-type="float">
            <text:p>-0.0163130052</text:p>
          </table:table-cell>
          <table:table-cell table:style-name="Default" office:value-type="float" office:value="0.32924148440361" calcext:value-type="float">
            <text:p>0.3292414844</text:p>
          </table:table-cell>
          <table:table-cell table:style-name="Default" office:value-type="float" office:value="0.0207699276506901" calcext:value-type="float">
            <text:p>0.0207699277</text:p>
          </table:table-cell>
          <table:table-cell table:style-name="Default" office:value-type="float" office:value="-0.00485589681193233" calcext:value-type="float">
            <text:p>-0.0048558968</text:p>
          </table:table-cell>
          <table:table-cell table:style-name="Default" office:value-type="float" office:value="-0.00506333727389574" calcext:value-type="float">
            <text:p>-0.00506333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5970380827785" calcext:value-type="float">
            <text:p>-0.0105970381</text:p>
          </table:table-cell>
          <table:table-cell table:style-name="Default" office:value-type="float" office:value="-0.0168257690966129" calcext:value-type="float">
            <text:p>-0.0168257691</text:p>
          </table:table-cell>
          <table:table-cell table:style-name="Default" office:value-type="float" office:value="0.329230129718781" calcext:value-type="float">
            <text:p>0.3292301297</text:p>
          </table:table-cell>
          <table:table-cell table:style-name="Default" office:value-type="float" office:value="0.0191777646541595" calcext:value-type="float">
            <text:p>0.0191777647</text:p>
          </table:table-cell>
          <table:table-cell table:style-name="Default" office:value-type="float" office:value="-0.00532795302569866" calcext:value-type="float">
            <text:p>-0.005327953</text:p>
          </table:table-cell>
          <table:table-cell table:style-name="Default" office:value-type="float" office:value="-0.00572756584733725" calcext:value-type="float">
            <text:p>-0.00572756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8511326834559" calcext:value-type="float">
            <text:p>-0.0108511327</text:p>
          </table:table-cell>
          <table:table-cell table:style-name="Default" office:value-type="float" office:value="-0.017355177551508" calcext:value-type="float">
            <text:p>-0.0173551776</text:p>
          </table:table-cell>
          <table:table-cell table:style-name="Default" office:value-type="float" office:value="0.329216122627258" calcext:value-type="float">
            <text:p>0.3292161226</text:p>
          </table:table-cell>
          <table:table-cell table:style-name="Default" office:value-type="float" office:value="0.0175093375146389" calcext:value-type="float">
            <text:p>0.0175093375</text:p>
          </table:table-cell>
          <table:table-cell table:style-name="Default" office:value-type="float" office:value="-0.00582172581925988" calcext:value-type="float">
            <text:p>-0.0058217258</text:p>
          </table:table-cell>
          <table:table-cell table:style-name="Default" office:value-type="float" office:value="-0.00642228871583939" calcext:value-type="float">
            <text:p>-0.006422288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9821315854788" calcext:value-type="float">
            <text:p>-0.0109821316</text:p>
          </table:table-cell>
          <table:table-cell table:style-name="Default" office:value-type="float" office:value="-0.0176257956773043" calcext:value-type="float">
            <text:p>-0.0176257957</text:p>
          </table:table-cell>
          <table:table-cell table:style-name="Default" office:value-type="float" office:value="0.329208046197891" calcext:value-type="float">
            <text:p>0.3292080462</text:p>
          </table:table-cell>
          <table:table-cell table:style-name="Default" office:value-type="float" office:value="0.0166474021971226" calcext:value-type="float">
            <text:p>0.0166474022</text:p>
          </table:table-cell>
          <table:table-cell table:style-name="Default" office:value-type="float" office:value="-0.00607646582648158" calcext:value-type="float">
            <text:p>-0.0060764658</text:p>
          </table:table-cell>
          <table:table-cell table:style-name="Default" office:value-type="float" office:value="-0.00678086327388883" calcext:value-type="float">
            <text:p>-0.006780863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2518379464746" calcext:value-type="float">
            <text:p>-0.0112518379</text:p>
          </table:table-cell>
          <table:table-cell table:style-name="Default" office:value-type="float" office:value="-0.0181786101311445" calcext:value-type="float">
            <text:p>-0.0181786101</text:p>
          </table:table-cell>
          <table:table-cell table:style-name="Default" office:value-type="float" office:value="0.329189598560333" calcext:value-type="float">
            <text:p>0.3291895986</text:p>
          </table:table-cell>
          <table:table-cell table:style-name="Default" office:value-type="float" office:value="0.0148698017001152" calcext:value-type="float">
            <text:p>0.0148698017</text:p>
          </table:table-cell>
          <table:table-cell table:style-name="Default" office:value-type="float" office:value="-0.00660105561837554" calcext:value-type="float">
            <text:p>-0.0066010556</text:p>
          </table:table-cell>
          <table:table-cell table:style-name="Default" office:value-type="float" office:value="-0.00752012804150581" calcext:value-type="float">
            <text:p>-0.00752012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5313977003098" calcext:value-type="float">
            <text:p>-0.0115313977</text:p>
          </table:table-cell>
          <table:table-cell table:style-name="Default" office:value-type="float" office:value="-0.0187460519373417" calcext:value-type="float">
            <text:p>-0.0187460519</text:p>
          </table:table-cell>
          <table:table-cell table:style-name="Default" office:value-type="float" office:value="0.329167813062668" calcext:value-type="float">
            <text:p>0.3291678131</text:p>
          </table:table-cell>
          <table:table-cell table:style-name="Default" office:value-type="float" office:value="0.0130229089409113" calcext:value-type="float">
            <text:p>0.0130229089</text:p>
          </table:table-cell>
          <table:table-cell table:style-name="Default" office:value-type="float" office:value="-0.00714498152956367" calcext:value-type="float">
            <text:p>-0.0071449815</text:p>
          </table:table-cell>
          <table:table-cell table:style-name="Default" office:value-type="float" office:value="-0.00828822236508131" calcext:value-type="float">
            <text:p>-0.008288222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674739420414" calcext:value-type="float">
            <text:p>-0.0116747394</text:p>
          </table:table-cell>
          <table:table-cell table:style-name="Default" office:value-type="float" office:value="-0.0190349984914064" calcext:value-type="float">
            <text:p>-0.0190349985</text:p>
          </table:table-cell>
          <table:table-cell table:style-name="Default" office:value-type="float" office:value="0.329155623912811" calcext:value-type="float">
            <text:p>0.3291556239</text:p>
          </table:table-cell>
          <table:table-cell table:style-name="Default" office:value-type="float" office:value="0.0120743392035365" calcext:value-type="float">
            <text:p>0.0120743392</text:p>
          </table:table-cell>
          <table:table-cell table:style-name="Default" office:value-type="float" office:value="-0.00742390844970941" calcext:value-type="float">
            <text:p>-0.0074239084</text:p>
          </table:table-cell>
          <table:table-cell table:style-name="Default" office:value-type="float" office:value="-0.00868279486894608" calcext:value-type="float">
            <text:p>-0.008682794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9682587683201" calcext:value-type="float">
            <text:p>-0.0119682588</text:p>
          </table:table-cell>
          <table:table-cell table:style-name="Default" office:value-type="float" office:value="-0.0196229480206966" calcext:value-type="float">
            <text:p>-0.019622948</text:p>
          </table:table-cell>
          <table:table-cell table:style-name="Default" office:value-type="float" office:value="0.329128414392471" calcext:value-type="float">
            <text:p>0.3291284144</text:p>
          </table:table-cell>
          <table:table-cell table:style-name="Default" office:value-type="float" office:value="0.0101287197321653" calcext:value-type="float">
            <text:p>0.0101287197</text:p>
          </table:table-cell>
          <table:table-cell table:style-name="Default" office:value-type="float" office:value="-0.0079950662329793" calcext:value-type="float">
            <text:p>-0.0079950662</text:p>
          </table:table-cell>
          <table:table-cell table:style-name="Default" office:value-type="float" office:value="-0.00949278194457293" calcext:value-type="float">
            <text:p>-0.00949278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1183823794127" calcext:value-type="float">
            <text:p>-0.0121183824</text:p>
          </table:table-cell>
          <table:table-cell table:style-name="Default" office:value-type="float" office:value="-0.0199217461049557" calcext:value-type="float">
            <text:p>-0.0199217461</text:p>
          </table:table-cell>
          <table:table-cell table:style-name="Default" office:value-type="float" office:value="0.329113364219665" calcext:value-type="float">
            <text:p>0.3291133642</text:p>
          </table:table-cell>
          <table:table-cell table:style-name="Default" office:value-type="float" office:value="0.00913235731422901" calcext:value-type="float">
            <text:p>0.0091323573</text:p>
          </table:table-cell>
          <table:table-cell table:style-name="Default" office:value-type="float" office:value="-0.00828707031905651" calcext:value-type="float">
            <text:p>-0.0082870703</text:p>
          </table:table-cell>
          <table:table-cell table:style-name="Default" office:value-type="float" office:value="-0.00990804843604565" calcext:value-type="float">
            <text:p>-0.00990804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705949470401" calcext:value-type="float">
            <text:p>-0.0122705949</text:p>
          </table:table-cell>
          <table:table-cell table:style-name="Default" office:value-type="float" office:value="-0.0202236175537109" calcext:value-type="float">
            <text:p>-0.0202236176</text:p>
          </table:table-cell>
          <table:table-cell table:style-name="Default" office:value-type="float" office:value="0.329097270965576" calcext:value-type="float">
            <text:p>0.329097271</text:p>
          </table:table-cell>
          <table:table-cell table:style-name="Default" office:value-type="float" office:value="0.00812075473368168" calcext:value-type="float">
            <text:p>0.0081207547</text:p>
          </table:table-cell>
          <table:table-cell table:style-name="Default" office:value-type="float" office:value="-0.00858319643884897" calcext:value-type="float">
            <text:p>-0.0085831964</text:p>
          </table:table-cell>
          <table:table-cell table:style-name="Default" office:value-type="float" office:value="-0.010329901240766" calcext:value-type="float">
            <text:p>-0.010329901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5812646001577" calcext:value-type="float">
            <text:p>-0.0125812646</text:p>
          </table:table-cell>
          <table:table-cell table:style-name="Default" office:value-type="float" office:value="-0.0208361987024546" calcext:value-type="float">
            <text:p>-0.0208361987</text:p>
          </table:table-cell>
          <table:table-cell table:style-name="Default" office:value-type="float" office:value="0.329061985015869" calcext:value-type="float">
            <text:p>0.329061985</text:p>
          </table:table-cell>
          <table:table-cell table:style-name="Default" office:value-type="float" office:value="0.00605323072522879" calcext:value-type="float">
            <text:p>0.0060532307</text:p>
          </table:table-cell>
          <table:table-cell table:style-name="Default" office:value-type="float" office:value="-0.00918732583522797" calcext:value-type="float">
            <text:p>-0.0091873258</text:p>
          </table:table-cell>
          <table:table-cell table:style-name="Default" office:value-type="float" office:value="-0.0111934039741755" calcext:value-type="float">
            <text:p>-0.01119340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8998244181275" calcext:value-type="float">
            <text:p>-0.0128998244</text:p>
          </table:table-cell>
          <table:table-cell table:style-name="Default" office:value-type="float" office:value="-0.02145991101861" calcext:value-type="float">
            <text:p>-0.021459911</text:p>
          </table:table-cell>
          <table:table-cell table:style-name="Default" office:value-type="float" office:value="0.329022318124771" calcext:value-type="float">
            <text:p>0.3290223181</text:p>
          </table:table-cell>
          <table:table-cell table:style-name="Default" office:value-type="float" office:value="0.00392893375828862" calcext:value-type="float">
            <text:p>0.0039289338</text:p>
          </table:table-cell>
          <table:table-cell table:style-name="Default" office:value-type="float" office:value="-0.00980650167912245" calcext:value-type="float">
            <text:p>-0.0098065017</text:p>
          </table:table-cell>
          <table:table-cell table:style-name="Default" office:value-type="float" office:value="-0.0120825180783868" calcext:value-type="float">
            <text:p>-0.01208251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30619471892715" calcext:value-type="float">
            <text:p>-0.0130619472</text:p>
          </table:table-cell>
          <table:table-cell table:style-name="Default" office:value-type="float" office:value="-0.0217757094651461" calcext:value-type="float">
            <text:p>-0.0217757095</text:p>
          </table:table-cell>
          <table:table-cell table:style-name="Default" office:value-type="float" office:value="0.329000771045685" calcext:value-type="float">
            <text:p>0.329000771</text:p>
          </table:table-cell>
          <table:table-cell table:style-name="Default" office:value-type="float" office:value="0.00284635811112821" calcext:value-type="float">
            <text:p>0.0028463581</text:p>
          </table:table-cell>
          <table:table-cell table:style-name="Default" office:value-type="float" office:value="-0.0101214442402124" calcext:value-type="float">
            <text:p>-0.0101214442</text:p>
          </table:table-cell>
          <table:table-cell table:style-name="Default" office:value-type="float" office:value="-0.0125364558771253" calcext:value-type="float">
            <text:p>-0.01253645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33915329352021" calcext:value-type="float">
            <text:p>-0.0133915329</text:p>
          </table:table-cell>
          <table:table-cell table:style-name="Default" office:value-type="float" office:value="-0.0224146954715252" calcext:value-type="float">
            <text:p>-0.0224146955</text:p>
          </table:table-cell>
          <table:table-cell table:style-name="Default" office:value-type="float" office:value="0.328954070806503" calcext:value-type="float">
            <text:p>0.3289540708</text:p>
          </table:table-cell>
          <table:table-cell table:style-name="Default" office:value-type="float" office:value="0.000642097089439631" calcext:value-type="float">
            <text:p>0.0006420971</text:p>
          </table:table-cell>
          <table:table-cell table:style-name="Default" office:value-type="float" office:value="-0.0107613988220692" calcext:value-type="float">
            <text:p>-0.0107613988</text:p>
          </table:table-cell>
          <table:table-cell table:style-name="Default" office:value-type="float" office:value="-0.0134625779464841" calcext:value-type="float">
            <text:p>-0.013462577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355891674757" calcext:value-type="float">
            <text:p>-0.0135589167</text:p>
          </table:table-cell>
          <table:table-cell table:style-name="Default" office:value-type="float" office:value="-0.0227376818656921" calcext:value-type="float">
            <text:p>-0.0227376819</text:p>
          </table:table-cell>
          <table:table-cell table:style-name="Default" office:value-type="float" office:value="0.328928887844086" calcext:value-type="float">
            <text:p>0.3289288878</text:p>
          </table:table-cell>
          <table:table-cell table:style-name="Default" office:value-type="float" office:value="-0.000478912785183638" calcext:value-type="float">
            <text:p>-0.0004789128</text:p>
          </table:table-cell>
          <table:table-cell table:style-name="Default" office:value-type="float" office:value="-0.0110861826688051" calcext:value-type="float">
            <text:p>-0.0110861827</text:p>
          </table:table-cell>
          <table:table-cell table:style-name="Default" office:value-type="float" office:value="-0.013934631831944" calcext:value-type="float">
            <text:p>-0.01393463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38985738158226" calcext:value-type="float">
            <text:p>-0.0138985738</text:p>
          </table:table-cell>
          <table:table-cell table:style-name="Default" office:value-type="float" office:value="-0.0233901776373386" calcext:value-type="float">
            <text:p>-0.0233901776</text:p>
          </table:table-cell>
          <table:table-cell table:style-name="Default" office:value-type="float" office:value="0.328874707221985" calcext:value-type="float">
            <text:p>0.3288747072</text:p>
          </table:table-cell>
          <table:table-cell table:style-name="Default" office:value-type="float" office:value="-0.00275690667331219" calcext:value-type="float">
            <text:p>-0.0027569067</text:p>
          </table:table-cell>
          <table:table-cell table:style-name="Default" office:value-type="float" office:value="-0.0117448018863797" calcext:value-type="float">
            <text:p>-0.0117448019</text:p>
          </table:table-cell>
          <table:table-cell table:style-name="Default" office:value-type="float" office:value="-0.0148960119113326" calcext:value-type="float">
            <text:p>-0.01489601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44194141030312" calcext:value-type="float">
            <text:p>-0.0144194141</text:p>
          </table:table-cell>
          <table:table-cell table:style-name="Default" office:value-type="float" office:value="-0.0243837721645832" calcext:value-type="float">
            <text:p>-0.0243837722</text:p>
          </table:table-cell>
          <table:table-cell table:style-name="Default" office:value-type="float" office:value="0.328783690929413" calcext:value-type="float">
            <text:p>0.3287836909</text:p>
          </table:table-cell>
          <table:table-cell table:style-name="Default" office:value-type="float" office:value="-0.00625866604968906" calcext:value-type="float">
            <text:p>-0.006258666</text:p>
          </table:table-cell>
          <table:table-cell table:style-name="Default" office:value-type="float" office:value="-0.0127535341307521" calcext:value-type="float">
            <text:p>-0.0127535341</text:p>
          </table:table-cell>
          <table:table-cell table:style-name="Default" office:value-type="float" office:value="-0.0163801722228527" calcext:value-type="float">
            <text:p>-0.016380172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45958662033081" calcext:value-type="float">
            <text:p>-0.0145958662</text:p>
          </table:table-cell>
          <table:table-cell table:style-name="Default" office:value-type="float" office:value="-0.024718526750803" calcext:value-type="float">
            <text:p>-0.0247185268</text:p>
          </table:table-cell>
          <table:table-cell table:style-name="Default" office:value-type="float" office:value="0.328750640153885" calcext:value-type="float">
            <text:p>0.3287506402</text:p>
          </table:table-cell>
          <table:table-cell table:style-name="Default" office:value-type="float" office:value="-0.00744716729968786" calcext:value-type="float">
            <text:p>-0.0074471673</text:p>
          </table:table-cell>
          <table:table-cell table:style-name="Default" office:value-type="float" office:value="-0.0130948508158326" calcext:value-type="float">
            <text:p>-0.0130948508</text:p>
          </table:table-cell>
          <table:table-cell table:style-name="Default" office:value-type="float" office:value="-0.0168856009840965" calcext:value-type="float">
            <text:p>-0.0168856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49526465684176" calcext:value-type="float">
            <text:p>-0.0149526466</text:p>
          </table:table-cell>
          <table:table-cell table:style-name="Default" office:value-type="float" office:value="-0.0253928005695343" calcext:value-type="float">
            <text:p>-0.0253928006</text:p>
          </table:table-cell>
          <table:table-cell table:style-name="Default" office:value-type="float" office:value="0.328680396080017" calcext:value-type="float">
            <text:p>0.3286803961</text:p>
          </table:table-cell>
          <table:table-cell table:style-name="Default" office:value-type="float" office:value="-0.00985392834991217" calcext:value-type="float">
            <text:p>-0.0098539283</text:p>
          </table:table-cell>
          <table:table-cell table:style-name="Default" office:value-type="float" office:value="-0.0137843964621425" calcext:value-type="float">
            <text:p>-0.0137843965</text:p>
          </table:table-cell>
          <table:table-cell table:style-name="Default" office:value-type="float" office:value="-0.0179121308028698" calcext:value-type="float">
            <text:p>-0.017912130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51328798383474" calcext:value-type="float">
            <text:p>-0.0151328798</text:p>
          </table:table-cell>
          <table:table-cell table:style-name="Default" office:value-type="float" office:value="-0.0257321186363697" calcext:value-type="float">
            <text:p>-0.0257321186</text:p>
          </table:table-cell>
          <table:table-cell table:style-name="Default" office:value-type="float" office:value="0.328643172979355" calcext:value-type="float">
            <text:p>0.328643173</text:p>
          </table:table-cell>
          <table:table-cell table:style-name="Default" office:value-type="float" office:value="-0.0110715134069324" calcext:value-type="float">
            <text:p>-0.0110715134</text:p>
          </table:table-cell>
          <table:table-cell table:style-name="Default" office:value-type="float" office:value="-0.0141323916614056" calcext:value-type="float">
            <text:p>-0.0141323917</text:p>
          </table:table-cell>
          <table:table-cell table:style-name="Default" office:value-type="float" office:value="-0.0184329114854336" calcext:value-type="float">
            <text:p>-0.018432911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54967335984111" calcext:value-type="float">
            <text:p>-0.0154967336</text:p>
          </table:table-cell>
          <table:table-cell table:style-name="Default" office:value-type="float" office:value="-0.0264146719127893" calcext:value-type="float">
            <text:p>-0.0264146719</text:p>
          </table:table-cell>
          <table:table-cell table:style-name="Default" office:value-type="float" office:value="0.328564435243607" calcext:value-type="float">
            <text:p>0.3285644352</text:p>
          </table:table-cell>
          <table:table-cell table:style-name="Default" office:value-type="float" office:value="-0.0135333817452192" calcext:value-type="float">
            <text:p>-0.0135333817</text:p>
          </table:table-cell>
          <table:table-cell table:style-name="Default" office:value-type="float" office:value="-0.0148342531174421" calcext:value-type="float">
            <text:p>-0.0148342531</text:p>
          </table:table-cell>
          <table:table-cell table:style-name="Default" office:value-type="float" office:value="-0.0194889679551125" calcext:value-type="float">
            <text:p>-0.0194889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5680268406868" calcext:value-type="float">
            <text:p>-0.0156802684</text:p>
          </table:table-cell>
          <table:table-cell table:style-name="Default" office:value-type="float" office:value="-0.0267576985061169" calcext:value-type="float">
            <text:p>-0.0267576985</text:p>
          </table:table-cell>
          <table:table-cell table:style-name="Default" office:value-type="float" office:value="0.328522890806198" calcext:value-type="float">
            <text:p>0.3285228908</text:p>
          </table:table-cell>
          <table:table-cell table:style-name="Default" office:value-type="float" office:value="-0.0147769618779421" calcext:value-type="float">
            <text:p>-0.0147769619</text:p>
          </table:table-cell>
          <table:table-cell table:style-name="Default" office:value-type="float" office:value="-0.0151878800243139" calcext:value-type="float">
            <text:p>-0.01518788</text:p>
          </table:table-cell>
          <table:table-cell table:style-name="Default" office:value-type="float" office:value="-0.0200240705162287" calcext:value-type="float">
            <text:p>-0.020024070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60502158105373" calcext:value-type="float">
            <text:p>-0.0160502158</text:p>
          </table:table-cell>
          <table:table-cell table:style-name="Default" office:value-type="float" office:value="-0.0274468008428812" calcext:value-type="float">
            <text:p>-0.0274468008</text:p>
          </table:table-cell>
          <table:table-cell table:style-name="Default" office:value-type="float" office:value="0.328435391187668" calcext:value-type="float">
            <text:p>0.3284353912</text:p>
          </table:table-cell>
          <table:table-cell table:style-name="Default" office:value-type="float" office:value="-0.0172876641154289" calcext:value-type="float">
            <text:p>-0.0172876641</text:p>
          </table:table-cell>
          <table:table-cell table:style-name="Default" office:value-type="float" office:value="-0.0158999375998974" calcext:value-type="float">
            <text:p>-0.0158999376</text:p>
          </table:table-cell>
          <table:table-cell table:style-name="Default" office:value-type="float" office:value="-0.0211077816784382" calcext:value-type="float">
            <text:p>-0.02110778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62365566939116" calcext:value-type="float">
            <text:p>-0.0162365567</text:p>
          </table:table-cell>
          <table:table-cell table:style-name="Default" office:value-type="float" office:value="-0.0277926772832871" calcext:value-type="float">
            <text:p>-0.0277926773</text:p>
          </table:table-cell>
          <table:table-cell table:style-name="Default" office:value-type="float" office:value="0.328389436006546" calcext:value-type="float">
            <text:p>0.328389436</text:p>
          </table:table-cell>
          <table:table-cell table:style-name="Default" office:value-type="float" office:value="-0.0185541212558746" calcext:value-type="float">
            <text:p>-0.0185541213</text:p>
          </table:table-cell>
          <table:table-cell table:style-name="Default" office:value-type="float" office:value="-0.0162581466138363" calcext:value-type="float">
            <text:p>-0.0162581466</text:p>
          </table:table-cell>
          <table:table-cell table:style-name="Default" office:value-type="float" office:value="-0.0216561462730169" calcext:value-type="float">
            <text:p>-0.021656146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66116524487734" calcext:value-type="float">
            <text:p>-0.0166116524</text:p>
          </table:table-cell>
          <table:table-cell table:style-name="Default" office:value-type="float" office:value="-0.0284865852445364" calcext:value-type="float">
            <text:p>-0.0284865852</text:p>
          </table:table-cell>
          <table:table-cell table:style-name="Default" office:value-type="float" office:value="0.328293025493622" calcext:value-type="float">
            <text:p>0.3282930255</text:p>
          </table:table-cell>
          <table:table-cell table:style-name="Default" office:value-type="float" office:value="-0.0211075376719236" calcext:value-type="float">
            <text:p>-0.0211075377</text:p>
          </table:table-cell>
          <table:table-cell table:style-name="Default" office:value-type="float" office:value="-0.0169783756136894" calcext:value-type="float">
            <text:p>-0.0169783756</text:p>
          </table:table-cell>
          <table:table-cell table:style-name="Default" office:value-type="float" office:value="-0.022765276953578" calcext:value-type="float">
            <text:p>-0.02276527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68002769351006" calcext:value-type="float">
            <text:p>-0.0168002769</text:p>
          </table:table-cell>
          <table:table-cell table:style-name="Default" office:value-type="float" office:value="-0.0288344211876392" calcext:value-type="float">
            <text:p>-0.0288344212</text:p>
          </table:table-cell>
          <table:table-cell table:style-name="Default" office:value-type="float" office:value="0.328242570161819" calcext:value-type="float">
            <text:p>0.3282425702</text:p>
          </table:table-cell>
          <table:table-cell table:style-name="Default" office:value-type="float" office:value="-0.0223938059061766" calcext:value-type="float">
            <text:p>-0.0223938059</text:p>
          </table:table-cell>
          <table:table-cell table:style-name="Default" office:value-type="float" office:value="-0.0173401609063149" calcext:value-type="float">
            <text:p>-0.0173401609</text:p>
          </table:table-cell>
          <table:table-cell table:style-name="Default" office:value-type="float" office:value="-0.0233258046209812" calcext:value-type="float">
            <text:p>-0.02332580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73699874430895" calcext:value-type="float">
            <text:p>-0.0173699874</text:p>
          </table:table-cell>
          <table:table-cell table:style-name="Default" office:value-type="float" office:value="-0.029880415648222" calcext:value-type="float">
            <text:p>-0.0298804156</text:p>
          </table:table-cell>
          <table:table-cell table:style-name="Default" office:value-type="float" office:value="0.328082114458084" calcext:value-type="float">
            <text:p>0.3280821145</text:p>
          </table:table-cell>
          <table:table-cell table:style-name="Default" office:value-type="float" office:value="-0.0262867342680693" calcext:value-type="float">
            <text:p>-0.0262867343</text:p>
          </table:table-cell>
          <table:table-cell table:style-name="Default" office:value-type="float" office:value="-0.0184308290481567" calcext:value-type="float">
            <text:p>-0.018430829</text:p>
          </table:table-cell>
          <table:table-cell table:style-name="Default" office:value-type="float" office:value="-0.0250297356396914" calcext:value-type="float">
            <text:p>-0.025029735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75609551370144" calcext:value-type="float">
            <text:p>-0.0175609551</text:p>
          </table:table-cell>
          <table:table-cell table:style-name="Default" office:value-type="float" office:value="-0.0302295945584774" calcext:value-type="float">
            <text:p>-0.0302295946</text:p>
          </table:table-cell>
          <table:table-cell table:style-name="Default" office:value-type="float" office:value="0.328025579452515" calcext:value-type="float">
            <text:p>0.3280255795</text:p>
          </table:table-cell>
          <table:table-cell table:style-name="Default" office:value-type="float" office:value="-0.0275946129113436" calcext:value-type="float">
            <text:p>-0.0275946129</text:p>
          </table:table-cell>
          <table:table-cell table:style-name="Default" office:value-type="float" office:value="-0.018795795738697" calcext:value-type="float">
            <text:p>-0.0187957957</text:p>
          </table:table-cell>
          <table:table-cell table:style-name="Default" office:value-type="float" office:value="-0.0256047025322914" calcext:value-type="float">
            <text:p>-0.025604702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7944198101759" calcext:value-type="float">
            <text:p>-0.0179441981</text:p>
          </table:table-cell>
          <table:table-cell table:style-name="Default" office:value-type="float" office:value="-0.0309281125664711" calcext:value-type="float">
            <text:p>-0.0309281126</text:p>
          </table:table-cell>
          <table:table-cell table:style-name="Default" office:value-type="float" office:value="0.327908009290695" calcext:value-type="float">
            <text:p>0.3279080093</text:p>
          </table:table-cell>
          <table:table-cell table:style-name="Default" office:value-type="float" office:value="-0.0302236638963223" calcext:value-type="float">
            <text:p>-0.0302236639</text:p>
          </table:table-cell>
          <table:table-cell table:style-name="Default" office:value-type="float" office:value="-0.0195271708071232" calcext:value-type="float">
            <text:p>-0.0195271708</text:p>
          </table:table-cell>
          <table:table-cell table:style-name="Default" office:value-type="float" office:value="-0.0267644543200731" calcext:value-type="float">
            <text:p>-0.02676445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81363262236118" calcext:value-type="float">
            <text:p>-0.0181363262</text:p>
          </table:table-cell>
          <table:table-cell table:style-name="Default" office:value-type="float" office:value="-0.0312772877514362" calcext:value-type="float">
            <text:p>-0.0312772878</text:p>
          </table:table-cell>
          <table:table-cell table:style-name="Default" office:value-type="float" office:value="0.327846974134445" calcext:value-type="float">
            <text:p>0.3278469741</text:p>
          </table:table-cell>
          <table:table-cell table:style-name="Default" office:value-type="float" office:value="-0.031544167548418" calcext:value-type="float">
            <text:p>-0.0315441675</text:p>
          </table:table-cell>
          <table:table-cell table:style-name="Default" office:value-type="float" office:value="-0.0198933556675911" calcext:value-type="float">
            <text:p>-0.0198933557</text:p>
          </table:table-cell>
          <table:table-cell table:style-name="Default" office:value-type="float" office:value="-0.0273489151149988" calcext:value-type="float">
            <text:p>-0.02734891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83287709951401" calcext:value-type="float">
            <text:p>-0.018328771</text:p>
          </table:table-cell>
          <table:table-cell table:style-name="Default" office:value-type="float" office:value="-0.0316262617707252" calcext:value-type="float">
            <text:p>-0.0316262618</text:p>
          </table:table-cell>
          <table:table-cell table:style-name="Default" office:value-type="float" office:value="0.327784448862076" calcext:value-type="float">
            <text:p>0.3277844489</text:p>
          </table:table-cell>
          <table:table-cell table:style-name="Default" office:value-type="float" office:value="-0.0328681841492653" calcext:value-type="float">
            <text:p>-0.0328681841</text:p>
          </table:table-cell>
          <table:table-cell table:style-name="Default" office:value-type="float" office:value="-0.020259715616703" calcext:value-type="float">
            <text:p>-0.0202597156</text:p>
          </table:table-cell>
          <table:table-cell table:style-name="Default" office:value-type="float" office:value="-0.0279363226145506" calcext:value-type="float">
            <text:p>-0.02793632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91003046929836" calcext:value-type="float">
            <text:p>-0.0191003047</text:p>
          </table:table-cell>
          <table:table-cell table:style-name="Default" office:value-type="float" office:value="-0.0330185070633888" calcext:value-type="float">
            <text:p>-0.0330185071</text:p>
          </table:table-cell>
          <table:table-cell table:style-name="Default" office:value-type="float" office:value="0.327519476413727" calcext:value-type="float">
            <text:p>0.3275194764</text:p>
          </table:table-cell>
          <table:table-cell table:style-name="Default" office:value-type="float" office:value="-0.0381927564740181" calcext:value-type="float">
            <text:p>-0.0381927565</text:p>
          </table:table-cell>
          <table:table-cell table:style-name="Default" office:value-type="float" office:value="-0.0217249151319265" calcext:value-type="float">
            <text:p>-0.0217249151</text:p>
          </table:table-cell>
          <table:table-cell table:style-name="Default" office:value-type="float" office:value="-0.0303117968142033" calcext:value-type="float">
            <text:p>-0.03031179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92933678627014" calcext:value-type="float">
            <text:p>-0.0192933679</text:p>
          </table:table-cell>
          <table:table-cell table:style-name="Default" office:value-type="float" office:value="-0.0333651453256607" calcext:value-type="float">
            <text:p>-0.0333651453</text:p>
          </table:table-cell>
          <table:table-cell table:style-name="Default" office:value-type="float" office:value="0.327449589967728" calcext:value-type="float">
            <text:p>0.32744959</text:p>
          </table:table-cell>
          <table:table-cell table:style-name="Default" office:value-type="float" office:value="-0.0395292937755585" calcext:value-type="float">
            <text:p>-0.0395292938</text:p>
          </table:table-cell>
          <table:table-cell table:style-name="Default" office:value-type="float" office:value="-0.0220906138420105" calcext:value-type="float">
            <text:p>-0.0220906138</text:p>
          </table:table-cell>
          <table:table-cell table:style-name="Default" office:value-type="float" office:value="-0.0309114791452885" calcext:value-type="float">
            <text:p>-0.030911479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96793265640736" calcext:value-type="float">
            <text:p>-0.0196793266</text:p>
          </table:table-cell>
          <table:table-cell table:style-name="Default" office:value-type="float" office:value="-0.0340561866760254" calcext:value-type="float">
            <text:p>-0.0340561867</text:p>
          </table:table-cell>
          <table:table-cell table:style-name="Default" office:value-type="float" office:value="0.327305495738983" calcext:value-type="float">
            <text:p>0.3273054957</text:p>
          </table:table-cell>
          <table:table-cell table:style-name="Default" office:value-type="float" office:value="-0.0422065258026123" calcext:value-type="float">
            <text:p>-0.0422065258</text:p>
          </table:table-cell>
          <table:table-cell table:style-name="Default" office:value-type="float" office:value="-0.0228205546736717" calcext:value-type="float">
            <text:p>-0.0228205547</text:p>
          </table:table-cell>
          <table:table-cell table:style-name="Default" office:value-type="float" office:value="-0.0321167334914207" calcext:value-type="float">
            <text:p>-0.032116733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00647618621588" calcext:value-type="float">
            <text:p>-0.0200647619</text:p>
          </table:table-cell>
          <table:table-cell table:style-name="Default" office:value-type="float" office:value="-0.0347435623407364" calcext:value-type="float">
            <text:p>-0.0347435623</text:p>
          </table:table-cell>
          <table:table-cell table:style-name="Default" office:value-type="float" office:value="0.327155768871307" calcext:value-type="float">
            <text:p>0.3271557689</text:p>
          </table:table-cell>
          <table:table-cell table:style-name="Default" office:value-type="float" office:value="-0.0448870062828064" calcext:value-type="float">
            <text:p>-0.0448870063</text:p>
          </table:table-cell>
          <table:table-cell table:style-name="Default" office:value-type="float" office:value="-0.0235478542745113" calcext:value-type="float">
            <text:p>-0.0235478543</text:p>
          </table:table-cell>
          <table:table-cell table:style-name="Default" office:value-type="float" office:value="-0.033328965306282" calcext:value-type="float">
            <text:p>-0.033328965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04492397606373" calcext:value-type="float">
            <text:p>-0.0204492398</text:p>
          </table:table-cell>
          <table:table-cell table:style-name="Default" office:value-type="float" office:value="-0.0354265533387661" calcext:value-type="float">
            <text:p>-0.0354265533</text:p>
          </table:table-cell>
          <table:table-cell table:style-name="Default" office:value-type="float" office:value="0.32700052857399" calcext:value-type="float">
            <text:p>0.3270005286</text:p>
          </table:table-cell>
          <table:table-cell table:style-name="Default" office:value-type="float" office:value="-0.0475680008530617" calcext:value-type="float">
            <text:p>-0.0475680009</text:p>
          </table:table-cell>
          <table:table-cell table:style-name="Default" office:value-type="float" office:value="-0.0242716986685991" calcext:value-type="float">
            <text:p>-0.0242716987</text:p>
          </table:table-cell>
          <table:table-cell table:style-name="Default" office:value-type="float" office:value="-0.034546859562397" calcext:value-type="float">
            <text:p>-0.03454685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08322871476412" calcext:value-type="float">
            <text:p>-0.0208322871</text:p>
          </table:table-cell>
          <table:table-cell table:style-name="Default" office:value-type="float" office:value="-0.0361044406890869" calcext:value-type="float">
            <text:p>-0.0361044407</text:p>
          </table:table-cell>
          <table:table-cell table:style-name="Default" office:value-type="float" office:value="0.32684001326561" calcext:value-type="float">
            <text:p>0.3268400133</text:p>
          </table:table-cell>
          <table:table-cell table:style-name="Default" office:value-type="float" office:value="-0.0502468012273312" calcext:value-type="float">
            <text:p>-0.0502468012</text:p>
          </table:table-cell>
          <table:table-cell table:style-name="Default" office:value-type="float" office:value="-0.0249912682920694" calcext:value-type="float">
            <text:p>-0.0249912683</text:p>
          </table:table-cell>
          <table:table-cell table:style-name="Default" office:value-type="float" office:value="-0.0357691831886768" calcext:value-type="float">
            <text:p>-0.03576918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12135687470436" calcext:value-type="float">
            <text:p>-0.0212135687</text:p>
          </table:table-cell>
          <table:table-cell table:style-name="Default" office:value-type="float" office:value="-0.0367765873670578" calcext:value-type="float">
            <text:p>-0.0367765874</text:p>
          </table:table-cell>
          <table:table-cell table:style-name="Default" office:value-type="float" office:value="0.326674342155457" calcext:value-type="float">
            <text:p>0.3266743422</text:p>
          </table:table-cell>
          <table:table-cell table:style-name="Default" office:value-type="float" office:value="-0.0529207363724709" calcext:value-type="float">
            <text:p>-0.0529207364</text:p>
          </table:table-cell>
          <table:table-cell table:style-name="Default" office:value-type="float" office:value="-0.0257057659327984" calcext:value-type="float">
            <text:p>-0.0257057659</text:p>
          </table:table-cell>
          <table:table-cell table:style-name="Default" office:value-type="float" office:value="-0.0369947478175163" calcext:value-type="float">
            <text:p>-0.03699474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15926729142666" calcext:value-type="float">
            <text:p>-0.0215926729</text:p>
          </table:table-cell>
          <table:table-cell table:style-name="Default" office:value-type="float" office:value="-0.037442222237587" calcext:value-type="float">
            <text:p>-0.0374422222</text:p>
          </table:table-cell>
          <table:table-cell table:style-name="Default" office:value-type="float" office:value="0.326503753662109" calcext:value-type="float">
            <text:p>0.3265037537</text:p>
          </table:table-cell>
          <table:table-cell table:style-name="Default" office:value-type="float" office:value="-0.055587075650692" calcext:value-type="float">
            <text:p>-0.0555870757</text:p>
          </table:table-cell>
          <table:table-cell table:style-name="Default" office:value-type="float" office:value="-0.0264144297689199" calcext:value-type="float">
            <text:p>-0.0264144298</text:p>
          </table:table-cell>
          <table:table-cell table:style-name="Default" office:value-type="float" office:value="-0.0382221266627312" calcext:value-type="float">
            <text:p>-0.03822212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19691563397646" calcext:value-type="float">
            <text:p>-0.0219691563</text:p>
          </table:table-cell>
          <table:table-cell table:style-name="Default" office:value-type="float" office:value="-0.0381006933748722" calcext:value-type="float">
            <text:p>-0.0381006934</text:p>
          </table:table-cell>
          <table:table-cell table:style-name="Default" office:value-type="float" office:value="0.32632851600647" calcext:value-type="float">
            <text:p>0.326328516</text:p>
          </table:table-cell>
          <table:table-cell table:style-name="Default" office:value-type="float" office:value="-0.0582431778311729" calcext:value-type="float">
            <text:p>-0.0582431778</text:p>
          </table:table-cell>
          <table:table-cell table:style-name="Default" office:value-type="float" office:value="-0.027116471901536" calcext:value-type="float">
            <text:p>-0.0271164719</text:p>
          </table:table-cell>
          <table:table-cell table:style-name="Default" office:value-type="float" office:value="-0.039450004696846" calcext:value-type="float">
            <text:p>-0.039450004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25280933082104" calcext:value-type="float">
            <text:p>-0.0225280933</text:p>
          </table:table-cell>
          <table:table-cell table:style-name="Default" office:value-type="float" office:value="-0.0390734933316708" calcext:value-type="float">
            <text:p>-0.0390734933</text:p>
          </table:table-cell>
          <table:table-cell table:style-name="Default" office:value-type="float" office:value="0.326057463884354" calcext:value-type="float">
            <text:p>0.3260574639</text:p>
          </table:table-cell>
          <table:table-cell table:style-name="Default" office:value-type="float" office:value="-0.0622021779417992" calcext:value-type="float">
            <text:p>-0.0622021779</text:p>
          </table:table-cell>
          <table:table-cell table:style-name="Default" office:value-type="float" office:value="-0.0281554274260998" calcext:value-type="float">
            <text:p>-0.0281554274</text:p>
          </table:table-cell>
          <table:table-cell table:style-name="Default" office:value-type="float" office:value="-0.0412900224328041" calcext:value-type="float">
            <text:p>-0.041290022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30789482593536" calcext:value-type="float">
            <text:p>-0.0230789483</text:p>
          </table:table-cell>
          <table:table-cell table:style-name="Default" office:value-type="float" office:value="-0.0400263555347919" calcext:value-type="float">
            <text:p>-0.0400263555</text:p>
          </table:table-cell>
          <table:table-cell table:style-name="Default" office:value-type="float" office:value="0.325777381658554" calcext:value-type="float">
            <text:p>0.3257773817</text:p>
          </table:table-cell>
          <table:table-cell table:style-name="Default" office:value-type="float" office:value="-0.0661228746175766" calcext:value-type="float">
            <text:p>-0.0661228746</text:p>
          </table:table-cell>
          <table:table-cell table:style-name="Default" office:value-type="float" office:value="-0.0291752927005291" calcext:value-type="float">
            <text:p>-0.0291752927</text:p>
          </table:table-cell>
          <table:table-cell table:style-name="Default" office:value-type="float" office:value="-0.0431234054267407" calcext:value-type="float">
            <text:p>-0.043123405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32605431228876" calcext:value-type="float">
            <text:p>-0.0232605431</text:p>
          </table:table-cell>
          <table:table-cell table:style-name="Default" office:value-type="float" office:value="-0.0403391942381859" calcext:value-type="float">
            <text:p>-0.0403391942</text:p>
          </table:table-cell>
          <table:table-cell table:style-name="Default" office:value-type="float" office:value="0.325682193040848" calcext:value-type="float">
            <text:p>0.325682193</text:p>
          </table:table-cell>
          <table:table-cell table:style-name="Default" office:value-type="float" office:value="-0.067419707775116" calcext:value-type="float">
            <text:p>-0.0674197078</text:p>
          </table:table-cell>
          <table:table-cell table:style-name="Default" office:value-type="float" office:value="-0.0295105930417776" calcext:value-type="float">
            <text:p>-0.029510593</text:p>
          </table:table-cell>
          <table:table-cell table:style-name="Default" office:value-type="float" office:value="-0.043732300400734" calcext:value-type="float">
            <text:p>-0.043732300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36203894019127" calcext:value-type="float">
            <text:p>-0.0236203894</text:p>
          </table:table-cell>
          <table:table-cell table:style-name="Default" office:value-type="float" office:value="-0.0409571193158627" calcext:value-type="float">
            <text:p>-0.0409571193</text:p>
          </table:table-cell>
          <table:table-cell table:style-name="Default" office:value-type="float" office:value="0.325489401817322" calcext:value-type="float">
            <text:p>0.3254894018</text:p>
          </table:table-cell>
          <table:table-cell table:style-name="Default" office:value-type="float" office:value="-0.0699962675571442" calcext:value-type="float">
            <text:p>-0.0699962676</text:p>
          </table:table-cell>
          <table:table-cell table:style-name="Default" office:value-type="float" office:value="-0.0301736444234848" calcext:value-type="float">
            <text:p>-0.0301736444</text:p>
          </table:table-cell>
          <table:table-cell table:style-name="Default" office:value-type="float" office:value="-0.0449456088244915" calcext:value-type="float">
            <text:p>-0.04494560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37985700368881" calcext:value-type="float">
            <text:p>-0.02379857</text:p>
          </table:table-cell>
          <table:table-cell table:style-name="Default" office:value-type="float" office:value="-0.0412620902061462" calcext:value-type="float">
            <text:p>-0.0412620902</text:p>
          </table:table-cell>
          <table:table-cell table:style-name="Default" office:value-type="float" office:value="0.325391829013824" calcext:value-type="float">
            <text:p>0.325391829</text:p>
          </table:table-cell>
          <table:table-cell table:style-name="Default" office:value-type="float" office:value="-0.0712753087282181" calcext:value-type="float">
            <text:p>-0.0712753087</text:p>
          </table:table-cell>
          <table:table-cell table:style-name="Default" office:value-type="float" office:value="-0.030501214787364" calcext:value-type="float">
            <text:p>-0.0305012148</text:p>
          </table:table-cell>
          <table:table-cell table:style-name="Default" office:value-type="float" office:value="-0.0455497205257416" calcext:value-type="float">
            <text:p>-0.045549720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4151124060154" calcext:value-type="float">
            <text:p>-0.0241511241</text:p>
          </table:table-cell>
          <table:table-cell table:style-name="Default" office:value-type="float" office:value="-0.0418636053800583" calcext:value-type="float">
            <text:p>-0.0418636054</text:p>
          </table:table-cell>
          <table:table-cell table:style-name="Default" office:value-type="float" office:value="0.325194627046585" calcext:value-type="float">
            <text:p>0.325194627</text:p>
          </table:table-cell>
          <table:table-cell table:style-name="Default" office:value-type="float" office:value="-0.0738132745027542" calcext:value-type="float">
            <text:p>-0.0738132745</text:p>
          </table:table-cell>
          <table:table-cell table:style-name="Default" office:value-type="float" office:value="-0.031148049980402" calcext:value-type="float">
            <text:p>-0.03114805</text:p>
          </table:table-cell>
          <table:table-cell table:style-name="Default" office:value-type="float" office:value="-0.0467517152428627" calcext:value-type="float">
            <text:p>-0.046751715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44983434677124" calcext:value-type="float">
            <text:p>-0.0244983435</text:p>
          </table:table-cell>
          <table:table-cell table:style-name="Default" office:value-type="float" office:value="-0.0424533486366272" calcext:value-type="float">
            <text:p>-0.0424533486</text:p>
          </table:table-cell>
          <table:table-cell table:style-name="Default" office:value-type="float" office:value="0.32499498128891" calcext:value-type="float">
            <text:p>0.3249949813</text:p>
          </table:table-cell>
          <table:table-cell table:style-name="Default" office:value-type="float" office:value="-0.0763221830129623" calcext:value-type="float">
            <text:p>-0.076322183</text:p>
          </table:table-cell>
          <table:table-cell table:style-name="Default" office:value-type="float" office:value="-0.0317832492291927" calcext:value-type="float">
            <text:p>-0.0317832492</text:p>
          </table:table-cell>
          <table:table-cell table:style-name="Default" office:value-type="float" office:value="-0.0479443669319153" calcext:value-type="float">
            <text:p>-0.04794436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46698372066021" calcext:value-type="float">
            <text:p>-0.0246698372</text:p>
          </table:table-cell>
          <table:table-cell table:style-name="Default" office:value-type="float" office:value="-0.0427436158061028" calcext:value-type="float">
            <text:p>-0.0427436158</text:p>
          </table:table-cell>
          <table:table-cell table:style-name="Default" office:value-type="float" office:value="0.324894338846207" calcext:value-type="float">
            <text:p>0.3248943388</text:p>
          </table:table-cell>
          <table:table-cell table:style-name="Default" office:value-type="float" office:value="-0.0775649100542069" calcext:value-type="float">
            <text:p>-0.0775649101</text:p>
          </table:table-cell>
          <table:table-cell table:style-name="Default" office:value-type="float" office:value="-0.0320962555706501" calcext:value-type="float">
            <text:p>-0.0320962556</text:p>
          </table:table-cell>
          <table:table-cell table:style-name="Default" office:value-type="float" office:value="-0.0485366992652416" calcext:value-type="float">
            <text:p>-0.048536699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50083729624748" calcext:value-type="float">
            <text:p>-0.025008373</text:p>
          </table:table-cell>
          <table:table-cell table:style-name="Default" office:value-type="float" office:value="-0.0433146134018898" calcext:value-type="float">
            <text:p>-0.0433146134</text:p>
          </table:table-cell>
          <table:table-cell table:style-name="Default" office:value-type="float" office:value="0.324691742658615" calcext:value-type="float">
            <text:p>0.3246917427</text:p>
          </table:table-cell>
          <table:table-cell table:style-name="Default" office:value-type="float" office:value="-0.0800251588225365" calcext:value-type="float">
            <text:p>-0.0800251588</text:p>
          </table:table-cell>
          <table:table-cell table:style-name="Default" office:value-type="float" office:value="-0.0327127277851105" calcext:value-type="float">
            <text:p>-0.0327127278</text:p>
          </table:table-cell>
          <table:table-cell table:style-name="Default" office:value-type="float" office:value="-0.0497124083340168" calcext:value-type="float">
            <text:p>-0.049712408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51753143966198" calcext:value-type="float">
            <text:p>-0.0251753144</text:p>
          </table:table-cell>
          <table:table-cell table:style-name="Default" office:value-type="float" office:value="-0.0435951426625252" calcext:value-type="float">
            <text:p>-0.0435951427</text:p>
          </table:table-cell>
          <table:table-cell table:style-name="Default" office:value-type="float" office:value="0.324589878320694" calcext:value-type="float">
            <text:p>0.3245898783</text:p>
          </table:table-cell>
          <table:table-cell table:style-name="Default" office:value-type="float" office:value="-0.0812420397996903" calcext:value-type="float">
            <text:p>-0.0812420398</text:p>
          </table:table-cell>
          <table:table-cell table:style-name="Default" office:value-type="float" office:value="-0.0330160260200501" calcext:value-type="float">
            <text:p>-0.033016026</text:p>
          </table:table-cell>
          <table:table-cell table:style-name="Default" office:value-type="float" office:value="-0.0502954460680485" calcext:value-type="float">
            <text:p>-0.050295446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53406316041946" calcext:value-type="float">
            <text:p>-0.0253406316</text:p>
          </table:table-cell>
          <table:table-cell table:style-name="Default" office:value-type="float" office:value="-0.0438723005354405" calcext:value-type="float">
            <text:p>-0.0438723005</text:p>
          </table:table-cell>
          <table:table-cell table:style-name="Default" office:value-type="float" office:value="0.324487686157227" calcext:value-type="float">
            <text:p>0.3244876862</text:p>
          </table:table-cell>
          <table:table-cell table:style-name="Default" office:value-type="float" office:value="-0.0824496597051621" calcext:value-type="float">
            <text:p>-0.0824496597</text:p>
          </table:table-cell>
          <table:table-cell table:style-name="Default" office:value-type="float" office:value="-0.0333159379661083" calcext:value-type="float">
            <text:p>-0.033315938</text:p>
          </table:table-cell>
          <table:table-cell table:style-name="Default" office:value-type="float" office:value="-0.0508749894797802" calcext:value-type="float">
            <text:p>-0.05087498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56662741303444" calcext:value-type="float">
            <text:p>-0.0256662741</text:p>
          </table:table-cell>
          <table:table-cell table:style-name="Default" office:value-type="float" office:value="-0.0444160848855972" calcext:value-type="float">
            <text:p>-0.0444160849</text:p>
          </table:table-cell>
          <table:table-cell table:style-name="Default" office:value-type="float" office:value="0.324282616376877" calcext:value-type="float">
            <text:p>0.3242826164</text:p>
          </table:table-cell>
          <table:table-cell table:style-name="Default" office:value-type="float" office:value="-0.0848357230424881" calcext:value-type="float">
            <text:p>-0.084835723</text:p>
          </table:table-cell>
          <table:table-cell table:style-name="Default" office:value-type="float" office:value="-0.0339051783084869" calcext:value-type="float">
            <text:p>-0.0339051783</text:p>
          </table:table-cell>
          <table:table-cell table:style-name="Default" office:value-type="float" office:value="-0.0520227402448654" calcext:value-type="float">
            <text:p>-0.05202274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5826521217823" calcext:value-type="float">
            <text:p>-0.0258265212</text:p>
          </table:table-cell>
          <table:table-cell table:style-name="Default" office:value-type="float" office:value="-0.0446825958788395" calcext:value-type="float">
            <text:p>-0.0446825959</text:p>
          </table:table-cell>
          <table:table-cell table:style-name="Default" office:value-type="float" office:value="0.324179828166962" calcext:value-type="float">
            <text:p>0.3241798282</text:p>
          </table:table-cell>
          <table:table-cell table:style-name="Default" office:value-type="float" office:value="-0.0860134810209275" calcext:value-type="float">
            <text:p>-0.086013481</text:p>
          </table:table-cell>
          <table:table-cell table:style-name="Default" office:value-type="float" office:value="-0.0341943725943565" calcext:value-type="float">
            <text:p>-0.0341943726</text:p>
          </table:table-cell>
          <table:table-cell table:style-name="Default" office:value-type="float" office:value="-0.0525906309485436" calcext:value-type="float">
            <text:p>-0.052590630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61415392160416" calcext:value-type="float">
            <text:p>-0.0261415392</text:p>
          </table:table-cell>
          <table:table-cell table:style-name="Default" office:value-type="float" office:value="-0.0452044494450092" calcext:value-type="float">
            <text:p>-0.0452044494</text:p>
          </table:table-cell>
          <table:table-cell table:style-name="Default" office:value-type="float" office:value="0.323974102735519" calcext:value-type="float">
            <text:p>0.3239741027</text:p>
          </table:table-cell>
          <table:table-cell table:style-name="Default" office:value-type="float" office:value="-0.0883368477225304" calcext:value-type="float">
            <text:p>-0.0883368477</text:p>
          </table:table-cell>
          <table:table-cell table:style-name="Default" office:value-type="float" office:value="-0.0347615592181683" calcext:value-type="float">
            <text:p>-0.0347615592</text:p>
          </table:table-cell>
          <table:table-cell table:style-name="Default" office:value-type="float" office:value="-0.0537134259939194" calcext:value-type="float">
            <text:p>-0.0537134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83991172909737" calcext:value-type="float">
            <text:p>-0.0283991173</text:p>
          </table:table-cell>
          <table:table-cell table:style-name="Default" office:value-type="float" office:value="-0.0454929918050766" calcext:value-type="float">
            <text:p>-0.0454929918</text:p>
          </table:table-cell>
          <table:table-cell table:style-name="Default" office:value-type="float" office:value="0.323657661676407" calcext:value-type="float">
            <text:p>0.3236576617</text:p>
          </table:table-cell>
          <table:table-cell table:style-name="Default" office:value-type="float" office:value="-0.0909576416015625" calcext:value-type="float">
            <text:p>-0.0909576416</text:p>
          </table:table-cell>
          <table:table-cell table:style-name="Default" office:value-type="float" office:value="-0.041370652616024" calcext:value-type="float">
            <text:p>-0.0413706526</text:p>
          </table:table-cell>
          <table:table-cell table:style-name="Default" office:value-type="float" office:value="-0.0548156723380089" calcext:value-type="float">
            <text:p>-0.054815672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849380671978" calcext:value-type="float">
            <text:p>-0.0284938067</text:p>
          </table:table-cell>
          <table:table-cell table:style-name="Default" office:value-type="float" office:value="-0.0460721850395203" calcext:value-type="float">
            <text:p>-0.046072185</text:p>
          </table:table-cell>
          <table:table-cell table:style-name="Default" office:value-type="float" office:value="0.323630630970001" calcext:value-type="float">
            <text:p>0.323630631</text:p>
          </table:table-cell>
          <table:table-cell table:style-name="Default" office:value-type="float" office:value="-0.0910589769482613" calcext:value-type="float">
            <text:p>-0.0910589769</text:p>
          </table:table-cell>
          <table:table-cell table:style-name="Default" office:value-type="float" office:value="-0.0414128713309765" calcext:value-type="float">
            <text:p>-0.0414128713</text:p>
          </table:table-cell>
          <table:table-cell table:style-name="Default" office:value-type="float" office:value="-0.055400438606739" calcext:value-type="float">
            <text:p>-0.055400438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8707604855299" calcext:value-type="float">
            <text:p>-0.0287076049</text:p>
          </table:table-cell>
          <table:table-cell table:style-name="Default" office:value-type="float" office:value="-0.0471321977674961" calcext:value-type="float">
            <text:p>-0.0471321978</text:p>
          </table:table-cell>
          <table:table-cell table:style-name="Default" office:value-type="float" office:value="0.323516309261322" calcext:value-type="float">
            <text:p>0.3235163093</text:p>
          </table:table-cell>
          <table:table-cell table:style-name="Default" office:value-type="float" office:value="-0.0914837568998337" calcext:value-type="float">
            <text:p>-0.0914837569</text:p>
          </table:table-cell>
          <table:table-cell table:style-name="Default" office:value-type="float" office:value="-0.0415904447436333" calcext:value-type="float">
            <text:p>-0.0415904447</text:p>
          </table:table-cell>
          <table:table-cell table:style-name="Default" office:value-type="float" office:value="-0.056544441729784" calcext:value-type="float">
            <text:p>-0.05654444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89423763751984" calcext:value-type="float">
            <text:p>-0.0289423764</text:p>
          </table:table-cell>
          <table:table-cell table:style-name="Default" office:value-type="float" office:value="-0.0480926372110844" calcext:value-type="float">
            <text:p>-0.0480926372</text:p>
          </table:table-cell>
          <table:table-cell table:style-name="Default" office:value-type="float" office:value="0.323346734046936" calcext:value-type="float">
            <text:p>0.323346734</text:p>
          </table:table-cell>
          <table:table-cell table:style-name="Default" office:value-type="float" office:value="-0.0921057611703873" calcext:value-type="float">
            <text:p>-0.0921057612</text:p>
          </table:table-cell>
          <table:table-cell table:style-name="Default" office:value-type="float" office:value="-0.0418521948158741" calcext:value-type="float">
            <text:p>-0.0418521948</text:p>
          </table:table-cell>
          <table:table-cell table:style-name="Default" office:value-type="float" office:value="-0.0576568841934204" calcext:value-type="float">
            <text:p>-0.057656884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1885882616043" calcext:value-type="float">
            <text:p>-0.0291885883</text:p>
          </table:table-cell>
          <table:table-cell table:style-name="Default" office:value-type="float" office:value="-0.0489789694547653" calcext:value-type="float">
            <text:p>-0.0489789695</text:p>
          </table:table-cell>
          <table:table-cell table:style-name="Default" office:value-type="float" office:value="0.323142737150192" calcext:value-type="float">
            <text:p>0.3231427372</text:p>
          </table:table-cell>
          <table:table-cell table:style-name="Default" office:value-type="float" office:value="-0.0928436666727066" calcext:value-type="float">
            <text:p>-0.0928436667</text:p>
          </table:table-cell>
          <table:table-cell table:style-name="Default" office:value-type="float" office:value="-0.0421654917299748" calcext:value-type="float">
            <text:p>-0.0421654917</text:p>
          </table:table-cell>
          <table:table-cell table:style-name="Default" office:value-type="float" office:value="-0.0587394386529923" calcext:value-type="float">
            <text:p>-0.058739438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4400230050087" calcext:value-type="float">
            <text:p>-0.029440023</text:p>
          </table:table-cell>
          <table:table-cell table:style-name="Default" office:value-type="float" office:value="-0.0498071052134037" calcext:value-type="float">
            <text:p>-0.0498071052</text:p>
          </table:table-cell>
          <table:table-cell table:style-name="Default" office:value-type="float" office:value="0.322917878627777" calcext:value-type="float">
            <text:p>0.3229178786</text:p>
          </table:table-cell>
          <table:table-cell table:style-name="Default" office:value-type="float" office:value="-0.0936451554298401" calcext:value-type="float">
            <text:p>-0.0936451554</text:p>
          </table:table-cell>
          <table:table-cell table:style-name="Default" office:value-type="float" office:value="-0.0425096116960049" calcext:value-type="float">
            <text:p>-0.0425096117</text:p>
          </table:table-cell>
          <table:table-cell table:style-name="Default" office:value-type="float" office:value="-0.059792198240757" calcext:value-type="float">
            <text:p>-0.05979219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692767187953" calcext:value-type="float">
            <text:p>-0.0296927672</text:p>
          </table:table-cell>
          <table:table-cell table:style-name="Default" office:value-type="float" office:value="-0.0505867898464203" calcext:value-type="float">
            <text:p>-0.0505867898</text:p>
          </table:table-cell>
          <table:table-cell table:style-name="Default" office:value-type="float" office:value="0.322681099176407" calcext:value-type="float">
            <text:p>0.3226810992</text:p>
          </table:table-cell>
          <table:table-cell table:style-name="Default" office:value-type="float" office:value="-0.0944762676954269" calcext:value-type="float">
            <text:p>-0.0944762677</text:p>
          </table:table-cell>
          <table:table-cell table:style-name="Default" office:value-type="float" office:value="-0.0428713224828243" calcext:value-type="float">
            <text:p>-0.0428713225</text:p>
          </table:table-cell>
          <table:table-cell table:style-name="Default" office:value-type="float" office:value="-0.0608146153390408" calcext:value-type="float">
            <text:p>-0.060814615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8187546432018" calcext:value-type="float">
            <text:p>-0.0298187546</text:p>
          </table:table-cell>
          <table:table-cell table:style-name="Default" office:value-type="float" office:value="-0.0509604401886463" calcext:value-type="float">
            <text:p>-0.0509604402</text:p>
          </table:table-cell>
          <table:table-cell table:style-name="Default" office:value-type="float" office:value="0.32256019115448" calcext:value-type="float">
            <text:p>0.3225601912</text:p>
          </table:table-cell>
          <table:table-cell table:style-name="Default" office:value-type="float" office:value="-0.0948957055807114" calcext:value-type="float">
            <text:p>-0.0948957056</text:p>
          </table:table-cell>
          <table:table-cell table:style-name="Default" office:value-type="float" office:value="-0.0430560261011124" calcext:value-type="float">
            <text:p>-0.0430560261</text:p>
          </table:table-cell>
          <table:table-cell table:style-name="Default" office:value-type="float" office:value="-0.0613142400979996" calcext:value-type="float">
            <text:p>-0.06131424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944159090519" calcext:value-type="float">
            <text:p>-0.0299441591</text:p>
          </table:table-cell>
          <table:table-cell table:style-name="Default" office:value-type="float" office:value="-0.0513239465653896" calcext:value-type="float">
            <text:p>-0.0513239466</text:p>
          </table:table-cell>
          <table:table-cell table:style-name="Default" office:value-type="float" office:value="0.322438418865204" calcext:value-type="float">
            <text:p>0.3224384189</text:p>
          </table:table-cell>
          <table:table-cell table:style-name="Default" office:value-type="float" office:value="-0.0953148975968361" calcext:value-type="float">
            <text:p>-0.0953148976</text:p>
          </table:table-cell>
          <table:table-cell table:style-name="Default" office:value-type="float" office:value="-0.0432422645390034" calcext:value-type="float">
            <text:p>-0.0432422645</text:p>
          </table:table-cell>
          <table:table-cell table:style-name="Default" office:value-type="float" office:value="-0.0618057474493981" calcext:value-type="float">
            <text:p>-0.06180574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1924925297499" calcext:value-type="float">
            <text:p>-0.0301924925</text:p>
          </table:table-cell>
          <table:table-cell table:style-name="Default" office:value-type="float" office:value="-0.0520220287144184" calcext:value-type="float">
            <text:p>-0.0520220287</text:p>
          </table:table-cell>
          <table:table-cell table:style-name="Default" office:value-type="float" office:value="0.322194069623947" calcext:value-type="float">
            <text:p>0.3221940696</text:p>
          </table:table-cell>
          <table:table-cell table:style-name="Default" office:value-type="float" office:value="-0.0961465314030647" calcext:value-type="float">
            <text:p>-0.0961465314</text:p>
          </table:table-cell>
          <table:table-cell table:style-name="Default" office:value-type="float" office:value="-0.0436171554028988" calcext:value-type="float">
            <text:p>-0.0436171554</text:p>
          </table:table-cell>
          <table:table-cell table:style-name="Default" office:value-type="float" office:value="-0.0627643391489983" calcext:value-type="float">
            <text:p>-0.062764339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4366387426853" calcext:value-type="float">
            <text:p>-0.0304366387</text:p>
          </table:table-cell>
          <table:table-cell table:style-name="Default" office:value-type="float" office:value="-0.0526828579604626" calcext:value-type="float">
            <text:p>-0.052682858</text:p>
          </table:table-cell>
          <table:table-cell table:style-name="Default" office:value-type="float" office:value="0.321950942277908" calcext:value-type="float">
            <text:p>0.3219509423</text:p>
          </table:table-cell>
          <table:table-cell table:style-name="Default" office:value-type="float" office:value="-0.0969614386558533" calcext:value-type="float">
            <text:p>-0.0969614387</text:p>
          </table:table-cell>
          <table:table-cell table:style-name="Default" office:value-type="float" office:value="-0.0439927615225315" calcext:value-type="float">
            <text:p>-0.0439927615</text:p>
          </table:table-cell>
          <table:table-cell table:style-name="Default" office:value-type="float" office:value="-0.0636889114975929" calcext:value-type="float">
            <text:p>-0.063688911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7932235300541" calcext:value-type="float">
            <text:p>-0.0307932235</text:p>
          </table:table-cell>
          <table:table-cell table:style-name="Default" office:value-type="float" office:value="-0.0536057054996491" calcext:value-type="float">
            <text:p>-0.0536057055</text:p>
          </table:table-cell>
          <table:table-cell table:style-name="Default" office:value-type="float" office:value="0.321593165397644" calcext:value-type="float">
            <text:p>0.3215931654</text:p>
          </table:table-cell>
          <table:table-cell table:style-name="Default" office:value-type="float" office:value="-0.0981386750936508" calcext:value-type="float">
            <text:p>-0.0981386751</text:p>
          </table:table-cell>
          <table:table-cell table:style-name="Default" office:value-type="float" office:value="-0.0445534400641918" calcext:value-type="float">
            <text:p>-0.0445534401</text:p>
          </table:table-cell>
          <table:table-cell table:style-name="Default" office:value-type="float" office:value="-0.0650080740451813" calcext:value-type="float">
            <text:p>-0.0650080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0237854719162" calcext:value-type="float">
            <text:p>-0.0310237855</text:p>
          </table:table-cell>
          <table:table-cell table:style-name="Default" office:value-type="float" office:value="-0.0541754588484764" calcext:value-type="float">
            <text:p>-0.0541754588</text:p>
          </table:table-cell>
          <table:table-cell table:style-name="Default" office:value-type="float" office:value="0.321361601352692" calcext:value-type="float">
            <text:p>0.3213616014</text:p>
          </table:table-cell>
          <table:table-cell table:style-name="Default" office:value-type="float" office:value="-0.0988871529698372" calcext:value-type="float">
            <text:p>-0.098887153</text:p>
          </table:table-cell>
          <table:table-cell table:style-name="Default" office:value-type="float" office:value="-0.0449239388108254" calcext:value-type="float">
            <text:p>-0.0449239388</text:p>
          </table:table-cell>
          <table:table-cell table:style-name="Default" office:value-type="float" office:value="-0.0658400803804398" calcext:value-type="float">
            <text:p>-0.065840080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2481671571732" calcext:value-type="float">
            <text:p>-0.0312481672</text:p>
          </table:table-cell>
          <table:table-cell table:style-name="Default" office:value-type="float" office:value="-0.0547083057463169" calcext:value-type="float">
            <text:p>-0.0547083057</text:p>
          </table:table-cell>
          <table:table-cell table:style-name="Default" office:value-type="float" office:value="0.321137130260468" calcext:value-type="float">
            <text:p>0.3211371303</text:p>
          </table:table-cell>
          <table:table-cell table:style-name="Default" office:value-type="float" office:value="-0.099603109061718" calcext:value-type="float">
            <text:p>-0.0996031091</text:p>
          </table:table-cell>
          <table:table-cell table:style-name="Default" office:value-type="float" office:value="-0.0452912673354149" calcext:value-type="float">
            <text:p>-0.0452912673</text:p>
          </table:table-cell>
          <table:table-cell table:style-name="Default" office:value-type="float" office:value="-0.0666317939758301" calcext:value-type="float">
            <text:p>-0.06663179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4660742878914" calcext:value-type="float">
            <text:p>-0.0314660743</text:p>
          </table:table-cell>
          <table:table-cell table:style-name="Default" office:value-type="float" office:value="-0.0552037246525288" calcext:value-type="float">
            <text:p>-0.0552037247</text:p>
          </table:table-cell>
          <table:table-cell table:style-name="Default" office:value-type="float" office:value="0.320920795202255" calcext:value-type="float">
            <text:p>0.3209207952</text:p>
          </table:table-cell>
          <table:table-cell table:style-name="Default" office:value-type="float" office:value="-0.100284248590469" calcext:value-type="float">
            <text:p>-0.1002842486</text:p>
          </table:table-cell>
          <table:table-cell table:style-name="Default" office:value-type="float" office:value="-0.0456552989780903" calcext:value-type="float">
            <text:p>-0.045655299</text:p>
          </table:table-cell>
          <table:table-cell table:style-name="Default" office:value-type="float" office:value="-0.0673815831542015" calcext:value-type="float">
            <text:p>-0.06738158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6772758960724" calcext:value-type="float">
            <text:p>-0.0316772759</text:p>
          </table:table-cell>
          <table:table-cell table:style-name="Default" office:value-type="float" office:value="-0.0556608363986015" calcext:value-type="float">
            <text:p>-0.0556608364</text:p>
          </table:table-cell>
          <table:table-cell table:style-name="Default" office:value-type="float" office:value="0.320713639259338" calcext:value-type="float">
            <text:p>0.3207136393</text:p>
          </table:table-cell>
          <table:table-cell table:style-name="Default" office:value-type="float" office:value="-0.100928790867329" calcext:value-type="float">
            <text:p>-0.1009287909</text:p>
          </table:table-cell>
          <table:table-cell table:style-name="Default" office:value-type="float" office:value="-0.0460160635411739" calcext:value-type="float">
            <text:p>-0.0460160635</text:p>
          </table:table-cell>
          <table:table-cell table:style-name="Default" office:value-type="float" office:value="-0.0680875554680824" calcext:value-type="float">
            <text:p>-0.068087555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8815894424915" calcext:value-type="float">
            <text:p>-0.0318815894</text:p>
          </table:table-cell>
          <table:table-cell table:style-name="Default" office:value-type="float" office:value="-0.0560789108276367" calcext:value-type="float">
            <text:p>-0.0560789108</text:p>
          </table:table-cell>
          <table:table-cell table:style-name="Default" office:value-type="float" office:value="0.320516526699066" calcext:value-type="float">
            <text:p>0.3205165267</text:p>
          </table:table-cell>
          <table:table-cell table:style-name="Default" office:value-type="float" office:value="-0.101535201072693" calcext:value-type="float">
            <text:p>-0.1015352011</text:p>
          </table:table-cell>
          <table:table-cell table:style-name="Default" office:value-type="float" office:value="-0.0463737398386002" calcext:value-type="float">
            <text:p>-0.0463737398</text:p>
          </table:table-cell>
          <table:table-cell table:style-name="Default" office:value-type="float" office:value="-0.0687479004263878" calcext:value-type="float">
            <text:p>-0.068747900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9810844957829" calcext:value-type="float">
            <text:p>-0.0319810845</text:p>
          </table:table-cell>
          <table:table-cell table:style-name="Default" office:value-type="float" office:value="-0.0562729462981224" calcext:value-type="float">
            <text:p>-0.0562729463</text:p>
          </table:table-cell>
          <table:table-cell table:style-name="Default" office:value-type="float" office:value="0.320421993732452" calcext:value-type="float">
            <text:p>0.3204219937</text:p>
          </table:table-cell>
          <table:table-cell table:style-name="Default" office:value-type="float" office:value="-0.101823672652245" calcext:value-type="float">
            <text:p>-0.1018236727</text:p>
          </table:table-cell>
          <table:table-cell table:style-name="Default" office:value-type="float" office:value="-0.0465514808893204" calcext:value-type="float">
            <text:p>-0.0465514809</text:p>
          </table:table-cell>
          <table:table-cell table:style-name="Default" office:value-type="float" office:value="-0.0690603479743004" calcext:value-type="float">
            <text:p>-0.06906034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1746915578842" calcext:value-type="float">
            <text:p>-0.0321746916</text:p>
          </table:table-cell>
          <table:table-cell table:style-name="Default" office:value-type="float" office:value="-0.0566305890679359" calcext:value-type="float">
            <text:p>-0.0566305891</text:p>
          </table:table-cell>
          <table:table-cell table:style-name="Default" office:value-type="float" office:value="0.320241510868072" calcext:value-type="float">
            <text:p>0.3202415109</text:p>
          </table:table-cell>
          <table:table-cell table:style-name="Default" office:value-type="float" office:value="-0.102370351552963" calcext:value-type="float">
            <text:p>-0.1023703516</text:p>
          </table:table-cell>
          <table:table-cell table:style-name="Default" office:value-type="float" office:value="-0.0469049662351608" calcext:value-type="float">
            <text:p>-0.0469049662</text:p>
          </table:table-cell>
          <table:table-cell table:style-name="Default" office:value-type="float" office:value="-0.0696487575769424" calcext:value-type="float">
            <text:p>-0.069648757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2687774896622" calcext:value-type="float">
            <text:p>-0.0322687775</text:p>
          </table:table-cell>
          <table:table-cell table:style-name="Default" office:value-type="float" office:value="-0.0567938759922981" calcext:value-type="float">
            <text:p>-0.056793876</text:p>
          </table:table-cell>
          <table:table-cell table:style-name="Default" office:value-type="float" office:value="0.320155769586563" calcext:value-type="float">
            <text:p>0.3201557696</text:p>
          </table:table-cell>
          <table:table-cell table:style-name="Default" office:value-type="float" office:value="-0.102628238499165" calcext:value-type="float">
            <text:p>-0.1026282385</text:p>
          </table:table-cell>
          <table:table-cell table:style-name="Default" office:value-type="float" office:value="-0.0470807813107967" calcext:value-type="float">
            <text:p>-0.0470807813</text:p>
          </table:table-cell>
          <table:table-cell table:style-name="Default" office:value-type="float" office:value="-0.0699242055416107" calcext:value-type="float">
            <text:p>-0.069924205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4513465166092" calcext:value-type="float">
            <text:p>-0.0324513465</text:p>
          </table:table-cell>
          <table:table-cell table:style-name="Default" office:value-type="float" office:value="-0.0570889264345169" calcext:value-type="float">
            <text:p>-0.0570889264</text:p>
          </table:table-cell>
          <table:table-cell table:style-name="Default" office:value-type="float" office:value="0.319993764162064" calcext:value-type="float">
            <text:p>0.3199937642</text:p>
          </table:table-cell>
          <table:table-cell table:style-name="Default" office:value-type="float" office:value="-0.103112399578094" calcext:value-type="float">
            <text:p>-0.1031123996</text:p>
          </table:table-cell>
          <table:table-cell table:style-name="Default" office:value-type="float" office:value="-0.0474306903779507" calcext:value-type="float">
            <text:p>-0.0474306904</text:p>
          </table:table-cell>
          <table:table-cell table:style-name="Default" office:value-type="float" office:value="-0.0704364776611328" calcext:value-type="float">
            <text:p>-0.070436477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263681054115" calcext:value-type="float">
            <text:p>-0.0326263681</text:p>
          </table:table-cell>
          <table:table-cell table:style-name="Default" office:value-type="float" office:value="-0.0573409646749497" calcext:value-type="float">
            <text:p>-0.0573409647</text:p>
          </table:table-cell>
          <table:table-cell table:style-name="Default" office:value-type="float" office:value="0.319844990968704" calcext:value-type="float">
            <text:p>0.319844991</text:p>
          </table:table-cell>
          <table:table-cell table:style-name="Default" office:value-type="float" office:value="-0.103553436696529" calcext:value-type="float">
            <text:p>-0.1035534367</text:p>
          </table:table-cell>
          <table:table-cell table:style-name="Default" office:value-type="float" office:value="-0.0477786175906658" calcext:value-type="float">
            <text:p>-0.0477786176</text:p>
          </table:table-cell>
          <table:table-cell table:style-name="Default" office:value-type="float" office:value="-0.0708955079317093" calcext:value-type="float">
            <text:p>-0.070895507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7109917998314" calcext:value-type="float">
            <text:p>-0.0327109918</text:p>
          </table:table-cell>
          <table:table-cell table:style-name="Default" office:value-type="float" office:value="-0.0574505627155304" calcext:value-type="float">
            <text:p>-0.0574505627</text:p>
          </table:table-cell>
          <table:table-cell table:style-name="Default" office:value-type="float" office:value="0.319775819778442" calcext:value-type="float">
            <text:p>0.3197758198</text:p>
          </table:table-cell>
          <table:table-cell table:style-name="Default" office:value-type="float" office:value="-0.103757426142693" calcext:value-type="float">
            <text:p>-0.1037574261</text:p>
          </table:table-cell>
          <table:table-cell table:style-name="Default" office:value-type="float" office:value="-0.0479519292712212" calcext:value-type="float">
            <text:p>-0.0479519293</text:p>
          </table:table-cell>
          <table:table-cell table:style-name="Default" office:value-type="float" office:value="-0.071104608476162" calcext:value-type="float">
            <text:p>-0.07110460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8744240105152" calcext:value-type="float">
            <text:p>-0.032874424</text:p>
          </table:table-cell>
          <table:table-cell table:style-name="Default" office:value-type="float" office:value="-0.0576362311840057" calcext:value-type="float">
            <text:p>-0.0576362312</text:p>
          </table:table-cell>
          <table:table-cell table:style-name="Default" office:value-type="float" office:value="0.319648295640945" calcext:value-type="float">
            <text:p>0.3196482956</text:p>
          </table:table-cell>
          <table:table-cell table:style-name="Default" office:value-type="float" office:value="-0.104131698608398" calcext:value-type="float">
            <text:p>-0.1041316986</text:p>
          </table:table-cell>
          <table:table-cell table:style-name="Default" office:value-type="float" office:value="-0.0482974387705326" calcext:value-type="float">
            <text:p>-0.0482974388</text:p>
          </table:table-cell>
          <table:table-cell table:style-name="Default" office:value-type="float" office:value="-0.0714806914329529" calcext:value-type="float">
            <text:p>-0.07148069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0299437046051" calcext:value-type="float">
            <text:p>-0.0330299437</text:p>
          </table:table-cell>
          <table:table-cell table:style-name="Default" office:value-type="float" office:value="-0.0577762685716152" calcext:value-type="float">
            <text:p>-0.0577762686</text:p>
          </table:table-cell>
          <table:table-cell table:style-name="Default" office:value-type="float" office:value="0.319535791873932" calcext:value-type="float">
            <text:p>0.3195357919</text:p>
          </table:table-cell>
          <table:table-cell table:style-name="Default" office:value-type="float" office:value="-0.104460075497627" calcext:value-type="float">
            <text:p>-0.1044600755</text:p>
          </table:table-cell>
          <table:table-cell table:style-name="Default" office:value-type="float" office:value="-0.0486416630446911" calcext:value-type="float">
            <text:p>-0.048641663</text:p>
          </table:table-cell>
          <table:table-cell table:style-name="Default" office:value-type="float" office:value="-0.0717990919947624" calcext:value-type="float">
            <text:p>-0.0717990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1047028303146" calcext:value-type="float">
            <text:p>-0.0331047028</text:p>
          </table:table-cell>
          <table:table-cell table:style-name="Default" office:value-type="float" office:value="-0.0578288771212101" calcext:value-type="float">
            <text:p>-0.0578288771</text:p>
          </table:table-cell>
          <table:table-cell table:style-name="Default" office:value-type="float" office:value="0.319485396146774" calcext:value-type="float">
            <text:p>0.3194853961</text:p>
          </table:table-cell>
          <table:table-cell table:style-name="Default" office:value-type="float" office:value="-0.104606710374355" calcext:value-type="float">
            <text:p>-0.1046067104</text:p>
          </table:table-cell>
          <table:table-cell table:style-name="Default" office:value-type="float" office:value="-0.048813384026289" calcext:value-type="float">
            <text:p>-0.048813384</text:p>
          </table:table-cell>
          <table:table-cell table:style-name="Default" office:value-type="float" office:value="-0.0719360634684563" calcext:value-type="float">
            <text:p>-0.071936063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2481227815151" calcext:value-type="float">
            <text:p>-0.0332481228</text:p>
          </table:table-cell>
          <table:table-cell table:style-name="Default" office:value-type="float" office:value="-0.0578985586762428" calcext:value-type="float">
            <text:p>-0.0578985587</text:p>
          </table:table-cell>
          <table:table-cell table:style-name="Default" office:value-type="float" office:value="0.319396674633026" calcext:value-type="float">
            <text:p>0.3193966746</text:p>
          </table:table-cell>
          <table:table-cell table:style-name="Default" office:value-type="float" office:value="-0.104864187538624" calcext:value-type="float">
            <text:p>-0.1048641875</text:p>
          </table:table-cell>
          <table:table-cell table:style-name="Default" office:value-type="float" office:value="-0.049156203866005" calcext:value-type="float">
            <text:p>-0.0491562039</text:p>
          </table:table-cell>
          <table:table-cell table:style-name="Default" office:value-type="float" office:value="-0.0721644759178162" calcext:value-type="float">
            <text:p>-0.07216447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3833023905754" calcext:value-type="float">
            <text:p>-0.0333833024</text:p>
          </table:table-cell>
          <table:table-cell table:style-name="Default" office:value-type="float" office:value="-0.0579199679195881" calcext:value-type="float">
            <text:p>-0.0579199679</text:p>
          </table:table-cell>
          <table:table-cell table:style-name="Default" office:value-type="float" office:value="0.319324523210526" calcext:value-type="float">
            <text:p>0.3193245232</text:p>
          </table:table-cell>
          <table:table-cell table:style-name="Default" office:value-type="float" office:value="-0.105073131620884" calcext:value-type="float">
            <text:p>-0.1050731316</text:p>
          </table:table-cell>
          <table:table-cell table:style-name="Default" office:value-type="float" office:value="-0.0494983419775963" calcext:value-type="float">
            <text:p>-0.049498342</text:p>
          </table:table-cell>
          <table:table-cell table:style-name="Default" office:value-type="float" office:value="-0.0723306387662888" calcext:value-type="float">
            <text:p>-0.07233063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4477573633194" calcext:value-type="float">
            <text:p>-0.0334477574</text:p>
          </table:table-cell>
          <table:table-cell table:style-name="Default" office:value-type="float" office:value="-0.0579122677445412" calcext:value-type="float">
            <text:p>-0.0579122677</text:p>
          </table:table-cell>
          <table:table-cell table:style-name="Default" office:value-type="float" office:value="0.319294840097427" calcext:value-type="float">
            <text:p>0.3192948401</text:p>
          </table:table-cell>
          <table:table-cell table:style-name="Default" office:value-type="float" office:value="-0.105159014463425" calcext:value-type="float">
            <text:p>-0.1051590145</text:p>
          </table:table-cell>
          <table:table-cell table:style-name="Default" office:value-type="float" office:value="-0.0496692210435867" calcext:value-type="float">
            <text:p>-0.049669221</text:p>
          </table:table-cell>
          <table:table-cell table:style-name="Default" office:value-type="float" office:value="-0.0723898485302925" calcext:value-type="float">
            <text:p>-0.07238984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5700251162052" calcext:value-type="float">
            <text:p>-0.0335700251</text:p>
          </table:table-cell>
          <table:table-cell table:style-name="Default" office:value-type="float" office:value="-0.0578561238944531" calcext:value-type="float">
            <text:p>-0.0578561239</text:p>
          </table:table-cell>
          <table:table-cell table:style-name="Default" office:value-type="float" office:value="0.319248765707016" calcext:value-type="float">
            <text:p>0.3192487657</text:p>
          </table:table-cell>
          <table:table-cell table:style-name="Default" office:value-type="float" office:value="-0.105291910469532" calcext:value-type="float">
            <text:p>-0.1052919105</text:p>
          </table:table-cell>
          <table:table-cell table:style-name="Default" office:value-type="float" office:value="-0.0500121340155602" calcext:value-type="float">
            <text:p>-0.050012134</text:p>
          </table:table-cell>
          <table:table-cell table:style-name="Default" office:value-type="float" office:value="-0.0724597051739693" calcext:value-type="float">
            <text:p>-0.072459705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6276814341545" calcext:value-type="float">
            <text:p>-0.0336276814</text:p>
          </table:table-cell>
          <table:table-cell table:style-name="Default" office:value-type="float" office:value="-0.0578018352389336" calcext:value-type="float">
            <text:p>-0.0578018352</text:p>
          </table:table-cell>
          <table:table-cell table:style-name="Default" office:value-type="float" office:value="0.319232910871506" calcext:value-type="float">
            <text:p>0.3192329109</text:p>
          </table:table-cell>
          <table:table-cell table:style-name="Default" office:value-type="float" office:value="-0.105335935950279" calcext:value-type="float">
            <text:p>-0.105335936</text:p>
          </table:table-cell>
          <table:table-cell table:style-name="Default" office:value-type="float" office:value="-0.050188235938549" calcext:value-type="float">
            <text:p>-0.0501882359</text:p>
          </table:table-cell>
          <table:table-cell table:style-name="Default" office:value-type="float" office:value="-0.0724708139896393" calcext:value-type="float">
            <text:p>-0.0724708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7389670312405" calcext:value-type="float">
            <text:p>-0.033738967</text:p>
          </table:table-cell>
          <table:table-cell table:style-name="Default" office:value-type="float" office:value="-0.0576407574117184" calcext:value-type="float">
            <text:p>-0.0576407574</text:p>
          </table:table-cell>
          <table:table-cell table:style-name="Default" office:value-type="float" office:value="0.319216907024384" calcext:value-type="float">
            <text:p>0.319216907</text:p>
          </table:table-cell>
          <table:table-cell table:style-name="Default" office:value-type="float" office:value="-0.105371683835983" calcext:value-type="float">
            <text:p>-0.1053716838</text:p>
          </table:table-cell>
          <table:table-cell table:style-name="Default" office:value-type="float" office:value="-0.0505600906908512" calcext:value-type="float">
            <text:p>-0.0505600907</text:p>
          </table:table-cell>
          <table:table-cell table:style-name="Default" office:value-type="float" office:value="-0.0724463388323784" calcext:value-type="float">
            <text:p>-0.07244633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8482186198235" calcext:value-type="float">
            <text:p>-0.0338482186</text:p>
          </table:table-cell>
          <table:table-cell table:style-name="Default" office:value-type="float" office:value="-0.0574131421744823" calcext:value-type="float">
            <text:p>-0.0574131422</text:p>
          </table:table-cell>
          <table:table-cell table:style-name="Default" office:value-type="float" office:value="0.319222718477249" calcext:value-type="float">
            <text:p>0.3192227185</text:p>
          </table:table-cell>
          <table:table-cell table:style-name="Default" office:value-type="float" office:value="-0.105331614613533" calcext:value-type="float">
            <text:p>-0.1053316146</text:p>
          </table:table-cell>
          <table:table-cell table:style-name="Default" office:value-type="float" office:value="-0.0509671270847321" calcext:value-type="float">
            <text:p>-0.0509671271</text:p>
          </table:table-cell>
          <table:table-cell table:style-name="Default" office:value-type="float" office:value="-0.0723610296845436" calcext:value-type="float">
            <text:p>-0.072361029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9029356837273" calcext:value-type="float">
            <text:p>-0.0339029357</text:p>
          </table:table-cell>
          <table:table-cell table:style-name="Default" office:value-type="float" office:value="-0.0572754256427288" calcext:value-type="float">
            <text:p>-0.0572754256</text:p>
          </table:table-cell>
          <table:table-cell table:style-name="Default" office:value-type="float" office:value="0.319233983755112" calcext:value-type="float">
            <text:p>0.3192339838</text:p>
          </table:table-cell>
          <table:table-cell table:style-name="Default" office:value-type="float" office:value="-0.105281680822372" calcext:value-type="float">
            <text:p>-0.1052816808</text:p>
          </table:table-cell>
          <table:table-cell table:style-name="Default" office:value-type="float" office:value="-0.0511861369013786" calcext:value-type="float">
            <text:p>-0.0511861369</text:p>
          </table:table-cell>
          <table:table-cell table:style-name="Default" office:value-type="float" office:value="-0.0722959041595459" calcext:value-type="float">
            <text:p>-0.072295904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40137705206871" calcext:value-type="float">
            <text:p>-0.0340137705</text:p>
          </table:table-cell>
          <table:table-cell table:style-name="Default" office:value-type="float" office:value="-0.0569537878036499" calcext:value-type="float">
            <text:p>-0.0569537878</text:p>
          </table:table-cell>
          <table:table-cell table:style-name="Default" office:value-type="float" office:value="0.319273382425308" calcext:value-type="float">
            <text:p>0.3192733824</text:p>
          </table:table-cell>
          <table:table-cell table:style-name="Default" office:value-type="float" office:value="-0.105120606720448" calcext:value-type="float">
            <text:p>-0.1051206067</text:p>
          </table:table-cell>
          <table:table-cell table:style-name="Default" office:value-type="float" office:value="-0.0516579449176788" calcext:value-type="float">
            <text:p>-0.0516579449</text:p>
          </table:table-cell>
          <table:table-cell table:style-name="Default" office:value-type="float" office:value="-0.0721212923526764" calcext:value-type="float">
            <text:p>-0.072121292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40702086687088" calcext:value-type="float">
            <text:p>-0.0340702087</text:p>
          </table:table-cell>
          <table:table-cell table:style-name="Default" office:value-type="float" office:value="-0.056770496070385" calcext:value-type="float">
            <text:p>-0.0567704961</text:p>
          </table:table-cell>
          <table:table-cell table:style-name="Default" office:value-type="float" office:value="0.319301426410675" calcext:value-type="float">
            <text:p>0.3193014264</text:p>
          </table:table-cell>
          <table:table-cell table:style-name="Default" office:value-type="float" office:value="-0.105009198188782" calcext:value-type="float">
            <text:p>-0.1050091982</text:p>
          </table:table-cell>
          <table:table-cell table:style-name="Default" office:value-type="float" office:value="-0.0519114285707474" calcext:value-type="float">
            <text:p>-0.0519114286</text:p>
          </table:table-cell>
          <table:table-cell table:style-name="Default" office:value-type="float" office:value="-0.0720120966434479" calcext:value-type="float">
            <text:p>-0.07201209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42448391020298" calcext:value-type="float">
            <text:p>-0.0342448391</text:p>
          </table:table-cell>
          <table:table-cell table:style-name="Default" office:value-type="float" office:value="-0.0561334528028965" calcext:value-type="float">
            <text:p>-0.0561334528</text:p>
          </table:table-cell>
          <table:table-cell table:style-name="Default" office:value-type="float" office:value="0.319418460130692" calcext:value-type="float">
            <text:p>0.3194184601</text:p>
          </table:table-cell>
          <table:table-cell table:style-name="Default" office:value-type="float" office:value="-0.104551538825035" calcext:value-type="float">
            <text:p>-0.1045515388</text:p>
          </table:table-cell>
          <table:table-cell table:style-name="Default" office:value-type="float" office:value="-0.0527443327009678" calcext:value-type="float">
            <text:p>-0.0527443327</text:p>
          </table:table-cell>
          <table:table-cell table:style-name="Default" office:value-type="float" office:value="-0.0715972632169724" calcext:value-type="float">
            <text:p>-0.07159726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43662947416306" calcext:value-type="float">
            <text:p>-0.0343662947</text:p>
          </table:table-cell>
          <table:table-cell table:style-name="Default" office:value-type="float" office:value="-0.05563835054636" calcext:value-type="float">
            <text:p>-0.0556383505</text:p>
          </table:table-cell>
          <table:table-cell table:style-name="Default" office:value-type="float" office:value="0.319523155689239" calcext:value-type="float">
            <text:p>0.3195231557</text:p>
          </table:table-cell>
          <table:table-cell table:style-name="Default" office:value-type="float" office:value="-0.10414457321167" calcext:value-type="float">
            <text:p>-0.1041445732</text:p>
          </table:table-cell>
          <table:table-cell table:style-name="Default" office:value-type="float" office:value="-0.0533604510128498" calcext:value-type="float">
            <text:p>-0.053360451</text:p>
          </table:table-cell>
          <table:table-cell table:style-name="Default" office:value-type="float" office:value="-0.0712489858269692" calcext:value-type="float">
            <text:p>-0.07124898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44921201467514" calcext:value-type="float">
            <text:p>-0.0344921201</text:p>
          </table:table-cell>
          <table:table-cell table:style-name="Default" office:value-type="float" office:value="-0.0550887994468212" calcext:value-type="float">
            <text:p>-0.0550887994</text:p>
          </table:table-cell>
          <table:table-cell table:style-name="Default" office:value-type="float" office:value="0.319648265838623" calcext:value-type="float">
            <text:p>0.3196482658</text:p>
          </table:table-cell>
          <table:table-cell table:style-name="Default" office:value-type="float" office:value="-0.103657610714436" calcext:value-type="float">
            <text:p>-0.1036576107</text:p>
          </table:table-cell>
          <table:table-cell table:style-name="Default" office:value-type="float" office:value="-0.0540247969329357" calcext:value-type="float">
            <text:p>-0.0540247969</text:p>
          </table:table-cell>
          <table:table-cell table:style-name="Default" office:value-type="float" office:value="-0.0708439275622368" calcext:value-type="float">
            <text:p>-0.070843927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45566719770432" calcext:value-type="float">
            <text:p>-0.034556672</text:p>
          </table:table-cell>
          <table:table-cell table:style-name="Default" office:value-type="float" office:value="-0.0547940284013748" calcext:value-type="float">
            <text:p>-0.0547940284</text:p>
          </table:table-cell>
          <table:table-cell table:style-name="Default" office:value-type="float" office:value="0.319718211889267" calcext:value-type="float">
            <text:p>0.3197182119</text:p>
          </table:table-cell>
          <table:table-cell table:style-name="Default" office:value-type="float" office:value="-0.10338468849659" calcext:value-type="float">
            <text:p>-0.1033846885</text:p>
          </table:table-cell>
          <table:table-cell table:style-name="Default" office:value-type="float" office:value="-0.0543748028576374" calcext:value-type="float">
            <text:p>-0.0543748029</text:p>
          </table:table-cell>
          <table:table-cell table:style-name="Default" office:value-type="float" office:value="-0.070620097219944" calcext:value-type="float">
            <text:p>-0.07062009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46890911459923" calcext:value-type="float">
            <text:p>-0.0346890911</text:p>
          </table:table-cell>
          <table:table-cell table:style-name="Default" office:value-type="float" office:value="-0.0541654862463474" calcext:value-type="float">
            <text:p>-0.0541654862</text:p>
          </table:table-cell>
          <table:table-cell table:style-name="Default" office:value-type="float" office:value="0.319872289896011" calcext:value-type="float">
            <text:p>0.3198722899</text:p>
          </table:table-cell>
          <table:table-cell table:style-name="Default" office:value-type="float" office:value="-0.102781116962433" calcext:value-type="float">
            <text:p>-0.102781117</text:p>
          </table:table-cell>
          <table:table-cell table:style-name="Default" office:value-type="float" office:value="-0.055109765380621" calcext:value-type="float">
            <text:p>-0.0551097654</text:p>
          </table:table-cell>
          <table:table-cell table:style-name="Default" office:value-type="float" office:value="-0.0701305568218231" calcext:value-type="float">
            <text:p>-0.07013055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48259136080742" calcext:value-type="float">
            <text:p>-0.0348259136</text:p>
          </table:table-cell>
          <table:table-cell table:style-name="Default" office:value-type="float" office:value="-0.0534859746694565" calcext:value-type="float">
            <text:p>-0.0534859747</text:p>
          </table:table-cell>
          <table:table-cell table:style-name="Default" office:value-type="float" office:value="0.320044428110123" calcext:value-type="float">
            <text:p>0.3200444281</text:p>
          </table:table-cell>
          <table:table-cell table:style-name="Default" office:value-type="float" office:value="-0.102102257311344" calcext:value-type="float">
            <text:p>-0.1021022573</text:p>
          </table:table-cell>
          <table:table-cell table:style-name="Default" office:value-type="float" office:value="-0.0558902509510517" calcext:value-type="float">
            <text:p>-0.055890251</text:p>
          </table:table-cell>
          <table:table-cell table:style-name="Default" office:value-type="float" office:value="-0.069584883749485" calcext:value-type="float">
            <text:p>-0.06958488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49670313298702" calcext:value-type="float">
            <text:p>-0.0349670313</text:p>
          </table:table-cell>
          <table:table-cell table:style-name="Default" office:value-type="float" office:value="-0.0527568869292736" calcext:value-type="float">
            <text:p>-0.0527568869</text:p>
          </table:table-cell>
          <table:table-cell table:style-name="Default" office:value-type="float" office:value="0.320233553647995" calcext:value-type="float">
            <text:p>0.3202335536</text:p>
          </table:table-cell>
          <table:table-cell table:style-name="Default" office:value-type="float" office:value="-0.101350203156471" calcext:value-type="float">
            <text:p>-0.1013502032</text:p>
          </table:table-cell>
          <table:table-cell table:style-name="Default" office:value-type="float" office:value="-0.0567147880792618" calcext:value-type="float">
            <text:p>-0.0567147881</text:p>
          </table:table-cell>
          <table:table-cell table:style-name="Default" office:value-type="float" office:value="-0.0689836218953133" calcext:value-type="float">
            <text:p>-0.06898362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51863689720631" calcext:value-type="float">
            <text:p>-0.035186369</text:p>
          </table:table-cell>
          <table:table-cell table:style-name="Default" office:value-type="float" office:value="-0.0515731237828732" calcext:value-type="float">
            <text:p>-0.0515731238</text:p>
          </table:table-cell>
          <table:table-cell table:style-name="Default" office:value-type="float" office:value="0.320546627044678" calcext:value-type="float">
            <text:p>0.320546627</text:p>
          </table:table-cell>
          <table:table-cell table:style-name="Default" office:value-type="float" office:value="-0.100089646875858" calcext:value-type="float">
            <text:p>-0.1000896469</text:p>
          </table:table-cell>
          <table:table-cell table:style-name="Default" office:value-type="float" office:value="-0.0580306574702263" calcext:value-type="float">
            <text:p>-0.0580306575</text:p>
          </table:table-cell>
          <table:table-cell table:style-name="Default" office:value-type="float" office:value="-0.0679778382182121" calcext:value-type="float">
            <text:p>-0.06797783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5337507724762" calcext:value-type="float">
            <text:p>-0.0353375077</text:p>
          </table:table-cell>
          <table:table-cell table:style-name="Default" office:value-type="float" office:value="-0.0507258214056492" calcext:value-type="float">
            <text:p>-0.0507258214</text:p>
          </table:table-cell>
          <table:table-cell table:style-name="Default" office:value-type="float" office:value="0.320773243904114" calcext:value-type="float">
            <text:p>0.3207732439</text:p>
          </table:table-cell>
          <table:table-cell table:style-name="Default" office:value-type="float" office:value="-0.0991642102599144" calcext:value-type="float">
            <text:p>-0.0991642103</text:p>
          </table:table-cell>
          <table:table-cell table:style-name="Default" office:value-type="float" office:value="-0.0589581467211247" calcext:value-type="float">
            <text:p>-0.0589581467</text:p>
          </table:table-cell>
          <table:table-cell table:style-name="Default" office:value-type="float" office:value="-0.0672385022044182" calcext:value-type="float">
            <text:p>-0.067238502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54923717677593" calcext:value-type="float">
            <text:p>-0.0354923718</text:p>
          </table:table-cell>
          <table:table-cell table:style-name="Default" office:value-type="float" office:value="-0.0498335584998131" calcext:value-type="float">
            <text:p>-0.0498335585</text:p>
          </table:table-cell>
          <table:table-cell table:style-name="Default" office:value-type="float" office:value="0.321012824773788" calcext:value-type="float">
            <text:p>0.3210128248</text:p>
          </table:table-cell>
          <table:table-cell table:style-name="Default" office:value-type="float" office:value="-0.0981732755899429" calcext:value-type="float">
            <text:p>-0.0981732756</text:p>
          </table:table-cell>
          <table:table-cell table:style-name="Default" office:value-type="float" office:value="-0.0599237456917763" calcext:value-type="float">
            <text:p>-0.0599237457</text:p>
          </table:table-cell>
          <table:table-cell table:style-name="Default" office:value-type="float" office:value="-0.066444456577301" calcext:value-type="float">
            <text:p>-0.06644445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0232900083065" calcext:value-type="float">
            <text:p>-0.03102329</text:p>
          </table:table-cell>
          <table:table-cell table:style-name="Default" office:value-type="float" office:value="-0.0446160882711411" calcext:value-type="float">
            <text:p>-0.0446160883</text:p>
          </table:table-cell>
          <table:table-cell table:style-name="Default" office:value-type="float" office:value="0.322617799043655" calcext:value-type="float">
            <text:p>0.322617799</text:p>
          </table:table-cell>
          <table:table-cell table:style-name="Default" office:value-type="float" office:value="-0.111350804567337" calcext:value-type="float">
            <text:p>-0.1113508046</text:p>
          </table:table-cell>
          <table:table-cell table:style-name="Default" office:value-type="float" office:value="-0.0474518500268459" calcext:value-type="float">
            <text:p>-0.04745185</text:p>
          </table:table-cell>
          <table:table-cell table:style-name="Default" office:value-type="float" office:value="-0.0648459047079086" calcext:value-type="float">
            <text:p>-0.064845904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9338103979826" calcext:value-type="float">
            <text:p>-0.0309338104</text:p>
          </table:table-cell>
          <table:table-cell table:style-name="Default" office:value-type="float" office:value="-0.043515607714653" calcext:value-type="float">
            <text:p>-0.0435156077</text:p>
          </table:table-cell>
          <table:table-cell table:style-name="Default" office:value-type="float" office:value="0.322733998298645" calcext:value-type="float">
            <text:p>0.3227339983</text:p>
          </table:table-cell>
          <table:table-cell table:style-name="Default" office:value-type="float" office:value="-0.110638022422791" calcext:value-type="float">
            <text:p>-0.1106380224</text:p>
          </table:table-cell>
          <table:table-cell table:style-name="Default" office:value-type="float" office:value="-0.0477341040968895" calcext:value-type="float">
            <text:p>-0.0477341041</text:p>
          </table:table-cell>
          <table:table-cell table:style-name="Default" office:value-type="float" office:value="-0.0639219135046005" calcext:value-type="float">
            <text:p>-0.063921913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8916307985783" calcext:value-type="float">
            <text:p>-0.0308916308</text:p>
          </table:table-cell>
          <table:table-cell table:style-name="Default" office:value-type="float" office:value="-0.0424733087420464" calcext:value-type="float">
            <text:p>-0.0424733087</text:p>
          </table:table-cell>
          <table:table-cell table:style-name="Default" office:value-type="float" office:value="0.322909951210022" calcext:value-type="float">
            <text:p>0.3229099512</text:p>
          </table:table-cell>
          <table:table-cell table:style-name="Default" office:value-type="float" office:value="-0.109547890722752" calcext:value-type="float">
            <text:p>-0.1095478907</text:p>
          </table:table-cell>
          <table:table-cell table:style-name="Default" office:value-type="float" office:value="-0.0481663197278977" calcext:value-type="float">
            <text:p>-0.0481663197</text:p>
          </table:table-cell>
          <table:table-cell table:style-name="Default" office:value-type="float" office:value="-0.0629582405090332" calcext:value-type="float">
            <text:p>-0.062958240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8829993009567" calcext:value-type="float">
            <text:p>-0.0308829993</text:p>
          </table:table-cell>
          <table:table-cell table:style-name="Default" office:value-type="float" office:value="-0.0419633574783802" calcext:value-type="float">
            <text:p>-0.0419633575</text:p>
          </table:table-cell>
          <table:table-cell table:style-name="Default" office:value-type="float" office:value="0.323014080524445" calcext:value-type="float">
            <text:p>0.3230140805</text:p>
          </table:table-cell>
          <table:table-cell table:style-name="Default" office:value-type="float" office:value="-0.108897559344769" calcext:value-type="float">
            <text:p>-0.1088975593</text:p>
          </table:table-cell>
          <table:table-cell table:style-name="Default" office:value-type="float" office:value="-0.048424419015646" calcext:value-type="float">
            <text:p>-0.048424419</text:p>
          </table:table-cell>
          <table:table-cell table:style-name="Default" office:value-type="float" office:value="-0.0624599903821945" calcext:value-type="float">
            <text:p>-0.062459990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8836922049522" calcext:value-type="float">
            <text:p>-0.0308836922</text:p>
          </table:table-cell>
          <table:table-cell table:style-name="Default" office:value-type="float" office:value="-0.0409517213702202" calcext:value-type="float">
            <text:p>-0.0409517214</text:p>
          </table:table-cell>
          <table:table-cell table:style-name="Default" office:value-type="float" office:value="0.323245853185654" calcext:value-type="float">
            <text:p>0.3232458532</text:p>
          </table:table-cell>
          <table:table-cell table:style-name="Default" office:value-type="float" office:value="-0.10743573307991" calcext:value-type="float">
            <text:p>-0.1074357331</text:p>
          </table:table-cell>
          <table:table-cell table:style-name="Default" office:value-type="float" office:value="-0.0490049868822098" calcext:value-type="float">
            <text:p>-0.0490049869</text:p>
          </table:table-cell>
          <table:table-cell table:style-name="Default" office:value-type="float" office:value="-0.0614292956888676" calcext:value-type="float">
            <text:p>-0.061429295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8909416198731" calcext:value-type="float">
            <text:p>-0.0308909416</text:p>
          </table:table-cell>
          <table:table-cell table:style-name="Default" office:value-type="float" office:value="-0.0404461100697517" calcext:value-type="float">
            <text:p>-0.0404461101</text:p>
          </table:table-cell>
          <table:table-cell table:style-name="Default" office:value-type="float" office:value="0.323370933532715" calcext:value-type="float">
            <text:p>0.3233709335</text:p>
          </table:table-cell>
          <table:table-cell table:style-name="Default" office:value-type="float" office:value="-0.106638565659523" calcext:value-type="float">
            <text:p>-0.1066385657</text:p>
          </table:table-cell>
          <table:table-cell table:style-name="Default" office:value-type="float" office:value="-0.0493217594921589" calcext:value-type="float">
            <text:p>-0.0493217595</text:p>
          </table:table-cell>
          <table:table-cell table:style-name="Default" office:value-type="float" office:value="-0.0608961656689644" calcext:value-type="float">
            <text:p>-0.060896165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9155900031328" calcext:value-type="float">
            <text:p>-0.03091559</text:p>
          </table:table-cell>
          <table:table-cell table:style-name="Default" office:value-type="float" office:value="-0.0394283719360828" calcext:value-type="float">
            <text:p>-0.0394283719</text:p>
          </table:table-cell>
          <table:table-cell table:style-name="Default" office:value-type="float" office:value="0.323634773492813" calcext:value-type="float">
            <text:p>0.3236347735</text:p>
          </table:table-cell>
          <table:table-cell table:style-name="Default" office:value-type="float" office:value="-0.104938194155693" calcext:value-type="float">
            <text:p>-0.1049381942</text:p>
          </table:table-cell>
          <table:table-cell table:style-name="Default" office:value-type="float" office:value="-0.0499977096915245" calcext:value-type="float">
            <text:p>-0.0499977097</text:p>
          </table:table-cell>
          <table:table-cell table:style-name="Default" office:value-type="float" office:value="-0.0597939640283585" calcext:value-type="float">
            <text:p>-0.0597939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9319104999304" calcext:value-type="float">
            <text:p>-0.0309319105</text:p>
          </table:table-cell>
          <table:table-cell table:style-name="Default" office:value-type="float" office:value="-0.0389143489301205" calcext:value-type="float">
            <text:p>-0.0389143489</text:p>
          </table:table-cell>
          <table:table-cell table:style-name="Default" office:value-type="float" office:value="0.323772072792053" calcext:value-type="float">
            <text:p>0.3237720728</text:p>
          </table:table-cell>
          <table:table-cell table:style-name="Default" office:value-type="float" office:value="-0.104042641818523" calcext:value-type="float">
            <text:p>-0.1040426418</text:p>
          </table:table-cell>
          <table:table-cell table:style-name="Default" office:value-type="float" office:value="-0.0503537580370903" calcext:value-type="float">
            <text:p>-0.050353758</text:p>
          </table:table-cell>
          <table:table-cell table:style-name="Default" office:value-type="float" office:value="-0.0592246055603027" calcext:value-type="float">
            <text:p>-0.059224605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9705846011639" calcext:value-type="float">
            <text:p>-0.0309705846</text:p>
          </table:table-cell>
          <table:table-cell table:style-name="Default" office:value-type="float" office:value="-0.0378728359937668" calcext:value-type="float">
            <text:p>-0.037872836</text:p>
          </table:table-cell>
          <table:table-cell table:style-name="Default" office:value-type="float" office:value="0.324054628610611" calcext:value-type="float">
            <text:p>0.3240546286</text:p>
          </table:table-cell>
          <table:table-cell table:style-name="Default" office:value-type="float" office:value="-0.102175205945969" calcext:value-type="float">
            <text:p>-0.1021752059</text:p>
          </table:table-cell>
          <table:table-cell table:style-name="Default" office:value-type="float" office:value="-0.0510960333049297" calcext:value-type="float">
            <text:p>-0.0510960333</text:p>
          </table:table-cell>
          <table:table-cell table:style-name="Default" office:value-type="float" office:value="-0.058049313724041" calcext:value-type="float">
            <text:p>-0.05804931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0154892504215" calcext:value-type="float">
            <text:p>-0.0310154893</text:p>
          </table:table-cell>
          <table:table-cell table:style-name="Default" office:value-type="float" office:value="-0.0368107706308365" calcext:value-type="float">
            <text:p>-0.0368107706</text:p>
          </table:table-cell>
          <table:table-cell table:style-name="Default" office:value-type="float" office:value="0.324345022439957" calcext:value-type="float">
            <text:p>0.3243450224</text:p>
          </table:table-cell>
          <table:table-cell table:style-name="Default" office:value-type="float" office:value="-0.100219771265984" calcext:value-type="float">
            <text:p>-0.1002197713</text:p>
          </table:table-cell>
          <table:table-cell table:style-name="Default" office:value-type="float" office:value="-0.0518727265298367" calcext:value-type="float">
            <text:p>-0.0518727265</text:p>
          </table:table-cell>
          <table:table-cell table:style-name="Default" office:value-type="float" office:value="-0.0568251051008701" calcext:value-type="float">
            <text:p>-0.05682510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0397818684578" calcext:value-type="float">
            <text:p>-0.0310397819</text:p>
          </table:table-cell>
          <table:table-cell table:style-name="Default" office:value-type="float" office:value="-0.0362714976072311" calcext:value-type="float">
            <text:p>-0.0362714976</text:p>
          </table:table-cell>
          <table:table-cell table:style-name="Default" office:value-type="float" office:value="0.324492305517197" calcext:value-type="float">
            <text:p>0.3244923055</text:p>
          </table:table-cell>
          <table:table-cell table:style-name="Default" office:value-type="float" office:value="-0.0992130264639854" calcext:value-type="float">
            <text:p>-0.0992130265</text:p>
          </table:table-cell>
          <table:table-cell table:style-name="Default" office:value-type="float" office:value="-0.0522722266614437" calcext:value-type="float">
            <text:p>-0.0522722267</text:p>
          </table:table-cell>
          <table:table-cell table:style-name="Default" office:value-type="float" office:value="-0.0561947450041771" calcext:value-type="float">
            <text:p>-0.05619474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0913287103176" calcext:value-type="float">
            <text:p>-0.0310913287</text:p>
          </table:table-cell>
          <table:table-cell table:style-name="Default" office:value-type="float" office:value="-0.0351758003234863" calcext:value-type="float">
            <text:p>-0.0351758003</text:p>
          </table:table-cell>
          <table:table-cell table:style-name="Default" office:value-type="float" office:value="0.324789822101593" calcext:value-type="float">
            <text:p>0.3247898221</text:p>
          </table:table-cell>
          <table:table-cell table:style-name="Default" office:value-type="float" office:value="-0.0971475467085839" calcext:value-type="float">
            <text:p>-0.0971475467</text:p>
          </table:table-cell>
          <table:table-cell table:style-name="Default" office:value-type="float" office:value="-0.0530908927321434" calcext:value-type="float">
            <text:p>-0.0530908927</text:p>
          </table:table-cell>
          <table:table-cell table:style-name="Default" office:value-type="float" office:value="-0.0548977926373482" calcext:value-type="float">
            <text:p>-0.05489779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1460644006729" calcext:value-type="float">
            <text:p>-0.0311460644</text:p>
          </table:table-cell>
          <table:table-cell table:style-name="Default" office:value-type="float" office:value="-0.0340571179986" calcext:value-type="float">
            <text:p>-0.034057118</text:p>
          </table:table-cell>
          <table:table-cell table:style-name="Default" office:value-type="float" office:value="0.325089693069458" calcext:value-type="float">
            <text:p>0.3250896931</text:p>
          </table:table-cell>
          <table:table-cell table:style-name="Default" office:value-type="float" office:value="-0.0950189903378487" calcext:value-type="float">
            <text:p>-0.0950189903</text:p>
          </table:table-cell>
          <table:table-cell table:style-name="Default" office:value-type="float" office:value="-0.0539328381419182" calcext:value-type="float">
            <text:p>-0.0539328381</text:p>
          </table:table-cell>
          <table:table-cell table:style-name="Default" office:value-type="float" office:value="-0.0535529516637325" calcext:value-type="float">
            <text:p>-0.05355295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2034040689468" calcext:value-type="float">
            <text:p>-0.0312034041</text:p>
          </table:table-cell>
          <table:table-cell table:style-name="Default" office:value-type="float" office:value="-0.0329156965017319" calcext:value-type="float">
            <text:p>-0.0329156965</text:p>
          </table:table-cell>
          <table:table-cell table:style-name="Default" office:value-type="float" office:value="0.325390428304672" calcext:value-type="float">
            <text:p>0.3253904283</text:p>
          </table:table-cell>
          <table:table-cell table:style-name="Default" office:value-type="float" office:value="-0.0928333550691605" calcext:value-type="float">
            <text:p>-0.0928333551</text:p>
          </table:table-cell>
          <table:table-cell table:style-name="Default" office:value-type="float" office:value="-0.0547950603067875" calcext:value-type="float">
            <text:p>-0.0547950603</text:p>
          </table:table-cell>
          <table:table-cell table:style-name="Default" office:value-type="float" office:value="-0.0521607808768749" calcext:value-type="float">
            <text:p>-0.052160780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2328599393368" calcext:value-type="float">
            <text:p>-0.0312328599</text:p>
          </table:table-cell>
          <table:table-cell table:style-name="Default" office:value-type="float" office:value="-0.0323365852236748" calcext:value-type="float">
            <text:p>-0.0323365852</text:p>
          </table:table-cell>
          <table:table-cell table:style-name="Default" office:value-type="float" office:value="0.325540691614151" calcext:value-type="float">
            <text:p>0.3255406916</text:p>
          </table:table-cell>
          <table:table-cell table:style-name="Default" office:value-type="float" office:value="-0.0917207375168801" calcext:value-type="float">
            <text:p>-0.0917207375</text:p>
          </table:table-cell>
          <table:table-cell table:style-name="Default" office:value-type="float" office:value="-0.0552329495549202" calcext:value-type="float">
            <text:p>-0.0552329496</text:p>
          </table:table-cell>
          <table:table-cell table:style-name="Default" office:value-type="float" office:value="-0.0514472164213658" calcext:value-type="float">
            <text:p>-0.05144721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2931388616562" calcext:value-type="float">
            <text:p>-0.0312931389</text:p>
          </table:table-cell>
          <table:table-cell table:style-name="Default" office:value-type="float" office:value="-0.0311622526496649" calcext:value-type="float">
            <text:p>-0.0311622526</text:p>
          </table:table-cell>
          <table:table-cell table:style-name="Default" office:value-type="float" office:value="0.325840353965759" calcext:value-type="float">
            <text:p>0.325840354</text:p>
          </table:table-cell>
          <table:table-cell table:style-name="Default" office:value-type="float" office:value="-0.089458629488945" calcext:value-type="float">
            <text:p>-0.0894586295</text:p>
          </table:table-cell>
          <table:table-cell table:style-name="Default" office:value-type="float" office:value="-0.0561208240687847" calcext:value-type="float">
            <text:p>-0.0561208241</text:p>
          </table:table-cell>
          <table:table-cell table:style-name="Default" office:value-type="float" office:value="-0.049985446035862" calcext:value-type="float">
            <text:p>-0.0499854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3238389790058" calcext:value-type="float">
            <text:p>-0.031323839</text:p>
          </table:table-cell>
          <table:table-cell table:style-name="Default" office:value-type="float" office:value="-0.0305671747773886" calcext:value-type="float">
            <text:p>-0.0305671748</text:p>
          </table:table-cell>
          <table:table-cell table:style-name="Default" office:value-type="float" office:value="0.325989425182343" calcext:value-type="float">
            <text:p>0.3259894252</text:p>
          </table:table-cell>
          <table:table-cell table:style-name="Default" office:value-type="float" office:value="-0.0883101597428322" calcext:value-type="float">
            <text:p>-0.0883101597</text:p>
          </table:table-cell>
          <table:table-cell table:style-name="Default" office:value-type="float" office:value="-0.0565702542662621" calcext:value-type="float">
            <text:p>-0.0565702543</text:p>
          </table:table-cell>
          <table:table-cell table:style-name="Default" office:value-type="float" office:value="-0.0492376238107681" calcext:value-type="float">
            <text:p>-0.049237623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4178727567196" calcext:value-type="float">
            <text:p>-0.0314178728</text:p>
          </table:table-cell>
          <table:table-cell table:style-name="Default" office:value-type="float" office:value="-0.0287520252168179" calcext:value-type="float">
            <text:p>-0.0287520252</text:p>
          </table:table-cell>
          <table:table-cell table:style-name="Default" office:value-type="float" office:value="0.326432198286057" calcext:value-type="float">
            <text:p>0.3264321983</text:p>
          </table:table-cell>
          <table:table-cell table:style-name="Default" office:value-type="float" office:value="-0.0848005935549736" calcext:value-type="float">
            <text:p>-0.0848005936</text:p>
          </table:table-cell>
          <table:table-cell table:style-name="Default" office:value-type="float" office:value="-0.0579374320805073" calcext:value-type="float">
            <text:p>-0.0579374321</text:p>
          </table:table-cell>
          <table:table-cell table:style-name="Default" office:value-type="float" office:value="-0.0469273030757904" calcext:value-type="float">
            <text:p>-0.04692730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5139070153236" calcext:value-type="float">
            <text:p>-0.031513907</text:p>
          </table:table-cell>
          <table:table-cell table:style-name="Default" office:value-type="float" office:value="-0.026894835755229" calcext:value-type="float">
            <text:p>-0.0268948358</text:p>
          </table:table-cell>
          <table:table-cell table:style-name="Default" office:value-type="float" office:value="0.326865792274475" calcext:value-type="float">
            <text:p>0.3268657923</text:p>
          </table:table-cell>
          <table:table-cell table:style-name="Default" office:value-type="float" office:value="-0.0812038332223892" calcext:value-type="float">
            <text:p>-0.0812038332</text:p>
          </table:table-cell>
          <table:table-cell table:style-name="Default" office:value-type="float" office:value="-0.0593276359140873" calcext:value-type="float">
            <text:p>-0.0593276359</text:p>
          </table:table-cell>
          <table:table-cell table:style-name="Default" office:value-type="float" office:value="-0.0445198304951191" calcext:value-type="float">
            <text:p>-0.044519830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546238809824" calcext:value-type="float">
            <text:p>-0.0315462388</text:p>
          </table:table-cell>
          <table:table-cell table:style-name="Default" office:value-type="float" office:value="-0.0262671448290348" calcext:value-type="float">
            <text:p>-0.0262671448</text:p>
          </table:table-cell>
          <table:table-cell table:style-name="Default" office:value-type="float" office:value="0.32700777053833" calcext:value-type="float">
            <text:p>0.3270077705</text:p>
          </table:table-cell>
          <table:table-cell table:style-name="Default" office:value-type="float" office:value="-0.0799874365329742" calcext:value-type="float">
            <text:p>-0.0799874365</text:p>
          </table:table-cell>
          <table:table-cell table:style-name="Default" office:value-type="float" office:value="-0.0597950220108032" calcext:value-type="float">
            <text:p>-0.059795022</text:p>
          </table:table-cell>
          <table:table-cell table:style-name="Default" office:value-type="float" office:value="-0.043696440756321" calcext:value-type="float">
            <text:p>-0.043696440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6111296415329" calcext:value-type="float">
            <text:p>-0.0316111296</text:p>
          </table:table-cell>
          <table:table-cell table:style-name="Default" office:value-type="float" office:value="-0.0249996352940798" calcext:value-type="float">
            <text:p>-0.0249996353</text:p>
          </table:table-cell>
          <table:table-cell table:style-name="Default" office:value-type="float" office:value="0.327287197113037" calcext:value-type="float">
            <text:p>0.3272871971</text:p>
          </table:table-cell>
          <table:table-cell table:style-name="Default" office:value-type="float" office:value="-0.0775307938456535" calcext:value-type="float">
            <text:p>-0.0775307938</text:p>
          </table:table-cell>
          <table:table-cell table:style-name="Default" office:value-type="float" office:value="-0.0607343129813671" calcext:value-type="float">
            <text:p>-0.060734313</text:p>
          </table:table-cell>
          <table:table-cell table:style-name="Default" office:value-type="float" office:value="-0.0420190580189228" calcext:value-type="float">
            <text:p>-0.0420190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7085944116116" calcext:value-type="float">
            <text:p>-0.0317085944</text:p>
          </table:table-cell>
          <table:table-cell table:style-name="Default" office:value-type="float" office:value="-0.0230706073343754" calcext:value-type="float">
            <text:p>-0.0230706073</text:p>
          </table:table-cell>
          <table:table-cell table:style-name="Default" office:value-type="float" office:value="0.32769376039505" calcext:value-type="float">
            <text:p>0.3276937604</text:p>
          </table:table-cell>
          <table:table-cell table:style-name="Default" office:value-type="float" office:value="-0.0737919062376022" calcext:value-type="float">
            <text:p>-0.0737919062</text:p>
          </table:table-cell>
          <table:table-cell table:style-name="Default" office:value-type="float" office:value="-0.0621510334312916" calcext:value-type="float">
            <text:p>-0.0621510334</text:p>
          </table:table-cell>
          <table:table-cell table:style-name="Default" office:value-type="float" office:value="-0.039429422467947" calcext:value-type="float">
            <text:p>-0.039429422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7733809351921" calcext:value-type="float">
            <text:p>-0.0317733809</text:p>
          </table:table-cell>
          <table:table-cell table:style-name="Default" office:value-type="float" office:value="-0.0217679291963577" calcext:value-type="float">
            <text:p>-0.0217679292</text:p>
          </table:table-cell>
          <table:table-cell table:style-name="Default" office:value-type="float" office:value="0.327955335378647" calcext:value-type="float">
            <text:p>0.3279553354</text:p>
          </table:table-cell>
          <table:table-cell table:style-name="Default" office:value-type="float" office:value="-0.07126784324646" calcext:value-type="float">
            <text:p>-0.0712678432</text:p>
          </table:table-cell>
          <table:table-cell table:style-name="Default" office:value-type="float" office:value="-0.0630979686975479" calcext:value-type="float">
            <text:p>-0.0630979687</text:p>
          </table:table-cell>
          <table:table-cell table:style-name="Default" office:value-type="float" office:value="-0.0376559793949127" calcext:value-type="float">
            <text:p>-0.037655979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8376533687115" calcext:value-type="float">
            <text:p>-0.0318376534</text:p>
          </table:table-cell>
          <table:table-cell table:style-name="Default" office:value-type="float" office:value="-0.0204534456133843" calcext:value-type="float">
            <text:p>-0.0204534456</text:p>
          </table:table-cell>
          <table:table-cell table:style-name="Default" office:value-type="float" office:value="0.328208535909653" calcext:value-type="float">
            <text:p>0.3282085359</text:p>
          </table:table-cell>
          <table:table-cell table:style-name="Default" office:value-type="float" office:value="-0.0687220245599747" calcext:value-type="float">
            <text:p>-0.0687220246</text:p>
          </table:table-cell>
          <table:table-cell table:style-name="Default" office:value-type="float" office:value="-0.0640446841716766" calcext:value-type="float">
            <text:p>-0.0640446842</text:p>
          </table:table-cell>
          <table:table-cell table:style-name="Default" office:value-type="float" office:value="-0.0358466170728207" calcext:value-type="float">
            <text:p>-0.03584661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8695455789566" calcext:value-type="float">
            <text:p>-0.0318695456</text:p>
          </table:table-cell>
          <table:table-cell table:style-name="Default" office:value-type="float" office:value="-0.0197921823710203" calcext:value-type="float">
            <text:p>-0.0197921824</text:p>
          </table:table-cell>
          <table:table-cell table:style-name="Default" office:value-type="float" office:value="0.328331798315048" calcext:value-type="float">
            <text:p>0.3283317983</text:p>
          </table:table-cell>
          <table:table-cell table:style-name="Default" office:value-type="float" office:value="-0.067441925406456" calcext:value-type="float">
            <text:p>-0.0674419254</text:p>
          </table:table-cell>
          <table:table-cell table:style-name="Default" office:value-type="float" office:value="-0.0645173713564873" calcext:value-type="float">
            <text:p>-0.0645173714</text:p>
          </table:table-cell>
          <table:table-cell table:style-name="Default" office:value-type="float" office:value="-0.0349289998412132" calcext:value-type="float">
            <text:p>-0.03492899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9326147437096" calcext:value-type="float">
            <text:p>-0.0319326147</text:p>
          </table:table-cell>
          <table:table-cell table:style-name="Default" office:value-type="float" office:value="-0.0184624250978231" calcext:value-type="float">
            <text:p>-0.0184624251</text:p>
          </table:table-cell>
          <table:table-cell table:style-name="Default" office:value-type="float" office:value="0.328571259975433" calcext:value-type="float">
            <text:p>0.32857126</text:p>
          </table:table-cell>
          <table:table-cell table:style-name="Default" office:value-type="float" office:value="-0.0648690685629845" calcext:value-type="float">
            <text:p>-0.0648690686</text:p>
          </table:table-cell>
          <table:table-cell table:style-name="Default" office:value-type="float" office:value="-0.0654603093862534" calcext:value-type="float">
            <text:p>-0.0654603094</text:p>
          </table:table-cell>
          <table:table-cell table:style-name="Default" office:value-type="float" office:value="-0.0330689363181591" calcext:value-type="float">
            <text:p>-0.033068936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9637581706047" calcext:value-type="float">
            <text:p>-0.0319637582</text:p>
          </table:table-cell>
          <table:table-cell table:style-name="Default" office:value-type="float" office:value="-0.0177942737936974" calcext:value-type="float">
            <text:p>-0.0177942738</text:p>
          </table:table-cell>
          <table:table-cell table:style-name="Default" office:value-type="float" office:value="0.328687340021133" calcext:value-type="float">
            <text:p>0.32868734</text:p>
          </table:table-cell>
          <table:table-cell table:style-name="Default" office:value-type="float" office:value="-0.0635770559310913" calcext:value-type="float">
            <text:p>-0.0635770559</text:p>
          </table:table-cell>
          <table:table-cell table:style-name="Default" office:value-type="float" office:value="-0.0659300982952118" calcext:value-type="float">
            <text:p>-0.0659300983</text:p>
          </table:table-cell>
          <table:table-cell table:style-name="Default" office:value-type="float" office:value="-0.0321269109845161" calcext:value-type="float">
            <text:p>-0.0321269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0552438497543" calcext:value-type="float">
            <text:p>-0.0320552438</text:p>
          </table:table-cell>
          <table:table-cell table:style-name="Default" office:value-type="float" office:value="-0.0157787892967463" calcext:value-type="float">
            <text:p>-0.0157787893</text:p>
          </table:table-cell>
          <table:table-cell table:style-name="Default" office:value-type="float" office:value="0.329020112752914" calcext:value-type="float">
            <text:p>0.3290201128</text:p>
          </table:table-cell>
          <table:table-cell table:style-name="Default" office:value-type="float" office:value="-0.0596829243004322" calcext:value-type="float">
            <text:p>-0.0596829243</text:p>
          </table:table-cell>
          <table:table-cell table:style-name="Default" office:value-type="float" office:value="-0.0673299506306648" calcext:value-type="float">
            <text:p>-0.0673299506</text:p>
          </table:table-cell>
          <table:table-cell table:style-name="Default" office:value-type="float" office:value="-0.0292555205523968" calcext:value-type="float">
            <text:p>-0.029255520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114289700985" calcext:value-type="float">
            <text:p>-0.0321142897</text:p>
          </table:table-cell>
          <table:table-cell table:style-name="Default" office:value-type="float" office:value="-0.0144275911152363" calcext:value-type="float">
            <text:p>-0.0144275911</text:p>
          </table:table-cell>
          <table:table-cell table:style-name="Default" office:value-type="float" office:value="0.329228490591049" calcext:value-type="float">
            <text:p>0.3292284906</text:p>
          </table:table-cell>
          <table:table-cell table:style-name="Default" office:value-type="float" office:value="-0.0570753589272499" calcext:value-type="float">
            <text:p>-0.0570753589</text:p>
          </table:table-cell>
          <table:table-cell table:style-name="Default" office:value-type="float" office:value="-0.0682530403137207" calcext:value-type="float">
            <text:p>-0.0682530403</text:p>
          </table:table-cell>
          <table:table-cell table:style-name="Default" office:value-type="float" office:value="-0.0273059606552124" calcext:value-type="float">
            <text:p>-0.02730596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1993082761765" calcext:value-type="float">
            <text:p>-0.0321993083</text:p>
          </table:table-cell>
          <table:table-cell table:style-name="Default" office:value-type="float" office:value="-0.0123929344117641" calcext:value-type="float">
            <text:p>-0.0123929344</text:p>
          </table:table-cell>
          <table:table-cell table:style-name="Default" office:value-type="float" office:value="0.329519867897034" calcext:value-type="float">
            <text:p>0.3295198679</text:p>
          </table:table-cell>
          <table:table-cell table:style-name="Default" office:value-type="float" office:value="-0.0531538426876068" calcext:value-type="float">
            <text:p>-0.0531538427</text:p>
          </table:table-cell>
          <table:table-cell table:style-name="Default" office:value-type="float" office:value="-0.0696180462837219" calcext:value-type="float">
            <text:p>-0.0696180463</text:p>
          </table:table-cell>
          <table:table-cell table:style-name="Default" office:value-type="float" office:value="-0.0243337415158749" calcext:value-type="float">
            <text:p>-0.024333741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2532281279564" calcext:value-type="float">
            <text:p>-0.0322532281</text:p>
          </table:table-cell>
          <table:table-cell table:style-name="Default" office:value-type="float" office:value="-0.0110332258045673" calcext:value-type="float">
            <text:p>-0.0110332258</text:p>
          </table:table-cell>
          <table:table-cell table:style-name="Default" office:value-type="float" office:value="0.32969942688942" calcext:value-type="float">
            <text:p>0.3296994269</text:p>
          </table:table-cell>
          <table:table-cell table:style-name="Default" office:value-type="float" office:value="-0.050536822527647" calcext:value-type="float">
            <text:p>-0.0505368225</text:p>
          </table:table-cell>
          <table:table-cell table:style-name="Default" office:value-type="float" office:value="-0.0705123692750931" calcext:value-type="float">
            <text:p>-0.0705123693</text:p>
          </table:table-cell>
          <table:table-cell table:style-name="Default" office:value-type="float" office:value="-0.0223232116550207" calcext:value-type="float">
            <text:p>-0.02232321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2793051600456" calcext:value-type="float">
            <text:p>-0.0322793052</text:p>
          </table:table-cell>
          <table:table-cell table:style-name="Default" office:value-type="float" office:value="-0.0103529095649719" calcext:value-type="float">
            <text:p>-0.0103529096</text:p>
          </table:table-cell>
          <table:table-cell table:style-name="Default" office:value-type="float" office:value="0.329784721136093" calcext:value-type="float">
            <text:p>0.3297847211</text:p>
          </table:table-cell>
          <table:table-cell table:style-name="Default" office:value-type="float" office:value="-0.0492285341024399" calcext:value-type="float">
            <text:p>-0.0492285341</text:p>
          </table:table-cell>
          <table:table-cell table:style-name="Default" office:value-type="float" office:value="-0.0709541961550713" calcext:value-type="float">
            <text:p>-0.0709541962</text:p>
          </table:table-cell>
          <table:table-cell table:style-name="Default" office:value-type="float" office:value="-0.0213101636618376" calcext:value-type="float">
            <text:p>-0.02131016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3534347116947" calcext:value-type="float">
            <text:p>-0.0323534347</text:p>
          </table:table-cell>
          <table:table-cell table:style-name="Default" office:value-type="float" office:value="-0.00831219181418419" calcext:value-type="float">
            <text:p>-0.0083121918</text:p>
          </table:table-cell>
          <table:table-cell table:style-name="Default" office:value-type="float" office:value="0.330022156238556" calcext:value-type="float">
            <text:p>0.3300221562</text:p>
          </table:table-cell>
          <table:table-cell table:style-name="Default" office:value-type="float" office:value="-0.0453085638582707" calcext:value-type="float">
            <text:p>-0.0453085639</text:p>
          </table:table-cell>
          <table:table-cell table:style-name="Default" office:value-type="float" office:value="-0.0722558423876762" calcext:value-type="float">
            <text:p>-0.0722558424</text:p>
          </table:table-cell>
          <table:table-cell table:style-name="Default" office:value-type="float" office:value="-0.0182428453117609" calcext:value-type="float">
            <text:p>-0.018242845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3767140507698" calcext:value-type="float">
            <text:p>-0.0323767141</text:p>
          </table:table-cell>
          <table:table-cell table:style-name="Default" office:value-type="float" office:value="-0.00763259641826153" calcext:value-type="float">
            <text:p>-0.0076325964</text:p>
          </table:table-cell>
          <table:table-cell table:style-name="Default" office:value-type="float" office:value="0.330095082521439" calcext:value-type="float">
            <text:p>0.3300950825</text:p>
          </table:table-cell>
          <table:table-cell table:style-name="Default" office:value-type="float" office:value="-0.044004712253809" calcext:value-type="float">
            <text:p>-0.0440047123</text:p>
          </table:table-cell>
          <table:table-cell table:style-name="Default" office:value-type="float" office:value="-0.0726810693740845" calcext:value-type="float">
            <text:p>-0.0726810694</text:p>
          </table:table-cell>
          <table:table-cell table:style-name="Default" office:value-type="float" office:value="-0.0172120966017246" calcext:value-type="float">
            <text:p>-0.01721209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4209071695805" calcext:value-type="float">
            <text:p>-0.0324209072</text:p>
          </table:table-cell>
          <table:table-cell table:style-name="Default" office:value-type="float" office:value="-0.00627550855278969" calcext:value-type="float">
            <text:p>-0.0062755086</text:p>
          </table:table-cell>
          <table:table-cell table:style-name="Default" office:value-type="float" office:value="0.330231487751007" calcext:value-type="float">
            <text:p>0.3302314878</text:p>
          </table:table-cell>
          <table:table-cell table:style-name="Default" office:value-type="float" office:value="-0.0414031222462654" calcext:value-type="float">
            <text:p>-0.0414031222</text:p>
          </table:table-cell>
          <table:table-cell table:style-name="Default" office:value-type="float" office:value="-0.0735173374414444" calcext:value-type="float">
            <text:p>-0.0735173374</text:p>
          </table:table-cell>
          <table:table-cell table:style-name="Default" office:value-type="float" office:value="-0.0151397222653031" calcext:value-type="float">
            <text:p>-0.015139722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4417650699616" calcext:value-type="float">
            <text:p>-0.0324417651</text:p>
          </table:table-cell>
          <table:table-cell table:style-name="Default" office:value-type="float" office:value="-0.0055982880294323" calcext:value-type="float">
            <text:p>-0.005598288</text:p>
          </table:table-cell>
          <table:table-cell table:style-name="Default" office:value-type="float" office:value="0.33029493689537" calcext:value-type="float">
            <text:p>0.3302949369</text:p>
          </table:table-cell>
          <table:table-cell table:style-name="Default" office:value-type="float" office:value="-0.0401060804724693" calcext:value-type="float">
            <text:p>-0.0401060805</text:p>
          </table:table-cell>
          <table:table-cell table:style-name="Default" office:value-type="float" office:value="-0.0739279836416245" calcext:value-type="float">
            <text:p>-0.0739279836</text:p>
          </table:table-cell>
          <table:table-cell table:style-name="Default" office:value-type="float" office:value="-0.0140988295897841" calcext:value-type="float">
            <text:p>-0.01409882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4808694422245" calcext:value-type="float">
            <text:p>-0.0324808694</text:p>
          </table:table-cell>
          <table:table-cell table:style-name="Default" office:value-type="float" office:value="-0.0042475052177906" calcext:value-type="float">
            <text:p>-0.0042475052</text:p>
          </table:table-cell>
          <table:table-cell table:style-name="Default" office:value-type="float" office:value="0.330412328243256" calcext:value-type="float">
            <text:p>0.3304123282</text:p>
          </table:table-cell>
          <table:table-cell table:style-name="Default" office:value-type="float" office:value="-0.0375211089849472" calcext:value-type="float">
            <text:p>-0.037521109</text:p>
          </table:table-cell>
          <table:table-cell table:style-name="Default" office:value-type="float" office:value="-0.0747333094477654" calcext:value-type="float">
            <text:p>-0.0747333094</text:p>
          </table:table-cell>
          <table:table-cell table:style-name="Default" office:value-type="float" office:value="-0.0120090497657657" calcext:value-type="float">
            <text:p>-0.01200904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5325429439545" calcext:value-type="float">
            <text:p>-0.0325325429</text:p>
          </table:table-cell>
          <table:table-cell table:style-name="Default" office:value-type="float" office:value="-0.00223299115896225" calcext:value-type="float">
            <text:p>-0.0022329912</text:p>
          </table:table-cell>
          <table:table-cell table:style-name="Default" office:value-type="float" office:value="0.33056452870369" calcext:value-type="float">
            <text:p>0.3305645287</text:p>
          </table:table-cell>
          <table:table-cell table:style-name="Default" office:value-type="float" office:value="-0.0336713679134846" calcext:value-type="float">
            <text:p>-0.0336713679</text:p>
          </table:table-cell>
          <table:table-cell table:style-name="Default" office:value-type="float" office:value="-0.0758985355496407" calcext:value-type="float">
            <text:p>-0.0758985355</text:p>
          </table:table-cell>
          <table:table-cell table:style-name="Default" office:value-type="float" office:value="-0.00885953847318888" calcext:value-type="float">
            <text:p>-0.00885953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5619615614414" calcext:value-type="float">
            <text:p>-0.0325619616</text:p>
          </table:table-cell>
          <table:table-cell table:style-name="Default" office:value-type="float" office:value="-0.000899778679013252" calcext:value-type="float">
            <text:p>-0.0008997787</text:p>
          </table:table-cell>
          <table:table-cell table:style-name="Default" office:value-type="float" office:value="0.330650120973587" calcext:value-type="float">
            <text:p>0.330650121</text:p>
          </table:table-cell>
          <table:table-cell table:style-name="Default" office:value-type="float" office:value="-0.0311270225793123" calcext:value-type="float">
            <text:p>-0.0311270226</text:p>
          </table:table-cell>
          <table:table-cell table:style-name="Default" office:value-type="float" office:value="-0.0766447260975838" calcext:value-type="float">
            <text:p>-0.0766447261</text:p>
          </table:table-cell>
          <table:table-cell table:style-name="Default" office:value-type="float" office:value="-0.00675393547862768" calcext:value-type="float">
            <text:p>-0.006753935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5750708580017" calcext:value-type="float">
            <text:p>-0.0325750709</text:p>
          </table:table-cell>
          <table:table-cell table:style-name="Default" office:value-type="float" office:value="-0.000236637890338898" calcext:value-type="float">
            <text:p>-0.0002366379</text:p>
          </table:table-cell>
          <table:table-cell table:style-name="Default" office:value-type="float" office:value="0.330688208341598" calcext:value-type="float">
            <text:p>0.3306882083</text:p>
          </table:table-cell>
          <table:table-cell table:style-name="Default" office:value-type="float" office:value="-0.0298624560236931" calcext:value-type="float">
            <text:p>-0.029862456</text:p>
          </table:table-cell>
          <table:table-cell table:style-name="Default" office:value-type="float" office:value="-0.0770080834627152" calcext:value-type="float">
            <text:p>-0.0770080835</text:p>
          </table:table-cell>
          <table:table-cell table:style-name="Default" office:value-type="float" office:value="-0.00570028088986874" calcext:value-type="float">
            <text:p>-0.005700280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5980074703693" calcext:value-type="float">
            <text:p>-0.0325980075</text:p>
          </table:table-cell>
          <table:table-cell table:style-name="Default" office:value-type="float" office:value="0.00108181312680244" calcext:value-type="float">
            <text:p>0.0010818131</text:p>
          </table:table-cell>
          <table:table-cell table:style-name="Default" office:value-type="float" office:value="0.330754965543747" calcext:value-type="float">
            <text:p>0.3307549655</text:p>
          </table:table-cell>
          <table:table-cell table:style-name="Default" office:value-type="float" office:value="-0.0273500923067331" calcext:value-type="float">
            <text:p>-0.0273500923</text:p>
          </table:table-cell>
          <table:table-cell table:style-name="Default" office:value-type="float" office:value="-0.0777144804596901" calcext:value-type="float">
            <text:p>-0.0777144805</text:p>
          </table:table-cell>
          <table:table-cell table:style-name="Default" office:value-type="float" office:value="-0.00359325739555061" calcext:value-type="float">
            <text:p>-0.00359325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163284480572" calcext:value-type="float">
            <text:p>-0.0326163284</text:p>
          </table:table-cell>
          <table:table-cell table:style-name="Default" office:value-type="float" office:value="0.00238868221640587" calcext:value-type="float">
            <text:p>0.0023886822</text:p>
          </table:table-cell>
          <table:table-cell table:style-name="Default" office:value-type="float" office:value="0.330809414386749" calcext:value-type="float">
            <text:p>0.3308094144</text:p>
          </table:table-cell>
          <table:table-cell table:style-name="Default" office:value-type="float" office:value="-0.0248621497303247" calcext:value-type="float">
            <text:p>-0.0248621497</text:p>
          </table:table-cell>
          <table:table-cell table:style-name="Default" office:value-type="float" office:value="-0.0783926397562027" calcext:value-type="float">
            <text:p>-0.0783926398</text:p>
          </table:table-cell>
          <table:table-cell table:style-name="Default" office:value-type="float" office:value="-0.00148886756505817" calcext:value-type="float">
            <text:p>-0.001488867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236523687839" calcext:value-type="float">
            <text:p>-0.0326236524</text:p>
          </table:table-cell>
          <table:table-cell table:style-name="Default" office:value-type="float" office:value="0.00303734187036753" calcext:value-type="float">
            <text:p>0.0030373419</text:p>
          </table:table-cell>
          <table:table-cell table:style-name="Default" office:value-type="float" office:value="0.330832064151764" calcext:value-type="float">
            <text:p>0.3308320642</text:p>
          </table:table-cell>
          <table:table-cell table:style-name="Default" office:value-type="float" office:value="-0.0236280951648951" calcext:value-type="float">
            <text:p>-0.0236280952</text:p>
          </table:table-cell>
          <table:table-cell table:style-name="Default" office:value-type="float" office:value="-0.0787207037210465" calcext:value-type="float">
            <text:p>-0.0787207037</text:p>
          </table:table-cell>
          <table:table-cell table:style-name="Default" office:value-type="float" office:value="-0.000438539602328092" calcext:value-type="float">
            <text:p>-0.00043853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346531510353" calcext:value-type="float">
            <text:p>-0.0326346532</text:p>
          </table:table-cell>
          <table:table-cell table:style-name="Default" office:value-type="float" office:value="0.00432419031858444" calcext:value-type="float">
            <text:p>0.0043241903</text:p>
          </table:table-cell>
          <table:table-cell table:style-name="Default" office:value-type="float" office:value="0.330868393182755" calcext:value-type="float">
            <text:p>0.3308683932</text:p>
          </table:table-cell>
          <table:table-cell table:style-name="Default" office:value-type="float" office:value="-0.0211813449859619" calcext:value-type="float">
            <text:p>-0.021181345</text:p>
          </table:table-cell>
          <table:table-cell table:style-name="Default" office:value-type="float" office:value="-0.0793540924787521" calcext:value-type="float">
            <text:p>-0.0793540925</text:p>
          </table:table-cell>
          <table:table-cell table:style-name="Default" office:value-type="float" office:value="0.00165630294941366" calcext:value-type="float">
            <text:p>0.001656302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382294297218" calcext:value-type="float">
            <text:p>-0.0326382294</text:p>
          </table:table-cell>
          <table:table-cell table:style-name="Default" office:value-type="float" office:value="0.00496203172951937" calcext:value-type="float">
            <text:p>0.0049620317</text:p>
          </table:table-cell>
          <table:table-cell table:style-name="Default" office:value-type="float" office:value="0.330882161855698" calcext:value-type="float">
            <text:p>0.3308821619</text:p>
          </table:table-cell>
          <table:table-cell table:style-name="Default" office:value-type="float" office:value="-0.0199692379683256" calcext:value-type="float">
            <text:p>-0.019969238</text:p>
          </table:table-cell>
          <table:table-cell table:style-name="Default" office:value-type="float" office:value="-0.0796591117978096" calcext:value-type="float">
            <text:p>-0.0796591118</text:p>
          </table:table-cell>
          <table:table-cell table:style-name="Default" office:value-type="float" office:value="0.00270022451877594" calcext:value-type="float">
            <text:p>0.002700224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413959264755" calcext:value-type="float">
            <text:p>-0.0326413959</text:p>
          </table:table-cell>
          <table:table-cell table:style-name="Default" office:value-type="float" office:value="0.0062257181853056" calcext:value-type="float">
            <text:p>0.0062257182</text:p>
          </table:table-cell>
          <table:table-cell table:style-name="Default" office:value-type="float" office:value="0.330901086330414" calcext:value-type="float">
            <text:p>0.3309010863</text:p>
          </table:table-cell>
          <table:table-cell table:style-name="Default" office:value-type="float" office:value="-0.0175690706819296" calcext:value-type="float">
            <text:p>-0.0175690707</text:p>
          </table:table-cell>
          <table:table-cell table:style-name="Default" office:value-type="float" office:value="-0.0802450031042099" calcext:value-type="float">
            <text:p>-0.0802450031</text:p>
          </table:table-cell>
          <table:table-cell table:style-name="Default" office:value-type="float" office:value="0.0047788992524147" calcext:value-type="float">
            <text:p>0.004778899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409339904785" calcext:value-type="float">
            <text:p>-0.032640934</text:p>
          </table:table-cell>
          <table:table-cell table:style-name="Default" office:value-type="float" office:value="0.00685119908303023" calcext:value-type="float">
            <text:p>0.0068511991</text:p>
          </table:table-cell>
          <table:table-cell table:style-name="Default" office:value-type="float" office:value="0.330906331539154" calcext:value-type="float">
            <text:p>0.3309063315</text:p>
          </table:table-cell>
          <table:table-cell table:style-name="Default" office:value-type="float" office:value="-0.0163815952837467" calcext:value-type="float">
            <text:p>-0.0163815953</text:p>
          </table:table-cell>
          <table:table-cell table:style-name="Default" office:value-type="float" office:value="-0.0805256068706513" calcext:value-type="float">
            <text:p>-0.0805256069</text:p>
          </table:table-cell>
          <table:table-cell table:style-name="Default" office:value-type="float" office:value="0.00581298395991326" calcext:value-type="float">
            <text:p>0.0058129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358675956726" calcext:value-type="float">
            <text:p>-0.0326358676</text:p>
          </table:table-cell>
          <table:table-cell table:style-name="Default" office:value-type="float" office:value="0.00808855704963207" calcext:value-type="float">
            <text:p>0.008088557</text:p>
          </table:table-cell>
          <table:table-cell table:style-name="Default" office:value-type="float" office:value="0.330908626317978" calcext:value-type="float">
            <text:p>0.3309086263</text:p>
          </table:table-cell>
          <table:table-cell table:style-name="Default" office:value-type="float" office:value="-0.0140333231538534" calcext:value-type="float">
            <text:p>-0.0140333232</text:p>
          </table:table-cell>
          <table:table-cell table:style-name="Default" office:value-type="float" office:value="-0.0810614824295044" calcext:value-type="float">
            <text:p>-0.0810614824</text:p>
          </table:table-cell>
          <table:table-cell table:style-name="Default" office:value-type="float" office:value="0.00786851346492767" calcext:value-type="float">
            <text:p>0.007868513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311849057674" calcext:value-type="float">
            <text:p>-0.0326311849</text:p>
          </table:table-cell>
          <table:table-cell table:style-name="Default" office:value-type="float" office:value="0.00870009139180183" calcext:value-type="float">
            <text:p>0.0087000914</text:p>
          </table:table-cell>
          <table:table-cell table:style-name="Default" office:value-type="float" office:value="0.330905795097351" calcext:value-type="float">
            <text:p>0.3309057951</text:p>
          </table:table-cell>
          <table:table-cell table:style-name="Default" office:value-type="float" office:value="-0.0128731168806553" calcext:value-type="float">
            <text:p>-0.0128731169</text:p>
          </table:table-cell>
          <table:table-cell table:style-name="Default" office:value-type="float" office:value="-0.0813164636492729" calcext:value-type="float">
            <text:p>-0.0813164636</text:p>
          </table:table-cell>
          <table:table-cell table:style-name="Default" office:value-type="float" office:value="0.00888923183083534" calcext:value-type="float">
            <text:p>0.00888923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250493526459" calcext:value-type="float">
            <text:p>-0.0326250494</text:p>
          </table:table-cell>
          <table:table-cell table:style-name="Default" office:value-type="float" office:value="0.00930662173777819" calcext:value-type="float">
            <text:p>0.0093066217</text:p>
          </table:table-cell>
          <table:table-cell table:style-name="Default" office:value-type="float" office:value="0.330900400876999" calcext:value-type="float">
            <text:p>0.3309004009</text:p>
          </table:table-cell>
          <table:table-cell table:style-name="Default" office:value-type="float" office:value="-0.0117225609719753" calcext:value-type="float">
            <text:p>-0.011722561</text:p>
          </table:table-cell>
          <table:table-cell table:style-name="Default" office:value-type="float" office:value="-0.0815626457333565" calcext:value-type="float">
            <text:p>-0.0815626457</text:p>
          </table:table-cell>
          <table:table-cell table:style-name="Default" office:value-type="float" office:value="0.00990473385900259" calcext:value-type="float">
            <text:p>0.00990473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083190739155" calcext:value-type="float">
            <text:p>-0.0326083191</text:p>
          </table:table-cell>
          <table:table-cell table:style-name="Default" office:value-type="float" office:value="0.0105040427297354" calcext:value-type="float">
            <text:p>0.0105040427</text:p>
          </table:table-cell>
          <table:table-cell table:style-name="Default" office:value-type="float" office:value="0.330882161855698" calcext:value-type="float">
            <text:p>0.3308821619</text:p>
          </table:table-cell>
          <table:table-cell table:style-name="Default" office:value-type="float" office:value="-0.00945156160742044" calcext:value-type="float">
            <text:p>-0.0094515616</text:p>
          </table:table-cell>
          <table:table-cell table:style-name="Default" office:value-type="float" office:value="-0.0820281654596329" calcext:value-type="float">
            <text:p>-0.0820281655</text:p>
          </table:table-cell>
          <table:table-cell table:style-name="Default" office:value-type="float" office:value="0.0119186583906412" calcext:value-type="float">
            <text:p>0.01191865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5854830443859" calcext:value-type="float">
            <text:p>-0.032585483</text:p>
          </table:table-cell>
          <table:table-cell table:style-name="Default" office:value-type="float" office:value="0.0116793625056744" calcext:value-type="float">
            <text:p>0.0116793625</text:p>
          </table:table-cell>
          <table:table-cell table:style-name="Default" office:value-type="float" office:value="0.330854296684265" calcext:value-type="float">
            <text:p>0.3308542967</text:p>
          </table:table-cell>
          <table:table-cell table:style-name="Default" office:value-type="float" office:value="-0.00722261378541589" calcext:value-type="float">
            <text:p>-0.0072226138</text:p>
          </table:table-cell>
          <table:table-cell table:style-name="Default" office:value-type="float" office:value="-0.082457035779953" calcext:value-type="float">
            <text:p>-0.0824570358</text:p>
          </table:table-cell>
          <table:table-cell table:style-name="Default" office:value-type="float" office:value="0.0139066688716412" calcext:value-type="float">
            <text:p>0.013906668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5563661754131" calcext:value-type="float">
            <text:p>-0.0325563662</text:p>
          </table:table-cell>
          <table:table-cell table:style-name="Default" office:value-type="float" office:value="0.0128312557935715" calcext:value-type="float">
            <text:p>0.0128312558</text:p>
          </table:table-cell>
          <table:table-cell table:style-name="Default" office:value-type="float" office:value="0.330817490816116" calcext:value-type="float">
            <text:p>0.3308174908</text:p>
          </table:table-cell>
          <table:table-cell table:style-name="Default" office:value-type="float" office:value="-0.00503798434510827" calcext:value-type="float">
            <text:p>-0.0050379843</text:p>
          </table:table-cell>
          <table:table-cell table:style-name="Default" office:value-type="float" office:value="-0.0828483924269676" calcext:value-type="float">
            <text:p>-0.0828483924</text:p>
          </table:table-cell>
          <table:table-cell table:style-name="Default" office:value-type="float" office:value="0.015865933150053" calcext:value-type="float">
            <text:p>0.01586593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5208082795143" calcext:value-type="float">
            <text:p>-0.0325208083</text:p>
          </table:table-cell>
          <table:table-cell table:style-name="Default" office:value-type="float" office:value="0.013958347029984" calcext:value-type="float">
            <text:p>0.013958347</text:p>
          </table:table-cell>
          <table:table-cell table:style-name="Default" office:value-type="float" office:value="0.330772250890732" calcext:value-type="float">
            <text:p>0.3307722509</text:p>
          </table:table-cell>
          <table:table-cell table:style-name="Default" office:value-type="float" office:value="-0.00289985886774957" calcext:value-type="float">
            <text:p>-0.0028998589</text:p>
          </table:table-cell>
          <table:table-cell table:style-name="Default" office:value-type="float" office:value="-0.0832014232873917" calcext:value-type="float">
            <text:p>-0.0832014233</text:p>
          </table:table-cell>
          <table:table-cell table:style-name="Default" office:value-type="float" office:value="0.0177930295467377" calcext:value-type="float">
            <text:p>0.01779302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478678971529" calcext:value-type="float">
            <text:p>-0.032478679</text:p>
          </table:table-cell>
          <table:table-cell table:style-name="Default" office:value-type="float" office:value="0.0150592401623726" calcext:value-type="float">
            <text:p>0.0150592402</text:p>
          </table:table-cell>
          <table:table-cell table:style-name="Default" office:value-type="float" office:value="0.330719262361526" calcext:value-type="float">
            <text:p>0.3307192624</text:p>
          </table:table-cell>
          <table:table-cell table:style-name="Default" office:value-type="float" office:value="-0.000810492318123579" calcext:value-type="float">
            <text:p>-0.0008104923</text:p>
          </table:table-cell>
          <table:table-cell table:style-name="Default" office:value-type="float" office:value="-0.0835153162479401" calcext:value-type="float">
            <text:p>-0.0835153162</text:p>
          </table:table-cell>
          <table:table-cell table:style-name="Default" office:value-type="float" office:value="0.0196847375482321" calcext:value-type="float">
            <text:p>0.019684737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4297919869423" calcext:value-type="float">
            <text:p>-0.032429792</text:p>
          </table:table-cell>
          <table:table-cell table:style-name="Default" office:value-type="float" office:value="0.016132578253746" calcext:value-type="float">
            <text:p>0.0161325783</text:p>
          </table:table-cell>
          <table:table-cell table:style-name="Default" office:value-type="float" office:value="0.330659180879593" calcext:value-type="float">
            <text:p>0.3306591809</text:p>
          </table:table-cell>
          <table:table-cell table:style-name="Default" office:value-type="float" office:value="0.0012279519578442" calcext:value-type="float">
            <text:p>0.001227952</text:p>
          </table:table-cell>
          <table:table-cell table:style-name="Default" office:value-type="float" office:value="-0.0837893486022949" calcext:value-type="float">
            <text:p>-0.0837893486</text:p>
          </table:table-cell>
          <table:table-cell table:style-name="Default" office:value-type="float" office:value="0.0215375982224941" calcext:value-type="float">
            <text:p>0.02153759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3435552418232" calcext:value-type="float">
            <text:p>-0.0323435552</text:p>
          </table:table-cell>
          <table:table-cell table:style-name="Default" office:value-type="float" office:value="0.0176878869533539" calcext:value-type="float">
            <text:p>0.017687887</text:p>
          </table:table-cell>
          <table:table-cell table:style-name="Default" office:value-type="float" office:value="0.330557197332382" calcext:value-type="float">
            <text:p>0.3305571973</text:p>
          </table:table-cell>
          <table:table-cell table:style-name="Default" office:value-type="float" office:value="0.00418534362688661" calcext:value-type="float">
            <text:p>0.0041853436</text:p>
          </table:table-cell>
          <table:table-cell table:style-name="Default" office:value-type="float" office:value="-0.0841242149472237" calcext:value-type="float">
            <text:p>-0.0841242149</text:p>
          </table:table-cell>
          <table:table-cell table:style-name="Default" office:value-type="float" office:value="0.0242374110966921" calcext:value-type="float">
            <text:p>0.02423741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2772413492203" calcext:value-type="float">
            <text:p>-0.0322772413</text:p>
          </table:table-cell>
          <table:table-cell table:style-name="Default" office:value-type="float" office:value="0.0186863485723734" calcext:value-type="float">
            <text:p>0.0186863486</text:p>
          </table:table-cell>
          <table:table-cell table:style-name="Default" office:value-type="float" office:value="0.330482453107834" calcext:value-type="float">
            <text:p>0.3304824531</text:p>
          </table:table-cell>
          <table:table-cell table:style-name="Default" office:value-type="float" office:value="0.00608694925904274" calcext:value-type="float">
            <text:p>0.0060869493</text:p>
          </table:table-cell>
          <table:table-cell table:style-name="Default" office:value-type="float" office:value="-0.0842957571148873" calcext:value-type="float">
            <text:p>-0.0842957571</text:p>
          </table:table-cell>
          <table:table-cell table:style-name="Default" office:value-type="float" office:value="0.025979133322835" calcext:value-type="float">
            <text:p>0.025979133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2037190198898" calcext:value-type="float">
            <text:p>-0.032203719</text:p>
          </table:table-cell>
          <table:table-cell table:style-name="Default" office:value-type="float" office:value="0.0196525286883116" calcext:value-type="float">
            <text:p>0.0196525287</text:p>
          </table:table-cell>
          <table:table-cell table:style-name="Default" office:value-type="float" office:value="0.330403119325638" calcext:value-type="float">
            <text:p>0.3304031193</text:p>
          </table:table-cell>
          <table:table-cell table:style-name="Default" office:value-type="float" office:value="0.00793004781007767" calcext:value-type="float">
            <text:p>0.0079300478</text:p>
          </table:table-cell>
          <table:table-cell table:style-name="Default" office:value-type="float" office:value="-0.0844252482056618" calcext:value-type="float">
            <text:p>-0.0844252482</text:p>
          </table:table-cell>
          <table:table-cell table:style-name="Default" office:value-type="float" office:value="0.0276707578450441" calcext:value-type="float">
            <text:p>0.02767075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1641862392426" calcext:value-type="float">
            <text:p>-0.0321641862</text:p>
          </table:table-cell>
          <table:table-cell table:style-name="Default" office:value-type="float" office:value="0.0201230961829424" calcext:value-type="float">
            <text:p>0.0201230962</text:p>
          </table:table-cell>
          <table:table-cell table:style-name="Default" office:value-type="float" office:value="0.330361932516098" calcext:value-type="float">
            <text:p>0.3303619325</text:p>
          </table:table-cell>
          <table:table-cell table:style-name="Default" office:value-type="float" office:value="0.00882897712290287" calcext:value-type="float">
            <text:p>0.0088289771</text:p>
          </table:table-cell>
          <table:table-cell table:style-name="Default" office:value-type="float" office:value="-0.0844740346074104" calcext:value-type="float">
            <text:p>-0.0844740346</text:p>
          </table:table-cell>
          <table:table-cell table:style-name="Default" office:value-type="float" office:value="0.0284966249018908" calcext:value-type="float">
            <text:p>0.028496624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1228168904781" calcext:value-type="float">
            <text:p>-0.0321228169</text:p>
          </table:table-cell>
          <table:table-cell table:style-name="Default" office:value-type="float" office:value="0.0205850638449192" calcext:value-type="float">
            <text:p>0.0205850638</text:p>
          </table:table-cell>
          <table:table-cell table:style-name="Default" office:value-type="float" office:value="0.330319941043854" calcext:value-type="float">
            <text:p>0.330319941</text:p>
          </table:table-cell>
          <table:table-cell table:style-name="Default" office:value-type="float" office:value="0.00971249118447304" calcext:value-type="float">
            <text:p>0.0097124912</text:p>
          </table:table-cell>
          <table:table-cell table:style-name="Default" office:value-type="float" office:value="-0.0845121294260025" calcext:value-type="float">
            <text:p>-0.0845121294</text:p>
          </table:table-cell>
          <table:table-cell table:style-name="Default" office:value-type="float" office:value="0.0293088350445032" calcext:value-type="float">
            <text:p>0.02930883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0345237851143" calcext:value-type="float">
            <text:p>-0.0320345238</text:p>
          </table:table-cell>
          <table:table-cell table:style-name="Default" office:value-type="float" office:value="0.0214825682342052" calcext:value-type="float">
            <text:p>0.0214825682</text:p>
          </table:table-cell>
          <table:table-cell table:style-name="Default" office:value-type="float" office:value="0.330233812332153" calcext:value-type="float">
            <text:p>0.3302338123</text:p>
          </table:table-cell>
          <table:table-cell table:style-name="Default" office:value-type="float" office:value="0.0114321205765009" calcext:value-type="float">
            <text:p>0.0114321206</text:p>
          </table:table-cell>
          <table:table-cell table:style-name="Default" office:value-type="float" office:value="-0.0845559611916542" calcext:value-type="float">
            <text:p>-0.0845559612</text:p>
          </table:table-cell>
          <table:table-cell table:style-name="Default" office:value-type="float" office:value="0.0308900997042656" calcext:value-type="float">
            <text:p>0.030890099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9386832416058" calcext:value-type="float">
            <text:p>-0.0319386832</text:p>
          </table:table-cell>
          <table:table-cell table:style-name="Default" office:value-type="float" office:value="0.0223437752574682" calcext:value-type="float">
            <text:p>0.0223437753</text:p>
          </table:table-cell>
          <table:table-cell table:style-name="Default" office:value-type="float" office:value="0.330145508050919" calcext:value-type="float">
            <text:p>0.3301455081</text:p>
          </table:table-cell>
          <table:table-cell table:style-name="Default" office:value-type="float" office:value="0.0130868228152394" calcext:value-type="float">
            <text:p>0.0130868228</text:p>
          </table:table-cell>
          <table:table-cell table:style-name="Default" office:value-type="float" office:value="-0.0845562592148781" calcext:value-type="float">
            <text:p>-0.0845562592</text:p>
          </table:table-cell>
          <table:table-cell table:style-name="Default" office:value-type="float" office:value="0.0324114114046097" calcext:value-type="float">
            <text:p>0.03241141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8878665566444" calcext:value-type="float">
            <text:p>-0.0318878666</text:p>
          </table:table-cell>
          <table:table-cell table:style-name="Default" office:value-type="float" office:value="0.0227603316307068" calcext:value-type="float">
            <text:p>0.0227603316</text:p>
          </table:table-cell>
          <table:table-cell table:style-name="Default" office:value-type="float" office:value="0.330100804567337" calcext:value-type="float">
            <text:p>0.3301008046</text:p>
          </table:table-cell>
          <table:table-cell table:style-name="Default" office:value-type="float" office:value="0.0138891460373998" calcext:value-type="float">
            <text:p>0.013889146</text:p>
          </table:table-cell>
          <table:table-cell table:style-name="Default" office:value-type="float" office:value="-0.0845399796962738" calcext:value-type="float">
            <text:p>-0.0845399797</text:p>
          </table:table-cell>
          <table:table-cell table:style-name="Default" office:value-type="float" office:value="0.0331485718488693" calcext:value-type="float">
            <text:p>0.03314857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7805036902428" calcext:value-type="float">
            <text:p>-0.0317805037</text:p>
          </table:table-cell>
          <table:table-cell table:style-name="Default" office:value-type="float" office:value="0.0235645193606615" calcext:value-type="float">
            <text:p>0.0235645194</text:p>
          </table:table-cell>
          <table:table-cell table:style-name="Default" office:value-type="float" office:value="0.330010831356049" calcext:value-type="float">
            <text:p>0.3300108314</text:p>
          </table:table-cell>
          <table:table-cell table:style-name="Default" office:value-type="float" office:value="0.0154424011707306" calcext:value-type="float">
            <text:p>0.0154424012</text:p>
          </table:table-cell>
          <table:table-cell table:style-name="Default" office:value-type="float" office:value="-0.0844741761684418" calcext:value-type="float">
            <text:p>-0.0844741762</text:p>
          </table:table-cell>
          <table:table-cell table:style-name="Default" office:value-type="float" office:value="0.0345737114548683" calcext:value-type="float">
            <text:p>0.034573711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665313988924" calcext:value-type="float">
            <text:p>-0.031665314</text:p>
          </table:table-cell>
          <table:table-cell table:style-name="Default" office:value-type="float" office:value="0.0243290551006794" calcext:value-type="float">
            <text:p>0.0243290551</text:p>
          </table:table-cell>
          <table:table-cell table:style-name="Default" office:value-type="float" office:value="0.329920738935471" calcext:value-type="float">
            <text:p>0.3299207389</text:p>
          </table:table-cell>
          <table:table-cell table:style-name="Default" office:value-type="float" office:value="0.016925347968936" calcext:value-type="float">
            <text:p>0.016925348</text:p>
          </table:table-cell>
          <table:table-cell table:style-name="Default" office:value-type="float" office:value="-0.0843638256192207" calcext:value-type="float">
            <text:p>-0.0843638256</text:p>
          </table:table-cell>
          <table:table-cell table:style-name="Default" office:value-type="float" office:value="0.0359309762716293" calcext:value-type="float">
            <text:p>0.035930976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6047742962837" calcext:value-type="float">
            <text:p>-0.0316047743</text:p>
          </table:table-cell>
          <table:table-cell table:style-name="Default" office:value-type="float" office:value="0.0246960036456585" calcext:value-type="float">
            <text:p>0.0246960036</text:p>
          </table:table-cell>
          <table:table-cell table:style-name="Default" office:value-type="float" office:value="0.329875916242599" calcext:value-type="float">
            <text:p>0.3298759162</text:p>
          </table:table-cell>
          <table:table-cell table:style-name="Default" office:value-type="float" office:value="0.0176397878676653" calcext:value-type="float">
            <text:p>0.0176397879</text:p>
          </table:table-cell>
          <table:table-cell table:style-name="Default" office:value-type="float" office:value="-0.0842918008565903" calcext:value-type="float">
            <text:p>-0.0842918009</text:p>
          </table:table-cell>
          <table:table-cell table:style-name="Default" office:value-type="float" office:value="0.03658302500844" calcext:value-type="float">
            <text:p>0.03658302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4776748418808" calcext:value-type="float">
            <text:p>-0.0314776748</text:p>
          </table:table-cell>
          <table:table-cell table:style-name="Default" office:value-type="float" office:value="0.0253985896706581" calcext:value-type="float">
            <text:p>0.0253985897</text:p>
          </table:table-cell>
          <table:table-cell table:style-name="Default" office:value-type="float" office:value="0.329787284135818" calcext:value-type="float">
            <text:p>0.3297872841</text:p>
          </table:table-cell>
          <table:table-cell table:style-name="Default" office:value-type="float" office:value="0.0190131962299347" calcext:value-type="float">
            <text:p>0.0190131962</text:p>
          </table:table-cell>
          <table:table-cell table:style-name="Default" office:value-type="float" office:value="-0.0841138735413551" calcext:value-type="float">
            <text:p>-0.0841138735</text:p>
          </table:table-cell>
          <table:table-cell table:style-name="Default" office:value-type="float" office:value="0.0378323085606098" calcext:value-type="float">
            <text:p>0.037832308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3425734639168" calcext:value-type="float">
            <text:p>-0.0313425735</text:p>
          </table:table-cell>
          <table:table-cell table:style-name="Default" office:value-type="float" office:value="0.0260581076145172" calcext:value-type="float">
            <text:p>0.0260581076</text:p>
          </table:table-cell>
          <table:table-cell table:style-name="Default" office:value-type="float" office:value="0.329700738191605" calcext:value-type="float">
            <text:p>0.3297007382</text:p>
          </table:table-cell>
          <table:table-cell table:style-name="Default" office:value-type="float" office:value="0.0203108694404364" calcext:value-type="float">
            <text:p>0.0203108694</text:p>
          </table:table-cell>
          <table:table-cell table:style-name="Default" office:value-type="float" office:value="-0.0838904231786728" calcext:value-type="float">
            <text:p>-0.0838904232</text:p>
          </table:table-cell>
          <table:table-cell table:style-name="Default" office:value-type="float" office:value="0.0390056893229485" calcext:value-type="float">
            <text:p>0.039005689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1993174254894" calcext:value-type="float">
            <text:p>-0.0311993174</text:p>
          </table:table-cell>
          <table:table-cell table:style-name="Default" office:value-type="float" office:value="0.0266733653843403" calcext:value-type="float">
            <text:p>0.0266733654</text:p>
          </table:table-cell>
          <table:table-cell table:style-name="Default" office:value-type="float" office:value="0.32961705327034" calcext:value-type="float">
            <text:p>0.3296170533</text:p>
          </table:table-cell>
          <table:table-cell table:style-name="Default" office:value-type="float" office:value="0.0215306244790554" calcext:value-type="float">
            <text:p>0.0215306245</text:p>
          </table:table-cell>
          <table:table-cell table:style-name="Default" office:value-type="float" office:value="-0.0836210995912552" calcext:value-type="float">
            <text:p>-0.0836210996</text:p>
          </table:table-cell>
          <table:table-cell table:style-name="Default" office:value-type="float" office:value="0.0401002392172813" calcext:value-type="float">
            <text:p>0.04010023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0478694736958" calcext:value-type="float">
            <text:p>-0.0310478695</text:p>
          </table:table-cell>
          <table:table-cell table:style-name="Default" office:value-type="float" office:value="0.0272429715842009" calcext:value-type="float">
            <text:p>0.0272429716</text:p>
          </table:table-cell>
          <table:table-cell table:style-name="Default" office:value-type="float" office:value="0.329537153244019" calcext:value-type="float">
            <text:p>0.3295371532</text:p>
          </table:table-cell>
          <table:table-cell table:style-name="Default" office:value-type="float" office:value="0.022670229896903" calcext:value-type="float">
            <text:p>0.0226702299</text:p>
          </table:table-cell>
          <table:table-cell table:style-name="Default" office:value-type="float" office:value="-0.0833054855465889" calcext:value-type="float">
            <text:p>-0.0833054855</text:p>
          </table:table-cell>
          <table:table-cell table:style-name="Default" office:value-type="float" office:value="0.0411130115389824" calcext:value-type="float">
            <text:p>0.041113011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8880899101496" calcext:value-type="float">
            <text:p>-0.0308880899</text:p>
          </table:table-cell>
          <table:table-cell table:style-name="Default" office:value-type="float" office:value="0.0277656596153975" calcext:value-type="float">
            <text:p>0.0277656596</text:p>
          </table:table-cell>
          <table:table-cell table:style-name="Default" office:value-type="float" office:value="0.3294617831707" calcext:value-type="float">
            <text:p>0.3294617832</text:p>
          </table:table-cell>
          <table:table-cell table:style-name="Default" office:value-type="float" office:value="0.0237274654209614" calcext:value-type="float">
            <text:p>0.0237274654</text:p>
          </table:table-cell>
          <table:table-cell table:style-name="Default" office:value-type="float" office:value="-0.0829432755708695" calcext:value-type="float">
            <text:p>-0.0829432756</text:p>
          </table:table-cell>
          <table:table-cell table:style-name="Default" office:value-type="float" office:value="0.0420410856604576" calcext:value-type="float">
            <text:p>0.042041085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719917267561" calcext:value-type="float">
            <text:p>-0.0307199173</text:p>
          </table:table-cell>
          <table:table-cell table:style-name="Default" office:value-type="float" office:value="0.0282400418072939" calcext:value-type="float">
            <text:p>0.0282400418</text:p>
          </table:table-cell>
          <table:table-cell table:style-name="Default" office:value-type="float" office:value="0.329391747713089" calcext:value-type="float">
            <text:p>0.3293917477</text:p>
          </table:table-cell>
          <table:table-cell table:style-name="Default" office:value-type="float" office:value="0.0247000195086002" calcext:value-type="float">
            <text:p>0.0247000195</text:p>
          </table:table-cell>
          <table:table-cell table:style-name="Default" office:value-type="float" office:value="-0.0825340524315834" calcext:value-type="float">
            <text:p>-0.0825340524</text:p>
          </table:table-cell>
          <table:table-cell table:style-name="Default" office:value-type="float" office:value="0.0428814254701138" calcext:value-type="float">
            <text:p>0.042881425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5432807654142" calcext:value-type="float">
            <text:p>-0.0305432808</text:p>
          </table:table-cell>
          <table:table-cell table:style-name="Default" office:value-type="float" office:value="0.0286648496985436" calcext:value-type="float">
            <text:p>0.0286648497</text:p>
          </table:table-cell>
          <table:table-cell table:style-name="Default" office:value-type="float" office:value="0.329327881336212" calcext:value-type="float">
            <text:p>0.3293278813</text:p>
          </table:table-cell>
          <table:table-cell table:style-name="Default" office:value-type="float" office:value="0.0255856513977051" calcext:value-type="float">
            <text:p>0.0255856514</text:p>
          </table:table-cell>
          <table:table-cell table:style-name="Default" office:value-type="float" office:value="-0.0820773541927338" calcext:value-type="float">
            <text:p>-0.0820773542</text:p>
          </table:table-cell>
          <table:table-cell table:style-name="Default" office:value-type="float" office:value="0.043631587177515" calcext:value-type="float">
            <text:p>0.04363158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4517447948456" calcext:value-type="float">
            <text:p>-0.0304517448</text:p>
          </table:table-cell>
          <table:table-cell table:style-name="Default" office:value-type="float" office:value="0.028858195990324" calcext:value-type="float">
            <text:p>0.028858196</text:p>
          </table:table-cell>
          <table:table-cell table:style-name="Default" office:value-type="float" office:value="0.329298496246338" calcext:value-type="float">
            <text:p>0.3292984962</text:p>
          </table:table-cell>
          <table:table-cell table:style-name="Default" office:value-type="float" office:value="0.0259951651096344" calcext:value-type="float">
            <text:p>0.0259951651</text:p>
          </table:table-cell>
          <table:table-cell table:style-name="Default" office:value-type="float" office:value="-0.0818310603499413" calcext:value-type="float">
            <text:p>-0.0818310603</text:p>
          </table:table-cell>
          <table:table-cell table:style-name="Default" office:value-type="float" office:value="0.0439718924462795" calcext:value-type="float">
            <text:p>0.043971892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2621778100729" calcext:value-type="float">
            <text:p>-0.0302621778</text:p>
          </table:table-cell>
          <table:table-cell table:style-name="Default" office:value-type="float" office:value="0.029206071048975" calcext:value-type="float">
            <text:p>0.029206071</text:p>
          </table:table-cell>
          <table:table-cell table:style-name="Default" office:value-type="float" office:value="0.329245299100876" calcext:value-type="float">
            <text:p>0.3292452991</text:p>
          </table:table-cell>
          <table:table-cell table:style-name="Default" office:value-type="float" office:value="0.0267460476607084" calcext:value-type="float">
            <text:p>0.0267460477</text:p>
          </table:table-cell>
          <table:table-cell table:style-name="Default" office:value-type="float" office:value="-0.0813023746013642" calcext:value-type="float">
            <text:p>-0.0813023746</text:p>
          </table:table-cell>
          <table:table-cell table:style-name="Default" office:value-type="float" office:value="0.0445813797414303" calcext:value-type="float">
            <text:p>0.044581379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1641635596752" calcext:value-type="float">
            <text:p>-0.0301641636</text:p>
          </table:table-cell>
          <table:table-cell table:style-name="Default" office:value-type="float" office:value="0.0293602086603642" calcext:value-type="float">
            <text:p>0.0293602087</text:p>
          </table:table-cell>
          <table:table-cell table:style-name="Default" office:value-type="float" office:value="0.329221665859222" calcext:value-type="float">
            <text:p>0.3292216659</text:p>
          </table:table-cell>
          <table:table-cell table:style-name="Default" office:value-type="float" office:value="0.0270868502557278" calcext:value-type="float">
            <text:p>0.0270868503</text:p>
          </table:table-cell>
          <table:table-cell table:style-name="Default" office:value-type="float" office:value="-0.0810198113322258" calcext:value-type="float">
            <text:p>-0.0810198113</text:p>
          </table:table-cell>
          <table:table-cell table:style-name="Default" office:value-type="float" office:value="0.0448499619960785" calcext:value-type="float">
            <text:p>0.0448499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9614705145359" calcext:value-type="float">
            <text:p>-0.0299614705</text:p>
          </table:table-cell>
          <table:table-cell table:style-name="Default" office:value-type="float" office:value="0.0296280849725008" calcext:value-type="float">
            <text:p>0.029628085</text:p>
          </table:table-cell>
          <table:table-cell table:style-name="Default" office:value-type="float" office:value="0.329180747270584" calcext:value-type="float">
            <text:p>0.3291807473</text:p>
          </table:table-cell>
          <table:table-cell table:style-name="Default" office:value-type="float" office:value="0.0276976525783539" calcext:value-type="float">
            <text:p>0.0276976526</text:p>
          </table:table-cell>
          <table:table-cell table:style-name="Default" office:value-type="float" office:value="-0.0804179459810257" calcext:value-type="float">
            <text:p>-0.080417946</text:p>
          </table:table-cell>
          <table:table-cell table:style-name="Default" office:value-type="float" office:value="0.0453130826354027" calcext:value-type="float">
            <text:p>0.04531308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8568271100521" calcext:value-type="float">
            <text:p>-0.0298568271</text:p>
          </table:table-cell>
          <table:table-cell table:style-name="Default" office:value-type="float" office:value="0.0297415666282177" calcext:value-type="float">
            <text:p>0.0297415666</text:p>
          </table:table-cell>
          <table:table-cell table:style-name="Default" office:value-type="float" office:value="0.329163640737534" calcext:value-type="float">
            <text:p>0.3291636407</text:p>
          </table:table-cell>
          <table:table-cell table:style-name="Default" office:value-type="float" office:value="0.0279670562595129" calcext:value-type="float">
            <text:p>0.0279670563</text:p>
          </table:table-cell>
          <table:table-cell table:style-name="Default" office:value-type="float" office:value="-0.0800985097885132" calcext:value-type="float">
            <text:p>-0.0800985098</text:p>
          </table:table-cell>
          <table:table-cell table:style-name="Default" office:value-type="float" office:value="0.0455070957541466" calcext:value-type="float">
            <text:p>0.04550709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6407900750637" calcext:value-type="float">
            <text:p>-0.0296407901</text:p>
          </table:table-cell>
          <table:table-cell table:style-name="Default" office:value-type="float" office:value="0.0299265459179878" calcext:value-type="float">
            <text:p>0.0299265459</text:p>
          </table:table-cell>
          <table:table-cell table:style-name="Default" office:value-type="float" office:value="0.329136520624161" calcext:value-type="float">
            <text:p>0.3291365206</text:p>
          </table:table-cell>
          <table:table-cell table:style-name="Default" office:value-type="float" office:value="0.0284323263913393" calcext:value-type="float">
            <text:p>0.0284323264</text:p>
          </table:table-cell>
          <table:table-cell table:style-name="Default" office:value-type="float" office:value="-0.0794222429394722" calcext:value-type="float">
            <text:p>-0.0794222429</text:p>
          </table:table-cell>
          <table:table-cell table:style-name="Default" office:value-type="float" office:value="0.0458185188472271" calcext:value-type="float">
            <text:p>0.04581851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2997658252716" calcext:value-type="float">
            <text:p>-0.0292997658</text:p>
          </table:table-cell>
          <table:table-cell table:style-name="Default" office:value-type="float" office:value="0.0300966929644346" calcext:value-type="float">
            <text:p>0.030096693</text:p>
          </table:table-cell>
          <table:table-cell table:style-name="Default" office:value-type="float" office:value="0.329114735126495" calcext:value-type="float">
            <text:p>0.3291147351</text:p>
          </table:table-cell>
          <table:table-cell table:style-name="Default" office:value-type="float" office:value="0.0289417803287506" calcext:value-type="float">
            <text:p>0.0289417803</text:p>
          </table:table-cell>
          <table:table-cell table:style-name="Default" office:value-type="float" office:value="-0.0783130675554276" calcext:value-type="float">
            <text:p>-0.0783130676</text:p>
          </table:table-cell>
          <table:table-cell table:style-name="Default" office:value-type="float" office:value="0.0460900068283081" calcext:value-type="float">
            <text:p>0.04609000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0609262883663" calcext:value-type="float">
            <text:p>-0.0290609263</text:p>
          </table:table-cell>
          <table:table-cell table:style-name="Default" office:value-type="float" office:value="0.0301365740597248" calcext:value-type="float">
            <text:p>0.0301365741</text:p>
          </table:table-cell>
          <table:table-cell table:style-name="Default" office:value-type="float" office:value="0.329113572835922" calcext:value-type="float">
            <text:p>0.3291135728</text:p>
          </table:table-cell>
          <table:table-cell table:style-name="Default" office:value-type="float" office:value="0.0291519723832607" calcext:value-type="float">
            <text:p>0.0291519724</text:p>
          </table:table-cell>
          <table:table-cell table:style-name="Default" office:value-type="float" office:value="-0.0775093287229538" calcext:value-type="float">
            <text:p>-0.0775093287</text:p>
          </table:table-cell>
          <table:table-cell table:style-name="Default" office:value-type="float" office:value="0.046137347817421" calcext:value-type="float">
            <text:p>0.04613734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89380140602589" calcext:value-type="float">
            <text:p>-0.0289380141</text:p>
          </table:table-cell>
          <table:table-cell table:style-name="Default" office:value-type="float" office:value="0.0301339216530323" calcext:value-type="float">
            <text:p>0.0301339217</text:p>
          </table:table-cell>
          <table:table-cell table:style-name="Default" office:value-type="float" office:value="0.329117178916931" calcext:value-type="float">
            <text:p>0.3291171789</text:p>
          </table:table-cell>
          <table:table-cell table:style-name="Default" office:value-type="float" office:value="0.0292172841727734" calcext:value-type="float">
            <text:p>0.0292172842</text:p>
          </table:table-cell>
          <table:table-cell table:style-name="Default" office:value-type="float" office:value="-0.07708790153265" calcext:value-type="float">
            <text:p>-0.0770879015</text:p>
          </table:table-cell>
          <table:table-cell table:style-name="Default" office:value-type="float" office:value="0.0461201779544354" calcext:value-type="float">
            <text:p>0.0461201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86829322576523" calcext:value-type="float">
            <text:p>-0.0286829323</text:p>
          </table:table-cell>
          <table:table-cell table:style-name="Default" office:value-type="float" office:value="0.0300932712852955" calcext:value-type="float">
            <text:p>0.0300932713</text:p>
          </table:table-cell>
          <table:table-cell table:style-name="Default" office:value-type="float" office:value="0.329132556915283" calcext:value-type="float">
            <text:p>0.3291325569</text:p>
          </table:table-cell>
          <table:table-cell table:style-name="Default" office:value-type="float" office:value="0.029279638081789" calcext:value-type="float">
            <text:p>0.0292796381</text:p>
          </table:table-cell>
          <table:table-cell table:style-name="Default" office:value-type="float" office:value="-0.0762013271450996" calcext:value-type="float">
            <text:p>-0.0762013271</text:p>
          </table:table-cell>
          <table:table-cell table:style-name="Default" office:value-type="float" office:value="0.0460090339183807" calcext:value-type="float">
            <text:p>0.04600903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82694548368454" calcext:value-type="float">
            <text:p>-0.0282694548</text:p>
          </table:table-cell>
          <table:table-cell table:style-name="Default" office:value-type="float" office:value="0.0299470741301775" calcext:value-type="float">
            <text:p>0.0299470741</text:p>
          </table:table-cell>
          <table:table-cell table:style-name="Default" office:value-type="float" office:value="0.329174011945724" calcext:value-type="float">
            <text:p>0.3291740119</text:p>
          </table:table-cell>
          <table:table-cell table:style-name="Default" office:value-type="float" office:value="0.029258256778121" calcext:value-type="float">
            <text:p>0.0292582568</text:p>
          </table:table-cell>
          <table:table-cell table:style-name="Default" office:value-type="float" office:value="-0.0747441276907921" calcext:value-type="float">
            <text:p>-0.0747441277</text:p>
          </table:table-cell>
          <table:table-cell table:style-name="Default" office:value-type="float" office:value="0.0456606857478619" calcext:value-type="float">
            <text:p>0.045660685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81222686171532" calcext:value-type="float">
            <text:p>-0.0281222686</text:p>
          </table:table-cell>
          <table:table-cell table:style-name="Default" office:value-type="float" office:value="0.0298734586685896" calcext:value-type="float">
            <text:p>0.0298734587</text:p>
          </table:table-cell>
          <table:table-cell table:style-name="Default" office:value-type="float" office:value="0.329192310571671" calcext:value-type="float">
            <text:p>0.3291923106</text:p>
          </table:table-cell>
          <table:table-cell table:style-name="Default" office:value-type="float" office:value="0.0292305797338486" calcext:value-type="float">
            <text:p>0.0292305797</text:p>
          </table:table-cell>
          <table:table-cell table:style-name="Default" office:value-type="float" office:value="-0.0742217227816582" calcext:value-type="float">
            <text:p>-0.0742217228</text:p>
          </table:table-cell>
          <table:table-cell table:style-name="Default" office:value-type="float" office:value="0.0454976484179497" calcext:value-type="float">
            <text:p>0.04549764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78130434453487" calcext:value-type="float">
            <text:p>-0.0278130434</text:p>
          </table:table-cell>
          <table:table-cell table:style-name="Default" office:value-type="float" office:value="0.0296873115003109" calcext:value-type="float">
            <text:p>0.0296873115</text:p>
          </table:table-cell>
          <table:table-cell table:style-name="Default" office:value-type="float" office:value="0.329235047101974" calcext:value-type="float">
            <text:p>0.3292350471</text:p>
          </table:table-cell>
          <table:table-cell table:style-name="Default" office:value-type="float" office:value="0.0291540753096342" calcext:value-type="float">
            <text:p>0.0291540753</text:p>
          </table:table-cell>
          <table:table-cell table:style-name="Default" office:value-type="float" office:value="-0.0731201320886612" calcext:value-type="float">
            <text:p>-0.0731201321</text:p>
          </table:table-cell>
          <table:table-cell table:style-name="Default" office:value-type="float" office:value="0.0451040491461754" calcext:value-type="float">
            <text:p>0.045104049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74837352335453" calcext:value-type="float">
            <text:p>-0.0274837352</text:p>
          </table:table-cell>
          <table:table-cell table:style-name="Default" office:value-type="float" office:value="0.029448825865984" calcext:value-type="float">
            <text:p>0.0294488259</text:p>
          </table:table-cell>
          <table:table-cell table:style-name="Default" office:value-type="float" office:value="0.329285502433777" calcext:value-type="float">
            <text:p>0.3292855024</text:p>
          </table:table-cell>
          <table:table-cell table:style-name="Default" office:value-type="float" office:value="0.0290561709553003" calcext:value-type="float">
            <text:p>0.029056171</text:p>
          </table:table-cell>
          <table:table-cell table:style-name="Default" office:value-type="float" office:value="-0.0719426199793816" calcext:value-type="float">
            <text:p>-0.07194262</text:p>
          </table:table-cell>
          <table:table-cell table:style-name="Default" office:value-type="float" office:value="0.0446239076554775" calcext:value-type="float">
            <text:p>0.044623907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73115877062082" calcext:value-type="float">
            <text:p>-0.0273115877</text:p>
          </table:table-cell>
          <table:table-cell table:style-name="Default" office:value-type="float" office:value="0.0293100029230118" calcext:value-type="float">
            <text:p>0.0293100029</text:p>
          </table:table-cell>
          <table:table-cell table:style-name="Default" office:value-type="float" office:value="0.329313397407532" calcext:value-type="float">
            <text:p>0.3293133974</text:p>
          </table:table-cell>
          <table:table-cell table:style-name="Default" office:value-type="float" office:value="0.0290010403841734" calcext:value-type="float">
            <text:p>0.0290010404</text:p>
          </table:table-cell>
          <table:table-cell table:style-name="Default" office:value-type="float" office:value="-0.0713256299495697" calcext:value-type="float">
            <text:p>-0.0713256299</text:p>
          </table:table-cell>
          <table:table-cell table:style-name="Default" office:value-type="float" office:value="0.0443528257310391" calcext:value-type="float">
            <text:p>0.044352825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71344259381294" calcext:value-type="float">
            <text:p>-0.0271344259</text:p>
          </table:table-cell>
          <table:table-cell table:style-name="Default" office:value-type="float" office:value="0.0291582494974136" calcext:value-type="float">
            <text:p>0.0291582495</text:p>
          </table:table-cell>
          <table:table-cell table:style-name="Default" office:value-type="float" office:value="0.329342991113663" calcext:value-type="float">
            <text:p>0.3293429911</text:p>
          </table:table-cell>
          <table:table-cell table:style-name="Default" office:value-type="float" office:value="0.0289424620568752" calcext:value-type="float">
            <text:p>0.0289424621</text:p>
          </table:table-cell>
          <table:table-cell table:style-name="Default" office:value-type="float" office:value="-0.0706900358200073" calcext:value-type="float">
            <text:p>-0.0706900358</text:p>
          </table:table-cell>
          <table:table-cell table:style-name="Default" office:value-type="float" office:value="0.0440618731081486" calcext:value-type="float">
            <text:p>0.04406187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67654806375504" calcext:value-type="float">
            <text:p>-0.0267654806</text:p>
          </table:table-cell>
          <table:table-cell table:style-name="Default" office:value-type="float" office:value="0.0288165733218193" calcext:value-type="float">
            <text:p>0.0288165733</text:p>
          </table:table-cell>
          <table:table-cell table:style-name="Default" office:value-type="float" office:value="0.329406917095184" calcext:value-type="float">
            <text:p>0.3294069171</text:p>
          </table:table-cell>
          <table:table-cell table:style-name="Default" office:value-type="float" office:value="0.0288164932280779" calcext:value-type="float">
            <text:p>0.0288164932</text:p>
          </table:table-cell>
          <table:table-cell table:style-name="Default" office:value-type="float" office:value="-0.0693639442324638" calcext:value-type="float">
            <text:p>-0.0693639442</text:p>
          </table:table-cell>
          <table:table-cell table:style-name="Default" office:value-type="float" office:value="0.0434228181838989" calcext:value-type="float">
            <text:p>0.04342281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63775289058685" calcext:value-type="float">
            <text:p>-0.0263775289</text:p>
          </table:table-cell>
          <table:table-cell table:style-name="Default" office:value-type="float" office:value="0.028425021097064" calcext:value-type="float">
            <text:p>0.0284250211</text:p>
          </table:table-cell>
          <table:table-cell table:style-name="Default" office:value-type="float" office:value="0.329476594924927" calcext:value-type="float">
            <text:p>0.3294765949</text:p>
          </table:table-cell>
          <table:table-cell table:style-name="Default" office:value-type="float" office:value="0.0286805406212807" calcext:value-type="float">
            <text:p>0.0286805406</text:p>
          </table:table-cell>
          <table:table-cell table:style-name="Default" office:value-type="float" office:value="-0.0679665505886078" calcext:value-type="float">
            <text:p>-0.0679665506</text:p>
          </table:table-cell>
          <table:table-cell table:style-name="Default" office:value-type="float" office:value="0.0427117645740509" calcext:value-type="float">
            <text:p>0.04271176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61766351759434" calcext:value-type="float">
            <text:p>-0.0261766352</text:p>
          </table:table-cell>
          <table:table-cell table:style-name="Default" office:value-type="float" office:value="0.0282110311090946" calcext:value-type="float">
            <text:p>0.0282110311</text:p>
          </table:table-cell>
          <table:table-cell table:style-name="Default" office:value-type="float" office:value="0.329513430595398" calcext:value-type="float">
            <text:p>0.3295134306</text:p>
          </table:table-cell>
          <table:table-cell table:style-name="Default" office:value-type="float" office:value="0.0286093018949032" calcext:value-type="float">
            <text:p>0.0286093019</text:p>
          </table:table-cell>
          <table:table-cell table:style-name="Default" office:value-type="float" office:value="-0.0672418624162674" calcext:value-type="float">
            <text:p>-0.0672418624</text:p>
          </table:table-cell>
          <table:table-cell table:style-name="Default" office:value-type="float" office:value="0.0423308424651623" calcext:value-type="float">
            <text:p>0.042330842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57615298032761" calcext:value-type="float">
            <text:p>-0.0257615298</text:p>
          </table:table-cell>
          <table:table-cell table:style-name="Default" office:value-type="float" office:value="0.0277476646006107" calcext:value-type="float">
            <text:p>0.0277476646</text:p>
          </table:table-cell>
          <table:table-cell table:style-name="Default" office:value-type="float" office:value="0.32959058880806" calcext:value-type="float">
            <text:p>0.3295905888</text:p>
          </table:table-cell>
          <table:table-cell table:style-name="Default" office:value-type="float" office:value="0.0284609012305737" calcext:value-type="float">
            <text:p>0.0284609012</text:p>
          </table:table-cell>
          <table:table-cell table:style-name="Default" office:value-type="float" office:value="-0.0657422319054604" calcext:value-type="float">
            <text:p>-0.0657422319</text:p>
          </table:table-cell>
          <table:table-cell table:style-name="Default" office:value-type="float" office:value="0.0415215753018856" calcext:value-type="float">
            <text:p>0.041521575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55475454032421" calcext:value-type="float">
            <text:p>-0.0255475454</text:p>
          </table:table-cell>
          <table:table-cell table:style-name="Default" office:value-type="float" office:value="0.0274987798184156" calcext:value-type="float">
            <text:p>0.0274987798</text:p>
          </table:table-cell>
          <table:table-cell table:style-name="Default" office:value-type="float" office:value="0.329630762338638" calcext:value-type="float">
            <text:p>0.3296307623</text:p>
          </table:table-cell>
          <table:table-cell table:style-name="Default" office:value-type="float" office:value="0.028383931145072" calcext:value-type="float">
            <text:p>0.0283839311</text:p>
          </table:table-cell>
          <table:table-cell table:style-name="Default" office:value-type="float" office:value="-0.0649679750204086" calcext:value-type="float">
            <text:p>-0.064967975</text:p>
          </table:table-cell>
          <table:table-cell table:style-name="Default" office:value-type="float" office:value="0.0410945080220699" calcext:value-type="float">
            <text:p>0.04109450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53293849527836" calcext:value-type="float">
            <text:p>-0.025329385</text:p>
          </table:table-cell>
          <table:table-cell table:style-name="Default" office:value-type="float" office:value="0.0272386781871319" calcext:value-type="float">
            <text:p>0.0272386782</text:p>
          </table:table-cell>
          <table:table-cell table:style-name="Default" office:value-type="float" office:value="0.329671859741211" calcext:value-type="float">
            <text:p>0.3296718597</text:p>
          </table:table-cell>
          <table:table-cell table:style-name="Default" office:value-type="float" office:value="0.0283052045851946" calcext:value-type="float">
            <text:p>0.0283052046</text:p>
          </table:table-cell>
          <table:table-cell table:style-name="Default" office:value-type="float" office:value="-0.0641778856515884" calcext:value-type="float">
            <text:p>-0.0641778857</text:p>
          </table:table-cell>
          <table:table-cell table:style-name="Default" office:value-type="float" office:value="0.0406533516943455" calcext:value-type="float">
            <text:p>0.04065335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48810388147831" calcext:value-type="float">
            <text:p>-0.0248810388</text:p>
          </table:table-cell>
          <table:table-cell table:style-name="Default" office:value-type="float" office:value="0.026685930788517" calcext:value-type="float">
            <text:p>0.0266859308</text:p>
          </table:table-cell>
          <table:table-cell table:style-name="Default" office:value-type="float" office:value="0.329756557941437" calcext:value-type="float">
            <text:p>0.3297565579</text:p>
          </table:table-cell>
          <table:table-cell table:style-name="Default" office:value-type="float" office:value="0.028142673894763" calcext:value-type="float">
            <text:p>0.0281426739</text:p>
          </table:table-cell>
          <table:table-cell table:style-name="Default" office:value-type="float" office:value="-0.0625517219305039" calcext:value-type="float">
            <text:p>-0.0625517219</text:p>
          </table:table-cell>
          <table:table-cell table:style-name="Default" office:value-type="float" office:value="0.0397314764559269" calcext:value-type="float">
            <text:p>0.039731476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44173929095268" calcext:value-type="float">
            <text:p>-0.0244173929</text:p>
          </table:table-cell>
          <table:table-cell table:style-name="Default" office:value-type="float" office:value="0.0260914117097855" calcext:value-type="float">
            <text:p>0.0260914117</text:p>
          </table:table-cell>
          <table:table-cell table:style-name="Default" office:value-type="float" office:value="0.329843997955322" calcext:value-type="float">
            <text:p>0.329843998</text:p>
          </table:table-cell>
          <table:table-cell table:style-name="Default" office:value-type="float" office:value="0.0279735997319222" calcext:value-type="float">
            <text:p>0.0279735997</text:p>
          </table:table-cell>
          <table:table-cell table:style-name="Default" office:value-type="float" office:value="-0.0608666874468327" calcext:value-type="float">
            <text:p>-0.0608666874</text:p>
          </table:table-cell>
          <table:table-cell table:style-name="Default" office:value-type="float" office:value="0.0387612096965313" calcext:value-type="float">
            <text:p>0.038761209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39394009113312" calcext:value-type="float">
            <text:p>-0.0239394009</text:p>
          </table:table-cell>
          <table:table-cell table:style-name="Default" office:value-type="float" office:value="0.0254570357501507" calcext:value-type="float">
            <text:p>0.0254570358</text:p>
          </table:table-cell>
          <table:table-cell table:style-name="Default" office:value-type="float" office:value="0.329933524131775" calcext:value-type="float">
            <text:p>0.3299335241</text:p>
          </table:table-cell>
          <table:table-cell table:style-name="Default" office:value-type="float" office:value="0.0277981944382191" calcext:value-type="float">
            <text:p>0.0277981944</text:p>
          </table:table-cell>
          <table:table-cell table:style-name="Default" office:value-type="float" office:value="-0.059125792235136" calcext:value-type="float">
            <text:p>-0.0591257922</text:p>
          </table:table-cell>
          <table:table-cell table:style-name="Default" office:value-type="float" office:value="0.037747822701931" calcext:value-type="float">
            <text:p>0.037747822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36953347921371" calcext:value-type="float">
            <text:p>-0.0236953348</text:p>
          </table:table-cell>
          <table:table-cell table:style-name="Default" office:value-type="float" office:value="0.0251255724579096" calcext:value-type="float">
            <text:p>0.0251255725</text:p>
          </table:table-cell>
          <table:table-cell table:style-name="Default" office:value-type="float" office:value="0.329978823661804" calcext:value-type="float">
            <text:p>0.3299788237</text:p>
          </table:table-cell>
          <table:table-cell table:style-name="Default" office:value-type="float" office:value="0.0277081541717052" calcext:value-type="float">
            <text:p>0.0277081542</text:p>
          </table:table-cell>
          <table:table-cell table:style-name="Default" office:value-type="float" office:value="-0.058235377073288" calcext:value-type="float">
            <text:p>-0.0582353771</text:p>
          </table:table-cell>
          <table:table-cell table:style-name="Default" office:value-type="float" office:value="0.0372265577316284" calcext:value-type="float">
            <text:p>0.037226557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31975503265858" calcext:value-type="float">
            <text:p>-0.0231975503</text:p>
          </table:table-cell>
          <table:table-cell table:style-name="Default" office:value-type="float" office:value="0.0244353301823139" calcext:value-type="float">
            <text:p>0.0244353302</text:p>
          </table:table-cell>
          <table:table-cell table:style-name="Default" office:value-type="float" office:value="0.3300701379776" calcext:value-type="float">
            <text:p>0.330070138</text:p>
          </table:table-cell>
          <table:table-cell table:style-name="Default" office:value-type="float" office:value="0.0275235418230295" calcext:value-type="float">
            <text:p>0.0275235418</text:p>
          </table:table-cell>
          <table:table-cell table:style-name="Default" office:value-type="float" office:value="-0.0564165152609348" calcext:value-type="float">
            <text:p>-0.0564165153</text:p>
          </table:table-cell>
          <table:table-cell table:style-name="Default" office:value-type="float" office:value="0.0361582040786743" calcext:value-type="float">
            <text:p>0.03615820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24286913871765" calcext:value-type="float">
            <text:p>-0.0224286914</text:p>
          </table:table-cell>
          <table:table-cell table:style-name="Default" office:value-type="float" office:value="0.0233355201780796" calcext:value-type="float">
            <text:p>0.0233355202</text:p>
          </table:table-cell>
          <table:table-cell table:style-name="Default" office:value-type="float" office:value="0.330207467079163" calcext:value-type="float">
            <text:p>0.3302074671</text:p>
          </table:table-cell>
          <table:table-cell table:style-name="Default" office:value-type="float" office:value="0.0272354837507009" calcext:value-type="float">
            <text:p>0.0272354838</text:p>
          </table:table-cell>
          <table:table-cell table:style-name="Default" office:value-type="float" office:value="-0.053599052131176" calcext:value-type="float">
            <text:p>-0.0535990521</text:p>
          </table:table-cell>
          <table:table-cell table:style-name="Default" office:value-type="float" office:value="0.0345003455877304" calcext:value-type="float">
            <text:p>0.034500345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2166945040226" calcext:value-type="float">
            <text:p>-0.022166945</text:p>
          </table:table-cell>
          <table:table-cell table:style-name="Default" office:value-type="float" office:value="0.022952813655138" calcext:value-type="float">
            <text:p>0.0229528137</text:p>
          </table:table-cell>
          <table:table-cell table:style-name="Default" office:value-type="float" office:value="0.330253005027771" calcext:value-type="float">
            <text:p>0.330253005</text:p>
          </table:table-cell>
          <table:table-cell table:style-name="Default" office:value-type="float" office:value="0.0271365474909544" calcext:value-type="float">
            <text:p>0.0271365475</text:p>
          </table:table-cell>
          <table:table-cell table:style-name="Default" office:value-type="float" office:value="-0.0526377186179161" calcext:value-type="float">
            <text:p>-0.0526377186</text:p>
          </table:table-cell>
          <table:table-cell table:style-name="Default" office:value-type="float" office:value="0.0339353531599045" calcext:value-type="float">
            <text:p>0.03393535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16359682381153" calcext:value-type="float">
            <text:p>-0.0216359682</text:p>
          </table:table-cell>
          <table:table-cell table:style-name="Default" office:value-type="float" office:value="0.0221647042781115" calcext:value-type="float">
            <text:p>0.0221647043</text:p>
          </table:table-cell>
          <table:table-cell table:style-name="Default" office:value-type="float" office:value="0.330343216657639" calcext:value-type="float">
            <text:p>0.3303432167</text:p>
          </table:table-cell>
          <table:table-cell table:style-name="Default" office:value-type="float" office:value="0.0269344281405211" calcext:value-type="float">
            <text:p>0.0269344281</text:p>
          </table:table-cell>
          <table:table-cell table:style-name="Default" office:value-type="float" office:value="-0.0506842620670795" calcext:value-type="float">
            <text:p>-0.0506842621</text:p>
          </table:table-cell>
          <table:table-cell table:style-name="Default" office:value-type="float" office:value="0.0327908582985401" calcext:value-type="float">
            <text:p>0.032790858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13670134544373" calcext:value-type="float">
            <text:p>-0.0213670135</text:p>
          </table:table-cell>
          <table:table-cell table:style-name="Default" office:value-type="float" office:value="0.0217598397284746" calcext:value-type="float">
            <text:p>0.0217598397</text:p>
          </table:table-cell>
          <table:table-cell table:style-name="Default" office:value-type="float" office:value="0.330387741327286" calcext:value-type="float">
            <text:p>0.3303877413</text:p>
          </table:table-cell>
          <table:table-cell table:style-name="Default" office:value-type="float" office:value="0.0268312972038984" calcext:value-type="float">
            <text:p>0.0268312972</text:p>
          </table:table-cell>
          <table:table-cell table:style-name="Default" office:value-type="float" office:value="-0.0496929362416268" calcext:value-type="float">
            <text:p>-0.0496929362</text:p>
          </table:table-cell>
          <table:table-cell table:style-name="Default" office:value-type="float" office:value="0.0322122536599636" calcext:value-type="float">
            <text:p>0.03221225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08226889371872" calcext:value-type="float">
            <text:p>-0.0208226889</text:p>
          </table:table-cell>
          <table:table-cell table:style-name="Default" office:value-type="float" office:value="0.0209299065172672" calcext:value-type="float">
            <text:p>0.0209299065</text:p>
          </table:table-cell>
          <table:table-cell table:style-name="Default" office:value-type="float" office:value="0.330475300550461" calcext:value-type="float">
            <text:p>0.3304753006</text:p>
          </table:table-cell>
          <table:table-cell table:style-name="Default" office:value-type="float" office:value="0.0266209840774536" calcext:value-type="float">
            <text:p>0.0266209841</text:p>
          </table:table-cell>
          <table:table-cell table:style-name="Default" office:value-type="float" office:value="-0.047683134675026" calcext:value-type="float">
            <text:p>-0.0476831347</text:p>
          </table:table-cell>
          <table:table-cell table:style-name="Default" office:value-type="float" office:value="0.0310457218438387" calcext:value-type="float">
            <text:p>0.03104572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02706307172775" calcext:value-type="float">
            <text:p>-0.0202706307</text:p>
          </table:table-cell>
          <table:table-cell table:style-name="Default" office:value-type="float" office:value="0.0200747922062874" calcext:value-type="float">
            <text:p>0.0200747922</text:p>
          </table:table-cell>
          <table:table-cell table:style-name="Default" office:value-type="float" office:value="0.33056029677391" calcext:value-type="float">
            <text:p>0.3305602968</text:p>
          </table:table-cell>
          <table:table-cell table:style-name="Default" office:value-type="float" office:value="0.0264054387807846" calcext:value-type="float">
            <text:p>0.0264054388</text:p>
          </table:table-cell>
          <table:table-cell table:style-name="Default" office:value-type="float" office:value="-0.0456399694085121" calcext:value-type="float">
            <text:p>-0.0456399694</text:p>
          </table:table-cell>
          <table:table-cell table:style-name="Default" office:value-type="float" office:value="0.0298700761049986" calcext:value-type="float">
            <text:p>0.029870076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9992008805275" calcext:value-type="float">
            <text:p>-0.0199920088</text:p>
          </table:table-cell>
          <table:table-cell table:style-name="Default" office:value-type="float" office:value="0.019638430327177" calcext:value-type="float">
            <text:p>0.0196384303</text:p>
          </table:table-cell>
          <table:table-cell table:style-name="Default" office:value-type="float" office:value="0.330601632595062" calcext:value-type="float">
            <text:p>0.3306016326</text:p>
          </table:table-cell>
          <table:table-cell table:style-name="Default" office:value-type="float" office:value="0.02629579231143" calcext:value-type="float">
            <text:p>0.0262957923</text:p>
          </table:table-cell>
          <table:table-cell table:style-name="Default" office:value-type="float" office:value="-0.0446069352328777" calcext:value-type="float">
            <text:p>-0.0446069352</text:p>
          </table:table-cell>
          <table:table-cell table:style-name="Default" office:value-type="float" office:value="0.0292802639305592" calcext:value-type="float">
            <text:p>0.02928026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94301642477512" calcext:value-type="float">
            <text:p>-0.0194301642</text:p>
          </table:table-cell>
          <table:table-cell table:style-name="Default" office:value-type="float" office:value="0.0187495201826096" calcext:value-type="float">
            <text:p>0.0187495202</text:p>
          </table:table-cell>
          <table:table-cell table:style-name="Default" office:value-type="float" office:value="0.330681711435318" calcext:value-type="float">
            <text:p>0.3306817114</text:p>
          </table:table-cell>
          <table:table-cell table:style-name="Default" office:value-type="float" office:value="0.0260728988796473" calcext:value-type="float">
            <text:p>0.0260728989</text:p>
          </table:table-cell>
          <table:table-cell table:style-name="Default" office:value-type="float" office:value="-0.0425201170146465" calcext:value-type="float">
            <text:p>-0.042520117</text:p>
          </table:table-cell>
          <table:table-cell table:style-name="Default" office:value-type="float" office:value="0.0280991271138191" calcext:value-type="float">
            <text:p>0.02809912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88630111515522" calcext:value-type="float">
            <text:p>-0.0188630112</text:p>
          </table:table-cell>
          <table:table-cell table:style-name="Default" office:value-type="float" office:value="0.0178407728672028" calcext:value-type="float">
            <text:p>0.0178407729</text:p>
          </table:table-cell>
          <table:table-cell table:style-name="Default" office:value-type="float" office:value="0.330757915973663" calcext:value-type="float">
            <text:p>0.330757916</text:p>
          </table:table-cell>
          <table:table-cell table:style-name="Default" office:value-type="float" office:value="0.0258454419672489" calcext:value-type="float">
            <text:p>0.025845442</text:p>
          </table:table-cell>
          <table:table-cell table:style-name="Default" office:value-type="float" office:value="-0.0404085479676724" calcext:value-type="float">
            <text:p>-0.040408548</text:p>
          </table:table-cell>
          <table:table-cell table:style-name="Default" office:value-type="float" office:value="0.02691949903965" calcext:value-type="float">
            <text:p>0.02691949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85777097940445" calcext:value-type="float">
            <text:p>-0.0185777098</text:p>
          </table:table-cell>
          <table:table-cell table:style-name="Default" office:value-type="float" office:value="0.0173796731978655" calcext:value-type="float">
            <text:p>0.0173796732</text:p>
          </table:table-cell>
          <table:table-cell table:style-name="Default" office:value-type="float" office:value="0.330794394016266" calcext:value-type="float">
            <text:p>0.330794394</text:p>
          </table:table-cell>
          <table:table-cell table:style-name="Default" office:value-type="float" office:value="0.0257300995290279" calcext:value-type="float">
            <text:p>0.0257300995</text:p>
          </table:table-cell>
          <table:table-cell table:style-name="Default" office:value-type="float" office:value="-0.0393445864319801" calcext:value-type="float">
            <text:p>-0.0393445864</text:p>
          </table:table-cell>
          <table:table-cell table:style-name="Default" office:value-type="float" office:value="0.0263313688337803" calcext:value-type="float">
            <text:p>0.02633136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80043801665306" calcext:value-type="float">
            <text:p>-0.0180043802</text:p>
          </table:table-cell>
          <table:table-cell table:style-name="Default" office:value-type="float" office:value="0.0164453350007534" calcext:value-type="float">
            <text:p>0.016445335</text:p>
          </table:table-cell>
          <table:table-cell table:style-name="Default" office:value-type="float" office:value="0.330863773822784" calcext:value-type="float">
            <text:p>0.3308637738</text:p>
          </table:table-cell>
          <table:table-cell table:style-name="Default" office:value-type="float" office:value="0.0254964083433151" calcext:value-type="float">
            <text:p>0.0254964083</text:p>
          </table:table-cell>
          <table:table-cell table:style-name="Default" office:value-type="float" office:value="-0.0372025370597839" calcext:value-type="float">
            <text:p>-0.0372025371</text:p>
          </table:table-cell>
          <table:table-cell table:style-name="Default" office:value-type="float" office:value="0.0251609459519386" calcext:value-type="float">
            <text:p>0.0251609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7428083345294" calcext:value-type="float">
            <text:p>-0.0174280833</text:p>
          </table:table-cell>
          <table:table-cell table:style-name="Default" office:value-type="float" office:value="0.0154966814443469" calcext:value-type="float">
            <text:p>0.0154966814</text:p>
          </table:table-cell>
          <table:table-cell table:style-name="Default" office:value-type="float" office:value="0.330928146839142" calcext:value-type="float">
            <text:p>0.3309281468</text:p>
          </table:table-cell>
          <table:table-cell table:style-name="Default" office:value-type="float" office:value="0.025259030982852" calcext:value-type="float">
            <text:p>0.025259031</text:p>
          </table:table-cell>
          <table:table-cell table:style-name="Default" office:value-type="float" office:value="-0.0350446663796902" calcext:value-type="float">
            <text:p>-0.0350446664</text:p>
          </table:table-cell>
          <table:table-cell table:style-name="Default" office:value-type="float" office:value="0.0240013040602207" calcext:value-type="float">
            <text:p>0.02400130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71391814947128" calcext:value-type="float">
            <text:p>-0.0171391815</text:p>
          </table:table-cell>
          <table:table-cell table:style-name="Default" office:value-type="float" office:value="0.0150176910683513" calcext:value-type="float">
            <text:p>0.0150176911</text:p>
          </table:table-cell>
          <table:table-cell table:style-name="Default" office:value-type="float" office:value="0.330958336591721" calcext:value-type="float">
            <text:p>0.3309583366</text:p>
          </table:table-cell>
          <table:table-cell table:style-name="Default" office:value-type="float" office:value="0.025139082223177" calcext:value-type="float">
            <text:p>0.0251390822</text:p>
          </table:table-cell>
          <table:table-cell table:style-name="Default" office:value-type="float" office:value="-0.0339609421789646" calcext:value-type="float">
            <text:p>-0.0339609422</text:p>
          </table:table-cell>
          <table:table-cell table:style-name="Default" office:value-type="float" office:value="0.0234265085309744" calcext:value-type="float">
            <text:p>0.02342650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65603198111057" calcext:value-type="float">
            <text:p>-0.0165603198</text:p>
          </table:table-cell>
          <table:table-cell table:style-name="Default" office:value-type="float" office:value="0.014051740989089" calcext:value-type="float">
            <text:p>0.014051741</text:p>
          </table:table-cell>
          <table:table-cell table:style-name="Default" office:value-type="float" office:value="0.331014484167099" calcext:value-type="float">
            <text:p>0.3310144842</text:p>
          </table:table-cell>
          <table:table-cell table:style-name="Default" office:value-type="float" office:value="0.0248969364911318" calcext:value-type="float">
            <text:p>0.0248969365</text:p>
          </table:table-cell>
          <table:table-cell table:style-name="Default" office:value-type="float" office:value="-0.0317862331867218" calcext:value-type="float">
            <text:p>-0.0317862332</text:p>
          </table:table-cell>
          <table:table-cell table:style-name="Default" office:value-type="float" office:value="0.0222890917211771" calcext:value-type="float">
            <text:p>0.02228909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59809924662113" calcext:value-type="float">
            <text:p>-0.0159809925</text:p>
          </table:table-cell>
          <table:table-cell table:style-name="Default" office:value-type="float" office:value="0.0130770578980446" calcext:value-type="float">
            <text:p>0.0130770579</text:p>
          </table:table-cell>
          <table:table-cell table:style-name="Default" office:value-type="float" office:value="0.331064730882645" calcext:value-type="float">
            <text:p>0.3310647309</text:p>
          </table:table-cell>
          <table:table-cell table:style-name="Default" office:value-type="float" office:value="0.0246521569788456" calcext:value-type="float">
            <text:p>0.024652157</text:p>
          </table:table-cell>
          <table:table-cell table:style-name="Default" office:value-type="float" office:value="-0.0296049751341343" calcext:value-type="float">
            <text:p>-0.0296049751</text:p>
          </table:table-cell>
          <table:table-cell table:style-name="Default" office:value-type="float" office:value="0.0211702734231949" calcext:value-type="float">
            <text:p>0.02117027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54021065682173" calcext:value-type="float">
            <text:p>-0.0154021066</text:p>
          </table:table-cell>
          <table:table-cell table:style-name="Default" office:value-type="float" office:value="0.0120959123596549" calcext:value-type="float">
            <text:p>0.0120959124</text:p>
          </table:table-cell>
          <table:table-cell table:style-name="Default" office:value-type="float" office:value="0.331108868122101" calcext:value-type="float">
            <text:p>0.3311088681</text:p>
          </table:table-cell>
          <table:table-cell table:style-name="Default" office:value-type="float" office:value="0.0244052074849606" calcext:value-type="float">
            <text:p>0.0244052075</text:p>
          </table:table-cell>
          <table:table-cell table:style-name="Default" office:value-type="float" office:value="-0.0274209417402744" calcext:value-type="float">
            <text:p>-0.0274209417</text:p>
          </table:table-cell>
          <table:table-cell table:style-name="Default" office:value-type="float" office:value="0.0200730580836534" calcext:value-type="float">
            <text:p>0.02007305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48246558383107" calcext:value-type="float">
            <text:p>-0.0148246558</text:p>
          </table:table-cell>
          <table:table-cell table:style-name="Default" office:value-type="float" office:value="0.0111105833202601" calcext:value-type="float">
            <text:p>0.0111105833</text:p>
          </table:table-cell>
          <table:table-cell table:style-name="Default" office:value-type="float" office:value="0.331146687269211" calcext:value-type="float">
            <text:p>0.3311466873</text:p>
          </table:table-cell>
          <table:table-cell table:style-name="Default" office:value-type="float" office:value="0.0241565704345703" calcext:value-type="float">
            <text:p>0.0241565704</text:p>
          </table:table-cell>
          <table:table-cell table:style-name="Default" office:value-type="float" office:value="-0.0252379477024078" calcext:value-type="float">
            <text:p>-0.0252379477</text:p>
          </table:table-cell>
          <table:table-cell table:style-name="Default" office:value-type="float" office:value="0.0189998000860214" calcext:value-type="float">
            <text:p>0.01899980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45367495715618" calcext:value-type="float">
            <text:p>-0.0145367496</text:p>
          </table:table-cell>
          <table:table-cell table:style-name="Default" office:value-type="float" office:value="0.0106170438230038" calcext:value-type="float">
            <text:p>0.0106170438</text:p>
          </table:table-cell>
          <table:table-cell table:style-name="Default" office:value-type="float" office:value="0.331163167953491" calcext:value-type="float">
            <text:p>0.331163168</text:p>
          </table:table-cell>
          <table:table-cell table:style-name="Default" office:value-type="float" office:value="0.0240317899733782" calcext:value-type="float">
            <text:p>0.02403179</text:p>
          </table:table-cell>
          <table:table-cell table:style-name="Default" office:value-type="float" office:value="-0.0241480469703674" calcext:value-type="float">
            <text:p>-0.024148047</text:p>
          </table:table-cell>
          <table:table-cell table:style-name="Default" office:value-type="float" office:value="0.0184729918837547" calcext:value-type="float">
            <text:p>0.01847299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42495725303888" calcext:value-type="float">
            <text:p>-0.0142495725</text:p>
          </table:table-cell>
          <table:table-cell table:style-name="Default" office:value-type="float" office:value="0.0101233180612326" calcext:value-type="float">
            <text:p>0.0101233181</text:p>
          </table:table-cell>
          <table:table-cell table:style-name="Default" office:value-type="float" office:value="0.331178039312363" calcext:value-type="float">
            <text:p>0.3311780393</text:p>
          </table:table-cell>
          <table:table-cell table:style-name="Default" office:value-type="float" office:value="0.0239067934453487" calcext:value-type="float">
            <text:p>0.0239067934</text:p>
          </table:table-cell>
          <table:table-cell table:style-name="Default" office:value-type="float" office:value="-0.0230598598718643" calcext:value-type="float">
            <text:p>-0.0230598599</text:p>
          </table:table-cell>
          <table:table-cell table:style-name="Default" office:value-type="float" office:value="0.0179529935121536" calcext:value-type="float">
            <text:p>0.017952993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33935576304793" calcext:value-type="float">
            <text:p>-0.0133935576</text:p>
          </table:table-cell>
          <table:table-cell table:style-name="Default" office:value-type="float" office:value="0.0086438748985529" calcext:value-type="float">
            <text:p>0.0086438749</text:p>
          </table:table-cell>
          <table:table-cell table:style-name="Default" office:value-type="float" office:value="0.331212729215622" calcext:value-type="float">
            <text:p>0.3312127292</text:p>
          </table:table-cell>
          <table:table-cell table:style-name="Default" office:value-type="float" office:value="0.0235312059521675" calcext:value-type="float">
            <text:p>0.023531206</text:p>
          </table:table-cell>
          <table:table-cell table:style-name="Default" office:value-type="float" office:value="-0.0198104921728373" calcext:value-type="float">
            <text:p>-0.0198104922</text:p>
          </table:table-cell>
          <table:table-cell table:style-name="Default" office:value-type="float" office:value="0.0164369828999043" calcext:value-type="float">
            <text:p>0.016436982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8286480903625" calcext:value-type="float">
            <text:p>-0.0128286481</text:p>
          </table:table-cell>
          <table:table-cell table:style-name="Default" office:value-type="float" office:value="0.00766191072762013" calcext:value-type="float">
            <text:p>0.0076619107</text:p>
          </table:table-cell>
          <table:table-cell table:style-name="Default" office:value-type="float" office:value="0.331227600574493" calcext:value-type="float">
            <text:p>0.3312276006</text:p>
          </table:table-cell>
          <table:table-cell table:style-name="Default" office:value-type="float" office:value="0.0232809986919165" calcext:value-type="float">
            <text:p>0.0232809987</text:p>
          </table:table-cell>
          <table:table-cell table:style-name="Default" office:value-type="float" office:value="-0.0176618173718452" calcext:value-type="float">
            <text:p>-0.0176618174</text:p>
          </table:table-cell>
          <table:table-cell table:style-name="Default" office:value-type="float" office:value="0.0154651021584868" calcext:value-type="float">
            <text:p>0.015465102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695285826921" calcext:value-type="float">
            <text:p>-0.0122695286</text:p>
          </table:table-cell>
          <table:table-cell table:style-name="Default" office:value-type="float" office:value="0.00668607372790575" calcext:value-type="float">
            <text:p>0.0066860737</text:p>
          </table:table-cell>
          <table:table-cell table:style-name="Default" office:value-type="float" office:value="0.331235975027084" calcext:value-type="float">
            <text:p>0.331235975</text:p>
          </table:table-cell>
          <table:table-cell table:style-name="Default" office:value-type="float" office:value="0.0230316147208214" calcext:value-type="float">
            <text:p>0.0230316147</text:p>
          </table:table-cell>
          <table:table-cell table:style-name="Default" office:value-type="float" office:value="-0.0155318528413773" calcext:value-type="float">
            <text:p>-0.0155318528</text:p>
          </table:table-cell>
          <table:table-cell table:style-name="Default" office:value-type="float" office:value="0.0145261995494366" calcext:value-type="float">
            <text:p>0.01452619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7171388119459" calcext:value-type="float">
            <text:p>-0.0117171388</text:p>
          </table:table-cell>
          <table:table-cell table:style-name="Default" office:value-type="float" office:value="0.00571870617568493" calcext:value-type="float">
            <text:p>0.0057187062</text:p>
          </table:table-cell>
          <table:table-cell table:style-name="Default" office:value-type="float" office:value="0.331237882375717" calcext:value-type="float">
            <text:p>0.3312378824</text:p>
          </table:table-cell>
          <table:table-cell table:style-name="Default" office:value-type="float" office:value="0.0227836035192013" calcext:value-type="float">
            <text:p>0.0227836035</text:p>
          </table:table-cell>
          <table:table-cell table:style-name="Default" office:value-type="float" office:value="-0.0134245743975043" calcext:value-type="float">
            <text:p>-0.0134245744</text:p>
          </table:table-cell>
          <table:table-cell table:style-name="Default" office:value-type="float" office:value="0.0136217102408409" calcext:value-type="float">
            <text:p>0.01362171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4437574520707" calcext:value-type="float">
            <text:p>-0.0114437575</text:p>
          </table:table-cell>
          <table:table-cell table:style-name="Default" office:value-type="float" office:value="0.00523897120729089" calcext:value-type="float">
            <text:p>0.0052389712</text:p>
          </table:table-cell>
          <table:table-cell table:style-name="Default" office:value-type="float" office:value="0.331236451864243" calcext:value-type="float">
            <text:p>0.3312364519</text:p>
          </table:table-cell>
          <table:table-cell table:style-name="Default" office:value-type="float" office:value="0.0226603243499994" calcext:value-type="float">
            <text:p>0.0226603243</text:p>
          </table:table-cell>
          <table:table-cell table:style-name="Default" office:value-type="float" office:value="-0.0123806959018111" calcext:value-type="float">
            <text:p>-0.0123806959</text:p>
          </table:table-cell>
          <table:table-cell table:style-name="Default" office:value-type="float" office:value="0.0131826363503933" calcext:value-type="float">
            <text:p>0.01318263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9032243490219" calcext:value-type="float">
            <text:p>-0.0109032243</text:p>
          </table:table-cell>
          <table:table-cell table:style-name="Default" office:value-type="float" office:value="0.00428873626515269" calcext:value-type="float">
            <text:p>0.0042887363</text:p>
          </table:table-cell>
          <table:table-cell table:style-name="Default" office:value-type="float" office:value="0.331229001283646" calcext:value-type="float">
            <text:p>0.3312290013</text:p>
          </table:table-cell>
          <table:table-cell table:style-name="Default" office:value-type="float" office:value="0.0224155765026808" calcext:value-type="float">
            <text:p>0.0224155765</text:p>
          </table:table-cell>
          <table:table-cell table:style-name="Default" office:value-type="float" office:value="-0.0103149712085724" calcext:value-type="float">
            <text:p>-0.0103149712</text:p>
          </table:table-cell>
          <table:table-cell table:style-name="Default" office:value-type="float" office:value="0.0123316468670964" calcext:value-type="float">
            <text:p>0.01233164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1097887381911" calcext:value-type="float">
            <text:p>-0.0101097887</text:p>
          </table:table-cell>
          <table:table-cell table:style-name="Default" office:value-type="float" office:value="0.00289101991802454" calcext:value-type="float">
            <text:p>0.0028910199</text:p>
          </table:table-cell>
          <table:table-cell table:style-name="Default" office:value-type="float" office:value="0.331206649541855" calcext:value-type="float">
            <text:p>0.3312066495</text:p>
          </table:table-cell>
          <table:table-cell table:style-name="Default" office:value-type="float" office:value="0.0220541004091501" calcext:value-type="float">
            <text:p>0.0220541004</text:p>
          </table:table-cell>
          <table:table-cell table:style-name="Default" office:value-type="float" office:value="-0.00727904122322798" calcext:value-type="float">
            <text:p>-0.0072790412</text:p>
          </table:table-cell>
          <table:table-cell table:style-name="Default" office:value-type="float" office:value="0.0111246863380075" calcext:value-type="float">
            <text:p>0.011124686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85041912645102" calcext:value-type="float">
            <text:p>-0.0098504191</text:p>
          </table:table-cell>
          <table:table-cell table:style-name="Default" office:value-type="float" office:value="0.00243367999792099" calcext:value-type="float">
            <text:p>0.00243368</text:p>
          </table:table-cell>
          <table:table-cell table:style-name="Default" office:value-type="float" office:value="0.331196397542953" calcext:value-type="float">
            <text:p>0.3311963975</text:p>
          </table:table-cell>
          <table:table-cell table:style-name="Default" office:value-type="float" office:value="0.0219354182481766" calcext:value-type="float">
            <text:p>0.0219354182</text:p>
          </table:table-cell>
          <table:table-cell table:style-name="Default" office:value-type="float" office:value="-0.00628578942269087" calcext:value-type="float">
            <text:p>-0.0062857894</text:p>
          </table:table-cell>
          <table:table-cell table:style-name="Default" office:value-type="float" office:value="0.0107411993667483" calcext:value-type="float">
            <text:p>0.010741199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34004504233599" calcext:value-type="float">
            <text:p>-0.009340045</text:p>
          </table:table-cell>
          <table:table-cell table:style-name="Default" office:value-type="float" office:value="0.00153349339962006" calcext:value-type="float">
            <text:p>0.0015334934</text:p>
          </table:table-cell>
          <table:table-cell table:style-name="Default" office:value-type="float" office:value="0.331171870231628" calcext:value-type="float">
            <text:p>0.3311718702</text:p>
          </table:table-cell>
          <table:table-cell table:style-name="Default" office:value-type="float" office:value="0.021701218560338" calcext:value-type="float">
            <text:p>0.0217012186</text:p>
          </table:table-cell>
          <table:table-cell table:style-name="Default" office:value-type="float" office:value="-0.00433040643110871" calcext:value-type="float">
            <text:p>-0.0043304064</text:p>
          </table:table-cell>
          <table:table-cell table:style-name="Default" office:value-type="float" office:value="0.0100028095766902" calcext:value-type="float">
            <text:p>0.01000280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4165521711111" calcext:value-type="float">
            <text:p>-0.0088416552</text:p>
          </table:table-cell>
          <table:table-cell table:style-name="Default" office:value-type="float" office:value="0.000654729083180428" calcext:value-type="float">
            <text:p>0.0006547291</text:p>
          </table:table-cell>
          <table:table-cell table:style-name="Default" office:value-type="float" office:value="0.331142365932465" calcext:value-type="float">
            <text:p>0.3311423659</text:p>
          </table:table-cell>
          <table:table-cell table:style-name="Default" office:value-type="float" office:value="0.0214717853814363" calcext:value-type="float">
            <text:p>0.0214717854</text:p>
          </table:table-cell>
          <table:table-cell table:style-name="Default" office:value-type="float" office:value="-0.00241988268680871" calcext:value-type="float">
            <text:p>-0.0024198827</text:p>
          </table:table-cell>
          <table:table-cell table:style-name="Default" office:value-type="float" office:value="0.00930288154631853" calcext:value-type="float">
            <text:p>0.009302881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35610646754503" calcext:value-type="float">
            <text:p>-0.0083561065</text:p>
          </table:table-cell>
          <table:table-cell table:style-name="Default" office:value-type="float" office:value="-0.000200235284864902" calcext:value-type="float">
            <text:p>-0.0002002353</text:p>
          </table:table-cell>
          <table:table-cell table:style-name="Default" office:value-type="float" office:value="0.331108301877975" calcext:value-type="float">
            <text:p>0.3311083019</text:p>
          </table:table-cell>
          <table:table-cell table:style-name="Default" office:value-type="float" office:value="0.0212476849555969" calcext:value-type="float">
            <text:p>0.021247685</text:p>
          </table:table-cell>
          <table:table-cell table:style-name="Default" office:value-type="float" office:value="-0.000558257394004613" calcext:value-type="float">
            <text:p>-0.0005582574</text:p>
          </table:table-cell>
          <table:table-cell table:style-name="Default" office:value-type="float" office:value="0.00864149536937475" calcext:value-type="float">
            <text:p>0.008641495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88443814963102" calcext:value-type="float">
            <text:p>-0.0078844381</text:p>
          </table:table-cell>
          <table:table-cell table:style-name="Default" office:value-type="float" office:value="-0.00102912448346615" calcext:value-type="float">
            <text:p>-0.0010291245</text:p>
          </table:table-cell>
          <table:table-cell table:style-name="Default" office:value-type="float" office:value="0.331070125102997" calcext:value-type="float">
            <text:p>0.3310701251</text:p>
          </table:table-cell>
          <table:table-cell table:style-name="Default" office:value-type="float" office:value="0.0210295040160418" calcext:value-type="float">
            <text:p>0.021029504</text:p>
          </table:table-cell>
          <table:table-cell table:style-name="Default" office:value-type="float" office:value="0.00125044223386794" calcext:value-type="float">
            <text:p>0.0012504422</text:p>
          </table:table-cell>
          <table:table-cell table:style-name="Default" office:value-type="float" office:value="0.00801877118647099" calcext:value-type="float">
            <text:p>0.008018771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427501026541" calcext:value-type="float">
            <text:p>-0.007427501</text:p>
          </table:table-cell>
          <table:table-cell table:style-name="Default" office:value-type="float" office:value="-0.00182951241731644" calcext:value-type="float">
            <text:p>-0.0018295124</text:p>
          </table:table-cell>
          <table:table-cell table:style-name="Default" office:value-type="float" office:value="0.331028342247009" calcext:value-type="float">
            <text:p>0.3310283422</text:p>
          </table:table-cell>
          <table:table-cell table:style-name="Default" office:value-type="float" office:value="0.0208178292959929" calcext:value-type="float">
            <text:p>0.0208178293</text:p>
          </table:table-cell>
          <table:table-cell table:style-name="Default" office:value-type="float" office:value="0.00300219631753862" calcext:value-type="float">
            <text:p>0.0030021963</text:p>
          </table:table-cell>
          <table:table-cell table:style-name="Default" office:value-type="float" office:value="0.0074345669709146" calcext:value-type="float">
            <text:p>0.0074345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20484834164381" calcext:value-type="float">
            <text:p>-0.0072048483</text:p>
          </table:table-cell>
          <table:table-cell table:style-name="Default" office:value-type="float" office:value="-0.00221825949847698" calcext:value-type="float">
            <text:p>-0.0022182595</text:p>
          </table:table-cell>
          <table:table-cell table:style-name="Default" office:value-type="float" office:value="0.33100625872612" calcext:value-type="float">
            <text:p>0.3310062587</text:p>
          </table:table-cell>
          <table:table-cell table:style-name="Default" office:value-type="float" office:value="0.0207146164029837" calcext:value-type="float">
            <text:p>0.0207146164</text:p>
          </table:table-cell>
          <table:table-cell table:style-name="Default" office:value-type="float" office:value="0.00385545962490141" calcext:value-type="float">
            <text:p>0.0038554596</text:p>
          </table:table-cell>
          <table:table-cell table:style-name="Default" office:value-type="float" office:value="0.00715690525248647" calcext:value-type="float">
            <text:p>0.007156905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77180802449584" calcext:value-type="float">
            <text:p>-0.006771808</text:p>
          </table:table-cell>
          <table:table-cell table:style-name="Default" office:value-type="float" office:value="-0.00297147501260042" calcext:value-type="float">
            <text:p>-0.002971475</text:p>
          </table:table-cell>
          <table:table-cell table:style-name="Default" office:value-type="float" office:value="0.330960094928741" calcext:value-type="float">
            <text:p>0.3309600949</text:p>
          </table:table-cell>
          <table:table-cell table:style-name="Default" office:value-type="float" office:value="0.0205137655138969" calcext:value-type="float">
            <text:p>0.0205137655</text:p>
          </table:table-cell>
          <table:table-cell table:style-name="Default" office:value-type="float" office:value="0.00551427248865366" calcext:value-type="float">
            <text:p>0.0055142725</text:p>
          </table:table-cell>
          <table:table-cell table:style-name="Default" office:value-type="float" office:value="0.00663005840033293" calcext:value-type="float">
            <text:p>0.00663005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35582953691483" calcext:value-type="float">
            <text:p>-0.0063558295</text:p>
          </table:table-cell>
          <table:table-cell table:style-name="Default" office:value-type="float" office:value="-0.0036902567371726" calcext:value-type="float">
            <text:p>-0.0036902567</text:p>
          </table:table-cell>
          <table:table-cell table:style-name="Default" office:value-type="float" office:value="0.330911725759506" calcext:value-type="float">
            <text:p>0.3309117258</text:p>
          </table:table-cell>
          <table:table-cell table:style-name="Default" office:value-type="float" office:value="0.0203208532184362" calcext:value-type="float">
            <text:p>0.0203208532</text:p>
          </table:table-cell>
          <table:table-cell table:style-name="Default" office:value-type="float" office:value="0.00710614491254091" calcext:value-type="float">
            <text:p>0.0071061449</text:p>
          </table:table-cell>
          <table:table-cell table:style-name="Default" office:value-type="float" office:value="0.00614118948578835" calcext:value-type="float">
            <text:p>0.00614118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1545530334115" calcext:value-type="float">
            <text:p>-0.006154553</text:p>
          </table:table-cell>
          <table:table-cell table:style-name="Default" office:value-type="float" office:value="-0.00403599534183741" calcext:value-type="float">
            <text:p>-0.0040359953</text:p>
          </table:table-cell>
          <table:table-cell table:style-name="Default" office:value-type="float" office:value="0.330886900424957" calcext:value-type="float">
            <text:p>0.3308869004</text:p>
          </table:table-cell>
          <table:table-cell table:style-name="Default" office:value-type="float" office:value="0.0202275291085243" calcext:value-type="float">
            <text:p>0.0202275291</text:p>
          </table:table-cell>
          <table:table-cell table:style-name="Default" office:value-type="float" office:value="0.00787573587149382" calcext:value-type="float">
            <text:p>0.0078757359</text:p>
          </table:table-cell>
          <table:table-cell table:style-name="Default" office:value-type="float" office:value="0.00591079099103808" calcext:value-type="float">
            <text:p>0.00591079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76592143625021" calcext:value-type="float">
            <text:p>-0.0057659214</text:p>
          </table:table-cell>
          <table:table-cell table:style-name="Default" office:value-type="float" office:value="-0.00469871331006289" calcext:value-type="float">
            <text:p>-0.0046987133</text:p>
          </table:table-cell>
          <table:table-cell table:style-name="Default" office:value-type="float" office:value="0.330836325883865" calcext:value-type="float">
            <text:p>0.3308363259</text:p>
          </table:table-cell>
          <table:table-cell table:style-name="Default" office:value-type="float" office:value="0.020047515630722" calcext:value-type="float">
            <text:p>0.0200475156</text:p>
          </table:table-cell>
          <table:table-cell table:style-name="Default" office:value-type="float" office:value="0.00935974344611168" calcext:value-type="float">
            <text:p>0.0093597434</text:p>
          </table:table-cell>
          <table:table-cell table:style-name="Default" office:value-type="float" office:value="0.00547781912609935" calcext:value-type="float">
            <text:p>0.005477819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39666507393122" calcext:value-type="float">
            <text:p>-0.0053966651</text:p>
          </table:table-cell>
          <table:table-cell table:style-name="Default" office:value-type="float" office:value="-0.00532112643122673" calcext:value-type="float">
            <text:p>-0.0053211264</text:p>
          </table:table-cell>
          <table:table-cell table:style-name="Default" office:value-type="float" office:value="0.330785155296326" calcext:value-type="float">
            <text:p>0.3307851553</text:p>
          </table:table-cell>
          <table:table-cell table:style-name="Default" office:value-type="float" office:value="0.0198767837136984" calcext:value-type="float">
            <text:p>0.0198767837</text:p>
          </table:table-cell>
          <table:table-cell table:style-name="Default" office:value-type="float" office:value="0.0107668982818723" calcext:value-type="float">
            <text:p>0.0107668983</text:p>
          </table:table-cell>
          <table:table-cell table:style-name="Default" office:value-type="float" office:value="0.00508162379264832" calcext:value-type="float">
            <text:p>0.005081623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21959271281958" calcext:value-type="float">
            <text:p>-0.0052195927</text:p>
          </table:table-cell>
          <table:table-cell table:style-name="Default" office:value-type="float" office:value="-0.00561648048460484" calcext:value-type="float">
            <text:p>-0.0056164805</text:p>
          </table:table-cell>
          <table:table-cell table:style-name="Default" office:value-type="float" office:value="0.330759525299072" calcext:value-type="float">
            <text:p>0.3307595253</text:p>
          </table:table-cell>
          <table:table-cell table:style-name="Default" office:value-type="float" office:value="0.0197950564324856" calcext:value-type="float">
            <text:p>0.0197950564</text:p>
          </table:table-cell>
          <table:table-cell table:style-name="Default" office:value-type="float" office:value="0.0114404251798987" calcext:value-type="float">
            <text:p>0.0114404252</text:p>
          </table:table-cell>
          <table:table-cell table:style-name="Default" office:value-type="float" office:value="0.00489716697484255" calcext:value-type="float">
            <text:p>0.0048971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88113844767213" calcext:value-type="float">
            <text:p>-0.0048811384</text:p>
          </table:table-cell>
          <table:table-cell table:style-name="Default" office:value-type="float" office:value="-0.00617400370538235" calcext:value-type="float">
            <text:p>-0.0061740037</text:p>
          </table:table-cell>
          <table:table-cell table:style-name="Default" office:value-type="float" office:value="0.330708593130112" calcext:value-type="float">
            <text:p>0.3307085931</text:p>
          </table:table-cell>
          <table:table-cell table:style-name="Default" office:value-type="float" office:value="0.0196391586214304" calcext:value-type="float">
            <text:p>0.0196391586</text:p>
          </table:table-cell>
          <table:table-cell table:style-name="Default" office:value-type="float" office:value="0.0127249462530017" calcext:value-type="float">
            <text:p>0.0127249463</text:p>
          </table:table-cell>
          <table:table-cell table:style-name="Default" office:value-type="float" office:value="0.00455518160015345" calcext:value-type="float">
            <text:p>0.004555181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6434395164251" calcext:value-type="float">
            <text:p>-0.004564344</text:p>
          </table:table-cell>
          <table:table-cell table:style-name="Default" office:value-type="float" office:value="-0.00668522529304028" calcext:value-type="float">
            <text:p>-0.0066852253</text:p>
          </table:table-cell>
          <table:table-cell table:style-name="Default" office:value-type="float" office:value="0.330658704042435" calcext:value-type="float">
            <text:p>0.330658704</text:p>
          </table:table-cell>
          <table:table-cell table:style-name="Default" office:value-type="float" office:value="0.0194937866181135" calcext:value-type="float">
            <text:p>0.0194937866</text:p>
          </table:table-cell>
          <table:table-cell table:style-name="Default" office:value-type="float" office:value="0.013922824524343" calcext:value-type="float">
            <text:p>0.0139228245</text:p>
          </table:table-cell>
          <table:table-cell table:style-name="Default" office:value-type="float" office:value="0.00424867123365402" calcext:value-type="float">
            <text:p>0.004248671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143246486783" calcext:value-type="float">
            <text:p>-0.0044143246</text:p>
          </table:table-cell>
          <table:table-cell table:style-name="Default" office:value-type="float" office:value="-0.00692281313240528" calcext:value-type="float">
            <text:p>-0.0069228131</text:p>
          </table:table-cell>
          <table:table-cell table:style-name="Default" office:value-type="float" office:value="0.330634325742722" calcext:value-type="float">
            <text:p>0.3306343257</text:p>
          </table:table-cell>
          <table:table-cell table:style-name="Default" office:value-type="float" office:value="0.0194252133369446" calcext:value-type="float">
            <text:p>0.0194252133</text:p>
          </table:table-cell>
          <table:table-cell table:style-name="Default" office:value-type="float" office:value="0.0144880507141352" calcext:value-type="float">
            <text:p>0.0144880507</text:p>
          </table:table-cell>
          <table:table-cell table:style-name="Default" office:value-type="float" office:value="0.00410861102864146" calcext:value-type="float">
            <text:p>0.0041086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13172692060471" calcext:value-type="float">
            <text:p>-0.0041317269</text:p>
          </table:table-cell>
          <table:table-cell table:style-name="Default" office:value-type="float" office:value="-0.00736032053828239" calcext:value-type="float">
            <text:p>-0.0073603205</text:p>
          </table:table-cell>
          <table:table-cell table:style-name="Default" office:value-type="float" office:value="0.330587178468704" calcext:value-type="float">
            <text:p>0.3305871785</text:p>
          </table:table-cell>
          <table:table-cell table:style-name="Default" office:value-type="float" office:value="0.0192965604364872" calcext:value-type="float">
            <text:p>0.0192965604</text:p>
          </table:table-cell>
          <table:table-cell table:style-name="Default" office:value-type="float" office:value="0.0155486613512039" calcext:value-type="float">
            <text:p>0.0155486614</text:p>
          </table:table-cell>
          <table:table-cell table:style-name="Default" office:value-type="float" office:value="0.00385461607947946" calcext:value-type="float">
            <text:p>0.003854616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7305114418268" calcext:value-type="float">
            <text:p>-0.0038730511</text:p>
          </table:table-cell>
          <table:table-cell table:style-name="Default" office:value-type="float" office:value="-0.00774574559181929" calcext:value-type="float">
            <text:p>-0.0077457456</text:p>
          </table:table-cell>
          <table:table-cell table:style-name="Default" office:value-type="float" office:value="0.330542683601379" calcext:value-type="float">
            <text:p>0.3305426836</text:p>
          </table:table-cell>
          <table:table-cell table:style-name="Default" office:value-type="float" office:value="0.0191796254366636" calcext:value-type="float">
            <text:p>0.0191796254</text:p>
          </table:table-cell>
          <table:table-cell table:style-name="Default" office:value-type="float" office:value="0.0165129285305738" calcext:value-type="float">
            <text:p>0.0165129285</text:p>
          </table:table-cell>
          <table:table-cell table:style-name="Default" office:value-type="float" office:value="0.00363523559644818" calcext:value-type="float">
            <text:p>0.003635235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53189278393984" calcext:value-type="float">
            <text:p>-0.0035318928</text:p>
          </table:table-cell>
          <table:table-cell table:style-name="Default" office:value-type="float" office:value="-0.00822104327380657" calcext:value-type="float">
            <text:p>-0.0082210433</text:p>
          </table:table-cell>
          <table:table-cell table:style-name="Default" office:value-type="float" office:value="0.330482363700867" calcext:value-type="float">
            <text:p>0.3304823637</text:p>
          </table:table-cell>
          <table:table-cell table:style-name="Default" office:value-type="float" office:value="0.0190272387117147" calcext:value-type="float">
            <text:p>0.0190272387</text:p>
          </table:table-cell>
          <table:table-cell table:style-name="Default" office:value-type="float" office:value="0.0177702568471432" calcext:value-type="float">
            <text:p>0.0177702568</text:p>
          </table:table-cell>
          <table:table-cell table:style-name="Default" office:value-type="float" office:value="0.00337049947120249" calcext:value-type="float">
            <text:p>0.00337049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33703774958849" calcext:value-type="float">
            <text:p>-0.0033370377</text:p>
          </table:table-cell>
          <table:table-cell table:style-name="Default" office:value-type="float" office:value="-0.00846595875918865" calcext:value-type="float">
            <text:p>-0.0084659588</text:p>
          </table:table-cell>
          <table:table-cell table:style-name="Default" office:value-type="float" office:value="0.330447345972061" calcext:value-type="float">
            <text:p>0.330447346</text:p>
          </table:table-cell>
          <table:table-cell table:style-name="Default" office:value-type="float" office:value="0.0189416650682688" calcext:value-type="float">
            <text:p>0.0189416651</text:p>
          </table:table-cell>
          <table:table-cell table:style-name="Default" office:value-type="float" office:value="0.0184768103063107" calcext:value-type="float">
            <text:p>0.0184768103</text:p>
          </table:table-cell>
          <table:table-cell table:style-name="Default" office:value-type="float" office:value="0.00323681114241481" calcext:value-type="float">
            <text:p>0.00323681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24972998350859" calcext:value-type="float">
            <text:p>-0.00324973</text:p>
          </table:table-cell>
          <table:table-cell table:style-name="Default" office:value-type="float" office:value="-0.00856595393270254" calcext:value-type="float">
            <text:p>-0.0085659539</text:p>
          </table:table-cell>
          <table:table-cell table:style-name="Default" office:value-type="float" office:value="0.330431580543518" calcext:value-type="float">
            <text:p>0.3304315805</text:p>
          </table:table-cell>
          <table:table-cell table:style-name="Default" office:value-type="float" office:value="0.0189038217067719" calcext:value-type="float">
            <text:p>0.0189038217</text:p>
          </table:table-cell>
          <table:table-cell table:style-name="Default" office:value-type="float" office:value="0.018789142370224" calcext:value-type="float">
            <text:p>0.0187891424</text:p>
          </table:table-cell>
          <table:table-cell table:style-name="Default" office:value-type="float" office:value="0.00318293715827167" calcext:value-type="float">
            <text:p>0.00318293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16928513348103" calcext:value-type="float">
            <text:p>-0.0031692851</text:p>
          </table:table-cell>
          <table:table-cell table:style-name="Default" office:value-type="float" office:value="-0.00865057669579983" calcext:value-type="float">
            <text:p>-0.0086505767</text:p>
          </table:table-cell>
          <table:table-cell table:style-name="Default" office:value-type="float" office:value="0.330417096614838" calcext:value-type="float">
            <text:p>0.3304170966</text:p>
          </table:table-cell>
          <table:table-cell table:style-name="Default" office:value-type="float" office:value="0.0188693981617689" calcext:value-type="float">
            <text:p>0.0188693982</text:p>
          </table:table-cell>
          <table:table-cell table:style-name="Default" office:value-type="float" office:value="0.0190735459327698" calcext:value-type="float">
            <text:p>0.0190735459</text:p>
          </table:table-cell>
          <table:table-cell table:style-name="Default" office:value-type="float" office:value="0.00313764694146812" calcext:value-type="float">
            <text:p>0.00313764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02959606051445" calcext:value-type="float">
            <text:p>-0.0030295961</text:p>
          </table:table-cell>
          <table:table-cell table:style-name="Default" office:value-type="float" office:value="-0.00877258833497763" calcext:value-type="float">
            <text:p>-0.0087725883</text:p>
          </table:table-cell>
          <table:table-cell table:style-name="Default" office:value-type="float" office:value="0.330392211675644" calcext:value-type="float">
            <text:p>0.3303922117</text:p>
          </table:table-cell>
          <table:table-cell table:style-name="Default" office:value-type="float" office:value="0.0188109297305346" calcext:value-type="float">
            <text:p>0.0188109297</text:p>
          </table:table-cell>
          <table:table-cell table:style-name="Default" office:value-type="float" office:value="0.0195566434413195" calcext:value-type="float">
            <text:p>0.0195566434</text:p>
          </table:table-cell>
          <table:table-cell table:style-name="Default" office:value-type="float" office:value="0.00307338335551321" calcext:value-type="float">
            <text:p>0.00307338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1886646300554" calcext:value-type="float">
            <text:p>-0.0029188665</text:p>
          </table:table-cell>
          <table:table-cell table:style-name="Default" office:value-type="float" office:value="-0.00882966816425324" calcext:value-type="float">
            <text:p>-0.0088296682</text:p>
          </table:table-cell>
          <table:table-cell table:style-name="Default" office:value-type="float" office:value="0.330373167991638" calcext:value-type="float">
            <text:p>0.330373168</text:p>
          </table:table-cell>
          <table:table-cell table:style-name="Default" office:value-type="float" office:value="0.0187666974961758" calcext:value-type="float">
            <text:p>0.0187666975</text:p>
          </table:table-cell>
          <table:table-cell table:style-name="Default" office:value-type="float" office:value="0.0199222881346941" calcext:value-type="float">
            <text:p>0.0199222881</text:p>
          </table:table-cell>
          <table:table-cell table:style-name="Default" office:value-type="float" office:value="0.00304467789828777" calcext:value-type="float">
            <text:p>0.003044677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83826887607574" calcext:value-type="float">
            <text:p>-0.0028382689</text:p>
          </table:table-cell>
          <table:table-cell table:style-name="Default" office:value-type="float" office:value="-0.00882862787693739" calcext:value-type="float">
            <text:p>-0.0088286279</text:p>
          </table:table-cell>
          <table:table-cell table:style-name="Default" office:value-type="float" office:value="0.330360233783722" calcext:value-type="float">
            <text:p>0.3303602338</text:p>
          </table:table-cell>
          <table:table-cell table:style-name="Default" office:value-type="float" office:value="0.0187367517501116" calcext:value-type="float">
            <text:p>0.0187367518</text:p>
          </table:table-cell>
          <table:table-cell table:style-name="Default" office:value-type="float" office:value="0.0201699193567038" calcext:value-type="float">
            <text:p>0.0201699194</text:p>
          </table:table-cell>
          <table:table-cell table:style-name="Default" office:value-type="float" office:value="0.00304743158631027" calcext:value-type="float">
            <text:p>0.003047431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78583914041519" calcext:value-type="float">
            <text:p>-0.0027858391</text:p>
          </table:table-cell>
          <table:table-cell table:style-name="Default" office:value-type="float" office:value="-0.00882209930568934" calcext:value-type="float">
            <text:p>-0.0088220993</text:p>
          </table:table-cell>
          <table:table-cell table:style-name="Default" office:value-type="float" office:value="0.330351948738098" calcext:value-type="float">
            <text:p>0.3303519487</text:p>
          </table:table-cell>
          <table:table-cell table:style-name="Default" office:value-type="float" office:value="0.0187175888568163" calcext:value-type="float">
            <text:p>0.0187175889</text:p>
          </table:table-cell>
          <table:table-cell table:style-name="Default" office:value-type="float" office:value="0.0203284081071615" calcext:value-type="float">
            <text:p>0.0203284081</text:p>
          </table:table-cell>
          <table:table-cell table:style-name="Default" office:value-type="float" office:value="0.00305239297449589" calcext:value-type="float">
            <text:p>0.00305239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76719778776169" calcext:value-type="float">
            <text:p>-0.0027671978</text:p>
          </table:table-cell>
          <table:table-cell table:style-name="Default" office:value-type="float" office:value="-0.00881978217512369" calcext:value-type="float">
            <text:p>-0.0088197822</text:p>
          </table:table-cell>
          <table:table-cell table:style-name="Default" office:value-type="float" office:value="0.330348998308182" calcext:value-type="float">
            <text:p>0.3303489983</text:p>
          </table:table-cell>
          <table:table-cell table:style-name="Default" office:value-type="float" office:value="0.0187107734382153" calcext:value-type="float">
            <text:p>0.0187107734</text:p>
          </table:table-cell>
          <table:table-cell table:style-name="Default" office:value-type="float" office:value="0.0203847568482161" calcext:value-type="float">
            <text:p>0.0203847568</text:p>
          </table:table-cell>
          <table:table-cell table:style-name="Default" office:value-type="float" office:value="0.00305418856441975" calcext:value-type="float">
            <text:p>0.003054188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74036452174187" calcext:value-type="float">
            <text:p>-0.0027403645</text:p>
          </table:table-cell>
          <table:table-cell table:style-name="Default" office:value-type="float" office:value="-0.00881645083427429" calcext:value-type="float">
            <text:p>-0.0088164508</text:p>
          </table:table-cell>
          <table:table-cell table:style-name="Default" office:value-type="float" office:value="0.330344766378403" calcext:value-type="float">
            <text:p>0.3303447664</text:p>
          </table:table-cell>
          <table:table-cell table:style-name="Default" office:value-type="float" office:value="0.0187009666115046" calcext:value-type="float">
            <text:p>0.0187009666</text:p>
          </table:table-cell>
          <table:table-cell table:style-name="Default" office:value-type="float" office:value="0.0204658973962069" calcext:value-type="float">
            <text:p>0.0204658974</text:p>
          </table:table-cell>
          <table:table-cell table:style-name="Default" office:value-type="float" office:value="0.00305667519569397" calcext:value-type="float">
            <text:p>0.003056675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73082312196493" calcext:value-type="float">
            <text:p>-0.0027308231</text:p>
          </table:table-cell>
          <table:table-cell table:style-name="Default" office:value-type="float" office:value="-0.00881526060402393" calcext:value-type="float">
            <text:p>-0.0088152606</text:p>
          </table:table-cell>
          <table:table-cell table:style-name="Default" office:value-type="float" office:value="0.330343246459961" calcext:value-type="float">
            <text:p>0.3303432465</text:p>
          </table:table-cell>
          <table:table-cell table:style-name="Default" office:value-type="float" office:value="0.01869747787714" calcext:value-type="float">
            <text:p>0.0186974779</text:p>
          </table:table-cell>
          <table:table-cell table:style-name="Default" office:value-type="float" office:value="0.0204947516322136" calcext:value-type="float">
            <text:p>0.0204947516</text:p>
          </table:table-cell>
          <table:table-cell table:style-name="Default" office:value-type="float" office:value="0.00305763469077647" calcext:value-type="float">
            <text:p>0.003057634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71219946444035" calcext:value-type="float">
            <text:p>-0.0027121995</text:p>
          </table:table-cell>
          <table:table-cell table:style-name="Default" office:value-type="float" office:value="-0.00881292019039393" calcext:value-type="float">
            <text:p>-0.0088129202</text:p>
          </table:table-cell>
          <table:table-cell table:style-name="Default" office:value-type="float" office:value="0.330340325832367" calcext:value-type="float">
            <text:p>0.3303403258</text:p>
          </table:table-cell>
          <table:table-cell table:style-name="Default" office:value-type="float" office:value="0.0186906699091196" calcext:value-type="float">
            <text:p>0.0186906699</text:p>
          </table:table-cell>
          <table:table-cell table:style-name="Default" office:value-type="float" office:value="0.0205510705709457" calcext:value-type="float">
            <text:p>0.0205510706</text:p>
          </table:table-cell>
          <table:table-cell table:style-name="Default" office:value-type="float" office:value="0.00305934506468475" calcext:value-type="float">
            <text:p>0.00305934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70828045904636" calcext:value-type="float">
            <text:p>-0.0027082805</text:p>
          </table:table-cell>
          <table:table-cell table:style-name="Default" office:value-type="float" office:value="-0.00881243404000998" calcext:value-type="float">
            <text:p>-0.008812434</text:p>
          </table:table-cell>
          <table:table-cell table:style-name="Default" office:value-type="float" office:value="0.330339699983597" calcext:value-type="float">
            <text:p>0.3303397</text:p>
          </table:table-cell>
          <table:table-cell table:style-name="Default" office:value-type="float" office:value="0.0186892431229353" calcext:value-type="float">
            <text:p>0.0186892431</text:p>
          </table:table-cell>
          <table:table-cell table:style-name="Default" office:value-type="float" office:value="0.0205628871917725" calcext:value-type="float">
            <text:p>0.0205628872</text:p>
          </table:table-cell>
          <table:table-cell table:style-name="Default" office:value-type="float" office:value="0.00305969966575503" calcext:value-type="float">
            <text:p>0.00305969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70266178995371" calcext:value-type="float">
            <text:p>-0.0027026618</text:p>
          </table:table-cell>
          <table:table-cell table:style-name="Default" office:value-type="float" office:value="-0.00881174765527248" calcext:value-type="float">
            <text:p>-0.0088117477</text:p>
          </table:table-cell>
          <table:table-cell table:style-name="Default" office:value-type="float" office:value="0.330338805913925" calcext:value-type="float">
            <text:p>0.3303388059</text:p>
          </table:table-cell>
          <table:table-cell table:style-name="Default" office:value-type="float" office:value="0.0186871886253357" calcext:value-type="float">
            <text:p>0.0186871886</text:p>
          </table:table-cell>
          <table:table-cell table:style-name="Default" office:value-type="float" office:value="0.020579906180501" calcext:value-type="float">
            <text:p>0.0205799062</text:p>
          </table:table-cell>
          <table:table-cell table:style-name="Default" office:value-type="float" office:value="0.00306027103215456" calcext:value-type="float">
            <text:p>0.0030602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905850291252" calcext:value-type="float">
            <text:p>-0.0026990585</text:p>
          </table:table-cell>
          <table:table-cell table:style-name="Default" office:value-type="float" office:value="-0.00881130062043667" calcext:value-type="float">
            <text:p>-0.0088113006</text:p>
          </table:table-cell>
          <table:table-cell table:style-name="Default" office:value-type="float" office:value="0.3303382396698" calcext:value-type="float">
            <text:p>0.3303382397</text:p>
          </table:table-cell>
          <table:table-cell table:style-name="Default" office:value-type="float" office:value="0.0186858717352152" calcext:value-type="float">
            <text:p>0.0186858717</text:p>
          </table:table-cell>
          <table:table-cell table:style-name="Default" office:value-type="float" office:value="0.0205907952040434" calcext:value-type="float">
            <text:p>0.0205907952</text:p>
          </table:table-cell>
          <table:table-cell table:style-name="Default" office:value-type="float" office:value="0.00306059187278152" calcext:value-type="float">
            <text:p>0.00306059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526336342096" calcext:value-type="float">
            <text:p>-0.0026952634</text:p>
          </table:table-cell>
          <table:table-cell table:style-name="Default" office:value-type="float" office:value="-0.00881083123385906" calcext:value-type="float">
            <text:p>-0.0088108312</text:p>
          </table:table-cell>
          <table:table-cell table:style-name="Default" office:value-type="float" office:value="0.330337643623352" calcext:value-type="float">
            <text:p>0.3303376436</text:p>
          </table:table-cell>
          <table:table-cell table:style-name="Default" office:value-type="float" office:value="0.0186844877898693" calcext:value-type="float">
            <text:p>0.0186844878</text:p>
          </table:table-cell>
          <table:table-cell table:style-name="Default" office:value-type="float" office:value="0.0206022281199694" calcext:value-type="float">
            <text:p>0.0206022281</text:p>
          </table:table-cell>
          <table:table-cell table:style-name="Default" office:value-type="float" office:value="0.00306095043197274" calcext:value-type="float">
            <text:p>0.00306095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43301782012" calcext:value-type="float">
            <text:p>-0.0026943302</text:p>
          </table:table-cell>
          <table:table-cell table:style-name="Default" office:value-type="float" office:value="-0.00881071202456951" calcext:value-type="float">
            <text:p>-0.008810712</text:p>
          </table:table-cell>
          <table:table-cell table:style-name="Default" office:value-type="float" office:value="0.33033749461174" calcext:value-type="float">
            <text:p>0.3303374946</text:p>
          </table:table-cell>
          <table:table-cell table:style-name="Default" office:value-type="float" office:value="0.0186841432005167" calcext:value-type="float">
            <text:p>0.0186841432</text:p>
          </table:table-cell>
          <table:table-cell table:style-name="Default" office:value-type="float" office:value="0.0206050798296928" calcext:value-type="float">
            <text:p>0.0206050798</text:p>
          </table:table-cell>
          <table:table-cell table:style-name="Default" office:value-type="float" office:value="0.00306107336655259" calcext:value-type="float">
            <text:p>0.00306107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399769604206" calcext:value-type="float">
            <text:p>-0.0026939977</text:p>
          </table:table-cell>
          <table:table-cell table:style-name="Default" office:value-type="float" office:value="-0.00881067384034395" calcext:value-type="float">
            <text:p>-0.0088106738</text:p>
          </table:table-cell>
          <table:table-cell table:style-name="Default" office:value-type="float" office:value="0.330337435007095" calcext:value-type="float">
            <text:p>0.330337435</text:p>
          </table:table-cell>
          <table:table-cell table:style-name="Default" office:value-type="float" office:value="0.0186840184032917" calcext:value-type="float">
            <text:p>0.0186840184</text:p>
          </table:table-cell>
          <table:table-cell table:style-name="Default" office:value-type="float" office:value="0.020606093108654" calcext:value-type="float">
            <text:p>0.0206060931</text:p>
          </table:table-cell>
          <table:table-cell table:style-name="Default" office:value-type="float" office:value="0.00306113297119737" calcext:value-type="float">
            <text:p>0.0030611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351899623871" calcext:value-type="float">
            <text:p>-0.002693519</text:p>
          </table:table-cell>
          <table:table-cell table:style-name="Default" office:value-type="float" office:value="-0.00881061796098948" calcext:value-type="float">
            <text:p>-0.008810618</text:p>
          </table:table-cell>
          <table:table-cell table:style-name="Default" office:value-type="float" office:value="0.330337375402451" calcext:value-type="float">
            <text:p>0.3303373754</text:p>
          </table:table-cell>
          <table:table-cell table:style-name="Default" office:value-type="float" office:value="0.0186838395893574" calcext:value-type="float">
            <text:p>0.0186838396</text:p>
          </table:table-cell>
          <table:table-cell table:style-name="Default" office:value-type="float" office:value="0.020607553422451" calcext:value-type="float">
            <text:p>0.0206075534</text:p>
          </table:table-cell>
          <table:table-cell table:style-name="Default" office:value-type="float" office:value="0.00306109595112503" calcext:value-type="float">
            <text:p>0.0030610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320793449879" calcext:value-type="float">
            <text:p>-0.0026932079</text:p>
          </table:table-cell>
          <table:table-cell table:style-name="Default" office:value-type="float" office:value="-0.00881058163940907" calcext:value-type="float">
            <text:p>-0.0088105816</text:p>
          </table:table-cell>
          <table:table-cell table:style-name="Default" office:value-type="float" office:value="0.330337315797806" calcext:value-type="float">
            <text:p>0.3303373158</text:p>
          </table:table-cell>
          <table:table-cell table:style-name="Default" office:value-type="float" office:value="0.0186837278306484" calcext:value-type="float">
            <text:p>0.0186837278</text:p>
          </table:table-cell>
          <table:table-cell table:style-name="Default" office:value-type="float" office:value="0.0206084866076708" calcext:value-type="float">
            <text:p>0.0206084866</text:p>
          </table:table-cell>
          <table:table-cell table:style-name="Default" office:value-type="float" office:value="0.00306109222583473" calcext:value-type="float">
            <text:p>0.00306109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85682588816" calcext:value-type="float">
            <text:p>-0.0026928568</text:p>
          </table:table-cell>
          <table:table-cell table:style-name="Default" office:value-type="float" office:value="-0.00881054159253836" calcext:value-type="float">
            <text:p>-0.0088105416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610484004" calcext:value-type="float">
            <text:p>0.0186836105</text:p>
          </table:table-cell>
          <table:table-cell table:style-name="Default" office:value-type="float" office:value="0.020609475672245" calcext:value-type="float">
            <text:p>0.0206094757</text:p>
          </table:table-cell>
          <table:table-cell table:style-name="Default" office:value-type="float" office:value="0.00306114833801985" calcext:value-type="float">
            <text:p>0.00306114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81305372715" calcext:value-type="float">
            <text:p>-0.0026928131</text:p>
          </table:table-cell>
          <table:table-cell table:style-name="Default" office:value-type="float" office:value="-0.00881053693592549" calcext:value-type="float">
            <text:p>-0.0088105369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937201977" calcext:value-type="float">
            <text:p>0.0186835937</text:p>
          </table:table-cell>
          <table:table-cell table:style-name="Default" office:value-type="float" office:value="0.0206096135079861" calcext:value-type="float">
            <text:p>0.0206096135</text:p>
          </table:table-cell>
          <table:table-cell table:style-name="Default" office:value-type="float" office:value="0.00306116696447134" calcext:value-type="float">
            <text:p>0.0030611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77580082417" calcext:value-type="float">
            <text:p>-0.0026927758</text:p>
          </table:table-cell>
          <table:table-cell table:style-name="Default" office:value-type="float" office:value="-0.00881053693592549" calcext:value-type="float">
            <text:p>-0.0088105369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825443268" calcext:value-type="float">
            <text:p>0.0186835825</text:p>
          </table:table-cell>
          <table:table-cell table:style-name="Default" office:value-type="float" office:value="0.0206097234040499" calcext:value-type="float">
            <text:p>0.0206097234</text:p>
          </table:table-cell>
          <table:table-cell table:style-name="Default" office:value-type="float" office:value="0.00306118186563253" calcext:value-type="float">
            <text:p>0.00306118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72178411484" calcext:value-type="float">
            <text:p>-0.0026927218</text:p>
          </table:table-cell>
          <table:table-cell table:style-name="Default" office:value-type="float" office:value="-0.00881052948534489" calcext:value-type="float">
            <text:p>-0.0088105295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639178753" calcext:value-type="float">
            <text:p>0.0186835639</text:p>
          </table:table-cell>
          <table:table-cell table:style-name="Default" office:value-type="float" office:value="0.0206098798662424" calcext:value-type="float">
            <text:p>0.0206098799</text:p>
          </table:table-cell>
          <table:table-cell table:style-name="Default" office:value-type="float" office:value="0.00306119676679373" calcext:value-type="float">
            <text:p>0.00306119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68918782473" calcext:value-type="float">
            <text:p>-0.0026926892</text:p>
          </table:table-cell>
          <table:table-cell table:style-name="Default" office:value-type="float" office:value="-0.00881052203476429" calcext:value-type="float">
            <text:p>-0.008810522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508793592" calcext:value-type="float">
            <text:p>0.0186835509</text:p>
          </table:table-cell>
          <table:table-cell table:style-name="Default" office:value-type="float" office:value="0.0206099804490805" calcext:value-type="float">
            <text:p>0.0206099804</text:p>
          </table:table-cell>
          <table:table-cell table:style-name="Default" office:value-type="float" office:value="0.00306120794266462" calcext:value-type="float">
            <text:p>0.00306120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65100359917" calcext:value-type="float">
            <text:p>-0.002692651</text:p>
          </table:table-cell>
          <table:table-cell table:style-name="Default" office:value-type="float" office:value="-0.00881051830947399" calcext:value-type="float">
            <text:p>-0.0088105183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378408432" calcext:value-type="float">
            <text:p>0.0186835378</text:p>
          </table:table-cell>
          <table:table-cell table:style-name="Default" office:value-type="float" office:value="0.0206100884824991" calcext:value-type="float">
            <text:p>0.0206100885</text:p>
          </table:table-cell>
          <table:table-cell table:style-name="Default" office:value-type="float" office:value="0.00306121935136616" calcext:value-type="float">
            <text:p>0.00306121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64727830887" calcext:value-type="float">
            <text:p>-0.0026926473</text:p>
          </table:table-cell>
          <table:table-cell table:style-name="Default" office:value-type="float" office:value="-0.00881051830947399" calcext:value-type="float">
            <text:p>-0.0088105183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359781981" calcext:value-type="float">
            <text:p>0.018683536</text:p>
          </table:table-cell>
          <table:table-cell table:style-name="Default" office:value-type="float" office:value="0.0206101052463055" calcext:value-type="float">
            <text:p>0.0206101052</text:p>
          </table:table-cell>
          <table:table-cell table:style-name="Default" office:value-type="float" office:value="0.00306121935136616" calcext:value-type="float">
            <text:p>0.00306121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64075905085" calcext:value-type="float">
            <text:p>-0.0026926408</text:p>
          </table:table-cell>
          <table:table-cell table:style-name="Default" office:value-type="float" office:value="-0.00881051644682884" calcext:value-type="float">
            <text:p>-0.0088105164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322529078" calcext:value-type="float">
            <text:p>0.0186835323</text:p>
          </table:table-cell>
          <table:table-cell table:style-name="Default" office:value-type="float" office:value="0.0206101182848215" calcext:value-type="float">
            <text:p>0.0206101183</text:p>
          </table:table-cell>
          <table:table-cell table:style-name="Default" office:value-type="float" office:value="0.00306121935136616" calcext:value-type="float">
            <text:p>0.00306121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63703376055" calcext:value-type="float">
            <text:p>-0.002692637</text:p>
          </table:table-cell>
          <table:table-cell table:style-name="Default" office:value-type="float" office:value="-0.00881050899624825" calcext:value-type="float">
            <text:p>-0.008810509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285276175" calcext:value-type="float">
            <text:p>0.0186835285</text:p>
          </table:table-cell>
          <table:table-cell table:style-name="Default" office:value-type="float" office:value="0.020610136911273" calcext:value-type="float">
            <text:p>0.0206101369</text:p>
          </table:table-cell>
          <table:table-cell table:style-name="Default" office:value-type="float" office:value="0.00306121935136616" calcext:value-type="float">
            <text:p>0.00306121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6351711154" calcext:value-type="float">
            <text:p>-0.0026926352</text:p>
          </table:table-cell>
          <table:table-cell table:style-name="Default" office:value-type="float" office:value="-0.00881050899624825" calcext:value-type="float">
            <text:p>-0.008810509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266649723" calcext:value-type="float">
            <text:p>0.0186835267</text:p>
          </table:table-cell>
          <table:table-cell table:style-name="Default" office:value-type="float" office:value="0.0206101443618536" calcext:value-type="float">
            <text:p>0.0206101444</text:p>
          </table:table-cell>
          <table:table-cell table:style-name="Default" office:value-type="float" office:value="0.00306121935136616" calcext:value-type="float">
            <text:p>0.00306121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63051450253" calcext:value-type="float">
            <text:p>-0.0026926305</text:p>
          </table:table-cell>
          <table:table-cell table:style-name="Default" office:value-type="float" office:value="-0.00881051085889339" calcext:value-type="float">
            <text:p>-0.0088105109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266649723" calcext:value-type="float">
            <text:p>0.0186835267</text:p>
          </table:table-cell>
          <table:table-cell table:style-name="Default" office:value-type="float" office:value="0.0206101574003696" calcext:value-type="float">
            <text:p>0.0206101574</text:p>
          </table:table-cell>
          <table:table-cell table:style-name="Default" office:value-type="float" office:value="0.00306121935136616" calcext:value-type="float">
            <text:p>0.00306121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62958317995" calcext:value-type="float">
            <text:p>-0.0026926296</text:p>
          </table:table-cell>
          <table:table-cell table:style-name="Default" office:value-type="float" office:value="-0.00881050899624825" calcext:value-type="float">
            <text:p>-0.008810509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266649723" calcext:value-type="float">
            <text:p>0.0186835267</text:p>
          </table:table-cell>
          <table:table-cell table:style-name="Default" office:value-type="float" office:value="0.0206101611256599" calcext:value-type="float">
            <text:p>0.0206101611</text:p>
          </table:table-cell>
          <table:table-cell table:style-name="Default" office:value-type="float" office:value="0.00306122307665646" calcext:value-type="float">
            <text:p>0.00306122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62958317995" calcext:value-type="float">
            <text:p>-0.0026926296</text:p>
          </table:table-cell>
          <table:table-cell table:style-name="Default" office:value-type="float" office:value="-0.00881050899624825" calcext:value-type="float">
            <text:p>-0.008810509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266649723" calcext:value-type="float">
            <text:p>0.0186835267</text:p>
          </table:table-cell>
          <table:table-cell table:style-name="Default" office:value-type="float" office:value="0.0206101629883051" calcext:value-type="float">
            <text:p>0.020610163</text:p>
          </table:table-cell>
          <table:table-cell table:style-name="Default" office:value-type="float" office:value="0.00306122307665646" calcext:value-type="float">
            <text:p>0.0030612231</text:p>
          </table:table-cell>
          <table:table-cell table:style-name="Default" table:number-columns-repeated="6"/>
          <table:table-cell table:number-columns-repeated="1012"/>
        </table:table-row>
        <table:table-row table:style-name="ro1" table:number-rows-repeated="118">
          <table:table-cell table:style-name="Default" table:number-columns-repeated="12"/>
          <table:table-cell table:number-columns-repeated="1012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os_MoCap" table:style-name="ta1">
        <table:table-column table:style-name="co4" table:number-columns-repeated="9" table:default-cell-style-name="ce2"/>
        <table:table-column table:style-name="co3" table:number-columns-repeated="1006" table:default-cell-style-name="ce2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X Torso</text:p>
          </table:table-cell>
          <table:table-cell office:value-type="string" calcext:value-type="string">
            <text:p>Y Torso</text:p>
          </table:table-cell>
          <table:table-cell office:value-type="string" calcext:value-type="string">
            <text:p>Z Torso</text:p>
          </table:table-cell>
          <table:table-cell table:style-name="Default" office:value-type="string" calcext:value-type="string">
            <text:p>WX Torso</text:p>
          </table:table-cell>
          <table:table-cell table:style-name="Default" office:value-type="string" calcext:value-type="string">
            <text:p>WY Torso</text:p>
          </table:table-cell>
          <table:table-cell table:style-name="Default" office:value-type="string" calcext:value-type="string">
            <text:p>WZ Torso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float" office:value="0.046076" calcext:value-type="float">
            <text:p>0.046076</text:p>
          </table:table-cell>
          <table:table-cell table:style-name="Default" office:value-type="float" office:value="1.41049" calcext:value-type="float">
            <text:p>1.41049</text:p>
          </table:table-cell>
          <table:table-cell table:style-name="Default" office:value-type="float" office:value="0.059801" calcext:value-type="float">
            <text:p>0.059801</text:p>
          </table:table-cell>
          <table:table-cell table:style-name="Default" office:value-type="float" office:value="0.009706" calcext:value-type="float">
            <text:p>0.009706</text:p>
          </table:table-cell>
          <table:table-cell table:style-name="Default" office:value-type="float" office:value="0.083534" calcext:value-type="float">
            <text:p>0.083534</text:p>
          </table:table-cell>
          <table:table-cell table:style-name="Default" office:value-type="float" office:value="-0.021776" calcext:value-type="float">
            <text:p>-0.0217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547" calcext:value-type="float">
            <text:p>0.045547</text:p>
          </table:table-cell>
          <table:table-cell table:style-name="Default" office:value-type="float" office:value="1.410558" calcext:value-type="float">
            <text:p>1.410558</text:p>
          </table:table-cell>
          <table:table-cell table:style-name="Default" office:value-type="float" office:value="0.05981" calcext:value-type="float">
            <text:p>0.05981</text:p>
          </table:table-cell>
          <table:table-cell table:style-name="Default" office:value-type="float" office:value="0.009773" calcext:value-type="float">
            <text:p>0.009773</text:p>
          </table:table-cell>
          <table:table-cell table:style-name="Default" office:value-type="float" office:value="0.083899" calcext:value-type="float">
            <text:p>0.083899</text:p>
          </table:table-cell>
          <table:table-cell table:style-name="Default" office:value-type="float" office:value="-0.022188" calcext:value-type="float">
            <text:p>-0.0221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043" calcext:value-type="float">
            <text:p>0.045043</text:p>
          </table:table-cell>
          <table:table-cell table:style-name="Default" office:value-type="float" office:value="1.410566" calcext:value-type="float">
            <text:p>1.410566</text:p>
          </table:table-cell>
          <table:table-cell table:style-name="Default" office:value-type="float" office:value="0.059726" calcext:value-type="float">
            <text:p>0.059726</text:p>
          </table:table-cell>
          <table:table-cell table:style-name="Default" office:value-type="float" office:value="0.00935" calcext:value-type="float">
            <text:p>0.00935</text:p>
          </table:table-cell>
          <table:table-cell table:style-name="Default" office:value-type="float" office:value="0.084084" calcext:value-type="float">
            <text:p>0.084084</text:p>
          </table:table-cell>
          <table:table-cell table:style-name="Default" office:value-type="float" office:value="-0.022303" calcext:value-type="float">
            <text:p>-0.0223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564" calcext:value-type="float">
            <text:p>0.044564</text:p>
          </table:table-cell>
          <table:table-cell table:style-name="Default" office:value-type="float" office:value="1.410547" calcext:value-type="float">
            <text:p>1.410547</text:p>
          </table:table-cell>
          <table:table-cell table:style-name="Default" office:value-type="float" office:value="0.059553" calcext:value-type="float">
            <text:p>0.059553</text:p>
          </table:table-cell>
          <table:table-cell table:style-name="Default" office:value-type="float" office:value="0.008971" calcext:value-type="float">
            <text:p>0.008971</text:p>
          </table:table-cell>
          <table:table-cell table:style-name="Default" office:value-type="float" office:value="0.084101" calcext:value-type="float">
            <text:p>0.084101</text:p>
          </table:table-cell>
          <table:table-cell table:style-name="Default" office:value-type="float" office:value="-0.022468" calcext:value-type="float">
            <text:p>-0.0224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127" calcext:value-type="float">
            <text:p>0.044127</text:p>
          </table:table-cell>
          <table:table-cell table:style-name="Default" office:value-type="float" office:value="1.410533" calcext:value-type="float">
            <text:p>1.410533</text:p>
          </table:table-cell>
          <table:table-cell table:style-name="Default" office:value-type="float" office:value="0.059358" calcext:value-type="float">
            <text:p>0.059358</text:p>
          </table:table-cell>
          <table:table-cell table:style-name="Default" office:value-type="float" office:value="0.008783" calcext:value-type="float">
            <text:p>0.008783</text:p>
          </table:table-cell>
          <table:table-cell table:style-name="Default" office:value-type="float" office:value="0.083921" calcext:value-type="float">
            <text:p>0.083921</text:p>
          </table:table-cell>
          <table:table-cell table:style-name="Default" office:value-type="float" office:value="-0.022698" calcext:value-type="float">
            <text:p>-0.0226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3703" calcext:value-type="float">
            <text:p>0.043703</text:p>
          </table:table-cell>
          <table:table-cell table:style-name="Default" office:value-type="float" office:value="1.410504" calcext:value-type="float">
            <text:p>1.410504</text:p>
          </table:table-cell>
          <table:table-cell table:style-name="Default" office:value-type="float" office:value="0.059094" calcext:value-type="float">
            <text:p>0.059094</text:p>
          </table:table-cell>
          <table:table-cell table:style-name="Default" office:value-type="float" office:value="0.008562" calcext:value-type="float">
            <text:p>0.008562</text:p>
          </table:table-cell>
          <table:table-cell table:style-name="Default" office:value-type="float" office:value="0.083543" calcext:value-type="float">
            <text:p>0.083543</text:p>
          </table:table-cell>
          <table:table-cell table:style-name="Default" office:value-type="float" office:value="-0.022797" calcext:value-type="float">
            <text:p>-0.0227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327" calcext:value-type="float">
            <text:p>0.04327</text:p>
          </table:table-cell>
          <table:table-cell table:style-name="Default" office:value-type="float" office:value="1.410525" calcext:value-type="float">
            <text:p>1.410525</text:p>
          </table:table-cell>
          <table:table-cell table:style-name="Default" office:value-type="float" office:value="0.058793" calcext:value-type="float">
            <text:p>0.058793</text:p>
          </table:table-cell>
          <table:table-cell table:style-name="Default" office:value-type="float" office:value="0.008415" calcext:value-type="float">
            <text:p>0.008415</text:p>
          </table:table-cell>
          <table:table-cell table:style-name="Default" office:value-type="float" office:value="0.082971" calcext:value-type="float">
            <text:p>0.082971</text:p>
          </table:table-cell>
          <table:table-cell table:style-name="Default" office:value-type="float" office:value="-0.022843" calcext:value-type="float">
            <text:p>-0.0228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878" calcext:value-type="float">
            <text:p>0.042878</text:p>
          </table:table-cell>
          <table:table-cell table:style-name="Default" office:value-type="float" office:value="1.410487" calcext:value-type="float">
            <text:p>1.410487</text:p>
          </table:table-cell>
          <table:table-cell table:style-name="Default" office:value-type="float" office:value="0.058494" calcext:value-type="float">
            <text:p>0.058494</text:p>
          </table:table-cell>
          <table:table-cell table:style-name="Default" office:value-type="float" office:value="0.008248" calcext:value-type="float">
            <text:p>0.008248</text:p>
          </table:table-cell>
          <table:table-cell table:style-name="Default" office:value-type="float" office:value="0.082369" calcext:value-type="float">
            <text:p>0.082369</text:p>
          </table:table-cell>
          <table:table-cell table:style-name="Default" office:value-type="float" office:value="-0.022898" calcext:value-type="float">
            <text:p>-0.0228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45" calcext:value-type="float">
            <text:p>0.04245</text:p>
          </table:table-cell>
          <table:table-cell table:style-name="Default" office:value-type="float" office:value="1.410478" calcext:value-type="float">
            <text:p>1.410478</text:p>
          </table:table-cell>
          <table:table-cell table:style-name="Default" office:value-type="float" office:value="0.058179" calcext:value-type="float">
            <text:p>0.058179</text:p>
          </table:table-cell>
          <table:table-cell table:style-name="Default" office:value-type="float" office:value="0.008209" calcext:value-type="float">
            <text:p>0.008209</text:p>
          </table:table-cell>
          <table:table-cell table:style-name="Default" office:value-type="float" office:value="0.081783" calcext:value-type="float">
            <text:p>0.081783</text:p>
          </table:table-cell>
          <table:table-cell table:style-name="Default" office:value-type="float" office:value="-0.023034" calcext:value-type="float">
            <text:p>-0.0230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034" calcext:value-type="float">
            <text:p>0.042034</text:p>
          </table:table-cell>
          <table:table-cell table:style-name="Default" office:value-type="float" office:value="1.410486" calcext:value-type="float">
            <text:p>1.410486</text:p>
          </table:table-cell>
          <table:table-cell table:style-name="Default" office:value-type="float" office:value="0.05785" calcext:value-type="float">
            <text:p>0.05785</text:p>
          </table:table-cell>
          <table:table-cell table:style-name="Default" office:value-type="float" office:value="0.008144" calcext:value-type="float">
            <text:p>0.008144</text:p>
          </table:table-cell>
          <table:table-cell table:style-name="Default" office:value-type="float" office:value="0.081162" calcext:value-type="float">
            <text:p>0.081162</text:p>
          </table:table-cell>
          <table:table-cell table:style-name="Default" office:value-type="float" office:value="-0.023171" calcext:value-type="float">
            <text:p>-0.0231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1569" calcext:value-type="float">
            <text:p>0.041569</text:p>
          </table:table-cell>
          <table:table-cell table:style-name="Default" office:value-type="float" office:value="1.41045" calcext:value-type="float">
            <text:p>1.41045</text:p>
          </table:table-cell>
          <table:table-cell table:style-name="Default" office:value-type="float" office:value="0.057605" calcext:value-type="float">
            <text:p>0.057605</text:p>
          </table:table-cell>
          <table:table-cell table:style-name="Default" office:value-type="float" office:value="0.008044" calcext:value-type="float">
            <text:p>0.008044</text:p>
          </table:table-cell>
          <table:table-cell table:style-name="Default" office:value-type="float" office:value="0.08075" calcext:value-type="float">
            <text:p>0.08075</text:p>
          </table:table-cell>
          <table:table-cell table:style-name="Default" office:value-type="float" office:value="-0.023205" calcext:value-type="float">
            <text:p>-0.0232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1145" calcext:value-type="float">
            <text:p>0.041145</text:p>
          </table:table-cell>
          <table:table-cell table:style-name="Default" office:value-type="float" office:value="1.410438" calcext:value-type="float">
            <text:p>1.410438</text:p>
          </table:table-cell>
          <table:table-cell table:style-name="Default" office:value-type="float" office:value="0.057376" calcext:value-type="float">
            <text:p>0.057376</text:p>
          </table:table-cell>
          <table:table-cell table:style-name="Default" office:value-type="float" office:value="0.008006" calcext:value-type="float">
            <text:p>0.008006</text:p>
          </table:table-cell>
          <table:table-cell table:style-name="Default" office:value-type="float" office:value="0.080348" calcext:value-type="float">
            <text:p>0.080348</text:p>
          </table:table-cell>
          <table:table-cell table:style-name="Default" office:value-type="float" office:value="-0.023334" calcext:value-type="float">
            <text:p>-0.0233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0753" calcext:value-type="float">
            <text:p>0.040753</text:p>
          </table:table-cell>
          <table:table-cell table:style-name="Default" office:value-type="float" office:value="1.410427" calcext:value-type="float">
            <text:p>1.410427</text:p>
          </table:table-cell>
          <table:table-cell table:style-name="Default" office:value-type="float" office:value="0.057181" calcext:value-type="float">
            <text:p>0.057181</text:p>
          </table:table-cell>
          <table:table-cell table:style-name="Default" office:value-type="float" office:value="0.007934" calcext:value-type="float">
            <text:p>0.007934</text:p>
          </table:table-cell>
          <table:table-cell table:style-name="Default" office:value-type="float" office:value="0.080033" calcext:value-type="float">
            <text:p>0.080033</text:p>
          </table:table-cell>
          <table:table-cell table:style-name="Default" office:value-type="float" office:value="-0.023432" calcext:value-type="float">
            <text:p>-0.0234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0341" calcext:value-type="float">
            <text:p>0.040341</text:p>
          </table:table-cell>
          <table:table-cell table:style-name="Default" office:value-type="float" office:value="1.410425" calcext:value-type="float">
            <text:p>1.410425</text:p>
          </table:table-cell>
          <table:table-cell table:style-name="Default" office:value-type="float" office:value="0.057053" calcext:value-type="float">
            <text:p>0.057053</text:p>
          </table:table-cell>
          <table:table-cell table:style-name="Default" office:value-type="float" office:value="0.007915" calcext:value-type="float">
            <text:p>0.007915</text:p>
          </table:table-cell>
          <table:table-cell table:style-name="Default" office:value-type="float" office:value="0.079886" calcext:value-type="float">
            <text:p>0.079886</text:p>
          </table:table-cell>
          <table:table-cell table:style-name="Default" office:value-type="float" office:value="-0.023571" calcext:value-type="float">
            <text:p>-0.0235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989" calcext:value-type="float">
            <text:p>0.03989</text:p>
          </table:table-cell>
          <table:table-cell table:style-name="Default" office:value-type="float" office:value="1.410414" calcext:value-type="float">
            <text:p>1.410414</text:p>
          </table:table-cell>
          <table:table-cell table:style-name="Default" office:value-type="float" office:value="0.056995" calcext:value-type="float">
            <text:p>0.056995</text:p>
          </table:table-cell>
          <table:table-cell table:style-name="Default" office:value-type="float" office:value="0.007765" calcext:value-type="float">
            <text:p>0.007765</text:p>
          </table:table-cell>
          <table:table-cell table:style-name="Default" office:value-type="float" office:value="0.079952" calcext:value-type="float">
            <text:p>0.079952</text:p>
          </table:table-cell>
          <table:table-cell table:style-name="Default" office:value-type="float" office:value="-0.023682" calcext:value-type="float">
            <text:p>-0.0236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9467" calcext:value-type="float">
            <text:p>0.039467</text:p>
          </table:table-cell>
          <table:table-cell table:style-name="Default" office:value-type="float" office:value="1.41152" calcext:value-type="float">
            <text:p>1.41152</text:p>
          </table:table-cell>
          <table:table-cell table:style-name="Default" office:value-type="float" office:value="0.057771" calcext:value-type="float">
            <text:p>0.057771</text:p>
          </table:table-cell>
          <table:table-cell table:style-name="Default" office:value-type="float" office:value="0.012882" calcext:value-type="float">
            <text:p>0.012882</text:p>
          </table:table-cell>
          <table:table-cell table:style-name="Default" office:value-type="float" office:value="0.081292" calcext:value-type="float">
            <text:p>0.081292</text:p>
          </table:table-cell>
          <table:table-cell table:style-name="Default" office:value-type="float" office:value="-0.02564" calcext:value-type="float">
            <text:p>-0.025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9074" calcext:value-type="float">
            <text:p>0.039074</text:p>
          </table:table-cell>
          <table:table-cell table:style-name="Default" office:value-type="float" office:value="1.411512" calcext:value-type="float">
            <text:p>1.411512</text:p>
          </table:table-cell>
          <table:table-cell table:style-name="Default" office:value-type="float" office:value="0.057788" calcext:value-type="float">
            <text:p>0.057788</text:p>
          </table:table-cell>
          <table:table-cell table:style-name="Default" office:value-type="float" office:value="0.012789" calcext:value-type="float">
            <text:p>0.012789</text:p>
          </table:table-cell>
          <table:table-cell table:style-name="Default" office:value-type="float" office:value="0.081501" calcext:value-type="float">
            <text:p>0.081501</text:p>
          </table:table-cell>
          <table:table-cell table:style-name="Default" office:value-type="float" office:value="-0.025759" calcext:value-type="float">
            <text:p>-0.0257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8736" calcext:value-type="float">
            <text:p>0.038736</text:p>
          </table:table-cell>
          <table:table-cell table:style-name="Default" office:value-type="float" office:value="1.411517" calcext:value-type="float">
            <text:p>1.411517</text:p>
          </table:table-cell>
          <table:table-cell table:style-name="Default" office:value-type="float" office:value="0.057814" calcext:value-type="float">
            <text:p>0.057814</text:p>
          </table:table-cell>
          <table:table-cell table:style-name="Default" office:value-type="float" office:value="0.012665" calcext:value-type="float">
            <text:p>0.012665</text:p>
          </table:table-cell>
          <table:table-cell table:style-name="Default" office:value-type="float" office:value="0.081801" calcext:value-type="float">
            <text:p>0.081801</text:p>
          </table:table-cell>
          <table:table-cell table:style-name="Default" office:value-type="float" office:value="-0.025933" calcext:value-type="float">
            <text:p>-0.0259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8421" calcext:value-type="float">
            <text:p>0.038421</text:p>
          </table:table-cell>
          <table:table-cell table:style-name="Default" office:value-type="float" office:value="1.411517" calcext:value-type="float">
            <text:p>1.411517</text:p>
          </table:table-cell>
          <table:table-cell table:style-name="Default" office:value-type="float" office:value="0.057877" calcext:value-type="float">
            <text:p>0.057877</text:p>
          </table:table-cell>
          <table:table-cell table:style-name="Default" office:value-type="float" office:value="0.012551" calcext:value-type="float">
            <text:p>0.012551</text:p>
          </table:table-cell>
          <table:table-cell table:style-name="Default" office:value-type="float" office:value="0.082238" calcext:value-type="float">
            <text:p>0.082238</text:p>
          </table:table-cell>
          <table:table-cell table:style-name="Default" office:value-type="float" office:value="-0.026" calcext:value-type="float">
            <text:p>-0.0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8076" calcext:value-type="float">
            <text:p>0.038076</text:p>
          </table:table-cell>
          <table:table-cell table:style-name="Default" office:value-type="float" office:value="1.410399" calcext:value-type="float">
            <text:p>1.410399</text:p>
          </table:table-cell>
          <table:table-cell table:style-name="Default" office:value-type="float" office:value="0.057178" calcext:value-type="float">
            <text:p>0.057178</text:p>
          </table:table-cell>
          <table:table-cell table:style-name="Default" office:value-type="float" office:value="0.007345" calcext:value-type="float">
            <text:p>0.007345</text:p>
          </table:table-cell>
          <table:table-cell table:style-name="Default" office:value-type="float" office:value="0.081764" calcext:value-type="float">
            <text:p>0.081764</text:p>
          </table:table-cell>
          <table:table-cell table:style-name="Default" office:value-type="float" office:value="-0.024183" calcext:value-type="float">
            <text:p>-0.0241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7852" calcext:value-type="float">
            <text:p>0.037852</text:p>
          </table:table-cell>
          <table:table-cell table:style-name="Default" office:value-type="float" office:value="1.410375" calcext:value-type="float">
            <text:p>1.410375</text:p>
          </table:table-cell>
          <table:table-cell table:style-name="Default" office:value-type="float" office:value="0.057278" calcext:value-type="float">
            <text:p>0.057278</text:p>
          </table:table-cell>
          <table:table-cell table:style-name="Default" office:value-type="float" office:value="0.007399" calcext:value-type="float">
            <text:p>0.007399</text:p>
          </table:table-cell>
          <table:table-cell table:style-name="Default" office:value-type="float" office:value="0.082399" calcext:value-type="float">
            <text:p>0.082399</text:p>
          </table:table-cell>
          <table:table-cell table:style-name="Default" office:value-type="float" office:value="-0.024087" calcext:value-type="float">
            <text:p>-0.0240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7698" calcext:value-type="float">
            <text:p>0.037698</text:p>
          </table:table-cell>
          <table:table-cell table:style-name="Default" office:value-type="float" office:value="1.410332" calcext:value-type="float">
            <text:p>1.410332</text:p>
          </table:table-cell>
          <table:table-cell table:style-name="Default" office:value-type="float" office:value="0.057405" calcext:value-type="float">
            <text:p>0.057405</text:p>
          </table:table-cell>
          <table:table-cell table:style-name="Default" office:value-type="float" office:value="0.007491" calcext:value-type="float">
            <text:p>0.007491</text:p>
          </table:table-cell>
          <table:table-cell table:style-name="Default" office:value-type="float" office:value="0.0831" calcext:value-type="float">
            <text:p>0.0831</text:p>
          </table:table-cell>
          <table:table-cell table:style-name="Default" office:value-type="float" office:value="-0.023917" calcext:value-type="float">
            <text:p>-0.0239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7645" calcext:value-type="float">
            <text:p>0.037645</text:p>
          </table:table-cell>
          <table:table-cell table:style-name="Default" office:value-type="float" office:value="1.410285" calcext:value-type="float">
            <text:p>1.410285</text:p>
          </table:table-cell>
          <table:table-cell table:style-name="Default" office:value-type="float" office:value="0.057537" calcext:value-type="float">
            <text:p>0.057537</text:p>
          </table:table-cell>
          <table:table-cell table:style-name="Default" office:value-type="float" office:value="0.007614" calcext:value-type="float">
            <text:p>0.007614</text:p>
          </table:table-cell>
          <table:table-cell table:style-name="Default" office:value-type="float" office:value="0.083837" calcext:value-type="float">
            <text:p>0.083837</text:p>
          </table:table-cell>
          <table:table-cell table:style-name="Default" office:value-type="float" office:value="-0.023709" calcext:value-type="float">
            <text:p>-0.0237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7656" calcext:value-type="float">
            <text:p>0.037656</text:p>
          </table:table-cell>
          <table:table-cell table:style-name="Default" office:value-type="float" office:value="1.410232" calcext:value-type="float">
            <text:p>1.410232</text:p>
          </table:table-cell>
          <table:table-cell table:style-name="Default" office:value-type="float" office:value="0.057674" calcext:value-type="float">
            <text:p>0.057674</text:p>
          </table:table-cell>
          <table:table-cell table:style-name="Default" office:value-type="float" office:value="0.007775" calcext:value-type="float">
            <text:p>0.007775</text:p>
          </table:table-cell>
          <table:table-cell table:style-name="Default" office:value-type="float" office:value="0.08455" calcext:value-type="float">
            <text:p>0.08455</text:p>
          </table:table-cell>
          <table:table-cell table:style-name="Default" office:value-type="float" office:value="-0.023435" calcext:value-type="float">
            <text:p>-0.0234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772" calcext:value-type="float">
            <text:p>0.03772</text:p>
          </table:table-cell>
          <table:table-cell table:style-name="Default" office:value-type="float" office:value="1.410183" calcext:value-type="float">
            <text:p>1.410183</text:p>
          </table:table-cell>
          <table:table-cell table:style-name="Default" office:value-type="float" office:value="0.057791" calcext:value-type="float">
            <text:p>0.057791</text:p>
          </table:table-cell>
          <table:table-cell table:style-name="Default" office:value-type="float" office:value="0.007942" calcext:value-type="float">
            <text:p>0.007942</text:p>
          </table:table-cell>
          <table:table-cell table:style-name="Default" office:value-type="float" office:value="0.085188" calcext:value-type="float">
            <text:p>0.085188</text:p>
          </table:table-cell>
          <table:table-cell table:style-name="Default" office:value-type="float" office:value="-0.02322" calcext:value-type="float">
            <text:p>-0.023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786" calcext:value-type="float">
            <text:p>0.03786</text:p>
          </table:table-cell>
          <table:table-cell table:style-name="Default" office:value-type="float" office:value="1.410127" calcext:value-type="float">
            <text:p>1.410127</text:p>
          </table:table-cell>
          <table:table-cell table:style-name="Default" office:value-type="float" office:value="0.057887" calcext:value-type="float">
            <text:p>0.057887</text:p>
          </table:table-cell>
          <table:table-cell table:style-name="Default" office:value-type="float" office:value="0.007961" calcext:value-type="float">
            <text:p>0.007961</text:p>
          </table:table-cell>
          <table:table-cell table:style-name="Default" office:value-type="float" office:value="0.085638" calcext:value-type="float">
            <text:p>0.085638</text:p>
          </table:table-cell>
          <table:table-cell table:style-name="Default" office:value-type="float" office:value="-0.022956" calcext:value-type="float">
            <text:p>-0.0229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8022" calcext:value-type="float">
            <text:p>0.038022</text:p>
          </table:table-cell>
          <table:table-cell table:style-name="Default" office:value-type="float" office:value="1.410082" calcext:value-type="float">
            <text:p>1.410082</text:p>
          </table:table-cell>
          <table:table-cell table:style-name="Default" office:value-type="float" office:value="0.057976" calcext:value-type="float">
            <text:p>0.057976</text:p>
          </table:table-cell>
          <table:table-cell table:style-name="Default" office:value-type="float" office:value="0.008074" calcext:value-type="float">
            <text:p>0.008074</text:p>
          </table:table-cell>
          <table:table-cell table:style-name="Default" office:value-type="float" office:value="0.085975" calcext:value-type="float">
            <text:p>0.085975</text:p>
          </table:table-cell>
          <table:table-cell table:style-name="Default" office:value-type="float" office:value="-0.022721" calcext:value-type="float">
            <text:p>-0.0227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8262" calcext:value-type="float">
            <text:p>0.038262</text:p>
          </table:table-cell>
          <table:table-cell table:style-name="Default" office:value-type="float" office:value="1.41006" calcext:value-type="float">
            <text:p>1.41006</text:p>
          </table:table-cell>
          <table:table-cell table:style-name="Default" office:value-type="float" office:value="0.058089" calcext:value-type="float">
            <text:p>0.058089</text:p>
          </table:table-cell>
          <table:table-cell table:style-name="Default" office:value-type="float" office:value="0.00827" calcext:value-type="float">
            <text:p>0.00827</text:p>
          </table:table-cell>
          <table:table-cell table:style-name="Default" office:value-type="float" office:value="0.08615" calcext:value-type="float">
            <text:p>0.08615</text:p>
          </table:table-cell>
          <table:table-cell table:style-name="Default" office:value-type="float" office:value="-0.022588" calcext:value-type="float">
            <text:p>-0.0225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8558" calcext:value-type="float">
            <text:p>0.038558</text:p>
          </table:table-cell>
          <table:table-cell table:style-name="Default" office:value-type="float" office:value="1.410056" calcext:value-type="float">
            <text:p>1.410056</text:p>
          </table:table-cell>
          <table:table-cell table:style-name="Default" office:value-type="float" office:value="0.058194" calcext:value-type="float">
            <text:p>0.058194</text:p>
          </table:table-cell>
          <table:table-cell table:style-name="Default" office:value-type="float" office:value="0.008455" calcext:value-type="float">
            <text:p>0.008455</text:p>
          </table:table-cell>
          <table:table-cell table:style-name="Default" office:value-type="float" office:value="0.086186" calcext:value-type="float">
            <text:p>0.086186</text:p>
          </table:table-cell>
          <table:table-cell table:style-name="Default" office:value-type="float" office:value="-0.022359" calcext:value-type="float">
            <text:p>-0.0223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887" calcext:value-type="float">
            <text:p>0.03887</text:p>
          </table:table-cell>
          <table:table-cell table:style-name="Default" office:value-type="float" office:value="1.410034" calcext:value-type="float">
            <text:p>1.410034</text:p>
          </table:table-cell>
          <table:table-cell table:style-name="Default" office:value-type="float" office:value="0.05826" calcext:value-type="float">
            <text:p>0.05826</text:p>
          </table:table-cell>
          <table:table-cell table:style-name="Default" office:value-type="float" office:value="0.008442" calcext:value-type="float">
            <text:p>0.008442</text:p>
          </table:table-cell>
          <table:table-cell table:style-name="Default" office:value-type="float" office:value="0.086002" calcext:value-type="float">
            <text:p>0.086002</text:p>
          </table:table-cell>
          <table:table-cell table:style-name="Default" office:value-type="float" office:value="-0.02211" calcext:value-type="float">
            <text:p>-0.022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9235" calcext:value-type="float">
            <text:p>0.039235</text:p>
          </table:table-cell>
          <table:table-cell table:style-name="Default" office:value-type="float" office:value="1.410021" calcext:value-type="float">
            <text:p>1.410021</text:p>
          </table:table-cell>
          <table:table-cell table:style-name="Default" office:value-type="float" office:value="0.058262" calcext:value-type="float">
            <text:p>0.058262</text:p>
          </table:table-cell>
          <table:table-cell table:style-name="Default" office:value-type="float" office:value="0.008485" calcext:value-type="float">
            <text:p>0.008485</text:p>
          </table:table-cell>
          <table:table-cell table:style-name="Default" office:value-type="float" office:value="0.085627" calcext:value-type="float">
            <text:p>0.085627</text:p>
          </table:table-cell>
          <table:table-cell table:style-name="Default" office:value-type="float" office:value="-0.021876" calcext:value-type="float">
            <text:p>-0.0218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9651" calcext:value-type="float">
            <text:p>0.039651</text:p>
          </table:table-cell>
          <table:table-cell table:style-name="Default" office:value-type="float" office:value="1.410005" calcext:value-type="float">
            <text:p>1.410005</text:p>
          </table:table-cell>
          <table:table-cell table:style-name="Default" office:value-type="float" office:value="0.058281" calcext:value-type="float">
            <text:p>0.058281</text:p>
          </table:table-cell>
          <table:table-cell table:style-name="Default" office:value-type="float" office:value="0.008623" calcext:value-type="float">
            <text:p>0.008623</text:p>
          </table:table-cell>
          <table:table-cell table:style-name="Default" office:value-type="float" office:value="0.085039" calcext:value-type="float">
            <text:p>0.085039</text:p>
          </table:table-cell>
          <table:table-cell table:style-name="Default" office:value-type="float" office:value="-0.021668" calcext:value-type="float">
            <text:p>-0.0216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0117" calcext:value-type="float">
            <text:p>0.040117</text:p>
          </table:table-cell>
          <table:table-cell table:style-name="Default" office:value-type="float" office:value="1.410045" calcext:value-type="float">
            <text:p>1.410045</text:p>
          </table:table-cell>
          <table:table-cell table:style-name="Default" office:value-type="float" office:value="0.058259" calcext:value-type="float">
            <text:p>0.058259</text:p>
          </table:table-cell>
          <table:table-cell table:style-name="Default" office:value-type="float" office:value="0.008613" calcext:value-type="float">
            <text:p>0.008613</text:p>
          </table:table-cell>
          <table:table-cell table:style-name="Default" office:value-type="float" office:value="0.084264" calcext:value-type="float">
            <text:p>0.084264</text:p>
          </table:table-cell>
          <table:table-cell table:style-name="Default" office:value-type="float" office:value="-0.021454" calcext:value-type="float">
            <text:p>-0.0214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0645" calcext:value-type="float">
            <text:p>0.040645</text:p>
          </table:table-cell>
          <table:table-cell table:style-name="Default" office:value-type="float" office:value="1.410111" calcext:value-type="float">
            <text:p>1.410111</text:p>
          </table:table-cell>
          <table:table-cell table:style-name="Default" office:value-type="float" office:value="0.058196" calcext:value-type="float">
            <text:p>0.058196</text:p>
          </table:table-cell>
          <table:table-cell table:style-name="Default" office:value-type="float" office:value="0.008583" calcext:value-type="float">
            <text:p>0.008583</text:p>
          </table:table-cell>
          <table:table-cell table:style-name="Default" office:value-type="float" office:value="0.08331" calcext:value-type="float">
            <text:p>0.08331</text:p>
          </table:table-cell>
          <table:table-cell table:style-name="Default" office:value-type="float" office:value="-0.021317" calcext:value-type="float">
            <text:p>-0.0213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1127" calcext:value-type="float">
            <text:p>0.041127</text:p>
          </table:table-cell>
          <table:table-cell table:style-name="Default" office:value-type="float" office:value="1.410195" calcext:value-type="float">
            <text:p>1.410195</text:p>
          </table:table-cell>
          <table:table-cell table:style-name="Default" office:value-type="float" office:value="0.058068" calcext:value-type="float">
            <text:p>0.058068</text:p>
          </table:table-cell>
          <table:table-cell table:style-name="Default" office:value-type="float" office:value="0.008582" calcext:value-type="float">
            <text:p>0.008582</text:p>
          </table:table-cell>
          <table:table-cell table:style-name="Default" office:value-type="float" office:value="0.082221" calcext:value-type="float">
            <text:p>0.082221</text:p>
          </table:table-cell>
          <table:table-cell table:style-name="Default" office:value-type="float" office:value="-0.021344" calcext:value-type="float">
            <text:p>-0.0213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1606" calcext:value-type="float">
            <text:p>0.041606</text:p>
          </table:table-cell>
          <table:table-cell table:style-name="Default" office:value-type="float" office:value="1.410293" calcext:value-type="float">
            <text:p>1.410293</text:p>
          </table:table-cell>
          <table:table-cell table:style-name="Default" office:value-type="float" office:value="0.057948" calcext:value-type="float">
            <text:p>0.057948</text:p>
          </table:table-cell>
          <table:table-cell table:style-name="Default" office:value-type="float" office:value="0.008697" calcext:value-type="float">
            <text:p>0.008697</text:p>
          </table:table-cell>
          <table:table-cell table:style-name="Default" office:value-type="float" office:value="0.081187" calcext:value-type="float">
            <text:p>0.081187</text:p>
          </table:table-cell>
          <table:table-cell table:style-name="Default" office:value-type="float" office:value="-0.021372" calcext:value-type="float">
            <text:p>-0.0213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265" calcext:value-type="float">
            <text:p>0.042265</text:p>
          </table:table-cell>
          <table:table-cell table:style-name="Default" office:value-type="float" office:value="1.410535" calcext:value-type="float">
            <text:p>1.410535</text:p>
          </table:table-cell>
          <table:table-cell table:style-name="Default" office:value-type="float" office:value="0.057452" calcext:value-type="float">
            <text:p>0.057452</text:p>
          </table:table-cell>
          <table:table-cell table:style-name="Default" office:value-type="float" office:value="0.007443" calcext:value-type="float">
            <text:p>0.007443</text:p>
          </table:table-cell>
          <table:table-cell table:style-name="Default" office:value-type="float" office:value="0.079827" calcext:value-type="float">
            <text:p>0.079827</text:p>
          </table:table-cell>
          <table:table-cell table:style-name="Default" office:value-type="float" office:value="-0.021343" calcext:value-type="float">
            <text:p>-0.0213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804" calcext:value-type="float">
            <text:p>0.042804</text:p>
          </table:table-cell>
          <table:table-cell table:style-name="Default" office:value-type="float" office:value="1.410615" calcext:value-type="float">
            <text:p>1.410615</text:p>
          </table:table-cell>
          <table:table-cell table:style-name="Default" office:value-type="float" office:value="0.057346" calcext:value-type="float">
            <text:p>0.057346</text:p>
          </table:table-cell>
          <table:table-cell table:style-name="Default" office:value-type="float" office:value="0.007449" calcext:value-type="float">
            <text:p>0.007449</text:p>
          </table:table-cell>
          <table:table-cell table:style-name="Default" office:value-type="float" office:value="0.078763" calcext:value-type="float">
            <text:p>0.078763</text:p>
          </table:table-cell>
          <table:table-cell table:style-name="Default" office:value-type="float" office:value="-0.021368" calcext:value-type="float">
            <text:p>-0.0213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3192" calcext:value-type="float">
            <text:p>0.043192</text:p>
          </table:table-cell>
          <table:table-cell table:style-name="Default" office:value-type="float" office:value="1.410519" calcext:value-type="float">
            <text:p>1.410519</text:p>
          </table:table-cell>
          <table:table-cell table:style-name="Default" office:value-type="float" office:value="0.057677" calcext:value-type="float">
            <text:p>0.057677</text:p>
          </table:table-cell>
          <table:table-cell table:style-name="Default" office:value-type="float" office:value="0.009206" calcext:value-type="float">
            <text:p>0.009206</text:p>
          </table:table-cell>
          <table:table-cell table:style-name="Default" office:value-type="float" office:value="0.078318" calcext:value-type="float">
            <text:p>0.078318</text:p>
          </table:table-cell>
          <table:table-cell table:style-name="Default" office:value-type="float" office:value="-0.021203" calcext:value-type="float">
            <text:p>-0.0212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3678" calcext:value-type="float">
            <text:p>0.043678</text:p>
          </table:table-cell>
          <table:table-cell table:style-name="Default" office:value-type="float" office:value="1.41058" calcext:value-type="float">
            <text:p>1.41058</text:p>
          </table:table-cell>
          <table:table-cell table:style-name="Default" office:value-type="float" office:value="0.05768" calcext:value-type="float">
            <text:p>0.05768</text:p>
          </table:table-cell>
          <table:table-cell table:style-name="Default" office:value-type="float" office:value="0.009404" calcext:value-type="float">
            <text:p>0.009404</text:p>
          </table:table-cell>
          <table:table-cell table:style-name="Default" office:value-type="float" office:value="0.077701" calcext:value-type="float">
            <text:p>0.077701</text:p>
          </table:table-cell>
          <table:table-cell table:style-name="Default" office:value-type="float" office:value="-0.021122" calcext:value-type="float">
            <text:p>-0.0211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291" calcext:value-type="float">
            <text:p>0.044291</text:p>
          </table:table-cell>
          <table:table-cell table:style-name="Default" office:value-type="float" office:value="1.410857" calcext:value-type="float">
            <text:p>1.410857</text:p>
          </table:table-cell>
          <table:table-cell table:style-name="Default" office:value-type="float" office:value="0.057351" calcext:value-type="float">
            <text:p>0.057351</text:p>
          </table:table-cell>
          <table:table-cell table:style-name="Default" office:value-type="float" office:value="0.007846" calcext:value-type="float">
            <text:p>0.007846</text:p>
          </table:table-cell>
          <table:table-cell table:style-name="Default" office:value-type="float" office:value="0.076708" calcext:value-type="float">
            <text:p>0.076708</text:p>
          </table:table-cell>
          <table:table-cell table:style-name="Default" office:value-type="float" office:value="-0.02128" calcext:value-type="float">
            <text:p>-0.021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645" calcext:value-type="float">
            <text:p>0.044645</text:p>
          </table:table-cell>
          <table:table-cell table:style-name="Default" office:value-type="float" office:value="1.410683" calcext:value-type="float">
            <text:p>1.410683</text:p>
          </table:table-cell>
          <table:table-cell table:style-name="Default" office:value-type="float" office:value="0.057855" calcext:value-type="float">
            <text:p>0.057855</text:p>
          </table:table-cell>
          <table:table-cell table:style-name="Default" office:value-type="float" office:value="0.009765" calcext:value-type="float">
            <text:p>0.009765</text:p>
          </table:table-cell>
          <table:table-cell table:style-name="Default" office:value-type="float" office:value="0.077219" calcext:value-type="float">
            <text:p>0.077219</text:p>
          </table:table-cell>
          <table:table-cell table:style-name="Default" office:value-type="float" office:value="-0.020919" calcext:value-type="float">
            <text:p>-0.0209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271" calcext:value-type="float">
            <text:p>0.045271</text:p>
          </table:table-cell>
          <table:table-cell table:style-name="Default" office:value-type="float" office:value="1.410969" calcext:value-type="float">
            <text:p>1.410969</text:p>
          </table:table-cell>
          <table:table-cell table:style-name="Default" office:value-type="float" office:value="0.05762" calcext:value-type="float">
            <text:p>0.05762</text:p>
          </table:table-cell>
          <table:table-cell table:style-name="Default" office:value-type="float" office:value="0.007906" calcext:value-type="float">
            <text:p>0.007906</text:p>
          </table:table-cell>
          <table:table-cell table:style-name="Default" office:value-type="float" office:value="0.076311" calcext:value-type="float">
            <text:p>0.076311</text:p>
          </table:table-cell>
          <table:table-cell table:style-name="Default" office:value-type="float" office:value="-0.021136" calcext:value-type="float">
            <text:p>-0.0211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73" calcext:value-type="float">
            <text:p>0.04573</text:p>
          </table:table-cell>
          <table:table-cell table:style-name="Default" office:value-type="float" office:value="1.411004" calcext:value-type="float">
            <text:p>1.411004</text:p>
          </table:table-cell>
          <table:table-cell table:style-name="Default" office:value-type="float" office:value="0.057803" calcext:value-type="float">
            <text:p>0.057803</text:p>
          </table:table-cell>
          <table:table-cell table:style-name="Default" office:value-type="float" office:value="0.007871" calcext:value-type="float">
            <text:p>0.007871</text:p>
          </table:table-cell>
          <table:table-cell table:style-name="Default" office:value-type="float" office:value="0.076459" calcext:value-type="float">
            <text:p>0.076459</text:p>
          </table:table-cell>
          <table:table-cell table:style-name="Default" office:value-type="float" office:value="-0.02103" calcext:value-type="float">
            <text:p>-0.021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184" calcext:value-type="float">
            <text:p>0.046184</text:p>
          </table:table-cell>
          <table:table-cell table:style-name="Default" office:value-type="float" office:value="1.411014" calcext:value-type="float">
            <text:p>1.411014</text:p>
          </table:table-cell>
          <table:table-cell table:style-name="Default" office:value-type="float" office:value="0.058009" calcext:value-type="float">
            <text:p>0.058009</text:p>
          </table:table-cell>
          <table:table-cell table:style-name="Default" office:value-type="float" office:value="0.007856" calcext:value-type="float">
            <text:p>0.007856</text:p>
          </table:table-cell>
          <table:table-cell table:style-name="Default" office:value-type="float" office:value="0.076632" calcext:value-type="float">
            <text:p>0.076632</text:p>
          </table:table-cell>
          <table:table-cell table:style-name="Default" office:value-type="float" office:value="-0.020918" calcext:value-type="float">
            <text:p>-0.0209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612" calcext:value-type="float">
            <text:p>0.046612</text:p>
          </table:table-cell>
          <table:table-cell table:style-name="Default" office:value-type="float" office:value="1.41107" calcext:value-type="float">
            <text:p>1.41107</text:p>
          </table:table-cell>
          <table:table-cell table:style-name="Default" office:value-type="float" office:value="0.058234" calcext:value-type="float">
            <text:p>0.058234</text:p>
          </table:table-cell>
          <table:table-cell table:style-name="Default" office:value-type="float" office:value="0.00795" calcext:value-type="float">
            <text:p>0.00795</text:p>
          </table:table-cell>
          <table:table-cell table:style-name="Default" office:value-type="float" office:value="0.076761" calcext:value-type="float">
            <text:p>0.076761</text:p>
          </table:table-cell>
          <table:table-cell table:style-name="Default" office:value-type="float" office:value="-0.020823" calcext:value-type="float">
            <text:p>-0.0208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966" calcext:value-type="float">
            <text:p>0.046966</text:p>
          </table:table-cell>
          <table:table-cell table:style-name="Default" office:value-type="float" office:value="1.411079" calcext:value-type="float">
            <text:p>1.411079</text:p>
          </table:table-cell>
          <table:table-cell table:style-name="Default" office:value-type="float" office:value="0.058427" calcext:value-type="float">
            <text:p>0.058427</text:p>
          </table:table-cell>
          <table:table-cell table:style-name="Default" office:value-type="float" office:value="0.007914" calcext:value-type="float">
            <text:p>0.007914</text:p>
          </table:table-cell>
          <table:table-cell table:style-name="Default" office:value-type="float" office:value="0.076904" calcext:value-type="float">
            <text:p>0.076904</text:p>
          </table:table-cell>
          <table:table-cell table:style-name="Default" office:value-type="float" office:value="-0.020718" calcext:value-type="float">
            <text:p>-0.0207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177" calcext:value-type="float">
            <text:p>0.047177</text:p>
          </table:table-cell>
          <table:table-cell table:style-name="Default" office:value-type="float" office:value="1.411082" calcext:value-type="float">
            <text:p>1.411082</text:p>
          </table:table-cell>
          <table:table-cell table:style-name="Default" office:value-type="float" office:value="0.059031" calcext:value-type="float">
            <text:p>0.059031</text:p>
          </table:table-cell>
          <table:table-cell table:style-name="Default" office:value-type="float" office:value="0.007506" calcext:value-type="float">
            <text:p>0.007506</text:p>
          </table:table-cell>
          <table:table-cell table:style-name="Default" office:value-type="float" office:value="0.078259" calcext:value-type="float">
            <text:p>0.078259</text:p>
          </table:table-cell>
          <table:table-cell table:style-name="Default" office:value-type="float" office:value="-0.020812" calcext:value-type="float">
            <text:p>-0.0208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546" calcext:value-type="float">
            <text:p>0.047546</text:p>
          </table:table-cell>
          <table:table-cell table:style-name="Default" office:value-type="float" office:value="1.41108" calcext:value-type="float">
            <text:p>1.41108</text:p>
          </table:table-cell>
          <table:table-cell table:style-name="Default" office:value-type="float" office:value="0.058723" calcext:value-type="float">
            <text:p>0.058723</text:p>
          </table:table-cell>
          <table:table-cell table:style-name="Default" office:value-type="float" office:value="0.007653" calcext:value-type="float">
            <text:p>0.007653</text:p>
          </table:table-cell>
          <table:table-cell table:style-name="Default" office:value-type="float" office:value="0.076981" calcext:value-type="float">
            <text:p>0.076981</text:p>
          </table:table-cell>
          <table:table-cell table:style-name="Default" office:value-type="float" office:value="-0.020605" calcext:value-type="float">
            <text:p>-0.0206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746" calcext:value-type="float">
            <text:p>0.047746</text:p>
          </table:table-cell>
          <table:table-cell table:style-name="Default" office:value-type="float" office:value="1.411092" calcext:value-type="float">
            <text:p>1.411092</text:p>
          </table:table-cell>
          <table:table-cell table:style-name="Default" office:value-type="float" office:value="0.058828" calcext:value-type="float">
            <text:p>0.058828</text:p>
          </table:table-cell>
          <table:table-cell table:style-name="Default" office:value-type="float" office:value="0.007509" calcext:value-type="float">
            <text:p>0.007509</text:p>
          </table:table-cell>
          <table:table-cell table:style-name="Default" office:value-type="float" office:value="0.076968" calcext:value-type="float">
            <text:p>0.076968</text:p>
          </table:table-cell>
          <table:table-cell table:style-name="Default" office:value-type="float" office:value="-0.020748" calcext:value-type="float">
            <text:p>-0.0207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912" calcext:value-type="float">
            <text:p>0.047912</text:p>
          </table:table-cell>
          <table:table-cell table:style-name="Default" office:value-type="float" office:value="1.411075" calcext:value-type="float">
            <text:p>1.411075</text:p>
          </table:table-cell>
          <table:table-cell table:style-name="Default" office:value-type="float" office:value="0.058866" calcext:value-type="float">
            <text:p>0.058866</text:p>
          </table:table-cell>
          <table:table-cell table:style-name="Default" office:value-type="float" office:value="0.007333" calcext:value-type="float">
            <text:p>0.007333</text:p>
          </table:table-cell>
          <table:table-cell table:style-name="Default" office:value-type="float" office:value="0.076828" calcext:value-type="float">
            <text:p>0.076828</text:p>
          </table:table-cell>
          <table:table-cell table:style-name="Default" office:value-type="float" office:value="-0.020831" calcext:value-type="float">
            <text:p>-0.0208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8065" calcext:value-type="float">
            <text:p>0.048065</text:p>
          </table:table-cell>
          <table:table-cell table:style-name="Default" office:value-type="float" office:value="1.411033" calcext:value-type="float">
            <text:p>1.411033</text:p>
          </table:table-cell>
          <table:table-cell table:style-name="Default" office:value-type="float" office:value="0.058863" calcext:value-type="float">
            <text:p>0.058863</text:p>
          </table:table-cell>
          <table:table-cell table:style-name="Default" office:value-type="float" office:value="0.007154" calcext:value-type="float">
            <text:p>0.007154</text:p>
          </table:table-cell>
          <table:table-cell table:style-name="Default" office:value-type="float" office:value="0.076623" calcext:value-type="float">
            <text:p>0.076623</text:p>
          </table:table-cell>
          <table:table-cell table:style-name="Default" office:value-type="float" office:value="-0.020852" calcext:value-type="float">
            <text:p>-0.0208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8172" calcext:value-type="float">
            <text:p>0.048172</text:p>
          </table:table-cell>
          <table:table-cell table:style-name="Default" office:value-type="float" office:value="1.410957" calcext:value-type="float">
            <text:p>1.410957</text:p>
          </table:table-cell>
          <table:table-cell table:style-name="Default" office:value-type="float" office:value="0.058837" calcext:value-type="float">
            <text:p>0.058837</text:p>
          </table:table-cell>
          <table:table-cell table:style-name="Default" office:value-type="float" office:value="0.006805" calcext:value-type="float">
            <text:p>0.006805</text:p>
          </table:table-cell>
          <table:table-cell table:style-name="Default" office:value-type="float" office:value="0.076335" calcext:value-type="float">
            <text:p>0.076335</text:p>
          </table:table-cell>
          <table:table-cell table:style-name="Default" office:value-type="float" office:value="-0.020841" calcext:value-type="float">
            <text:p>-0.0208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8255" calcext:value-type="float">
            <text:p>0.048255</text:p>
          </table:table-cell>
          <table:table-cell table:style-name="Default" office:value-type="float" office:value="1.410902" calcext:value-type="float">
            <text:p>1.410902</text:p>
          </table:table-cell>
          <table:table-cell table:style-name="Default" office:value-type="float" office:value="0.058797" calcext:value-type="float">
            <text:p>0.058797</text:p>
          </table:table-cell>
          <table:table-cell table:style-name="Default" office:value-type="float" office:value="0.006527" calcext:value-type="float">
            <text:p>0.006527</text:p>
          </table:table-cell>
          <table:table-cell table:style-name="Default" office:value-type="float" office:value="0.076044" calcext:value-type="float">
            <text:p>0.076044</text:p>
          </table:table-cell>
          <table:table-cell table:style-name="Default" office:value-type="float" office:value="-0.020902" calcext:value-type="float">
            <text:p>-0.0209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8154" calcext:value-type="float">
            <text:p>0.048154</text:p>
          </table:table-cell>
          <table:table-cell table:style-name="Default" office:value-type="float" office:value="1.410647" calcext:value-type="float">
            <text:p>1.410647</text:p>
          </table:table-cell>
          <table:table-cell table:style-name="Default" office:value-type="float" office:value="0.059151" calcext:value-type="float">
            <text:p>0.059151</text:p>
          </table:table-cell>
          <table:table-cell table:style-name="Default" office:value-type="float" office:value="0.0081" calcext:value-type="float">
            <text:p>0.0081</text:p>
          </table:table-cell>
          <table:table-cell table:style-name="Default" office:value-type="float" office:value="0.076461" calcext:value-type="float">
            <text:p>0.076461</text:p>
          </table:table-cell>
          <table:table-cell table:style-name="Default" office:value-type="float" office:value="-0.020856" calcext:value-type="float">
            <text:p>-0.0208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8087" calcext:value-type="float">
            <text:p>0.048087</text:p>
          </table:table-cell>
          <table:table-cell table:style-name="Default" office:value-type="float" office:value="1.410619" calcext:value-type="float">
            <text:p>1.410619</text:p>
          </table:table-cell>
          <table:table-cell table:style-name="Default" office:value-type="float" office:value="0.059152" calcext:value-type="float">
            <text:p>0.059152</text:p>
          </table:table-cell>
          <table:table-cell table:style-name="Default" office:value-type="float" office:value="0.008006" calcext:value-type="float">
            <text:p>0.008006</text:p>
          </table:table-cell>
          <table:table-cell table:style-name="Default" office:value-type="float" office:value="0.076243" calcext:value-type="float">
            <text:p>0.076243</text:p>
          </table:table-cell>
          <table:table-cell table:style-name="Default" office:value-type="float" office:value="-0.021116" calcext:value-type="float">
            <text:p>-0.0211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8006" calcext:value-type="float">
            <text:p>0.048006</text:p>
          </table:table-cell>
          <table:table-cell table:style-name="Default" office:value-type="float" office:value="1.410584" calcext:value-type="float">
            <text:p>1.410584</text:p>
          </table:table-cell>
          <table:table-cell table:style-name="Default" office:value-type="float" office:value="0.059125" calcext:value-type="float">
            <text:p>0.059125</text:p>
          </table:table-cell>
          <table:table-cell table:style-name="Default" office:value-type="float" office:value="0.007833" calcext:value-type="float">
            <text:p>0.007833</text:p>
          </table:table-cell>
          <table:table-cell table:style-name="Default" office:value-type="float" office:value="0.076028" calcext:value-type="float">
            <text:p>0.076028</text:p>
          </table:table-cell>
          <table:table-cell table:style-name="Default" office:value-type="float" office:value="-0.021181" calcext:value-type="float">
            <text:p>-0.0211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89" calcext:value-type="float">
            <text:p>0.04789</text:p>
          </table:table-cell>
          <table:table-cell table:style-name="Default" office:value-type="float" office:value="1.410519" calcext:value-type="float">
            <text:p>1.410519</text:p>
          </table:table-cell>
          <table:table-cell table:style-name="Default" office:value-type="float" office:value="0.059057" calcext:value-type="float">
            <text:p>0.059057</text:p>
          </table:table-cell>
          <table:table-cell table:style-name="Default" office:value-type="float" office:value="0.007471" calcext:value-type="float">
            <text:p>0.007471</text:p>
          </table:table-cell>
          <table:table-cell table:style-name="Default" office:value-type="float" office:value="0.075805" calcext:value-type="float">
            <text:p>0.075805</text:p>
          </table:table-cell>
          <table:table-cell table:style-name="Default" office:value-type="float" office:value="-0.021142" calcext:value-type="float">
            <text:p>-0.0211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787" calcext:value-type="float">
            <text:p>0.047787</text:p>
          </table:table-cell>
          <table:table-cell table:style-name="Default" office:value-type="float" office:value="1.410429" calcext:value-type="float">
            <text:p>1.410429</text:p>
          </table:table-cell>
          <table:table-cell table:style-name="Default" office:value-type="float" office:value="0.05897" calcext:value-type="float">
            <text:p>0.05897</text:p>
          </table:table-cell>
          <table:table-cell table:style-name="Default" office:value-type="float" office:value="0.007138" calcext:value-type="float">
            <text:p>0.007138</text:p>
          </table:table-cell>
          <table:table-cell table:style-name="Default" office:value-type="float" office:value="0.075622" calcext:value-type="float">
            <text:p>0.075622</text:p>
          </table:table-cell>
          <table:table-cell table:style-name="Default" office:value-type="float" office:value="-0.021073" calcext:value-type="float">
            <text:p>-0.0210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659" calcext:value-type="float">
            <text:p>0.047659</text:p>
          </table:table-cell>
          <table:table-cell table:style-name="Default" office:value-type="float" office:value="1.410341" calcext:value-type="float">
            <text:p>1.410341</text:p>
          </table:table-cell>
          <table:table-cell table:style-name="Default" office:value-type="float" office:value="0.058934" calcext:value-type="float">
            <text:p>0.058934</text:p>
          </table:table-cell>
          <table:table-cell table:style-name="Default" office:value-type="float" office:value="0.006936" calcext:value-type="float">
            <text:p>0.006936</text:p>
          </table:table-cell>
          <table:table-cell table:style-name="Default" office:value-type="float" office:value="0.075578" calcext:value-type="float">
            <text:p>0.075578</text:p>
          </table:table-cell>
          <table:table-cell table:style-name="Default" office:value-type="float" office:value="-0.020976" calcext:value-type="float">
            <text:p>-0.0209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516" calcext:value-type="float">
            <text:p>0.047516</text:p>
          </table:table-cell>
          <table:table-cell table:style-name="Default" office:value-type="float" office:value="1.410277" calcext:value-type="float">
            <text:p>1.410277</text:p>
          </table:table-cell>
          <table:table-cell table:style-name="Default" office:value-type="float" office:value="0.058887" calcext:value-type="float">
            <text:p>0.058887</text:p>
          </table:table-cell>
          <table:table-cell table:style-name="Default" office:value-type="float" office:value="0.006735" calcext:value-type="float">
            <text:p>0.006735</text:p>
          </table:table-cell>
          <table:table-cell table:style-name="Default" office:value-type="float" office:value="0.075593" calcext:value-type="float">
            <text:p>0.075593</text:p>
          </table:table-cell>
          <table:table-cell table:style-name="Default" office:value-type="float" office:value="-0.02086" calcext:value-type="float">
            <text:p>-0.020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338" calcext:value-type="float">
            <text:p>0.047338</text:p>
          </table:table-cell>
          <table:table-cell table:style-name="Default" office:value-type="float" office:value="1.410213" calcext:value-type="float">
            <text:p>1.410213</text:p>
          </table:table-cell>
          <table:table-cell table:style-name="Default" office:value-type="float" office:value="0.058847" calcext:value-type="float">
            <text:p>0.058847</text:p>
          </table:table-cell>
          <table:table-cell table:style-name="Default" office:value-type="float" office:value="0.006549" calcext:value-type="float">
            <text:p>0.006549</text:p>
          </table:table-cell>
          <table:table-cell table:style-name="Default" office:value-type="float" office:value="0.075638" calcext:value-type="float">
            <text:p>0.075638</text:p>
          </table:table-cell>
          <table:table-cell table:style-name="Default" office:value-type="float" office:value="-0.020734" calcext:value-type="float">
            <text:p>-0.0207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084" calcext:value-type="float">
            <text:p>0.047084</text:p>
          </table:table-cell>
          <table:table-cell table:style-name="Default" office:value-type="float" office:value="1.410139" calcext:value-type="float">
            <text:p>1.410139</text:p>
          </table:table-cell>
          <table:table-cell table:style-name="Default" office:value-type="float" office:value="0.058817" calcext:value-type="float">
            <text:p>0.058817</text:p>
          </table:table-cell>
          <table:table-cell table:style-name="Default" office:value-type="float" office:value="0.006389" calcext:value-type="float">
            <text:p>0.006389</text:p>
          </table:table-cell>
          <table:table-cell table:style-name="Default" office:value-type="float" office:value="0.075723" calcext:value-type="float">
            <text:p>0.075723</text:p>
          </table:table-cell>
          <table:table-cell table:style-name="Default" office:value-type="float" office:value="-0.020703" calcext:value-type="float">
            <text:p>-0.0207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804" calcext:value-type="float">
            <text:p>0.046804</text:p>
          </table:table-cell>
          <table:table-cell table:style-name="Default" office:value-type="float" office:value="1.410084" calcext:value-type="float">
            <text:p>1.410084</text:p>
          </table:table-cell>
          <table:table-cell table:style-name="Default" office:value-type="float" office:value="0.058767" calcext:value-type="float">
            <text:p>0.058767</text:p>
          </table:table-cell>
          <table:table-cell table:style-name="Default" office:value-type="float" office:value="0.00624" calcext:value-type="float">
            <text:p>0.00624</text:p>
          </table:table-cell>
          <table:table-cell table:style-name="Default" office:value-type="float" office:value="0.075833" calcext:value-type="float">
            <text:p>0.075833</text:p>
          </table:table-cell>
          <table:table-cell table:style-name="Default" office:value-type="float" office:value="-0.020699" calcext:value-type="float">
            <text:p>-0.0206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5" calcext:value-type="float">
            <text:p>0.0465</text:p>
          </table:table-cell>
          <table:table-cell table:style-name="Default" office:value-type="float" office:value="1.410035" calcext:value-type="float">
            <text:p>1.410035</text:p>
          </table:table-cell>
          <table:table-cell table:style-name="Default" office:value-type="float" office:value="0.0587" calcext:value-type="float">
            <text:p>0.0587</text:p>
          </table:table-cell>
          <table:table-cell table:style-name="Default" office:value-type="float" office:value="0.006039" calcext:value-type="float">
            <text:p>0.006039</text:p>
          </table:table-cell>
          <table:table-cell table:style-name="Default" office:value-type="float" office:value="0.075921" calcext:value-type="float">
            <text:p>0.075921</text:p>
          </table:table-cell>
          <table:table-cell table:style-name="Default" office:value-type="float" office:value="-0.020676" calcext:value-type="float">
            <text:p>-0.0206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156" calcext:value-type="float">
            <text:p>0.046156</text:p>
          </table:table-cell>
          <table:table-cell table:style-name="Default" office:value-type="float" office:value="1.409997" calcext:value-type="float">
            <text:p>1.409997</text:p>
          </table:table-cell>
          <table:table-cell table:style-name="Default" office:value-type="float" office:value="0.058652" calcext:value-type="float">
            <text:p>0.058652</text:p>
          </table:table-cell>
          <table:table-cell table:style-name="Default" office:value-type="float" office:value="0.005886" calcext:value-type="float">
            <text:p>0.005886</text:p>
          </table:table-cell>
          <table:table-cell table:style-name="Default" office:value-type="float" office:value="0.076078" calcext:value-type="float">
            <text:p>0.076078</text:p>
          </table:table-cell>
          <table:table-cell table:style-name="Default" office:value-type="float" office:value="-0.02068" calcext:value-type="float">
            <text:p>-0.020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771" calcext:value-type="float">
            <text:p>0.045771</text:p>
          </table:table-cell>
          <table:table-cell table:style-name="Default" office:value-type="float" office:value="1.409952" calcext:value-type="float">
            <text:p>1.409952</text:p>
          </table:table-cell>
          <table:table-cell table:style-name="Default" office:value-type="float" office:value="0.058625" calcext:value-type="float">
            <text:p>0.058625</text:p>
          </table:table-cell>
          <table:table-cell table:style-name="Default" office:value-type="float" office:value="0.005854" calcext:value-type="float">
            <text:p>0.005854</text:p>
          </table:table-cell>
          <table:table-cell table:style-name="Default" office:value-type="float" office:value="0.076329" calcext:value-type="float">
            <text:p>0.076329</text:p>
          </table:table-cell>
          <table:table-cell table:style-name="Default" office:value-type="float" office:value="-0.020708" calcext:value-type="float">
            <text:p>-0.0207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339" calcext:value-type="float">
            <text:p>0.045339</text:p>
          </table:table-cell>
          <table:table-cell table:style-name="Default" office:value-type="float" office:value="1.409928" calcext:value-type="float">
            <text:p>1.409928</text:p>
          </table:table-cell>
          <table:table-cell table:style-name="Default" office:value-type="float" office:value="0.058606" calcext:value-type="float">
            <text:p>0.058606</text:p>
          </table:table-cell>
          <table:table-cell table:style-name="Default" office:value-type="float" office:value="0.005687" calcext:value-type="float">
            <text:p>0.005687</text:p>
          </table:table-cell>
          <table:table-cell table:style-name="Default" office:value-type="float" office:value="0.076548" calcext:value-type="float">
            <text:p>0.076548</text:p>
          </table:table-cell>
          <table:table-cell table:style-name="Default" office:value-type="float" office:value="-0.020825" calcext:value-type="float">
            <text:p>-0.0208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866" calcext:value-type="float">
            <text:p>0.044866</text:p>
          </table:table-cell>
          <table:table-cell table:style-name="Default" office:value-type="float" office:value="1.409912" calcext:value-type="float">
            <text:p>1.409912</text:p>
          </table:table-cell>
          <table:table-cell table:style-name="Default" office:value-type="float" office:value="0.05859" calcext:value-type="float">
            <text:p>0.05859</text:p>
          </table:table-cell>
          <table:table-cell table:style-name="Default" office:value-type="float" office:value="0.005488" calcext:value-type="float">
            <text:p>0.005488</text:p>
          </table:table-cell>
          <table:table-cell table:style-name="Default" office:value-type="float" office:value="0.07689" calcext:value-type="float">
            <text:p>0.07689</text:p>
          </table:table-cell>
          <table:table-cell table:style-name="Default" office:value-type="float" office:value="-0.020974" calcext:value-type="float">
            <text:p>-0.0209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413" calcext:value-type="float">
            <text:p>0.044413</text:p>
          </table:table-cell>
          <table:table-cell table:style-name="Default" office:value-type="float" office:value="1.411015" calcext:value-type="float">
            <text:p>1.411015</text:p>
          </table:table-cell>
          <table:table-cell table:style-name="Default" office:value-type="float" office:value="0.059325" calcext:value-type="float">
            <text:p>0.059325</text:p>
          </table:table-cell>
          <table:table-cell table:style-name="Default" office:value-type="float" office:value="0.010386" calcext:value-type="float">
            <text:p>0.010386</text:p>
          </table:table-cell>
          <table:table-cell table:style-name="Default" office:value-type="float" office:value="0.078436" calcext:value-type="float">
            <text:p>0.078436</text:p>
          </table:table-cell>
          <table:table-cell table:style-name="Default" office:value-type="float" office:value="-0.022874" calcext:value-type="float">
            <text:p>-0.0228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3961" calcext:value-type="float">
            <text:p>0.043961</text:p>
          </table:table-cell>
          <table:table-cell table:style-name="Default" office:value-type="float" office:value="1.411007" calcext:value-type="float">
            <text:p>1.411007</text:p>
          </table:table-cell>
          <table:table-cell table:style-name="Default" office:value-type="float" office:value="0.059326" calcext:value-type="float">
            <text:p>0.059326</text:p>
          </table:table-cell>
          <table:table-cell table:style-name="Default" office:value-type="float" office:value="0.01028" calcext:value-type="float">
            <text:p>0.01028</text:p>
          </table:table-cell>
          <table:table-cell table:style-name="Default" office:value-type="float" office:value="0.078737" calcext:value-type="float">
            <text:p>0.078737</text:p>
          </table:table-cell>
          <table:table-cell table:style-name="Default" office:value-type="float" office:value="-0.023092" calcext:value-type="float">
            <text:p>-0.0230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3488" calcext:value-type="float">
            <text:p>0.043488</text:p>
          </table:table-cell>
          <table:table-cell table:style-name="Default" office:value-type="float" office:value="1.41104" calcext:value-type="float">
            <text:p>1.41104</text:p>
          </table:table-cell>
          <table:table-cell table:style-name="Default" office:value-type="float" office:value="0.059345" calcext:value-type="float">
            <text:p>0.059345</text:p>
          </table:table-cell>
          <table:table-cell table:style-name="Default" office:value-type="float" office:value="0.010154" calcext:value-type="float">
            <text:p>0.010154</text:p>
          </table:table-cell>
          <table:table-cell table:style-name="Default" office:value-type="float" office:value="0.079057" calcext:value-type="float">
            <text:p>0.079057</text:p>
          </table:table-cell>
          <table:table-cell table:style-name="Default" office:value-type="float" office:value="-0.023408" calcext:value-type="float">
            <text:p>-0.0234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936" calcext:value-type="float">
            <text:p>0.042936</text:p>
          </table:table-cell>
          <table:table-cell table:style-name="Default" office:value-type="float" office:value="1.411022" calcext:value-type="float">
            <text:p>1.411022</text:p>
          </table:table-cell>
          <table:table-cell table:style-name="Default" office:value-type="float" office:value="0.059366" calcext:value-type="float">
            <text:p>0.059366</text:p>
          </table:table-cell>
          <table:table-cell table:style-name="Default" office:value-type="float" office:value="0.010071" calcext:value-type="float">
            <text:p>0.010071</text:p>
          </table:table-cell>
          <table:table-cell table:style-name="Default" office:value-type="float" office:value="0.079463" calcext:value-type="float">
            <text:p>0.079463</text:p>
          </table:table-cell>
          <table:table-cell table:style-name="Default" office:value-type="float" office:value="-0.023468" calcext:value-type="float">
            <text:p>-0.0234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428" calcext:value-type="float">
            <text:p>0.042428</text:p>
          </table:table-cell>
          <table:table-cell table:style-name="Default" office:value-type="float" office:value="1.411031" calcext:value-type="float">
            <text:p>1.411031</text:p>
          </table:table-cell>
          <table:table-cell table:style-name="Default" office:value-type="float" office:value="0.059363" calcext:value-type="float">
            <text:p>0.059363</text:p>
          </table:table-cell>
          <table:table-cell table:style-name="Default" office:value-type="float" office:value="0.010064" calcext:value-type="float">
            <text:p>0.010064</text:p>
          </table:table-cell>
          <table:table-cell table:style-name="Default" office:value-type="float" office:value="0.079701" calcext:value-type="float">
            <text:p>0.079701</text:p>
          </table:table-cell>
          <table:table-cell table:style-name="Default" office:value-type="float" office:value="-0.023663" calcext:value-type="float">
            <text:p>-0.0236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1937" calcext:value-type="float">
            <text:p>0.041937</text:p>
          </table:table-cell>
          <table:table-cell table:style-name="Default" office:value-type="float" office:value="1.411013" calcext:value-type="float">
            <text:p>1.411013</text:p>
          </table:table-cell>
          <table:table-cell table:style-name="Default" office:value-type="float" office:value="0.059364" calcext:value-type="float">
            <text:p>0.059364</text:p>
          </table:table-cell>
          <table:table-cell table:style-name="Default" office:value-type="float" office:value="0.009937" calcext:value-type="float">
            <text:p>0.009937</text:p>
          </table:table-cell>
          <table:table-cell table:style-name="Default" office:value-type="float" office:value="0.07984" calcext:value-type="float">
            <text:p>0.07984</text:p>
          </table:table-cell>
          <table:table-cell table:style-name="Default" office:value-type="float" office:value="-0.023793" calcext:value-type="float">
            <text:p>-0.0237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1413" calcext:value-type="float">
            <text:p>0.041413</text:p>
          </table:table-cell>
          <table:table-cell table:style-name="Default" office:value-type="float" office:value="1.410994" calcext:value-type="float">
            <text:p>1.410994</text:p>
          </table:table-cell>
          <table:table-cell table:style-name="Default" office:value-type="float" office:value="0.059358" calcext:value-type="float">
            <text:p>0.059358</text:p>
          </table:table-cell>
          <table:table-cell table:style-name="Default" office:value-type="float" office:value="0.009898" calcext:value-type="float">
            <text:p>0.009898</text:p>
          </table:table-cell>
          <table:table-cell table:style-name="Default" office:value-type="float" office:value="0.080111" calcext:value-type="float">
            <text:p>0.080111</text:p>
          </table:table-cell>
          <table:table-cell table:style-name="Default" office:value-type="float" office:value="-0.023851" calcext:value-type="float">
            <text:p>-0.0238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0879" calcext:value-type="float">
            <text:p>0.040879</text:p>
          </table:table-cell>
          <table:table-cell table:style-name="Default" office:value-type="float" office:value="1.410985" calcext:value-type="float">
            <text:p>1.410985</text:p>
          </table:table-cell>
          <table:table-cell table:style-name="Default" office:value-type="float" office:value="0.059337" calcext:value-type="float">
            <text:p>0.059337</text:p>
          </table:table-cell>
          <table:table-cell table:style-name="Default" office:value-type="float" office:value="0.00985" calcext:value-type="float">
            <text:p>0.00985</text:p>
          </table:table-cell>
          <table:table-cell table:style-name="Default" office:value-type="float" office:value="0.0803" calcext:value-type="float">
            <text:p>0.0803</text:p>
          </table:table-cell>
          <table:table-cell table:style-name="Default" office:value-type="float" office:value="-0.024055" calcext:value-type="float">
            <text:p>-0.0240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0396" calcext:value-type="float">
            <text:p>0.040396</text:p>
          </table:table-cell>
          <table:table-cell table:style-name="Default" office:value-type="float" office:value="1.410986" calcext:value-type="float">
            <text:p>1.410986</text:p>
          </table:table-cell>
          <table:table-cell table:style-name="Default" office:value-type="float" office:value="0.059275" calcext:value-type="float">
            <text:p>0.059275</text:p>
          </table:table-cell>
          <table:table-cell table:style-name="Default" office:value-type="float" office:value="0.009879" calcext:value-type="float">
            <text:p>0.009879</text:p>
          </table:table-cell>
          <table:table-cell table:style-name="Default" office:value-type="float" office:value="0.080375" calcext:value-type="float">
            <text:p>0.080375</text:p>
          </table:table-cell>
          <table:table-cell table:style-name="Default" office:value-type="float" office:value="-0.02423" calcext:value-type="float">
            <text:p>-0.024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9912" calcext:value-type="float">
            <text:p>0.039912</text:p>
          </table:table-cell>
          <table:table-cell table:style-name="Default" office:value-type="float" office:value="1.410979" calcext:value-type="float">
            <text:p>1.410979</text:p>
          </table:table-cell>
          <table:table-cell table:style-name="Default" office:value-type="float" office:value="0.059188" calcext:value-type="float">
            <text:p>0.059188</text:p>
          </table:table-cell>
          <table:table-cell table:style-name="Default" office:value-type="float" office:value="0.009819" calcext:value-type="float">
            <text:p>0.009819</text:p>
          </table:table-cell>
          <table:table-cell table:style-name="Default" office:value-type="float" office:value="0.080366" calcext:value-type="float">
            <text:p>0.080366</text:p>
          </table:table-cell>
          <table:table-cell table:style-name="Default" office:value-type="float" office:value="-0.02437" calcext:value-type="float">
            <text:p>-0.024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9383" calcext:value-type="float">
            <text:p>0.039383</text:p>
          </table:table-cell>
          <table:table-cell table:style-name="Default" office:value-type="float" office:value="1.410972" calcext:value-type="float">
            <text:p>1.410972</text:p>
          </table:table-cell>
          <table:table-cell table:style-name="Default" office:value-type="float" office:value="0.059118" calcext:value-type="float">
            <text:p>0.059118</text:p>
          </table:table-cell>
          <table:table-cell table:style-name="Default" office:value-type="float" office:value="0.01002" calcext:value-type="float">
            <text:p>0.01002</text:p>
          </table:table-cell>
          <table:table-cell table:style-name="Default" office:value-type="float" office:value="0.080394" calcext:value-type="float">
            <text:p>0.080394</text:p>
          </table:table-cell>
          <table:table-cell table:style-name="Default" office:value-type="float" office:value="-0.024403" calcext:value-type="float">
            <text:p>-0.0244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8933" calcext:value-type="float">
            <text:p>0.038933</text:p>
          </table:table-cell>
          <table:table-cell table:style-name="Default" office:value-type="float" office:value="1.410959" calcext:value-type="float">
            <text:p>1.410959</text:p>
          </table:table-cell>
          <table:table-cell table:style-name="Default" office:value-type="float" office:value="0.059052" calcext:value-type="float">
            <text:p>0.059052</text:p>
          </table:table-cell>
          <table:table-cell table:style-name="Default" office:value-type="float" office:value="0.009862" calcext:value-type="float">
            <text:p>0.009862</text:p>
          </table:table-cell>
          <table:table-cell table:style-name="Default" office:value-type="float" office:value="0.080378" calcext:value-type="float">
            <text:p>0.080378</text:p>
          </table:table-cell>
          <table:table-cell table:style-name="Default" office:value-type="float" office:value="-0.024582" calcext:value-type="float">
            <text:p>-0.0245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8482" calcext:value-type="float">
            <text:p>0.038482</text:p>
          </table:table-cell>
          <table:table-cell table:style-name="Default" office:value-type="float" office:value="1.410979" calcext:value-type="float">
            <text:p>1.410979</text:p>
          </table:table-cell>
          <table:table-cell table:style-name="Default" office:value-type="float" office:value="0.058925" calcext:value-type="float">
            <text:p>0.058925</text:p>
          </table:table-cell>
          <table:table-cell table:style-name="Default" office:value-type="float" office:value="0.009655" calcext:value-type="float">
            <text:p>0.009655</text:p>
          </table:table-cell>
          <table:table-cell table:style-name="Default" office:value-type="float" office:value="0.080314" calcext:value-type="float">
            <text:p>0.080314</text:p>
          </table:table-cell>
          <table:table-cell table:style-name="Default" office:value-type="float" office:value="-0.02491" calcext:value-type="float">
            <text:p>-0.024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8026" calcext:value-type="float">
            <text:p>0.038026</text:p>
          </table:table-cell>
          <table:table-cell table:style-name="Default" office:value-type="float" office:value="1.410993" calcext:value-type="float">
            <text:p>1.410993</text:p>
          </table:table-cell>
          <table:table-cell table:style-name="Default" office:value-type="float" office:value="0.058776" calcext:value-type="float">
            <text:p>0.058776</text:p>
          </table:table-cell>
          <table:table-cell table:style-name="Default" office:value-type="float" office:value="0.00954" calcext:value-type="float">
            <text:p>0.00954</text:p>
          </table:table-cell>
          <table:table-cell table:style-name="Default" office:value-type="float" office:value="0.080117" calcext:value-type="float">
            <text:p>0.080117</text:p>
          </table:table-cell>
          <table:table-cell table:style-name="Default" office:value-type="float" office:value="-0.025156" calcext:value-type="float">
            <text:p>-0.0251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7552" calcext:value-type="float">
            <text:p>0.037552</text:p>
          </table:table-cell>
          <table:table-cell table:style-name="Default" office:value-type="float" office:value="1.411005" calcext:value-type="float">
            <text:p>1.411005</text:p>
          </table:table-cell>
          <table:table-cell table:style-name="Default" office:value-type="float" office:value="0.058676" calcext:value-type="float">
            <text:p>0.058676</text:p>
          </table:table-cell>
          <table:table-cell table:style-name="Default" office:value-type="float" office:value="0.009613" calcext:value-type="float">
            <text:p>0.009613</text:p>
          </table:table-cell>
          <table:table-cell table:style-name="Default" office:value-type="float" office:value="0.080027" calcext:value-type="float">
            <text:p>0.080027</text:p>
          </table:table-cell>
          <table:table-cell table:style-name="Default" office:value-type="float" office:value="-0.025448" calcext:value-type="float">
            <text:p>-0.0254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7087" calcext:value-type="float">
            <text:p>0.037087</text:p>
          </table:table-cell>
          <table:table-cell table:style-name="Default" office:value-type="float" office:value="1.411043" calcext:value-type="float">
            <text:p>1.411043</text:p>
          </table:table-cell>
          <table:table-cell table:style-name="Default" office:value-type="float" office:value="0.058552" calcext:value-type="float">
            <text:p>0.058552</text:p>
          </table:table-cell>
          <table:table-cell table:style-name="Default" office:value-type="float" office:value="0.009647" calcext:value-type="float">
            <text:p>0.009647</text:p>
          </table:table-cell>
          <table:table-cell table:style-name="Default" office:value-type="float" office:value="0.07995" calcext:value-type="float">
            <text:p>0.07995</text:p>
          </table:table-cell>
          <table:table-cell table:style-name="Default" office:value-type="float" office:value="-0.025736" calcext:value-type="float">
            <text:p>-0.0257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6629" calcext:value-type="float">
            <text:p>0.036629</text:p>
          </table:table-cell>
          <table:table-cell table:style-name="Default" office:value-type="float" office:value="1.411067" calcext:value-type="float">
            <text:p>1.411067</text:p>
          </table:table-cell>
          <table:table-cell table:style-name="Default" office:value-type="float" office:value="0.058404" calcext:value-type="float">
            <text:p>0.058404</text:p>
          </table:table-cell>
          <table:table-cell table:style-name="Default" office:value-type="float" office:value="0.009507" calcext:value-type="float">
            <text:p>0.009507</text:p>
          </table:table-cell>
          <table:table-cell table:style-name="Default" office:value-type="float" office:value="0.079973" calcext:value-type="float">
            <text:p>0.079973</text:p>
          </table:table-cell>
          <table:table-cell table:style-name="Default" office:value-type="float" office:value="-0.026017" calcext:value-type="float">
            <text:p>-0.0260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6248" calcext:value-type="float">
            <text:p>0.036248</text:p>
          </table:table-cell>
          <table:table-cell table:style-name="Default" office:value-type="float" office:value="1.411059" calcext:value-type="float">
            <text:p>1.411059</text:p>
          </table:table-cell>
          <table:table-cell table:style-name="Default" office:value-type="float" office:value="0.058256" calcext:value-type="float">
            <text:p>0.058256</text:p>
          </table:table-cell>
          <table:table-cell table:style-name="Default" office:value-type="float" office:value="0.009461" calcext:value-type="float">
            <text:p>0.009461</text:p>
          </table:table-cell>
          <table:table-cell table:style-name="Default" office:value-type="float" office:value="0.079971" calcext:value-type="float">
            <text:p>0.079971</text:p>
          </table:table-cell>
          <table:table-cell table:style-name="Default" office:value-type="float" office:value="-0.026141" calcext:value-type="float">
            <text:p>-0.0261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5891" calcext:value-type="float">
            <text:p>0.035891</text:p>
          </table:table-cell>
          <table:table-cell table:style-name="Default" office:value-type="float" office:value="1.41105" calcext:value-type="float">
            <text:p>1.41105</text:p>
          </table:table-cell>
          <table:table-cell table:style-name="Default" office:value-type="float" office:value="0.058145" calcext:value-type="float">
            <text:p>0.058145</text:p>
          </table:table-cell>
          <table:table-cell table:style-name="Default" office:value-type="float" office:value="0.009472" calcext:value-type="float">
            <text:p>0.009472</text:p>
          </table:table-cell>
          <table:table-cell table:style-name="Default" office:value-type="float" office:value="0.079986" calcext:value-type="float">
            <text:p>0.079986</text:p>
          </table:table-cell>
          <table:table-cell table:style-name="Default" office:value-type="float" office:value="-0.026231" calcext:value-type="float">
            <text:p>-0.0262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5536" calcext:value-type="float">
            <text:p>0.035536</text:p>
          </table:table-cell>
          <table:table-cell table:style-name="Default" office:value-type="float" office:value="1.411017" calcext:value-type="float">
            <text:p>1.411017</text:p>
          </table:table-cell>
          <table:table-cell table:style-name="Default" office:value-type="float" office:value="0.058053" calcext:value-type="float">
            <text:p>0.058053</text:p>
          </table:table-cell>
          <table:table-cell table:style-name="Default" office:value-type="float" office:value="0.009484" calcext:value-type="float">
            <text:p>0.009484</text:p>
          </table:table-cell>
          <table:table-cell table:style-name="Default" office:value-type="float" office:value="0.080021" calcext:value-type="float">
            <text:p>0.080021</text:p>
          </table:table-cell>
          <table:table-cell table:style-name="Default" office:value-type="float" office:value="-0.02619" calcext:value-type="float">
            <text:p>-0.026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521" calcext:value-type="float">
            <text:p>0.03521</text:p>
          </table:table-cell>
          <table:table-cell table:style-name="Default" office:value-type="float" office:value="1.41101" calcext:value-type="float">
            <text:p>1.41101</text:p>
          </table:table-cell>
          <table:table-cell table:style-name="Default" office:value-type="float" office:value="0.05799" calcext:value-type="float">
            <text:p>0.05799</text:p>
          </table:table-cell>
          <table:table-cell table:style-name="Default" office:value-type="float" office:value="0.009544" calcext:value-type="float">
            <text:p>0.009544</text:p>
          </table:table-cell>
          <table:table-cell table:style-name="Default" office:value-type="float" office:value="0.080081" calcext:value-type="float">
            <text:p>0.080081</text:p>
          </table:table-cell>
          <table:table-cell table:style-name="Default" office:value-type="float" office:value="-0.026248" calcext:value-type="float">
            <text:p>-0.0262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4873" calcext:value-type="float">
            <text:p>0.034873</text:p>
          </table:table-cell>
          <table:table-cell table:style-name="Default" office:value-type="float" office:value="1.410998" calcext:value-type="float">
            <text:p>1.410998</text:p>
          </table:table-cell>
          <table:table-cell table:style-name="Default" office:value-type="float" office:value="0.057914" calcext:value-type="float">
            <text:p>0.057914</text:p>
          </table:table-cell>
          <table:table-cell table:style-name="Default" office:value-type="float" office:value="0.009616" calcext:value-type="float">
            <text:p>0.009616</text:p>
          </table:table-cell>
          <table:table-cell table:style-name="Default" office:value-type="float" office:value="0.080205" calcext:value-type="float">
            <text:p>0.080205</text:p>
          </table:table-cell>
          <table:table-cell table:style-name="Default" office:value-type="float" office:value="-0.02632" calcext:value-type="float">
            <text:p>-0.026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461" calcext:value-type="float">
            <text:p>0.03461</text:p>
          </table:table-cell>
          <table:table-cell table:style-name="Default" office:value-type="float" office:value="1.410979" calcext:value-type="float">
            <text:p>1.410979</text:p>
          </table:table-cell>
          <table:table-cell table:style-name="Default" office:value-type="float" office:value="0.057864" calcext:value-type="float">
            <text:p>0.057864</text:p>
          </table:table-cell>
          <table:table-cell table:style-name="Default" office:value-type="float" office:value="0.009579" calcext:value-type="float">
            <text:p>0.009579</text:p>
          </table:table-cell>
          <table:table-cell table:style-name="Default" office:value-type="float" office:value="0.080282" calcext:value-type="float">
            <text:p>0.080282</text:p>
          </table:table-cell>
          <table:table-cell table:style-name="Default" office:value-type="float" office:value="-0.026462" calcext:value-type="float">
            <text:p>-0.0264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4368" calcext:value-type="float">
            <text:p>0.034368</text:p>
          </table:table-cell>
          <table:table-cell table:style-name="Default" office:value-type="float" office:value="1.410954" calcext:value-type="float">
            <text:p>1.410954</text:p>
          </table:table-cell>
          <table:table-cell table:style-name="Default" office:value-type="float" office:value="0.057842" calcext:value-type="float">
            <text:p>0.057842</text:p>
          </table:table-cell>
          <table:table-cell table:style-name="Default" office:value-type="float" office:value="0.009635" calcext:value-type="float">
            <text:p>0.009635</text:p>
          </table:table-cell>
          <table:table-cell table:style-name="Default" office:value-type="float" office:value="0.080504" calcext:value-type="float">
            <text:p>0.080504</text:p>
          </table:table-cell>
          <table:table-cell table:style-name="Default" office:value-type="float" office:value="-0.026439" calcext:value-type="float">
            <text:p>-0.0264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4157" calcext:value-type="float">
            <text:p>0.034157</text:p>
          </table:table-cell>
          <table:table-cell table:style-name="Default" office:value-type="float" office:value="1.410943" calcext:value-type="float">
            <text:p>1.410943</text:p>
          </table:table-cell>
          <table:table-cell table:style-name="Default" office:value-type="float" office:value="0.057835" calcext:value-type="float">
            <text:p>0.057835</text:p>
          </table:table-cell>
          <table:table-cell table:style-name="Default" office:value-type="float" office:value="0.00971" calcext:value-type="float">
            <text:p>0.00971</text:p>
          </table:table-cell>
          <table:table-cell table:style-name="Default" office:value-type="float" office:value="0.080741" calcext:value-type="float">
            <text:p>0.080741</text:p>
          </table:table-cell>
          <table:table-cell table:style-name="Default" office:value-type="float" office:value="-0.026406" calcext:value-type="float">
            <text:p>-0.0264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3947" calcext:value-type="float">
            <text:p>0.033947</text:p>
          </table:table-cell>
          <table:table-cell table:style-name="Default" office:value-type="float" office:value="1.410917" calcext:value-type="float">
            <text:p>1.410917</text:p>
          </table:table-cell>
          <table:table-cell table:style-name="Default" office:value-type="float" office:value="0.057847" calcext:value-type="float">
            <text:p>0.057847</text:p>
          </table:table-cell>
          <table:table-cell table:style-name="Default" office:value-type="float" office:value="0.009734" calcext:value-type="float">
            <text:p>0.009734</text:p>
          </table:table-cell>
          <table:table-cell table:style-name="Default" office:value-type="float" office:value="0.081038" calcext:value-type="float">
            <text:p>0.081038</text:p>
          </table:table-cell>
          <table:table-cell table:style-name="Default" office:value-type="float" office:value="-0.026296" calcext:value-type="float">
            <text:p>-0.0262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3788" calcext:value-type="float">
            <text:p>0.033788</text:p>
          </table:table-cell>
          <table:table-cell table:style-name="Default" office:value-type="float" office:value="1.410885" calcext:value-type="float">
            <text:p>1.410885</text:p>
          </table:table-cell>
          <table:table-cell table:style-name="Default" office:value-type="float" office:value="0.057888" calcext:value-type="float">
            <text:p>0.057888</text:p>
          </table:table-cell>
          <table:table-cell table:style-name="Default" office:value-type="float" office:value="0.009742" calcext:value-type="float">
            <text:p>0.009742</text:p>
          </table:table-cell>
          <table:table-cell table:style-name="Default" office:value-type="float" office:value="0.081333" calcext:value-type="float">
            <text:p>0.081333</text:p>
          </table:table-cell>
          <table:table-cell table:style-name="Default" office:value-type="float" office:value="-0.026229" calcext:value-type="float">
            <text:p>-0.0262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3659" calcext:value-type="float">
            <text:p>0.033659</text:p>
          </table:table-cell>
          <table:table-cell table:style-name="Default" office:value-type="float" office:value="1.410848" calcext:value-type="float">
            <text:p>1.410848</text:p>
          </table:table-cell>
          <table:table-cell table:style-name="Default" office:value-type="float" office:value="0.057955" calcext:value-type="float">
            <text:p>0.057955</text:p>
          </table:table-cell>
          <table:table-cell table:style-name="Default" office:value-type="float" office:value="0.009692" calcext:value-type="float">
            <text:p>0.009692</text:p>
          </table:table-cell>
          <table:table-cell table:style-name="Default" office:value-type="float" office:value="0.081618" calcext:value-type="float">
            <text:p>0.081618</text:p>
          </table:table-cell>
          <table:table-cell table:style-name="Default" office:value-type="float" office:value="-0.026155" calcext:value-type="float">
            <text:p>-0.0261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3571" calcext:value-type="float">
            <text:p>0.033571</text:p>
          </table:table-cell>
          <table:table-cell table:style-name="Default" office:value-type="float" office:value="1.41082" calcext:value-type="float">
            <text:p>1.41082</text:p>
          </table:table-cell>
          <table:table-cell table:style-name="Default" office:value-type="float" office:value="0.058037" calcext:value-type="float">
            <text:p>0.058037</text:p>
          </table:table-cell>
          <table:table-cell table:style-name="Default" office:value-type="float" office:value="0.009691" calcext:value-type="float">
            <text:p>0.009691</text:p>
          </table:table-cell>
          <table:table-cell table:style-name="Default" office:value-type="float" office:value="0.081837" calcext:value-type="float">
            <text:p>0.081837</text:p>
          </table:table-cell>
          <table:table-cell table:style-name="Default" office:value-type="float" office:value="-0.026023" calcext:value-type="float">
            <text:p>-0.0260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3532" calcext:value-type="float">
            <text:p>0.033532</text:p>
          </table:table-cell>
          <table:table-cell table:style-name="Default" office:value-type="float" office:value="1.410795" calcext:value-type="float">
            <text:p>1.410795</text:p>
          </table:table-cell>
          <table:table-cell table:style-name="Default" office:value-type="float" office:value="0.058103" calcext:value-type="float">
            <text:p>0.058103</text:p>
          </table:table-cell>
          <table:table-cell table:style-name="Default" office:value-type="float" office:value="0.009626" calcext:value-type="float">
            <text:p>0.009626</text:p>
          </table:table-cell>
          <table:table-cell table:style-name="Default" office:value-type="float" office:value="0.082007" calcext:value-type="float">
            <text:p>0.082007</text:p>
          </table:table-cell>
          <table:table-cell table:style-name="Default" office:value-type="float" office:value="-0.025933" calcext:value-type="float">
            <text:p>-0.0259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3532" calcext:value-type="float">
            <text:p>0.033532</text:p>
          </table:table-cell>
          <table:table-cell table:style-name="Default" office:value-type="float" office:value="1.41077" calcext:value-type="float">
            <text:p>1.41077</text:p>
          </table:table-cell>
          <table:table-cell table:style-name="Default" office:value-type="float" office:value="0.058179" calcext:value-type="float">
            <text:p>0.058179</text:p>
          </table:table-cell>
          <table:table-cell table:style-name="Default" office:value-type="float" office:value="0.009523" calcext:value-type="float">
            <text:p>0.009523</text:p>
          </table:table-cell>
          <table:table-cell table:style-name="Default" office:value-type="float" office:value="0.082067" calcext:value-type="float">
            <text:p>0.082067</text:p>
          </table:table-cell>
          <table:table-cell table:style-name="Default" office:value-type="float" office:value="-0.02582" calcext:value-type="float">
            <text:p>-0.025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3559" calcext:value-type="float">
            <text:p>0.033559</text:p>
          </table:table-cell>
          <table:table-cell table:style-name="Default" office:value-type="float" office:value="1.410749" calcext:value-type="float">
            <text:p>1.410749</text:p>
          </table:table-cell>
          <table:table-cell table:style-name="Default" office:value-type="float" office:value="0.058238" calcext:value-type="float">
            <text:p>0.058238</text:p>
          </table:table-cell>
          <table:table-cell table:style-name="Default" office:value-type="float" office:value="0.009464" calcext:value-type="float">
            <text:p>0.009464</text:p>
          </table:table-cell>
          <table:table-cell table:style-name="Default" office:value-type="float" office:value="0.082035" calcext:value-type="float">
            <text:p>0.082035</text:p>
          </table:table-cell>
          <table:table-cell table:style-name="Default" office:value-type="float" office:value="-0.02568" calcext:value-type="float">
            <text:p>-0.025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3637" calcext:value-type="float">
            <text:p>0.033637</text:p>
          </table:table-cell>
          <table:table-cell table:style-name="Default" office:value-type="float" office:value="1.410736" calcext:value-type="float">
            <text:p>1.410736</text:p>
          </table:table-cell>
          <table:table-cell table:style-name="Default" office:value-type="float" office:value="0.058287" calcext:value-type="float">
            <text:p>0.058287</text:p>
          </table:table-cell>
          <table:table-cell table:style-name="Default" office:value-type="float" office:value="0.009415" calcext:value-type="float">
            <text:p>0.009415</text:p>
          </table:table-cell>
          <table:table-cell table:style-name="Default" office:value-type="float" office:value="0.081878" calcext:value-type="float">
            <text:p>0.081878</text:p>
          </table:table-cell>
          <table:table-cell table:style-name="Default" office:value-type="float" office:value="-0.02557" calcext:value-type="float">
            <text:p>-0.025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3754" calcext:value-type="float">
            <text:p>0.033754</text:p>
          </table:table-cell>
          <table:table-cell table:style-name="Default" office:value-type="float" office:value="1.410723" calcext:value-type="float">
            <text:p>1.410723</text:p>
          </table:table-cell>
          <table:table-cell table:style-name="Default" office:value-type="float" office:value="0.058326" calcext:value-type="float">
            <text:p>0.058326</text:p>
          </table:table-cell>
          <table:table-cell table:style-name="Default" office:value-type="float" office:value="0.009373" calcext:value-type="float">
            <text:p>0.009373</text:p>
          </table:table-cell>
          <table:table-cell table:style-name="Default" office:value-type="float" office:value="0.081597" calcext:value-type="float">
            <text:p>0.081597</text:p>
          </table:table-cell>
          <table:table-cell table:style-name="Default" office:value-type="float" office:value="-0.025425" calcext:value-type="float">
            <text:p>-0.0254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3929" calcext:value-type="float">
            <text:p>0.033929</text:p>
          </table:table-cell>
          <table:table-cell table:style-name="Default" office:value-type="float" office:value="1.41073" calcext:value-type="float">
            <text:p>1.41073</text:p>
          </table:table-cell>
          <table:table-cell table:style-name="Default" office:value-type="float" office:value="0.058367" calcext:value-type="float">
            <text:p>0.058367</text:p>
          </table:table-cell>
          <table:table-cell table:style-name="Default" office:value-type="float" office:value="0.009358" calcext:value-type="float">
            <text:p>0.009358</text:p>
          </table:table-cell>
          <table:table-cell table:style-name="Default" office:value-type="float" office:value="0.08127" calcext:value-type="float">
            <text:p>0.08127</text:p>
          </table:table-cell>
          <table:table-cell table:style-name="Default" office:value-type="float" office:value="-0.025276" calcext:value-type="float">
            <text:p>-0.0252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4197" calcext:value-type="float">
            <text:p>0.034197</text:p>
          </table:table-cell>
          <table:table-cell table:style-name="Default" office:value-type="float" office:value="1.410745" calcext:value-type="float">
            <text:p>1.410745</text:p>
          </table:table-cell>
          <table:table-cell table:style-name="Default" office:value-type="float" office:value="0.058415" calcext:value-type="float">
            <text:p>0.058415</text:p>
          </table:table-cell>
          <table:table-cell table:style-name="Default" office:value-type="float" office:value="0.009334" calcext:value-type="float">
            <text:p>0.009334</text:p>
          </table:table-cell>
          <table:table-cell table:style-name="Default" office:value-type="float" office:value="0.080825" calcext:value-type="float">
            <text:p>0.080825</text:p>
          </table:table-cell>
          <table:table-cell table:style-name="Default" office:value-type="float" office:value="-0.025174" calcext:value-type="float">
            <text:p>-0.0251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452" calcext:value-type="float">
            <text:p>0.03452</text:p>
          </table:table-cell>
          <table:table-cell table:style-name="Default" office:value-type="float" office:value="1.410758" calcext:value-type="float">
            <text:p>1.410758</text:p>
          </table:table-cell>
          <table:table-cell table:style-name="Default" office:value-type="float" office:value="0.05845" calcext:value-type="float">
            <text:p>0.05845</text:p>
          </table:table-cell>
          <table:table-cell table:style-name="Default" office:value-type="float" office:value="0.00934" calcext:value-type="float">
            <text:p>0.00934</text:p>
          </table:table-cell>
          <table:table-cell table:style-name="Default" office:value-type="float" office:value="0.080433" calcext:value-type="float">
            <text:p>0.080433</text:p>
          </table:table-cell>
          <table:table-cell table:style-name="Default" office:value-type="float" office:value="-0.025008" calcext:value-type="float">
            <text:p>-0.0250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4919" calcext:value-type="float">
            <text:p>0.034919</text:p>
          </table:table-cell>
          <table:table-cell table:style-name="Default" office:value-type="float" office:value="1.410774" calcext:value-type="float">
            <text:p>1.410774</text:p>
          </table:table-cell>
          <table:table-cell table:style-name="Default" office:value-type="float" office:value="0.058471" calcext:value-type="float">
            <text:p>0.058471</text:p>
          </table:table-cell>
          <table:table-cell table:style-name="Default" office:value-type="float" office:value="0.009267" calcext:value-type="float">
            <text:p>0.009267</text:p>
          </table:table-cell>
          <table:table-cell table:style-name="Default" office:value-type="float" office:value="0.080031" calcext:value-type="float">
            <text:p>0.080031</text:p>
          </table:table-cell>
          <table:table-cell table:style-name="Default" office:value-type="float" office:value="-0.024922" calcext:value-type="float">
            <text:p>-0.0249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5267" calcext:value-type="float">
            <text:p>0.035267</text:p>
          </table:table-cell>
          <table:table-cell table:style-name="Default" office:value-type="float" office:value="1.409683" calcext:value-type="float">
            <text:p>1.409683</text:p>
          </table:table-cell>
          <table:table-cell table:style-name="Default" office:value-type="float" office:value="0.057812" calcext:value-type="float">
            <text:p>0.057812</text:p>
          </table:table-cell>
          <table:table-cell table:style-name="Default" office:value-type="float" office:value="0.004004" calcext:value-type="float">
            <text:p>0.004004</text:p>
          </table:table-cell>
          <table:table-cell table:style-name="Default" office:value-type="float" office:value="0.078525" calcext:value-type="float">
            <text:p>0.078525</text:p>
          </table:table-cell>
          <table:table-cell table:style-name="Default" office:value-type="float" office:value="-0.023204" calcext:value-type="float">
            <text:p>-0.0232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5769" calcext:value-type="float">
            <text:p>0.035769</text:p>
          </table:table-cell>
          <table:table-cell table:style-name="Default" office:value-type="float" office:value="1.409705" calcext:value-type="float">
            <text:p>1.409705</text:p>
          </table:table-cell>
          <table:table-cell table:style-name="Default" office:value-type="float" office:value="0.057888" calcext:value-type="float">
            <text:p>0.057888</text:p>
          </table:table-cell>
          <table:table-cell table:style-name="Default" office:value-type="float" office:value="0.003887" calcext:value-type="float">
            <text:p>0.003887</text:p>
          </table:table-cell>
          <table:table-cell table:style-name="Default" office:value-type="float" office:value="0.078063" calcext:value-type="float">
            <text:p>0.078063</text:p>
          </table:table-cell>
          <table:table-cell table:style-name="Default" office:value-type="float" office:value="-0.023227" calcext:value-type="float">
            <text:p>-0.0232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6302" calcext:value-type="float">
            <text:p>0.036302</text:p>
          </table:table-cell>
          <table:table-cell table:style-name="Default" office:value-type="float" office:value="1.409706" calcext:value-type="float">
            <text:p>1.409706</text:p>
          </table:table-cell>
          <table:table-cell table:style-name="Default" office:value-type="float" office:value="0.057967" calcext:value-type="float">
            <text:p>0.057967</text:p>
          </table:table-cell>
          <table:table-cell table:style-name="Default" office:value-type="float" office:value="0.00378" calcext:value-type="float">
            <text:p>0.00378</text:p>
          </table:table-cell>
          <table:table-cell table:style-name="Default" office:value-type="float" office:value="0.077654" calcext:value-type="float">
            <text:p>0.077654</text:p>
          </table:table-cell>
          <table:table-cell table:style-name="Default" office:value-type="float" office:value="-0.022969" calcext:value-type="float">
            <text:p>-0.0229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6885" calcext:value-type="float">
            <text:p>0.036885</text:p>
          </table:table-cell>
          <table:table-cell table:style-name="Default" office:value-type="float" office:value="1.409742" calcext:value-type="float">
            <text:p>1.409742</text:p>
          </table:table-cell>
          <table:table-cell table:style-name="Default" office:value-type="float" office:value="0.058064" calcext:value-type="float">
            <text:p>0.058064</text:p>
          </table:table-cell>
          <table:table-cell table:style-name="Default" office:value-type="float" office:value="0.003894" calcext:value-type="float">
            <text:p>0.003894</text:p>
          </table:table-cell>
          <table:table-cell table:style-name="Default" office:value-type="float" office:value="0.077197" calcext:value-type="float">
            <text:p>0.077197</text:p>
          </table:table-cell>
          <table:table-cell table:style-name="Default" office:value-type="float" office:value="-0.022677" calcext:value-type="float">
            <text:p>-0.0226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7499" calcext:value-type="float">
            <text:p>0.037499</text:p>
          </table:table-cell>
          <table:table-cell table:style-name="Default" office:value-type="float" office:value="1.409795" calcext:value-type="float">
            <text:p>1.409795</text:p>
          </table:table-cell>
          <table:table-cell table:style-name="Default" office:value-type="float" office:value="0.058157" calcext:value-type="float">
            <text:p>0.058157</text:p>
          </table:table-cell>
          <table:table-cell table:style-name="Default" office:value-type="float" office:value="0.004095" calcext:value-type="float">
            <text:p>0.004095</text:p>
          </table:table-cell>
          <table:table-cell table:style-name="Default" office:value-type="float" office:value="0.076711" calcext:value-type="float">
            <text:p>0.076711</text:p>
          </table:table-cell>
          <table:table-cell table:style-name="Default" office:value-type="float" office:value="-0.022457" calcext:value-type="float">
            <text:p>-0.0224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8132" calcext:value-type="float">
            <text:p>0.038132</text:p>
          </table:table-cell>
          <table:table-cell table:style-name="Default" office:value-type="float" office:value="1.409969" calcext:value-type="float">
            <text:p>1.409969</text:p>
          </table:table-cell>
          <table:table-cell table:style-name="Default" office:value-type="float" office:value="0.057802" calcext:value-type="float">
            <text:p>0.057802</text:p>
          </table:table-cell>
          <table:table-cell table:style-name="Default" office:value-type="float" office:value="0.002529" calcext:value-type="float">
            <text:p>0.002529</text:p>
          </table:table-cell>
          <table:table-cell table:style-name="Default" office:value-type="float" office:value="0.075959" calcext:value-type="float">
            <text:p>0.075959</text:p>
          </table:table-cell>
          <table:table-cell table:style-name="Default" office:value-type="float" office:value="-0.021937" calcext:value-type="float">
            <text:p>-0.0219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8804" calcext:value-type="float">
            <text:p>0.038804</text:p>
          </table:table-cell>
          <table:table-cell table:style-name="Default" office:value-type="float" office:value="1.41" calcext:value-type="float">
            <text:p>1.41</text:p>
          </table:table-cell>
          <table:table-cell table:style-name="Default" office:value-type="float" office:value="0.057831" calcext:value-type="float">
            <text:p>0.057831</text:p>
          </table:table-cell>
          <table:table-cell table:style-name="Default" office:value-type="float" office:value="0.002437" calcext:value-type="float">
            <text:p>0.002437</text:p>
          </table:table-cell>
          <table:table-cell table:style-name="Default" office:value-type="float" office:value="0.075445" calcext:value-type="float">
            <text:p>0.075445</text:p>
          </table:table-cell>
          <table:table-cell table:style-name="Default" office:value-type="float" office:value="-0.021744" calcext:value-type="float">
            <text:p>-0.0217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9545" calcext:value-type="float">
            <text:p>0.039545</text:p>
          </table:table-cell>
          <table:table-cell table:style-name="Default" office:value-type="float" office:value="1.410033" calcext:value-type="float">
            <text:p>1.410033</text:p>
          </table:table-cell>
          <table:table-cell table:style-name="Default" office:value-type="float" office:value="0.057904" calcext:value-type="float">
            <text:p>0.057904</text:p>
          </table:table-cell>
          <table:table-cell table:style-name="Default" office:value-type="float" office:value="0.002634" calcext:value-type="float">
            <text:p>0.002634</text:p>
          </table:table-cell>
          <table:table-cell table:style-name="Default" office:value-type="float" office:value="0.074965" calcext:value-type="float">
            <text:p>0.074965</text:p>
          </table:table-cell>
          <table:table-cell table:style-name="Default" office:value-type="float" office:value="-0.021743" calcext:value-type="float">
            <text:p>-0.0217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0232" calcext:value-type="float">
            <text:p>0.040232</text:p>
          </table:table-cell>
          <table:table-cell table:style-name="Default" office:value-type="float" office:value="1.410068" calcext:value-type="float">
            <text:p>1.410068</text:p>
          </table:table-cell>
          <table:table-cell table:style-name="Default" office:value-type="float" office:value="0.058052" calcext:value-type="float">
            <text:p>0.058052</text:p>
          </table:table-cell>
          <table:table-cell table:style-name="Default" office:value-type="float" office:value="0.002821" calcext:value-type="float">
            <text:p>0.002821</text:p>
          </table:table-cell>
          <table:table-cell table:style-name="Default" office:value-type="float" office:value="0.074525" calcext:value-type="float">
            <text:p>0.074525</text:p>
          </table:table-cell>
          <table:table-cell table:style-name="Default" office:value-type="float" office:value="-0.021594" calcext:value-type="float">
            <text:p>-0.0215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0887" calcext:value-type="float">
            <text:p>0.040887</text:p>
          </table:table-cell>
          <table:table-cell table:style-name="Default" office:value-type="float" office:value="1.410046" calcext:value-type="float">
            <text:p>1.410046</text:p>
          </table:table-cell>
          <table:table-cell table:style-name="Default" office:value-type="float" office:value="0.058142" calcext:value-type="float">
            <text:p>0.058142</text:p>
          </table:table-cell>
          <table:table-cell table:style-name="Default" office:value-type="float" office:value="0.002726" calcext:value-type="float">
            <text:p>0.002726</text:p>
          </table:table-cell>
          <table:table-cell table:style-name="Default" office:value-type="float" office:value="0.074203" calcext:value-type="float">
            <text:p>0.074203</text:p>
          </table:table-cell>
          <table:table-cell table:style-name="Default" office:value-type="float" office:value="-0.021297" calcext:value-type="float">
            <text:p>-0.0212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155" calcext:value-type="float">
            <text:p>0.04155</text:p>
          </table:table-cell>
          <table:table-cell table:style-name="Default" office:value-type="float" office:value="1.410056" calcext:value-type="float">
            <text:p>1.410056</text:p>
          </table:table-cell>
          <table:table-cell table:style-name="Default" office:value-type="float" office:value="0.058209" calcext:value-type="float">
            <text:p>0.058209</text:p>
          </table:table-cell>
          <table:table-cell table:style-name="Default" office:value-type="float" office:value="0.002695" calcext:value-type="float">
            <text:p>0.002695</text:p>
          </table:table-cell>
          <table:table-cell table:style-name="Default" office:value-type="float" office:value="0.073779" calcext:value-type="float">
            <text:p>0.073779</text:p>
          </table:table-cell>
          <table:table-cell table:style-name="Default" office:value-type="float" office:value="-0.02112" calcext:value-type="float">
            <text:p>-0.021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178" calcext:value-type="float">
            <text:p>0.042178</text:p>
          </table:table-cell>
          <table:table-cell table:style-name="Default" office:value-type="float" office:value="1.41005" calcext:value-type="float">
            <text:p>1.41005</text:p>
          </table:table-cell>
          <table:table-cell table:style-name="Default" office:value-type="float" office:value="0.058278" calcext:value-type="float">
            <text:p>0.058278</text:p>
          </table:table-cell>
          <table:table-cell table:style-name="Default" office:value-type="float" office:value="0.002856" calcext:value-type="float">
            <text:p>0.002856</text:p>
          </table:table-cell>
          <table:table-cell table:style-name="Default" office:value-type="float" office:value="0.073473" calcext:value-type="float">
            <text:p>0.073473</text:p>
          </table:table-cell>
          <table:table-cell table:style-name="Default" office:value-type="float" office:value="-0.020892" calcext:value-type="float">
            <text:p>-0.0208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738" calcext:value-type="float">
            <text:p>0.042738</text:p>
          </table:table-cell>
          <table:table-cell table:style-name="Default" office:value-type="float" office:value="1.410075" calcext:value-type="float">
            <text:p>1.410075</text:p>
          </table:table-cell>
          <table:table-cell table:style-name="Default" office:value-type="float" office:value="0.058277" calcext:value-type="float">
            <text:p>0.058277</text:p>
          </table:table-cell>
          <table:table-cell table:style-name="Default" office:value-type="float" office:value="0.002949" calcext:value-type="float">
            <text:p>0.002949</text:p>
          </table:table-cell>
          <table:table-cell table:style-name="Default" office:value-type="float" office:value="0.073066" calcext:value-type="float">
            <text:p>0.073066</text:p>
          </table:table-cell>
          <table:table-cell table:style-name="Default" office:value-type="float" office:value="-0.020484" calcext:value-type="float">
            <text:p>-0.0204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3311" calcext:value-type="float">
            <text:p>0.043311</text:p>
          </table:table-cell>
          <table:table-cell table:style-name="Default" office:value-type="float" office:value="1.410159" calcext:value-type="float">
            <text:p>1.410159</text:p>
          </table:table-cell>
          <table:table-cell table:style-name="Default" office:value-type="float" office:value="0.058215" calcext:value-type="float">
            <text:p>0.058215</text:p>
          </table:table-cell>
          <table:table-cell table:style-name="Default" office:value-type="float" office:value="0.003245" calcext:value-type="float">
            <text:p>0.003245</text:p>
          </table:table-cell>
          <table:table-cell table:style-name="Default" office:value-type="float" office:value="0.072483" calcext:value-type="float">
            <text:p>0.072483</text:p>
          </table:table-cell>
          <table:table-cell table:style-name="Default" office:value-type="float" office:value="-0.020336" calcext:value-type="float">
            <text:p>-0.0203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3822" calcext:value-type="float">
            <text:p>0.043822</text:p>
          </table:table-cell>
          <table:table-cell table:style-name="Default" office:value-type="float" office:value="1.410272" calcext:value-type="float">
            <text:p>1.410272</text:p>
          </table:table-cell>
          <table:table-cell table:style-name="Default" office:value-type="float" office:value="0.058088" calcext:value-type="float">
            <text:p>0.058088</text:p>
          </table:table-cell>
          <table:table-cell table:style-name="Default" office:value-type="float" office:value="0.003591" calcext:value-type="float">
            <text:p>0.003591</text:p>
          </table:table-cell>
          <table:table-cell table:style-name="Default" office:value-type="float" office:value="0.07193" calcext:value-type="float">
            <text:p>0.07193</text:p>
          </table:table-cell>
          <table:table-cell table:style-name="Default" office:value-type="float" office:value="-0.020307" calcext:value-type="float">
            <text:p>-0.0203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264" calcext:value-type="float">
            <text:p>0.044264</text:p>
          </table:table-cell>
          <table:table-cell table:style-name="Default" office:value-type="float" office:value="1.410358" calcext:value-type="float">
            <text:p>1.410358</text:p>
          </table:table-cell>
          <table:table-cell table:style-name="Default" office:value-type="float" office:value="0.057931" calcext:value-type="float">
            <text:p>0.057931</text:p>
          </table:table-cell>
          <table:table-cell table:style-name="Default" office:value-type="float" office:value="0.003845" calcext:value-type="float">
            <text:p>0.003845</text:p>
          </table:table-cell>
          <table:table-cell table:style-name="Default" office:value-type="float" office:value="0.071347" calcext:value-type="float">
            <text:p>0.071347</text:p>
          </table:table-cell>
          <table:table-cell table:style-name="Default" office:value-type="float" office:value="-0.020369" calcext:value-type="float">
            <text:p>-0.0203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66" calcext:value-type="float">
            <text:p>0.04466</text:p>
          </table:table-cell>
          <table:table-cell table:style-name="Default" office:value-type="float" office:value="1.410434" calcext:value-type="float">
            <text:p>1.410434</text:p>
          </table:table-cell>
          <table:table-cell table:style-name="Default" office:value-type="float" office:value="0.057776" calcext:value-type="float">
            <text:p>0.057776</text:p>
          </table:table-cell>
          <table:table-cell table:style-name="Default" office:value-type="float" office:value="0.004124" calcext:value-type="float">
            <text:p>0.004124</text:p>
          </table:table-cell>
          <table:table-cell table:style-name="Default" office:value-type="float" office:value="0.070944" calcext:value-type="float">
            <text:p>0.070944</text:p>
          </table:table-cell>
          <table:table-cell table:style-name="Default" office:value-type="float" office:value="-0.020276" calcext:value-type="float">
            <text:p>-0.0202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06" calcext:value-type="float">
            <text:p>0.04506</text:p>
          </table:table-cell>
          <table:table-cell table:style-name="Default" office:value-type="float" office:value="1.41048" calcext:value-type="float">
            <text:p>1.41048</text:p>
          </table:table-cell>
          <table:table-cell table:style-name="Default" office:value-type="float" office:value="0.057611" calcext:value-type="float">
            <text:p>0.057611</text:p>
          </table:table-cell>
          <table:table-cell table:style-name="Default" office:value-type="float" office:value="0.004385" calcext:value-type="float">
            <text:p>0.004385</text:p>
          </table:table-cell>
          <table:table-cell table:style-name="Default" office:value-type="float" office:value="0.070676" calcext:value-type="float">
            <text:p>0.070676</text:p>
          </table:table-cell>
          <table:table-cell table:style-name="Default" office:value-type="float" office:value="-0.020151" calcext:value-type="float">
            <text:p>-0.0201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447" calcext:value-type="float">
            <text:p>0.045447</text:p>
          </table:table-cell>
          <table:table-cell table:style-name="Default" office:value-type="float" office:value="1.410503" calcext:value-type="float">
            <text:p>1.410503</text:p>
          </table:table-cell>
          <table:table-cell table:style-name="Default" office:value-type="float" office:value="0.057512" calcext:value-type="float">
            <text:p>0.057512</text:p>
          </table:table-cell>
          <table:table-cell table:style-name="Default" office:value-type="float" office:value="0.004731" calcext:value-type="float">
            <text:p>0.004731</text:p>
          </table:table-cell>
          <table:table-cell table:style-name="Default" office:value-type="float" office:value="0.070595" calcext:value-type="float">
            <text:p>0.070595</text:p>
          </table:table-cell>
          <table:table-cell table:style-name="Default" office:value-type="float" office:value="-0.019996" calcext:value-type="float">
            <text:p>-0.0199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81" calcext:value-type="float">
            <text:p>0.04581</text:p>
          </table:table-cell>
          <table:table-cell table:style-name="Default" office:value-type="float" office:value="1.410475" calcext:value-type="float">
            <text:p>1.410475</text:p>
          </table:table-cell>
          <table:table-cell table:style-name="Default" office:value-type="float" office:value="0.057478" calcext:value-type="float">
            <text:p>0.057478</text:p>
          </table:table-cell>
          <table:table-cell table:style-name="Default" office:value-type="float" office:value="0.00511" calcext:value-type="float">
            <text:p>0.00511</text:p>
          </table:table-cell>
          <table:table-cell table:style-name="Default" office:value-type="float" office:value="0.070742" calcext:value-type="float">
            <text:p>0.070742</text:p>
          </table:table-cell>
          <table:table-cell table:style-name="Default" office:value-type="float" office:value="-0.019769" calcext:value-type="float">
            <text:p>-0.0197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112" calcext:value-type="float">
            <text:p>0.046112</text:p>
          </table:table-cell>
          <table:table-cell table:style-name="Default" office:value-type="float" office:value="1.410443" calcext:value-type="float">
            <text:p>1.410443</text:p>
          </table:table-cell>
          <table:table-cell table:style-name="Default" office:value-type="float" office:value="0.057483" calcext:value-type="float">
            <text:p>0.057483</text:p>
          </table:table-cell>
          <table:table-cell table:style-name="Default" office:value-type="float" office:value="0.005417" calcext:value-type="float">
            <text:p>0.005417</text:p>
          </table:table-cell>
          <table:table-cell table:style-name="Default" office:value-type="float" office:value="0.071055" calcext:value-type="float">
            <text:p>0.071055</text:p>
          </table:table-cell>
          <table:table-cell table:style-name="Default" office:value-type="float" office:value="-0.019565" calcext:value-type="float">
            <text:p>-0.0195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372" calcext:value-type="float">
            <text:p>0.046372</text:p>
          </table:table-cell>
          <table:table-cell table:style-name="Default" office:value-type="float" office:value="1.410406" calcext:value-type="float">
            <text:p>1.410406</text:p>
          </table:table-cell>
          <table:table-cell table:style-name="Default" office:value-type="float" office:value="0.057474" calcext:value-type="float">
            <text:p>0.057474</text:p>
          </table:table-cell>
          <table:table-cell table:style-name="Default" office:value-type="float" office:value="0.005714" calcext:value-type="float">
            <text:p>0.005714</text:p>
          </table:table-cell>
          <table:table-cell table:style-name="Default" office:value-type="float" office:value="0.071295" calcext:value-type="float">
            <text:p>0.071295</text:p>
          </table:table-cell>
          <table:table-cell table:style-name="Default" office:value-type="float" office:value="-0.019426" calcext:value-type="float">
            <text:p>-0.0194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618" calcext:value-type="float">
            <text:p>0.046618</text:p>
          </table:table-cell>
          <table:table-cell table:style-name="Default" office:value-type="float" office:value="1.410353" calcext:value-type="float">
            <text:p>1.410353</text:p>
          </table:table-cell>
          <table:table-cell table:style-name="Default" office:value-type="float" office:value="0.057436" calcext:value-type="float">
            <text:p>0.057436</text:p>
          </table:table-cell>
          <table:table-cell table:style-name="Default" office:value-type="float" office:value="0.005968" calcext:value-type="float">
            <text:p>0.005968</text:p>
          </table:table-cell>
          <table:table-cell table:style-name="Default" office:value-type="float" office:value="0.071562" calcext:value-type="float">
            <text:p>0.071562</text:p>
          </table:table-cell>
          <table:table-cell table:style-name="Default" office:value-type="float" office:value="-0.019252" calcext:value-type="float">
            <text:p>-0.0192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828" calcext:value-type="float">
            <text:p>0.046828</text:p>
          </table:table-cell>
          <table:table-cell table:style-name="Default" office:value-type="float" office:value="1.410307" calcext:value-type="float">
            <text:p>1.410307</text:p>
          </table:table-cell>
          <table:table-cell table:style-name="Default" office:value-type="float" office:value="0.057385" calcext:value-type="float">
            <text:p>0.057385</text:p>
          </table:table-cell>
          <table:table-cell table:style-name="Default" office:value-type="float" office:value="0.006093" calcext:value-type="float">
            <text:p>0.006093</text:p>
          </table:table-cell>
          <table:table-cell table:style-name="Default" office:value-type="float" office:value="0.071809" calcext:value-type="float">
            <text:p>0.071809</text:p>
          </table:table-cell>
          <table:table-cell table:style-name="Default" office:value-type="float" office:value="-0.01912" calcext:value-type="float">
            <text:p>-0.019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064" calcext:value-type="float">
            <text:p>0.047064</text:p>
          </table:table-cell>
          <table:table-cell table:style-name="Default" office:value-type="float" office:value="1.410267" calcext:value-type="float">
            <text:p>1.410267</text:p>
          </table:table-cell>
          <table:table-cell table:style-name="Default" office:value-type="float" office:value="0.05734" calcext:value-type="float">
            <text:p>0.05734</text:p>
          </table:table-cell>
          <table:table-cell table:style-name="Default" office:value-type="float" office:value="0.006297" calcext:value-type="float">
            <text:p>0.006297</text:p>
          </table:table-cell>
          <table:table-cell table:style-name="Default" office:value-type="float" office:value="0.072058" calcext:value-type="float">
            <text:p>0.072058</text:p>
          </table:table-cell>
          <table:table-cell table:style-name="Default" office:value-type="float" office:value="-0.018964" calcext:value-type="float">
            <text:p>-0.0189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303" calcext:value-type="float">
            <text:p>0.047303</text:p>
          </table:table-cell>
          <table:table-cell table:style-name="Default" office:value-type="float" office:value="1.410219" calcext:value-type="float">
            <text:p>1.410219</text:p>
          </table:table-cell>
          <table:table-cell table:style-name="Default" office:value-type="float" office:value="0.057303" calcext:value-type="float">
            <text:p>0.057303</text:p>
          </table:table-cell>
          <table:table-cell table:style-name="Default" office:value-type="float" office:value="0.006474" calcext:value-type="float">
            <text:p>0.006474</text:p>
          </table:table-cell>
          <table:table-cell table:style-name="Default" office:value-type="float" office:value="0.072312" calcext:value-type="float">
            <text:p>0.072312</text:p>
          </table:table-cell>
          <table:table-cell table:style-name="Default" office:value-type="float" office:value="-0.018732" calcext:value-type="float">
            <text:p>-0.0187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496" calcext:value-type="float">
            <text:p>0.047496</text:p>
          </table:table-cell>
          <table:table-cell table:style-name="Default" office:value-type="float" office:value="1.410149" calcext:value-type="float">
            <text:p>1.410149</text:p>
          </table:table-cell>
          <table:table-cell table:style-name="Default" office:value-type="float" office:value="0.057322" calcext:value-type="float">
            <text:p>0.057322</text:p>
          </table:table-cell>
          <table:table-cell table:style-name="Default" office:value-type="float" office:value="0.006547" calcext:value-type="float">
            <text:p>0.006547</text:p>
          </table:table-cell>
          <table:table-cell table:style-name="Default" office:value-type="float" office:value="0.072677" calcext:value-type="float">
            <text:p>0.072677</text:p>
          </table:table-cell>
          <table:table-cell table:style-name="Default" office:value-type="float" office:value="-0.018517" calcext:value-type="float">
            <text:p>-0.0185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657" calcext:value-type="float">
            <text:p>0.047657</text:p>
          </table:table-cell>
          <table:table-cell table:style-name="Default" office:value-type="float" office:value="1.410078" calcext:value-type="float">
            <text:p>1.410078</text:p>
          </table:table-cell>
          <table:table-cell table:style-name="Default" office:value-type="float" office:value="0.0574" calcext:value-type="float">
            <text:p>0.0574</text:p>
          </table:table-cell>
          <table:table-cell table:style-name="Default" office:value-type="float" office:value="0.006615" calcext:value-type="float">
            <text:p>0.006615</text:p>
          </table:table-cell>
          <table:table-cell table:style-name="Default" office:value-type="float" office:value="0.073104" calcext:value-type="float">
            <text:p>0.073104</text:p>
          </table:table-cell>
          <table:table-cell table:style-name="Default" office:value-type="float" office:value="-0.018355" calcext:value-type="float">
            <text:p>-0.0183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7" calcext:value-type="float">
            <text:p>0.0477</text:p>
          </table:table-cell>
          <table:table-cell table:style-name="Default" office:value-type="float" office:value="1.409824" calcext:value-type="float">
            <text:p>1.409824</text:p>
          </table:table-cell>
          <table:table-cell table:style-name="Default" office:value-type="float" office:value="0.05791" calcext:value-type="float">
            <text:p>0.05791</text:p>
          </table:table-cell>
          <table:table-cell table:style-name="Default" office:value-type="float" office:value="0.00841" calcext:value-type="float">
            <text:p>0.00841</text:p>
          </table:table-cell>
          <table:table-cell table:style-name="Default" office:value-type="float" office:value="0.074092" calcext:value-type="float">
            <text:p>0.074092</text:p>
          </table:table-cell>
          <table:table-cell table:style-name="Default" office:value-type="float" office:value="-0.01815" calcext:value-type="float">
            <text:p>-0.018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81" calcext:value-type="float">
            <text:p>0.04781</text:p>
          </table:table-cell>
          <table:table-cell table:style-name="Default" office:value-type="float" office:value="1.409743" calcext:value-type="float">
            <text:p>1.409743</text:p>
          </table:table-cell>
          <table:table-cell table:style-name="Default" office:value-type="float" office:value="0.057987" calcext:value-type="float">
            <text:p>0.057987</text:p>
          </table:table-cell>
          <table:table-cell table:style-name="Default" office:value-type="float" office:value="0.008353" calcext:value-type="float">
            <text:p>0.008353</text:p>
          </table:table-cell>
          <table:table-cell table:style-name="Default" office:value-type="float" office:value="0.074345" calcext:value-type="float">
            <text:p>0.074345</text:p>
          </table:table-cell>
          <table:table-cell table:style-name="Default" office:value-type="float" office:value="-0.017963" calcext:value-type="float">
            <text:p>-0.0179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913" calcext:value-type="float">
            <text:p>0.047913</text:p>
          </table:table-cell>
          <table:table-cell table:style-name="Default" office:value-type="float" office:value="1.409672" calcext:value-type="float">
            <text:p>1.409672</text:p>
          </table:table-cell>
          <table:table-cell table:style-name="Default" office:value-type="float" office:value="0.05802" calcext:value-type="float">
            <text:p>0.05802</text:p>
          </table:table-cell>
          <table:table-cell table:style-name="Default" office:value-type="float" office:value="0.008114" calcext:value-type="float">
            <text:p>0.008114</text:p>
          </table:table-cell>
          <table:table-cell table:style-name="Default" office:value-type="float" office:value="0.074432" calcext:value-type="float">
            <text:p>0.074432</text:p>
          </table:table-cell>
          <table:table-cell table:style-name="Default" office:value-type="float" office:value="-0.017884" calcext:value-type="float">
            <text:p>-0.0178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973" calcext:value-type="float">
            <text:p>0.047973</text:p>
          </table:table-cell>
          <table:table-cell table:style-name="Default" office:value-type="float" office:value="1.409618" calcext:value-type="float">
            <text:p>1.409618</text:p>
          </table:table-cell>
          <table:table-cell table:style-name="Default" office:value-type="float" office:value="0.058047" calcext:value-type="float">
            <text:p>0.058047</text:p>
          </table:table-cell>
          <table:table-cell table:style-name="Default" office:value-type="float" office:value="0.007965" calcext:value-type="float">
            <text:p>0.007965</text:p>
          </table:table-cell>
          <table:table-cell table:style-name="Default" office:value-type="float" office:value="0.074384" calcext:value-type="float">
            <text:p>0.074384</text:p>
          </table:table-cell>
          <table:table-cell table:style-name="Default" office:value-type="float" office:value="-0.017944" calcext:value-type="float">
            <text:p>-0.0179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974" calcext:value-type="float">
            <text:p>0.047974</text:p>
          </table:table-cell>
          <table:table-cell table:style-name="Default" office:value-type="float" office:value="1.409621" calcext:value-type="float">
            <text:p>1.409621</text:p>
          </table:table-cell>
          <table:table-cell table:style-name="Default" office:value-type="float" office:value="0.05807" calcext:value-type="float">
            <text:p>0.05807</text:p>
          </table:table-cell>
          <table:table-cell table:style-name="Default" office:value-type="float" office:value="0.007761" calcext:value-type="float">
            <text:p>0.007761</text:p>
          </table:table-cell>
          <table:table-cell table:style-name="Default" office:value-type="float" office:value="0.074253" calcext:value-type="float">
            <text:p>0.074253</text:p>
          </table:table-cell>
          <table:table-cell table:style-name="Default" office:value-type="float" office:value="-0.018154" calcext:value-type="float">
            <text:p>-0.0181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97" calcext:value-type="float">
            <text:p>0.04797</text:p>
          </table:table-cell>
          <table:table-cell table:style-name="Default" office:value-type="float" office:value="1.409613" calcext:value-type="float">
            <text:p>1.409613</text:p>
          </table:table-cell>
          <table:table-cell table:style-name="Default" office:value-type="float" office:value="0.058082" calcext:value-type="float">
            <text:p>0.058082</text:p>
          </table:table-cell>
          <table:table-cell table:style-name="Default" office:value-type="float" office:value="0.007424" calcext:value-type="float">
            <text:p>0.007424</text:p>
          </table:table-cell>
          <table:table-cell table:style-name="Default" office:value-type="float" office:value="0.073967" calcext:value-type="float">
            <text:p>0.073967</text:p>
          </table:table-cell>
          <table:table-cell table:style-name="Default" office:value-type="float" office:value="-0.018339" calcext:value-type="float">
            <text:p>-0.0183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932" calcext:value-type="float">
            <text:p>0.047932</text:p>
          </table:table-cell>
          <table:table-cell table:style-name="Default" office:value-type="float" office:value="1.409599" calcext:value-type="float">
            <text:p>1.409599</text:p>
          </table:table-cell>
          <table:table-cell table:style-name="Default" office:value-type="float" office:value="0.058097" calcext:value-type="float">
            <text:p>0.058097</text:p>
          </table:table-cell>
          <table:table-cell table:style-name="Default" office:value-type="float" office:value="0.006985" calcext:value-type="float">
            <text:p>0.006985</text:p>
          </table:table-cell>
          <table:table-cell table:style-name="Default" office:value-type="float" office:value="0.073652" calcext:value-type="float">
            <text:p>0.073652</text:p>
          </table:table-cell>
          <table:table-cell table:style-name="Default" office:value-type="float" office:value="-0.018525" calcext:value-type="float">
            <text:p>-0.0185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864" calcext:value-type="float">
            <text:p>0.047864</text:p>
          </table:table-cell>
          <table:table-cell table:style-name="Default" office:value-type="float" office:value="1.409602" calcext:value-type="float">
            <text:p>1.409602</text:p>
          </table:table-cell>
          <table:table-cell table:style-name="Default" office:value-type="float" office:value="0.058125" calcext:value-type="float">
            <text:p>0.058125</text:p>
          </table:table-cell>
          <table:table-cell table:style-name="Default" office:value-type="float" office:value="0.006612" calcext:value-type="float">
            <text:p>0.006612</text:p>
          </table:table-cell>
          <table:table-cell table:style-name="Default" office:value-type="float" office:value="0.073405" calcext:value-type="float">
            <text:p>0.073405</text:p>
          </table:table-cell>
          <table:table-cell table:style-name="Default" office:value-type="float" office:value="-0.018735" calcext:value-type="float">
            <text:p>-0.0187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777" calcext:value-type="float">
            <text:p>0.047777</text:p>
          </table:table-cell>
          <table:table-cell table:style-name="Default" office:value-type="float" office:value="1.409599" calcext:value-type="float">
            <text:p>1.409599</text:p>
          </table:table-cell>
          <table:table-cell table:style-name="Default" office:value-type="float" office:value="0.058162" calcext:value-type="float">
            <text:p>0.058162</text:p>
          </table:table-cell>
          <table:table-cell table:style-name="Default" office:value-type="float" office:value="0.006201" calcext:value-type="float">
            <text:p>0.006201</text:p>
          </table:table-cell>
          <table:table-cell table:style-name="Default" office:value-type="float" office:value="0.073185" calcext:value-type="float">
            <text:p>0.073185</text:p>
          </table:table-cell>
          <table:table-cell table:style-name="Default" office:value-type="float" office:value="-0.018953" calcext:value-type="float">
            <text:p>-0.0189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612" calcext:value-type="float">
            <text:p>0.047612</text:p>
          </table:table-cell>
          <table:table-cell table:style-name="Default" office:value-type="float" office:value="1.409611" calcext:value-type="float">
            <text:p>1.409611</text:p>
          </table:table-cell>
          <table:table-cell table:style-name="Default" office:value-type="float" office:value="0.058249" calcext:value-type="float">
            <text:p>0.058249</text:p>
          </table:table-cell>
          <table:table-cell table:style-name="Default" office:value-type="float" office:value="0.005898" calcext:value-type="float">
            <text:p>0.005898</text:p>
          </table:table-cell>
          <table:table-cell table:style-name="Default" office:value-type="float" office:value="0.073066" calcext:value-type="float">
            <text:p>0.073066</text:p>
          </table:table-cell>
          <table:table-cell table:style-name="Default" office:value-type="float" office:value="-0.019269" calcext:value-type="float">
            <text:p>-0.0192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457" calcext:value-type="float">
            <text:p>0.047457</text:p>
          </table:table-cell>
          <table:table-cell table:style-name="Default" office:value-type="float" office:value="1.409629" calcext:value-type="float">
            <text:p>1.409629</text:p>
          </table:table-cell>
          <table:table-cell table:style-name="Default" office:value-type="float" office:value="0.058333" calcext:value-type="float">
            <text:p>0.058333</text:p>
          </table:table-cell>
          <table:table-cell table:style-name="Default" office:value-type="float" office:value="0.005547" calcext:value-type="float">
            <text:p>0.005547</text:p>
          </table:table-cell>
          <table:table-cell table:style-name="Default" office:value-type="float" office:value="0.072889" calcext:value-type="float">
            <text:p>0.072889</text:p>
          </table:table-cell>
          <table:table-cell table:style-name="Default" office:value-type="float" office:value="-0.019515" calcext:value-type="float">
            <text:p>-0.0195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337" calcext:value-type="float">
            <text:p>0.047337</text:p>
          </table:table-cell>
          <table:table-cell table:style-name="Default" office:value-type="float" office:value="1.409612" calcext:value-type="float">
            <text:p>1.409612</text:p>
          </table:table-cell>
          <table:table-cell table:style-name="Default" office:value-type="float" office:value="0.058404" calcext:value-type="float">
            <text:p>0.058404</text:p>
          </table:table-cell>
          <table:table-cell table:style-name="Default" office:value-type="float" office:value="0.0051" calcext:value-type="float">
            <text:p>0.0051</text:p>
          </table:table-cell>
          <table:table-cell table:style-name="Default" office:value-type="float" office:value="0.072774" calcext:value-type="float">
            <text:p>0.072774</text:p>
          </table:table-cell>
          <table:table-cell table:style-name="Default" office:value-type="float" office:value="-0.019661" calcext:value-type="float">
            <text:p>-0.01966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26" calcext:value-type="float">
            <text:p>0.04726</text:p>
          </table:table-cell>
          <table:table-cell table:style-name="Default" office:value-type="float" office:value="1.409551" calcext:value-type="float">
            <text:p>1.409551</text:p>
          </table:table-cell>
          <table:table-cell table:style-name="Default" office:value-type="float" office:value="0.058463" calcext:value-type="float">
            <text:p>0.058463</text:p>
          </table:table-cell>
          <table:table-cell table:style-name="Default" office:value-type="float" office:value="0.004654" calcext:value-type="float">
            <text:p>0.004654</text:p>
          </table:table-cell>
          <table:table-cell table:style-name="Default" office:value-type="float" office:value="0.072671" calcext:value-type="float">
            <text:p>0.072671</text:p>
          </table:table-cell>
          <table:table-cell table:style-name="Default" office:value-type="float" office:value="-0.019609" calcext:value-type="float">
            <text:p>-0.0196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194" calcext:value-type="float">
            <text:p>0.047194</text:p>
          </table:table-cell>
          <table:table-cell table:style-name="Default" office:value-type="float" office:value="1.409491" calcext:value-type="float">
            <text:p>1.409491</text:p>
          </table:table-cell>
          <table:table-cell table:style-name="Default" office:value-type="float" office:value="0.058523" calcext:value-type="float">
            <text:p>0.058523</text:p>
          </table:table-cell>
          <table:table-cell table:style-name="Default" office:value-type="float" office:value="0.004314" calcext:value-type="float">
            <text:p>0.004314</text:p>
          </table:table-cell>
          <table:table-cell table:style-name="Default" office:value-type="float" office:value="0.072604" calcext:value-type="float">
            <text:p>0.072604</text:p>
          </table:table-cell>
          <table:table-cell table:style-name="Default" office:value-type="float" office:value="-0.019568" calcext:value-type="float">
            <text:p>-0.0195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16" calcext:value-type="float">
            <text:p>0.04716</text:p>
          </table:table-cell>
          <table:table-cell table:style-name="Default" office:value-type="float" office:value="1.410476" calcext:value-type="float">
            <text:p>1.410476</text:p>
          </table:table-cell>
          <table:table-cell table:style-name="Default" office:value-type="float" office:value="0.059292" calcext:value-type="float">
            <text:p>0.059292</text:p>
          </table:table-cell>
          <table:table-cell table:style-name="Default" office:value-type="float" office:value="0.008894" calcext:value-type="float">
            <text:p>0.008894</text:p>
          </table:table-cell>
          <table:table-cell table:style-name="Default" office:value-type="float" office:value="0.073851" calcext:value-type="float">
            <text:p>0.073851</text:p>
          </table:table-cell>
          <table:table-cell table:style-name="Default" office:value-type="float" office:value="-0.021169" calcext:value-type="float">
            <text:p>-0.0211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058" calcext:value-type="float">
            <text:p>0.047058</text:p>
          </table:table-cell>
          <table:table-cell table:style-name="Default" office:value-type="float" office:value="1.410433" calcext:value-type="float">
            <text:p>1.410433</text:p>
          </table:table-cell>
          <table:table-cell table:style-name="Default" office:value-type="float" office:value="0.059364" calcext:value-type="float">
            <text:p>0.059364</text:p>
          </table:table-cell>
          <table:table-cell table:style-name="Default" office:value-type="float" office:value="0.008727" calcext:value-type="float">
            <text:p>0.008727</text:p>
          </table:table-cell>
          <table:table-cell table:style-name="Default" office:value-type="float" office:value="0.07387" calcext:value-type="float">
            <text:p>0.07387</text:p>
          </table:table-cell>
          <table:table-cell table:style-name="Default" office:value-type="float" office:value="-0.021076" calcext:value-type="float">
            <text:p>-0.0210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97" calcext:value-type="float">
            <text:p>0.04697</text:p>
          </table:table-cell>
          <table:table-cell table:style-name="Default" office:value-type="float" office:value="1.410396" calcext:value-type="float">
            <text:p>1.410396</text:p>
          </table:table-cell>
          <table:table-cell table:style-name="Default" office:value-type="float" office:value="0.059402" calcext:value-type="float">
            <text:p>0.059402</text:p>
          </table:table-cell>
          <table:table-cell table:style-name="Default" office:value-type="float" office:value="0.008608" calcext:value-type="float">
            <text:p>0.008608</text:p>
          </table:table-cell>
          <table:table-cell table:style-name="Default" office:value-type="float" office:value="0.073817" calcext:value-type="float">
            <text:p>0.073817</text:p>
          </table:table-cell>
          <table:table-cell table:style-name="Default" office:value-type="float" office:value="-0.021033" calcext:value-type="float">
            <text:p>-0.0210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846" calcext:value-type="float">
            <text:p>0.046846</text:p>
          </table:table-cell>
          <table:table-cell table:style-name="Default" office:value-type="float" office:value="1.410337" calcext:value-type="float">
            <text:p>1.410337</text:p>
          </table:table-cell>
          <table:table-cell table:style-name="Default" office:value-type="float" office:value="0.059411" calcext:value-type="float">
            <text:p>0.059411</text:p>
          </table:table-cell>
          <table:table-cell table:style-name="Default" office:value-type="float" office:value="0.008501" calcext:value-type="float">
            <text:p>0.008501</text:p>
          </table:table-cell>
          <table:table-cell table:style-name="Default" office:value-type="float" office:value="0.073923" calcext:value-type="float">
            <text:p>0.073923</text:p>
          </table:table-cell>
          <table:table-cell table:style-name="Default" office:value-type="float" office:value="-0.020929" calcext:value-type="float">
            <text:p>-0.0209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737" calcext:value-type="float">
            <text:p>0.046737</text:p>
          </table:table-cell>
          <table:table-cell table:style-name="Default" office:value-type="float" office:value="1.410289" calcext:value-type="float">
            <text:p>1.410289</text:p>
          </table:table-cell>
          <table:table-cell table:style-name="Default" office:value-type="float" office:value="0.059428" calcext:value-type="float">
            <text:p>0.059428</text:p>
          </table:table-cell>
          <table:table-cell table:style-name="Default" office:value-type="float" office:value="0.008426" calcext:value-type="float">
            <text:p>0.008426</text:p>
          </table:table-cell>
          <table:table-cell table:style-name="Default" office:value-type="float" office:value="0.074006" calcext:value-type="float">
            <text:p>0.074006</text:p>
          </table:table-cell>
          <table:table-cell table:style-name="Default" office:value-type="float" office:value="-0.020814" calcext:value-type="float">
            <text:p>-0.0208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632" calcext:value-type="float">
            <text:p>0.046632</text:p>
          </table:table-cell>
          <table:table-cell table:style-name="Default" office:value-type="float" office:value="1.410265" calcext:value-type="float">
            <text:p>1.410265</text:p>
          </table:table-cell>
          <table:table-cell table:style-name="Default" office:value-type="float" office:value="0.059424" calcext:value-type="float">
            <text:p>0.059424</text:p>
          </table:table-cell>
          <table:table-cell table:style-name="Default" office:value-type="float" office:value="0.008406" calcext:value-type="float">
            <text:p>0.008406</text:p>
          </table:table-cell>
          <table:table-cell table:style-name="Default" office:value-type="float" office:value="0.074105" calcext:value-type="float">
            <text:p>0.074105</text:p>
          </table:table-cell>
          <table:table-cell table:style-name="Default" office:value-type="float" office:value="-0.020724" calcext:value-type="float">
            <text:p>-0.0207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52" calcext:value-type="float">
            <text:p>0.04652</text:p>
          </table:table-cell>
          <table:table-cell table:style-name="Default" office:value-type="float" office:value="1.410238" calcext:value-type="float">
            <text:p>1.410238</text:p>
          </table:table-cell>
          <table:table-cell table:style-name="Default" office:value-type="float" office:value="0.059408" calcext:value-type="float">
            <text:p>0.059408</text:p>
          </table:table-cell>
          <table:table-cell table:style-name="Default" office:value-type="float" office:value="0.008396" calcext:value-type="float">
            <text:p>0.008396</text:p>
          </table:table-cell>
          <table:table-cell table:style-name="Default" office:value-type="float" office:value="0.074264" calcext:value-type="float">
            <text:p>0.074264</text:p>
          </table:table-cell>
          <table:table-cell table:style-name="Default" office:value-type="float" office:value="-0.020679" calcext:value-type="float">
            <text:p>-0.0206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393" calcext:value-type="float">
            <text:p>0.046393</text:p>
          </table:table-cell>
          <table:table-cell table:style-name="Default" office:value-type="float" office:value="1.410218" calcext:value-type="float">
            <text:p>1.410218</text:p>
          </table:table-cell>
          <table:table-cell table:style-name="Default" office:value-type="float" office:value="0.059394" calcext:value-type="float">
            <text:p>0.059394</text:p>
          </table:table-cell>
          <table:table-cell table:style-name="Default" office:value-type="float" office:value="0.008415" calcext:value-type="float">
            <text:p>0.008415</text:p>
          </table:table-cell>
          <table:table-cell table:style-name="Default" office:value-type="float" office:value="0.074454" calcext:value-type="float">
            <text:p>0.074454</text:p>
          </table:table-cell>
          <table:table-cell table:style-name="Default" office:value-type="float" office:value="-0.020626" calcext:value-type="float">
            <text:p>-0.0206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25" calcext:value-type="float">
            <text:p>0.04625</text:p>
          </table:table-cell>
          <table:table-cell table:style-name="Default" office:value-type="float" office:value="1.410237" calcext:value-type="float">
            <text:p>1.410237</text:p>
          </table:table-cell>
          <table:table-cell table:style-name="Default" office:value-type="float" office:value="0.059391" calcext:value-type="float">
            <text:p>0.059391</text:p>
          </table:table-cell>
          <table:table-cell table:style-name="Default" office:value-type="float" office:value="0.008465" calcext:value-type="float">
            <text:p>0.008465</text:p>
          </table:table-cell>
          <table:table-cell table:style-name="Default" office:value-type="float" office:value="0.074665" calcext:value-type="float">
            <text:p>0.074665</text:p>
          </table:table-cell>
          <table:table-cell table:style-name="Default" office:value-type="float" office:value="-0.02063" calcext:value-type="float">
            <text:p>-0.020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12" calcext:value-type="float">
            <text:p>0.04612</text:p>
          </table:table-cell>
          <table:table-cell table:style-name="Default" office:value-type="float" office:value="1.410255" calcext:value-type="float">
            <text:p>1.410255</text:p>
          </table:table-cell>
          <table:table-cell table:style-name="Default" office:value-type="float" office:value="0.059388" calcext:value-type="float">
            <text:p>0.059388</text:p>
          </table:table-cell>
          <table:table-cell table:style-name="Default" office:value-type="float" office:value="0.008561" calcext:value-type="float">
            <text:p>0.008561</text:p>
          </table:table-cell>
          <table:table-cell table:style-name="Default" office:value-type="float" office:value="0.074921" calcext:value-type="float">
            <text:p>0.074921</text:p>
          </table:table-cell>
          <table:table-cell table:style-name="Default" office:value-type="float" office:value="-0.020632" calcext:value-type="float">
            <text:p>-0.0206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965" calcext:value-type="float">
            <text:p>0.045965</text:p>
          </table:table-cell>
          <table:table-cell table:style-name="Default" office:value-type="float" office:value="1.410243" calcext:value-type="float">
            <text:p>1.410243</text:p>
          </table:table-cell>
          <table:table-cell table:style-name="Default" office:value-type="float" office:value="0.059367" calcext:value-type="float">
            <text:p>0.059367</text:p>
          </table:table-cell>
          <table:table-cell table:style-name="Default" office:value-type="float" office:value="0.008572" calcext:value-type="float">
            <text:p>0.008572</text:p>
          </table:table-cell>
          <table:table-cell table:style-name="Default" office:value-type="float" office:value="0.075207" calcext:value-type="float">
            <text:p>0.075207</text:p>
          </table:table-cell>
          <table:table-cell table:style-name="Default" office:value-type="float" office:value="-0.02062" calcext:value-type="float">
            <text:p>-0.020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842" calcext:value-type="float">
            <text:p>0.045842</text:p>
          </table:table-cell>
          <table:table-cell table:style-name="Default" office:value-type="float" office:value="1.410267" calcext:value-type="float">
            <text:p>1.410267</text:p>
          </table:table-cell>
          <table:table-cell table:style-name="Default" office:value-type="float" office:value="0.059355" calcext:value-type="float">
            <text:p>0.059355</text:p>
          </table:table-cell>
          <table:table-cell table:style-name="Default" office:value-type="float" office:value="0.008671" calcext:value-type="float">
            <text:p>0.008671</text:p>
          </table:table-cell>
          <table:table-cell table:style-name="Default" office:value-type="float" office:value="0.075434" calcext:value-type="float">
            <text:p>0.075434</text:p>
          </table:table-cell>
          <table:table-cell table:style-name="Default" office:value-type="float" office:value="-0.020711" calcext:value-type="float">
            <text:p>-0.0207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74" calcext:value-type="float">
            <text:p>0.04574</text:p>
          </table:table-cell>
          <table:table-cell table:style-name="Default" office:value-type="float" office:value="1.41031" calcext:value-type="float">
            <text:p>1.41031</text:p>
          </table:table-cell>
          <table:table-cell table:style-name="Default" office:value-type="float" office:value="0.05933" calcext:value-type="float">
            <text:p>0.05933</text:p>
          </table:table-cell>
          <table:table-cell table:style-name="Default" office:value-type="float" office:value="0.008773" calcext:value-type="float">
            <text:p>0.008773</text:p>
          </table:table-cell>
          <table:table-cell table:style-name="Default" office:value-type="float" office:value="0.075614" calcext:value-type="float">
            <text:p>0.075614</text:p>
          </table:table-cell>
          <table:table-cell table:style-name="Default" office:value-type="float" office:value="-0.020805" calcext:value-type="float">
            <text:p>-0.0208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629" calcext:value-type="float">
            <text:p>0.045629</text:p>
          </table:table-cell>
          <table:table-cell table:style-name="Default" office:value-type="float" office:value="1.41035" calcext:value-type="float">
            <text:p>1.41035</text:p>
          </table:table-cell>
          <table:table-cell table:style-name="Default" office:value-type="float" office:value="0.059314" calcext:value-type="float">
            <text:p>0.059314</text:p>
          </table:table-cell>
          <table:table-cell table:style-name="Default" office:value-type="float" office:value="0.00891" calcext:value-type="float">
            <text:p>0.00891</text:p>
          </table:table-cell>
          <table:table-cell table:style-name="Default" office:value-type="float" office:value="0.075813" calcext:value-type="float">
            <text:p>0.075813</text:p>
          </table:table-cell>
          <table:table-cell table:style-name="Default" office:value-type="float" office:value="-0.020904" calcext:value-type="float">
            <text:p>-0.0209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529" calcext:value-type="float">
            <text:p>0.045529</text:p>
          </table:table-cell>
          <table:table-cell table:style-name="Default" office:value-type="float" office:value="1.410385" calcext:value-type="float">
            <text:p>1.410385</text:p>
          </table:table-cell>
          <table:table-cell table:style-name="Default" office:value-type="float" office:value="0.059284" calcext:value-type="float">
            <text:p>0.059284</text:p>
          </table:table-cell>
          <table:table-cell table:style-name="Default" office:value-type="float" office:value="0.009073" calcext:value-type="float">
            <text:p>0.009073</text:p>
          </table:table-cell>
          <table:table-cell table:style-name="Default" office:value-type="float" office:value="0.075954" calcext:value-type="float">
            <text:p>0.075954</text:p>
          </table:table-cell>
          <table:table-cell table:style-name="Default" office:value-type="float" office:value="-0.021025" calcext:value-type="float">
            <text:p>-0.0210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457" calcext:value-type="float">
            <text:p>0.045457</text:p>
          </table:table-cell>
          <table:table-cell table:style-name="Default" office:value-type="float" office:value="1.410414" calcext:value-type="float">
            <text:p>1.410414</text:p>
          </table:table-cell>
          <table:table-cell table:style-name="Default" office:value-type="float" office:value="0.059245" calcext:value-type="float">
            <text:p>0.059245</text:p>
          </table:table-cell>
          <table:table-cell table:style-name="Default" office:value-type="float" office:value="0.009121" calcext:value-type="float">
            <text:p>0.009121</text:p>
          </table:table-cell>
          <table:table-cell table:style-name="Default" office:value-type="float" office:value="0.076026" calcext:value-type="float">
            <text:p>0.076026</text:p>
          </table:table-cell>
          <table:table-cell table:style-name="Default" office:value-type="float" office:value="-0.021142" calcext:value-type="float">
            <text:p>-0.0211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388" calcext:value-type="float">
            <text:p>0.045388</text:p>
          </table:table-cell>
          <table:table-cell table:style-name="Default" office:value-type="float" office:value="1.410462" calcext:value-type="float">
            <text:p>1.410462</text:p>
          </table:table-cell>
          <table:table-cell table:style-name="Default" office:value-type="float" office:value="0.059218" calcext:value-type="float">
            <text:p>0.059218</text:p>
          </table:table-cell>
          <table:table-cell table:style-name="Default" office:value-type="float" office:value="0.009219" calcext:value-type="float">
            <text:p>0.009219</text:p>
          </table:table-cell>
          <table:table-cell table:style-name="Default" office:value-type="float" office:value="0.076083" calcext:value-type="float">
            <text:p>0.076083</text:p>
          </table:table-cell>
          <table:table-cell table:style-name="Default" office:value-type="float" office:value="-0.021288" calcext:value-type="float">
            <text:p>-0.0212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345" calcext:value-type="float">
            <text:p>0.045345</text:p>
          </table:table-cell>
          <table:table-cell table:style-name="Default" office:value-type="float" office:value="1.410486" calcext:value-type="float">
            <text:p>1.410486</text:p>
          </table:table-cell>
          <table:table-cell table:style-name="Default" office:value-type="float" office:value="0.05916" calcext:value-type="float">
            <text:p>0.05916</text:p>
          </table:table-cell>
          <table:table-cell table:style-name="Default" office:value-type="float" office:value="0.009192" calcext:value-type="float">
            <text:p>0.009192</text:p>
          </table:table-cell>
          <table:table-cell table:style-name="Default" office:value-type="float" office:value="0.075969" calcext:value-type="float">
            <text:p>0.075969</text:p>
          </table:table-cell>
          <table:table-cell table:style-name="Default" office:value-type="float" office:value="-0.021427" calcext:value-type="float">
            <text:p>-0.0214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33" calcext:value-type="float">
            <text:p>0.04533</text:p>
          </table:table-cell>
          <table:table-cell table:style-name="Default" office:value-type="float" office:value="1.410527" calcext:value-type="float">
            <text:p>1.410527</text:p>
          </table:table-cell>
          <table:table-cell table:style-name="Default" office:value-type="float" office:value="0.059093" calcext:value-type="float">
            <text:p>0.059093</text:p>
          </table:table-cell>
          <table:table-cell table:style-name="Default" office:value-type="float" office:value="0.009161" calcext:value-type="float">
            <text:p>0.009161</text:p>
          </table:table-cell>
          <table:table-cell table:style-name="Default" office:value-type="float" office:value="0.075813" calcext:value-type="float">
            <text:p>0.075813</text:p>
          </table:table-cell>
          <table:table-cell table:style-name="Default" office:value-type="float" office:value="-0.021601" calcext:value-type="float">
            <text:p>-0.0216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334" calcext:value-type="float">
            <text:p>0.045334</text:p>
          </table:table-cell>
          <table:table-cell table:style-name="Default" office:value-type="float" office:value="1.410557" calcext:value-type="float">
            <text:p>1.410557</text:p>
          </table:table-cell>
          <table:table-cell table:style-name="Default" office:value-type="float" office:value="0.059027" calcext:value-type="float">
            <text:p>0.059027</text:p>
          </table:table-cell>
          <table:table-cell table:style-name="Default" office:value-type="float" office:value="0.009136" calcext:value-type="float">
            <text:p>0.009136</text:p>
          </table:table-cell>
          <table:table-cell table:style-name="Default" office:value-type="float" office:value="0.075593" calcext:value-type="float">
            <text:p>0.075593</text:p>
          </table:table-cell>
          <table:table-cell table:style-name="Default" office:value-type="float" office:value="-0.021738" calcext:value-type="float">
            <text:p>-0.0217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356" calcext:value-type="float">
            <text:p>0.045356</text:p>
          </table:table-cell>
          <table:table-cell table:style-name="Default" office:value-type="float" office:value="1.410574" calcext:value-type="float">
            <text:p>1.410574</text:p>
          </table:table-cell>
          <table:table-cell table:style-name="Default" office:value-type="float" office:value="0.058972" calcext:value-type="float">
            <text:p>0.058972</text:p>
          </table:table-cell>
          <table:table-cell table:style-name="Default" office:value-type="float" office:value="0.009096" calcext:value-type="float">
            <text:p>0.009096</text:p>
          </table:table-cell>
          <table:table-cell table:style-name="Default" office:value-type="float" office:value="0.075361" calcext:value-type="float">
            <text:p>0.075361</text:p>
          </table:table-cell>
          <table:table-cell table:style-name="Default" office:value-type="float" office:value="-0.021805" calcext:value-type="float">
            <text:p>-0.0218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391" calcext:value-type="float">
            <text:p>0.045391</text:p>
          </table:table-cell>
          <table:table-cell table:style-name="Default" office:value-type="float" office:value="1.410576" calcext:value-type="float">
            <text:p>1.410576</text:p>
          </table:table-cell>
          <table:table-cell table:style-name="Default" office:value-type="float" office:value="0.058943" calcext:value-type="float">
            <text:p>0.058943</text:p>
          </table:table-cell>
          <table:table-cell table:style-name="Default" office:value-type="float" office:value="0.009066" calcext:value-type="float">
            <text:p>0.009066</text:p>
          </table:table-cell>
          <table:table-cell table:style-name="Default" office:value-type="float" office:value="0.075161" calcext:value-type="float">
            <text:p>0.075161</text:p>
          </table:table-cell>
          <table:table-cell table:style-name="Default" office:value-type="float" office:value="-0.021829" calcext:value-type="float">
            <text:p>-0.0218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455" calcext:value-type="float">
            <text:p>0.045455</text:p>
          </table:table-cell>
          <table:table-cell table:style-name="Default" office:value-type="float" office:value="1.410581" calcext:value-type="float">
            <text:p>1.410581</text:p>
          </table:table-cell>
          <table:table-cell table:style-name="Default" office:value-type="float" office:value="0.058931" calcext:value-type="float">
            <text:p>0.058931</text:p>
          </table:table-cell>
          <table:table-cell table:style-name="Default" office:value-type="float" office:value="0.008972" calcext:value-type="float">
            <text:p>0.008972</text:p>
          </table:table-cell>
          <table:table-cell table:style-name="Default" office:value-type="float" office:value="0.074979" calcext:value-type="float">
            <text:p>0.074979</text:p>
          </table:table-cell>
          <table:table-cell table:style-name="Default" office:value-type="float" office:value="-0.021862" calcext:value-type="float">
            <text:p>-0.0218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551" calcext:value-type="float">
            <text:p>0.045551</text:p>
          </table:table-cell>
          <table:table-cell table:style-name="Default" office:value-type="float" office:value="1.410571" calcext:value-type="float">
            <text:p>1.410571</text:p>
          </table:table-cell>
          <table:table-cell table:style-name="Default" office:value-type="float" office:value="0.058934" calcext:value-type="float">
            <text:p>0.058934</text:p>
          </table:table-cell>
          <table:table-cell table:style-name="Default" office:value-type="float" office:value="0.008897" calcext:value-type="float">
            <text:p>0.008897</text:p>
          </table:table-cell>
          <table:table-cell table:style-name="Default" office:value-type="float" office:value="0.074845" calcext:value-type="float">
            <text:p>0.074845</text:p>
          </table:table-cell>
          <table:table-cell table:style-name="Default" office:value-type="float" office:value="-0.021915" calcext:value-type="float">
            <text:p>-0.0219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607" calcext:value-type="float">
            <text:p>0.045607</text:p>
          </table:table-cell>
          <table:table-cell table:style-name="Default" office:value-type="float" office:value="1.41057" calcext:value-type="float">
            <text:p>1.41057</text:p>
          </table:table-cell>
          <table:table-cell table:style-name="Default" office:value-type="float" office:value="0.059002" calcext:value-type="float">
            <text:p>0.059002</text:p>
          </table:table-cell>
          <table:table-cell table:style-name="Default" office:value-type="float" office:value="0.008939" calcext:value-type="float">
            <text:p>0.008939</text:p>
          </table:table-cell>
          <table:table-cell table:style-name="Default" office:value-type="float" office:value="0.074847" calcext:value-type="float">
            <text:p>0.074847</text:p>
          </table:table-cell>
          <table:table-cell table:style-name="Default" office:value-type="float" office:value="-0.02195" calcext:value-type="float">
            <text:p>-0.021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638" calcext:value-type="float">
            <text:p>0.045638</text:p>
          </table:table-cell>
          <table:table-cell table:style-name="Default" office:value-type="float" office:value="1.410571" calcext:value-type="float">
            <text:p>1.410571</text:p>
          </table:table-cell>
          <table:table-cell table:style-name="Default" office:value-type="float" office:value="0.05905" calcext:value-type="float">
            <text:p>0.05905</text:p>
          </table:table-cell>
          <table:table-cell table:style-name="Default" office:value-type="float" office:value="0.008768" calcext:value-type="float">
            <text:p>0.008768</text:p>
          </table:table-cell>
          <table:table-cell table:style-name="Default" office:value-type="float" office:value="0.074761" calcext:value-type="float">
            <text:p>0.074761</text:p>
          </table:table-cell>
          <table:table-cell table:style-name="Default" office:value-type="float" office:value="-0.021905" calcext:value-type="float">
            <text:p>-0.0219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715" calcext:value-type="float">
            <text:p>0.045715</text:p>
          </table:table-cell>
          <table:table-cell table:style-name="Default" office:value-type="float" office:value="1.410578" calcext:value-type="float">
            <text:p>1.410578</text:p>
          </table:table-cell>
          <table:table-cell table:style-name="Default" office:value-type="float" office:value="0.059107" calcext:value-type="float">
            <text:p>0.059107</text:p>
          </table:table-cell>
          <table:table-cell table:style-name="Default" office:value-type="float" office:value="0.008633" calcext:value-type="float">
            <text:p>0.008633</text:p>
          </table:table-cell>
          <table:table-cell table:style-name="Default" office:value-type="float" office:value="0.074734" calcext:value-type="float">
            <text:p>0.074734</text:p>
          </table:table-cell>
          <table:table-cell table:style-name="Default" office:value-type="float" office:value="-0.021897" calcext:value-type="float">
            <text:p>-0.0218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834" calcext:value-type="float">
            <text:p>0.045834</text:p>
          </table:table-cell>
          <table:table-cell table:style-name="Default" office:value-type="float" office:value="1.410566" calcext:value-type="float">
            <text:p>1.410566</text:p>
          </table:table-cell>
          <table:table-cell table:style-name="Default" office:value-type="float" office:value="0.059156" calcext:value-type="float">
            <text:p>0.059156</text:p>
          </table:table-cell>
          <table:table-cell table:style-name="Default" office:value-type="float" office:value="0.008582" calcext:value-type="float">
            <text:p>0.008582</text:p>
          </table:table-cell>
          <table:table-cell table:style-name="Default" office:value-type="float" office:value="0.074692" calcext:value-type="float">
            <text:p>0.074692</text:p>
          </table:table-cell>
          <table:table-cell table:style-name="Default" office:value-type="float" office:value="-0.021791" calcext:value-type="float">
            <text:p>-0.0217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98" calcext:value-type="float">
            <text:p>0.04598</text:p>
          </table:table-cell>
          <table:table-cell table:style-name="Default" office:value-type="float" office:value="1.410554" calcext:value-type="float">
            <text:p>1.410554</text:p>
          </table:table-cell>
          <table:table-cell table:style-name="Default" office:value-type="float" office:value="0.059214" calcext:value-type="float">
            <text:p>0.059214</text:p>
          </table:table-cell>
          <table:table-cell table:style-name="Default" office:value-type="float" office:value="0.008482" calcext:value-type="float">
            <text:p>0.008482</text:p>
          </table:table-cell>
          <table:table-cell table:style-name="Default" office:value-type="float" office:value="0.074678" calcext:value-type="float">
            <text:p>0.074678</text:p>
          </table:table-cell>
          <table:table-cell table:style-name="Default" office:value-type="float" office:value="-0.021617" calcext:value-type="float">
            <text:p>-0.0216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166" calcext:value-type="float">
            <text:p>0.046166</text:p>
          </table:table-cell>
          <table:table-cell table:style-name="Default" office:value-type="float" office:value="1.410536" calcext:value-type="float">
            <text:p>1.410536</text:p>
          </table:table-cell>
          <table:table-cell table:style-name="Default" office:value-type="float" office:value="0.059266" calcext:value-type="float">
            <text:p>0.059266</text:p>
          </table:table-cell>
          <table:table-cell table:style-name="Default" office:value-type="float" office:value="0.00829" calcext:value-type="float">
            <text:p>0.00829</text:p>
          </table:table-cell>
          <table:table-cell table:style-name="Default" office:value-type="float" office:value="0.074575" calcext:value-type="float">
            <text:p>0.074575</text:p>
          </table:table-cell>
          <table:table-cell table:style-name="Default" office:value-type="float" office:value="-0.021365" calcext:value-type="float">
            <text:p>-0.0213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29" calcext:value-type="float">
            <text:p>0.04629</text:p>
          </table:table-cell>
          <table:table-cell table:style-name="Default" office:value-type="float" office:value="1.409512" calcext:value-type="float">
            <text:p>1.409512</text:p>
          </table:table-cell>
          <table:table-cell table:style-name="Default" office:value-type="float" office:value="0.058595" calcext:value-type="float">
            <text:p>0.058595</text:p>
          </table:table-cell>
          <table:table-cell table:style-name="Default" office:value-type="float" office:value="0.003315" calcext:value-type="float">
            <text:p>0.003315</text:p>
          </table:table-cell>
          <table:table-cell table:style-name="Default" office:value-type="float" office:value="0.073361" calcext:value-type="float">
            <text:p>0.073361</text:p>
          </table:table-cell>
          <table:table-cell table:style-name="Default" office:value-type="float" office:value="-0.019569" calcext:value-type="float">
            <text:p>-0.0195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503" calcext:value-type="float">
            <text:p>0.046503</text:p>
          </table:table-cell>
          <table:table-cell table:style-name="Default" office:value-type="float" office:value="1.409684" calcext:value-type="float">
            <text:p>1.409684</text:p>
          </table:table-cell>
          <table:table-cell table:style-name="Default" office:value-type="float" office:value="0.058176" calcext:value-type="float">
            <text:p>0.058176</text:p>
          </table:table-cell>
          <table:table-cell table:style-name="Default" office:value-type="float" office:value="0.001856" calcext:value-type="float">
            <text:p>0.001856</text:p>
          </table:table-cell>
          <table:table-cell table:style-name="Default" office:value-type="float" office:value="0.07307" calcext:value-type="float">
            <text:p>0.07307</text:p>
          </table:table-cell>
          <table:table-cell table:style-name="Default" office:value-type="float" office:value="-0.01901" calcext:value-type="float">
            <text:p>-0.019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7" calcext:value-type="float">
            <text:p>0.0467</text:p>
          </table:table-cell>
          <table:table-cell table:style-name="Default" office:value-type="float" office:value="1.409745" calcext:value-type="float">
            <text:p>1.409745</text:p>
          </table:table-cell>
          <table:table-cell table:style-name="Default" office:value-type="float" office:value="0.058158" calcext:value-type="float">
            <text:p>0.058158</text:p>
          </table:table-cell>
          <table:table-cell table:style-name="Default" office:value-type="float" office:value="0.002032" calcext:value-type="float">
            <text:p>0.002032</text:p>
          </table:table-cell>
          <table:table-cell table:style-name="Default" office:value-type="float" office:value="0.072883" calcext:value-type="float">
            <text:p>0.072883</text:p>
          </table:table-cell>
          <table:table-cell table:style-name="Default" office:value-type="float" office:value="-0.018978" calcext:value-type="float">
            <text:p>-0.0189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914" calcext:value-type="float">
            <text:p>0.046914</text:p>
          </table:table-cell>
          <table:table-cell table:style-name="Default" office:value-type="float" office:value="1.409805" calcext:value-type="float">
            <text:p>1.409805</text:p>
          </table:table-cell>
          <table:table-cell table:style-name="Default" office:value-type="float" office:value="0.058107" calcext:value-type="float">
            <text:p>0.058107</text:p>
          </table:table-cell>
          <table:table-cell table:style-name="Default" office:value-type="float" office:value="0.00217" calcext:value-type="float">
            <text:p>0.00217</text:p>
          </table:table-cell>
          <table:table-cell table:style-name="Default" office:value-type="float" office:value="0.072624" calcext:value-type="float">
            <text:p>0.072624</text:p>
          </table:table-cell>
          <table:table-cell table:style-name="Default" office:value-type="float" office:value="-0.018858" calcext:value-type="float">
            <text:p>-0.0188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096" calcext:value-type="float">
            <text:p>0.047096</text:p>
          </table:table-cell>
          <table:table-cell table:style-name="Default" office:value-type="float" office:value="1.409875" calcext:value-type="float">
            <text:p>1.409875</text:p>
          </table:table-cell>
          <table:table-cell table:style-name="Default" office:value-type="float" office:value="0.058021" calcext:value-type="float">
            <text:p>0.058021</text:p>
          </table:table-cell>
          <table:table-cell table:style-name="Default" office:value-type="float" office:value="0.002307" calcext:value-type="float">
            <text:p>0.002307</text:p>
          </table:table-cell>
          <table:table-cell table:style-name="Default" office:value-type="float" office:value="0.072346" calcext:value-type="float">
            <text:p>0.072346</text:p>
          </table:table-cell>
          <table:table-cell table:style-name="Default" office:value-type="float" office:value="-0.018753" calcext:value-type="float">
            <text:p>-0.0187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307" calcext:value-type="float">
            <text:p>0.047307</text:p>
          </table:table-cell>
          <table:table-cell table:style-name="Default" office:value-type="float" office:value="1.409955" calcext:value-type="float">
            <text:p>1.409955</text:p>
          </table:table-cell>
          <table:table-cell table:style-name="Default" office:value-type="float" office:value="0.057948" calcext:value-type="float">
            <text:p>0.057948</text:p>
          </table:table-cell>
          <table:table-cell table:style-name="Default" office:value-type="float" office:value="0.002602" calcext:value-type="float">
            <text:p>0.002602</text:p>
          </table:table-cell>
          <table:table-cell table:style-name="Default" office:value-type="float" office:value="0.071989" calcext:value-type="float">
            <text:p>0.071989</text:p>
          </table:table-cell>
          <table:table-cell table:style-name="Default" office:value-type="float" office:value="-0.018827" calcext:value-type="float">
            <text:p>-0.0188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524" calcext:value-type="float">
            <text:p>0.047524</text:p>
          </table:table-cell>
          <table:table-cell table:style-name="Default" office:value-type="float" office:value="1.410022" calcext:value-type="float">
            <text:p>1.410022</text:p>
          </table:table-cell>
          <table:table-cell table:style-name="Default" office:value-type="float" office:value="0.057876" calcext:value-type="float">
            <text:p>0.057876</text:p>
          </table:table-cell>
          <table:table-cell table:style-name="Default" office:value-type="float" office:value="0.002885" calcext:value-type="float">
            <text:p>0.002885</text:p>
          </table:table-cell>
          <table:table-cell table:style-name="Default" office:value-type="float" office:value="0.071684" calcext:value-type="float">
            <text:p>0.071684</text:p>
          </table:table-cell>
          <table:table-cell table:style-name="Default" office:value-type="float" office:value="-0.0189" calcext:value-type="float">
            <text:p>-0.01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737" calcext:value-type="float">
            <text:p>0.047737</text:p>
          </table:table-cell>
          <table:table-cell table:style-name="Default" office:value-type="float" office:value="1.410097" calcext:value-type="float">
            <text:p>1.410097</text:p>
          </table:table-cell>
          <table:table-cell table:style-name="Default" office:value-type="float" office:value="0.057818" calcext:value-type="float">
            <text:p>0.057818</text:p>
          </table:table-cell>
          <table:table-cell table:style-name="Default" office:value-type="float" office:value="0.003104" calcext:value-type="float">
            <text:p>0.003104</text:p>
          </table:table-cell>
          <table:table-cell table:style-name="Default" office:value-type="float" office:value="0.07152" calcext:value-type="float">
            <text:p>0.07152</text:p>
          </table:table-cell>
          <table:table-cell table:style-name="Default" office:value-type="float" office:value="-0.018943" calcext:value-type="float">
            <text:p>-0.0189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961" calcext:value-type="float">
            <text:p>0.047961</text:p>
          </table:table-cell>
          <table:table-cell table:style-name="Default" office:value-type="float" office:value="1.410185" calcext:value-type="float">
            <text:p>1.410185</text:p>
          </table:table-cell>
          <table:table-cell table:style-name="Default" office:value-type="float" office:value="0.057753" calcext:value-type="float">
            <text:p>0.057753</text:p>
          </table:table-cell>
          <table:table-cell table:style-name="Default" office:value-type="float" office:value="0.003292" calcext:value-type="float">
            <text:p>0.003292</text:p>
          </table:table-cell>
          <table:table-cell table:style-name="Default" office:value-type="float" office:value="0.07138" calcext:value-type="float">
            <text:p>0.07138</text:p>
          </table:table-cell>
          <table:table-cell table:style-name="Default" office:value-type="float" office:value="-0.019001" calcext:value-type="float">
            <text:p>-0.0190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8165" calcext:value-type="float">
            <text:p>0.048165</text:p>
          </table:table-cell>
          <table:table-cell table:style-name="Default" office:value-type="float" office:value="1.410279" calcext:value-type="float">
            <text:p>1.410279</text:p>
          </table:table-cell>
          <table:table-cell table:style-name="Default" office:value-type="float" office:value="0.057665" calcext:value-type="float">
            <text:p>0.057665</text:p>
          </table:table-cell>
          <table:table-cell table:style-name="Default" office:value-type="float" office:value="0.003427" calcext:value-type="float">
            <text:p>0.003427</text:p>
          </table:table-cell>
          <table:table-cell table:style-name="Default" office:value-type="float" office:value="0.071348" calcext:value-type="float">
            <text:p>0.071348</text:p>
          </table:table-cell>
          <table:table-cell table:style-name="Default" office:value-type="float" office:value="-0.019092" calcext:value-type="float">
            <text:p>-0.0190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8376" calcext:value-type="float">
            <text:p>0.048376</text:p>
          </table:table-cell>
          <table:table-cell table:style-name="Default" office:value-type="float" office:value="1.410385" calcext:value-type="float">
            <text:p>1.410385</text:p>
          </table:table-cell>
          <table:table-cell table:style-name="Default" office:value-type="float" office:value="0.057558" calcext:value-type="float">
            <text:p>0.057558</text:p>
          </table:table-cell>
          <table:table-cell table:style-name="Default" office:value-type="float" office:value="0.003578" calcext:value-type="float">
            <text:p>0.003578</text:p>
          </table:table-cell>
          <table:table-cell table:style-name="Default" office:value-type="float" office:value="0.071408" calcext:value-type="float">
            <text:p>0.071408</text:p>
          </table:table-cell>
          <table:table-cell table:style-name="Default" office:value-type="float" office:value="-0.019279" calcext:value-type="float">
            <text:p>-0.0192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8628" calcext:value-type="float">
            <text:p>0.048628</text:p>
          </table:table-cell>
          <table:table-cell table:style-name="Default" office:value-type="float" office:value="1.410452" calcext:value-type="float">
            <text:p>1.410452</text:p>
          </table:table-cell>
          <table:table-cell table:style-name="Default" office:value-type="float" office:value="0.05731" calcext:value-type="float">
            <text:p>0.05731</text:p>
          </table:table-cell>
          <table:table-cell table:style-name="Default" office:value-type="float" office:value="0.003623" calcext:value-type="float">
            <text:p>0.003623</text:p>
          </table:table-cell>
          <table:table-cell table:style-name="Default" office:value-type="float" office:value="0.071343" calcext:value-type="float">
            <text:p>0.071343</text:p>
          </table:table-cell>
          <table:table-cell table:style-name="Default" office:value-type="float" office:value="-0.019396" calcext:value-type="float">
            <text:p>-0.0193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8925" calcext:value-type="float">
            <text:p>0.048925</text:p>
          </table:table-cell>
          <table:table-cell table:style-name="Default" office:value-type="float" office:value="1.410512" calcext:value-type="float">
            <text:p>1.410512</text:p>
          </table:table-cell>
          <table:table-cell table:style-name="Default" office:value-type="float" office:value="0.056682" calcext:value-type="float">
            <text:p>0.056682</text:p>
          </table:table-cell>
          <table:table-cell table:style-name="Default" office:value-type="float" office:value="0.003204" calcext:value-type="float">
            <text:p>0.003204</text:p>
          </table:table-cell>
          <table:table-cell table:style-name="Default" office:value-type="float" office:value="0.071042" calcext:value-type="float">
            <text:p>0.071042</text:p>
          </table:table-cell>
          <table:table-cell table:style-name="Default" office:value-type="float" office:value="-0.01951" calcext:value-type="float">
            <text:p>-0.019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9373" calcext:value-type="float">
            <text:p>0.049373</text:p>
          </table:table-cell>
          <table:table-cell table:style-name="Default" office:value-type="float" office:value="1.410601" calcext:value-type="float">
            <text:p>1.410601</text:p>
          </table:table-cell>
          <table:table-cell table:style-name="Default" office:value-type="float" office:value="0.055522" calcext:value-type="float">
            <text:p>0.055522</text:p>
          </table:table-cell>
          <table:table-cell table:style-name="Default" office:value-type="float" office:value="0.002416" calcext:value-type="float">
            <text:p>0.002416</text:p>
          </table:table-cell>
          <table:table-cell table:style-name="Default" office:value-type="float" office:value="0.069867" calcext:value-type="float">
            <text:p>0.069867</text:p>
          </table:table-cell>
          <table:table-cell table:style-name="Default" office:value-type="float" office:value="-0.019846" calcext:value-type="float">
            <text:p>-0.0198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9808" calcext:value-type="float">
            <text:p>0.049808</text:p>
          </table:table-cell>
          <table:table-cell table:style-name="Default" office:value-type="float" office:value="1.410695" calcext:value-type="float">
            <text:p>1.410695</text:p>
          </table:table-cell>
          <table:table-cell table:style-name="Default" office:value-type="float" office:value="0.054121" calcext:value-type="float">
            <text:p>0.054121</text:p>
          </table:table-cell>
          <table:table-cell table:style-name="Default" office:value-type="float" office:value="0.002104" calcext:value-type="float">
            <text:p>0.002104</text:p>
          </table:table-cell>
          <table:table-cell table:style-name="Default" office:value-type="float" office:value="0.068371" calcext:value-type="float">
            <text:p>0.068371</text:p>
          </table:table-cell>
          <table:table-cell table:style-name="Default" office:value-type="float" office:value="-0.020144" calcext:value-type="float">
            <text:p>-0.0201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0293" calcext:value-type="float">
            <text:p>0.050293</text:p>
          </table:table-cell>
          <table:table-cell table:style-name="Default" office:value-type="float" office:value="1.410826" calcext:value-type="float">
            <text:p>1.410826</text:p>
          </table:table-cell>
          <table:table-cell table:style-name="Default" office:value-type="float" office:value="0.052466" calcext:value-type="float">
            <text:p>0.052466</text:p>
          </table:table-cell>
          <table:table-cell table:style-name="Default" office:value-type="float" office:value="0.001767" calcext:value-type="float">
            <text:p>0.001767</text:p>
          </table:table-cell>
          <table:table-cell table:style-name="Default" office:value-type="float" office:value="0.066422" calcext:value-type="float">
            <text:p>0.066422</text:p>
          </table:table-cell>
          <table:table-cell table:style-name="Default" office:value-type="float" office:value="-0.020702" calcext:value-type="float">
            <text:p>-0.0207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0735" calcext:value-type="float">
            <text:p>0.050735</text:p>
          </table:table-cell>
          <table:table-cell table:style-name="Default" office:value-type="float" office:value="1.411022" calcext:value-type="float">
            <text:p>1.411022</text:p>
          </table:table-cell>
          <table:table-cell table:style-name="Default" office:value-type="float" office:value="0.050635" calcext:value-type="float">
            <text:p>0.050635</text:p>
          </table:table-cell>
          <table:table-cell table:style-name="Default" office:value-type="float" office:value="0.001819" calcext:value-type="float">
            <text:p>0.001819</text:p>
          </table:table-cell>
          <table:table-cell table:style-name="Default" office:value-type="float" office:value="0.06427" calcext:value-type="float">
            <text:p>0.06427</text:p>
          </table:table-cell>
          <table:table-cell table:style-name="Default" office:value-type="float" office:value="-0.021318" calcext:value-type="float">
            <text:p>-0.0213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1185" calcext:value-type="float">
            <text:p>0.051185</text:p>
          </table:table-cell>
          <table:table-cell table:style-name="Default" office:value-type="float" office:value="1.411215" calcext:value-type="float">
            <text:p>1.411215</text:p>
          </table:table-cell>
          <table:table-cell table:style-name="Default" office:value-type="float" office:value="0.048691" calcext:value-type="float">
            <text:p>0.048691</text:p>
          </table:table-cell>
          <table:table-cell table:style-name="Default" office:value-type="float" office:value="0.001988" calcext:value-type="float">
            <text:p>0.001988</text:p>
          </table:table-cell>
          <table:table-cell table:style-name="Default" office:value-type="float" office:value="0.061508" calcext:value-type="float">
            <text:p>0.061508</text:p>
          </table:table-cell>
          <table:table-cell table:style-name="Default" office:value-type="float" office:value="-0.022284" calcext:value-type="float">
            <text:p>-0.0222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1531" calcext:value-type="float">
            <text:p>0.051531</text:p>
          </table:table-cell>
          <table:table-cell table:style-name="Default" office:value-type="float" office:value="1.411439" calcext:value-type="float">
            <text:p>1.411439</text:p>
          </table:table-cell>
          <table:table-cell table:style-name="Default" office:value-type="float" office:value="0.046724" calcext:value-type="float">
            <text:p>0.046724</text:p>
          </table:table-cell>
          <table:table-cell table:style-name="Default" office:value-type="float" office:value="0.002399" calcext:value-type="float">
            <text:p>0.002399</text:p>
          </table:table-cell>
          <table:table-cell table:style-name="Default" office:value-type="float" office:value="0.058598" calcext:value-type="float">
            <text:p>0.058598</text:p>
          </table:table-cell>
          <table:table-cell table:style-name="Default" office:value-type="float" office:value="-0.023348" calcext:value-type="float">
            <text:p>-0.0233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1482" calcext:value-type="float">
            <text:p>0.051482</text:p>
          </table:table-cell>
          <table:table-cell table:style-name="Default" office:value-type="float" office:value="1.411607" calcext:value-type="float">
            <text:p>1.411607</text:p>
          </table:table-cell>
          <table:table-cell table:style-name="Default" office:value-type="float" office:value="0.045161" calcext:value-type="float">
            <text:p>0.045161</text:p>
          </table:table-cell>
          <table:table-cell table:style-name="Default" office:value-type="float" office:value="0.002739" calcext:value-type="float">
            <text:p>0.002739</text:p>
          </table:table-cell>
          <table:table-cell table:style-name="Default" office:value-type="float" office:value="0.056947" calcext:value-type="float">
            <text:p>0.056947</text:p>
          </table:table-cell>
          <table:table-cell table:style-name="Default" office:value-type="float" office:value="-0.024585" calcext:value-type="float">
            <text:p>-0.0245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1812" calcext:value-type="float">
            <text:p>0.051812</text:p>
          </table:table-cell>
          <table:table-cell table:style-name="Default" office:value-type="float" office:value="1.411859" calcext:value-type="float">
            <text:p>1.411859</text:p>
          </table:table-cell>
          <table:table-cell table:style-name="Default" office:value-type="float" office:value="0.042701" calcext:value-type="float">
            <text:p>0.042701</text:p>
          </table:table-cell>
          <table:table-cell table:style-name="Default" office:value-type="float" office:value="0.003194" calcext:value-type="float">
            <text:p>0.003194</text:p>
          </table:table-cell>
          <table:table-cell table:style-name="Default" office:value-type="float" office:value="0.052338" calcext:value-type="float">
            <text:p>0.052338</text:p>
          </table:table-cell>
          <table:table-cell table:style-name="Default" office:value-type="float" office:value="-0.026113" calcext:value-type="float">
            <text:p>-0.0261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1721" calcext:value-type="float">
            <text:p>0.051721</text:p>
          </table:table-cell>
          <table:table-cell table:style-name="Default" office:value-type="float" office:value="1.412154" calcext:value-type="float">
            <text:p>1.412154</text:p>
          </table:table-cell>
          <table:table-cell table:style-name="Default" office:value-type="float" office:value="0.040654" calcext:value-type="float">
            <text:p>0.040654</text:p>
          </table:table-cell>
          <table:table-cell table:style-name="Default" office:value-type="float" office:value="0.003284" calcext:value-type="float">
            <text:p>0.003284</text:p>
          </table:table-cell>
          <table:table-cell table:style-name="Default" office:value-type="float" office:value="0.049234" calcext:value-type="float">
            <text:p>0.049234</text:p>
          </table:table-cell>
          <table:table-cell table:style-name="Default" office:value-type="float" office:value="-0.02829" calcext:value-type="float">
            <text:p>-0.028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1464" calcext:value-type="float">
            <text:p>0.051464</text:p>
          </table:table-cell>
          <table:table-cell table:style-name="Default" office:value-type="float" office:value="1.412329" calcext:value-type="float">
            <text:p>1.412329</text:p>
          </table:table-cell>
          <table:table-cell table:style-name="Default" office:value-type="float" office:value="0.039159" calcext:value-type="float">
            <text:p>0.039159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48194" calcext:value-type="float">
            <text:p>0.048194</text:p>
          </table:table-cell>
          <table:table-cell table:style-name="Default" office:value-type="float" office:value="-0.03087" calcext:value-type="float">
            <text:p>-0.030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1596" calcext:value-type="float">
            <text:p>0.051596</text:p>
          </table:table-cell>
          <table:table-cell table:style-name="Default" office:value-type="float" office:value="1.412368" calcext:value-type="float">
            <text:p>1.412368</text:p>
          </table:table-cell>
          <table:table-cell table:style-name="Default" office:value-type="float" office:value="0.037318" calcext:value-type="float">
            <text:p>0.037318</text:p>
          </table:table-cell>
          <table:table-cell table:style-name="Default" office:value-type="float" office:value="0.003603" calcext:value-type="float">
            <text:p>0.003603</text:p>
          </table:table-cell>
          <table:table-cell table:style-name="Default" office:value-type="float" office:value="0.046486" calcext:value-type="float">
            <text:p>0.046486</text:p>
          </table:table-cell>
          <table:table-cell table:style-name="Default" office:value-type="float" office:value="-0.033692" calcext:value-type="float">
            <text:p>-0.0336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2083" calcext:value-type="float">
            <text:p>0.052083</text:p>
          </table:table-cell>
          <table:table-cell table:style-name="Default" office:value-type="float" office:value="1.412037" calcext:value-type="float">
            <text:p>1.412037</text:p>
          </table:table-cell>
          <table:table-cell table:style-name="Default" office:value-type="float" office:value="0.035388" calcext:value-type="float">
            <text:p>0.035388</text:p>
          </table:table-cell>
          <table:table-cell table:style-name="Default" office:value-type="float" office:value="0.003679" calcext:value-type="float">
            <text:p>0.003679</text:p>
          </table:table-cell>
          <table:table-cell table:style-name="Default" office:value-type="float" office:value="0.045377" calcext:value-type="float">
            <text:p>0.045377</text:p>
          </table:table-cell>
          <table:table-cell table:style-name="Default" office:value-type="float" office:value="-0.035861" calcext:value-type="float">
            <text:p>-0.03586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2802" calcext:value-type="float">
            <text:p>0.052802</text:p>
          </table:table-cell>
          <table:table-cell table:style-name="Default" office:value-type="float" office:value="1.411371" calcext:value-type="float">
            <text:p>1.411371</text:p>
          </table:table-cell>
          <table:table-cell table:style-name="Default" office:value-type="float" office:value="0.033111" calcext:value-type="float">
            <text:p>0.033111</text:p>
          </table:table-cell>
          <table:table-cell table:style-name="Default" office:value-type="float" office:value="0.00316" calcext:value-type="float">
            <text:p>0.00316</text:p>
          </table:table-cell>
          <table:table-cell table:style-name="Default" office:value-type="float" office:value="0.044366" calcext:value-type="float">
            <text:p>0.044366</text:p>
          </table:table-cell>
          <table:table-cell table:style-name="Default" office:value-type="float" office:value="-0.037225" calcext:value-type="float">
            <text:p>-0.0372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3589" calcext:value-type="float">
            <text:p>0.053589</text:p>
          </table:table-cell>
          <table:table-cell table:style-name="Default" office:value-type="float" office:value="1.410616" calcext:value-type="float">
            <text:p>1.410616</text:p>
          </table:table-cell>
          <table:table-cell table:style-name="Default" office:value-type="float" office:value="0.03042" calcext:value-type="float">
            <text:p>0.03042</text:p>
          </table:table-cell>
          <table:table-cell table:style-name="Default" office:value-type="float" office:value="0.002524" calcext:value-type="float">
            <text:p>0.002524</text:p>
          </table:table-cell>
          <table:table-cell table:style-name="Default" office:value-type="float" office:value="0.043319" calcext:value-type="float">
            <text:p>0.043319</text:p>
          </table:table-cell>
          <table:table-cell table:style-name="Default" office:value-type="float" office:value="-0.037926" calcext:value-type="float">
            <text:p>-0.0379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46" calcext:value-type="float">
            <text:p>0.0546</text:p>
          </table:table-cell>
          <table:table-cell table:style-name="Default" office:value-type="float" office:value="1.409913" calcext:value-type="float">
            <text:p>1.409913</text:p>
          </table:table-cell>
          <table:table-cell table:style-name="Default" office:value-type="float" office:value="0.027039" calcext:value-type="float">
            <text:p>0.027039</text:p>
          </table:table-cell>
          <table:table-cell table:style-name="Default" office:value-type="float" office:value="0.002701" calcext:value-type="float">
            <text:p>0.002701</text:p>
          </table:table-cell>
          <table:table-cell table:style-name="Default" office:value-type="float" office:value="0.041013" calcext:value-type="float">
            <text:p>0.041013</text:p>
          </table:table-cell>
          <table:table-cell table:style-name="Default" office:value-type="float" office:value="-0.038269" calcext:value-type="float">
            <text:p>-0.0382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5201" calcext:value-type="float">
            <text:p>0.055201</text:p>
          </table:table-cell>
          <table:table-cell table:style-name="Default" office:value-type="float" office:value="1.409327" calcext:value-type="float">
            <text:p>1.409327</text:p>
          </table:table-cell>
          <table:table-cell table:style-name="Default" office:value-type="float" office:value="0.024153" calcext:value-type="float">
            <text:p>0.024153</text:p>
          </table:table-cell>
          <table:table-cell table:style-name="Default" office:value-type="float" office:value="0.003036" calcext:value-type="float">
            <text:p>0.003036</text:p>
          </table:table-cell>
          <table:table-cell table:style-name="Default" office:value-type="float" office:value="0.041042" calcext:value-type="float">
            <text:p>0.041042</text:p>
          </table:table-cell>
          <table:table-cell table:style-name="Default" office:value-type="float" office:value="-0.038616" calcext:value-type="float">
            <text:p>-0.0386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5555" calcext:value-type="float">
            <text:p>0.055555</text:p>
          </table:table-cell>
          <table:table-cell table:style-name="Default" office:value-type="float" office:value="1.408862" calcext:value-type="float">
            <text:p>1.408862</text:p>
          </table:table-cell>
          <table:table-cell table:style-name="Default" office:value-type="float" office:value="0.021648" calcext:value-type="float">
            <text:p>0.021648</text:p>
          </table:table-cell>
          <table:table-cell table:style-name="Default" office:value-type="float" office:value="0.003519" calcext:value-type="float">
            <text:p>0.003519</text:p>
          </table:table-cell>
          <table:table-cell table:style-name="Default" office:value-type="float" office:value="0.042898" calcext:value-type="float">
            <text:p>0.042898</text:p>
          </table:table-cell>
          <table:table-cell table:style-name="Default" office:value-type="float" office:value="-0.039308" calcext:value-type="float">
            <text:p>-0.0393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6152" calcext:value-type="float">
            <text:p>0.056152</text:p>
          </table:table-cell>
          <table:table-cell table:style-name="Default" office:value-type="float" office:value="1.408483" calcext:value-type="float">
            <text:p>1.408483</text:p>
          </table:table-cell>
          <table:table-cell table:style-name="Default" office:value-type="float" office:value="0.01875" calcext:value-type="float">
            <text:p>0.01875</text:p>
          </table:table-cell>
          <table:table-cell table:style-name="Default" office:value-type="float" office:value="0.004628" calcext:value-type="float">
            <text:p>0.004628</text:p>
          </table:table-cell>
          <table:table-cell table:style-name="Default" office:value-type="float" office:value="0.043887" calcext:value-type="float">
            <text:p>0.043887</text:p>
          </table:table-cell>
          <table:table-cell table:style-name="Default" office:value-type="float" office:value="-0.040141" calcext:value-type="float">
            <text:p>-0.0401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6873" calcext:value-type="float">
            <text:p>0.056873</text:p>
          </table:table-cell>
          <table:table-cell table:style-name="Default" office:value-type="float" office:value="1.408106" calcext:value-type="float">
            <text:p>1.408106</text:p>
          </table:table-cell>
          <table:table-cell table:style-name="Default" office:value-type="float" office:value="0.015359" calcext:value-type="float">
            <text:p>0.015359</text:p>
          </table:table-cell>
          <table:table-cell table:style-name="Default" office:value-type="float" office:value="0.005645" calcext:value-type="float">
            <text:p>0.005645</text:p>
          </table:table-cell>
          <table:table-cell table:style-name="Default" office:value-type="float" office:value="0.043944" calcext:value-type="float">
            <text:p>0.043944</text:p>
          </table:table-cell>
          <table:table-cell table:style-name="Default" office:value-type="float" office:value="-0.040648" calcext:value-type="float">
            <text:p>-0.0406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7673" calcext:value-type="float">
            <text:p>0.057673</text:p>
          </table:table-cell>
          <table:table-cell table:style-name="Default" office:value-type="float" office:value="1.40776" calcext:value-type="float">
            <text:p>1.40776</text:p>
          </table:table-cell>
          <table:table-cell table:style-name="Default" office:value-type="float" office:value="0.012245" calcext:value-type="float">
            <text:p>0.012245</text:p>
          </table:table-cell>
          <table:table-cell table:style-name="Default" office:value-type="float" office:value="0.006263" calcext:value-type="float">
            <text:p>0.006263</text:p>
          </table:table-cell>
          <table:table-cell table:style-name="Default" office:value-type="float" office:value="0.044824" calcext:value-type="float">
            <text:p>0.044824</text:p>
          </table:table-cell>
          <table:table-cell table:style-name="Default" office:value-type="float" office:value="-0.041543" calcext:value-type="float">
            <text:p>-0.0415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8463" calcext:value-type="float">
            <text:p>0.058463</text:p>
          </table:table-cell>
          <table:table-cell table:style-name="Default" office:value-type="float" office:value="1.407306" calcext:value-type="float">
            <text:p>1.407306</text:p>
          </table:table-cell>
          <table:table-cell table:style-name="Default" office:value-type="float" office:value="0.009087" calcext:value-type="float">
            <text:p>0.009087</text:p>
          </table:table-cell>
          <table:table-cell table:style-name="Default" office:value-type="float" office:value="0.006603" calcext:value-type="float">
            <text:p>0.006603</text:p>
          </table:table-cell>
          <table:table-cell table:style-name="Default" office:value-type="float" office:value="0.045846" calcext:value-type="float">
            <text:p>0.045846</text:p>
          </table:table-cell>
          <table:table-cell table:style-name="Default" office:value-type="float" office:value="-0.042261" calcext:value-type="float">
            <text:p>-0.04226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9192" calcext:value-type="float">
            <text:p>0.059192</text:p>
          </table:table-cell>
          <table:table-cell table:style-name="Default" office:value-type="float" office:value="1.406696" calcext:value-type="float">
            <text:p>1.406696</text:p>
          </table:table-cell>
          <table:table-cell table:style-name="Default" office:value-type="float" office:value="0.005888" calcext:value-type="float">
            <text:p>0.005888</text:p>
          </table:table-cell>
          <table:table-cell table:style-name="Default" office:value-type="float" office:value="0.006514" calcext:value-type="float">
            <text:p>0.006514</text:p>
          </table:table-cell>
          <table:table-cell table:style-name="Default" office:value-type="float" office:value="0.046903" calcext:value-type="float">
            <text:p>0.046903</text:p>
          </table:table-cell>
          <table:table-cell table:style-name="Default" office:value-type="float" office:value="-0.042791" calcext:value-type="float">
            <text:p>-0.0427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992" calcext:value-type="float">
            <text:p>0.05992</text:p>
          </table:table-cell>
          <table:table-cell table:style-name="Default" office:value-type="float" office:value="1.40622" calcext:value-type="float">
            <text:p>1.40622</text:p>
          </table:table-cell>
          <table:table-cell table:style-name="Default" office:value-type="float" office:value="0.002678" calcext:value-type="float">
            <text:p>0.002678</text:p>
          </table:table-cell>
          <table:table-cell table:style-name="Default" office:value-type="float" office:value="0.006859" calcext:value-type="float">
            <text:p>0.006859</text:p>
          </table:table-cell>
          <table:table-cell table:style-name="Default" office:value-type="float" office:value="0.047937" calcext:value-type="float">
            <text:p>0.047937</text:p>
          </table:table-cell>
          <table:table-cell table:style-name="Default" office:value-type="float" office:value="-0.043957" calcext:value-type="float">
            <text:p>-0.0439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0586" calcext:value-type="float">
            <text:p>0.060586</text:p>
          </table:table-cell>
          <table:table-cell table:style-name="Default" office:value-type="float" office:value="1.405801" calcext:value-type="float">
            <text:p>1.405801</text:p>
          </table:table-cell>
          <table:table-cell table:style-name="Default" office:value-type="float" office:value="-0.000619" calcext:value-type="float">
            <text:p>-0.000619</text:p>
          </table:table-cell>
          <table:table-cell table:style-name="Default" office:value-type="float" office:value="0.006992" calcext:value-type="float">
            <text:p>0.006992</text:p>
          </table:table-cell>
          <table:table-cell table:style-name="Default" office:value-type="float" office:value="0.04868" calcext:value-type="float">
            <text:p>0.04868</text:p>
          </table:table-cell>
          <table:table-cell table:style-name="Default" office:value-type="float" office:value="-0.045284" calcext:value-type="float">
            <text:p>-0.0452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1159" calcext:value-type="float">
            <text:p>0.061159</text:p>
          </table:table-cell>
          <table:table-cell table:style-name="Default" office:value-type="float" office:value="1.405497" calcext:value-type="float">
            <text:p>1.405497</text:p>
          </table:table-cell>
          <table:table-cell table:style-name="Default" office:value-type="float" office:value="-0.003941" calcext:value-type="float">
            <text:p>-0.003941</text:p>
          </table:table-cell>
          <table:table-cell table:style-name="Default" office:value-type="float" office:value="0.00715" calcext:value-type="float">
            <text:p>0.00715</text:p>
          </table:table-cell>
          <table:table-cell table:style-name="Default" office:value-type="float" office:value="0.048845" calcext:value-type="float">
            <text:p>0.048845</text:p>
          </table:table-cell>
          <table:table-cell table:style-name="Default" office:value-type="float" office:value="-0.046966" calcext:value-type="float">
            <text:p>-0.0469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154" calcext:value-type="float">
            <text:p>0.06154</text:p>
          </table:table-cell>
          <table:table-cell table:style-name="Default" office:value-type="float" office:value="1.405238" calcext:value-type="float">
            <text:p>1.405238</text:p>
          </table:table-cell>
          <table:table-cell table:style-name="Default" office:value-type="float" office:value="-0.00718" calcext:value-type="float">
            <text:p>-0.00718</text:p>
          </table:table-cell>
          <table:table-cell table:style-name="Default" office:value-type="float" office:value="0.00698" calcext:value-type="float">
            <text:p>0.00698</text:p>
          </table:table-cell>
          <table:table-cell table:style-name="Default" office:value-type="float" office:value="0.048587" calcext:value-type="float">
            <text:p>0.048587</text:p>
          </table:table-cell>
          <table:table-cell table:style-name="Default" office:value-type="float" office:value="-0.048906" calcext:value-type="float">
            <text:p>-0.0489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1781" calcext:value-type="float">
            <text:p>0.061781</text:p>
          </table:table-cell>
          <table:table-cell table:style-name="Default" office:value-type="float" office:value="1.405149" calcext:value-type="float">
            <text:p>1.405149</text:p>
          </table:table-cell>
          <table:table-cell table:style-name="Default" office:value-type="float" office:value="-0.010313" calcext:value-type="float">
            <text:p>-0.010313</text:p>
          </table:table-cell>
          <table:table-cell table:style-name="Default" office:value-type="float" office:value="0.007066" calcext:value-type="float">
            <text:p>0.007066</text:p>
          </table:table-cell>
          <table:table-cell table:style-name="Default" office:value-type="float" office:value="0.047574" calcext:value-type="float">
            <text:p>0.047574</text:p>
          </table:table-cell>
          <table:table-cell table:style-name="Default" office:value-type="float" office:value="-0.051702" calcext:value-type="float">
            <text:p>-0.0517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1897" calcext:value-type="float">
            <text:p>0.061897</text:p>
          </table:table-cell>
          <table:table-cell table:style-name="Default" office:value-type="float" office:value="1.405268" calcext:value-type="float">
            <text:p>1.405268</text:p>
          </table:table-cell>
          <table:table-cell table:style-name="Default" office:value-type="float" office:value="-0.013263" calcext:value-type="float">
            <text:p>-0.013263</text:p>
          </table:table-cell>
          <table:table-cell table:style-name="Default" office:value-type="float" office:value="0.006993" calcext:value-type="float">
            <text:p>0.006993</text:p>
          </table:table-cell>
          <table:table-cell table:style-name="Default" office:value-type="float" office:value="0.04605" calcext:value-type="float">
            <text:p>0.04605</text:p>
          </table:table-cell>
          <table:table-cell table:style-name="Default" office:value-type="float" office:value="-0.054826" calcext:value-type="float">
            <text:p>-0.0548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1803" calcext:value-type="float">
            <text:p>0.061803</text:p>
          </table:table-cell>
          <table:table-cell table:style-name="Default" office:value-type="float" office:value="1.405722" calcext:value-type="float">
            <text:p>1.405722</text:p>
          </table:table-cell>
          <table:table-cell table:style-name="Default" office:value-type="float" office:value="-0.015922" calcext:value-type="float">
            <text:p>-0.015922</text:p>
          </table:table-cell>
          <table:table-cell table:style-name="Default" office:value-type="float" office:value="0.007151" calcext:value-type="float">
            <text:p>0.007151</text:p>
          </table:table-cell>
          <table:table-cell table:style-name="Default" office:value-type="float" office:value="0.044357" calcext:value-type="float">
            <text:p>0.044357</text:p>
          </table:table-cell>
          <table:table-cell table:style-name="Default" office:value-type="float" office:value="-0.058824" calcext:value-type="float">
            <text:p>-0.0588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1356" calcext:value-type="float">
            <text:p>0.061356</text:p>
          </table:table-cell>
          <table:table-cell table:style-name="Default" office:value-type="float" office:value="1.406366" calcext:value-type="float">
            <text:p>1.406366</text:p>
          </table:table-cell>
          <table:table-cell table:style-name="Default" office:value-type="float" office:value="-0.017679" calcext:value-type="float">
            <text:p>-0.017679</text:p>
          </table:table-cell>
          <table:table-cell table:style-name="Default" office:value-type="float" office:value="0.007264" calcext:value-type="float">
            <text:p>0.007264</text:p>
          </table:table-cell>
          <table:table-cell table:style-name="Default" office:value-type="float" office:value="0.044189" calcext:value-type="float">
            <text:p>0.044189</text:p>
          </table:table-cell>
          <table:table-cell table:style-name="Default" office:value-type="float" office:value="-0.063245" calcext:value-type="float">
            <text:p>-0.0632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0953" calcext:value-type="float">
            <text:p>0.060953</text:p>
          </table:table-cell>
          <table:table-cell table:style-name="Default" office:value-type="float" office:value="1.407044" calcext:value-type="float">
            <text:p>1.407044</text:p>
          </table:table-cell>
          <table:table-cell table:style-name="Default" office:value-type="float" office:value="-0.019561" calcext:value-type="float">
            <text:p>-0.019561</text:p>
          </table:table-cell>
          <table:table-cell table:style-name="Default" office:value-type="float" office:value="0.007913" calcext:value-type="float">
            <text:p>0.007913</text:p>
          </table:table-cell>
          <table:table-cell table:style-name="Default" office:value-type="float" office:value="0.042363" calcext:value-type="float">
            <text:p>0.042363</text:p>
          </table:table-cell>
          <table:table-cell table:style-name="Default" office:value-type="float" office:value="-0.067459" calcext:value-type="float">
            <text:p>-0.0674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0598" calcext:value-type="float">
            <text:p>0.060598</text:p>
          </table:table-cell>
          <table:table-cell table:style-name="Default" office:value-type="float" office:value="1.407695" calcext:value-type="float">
            <text:p>1.407695</text:p>
          </table:table-cell>
          <table:table-cell table:style-name="Default" office:value-type="float" office:value="-0.020935" calcext:value-type="float">
            <text:p>-0.020935</text:p>
          </table:table-cell>
          <table:table-cell table:style-name="Default" office:value-type="float" office:value="0.008746" calcext:value-type="float">
            <text:p>0.008746</text:p>
          </table:table-cell>
          <table:table-cell table:style-name="Default" office:value-type="float" office:value="0.040695" calcext:value-type="float">
            <text:p>0.040695</text:p>
          </table:table-cell>
          <table:table-cell table:style-name="Default" office:value-type="float" office:value="-0.071543" calcext:value-type="float">
            <text:p>-0.0715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0301" calcext:value-type="float">
            <text:p>0.060301</text:p>
          </table:table-cell>
          <table:table-cell table:style-name="Default" office:value-type="float" office:value="1.40836" calcext:value-type="float">
            <text:p>1.40836</text:p>
          </table:table-cell>
          <table:table-cell table:style-name="Default" office:value-type="float" office:value="-0.021783" calcext:value-type="float">
            <text:p>-0.021783</text:p>
          </table:table-cell>
          <table:table-cell table:style-name="Default" office:value-type="float" office:value="0.009989" calcext:value-type="float">
            <text:p>0.009989</text:p>
          </table:table-cell>
          <table:table-cell table:style-name="Default" office:value-type="float" office:value="0.039572" calcext:value-type="float">
            <text:p>0.039572</text:p>
          </table:table-cell>
          <table:table-cell table:style-name="Default" office:value-type="float" office:value="-0.075235" calcext:value-type="float">
            <text:p>-0.0752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0109" calcext:value-type="float">
            <text:p>0.060109</text:p>
          </table:table-cell>
          <table:table-cell table:style-name="Default" office:value-type="float" office:value="1.408867" calcext:value-type="float">
            <text:p>1.408867</text:p>
          </table:table-cell>
          <table:table-cell table:style-name="Default" office:value-type="float" office:value="-0.022069" calcext:value-type="float">
            <text:p>-0.022069</text:p>
          </table:table-cell>
          <table:table-cell table:style-name="Default" office:value-type="float" office:value="0.011391" calcext:value-type="float">
            <text:p>0.011391</text:p>
          </table:table-cell>
          <table:table-cell table:style-name="Default" office:value-type="float" office:value="0.039072" calcext:value-type="float">
            <text:p>0.039072</text:p>
          </table:table-cell>
          <table:table-cell table:style-name="Default" office:value-type="float" office:value="-0.078459" calcext:value-type="float">
            <text:p>-0.0784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0054" calcext:value-type="float">
            <text:p>0.060054</text:p>
          </table:table-cell>
          <table:table-cell table:style-name="Default" office:value-type="float" office:value="1.41149" calcext:value-type="float">
            <text:p>1.41149</text:p>
          </table:table-cell>
          <table:table-cell table:style-name="Default" office:value-type="float" office:value="-0.020966" calcext:value-type="float">
            <text:p>-0.020966</text:p>
          </table:table-cell>
          <table:table-cell table:style-name="Default" office:value-type="float" office:value="0.016547" calcext:value-type="float">
            <text:p>0.016547</text:p>
          </table:table-cell>
          <table:table-cell table:style-name="Default" office:value-type="float" office:value="0.041663" calcext:value-type="float">
            <text:p>0.041663</text:p>
          </table:table-cell>
          <table:table-cell table:style-name="Default" office:value-type="float" office:value="-0.085571" calcext:value-type="float">
            <text:p>-0.0855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0141" calcext:value-type="float">
            <text:p>0.060141</text:p>
          </table:table-cell>
          <table:table-cell table:style-name="Default" office:value-type="float" office:value="1.411566" calcext:value-type="float">
            <text:p>1.411566</text:p>
          </table:table-cell>
          <table:table-cell table:style-name="Default" office:value-type="float" office:value="-0.020391" calcext:value-type="float">
            <text:p>-0.020391</text:p>
          </table:table-cell>
          <table:table-cell table:style-name="Default" office:value-type="float" office:value="0.01768" calcext:value-type="float">
            <text:p>0.01768</text:p>
          </table:table-cell>
          <table:table-cell table:style-name="Default" office:value-type="float" office:value="0.04271" calcext:value-type="float">
            <text:p>0.04271</text:p>
          </table:table-cell>
          <table:table-cell table:style-name="Default" office:value-type="float" office:value="-0.087338" calcext:value-type="float">
            <text:p>-0.0873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0176" calcext:value-type="float">
            <text:p>0.060176</text:p>
          </table:table-cell>
          <table:table-cell table:style-name="Default" office:value-type="float" office:value="1.411398" calcext:value-type="float">
            <text:p>1.411398</text:p>
          </table:table-cell>
          <table:table-cell table:style-name="Default" office:value-type="float" office:value="-0.019473" calcext:value-type="float">
            <text:p>-0.019473</text:p>
          </table:table-cell>
          <table:table-cell table:style-name="Default" office:value-type="float" office:value="0.018601" calcext:value-type="float">
            <text:p>0.018601</text:p>
          </table:table-cell>
          <table:table-cell table:style-name="Default" office:value-type="float" office:value="0.044878" calcext:value-type="float">
            <text:p>0.044878</text:p>
          </table:table-cell>
          <table:table-cell table:style-name="Default" office:value-type="float" office:value="-0.088557" calcext:value-type="float">
            <text:p>-0.0885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029" calcext:value-type="float">
            <text:p>0.06029</text:p>
          </table:table-cell>
          <table:table-cell table:style-name="Default" office:value-type="float" office:value="1.411053" calcext:value-type="float">
            <text:p>1.411053</text:p>
          </table:table-cell>
          <table:table-cell table:style-name="Default" office:value-type="float" office:value="-0.018459" calcext:value-type="float">
            <text:p>-0.018459</text:p>
          </table:table-cell>
          <table:table-cell table:style-name="Default" office:value-type="float" office:value="0.019293" calcext:value-type="float">
            <text:p>0.019293</text:p>
          </table:table-cell>
          <table:table-cell table:style-name="Default" office:value-type="float" office:value="0.047869" calcext:value-type="float">
            <text:p>0.047869</text:p>
          </table:table-cell>
          <table:table-cell table:style-name="Default" office:value-type="float" office:value="-0.089747" calcext:value-type="float">
            <text:p>-0.0897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0388" calcext:value-type="float">
            <text:p>0.060388</text:p>
          </table:table-cell>
          <table:table-cell table:style-name="Default" office:value-type="float" office:value="1.410634" calcext:value-type="float">
            <text:p>1.410634</text:p>
          </table:table-cell>
          <table:table-cell table:style-name="Default" office:value-type="float" office:value="-0.017602" calcext:value-type="float">
            <text:p>-0.017602</text:p>
          </table:table-cell>
          <table:table-cell table:style-name="Default" office:value-type="float" office:value="0.019372" calcext:value-type="float">
            <text:p>0.019372</text:p>
          </table:table-cell>
          <table:table-cell table:style-name="Default" office:value-type="float" office:value="0.051407" calcext:value-type="float">
            <text:p>0.051407</text:p>
          </table:table-cell>
          <table:table-cell table:style-name="Default" office:value-type="float" office:value="-0.090841" calcext:value-type="float">
            <text:p>-0.0908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0395" calcext:value-type="float">
            <text:p>0.060395</text:p>
          </table:table-cell>
          <table:table-cell table:style-name="Default" office:value-type="float" office:value="1.410206" calcext:value-type="float">
            <text:p>1.410206</text:p>
          </table:table-cell>
          <table:table-cell table:style-name="Default" office:value-type="float" office:value="-0.017027" calcext:value-type="float">
            <text:p>-0.017027</text:p>
          </table:table-cell>
          <table:table-cell table:style-name="Default" office:value-type="float" office:value="0.01913" calcext:value-type="float">
            <text:p>0.01913</text:p>
          </table:table-cell>
          <table:table-cell table:style-name="Default" office:value-type="float" office:value="0.05498" calcext:value-type="float">
            <text:p>0.05498</text:p>
          </table:table-cell>
          <table:table-cell table:style-name="Default" office:value-type="float" office:value="-0.091709" calcext:value-type="float">
            <text:p>-0.0917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0411" calcext:value-type="float">
            <text:p>0.060411</text:p>
          </table:table-cell>
          <table:table-cell table:style-name="Default" office:value-type="float" office:value="1.40976" calcext:value-type="float">
            <text:p>1.40976</text:p>
          </table:table-cell>
          <table:table-cell table:style-name="Default" office:value-type="float" office:value="-0.016863" calcext:value-type="float">
            <text:p>-0.016863</text:p>
          </table:table-cell>
          <table:table-cell table:style-name="Default" office:value-type="float" office:value="0.018532" calcext:value-type="float">
            <text:p>0.018532</text:p>
          </table:table-cell>
          <table:table-cell table:style-name="Default" office:value-type="float" office:value="0.058174" calcext:value-type="float">
            <text:p>0.058174</text:p>
          </table:table-cell>
          <table:table-cell table:style-name="Default" office:value-type="float" office:value="-0.092433" calcext:value-type="float">
            <text:p>-0.0924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0478" calcext:value-type="float">
            <text:p>0.060478</text:p>
          </table:table-cell>
          <table:table-cell table:style-name="Default" office:value-type="float" office:value="1.409276" calcext:value-type="float">
            <text:p>1.409276</text:p>
          </table:table-cell>
          <table:table-cell table:style-name="Default" office:value-type="float" office:value="-0.017327" calcext:value-type="float">
            <text:p>-0.017327</text:p>
          </table:table-cell>
          <table:table-cell table:style-name="Default" office:value-type="float" office:value="0.017546" calcext:value-type="float">
            <text:p>0.017546</text:p>
          </table:table-cell>
          <table:table-cell table:style-name="Default" office:value-type="float" office:value="0.060483" calcext:value-type="float">
            <text:p>0.060483</text:p>
          </table:table-cell>
          <table:table-cell table:style-name="Default" office:value-type="float" office:value="-0.093195" calcext:value-type="float">
            <text:p>-0.0931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0518" calcext:value-type="float">
            <text:p>0.060518</text:p>
          </table:table-cell>
          <table:table-cell table:style-name="Default" office:value-type="float" office:value="1.408705" calcext:value-type="float">
            <text:p>1.408705</text:p>
          </table:table-cell>
          <table:table-cell table:style-name="Default" office:value-type="float" office:value="-0.018448" calcext:value-type="float">
            <text:p>-0.018448</text:p>
          </table:table-cell>
          <table:table-cell table:style-name="Default" office:value-type="float" office:value="0.016586" calcext:value-type="float">
            <text:p>0.016586</text:p>
          </table:table-cell>
          <table:table-cell table:style-name="Default" office:value-type="float" office:value="0.061961" calcext:value-type="float">
            <text:p>0.061961</text:p>
          </table:table-cell>
          <table:table-cell table:style-name="Default" office:value-type="float" office:value="-0.093592" calcext:value-type="float">
            <text:p>-0.0935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0692" calcext:value-type="float">
            <text:p>0.060692</text:p>
          </table:table-cell>
          <table:table-cell table:style-name="Default" office:value-type="float" office:value="1.408216" calcext:value-type="float">
            <text:p>1.408216</text:p>
          </table:table-cell>
          <table:table-cell table:style-name="Default" office:value-type="float" office:value="-0.020232" calcext:value-type="float">
            <text:p>-0.020232</text:p>
          </table:table-cell>
          <table:table-cell table:style-name="Default" office:value-type="float" office:value="0.015804" calcext:value-type="float">
            <text:p>0.015804</text:p>
          </table:table-cell>
          <table:table-cell table:style-name="Default" office:value-type="float" office:value="0.0621" calcext:value-type="float">
            <text:p>0.0621</text:p>
          </table:table-cell>
          <table:table-cell table:style-name="Default" office:value-type="float" office:value="-0.09403" calcext:value-type="float">
            <text:p>-0.094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0938" calcext:value-type="float">
            <text:p>0.060938</text:p>
          </table:table-cell>
          <table:table-cell table:style-name="Default" office:value-type="float" office:value="1.407684" calcext:value-type="float">
            <text:p>1.407684</text:p>
          </table:table-cell>
          <table:table-cell table:style-name="Default" office:value-type="float" office:value="-0.022639" calcext:value-type="float">
            <text:p>-0.022639</text:p>
          </table:table-cell>
          <table:table-cell table:style-name="Default" office:value-type="float" office:value="0.015202" calcext:value-type="float">
            <text:p>0.015202</text:p>
          </table:table-cell>
          <table:table-cell table:style-name="Default" office:value-type="float" office:value="0.061173" calcext:value-type="float">
            <text:p>0.061173</text:p>
          </table:table-cell>
          <table:table-cell table:style-name="Default" office:value-type="float" office:value="-0.094182" calcext:value-type="float">
            <text:p>-0.0941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1266" calcext:value-type="float">
            <text:p>0.061266</text:p>
          </table:table-cell>
          <table:table-cell table:style-name="Default" office:value-type="float" office:value="1.407235" calcext:value-type="float">
            <text:p>1.407235</text:p>
          </table:table-cell>
          <table:table-cell table:style-name="Default" office:value-type="float" office:value="-0.025505" calcext:value-type="float">
            <text:p>-0.025505</text:p>
          </table:table-cell>
          <table:table-cell table:style-name="Default" office:value-type="float" office:value="0.01493" calcext:value-type="float">
            <text:p>0.01493</text:p>
          </table:table-cell>
          <table:table-cell table:style-name="Default" office:value-type="float" office:value="0.059684" calcext:value-type="float">
            <text:p>0.059684</text:p>
          </table:table-cell>
          <table:table-cell table:style-name="Default" office:value-type="float" office:value="-0.094489" calcext:value-type="float">
            <text:p>-0.0944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1559" calcext:value-type="float">
            <text:p>0.061559</text:p>
          </table:table-cell>
          <table:table-cell table:style-name="Default" office:value-type="float" office:value="1.406676" calcext:value-type="float">
            <text:p>1.406676</text:p>
          </table:table-cell>
          <table:table-cell table:style-name="Default" office:value-type="float" office:value="-0.02871" calcext:value-type="float">
            <text:p>-0.02871</text:p>
          </table:table-cell>
          <table:table-cell table:style-name="Default" office:value-type="float" office:value="0.015216" calcext:value-type="float">
            <text:p>0.015216</text:p>
          </table:table-cell>
          <table:table-cell table:style-name="Default" office:value-type="float" office:value="0.05804" calcext:value-type="float">
            <text:p>0.05804</text:p>
          </table:table-cell>
          <table:table-cell table:style-name="Default" office:value-type="float" office:value="-0.094406" calcext:value-type="float">
            <text:p>-0.0944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1855" calcext:value-type="float">
            <text:p>0.061855</text:p>
          </table:table-cell>
          <table:table-cell table:style-name="Default" office:value-type="float" office:value="1.40606" calcext:value-type="float">
            <text:p>1.40606</text:p>
          </table:table-cell>
          <table:table-cell table:style-name="Default" office:value-type="float" office:value="-0.032138" calcext:value-type="float">
            <text:p>-0.032138</text:p>
          </table:table-cell>
          <table:table-cell table:style-name="Default" office:value-type="float" office:value="0.015902" calcext:value-type="float">
            <text:p>0.015902</text:p>
          </table:table-cell>
          <table:table-cell table:style-name="Default" office:value-type="float" office:value="0.05645" calcext:value-type="float">
            <text:p>0.05645</text:p>
          </table:table-cell>
          <table:table-cell table:style-name="Default" office:value-type="float" office:value="-0.094309" calcext:value-type="float">
            <text:p>-0.0943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2122" calcext:value-type="float">
            <text:p>0.062122</text:p>
          </table:table-cell>
          <table:table-cell table:style-name="Default" office:value-type="float" office:value="1.405251" calcext:value-type="float">
            <text:p>1.405251</text:p>
          </table:table-cell>
          <table:table-cell table:style-name="Default" office:value-type="float" office:value="-0.035806" calcext:value-type="float">
            <text:p>-0.035806</text:p>
          </table:table-cell>
          <table:table-cell table:style-name="Default" office:value-type="float" office:value="0.016825" calcext:value-type="float">
            <text:p>0.016825</text:p>
          </table:table-cell>
          <table:table-cell table:style-name="Default" office:value-type="float" office:value="0.05513" calcext:value-type="float">
            <text:p>0.05513</text:p>
          </table:table-cell>
          <table:table-cell table:style-name="Default" office:value-type="float" office:value="-0.093717" calcext:value-type="float">
            <text:p>-0.0937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2514" calcext:value-type="float">
            <text:p>0.062514</text:p>
          </table:table-cell>
          <table:table-cell table:style-name="Default" office:value-type="float" office:value="1.404366" calcext:value-type="float">
            <text:p>1.404366</text:p>
          </table:table-cell>
          <table:table-cell table:style-name="Default" office:value-type="float" office:value="-0.03966" calcext:value-type="float">
            <text:p>-0.03966</text:p>
          </table:table-cell>
          <table:table-cell table:style-name="Default" office:value-type="float" office:value="0.017945" calcext:value-type="float">
            <text:p>0.017945</text:p>
          </table:table-cell>
          <table:table-cell table:style-name="Default" office:value-type="float" office:value="0.05417" calcext:value-type="float">
            <text:p>0.05417</text:p>
          </table:table-cell>
          <table:table-cell table:style-name="Default" office:value-type="float" office:value="-0.093252" calcext:value-type="float">
            <text:p>-0.0932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289" calcext:value-type="float">
            <text:p>0.06289</text:p>
          </table:table-cell>
          <table:table-cell table:style-name="Default" office:value-type="float" office:value="1.403316" calcext:value-type="float">
            <text:p>1.403316</text:p>
          </table:table-cell>
          <table:table-cell table:style-name="Default" office:value-type="float" office:value="-0.043739" calcext:value-type="float">
            <text:p>-0.043739</text:p>
          </table:table-cell>
          <table:table-cell table:style-name="Default" office:value-type="float" office:value="0.019351" calcext:value-type="float">
            <text:p>0.019351</text:p>
          </table:table-cell>
          <table:table-cell table:style-name="Default" office:value-type="float" office:value="0.053719" calcext:value-type="float">
            <text:p>0.053719</text:p>
          </table:table-cell>
          <table:table-cell table:style-name="Default" office:value-type="float" office:value="-0.092598" calcext:value-type="float">
            <text:p>-0.0925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337" calcext:value-type="float">
            <text:p>0.06337</text:p>
          </table:table-cell>
          <table:table-cell table:style-name="Default" office:value-type="float" office:value="1.402124" calcext:value-type="float">
            <text:p>1.402124</text:p>
          </table:table-cell>
          <table:table-cell table:style-name="Default" office:value-type="float" office:value="-0.048131" calcext:value-type="float">
            <text:p>-0.048131</text:p>
          </table:table-cell>
          <table:table-cell table:style-name="Default" office:value-type="float" office:value="0.020819" calcext:value-type="float">
            <text:p>0.020819</text:p>
          </table:table-cell>
          <table:table-cell table:style-name="Default" office:value-type="float" office:value="0.053212" calcext:value-type="float">
            <text:p>0.053212</text:p>
          </table:table-cell>
          <table:table-cell table:style-name="Default" office:value-type="float" office:value="-0.091677" calcext:value-type="float">
            <text:p>-0.0916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387" calcext:value-type="float">
            <text:p>0.06387</text:p>
          </table:table-cell>
          <table:table-cell table:style-name="Default" office:value-type="float" office:value="1.400941" calcext:value-type="float">
            <text:p>1.400941</text:p>
          </table:table-cell>
          <table:table-cell table:style-name="Default" office:value-type="float" office:value="-0.052779" calcext:value-type="float">
            <text:p>-0.052779</text:p>
          </table:table-cell>
          <table:table-cell table:style-name="Default" office:value-type="float" office:value="0.022327" calcext:value-type="float">
            <text:p>0.022327</text:p>
          </table:table-cell>
          <table:table-cell table:style-name="Default" office:value-type="float" office:value="0.052512" calcext:value-type="float">
            <text:p>0.052512</text:p>
          </table:table-cell>
          <table:table-cell table:style-name="Default" office:value-type="float" office:value="-0.09053" calcext:value-type="float">
            <text:p>-0.090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4354" calcext:value-type="float">
            <text:p>0.064354</text:p>
          </table:table-cell>
          <table:table-cell table:style-name="Default" office:value-type="float" office:value="1.39987" calcext:value-type="float">
            <text:p>1.39987</text:p>
          </table:table-cell>
          <table:table-cell table:style-name="Default" office:value-type="float" office:value="-0.057603" calcext:value-type="float">
            <text:p>-0.057603</text:p>
          </table:table-cell>
          <table:table-cell table:style-name="Default" office:value-type="float" office:value="0.024136" calcext:value-type="float">
            <text:p>0.024136</text:p>
          </table:table-cell>
          <table:table-cell table:style-name="Default" office:value-type="float" office:value="0.052024" calcext:value-type="float">
            <text:p>0.052024</text:p>
          </table:table-cell>
          <table:table-cell table:style-name="Default" office:value-type="float" office:value="-0.089601" calcext:value-type="float">
            <text:p>-0.0896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4769" calcext:value-type="float">
            <text:p>0.064769</text:p>
          </table:table-cell>
          <table:table-cell table:style-name="Default" office:value-type="float" office:value="1.39887" calcext:value-type="float">
            <text:p>1.39887</text:p>
          </table:table-cell>
          <table:table-cell table:style-name="Default" office:value-type="float" office:value="-0.062621" calcext:value-type="float">
            <text:p>-0.062621</text:p>
          </table:table-cell>
          <table:table-cell table:style-name="Default" office:value-type="float" office:value="0.02571" calcext:value-type="float">
            <text:p>0.02571</text:p>
          </table:table-cell>
          <table:table-cell table:style-name="Default" office:value-type="float" office:value="0.051598" calcext:value-type="float">
            <text:p>0.051598</text:p>
          </table:table-cell>
          <table:table-cell table:style-name="Default" office:value-type="float" office:value="-0.088717" calcext:value-type="float">
            <text:p>-0.0887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514" calcext:value-type="float">
            <text:p>0.06514</text:p>
          </table:table-cell>
          <table:table-cell table:style-name="Default" office:value-type="float" office:value="1.397886" calcext:value-type="float">
            <text:p>1.397886</text:p>
          </table:table-cell>
          <table:table-cell table:style-name="Default" office:value-type="float" office:value="-0.067624" calcext:value-type="float">
            <text:p>-0.067624</text:p>
          </table:table-cell>
          <table:table-cell table:style-name="Default" office:value-type="float" office:value="0.027207" calcext:value-type="float">
            <text:p>0.027207</text:p>
          </table:table-cell>
          <table:table-cell table:style-name="Default" office:value-type="float" office:value="0.051312" calcext:value-type="float">
            <text:p>0.051312</text:p>
          </table:table-cell>
          <table:table-cell table:style-name="Default" office:value-type="float" office:value="-0.087769" calcext:value-type="float">
            <text:p>-0.0877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5457" calcext:value-type="float">
            <text:p>0.065457</text:p>
          </table:table-cell>
          <table:table-cell table:style-name="Default" office:value-type="float" office:value="1.396847" calcext:value-type="float">
            <text:p>1.396847</text:p>
          </table:table-cell>
          <table:table-cell table:style-name="Default" office:value-type="float" office:value="-0.072594" calcext:value-type="float">
            <text:p>-0.072594</text:p>
          </table:table-cell>
          <table:table-cell table:style-name="Default" office:value-type="float" office:value="0.028515" calcext:value-type="float">
            <text:p>0.028515</text:p>
          </table:table-cell>
          <table:table-cell table:style-name="Default" office:value-type="float" office:value="0.051206" calcext:value-type="float">
            <text:p>0.051206</text:p>
          </table:table-cell>
          <table:table-cell table:style-name="Default" office:value-type="float" office:value="-0.086824" calcext:value-type="float">
            <text:p>-0.0868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5758" calcext:value-type="float">
            <text:p>0.065758</text:p>
          </table:table-cell>
          <table:table-cell table:style-name="Default" office:value-type="float" office:value="1.39589" calcext:value-type="float">
            <text:p>1.39589</text:p>
          </table:table-cell>
          <table:table-cell table:style-name="Default" office:value-type="float" office:value="-0.077454" calcext:value-type="float">
            <text:p>-0.077454</text:p>
          </table:table-cell>
          <table:table-cell table:style-name="Default" office:value-type="float" office:value="0.029195" calcext:value-type="float">
            <text:p>0.029195</text:p>
          </table:table-cell>
          <table:table-cell table:style-name="Default" office:value-type="float" office:value="0.051068" calcext:value-type="float">
            <text:p>0.051068</text:p>
          </table:table-cell>
          <table:table-cell table:style-name="Default" office:value-type="float" office:value="-0.086347" calcext:value-type="float">
            <text:p>-0.0863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6011" calcext:value-type="float">
            <text:p>0.066011</text:p>
          </table:table-cell>
          <table:table-cell table:style-name="Default" office:value-type="float" office:value="1.394746" calcext:value-type="float">
            <text:p>1.394746</text:p>
          </table:table-cell>
          <table:table-cell table:style-name="Default" office:value-type="float" office:value="-0.082106" calcext:value-type="float">
            <text:p>-0.082106</text:p>
          </table:table-cell>
          <table:table-cell table:style-name="Default" office:value-type="float" office:value="0.029727" calcext:value-type="float">
            <text:p>0.029727</text:p>
          </table:table-cell>
          <table:table-cell table:style-name="Default" office:value-type="float" office:value="0.051275" calcext:value-type="float">
            <text:p>0.051275</text:p>
          </table:table-cell>
          <table:table-cell table:style-name="Default" office:value-type="float" office:value="-0.085926" calcext:value-type="float">
            <text:p>-0.0859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6172" calcext:value-type="float">
            <text:p>0.066172</text:p>
          </table:table-cell>
          <table:table-cell table:style-name="Default" office:value-type="float" office:value="1.393562" calcext:value-type="float">
            <text:p>1.393562</text:p>
          </table:table-cell>
          <table:table-cell table:style-name="Default" office:value-type="float" office:value="-0.086648" calcext:value-type="float">
            <text:p>-0.086648</text:p>
          </table:table-cell>
          <table:table-cell table:style-name="Default" office:value-type="float" office:value="0.029792" calcext:value-type="float">
            <text:p>0.029792</text:p>
          </table:table-cell>
          <table:table-cell table:style-name="Default" office:value-type="float" office:value="0.051221" calcext:value-type="float">
            <text:p>0.051221</text:p>
          </table:table-cell>
          <table:table-cell table:style-name="Default" office:value-type="float" office:value="-0.085746" calcext:value-type="float">
            <text:p>-0.0857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6268" calcext:value-type="float">
            <text:p>0.066268</text:p>
          </table:table-cell>
          <table:table-cell table:style-name="Default" office:value-type="float" office:value="1.392388" calcext:value-type="float">
            <text:p>1.392388</text:p>
          </table:table-cell>
          <table:table-cell table:style-name="Default" office:value-type="float" office:value="-0.090984" calcext:value-type="float">
            <text:p>-0.090984</text:p>
          </table:table-cell>
          <table:table-cell table:style-name="Default" office:value-type="float" office:value="0.029819" calcext:value-type="float">
            <text:p>0.029819</text:p>
          </table:table-cell>
          <table:table-cell table:style-name="Default" office:value-type="float" office:value="0.050994" calcext:value-type="float">
            <text:p>0.050994</text:p>
          </table:table-cell>
          <table:table-cell table:style-name="Default" office:value-type="float" office:value="-0.085576" calcext:value-type="float">
            <text:p>-0.0855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6222" calcext:value-type="float">
            <text:p>0.066222</text:p>
          </table:table-cell>
          <table:table-cell table:style-name="Default" office:value-type="float" office:value="1.391215" calcext:value-type="float">
            <text:p>1.391215</text:p>
          </table:table-cell>
          <table:table-cell table:style-name="Default" office:value-type="float" office:value="-0.095161" calcext:value-type="float">
            <text:p>-0.095161</text:p>
          </table:table-cell>
          <table:table-cell table:style-name="Default" office:value-type="float" office:value="0.029659" calcext:value-type="float">
            <text:p>0.029659</text:p>
          </table:table-cell>
          <table:table-cell table:style-name="Default" office:value-type="float" office:value="0.050643" calcext:value-type="float">
            <text:p>0.050643</text:p>
          </table:table-cell>
          <table:table-cell table:style-name="Default" office:value-type="float" office:value="-0.085267" calcext:value-type="float">
            <text:p>-0.0852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6123" calcext:value-type="float">
            <text:p>0.066123</text:p>
          </table:table-cell>
          <table:table-cell table:style-name="Default" office:value-type="float" office:value="1.389981" calcext:value-type="float">
            <text:p>1.389981</text:p>
          </table:table-cell>
          <table:table-cell table:style-name="Default" office:value-type="float" office:value="-0.099018" calcext:value-type="float">
            <text:p>-0.099018</text:p>
          </table:table-cell>
          <table:table-cell table:style-name="Default" office:value-type="float" office:value="0.029513" calcext:value-type="float">
            <text:p>0.029513</text:p>
          </table:table-cell>
          <table:table-cell table:style-name="Default" office:value-type="float" office:value="0.050426" calcext:value-type="float">
            <text:p>0.050426</text:p>
          </table:table-cell>
          <table:table-cell table:style-name="Default" office:value-type="float" office:value="-0.085348" calcext:value-type="float">
            <text:p>-0.0853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6085" calcext:value-type="float">
            <text:p>0.066085</text:p>
          </table:table-cell>
          <table:table-cell table:style-name="Default" office:value-type="float" office:value="1.388648" calcext:value-type="float">
            <text:p>1.388648</text:p>
          </table:table-cell>
          <table:table-cell table:style-name="Default" office:value-type="float" office:value="-0.102793" calcext:value-type="float">
            <text:p>-0.102793</text:p>
          </table:table-cell>
          <table:table-cell table:style-name="Default" office:value-type="float" office:value="0.029346" calcext:value-type="float">
            <text:p>0.029346</text:p>
          </table:table-cell>
          <table:table-cell table:style-name="Default" office:value-type="float" office:value="0.049645" calcext:value-type="float">
            <text:p>0.049645</text:p>
          </table:table-cell>
          <table:table-cell table:style-name="Default" office:value-type="float" office:value="-0.0851" calcext:value-type="float">
            <text:p>-0.08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6127" calcext:value-type="float">
            <text:p>0.066127</text:p>
          </table:table-cell>
          <table:table-cell table:style-name="Default" office:value-type="float" office:value="1.387236" calcext:value-type="float">
            <text:p>1.387236</text:p>
          </table:table-cell>
          <table:table-cell table:style-name="Default" office:value-type="float" office:value="-0.106662" calcext:value-type="float">
            <text:p>-0.106662</text:p>
          </table:table-cell>
          <table:table-cell table:style-name="Default" office:value-type="float" office:value="0.02901" calcext:value-type="float">
            <text:p>0.02901</text:p>
          </table:table-cell>
          <table:table-cell table:style-name="Default" office:value-type="float" office:value="0.048157" calcext:value-type="float">
            <text:p>0.048157</text:p>
          </table:table-cell>
          <table:table-cell table:style-name="Default" office:value-type="float" office:value="-0.085098" calcext:value-type="float">
            <text:p>-0.0850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6232" calcext:value-type="float">
            <text:p>0.066232</text:p>
          </table:table-cell>
          <table:table-cell table:style-name="Default" office:value-type="float" office:value="1.38592" calcext:value-type="float">
            <text:p>1.38592</text:p>
          </table:table-cell>
          <table:table-cell table:style-name="Default" office:value-type="float" office:value="-0.11057" calcext:value-type="float">
            <text:p>-0.11057</text:p>
          </table:table-cell>
          <table:table-cell table:style-name="Default" office:value-type="float" office:value="0.028895" calcext:value-type="float">
            <text:p>0.028895</text:p>
          </table:table-cell>
          <table:table-cell table:style-name="Default" office:value-type="float" office:value="0.046208" calcext:value-type="float">
            <text:p>0.046208</text:p>
          </table:table-cell>
          <table:table-cell table:style-name="Default" office:value-type="float" office:value="-0.084548" calcext:value-type="float">
            <text:p>-0.0845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7715" calcext:value-type="float">
            <text:p>0.067715</text:p>
          </table:table-cell>
          <table:table-cell table:style-name="Default" office:value-type="float" office:value="1.382216" calcext:value-type="float">
            <text:p>1.382216</text:p>
          </table:table-cell>
          <table:table-cell table:style-name="Default" office:value-type="float" office:value="-0.109952" calcext:value-type="float">
            <text:p>-0.109952</text:p>
          </table:table-cell>
          <table:table-cell table:style-name="Default" office:value-type="float" office:value="0.037864" calcext:value-type="float">
            <text:p>0.037864</text:p>
          </table:table-cell>
          <table:table-cell table:style-name="Default" office:value-type="float" office:value="0.056044" calcext:value-type="float">
            <text:p>0.056044</text:p>
          </table:table-cell>
          <table:table-cell table:style-name="Default" office:value-type="float" office:value="-0.075824" calcext:value-type="float">
            <text:p>-0.0758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7889" calcext:value-type="float">
            <text:p>0.067889</text:p>
          </table:table-cell>
          <table:table-cell table:style-name="Default" office:value-type="float" office:value="1.381451" calcext:value-type="float">
            <text:p>1.381451</text:p>
          </table:table-cell>
          <table:table-cell table:style-name="Default" office:value-type="float" office:value="-0.113839" calcext:value-type="float">
            <text:p>-0.113839</text:p>
          </table:table-cell>
          <table:table-cell table:style-name="Default" office:value-type="float" office:value="0.03782" calcext:value-type="float">
            <text:p>0.03782</text:p>
          </table:table-cell>
          <table:table-cell table:style-name="Default" office:value-type="float" office:value="0.05389" calcext:value-type="float">
            <text:p>0.05389</text:p>
          </table:table-cell>
          <table:table-cell table:style-name="Default" office:value-type="float" office:value="-0.075446" calcext:value-type="float">
            <text:p>-0.0754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795" calcext:value-type="float">
            <text:p>0.06795</text:p>
          </table:table-cell>
          <table:table-cell table:style-name="Default" office:value-type="float" office:value="1.380997" calcext:value-type="float">
            <text:p>1.380997</text:p>
          </table:table-cell>
          <table:table-cell table:style-name="Default" office:value-type="float" office:value="-0.117422" calcext:value-type="float">
            <text:p>-0.117422</text:p>
          </table:table-cell>
          <table:table-cell table:style-name="Default" office:value-type="float" office:value="0.037947" calcext:value-type="float">
            <text:p>0.037947</text:p>
          </table:table-cell>
          <table:table-cell table:style-name="Default" office:value-type="float" office:value="0.05229" calcext:value-type="float">
            <text:p>0.05229</text:p>
          </table:table-cell>
          <table:table-cell table:style-name="Default" office:value-type="float" office:value="-0.075342" calcext:value-type="float">
            <text:p>-0.0753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7878" calcext:value-type="float">
            <text:p>0.067878</text:p>
          </table:table-cell>
          <table:table-cell table:style-name="Default" office:value-type="float" office:value="1.380684" calcext:value-type="float">
            <text:p>1.380684</text:p>
          </table:table-cell>
          <table:table-cell table:style-name="Default" office:value-type="float" office:value="-0.120572" calcext:value-type="float">
            <text:p>-0.120572</text:p>
          </table:table-cell>
          <table:table-cell table:style-name="Default" office:value-type="float" office:value="0.038655" calcext:value-type="float">
            <text:p>0.038655</text:p>
          </table:table-cell>
          <table:table-cell table:style-name="Default" office:value-type="float" office:value="0.051465" calcext:value-type="float">
            <text:p>0.051465</text:p>
          </table:table-cell>
          <table:table-cell table:style-name="Default" office:value-type="float" office:value="-0.07512" calcext:value-type="float">
            <text:p>-0.075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7706" calcext:value-type="float">
            <text:p>0.067706</text:p>
          </table:table-cell>
          <table:table-cell table:style-name="Default" office:value-type="float" office:value="1.380333" calcext:value-type="float">
            <text:p>1.380333</text:p>
          </table:table-cell>
          <table:table-cell table:style-name="Default" office:value-type="float" office:value="-0.12326" calcext:value-type="float">
            <text:p>-0.12326</text:p>
          </table:table-cell>
          <table:table-cell table:style-name="Default" office:value-type="float" office:value="0.039297" calcext:value-type="float">
            <text:p>0.039297</text:p>
          </table:table-cell>
          <table:table-cell table:style-name="Default" office:value-type="float" office:value="0.051182" calcext:value-type="float">
            <text:p>0.051182</text:p>
          </table:table-cell>
          <table:table-cell table:style-name="Default" office:value-type="float" office:value="-0.074881" calcext:value-type="float">
            <text:p>-0.0748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7603" calcext:value-type="float">
            <text:p>0.067603</text:p>
          </table:table-cell>
          <table:table-cell table:style-name="Default" office:value-type="float" office:value="1.379927" calcext:value-type="float">
            <text:p>1.379927</text:p>
          </table:table-cell>
          <table:table-cell table:style-name="Default" office:value-type="float" office:value="-0.125459" calcext:value-type="float">
            <text:p>-0.125459</text:p>
          </table:table-cell>
          <table:table-cell table:style-name="Default" office:value-type="float" office:value="0.039894" calcext:value-type="float">
            <text:p>0.039894</text:p>
          </table:table-cell>
          <table:table-cell table:style-name="Default" office:value-type="float" office:value="0.051728" calcext:value-type="float">
            <text:p>0.051728</text:p>
          </table:table-cell>
          <table:table-cell table:style-name="Default" office:value-type="float" office:value="-0.074886" calcext:value-type="float">
            <text:p>-0.0748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7435" calcext:value-type="float">
            <text:p>0.067435</text:p>
          </table:table-cell>
          <table:table-cell table:style-name="Default" office:value-type="float" office:value="1.379491" calcext:value-type="float">
            <text:p>1.379491</text:p>
          </table:table-cell>
          <table:table-cell table:style-name="Default" office:value-type="float" office:value="-0.127119" calcext:value-type="float">
            <text:p>-0.127119</text:p>
          </table:table-cell>
          <table:table-cell table:style-name="Default" office:value-type="float" office:value="0.040562" calcext:value-type="float">
            <text:p>0.040562</text:p>
          </table:table-cell>
          <table:table-cell table:style-name="Default" office:value-type="float" office:value="0.05279" calcext:value-type="float">
            <text:p>0.05279</text:p>
          </table:table-cell>
          <table:table-cell table:style-name="Default" office:value-type="float" office:value="-0.074985" calcext:value-type="float">
            <text:p>-0.0749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7166" calcext:value-type="float">
            <text:p>0.067166</text:p>
          </table:table-cell>
          <table:table-cell table:style-name="Default" office:value-type="float" office:value="1.37908" calcext:value-type="float">
            <text:p>1.37908</text:p>
          </table:table-cell>
          <table:table-cell table:style-name="Default" office:value-type="float" office:value="-0.128399" calcext:value-type="float">
            <text:p>-0.128399</text:p>
          </table:table-cell>
          <table:table-cell table:style-name="Default" office:value-type="float" office:value="0.040898" calcext:value-type="float">
            <text:p>0.040898</text:p>
          </table:table-cell>
          <table:table-cell table:style-name="Default" office:value-type="float" office:value="0.053719" calcext:value-type="float">
            <text:p>0.053719</text:p>
          </table:table-cell>
          <table:table-cell table:style-name="Default" office:value-type="float" office:value="-0.074971" calcext:value-type="float">
            <text:p>-0.0749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6911" calcext:value-type="float">
            <text:p>0.066911</text:p>
          </table:table-cell>
          <table:table-cell table:style-name="Default" office:value-type="float" office:value="1.378686" calcext:value-type="float">
            <text:p>1.378686</text:p>
          </table:table-cell>
          <table:table-cell table:style-name="Default" office:value-type="float" office:value="-0.129317" calcext:value-type="float">
            <text:p>-0.129317</text:p>
          </table:table-cell>
          <table:table-cell table:style-name="Default" office:value-type="float" office:value="0.041431" calcext:value-type="float">
            <text:p>0.041431</text:p>
          </table:table-cell>
          <table:table-cell table:style-name="Default" office:value-type="float" office:value="0.054558" calcext:value-type="float">
            <text:p>0.054558</text:p>
          </table:table-cell>
          <table:table-cell table:style-name="Default" office:value-type="float" office:value="-0.075078" calcext:value-type="float">
            <text:p>-0.0750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653" calcext:value-type="float">
            <text:p>0.06653</text:p>
          </table:table-cell>
          <table:table-cell table:style-name="Default" office:value-type="float" office:value="1.37844" calcext:value-type="float">
            <text:p>1.37844</text:p>
          </table:table-cell>
          <table:table-cell table:style-name="Default" office:value-type="float" office:value="-0.129861" calcext:value-type="float">
            <text:p>-0.129861</text:p>
          </table:table-cell>
          <table:table-cell table:style-name="Default" office:value-type="float" office:value="0.041713" calcext:value-type="float">
            <text:p>0.041713</text:p>
          </table:table-cell>
          <table:table-cell table:style-name="Default" office:value-type="float" office:value="0.055148" calcext:value-type="float">
            <text:p>0.055148</text:p>
          </table:table-cell>
          <table:table-cell table:style-name="Default" office:value-type="float" office:value="-0.075016" calcext:value-type="float">
            <text:p>-0.0750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6098" calcext:value-type="float">
            <text:p>0.066098</text:p>
          </table:table-cell>
          <table:table-cell table:style-name="Default" office:value-type="float" office:value="1.37838" calcext:value-type="float">
            <text:p>1.37838</text:p>
          </table:table-cell>
          <table:table-cell table:style-name="Default" office:value-type="float" office:value="-0.130088" calcext:value-type="float">
            <text:p>-0.130088</text:p>
          </table:table-cell>
          <table:table-cell table:style-name="Default" office:value-type="float" office:value="0.041996" calcext:value-type="float">
            <text:p>0.041996</text:p>
          </table:table-cell>
          <table:table-cell table:style-name="Default" office:value-type="float" office:value="0.055328" calcext:value-type="float">
            <text:p>0.055328</text:p>
          </table:table-cell>
          <table:table-cell table:style-name="Default" office:value-type="float" office:value="-0.074901" calcext:value-type="float">
            <text:p>-0.0749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5539" calcext:value-type="float">
            <text:p>0.065539</text:p>
          </table:table-cell>
          <table:table-cell table:style-name="Default" office:value-type="float" office:value="1.378413" calcext:value-type="float">
            <text:p>1.378413</text:p>
          </table:table-cell>
          <table:table-cell table:style-name="Default" office:value-type="float" office:value="-0.130014" calcext:value-type="float">
            <text:p>-0.130014</text:p>
          </table:table-cell>
          <table:table-cell table:style-name="Default" office:value-type="float" office:value="0.041975" calcext:value-type="float">
            <text:p>0.041975</text:p>
          </table:table-cell>
          <table:table-cell table:style-name="Default" office:value-type="float" office:value="0.055235" calcext:value-type="float">
            <text:p>0.055235</text:p>
          </table:table-cell>
          <table:table-cell table:style-name="Default" office:value-type="float" office:value="-0.074809" calcext:value-type="float">
            <text:p>-0.0748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4898" calcext:value-type="float">
            <text:p>0.064898</text:p>
          </table:table-cell>
          <table:table-cell table:style-name="Default" office:value-type="float" office:value="1.378357" calcext:value-type="float">
            <text:p>1.378357</text:p>
          </table:table-cell>
          <table:table-cell table:style-name="Default" office:value-type="float" office:value="-0.129574" calcext:value-type="float">
            <text:p>-0.129574</text:p>
          </table:table-cell>
          <table:table-cell table:style-name="Default" office:value-type="float" office:value="0.041679" calcext:value-type="float">
            <text:p>0.041679</text:p>
          </table:table-cell>
          <table:table-cell table:style-name="Default" office:value-type="float" office:value="0.055164" calcext:value-type="float">
            <text:p>0.055164</text:p>
          </table:table-cell>
          <table:table-cell table:style-name="Default" office:value-type="float" office:value="-0.074739" calcext:value-type="float">
            <text:p>-0.0747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4136" calcext:value-type="float">
            <text:p>0.064136</text:p>
          </table:table-cell>
          <table:table-cell table:style-name="Default" office:value-type="float" office:value="1.378128" calcext:value-type="float">
            <text:p>1.378128</text:p>
          </table:table-cell>
          <table:table-cell table:style-name="Default" office:value-type="float" office:value="-0.128883" calcext:value-type="float">
            <text:p>-0.128883</text:p>
          </table:table-cell>
          <table:table-cell table:style-name="Default" office:value-type="float" office:value="0.040033" calcext:value-type="float">
            <text:p>0.040033</text:p>
          </table:table-cell>
          <table:table-cell table:style-name="Default" office:value-type="float" office:value="0.054846" calcext:value-type="float">
            <text:p>0.054846</text:p>
          </table:table-cell>
          <table:table-cell table:style-name="Default" office:value-type="float" office:value="-0.074362" calcext:value-type="float">
            <text:p>-0.0743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3441" calcext:value-type="float">
            <text:p>0.063441</text:p>
          </table:table-cell>
          <table:table-cell table:style-name="Default" office:value-type="float" office:value="1.377671" calcext:value-type="float">
            <text:p>1.377671</text:p>
          </table:table-cell>
          <table:table-cell table:style-name="Default" office:value-type="float" office:value="-0.127774" calcext:value-type="float">
            <text:p>-0.127774</text:p>
          </table:table-cell>
          <table:table-cell table:style-name="Default" office:value-type="float" office:value="0.037069" calcext:value-type="float">
            <text:p>0.037069</text:p>
          </table:table-cell>
          <table:table-cell table:style-name="Default" office:value-type="float" office:value="0.055754" calcext:value-type="float">
            <text:p>0.055754</text:p>
          </table:table-cell>
          <table:table-cell table:style-name="Default" office:value-type="float" office:value="-0.0737" calcext:value-type="float">
            <text:p>-0.07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262" calcext:value-type="float">
            <text:p>0.06262</text:p>
          </table:table-cell>
          <table:table-cell table:style-name="Default" office:value-type="float" office:value="1.377056" calcext:value-type="float">
            <text:p>1.377056</text:p>
          </table:table-cell>
          <table:table-cell table:style-name="Default" office:value-type="float" office:value="-0.126195" calcext:value-type="float">
            <text:p>-0.126195</text:p>
          </table:table-cell>
          <table:table-cell table:style-name="Default" office:value-type="float" office:value="0.033403" calcext:value-type="float">
            <text:p>0.033403</text:p>
          </table:table-cell>
          <table:table-cell table:style-name="Default" office:value-type="float" office:value="0.057136" calcext:value-type="float">
            <text:p>0.057136</text:p>
          </table:table-cell>
          <table:table-cell table:style-name="Default" office:value-type="float" office:value="-0.073002" calcext:value-type="float">
            <text:p>-0.0730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1835" calcext:value-type="float">
            <text:p>0.061835</text:p>
          </table:table-cell>
          <table:table-cell table:style-name="Default" office:value-type="float" office:value="1.376436" calcext:value-type="float">
            <text:p>1.376436</text:p>
          </table:table-cell>
          <table:table-cell table:style-name="Default" office:value-type="float" office:value="-0.124336" calcext:value-type="float">
            <text:p>-0.124336</text:p>
          </table:table-cell>
          <table:table-cell table:style-name="Default" office:value-type="float" office:value="0.028943" calcext:value-type="float">
            <text:p>0.028943</text:p>
          </table:table-cell>
          <table:table-cell table:style-name="Default" office:value-type="float" office:value="0.058661" calcext:value-type="float">
            <text:p>0.058661</text:p>
          </table:table-cell>
          <table:table-cell table:style-name="Default" office:value-type="float" office:value="-0.072678" calcext:value-type="float">
            <text:p>-0.0726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1032" calcext:value-type="float">
            <text:p>0.061032</text:p>
          </table:table-cell>
          <table:table-cell table:style-name="Default" office:value-type="float" office:value="1.375808" calcext:value-type="float">
            <text:p>1.375808</text:p>
          </table:table-cell>
          <table:table-cell table:style-name="Default" office:value-type="float" office:value="-0.122372" calcext:value-type="float">
            <text:p>-0.122372</text:p>
          </table:table-cell>
          <table:table-cell table:style-name="Default" office:value-type="float" office:value="0.024303" calcext:value-type="float">
            <text:p>0.024303</text:p>
          </table:table-cell>
          <table:table-cell table:style-name="Default" office:value-type="float" office:value="0.060196" calcext:value-type="float">
            <text:p>0.060196</text:p>
          </table:table-cell>
          <table:table-cell table:style-name="Default" office:value-type="float" office:value="-0.072098" calcext:value-type="float">
            <text:p>-0.0720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0238" calcext:value-type="float">
            <text:p>0.060238</text:p>
          </table:table-cell>
          <table:table-cell table:style-name="Default" office:value-type="float" office:value="1.37537" calcext:value-type="float">
            <text:p>1.37537</text:p>
          </table:table-cell>
          <table:table-cell table:style-name="Default" office:value-type="float" office:value="-0.120467" calcext:value-type="float">
            <text:p>-0.120467</text:p>
          </table:table-cell>
          <table:table-cell table:style-name="Default" office:value-type="float" office:value="0.019478" calcext:value-type="float">
            <text:p>0.019478</text:p>
          </table:table-cell>
          <table:table-cell table:style-name="Default" office:value-type="float" office:value="0.061173" calcext:value-type="float">
            <text:p>0.061173</text:p>
          </table:table-cell>
          <table:table-cell table:style-name="Default" office:value-type="float" office:value="-0.072124" calcext:value-type="float">
            <text:p>-0.0721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9475" calcext:value-type="float">
            <text:p>0.059475</text:p>
          </table:table-cell>
          <table:table-cell table:style-name="Default" office:value-type="float" office:value="1.374914" calcext:value-type="float">
            <text:p>1.374914</text:p>
          </table:table-cell>
          <table:table-cell table:style-name="Default" office:value-type="float" office:value="-0.118683" calcext:value-type="float">
            <text:p>-0.118683</text:p>
          </table:table-cell>
          <table:table-cell table:style-name="Default" office:value-type="float" office:value="0.015555" calcext:value-type="float">
            <text:p>0.015555</text:p>
          </table:table-cell>
          <table:table-cell table:style-name="Default" office:value-type="float" office:value="0.061787" calcext:value-type="float">
            <text:p>0.061787</text:p>
          </table:table-cell>
          <table:table-cell table:style-name="Default" office:value-type="float" office:value="-0.072069" calcext:value-type="float">
            <text:p>-0.0720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8778" calcext:value-type="float">
            <text:p>0.058778</text:p>
          </table:table-cell>
          <table:table-cell table:style-name="Default" office:value-type="float" office:value="1.374654" calcext:value-type="float">
            <text:p>1.374654</text:p>
          </table:table-cell>
          <table:table-cell table:style-name="Default" office:value-type="float" office:value="-0.117157" calcext:value-type="float">
            <text:p>-0.117157</text:p>
          </table:table-cell>
          <table:table-cell table:style-name="Default" office:value-type="float" office:value="0.011406" calcext:value-type="float">
            <text:p>0.011406</text:p>
          </table:table-cell>
          <table:table-cell table:style-name="Default" office:value-type="float" office:value="0.061769" calcext:value-type="float">
            <text:p>0.061769</text:p>
          </table:table-cell>
          <table:table-cell table:style-name="Default" office:value-type="float" office:value="-0.072577" calcext:value-type="float">
            <text:p>-0.0725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8007" calcext:value-type="float">
            <text:p>0.058007</text:p>
          </table:table-cell>
          <table:table-cell table:style-name="Default" office:value-type="float" office:value="1.374388" calcext:value-type="float">
            <text:p>1.374388</text:p>
          </table:table-cell>
          <table:table-cell table:style-name="Default" office:value-type="float" office:value="-0.115875" calcext:value-type="float">
            <text:p>-0.115875</text:p>
          </table:table-cell>
          <table:table-cell table:style-name="Default" office:value-type="float" office:value="0.007483" calcext:value-type="float">
            <text:p>0.007483</text:p>
          </table:table-cell>
          <table:table-cell table:style-name="Default" office:value-type="float" office:value="0.06085" calcext:value-type="float">
            <text:p>0.06085</text:p>
          </table:table-cell>
          <table:table-cell table:style-name="Default" office:value-type="float" office:value="-0.072902" calcext:value-type="float">
            <text:p>-0.0729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7374" calcext:value-type="float">
            <text:p>0.057374</text:p>
          </table:table-cell>
          <table:table-cell table:style-name="Default" office:value-type="float" office:value="1.374316" calcext:value-type="float">
            <text:p>1.374316</text:p>
          </table:table-cell>
          <table:table-cell table:style-name="Default" office:value-type="float" office:value="-0.114686" calcext:value-type="float">
            <text:p>-0.114686</text:p>
          </table:table-cell>
          <table:table-cell table:style-name="Default" office:value-type="float" office:value="0.003912" calcext:value-type="float">
            <text:p>0.003912</text:p>
          </table:table-cell>
          <table:table-cell table:style-name="Default" office:value-type="float" office:value="0.060024" calcext:value-type="float">
            <text:p>0.060024</text:p>
          </table:table-cell>
          <table:table-cell table:style-name="Default" office:value-type="float" office:value="-0.073354" calcext:value-type="float">
            <text:p>-0.0733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6728" calcext:value-type="float">
            <text:p>0.056728</text:p>
          </table:table-cell>
          <table:table-cell table:style-name="Default" office:value-type="float" office:value="1.37455" calcext:value-type="float">
            <text:p>1.37455</text:p>
          </table:table-cell>
          <table:table-cell table:style-name="Default" office:value-type="float" office:value="-0.113482" calcext:value-type="float">
            <text:p>-0.113482</text:p>
          </table:table-cell>
          <table:table-cell table:style-name="Default" office:value-type="float" office:value="0.00093" calcext:value-type="float">
            <text:p>0.00093</text:p>
          </table:table-cell>
          <table:table-cell table:style-name="Default" office:value-type="float" office:value="0.058629" calcext:value-type="float">
            <text:p>0.058629</text:p>
          </table:table-cell>
          <table:table-cell table:style-name="Default" office:value-type="float" office:value="-0.073593" calcext:value-type="float">
            <text:p>-0.0735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6035" calcext:value-type="float">
            <text:p>0.056035</text:p>
          </table:table-cell>
          <table:table-cell table:style-name="Default" office:value-type="float" office:value="1.374975" calcext:value-type="float">
            <text:p>1.374975</text:p>
          </table:table-cell>
          <table:table-cell table:style-name="Default" office:value-type="float" office:value="-0.11207" calcext:value-type="float">
            <text:p>-0.11207</text:p>
          </table:table-cell>
          <table:table-cell table:style-name="Default" office:value-type="float" office:value="-0.00109" calcext:value-type="float">
            <text:p>-0.00109</text:p>
          </table:table-cell>
          <table:table-cell table:style-name="Default" office:value-type="float" office:value="0.057468" calcext:value-type="float">
            <text:p>0.057468</text:p>
          </table:table-cell>
          <table:table-cell table:style-name="Default" office:value-type="float" office:value="-0.07351" calcext:value-type="float">
            <text:p>-0.073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5327" calcext:value-type="float">
            <text:p>0.055327</text:p>
          </table:table-cell>
          <table:table-cell table:style-name="Default" office:value-type="float" office:value="1.375545" calcext:value-type="float">
            <text:p>1.375545</text:p>
          </table:table-cell>
          <table:table-cell table:style-name="Default" office:value-type="float" office:value="-0.110361" calcext:value-type="float">
            <text:p>-0.110361</text:p>
          </table:table-cell>
          <table:table-cell table:style-name="Default" office:value-type="float" office:value="-0.002615" calcext:value-type="float">
            <text:p>-0.002615</text:p>
          </table:table-cell>
          <table:table-cell table:style-name="Default" office:value-type="float" office:value="0.056773" calcext:value-type="float">
            <text:p>0.056773</text:p>
          </table:table-cell>
          <table:table-cell table:style-name="Default" office:value-type="float" office:value="-0.07383" calcext:value-type="float">
            <text:p>-0.073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4467" calcext:value-type="float">
            <text:p>0.054467</text:p>
          </table:table-cell>
          <table:table-cell table:style-name="Default" office:value-type="float" office:value="1.376217" calcext:value-type="float">
            <text:p>1.376217</text:p>
          </table:table-cell>
          <table:table-cell table:style-name="Default" office:value-type="float" office:value="-0.108341" calcext:value-type="float">
            <text:p>-0.108341</text:p>
          </table:table-cell>
          <table:table-cell table:style-name="Default" office:value-type="float" office:value="-0.00381" calcext:value-type="float">
            <text:p>-0.00381</text:p>
          </table:table-cell>
          <table:table-cell table:style-name="Default" office:value-type="float" office:value="0.056568" calcext:value-type="float">
            <text:p>0.056568</text:p>
          </table:table-cell>
          <table:table-cell table:style-name="Default" office:value-type="float" office:value="-0.073997" calcext:value-type="float">
            <text:p>-0.0739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3587" calcext:value-type="float">
            <text:p>0.053587</text:p>
          </table:table-cell>
          <table:table-cell table:style-name="Default" office:value-type="float" office:value="1.376958" calcext:value-type="float">
            <text:p>1.376958</text:p>
          </table:table-cell>
          <table:table-cell table:style-name="Default" office:value-type="float" office:value="-0.105892" calcext:value-type="float">
            <text:p>-0.105892</text:p>
          </table:table-cell>
          <table:table-cell table:style-name="Default" office:value-type="float" office:value="-0.004563" calcext:value-type="float">
            <text:p>-0.004563</text:p>
          </table:table-cell>
          <table:table-cell table:style-name="Default" office:value-type="float" office:value="0.057013" calcext:value-type="float">
            <text:p>0.057013</text:p>
          </table:table-cell>
          <table:table-cell table:style-name="Default" office:value-type="float" office:value="-0.074269" calcext:value-type="float">
            <text:p>-0.0742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2638" calcext:value-type="float">
            <text:p>0.052638</text:p>
          </table:table-cell>
          <table:table-cell table:style-name="Default" office:value-type="float" office:value="1.377858" calcext:value-type="float">
            <text:p>1.377858</text:p>
          </table:table-cell>
          <table:table-cell table:style-name="Default" office:value-type="float" office:value="-0.103025" calcext:value-type="float">
            <text:p>-0.103025</text:p>
          </table:table-cell>
          <table:table-cell table:style-name="Default" office:value-type="float" office:value="-0.005132" calcext:value-type="float">
            <text:p>-0.005132</text:p>
          </table:table-cell>
          <table:table-cell table:style-name="Default" office:value-type="float" office:value="0.057927" calcext:value-type="float">
            <text:p>0.057927</text:p>
          </table:table-cell>
          <table:table-cell table:style-name="Default" office:value-type="float" office:value="-0.074577" calcext:value-type="float">
            <text:p>-0.0745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1673" calcext:value-type="float">
            <text:p>0.051673</text:p>
          </table:table-cell>
          <table:table-cell table:style-name="Default" office:value-type="float" office:value="1.37985" calcext:value-type="float">
            <text:p>1.37985</text:p>
          </table:table-cell>
          <table:table-cell table:style-name="Default" office:value-type="float" office:value="-0.10666" calcext:value-type="float">
            <text:p>-0.10666</text:p>
          </table:table-cell>
          <table:table-cell table:style-name="Default" office:value-type="float" office:value="-0.020178" calcext:value-type="float">
            <text:p>-0.020178</text:p>
          </table:table-cell>
          <table:table-cell table:style-name="Default" office:value-type="float" office:value="0.039313" calcext:value-type="float">
            <text:p>0.039313</text:p>
          </table:table-cell>
          <table:table-cell table:style-name="Default" office:value-type="float" office:value="-0.079233" calcext:value-type="float">
            <text:p>-0.0792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0566" calcext:value-type="float">
            <text:p>0.050566</text:p>
          </table:table-cell>
          <table:table-cell table:style-name="Default" office:value-type="float" office:value="1.381067" calcext:value-type="float">
            <text:p>1.381067</text:p>
          </table:table-cell>
          <table:table-cell table:style-name="Default" office:value-type="float" office:value="-0.102948" calcext:value-type="float">
            <text:p>-0.102948</text:p>
          </table:table-cell>
          <table:table-cell table:style-name="Default" office:value-type="float" office:value="-0.020186" calcext:value-type="float">
            <text:p>-0.020186</text:p>
          </table:table-cell>
          <table:table-cell table:style-name="Default" office:value-type="float" office:value="0.040463" calcext:value-type="float">
            <text:p>0.040463</text:p>
          </table:table-cell>
          <table:table-cell table:style-name="Default" office:value-type="float" office:value="-0.080152" calcext:value-type="float">
            <text:p>-0.0801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9275" calcext:value-type="float">
            <text:p>0.049275</text:p>
          </table:table-cell>
          <table:table-cell table:style-name="Default" office:value-type="float" office:value="1.38254" calcext:value-type="float">
            <text:p>1.38254</text:p>
          </table:table-cell>
          <table:table-cell table:style-name="Default" office:value-type="float" office:value="-0.098843" calcext:value-type="float">
            <text:p>-0.098843</text:p>
          </table:table-cell>
          <table:table-cell table:style-name="Default" office:value-type="float" office:value="-0.019705" calcext:value-type="float">
            <text:p>-0.019705</text:p>
          </table:table-cell>
          <table:table-cell table:style-name="Default" office:value-type="float" office:value="0.04149" calcext:value-type="float">
            <text:p>0.04149</text:p>
          </table:table-cell>
          <table:table-cell table:style-name="Default" office:value-type="float" office:value="-0.081301" calcext:value-type="float">
            <text:p>-0.0813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8038" calcext:value-type="float">
            <text:p>0.048038</text:p>
          </table:table-cell>
          <table:table-cell table:style-name="Default" office:value-type="float" office:value="1.384306" calcext:value-type="float">
            <text:p>1.384306</text:p>
          </table:table-cell>
          <table:table-cell table:style-name="Default" office:value-type="float" office:value="-0.094349" calcext:value-type="float">
            <text:p>-0.094349</text:p>
          </table:table-cell>
          <table:table-cell table:style-name="Default" office:value-type="float" office:value="-0.01865" calcext:value-type="float">
            <text:p>-0.01865</text:p>
          </table:table-cell>
          <table:table-cell table:style-name="Default" office:value-type="float" office:value="0.04184" calcext:value-type="float">
            <text:p>0.04184</text:p>
          </table:table-cell>
          <table:table-cell table:style-name="Default" office:value-type="float" office:value="-0.082717" calcext:value-type="float">
            <text:p>-0.0827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803" calcext:value-type="float">
            <text:p>0.046803</text:p>
          </table:table-cell>
          <table:table-cell table:style-name="Default" office:value-type="float" office:value="1.386329" calcext:value-type="float">
            <text:p>1.386329</text:p>
          </table:table-cell>
          <table:table-cell table:style-name="Default" office:value-type="float" office:value="-0.089492" calcext:value-type="float">
            <text:p>-0.089492</text:p>
          </table:table-cell>
          <table:table-cell table:style-name="Default" office:value-type="float" office:value="-0.01785" calcext:value-type="float">
            <text:p>-0.01785</text:p>
          </table:table-cell>
          <table:table-cell table:style-name="Default" office:value-type="float" office:value="0.041661" calcext:value-type="float">
            <text:p>0.041661</text:p>
          </table:table-cell>
          <table:table-cell table:style-name="Default" office:value-type="float" office:value="-0.083972" calcext:value-type="float">
            <text:p>-0.0839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56" calcext:value-type="float">
            <text:p>0.04556</text:p>
          </table:table-cell>
          <table:table-cell table:style-name="Default" office:value-type="float" office:value="1.388579" calcext:value-type="float">
            <text:p>1.388579</text:p>
          </table:table-cell>
          <table:table-cell table:style-name="Default" office:value-type="float" office:value="-0.084156" calcext:value-type="float">
            <text:p>-0.084156</text:p>
          </table:table-cell>
          <table:table-cell table:style-name="Default" office:value-type="float" office:value="-0.016987" calcext:value-type="float">
            <text:p>-0.016987</text:p>
          </table:table-cell>
          <table:table-cell table:style-name="Default" office:value-type="float" office:value="0.041478" calcext:value-type="float">
            <text:p>0.041478</text:p>
          </table:table-cell>
          <table:table-cell table:style-name="Default" office:value-type="float" office:value="-0.084985" calcext:value-type="float">
            <text:p>-0.0849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272" calcext:value-type="float">
            <text:p>0.044272</text:p>
          </table:table-cell>
          <table:table-cell table:style-name="Default" office:value-type="float" office:value="1.390887" calcext:value-type="float">
            <text:p>1.390887</text:p>
          </table:table-cell>
          <table:table-cell table:style-name="Default" office:value-type="float" office:value="-0.078231" calcext:value-type="float">
            <text:p>-0.078231</text:p>
          </table:table-cell>
          <table:table-cell table:style-name="Default" office:value-type="float" office:value="-0.01567" calcext:value-type="float">
            <text:p>-0.01567</text:p>
          </table:table-cell>
          <table:table-cell table:style-name="Default" office:value-type="float" office:value="0.04134" calcext:value-type="float">
            <text:p>0.04134</text:p>
          </table:table-cell>
          <table:table-cell table:style-name="Default" office:value-type="float" office:value="-0.085354" calcext:value-type="float">
            <text:p>-0.0853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907" calcext:value-type="float">
            <text:p>0.042907</text:p>
          </table:table-cell>
          <table:table-cell table:style-name="Default" office:value-type="float" office:value="1.393319" calcext:value-type="float">
            <text:p>1.393319</text:p>
          </table:table-cell>
          <table:table-cell table:style-name="Default" office:value-type="float" office:value="-0.071725" calcext:value-type="float">
            <text:p>-0.071725</text:p>
          </table:table-cell>
          <table:table-cell table:style-name="Default" office:value-type="float" office:value="-0.014203" calcext:value-type="float">
            <text:p>-0.014203</text:p>
          </table:table-cell>
          <table:table-cell table:style-name="Default" office:value-type="float" office:value="0.041582" calcext:value-type="float">
            <text:p>0.041582</text:p>
          </table:table-cell>
          <table:table-cell table:style-name="Default" office:value-type="float" office:value="-0.085406" calcext:value-type="float">
            <text:p>-0.0854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1301" calcext:value-type="float">
            <text:p>0.041301</text:p>
          </table:table-cell>
          <table:table-cell table:style-name="Default" office:value-type="float" office:value="1.395672" calcext:value-type="float">
            <text:p>1.395672</text:p>
          </table:table-cell>
          <table:table-cell table:style-name="Default" office:value-type="float" office:value="-0.064557" calcext:value-type="float">
            <text:p>-0.064557</text:p>
          </table:table-cell>
          <table:table-cell table:style-name="Default" office:value-type="float" office:value="-0.01268" calcext:value-type="float">
            <text:p>-0.01268</text:p>
          </table:table-cell>
          <table:table-cell table:style-name="Default" office:value-type="float" office:value="0.04278" calcext:value-type="float">
            <text:p>0.04278</text:p>
          </table:table-cell>
          <table:table-cell table:style-name="Default" office:value-type="float" office:value="-0.085219" calcext:value-type="float">
            <text:p>-0.0852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9639" calcext:value-type="float">
            <text:p>0.039639</text:p>
          </table:table-cell>
          <table:table-cell table:style-name="Default" office:value-type="float" office:value="1.398029" calcext:value-type="float">
            <text:p>1.398029</text:p>
          </table:table-cell>
          <table:table-cell table:style-name="Default" office:value-type="float" office:value="-0.056974" calcext:value-type="float">
            <text:p>-0.056974</text:p>
          </table:table-cell>
          <table:table-cell table:style-name="Default" office:value-type="float" office:value="-0.011161" calcext:value-type="float">
            <text:p>-0.011161</text:p>
          </table:table-cell>
          <table:table-cell table:style-name="Default" office:value-type="float" office:value="0.044216" calcext:value-type="float">
            <text:p>0.044216</text:p>
          </table:table-cell>
          <table:table-cell table:style-name="Default" office:value-type="float" office:value="-0.08464" calcext:value-type="float">
            <text:p>-0.084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7748" calcext:value-type="float">
            <text:p>0.037748</text:p>
          </table:table-cell>
          <table:table-cell table:style-name="Default" office:value-type="float" office:value="1.400109" calcext:value-type="float">
            <text:p>1.400109</text:p>
          </table:table-cell>
          <table:table-cell table:style-name="Default" office:value-type="float" office:value="-0.048963" calcext:value-type="float">
            <text:p>-0.048963</text:p>
          </table:table-cell>
          <table:table-cell table:style-name="Default" office:value-type="float" office:value="-0.009979" calcext:value-type="float">
            <text:p>-0.009979</text:p>
          </table:table-cell>
          <table:table-cell table:style-name="Default" office:value-type="float" office:value="0.0465" calcext:value-type="float">
            <text:p>0.0465</text:p>
          </table:table-cell>
          <table:table-cell table:style-name="Default" office:value-type="float" office:value="-0.084047" calcext:value-type="float">
            <text:p>-0.0840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5645" calcext:value-type="float">
            <text:p>0.035645</text:p>
          </table:table-cell>
          <table:table-cell table:style-name="Default" office:value-type="float" office:value="1.402042" calcext:value-type="float">
            <text:p>1.402042</text:p>
          </table:table-cell>
          <table:table-cell table:style-name="Default" office:value-type="float" office:value="-0.040573" calcext:value-type="float">
            <text:p>-0.040573</text:p>
          </table:table-cell>
          <table:table-cell table:style-name="Default" office:value-type="float" office:value="-0.008646" calcext:value-type="float">
            <text:p>-0.008646</text:p>
          </table:table-cell>
          <table:table-cell table:style-name="Default" office:value-type="float" office:value="0.049559" calcext:value-type="float">
            <text:p>0.049559</text:p>
          </table:table-cell>
          <table:table-cell table:style-name="Default" office:value-type="float" office:value="-0.083251" calcext:value-type="float">
            <text:p>-0.0832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3159" calcext:value-type="float">
            <text:p>0.033159</text:p>
          </table:table-cell>
          <table:table-cell table:style-name="Default" office:value-type="float" office:value="1.403698" calcext:value-type="float">
            <text:p>1.403698</text:p>
          </table:table-cell>
          <table:table-cell table:style-name="Default" office:value-type="float" office:value="-0.031967" calcext:value-type="float">
            <text:p>-0.031967</text:p>
          </table:table-cell>
          <table:table-cell table:style-name="Default" office:value-type="float" office:value="-0.007464" calcext:value-type="float">
            <text:p>-0.007464</text:p>
          </table:table-cell>
          <table:table-cell table:style-name="Default" office:value-type="float" office:value="0.053441" calcext:value-type="float">
            <text:p>0.053441</text:p>
          </table:table-cell>
          <table:table-cell table:style-name="Default" office:value-type="float" office:value="-0.082035" calcext:value-type="float">
            <text:p>-0.0820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0755" calcext:value-type="float">
            <text:p>0.030755</text:p>
          </table:table-cell>
          <table:table-cell table:style-name="Default" office:value-type="float" office:value="1.405377" calcext:value-type="float">
            <text:p>1.405377</text:p>
          </table:table-cell>
          <table:table-cell table:style-name="Default" office:value-type="float" office:value="-0.023474" calcext:value-type="float">
            <text:p>-0.023474</text:p>
          </table:table-cell>
          <table:table-cell table:style-name="Default" office:value-type="float" office:value="-0.007255" calcext:value-type="float">
            <text:p>-0.007255</text:p>
          </table:table-cell>
          <table:table-cell table:style-name="Default" office:value-type="float" office:value="0.056974" calcext:value-type="float">
            <text:p>0.056974</text:p>
          </table:table-cell>
          <table:table-cell table:style-name="Default" office:value-type="float" office:value="-0.081389" calcext:value-type="float">
            <text:p>-0.0813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8071" calcext:value-type="float">
            <text:p>0.028071</text:p>
          </table:table-cell>
          <table:table-cell table:style-name="Default" office:value-type="float" office:value="1.406986" calcext:value-type="float">
            <text:p>1.406986</text:p>
          </table:table-cell>
          <table:table-cell table:style-name="Default" office:value-type="float" office:value="-0.015007" calcext:value-type="float">
            <text:p>-0.015007</text:p>
          </table:table-cell>
          <table:table-cell table:style-name="Default" office:value-type="float" office:value="-0.006963" calcext:value-type="float">
            <text:p>-0.006963</text:p>
          </table:table-cell>
          <table:table-cell table:style-name="Default" office:value-type="float" office:value="0.061027" calcext:value-type="float">
            <text:p>0.061027</text:p>
          </table:table-cell>
          <table:table-cell table:style-name="Default" office:value-type="float" office:value="-0.08075" calcext:value-type="float">
            <text:p>-0.080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517" calcext:value-type="float">
            <text:p>0.02517</text:p>
          </table:table-cell>
          <table:table-cell table:style-name="Default" office:value-type="float" office:value="1.408512" calcext:value-type="float">
            <text:p>1.408512</text:p>
          </table:table-cell>
          <table:table-cell table:style-name="Default" office:value-type="float" office:value="-0.006658" calcext:value-type="float">
            <text:p>-0.006658</text:p>
          </table:table-cell>
          <table:table-cell table:style-name="Default" office:value-type="float" office:value="-0.007049" calcext:value-type="float">
            <text:p>-0.007049</text:p>
          </table:table-cell>
          <table:table-cell table:style-name="Default" office:value-type="float" office:value="0.065079" calcext:value-type="float">
            <text:p>0.065079</text:p>
          </table:table-cell>
          <table:table-cell table:style-name="Default" office:value-type="float" office:value="-0.08011" calcext:value-type="float">
            <text:p>-0.080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2186" calcext:value-type="float">
            <text:p>0.022186</text:p>
          </table:table-cell>
          <table:table-cell table:style-name="Default" office:value-type="float" office:value="1.409945" calcext:value-type="float">
            <text:p>1.409945</text:p>
          </table:table-cell>
          <table:table-cell table:style-name="Default" office:value-type="float" office:value="0.001396" calcext:value-type="float">
            <text:p>0.001396</text:p>
          </table:table-cell>
          <table:table-cell table:style-name="Default" office:value-type="float" office:value="-0.007387" calcext:value-type="float">
            <text:p>-0.007387</text:p>
          </table:table-cell>
          <table:table-cell table:style-name="Default" office:value-type="float" office:value="0.068835" calcext:value-type="float">
            <text:p>0.068835</text:p>
          </table:table-cell>
          <table:table-cell table:style-name="Default" office:value-type="float" office:value="-0.079703" calcext:value-type="float">
            <text:p>-0.0797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9256" calcext:value-type="float">
            <text:p>0.019256</text:p>
          </table:table-cell>
          <table:table-cell table:style-name="Default" office:value-type="float" office:value="1.411345" calcext:value-type="float">
            <text:p>1.411345</text:p>
          </table:table-cell>
          <table:table-cell table:style-name="Default" office:value-type="float" office:value="0.009091" calcext:value-type="float">
            <text:p>0.009091</text:p>
          </table:table-cell>
          <table:table-cell table:style-name="Default" office:value-type="float" office:value="-0.008109" calcext:value-type="float">
            <text:p>-0.008109</text:p>
          </table:table-cell>
          <table:table-cell table:style-name="Default" office:value-type="float" office:value="0.071617" calcext:value-type="float">
            <text:p>0.071617</text:p>
          </table:table-cell>
          <table:table-cell table:style-name="Default" office:value-type="float" office:value="-0.079508" calcext:value-type="float">
            <text:p>-0.0795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6463" calcext:value-type="float">
            <text:p>0.016463</text:p>
          </table:table-cell>
          <table:table-cell table:style-name="Default" office:value-type="float" office:value="1.412685" calcext:value-type="float">
            <text:p>1.412685</text:p>
          </table:table-cell>
          <table:table-cell table:style-name="Default" office:value-type="float" office:value="0.016316" calcext:value-type="float">
            <text:p>0.016316</text:p>
          </table:table-cell>
          <table:table-cell table:style-name="Default" office:value-type="float" office:value="-0.009005" calcext:value-type="float">
            <text:p>-0.009005</text:p>
          </table:table-cell>
          <table:table-cell table:style-name="Default" office:value-type="float" office:value="0.073498" calcext:value-type="float">
            <text:p>0.073498</text:p>
          </table:table-cell>
          <table:table-cell table:style-name="Default" office:value-type="float" office:value="-0.079163" calcext:value-type="float">
            <text:p>-0.0791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3796" calcext:value-type="float">
            <text:p>0.013796</text:p>
          </table:table-cell>
          <table:table-cell table:style-name="Default" office:value-type="float" office:value="1.414009" calcext:value-type="float">
            <text:p>1.414009</text:p>
          </table:table-cell>
          <table:table-cell table:style-name="Default" office:value-type="float" office:value="0.023046" calcext:value-type="float">
            <text:p>0.023046</text:p>
          </table:table-cell>
          <table:table-cell table:style-name="Default" office:value-type="float" office:value="-0.009302" calcext:value-type="float">
            <text:p>-0.009302</text:p>
          </table:table-cell>
          <table:table-cell table:style-name="Default" office:value-type="float" office:value="0.074345" calcext:value-type="float">
            <text:p>0.074345</text:p>
          </table:table-cell>
          <table:table-cell table:style-name="Default" office:value-type="float" office:value="-0.078411" calcext:value-type="float">
            <text:p>-0.0784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72" calcext:value-type="float">
            <text:p>0.011272</text:p>
          </table:table-cell>
          <table:table-cell table:style-name="Default" office:value-type="float" office:value="1.415192" calcext:value-type="float">
            <text:p>1.415192</text:p>
          </table:table-cell>
          <table:table-cell table:style-name="Default" office:value-type="float" office:value="0.029218" calcext:value-type="float">
            <text:p>0.029218</text:p>
          </table:table-cell>
          <table:table-cell table:style-name="Default" office:value-type="float" office:value="-0.009529" calcext:value-type="float">
            <text:p>-0.009529</text:p>
          </table:table-cell>
          <table:table-cell table:style-name="Default" office:value-type="float" office:value="0.074055" calcext:value-type="float">
            <text:p>0.074055</text:p>
          </table:table-cell>
          <table:table-cell table:style-name="Default" office:value-type="float" office:value="-0.077451" calcext:value-type="float">
            <text:p>-0.0774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8671" calcext:value-type="float">
            <text:p>0.008671</text:p>
          </table:table-cell>
          <table:table-cell table:style-name="Default" office:value-type="float" office:value="1.416112" calcext:value-type="float">
            <text:p>1.416112</text:p>
          </table:table-cell>
          <table:table-cell table:style-name="Default" office:value-type="float" office:value="0.034962" calcext:value-type="float">
            <text:p>0.034962</text:p>
          </table:table-cell>
          <table:table-cell table:style-name="Default" office:value-type="float" office:value="-0.00963" calcext:value-type="float">
            <text:p>-0.00963</text:p>
          </table:table-cell>
          <table:table-cell table:style-name="Default" office:value-type="float" office:value="0.073512" calcext:value-type="float">
            <text:p>0.073512</text:p>
          </table:table-cell>
          <table:table-cell table:style-name="Default" office:value-type="float" office:value="-0.076303" calcext:value-type="float">
            <text:p>-0.0763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5984" calcext:value-type="float">
            <text:p>0.005984</text:p>
          </table:table-cell>
          <table:table-cell table:style-name="Default" office:value-type="float" office:value="1.416946" calcext:value-type="float">
            <text:p>1.416946</text:p>
          </table:table-cell>
          <table:table-cell table:style-name="Default" office:value-type="float" office:value="0.040434" calcext:value-type="float">
            <text:p>0.040434</text:p>
          </table:table-cell>
          <table:table-cell table:style-name="Default" office:value-type="float" office:value="-0.008971" calcext:value-type="float">
            <text:p>-0.008971</text:p>
          </table:table-cell>
          <table:table-cell table:style-name="Default" office:value-type="float" office:value="0.073616" calcext:value-type="float">
            <text:p>0.073616</text:p>
          </table:table-cell>
          <table:table-cell table:style-name="Default" office:value-type="float" office:value="-0.075226" calcext:value-type="float">
            <text:p>-0.0752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4138" calcext:value-type="float">
            <text:p>0.004138</text:p>
          </table:table-cell>
          <table:table-cell table:style-name="Default" office:value-type="float" office:value="1.417549" calcext:value-type="float">
            <text:p>1.417549</text:p>
          </table:table-cell>
          <table:table-cell table:style-name="Default" office:value-type="float" office:value="0.045128" calcext:value-type="float">
            <text:p>0.045128</text:p>
          </table:table-cell>
          <table:table-cell table:style-name="Default" office:value-type="float" office:value="-0.010241" calcext:value-type="float">
            <text:p>-0.010241</text:p>
          </table:table-cell>
          <table:table-cell table:style-name="Default" office:value-type="float" office:value="0.072577" calcext:value-type="float">
            <text:p>0.072577</text:p>
          </table:table-cell>
          <table:table-cell table:style-name="Default" office:value-type="float" office:value="-0.074425" calcext:value-type="float">
            <text:p>-0.0744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1754" calcext:value-type="float">
            <text:p>0.001754</text:p>
          </table:table-cell>
          <table:table-cell table:style-name="Default" office:value-type="float" office:value="1.418212" calcext:value-type="float">
            <text:p>1.418212</text:p>
          </table:table-cell>
          <table:table-cell table:style-name="Default" office:value-type="float" office:value="0.049982" calcext:value-type="float">
            <text:p>0.049982</text:p>
          </table:table-cell>
          <table:table-cell table:style-name="Default" office:value-type="float" office:value="-0.009694" calcext:value-type="float">
            <text:p>-0.009694</text:p>
          </table:table-cell>
          <table:table-cell table:style-name="Default" office:value-type="float" office:value="0.073909" calcext:value-type="float">
            <text:p>0.073909</text:p>
          </table:table-cell>
          <table:table-cell table:style-name="Default" office:value-type="float" office:value="-0.073666" calcext:value-type="float">
            <text:p>-0.0736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0583" calcext:value-type="float">
            <text:p>-0.000583</text:p>
          </table:table-cell>
          <table:table-cell table:style-name="Default" office:value-type="float" office:value="1.418713" calcext:value-type="float">
            <text:p>1.418713</text:p>
          </table:table-cell>
          <table:table-cell table:style-name="Default" office:value-type="float" office:value="0.054518" calcext:value-type="float">
            <text:p>0.054518</text:p>
          </table:table-cell>
          <table:table-cell table:style-name="Default" office:value-type="float" office:value="-0.009471" calcext:value-type="float">
            <text:p>-0.009471</text:p>
          </table:table-cell>
          <table:table-cell table:style-name="Default" office:value-type="float" office:value="0.076231" calcext:value-type="float">
            <text:p>0.076231</text:p>
          </table:table-cell>
          <table:table-cell table:style-name="Default" office:value-type="float" office:value="-0.072472" calcext:value-type="float">
            <text:p>-0.0724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27" calcext:value-type="float">
            <text:p>-0.002627</text:p>
          </table:table-cell>
          <table:table-cell table:style-name="Default" office:value-type="float" office:value="1.419236" calcext:value-type="float">
            <text:p>1.419236</text:p>
          </table:table-cell>
          <table:table-cell table:style-name="Default" office:value-type="float" office:value="0.058912" calcext:value-type="float">
            <text:p>0.058912</text:p>
          </table:table-cell>
          <table:table-cell table:style-name="Default" office:value-type="float" office:value="-0.009158" calcext:value-type="float">
            <text:p>-0.009158</text:p>
          </table:table-cell>
          <table:table-cell table:style-name="Default" office:value-type="float" office:value="0.07952" calcext:value-type="float">
            <text:p>0.07952</text:p>
          </table:table-cell>
          <table:table-cell table:style-name="Default" office:value-type="float" office:value="-0.071658" calcext:value-type="float">
            <text:p>-0.0716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4348" calcext:value-type="float">
            <text:p>-0.004348</text:p>
          </table:table-cell>
          <table:table-cell table:style-name="Default" office:value-type="float" office:value="1.419607" calcext:value-type="float">
            <text:p>1.419607</text:p>
          </table:table-cell>
          <table:table-cell table:style-name="Default" office:value-type="float" office:value="0.062845" calcext:value-type="float">
            <text:p>0.062845</text:p>
          </table:table-cell>
          <table:table-cell table:style-name="Default" office:value-type="float" office:value="-0.009353" calcext:value-type="float">
            <text:p>-0.009353</text:p>
          </table:table-cell>
          <table:table-cell table:style-name="Default" office:value-type="float" office:value="0.083262" calcext:value-type="float">
            <text:p>0.083262</text:p>
          </table:table-cell>
          <table:table-cell table:style-name="Default" office:value-type="float" office:value="-0.070432" calcext:value-type="float">
            <text:p>-0.0704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7489" calcext:value-type="float">
            <text:p>-0.007489</text:p>
          </table:table-cell>
          <table:table-cell table:style-name="Default" office:value-type="float" office:value="1.42291" calcext:value-type="float">
            <text:p>1.42291</text:p>
          </table:table-cell>
          <table:table-cell table:style-name="Default" office:value-type="float" office:value="0.069416" calcext:value-type="float">
            <text:p>0.069416</text:p>
          </table:table-cell>
          <table:table-cell table:style-name="Default" office:value-type="float" office:value="-0.000401" calcext:value-type="float">
            <text:p>-0.000401</text:p>
          </table:table-cell>
          <table:table-cell table:style-name="Default" office:value-type="float" office:value="0.096893" calcext:value-type="float">
            <text:p>0.096893</text:p>
          </table:table-cell>
          <table:table-cell table:style-name="Default" office:value-type="float" office:value="-0.07464" calcext:value-type="float">
            <text:p>-0.074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8504" calcext:value-type="float">
            <text:p>-0.008504</text:p>
          </table:table-cell>
          <table:table-cell table:style-name="Default" office:value-type="float" office:value="1.423321" calcext:value-type="float">
            <text:p>1.423321</text:p>
          </table:table-cell>
          <table:table-cell table:style-name="Default" office:value-type="float" office:value="0.072606" calcext:value-type="float">
            <text:p>0.072606</text:p>
          </table:table-cell>
          <table:table-cell table:style-name="Default" office:value-type="float" office:value="-0.000189" calcext:value-type="float">
            <text:p>-0.000189</text:p>
          </table:table-cell>
          <table:table-cell table:style-name="Default" office:value-type="float" office:value="0.101128" calcext:value-type="float">
            <text:p>0.101128</text:p>
          </table:table-cell>
          <table:table-cell table:style-name="Default" office:value-type="float" office:value="-0.073872" calcext:value-type="float">
            <text:p>-0.0738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9103" calcext:value-type="float">
            <text:p>-0.009103</text:p>
          </table:table-cell>
          <table:table-cell table:style-name="Default" office:value-type="float" office:value="1.423496" calcext:value-type="float">
            <text:p>1.423496</text:p>
          </table:table-cell>
          <table:table-cell table:style-name="Default" office:value-type="float" office:value="0.075555" calcext:value-type="float">
            <text:p>0.075555</text:p>
          </table:table-cell>
          <table:table-cell table:style-name="Default" office:value-type="float" office:value="0.000431" calcext:value-type="float">
            <text:p>0.000431</text:p>
          </table:table-cell>
          <table:table-cell table:style-name="Default" office:value-type="float" office:value="0.10531" calcext:value-type="float">
            <text:p>0.10531</text:p>
          </table:table-cell>
          <table:table-cell table:style-name="Default" office:value-type="float" office:value="-0.072907" calcext:value-type="float">
            <text:p>-0.0729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9326" calcext:value-type="float">
            <text:p>-0.009326</text:p>
          </table:table-cell>
          <table:table-cell table:style-name="Default" office:value-type="float" office:value="1.423496" calcext:value-type="float">
            <text:p>1.423496</text:p>
          </table:table-cell>
          <table:table-cell table:style-name="Default" office:value-type="float" office:value="0.078285" calcext:value-type="float">
            <text:p>0.078285</text:p>
          </table:table-cell>
          <table:table-cell table:style-name="Default" office:value-type="float" office:value="0.0014" calcext:value-type="float">
            <text:p>0.0014</text:p>
          </table:table-cell>
          <table:table-cell table:style-name="Default" office:value-type="float" office:value="0.109418" calcext:value-type="float">
            <text:p>0.109418</text:p>
          </table:table-cell>
          <table:table-cell table:style-name="Default" office:value-type="float" office:value="-0.071826" calcext:value-type="float">
            <text:p>-0.0718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8752" calcext:value-type="float">
            <text:p>-0.008752</text:p>
          </table:table-cell>
          <table:table-cell table:style-name="Default" office:value-type="float" office:value="1.419909" calcext:value-type="float">
            <text:p>1.419909</text:p>
          </table:table-cell>
          <table:table-cell table:style-name="Default" office:value-type="float" office:value="0.085958" calcext:value-type="float">
            <text:p>0.085958</text:p>
          </table:table-cell>
          <table:table-cell table:style-name="Default" office:value-type="float" office:value="0.012261" calcext:value-type="float">
            <text:p>0.012261</text:p>
          </table:table-cell>
          <table:table-cell table:style-name="Default" office:value-type="float" office:value="0.126304" calcext:value-type="float">
            <text:p>0.126304</text:p>
          </table:table-cell>
          <table:table-cell table:style-name="Default" office:value-type="float" office:value="-0.059031" calcext:value-type="float">
            <text:p>-0.0590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8434" calcext:value-type="float">
            <text:p>-0.008434</text:p>
          </table:table-cell>
          <table:table-cell table:style-name="Default" office:value-type="float" office:value="1.419874" calcext:value-type="float">
            <text:p>1.419874</text:p>
          </table:table-cell>
          <table:table-cell table:style-name="Default" office:value-type="float" office:value="0.08837" calcext:value-type="float">
            <text:p>0.08837</text:p>
          </table:table-cell>
          <table:table-cell table:style-name="Default" office:value-type="float" office:value="0.013626" calcext:value-type="float">
            <text:p>0.013626</text:p>
          </table:table-cell>
          <table:table-cell table:style-name="Default" office:value-type="float" office:value="0.129639" calcext:value-type="float">
            <text:p>0.129639</text:p>
          </table:table-cell>
          <table:table-cell table:style-name="Default" office:value-type="float" office:value="-0.057141" calcext:value-type="float">
            <text:p>-0.0571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7844" calcext:value-type="float">
            <text:p>-0.007844</text:p>
          </table:table-cell>
          <table:table-cell table:style-name="Default" office:value-type="float" office:value="1.41982" calcext:value-type="float">
            <text:p>1.41982</text:p>
          </table:table-cell>
          <table:table-cell table:style-name="Default" office:value-type="float" office:value="0.090437" calcext:value-type="float">
            <text:p>0.090437</text:p>
          </table:table-cell>
          <table:table-cell table:style-name="Default" office:value-type="float" office:value="0.01467" calcext:value-type="float">
            <text:p>0.01467</text:p>
          </table:table-cell>
          <table:table-cell table:style-name="Default" office:value-type="float" office:value="0.132383" calcext:value-type="float">
            <text:p>0.132383</text:p>
          </table:table-cell>
          <table:table-cell table:style-name="Default" office:value-type="float" office:value="-0.055099" calcext:value-type="float">
            <text:p>-0.0550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7072" calcext:value-type="float">
            <text:p>-0.007072</text:p>
          </table:table-cell>
          <table:table-cell table:style-name="Default" office:value-type="float" office:value="1.41969" calcext:value-type="float">
            <text:p>1.41969</text:p>
          </table:table-cell>
          <table:table-cell table:style-name="Default" office:value-type="float" office:value="0.092163" calcext:value-type="float">
            <text:p>0.092163</text:p>
          </table:table-cell>
          <table:table-cell table:style-name="Default" office:value-type="float" office:value="0.015718" calcext:value-type="float">
            <text:p>0.015718</text:p>
          </table:table-cell>
          <table:table-cell table:style-name="Default" office:value-type="float" office:value="0.134358" calcext:value-type="float">
            <text:p>0.134358</text:p>
          </table:table-cell>
          <table:table-cell table:style-name="Default" office:value-type="float" office:value="-0.053175" calcext:value-type="float">
            <text:p>-0.0531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613" calcext:value-type="float">
            <text:p>-0.00613</text:p>
          </table:table-cell>
          <table:table-cell table:style-name="Default" office:value-type="float" office:value="1.419542" calcext:value-type="float">
            <text:p>1.419542</text:p>
          </table:table-cell>
          <table:table-cell table:style-name="Default" office:value-type="float" office:value="0.093496" calcext:value-type="float">
            <text:p>0.093496</text:p>
          </table:table-cell>
          <table:table-cell table:style-name="Default" office:value-type="float" office:value="0.016497" calcext:value-type="float">
            <text:p>0.016497</text:p>
          </table:table-cell>
          <table:table-cell table:style-name="Default" office:value-type="float" office:value="0.135489" calcext:value-type="float">
            <text:p>0.135489</text:p>
          </table:table-cell>
          <table:table-cell table:style-name="Default" office:value-type="float" office:value="-0.051541" calcext:value-type="float">
            <text:p>-0.0515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5146" calcext:value-type="float">
            <text:p>-0.005146</text:p>
          </table:table-cell>
          <table:table-cell table:style-name="Default" office:value-type="float" office:value="1.419239" calcext:value-type="float">
            <text:p>1.419239</text:p>
          </table:table-cell>
          <table:table-cell table:style-name="Default" office:value-type="float" office:value="0.094443" calcext:value-type="float">
            <text:p>0.094443</text:p>
          </table:table-cell>
          <table:table-cell table:style-name="Default" office:value-type="float" office:value="0.016323" calcext:value-type="float">
            <text:p>0.016323</text:p>
          </table:table-cell>
          <table:table-cell table:style-name="Default" office:value-type="float" office:value="0.135891" calcext:value-type="float">
            <text:p>0.135891</text:p>
          </table:table-cell>
          <table:table-cell table:style-name="Default" office:value-type="float" office:value="-0.050439" calcext:value-type="float">
            <text:p>-0.0504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3931" calcext:value-type="float">
            <text:p>-0.003931</text:p>
          </table:table-cell>
          <table:table-cell table:style-name="Default" office:value-type="float" office:value="1.418581" calcext:value-type="float">
            <text:p>1.418581</text:p>
          </table:table-cell>
          <table:table-cell table:style-name="Default" office:value-type="float" office:value="0.095303" calcext:value-type="float">
            <text:p>0.095303</text:p>
          </table:table-cell>
          <table:table-cell table:style-name="Default" office:value-type="float" office:value="0.016115" calcext:value-type="float">
            <text:p>0.016115</text:p>
          </table:table-cell>
          <table:table-cell table:style-name="Default" office:value-type="float" office:value="0.136281" calcext:value-type="float">
            <text:p>0.136281</text:p>
          </table:table-cell>
          <table:table-cell table:style-name="Default" office:value-type="float" office:value="-0.049223" calcext:value-type="float">
            <text:p>-0.0492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809" calcext:value-type="float">
            <text:p>-0.002809</text:p>
          </table:table-cell>
          <table:table-cell table:style-name="Default" office:value-type="float" office:value="1.417987" calcext:value-type="float">
            <text:p>1.417987</text:p>
          </table:table-cell>
          <table:table-cell table:style-name="Default" office:value-type="float" office:value="0.095995" calcext:value-type="float">
            <text:p>0.095995</text:p>
          </table:table-cell>
          <table:table-cell table:style-name="Default" office:value-type="float" office:value="0.015231" calcext:value-type="float">
            <text:p>0.015231</text:p>
          </table:table-cell>
          <table:table-cell table:style-name="Default" office:value-type="float" office:value="0.136571" calcext:value-type="float">
            <text:p>0.136571</text:p>
          </table:table-cell>
          <table:table-cell table:style-name="Default" office:value-type="float" office:value="-0.048489" calcext:value-type="float">
            <text:p>-0.0484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1816" calcext:value-type="float">
            <text:p>-0.001816</text:p>
          </table:table-cell>
          <table:table-cell table:style-name="Default" office:value-type="float" office:value="1.417131" calcext:value-type="float">
            <text:p>1.417131</text:p>
          </table:table-cell>
          <table:table-cell table:style-name="Default" office:value-type="float" office:value="0.096922" calcext:value-type="float">
            <text:p>0.096922</text:p>
          </table:table-cell>
          <table:table-cell table:style-name="Default" office:value-type="float" office:value="0.014616" calcext:value-type="float">
            <text:p>0.014616</text:p>
          </table:table-cell>
          <table:table-cell table:style-name="Default" office:value-type="float" office:value="0.137566" calcext:value-type="float">
            <text:p>0.137566</text:p>
          </table:table-cell>
          <table:table-cell table:style-name="Default" office:value-type="float" office:value="-0.047414" calcext:value-type="float">
            <text:p>-0.0474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1121" calcext:value-type="float">
            <text:p>-0.001121</text:p>
          </table:table-cell>
          <table:table-cell table:style-name="Default" office:value-type="float" office:value="1.416325" calcext:value-type="float">
            <text:p>1.416325</text:p>
          </table:table-cell>
          <table:table-cell table:style-name="Default" office:value-type="float" office:value="0.09801" calcext:value-type="float">
            <text:p>0.09801</text:p>
          </table:table-cell>
          <table:table-cell table:style-name="Default" office:value-type="float" office:value="0.013461" calcext:value-type="float">
            <text:p>0.013461</text:p>
          </table:table-cell>
          <table:table-cell table:style-name="Default" office:value-type="float" office:value="0.138865" calcext:value-type="float">
            <text:p>0.138865</text:p>
          </table:table-cell>
          <table:table-cell table:style-name="Default" office:value-type="float" office:value="-0.047263" calcext:value-type="float">
            <text:p>-0.0472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0716" calcext:value-type="float">
            <text:p>-0.000716</text:p>
          </table:table-cell>
          <table:table-cell table:style-name="Default" office:value-type="float" office:value="1.415353" calcext:value-type="float">
            <text:p>1.415353</text:p>
          </table:table-cell>
          <table:table-cell table:style-name="Default" office:value-type="float" office:value="0.099472" calcext:value-type="float">
            <text:p>0.099472</text:p>
          </table:table-cell>
          <table:table-cell table:style-name="Default" office:value-type="float" office:value="0.012489" calcext:value-type="float">
            <text:p>0.012489</text:p>
          </table:table-cell>
          <table:table-cell table:style-name="Default" office:value-type="float" office:value="0.141167" calcext:value-type="float">
            <text:p>0.141167</text:p>
          </table:table-cell>
          <table:table-cell table:style-name="Default" office:value-type="float" office:value="-0.047059" calcext:value-type="float">
            <text:p>-0.0470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0716" calcext:value-type="float">
            <text:p>-0.000716</text:p>
          </table:table-cell>
          <table:table-cell table:style-name="Default" office:value-type="float" office:value="1.414623" calcext:value-type="float">
            <text:p>1.414623</text:p>
          </table:table-cell>
          <table:table-cell table:style-name="Default" office:value-type="float" office:value="0.101296" calcext:value-type="float">
            <text:p>0.101296</text:p>
          </table:table-cell>
          <table:table-cell table:style-name="Default" office:value-type="float" office:value="0.011546" calcext:value-type="float">
            <text:p>0.011546</text:p>
          </table:table-cell>
          <table:table-cell table:style-name="Default" office:value-type="float" office:value="0.143343" calcext:value-type="float">
            <text:p>0.143343</text:p>
          </table:table-cell>
          <table:table-cell table:style-name="Default" office:value-type="float" office:value="-0.047279" calcext:value-type="float">
            <text:p>-0.0472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1237" calcext:value-type="float">
            <text:p>-0.001237</text:p>
          </table:table-cell>
          <table:table-cell table:style-name="Default" office:value-type="float" office:value="1.414278" calcext:value-type="float">
            <text:p>1.414278</text:p>
          </table:table-cell>
          <table:table-cell table:style-name="Default" office:value-type="float" office:value="0.103523" calcext:value-type="float">
            <text:p>0.103523</text:p>
          </table:table-cell>
          <table:table-cell table:style-name="Default" office:value-type="float" office:value="0.010873" calcext:value-type="float">
            <text:p>0.010873</text:p>
          </table:table-cell>
          <table:table-cell table:style-name="Default" office:value-type="float" office:value="0.144945" calcext:value-type="float">
            <text:p>0.144945</text:p>
          </table:table-cell>
          <table:table-cell table:style-name="Default" office:value-type="float" office:value="-0.048266" calcext:value-type="float">
            <text:p>-0.0482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055" calcext:value-type="float">
            <text:p>-0.002055</text:p>
          </table:table-cell>
          <table:table-cell table:style-name="Default" office:value-type="float" office:value="1.413662" calcext:value-type="float">
            <text:p>1.413662</text:p>
          </table:table-cell>
          <table:table-cell table:style-name="Default" office:value-type="float" office:value="0.106652" calcext:value-type="float">
            <text:p>0.106652</text:p>
          </table:table-cell>
          <table:table-cell table:style-name="Default" office:value-type="float" office:value="0.011647" calcext:value-type="float">
            <text:p>0.011647</text:p>
          </table:table-cell>
          <table:table-cell table:style-name="Default" office:value-type="float" office:value="0.147538" calcext:value-type="float">
            <text:p>0.147538</text:p>
          </table:table-cell>
          <table:table-cell table:style-name="Default" office:value-type="float" office:value="-0.048471" calcext:value-type="float">
            <text:p>-0.0484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3009" calcext:value-type="float">
            <text:p>-0.003009</text:p>
          </table:table-cell>
          <table:table-cell table:style-name="Default" office:value-type="float" office:value="1.413233" calcext:value-type="float">
            <text:p>1.413233</text:p>
          </table:table-cell>
          <table:table-cell table:style-name="Default" office:value-type="float" office:value="0.110207" calcext:value-type="float">
            <text:p>0.110207</text:p>
          </table:table-cell>
          <table:table-cell table:style-name="Default" office:value-type="float" office:value="0.011739" calcext:value-type="float">
            <text:p>0.011739</text:p>
          </table:table-cell>
          <table:table-cell table:style-name="Default" office:value-type="float" office:value="0.149333" calcext:value-type="float">
            <text:p>0.149333</text:p>
          </table:table-cell>
          <table:table-cell table:style-name="Default" office:value-type="float" office:value="-0.048653" calcext:value-type="float">
            <text:p>-0.0486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4104" calcext:value-type="float">
            <text:p>-0.004104</text:p>
          </table:table-cell>
          <table:table-cell table:style-name="Default" office:value-type="float" office:value="1.413017" calcext:value-type="float">
            <text:p>1.413017</text:p>
          </table:table-cell>
          <table:table-cell table:style-name="Default" office:value-type="float" office:value="0.113952" calcext:value-type="float">
            <text:p>0.113952</text:p>
          </table:table-cell>
          <table:table-cell table:style-name="Default" office:value-type="float" office:value="0.011309" calcext:value-type="float">
            <text:p>0.011309</text:p>
          </table:table-cell>
          <table:table-cell table:style-name="Default" office:value-type="float" office:value="0.150196" calcext:value-type="float">
            <text:p>0.150196</text:p>
          </table:table-cell>
          <table:table-cell table:style-name="Default" office:value-type="float" office:value="-0.048893" calcext:value-type="float">
            <text:p>-0.0488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5261" calcext:value-type="float">
            <text:p>-0.005261</text:p>
          </table:table-cell>
          <table:table-cell table:style-name="Default" office:value-type="float" office:value="1.412419" calcext:value-type="float">
            <text:p>1.412419</text:p>
          </table:table-cell>
          <table:table-cell table:style-name="Default" office:value-type="float" office:value="0.11812" calcext:value-type="float">
            <text:p>0.11812</text:p>
          </table:table-cell>
          <table:table-cell table:style-name="Default" office:value-type="float" office:value="0.01146" calcext:value-type="float">
            <text:p>0.01146</text:p>
          </table:table-cell>
          <table:table-cell table:style-name="Default" office:value-type="float" office:value="0.151242" calcext:value-type="float">
            <text:p>0.151242</text:p>
          </table:table-cell>
          <table:table-cell table:style-name="Default" office:value-type="float" office:value="-0.048086" calcext:value-type="float">
            <text:p>-0.0480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6512" calcext:value-type="float">
            <text:p>-0.006512</text:p>
          </table:table-cell>
          <table:table-cell table:style-name="Default" office:value-type="float" office:value="1.411668" calcext:value-type="float">
            <text:p>1.411668</text:p>
          </table:table-cell>
          <table:table-cell table:style-name="Default" office:value-type="float" office:value="0.122308" calcext:value-type="float">
            <text:p>0.122308</text:p>
          </table:table-cell>
          <table:table-cell table:style-name="Default" office:value-type="float" office:value="0.0113" calcext:value-type="float">
            <text:p>0.0113</text:p>
          </table:table-cell>
          <table:table-cell table:style-name="Default" office:value-type="float" office:value="0.151755" calcext:value-type="float">
            <text:p>0.151755</text:p>
          </table:table-cell>
          <table:table-cell table:style-name="Default" office:value-type="float" office:value="-0.047599" calcext:value-type="float">
            <text:p>-0.0475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7885" calcext:value-type="float">
            <text:p>-0.007885</text:p>
          </table:table-cell>
          <table:table-cell table:style-name="Default" office:value-type="float" office:value="1.410772" calcext:value-type="float">
            <text:p>1.410772</text:p>
          </table:table-cell>
          <table:table-cell table:style-name="Default" office:value-type="float" office:value="0.126535" calcext:value-type="float">
            <text:p>0.126535</text:p>
          </table:table-cell>
          <table:table-cell table:style-name="Default" office:value-type="float" office:value="0.01095" calcext:value-type="float">
            <text:p>0.01095</text:p>
          </table:table-cell>
          <table:table-cell table:style-name="Default" office:value-type="float" office:value="0.152073" calcext:value-type="float">
            <text:p>0.152073</text:p>
          </table:table-cell>
          <table:table-cell table:style-name="Default" office:value-type="float" office:value="-0.047252" calcext:value-type="float">
            <text:p>-0.0472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9379" calcext:value-type="float">
            <text:p>-0.009379</text:p>
          </table:table-cell>
          <table:table-cell table:style-name="Default" office:value-type="float" office:value="1.409444" calcext:value-type="float">
            <text:p>1.409444</text:p>
          </table:table-cell>
          <table:table-cell table:style-name="Default" office:value-type="float" office:value="0.131009" calcext:value-type="float">
            <text:p>0.131009</text:p>
          </table:table-cell>
          <table:table-cell table:style-name="Default" office:value-type="float" office:value="0.011286" calcext:value-type="float">
            <text:p>0.011286</text:p>
          </table:table-cell>
          <table:table-cell table:style-name="Default" office:value-type="float" office:value="0.153022" calcext:value-type="float">
            <text:p>0.153022</text:p>
          </table:table-cell>
          <table:table-cell table:style-name="Default" office:value-type="float" office:value="-0.046102" calcext:value-type="float">
            <text:p>-0.0461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1037" calcext:value-type="float">
            <text:p>-0.011037</text:p>
          </table:table-cell>
          <table:table-cell table:style-name="Default" office:value-type="float" office:value="1.40807" calcext:value-type="float">
            <text:p>1.40807</text:p>
          </table:table-cell>
          <table:table-cell table:style-name="Default" office:value-type="float" office:value="0.135434" calcext:value-type="float">
            <text:p>0.135434</text:p>
          </table:table-cell>
          <table:table-cell table:style-name="Default" office:value-type="float" office:value="0.010895" calcext:value-type="float">
            <text:p>0.010895</text:p>
          </table:table-cell>
          <table:table-cell table:style-name="Default" office:value-type="float" office:value="0.153754" calcext:value-type="float">
            <text:p>0.153754</text:p>
          </table:table-cell>
          <table:table-cell table:style-name="Default" office:value-type="float" office:value="-0.045854" calcext:value-type="float">
            <text:p>-0.0458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2761" calcext:value-type="float">
            <text:p>-0.012761</text:p>
          </table:table-cell>
          <table:table-cell table:style-name="Default" office:value-type="float" office:value="1.40644" calcext:value-type="float">
            <text:p>1.40644</text:p>
          </table:table-cell>
          <table:table-cell table:style-name="Default" office:value-type="float" office:value="0.140054" calcext:value-type="float">
            <text:p>0.140054</text:p>
          </table:table-cell>
          <table:table-cell table:style-name="Default" office:value-type="float" office:value="0.010672" calcext:value-type="float">
            <text:p>0.010672</text:p>
          </table:table-cell>
          <table:table-cell table:style-name="Default" office:value-type="float" office:value="0.154974" calcext:value-type="float">
            <text:p>0.154974</text:p>
          </table:table-cell>
          <table:table-cell table:style-name="Default" office:value-type="float" office:value="-0.0454" calcext:value-type="float">
            <text:p>-0.04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4588" calcext:value-type="float">
            <text:p>-0.014588</text:p>
          </table:table-cell>
          <table:table-cell table:style-name="Default" office:value-type="float" office:value="1.404644" calcext:value-type="float">
            <text:p>1.404644</text:p>
          </table:table-cell>
          <table:table-cell table:style-name="Default" office:value-type="float" office:value="0.144918" calcext:value-type="float">
            <text:p>0.144918</text:p>
          </table:table-cell>
          <table:table-cell table:style-name="Default" office:value-type="float" office:value="0.010837" calcext:value-type="float">
            <text:p>0.010837</text:p>
          </table:table-cell>
          <table:table-cell table:style-name="Default" office:value-type="float" office:value="0.156556" calcext:value-type="float">
            <text:p>0.156556</text:p>
          </table:table-cell>
          <table:table-cell table:style-name="Default" office:value-type="float" office:value="-0.044647" calcext:value-type="float">
            <text:p>-0.0446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6455" calcext:value-type="float">
            <text:p>-0.016455</text:p>
          </table:table-cell>
          <table:table-cell table:style-name="Default" office:value-type="float" office:value="1.403429" calcext:value-type="float">
            <text:p>1.403429</text:p>
          </table:table-cell>
          <table:table-cell table:style-name="Default" office:value-type="float" office:value="0.149643" calcext:value-type="float">
            <text:p>0.149643</text:p>
          </table:table-cell>
          <table:table-cell table:style-name="Default" office:value-type="float" office:value="0.009308" calcext:value-type="float">
            <text:p>0.009308</text:p>
          </table:table-cell>
          <table:table-cell table:style-name="Default" office:value-type="float" office:value="0.157103" calcext:value-type="float">
            <text:p>0.157103</text:p>
          </table:table-cell>
          <table:table-cell table:style-name="Default" office:value-type="float" office:value="-0.045503" calcext:value-type="float">
            <text:p>-0.0455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8342" calcext:value-type="float">
            <text:p>-0.018342</text:p>
          </table:table-cell>
          <table:table-cell table:style-name="Default" office:value-type="float" office:value="1.402031" calcext:value-type="float">
            <text:p>1.402031</text:p>
          </table:table-cell>
          <table:table-cell table:style-name="Default" office:value-type="float" office:value="0.154721" calcext:value-type="float">
            <text:p>0.154721</text:p>
          </table:table-cell>
          <table:table-cell table:style-name="Default" office:value-type="float" office:value="0.008996" calcext:value-type="float">
            <text:p>0.008996</text:p>
          </table:table-cell>
          <table:table-cell table:style-name="Default" office:value-type="float" office:value="0.158298" calcext:value-type="float">
            <text:p>0.158298</text:p>
          </table:table-cell>
          <table:table-cell table:style-name="Default" office:value-type="float" office:value="-0.045141" calcext:value-type="float">
            <text:p>-0.0451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0347" calcext:value-type="float">
            <text:p>-0.020347</text:p>
          </table:table-cell>
          <table:table-cell table:style-name="Default" office:value-type="float" office:value="1.400641" calcext:value-type="float">
            <text:p>1.400641</text:p>
          </table:table-cell>
          <table:table-cell table:style-name="Default" office:value-type="float" office:value="0.159738" calcext:value-type="float">
            <text:p>0.159738</text:p>
          </table:table-cell>
          <table:table-cell table:style-name="Default" office:value-type="float" office:value="0.008468" calcext:value-type="float">
            <text:p>0.008468</text:p>
          </table:table-cell>
          <table:table-cell table:style-name="Default" office:value-type="float" office:value="0.158916" calcext:value-type="float">
            <text:p>0.158916</text:p>
          </table:table-cell>
          <table:table-cell table:style-name="Default" office:value-type="float" office:value="-0.044927" calcext:value-type="float">
            <text:p>-0.0449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36" calcext:value-type="float">
            <text:p>-0.02236</text:p>
          </table:table-cell>
          <table:table-cell table:style-name="Default" office:value-type="float" office:value="1.399246" calcext:value-type="float">
            <text:p>1.399246</text:p>
          </table:table-cell>
          <table:table-cell table:style-name="Default" office:value-type="float" office:value="0.164635" calcext:value-type="float">
            <text:p>0.164635</text:p>
          </table:table-cell>
          <table:table-cell table:style-name="Default" office:value-type="float" office:value="0.007418" calcext:value-type="float">
            <text:p>0.007418</text:p>
          </table:table-cell>
          <table:table-cell table:style-name="Default" office:value-type="float" office:value="0.158697" calcext:value-type="float">
            <text:p>0.158697</text:p>
          </table:table-cell>
          <table:table-cell table:style-name="Default" office:value-type="float" office:value="-0.045667" calcext:value-type="float">
            <text:p>-0.0456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445" calcext:value-type="float">
            <text:p>-0.02445</text:p>
          </table:table-cell>
          <table:table-cell table:style-name="Default" office:value-type="float" office:value="1.397598" calcext:value-type="float">
            <text:p>1.397598</text:p>
          </table:table-cell>
          <table:table-cell table:style-name="Default" office:value-type="float" office:value="0.169734" calcext:value-type="float">
            <text:p>0.169734</text:p>
          </table:table-cell>
          <table:table-cell table:style-name="Default" office:value-type="float" office:value="0.00702" calcext:value-type="float">
            <text:p>0.00702</text:p>
          </table:table-cell>
          <table:table-cell table:style-name="Default" office:value-type="float" office:value="0.158691" calcext:value-type="float">
            <text:p>0.158691</text:p>
          </table:table-cell>
          <table:table-cell table:style-name="Default" office:value-type="float" office:value="-0.046223" calcext:value-type="float">
            <text:p>-0.0462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6507" calcext:value-type="float">
            <text:p>-0.026507</text:p>
          </table:table-cell>
          <table:table-cell table:style-name="Default" office:value-type="float" office:value="1.396025" calcext:value-type="float">
            <text:p>1.396025</text:p>
          </table:table-cell>
          <table:table-cell table:style-name="Default" office:value-type="float" office:value="0.174847" calcext:value-type="float">
            <text:p>0.174847</text:p>
          </table:table-cell>
          <table:table-cell table:style-name="Default" office:value-type="float" office:value="0.006287" calcext:value-type="float">
            <text:p>0.006287</text:p>
          </table:table-cell>
          <table:table-cell table:style-name="Default" office:value-type="float" office:value="0.158095" calcext:value-type="float">
            <text:p>0.158095</text:p>
          </table:table-cell>
          <table:table-cell table:style-name="Default" office:value-type="float" office:value="-0.047126" calcext:value-type="float">
            <text:p>-0.0471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8676" calcext:value-type="float">
            <text:p>-0.028676</text:p>
          </table:table-cell>
          <table:table-cell table:style-name="Default" office:value-type="float" office:value="1.39441" calcext:value-type="float">
            <text:p>1.39441</text:p>
          </table:table-cell>
          <table:table-cell table:style-name="Default" office:value-type="float" office:value="0.180037" calcext:value-type="float">
            <text:p>0.180037</text:p>
          </table:table-cell>
          <table:table-cell table:style-name="Default" office:value-type="float" office:value="0.005632" calcext:value-type="float">
            <text:p>0.005632</text:p>
          </table:table-cell>
          <table:table-cell table:style-name="Default" office:value-type="float" office:value="0.157672" calcext:value-type="float">
            <text:p>0.157672</text:p>
          </table:table-cell>
          <table:table-cell table:style-name="Default" office:value-type="float" office:value="-0.047959" calcext:value-type="float">
            <text:p>-0.0479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0969" calcext:value-type="float">
            <text:p>-0.030969</text:p>
          </table:table-cell>
          <table:table-cell table:style-name="Default" office:value-type="float" office:value="1.392784" calcext:value-type="float">
            <text:p>1.392784</text:p>
          </table:table-cell>
          <table:table-cell table:style-name="Default" office:value-type="float" office:value="0.185481" calcext:value-type="float">
            <text:p>0.185481</text:p>
          </table:table-cell>
          <table:table-cell table:style-name="Default" office:value-type="float" office:value="0.005088" calcext:value-type="float">
            <text:p>0.005088</text:p>
          </table:table-cell>
          <table:table-cell table:style-name="Default" office:value-type="float" office:value="0.15738" calcext:value-type="float">
            <text:p>0.15738</text:p>
          </table:table-cell>
          <table:table-cell table:style-name="Default" office:value-type="float" office:value="-0.048927" calcext:value-type="float">
            <text:p>-0.0489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3212" calcext:value-type="float">
            <text:p>-0.033212</text:p>
          </table:table-cell>
          <table:table-cell table:style-name="Default" office:value-type="float" office:value="1.391284" calcext:value-type="float">
            <text:p>1.391284</text:p>
          </table:table-cell>
          <table:table-cell table:style-name="Default" office:value-type="float" office:value="0.190917" calcext:value-type="float">
            <text:p>0.190917</text:p>
          </table:table-cell>
          <table:table-cell table:style-name="Default" office:value-type="float" office:value="0.004375" calcext:value-type="float">
            <text:p>0.004375</text:p>
          </table:table-cell>
          <table:table-cell table:style-name="Default" office:value-type="float" office:value="0.15741" calcext:value-type="float">
            <text:p>0.15741</text:p>
          </table:table-cell>
          <table:table-cell table:style-name="Default" office:value-type="float" office:value="-0.049987" calcext:value-type="float">
            <text:p>-0.0499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5461" calcext:value-type="float">
            <text:p>-0.035461</text:p>
          </table:table-cell>
          <table:table-cell table:style-name="Default" office:value-type="float" office:value="1.389802" calcext:value-type="float">
            <text:p>1.389802</text:p>
          </table:table-cell>
          <table:table-cell table:style-name="Default" office:value-type="float" office:value="0.196349" calcext:value-type="float">
            <text:p>0.196349</text:p>
          </table:table-cell>
          <table:table-cell table:style-name="Default" office:value-type="float" office:value="0.00348" calcext:value-type="float">
            <text:p>0.00348</text:p>
          </table:table-cell>
          <table:table-cell table:style-name="Default" office:value-type="float" office:value="0.157275" calcext:value-type="float">
            <text:p>0.157275</text:p>
          </table:table-cell>
          <table:table-cell table:style-name="Default" office:value-type="float" office:value="-0.050798" calcext:value-type="float">
            <text:p>-0.0507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7666" calcext:value-type="float">
            <text:p>-0.037666</text:p>
          </table:table-cell>
          <table:table-cell table:style-name="Default" office:value-type="float" office:value="1.388269" calcext:value-type="float">
            <text:p>1.388269</text:p>
          </table:table-cell>
          <table:table-cell table:style-name="Default" office:value-type="float" office:value="0.201712" calcext:value-type="float">
            <text:p>0.201712</text:p>
          </table:table-cell>
          <table:table-cell table:style-name="Default" office:value-type="float" office:value="0.002742" calcext:value-type="float">
            <text:p>0.002742</text:p>
          </table:table-cell>
          <table:table-cell table:style-name="Default" office:value-type="float" office:value="0.15717" calcext:value-type="float">
            <text:p>0.15717</text:p>
          </table:table-cell>
          <table:table-cell table:style-name="Default" office:value-type="float" office:value="-0.051324" calcext:value-type="float">
            <text:p>-0.0513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97" calcext:value-type="float">
            <text:p>-0.0397</text:p>
          </table:table-cell>
          <table:table-cell table:style-name="Default" office:value-type="float" office:value="1.386665" calcext:value-type="float">
            <text:p>1.386665</text:p>
          </table:table-cell>
          <table:table-cell table:style-name="Default" office:value-type="float" office:value="0.206825" calcext:value-type="float">
            <text:p>0.206825</text:p>
          </table:table-cell>
          <table:table-cell table:style-name="Default" office:value-type="float" office:value="0.001807" calcext:value-type="float">
            <text:p>0.001807</text:p>
          </table:table-cell>
          <table:table-cell table:style-name="Default" office:value-type="float" office:value="0.156675" calcext:value-type="float">
            <text:p>0.156675</text:p>
          </table:table-cell>
          <table:table-cell table:style-name="Default" office:value-type="float" office:value="-0.052227" calcext:value-type="float">
            <text:p>-0.0522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1661" calcext:value-type="float">
            <text:p>-0.041661</text:p>
          </table:table-cell>
          <table:table-cell table:style-name="Default" office:value-type="float" office:value="1.384988" calcext:value-type="float">
            <text:p>1.384988</text:p>
          </table:table-cell>
          <table:table-cell table:style-name="Default" office:value-type="float" office:value="0.211735" calcext:value-type="float">
            <text:p>0.211735</text:p>
          </table:table-cell>
          <table:table-cell table:style-name="Default" office:value-type="float" office:value="0.000758" calcext:value-type="float">
            <text:p>0.000758</text:p>
          </table:table-cell>
          <table:table-cell table:style-name="Default" office:value-type="float" office:value="0.155786" calcext:value-type="float">
            <text:p>0.155786</text:p>
          </table:table-cell>
          <table:table-cell table:style-name="Default" office:value-type="float" office:value="-0.05308" calcext:value-type="float">
            <text:p>-0.053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3588" calcext:value-type="float">
            <text:p>-0.043588</text:p>
          </table:table-cell>
          <table:table-cell table:style-name="Default" office:value-type="float" office:value="1.383117" calcext:value-type="float">
            <text:p>1.383117</text:p>
          </table:table-cell>
          <table:table-cell table:style-name="Default" office:value-type="float" office:value="0.216582" calcext:value-type="float">
            <text:p>0.216582</text:p>
          </table:table-cell>
          <table:table-cell table:style-name="Default" office:value-type="float" office:value="0.000085" calcext:value-type="float">
            <text:p>0.000085</text:p>
          </table:table-cell>
          <table:table-cell table:style-name="Default" office:value-type="float" office:value="0.155108" calcext:value-type="float">
            <text:p>0.155108</text:p>
          </table:table-cell>
          <table:table-cell table:style-name="Default" office:value-type="float" office:value="-0.053669" calcext:value-type="float">
            <text:p>-0.0536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546" calcext:value-type="float">
            <text:p>-0.04546</text:p>
          </table:table-cell>
          <table:table-cell table:style-name="Default" office:value-type="float" office:value="1.381397" calcext:value-type="float">
            <text:p>1.381397</text:p>
          </table:table-cell>
          <table:table-cell table:style-name="Default" office:value-type="float" office:value="0.221199" calcext:value-type="float">
            <text:p>0.221199</text:p>
          </table:table-cell>
          <table:table-cell table:style-name="Default" office:value-type="float" office:value="-0.001271" calcext:value-type="float">
            <text:p>-0.001271</text:p>
          </table:table-cell>
          <table:table-cell table:style-name="Default" office:value-type="float" office:value="0.154194" calcext:value-type="float">
            <text:p>0.154194</text:p>
          </table:table-cell>
          <table:table-cell table:style-name="Default" office:value-type="float" office:value="-0.054777" calcext:value-type="float">
            <text:p>-0.0547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369" calcext:value-type="float">
            <text:p>-0.047369</text:p>
          </table:table-cell>
          <table:table-cell table:style-name="Default" office:value-type="float" office:value="1.379503" calcext:value-type="float">
            <text:p>1.379503</text:p>
          </table:table-cell>
          <table:table-cell table:style-name="Default" office:value-type="float" office:value="0.225895" calcext:value-type="float">
            <text:p>0.225895</text:p>
          </table:table-cell>
          <table:table-cell table:style-name="Default" office:value-type="float" office:value="-0.001709" calcext:value-type="float">
            <text:p>-0.001709</text:p>
          </table:table-cell>
          <table:table-cell table:style-name="Default" office:value-type="float" office:value="0.153852" calcext:value-type="float">
            <text:p>0.153852</text:p>
          </table:table-cell>
          <table:table-cell table:style-name="Default" office:value-type="float" office:value="-0.055331" calcext:value-type="float">
            <text:p>-0.0553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243" calcext:value-type="float">
            <text:p>-0.049243</text:p>
          </table:table-cell>
          <table:table-cell table:style-name="Default" office:value-type="float" office:value="1.377634" calcext:value-type="float">
            <text:p>1.377634</text:p>
          </table:table-cell>
          <table:table-cell table:style-name="Default" office:value-type="float" office:value="0.230461" calcext:value-type="float">
            <text:p>0.230461</text:p>
          </table:table-cell>
          <table:table-cell table:style-name="Default" office:value-type="float" office:value="-0.002343" calcext:value-type="float">
            <text:p>-0.002343</text:p>
          </table:table-cell>
          <table:table-cell table:style-name="Default" office:value-type="float" office:value="0.1538" calcext:value-type="float">
            <text:p>0.1538</text:p>
          </table:table-cell>
          <table:table-cell table:style-name="Default" office:value-type="float" office:value="-0.055641" calcext:value-type="float">
            <text:p>-0.0556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126" calcext:value-type="float">
            <text:p>-0.051126</text:p>
          </table:table-cell>
          <table:table-cell table:style-name="Default" office:value-type="float" office:value="1.375671" calcext:value-type="float">
            <text:p>1.375671</text:p>
          </table:table-cell>
          <table:table-cell table:style-name="Default" office:value-type="float" office:value="0.234905" calcext:value-type="float">
            <text:p>0.234905</text:p>
          </table:table-cell>
          <table:table-cell table:style-name="Default" office:value-type="float" office:value="-0.002629" calcext:value-type="float">
            <text:p>-0.002629</text:p>
          </table:table-cell>
          <table:table-cell table:style-name="Default" office:value-type="float" office:value="0.154476" calcext:value-type="float">
            <text:p>0.154476</text:p>
          </table:table-cell>
          <table:table-cell table:style-name="Default" office:value-type="float" office:value="-0.055493" calcext:value-type="float">
            <text:p>-0.0554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015" calcext:value-type="float">
            <text:p>-0.053015</text:p>
          </table:table-cell>
          <table:table-cell table:style-name="Default" office:value-type="float" office:value="1.373547" calcext:value-type="float">
            <text:p>1.373547</text:p>
          </table:table-cell>
          <table:table-cell table:style-name="Default" office:value-type="float" office:value="0.239302" calcext:value-type="float">
            <text:p>0.239302</text:p>
          </table:table-cell>
          <table:table-cell table:style-name="Default" office:value-type="float" office:value="-0.002152" calcext:value-type="float">
            <text:p>-0.002152</text:p>
          </table:table-cell>
          <table:table-cell table:style-name="Default" office:value-type="float" office:value="0.156336" calcext:value-type="float">
            <text:p>0.156336</text:p>
          </table:table-cell>
          <table:table-cell table:style-name="Default" office:value-type="float" office:value="-0.054823" calcext:value-type="float">
            <text:p>-0.0548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982" calcext:value-type="float">
            <text:p>-0.054982</text:p>
          </table:table-cell>
          <table:table-cell table:style-name="Default" office:value-type="float" office:value="1.371535" calcext:value-type="float">
            <text:p>1.371535</text:p>
          </table:table-cell>
          <table:table-cell table:style-name="Default" office:value-type="float" office:value="0.243471" calcext:value-type="float">
            <text:p>0.243471</text:p>
          </table:table-cell>
          <table:table-cell table:style-name="Default" office:value-type="float" office:value="-0.001546" calcext:value-type="float">
            <text:p>-0.001546</text:p>
          </table:table-cell>
          <table:table-cell table:style-name="Default" office:value-type="float" office:value="0.158541" calcext:value-type="float">
            <text:p>0.158541</text:p>
          </table:table-cell>
          <table:table-cell table:style-name="Default" office:value-type="float" office:value="-0.054484" calcext:value-type="float">
            <text:p>-0.0544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6882" calcext:value-type="float">
            <text:p>-0.056882</text:p>
          </table:table-cell>
          <table:table-cell table:style-name="Default" office:value-type="float" office:value="1.370036" calcext:value-type="float">
            <text:p>1.370036</text:p>
          </table:table-cell>
          <table:table-cell table:style-name="Default" office:value-type="float" office:value="0.247403" calcext:value-type="float">
            <text:p>0.247403</text:p>
          </table:table-cell>
          <table:table-cell table:style-name="Default" office:value-type="float" office:value="-0.000672" calcext:value-type="float">
            <text:p>-0.000672</text:p>
          </table:table-cell>
          <table:table-cell table:style-name="Default" office:value-type="float" office:value="0.160834" calcext:value-type="float">
            <text:p>0.160834</text:p>
          </table:table-cell>
          <table:table-cell table:style-name="Default" office:value-type="float" office:value="-0.054255" calcext:value-type="float">
            <text:p>-0.0542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8663" calcext:value-type="float">
            <text:p>-0.058663</text:p>
          </table:table-cell>
          <table:table-cell table:style-name="Default" office:value-type="float" office:value="1.369226" calcext:value-type="float">
            <text:p>1.369226</text:p>
          </table:table-cell>
          <table:table-cell table:style-name="Default" office:value-type="float" office:value="0.251021" calcext:value-type="float">
            <text:p>0.251021</text:p>
          </table:table-cell>
          <table:table-cell table:style-name="Default" office:value-type="float" office:value="0.00002" calcext:value-type="float">
            <text:p>0.00002</text:p>
          </table:table-cell>
          <table:table-cell table:style-name="Default" office:value-type="float" office:value="0.163348" calcext:value-type="float">
            <text:p>0.163348</text:p>
          </table:table-cell>
          <table:table-cell table:style-name="Default" office:value-type="float" office:value="-0.05396" calcext:value-type="float">
            <text:p>-0.053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041" calcext:value-type="float">
            <text:p>-0.06041</text:p>
          </table:table-cell>
          <table:table-cell table:style-name="Default" office:value-type="float" office:value="1.368657" calcext:value-type="float">
            <text:p>1.368657</text:p>
          </table:table-cell>
          <table:table-cell table:style-name="Default" office:value-type="float" office:value="0.25418" calcext:value-type="float">
            <text:p>0.25418</text:p>
          </table:table-cell>
          <table:table-cell table:style-name="Default" office:value-type="float" office:value="0.00084" calcext:value-type="float">
            <text:p>0.00084</text:p>
          </table:table-cell>
          <table:table-cell table:style-name="Default" office:value-type="float" office:value="0.165869" calcext:value-type="float">
            <text:p>0.165869</text:p>
          </table:table-cell>
          <table:table-cell table:style-name="Default" office:value-type="float" office:value="-0.053308" calcext:value-type="float">
            <text:p>-0.0533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2045" calcext:value-type="float">
            <text:p>-0.062045</text:p>
          </table:table-cell>
          <table:table-cell table:style-name="Default" office:value-type="float" office:value="1.368211" calcext:value-type="float">
            <text:p>1.368211</text:p>
          </table:table-cell>
          <table:table-cell table:style-name="Default" office:value-type="float" office:value="0.256749" calcext:value-type="float">
            <text:p>0.256749</text:p>
          </table:table-cell>
          <table:table-cell table:style-name="Default" office:value-type="float" office:value="0.001369" calcext:value-type="float">
            <text:p>0.001369</text:p>
          </table:table-cell>
          <table:table-cell table:style-name="Default" office:value-type="float" office:value="0.168298" calcext:value-type="float">
            <text:p>0.168298</text:p>
          </table:table-cell>
          <table:table-cell table:style-name="Default" office:value-type="float" office:value="-0.053156" calcext:value-type="float">
            <text:p>-0.0531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3583" calcext:value-type="float">
            <text:p>-0.063583</text:p>
          </table:table-cell>
          <table:table-cell table:style-name="Default" office:value-type="float" office:value="1.367623" calcext:value-type="float">
            <text:p>1.367623</text:p>
          </table:table-cell>
          <table:table-cell table:style-name="Default" office:value-type="float" office:value="0.258708" calcext:value-type="float">
            <text:p>0.258708</text:p>
          </table:table-cell>
          <table:table-cell table:style-name="Default" office:value-type="float" office:value="0.001943" calcext:value-type="float">
            <text:p>0.001943</text:p>
          </table:table-cell>
          <table:table-cell table:style-name="Default" office:value-type="float" office:value="0.170166" calcext:value-type="float">
            <text:p>0.170166</text:p>
          </table:table-cell>
          <table:table-cell table:style-name="Default" office:value-type="float" office:value="-0.053083" calcext:value-type="float">
            <text:p>-0.0530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4971" calcext:value-type="float">
            <text:p>-0.064971</text:p>
          </table:table-cell>
          <table:table-cell table:style-name="Default" office:value-type="float" office:value="1.366893" calcext:value-type="float">
            <text:p>1.366893</text:p>
          </table:table-cell>
          <table:table-cell table:style-name="Default" office:value-type="float" office:value="0.26027" calcext:value-type="float">
            <text:p>0.26027</text:p>
          </table:table-cell>
          <table:table-cell table:style-name="Default" office:value-type="float" office:value="0.002902" calcext:value-type="float">
            <text:p>0.002902</text:p>
          </table:table-cell>
          <table:table-cell table:style-name="Default" office:value-type="float" office:value="0.17194" calcext:value-type="float">
            <text:p>0.17194</text:p>
          </table:table-cell>
          <table:table-cell table:style-name="Default" office:value-type="float" office:value="-0.052994" calcext:value-type="float">
            <text:p>-0.0529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6142" calcext:value-type="float">
            <text:p>-0.066142</text:p>
          </table:table-cell>
          <table:table-cell table:style-name="Default" office:value-type="float" office:value="1.366092" calcext:value-type="float">
            <text:p>1.366092</text:p>
          </table:table-cell>
          <table:table-cell table:style-name="Default" office:value-type="float" office:value="0.261501" calcext:value-type="float">
            <text:p>0.261501</text:p>
          </table:table-cell>
          <table:table-cell table:style-name="Default" office:value-type="float" office:value="0.003964" calcext:value-type="float">
            <text:p>0.003964</text:p>
          </table:table-cell>
          <table:table-cell table:style-name="Default" office:value-type="float" office:value="0.173572" calcext:value-type="float">
            <text:p>0.173572</text:p>
          </table:table-cell>
          <table:table-cell table:style-name="Default" office:value-type="float" office:value="-0.053103" calcext:value-type="float">
            <text:p>-0.0531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7255" calcext:value-type="float">
            <text:p>-0.067255</text:p>
          </table:table-cell>
          <table:table-cell table:style-name="Default" office:value-type="float" office:value="1.365459" calcext:value-type="float">
            <text:p>1.365459</text:p>
          </table:table-cell>
          <table:table-cell table:style-name="Default" office:value-type="float" office:value="0.262343" calcext:value-type="float">
            <text:p>0.262343</text:p>
          </table:table-cell>
          <table:table-cell table:style-name="Default" office:value-type="float" office:value="0.00455" calcext:value-type="float">
            <text:p>0.00455</text:p>
          </table:table-cell>
          <table:table-cell table:style-name="Default" office:value-type="float" office:value="0.174839" calcext:value-type="float">
            <text:p>0.174839</text:p>
          </table:table-cell>
          <table:table-cell table:style-name="Default" office:value-type="float" office:value="-0.053513" calcext:value-type="float">
            <text:p>-0.0535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8154" calcext:value-type="float">
            <text:p>-0.068154</text:p>
          </table:table-cell>
          <table:table-cell table:style-name="Default" office:value-type="float" office:value="1.364804" calcext:value-type="float">
            <text:p>1.364804</text:p>
          </table:table-cell>
          <table:table-cell table:style-name="Default" office:value-type="float" office:value="0.262945" calcext:value-type="float">
            <text:p>0.262945</text:p>
          </table:table-cell>
          <table:table-cell table:style-name="Default" office:value-type="float" office:value="0.00557" calcext:value-type="float">
            <text:p>0.00557</text:p>
          </table:table-cell>
          <table:table-cell table:style-name="Default" office:value-type="float" office:value="0.176368" calcext:value-type="float">
            <text:p>0.176368</text:p>
          </table:table-cell>
          <table:table-cell table:style-name="Default" office:value-type="float" office:value="-0.053181" calcext:value-type="float">
            <text:p>-0.0531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8818" calcext:value-type="float">
            <text:p>-0.068818</text:p>
          </table:table-cell>
          <table:table-cell table:style-name="Default" office:value-type="float" office:value="1.364458" calcext:value-type="float">
            <text:p>1.364458</text:p>
          </table:table-cell>
          <table:table-cell table:style-name="Default" office:value-type="float" office:value="0.262967" calcext:value-type="float">
            <text:p>0.262967</text:p>
          </table:table-cell>
          <table:table-cell table:style-name="Default" office:value-type="float" office:value="0.005975" calcext:value-type="float">
            <text:p>0.005975</text:p>
          </table:table-cell>
          <table:table-cell table:style-name="Default" office:value-type="float" office:value="0.177095" calcext:value-type="float">
            <text:p>0.177095</text:p>
          </table:table-cell>
          <table:table-cell table:style-name="Default" office:value-type="float" office:value="-0.053461" calcext:value-type="float">
            <text:p>-0.05346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9385" calcext:value-type="float">
            <text:p>-0.069385</text:p>
          </table:table-cell>
          <table:table-cell table:style-name="Default" office:value-type="float" office:value="1.364297" calcext:value-type="float">
            <text:p>1.364297</text:p>
          </table:table-cell>
          <table:table-cell table:style-name="Default" office:value-type="float" office:value="0.262484" calcext:value-type="float">
            <text:p>0.262484</text:p>
          </table:table-cell>
          <table:table-cell table:style-name="Default" office:value-type="float" office:value="0.006469" calcext:value-type="float">
            <text:p>0.006469</text:p>
          </table:table-cell>
          <table:table-cell table:style-name="Default" office:value-type="float" office:value="0.177597" calcext:value-type="float">
            <text:p>0.177597</text:p>
          </table:table-cell>
          <table:table-cell table:style-name="Default" office:value-type="float" office:value="-0.053467" calcext:value-type="float">
            <text:p>-0.0534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9887" calcext:value-type="float">
            <text:p>-0.069887</text:p>
          </table:table-cell>
          <table:table-cell table:style-name="Default" office:value-type="float" office:value="1.364439" calcext:value-type="float">
            <text:p>1.364439</text:p>
          </table:table-cell>
          <table:table-cell table:style-name="Default" office:value-type="float" office:value="0.261583" calcext:value-type="float">
            <text:p>0.261583</text:p>
          </table:table-cell>
          <table:table-cell table:style-name="Default" office:value-type="float" office:value="0.007227" calcext:value-type="float">
            <text:p>0.007227</text:p>
          </table:table-cell>
          <table:table-cell table:style-name="Default" office:value-type="float" office:value="0.177991" calcext:value-type="float">
            <text:p>0.177991</text:p>
          </table:table-cell>
          <table:table-cell table:style-name="Default" office:value-type="float" office:value="-0.053146" calcext:value-type="float">
            <text:p>-0.0531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0276" calcext:value-type="float">
            <text:p>-0.070276</text:p>
          </table:table-cell>
          <table:table-cell table:style-name="Default" office:value-type="float" office:value="1.365388" calcext:value-type="float">
            <text:p>1.365388</text:p>
          </table:table-cell>
          <table:table-cell table:style-name="Default" office:value-type="float" office:value="0.260024" calcext:value-type="float">
            <text:p>0.260024</text:p>
          </table:table-cell>
          <table:table-cell table:style-name="Default" office:value-type="float" office:value="0.007255" calcext:value-type="float">
            <text:p>0.007255</text:p>
          </table:table-cell>
          <table:table-cell table:style-name="Default" office:value-type="float" office:value="0.177711" calcext:value-type="float">
            <text:p>0.177711</text:p>
          </table:table-cell>
          <table:table-cell table:style-name="Default" office:value-type="float" office:value="-0.053581" calcext:value-type="float">
            <text:p>-0.0535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0532" calcext:value-type="float">
            <text:p>-0.070532</text:p>
          </table:table-cell>
          <table:table-cell table:style-name="Default" office:value-type="float" office:value="1.366959" calcext:value-type="float">
            <text:p>1.366959</text:p>
          </table:table-cell>
          <table:table-cell table:style-name="Default" office:value-type="float" office:value="0.257787" calcext:value-type="float">
            <text:p>0.257787</text:p>
          </table:table-cell>
          <table:table-cell table:style-name="Default" office:value-type="float" office:value="0.007239" calcext:value-type="float">
            <text:p>0.007239</text:p>
          </table:table-cell>
          <table:table-cell table:style-name="Default" office:value-type="float" office:value="0.176927" calcext:value-type="float">
            <text:p>0.176927</text:p>
          </table:table-cell>
          <table:table-cell table:style-name="Default" office:value-type="float" office:value="-0.054198" calcext:value-type="float">
            <text:p>-0.0541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069" calcext:value-type="float">
            <text:p>-0.07069</text:p>
          </table:table-cell>
          <table:table-cell table:style-name="Default" office:value-type="float" office:value="1.368787" calcext:value-type="float">
            <text:p>1.368787</text:p>
          </table:table-cell>
          <table:table-cell table:style-name="Default" office:value-type="float" office:value="0.254968" calcext:value-type="float">
            <text:p>0.254968</text:p>
          </table:table-cell>
          <table:table-cell table:style-name="Default" office:value-type="float" office:value="0.007474" calcext:value-type="float">
            <text:p>0.007474</text:p>
          </table:table-cell>
          <table:table-cell table:style-name="Default" office:value-type="float" office:value="0.176112" calcext:value-type="float">
            <text:p>0.176112</text:p>
          </table:table-cell>
          <table:table-cell table:style-name="Default" office:value-type="float" office:value="-0.054554" calcext:value-type="float">
            <text:p>-0.0545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054" calcext:value-type="float">
            <text:p>-0.07054</text:p>
          </table:table-cell>
          <table:table-cell table:style-name="Default" office:value-type="float" office:value="1.370835" calcext:value-type="float">
            <text:p>1.370835</text:p>
          </table:table-cell>
          <table:table-cell table:style-name="Default" office:value-type="float" office:value="0.251355" calcext:value-type="float">
            <text:p>0.251355</text:p>
          </table:table-cell>
          <table:table-cell table:style-name="Default" office:value-type="float" office:value="0.007636" calcext:value-type="float">
            <text:p>0.007636</text:p>
          </table:table-cell>
          <table:table-cell table:style-name="Default" office:value-type="float" office:value="0.174608" calcext:value-type="float">
            <text:p>0.174608</text:p>
          </table:table-cell>
          <table:table-cell table:style-name="Default" office:value-type="float" office:value="-0.055484" calcext:value-type="float">
            <text:p>-0.0554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0145" calcext:value-type="float">
            <text:p>-0.070145</text:p>
          </table:table-cell>
          <table:table-cell table:style-name="Default" office:value-type="float" office:value="1.372656" calcext:value-type="float">
            <text:p>1.372656</text:p>
          </table:table-cell>
          <table:table-cell table:style-name="Default" office:value-type="float" office:value="0.247283" calcext:value-type="float">
            <text:p>0.247283</text:p>
          </table:table-cell>
          <table:table-cell table:style-name="Default" office:value-type="float" office:value="0.00845" calcext:value-type="float">
            <text:p>0.00845</text:p>
          </table:table-cell>
          <table:table-cell table:style-name="Default" office:value-type="float" office:value="0.173008" calcext:value-type="float">
            <text:p>0.173008</text:p>
          </table:table-cell>
          <table:table-cell table:style-name="Default" office:value-type="float" office:value="-0.056648" calcext:value-type="float">
            <text:p>-0.0566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9352" calcext:value-type="float">
            <text:p>-0.069352</text:p>
          </table:table-cell>
          <table:table-cell table:style-name="Default" office:value-type="float" office:value="1.374287" calcext:value-type="float">
            <text:p>1.374287</text:p>
          </table:table-cell>
          <table:table-cell table:style-name="Default" office:value-type="float" office:value="0.242672" calcext:value-type="float">
            <text:p>0.242672</text:p>
          </table:table-cell>
          <table:table-cell table:style-name="Default" office:value-type="float" office:value="0.009143" calcext:value-type="float">
            <text:p>0.009143</text:p>
          </table:table-cell>
          <table:table-cell table:style-name="Default" office:value-type="float" office:value="0.170832" calcext:value-type="float">
            <text:p>0.170832</text:p>
          </table:table-cell>
          <table:table-cell table:style-name="Default" office:value-type="float" office:value="-0.058106" calcext:value-type="float">
            <text:p>-0.0581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8653" calcext:value-type="float">
            <text:p>-0.068653</text:p>
          </table:table-cell>
          <table:table-cell table:style-name="Default" office:value-type="float" office:value="1.378402" calcext:value-type="float">
            <text:p>1.378402</text:p>
          </table:table-cell>
          <table:table-cell table:style-name="Default" office:value-type="float" office:value="0.232294" calcext:value-type="float">
            <text:p>0.232294</text:p>
          </table:table-cell>
          <table:table-cell table:style-name="Default" office:value-type="float" office:value="0.000469" calcext:value-type="float">
            <text:p>0.000469</text:p>
          </table:table-cell>
          <table:table-cell table:style-name="Default" office:value-type="float" office:value="0.155031" calcext:value-type="float">
            <text:p>0.155031</text:p>
          </table:table-cell>
          <table:table-cell table:style-name="Default" office:value-type="float" office:value="-0.069705" calcext:value-type="float">
            <text:p>-0.0697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684" calcext:value-type="float">
            <text:p>-0.06684</text:p>
          </table:table-cell>
          <table:table-cell table:style-name="Default" office:value-type="float" office:value="1.380185" calcext:value-type="float">
            <text:p>1.380185</text:p>
          </table:table-cell>
          <table:table-cell table:style-name="Default" office:value-type="float" office:value="0.22716" calcext:value-type="float">
            <text:p>0.22716</text:p>
          </table:table-cell>
          <table:table-cell table:style-name="Default" office:value-type="float" office:value="0.00201" calcext:value-type="float">
            <text:p>0.00201</text:p>
          </table:table-cell>
          <table:table-cell table:style-name="Default" office:value-type="float" office:value="0.152524" calcext:value-type="float">
            <text:p>0.152524</text:p>
          </table:table-cell>
          <table:table-cell table:style-name="Default" office:value-type="float" office:value="-0.07168" calcext:value-type="float">
            <text:p>-0.071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495" calcext:value-type="float">
            <text:p>-0.06495</text:p>
          </table:table-cell>
          <table:table-cell table:style-name="Default" office:value-type="float" office:value="1.381061" calcext:value-type="float">
            <text:p>1.381061</text:p>
          </table:table-cell>
          <table:table-cell table:style-name="Default" office:value-type="float" office:value="0.221706" calcext:value-type="float">
            <text:p>0.221706</text:p>
          </table:table-cell>
          <table:table-cell table:style-name="Default" office:value-type="float" office:value="0.003098" calcext:value-type="float">
            <text:p>0.003098</text:p>
          </table:table-cell>
          <table:table-cell table:style-name="Default" office:value-type="float" office:value="0.15005" calcext:value-type="float">
            <text:p>0.15005</text:p>
          </table:table-cell>
          <table:table-cell table:style-name="Default" office:value-type="float" office:value="-0.072683" calcext:value-type="float">
            <text:p>-0.0726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2851" calcext:value-type="float">
            <text:p>-0.062851</text:p>
          </table:table-cell>
          <table:table-cell table:style-name="Default" office:value-type="float" office:value="1.381673" calcext:value-type="float">
            <text:p>1.381673</text:p>
          </table:table-cell>
          <table:table-cell table:style-name="Default" office:value-type="float" office:value="0.216301" calcext:value-type="float">
            <text:p>0.216301</text:p>
          </table:table-cell>
          <table:table-cell table:style-name="Default" office:value-type="float" office:value="0.004339" calcext:value-type="float">
            <text:p>0.004339</text:p>
          </table:table-cell>
          <table:table-cell table:style-name="Default" office:value-type="float" office:value="0.147752" calcext:value-type="float">
            <text:p>0.147752</text:p>
          </table:table-cell>
          <table:table-cell table:style-name="Default" office:value-type="float" office:value="-0.073194" calcext:value-type="float">
            <text:p>-0.0731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0627" calcext:value-type="float">
            <text:p>-0.060627</text:p>
          </table:table-cell>
          <table:table-cell table:style-name="Default" office:value-type="float" office:value="1.382375" calcext:value-type="float">
            <text:p>1.382375</text:p>
          </table:table-cell>
          <table:table-cell table:style-name="Default" office:value-type="float" office:value="0.211177" calcext:value-type="float">
            <text:p>0.211177</text:p>
          </table:table-cell>
          <table:table-cell table:style-name="Default" office:value-type="float" office:value="0.006004" calcext:value-type="float">
            <text:p>0.006004</text:p>
          </table:table-cell>
          <table:table-cell table:style-name="Default" office:value-type="float" office:value="0.14626" calcext:value-type="float">
            <text:p>0.14626</text:p>
          </table:table-cell>
          <table:table-cell table:style-name="Default" office:value-type="float" office:value="-0.073458" calcext:value-type="float">
            <text:p>-0.0734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8346" calcext:value-type="float">
            <text:p>-0.058346</text:p>
          </table:table-cell>
          <table:table-cell table:style-name="Default" office:value-type="float" office:value="1.38343" calcext:value-type="float">
            <text:p>1.38343</text:p>
          </table:table-cell>
          <table:table-cell table:style-name="Default" office:value-type="float" office:value="0.206347" calcext:value-type="float">
            <text:p>0.206347</text:p>
          </table:table-cell>
          <table:table-cell table:style-name="Default" office:value-type="float" office:value="0.007904" calcext:value-type="float">
            <text:p>0.007904</text:p>
          </table:table-cell>
          <table:table-cell table:style-name="Default" office:value-type="float" office:value="0.145278" calcext:value-type="float">
            <text:p>0.145278</text:p>
          </table:table-cell>
          <table:table-cell table:style-name="Default" office:value-type="float" office:value="-0.073253" calcext:value-type="float">
            <text:p>-0.0732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6141" calcext:value-type="float">
            <text:p>-0.056141</text:p>
          </table:table-cell>
          <table:table-cell table:style-name="Default" office:value-type="float" office:value="1.384695" calcext:value-type="float">
            <text:p>1.384695</text:p>
          </table:table-cell>
          <table:table-cell table:style-name="Default" office:value-type="float" office:value="0.201783" calcext:value-type="float">
            <text:p>0.201783</text:p>
          </table:table-cell>
          <table:table-cell table:style-name="Default" office:value-type="float" office:value="0.009877" calcext:value-type="float">
            <text:p>0.009877</text:p>
          </table:table-cell>
          <table:table-cell table:style-name="Default" office:value-type="float" office:value="0.144439" calcext:value-type="float">
            <text:p>0.144439</text:p>
          </table:table-cell>
          <table:table-cell table:style-name="Default" office:value-type="float" office:value="-0.072967" calcext:value-type="float">
            <text:p>-0.0729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2863" calcext:value-type="float">
            <text:p>-0.052863</text:p>
          </table:table-cell>
          <table:table-cell table:style-name="Default" office:value-type="float" office:value="1.383377" calcext:value-type="float">
            <text:p>1.383377</text:p>
          </table:table-cell>
          <table:table-cell table:style-name="Default" office:value-type="float" office:value="0.195298" calcext:value-type="float">
            <text:p>0.195298</text:p>
          </table:table-cell>
          <table:table-cell table:style-name="Default" office:value-type="float" office:value="0.005443" calcext:value-type="float">
            <text:p>0.005443</text:p>
          </table:table-cell>
          <table:table-cell table:style-name="Default" office:value-type="float" office:value="0.136225" calcext:value-type="float">
            <text:p>0.136225</text:p>
          </table:table-cell>
          <table:table-cell table:style-name="Default" office:value-type="float" office:value="-0.068146" calcext:value-type="float">
            <text:p>-0.0681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0771" calcext:value-type="float">
            <text:p>-0.050771</text:p>
          </table:table-cell>
          <table:table-cell table:style-name="Default" office:value-type="float" office:value="1.384245" calcext:value-type="float">
            <text:p>1.384245</text:p>
          </table:table-cell>
          <table:table-cell table:style-name="Default" office:value-type="float" office:value="0.191367" calcext:value-type="float">
            <text:p>0.191367</text:p>
          </table:table-cell>
          <table:table-cell table:style-name="Default" office:value-type="float" office:value="0.007053" calcext:value-type="float">
            <text:p>0.007053</text:p>
          </table:table-cell>
          <table:table-cell table:style-name="Default" office:value-type="float" office:value="0.134982" calcext:value-type="float">
            <text:p>0.134982</text:p>
          </table:table-cell>
          <table:table-cell table:style-name="Default" office:value-type="float" office:value="-0.067808" calcext:value-type="float">
            <text:p>-0.0678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904" calcext:value-type="float">
            <text:p>-0.048904</text:p>
          </table:table-cell>
          <table:table-cell table:style-name="Default" office:value-type="float" office:value="1.385054" calcext:value-type="float">
            <text:p>1.385054</text:p>
          </table:table-cell>
          <table:table-cell table:style-name="Default" office:value-type="float" office:value="0.187925" calcext:value-type="float">
            <text:p>0.187925</text:p>
          </table:table-cell>
          <table:table-cell table:style-name="Default" office:value-type="float" office:value="0.009062" calcext:value-type="float">
            <text:p>0.009062</text:p>
          </table:table-cell>
          <table:table-cell table:style-name="Default" office:value-type="float" office:value="0.133829" calcext:value-type="float">
            <text:p>0.133829</text:p>
          </table:table-cell>
          <table:table-cell table:style-name="Default" office:value-type="float" office:value="-0.066933" calcext:value-type="float">
            <text:p>-0.0669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105" calcext:value-type="float">
            <text:p>-0.047105</text:p>
          </table:table-cell>
          <table:table-cell table:style-name="Default" office:value-type="float" office:value="1.385953" calcext:value-type="float">
            <text:p>1.385953</text:p>
          </table:table-cell>
          <table:table-cell table:style-name="Default" office:value-type="float" office:value="0.184875" calcext:value-type="float">
            <text:p>0.184875</text:p>
          </table:table-cell>
          <table:table-cell table:style-name="Default" office:value-type="float" office:value="0.01101" calcext:value-type="float">
            <text:p>0.01101</text:p>
          </table:table-cell>
          <table:table-cell table:style-name="Default" office:value-type="float" office:value="0.132397" calcext:value-type="float">
            <text:p>0.132397</text:p>
          </table:table-cell>
          <table:table-cell table:style-name="Default" office:value-type="float" office:value="-0.066383" calcext:value-type="float">
            <text:p>-0.0663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5444" calcext:value-type="float">
            <text:p>-0.045444</text:p>
          </table:table-cell>
          <table:table-cell table:style-name="Default" office:value-type="float" office:value="1.38715" calcext:value-type="float">
            <text:p>1.38715</text:p>
          </table:table-cell>
          <table:table-cell table:style-name="Default" office:value-type="float" office:value="0.182196" calcext:value-type="float">
            <text:p>0.182196</text:p>
          </table:table-cell>
          <table:table-cell table:style-name="Default" office:value-type="float" office:value="0.013182" calcext:value-type="float">
            <text:p>0.013182</text:p>
          </table:table-cell>
          <table:table-cell table:style-name="Default" office:value-type="float" office:value="0.131651" calcext:value-type="float">
            <text:p>0.131651</text:p>
          </table:table-cell>
          <table:table-cell table:style-name="Default" office:value-type="float" office:value="-0.06589" calcext:value-type="float">
            <text:p>-0.065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3903" calcext:value-type="float">
            <text:p>-0.043903</text:p>
          </table:table-cell>
          <table:table-cell table:style-name="Default" office:value-type="float" office:value="1.388606" calcext:value-type="float">
            <text:p>1.388606</text:p>
          </table:table-cell>
          <table:table-cell table:style-name="Default" office:value-type="float" office:value="0.179687" calcext:value-type="float">
            <text:p>0.179687</text:p>
          </table:table-cell>
          <table:table-cell table:style-name="Default" office:value-type="float" office:value="0.015094" calcext:value-type="float">
            <text:p>0.015094</text:p>
          </table:table-cell>
          <table:table-cell table:style-name="Default" office:value-type="float" office:value="0.131643" calcext:value-type="float">
            <text:p>0.131643</text:p>
          </table:table-cell>
          <table:table-cell table:style-name="Default" office:value-type="float" office:value="-0.065201" calcext:value-type="float">
            <text:p>-0.0652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2412" calcext:value-type="float">
            <text:p>-0.042412</text:p>
          </table:table-cell>
          <table:table-cell table:style-name="Default" office:value-type="float" office:value="1.390278" calcext:value-type="float">
            <text:p>1.390278</text:p>
          </table:table-cell>
          <table:table-cell table:style-name="Default" office:value-type="float" office:value="0.176994" calcext:value-type="float">
            <text:p>0.176994</text:p>
          </table:table-cell>
          <table:table-cell table:style-name="Default" office:value-type="float" office:value="0.016573" calcext:value-type="float">
            <text:p>0.016573</text:p>
          </table:table-cell>
          <table:table-cell table:style-name="Default" office:value-type="float" office:value="0.131773" calcext:value-type="float">
            <text:p>0.131773</text:p>
          </table:table-cell>
          <table:table-cell table:style-name="Default" office:value-type="float" office:value="-0.064651" calcext:value-type="float">
            <text:p>-0.0646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0714" calcext:value-type="float">
            <text:p>-0.040714</text:p>
          </table:table-cell>
          <table:table-cell table:style-name="Default" office:value-type="float" office:value="1.391854" calcext:value-type="float">
            <text:p>1.391854</text:p>
          </table:table-cell>
          <table:table-cell table:style-name="Default" office:value-type="float" office:value="0.173814" calcext:value-type="float">
            <text:p>0.173814</text:p>
          </table:table-cell>
          <table:table-cell table:style-name="Default" office:value-type="float" office:value="0.017133" calcext:value-type="float">
            <text:p>0.017133</text:p>
          </table:table-cell>
          <table:table-cell table:style-name="Default" office:value-type="float" office:value="0.131173" calcext:value-type="float">
            <text:p>0.131173</text:p>
          </table:table-cell>
          <table:table-cell table:style-name="Default" office:value-type="float" office:value="-0.064672" calcext:value-type="float">
            <text:p>-0.0646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9022" calcext:value-type="float">
            <text:p>-0.039022</text:p>
          </table:table-cell>
          <table:table-cell table:style-name="Default" office:value-type="float" office:value="1.393071" calcext:value-type="float">
            <text:p>1.393071</text:p>
          </table:table-cell>
          <table:table-cell table:style-name="Default" office:value-type="float" office:value="0.170259" calcext:value-type="float">
            <text:p>0.170259</text:p>
          </table:table-cell>
          <table:table-cell table:style-name="Default" office:value-type="float" office:value="0.01753" calcext:value-type="float">
            <text:p>0.01753</text:p>
          </table:table-cell>
          <table:table-cell table:style-name="Default" office:value-type="float" office:value="0.130153" calcext:value-type="float">
            <text:p>0.130153</text:p>
          </table:table-cell>
          <table:table-cell table:style-name="Default" office:value-type="float" office:value="-0.064966" calcext:value-type="float">
            <text:p>-0.0649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8301" calcext:value-type="float">
            <text:p>-0.038301</text:p>
          </table:table-cell>
          <table:table-cell table:style-name="Default" office:value-type="float" office:value="1.396424" calcext:value-type="float">
            <text:p>1.396424</text:p>
          </table:table-cell>
          <table:table-cell table:style-name="Default" office:value-type="float" office:value="0.168735" calcext:value-type="float">
            <text:p>0.168735</text:p>
          </table:table-cell>
          <table:table-cell table:style-name="Default" office:value-type="float" office:value="0.024041" calcext:value-type="float">
            <text:p>0.024041</text:p>
          </table:table-cell>
          <table:table-cell table:style-name="Default" office:value-type="float" office:value="0.135634" calcext:value-type="float">
            <text:p>0.135634</text:p>
          </table:table-cell>
          <table:table-cell table:style-name="Default" office:value-type="float" office:value="-0.069822" calcext:value-type="float">
            <text:p>-0.0698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6317" calcext:value-type="float">
            <text:p>-0.036317</text:p>
          </table:table-cell>
          <table:table-cell table:style-name="Default" office:value-type="float" office:value="1.397268" calcext:value-type="float">
            <text:p>1.397268</text:p>
          </table:table-cell>
          <table:table-cell table:style-name="Default" office:value-type="float" office:value="0.165015" calcext:value-type="float">
            <text:p>0.165015</text:p>
          </table:table-cell>
          <table:table-cell table:style-name="Default" office:value-type="float" office:value="0.024909" calcext:value-type="float">
            <text:p>0.024909</text:p>
          </table:table-cell>
          <table:table-cell table:style-name="Default" office:value-type="float" office:value="0.134168" calcext:value-type="float">
            <text:p>0.134168</text:p>
          </table:table-cell>
          <table:table-cell table:style-name="Default" office:value-type="float" office:value="-0.070042" calcext:value-type="float">
            <text:p>-0.0700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4222" calcext:value-type="float">
            <text:p>-0.034222</text:p>
          </table:table-cell>
          <table:table-cell table:style-name="Default" office:value-type="float" office:value="1.398247" calcext:value-type="float">
            <text:p>1.398247</text:p>
          </table:table-cell>
          <table:table-cell table:style-name="Default" office:value-type="float" office:value="0.161414" calcext:value-type="float">
            <text:p>0.161414</text:p>
          </table:table-cell>
          <table:table-cell table:style-name="Default" office:value-type="float" office:value="0.025845" calcext:value-type="float">
            <text:p>0.025845</text:p>
          </table:table-cell>
          <table:table-cell table:style-name="Default" office:value-type="float" office:value="0.13282" calcext:value-type="float">
            <text:p>0.13282</text:p>
          </table:table-cell>
          <table:table-cell table:style-name="Default" office:value-type="float" office:value="-0.070152" calcext:value-type="float">
            <text:p>-0.0701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2151" calcext:value-type="float">
            <text:p>-0.032151</text:p>
          </table:table-cell>
          <table:table-cell table:style-name="Default" office:value-type="float" office:value="1.399362" calcext:value-type="float">
            <text:p>1.399362</text:p>
          </table:table-cell>
          <table:table-cell table:style-name="Default" office:value-type="float" office:value="0.157853" calcext:value-type="float">
            <text:p>0.157853</text:p>
          </table:table-cell>
          <table:table-cell table:style-name="Default" office:value-type="float" office:value="0.026569" calcext:value-type="float">
            <text:p>0.026569</text:p>
          </table:table-cell>
          <table:table-cell table:style-name="Default" office:value-type="float" office:value="0.131917" calcext:value-type="float">
            <text:p>0.131917</text:p>
          </table:table-cell>
          <table:table-cell table:style-name="Default" office:value-type="float" office:value="-0.069832" calcext:value-type="float">
            <text:p>-0.0698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9509" calcext:value-type="float">
            <text:p>-0.029509</text:p>
          </table:table-cell>
          <table:table-cell table:style-name="Default" office:value-type="float" office:value="1.397743" calcext:value-type="float">
            <text:p>1.397743</text:p>
          </table:table-cell>
          <table:table-cell table:style-name="Default" office:value-type="float" office:value="0.159579" calcext:value-type="float">
            <text:p>0.159579</text:p>
          </table:table-cell>
          <table:table-cell table:style-name="Default" office:value-type="float" office:value="0.035334" calcext:value-type="float">
            <text:p>0.035334</text:p>
          </table:table-cell>
          <table:table-cell table:style-name="Default" office:value-type="float" office:value="0.144202" calcext:value-type="float">
            <text:p>0.144202</text:p>
          </table:table-cell>
          <table:table-cell table:style-name="Default" office:value-type="float" office:value="-0.058971" calcext:value-type="float">
            <text:p>-0.0589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7272" calcext:value-type="float">
            <text:p>-0.027272</text:p>
          </table:table-cell>
          <table:table-cell table:style-name="Default" office:value-type="float" office:value="1.399059" calcext:value-type="float">
            <text:p>1.399059</text:p>
          </table:table-cell>
          <table:table-cell table:style-name="Default" office:value-type="float" office:value="0.155869" calcext:value-type="float">
            <text:p>0.155869</text:p>
          </table:table-cell>
          <table:table-cell table:style-name="Default" office:value-type="float" office:value="0.035841" calcext:value-type="float">
            <text:p>0.035841</text:p>
          </table:table-cell>
          <table:table-cell table:style-name="Default" office:value-type="float" office:value="0.14356" calcext:value-type="float">
            <text:p>0.14356</text:p>
          </table:table-cell>
          <table:table-cell table:style-name="Default" office:value-type="float" office:value="-0.058177" calcext:value-type="float">
            <text:p>-0.0581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4988" calcext:value-type="float">
            <text:p>-0.024988</text:p>
          </table:table-cell>
          <table:table-cell table:style-name="Default" office:value-type="float" office:value="1.400384" calcext:value-type="float">
            <text:p>1.400384</text:p>
          </table:table-cell>
          <table:table-cell table:style-name="Default" office:value-type="float" office:value="0.151881" calcext:value-type="float">
            <text:p>0.151881</text:p>
          </table:table-cell>
          <table:table-cell table:style-name="Default" office:value-type="float" office:value="0.03597" calcext:value-type="float">
            <text:p>0.03597</text:p>
          </table:table-cell>
          <table:table-cell table:style-name="Default" office:value-type="float" office:value="0.142594" calcext:value-type="float">
            <text:p>0.142594</text:p>
          </table:table-cell>
          <table:table-cell table:style-name="Default" office:value-type="float" office:value="-0.057437" calcext:value-type="float">
            <text:p>-0.0574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682" calcext:value-type="float">
            <text:p>-0.022682</text:p>
          </table:table-cell>
          <table:table-cell table:style-name="Default" office:value-type="float" office:value="1.401667" calcext:value-type="float">
            <text:p>1.401667</text:p>
          </table:table-cell>
          <table:table-cell table:style-name="Default" office:value-type="float" office:value="0.147635" calcext:value-type="float">
            <text:p>0.147635</text:p>
          </table:table-cell>
          <table:table-cell table:style-name="Default" office:value-type="float" office:value="0.03586" calcext:value-type="float">
            <text:p>0.03586</text:p>
          </table:table-cell>
          <table:table-cell table:style-name="Default" office:value-type="float" office:value="0.141359" calcext:value-type="float">
            <text:p>0.141359</text:p>
          </table:table-cell>
          <table:table-cell table:style-name="Default" office:value-type="float" office:value="-0.056459" calcext:value-type="float">
            <text:p>-0.0564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0217" calcext:value-type="float">
            <text:p>-0.020217</text:p>
          </table:table-cell>
          <table:table-cell table:style-name="Default" office:value-type="float" office:value="1.402827" calcext:value-type="float">
            <text:p>1.402827</text:p>
          </table:table-cell>
          <table:table-cell table:style-name="Default" office:value-type="float" office:value="0.14334" calcext:value-type="float">
            <text:p>0.14334</text:p>
          </table:table-cell>
          <table:table-cell table:style-name="Default" office:value-type="float" office:value="0.035864" calcext:value-type="float">
            <text:p>0.035864</text:p>
          </table:table-cell>
          <table:table-cell table:style-name="Default" office:value-type="float" office:value="0.140283" calcext:value-type="float">
            <text:p>0.140283</text:p>
          </table:table-cell>
          <table:table-cell table:style-name="Default" office:value-type="float" office:value="-0.055359" calcext:value-type="float">
            <text:p>-0.0553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7839" calcext:value-type="float">
            <text:p>-0.017839</text:p>
          </table:table-cell>
          <table:table-cell table:style-name="Default" office:value-type="float" office:value="1.404078" calcext:value-type="float">
            <text:p>1.404078</text:p>
          </table:table-cell>
          <table:table-cell table:style-name="Default" office:value-type="float" office:value="0.138857" calcext:value-type="float">
            <text:p>0.138857</text:p>
          </table:table-cell>
          <table:table-cell table:style-name="Default" office:value-type="float" office:value="0.035314" calcext:value-type="float">
            <text:p>0.035314</text:p>
          </table:table-cell>
          <table:table-cell table:style-name="Default" office:value-type="float" office:value="0.138877" calcext:value-type="float">
            <text:p>0.138877</text:p>
          </table:table-cell>
          <table:table-cell table:style-name="Default" office:value-type="float" office:value="-0.054471" calcext:value-type="float">
            <text:p>-0.0544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5493" calcext:value-type="float">
            <text:p>-0.015493</text:p>
          </table:table-cell>
          <table:table-cell table:style-name="Default" office:value-type="float" office:value="1.405202" calcext:value-type="float">
            <text:p>1.405202</text:p>
          </table:table-cell>
          <table:table-cell table:style-name="Default" office:value-type="float" office:value="0.134424" calcext:value-type="float">
            <text:p>0.134424</text:p>
          </table:table-cell>
          <table:table-cell table:style-name="Default" office:value-type="float" office:value="0.034979" calcext:value-type="float">
            <text:p>0.034979</text:p>
          </table:table-cell>
          <table:table-cell table:style-name="Default" office:value-type="float" office:value="0.137442" calcext:value-type="float">
            <text:p>0.137442</text:p>
          </table:table-cell>
          <table:table-cell table:style-name="Default" office:value-type="float" office:value="-0.053655" calcext:value-type="float">
            <text:p>-0.0536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3279" calcext:value-type="float">
            <text:p>-0.013279</text:p>
          </table:table-cell>
          <table:table-cell table:style-name="Default" office:value-type="float" office:value="1.406316" calcext:value-type="float">
            <text:p>1.406316</text:p>
          </table:table-cell>
          <table:table-cell table:style-name="Default" office:value-type="float" office:value="0.129916" calcext:value-type="float">
            <text:p>0.129916</text:p>
          </table:table-cell>
          <table:table-cell table:style-name="Default" office:value-type="float" office:value="0.034497" calcext:value-type="float">
            <text:p>0.034497</text:p>
          </table:table-cell>
          <table:table-cell table:style-name="Default" office:value-type="float" office:value="0.135883" calcext:value-type="float">
            <text:p>0.135883</text:p>
          </table:table-cell>
          <table:table-cell table:style-name="Default" office:value-type="float" office:value="-0.053021" calcext:value-type="float">
            <text:p>-0.0530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1126" calcext:value-type="float">
            <text:p>-0.011126</text:p>
          </table:table-cell>
          <table:table-cell table:style-name="Default" office:value-type="float" office:value="1.407297" calcext:value-type="float">
            <text:p>1.407297</text:p>
          </table:table-cell>
          <table:table-cell table:style-name="Default" office:value-type="float" office:value="0.125589" calcext:value-type="float">
            <text:p>0.125589</text:p>
          </table:table-cell>
          <table:table-cell table:style-name="Default" office:value-type="float" office:value="0.034418" calcext:value-type="float">
            <text:p>0.034418</text:p>
          </table:table-cell>
          <table:table-cell table:style-name="Default" office:value-type="float" office:value="0.134716" calcext:value-type="float">
            <text:p>0.134716</text:p>
          </table:table-cell>
          <table:table-cell table:style-name="Default" office:value-type="float" office:value="-0.052468" calcext:value-type="float">
            <text:p>-0.0524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9133" calcext:value-type="float">
            <text:p>-0.009133</text:p>
          </table:table-cell>
          <table:table-cell table:style-name="Default" office:value-type="float" office:value="1.408199" calcext:value-type="float">
            <text:p>1.408199</text:p>
          </table:table-cell>
          <table:table-cell table:style-name="Default" office:value-type="float" office:value="0.121292" calcext:value-type="float">
            <text:p>0.121292</text:p>
          </table:table-cell>
          <table:table-cell table:style-name="Default" office:value-type="float" office:value="0.034198" calcext:value-type="float">
            <text:p>0.034198</text:p>
          </table:table-cell>
          <table:table-cell table:style-name="Default" office:value-type="float" office:value="0.133528" calcext:value-type="float">
            <text:p>0.133528</text:p>
          </table:table-cell>
          <table:table-cell table:style-name="Default" office:value-type="float" office:value="-0.051652" calcext:value-type="float">
            <text:p>-0.0516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7245" calcext:value-type="float">
            <text:p>-0.007245</text:p>
          </table:table-cell>
          <table:table-cell table:style-name="Default" office:value-type="float" office:value="1.409135" calcext:value-type="float">
            <text:p>1.409135</text:p>
          </table:table-cell>
          <table:table-cell table:style-name="Default" office:value-type="float" office:value="0.116984" calcext:value-type="float">
            <text:p>0.116984</text:p>
          </table:table-cell>
          <table:table-cell table:style-name="Default" office:value-type="float" office:value="0.034087" calcext:value-type="float">
            <text:p>0.034087</text:p>
          </table:table-cell>
          <table:table-cell table:style-name="Default" office:value-type="float" office:value="0.132206" calcext:value-type="float">
            <text:p>0.132206</text:p>
          </table:table-cell>
          <table:table-cell table:style-name="Default" office:value-type="float" office:value="-0.051063" calcext:value-type="float">
            <text:p>-0.0510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5467" calcext:value-type="float">
            <text:p>-0.005467</text:p>
          </table:table-cell>
          <table:table-cell table:style-name="Default" office:value-type="float" office:value="1.410148" calcext:value-type="float">
            <text:p>1.410148</text:p>
          </table:table-cell>
          <table:table-cell table:style-name="Default" office:value-type="float" office:value="0.112732" calcext:value-type="float">
            <text:p>0.112732</text:p>
          </table:table-cell>
          <table:table-cell table:style-name="Default" office:value-type="float" office:value="0.034022" calcext:value-type="float">
            <text:p>0.034022</text:p>
          </table:table-cell>
          <table:table-cell table:style-name="Default" office:value-type="float" office:value="0.130876" calcext:value-type="float">
            <text:p>0.130876</text:p>
          </table:table-cell>
          <table:table-cell table:style-name="Default" office:value-type="float" office:value="-0.050775" calcext:value-type="float">
            <text:p>-0.0507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3766" calcext:value-type="float">
            <text:p>-0.003766</text:p>
          </table:table-cell>
          <table:table-cell table:style-name="Default" office:value-type="float" office:value="1.411063" calcext:value-type="float">
            <text:p>1.411063</text:p>
          </table:table-cell>
          <table:table-cell table:style-name="Default" office:value-type="float" office:value="0.10862" calcext:value-type="float">
            <text:p>0.10862</text:p>
          </table:table-cell>
          <table:table-cell table:style-name="Default" office:value-type="float" office:value="0.034353" calcext:value-type="float">
            <text:p>0.034353</text:p>
          </table:table-cell>
          <table:table-cell table:style-name="Default" office:value-type="float" office:value="0.129985" calcext:value-type="float">
            <text:p>0.129985</text:p>
          </table:table-cell>
          <table:table-cell table:style-name="Default" office:value-type="float" office:value="-0.050059" calcext:value-type="float">
            <text:p>-0.0500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085" calcext:value-type="float">
            <text:p>-0.002085</text:p>
          </table:table-cell>
          <table:table-cell table:style-name="Default" office:value-type="float" office:value="1.412084" calcext:value-type="float">
            <text:p>1.412084</text:p>
          </table:table-cell>
          <table:table-cell table:style-name="Default" office:value-type="float" office:value="0.104401" calcext:value-type="float">
            <text:p>0.104401</text:p>
          </table:table-cell>
          <table:table-cell table:style-name="Default" office:value-type="float" office:value="0.034441" calcext:value-type="float">
            <text:p>0.034441</text:p>
          </table:table-cell>
          <table:table-cell table:style-name="Default" office:value-type="float" office:value="0.128769" calcext:value-type="float">
            <text:p>0.128769</text:p>
          </table:table-cell>
          <table:table-cell table:style-name="Default" office:value-type="float" office:value="-0.049789" calcext:value-type="float">
            <text:p>-0.0497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0516" calcext:value-type="float">
            <text:p>-0.000516</text:p>
          </table:table-cell>
          <table:table-cell table:style-name="Default" office:value-type="float" office:value="1.413027" calcext:value-type="float">
            <text:p>1.413027</text:p>
          </table:table-cell>
          <table:table-cell table:style-name="Default" office:value-type="float" office:value="0.100196" calcext:value-type="float">
            <text:p>0.100196</text:p>
          </table:table-cell>
          <table:table-cell table:style-name="Default" office:value-type="float" office:value="0.034474" calcext:value-type="float">
            <text:p>0.034474</text:p>
          </table:table-cell>
          <table:table-cell table:style-name="Default" office:value-type="float" office:value="0.127641" calcext:value-type="float">
            <text:p>0.127641</text:p>
          </table:table-cell>
          <table:table-cell table:style-name="Default" office:value-type="float" office:value="-0.04933" calcext:value-type="float">
            <text:p>-0.049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106" calcext:value-type="float">
            <text:p>0.00106</text:p>
          </table:table-cell>
          <table:table-cell table:style-name="Default" office:value-type="float" office:value="1.413874" calcext:value-type="float">
            <text:p>1.413874</text:p>
          </table:table-cell>
          <table:table-cell table:style-name="Default" office:value-type="float" office:value="0.09593" calcext:value-type="float">
            <text:p>0.09593</text:p>
          </table:table-cell>
          <table:table-cell table:style-name="Default" office:value-type="float" office:value="0.034398" calcext:value-type="float">
            <text:p>0.034398</text:p>
          </table:table-cell>
          <table:table-cell table:style-name="Default" office:value-type="float" office:value="0.126581" calcext:value-type="float">
            <text:p>0.126581</text:p>
          </table:table-cell>
          <table:table-cell table:style-name="Default" office:value-type="float" office:value="-0.048992" calcext:value-type="float">
            <text:p>-0.0489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2601" calcext:value-type="float">
            <text:p>0.002601</text:p>
          </table:table-cell>
          <table:table-cell table:style-name="Default" office:value-type="float" office:value="1.414541" calcext:value-type="float">
            <text:p>1.414541</text:p>
          </table:table-cell>
          <table:table-cell table:style-name="Default" office:value-type="float" office:value="0.091749" calcext:value-type="float">
            <text:p>0.091749</text:p>
          </table:table-cell>
          <table:table-cell table:style-name="Default" office:value-type="float" office:value="0.034758" calcext:value-type="float">
            <text:p>0.034758</text:p>
          </table:table-cell>
          <table:table-cell table:style-name="Default" office:value-type="float" office:value="0.125621" calcext:value-type="float">
            <text:p>0.125621</text:p>
          </table:table-cell>
          <table:table-cell table:style-name="Default" office:value-type="float" office:value="-0.048503" calcext:value-type="float">
            <text:p>-0.0485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4086" calcext:value-type="float">
            <text:p>0.004086</text:p>
          </table:table-cell>
          <table:table-cell table:style-name="Default" office:value-type="float" office:value="1.415126" calcext:value-type="float">
            <text:p>1.415126</text:p>
          </table:table-cell>
          <table:table-cell table:style-name="Default" office:value-type="float" office:value="0.087594" calcext:value-type="float">
            <text:p>0.087594</text:p>
          </table:table-cell>
          <table:table-cell table:style-name="Default" office:value-type="float" office:value="0.03525" calcext:value-type="float">
            <text:p>0.03525</text:p>
          </table:table-cell>
          <table:table-cell table:style-name="Default" office:value-type="float" office:value="0.124606" calcext:value-type="float">
            <text:p>0.124606</text:p>
          </table:table-cell>
          <table:table-cell table:style-name="Default" office:value-type="float" office:value="-0.048186" calcext:value-type="float">
            <text:p>-0.0481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5468" calcext:value-type="float">
            <text:p>0.005468</text:p>
          </table:table-cell>
          <table:table-cell table:style-name="Default" office:value-type="float" office:value="1.415622" calcext:value-type="float">
            <text:p>1.415622</text:p>
          </table:table-cell>
          <table:table-cell table:style-name="Default" office:value-type="float" office:value="0.083592" calcext:value-type="float">
            <text:p>0.083592</text:p>
          </table:table-cell>
          <table:table-cell table:style-name="Default" office:value-type="float" office:value="0.03587" calcext:value-type="float">
            <text:p>0.03587</text:p>
          </table:table-cell>
          <table:table-cell table:style-name="Default" office:value-type="float" office:value="0.123666" calcext:value-type="float">
            <text:p>0.123666</text:p>
          </table:table-cell>
          <table:table-cell table:style-name="Default" office:value-type="float" office:value="-0.047801" calcext:value-type="float">
            <text:p>-0.0478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725" calcext:value-type="float">
            <text:p>0.006725</text:p>
          </table:table-cell>
          <table:table-cell table:style-name="Default" office:value-type="float" office:value="1.416085" calcext:value-type="float">
            <text:p>1.416085</text:p>
          </table:table-cell>
          <table:table-cell table:style-name="Default" office:value-type="float" office:value="0.079624" calcext:value-type="float">
            <text:p>0.079624</text:p>
          </table:table-cell>
          <table:table-cell table:style-name="Default" office:value-type="float" office:value="0.03668" calcext:value-type="float">
            <text:p>0.03668</text:p>
          </table:table-cell>
          <table:table-cell table:style-name="Default" office:value-type="float" office:value="0.122367" calcext:value-type="float">
            <text:p>0.122367</text:p>
          </table:table-cell>
          <table:table-cell table:style-name="Default" office:value-type="float" office:value="-0.047409" calcext:value-type="float">
            <text:p>-0.0474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7978" calcext:value-type="float">
            <text:p>0.007978</text:p>
          </table:table-cell>
          <table:table-cell table:style-name="Default" office:value-type="float" office:value="1.416414" calcext:value-type="float">
            <text:p>1.416414</text:p>
          </table:table-cell>
          <table:table-cell table:style-name="Default" office:value-type="float" office:value="0.075895" calcext:value-type="float">
            <text:p>0.075895</text:p>
          </table:table-cell>
          <table:table-cell table:style-name="Default" office:value-type="float" office:value="0.037943" calcext:value-type="float">
            <text:p>0.037943</text:p>
          </table:table-cell>
          <table:table-cell table:style-name="Default" office:value-type="float" office:value="0.121158" calcext:value-type="float">
            <text:p>0.121158</text:p>
          </table:table-cell>
          <table:table-cell table:style-name="Default" office:value-type="float" office:value="-0.04697" calcext:value-type="float">
            <text:p>-0.046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132" calcext:value-type="float">
            <text:p>0.009132</text:p>
          </table:table-cell>
          <table:table-cell table:style-name="Default" office:value-type="float" office:value="1.416878" calcext:value-type="float">
            <text:p>1.416878</text:p>
          </table:table-cell>
          <table:table-cell table:style-name="Default" office:value-type="float" office:value="0.072197" calcext:value-type="float">
            <text:p>0.072197</text:p>
          </table:table-cell>
          <table:table-cell table:style-name="Default" office:value-type="float" office:value="0.038855" calcext:value-type="float">
            <text:p>0.038855</text:p>
          </table:table-cell>
          <table:table-cell table:style-name="Default" office:value-type="float" office:value="0.119425" calcext:value-type="float">
            <text:p>0.119425</text:p>
          </table:table-cell>
          <table:table-cell table:style-name="Default" office:value-type="float" office:value="-0.046762" calcext:value-type="float">
            <text:p>-0.0467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96" calcext:value-type="float">
            <text:p>0.010296</text:p>
          </table:table-cell>
          <table:table-cell table:style-name="Default" office:value-type="float" office:value="1.417394" calcext:value-type="float">
            <text:p>1.417394</text:p>
          </table:table-cell>
          <table:table-cell table:style-name="Default" office:value-type="float" office:value="0.068561" calcext:value-type="float">
            <text:p>0.068561</text:p>
          </table:table-cell>
          <table:table-cell table:style-name="Default" office:value-type="float" office:value="0.03967" calcext:value-type="float">
            <text:p>0.03967</text:p>
          </table:table-cell>
          <table:table-cell table:style-name="Default" office:value-type="float" office:value="0.117172" calcext:value-type="float">
            <text:p>0.117172</text:p>
          </table:table-cell>
          <table:table-cell table:style-name="Default" office:value-type="float" office:value="-0.046709" calcext:value-type="float">
            <text:p>-0.0467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07" calcext:value-type="float">
            <text:p>0.011407</text:p>
          </table:table-cell>
          <table:table-cell table:style-name="Default" office:value-type="float" office:value="1.417908" calcext:value-type="float">
            <text:p>1.417908</text:p>
          </table:table-cell>
          <table:table-cell table:style-name="Default" office:value-type="float" office:value="0.065039" calcext:value-type="float">
            <text:p>0.065039</text:p>
          </table:table-cell>
          <table:table-cell table:style-name="Default" office:value-type="float" office:value="0.040225" calcext:value-type="float">
            <text:p>0.040225</text:p>
          </table:table-cell>
          <table:table-cell table:style-name="Default" office:value-type="float" office:value="0.114908" calcext:value-type="float">
            <text:p>0.114908</text:p>
          </table:table-cell>
          <table:table-cell table:style-name="Default" office:value-type="float" office:value="-0.047" calcext:value-type="float">
            <text:p>-0.0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2538" calcext:value-type="float">
            <text:p>0.012538</text:p>
          </table:table-cell>
          <table:table-cell table:style-name="Default" office:value-type="float" office:value="1.418299" calcext:value-type="float">
            <text:p>1.418299</text:p>
          </table:table-cell>
          <table:table-cell table:style-name="Default" office:value-type="float" office:value="0.061692" calcext:value-type="float">
            <text:p>0.061692</text:p>
          </table:table-cell>
          <table:table-cell table:style-name="Default" office:value-type="float" office:value="0.041256" calcext:value-type="float">
            <text:p>0.041256</text:p>
          </table:table-cell>
          <table:table-cell table:style-name="Default" office:value-type="float" office:value="0.11256" calcext:value-type="float">
            <text:p>0.11256</text:p>
          </table:table-cell>
          <table:table-cell table:style-name="Default" office:value-type="float" office:value="-0.046956" calcext:value-type="float">
            <text:p>-0.0469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3723" calcext:value-type="float">
            <text:p>0.013723</text:p>
          </table:table-cell>
          <table:table-cell table:style-name="Default" office:value-type="float" office:value="1.418638" calcext:value-type="float">
            <text:p>1.418638</text:p>
          </table:table-cell>
          <table:table-cell table:style-name="Default" office:value-type="float" office:value="0.058434" calcext:value-type="float">
            <text:p>0.058434</text:p>
          </table:table-cell>
          <table:table-cell table:style-name="Default" office:value-type="float" office:value="0.042419" calcext:value-type="float">
            <text:p>0.042419</text:p>
          </table:table-cell>
          <table:table-cell table:style-name="Default" office:value-type="float" office:value="0.110046" calcext:value-type="float">
            <text:p>0.110046</text:p>
          </table:table-cell>
          <table:table-cell table:style-name="Default" office:value-type="float" office:value="-0.046876" calcext:value-type="float">
            <text:p>-0.0468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959" calcext:value-type="float">
            <text:p>0.014959</text:p>
          </table:table-cell>
          <table:table-cell table:style-name="Default" office:value-type="float" office:value="1.419101" calcext:value-type="float">
            <text:p>1.419101</text:p>
          </table:table-cell>
          <table:table-cell table:style-name="Default" office:value-type="float" office:value="0.055259" calcext:value-type="float">
            <text:p>0.055259</text:p>
          </table:table-cell>
          <table:table-cell table:style-name="Default" office:value-type="float" office:value="0.043107" calcext:value-type="float">
            <text:p>0.043107</text:p>
          </table:table-cell>
          <table:table-cell table:style-name="Default" office:value-type="float" office:value="0.107244" calcext:value-type="float">
            <text:p>0.107244</text:p>
          </table:table-cell>
          <table:table-cell table:style-name="Default" office:value-type="float" office:value="-0.047187" calcext:value-type="float">
            <text:p>-0.0471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631" calcext:value-type="float">
            <text:p>0.01631</text:p>
          </table:table-cell>
          <table:table-cell table:style-name="Default" office:value-type="float" office:value="1.419263" calcext:value-type="float">
            <text:p>1.419263</text:p>
          </table:table-cell>
          <table:table-cell table:style-name="Default" office:value-type="float" office:value="0.052511" calcext:value-type="float">
            <text:p>0.052511</text:p>
          </table:table-cell>
          <table:table-cell table:style-name="Default" office:value-type="float" office:value="0.044569" calcext:value-type="float">
            <text:p>0.044569</text:p>
          </table:table-cell>
          <table:table-cell table:style-name="Default" office:value-type="float" office:value="0.105415" calcext:value-type="float">
            <text:p>0.105415</text:p>
          </table:table-cell>
          <table:table-cell table:style-name="Default" office:value-type="float" office:value="-0.046572" calcext:value-type="float">
            <text:p>-0.0465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8648" calcext:value-type="float">
            <text:p>0.018648</text:p>
          </table:table-cell>
          <table:table-cell table:style-name="Default" office:value-type="float" office:value="1.419453" calcext:value-type="float">
            <text:p>1.419453</text:p>
          </table:table-cell>
          <table:table-cell table:style-name="Default" office:value-type="float" office:value="0.041723" calcext:value-type="float">
            <text:p>0.041723</text:p>
          </table:table-cell>
          <table:table-cell table:style-name="Default" office:value-type="float" office:value="0.025892" calcext:value-type="float">
            <text:p>0.025892</text:p>
          </table:table-cell>
          <table:table-cell table:style-name="Default" office:value-type="float" office:value="0.08034" calcext:value-type="float">
            <text:p>0.08034</text:p>
          </table:table-cell>
          <table:table-cell table:style-name="Default" office:value-type="float" office:value="-0.051136" calcext:value-type="float">
            <text:p>-0.0511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963" calcext:value-type="float">
            <text:p>0.01963</text:p>
          </table:table-cell>
          <table:table-cell table:style-name="Default" office:value-type="float" office:value="1.419694" calcext:value-type="float">
            <text:p>1.419694</text:p>
          </table:table-cell>
          <table:table-cell table:style-name="Default" office:value-type="float" office:value="0.039639" calcext:value-type="float">
            <text:p>0.039639</text:p>
          </table:table-cell>
          <table:table-cell table:style-name="Default" office:value-type="float" office:value="0.027853" calcext:value-type="float">
            <text:p>0.027853</text:p>
          </table:table-cell>
          <table:table-cell table:style-name="Default" office:value-type="float" office:value="0.079125" calcext:value-type="float">
            <text:p>0.079125</text:p>
          </table:table-cell>
          <table:table-cell table:style-name="Default" office:value-type="float" office:value="-0.050622" calcext:value-type="float">
            <text:p>-0.0506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1496" calcext:value-type="float">
            <text:p>0.021496</text:p>
          </table:table-cell>
          <table:table-cell table:style-name="Default" office:value-type="float" office:value="1.419615" calcext:value-type="float">
            <text:p>1.419615</text:p>
          </table:table-cell>
          <table:table-cell table:style-name="Default" office:value-type="float" office:value="0.037318" calcext:value-type="float">
            <text:p>0.037318</text:p>
          </table:table-cell>
          <table:table-cell table:style-name="Default" office:value-type="float" office:value="0.027836" calcext:value-type="float">
            <text:p>0.027836</text:p>
          </table:table-cell>
          <table:table-cell table:style-name="Default" office:value-type="float" office:value="0.076495" calcext:value-type="float">
            <text:p>0.076495</text:p>
          </table:table-cell>
          <table:table-cell table:style-name="Default" office:value-type="float" office:value="-0.050256" calcext:value-type="float">
            <text:p>-0.0502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2955" calcext:value-type="float">
            <text:p>0.022955</text:p>
          </table:table-cell>
          <table:table-cell table:style-name="Default" office:value-type="float" office:value="1.41967" calcext:value-type="float">
            <text:p>1.41967</text:p>
          </table:table-cell>
          <table:table-cell table:style-name="Default" office:value-type="float" office:value="0.035587" calcext:value-type="float">
            <text:p>0.035587</text:p>
          </table:table-cell>
          <table:table-cell table:style-name="Default" office:value-type="float" office:value="0.028902" calcext:value-type="float">
            <text:p>0.028902</text:p>
          </table:table-cell>
          <table:table-cell table:style-name="Default" office:value-type="float" office:value="0.074786" calcext:value-type="float">
            <text:p>0.074786</text:p>
          </table:table-cell>
          <table:table-cell table:style-name="Default" office:value-type="float" office:value="-0.049779" calcext:value-type="float">
            <text:p>-0.0497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4422" calcext:value-type="float">
            <text:p>0.024422</text:p>
          </table:table-cell>
          <table:table-cell table:style-name="Default" office:value-type="float" office:value="1.419669" calcext:value-type="float">
            <text:p>1.419669</text:p>
          </table:table-cell>
          <table:table-cell table:style-name="Default" office:value-type="float" office:value="0.034136" calcext:value-type="float">
            <text:p>0.034136</text:p>
          </table:table-cell>
          <table:table-cell table:style-name="Default" office:value-type="float" office:value="0.029747" calcext:value-type="float">
            <text:p>0.029747</text:p>
          </table:table-cell>
          <table:table-cell table:style-name="Default" office:value-type="float" office:value="0.073291" calcext:value-type="float">
            <text:p>0.073291</text:p>
          </table:table-cell>
          <table:table-cell table:style-name="Default" office:value-type="float" office:value="-0.049134" calcext:value-type="float">
            <text:p>-0.0491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5898" calcext:value-type="float">
            <text:p>0.025898</text:p>
          </table:table-cell>
          <table:table-cell table:style-name="Default" office:value-type="float" office:value="1.419582" calcext:value-type="float">
            <text:p>1.419582</text:p>
          </table:table-cell>
          <table:table-cell table:style-name="Default" office:value-type="float" office:value="0.033026" calcext:value-type="float">
            <text:p>0.033026</text:p>
          </table:table-cell>
          <table:table-cell table:style-name="Default" office:value-type="float" office:value="0.030544" calcext:value-type="float">
            <text:p>0.030544</text:p>
          </table:table-cell>
          <table:table-cell table:style-name="Default" office:value-type="float" office:value="0.071781" calcext:value-type="float">
            <text:p>0.071781</text:p>
          </table:table-cell>
          <table:table-cell table:style-name="Default" office:value-type="float" office:value="-0.048436" calcext:value-type="float">
            <text:p>-0.0484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744" calcext:value-type="float">
            <text:p>0.02744</text:p>
          </table:table-cell>
          <table:table-cell table:style-name="Default" office:value-type="float" office:value="1.419589" calcext:value-type="float">
            <text:p>1.419589</text:p>
          </table:table-cell>
          <table:table-cell table:style-name="Default" office:value-type="float" office:value="0.032222" calcext:value-type="float">
            <text:p>0.032222</text:p>
          </table:table-cell>
          <table:table-cell table:style-name="Default" office:value-type="float" office:value="0.031484" calcext:value-type="float">
            <text:p>0.031484</text:p>
          </table:table-cell>
          <table:table-cell table:style-name="Default" office:value-type="float" office:value="0.07059" calcext:value-type="float">
            <text:p>0.07059</text:p>
          </table:table-cell>
          <table:table-cell table:style-name="Default" office:value-type="float" office:value="-0.047743" calcext:value-type="float">
            <text:p>-0.0477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8904" calcext:value-type="float">
            <text:p>0.028904</text:p>
          </table:table-cell>
          <table:table-cell table:style-name="Default" office:value-type="float" office:value="1.419448" calcext:value-type="float">
            <text:p>1.419448</text:p>
          </table:table-cell>
          <table:table-cell table:style-name="Default" office:value-type="float" office:value="0.031717" calcext:value-type="float">
            <text:p>0.031717</text:p>
          </table:table-cell>
          <table:table-cell table:style-name="Default" office:value-type="float" office:value="0.031929" calcext:value-type="float">
            <text:p>0.031929</text:p>
          </table:table-cell>
          <table:table-cell table:style-name="Default" office:value-type="float" office:value="0.069543" calcext:value-type="float">
            <text:p>0.069543</text:p>
          </table:table-cell>
          <table:table-cell table:style-name="Default" office:value-type="float" office:value="-0.04685" calcext:value-type="float">
            <text:p>-0.046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043" calcext:value-type="float">
            <text:p>0.03043</text:p>
          </table:table-cell>
          <table:table-cell table:style-name="Default" office:value-type="float" office:value="1.419344" calcext:value-type="float">
            <text:p>1.419344</text:p>
          </table:table-cell>
          <table:table-cell table:style-name="Default" office:value-type="float" office:value="0.031438" calcext:value-type="float">
            <text:p>0.031438</text:p>
          </table:table-cell>
          <table:table-cell table:style-name="Default" office:value-type="float" office:value="0.032387" calcext:value-type="float">
            <text:p>0.032387</text:p>
          </table:table-cell>
          <table:table-cell table:style-name="Default" office:value-type="float" office:value="0.068754" calcext:value-type="float">
            <text:p>0.068754</text:p>
          </table:table-cell>
          <table:table-cell table:style-name="Default" office:value-type="float" office:value="-0.045829" calcext:value-type="float">
            <text:p>-0.0458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1824" calcext:value-type="float">
            <text:p>0.031824</text:p>
          </table:table-cell>
          <table:table-cell table:style-name="Default" office:value-type="float" office:value="1.419107" calcext:value-type="float">
            <text:p>1.419107</text:p>
          </table:table-cell>
          <table:table-cell table:style-name="Default" office:value-type="float" office:value="0.031443" calcext:value-type="float">
            <text:p>0.031443</text:p>
          </table:table-cell>
          <table:table-cell table:style-name="Default" office:value-type="float" office:value="0.032209" calcext:value-type="float">
            <text:p>0.032209</text:p>
          </table:table-cell>
          <table:table-cell table:style-name="Default" office:value-type="float" office:value="0.06801" calcext:value-type="float">
            <text:p>0.06801</text:p>
          </table:table-cell>
          <table:table-cell table:style-name="Default" office:value-type="float" office:value="-0.045055" calcext:value-type="float">
            <text:p>-0.0450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3138" calcext:value-type="float">
            <text:p>0.033138</text:p>
          </table:table-cell>
          <table:table-cell table:style-name="Default" office:value-type="float" office:value="1.419065" calcext:value-type="float">
            <text:p>1.419065</text:p>
          </table:table-cell>
          <table:table-cell table:style-name="Default" office:value-type="float" office:value="0.031638" calcext:value-type="float">
            <text:p>0.031638</text:p>
          </table:table-cell>
          <table:table-cell table:style-name="Default" office:value-type="float" office:value="0.032771" calcext:value-type="float">
            <text:p>0.032771</text:p>
          </table:table-cell>
          <table:table-cell table:style-name="Default" office:value-type="float" office:value="0.067556" calcext:value-type="float">
            <text:p>0.067556</text:p>
          </table:table-cell>
          <table:table-cell table:style-name="Default" office:value-type="float" office:value="-0.044468" calcext:value-type="float">
            <text:p>-0.0444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439" calcext:value-type="float">
            <text:p>0.03439</text:p>
          </table:table-cell>
          <table:table-cell table:style-name="Default" office:value-type="float" office:value="1.418966" calcext:value-type="float">
            <text:p>1.418966</text:p>
          </table:table-cell>
          <table:table-cell table:style-name="Default" office:value-type="float" office:value="0.032039" calcext:value-type="float">
            <text:p>0.032039</text:p>
          </table:table-cell>
          <table:table-cell table:style-name="Default" office:value-type="float" office:value="0.03293" calcext:value-type="float">
            <text:p>0.03293</text:p>
          </table:table-cell>
          <table:table-cell table:style-name="Default" office:value-type="float" office:value="0.067107" calcext:value-type="float">
            <text:p>0.067107</text:p>
          </table:table-cell>
          <table:table-cell table:style-name="Default" office:value-type="float" office:value="-0.043994" calcext:value-type="float">
            <text:p>-0.0439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5634" calcext:value-type="float">
            <text:p>0.035634</text:p>
          </table:table-cell>
          <table:table-cell table:style-name="Default" office:value-type="float" office:value="1.41886" calcext:value-type="float">
            <text:p>1.41886</text:p>
          </table:table-cell>
          <table:table-cell table:style-name="Default" office:value-type="float" office:value="0.032503" calcext:value-type="float">
            <text:p>0.032503</text:p>
          </table:table-cell>
          <table:table-cell table:style-name="Default" office:value-type="float" office:value="0.03255" calcext:value-type="float">
            <text:p>0.03255</text:p>
          </table:table-cell>
          <table:table-cell table:style-name="Default" office:value-type="float" office:value="0.066602" calcext:value-type="float">
            <text:p>0.066602</text:p>
          </table:table-cell>
          <table:table-cell table:style-name="Default" office:value-type="float" office:value="-0.043606" calcext:value-type="float">
            <text:p>-0.0436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6934" calcext:value-type="float">
            <text:p>0.036934</text:p>
          </table:table-cell>
          <table:table-cell table:style-name="Default" office:value-type="float" office:value="1.418878" calcext:value-type="float">
            <text:p>1.418878</text:p>
          </table:table-cell>
          <table:table-cell table:style-name="Default" office:value-type="float" office:value="0.033145" calcext:value-type="float">
            <text:p>0.033145</text:p>
          </table:table-cell>
          <table:table-cell table:style-name="Default" office:value-type="float" office:value="0.032487" calcext:value-type="float">
            <text:p>0.032487</text:p>
          </table:table-cell>
          <table:table-cell table:style-name="Default" office:value-type="float" office:value="0.066256" calcext:value-type="float">
            <text:p>0.066256</text:p>
          </table:table-cell>
          <table:table-cell table:style-name="Default" office:value-type="float" office:value="-0.043309" calcext:value-type="float">
            <text:p>-0.0433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8248" calcext:value-type="float">
            <text:p>0.038248</text:p>
          </table:table-cell>
          <table:table-cell table:style-name="Default" office:value-type="float" office:value="1.418889" calcext:value-type="float">
            <text:p>1.418889</text:p>
          </table:table-cell>
          <table:table-cell table:style-name="Default" office:value-type="float" office:value="0.033924" calcext:value-type="float">
            <text:p>0.033924</text:p>
          </table:table-cell>
          <table:table-cell table:style-name="Default" office:value-type="float" office:value="0.032253" calcext:value-type="float">
            <text:p>0.032253</text:p>
          </table:table-cell>
          <table:table-cell table:style-name="Default" office:value-type="float" office:value="0.066106" calcext:value-type="float">
            <text:p>0.066106</text:p>
          </table:table-cell>
          <table:table-cell table:style-name="Default" office:value-type="float" office:value="-0.0431" calcext:value-type="float">
            <text:p>-0.04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9559" calcext:value-type="float">
            <text:p>0.039559</text:p>
          </table:table-cell>
          <table:table-cell table:style-name="Default" office:value-type="float" office:value="1.418886" calcext:value-type="float">
            <text:p>1.418886</text:p>
          </table:table-cell>
          <table:table-cell table:style-name="Default" office:value-type="float" office:value="0.034789" calcext:value-type="float">
            <text:p>0.034789</text:p>
          </table:table-cell>
          <table:table-cell table:style-name="Default" office:value-type="float" office:value="0.032012" calcext:value-type="float">
            <text:p>0.032012</text:p>
          </table:table-cell>
          <table:table-cell table:style-name="Default" office:value-type="float" office:value="0.066252" calcext:value-type="float">
            <text:p>0.066252</text:p>
          </table:table-cell>
          <table:table-cell table:style-name="Default" office:value-type="float" office:value="-0.042733" calcext:value-type="float">
            <text:p>-0.0427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093" calcext:value-type="float">
            <text:p>0.04093</text:p>
          </table:table-cell>
          <table:table-cell table:style-name="Default" office:value-type="float" office:value="1.418821" calcext:value-type="float">
            <text:p>1.418821</text:p>
          </table:table-cell>
          <table:table-cell table:style-name="Default" office:value-type="float" office:value="0.035818" calcext:value-type="float">
            <text:p>0.035818</text:p>
          </table:table-cell>
          <table:table-cell table:style-name="Default" office:value-type="float" office:value="0.031427" calcext:value-type="float">
            <text:p>0.031427</text:p>
          </table:table-cell>
          <table:table-cell table:style-name="Default" office:value-type="float" office:value="0.066812" calcext:value-type="float">
            <text:p>0.066812</text:p>
          </table:table-cell>
          <table:table-cell table:style-name="Default" office:value-type="float" office:value="-0.042038" calcext:value-type="float">
            <text:p>-0.0420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295" calcext:value-type="float">
            <text:p>0.042295</text:p>
          </table:table-cell>
          <table:table-cell table:style-name="Default" office:value-type="float" office:value="1.418824" calcext:value-type="float">
            <text:p>1.418824</text:p>
          </table:table-cell>
          <table:table-cell table:style-name="Default" office:value-type="float" office:value="0.036949" calcext:value-type="float">
            <text:p>0.036949</text:p>
          </table:table-cell>
          <table:table-cell table:style-name="Default" office:value-type="float" office:value="0.03108" calcext:value-type="float">
            <text:p>0.03108</text:p>
          </table:table-cell>
          <table:table-cell table:style-name="Default" office:value-type="float" office:value="0.0678" calcext:value-type="float">
            <text:p>0.0678</text:p>
          </table:table-cell>
          <table:table-cell table:style-name="Default" office:value-type="float" office:value="-0.041647" calcext:value-type="float">
            <text:p>-0.0416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292" calcext:value-type="float">
            <text:p>0.042292</text:p>
          </table:table-cell>
          <table:table-cell table:style-name="Default" office:value-type="float" office:value="1.421822" calcext:value-type="float">
            <text:p>1.421822</text:p>
          </table:table-cell>
          <table:table-cell table:style-name="Default" office:value-type="float" office:value="0.041053" calcext:value-type="float">
            <text:p>0.041053</text:p>
          </table:table-cell>
          <table:table-cell table:style-name="Default" office:value-type="float" office:value="0.039803" calcext:value-type="float">
            <text:p>0.039803</text:p>
          </table:table-cell>
          <table:table-cell table:style-name="Default" office:value-type="float" office:value="0.07806" calcext:value-type="float">
            <text:p>0.07806</text:p>
          </table:table-cell>
          <table:table-cell table:style-name="Default" office:value-type="float" office:value="-0.046617" calcext:value-type="float">
            <text:p>-0.0466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3656" calcext:value-type="float">
            <text:p>0.043656</text:p>
          </table:table-cell>
          <table:table-cell table:style-name="Default" office:value-type="float" office:value="1.421732" calcext:value-type="float">
            <text:p>1.421732</text:p>
          </table:table-cell>
          <table:table-cell table:style-name="Default" office:value-type="float" office:value="0.042156" calcext:value-type="float">
            <text:p>0.042156</text:p>
          </table:table-cell>
          <table:table-cell table:style-name="Default" office:value-type="float" office:value="0.039239" calcext:value-type="float">
            <text:p>0.039239</text:p>
          </table:table-cell>
          <table:table-cell table:style-name="Default" office:value-type="float" office:value="0.079209" calcext:value-type="float">
            <text:p>0.079209</text:p>
          </table:table-cell>
          <table:table-cell table:style-name="Default" office:value-type="float" office:value="-0.04595" calcext:value-type="float">
            <text:p>-0.045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823" calcext:value-type="float">
            <text:p>0.044823</text:p>
          </table:table-cell>
          <table:table-cell table:style-name="Default" office:value-type="float" office:value="1.421596" calcext:value-type="float">
            <text:p>1.421596</text:p>
          </table:table-cell>
          <table:table-cell table:style-name="Default" office:value-type="float" office:value="0.043227" calcext:value-type="float">
            <text:p>0.043227</text:p>
          </table:table-cell>
          <table:table-cell table:style-name="Default" office:value-type="float" office:value="0.038474" calcext:value-type="float">
            <text:p>0.038474</text:p>
          </table:table-cell>
          <table:table-cell table:style-name="Default" office:value-type="float" office:value="0.080349" calcext:value-type="float">
            <text:p>0.080349</text:p>
          </table:table-cell>
          <table:table-cell table:style-name="Default" office:value-type="float" office:value="-0.044941" calcext:value-type="float">
            <text:p>-0.0449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998" calcext:value-type="float">
            <text:p>0.045998</text:p>
          </table:table-cell>
          <table:table-cell table:style-name="Default" office:value-type="float" office:value="1.421455" calcext:value-type="float">
            <text:p>1.421455</text:p>
          </table:table-cell>
          <table:table-cell table:style-name="Default" office:value-type="float" office:value="0.044197" calcext:value-type="float">
            <text:p>0.044197</text:p>
          </table:table-cell>
          <table:table-cell table:style-name="Default" office:value-type="float" office:value="0.037936" calcext:value-type="float">
            <text:p>0.037936</text:p>
          </table:table-cell>
          <table:table-cell table:style-name="Default" office:value-type="float" office:value="0.081246" calcext:value-type="float">
            <text:p>0.081246</text:p>
          </table:table-cell>
          <table:table-cell table:style-name="Default" office:value-type="float" office:value="-0.044222" calcext:value-type="float">
            <text:p>-0.0442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986" calcext:value-type="float">
            <text:p>0.046986</text:p>
          </table:table-cell>
          <table:table-cell table:style-name="Default" office:value-type="float" office:value="1.421336" calcext:value-type="float">
            <text:p>1.421336</text:p>
          </table:table-cell>
          <table:table-cell table:style-name="Default" office:value-type="float" office:value="0.04505" calcext:value-type="float">
            <text:p>0.04505</text:p>
          </table:table-cell>
          <table:table-cell table:style-name="Default" office:value-type="float" office:value="0.037343" calcext:value-type="float">
            <text:p>0.037343</text:p>
          </table:table-cell>
          <table:table-cell table:style-name="Default" office:value-type="float" office:value="0.082069" calcext:value-type="float">
            <text:p>0.082069</text:p>
          </table:table-cell>
          <table:table-cell table:style-name="Default" office:value-type="float" office:value="-0.043546" calcext:value-type="float">
            <text:p>-0.0435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7939" calcext:value-type="float">
            <text:p>0.047939</text:p>
          </table:table-cell>
          <table:table-cell table:style-name="Default" office:value-type="float" office:value="1.421229" calcext:value-type="float">
            <text:p>1.421229</text:p>
          </table:table-cell>
          <table:table-cell table:style-name="Default" office:value-type="float" office:value="0.045785" calcext:value-type="float">
            <text:p>0.045785</text:p>
          </table:table-cell>
          <table:table-cell table:style-name="Default" office:value-type="float" office:value="0.036563" calcext:value-type="float">
            <text:p>0.036563</text:p>
          </table:table-cell>
          <table:table-cell table:style-name="Default" office:value-type="float" office:value="0.082898" calcext:value-type="float">
            <text:p>0.082898</text:p>
          </table:table-cell>
          <table:table-cell table:style-name="Default" office:value-type="float" office:value="-0.043008" calcext:value-type="float">
            <text:p>-0.0430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8729" calcext:value-type="float">
            <text:p>0.048729</text:p>
          </table:table-cell>
          <table:table-cell table:style-name="Default" office:value-type="float" office:value="1.421112" calcext:value-type="float">
            <text:p>1.421112</text:p>
          </table:table-cell>
          <table:table-cell table:style-name="Default" office:value-type="float" office:value="0.046458" calcext:value-type="float">
            <text:p>0.046458</text:p>
          </table:table-cell>
          <table:table-cell table:style-name="Default" office:value-type="float" office:value="0.035894" calcext:value-type="float">
            <text:p>0.035894</text:p>
          </table:table-cell>
          <table:table-cell table:style-name="Default" office:value-type="float" office:value="0.083753" calcext:value-type="float">
            <text:p>0.083753</text:p>
          </table:table-cell>
          <table:table-cell table:style-name="Default" office:value-type="float" office:value="-0.04258" calcext:value-type="float">
            <text:p>-0.042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9375" calcext:value-type="float">
            <text:p>0.049375</text:p>
          </table:table-cell>
          <table:table-cell table:style-name="Default" office:value-type="float" office:value="1.421011" calcext:value-type="float">
            <text:p>1.421011</text:p>
          </table:table-cell>
          <table:table-cell table:style-name="Default" office:value-type="float" office:value="0.047117" calcext:value-type="float">
            <text:p>0.047117</text:p>
          </table:table-cell>
          <table:table-cell table:style-name="Default" office:value-type="float" office:value="0.035185" calcext:value-type="float">
            <text:p>0.035185</text:p>
          </table:table-cell>
          <table:table-cell table:style-name="Default" office:value-type="float" office:value="0.084894" calcext:value-type="float">
            <text:p>0.084894</text:p>
          </table:table-cell>
          <table:table-cell table:style-name="Default" office:value-type="float" office:value="-0.042087" calcext:value-type="float">
            <text:p>-0.0420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9929" calcext:value-type="float">
            <text:p>0.049929</text:p>
          </table:table-cell>
          <table:table-cell table:style-name="Default" office:value-type="float" office:value="1.421001" calcext:value-type="float">
            <text:p>1.421001</text:p>
          </table:table-cell>
          <table:table-cell table:style-name="Default" office:value-type="float" office:value="0.047702" calcext:value-type="float">
            <text:p>0.047702</text:p>
          </table:table-cell>
          <table:table-cell table:style-name="Default" office:value-type="float" office:value="0.034628" calcext:value-type="float">
            <text:p>0.034628</text:p>
          </table:table-cell>
          <table:table-cell table:style-name="Default" office:value-type="float" office:value="0.086013" calcext:value-type="float">
            <text:p>0.086013</text:p>
          </table:table-cell>
          <table:table-cell table:style-name="Default" office:value-type="float" office:value="-0.042052" calcext:value-type="float">
            <text:p>-0.0420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0338" calcext:value-type="float">
            <text:p>0.050338</text:p>
          </table:table-cell>
          <table:table-cell table:style-name="Default" office:value-type="float" office:value="1.420959" calcext:value-type="float">
            <text:p>1.420959</text:p>
          </table:table-cell>
          <table:table-cell table:style-name="Default" office:value-type="float" office:value="0.048161" calcext:value-type="float">
            <text:p>0.048161</text:p>
          </table:table-cell>
          <table:table-cell table:style-name="Default" office:value-type="float" office:value="0.034116" calcext:value-type="float">
            <text:p>0.034116</text:p>
          </table:table-cell>
          <table:table-cell table:style-name="Default" office:value-type="float" office:value="0.087062" calcext:value-type="float">
            <text:p>0.087062</text:p>
          </table:table-cell>
          <table:table-cell table:style-name="Default" office:value-type="float" office:value="-0.041867" calcext:value-type="float">
            <text:p>-0.0418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0714" calcext:value-type="float">
            <text:p>0.050714</text:p>
          </table:table-cell>
          <table:table-cell table:style-name="Default" office:value-type="float" office:value="1.420932" calcext:value-type="float">
            <text:p>1.420932</text:p>
          </table:table-cell>
          <table:table-cell table:style-name="Default" office:value-type="float" office:value="0.048562" calcext:value-type="float">
            <text:p>0.048562</text:p>
          </table:table-cell>
          <table:table-cell table:style-name="Default" office:value-type="float" office:value="0.033496" calcext:value-type="float">
            <text:p>0.033496</text:p>
          </table:table-cell>
          <table:table-cell table:style-name="Default" office:value-type="float" office:value="0.087992" calcext:value-type="float">
            <text:p>0.087992</text:p>
          </table:table-cell>
          <table:table-cell table:style-name="Default" office:value-type="float" office:value="-0.041615" calcext:value-type="float">
            <text:p>-0.0416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1023" calcext:value-type="float">
            <text:p>0.051023</text:p>
          </table:table-cell>
          <table:table-cell table:style-name="Default" office:value-type="float" office:value="1.420901" calcext:value-type="float">
            <text:p>1.420901</text:p>
          </table:table-cell>
          <table:table-cell table:style-name="Default" office:value-type="float" office:value="0.04879" calcext:value-type="float">
            <text:p>0.04879</text:p>
          </table:table-cell>
          <table:table-cell table:style-name="Default" office:value-type="float" office:value="0.032932" calcext:value-type="float">
            <text:p>0.032932</text:p>
          </table:table-cell>
          <table:table-cell table:style-name="Default" office:value-type="float" office:value="0.088469" calcext:value-type="float">
            <text:p>0.088469</text:p>
          </table:table-cell>
          <table:table-cell table:style-name="Default" office:value-type="float" office:value="-0.041462" calcext:value-type="float">
            <text:p>-0.0414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1247" calcext:value-type="float">
            <text:p>0.051247</text:p>
          </table:table-cell>
          <table:table-cell table:style-name="Default" office:value-type="float" office:value="1.420835" calcext:value-type="float">
            <text:p>1.420835</text:p>
          </table:table-cell>
          <table:table-cell table:style-name="Default" office:value-type="float" office:value="0.048896" calcext:value-type="float">
            <text:p>0.048896</text:p>
          </table:table-cell>
          <table:table-cell table:style-name="Default" office:value-type="float" office:value="0.032416" calcext:value-type="float">
            <text:p>0.032416</text:p>
          </table:table-cell>
          <table:table-cell table:style-name="Default" office:value-type="float" office:value="0.08856" calcext:value-type="float">
            <text:p>0.08856</text:p>
          </table:table-cell>
          <table:table-cell table:style-name="Default" office:value-type="float" office:value="-0.041251" calcext:value-type="float">
            <text:p>-0.0412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1405" calcext:value-type="float">
            <text:p>0.051405</text:p>
          </table:table-cell>
          <table:table-cell table:style-name="Default" office:value-type="float" office:value="1.420758" calcext:value-type="float">
            <text:p>1.420758</text:p>
          </table:table-cell>
          <table:table-cell table:style-name="Default" office:value-type="float" office:value="0.048919" calcext:value-type="float">
            <text:p>0.048919</text:p>
          </table:table-cell>
          <table:table-cell table:style-name="Default" office:value-type="float" office:value="0.031996" calcext:value-type="float">
            <text:p>0.031996</text:p>
          </table:table-cell>
          <table:table-cell table:style-name="Default" office:value-type="float" office:value="0.08843" calcext:value-type="float">
            <text:p>0.08843</text:p>
          </table:table-cell>
          <table:table-cell table:style-name="Default" office:value-type="float" office:value="-0.04101" calcext:value-type="float">
            <text:p>-0.041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1528" calcext:value-type="float">
            <text:p>0.051528</text:p>
          </table:table-cell>
          <table:table-cell table:style-name="Default" office:value-type="float" office:value="1.420721" calcext:value-type="float">
            <text:p>1.420721</text:p>
          </table:table-cell>
          <table:table-cell table:style-name="Default" office:value-type="float" office:value="0.048818" calcext:value-type="float">
            <text:p>0.048818</text:p>
          </table:table-cell>
          <table:table-cell table:style-name="Default" office:value-type="float" office:value="0.031647" calcext:value-type="float">
            <text:p>0.031647</text:p>
          </table:table-cell>
          <table:table-cell table:style-name="Default" office:value-type="float" office:value="0.088051" calcext:value-type="float">
            <text:p>0.088051</text:p>
          </table:table-cell>
          <table:table-cell table:style-name="Default" office:value-type="float" office:value="-0.040831" calcext:value-type="float">
            <text:p>-0.0408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1608" calcext:value-type="float">
            <text:p>0.051608</text:p>
          </table:table-cell>
          <table:table-cell table:style-name="Default" office:value-type="float" office:value="1.420695" calcext:value-type="float">
            <text:p>1.420695</text:p>
          </table:table-cell>
          <table:table-cell table:style-name="Default" office:value-type="float" office:value="0.048667" calcext:value-type="float">
            <text:p>0.048667</text:p>
          </table:table-cell>
          <table:table-cell table:style-name="Default" office:value-type="float" office:value="0.03135" calcext:value-type="float">
            <text:p>0.03135</text:p>
          </table:table-cell>
          <table:table-cell table:style-name="Default" office:value-type="float" office:value="0.087558" calcext:value-type="float">
            <text:p>0.087558</text:p>
          </table:table-cell>
          <table:table-cell table:style-name="Default" office:value-type="float" office:value="-0.040678" calcext:value-type="float">
            <text:p>-0.040678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1675" calcext:value-type="float">
            <text:p>0.051675</text:p>
          </table:table-cell>
          <table:table-cell table:style-name="Default" office:value-type="float" office:value="1.420671" calcext:value-type="float">
            <text:p>1.420671</text:p>
          </table:table-cell>
          <table:table-cell table:style-name="Default" office:value-type="float" office:value="0.04848" calcext:value-type="float">
            <text:p>0.04848</text:p>
          </table:table-cell>
          <table:table-cell table:style-name="Default" office:value-type="float" office:value="0.031071" calcext:value-type="float">
            <text:p>0.031071</text:p>
          </table:table-cell>
          <table:table-cell table:style-name="Default" office:value-type="float" office:value="0.086976" calcext:value-type="float">
            <text:p>0.086976</text:p>
          </table:table-cell>
          <table:table-cell table:style-name="Default" office:value-type="float" office:value="-0.040507" calcext:value-type="float">
            <text:p>-0.0405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172" calcext:value-type="float">
            <text:p>0.05172</text:p>
          </table:table-cell>
          <table:table-cell table:style-name="Default" office:value-type="float" office:value="1.420659" calcext:value-type="float">
            <text:p>1.420659</text:p>
          </table:table-cell>
          <table:table-cell table:style-name="Default" office:value-type="float" office:value="0.048324" calcext:value-type="float">
            <text:p>0.048324</text:p>
          </table:table-cell>
          <table:table-cell table:style-name="Default" office:value-type="float" office:value="0.030779" calcext:value-type="float">
            <text:p>0.030779</text:p>
          </table:table-cell>
          <table:table-cell table:style-name="Default" office:value-type="float" office:value="0.086455" calcext:value-type="float">
            <text:p>0.086455</text:p>
          </table:table-cell>
          <table:table-cell table:style-name="Default" office:value-type="float" office:value="-0.040234" calcext:value-type="float">
            <text:p>-0.0402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1714" calcext:value-type="float">
            <text:p>0.051714</text:p>
          </table:table-cell>
          <table:table-cell table:style-name="Default" office:value-type="float" office:value="1.420629" calcext:value-type="float">
            <text:p>1.420629</text:p>
          </table:table-cell>
          <table:table-cell table:style-name="Default" office:value-type="float" office:value="0.048217" calcext:value-type="float">
            <text:p>0.048217</text:p>
          </table:table-cell>
          <table:table-cell table:style-name="Default" office:value-type="float" office:value="0.030591" calcext:value-type="float">
            <text:p>0.030591</text:p>
          </table:table-cell>
          <table:table-cell table:style-name="Default" office:value-type="float" office:value="0.086086" calcext:value-type="float">
            <text:p>0.086086</text:p>
          </table:table-cell>
          <table:table-cell table:style-name="Default" office:value-type="float" office:value="-0.039925" calcext:value-type="float">
            <text:p>-0.0399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1689" calcext:value-type="float">
            <text:p>0.051689</text:p>
          </table:table-cell>
          <table:table-cell table:style-name="Default" office:value-type="float" office:value="1.420626" calcext:value-type="float">
            <text:p>1.420626</text:p>
          </table:table-cell>
          <table:table-cell table:style-name="Default" office:value-type="float" office:value="0.048166" calcext:value-type="float">
            <text:p>0.048166</text:p>
          </table:table-cell>
          <table:table-cell table:style-name="Default" office:value-type="float" office:value="0.030479" calcext:value-type="float">
            <text:p>0.030479</text:p>
          </table:table-cell>
          <table:table-cell table:style-name="Default" office:value-type="float" office:value="0.085787" calcext:value-type="float">
            <text:p>0.085787</text:p>
          </table:table-cell>
          <table:table-cell table:style-name="Default" office:value-type="float" office:value="-0.039635" calcext:value-type="float">
            <text:p>-0.0396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1684" calcext:value-type="float">
            <text:p>0.051684</text:p>
          </table:table-cell>
          <table:table-cell table:style-name="Default" office:value-type="float" office:value="1.420656" calcext:value-type="float">
            <text:p>1.420656</text:p>
          </table:table-cell>
          <table:table-cell table:style-name="Default" office:value-type="float" office:value="0.048135" calcext:value-type="float">
            <text:p>0.048135</text:p>
          </table:table-cell>
          <table:table-cell table:style-name="Default" office:value-type="float" office:value="0.030326" calcext:value-type="float">
            <text:p>0.030326</text:p>
          </table:table-cell>
          <table:table-cell table:style-name="Default" office:value-type="float" office:value="0.08554" calcext:value-type="float">
            <text:p>0.08554</text:p>
          </table:table-cell>
          <table:table-cell table:style-name="Default" office:value-type="float" office:value="-0.039579" calcext:value-type="float">
            <text:p>-0.039579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159" calcext:value-type="float">
            <text:p>0.05159</text:p>
          </table:table-cell>
          <table:table-cell table:style-name="Default" office:value-type="float" office:value="1.420686" calcext:value-type="float">
            <text:p>1.420686</text:p>
          </table:table-cell>
          <table:table-cell table:style-name="Default" office:value-type="float" office:value="0.048171" calcext:value-type="float">
            <text:p>0.048171</text:p>
          </table:table-cell>
          <table:table-cell table:style-name="Default" office:value-type="float" office:value="0.030354" calcext:value-type="float">
            <text:p>0.030354</text:p>
          </table:table-cell>
          <table:table-cell table:style-name="Default" office:value-type="float" office:value="0.085403" calcext:value-type="float">
            <text:p>0.085403</text:p>
          </table:table-cell>
          <table:table-cell table:style-name="Default" office:value-type="float" office:value="-0.039521" calcext:value-type="float">
            <text:p>-0.0395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1481" calcext:value-type="float">
            <text:p>0.051481</text:p>
          </table:table-cell>
          <table:table-cell table:style-name="Default" office:value-type="float" office:value="1.420751" calcext:value-type="float">
            <text:p>1.420751</text:p>
          </table:table-cell>
          <table:table-cell table:style-name="Default" office:value-type="float" office:value="0.04822" calcext:value-type="float">
            <text:p>0.04822</text:p>
          </table:table-cell>
          <table:table-cell table:style-name="Default" office:value-type="float" office:value="0.030362" calcext:value-type="float">
            <text:p>0.030362</text:p>
          </table:table-cell>
          <table:table-cell table:style-name="Default" office:value-type="float" office:value="0.085264" calcext:value-type="float">
            <text:p>0.085264</text:p>
          </table:table-cell>
          <table:table-cell table:style-name="Default" office:value-type="float" office:value="-0.039536" calcext:value-type="float">
            <text:p>-0.0395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1371" calcext:value-type="float">
            <text:p>0.051371</text:p>
          </table:table-cell>
          <table:table-cell table:style-name="Default" office:value-type="float" office:value="1.420823" calcext:value-type="float">
            <text:p>1.420823</text:p>
          </table:table-cell>
          <table:table-cell table:style-name="Default" office:value-type="float" office:value="0.048279" calcext:value-type="float">
            <text:p>0.048279</text:p>
          </table:table-cell>
          <table:table-cell table:style-name="Default" office:value-type="float" office:value="0.030257" calcext:value-type="float">
            <text:p>0.030257</text:p>
          </table:table-cell>
          <table:table-cell table:style-name="Default" office:value-type="float" office:value="0.085076" calcext:value-type="float">
            <text:p>0.085076</text:p>
          </table:table-cell>
          <table:table-cell table:style-name="Default" office:value-type="float" office:value="-0.039577" calcext:value-type="float">
            <text:p>-0.039577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1302" calcext:value-type="float">
            <text:p>0.051302</text:p>
          </table:table-cell>
          <table:table-cell table:style-name="Default" office:value-type="float" office:value="1.420871" calcext:value-type="float">
            <text:p>1.420871</text:p>
          </table:table-cell>
          <table:table-cell table:style-name="Default" office:value-type="float" office:value="0.048338" calcext:value-type="float">
            <text:p>0.048338</text:p>
          </table:table-cell>
          <table:table-cell table:style-name="Default" office:value-type="float" office:value="0.030142" calcext:value-type="float">
            <text:p>0.030142</text:p>
          </table:table-cell>
          <table:table-cell table:style-name="Default" office:value-type="float" office:value="0.084818" calcext:value-type="float">
            <text:p>0.084818</text:p>
          </table:table-cell>
          <table:table-cell table:style-name="Default" office:value-type="float" office:value="-0.039623" calcext:value-type="float">
            <text:p>-0.0396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128" calcext:value-type="float">
            <text:p>0.05128</text:p>
          </table:table-cell>
          <table:table-cell table:style-name="Default" office:value-type="float" office:value="1.420916" calcext:value-type="float">
            <text:p>1.420916</text:p>
          </table:table-cell>
          <table:table-cell table:style-name="Default" office:value-type="float" office:value="0.048429" calcext:value-type="float">
            <text:p>0.048429</text:p>
          </table:table-cell>
          <table:table-cell table:style-name="Default" office:value-type="float" office:value="0.030068" calcext:value-type="float">
            <text:p>0.030068</text:p>
          </table:table-cell>
          <table:table-cell table:style-name="Default" office:value-type="float" office:value="0.084534" calcext:value-type="float">
            <text:p>0.084534</text:p>
          </table:table-cell>
          <table:table-cell table:style-name="Default" office:value-type="float" office:value="-0.039675" calcext:value-type="float">
            <text:p>-0.039675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1294" calcext:value-type="float">
            <text:p>0.051294</text:p>
          </table:table-cell>
          <table:table-cell table:style-name="Default" office:value-type="float" office:value="1.420954" calcext:value-type="float">
            <text:p>1.420954</text:p>
          </table:table-cell>
          <table:table-cell table:style-name="Default" office:value-type="float" office:value="0.04855" calcext:value-type="float">
            <text:p>0.04855</text:p>
          </table:table-cell>
          <table:table-cell table:style-name="Default" office:value-type="float" office:value="0.029916" calcext:value-type="float">
            <text:p>0.029916</text:p>
          </table:table-cell>
          <table:table-cell table:style-name="Default" office:value-type="float" office:value="0.084241" calcext:value-type="float">
            <text:p>0.084241</text:p>
          </table:table-cell>
          <table:table-cell table:style-name="Default" office:value-type="float" office:value="-0.03966" calcext:value-type="float">
            <text:p>-0.03966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1347" calcext:value-type="float">
            <text:p>0.051347</text:p>
          </table:table-cell>
          <table:table-cell table:style-name="Default" office:value-type="float" office:value="1.420996" calcext:value-type="float">
            <text:p>1.420996</text:p>
          </table:table-cell>
          <table:table-cell table:style-name="Default" office:value-type="float" office:value="0.048673" calcext:value-type="float">
            <text:p>0.048673</text:p>
          </table:table-cell>
          <table:table-cell table:style-name="Default" office:value-type="float" office:value="0.029751" calcext:value-type="float">
            <text:p>0.029751</text:p>
          </table:table-cell>
          <table:table-cell table:style-name="Default" office:value-type="float" office:value="0.083926" calcext:value-type="float">
            <text:p>0.083926</text:p>
          </table:table-cell>
          <table:table-cell table:style-name="Default" office:value-type="float" office:value="-0.039586" calcext:value-type="float">
            <text:p>-0.039586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1432" calcext:value-type="float">
            <text:p>0.051432</text:p>
          </table:table-cell>
          <table:table-cell table:style-name="Default" office:value-type="float" office:value="1.421028" calcext:value-type="float">
            <text:p>1.421028</text:p>
          </table:table-cell>
          <table:table-cell table:style-name="Default" office:value-type="float" office:value="0.048826" calcext:value-type="float">
            <text:p>0.048826</text:p>
          </table:table-cell>
          <table:table-cell table:style-name="Default" office:value-type="float" office:value="0.029566" calcext:value-type="float">
            <text:p>0.029566</text:p>
          </table:table-cell>
          <table:table-cell table:style-name="Default" office:value-type="float" office:value="0.083631" calcext:value-type="float">
            <text:p>0.083631</text:p>
          </table:table-cell>
          <table:table-cell table:style-name="Default" office:value-type="float" office:value="-0.039484" calcext:value-type="float">
            <text:p>-0.039484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156" calcext:value-type="float">
            <text:p>0.05156</text:p>
          </table:table-cell>
          <table:table-cell table:style-name="Default" office:value-type="float" office:value="1.421038" calcext:value-type="float">
            <text:p>1.421038</text:p>
          </table:table-cell>
          <table:table-cell table:style-name="Default" office:value-type="float" office:value="0.049034" calcext:value-type="float">
            <text:p>0.049034</text:p>
          </table:table-cell>
          <table:table-cell table:style-name="Default" office:value-type="float" office:value="0.029373" calcext:value-type="float">
            <text:p>0.029373</text:p>
          </table:table-cell>
          <table:table-cell table:style-name="Default" office:value-type="float" office:value="0.083473" calcext:value-type="float">
            <text:p>0.083473</text:p>
          </table:table-cell>
          <table:table-cell table:style-name="Default" office:value-type="float" office:value="-0.039477" calcext:value-type="float">
            <text:p>-0.039477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1678" calcext:value-type="float">
            <text:p>0.051678</text:p>
          </table:table-cell>
          <table:table-cell table:style-name="Default" office:value-type="float" office:value="1.42102" calcext:value-type="float">
            <text:p>1.42102</text:p>
          </table:table-cell>
          <table:table-cell table:style-name="Default" office:value-type="float" office:value="0.049265" calcext:value-type="float">
            <text:p>0.049265</text:p>
          </table:table-cell>
          <table:table-cell table:style-name="Default" office:value-type="float" office:value="0.029163" calcext:value-type="float">
            <text:p>0.029163</text:p>
          </table:table-cell>
          <table:table-cell table:style-name="Default" office:value-type="float" office:value="0.083434" calcext:value-type="float">
            <text:p>0.083434</text:p>
          </table:table-cell>
          <table:table-cell table:style-name="Default" office:value-type="float" office:value="-0.039256" calcext:value-type="float">
            <text:p>-0.0392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2435" calcext:value-type="float">
            <text:p>0.052435</text:p>
          </table:table-cell>
          <table:table-cell table:style-name="Default" office:value-type="float" office:value="1.41797" calcext:value-type="float">
            <text:p>1.41797</text:p>
          </table:table-cell>
          <table:table-cell table:style-name="Default" office:value-type="float" office:value="0.046915" calcext:value-type="float">
            <text:p>0.046915</text:p>
          </table:table-cell>
          <table:table-cell table:style-name="Default" office:value-type="float" office:value="0.020892" calcext:value-type="float">
            <text:p>0.020892</text:p>
          </table:table-cell>
          <table:table-cell table:style-name="Default" office:value-type="float" office:value="0.07577" calcext:value-type="float">
            <text:p>0.07577</text:p>
          </table:table-cell>
          <table:table-cell table:style-name="Default" office:value-type="float" office:value="-0.033191" calcext:value-type="float">
            <text:p>-0.033191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2544" calcext:value-type="float">
            <text:p>0.052544</text:p>
          </table:table-cell>
          <table:table-cell table:style-name="Default" office:value-type="float" office:value="1.417942" calcext:value-type="float">
            <text:p>1.417942</text:p>
          </table:table-cell>
          <table:table-cell table:style-name="Default" office:value-type="float" office:value="0.04723" calcext:value-type="float">
            <text:p>0.04723</text:p>
          </table:table-cell>
          <table:table-cell table:style-name="Default" office:value-type="float" office:value="0.020621" calcext:value-type="float">
            <text:p>0.020621</text:p>
          </table:table-cell>
          <table:table-cell table:style-name="Default" office:value-type="float" office:value="0.076057" calcext:value-type="float">
            <text:p>0.076057</text:p>
          </table:table-cell>
          <table:table-cell table:style-name="Default" office:value-type="float" office:value="-0.032934" calcext:value-type="float">
            <text:p>-0.0329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2779" calcext:value-type="float">
            <text:p>0.052779</text:p>
          </table:table-cell>
          <table:table-cell table:style-name="Default" office:value-type="float" office:value="1.41792" calcext:value-type="float">
            <text:p>1.41792</text:p>
          </table:table-cell>
          <table:table-cell table:style-name="Default" office:value-type="float" office:value="0.047536" calcext:value-type="float">
            <text:p>0.047536</text:p>
          </table:table-cell>
          <table:table-cell table:style-name="Default" office:value-type="float" office:value="0.020354" calcext:value-type="float">
            <text:p>0.020354</text:p>
          </table:table-cell>
          <table:table-cell table:style-name="Default" office:value-type="float" office:value="0.076154" calcext:value-type="float">
            <text:p>0.076154</text:p>
          </table:table-cell>
          <table:table-cell table:style-name="Default" office:value-type="float" office:value="-0.03271" calcext:value-type="float">
            <text:p>-0.03271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3016" calcext:value-type="float">
            <text:p>0.053016</text:p>
          </table:table-cell>
          <table:table-cell table:style-name="Default" office:value-type="float" office:value="1.417892" calcext:value-type="float">
            <text:p>1.417892</text:p>
          </table:table-cell>
          <table:table-cell table:style-name="Default" office:value-type="float" office:value="0.047863" calcext:value-type="float">
            <text:p>0.047863</text:p>
          </table:table-cell>
          <table:table-cell table:style-name="Default" office:value-type="float" office:value="0.020067" calcext:value-type="float">
            <text:p>0.020067</text:p>
          </table:table-cell>
          <table:table-cell table:style-name="Default" office:value-type="float" office:value="0.076457" calcext:value-type="float">
            <text:p>0.076457</text:p>
          </table:table-cell>
          <table:table-cell table:style-name="Default" office:value-type="float" office:value="-0.032376" calcext:value-type="float">
            <text:p>-0.032376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3233" calcext:value-type="float">
            <text:p>0.053233</text:p>
          </table:table-cell>
          <table:table-cell table:style-name="Default" office:value-type="float" office:value="1.417864" calcext:value-type="float">
            <text:p>1.417864</text:p>
          </table:table-cell>
          <table:table-cell table:style-name="Default" office:value-type="float" office:value="0.048246" calcext:value-type="float">
            <text:p>0.048246</text:p>
          </table:table-cell>
          <table:table-cell table:style-name="Default" office:value-type="float" office:value="0.01983" calcext:value-type="float">
            <text:p>0.01983</text:p>
          </table:table-cell>
          <table:table-cell table:style-name="Default" office:value-type="float" office:value="0.076892" calcext:value-type="float">
            <text:p>0.076892</text:p>
          </table:table-cell>
          <table:table-cell table:style-name="Default" office:value-type="float" office:value="-0.03205" calcext:value-type="float">
            <text:p>-0.032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3589" calcext:value-type="float">
            <text:p>0.053589</text:p>
          </table:table-cell>
          <table:table-cell table:style-name="Default" office:value-type="float" office:value="1.417814" calcext:value-type="float">
            <text:p>1.417814</text:p>
          </table:table-cell>
          <table:table-cell table:style-name="Default" office:value-type="float" office:value="0.048549" calcext:value-type="float">
            <text:p>0.048549</text:p>
          </table:table-cell>
          <table:table-cell table:style-name="Default" office:value-type="float" office:value="0.019451" calcext:value-type="float">
            <text:p>0.019451</text:p>
          </table:table-cell>
          <table:table-cell table:style-name="Default" office:value-type="float" office:value="0.077037" calcext:value-type="float">
            <text:p>0.077037</text:p>
          </table:table-cell>
          <table:table-cell table:style-name="Default" office:value-type="float" office:value="-0.031841" calcext:value-type="float">
            <text:p>-0.0318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3787" calcext:value-type="float">
            <text:p>0.053787</text:p>
          </table:table-cell>
          <table:table-cell table:style-name="Default" office:value-type="float" office:value="1.417786" calcext:value-type="float">
            <text:p>1.417786</text:p>
          </table:table-cell>
          <table:table-cell table:style-name="Default" office:value-type="float" office:value="0.048899" calcext:value-type="float">
            <text:p>0.048899</text:p>
          </table:table-cell>
          <table:table-cell table:style-name="Default" office:value-type="float" office:value="0.019218" calcext:value-type="float">
            <text:p>0.019218</text:p>
          </table:table-cell>
          <table:table-cell table:style-name="Default" office:value-type="float" office:value="0.077476" calcext:value-type="float">
            <text:p>0.077476</text:p>
          </table:table-cell>
          <table:table-cell table:style-name="Default" office:value-type="float" office:value="-0.031607" calcext:value-type="float">
            <text:p>-0.0316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395" calcext:value-type="float">
            <text:p>0.05395</text:p>
          </table:table-cell>
          <table:table-cell table:style-name="Default" office:value-type="float" office:value="1.417738" calcext:value-type="float">
            <text:p>1.417738</text:p>
          </table:table-cell>
          <table:table-cell table:style-name="Default" office:value-type="float" office:value="0.049269" calcext:value-type="float">
            <text:p>0.049269</text:p>
          </table:table-cell>
          <table:table-cell table:style-name="Default" office:value-type="float" office:value="0.019008" calcext:value-type="float">
            <text:p>0.019008</text:p>
          </table:table-cell>
          <table:table-cell table:style-name="Default" office:value-type="float" office:value="0.078016" calcext:value-type="float">
            <text:p>0.078016</text:p>
          </table:table-cell>
          <table:table-cell table:style-name="Default" office:value-type="float" office:value="-0.031354" calcext:value-type="float">
            <text:p>-0.0313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4227" calcext:value-type="float">
            <text:p>0.054227</text:p>
          </table:table-cell>
          <table:table-cell table:style-name="Default" office:value-type="float" office:value="1.417708" calcext:value-type="float">
            <text:p>1.417708</text:p>
          </table:table-cell>
          <table:table-cell table:style-name="Default" office:value-type="float" office:value="0.049549" calcext:value-type="float">
            <text:p>0.049549</text:p>
          </table:table-cell>
          <table:table-cell table:style-name="Default" office:value-type="float" office:value="0.018675" calcext:value-type="float">
            <text:p>0.018675</text:p>
          </table:table-cell>
          <table:table-cell table:style-name="Default" office:value-type="float" office:value="0.078219" calcext:value-type="float">
            <text:p>0.078219</text:p>
          </table:table-cell>
          <table:table-cell table:style-name="Default" office:value-type="float" office:value="-0.031288" calcext:value-type="float">
            <text:p>-0.031288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4535" calcext:value-type="float">
            <text:p>0.054535</text:p>
          </table:table-cell>
          <table:table-cell table:style-name="Default" office:value-type="float" office:value="1.41768" calcext:value-type="float">
            <text:p>1.41768</text:p>
          </table:table-cell>
          <table:table-cell table:style-name="Default" office:value-type="float" office:value="0.049769" calcext:value-type="float">
            <text:p>0.049769</text:p>
          </table:table-cell>
          <table:table-cell table:style-name="Default" office:value-type="float" office:value="0.018341" calcext:value-type="float">
            <text:p>0.018341</text:p>
          </table:table-cell>
          <table:table-cell table:style-name="Default" office:value-type="float" office:value="0.078216" calcext:value-type="float">
            <text:p>0.078216</text:p>
          </table:table-cell>
          <table:table-cell table:style-name="Default" office:value-type="float" office:value="-0.031194" calcext:value-type="float">
            <text:p>-0.031194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4869" calcext:value-type="float">
            <text:p>0.054869</text:p>
          </table:table-cell>
          <table:table-cell table:style-name="Default" office:value-type="float" office:value="1.417647" calcext:value-type="float">
            <text:p>1.417647</text:p>
          </table:table-cell>
          <table:table-cell table:style-name="Default" office:value-type="float" office:value="0.04996" calcext:value-type="float">
            <text:p>0.04996</text:p>
          </table:table-cell>
          <table:table-cell table:style-name="Default" office:value-type="float" office:value="0.018034" calcext:value-type="float">
            <text:p>0.018034</text:p>
          </table:table-cell>
          <table:table-cell table:style-name="Default" office:value-type="float" office:value="0.078059" calcext:value-type="float">
            <text:p>0.078059</text:p>
          </table:table-cell>
          <table:table-cell table:style-name="Default" office:value-type="float" office:value="-0.031256" calcext:value-type="float">
            <text:p>-0.0312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077" calcext:value-type="float">
            <text:p>0.055077</text:p>
          </table:table-cell>
          <table:table-cell table:style-name="Default" office:value-type="float" office:value="1.4176" calcext:value-type="float">
            <text:p>1.4176</text:p>
          </table:table-cell>
          <table:table-cell table:style-name="Default" office:value-type="float" office:value="0.050176" calcext:value-type="float">
            <text:p>0.050176</text:p>
          </table:table-cell>
          <table:table-cell table:style-name="Default" office:value-type="float" office:value="0.017967" calcext:value-type="float">
            <text:p>0.017967</text:p>
          </table:table-cell>
          <table:table-cell table:style-name="Default" office:value-type="float" office:value="0.078239" calcext:value-type="float">
            <text:p>0.078239</text:p>
          </table:table-cell>
          <table:table-cell table:style-name="Default" office:value-type="float" office:value="-0.031157" calcext:value-type="float">
            <text:p>-0.0311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05" calcext:value-type="float">
            <text:p>0.05505</text:p>
          </table:table-cell>
          <table:table-cell table:style-name="Default" office:value-type="float" office:value="1.420435" calcext:value-type="float">
            <text:p>1.420435</text:p>
          </table:table-cell>
          <table:table-cell table:style-name="Default" office:value-type="float" office:value="0.0527" calcext:value-type="float">
            <text:p>0.0527</text:p>
          </table:table-cell>
          <table:table-cell table:style-name="Default" office:value-type="float" office:value="0.024703" calcext:value-type="float">
            <text:p>0.024703</text:p>
          </table:table-cell>
          <table:table-cell table:style-name="Default" office:value-type="float" office:value="0.084832" calcext:value-type="float">
            <text:p>0.084832</text:p>
          </table:table-cell>
          <table:table-cell table:style-name="Default" office:value-type="float" office:value="-0.0369" calcext:value-type="float">
            <text:p>-0.0369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35" calcext:value-type="float">
            <text:p>0.05535</text:p>
          </table:table-cell>
          <table:table-cell table:style-name="Default" office:value-type="float" office:value="1.420382" calcext:value-type="float">
            <text:p>1.420382</text:p>
          </table:table-cell>
          <table:table-cell table:style-name="Default" office:value-type="float" office:value="0.052821" calcext:value-type="float">
            <text:p>0.052821</text:p>
          </table:table-cell>
          <table:table-cell table:style-name="Default" office:value-type="float" office:value="0.024517" calcext:value-type="float">
            <text:p>0.024517</text:p>
          </table:table-cell>
          <table:table-cell table:style-name="Default" office:value-type="float" office:value="0.084758" calcext:value-type="float">
            <text:p>0.084758</text:p>
          </table:table-cell>
          <table:table-cell table:style-name="Default" office:value-type="float" office:value="-0.036919" calcext:value-type="float">
            <text:p>-0.0369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673" calcext:value-type="float">
            <text:p>0.055673</text:p>
          </table:table-cell>
          <table:table-cell table:style-name="Default" office:value-type="float" office:value="1.420358" calcext:value-type="float">
            <text:p>1.420358</text:p>
          </table:table-cell>
          <table:table-cell table:style-name="Default" office:value-type="float" office:value="0.05294" calcext:value-type="float">
            <text:p>0.05294</text:p>
          </table:table-cell>
          <table:table-cell table:style-name="Default" office:value-type="float" office:value="0.024462" calcext:value-type="float">
            <text:p>0.024462</text:p>
          </table:table-cell>
          <table:table-cell table:style-name="Default" office:value-type="float" office:value="0.084671" calcext:value-type="float">
            <text:p>0.084671</text:p>
          </table:table-cell>
          <table:table-cell table:style-name="Default" office:value-type="float" office:value="-0.037052" calcext:value-type="float">
            <text:p>-0.0370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953" calcext:value-type="float">
            <text:p>0.055953</text:p>
          </table:table-cell>
          <table:table-cell table:style-name="Default" office:value-type="float" office:value="1.420304" calcext:value-type="float">
            <text:p>1.420304</text:p>
          </table:table-cell>
          <table:table-cell table:style-name="Default" office:value-type="float" office:value="0.053041" calcext:value-type="float">
            <text:p>0.053041</text:p>
          </table:table-cell>
          <table:table-cell table:style-name="Default" office:value-type="float" office:value="0.024396" calcext:value-type="float">
            <text:p>0.024396</text:p>
          </table:table-cell>
          <table:table-cell table:style-name="Default" office:value-type="float" office:value="0.084684" calcext:value-type="float">
            <text:p>0.084684</text:p>
          </table:table-cell>
          <table:table-cell table:style-name="Default" office:value-type="float" office:value="-0.03703" calcext:value-type="float">
            <text:p>-0.03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6223" calcext:value-type="float">
            <text:p>0.056223</text:p>
          </table:table-cell>
          <table:table-cell table:style-name="Default" office:value-type="float" office:value="1.420241" calcext:value-type="float">
            <text:p>1.420241</text:p>
          </table:table-cell>
          <table:table-cell table:style-name="Default" office:value-type="float" office:value="0.05315" calcext:value-type="float">
            <text:p>0.05315</text:p>
          </table:table-cell>
          <table:table-cell table:style-name="Default" office:value-type="float" office:value="0.024317" calcext:value-type="float">
            <text:p>0.024317</text:p>
          </table:table-cell>
          <table:table-cell table:style-name="Default" office:value-type="float" office:value="0.084696" calcext:value-type="float">
            <text:p>0.084696</text:p>
          </table:table-cell>
          <table:table-cell table:style-name="Default" office:value-type="float" office:value="-0.036941" calcext:value-type="float">
            <text:p>-0.0369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6476" calcext:value-type="float">
            <text:p>0.056476</text:p>
          </table:table-cell>
          <table:table-cell table:style-name="Default" office:value-type="float" office:value="1.420181" calcext:value-type="float">
            <text:p>1.420181</text:p>
          </table:table-cell>
          <table:table-cell table:style-name="Default" office:value-type="float" office:value="0.053298" calcext:value-type="float">
            <text:p>0.053298</text:p>
          </table:table-cell>
          <table:table-cell table:style-name="Default" office:value-type="float" office:value="0.024338" calcext:value-type="float">
            <text:p>0.024338</text:p>
          </table:table-cell>
          <table:table-cell table:style-name="Default" office:value-type="float" office:value="0.084723" calcext:value-type="float">
            <text:p>0.084723</text:p>
          </table:table-cell>
          <table:table-cell table:style-name="Default" office:value-type="float" office:value="-0.036772" calcext:value-type="float">
            <text:p>-0.036772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6699" calcext:value-type="float">
            <text:p>0.056699</text:p>
          </table:table-cell>
          <table:table-cell table:style-name="Default" office:value-type="float" office:value="1.420125" calcext:value-type="float">
            <text:p>1.420125</text:p>
          </table:table-cell>
          <table:table-cell table:style-name="Default" office:value-type="float" office:value="0.053367" calcext:value-type="float">
            <text:p>0.053367</text:p>
          </table:table-cell>
          <table:table-cell table:style-name="Default" office:value-type="float" office:value="0.02428" calcext:value-type="float">
            <text:p>0.02428</text:p>
          </table:table-cell>
          <table:table-cell table:style-name="Default" office:value-type="float" office:value="0.084582" calcext:value-type="float">
            <text:p>0.084582</text:p>
          </table:table-cell>
          <table:table-cell table:style-name="Default" office:value-type="float" office:value="-0.0367" calcext:value-type="float">
            <text:p>-0.0367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6906" calcext:value-type="float">
            <text:p>0.056906</text:p>
          </table:table-cell>
          <table:table-cell table:style-name="Default" office:value-type="float" office:value="1.420076" calcext:value-type="float">
            <text:p>1.420076</text:p>
          </table:table-cell>
          <table:table-cell table:style-name="Default" office:value-type="float" office:value="0.05345" calcext:value-type="float">
            <text:p>0.05345</text:p>
          </table:table-cell>
          <table:table-cell table:style-name="Default" office:value-type="float" office:value="0.02431" calcext:value-type="float">
            <text:p>0.02431</text:p>
          </table:table-cell>
          <table:table-cell table:style-name="Default" office:value-type="float" office:value="0.084526" calcext:value-type="float">
            <text:p>0.084526</text:p>
          </table:table-cell>
          <table:table-cell table:style-name="Default" office:value-type="float" office:value="-0.036673" calcext:value-type="float">
            <text:p>-0.036673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7015" calcext:value-type="float">
            <text:p>0.057015</text:p>
          </table:table-cell>
          <table:table-cell table:style-name="Default" office:value-type="float" office:value="1.420052" calcext:value-type="float">
            <text:p>1.420052</text:p>
          </table:table-cell>
          <table:table-cell table:style-name="Default" office:value-type="float" office:value="0.053521" calcext:value-type="float">
            <text:p>0.053521</text:p>
          </table:table-cell>
          <table:table-cell table:style-name="Default" office:value-type="float" office:value="0.024405" calcext:value-type="float">
            <text:p>0.024405</text:p>
          </table:table-cell>
          <table:table-cell table:style-name="Default" office:value-type="float" office:value="0.084417" calcext:value-type="float">
            <text:p>0.084417</text:p>
          </table:table-cell>
          <table:table-cell table:style-name="Default" office:value-type="float" office:value="-0.036762" calcext:value-type="float">
            <text:p>-0.036762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714" calcext:value-type="float">
            <text:p>0.05714</text:p>
          </table:table-cell>
          <table:table-cell table:style-name="Default" office:value-type="float" office:value="1.420053" calcext:value-type="float">
            <text:p>1.420053</text:p>
          </table:table-cell>
          <table:table-cell table:style-name="Default" office:value-type="float" office:value="0.05361" calcext:value-type="float">
            <text:p>0.05361</text:p>
          </table:table-cell>
          <table:table-cell table:style-name="Default" office:value-type="float" office:value="0.024386" calcext:value-type="float">
            <text:p>0.024386</text:p>
          </table:table-cell>
          <table:table-cell table:style-name="Default" office:value-type="float" office:value="0.084339" calcext:value-type="float">
            <text:p>0.084339</text:p>
          </table:table-cell>
          <table:table-cell table:style-name="Default" office:value-type="float" office:value="-0.036914" calcext:value-type="float">
            <text:p>-0.0369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7228" calcext:value-type="float">
            <text:p>0.057228</text:p>
          </table:table-cell>
          <table:table-cell table:style-name="Default" office:value-type="float" office:value="1.420024" calcext:value-type="float">
            <text:p>1.420024</text:p>
          </table:table-cell>
          <table:table-cell table:style-name="Default" office:value-type="float" office:value="0.053691" calcext:value-type="float">
            <text:p>0.053691</text:p>
          </table:table-cell>
          <table:table-cell table:style-name="Default" office:value-type="float" office:value="0.024276" calcext:value-type="float">
            <text:p>0.024276</text:p>
          </table:table-cell>
          <table:table-cell table:style-name="Default" office:value-type="float" office:value="0.084277" calcext:value-type="float">
            <text:p>0.084277</text:p>
          </table:table-cell>
          <table:table-cell table:style-name="Default" office:value-type="float" office:value="-0.036918" calcext:value-type="float">
            <text:p>-0.0369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734" calcext:value-type="float">
            <text:p>0.05734</text:p>
          </table:table-cell>
          <table:table-cell table:style-name="Default" office:value-type="float" office:value="1.419967" calcext:value-type="float">
            <text:p>1.419967</text:p>
          </table:table-cell>
          <table:table-cell table:style-name="Default" office:value-type="float" office:value="0.053766" calcext:value-type="float">
            <text:p>0.053766</text:p>
          </table:table-cell>
          <table:table-cell table:style-name="Default" office:value-type="float" office:value="0.024203" calcext:value-type="float">
            <text:p>0.024203</text:p>
          </table:table-cell>
          <table:table-cell table:style-name="Default" office:value-type="float" office:value="0.084208" calcext:value-type="float">
            <text:p>0.084208</text:p>
          </table:table-cell>
          <table:table-cell table:style-name="Default" office:value-type="float" office:value="-0.036838" calcext:value-type="float">
            <text:p>-0.0368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7465" calcext:value-type="float">
            <text:p>0.057465</text:p>
          </table:table-cell>
          <table:table-cell table:style-name="Default" office:value-type="float" office:value="1.419921" calcext:value-type="float">
            <text:p>1.419921</text:p>
          </table:table-cell>
          <table:table-cell table:style-name="Default" office:value-type="float" office:value="0.05384" calcext:value-type="float">
            <text:p>0.05384</text:p>
          </table:table-cell>
          <table:table-cell table:style-name="Default" office:value-type="float" office:value="0.024144" calcext:value-type="float">
            <text:p>0.024144</text:p>
          </table:table-cell>
          <table:table-cell table:style-name="Default" office:value-type="float" office:value="0.084131" calcext:value-type="float">
            <text:p>0.084131</text:p>
          </table:table-cell>
          <table:table-cell table:style-name="Default" office:value-type="float" office:value="-0.03682" calcext:value-type="float">
            <text:p>-0.03682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7553" calcext:value-type="float">
            <text:p>0.057553</text:p>
          </table:table-cell>
          <table:table-cell table:style-name="Default" office:value-type="float" office:value="1.41987" calcext:value-type="float">
            <text:p>1.41987</text:p>
          </table:table-cell>
          <table:table-cell table:style-name="Default" office:value-type="float" office:value="0.053932" calcext:value-type="float">
            <text:p>0.053932</text:p>
          </table:table-cell>
          <table:table-cell table:style-name="Default" office:value-type="float" office:value="0.023995" calcext:value-type="float">
            <text:p>0.023995</text:p>
          </table:table-cell>
          <table:table-cell table:style-name="Default" office:value-type="float" office:value="0.084074" calcext:value-type="float">
            <text:p>0.084074</text:p>
          </table:table-cell>
          <table:table-cell table:style-name="Default" office:value-type="float" office:value="-0.036729" calcext:value-type="float">
            <text:p>-0.0367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7615" calcext:value-type="float">
            <text:p>0.057615</text:p>
          </table:table-cell>
          <table:table-cell table:style-name="Default" office:value-type="float" office:value="1.419825" calcext:value-type="float">
            <text:p>1.419825</text:p>
          </table:table-cell>
          <table:table-cell table:style-name="Default" office:value-type="float" office:value="0.054032" calcext:value-type="float">
            <text:p>0.054032</text:p>
          </table:table-cell>
          <table:table-cell table:style-name="Default" office:value-type="float" office:value="0.023902" calcext:value-type="float">
            <text:p>0.023902</text:p>
          </table:table-cell>
          <table:table-cell table:style-name="Default" office:value-type="float" office:value="0.084052" calcext:value-type="float">
            <text:p>0.084052</text:p>
          </table:table-cell>
          <table:table-cell table:style-name="Default" office:value-type="float" office:value="-0.036635" calcext:value-type="float">
            <text:p>-0.0366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7672" calcext:value-type="float">
            <text:p>0.057672</text:p>
          </table:table-cell>
          <table:table-cell table:style-name="Default" office:value-type="float" office:value="1.419782" calcext:value-type="float">
            <text:p>1.419782</text:p>
          </table:table-cell>
          <table:table-cell table:style-name="Default" office:value-type="float" office:value="0.054148" calcext:value-type="float">
            <text:p>0.054148</text:p>
          </table:table-cell>
          <table:table-cell table:style-name="Default" office:value-type="float" office:value="0.02381" calcext:value-type="float">
            <text:p>0.02381</text:p>
          </table:table-cell>
          <table:table-cell table:style-name="Default" office:value-type="float" office:value="0.084011" calcext:value-type="float">
            <text:p>0.084011</text:p>
          </table:table-cell>
          <table:table-cell table:style-name="Default" office:value-type="float" office:value="-0.036572" calcext:value-type="float">
            <text:p>-0.036572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7685" calcext:value-type="float">
            <text:p>0.057685</text:p>
          </table:table-cell>
          <table:table-cell table:style-name="Default" office:value-type="float" office:value="1.419739" calcext:value-type="float">
            <text:p>1.419739</text:p>
          </table:table-cell>
          <table:table-cell table:style-name="Default" office:value-type="float" office:value="0.054229" calcext:value-type="float">
            <text:p>0.054229</text:p>
          </table:table-cell>
          <table:table-cell table:style-name="Default" office:value-type="float" office:value="0.023758" calcext:value-type="float">
            <text:p>0.023758</text:p>
          </table:table-cell>
          <table:table-cell table:style-name="Default" office:value-type="float" office:value="0.083952" calcext:value-type="float">
            <text:p>0.083952</text:p>
          </table:table-cell>
          <table:table-cell table:style-name="Default" office:value-type="float" office:value="-0.036524" calcext:value-type="float">
            <text:p>-0.0365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7676" calcext:value-type="float">
            <text:p>0.057676</text:p>
          </table:table-cell>
          <table:table-cell table:style-name="Default" office:value-type="float" office:value="1.419681" calcext:value-type="float">
            <text:p>1.419681</text:p>
          </table:table-cell>
          <table:table-cell table:style-name="Default" office:value-type="float" office:value="0.054308" calcext:value-type="float">
            <text:p>0.054308</text:p>
          </table:table-cell>
          <table:table-cell table:style-name="Default" office:value-type="float" office:value="0.023664" calcext:value-type="float">
            <text:p>0.023664</text:p>
          </table:table-cell>
          <table:table-cell table:style-name="Default" office:value-type="float" office:value="0.083899" calcext:value-type="float">
            <text:p>0.083899</text:p>
          </table:table-cell>
          <table:table-cell table:style-name="Default" office:value-type="float" office:value="-0.03641" calcext:value-type="float">
            <text:p>-0.036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7646" calcext:value-type="float">
            <text:p>0.057646</text:p>
          </table:table-cell>
          <table:table-cell table:style-name="Default" office:value-type="float" office:value="1.419622" calcext:value-type="float">
            <text:p>1.419622</text:p>
          </table:table-cell>
          <table:table-cell table:style-name="Default" office:value-type="float" office:value="0.054345" calcext:value-type="float">
            <text:p>0.054345</text:p>
          </table:table-cell>
          <table:table-cell table:style-name="Default" office:value-type="float" office:value="0.023537" calcext:value-type="float">
            <text:p>0.023537</text:p>
          </table:table-cell>
          <table:table-cell table:style-name="Default" office:value-type="float" office:value="0.083752" calcext:value-type="float">
            <text:p>0.083752</text:p>
          </table:table-cell>
          <table:table-cell table:style-name="Default" office:value-type="float" office:value="-0.036297" calcext:value-type="float">
            <text:p>-0.036297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7558" calcext:value-type="float">
            <text:p>0.057558</text:p>
          </table:table-cell>
          <table:table-cell table:style-name="Default" office:value-type="float" office:value="1.419538" calcext:value-type="float">
            <text:p>1.419538</text:p>
          </table:table-cell>
          <table:table-cell table:style-name="Default" office:value-type="float" office:value="0.054392" calcext:value-type="float">
            <text:p>0.054392</text:p>
          </table:table-cell>
          <table:table-cell table:style-name="Default" office:value-type="float" office:value="0.023476" calcext:value-type="float">
            <text:p>0.023476</text:p>
          </table:table-cell>
          <table:table-cell table:style-name="Default" office:value-type="float" office:value="0.083659" calcext:value-type="float">
            <text:p>0.083659</text:p>
          </table:table-cell>
          <table:table-cell table:style-name="Default" office:value-type="float" office:value="-0.036166" calcext:value-type="float">
            <text:p>-0.036166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7445" calcext:value-type="float">
            <text:p>0.057445</text:p>
          </table:table-cell>
          <table:table-cell table:style-name="Default" office:value-type="float" office:value="1.419475" calcext:value-type="float">
            <text:p>1.419475</text:p>
          </table:table-cell>
          <table:table-cell table:style-name="Default" office:value-type="float" office:value="0.054413" calcext:value-type="float">
            <text:p>0.054413</text:p>
          </table:table-cell>
          <table:table-cell table:style-name="Default" office:value-type="float" office:value="0.02339" calcext:value-type="float">
            <text:p>0.02339</text:p>
          </table:table-cell>
          <table:table-cell table:style-name="Default" office:value-type="float" office:value="0.083578" calcext:value-type="float">
            <text:p>0.083578</text:p>
          </table:table-cell>
          <table:table-cell table:style-name="Default" office:value-type="float" office:value="-0.036078" calcext:value-type="float">
            <text:p>-0.036078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7279" calcext:value-type="float">
            <text:p>0.057279</text:p>
          </table:table-cell>
          <table:table-cell table:style-name="Default" office:value-type="float" office:value="1.419429" calcext:value-type="float">
            <text:p>1.419429</text:p>
          </table:table-cell>
          <table:table-cell table:style-name="Default" office:value-type="float" office:value="0.054436" calcext:value-type="float">
            <text:p>0.054436</text:p>
          </table:table-cell>
          <table:table-cell table:style-name="Default" office:value-type="float" office:value="0.02331" calcext:value-type="float">
            <text:p>0.02331</text:p>
          </table:table-cell>
          <table:table-cell table:style-name="Default" office:value-type="float" office:value="0.083575" calcext:value-type="float">
            <text:p>0.083575</text:p>
          </table:table-cell>
          <table:table-cell table:style-name="Default" office:value-type="float" office:value="-0.035984" calcext:value-type="float">
            <text:p>-0.035984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7096" calcext:value-type="float">
            <text:p>0.057096</text:p>
          </table:table-cell>
          <table:table-cell table:style-name="Default" office:value-type="float" office:value="1.4194" calcext:value-type="float">
            <text:p>1.4194</text:p>
          </table:table-cell>
          <table:table-cell table:style-name="Default" office:value-type="float" office:value="0.054467" calcext:value-type="float">
            <text:p>0.054467</text:p>
          </table:table-cell>
          <table:table-cell table:style-name="Default" office:value-type="float" office:value="0.023224" calcext:value-type="float">
            <text:p>0.023224</text:p>
          </table:table-cell>
          <table:table-cell table:style-name="Default" office:value-type="float" office:value="0.083639" calcext:value-type="float">
            <text:p>0.083639</text:p>
          </table:table-cell>
          <table:table-cell table:style-name="Default" office:value-type="float" office:value="-0.035997" calcext:value-type="float">
            <text:p>-0.035997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6907" calcext:value-type="float">
            <text:p>0.056907</text:p>
          </table:table-cell>
          <table:table-cell table:style-name="Default" office:value-type="float" office:value="1.419378" calcext:value-type="float">
            <text:p>1.419378</text:p>
          </table:table-cell>
          <table:table-cell table:style-name="Default" office:value-type="float" office:value="0.054516" calcext:value-type="float">
            <text:p>0.054516</text:p>
          </table:table-cell>
          <table:table-cell table:style-name="Default" office:value-type="float" office:value="0.023136" calcext:value-type="float">
            <text:p>0.023136</text:p>
          </table:table-cell>
          <table:table-cell table:style-name="Default" office:value-type="float" office:value="0.083852" calcext:value-type="float">
            <text:p>0.083852</text:p>
          </table:table-cell>
          <table:table-cell table:style-name="Default" office:value-type="float" office:value="-0.036043" calcext:value-type="float">
            <text:p>-0.0360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6695" calcext:value-type="float">
            <text:p>0.056695</text:p>
          </table:table-cell>
          <table:table-cell table:style-name="Default" office:value-type="float" office:value="1.419347" calcext:value-type="float">
            <text:p>1.419347</text:p>
          </table:table-cell>
          <table:table-cell table:style-name="Default" office:value-type="float" office:value="0.054577" calcext:value-type="float">
            <text:p>0.054577</text:p>
          </table:table-cell>
          <table:table-cell table:style-name="Default" office:value-type="float" office:value="0.02302" calcext:value-type="float">
            <text:p>0.02302</text:p>
          </table:table-cell>
          <table:table-cell table:style-name="Default" office:value-type="float" office:value="0.084122" calcext:value-type="float">
            <text:p>0.084122</text:p>
          </table:table-cell>
          <table:table-cell table:style-name="Default" office:value-type="float" office:value="-0.036035" calcext:value-type="float">
            <text:p>-0.0360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646" calcext:value-type="float">
            <text:p>0.05646</text:p>
          </table:table-cell>
          <table:table-cell table:style-name="Default" office:value-type="float" office:value="1.419321" calcext:value-type="float">
            <text:p>1.419321</text:p>
          </table:table-cell>
          <table:table-cell table:style-name="Default" office:value-type="float" office:value="0.054593" calcext:value-type="float">
            <text:p>0.054593</text:p>
          </table:table-cell>
          <table:table-cell table:style-name="Default" office:value-type="float" office:value="0.02284" calcext:value-type="float">
            <text:p>0.02284</text:p>
          </table:table-cell>
          <table:table-cell table:style-name="Default" office:value-type="float" office:value="0.084408" calcext:value-type="float">
            <text:p>0.084408</text:p>
          </table:table-cell>
          <table:table-cell table:style-name="Default" office:value-type="float" office:value="-0.036006" calcext:value-type="float">
            <text:p>-0.0360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6258" calcext:value-type="float">
            <text:p>0.056258</text:p>
          </table:table-cell>
          <table:table-cell table:style-name="Default" office:value-type="float" office:value="1.419301" calcext:value-type="float">
            <text:p>1.419301</text:p>
          </table:table-cell>
          <table:table-cell table:style-name="Default" office:value-type="float" office:value="0.054623" calcext:value-type="float">
            <text:p>0.054623</text:p>
          </table:table-cell>
          <table:table-cell table:style-name="Default" office:value-type="float" office:value="0.02275" calcext:value-type="float">
            <text:p>0.02275</text:p>
          </table:table-cell>
          <table:table-cell table:style-name="Default" office:value-type="float" office:value="0.084658" calcext:value-type="float">
            <text:p>0.084658</text:p>
          </table:table-cell>
          <table:table-cell table:style-name="Default" office:value-type="float" office:value="-0.036047" calcext:value-type="float">
            <text:p>-0.036047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6059" calcext:value-type="float">
            <text:p>0.056059</text:p>
          </table:table-cell>
          <table:table-cell table:style-name="Default" office:value-type="float" office:value="1.419285" calcext:value-type="float">
            <text:p>1.419285</text:p>
          </table:table-cell>
          <table:table-cell table:style-name="Default" office:value-type="float" office:value="0.054625" calcext:value-type="float">
            <text:p>0.054625</text:p>
          </table:table-cell>
          <table:table-cell table:style-name="Default" office:value-type="float" office:value="0.022668" calcext:value-type="float">
            <text:p>0.022668</text:p>
          </table:table-cell>
          <table:table-cell table:style-name="Default" office:value-type="float" office:value="0.084822" calcext:value-type="float">
            <text:p>0.084822</text:p>
          </table:table-cell>
          <table:table-cell table:style-name="Default" office:value-type="float" office:value="-0.036096" calcext:value-type="float">
            <text:p>-0.036096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839" calcext:value-type="float">
            <text:p>0.055839</text:p>
          </table:table-cell>
          <table:table-cell table:style-name="Default" office:value-type="float" office:value="1.419243" calcext:value-type="float">
            <text:p>1.419243</text:p>
          </table:table-cell>
          <table:table-cell table:style-name="Default" office:value-type="float" office:value="0.054606" calcext:value-type="float">
            <text:p>0.054606</text:p>
          </table:table-cell>
          <table:table-cell table:style-name="Default" office:value-type="float" office:value="0.022614" calcext:value-type="float">
            <text:p>0.022614</text:p>
          </table:table-cell>
          <table:table-cell table:style-name="Default" office:value-type="float" office:value="0.084926" calcext:value-type="float">
            <text:p>0.084926</text:p>
          </table:table-cell>
          <table:table-cell table:style-name="Default" office:value-type="float" office:value="-0.036157" calcext:value-type="float">
            <text:p>-0.0361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649" calcext:value-type="float">
            <text:p>0.055649</text:p>
          </table:table-cell>
          <table:table-cell table:style-name="Default" office:value-type="float" office:value="1.419228" calcext:value-type="float">
            <text:p>1.419228</text:p>
          </table:table-cell>
          <table:table-cell table:style-name="Default" office:value-type="float" office:value="0.054582" calcext:value-type="float">
            <text:p>0.054582</text:p>
          </table:table-cell>
          <table:table-cell table:style-name="Default" office:value-type="float" office:value="0.022524" calcext:value-type="float">
            <text:p>0.022524</text:p>
          </table:table-cell>
          <table:table-cell table:style-name="Default" office:value-type="float" office:value="0.085004" calcext:value-type="float">
            <text:p>0.085004</text:p>
          </table:table-cell>
          <table:table-cell table:style-name="Default" office:value-type="float" office:value="-0.036207" calcext:value-type="float">
            <text:p>-0.0362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48" calcext:value-type="float">
            <text:p>0.05548</text:p>
          </table:table-cell>
          <table:table-cell table:style-name="Default" office:value-type="float" office:value="1.419203" calcext:value-type="float">
            <text:p>1.419203</text:p>
          </table:table-cell>
          <table:table-cell table:style-name="Default" office:value-type="float" office:value="0.054556" calcext:value-type="float">
            <text:p>0.054556</text:p>
          </table:table-cell>
          <table:table-cell table:style-name="Default" office:value-type="float" office:value="0.022447" calcext:value-type="float">
            <text:p>0.022447</text:p>
          </table:table-cell>
          <table:table-cell table:style-name="Default" office:value-type="float" office:value="0.085039" calcext:value-type="float">
            <text:p>0.085039</text:p>
          </table:table-cell>
          <table:table-cell table:style-name="Default" office:value-type="float" office:value="-0.036254" calcext:value-type="float">
            <text:p>-0.0362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35" calcext:value-type="float">
            <text:p>0.05535</text:p>
          </table:table-cell>
          <table:table-cell table:style-name="Default" office:value-type="float" office:value="1.419168" calcext:value-type="float">
            <text:p>1.419168</text:p>
          </table:table-cell>
          <table:table-cell table:style-name="Default" office:value-type="float" office:value="0.054529" calcext:value-type="float">
            <text:p>0.054529</text:p>
          </table:table-cell>
          <table:table-cell table:style-name="Default" office:value-type="float" office:value="0.022398" calcext:value-type="float">
            <text:p>0.022398</text:p>
          </table:table-cell>
          <table:table-cell table:style-name="Default" office:value-type="float" office:value="0.085118" calcext:value-type="float">
            <text:p>0.085118</text:p>
          </table:table-cell>
          <table:table-cell table:style-name="Default" office:value-type="float" office:value="-0.036252" calcext:value-type="float">
            <text:p>-0.0362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254" calcext:value-type="float">
            <text:p>0.055254</text:p>
          </table:table-cell>
          <table:table-cell table:style-name="Default" office:value-type="float" office:value="1.419131" calcext:value-type="float">
            <text:p>1.419131</text:p>
          </table:table-cell>
          <table:table-cell table:style-name="Default" office:value-type="float" office:value="0.054507" calcext:value-type="float">
            <text:p>0.054507</text:p>
          </table:table-cell>
          <table:table-cell table:style-name="Default" office:value-type="float" office:value="0.022312" calcext:value-type="float">
            <text:p>0.022312</text:p>
          </table:table-cell>
          <table:table-cell table:style-name="Default" office:value-type="float" office:value="0.085211" calcext:value-type="float">
            <text:p>0.085211</text:p>
          </table:table-cell>
          <table:table-cell table:style-name="Default" office:value-type="float" office:value="-0.036227" calcext:value-type="float">
            <text:p>-0.0362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182" calcext:value-type="float">
            <text:p>0.055182</text:p>
          </table:table-cell>
          <table:table-cell table:style-name="Default" office:value-type="float" office:value="1.419084" calcext:value-type="float">
            <text:p>1.419084</text:p>
          </table:table-cell>
          <table:table-cell table:style-name="Default" office:value-type="float" office:value="0.054524" calcext:value-type="float">
            <text:p>0.054524</text:p>
          </table:table-cell>
          <table:table-cell table:style-name="Default" office:value-type="float" office:value="0.022199" calcext:value-type="float">
            <text:p>0.022199</text:p>
          </table:table-cell>
          <table:table-cell table:style-name="Default" office:value-type="float" office:value="0.085413" calcext:value-type="float">
            <text:p>0.085413</text:p>
          </table:table-cell>
          <table:table-cell table:style-name="Default" office:value-type="float" office:value="-0.036192" calcext:value-type="float">
            <text:p>-0.036192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136" calcext:value-type="float">
            <text:p>0.055136</text:p>
          </table:table-cell>
          <table:table-cell table:style-name="Default" office:value-type="float" office:value="1.419047" calcext:value-type="float">
            <text:p>1.419047</text:p>
          </table:table-cell>
          <table:table-cell table:style-name="Default" office:value-type="float" office:value="0.054589" calcext:value-type="float">
            <text:p>0.054589</text:p>
          </table:table-cell>
          <table:table-cell table:style-name="Default" office:value-type="float" office:value="0.022128" calcext:value-type="float">
            <text:p>0.022128</text:p>
          </table:table-cell>
          <table:table-cell table:style-name="Default" office:value-type="float" office:value="0.085547" calcext:value-type="float">
            <text:p>0.085547</text:p>
          </table:table-cell>
          <table:table-cell table:style-name="Default" office:value-type="float" office:value="-0.03612" calcext:value-type="float">
            <text:p>-0.036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108" calcext:value-type="float">
            <text:p>0.055108</text:p>
          </table:table-cell>
          <table:table-cell table:style-name="Default" office:value-type="float" office:value="1.418995" calcext:value-type="float">
            <text:p>1.418995</text:p>
          </table:table-cell>
          <table:table-cell table:style-name="Default" office:value-type="float" office:value="0.054661" calcext:value-type="float">
            <text:p>0.054661</text:p>
          </table:table-cell>
          <table:table-cell table:style-name="Default" office:value-type="float" office:value="0.022015" calcext:value-type="float">
            <text:p>0.022015</text:p>
          </table:table-cell>
          <table:table-cell table:style-name="Default" office:value-type="float" office:value="0.085757" calcext:value-type="float">
            <text:p>0.085757</text:p>
          </table:table-cell>
          <table:table-cell table:style-name="Default" office:value-type="float" office:value="-0.036056" calcext:value-type="float">
            <text:p>-0.0360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121" calcext:value-type="float">
            <text:p>0.055121</text:p>
          </table:table-cell>
          <table:table-cell table:style-name="Default" office:value-type="float" office:value="1.418956" calcext:value-type="float">
            <text:p>1.418956</text:p>
          </table:table-cell>
          <table:table-cell table:style-name="Default" office:value-type="float" office:value="0.054803" calcext:value-type="float">
            <text:p>0.054803</text:p>
          </table:table-cell>
          <table:table-cell table:style-name="Default" office:value-type="float" office:value="0.021913" calcext:value-type="float">
            <text:p>0.021913</text:p>
          </table:table-cell>
          <table:table-cell table:style-name="Default" office:value-type="float" office:value="0.085921" calcext:value-type="float">
            <text:p>0.085921</text:p>
          </table:table-cell>
          <table:table-cell table:style-name="Default" office:value-type="float" office:value="-0.035982" calcext:value-type="float">
            <text:p>-0.035982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141" calcext:value-type="float">
            <text:p>0.055141</text:p>
          </table:table-cell>
          <table:table-cell table:style-name="Default" office:value-type="float" office:value="1.418908" calcext:value-type="float">
            <text:p>1.418908</text:p>
          </table:table-cell>
          <table:table-cell table:style-name="Default" office:value-type="float" office:value="0.054899" calcext:value-type="float">
            <text:p>0.054899</text:p>
          </table:table-cell>
          <table:table-cell table:style-name="Default" office:value-type="float" office:value="0.021773" calcext:value-type="float">
            <text:p>0.021773</text:p>
          </table:table-cell>
          <table:table-cell table:style-name="Default" office:value-type="float" office:value="0.086055" calcext:value-type="float">
            <text:p>0.086055</text:p>
          </table:table-cell>
          <table:table-cell table:style-name="Default" office:value-type="float" office:value="-0.03598" calcext:value-type="float">
            <text:p>-0.03598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119" calcext:value-type="float">
            <text:p>0.055119</text:p>
          </table:table-cell>
          <table:table-cell table:style-name="Default" office:value-type="float" office:value="1.418878" calcext:value-type="float">
            <text:p>1.418878</text:p>
          </table:table-cell>
          <table:table-cell table:style-name="Default" office:value-type="float" office:value="0.055078" calcext:value-type="float">
            <text:p>0.055078</text:p>
          </table:table-cell>
          <table:table-cell table:style-name="Default" office:value-type="float" office:value="0.021788" calcext:value-type="float">
            <text:p>0.021788</text:p>
          </table:table-cell>
          <table:table-cell table:style-name="Default" office:value-type="float" office:value="0.086131" calcext:value-type="float">
            <text:p>0.086131</text:p>
          </table:table-cell>
          <table:table-cell table:style-name="Default" office:value-type="float" office:value="-0.035997" calcext:value-type="float">
            <text:p>-0.035997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108" calcext:value-type="float">
            <text:p>0.055108</text:p>
          </table:table-cell>
          <table:table-cell table:style-name="Default" office:value-type="float" office:value="1.418853" calcext:value-type="float">
            <text:p>1.418853</text:p>
          </table:table-cell>
          <table:table-cell table:style-name="Default" office:value-type="float" office:value="0.055234" calcext:value-type="float">
            <text:p>0.055234</text:p>
          </table:table-cell>
          <table:table-cell table:style-name="Default" office:value-type="float" office:value="0.021564" calcext:value-type="float">
            <text:p>0.021564</text:p>
          </table:table-cell>
          <table:table-cell table:style-name="Default" office:value-type="float" office:value="0.086126" calcext:value-type="float">
            <text:p>0.086126</text:p>
          </table:table-cell>
          <table:table-cell table:style-name="Default" office:value-type="float" office:value="-0.036016" calcext:value-type="float">
            <text:p>-0.0360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098" calcext:value-type="float">
            <text:p>0.055098</text:p>
          </table:table-cell>
          <table:table-cell table:style-name="Default" office:value-type="float" office:value="1.418809" calcext:value-type="float">
            <text:p>1.418809</text:p>
          </table:table-cell>
          <table:table-cell table:style-name="Default" office:value-type="float" office:value="0.055375" calcext:value-type="float">
            <text:p>0.055375</text:p>
          </table:table-cell>
          <table:table-cell table:style-name="Default" office:value-type="float" office:value="0.021192" calcext:value-type="float">
            <text:p>0.021192</text:p>
          </table:table-cell>
          <table:table-cell table:style-name="Default" office:value-type="float" office:value="0.086074" calcext:value-type="float">
            <text:p>0.086074</text:p>
          </table:table-cell>
          <table:table-cell table:style-name="Default" office:value-type="float" office:value="-0.036009" calcext:value-type="float">
            <text:p>-0.0360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106" calcext:value-type="float">
            <text:p>0.055106</text:p>
          </table:table-cell>
          <table:table-cell table:style-name="Default" office:value-type="float" office:value="1.41876" calcext:value-type="float">
            <text:p>1.41876</text:p>
          </table:table-cell>
          <table:table-cell table:style-name="Default" office:value-type="float" office:value="0.055522" calcext:value-type="float">
            <text:p>0.055522</text:p>
          </table:table-cell>
          <table:table-cell table:style-name="Default" office:value-type="float" office:value="0.020797" calcext:value-type="float">
            <text:p>0.020797</text:p>
          </table:table-cell>
          <table:table-cell table:style-name="Default" office:value-type="float" office:value="0.085972" calcext:value-type="float">
            <text:p>0.085972</text:p>
          </table:table-cell>
          <table:table-cell table:style-name="Default" office:value-type="float" office:value="-0.036043" calcext:value-type="float">
            <text:p>-0.0360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141" calcext:value-type="float">
            <text:p>0.055141</text:p>
          </table:table-cell>
          <table:table-cell table:style-name="Default" office:value-type="float" office:value="1.418708" calcext:value-type="float">
            <text:p>1.418708</text:p>
          </table:table-cell>
          <table:table-cell table:style-name="Default" office:value-type="float" office:value="0.055681" calcext:value-type="float">
            <text:p>0.055681</text:p>
          </table:table-cell>
          <table:table-cell table:style-name="Default" office:value-type="float" office:value="0.020444" calcext:value-type="float">
            <text:p>0.020444</text:p>
          </table:table-cell>
          <table:table-cell table:style-name="Default" office:value-type="float" office:value="0.085879" calcext:value-type="float">
            <text:p>0.085879</text:p>
          </table:table-cell>
          <table:table-cell table:style-name="Default" office:value-type="float" office:value="-0.036016" calcext:value-type="float">
            <text:p>-0.0360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178" calcext:value-type="float">
            <text:p>0.055178</text:p>
          </table:table-cell>
          <table:table-cell table:style-name="Default" office:value-type="float" office:value="1.418673" calcext:value-type="float">
            <text:p>1.418673</text:p>
          </table:table-cell>
          <table:table-cell table:style-name="Default" office:value-type="float" office:value="0.055873" calcext:value-type="float">
            <text:p>0.055873</text:p>
          </table:table-cell>
          <table:table-cell table:style-name="Default" office:value-type="float" office:value="0.02007" calcext:value-type="float">
            <text:p>0.02007</text:p>
          </table:table-cell>
          <table:table-cell table:style-name="Default" office:value-type="float" office:value="0.085809" calcext:value-type="float">
            <text:p>0.085809</text:p>
          </table:table-cell>
          <table:table-cell table:style-name="Default" office:value-type="float" office:value="-0.036044" calcext:value-type="float">
            <text:p>-0.036044</text:p>
          </table:table-cell>
          <table:table-cell table:number-columns-repeated="1018"/>
        </table:table-row>
        <table:table-row table:style-name="ro1">
          <table:table-cell table:style-name="Default" office:value-type="float" office:value="0.0552" calcext:value-type="float">
            <text:p>0.0552</text:p>
          </table:table-cell>
          <table:table-cell table:style-name="Default" office:value-type="float" office:value="1.418659" calcext:value-type="float">
            <text:p>1.418659</text:p>
          </table:table-cell>
          <table:table-cell table:style-name="Default" office:value-type="float" office:value="0.056045" calcext:value-type="float">
            <text:p>0.056045</text:p>
          </table:table-cell>
          <table:table-cell table:style-name="Default" office:value-type="float" office:value="0.019763" calcext:value-type="float">
            <text:p>0.019763</text:p>
          </table:table-cell>
          <table:table-cell table:style-name="Default" office:value-type="float" office:value="0.085793" calcext:value-type="float">
            <text:p>0.085793</text:p>
          </table:table-cell>
          <table:table-cell table:style-name="Default" office:value-type="float" office:value="-0.036071" calcext:value-type="float">
            <text:p>-0.036071</text:p>
          </table:table-cell>
          <table:table-cell table:number-columns-repeated="1018"/>
        </table:table-row>
        <table:table-row table:style-name="ro1" table:number-rows-repeated="1048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rso" table:style-name="ta2">
        <table:shapes>
          <draw:frame draw:z-index="0" draw:name="Gráfico 1" draw:style-name="gr1" svg:width="4.552in" svg:height="2.6051in" svg:x="13.513in" svg:y="0.2713in">
            <draw:object draw:notify-on-update-of-ranges="Torso.A1:Torso.A1 Torso.A2:Torso.A285 Torso.H1:Torso.H1 Torso.H110:Torso.H400 Torso.O1:Torso.O1 Torso.O130:Torso.O40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áfico 2" draw:style-name="gr1" svg:width="4.5854in" svg:height="2.6815in" svg:x="13.4638in" svg:y="3.0213in">
            <draw:object draw:notify-on-update-of-ranges="Torso.B1:Torso.B1 Torso.B2:Torso.B285 Torso.J1:Torso.J1 Torso.J100:Torso.J400 Torso.P1:Torso.P1 Torso.P150:Torso.P40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Gráfico 3" draw:style-name="gr1" svg:width="4.6276in" svg:height="2.6634in" svg:x="13.4488in" svg:y="5.8646in">
            <draw:object draw:notify-on-update-of-ranges="Torso.C1:Torso.C1 Torso.C2:Torso.C285 Torso.I1:Torso.I1 Torso.I100:Torso.I400 Torso.Q1:Torso.Q1 Torso.Q140:Torso.Q40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Gráfico 1" draw:style-name="gr1" svg:width="4.552in" svg:height="2.6051in" svg:x="18.3512in" svg:y="0.2835in">
            <draw:object draw:notify-on-update-of-ranges="Torso.D1:Torso.D1 Torso.D2:Torso.D285 Torso.K1:Torso.K1 Torso.K60:Torso.K350 Torso.R1:Torso.R1 Torso.R130:Torso.R40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Gráfico 2" draw:style-name="gr1" svg:width="4.5854in" svg:height="2.6815in" svg:x="18.3248in" svg:y="3.0693in">
            <draw:object draw:notify-on-update-of-ranges="Torso.E1:Torso.E1 Torso.E2:Torso.E285 Torso.M1:Torso.M1 Torso.M100:Torso.M440 Torso.P1:Torso.P1 Torso.P150:Torso.P40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Gráfico 3" draw:style-name="gr1" svg:width="4.6472in" svg:height="2.6634in" svg:x="18.2949in" svg:y="5.8528in">
            <draw:object draw:notify-on-update-of-ranges="Torso.F1:Torso.F1 Torso.F2:Torso.F285 Torso.L1:Torso.L1 Torso.L100:Torso.L400 Torso.Q1:Torso.Q1 Torso.Q140:Torso.Q40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3" table:number-columns-repeated="1000" table:default-cell-style-name="ce2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X Nao</text:p>
          </table:table-cell>
          <table:table-cell office:value-type="string" calcext:value-type="string">
            <text:p>Y Nao</text:p>
          </table:table-cell>
          <table:table-cell office:value-type="string" calcext:value-type="string">
            <text:p>Z Nao</text:p>
          </table:table-cell>
          <table:table-cell table:style-name="Default" office:value-type="string" calcext:value-type="string">
            <text:p>wX Nao</text:p>
          </table:table-cell>
          <table:table-cell table:style-name="Default" office:value-type="string" calcext:value-type="string">
            <text:p>wY Nao</text:p>
          </table:table-cell>
          <table:table-cell table:style-name="Default" office:value-type="string" calcext:value-type="string">
            <text:p>wZ Nao</text:p>
          </table:table-cell>
          <table:table-cell/>
          <table:table-cell office:value-type="string" calcext:value-type="string">
            <text:p>X MoCap</text:p>
          </table:table-cell>
          <table:table-cell office:value-type="string" calcext:value-type="string">
            <text:p>Z MoCap (Y)</text:p>
          </table:table-cell>
          <table:table-cell office:value-type="string" calcext:value-type="string">
            <text:p>Y MoCap (Z)</text:p>
          </table:table-cell>
          <table:table-cell office:value-type="string" calcext:value-type="string">
            <text:p>wX MoCap</text:p>
          </table:table-cell>
          <table:table-cell office:value-type="string" calcext:value-type="string">
            <text:p>wZ MoCap (Y)</text:p>
          </table:table-cell>
          <table:table-cell office:value-type="string" calcext:value-type="string">
            <text:p>wY MoCap (Z)</text:p>
          </table:table-cell>
          <table:table-cell/>
          <table:table-cell office:value-type="string" calcext:value-type="string">
            <text:p>X Corr</text:p>
          </table:table-cell>
          <table:table-cell office:value-type="string" calcext:value-type="string">
            <text:p>Y Corr</text:p>
          </table:table-cell>
          <table:table-cell office:value-type="string" calcext:value-type="string">
            <text:p>Z Corr</text:p>
          </table:table-cell>
          <table:table-cell office:value-type="string" calcext:value-type="string">
            <text:p>wX Corr</text:p>
          </table:table-cell>
          <table:table-cell office:value-type="string" calcext:value-type="string">
            <text:p>wY Corr</text:p>
          </table:table-cell>
          <table:table-cell office:value-type="string" calcext:value-type="string">
            <text:p>wZ Corr</text:p>
          </table:table-cell>
          <table:table-cell table:number-columns-repeated="1004"/>
        </table:table-row>
        <table:table-row table:style-name="ro1">
          <table:table-cell table:formula="of:=[Datos_Nao.A2]" office:value-type="float" office:value="-0.00861632823944092" calcext:value-type="float">
            <text:p>-0.0086163282</text:p>
          </table:table-cell>
          <table:table-cell table:formula="of:=[Datos_Nao.B2]" office:value-type="float" office:value="-0.0122712831944227" calcext:value-type="float">
            <text:p>-0.0122712832</text:p>
          </table:table-cell>
          <table:table-cell table:formula="of:=[Datos_Nao.C2]" office:value-type="float" office:value="0.32926619052887" calcext:value-type="float">
            <text:p>0.3292661905</text:p>
          </table:table-cell>
          <table:table-cell table:formula="of:=[Datos_Nao.D2]" office:value-type="float" office:value="0.0319020003080368" calcext:value-type="float">
            <text:p>0.0319020003</text:p>
          </table:table-cell>
          <table:table-cell table:formula="of:=[Datos_Nao.E2]" office:value-type="float" office:value="-0.00153218524064869" calcext:value-type="float">
            <text:p>-0.0015321852</text:p>
          </table:table-cell>
          <table:table-cell table:formula="of:=[Datos_Nao.F2]" office:value-type="float" office:value="-0.000244131602812558" calcext:value-type="float">
            <text:p>-0.0002441316</text:p>
          </table:table-cell>
          <table:table-cell/>
          <table:table-cell table:formula="of:=[Datos_MoCap.A2]" office:value-type="float" office:value="0.046076" calcext:value-type="float">
            <text:p>0.046076</text:p>
          </table:table-cell>
          <table:table-cell table:formula="of:=[Datos_MoCap.B2]" office:value-type="float" office:value="1.41049" calcext:value-type="float">
            <text:p>1.41049</text:p>
          </table:table-cell>
          <table:table-cell table:formula="of:=[Datos_MoCap.C2]" office:value-type="float" office:value="0.059801" calcext:value-type="float">
            <text:p>0.059801</text:p>
          </table:table-cell>
          <table:table-cell table:formula="of:=[Datos_MoCap.D2]" office:value-type="float" office:value="0.009706" calcext:value-type="float">
            <text:p>0.009706</text:p>
          </table:table-cell>
          <table:table-cell table:formula="of:=[Datos_MoCap.F2]" office:value-type="float" office:value="-0.021776" calcext:value-type="float">
            <text:p>-0.021776</text:p>
          </table:table-cell>
          <table:table-cell table:formula="of:=[Datos_MoCap.E2]" office:value-type="float" office:value="0.083534" calcext:value-type="float">
            <text:p>0.083534</text:p>
          </table:table-cell>
          <table:table-cell/>
          <table:table-cell table:formula="of:=(#REF!2^2)*(0.178)+(#REF!2)*(0.352)-0.013" office:value-type="string" office:string-value="" calcext:value-type="error">
            <text:p>#NAME?</text:p>
          </table:table-cell>
          <table:table-cell table:formula="of:=([.J2]^2)*(-0.89)+([.J2])*(-0.633)-0.245" office:value-type="float" office:value="-0.28603681504489" calcext:value-type="float">
            <text:p>-0.286036815</text:p>
          </table:table-cell>
          <table:table-cell table:formula="of:=([.I2]^2)*(-0.189)+([.I2])*(0.905)-0.392" office:value-type="float" office:value="0.5084813444211" calcext:value-type="float">
            <text:p>0.5084813444</text:p>
          </table:table-cell>
          <table:table-cell table:number-columns-repeated="1007"/>
        </table:table-row>
        <table:table-row table:style-name="ro1">
          <table:table-cell table:formula="of:=[Datos_Nao.A3]" office:value-type="float" office:value="-0.00906942971050739" calcext:value-type="float">
            <text:p>-0.0090694297</text:p>
          </table:table-cell>
          <table:table-cell table:formula="of:=[Datos_Nao.B3]" office:value-type="float" office:value="-0.0134379602968693" calcext:value-type="float">
            <text:p>-0.0134379603</text:p>
          </table:table-cell>
          <table:table-cell table:formula="of:=[Datos_Nao.C3]" office:value-type="float" office:value="0.329269051551819" calcext:value-type="float">
            <text:p>0.3292690516</text:p>
          </table:table-cell>
          <table:table-cell table:formula="of:=[Datos_Nao.D3]" office:value-type="float" office:value="0.029070571064949" calcext:value-type="float">
            <text:p>0.0290705711</text:p>
          </table:table-cell>
          <table:table-cell table:formula="of:=[Datos_Nao.E3]" office:value-type="float" office:value="-0.00238154199905694" calcext:value-type="float">
            <text:p>-0.002381542</text:p>
          </table:table-cell>
          <table:table-cell table:formula="of:=[Datos_Nao.F3]" office:value-type="float" office:value="-0.00153501832392067" calcext:value-type="float">
            <text:p>-0.0015350183</text:p>
          </table:table-cell>
          <table:table-cell/>
          <table:table-cell table:formula="of:=[Datos_MoCap.A3]" office:value-type="float" office:value="0.045547" calcext:value-type="float">
            <text:p>0.045547</text:p>
          </table:table-cell>
          <table:table-cell table:formula="of:=[Datos_MoCap.B3]" office:value-type="float" office:value="1.410558" calcext:value-type="float">
            <text:p>1.410558</text:p>
          </table:table-cell>
          <table:table-cell table:formula="of:=[Datos_MoCap.C3]" office:value-type="float" office:value="0.05981" calcext:value-type="float">
            <text:p>0.05981</text:p>
          </table:table-cell>
          <table:table-cell table:formula="of:=[Datos_MoCap.D3]" office:value-type="float" office:value="0.009773" calcext:value-type="float">
            <text:p>0.009773</text:p>
          </table:table-cell>
          <table:table-cell table:formula="of:=[Datos_MoCap.F3]" office:value-type="float" office:value="-0.022188" calcext:value-type="float">
            <text:p>-0.022188</text:p>
          </table:table-cell>
          <table:table-cell table:formula="of:=[Datos_MoCap.E3]" office:value-type="float" office:value="0.083899" calcext:value-type="float">
            <text:p>0.083899</text:p>
          </table:table-cell>
          <table:table-cell/>
          <table:table-cell table:formula="of:=(#REF!3^2)*(0.178)+(#REF!3)*(0.352)-0.013" office:value-type="string" office:string-value="" calcext:value-type="error">
            <text:p>#NAME?</text:p>
          </table:table-cell>
          <table:table-cell table:formula="of:=([.J3]^2)*(-0.89)+([.J3])*(-0.633)-0.245" office:value-type="float" office:value="-0.286043470129" calcext:value-type="float">
            <text:p>-0.2860434701</text:p>
          </table:table-cell>
          <table:table-cell table:formula="of:=([.I3]^2)*(-0.189)+([.I3])*(0.905)-0.392" office:value-type="float" office:value="0.508506628312204" calcext:value-type="float">
            <text:p>0.5085066283</text:p>
          </table:table-cell>
          <table:table-cell table:number-columns-repeated="1007"/>
        </table:table-row>
        <table:table-row table:style-name="ro1">
          <table:table-cell table:formula="of:=[Datos_Nao.A4]" office:value-type="float" office:value="-0.00940656941384077" calcext:value-type="float">
            <text:p>-0.0094065694</text:p>
          </table:table-cell>
          <table:table-cell table:formula="of:=[Datos_Nao.B4]" office:value-type="float" office:value="-0.0142315151169896" calcext:value-type="float">
            <text:p>-0.0142315151</text:p>
          </table:table-cell>
          <table:table-cell table:formula="of:=[Datos_Nao.C4]" office:value-type="float" office:value="0.329267024993896" calcext:value-type="float">
            <text:p>0.329267025</text:p>
          </table:table-cell>
          <table:table-cell table:formula="of:=[Datos_Nao.D4]" office:value-type="float" office:value="0.0269170813262463" calcext:value-type="float">
            <text:p>0.0269170813</text:p>
          </table:table-cell>
          <table:table-cell table:formula="of:=[Datos_Nao.E4]" office:value-type="float" office:value="-0.00302565144374967" calcext:value-type="float">
            <text:p>-0.0030256514</text:p>
          </table:table-cell>
          <table:table-cell table:formula="of:=[Datos_Nao.F4]" office:value-type="float" office:value="-0.00246955710463226" calcext:value-type="float">
            <text:p>-0.0024695571</text:p>
          </table:table-cell>
          <table:table-cell/>
          <table:table-cell table:formula="of:=[Datos_MoCap.A4]" office:value-type="float" office:value="0.045043" calcext:value-type="float">
            <text:p>0.045043</text:p>
          </table:table-cell>
          <table:table-cell table:formula="of:=[Datos_MoCap.B4]" office:value-type="float" office:value="1.410566" calcext:value-type="float">
            <text:p>1.410566</text:p>
          </table:table-cell>
          <table:table-cell table:formula="of:=[Datos_MoCap.C4]" office:value-type="float" office:value="0.059726" calcext:value-type="float">
            <text:p>0.059726</text:p>
          </table:table-cell>
          <table:table-cell table:formula="of:=[Datos_MoCap.D4]" office:value-type="float" office:value="0.00935" calcext:value-type="float">
            <text:p>0.00935</text:p>
          </table:table-cell>
          <table:table-cell table:formula="of:=[Datos_MoCap.F4]" office:value-type="float" office:value="-0.022303" calcext:value-type="float">
            <text:p>-0.022303</text:p>
          </table:table-cell>
          <table:table-cell table:formula="of:=[Datos_MoCap.E4]" office:value-type="float" office:value="0.084084" calcext:value-type="float">
            <text:p>0.084084</text:p>
          </table:table-cell>
          <table:table-cell/>
          <table:table-cell table:formula="of:=(#REF!4^2)*(0.178)+(#REF!4)*(0.352)-0.013" office:value-type="string" office:string-value="" calcext:value-type="error">
            <text:p>#NAME?</text:p>
          </table:table-cell>
          <table:table-cell table:formula="of:=([.J4]^2)*(-0.89)+([.J4])*(-0.633)-0.245" office:value-type="float" office:value="-0.28598136161764" calcext:value-type="float">
            <text:p>-0.2859813616</text:p>
          </table:table-cell>
          <table:table-cell table:formula="of:=([.I4]^2)*(-0.189)+([.I4])*(0.905)-0.392" office:value-type="float" office:value="0.508509602772716" calcext:value-type="float">
            <text:p>0.5085096028</text:p>
          </table:table-cell>
          <table:table-cell table:number-columns-repeated="1007"/>
        </table:table-row>
        <table:table-row table:style-name="ro1">
          <table:table-cell table:formula="of:=[Datos_Nao.A5]" office:value-type="float" office:value="-0.00959519855678082" calcext:value-type="float">
            <text:p>-0.0095951986</text:p>
          </table:table-cell>
          <table:table-cell table:formula="of:=[Datos_Nao.B5]" office:value-type="float" office:value="-0.0146600278094411" calcext:value-type="float">
            <text:p>-0.0146600278</text:p>
          </table:table-cell>
          <table:table-cell table:formula="of:=[Datos_Nao.C5]" office:value-type="float" office:value="0.329264253377914" calcext:value-type="float">
            <text:p>0.3292642534</text:p>
          </table:table-cell>
          <table:table-cell table:formula="of:=[Datos_Nao.D5]" office:value-type="float" office:value="0.025702154263854" calcext:value-type="float">
            <text:p>0.0257021543</text:p>
          </table:table-cell>
          <table:table-cell table:formula="of:=[Datos_Nao.E5]" office:value-type="float" office:value="-0.00338836316950619" calcext:value-type="float">
            <text:p>-0.0033883632</text:p>
          </table:table-cell>
          <table:table-cell table:formula="of:=[Datos_Nao.F5]" office:value-type="float" office:value="-0.0029883359093219" calcext:value-type="float">
            <text:p>-0.0029883359</text:p>
          </table:table-cell>
          <table:table-cell/>
          <table:table-cell table:formula="of:=[Datos_MoCap.A5]" office:value-type="float" office:value="0.044564" calcext:value-type="float">
            <text:p>0.044564</text:p>
          </table:table-cell>
          <table:table-cell table:formula="of:=[Datos_MoCap.B5]" office:value-type="float" office:value="1.410547" calcext:value-type="float">
            <text:p>1.410547</text:p>
          </table:table-cell>
          <table:table-cell table:formula="of:=[Datos_MoCap.C5]" office:value-type="float" office:value="0.059553" calcext:value-type="float">
            <text:p>0.059553</text:p>
          </table:table-cell>
          <table:table-cell table:formula="of:=[Datos_MoCap.D5]" office:value-type="float" office:value="0.008971" calcext:value-type="float">
            <text:p>0.008971</text:p>
          </table:table-cell>
          <table:table-cell table:formula="of:=[Datos_MoCap.F5]" office:value-type="float" office:value="-0.022468" calcext:value-type="float">
            <text:p>-0.022468</text:p>
          </table:table-cell>
          <table:table-cell table:formula="of:=[Datos_MoCap.E5]" office:value-type="float" office:value="0.084101" calcext:value-type="float">
            <text:p>0.084101</text:p>
          </table:table-cell>
          <table:table-cell/>
          <table:table-cell table:formula="of:=(#REF!5^2)*(0.178)+(#REF!5)*(0.352)-0.013" office:value-type="string" office:string-value="" calcext:value-type="error">
            <text:p>#NAME?</text:p>
          </table:table-cell>
          <table:table-cell table:formula="of:=([.J5]^2)*(-0.89)+([.J5])*(-0.633)-0.245" office:value-type="float" office:value="-0.28585348723001" calcext:value-type="float">
            <text:p>-0.2858534872</text:p>
          </table:table-cell>
          <table:table-cell table:formula="of:=([.I5]^2)*(-0.189)+([.I5])*(0.905)-0.392" office:value-type="float" office:value="0.508502538389499" calcext:value-type="float">
            <text:p>0.5085025384</text:p>
          </table:table-cell>
          <table:table-cell/>
          <table:table-cell table:style-name="ce3"/>
          <table:table-cell table:number-columns-repeated="1005"/>
        </table:table-row>
        <table:table-row table:style-name="ro1">
          <table:table-cell table:formula="of:=[Datos_Nao.A6]" office:value-type="float" office:value="-0.00979670416563749" calcext:value-type="float">
            <text:p>-0.0097967042</text:p>
          </table:table-cell>
          <table:table-cell table:formula="of:=[Datos_Nao.B6]" office:value-type="float" office:value="-0.0151086859405041" calcext:value-type="float">
            <text:p>-0.0151086859</text:p>
          </table:table-cell>
          <table:table-cell table:formula="of:=[Datos_Nao.C6]" office:value-type="float" office:value="0.329260051250458" calcext:value-type="float">
            <text:p>0.3292600513</text:p>
          </table:table-cell>
          <table:table-cell table:formula="of:=[Datos_Nao.D6]" office:value-type="float" office:value="0.0243986155837774" calcext:value-type="float">
            <text:p>0.0243986156</text:p>
          </table:table-cell>
          <table:table-cell table:formula="of:=[Datos_Nao.E6]" office:value-type="float" office:value="-0.00377698498778045" calcext:value-type="float">
            <text:p>-0.003776985</text:p>
          </table:table-cell>
          <table:table-cell table:formula="of:=[Datos_Nao.F6]" office:value-type="float" office:value="-0.00354059715755284" calcext:value-type="float">
            <text:p>-0.0035405972</text:p>
          </table:table-cell>
          <table:table-cell/>
          <table:table-cell table:formula="of:=[Datos_MoCap.A6]" office:value-type="float" office:value="0.044127" calcext:value-type="float">
            <text:p>0.044127</text:p>
          </table:table-cell>
          <table:table-cell table:formula="of:=[Datos_MoCap.B6]" office:value-type="float" office:value="1.410533" calcext:value-type="float">
            <text:p>1.410533</text:p>
          </table:table-cell>
          <table:table-cell table:formula="of:=[Datos_MoCap.C6]" office:value-type="float" office:value="0.059358" calcext:value-type="float">
            <text:p>0.059358</text:p>
          </table:table-cell>
          <table:table-cell table:formula="of:=[Datos_MoCap.D6]" office:value-type="float" office:value="0.008783" calcext:value-type="float">
            <text:p>0.008783</text:p>
          </table:table-cell>
          <table:table-cell table:formula="of:=[Datos_MoCap.F6]" office:value-type="float" office:value="-0.022698" calcext:value-type="float">
            <text:p>-0.022698</text:p>
          </table:table-cell>
          <table:table-cell table:formula="of:=[Datos_MoCap.E6]" office:value-type="float" office:value="0.083921" calcext:value-type="float">
            <text:p>0.083921</text:p>
          </table:table-cell>
          <table:table-cell/>
          <table:table-cell table:formula="of:=(#REF!6^2)*(0.178)+(#REF!6)*(0.352)-0.013" office:value-type="string" office:string-value="" calcext:value-type="error">
            <text:p>#NAME?</text:p>
          </table:table-cell>
          <table:table-cell table:formula="of:=([.J6]^2)*(-0.89)+([.J6])*(-0.633)-0.245" office:value-type="float" office:value="-0.28570941522596" calcext:value-type="float">
            <text:p>-0.2857094152</text:p>
          </table:table-cell>
          <table:table-cell table:formula="of:=([.I6]^2)*(-0.189)+([.I6])*(0.905)-0.392" office:value-type="float" office:value="0.508497332967179" calcext:value-type="float">
            <text:p>0.508497333</text:p>
          </table:table-cell>
          <table:table-cell table:number-columns-repeated="1007"/>
        </table:table-row>
        <table:table-row table:style-name="ro1">
          <table:table-cell table:formula="of:=[Datos_Nao.A7]" office:value-type="float" office:value="-0.0101221296936274" calcext:value-type="float">
            <text:p>-0.0101221297</text:p>
          </table:table-cell>
          <table:table-cell table:formula="of:=[Datos_Nao.B7]" office:value-type="float" office:value="-0.0158175602555275" calcext:value-type="float">
            <text:p>-0.0158175603</text:p>
          </table:table-cell>
          <table:table-cell table:formula="of:=[Datos_Nao.C7]" office:value-type="float" office:value="0.329250484704971" calcext:value-type="float">
            <text:p>0.3292504847</text:p>
          </table:table-cell>
          <table:table-cell table:formula="of:=[Datos_Nao.D7]" office:value-type="float" office:value="0.022283086553216" calcext:value-type="float">
            <text:p>0.0222830866</text:p>
          </table:table-cell>
          <table:table-cell table:formula="of:=[Datos_Nao.E7]" office:value-type="float" office:value="-0.0044065099209547" calcext:value-type="float">
            <text:p>-0.0044065099</text:p>
          </table:table-cell>
          <table:table-cell table:formula="of:=[Datos_Nao.F7]" office:value-type="float" office:value="-0.00443031592294574" calcext:value-type="float">
            <text:p>-0.0044303159</text:p>
          </table:table-cell>
          <table:table-cell/>
          <table:table-cell table:formula="of:=[Datos_MoCap.A7]" office:value-type="float" office:value="0.043703" calcext:value-type="float">
            <text:p>0.043703</text:p>
          </table:table-cell>
          <table:table-cell table:formula="of:=[Datos_MoCap.B7]" office:value-type="float" office:value="1.410504" calcext:value-type="float">
            <text:p>1.410504</text:p>
          </table:table-cell>
          <table:table-cell table:formula="of:=[Datos_MoCap.C7]" office:value-type="float" office:value="0.059094" calcext:value-type="float">
            <text:p>0.059094</text:p>
          </table:table-cell>
          <table:table-cell table:formula="of:=[Datos_MoCap.D7]" office:value-type="float" office:value="0.008562" calcext:value-type="float">
            <text:p>0.008562</text:p>
          </table:table-cell>
          <table:table-cell table:formula="of:=[Datos_MoCap.F7]" office:value-type="float" office:value="-0.022797" calcext:value-type="float">
            <text:p>-0.022797</text:p>
          </table:table-cell>
          <table:table-cell table:formula="of:=[Datos_MoCap.E7]" office:value-type="float" office:value="0.083543" calcext:value-type="float">
            <text:p>0.083543</text:p>
          </table:table-cell>
          <table:table-cell/>
          <table:table-cell table:formula="of:=(#REF!7^2)*(0.178)+(#REF!7)*(0.352)-0.013" office:value-type="string" office:string-value="" calcext:value-type="error">
            <text:p>#NAME?</text:p>
          </table:table-cell>
          <table:table-cell table:formula="of:=([.J7]^2)*(-0.89)+([.J7])*(-0.633)-0.245" office:value-type="float" office:value="-0.28551447174404" calcext:value-type="float">
            <text:p>-0.2855144717</text:p>
          </table:table-cell>
          <table:table-cell table:formula="of:=([.I7]^2)*(-0.189)+([.I7])*(0.905)-0.392" office:value-type="float" office:value="0.508486550070976" calcext:value-type="float">
            <text:p>0.5084865501</text:p>
          </table:table-cell>
          <table:table-cell table:number-columns-repeated="1007"/>
        </table:table-row>
        <table:table-row table:style-name="ro1">
          <table:table-cell table:formula="of:=[Datos_Nao.A8]" office:value-type="float" office:value="-0.0103539060801268" calcext:value-type="float">
            <text:p>-0.0103539061</text:p>
          </table:table-cell>
          <table:table-cell table:formula="of:=[Datos_Nao.B8]" office:value-type="float" office:value="-0.0163130052387714" calcext:value-type="float">
            <text:p>-0.0163130052</text:p>
          </table:table-cell>
          <table:table-cell table:formula="of:=[Datos_Nao.C8]" office:value-type="float" office:value="0.32924148440361" calcext:value-type="float">
            <text:p>0.3292414844</text:p>
          </table:table-cell>
          <table:table-cell table:formula="of:=[Datos_Nao.D8]" office:value-type="float" office:value="0.0207699276506901" calcext:value-type="float">
            <text:p>0.0207699277</text:p>
          </table:table-cell>
          <table:table-cell table:formula="of:=[Datos_Nao.E8]" office:value-type="float" office:value="-0.00485589681193233" calcext:value-type="float">
            <text:p>-0.0048558968</text:p>
          </table:table-cell>
          <table:table-cell table:formula="of:=[Datos_Nao.F8]" office:value-type="float" office:value="-0.00506333727389574" calcext:value-type="float">
            <text:p>-0.0050633373</text:p>
          </table:table-cell>
          <table:table-cell/>
          <table:table-cell table:formula="of:=[Datos_MoCap.A8]" office:value-type="float" office:value="0.04327" calcext:value-type="float">
            <text:p>0.04327</text:p>
          </table:table-cell>
          <table:table-cell table:formula="of:=[Datos_MoCap.B8]" office:value-type="float" office:value="1.410525" calcext:value-type="float">
            <text:p>1.410525</text:p>
          </table:table-cell>
          <table:table-cell table:formula="of:=[Datos_MoCap.C8]" office:value-type="float" office:value="0.058793" calcext:value-type="float">
            <text:p>0.058793</text:p>
          </table:table-cell>
          <table:table-cell table:formula="of:=[Datos_MoCap.D8]" office:value-type="float" office:value="0.008415" calcext:value-type="float">
            <text:p>0.008415</text:p>
          </table:table-cell>
          <table:table-cell table:formula="of:=[Datos_MoCap.F8]" office:value-type="float" office:value="-0.022843" calcext:value-type="float">
            <text:p>-0.022843</text:p>
          </table:table-cell>
          <table:table-cell table:formula="of:=[Datos_MoCap.E8]" office:value-type="float" office:value="0.082971" calcext:value-type="float">
            <text:p>0.082971</text:p>
          </table:table-cell>
          <table:table-cell/>
          <table:table-cell table:formula="of:=(#REF!8^2)*(0.178)+(#REF!8)*(0.352)-0.013" office:value-type="string" office:string-value="" calcext:value-type="error">
            <text:p>#NAME?</text:p>
          </table:table-cell>
          <table:table-cell table:formula="of:=([.J8]^2)*(-0.89)+([.J8])*(-0.633)-0.245" office:value-type="float" office:value="-0.28529235799561" calcext:value-type="float">
            <text:p>-0.285292358</text:p>
          </table:table-cell>
          <table:table-cell table:formula="of:=([.I8]^2)*(-0.189)+([.I8])*(0.905)-0.392" office:value-type="float" office:value="0.508494358406875" calcext:value-type="float">
            <text:p>0.5084943584</text:p>
          </table:table-cell>
          <table:table-cell table:number-columns-repeated="1007"/>
        </table:table-row>
        <table:table-row table:style-name="ro1">
          <table:table-cell table:formula="of:=[Datos_Nao.A9]" office:value-type="float" office:value="-0.0105970380827785" calcext:value-type="float">
            <text:p>-0.0105970381</text:p>
          </table:table-cell>
          <table:table-cell table:formula="of:=[Datos_Nao.B9]" office:value-type="float" office:value="-0.0168257690966129" calcext:value-type="float">
            <text:p>-0.0168257691</text:p>
          </table:table-cell>
          <table:table-cell table:formula="of:=[Datos_Nao.C9]" office:value-type="float" office:value="0.329230129718781" calcext:value-type="float">
            <text:p>0.3292301297</text:p>
          </table:table-cell>
          <table:table-cell table:formula="of:=[Datos_Nao.D9]" office:value-type="float" office:value="0.0191777646541595" calcext:value-type="float">
            <text:p>0.0191777647</text:p>
          </table:table-cell>
          <table:table-cell table:formula="of:=[Datos_Nao.E9]" office:value-type="float" office:value="-0.00532795302569866" calcext:value-type="float">
            <text:p>-0.005327953</text:p>
          </table:table-cell>
          <table:table-cell table:formula="of:=[Datos_Nao.F9]" office:value-type="float" office:value="-0.00572756584733725" calcext:value-type="float">
            <text:p>-0.0057275658</text:p>
          </table:table-cell>
          <table:table-cell/>
          <table:table-cell table:formula="of:=[Datos_MoCap.A9]" office:value-type="float" office:value="0.042878" calcext:value-type="float">
            <text:p>0.042878</text:p>
          </table:table-cell>
          <table:table-cell table:formula="of:=[Datos_MoCap.B9]" office:value-type="float" office:value="1.410487" calcext:value-type="float">
            <text:p>1.410487</text:p>
          </table:table-cell>
          <table:table-cell table:formula="of:=[Datos_MoCap.C9]" office:value-type="float" office:value="0.058494" calcext:value-type="float">
            <text:p>0.058494</text:p>
          </table:table-cell>
          <table:table-cell table:formula="of:=[Datos_MoCap.D9]" office:value-type="float" office:value="0.008248" calcext:value-type="float">
            <text:p>0.008248</text:p>
          </table:table-cell>
          <table:table-cell table:formula="of:=[Datos_MoCap.F9]" office:value-type="float" office:value="-0.022898" calcext:value-type="float">
            <text:p>-0.022898</text:p>
          </table:table-cell>
          <table:table-cell table:formula="of:=[Datos_MoCap.E9]" office:value-type="float" office:value="0.082369" calcext:value-type="float">
            <text:p>0.082369</text:p>
          </table:table-cell>
          <table:table-cell/>
          <table:table-cell table:formula="of:=(#REF!9^2)*(0.178)+(#REF!9)*(0.352)-0.013" office:value-type="string" office:string-value="" calcext:value-type="error">
            <text:p>#NAME?</text:p>
          </table:table-cell>
          <table:table-cell table:formula="of:=([.J9]^2)*(-0.89)+([.J9])*(-0.633)-0.245" office:value-type="float" office:value="-0.28507187975204" calcext:value-type="float">
            <text:p>-0.2850718798</text:p>
          </table:table-cell>
          <table:table-cell table:formula="of:=([.I9]^2)*(-0.189)+([.I9])*(0.905)-0.392" office:value-type="float" office:value="0.508480228915059" calcext:value-type="float">
            <text:p>0.5084802289</text:p>
          </table:table-cell>
          <table:table-cell table:number-columns-repeated="1007"/>
        </table:table-row>
        <table:table-row table:style-name="ro1">
          <table:table-cell table:formula="of:=[Datos_Nao.A10]" office:value-type="float" office:value="-0.0108511326834559" calcext:value-type="float">
            <text:p>-0.0108511327</text:p>
          </table:table-cell>
          <table:table-cell table:formula="of:=[Datos_Nao.B10]" office:value-type="float" office:value="-0.017355177551508" calcext:value-type="float">
            <text:p>-0.0173551776</text:p>
          </table:table-cell>
          <table:table-cell table:formula="of:=[Datos_Nao.C10]" office:value-type="float" office:value="0.329216122627258" calcext:value-type="float">
            <text:p>0.3292161226</text:p>
          </table:table-cell>
          <table:table-cell table:formula="of:=[Datos_Nao.D10]" office:value-type="float" office:value="0.0175093375146389" calcext:value-type="float">
            <text:p>0.0175093375</text:p>
          </table:table-cell>
          <table:table-cell table:formula="of:=[Datos_Nao.E10]" office:value-type="float" office:value="-0.00582172581925988" calcext:value-type="float">
            <text:p>-0.0058217258</text:p>
          </table:table-cell>
          <table:table-cell table:formula="of:=[Datos_Nao.F10]" office:value-type="float" office:value="-0.00642228871583939" calcext:value-type="float">
            <text:p>-0.0064222887</text:p>
          </table:table-cell>
          <table:table-cell/>
          <table:table-cell table:formula="of:=[Datos_MoCap.A10]" office:value-type="float" office:value="0.04245" calcext:value-type="float">
            <text:p>0.04245</text:p>
          </table:table-cell>
          <table:table-cell table:formula="of:=[Datos_MoCap.B10]" office:value-type="float" office:value="1.410478" calcext:value-type="float">
            <text:p>1.410478</text:p>
          </table:table-cell>
          <table:table-cell table:formula="of:=[Datos_MoCap.C10]" office:value-type="float" office:value="0.058179" calcext:value-type="float">
            <text:p>0.058179</text:p>
          </table:table-cell>
          <table:table-cell table:formula="of:=[Datos_MoCap.D10]" office:value-type="float" office:value="0.008209" calcext:value-type="float">
            <text:p>0.008209</text:p>
          </table:table-cell>
          <table:table-cell table:formula="of:=[Datos_MoCap.F10]" office:value-type="float" office:value="-0.023034" calcext:value-type="float">
            <text:p>-0.023034</text:p>
          </table:table-cell>
          <table:table-cell table:formula="of:=[Datos_MoCap.E10]" office:value-type="float" office:value="0.081783" calcext:value-type="float">
            <text:p>0.081783</text:p>
          </table:table-cell>
          <table:table-cell/>
          <table:table-cell table:formula="of:=(#REF!10^2)*(0.178)+(#REF!10)*(0.352)-0.013" office:value-type="string" office:string-value="" calcext:value-type="error">
            <text:p>#NAME?</text:p>
          </table:table-cell>
          <table:table-cell table:formula="of:=([.J10]^2)*(-0.89)+([.J10])*(-0.633)-0.245" office:value-type="float" office:value="-0.28483977547649" calcext:value-type="float">
            <text:p>-0.2848397755</text:p>
          </table:table-cell>
          <table:table-cell table:formula="of:=([.I10]^2)*(-0.189)+([.I10])*(0.905)-0.392" office:value-type="float" office:value="0.508476882376524" calcext:value-type="float">
            <text:p>0.5084768824</text:p>
          </table:table-cell>
          <table:table-cell table:number-columns-repeated="1007"/>
        </table:table-row>
        <table:table-row table:style-name="ro1">
          <table:table-cell table:formula="of:=[Datos_Nao.A11]" office:value-type="float" office:value="-0.0109821315854788" calcext:value-type="float">
            <text:p>-0.0109821316</text:p>
          </table:table-cell>
          <table:table-cell table:formula="of:=[Datos_Nao.B11]" office:value-type="float" office:value="-0.0176257956773043" calcext:value-type="float">
            <text:p>-0.0176257957</text:p>
          </table:table-cell>
          <table:table-cell table:formula="of:=[Datos_Nao.C11]" office:value-type="float" office:value="0.329208046197891" calcext:value-type="float">
            <text:p>0.3292080462</text:p>
          </table:table-cell>
          <table:table-cell table:formula="of:=[Datos_Nao.D11]" office:value-type="float" office:value="0.0166474021971226" calcext:value-type="float">
            <text:p>0.0166474022</text:p>
          </table:table-cell>
          <table:table-cell table:formula="of:=[Datos_Nao.E11]" office:value-type="float" office:value="-0.00607646582648158" calcext:value-type="float">
            <text:p>-0.0060764658</text:p>
          </table:table-cell>
          <table:table-cell table:formula="of:=[Datos_Nao.F11]" office:value-type="float" office:value="-0.00678086327388883" calcext:value-type="float">
            <text:p>-0.0067808633</text:p>
          </table:table-cell>
          <table:table-cell/>
          <table:table-cell table:formula="of:=[Datos_MoCap.A11]" office:value-type="float" office:value="0.042034" calcext:value-type="float">
            <text:p>0.042034</text:p>
          </table:table-cell>
          <table:table-cell table:formula="of:=[Datos_MoCap.B11]" office:value-type="float" office:value="1.410486" calcext:value-type="float">
            <text:p>1.410486</text:p>
          </table:table-cell>
          <table:table-cell table:formula="of:=[Datos_MoCap.C11]" office:value-type="float" office:value="0.05785" calcext:value-type="float">
            <text:p>0.05785</text:p>
          </table:table-cell>
          <table:table-cell table:formula="of:=[Datos_MoCap.D11]" office:value-type="float" office:value="0.008144" calcext:value-type="float">
            <text:p>0.008144</text:p>
          </table:table-cell>
          <table:table-cell table:formula="of:=[Datos_MoCap.F11]" office:value-type="float" office:value="-0.023171" calcext:value-type="float">
            <text:p>-0.023171</text:p>
          </table:table-cell>
          <table:table-cell table:formula="of:=[Datos_MoCap.E11]" office:value-type="float" office:value="0.081162" calcext:value-type="float">
            <text:p>0.081162</text:p>
          </table:table-cell>
          <table:table-cell/>
          <table:table-cell table:formula="of:=(#REF!11^2)*(0.178)+(#REF!11)*(0.352)-0.013" office:value-type="string" office:string-value="" calcext:value-type="error">
            <text:p>#NAME?</text:p>
          </table:table-cell>
          <table:table-cell table:formula="of:=([.J11]^2)*(-0.89)+([.J11])*(-0.633)-0.245" office:value-type="float" office:value="-0.284597544025" calcext:value-type="float">
            <text:p>-0.284597544</text:p>
          </table:table-cell>
          <table:table-cell table:formula="of:=([.I11]^2)*(-0.189)+([.I11])*(0.905)-0.392" office:value-type="float" office:value="0.508479857078956" calcext:value-type="float">
            <text:p>0.5084798571</text:p>
          </table:table-cell>
          <table:table-cell/>
          <table:table-cell table:style-name="ce3"/>
          <table:table-cell table:number-columns-repeated="1005"/>
        </table:table-row>
        <table:table-row table:style-name="ro1">
          <table:table-cell table:formula="of:=[Datos_Nao.A12]" office:value-type="float" office:value="-0.0112518379464746" calcext:value-type="float">
            <text:p>-0.0112518379</text:p>
          </table:table-cell>
          <table:table-cell table:formula="of:=[Datos_Nao.B12]" office:value-type="float" office:value="-0.0181786101311445" calcext:value-type="float">
            <text:p>-0.0181786101</text:p>
          </table:table-cell>
          <table:table-cell table:formula="of:=[Datos_Nao.C12]" office:value-type="float" office:value="0.329189598560333" calcext:value-type="float">
            <text:p>0.3291895986</text:p>
          </table:table-cell>
          <table:table-cell table:formula="of:=[Datos_Nao.D12]" office:value-type="float" office:value="0.0148698017001152" calcext:value-type="float">
            <text:p>0.0148698017</text:p>
          </table:table-cell>
          <table:table-cell table:formula="of:=[Datos_Nao.E12]" office:value-type="float" office:value="-0.00660105561837554" calcext:value-type="float">
            <text:p>-0.0066010556</text:p>
          </table:table-cell>
          <table:table-cell table:formula="of:=[Datos_Nao.F12]" office:value-type="float" office:value="-0.00752012804150581" calcext:value-type="float">
            <text:p>-0.007520128</text:p>
          </table:table-cell>
          <table:table-cell/>
          <table:table-cell table:formula="of:=[Datos_MoCap.A12]" office:value-type="float" office:value="0.041569" calcext:value-type="float">
            <text:p>0.041569</text:p>
          </table:table-cell>
          <table:table-cell table:formula="of:=[Datos_MoCap.B12]" office:value-type="float" office:value="1.41045" calcext:value-type="float">
            <text:p>1.41045</text:p>
          </table:table-cell>
          <table:table-cell table:formula="of:=[Datos_MoCap.C12]" office:value-type="float" office:value="0.057605" calcext:value-type="float">
            <text:p>0.057605</text:p>
          </table:table-cell>
          <table:table-cell table:formula="of:=[Datos_MoCap.D12]" office:value-type="float" office:value="0.008044" calcext:value-type="float">
            <text:p>0.008044</text:p>
          </table:table-cell>
          <table:table-cell table:formula="of:=[Datos_MoCap.F12]" office:value-type="float" office:value="-0.023205" calcext:value-type="float">
            <text:p>-0.023205</text:p>
          </table:table-cell>
          <table:table-cell table:formula="of:=[Datos_MoCap.E12]" office:value-type="float" office:value="0.08075" calcext:value-type="float">
            <text:p>0.08075</text:p>
          </table:table-cell>
          <table:table-cell/>
          <table:table-cell table:formula="of:=(#REF!12^2)*(0.178)+(#REF!12)*(0.352)-0.013" office:value-type="string" office:string-value="" calcext:value-type="error">
            <text:p>#NAME?</text:p>
          </table:table-cell>
          <table:table-cell table:formula="of:=([.J12]^2)*(-0.89)+([.J12])*(-0.633)-0.245" office:value-type="float" office:value="-0.28441728406225" calcext:value-type="float">
            <text:p>-0.2844172841</text:p>
          </table:table-cell>
          <table:table-cell table:formula="of:=([.I12]^2)*(-0.189)+([.I12])*(0.905)-0.392" office:value-type="float" office:value="0.5084664707275" calcext:value-type="float">
            <text:p>0.5084664707</text:p>
          </table:table-cell>
          <table:table-cell table:number-columns-repeated="1007"/>
        </table:table-row>
        <table:table-row table:style-name="ro1">
          <table:table-cell table:formula="of:=[Datos_Nao.A13]" office:value-type="float" office:value="-0.0115313977003098" calcext:value-type="float">
            <text:p>-0.0115313977</text:p>
          </table:table-cell>
          <table:table-cell table:formula="of:=[Datos_Nao.B13]" office:value-type="float" office:value="-0.0187460519373417" calcext:value-type="float">
            <text:p>-0.0187460519</text:p>
          </table:table-cell>
          <table:table-cell table:formula="of:=[Datos_Nao.C13]" office:value-type="float" office:value="0.329167813062668" calcext:value-type="float">
            <text:p>0.3291678131</text:p>
          </table:table-cell>
          <table:table-cell table:formula="of:=[Datos_Nao.D13]" office:value-type="float" office:value="0.0130229089409113" calcext:value-type="float">
            <text:p>0.0130229089</text:p>
          </table:table-cell>
          <table:table-cell table:formula="of:=[Datos_Nao.E13]" office:value-type="float" office:value="-0.00714498152956367" calcext:value-type="float">
            <text:p>-0.0071449815</text:p>
          </table:table-cell>
          <table:table-cell table:formula="of:=[Datos_Nao.F13]" office:value-type="float" office:value="-0.00828822236508131" calcext:value-type="float">
            <text:p>-0.0082882224</text:p>
          </table:table-cell>
          <table:table-cell/>
          <table:table-cell table:formula="of:=[Datos_MoCap.A13]" office:value-type="float" office:value="0.041145" calcext:value-type="float">
            <text:p>0.041145</text:p>
          </table:table-cell>
          <table:table-cell table:formula="of:=[Datos_MoCap.B13]" office:value-type="float" office:value="1.410438" calcext:value-type="float">
            <text:p>1.410438</text:p>
          </table:table-cell>
          <table:table-cell table:formula="of:=[Datos_MoCap.C13]" office:value-type="float" office:value="0.057376" calcext:value-type="float">
            <text:p>0.057376</text:p>
          </table:table-cell>
          <table:table-cell table:formula="of:=[Datos_MoCap.D13]" office:value-type="float" office:value="0.008006" calcext:value-type="float">
            <text:p>0.008006</text:p>
          </table:table-cell>
          <table:table-cell table:formula="of:=[Datos_MoCap.F13]" office:value-type="float" office:value="-0.023334" calcext:value-type="float">
            <text:p>-0.023334</text:p>
          </table:table-cell>
          <table:table-cell table:formula="of:=[Datos_MoCap.E13]" office:value-type="float" office:value="0.080348" calcext:value-type="float">
            <text:p>0.080348</text:p>
          </table:table-cell>
          <table:table-cell/>
          <table:table-cell table:formula="of:=(#REF!13^2)*(0.178)+(#REF!13)*(0.352)-0.013" office:value-type="string" office:string-value="" calcext:value-type="error">
            <text:p>#NAME?</text:p>
          </table:table-cell>
          <table:table-cell table:formula="of:=([.J13]^2)*(-0.89)+([.J13])*(-0.633)-0.245" office:value-type="float" office:value="-0.28424889278464" calcext:value-type="float">
            <text:p>-0.2842488928</text:p>
          </table:table-cell>
          <table:table-cell table:formula="of:=([.I13]^2)*(-0.189)+([.I13])*(0.905)-0.392" office:value-type="float" office:value="0.508462008501484" calcext:value-type="float">
            <text:p>0.5084620085</text:p>
          </table:table-cell>
          <table:table-cell table:number-columns-repeated="1007"/>
        </table:table-row>
        <table:table-row table:style-name="ro1">
          <table:table-cell table:formula="of:=[Datos_Nao.A14]" office:value-type="float" office:value="-0.011674739420414" calcext:value-type="float">
            <text:p>-0.0116747394</text:p>
          </table:table-cell>
          <table:table-cell table:formula="of:=[Datos_Nao.B14]" office:value-type="float" office:value="-0.0190349984914064" calcext:value-type="float">
            <text:p>-0.0190349985</text:p>
          </table:table-cell>
          <table:table-cell table:formula="of:=[Datos_Nao.C14]" office:value-type="float" office:value="0.329155623912811" calcext:value-type="float">
            <text:p>0.3291556239</text:p>
          </table:table-cell>
          <table:table-cell table:formula="of:=[Datos_Nao.D14]" office:value-type="float" office:value="0.0120743392035365" calcext:value-type="float">
            <text:p>0.0120743392</text:p>
          </table:table-cell>
          <table:table-cell table:formula="of:=[Datos_Nao.E14]" office:value-type="float" office:value="-0.00742390844970941" calcext:value-type="float">
            <text:p>-0.0074239084</text:p>
          </table:table-cell>
          <table:table-cell table:formula="of:=[Datos_Nao.F14]" office:value-type="float" office:value="-0.00868279486894608" calcext:value-type="float">
            <text:p>-0.0086827949</text:p>
          </table:table-cell>
          <table:table-cell/>
          <table:table-cell table:formula="of:=[Datos_MoCap.A14]" office:value-type="float" office:value="0.040753" calcext:value-type="float">
            <text:p>0.040753</text:p>
          </table:table-cell>
          <table:table-cell table:formula="of:=[Datos_MoCap.B14]" office:value-type="float" office:value="1.410427" calcext:value-type="float">
            <text:p>1.410427</text:p>
          </table:table-cell>
          <table:table-cell table:formula="of:=[Datos_MoCap.C14]" office:value-type="float" office:value="0.057181" calcext:value-type="float">
            <text:p>0.057181</text:p>
          </table:table-cell>
          <table:table-cell table:formula="of:=[Datos_MoCap.D14]" office:value-type="float" office:value="0.007934" calcext:value-type="float">
            <text:p>0.007934</text:p>
          </table:table-cell>
          <table:table-cell table:formula="of:=[Datos_MoCap.F14]" office:value-type="float" office:value="-0.023432" calcext:value-type="float">
            <text:p>-0.023432</text:p>
          </table:table-cell>
          <table:table-cell table:formula="of:=[Datos_MoCap.E14]" office:value-type="float" office:value="0.080033" calcext:value-type="float">
            <text:p>0.080033</text:p>
          </table:table-cell>
          <table:table-cell/>
          <table:table-cell table:formula="of:=(#REF!14^2)*(0.178)+(#REF!14)*(0.352)-0.013" office:value-type="string" office:string-value="" calcext:value-type="error">
            <text:p>#NAME?</text:p>
          </table:table-cell>
          <table:table-cell table:formula="of:=([.J14]^2)*(-0.89)+([.J14])*(-0.633)-0.245" office:value-type="float" office:value="-0.28410557641729" calcext:value-type="float">
            <text:p>-0.2841055764</text:p>
          </table:table-cell>
          <table:table-cell table:formula="of:=([.I14]^2)*(-0.189)+([.I14])*(0.905)-0.392" office:value-type="float" office:value="0.508457918079819" calcext:value-type="float">
            <text:p>0.5084579181</text:p>
          </table:table-cell>
          <table:table-cell table:number-columns-repeated="1007"/>
        </table:table-row>
        <table:table-row table:style-name="ro1">
          <table:table-cell table:formula="of:=[Datos_Nao.A15]" office:value-type="float" office:value="-0.0119682587683201" calcext:value-type="float">
            <text:p>-0.0119682588</text:p>
          </table:table-cell>
          <table:table-cell table:formula="of:=[Datos_Nao.B15]" office:value-type="float" office:value="-0.0196229480206966" calcext:value-type="float">
            <text:p>-0.019622948</text:p>
          </table:table-cell>
          <table:table-cell table:formula="of:=[Datos_Nao.C15]" office:value-type="float" office:value="0.329128414392471" calcext:value-type="float">
            <text:p>0.3291284144</text:p>
          </table:table-cell>
          <table:table-cell table:formula="of:=[Datos_Nao.D15]" office:value-type="float" office:value="0.0101287197321653" calcext:value-type="float">
            <text:p>0.0101287197</text:p>
          </table:table-cell>
          <table:table-cell table:formula="of:=[Datos_Nao.E15]" office:value-type="float" office:value="-0.0079950662329793" calcext:value-type="float">
            <text:p>-0.0079950662</text:p>
          </table:table-cell>
          <table:table-cell table:formula="of:=[Datos_Nao.F15]" office:value-type="float" office:value="-0.00949278194457293" calcext:value-type="float">
            <text:p>-0.0094927819</text:p>
          </table:table-cell>
          <table:table-cell/>
          <table:table-cell table:formula="of:=[Datos_MoCap.A15]" office:value-type="float" office:value="0.040341" calcext:value-type="float">
            <text:p>0.040341</text:p>
          </table:table-cell>
          <table:table-cell table:formula="of:=[Datos_MoCap.B15]" office:value-type="float" office:value="1.410425" calcext:value-type="float">
            <text:p>1.410425</text:p>
          </table:table-cell>
          <table:table-cell table:formula="of:=[Datos_MoCap.C15]" office:value-type="float" office:value="0.057053" calcext:value-type="float">
            <text:p>0.057053</text:p>
          </table:table-cell>
          <table:table-cell table:formula="of:=[Datos_MoCap.D15]" office:value-type="float" office:value="0.007915" calcext:value-type="float">
            <text:p>0.007915</text:p>
          </table:table-cell>
          <table:table-cell table:formula="of:=[Datos_MoCap.F15]" office:value-type="float" office:value="-0.023571" calcext:value-type="float">
            <text:p>-0.023571</text:p>
          </table:table-cell>
          <table:table-cell table:formula="of:=[Datos_MoCap.E15]" office:value-type="float" office:value="0.079886" calcext:value-type="float">
            <text:p>0.079886</text:p>
          </table:table-cell>
          <table:table-cell/>
          <table:table-cell table:formula="of:=(#REF!15^2)*(0.178)+(#REF!15)*(0.352)-0.013" office:value-type="string" office:string-value="" calcext:value-type="error">
            <text:p>#NAME?</text:p>
          </table:table-cell>
          <table:table-cell table:formula="of:=([.J15]^2)*(-0.89)+([.J15])*(-0.633)-0.245" office:value-type="float" office:value="-0.28401153888001" calcext:value-type="float">
            <text:p>-0.2840115389</text:p>
          </table:table-cell>
          <table:table-cell table:formula="of:=([.I15]^2)*(-0.189)+([.I15])*(0.905)-0.392" office:value-type="float" office:value="0.508457174361875" calcext:value-type="float">
            <text:p>0.5084571744</text:p>
          </table:table-cell>
          <table:table-cell table:number-columns-repeated="1007"/>
        </table:table-row>
        <table:table-row table:style-name="ro1">
          <table:table-cell table:formula="of:=[Datos_Nao.A16]" office:value-type="float" office:value="-0.0121183823794127" calcext:value-type="float">
            <text:p>-0.0121183824</text:p>
          </table:table-cell>
          <table:table-cell table:formula="of:=[Datos_Nao.B16]" office:value-type="float" office:value="-0.0199217461049557" calcext:value-type="float">
            <text:p>-0.0199217461</text:p>
          </table:table-cell>
          <table:table-cell table:formula="of:=[Datos_Nao.C16]" office:value-type="float" office:value="0.329113364219665" calcext:value-type="float">
            <text:p>0.3291133642</text:p>
          </table:table-cell>
          <table:table-cell table:formula="of:=[Datos_Nao.D16]" office:value-type="float" office:value="0.00913235731422901" calcext:value-type="float">
            <text:p>0.0091323573</text:p>
          </table:table-cell>
          <table:table-cell table:formula="of:=[Datos_Nao.E16]" office:value-type="float" office:value="-0.00828707031905651" calcext:value-type="float">
            <text:p>-0.0082870703</text:p>
          </table:table-cell>
          <table:table-cell table:formula="of:=[Datos_Nao.F16]" office:value-type="float" office:value="-0.00990804843604565" calcext:value-type="float">
            <text:p>-0.0099080484</text:p>
          </table:table-cell>
          <table:table-cell/>
          <table:table-cell table:formula="of:=[Datos_MoCap.A16]" office:value-type="float" office:value="0.03989" calcext:value-type="float">
            <text:p>0.03989</text:p>
          </table:table-cell>
          <table:table-cell table:formula="of:=[Datos_MoCap.B16]" office:value-type="float" office:value="1.410414" calcext:value-type="float">
            <text:p>1.410414</text:p>
          </table:table-cell>
          <table:table-cell table:formula="of:=[Datos_MoCap.C16]" office:value-type="float" office:value="0.056995" calcext:value-type="float">
            <text:p>0.056995</text:p>
          </table:table-cell>
          <table:table-cell table:formula="of:=[Datos_MoCap.D16]" office:value-type="float" office:value="0.007765" calcext:value-type="float">
            <text:p>0.007765</text:p>
          </table:table-cell>
          <table:table-cell table:formula="of:=[Datos_MoCap.F16]" office:value-type="float" office:value="-0.023682" calcext:value-type="float">
            <text:p>-0.023682</text:p>
          </table:table-cell>
          <table:table-cell table:formula="of:=[Datos_MoCap.E16]" office:value-type="float" office:value="0.079952" calcext:value-type="float">
            <text:p>0.079952</text:p>
          </table:table-cell>
          <table:table-cell/>
          <table:table-cell table:formula="of:=(#REF!16^2)*(0.178)+(#REF!16)*(0.352)-0.013" office:value-type="string" office:string-value="" calcext:value-type="error">
            <text:p>#NAME?</text:p>
          </table:table-cell>
          <table:table-cell table:formula="of:=([.J16]^2)*(-0.89)+([.J16])*(-0.633)-0.245" office:value-type="float" office:value="-0.28396893772225" calcext:value-type="float">
            <text:p>-0.2839689377</text:p>
          </table:table-cell>
          <table:table-cell table:formula="of:=([.I16]^2)*(-0.189)+([.I16])*(0.905)-0.392" office:value-type="float" office:value="0.508453083886156" calcext:value-type="float">
            <text:p>0.5084530839</text:p>
          </table:table-cell>
          <table:table-cell table:number-columns-repeated="1007"/>
        </table:table-row>
        <table:table-row table:style-name="ro1">
          <table:table-cell table:formula="of:=[Datos_Nao.A17]" office:value-type="float" office:value="-0.0122705949470401" calcext:value-type="float">
            <text:p>-0.0122705949</text:p>
          </table:table-cell>
          <table:table-cell table:formula="of:=[Datos_Nao.B17]" office:value-type="float" office:value="-0.0202236175537109" calcext:value-type="float">
            <text:p>-0.0202236176</text:p>
          </table:table-cell>
          <table:table-cell table:formula="of:=[Datos_Nao.C17]" office:value-type="float" office:value="0.329097270965576" calcext:value-type="float">
            <text:p>0.329097271</text:p>
          </table:table-cell>
          <table:table-cell table:formula="of:=[Datos_Nao.D17]" office:value-type="float" office:value="0.00812075473368168" calcext:value-type="float">
            <text:p>0.0081207547</text:p>
          </table:table-cell>
          <table:table-cell table:formula="of:=[Datos_Nao.E17]" office:value-type="float" office:value="-0.00858319643884897" calcext:value-type="float">
            <text:p>-0.0085831964</text:p>
          </table:table-cell>
          <table:table-cell table:formula="of:=[Datos_Nao.F17]" office:value-type="float" office:value="-0.010329901240766" calcext:value-type="float">
            <text:p>-0.0103299012</text:p>
          </table:table-cell>
          <table:table-cell/>
          <table:table-cell table:formula="of:=[Datos_MoCap.A17]" office:value-type="float" office:value="0.039467" calcext:value-type="float">
            <text:p>0.039467</text:p>
          </table:table-cell>
          <table:table-cell table:formula="of:=[Datos_MoCap.B17]" office:value-type="float" office:value="1.41152" calcext:value-type="float">
            <text:p>1.41152</text:p>
          </table:table-cell>
          <table:table-cell table:formula="of:=[Datos_MoCap.C17]" office:value-type="float" office:value="0.057771" calcext:value-type="float">
            <text:p>0.057771</text:p>
          </table:table-cell>
          <table:table-cell table:formula="of:=[Datos_MoCap.D17]" office:value-type="float" office:value="0.012882" calcext:value-type="float">
            <text:p>0.012882</text:p>
          </table:table-cell>
          <table:table-cell table:formula="of:=[Datos_MoCap.F17]" office:value-type="float" office:value="-0.02564" calcext:value-type="float">
            <text:p>-0.02564</text:p>
          </table:table-cell>
          <table:table-cell table:formula="of:=[Datos_MoCap.E17]" office:value-type="float" office:value="0.081292" calcext:value-type="float">
            <text:p>0.081292</text:p>
          </table:table-cell>
          <table:table-cell/>
          <table:table-cell table:formula="of:=(#REF!17^2)*(0.178)+(#REF!17)*(0.352)-0.013" office:value-type="string" office:string-value="" calcext:value-type="error">
            <text:p>#NAME?</text:p>
          </table:table-cell>
          <table:table-cell table:formula="of:=([.J17]^2)*(-0.89)+([.J17])*(-0.633)-0.245" office:value-type="float" office:value="-0.28453940771249" calcext:value-type="float">
            <text:p>-0.2845394077</text:p>
          </table:table-cell>
          <table:table-cell table:formula="of:=([.I17]^2)*(-0.189)+([.I17])*(0.905)-0.392" office:value-type="float" office:value="0.5088641337344" calcext:value-type="float">
            <text:p>0.5088641337</text:p>
          </table:table-cell>
          <table:table-cell table:number-columns-repeated="1007"/>
        </table:table-row>
        <table:table-row table:style-name="ro1">
          <table:table-cell table:formula="of:=[Datos_Nao.A18]" office:value-type="float" office:value="-0.0125812646001577" calcext:value-type="float">
            <text:p>-0.0125812646</text:p>
          </table:table-cell>
          <table:table-cell table:formula="of:=[Datos_Nao.B18]" office:value-type="float" office:value="-0.0208361987024546" calcext:value-type="float">
            <text:p>-0.0208361987</text:p>
          </table:table-cell>
          <table:table-cell table:formula="of:=[Datos_Nao.C18]" office:value-type="float" office:value="0.329061985015869" calcext:value-type="float">
            <text:p>0.329061985</text:p>
          </table:table-cell>
          <table:table-cell table:formula="of:=[Datos_Nao.D18]" office:value-type="float" office:value="0.00605323072522879" calcext:value-type="float">
            <text:p>0.0060532307</text:p>
          </table:table-cell>
          <table:table-cell table:formula="of:=[Datos_Nao.E18]" office:value-type="float" office:value="-0.00918732583522797" calcext:value-type="float">
            <text:p>-0.0091873258</text:p>
          </table:table-cell>
          <table:table-cell table:formula="of:=[Datos_Nao.F18]" office:value-type="float" office:value="-0.0111934039741755" calcext:value-type="float">
            <text:p>-0.011193404</text:p>
          </table:table-cell>
          <table:table-cell/>
          <table:table-cell table:formula="of:=[Datos_MoCap.A18]" office:value-type="float" office:value="0.039074" calcext:value-type="float">
            <text:p>0.039074</text:p>
          </table:table-cell>
          <table:table-cell table:formula="of:=[Datos_MoCap.B18]" office:value-type="float" office:value="1.411512" calcext:value-type="float">
            <text:p>1.411512</text:p>
          </table:table-cell>
          <table:table-cell table:formula="of:=[Datos_MoCap.C18]" office:value-type="float" office:value="0.057788" calcext:value-type="float">
            <text:p>0.057788</text:p>
          </table:table-cell>
          <table:table-cell table:formula="of:=[Datos_MoCap.D18]" office:value-type="float" office:value="0.012789" calcext:value-type="float">
            <text:p>0.012789</text:p>
          </table:table-cell>
          <table:table-cell table:formula="of:=[Datos_MoCap.F18]" office:value-type="float" office:value="-0.025759" calcext:value-type="float">
            <text:p>-0.025759</text:p>
          </table:table-cell>
          <table:table-cell table:formula="of:=[Datos_MoCap.E18]" office:value-type="float" office:value="0.081501" calcext:value-type="float">
            <text:p>0.081501</text:p>
          </table:table-cell>
          <table:table-cell/>
          <table:table-cell table:formula="of:=(#REF!18^2)*(0.178)+(#REF!18)*(0.352)-0.013" office:value-type="string" office:string-value="" calcext:value-type="error">
            <text:p>#NAME?</text:p>
          </table:table-cell>
          <table:table-cell table:formula="of:=([.J18]^2)*(-0.89)+([.J18])*(-0.633)-0.245" office:value-type="float" office:value="-0.28455191712016" calcext:value-type="float">
            <text:p>-0.2845519171</text:p>
          </table:table-cell>
          <table:table-cell table:formula="of:=([.I18]^2)*(-0.189)+([.I18])*(0.905)-0.392" office:value-type="float" office:value="0.508861162158784" calcext:value-type="float">
            <text:p>0.5088611622</text:p>
          </table:table-cell>
          <table:table-cell table:number-columns-repeated="1007"/>
        </table:table-row>
        <table:table-row table:style-name="ro1">
          <table:table-cell table:formula="of:=[Datos_Nao.A19]" office:value-type="float" office:value="-0.0128998244181275" calcext:value-type="float">
            <text:p>-0.0128998244</text:p>
          </table:table-cell>
          <table:table-cell table:formula="of:=[Datos_Nao.B19]" office:value-type="float" office:value="-0.02145991101861" calcext:value-type="float">
            <text:p>-0.021459911</text:p>
          </table:table-cell>
          <table:table-cell table:formula="of:=[Datos_Nao.C19]" office:value-type="float" office:value="0.329022318124771" calcext:value-type="float">
            <text:p>0.3290223181</text:p>
          </table:table-cell>
          <table:table-cell table:formula="of:=[Datos_Nao.D19]" office:value-type="float" office:value="0.00392893375828862" calcext:value-type="float">
            <text:p>0.0039289338</text:p>
          </table:table-cell>
          <table:table-cell table:formula="of:=[Datos_Nao.E19]" office:value-type="float" office:value="-0.00980650167912245" calcext:value-type="float">
            <text:p>-0.0098065017</text:p>
          </table:table-cell>
          <table:table-cell table:formula="of:=[Datos_Nao.F19]" office:value-type="float" office:value="-0.0120825180783868" calcext:value-type="float">
            <text:p>-0.0120825181</text:p>
          </table:table-cell>
          <table:table-cell/>
          <table:table-cell table:formula="of:=[Datos_MoCap.A19]" office:value-type="float" office:value="0.038736" calcext:value-type="float">
            <text:p>0.038736</text:p>
          </table:table-cell>
          <table:table-cell table:formula="of:=[Datos_MoCap.B19]" office:value-type="float" office:value="1.411517" calcext:value-type="float">
            <text:p>1.411517</text:p>
          </table:table-cell>
          <table:table-cell table:formula="of:=[Datos_MoCap.C19]" office:value-type="float" office:value="0.057814" calcext:value-type="float">
            <text:p>0.057814</text:p>
          </table:table-cell>
          <table:table-cell table:formula="of:=[Datos_MoCap.D19]" office:value-type="float" office:value="0.012665" calcext:value-type="float">
            <text:p>0.012665</text:p>
          </table:table-cell>
          <table:table-cell table:formula="of:=[Datos_MoCap.F19]" office:value-type="float" office:value="-0.025933" calcext:value-type="float">
            <text:p>-0.025933</text:p>
          </table:table-cell>
          <table:table-cell table:formula="of:=[Datos_MoCap.E19]" office:value-type="float" office:value="0.081801" calcext:value-type="float">
            <text:p>0.081801</text:p>
          </table:table-cell>
          <table:table-cell/>
          <table:table-cell table:formula="of:=(#REF!19^2)*(0.178)+(#REF!19)*(0.352)-0.013" office:value-type="string" office:string-value="" calcext:value-type="error">
            <text:p>#NAME?</text:p>
          </table:table-cell>
          <table:table-cell table:formula="of:=([.J19]^2)*(-0.89)+([.J19])*(-0.633)-0.245" office:value-type="float" office:value="-0.28457105015044" calcext:value-type="float">
            <text:p>-0.2845710502</text:p>
          </table:table-cell>
          <table:table-cell table:formula="of:=([.I19]^2)*(-0.189)+([.I19])*(0.905)-0.392" office:value-type="float" office:value="0.508863019396379" calcext:value-type="float">
            <text:p>0.5088630194</text:p>
          </table:table-cell>
          <table:table-cell table:number-columns-repeated="1007"/>
        </table:table-row>
        <table:table-row table:style-name="ro1">
          <table:table-cell table:formula="of:=[Datos_Nao.A20]" office:value-type="float" office:value="-0.0130619471892715" calcext:value-type="float">
            <text:p>-0.0130619472</text:p>
          </table:table-cell>
          <table:table-cell table:formula="of:=[Datos_Nao.B20]" office:value-type="float" office:value="-0.0217757094651461" calcext:value-type="float">
            <text:p>-0.0217757095</text:p>
          </table:table-cell>
          <table:table-cell table:formula="of:=[Datos_Nao.C20]" office:value-type="float" office:value="0.329000771045685" calcext:value-type="float">
            <text:p>0.329000771</text:p>
          </table:table-cell>
          <table:table-cell table:formula="of:=[Datos_Nao.D20]" office:value-type="float" office:value="0.00284635811112821" calcext:value-type="float">
            <text:p>0.0028463581</text:p>
          </table:table-cell>
          <table:table-cell table:formula="of:=[Datos_Nao.E20]" office:value-type="float" office:value="-0.0101214442402124" calcext:value-type="float">
            <text:p>-0.0101214442</text:p>
          </table:table-cell>
          <table:table-cell table:formula="of:=[Datos_Nao.F20]" office:value-type="float" office:value="-0.0125364558771253" calcext:value-type="float">
            <text:p>-0.0125364559</text:p>
          </table:table-cell>
          <table:table-cell/>
          <table:table-cell table:formula="of:=[Datos_MoCap.A20]" office:value-type="float" office:value="0.038421" calcext:value-type="float">
            <text:p>0.038421</text:p>
          </table:table-cell>
          <table:table-cell table:formula="of:=[Datos_MoCap.B20]" office:value-type="float" office:value="1.411517" calcext:value-type="float">
            <text:p>1.411517</text:p>
          </table:table-cell>
          <table:table-cell table:formula="of:=[Datos_MoCap.C20]" office:value-type="float" office:value="0.057877" calcext:value-type="float">
            <text:p>0.057877</text:p>
          </table:table-cell>
          <table:table-cell table:formula="of:=[Datos_MoCap.D20]" office:value-type="float" office:value="0.012551" calcext:value-type="float">
            <text:p>0.012551</text:p>
          </table:table-cell>
          <table:table-cell table:formula="of:=[Datos_MoCap.F20]" office:value-type="float" office:value="-0.026" calcext:value-type="float">
            <text:p>-0.026</text:p>
          </table:table-cell>
          <table:table-cell table:formula="of:=[Datos_MoCap.E20]" office:value-type="float" office:value="0.082238" calcext:value-type="float">
            <text:p>0.082238</text:p>
          </table:table-cell>
          <table:table-cell/>
          <table:table-cell table:formula="of:=(#REF!20^2)*(0.178)+(#REF!20)*(0.352)-0.013" office:value-type="string" office:string-value="" calcext:value-type="error">
            <text:p>#NAME?</text:p>
          </table:table-cell>
          <table:table-cell table:formula="of:=([.J20]^2)*(-0.89)+([.J20])*(-0.633)-0.245" office:value-type="float" office:value="-0.28461741594481" calcext:value-type="float">
            <text:p>-0.2846174159</text:p>
          </table:table-cell>
          <table:table-cell table:formula="of:=([.I20]^2)*(-0.189)+([.I20])*(0.905)-0.392" office:value-type="float" office:value="0.508863019396379" calcext:value-type="float">
            <text:p>0.5088630194</text:p>
          </table:table-cell>
          <table:table-cell table:number-columns-repeated="1007"/>
        </table:table-row>
        <table:table-row table:style-name="ro1">
          <table:table-cell table:formula="of:=[Datos_Nao.A21]" office:value-type="float" office:value="-0.0133915329352021" calcext:value-type="float">
            <text:p>-0.0133915329</text:p>
          </table:table-cell>
          <table:table-cell table:formula="of:=[Datos_Nao.B21]" office:value-type="float" office:value="-0.0224146954715252" calcext:value-type="float">
            <text:p>-0.0224146955</text:p>
          </table:table-cell>
          <table:table-cell table:formula="of:=[Datos_Nao.C21]" office:value-type="float" office:value="0.328954070806503" calcext:value-type="float">
            <text:p>0.3289540708</text:p>
          </table:table-cell>
          <table:table-cell table:formula="of:=[Datos_Nao.D21]" office:value-type="float" office:value="0.000642097089439631" calcext:value-type="float">
            <text:p>0.0006420971</text:p>
          </table:table-cell>
          <table:table-cell table:formula="of:=[Datos_Nao.E21]" office:value-type="float" office:value="-0.0107613988220692" calcext:value-type="float">
            <text:p>-0.0107613988</text:p>
          </table:table-cell>
          <table:table-cell table:formula="of:=[Datos_Nao.F21]" office:value-type="float" office:value="-0.0134625779464841" calcext:value-type="float">
            <text:p>-0.0134625779</text:p>
          </table:table-cell>
          <table:table-cell/>
          <table:table-cell table:formula="of:=[Datos_MoCap.A21]" office:value-type="float" office:value="0.038076" calcext:value-type="float">
            <text:p>0.038076</text:p>
          </table:table-cell>
          <table:table-cell table:formula="of:=[Datos_MoCap.B21]" office:value-type="float" office:value="1.410399" calcext:value-type="float">
            <text:p>1.410399</text:p>
          </table:table-cell>
          <table:table-cell table:formula="of:=[Datos_MoCap.C21]" office:value-type="float" office:value="0.057178" calcext:value-type="float">
            <text:p>0.057178</text:p>
          </table:table-cell>
          <table:table-cell table:formula="of:=[Datos_MoCap.D21]" office:value-type="float" office:value="0.007345" calcext:value-type="float">
            <text:p>0.007345</text:p>
          </table:table-cell>
          <table:table-cell table:formula="of:=[Datos_MoCap.F21]" office:value-type="float" office:value="-0.024183" calcext:value-type="float">
            <text:p>-0.024183</text:p>
          </table:table-cell>
          <table:table-cell table:formula="of:=[Datos_MoCap.E21]" office:value-type="float" office:value="0.081764" calcext:value-type="float">
            <text:p>0.081764</text:p>
          </table:table-cell>
          <table:table-cell/>
          <table:table-cell table:formula="of:=(#REF!21^2)*(0.178)+(#REF!21)*(0.352)-0.013" office:value-type="string" office:string-value="" calcext:value-type="error">
            <text:p>#NAME?</text:p>
          </table:table-cell>
          <table:table-cell table:formula="of:=([.J21]^2)*(-0.89)+([.J21])*(-0.633)-0.245" office:value-type="float" office:value="-0.28410337207876" calcext:value-type="float">
            <text:p>-0.2841033721</text:p>
          </table:table-cell>
          <table:table-cell table:formula="of:=([.I21]^2)*(-0.189)+([.I21])*(0.905)-0.392" office:value-type="float" office:value="0.508447505891011" calcext:value-type="float">
            <text:p>0.5084475059</text:p>
          </table:table-cell>
          <table:table-cell table:number-columns-repeated="1007"/>
        </table:table-row>
        <table:table-row table:style-name="ro1">
          <table:table-cell table:formula="of:=[Datos_Nao.A22]" office:value-type="float" office:value="-0.01355891674757" calcext:value-type="float">
            <text:p>-0.0135589167</text:p>
          </table:table-cell>
          <table:table-cell table:formula="of:=[Datos_Nao.B22]" office:value-type="float" office:value="-0.0227376818656921" calcext:value-type="float">
            <text:p>-0.0227376819</text:p>
          </table:table-cell>
          <table:table-cell table:formula="of:=[Datos_Nao.C22]" office:value-type="float" office:value="0.328928887844086" calcext:value-type="float">
            <text:p>0.3289288878</text:p>
          </table:table-cell>
          <table:table-cell table:formula="of:=[Datos_Nao.D22]" office:value-type="float" office:value="-0.000478912785183638" calcext:value-type="float">
            <text:p>-0.0004789128</text:p>
          </table:table-cell>
          <table:table-cell table:formula="of:=[Datos_Nao.E22]" office:value-type="float" office:value="-0.0110861826688051" calcext:value-type="float">
            <text:p>-0.0110861827</text:p>
          </table:table-cell>
          <table:table-cell table:formula="of:=[Datos_Nao.F22]" office:value-type="float" office:value="-0.013934631831944" calcext:value-type="float">
            <text:p>-0.0139346318</text:p>
          </table:table-cell>
          <table:table-cell/>
          <table:table-cell table:formula="of:=[Datos_MoCap.A22]" office:value-type="float" office:value="0.037852" calcext:value-type="float">
            <text:p>0.037852</text:p>
          </table:table-cell>
          <table:table-cell table:formula="of:=[Datos_MoCap.B22]" office:value-type="float" office:value="1.410375" calcext:value-type="float">
            <text:p>1.410375</text:p>
          </table:table-cell>
          <table:table-cell table:formula="of:=[Datos_MoCap.C22]" office:value-type="float" office:value="0.057278" calcext:value-type="float">
            <text:p>0.057278</text:p>
          </table:table-cell>
          <table:table-cell table:formula="of:=[Datos_MoCap.D22]" office:value-type="float" office:value="0.007399" calcext:value-type="float">
            <text:p>0.007399</text:p>
          </table:table-cell>
          <table:table-cell table:formula="of:=[Datos_MoCap.F22]" office:value-type="float" office:value="-0.024087" calcext:value-type="float">
            <text:p>-0.024087</text:p>
          </table:table-cell>
          <table:table-cell table:formula="of:=[Datos_MoCap.E22]" office:value-type="float" office:value="0.082399" calcext:value-type="float">
            <text:p>0.082399</text:p>
          </table:table-cell>
          <table:table-cell/>
          <table:table-cell table:formula="of:=(#REF!22^2)*(0.178)+(#REF!22)*(0.352)-0.013" office:value-type="string" office:string-value="" calcext:value-type="error">
            <text:p>#NAME?</text:p>
          </table:table-cell>
          <table:table-cell table:formula="of:=([.J22]^2)*(-0.89)+([.J22])*(-0.633)-0.245" office:value-type="float" office:value="-0.28417685866276" calcext:value-type="float">
            <text:p>-0.2841768587</text:p>
          </table:table-cell>
          <table:table-cell table:formula="of:=([.I22]^2)*(-0.189)+([.I22])*(0.905)-0.392" office:value-type="float" office:value="0.508438580921875" calcext:value-type="float">
            <text:p>0.5084385809</text:p>
          </table:table-cell>
          <table:table-cell table:number-columns-repeated="1007"/>
        </table:table-row>
        <table:table-row table:style-name="ro1">
          <table:table-cell table:formula="of:=[Datos_Nao.A23]" office:value-type="float" office:value="-0.0138985738158226" calcext:value-type="float">
            <text:p>-0.0138985738</text:p>
          </table:table-cell>
          <table:table-cell table:formula="of:=[Datos_Nao.B23]" office:value-type="float" office:value="-0.0233901776373386" calcext:value-type="float">
            <text:p>-0.0233901776</text:p>
          </table:table-cell>
          <table:table-cell table:formula="of:=[Datos_Nao.C23]" office:value-type="float" office:value="0.328874707221985" calcext:value-type="float">
            <text:p>0.3288747072</text:p>
          </table:table-cell>
          <table:table-cell table:formula="of:=[Datos_Nao.D23]" office:value-type="float" office:value="-0.00275690667331219" calcext:value-type="float">
            <text:p>-0.0027569067</text:p>
          </table:table-cell>
          <table:table-cell table:formula="of:=[Datos_Nao.E23]" office:value-type="float" office:value="-0.0117448018863797" calcext:value-type="float">
            <text:p>-0.0117448019</text:p>
          </table:table-cell>
          <table:table-cell table:formula="of:=[Datos_Nao.F23]" office:value-type="float" office:value="-0.0148960119113326" calcext:value-type="float">
            <text:p>-0.0148960119</text:p>
          </table:table-cell>
          <table:table-cell/>
          <table:table-cell table:formula="of:=[Datos_MoCap.A23]" office:value-type="float" office:value="0.037698" calcext:value-type="float">
            <text:p>0.037698</text:p>
          </table:table-cell>
          <table:table-cell table:formula="of:=[Datos_MoCap.B23]" office:value-type="float" office:value="1.410332" calcext:value-type="float">
            <text:p>1.410332</text:p>
          </table:table-cell>
          <table:table-cell table:formula="of:=[Datos_MoCap.C23]" office:value-type="float" office:value="0.057405" calcext:value-type="float">
            <text:p>0.057405</text:p>
          </table:table-cell>
          <table:table-cell table:formula="of:=[Datos_MoCap.D23]" office:value-type="float" office:value="0.007491" calcext:value-type="float">
            <text:p>0.007491</text:p>
          </table:table-cell>
          <table:table-cell table:formula="of:=[Datos_MoCap.F23]" office:value-type="float" office:value="-0.023917" calcext:value-type="float">
            <text:p>-0.023917</text:p>
          </table:table-cell>
          <table:table-cell table:formula="of:=[Datos_MoCap.E23]" office:value-type="float" office:value="0.0831" calcext:value-type="float">
            <text:p>0.0831</text:p>
          </table:table-cell>
          <table:table-cell/>
          <table:table-cell table:formula="of:=(#REF!23^2)*(0.178)+(#REF!23)*(0.352)-0.013" office:value-type="string" office:string-value="" calcext:value-type="error">
            <text:p>#NAME?</text:p>
          </table:table-cell>
          <table:table-cell table:formula="of:=([.J23]^2)*(-0.89)+([.J23])*(-0.633)-0.245" office:value-type="float" office:value="-0.28427021228225" calcext:value-type="float">
            <text:p>-0.2842702123</text:p>
          </table:table-cell>
          <table:table-cell table:formula="of:=([.I23]^2)*(-0.189)+([.I23])*(0.905)-0.392" office:value-type="float" office:value="0.508422589807664" calcext:value-type="float">
            <text:p>0.5084225898</text:p>
          </table:table-cell>
          <table:table-cell table:number-columns-repeated="1007"/>
        </table:table-row>
        <table:table-row table:style-name="ro1">
          <table:table-cell table:formula="of:=[Datos_Nao.A24]" office:value-type="float" office:value="-0.0144194141030312" calcext:value-type="float">
            <text:p>-0.0144194141</text:p>
          </table:table-cell>
          <table:table-cell table:formula="of:=[Datos_Nao.B24]" office:value-type="float" office:value="-0.0243837721645832" calcext:value-type="float">
            <text:p>-0.0243837722</text:p>
          </table:table-cell>
          <table:table-cell table:formula="of:=[Datos_Nao.C24]" office:value-type="float" office:value="0.328783690929413" calcext:value-type="float">
            <text:p>0.3287836909</text:p>
          </table:table-cell>
          <table:table-cell table:formula="of:=[Datos_Nao.D24]" office:value-type="float" office:value="-0.00625866604968906" calcext:value-type="float">
            <text:p>-0.006258666</text:p>
          </table:table-cell>
          <table:table-cell table:formula="of:=[Datos_Nao.E24]" office:value-type="float" office:value="-0.0127535341307521" calcext:value-type="float">
            <text:p>-0.0127535341</text:p>
          </table:table-cell>
          <table:table-cell table:formula="of:=[Datos_Nao.F24]" office:value-type="float" office:value="-0.0163801722228527" calcext:value-type="float">
            <text:p>-0.0163801722</text:p>
          </table:table-cell>
          <table:table-cell/>
          <table:table-cell table:formula="of:=[Datos_MoCap.A24]" office:value-type="float" office:value="0.037645" calcext:value-type="float">
            <text:p>0.037645</text:p>
          </table:table-cell>
          <table:table-cell table:formula="of:=[Datos_MoCap.B24]" office:value-type="float" office:value="1.410285" calcext:value-type="float">
            <text:p>1.410285</text:p>
          </table:table-cell>
          <table:table-cell table:formula="of:=[Datos_MoCap.C24]" office:value-type="float" office:value="0.057537" calcext:value-type="float">
            <text:p>0.057537</text:p>
          </table:table-cell>
          <table:table-cell table:formula="of:=[Datos_MoCap.D24]" office:value-type="float" office:value="0.007614" calcext:value-type="float">
            <text:p>0.007614</text:p>
          </table:table-cell>
          <table:table-cell table:formula="of:=[Datos_MoCap.F24]" office:value-type="float" office:value="-0.023709" calcext:value-type="float">
            <text:p>-0.023709</text:p>
          </table:table-cell>
          <table:table-cell table:formula="of:=[Datos_MoCap.E24]" office:value-type="float" office:value="0.083837" calcext:value-type="float">
            <text:p>0.083837</text:p>
          </table:table-cell>
          <table:table-cell/>
          <table:table-cell table:formula="of:=(#REF!24^2)*(0.178)+(#REF!24)*(0.352)-0.013" office:value-type="string" office:string-value="" calcext:value-type="error">
            <text:p>#NAME?</text:p>
          </table:table-cell>
          <table:table-cell table:formula="of:=([.J24]^2)*(-0.89)+([.J24])*(-0.633)-0.245" office:value-type="float" office:value="-0.28436727166841" calcext:value-type="float">
            <text:p>-0.2843672717</text:p>
          </table:table-cell>
          <table:table-cell table:formula="of:=([.I24]^2)*(-0.189)+([.I24])*(0.905)-0.392" office:value-type="float" office:value="0.508405110348475" calcext:value-type="float">
            <text:p>0.5084051103</text:p>
          </table:table-cell>
          <table:table-cell table:number-columns-repeated="1007"/>
        </table:table-row>
        <table:table-row table:style-name="ro1">
          <table:table-cell table:formula="of:=[Datos_Nao.A25]" office:value-type="float" office:value="-0.0145958662033081" calcext:value-type="float">
            <text:p>-0.0145958662</text:p>
          </table:table-cell>
          <table:table-cell table:formula="of:=[Datos_Nao.B25]" office:value-type="float" office:value="-0.024718526750803" calcext:value-type="float">
            <text:p>-0.0247185268</text:p>
          </table:table-cell>
          <table:table-cell table:formula="of:=[Datos_Nao.C25]" office:value-type="float" office:value="0.328750640153885" calcext:value-type="float">
            <text:p>0.3287506402</text:p>
          </table:table-cell>
          <table:table-cell table:formula="of:=[Datos_Nao.D25]" office:value-type="float" office:value="-0.00744716729968786" calcext:value-type="float">
            <text:p>-0.0074471673</text:p>
          </table:table-cell>
          <table:table-cell table:formula="of:=[Datos_Nao.E25]" office:value-type="float" office:value="-0.0130948508158326" calcext:value-type="float">
            <text:p>-0.0130948508</text:p>
          </table:table-cell>
          <table:table-cell table:formula="of:=[Datos_Nao.F25]" office:value-type="float" office:value="-0.0168856009840965" calcext:value-type="float">
            <text:p>-0.016885601</text:p>
          </table:table-cell>
          <table:table-cell/>
          <table:table-cell table:formula="of:=[Datos_MoCap.A25]" office:value-type="float" office:value="0.037656" calcext:value-type="float">
            <text:p>0.037656</text:p>
          </table:table-cell>
          <table:table-cell table:formula="of:=[Datos_MoCap.B25]" office:value-type="float" office:value="1.410232" calcext:value-type="float">
            <text:p>1.410232</text:p>
          </table:table-cell>
          <table:table-cell table:formula="of:=[Datos_MoCap.C25]" office:value-type="float" office:value="0.057674" calcext:value-type="float">
            <text:p>0.057674</text:p>
          </table:table-cell>
          <table:table-cell table:formula="of:=[Datos_MoCap.D25]" office:value-type="float" office:value="0.007775" calcext:value-type="float">
            <text:p>0.007775</text:p>
          </table:table-cell>
          <table:table-cell table:formula="of:=[Datos_MoCap.F25]" office:value-type="float" office:value="-0.023435" calcext:value-type="float">
            <text:p>-0.023435</text:p>
          </table:table-cell>
          <table:table-cell table:formula="of:=[Datos_MoCap.E25]" office:value-type="float" office:value="0.08455" calcext:value-type="float">
            <text:p>0.08455</text:p>
          </table:table-cell>
          <table:table-cell/>
          <table:table-cell table:formula="of:=(#REF!25^2)*(0.178)+(#REF!25)*(0.352)-0.013" office:value-type="string" office:string-value="" calcext:value-type="error">
            <text:p>#NAME?</text:p>
          </table:table-cell>
          <table:table-cell table:formula="of:=([.J25]^2)*(-0.89)+([.J25])*(-0.633)-0.245" office:value-type="float" office:value="-0.28446804034564" calcext:value-type="float">
            <text:p>-0.2844680403</text:p>
          </table:table-cell>
          <table:table-cell table:formula="of:=([.I25]^2)*(-0.189)+([.I25])*(0.905)-0.392" office:value-type="float" office:value="0.508385398467264" calcext:value-type="float">
            <text:p>0.5083853985</text:p>
          </table:table-cell>
          <table:table-cell table:number-columns-repeated="1007"/>
        </table:table-row>
        <table:table-row table:style-name="ro1">
          <table:table-cell table:formula="of:=[Datos_Nao.A26]" office:value-type="float" office:value="-0.0149526465684176" calcext:value-type="float">
            <text:p>-0.0149526466</text:p>
          </table:table-cell>
          <table:table-cell table:formula="of:=[Datos_Nao.B26]" office:value-type="float" office:value="-0.0253928005695343" calcext:value-type="float">
            <text:p>-0.0253928006</text:p>
          </table:table-cell>
          <table:table-cell table:formula="of:=[Datos_Nao.C26]" office:value-type="float" office:value="0.328680396080017" calcext:value-type="float">
            <text:p>0.3286803961</text:p>
          </table:table-cell>
          <table:table-cell table:formula="of:=[Datos_Nao.D26]" office:value-type="float" office:value="-0.00985392834991217" calcext:value-type="float">
            <text:p>-0.0098539283</text:p>
          </table:table-cell>
          <table:table-cell table:formula="of:=[Datos_Nao.E26]" office:value-type="float" office:value="-0.0137843964621425" calcext:value-type="float">
            <text:p>-0.0137843965</text:p>
          </table:table-cell>
          <table:table-cell table:formula="of:=[Datos_Nao.F26]" office:value-type="float" office:value="-0.0179121308028698" calcext:value-type="float">
            <text:p>-0.0179121308</text:p>
          </table:table-cell>
          <table:table-cell/>
          <table:table-cell table:formula="of:=[Datos_MoCap.A26]" office:value-type="float" office:value="0.03772" calcext:value-type="float">
            <text:p>0.03772</text:p>
          </table:table-cell>
          <table:table-cell table:formula="of:=[Datos_MoCap.B26]" office:value-type="float" office:value="1.410183" calcext:value-type="float">
            <text:p>1.410183</text:p>
          </table:table-cell>
          <table:table-cell table:formula="of:=[Datos_MoCap.C26]" office:value-type="float" office:value="0.057791" calcext:value-type="float">
            <text:p>0.057791</text:p>
          </table:table-cell>
          <table:table-cell table:formula="of:=[Datos_MoCap.D26]" office:value-type="float" office:value="0.007942" calcext:value-type="float">
            <text:p>0.007942</text:p>
          </table:table-cell>
          <table:table-cell table:formula="of:=[Datos_MoCap.F26]" office:value-type="float" office:value="-0.02322" calcext:value-type="float">
            <text:p>-0.02322</text:p>
          </table:table-cell>
          <table:table-cell table:formula="of:=[Datos_MoCap.E26]" office:value-type="float" office:value="0.085188" calcext:value-type="float">
            <text:p>0.085188</text:p>
          </table:table-cell>
          <table:table-cell/>
          <table:table-cell table:formula="of:=(#REF!26^2)*(0.178)+(#REF!26)*(0.352)-0.013" office:value-type="string" office:string-value="" calcext:value-type="error">
            <text:p>#NAME?</text:p>
          </table:table-cell>
          <table:table-cell table:formula="of:=([.J26]^2)*(-0.89)+([.J26])*(-0.633)-0.245" office:value-type="float" office:value="-0.28455412471609" calcext:value-type="float">
            <text:p>-0.2845541247</text:p>
          </table:table-cell>
          <table:table-cell table:formula="of:=([.I26]^2)*(-0.189)+([.I26])*(0.905)-0.392" office:value-type="float" office:value="0.508367173330579" calcext:value-type="float">
            <text:p>0.5083671733</text:p>
          </table:table-cell>
          <table:table-cell table:number-columns-repeated="1007"/>
        </table:table-row>
        <table:table-row table:style-name="ro1">
          <table:table-cell table:formula="of:=[Datos_Nao.A27]" office:value-type="float" office:value="-0.0151328798383474" calcext:value-type="float">
            <text:p>-0.0151328798</text:p>
          </table:table-cell>
          <table:table-cell table:formula="of:=[Datos_Nao.B27]" office:value-type="float" office:value="-0.0257321186363697" calcext:value-type="float">
            <text:p>-0.0257321186</text:p>
          </table:table-cell>
          <table:table-cell table:formula="of:=[Datos_Nao.C27]" office:value-type="float" office:value="0.328643172979355" calcext:value-type="float">
            <text:p>0.328643173</text:p>
          </table:table-cell>
          <table:table-cell table:formula="of:=[Datos_Nao.D27]" office:value-type="float" office:value="-0.0110715134069324" calcext:value-type="float">
            <text:p>-0.0110715134</text:p>
          </table:table-cell>
          <table:table-cell table:formula="of:=[Datos_Nao.E27]" office:value-type="float" office:value="-0.0141323916614056" calcext:value-type="float">
            <text:p>-0.0141323917</text:p>
          </table:table-cell>
          <table:table-cell table:formula="of:=[Datos_Nao.F27]" office:value-type="float" office:value="-0.0184329114854336" calcext:value-type="float">
            <text:p>-0.0184329115</text:p>
          </table:table-cell>
          <table:table-cell/>
          <table:table-cell table:formula="of:=[Datos_MoCap.A27]" office:value-type="float" office:value="0.03786" calcext:value-type="float">
            <text:p>0.03786</text:p>
          </table:table-cell>
          <table:table-cell table:formula="of:=[Datos_MoCap.B27]" office:value-type="float" office:value="1.410127" calcext:value-type="float">
            <text:p>1.410127</text:p>
          </table:table-cell>
          <table:table-cell table:formula="of:=[Datos_MoCap.C27]" office:value-type="float" office:value="0.057887" calcext:value-type="float">
            <text:p>0.057887</text:p>
          </table:table-cell>
          <table:table-cell table:formula="of:=[Datos_MoCap.D27]" office:value-type="float" office:value="0.007961" calcext:value-type="float">
            <text:p>0.007961</text:p>
          </table:table-cell>
          <table:table-cell table:formula="of:=[Datos_MoCap.F27]" office:value-type="float" office:value="-0.022956" calcext:value-type="float">
            <text:p>-0.022956</text:p>
          </table:table-cell>
          <table:table-cell table:formula="of:=[Datos_MoCap.E27]" office:value-type="float" office:value="0.085638" calcext:value-type="float">
            <text:p>0.085638</text:p>
          </table:table-cell>
          <table:table-cell/>
          <table:table-cell table:formula="of:=(#REF!27^2)*(0.178)+(#REF!27)*(0.352)-0.013" office:value-type="string" office:string-value="" calcext:value-type="error">
            <text:p>#NAME?</text:p>
          </table:table-cell>
          <table:table-cell table:formula="of:=([.J27]^2)*(-0.89)+([.J27])*(-0.633)-0.245" office:value-type="float" office:value="-0.28462477624441" calcext:value-type="float">
            <text:p>-0.2846247762</text:p>
          </table:table-cell>
          <table:table-cell table:formula="of:=([.I27]^2)*(-0.189)+([.I27])*(0.905)-0.392" office:value-type="float" office:value="0.508346343491619" calcext:value-type="float">
            <text:p>0.5083463435</text:p>
          </table:table-cell>
          <table:table-cell table:number-columns-repeated="1007"/>
        </table:table-row>
        <table:table-row table:style-name="ro1">
          <table:table-cell table:formula="of:=[Datos_Nao.A28]" office:value-type="float" office:value="-0.0154967335984111" calcext:value-type="float">
            <text:p>-0.0154967336</text:p>
          </table:table-cell>
          <table:table-cell table:formula="of:=[Datos_Nao.B28]" office:value-type="float" office:value="-0.0264146719127893" calcext:value-type="float">
            <text:p>-0.0264146719</text:p>
          </table:table-cell>
          <table:table-cell table:formula="of:=[Datos_Nao.C28]" office:value-type="float" office:value="0.328564435243607" calcext:value-type="float">
            <text:p>0.3285644352</text:p>
          </table:table-cell>
          <table:table-cell table:formula="of:=[Datos_Nao.D28]" office:value-type="float" office:value="-0.0135333817452192" calcext:value-type="float">
            <text:p>-0.0135333817</text:p>
          </table:table-cell>
          <table:table-cell table:formula="of:=[Datos_Nao.E28]" office:value-type="float" office:value="-0.0148342531174421" calcext:value-type="float">
            <text:p>-0.0148342531</text:p>
          </table:table-cell>
          <table:table-cell table:formula="of:=[Datos_Nao.F28]" office:value-type="float" office:value="-0.0194889679551125" calcext:value-type="float">
            <text:p>-0.019488968</text:p>
          </table:table-cell>
          <table:table-cell/>
          <table:table-cell table:formula="of:=[Datos_MoCap.A28]" office:value-type="float" office:value="0.038022" calcext:value-type="float">
            <text:p>0.038022</text:p>
          </table:table-cell>
          <table:table-cell table:formula="of:=[Datos_MoCap.B28]" office:value-type="float" office:value="1.410082" calcext:value-type="float">
            <text:p>1.410082</text:p>
          </table:table-cell>
          <table:table-cell table:formula="of:=[Datos_MoCap.C28]" office:value-type="float" office:value="0.057976" calcext:value-type="float">
            <text:p>0.057976</text:p>
          </table:table-cell>
          <table:table-cell table:formula="of:=[Datos_MoCap.D28]" office:value-type="float" office:value="0.008074" calcext:value-type="float">
            <text:p>0.008074</text:p>
          </table:table-cell>
          <table:table-cell table:formula="of:=[Datos_MoCap.F28]" office:value-type="float" office:value="-0.022721" calcext:value-type="float">
            <text:p>-0.022721</text:p>
          </table:table-cell>
          <table:table-cell table:formula="of:=[Datos_MoCap.E28]" office:value-type="float" office:value="0.085975" calcext:value-type="float">
            <text:p>0.085975</text:p>
          </table:table-cell>
          <table:table-cell/>
          <table:table-cell table:formula="of:=(#REF!28^2)*(0.178)+(#REF!28)*(0.352)-0.013" office:value-type="string" office:string-value="" calcext:value-type="error">
            <text:p>#NAME?</text:p>
          </table:table-cell>
          <table:table-cell table:formula="of:=([.J28]^2)*(-0.89)+([.J28])*(-0.633)-0.245" office:value-type="float" office:value="-0.28469029075264" calcext:value-type="float">
            <text:p>-0.2846902908</text:p>
          </table:table-cell>
          <table:table-cell table:formula="of:=([.I28]^2)*(-0.189)+([.I28])*(0.905)-0.392" office:value-type="float" office:value="0.508329604369164" calcext:value-type="float">
            <text:p>0.5083296044</text:p>
          </table:table-cell>
          <table:table-cell table:number-columns-repeated="1007"/>
        </table:table-row>
        <table:table-row table:style-name="ro1">
          <table:table-cell table:formula="of:=[Datos_Nao.A29]" office:value-type="float" office:value="-0.015680268406868" calcext:value-type="float">
            <text:p>-0.0156802684</text:p>
          </table:table-cell>
          <table:table-cell table:formula="of:=[Datos_Nao.B29]" office:value-type="float" office:value="-0.0267576985061169" calcext:value-type="float">
            <text:p>-0.0267576985</text:p>
          </table:table-cell>
          <table:table-cell table:formula="of:=[Datos_Nao.C29]" office:value-type="float" office:value="0.328522890806198" calcext:value-type="float">
            <text:p>0.3285228908</text:p>
          </table:table-cell>
          <table:table-cell table:formula="of:=[Datos_Nao.D29]" office:value-type="float" office:value="-0.0147769618779421" calcext:value-type="float">
            <text:p>-0.0147769619</text:p>
          </table:table-cell>
          <table:table-cell table:formula="of:=[Datos_Nao.E29]" office:value-type="float" office:value="-0.0151878800243139" calcext:value-type="float">
            <text:p>-0.01518788</text:p>
          </table:table-cell>
          <table:table-cell table:formula="of:=[Datos_Nao.F29]" office:value-type="float" office:value="-0.0200240705162287" calcext:value-type="float">
            <text:p>-0.0200240705</text:p>
          </table:table-cell>
          <table:table-cell/>
          <table:table-cell table:formula="of:=[Datos_MoCap.A29]" office:value-type="float" office:value="0.038262" calcext:value-type="float">
            <text:p>0.038262</text:p>
          </table:table-cell>
          <table:table-cell table:formula="of:=[Datos_MoCap.B29]" office:value-type="float" office:value="1.41006" calcext:value-type="float">
            <text:p>1.41006</text:p>
          </table:table-cell>
          <table:table-cell table:formula="of:=[Datos_MoCap.C29]" office:value-type="float" office:value="0.058089" calcext:value-type="float">
            <text:p>0.058089</text:p>
          </table:table-cell>
          <table:table-cell table:formula="of:=[Datos_MoCap.D29]" office:value-type="float" office:value="0.00827" calcext:value-type="float">
            <text:p>0.00827</text:p>
          </table:table-cell>
          <table:table-cell table:formula="of:=[Datos_MoCap.F29]" office:value-type="float" office:value="-0.022588" calcext:value-type="float">
            <text:p>-0.022588</text:p>
          </table:table-cell>
          <table:table-cell table:formula="of:=[Datos_MoCap.E29]" office:value-type="float" office:value="0.08615" calcext:value-type="float">
            <text:p>0.08615</text:p>
          </table:table-cell>
          <table:table-cell/>
          <table:table-cell table:formula="of:=(#REF!29^2)*(0.178)+(#REF!29)*(0.352)-0.013" office:value-type="string" office:string-value="" calcext:value-type="error">
            <text:p>#NAME?</text:p>
          </table:table-cell>
          <table:table-cell table:formula="of:=([.J29]^2)*(-0.89)+([.J29])*(-0.633)-0.245" office:value-type="float" office:value="-0.28477349240969" calcext:value-type="float">
            <text:p>-0.2847734924</text:p>
          </table:table-cell>
          <table:table-cell table:formula="of:=([.I29]^2)*(-0.189)+([.I29])*(0.905)-0.392" office:value-type="float" office:value="0.5083214205196" calcext:value-type="float">
            <text:p>0.5083214205</text:p>
          </table:table-cell>
          <table:table-cell table:number-columns-repeated="1007"/>
        </table:table-row>
        <table:table-row table:style-name="ro1">
          <table:table-cell table:formula="of:=[Datos_Nao.A30]" office:value-type="float" office:value="-0.0160502158105373" calcext:value-type="float">
            <text:p>-0.0160502158</text:p>
          </table:table-cell>
          <table:table-cell table:formula="of:=[Datos_Nao.B30]" office:value-type="float" office:value="-0.0274468008428812" calcext:value-type="float">
            <text:p>-0.0274468008</text:p>
          </table:table-cell>
          <table:table-cell table:formula="of:=[Datos_Nao.C30]" office:value-type="float" office:value="0.328435391187668" calcext:value-type="float">
            <text:p>0.3284353912</text:p>
          </table:table-cell>
          <table:table-cell table:formula="of:=[Datos_Nao.D30]" office:value-type="float" office:value="-0.0172876641154289" calcext:value-type="float">
            <text:p>-0.0172876641</text:p>
          </table:table-cell>
          <table:table-cell table:formula="of:=[Datos_Nao.E30]" office:value-type="float" office:value="-0.0158999375998974" calcext:value-type="float">
            <text:p>-0.0158999376</text:p>
          </table:table-cell>
          <table:table-cell table:formula="of:=[Datos_Nao.F30]" office:value-type="float" office:value="-0.0211077816784382" calcext:value-type="float">
            <text:p>-0.0211077817</text:p>
          </table:table-cell>
          <table:table-cell/>
          <table:table-cell table:formula="of:=[Datos_MoCap.A30]" office:value-type="float" office:value="0.038558" calcext:value-type="float">
            <text:p>0.038558</text:p>
          </table:table-cell>
          <table:table-cell table:formula="of:=[Datos_MoCap.B30]" office:value-type="float" office:value="1.410056" calcext:value-type="float">
            <text:p>1.410056</text:p>
          </table:table-cell>
          <table:table-cell table:formula="of:=[Datos_MoCap.C30]" office:value-type="float" office:value="0.058194" calcext:value-type="float">
            <text:p>0.058194</text:p>
          </table:table-cell>
          <table:table-cell table:formula="of:=[Datos_MoCap.D30]" office:value-type="float" office:value="0.008455" calcext:value-type="float">
            <text:p>0.008455</text:p>
          </table:table-cell>
          <table:table-cell table:formula="of:=[Datos_MoCap.F30]" office:value-type="float" office:value="-0.022359" calcext:value-type="float">
            <text:p>-0.022359</text:p>
          </table:table-cell>
          <table:table-cell table:formula="of:=[Datos_MoCap.E30]" office:value-type="float" office:value="0.086186" calcext:value-type="float">
            <text:p>0.086186</text:p>
          </table:table-cell>
          <table:table-cell/>
          <table:table-cell table:formula="of:=(#REF!30^2)*(0.178)+(#REF!30)*(0.352)-0.013" office:value-type="string" office:string-value="" calcext:value-type="error">
            <text:p>#NAME?</text:p>
          </table:table-cell>
          <table:table-cell table:formula="of:=([.J30]^2)*(-0.89)+([.J30])*(-0.633)-0.245" office:value-type="float" office:value="-0.28485082405604" calcext:value-type="float">
            <text:p>-0.2848508241</text:p>
          </table:table-cell>
          <table:table-cell table:formula="of:=([.I30]^2)*(-0.189)+([.I30])*(0.905)-0.392" office:value-type="float" office:value="0.508319932527296" calcext:value-type="float">
            <text:p>0.5083199325</text:p>
          </table:table-cell>
          <table:table-cell table:number-columns-repeated="1007"/>
        </table:table-row>
        <table:table-row table:style-name="ro1">
          <table:table-cell table:formula="of:=[Datos_Nao.A31]" office:value-type="float" office:value="-0.0162365566939116" calcext:value-type="float">
            <text:p>-0.0162365567</text:p>
          </table:table-cell>
          <table:table-cell table:formula="of:=[Datos_Nao.B31]" office:value-type="float" office:value="-0.0277926772832871" calcext:value-type="float">
            <text:p>-0.0277926773</text:p>
          </table:table-cell>
          <table:table-cell table:formula="of:=[Datos_Nao.C31]" office:value-type="float" office:value="0.328389436006546" calcext:value-type="float">
            <text:p>0.328389436</text:p>
          </table:table-cell>
          <table:table-cell table:formula="of:=[Datos_Nao.D31]" office:value-type="float" office:value="-0.0185541212558746" calcext:value-type="float">
            <text:p>-0.0185541213</text:p>
          </table:table-cell>
          <table:table-cell table:formula="of:=[Datos_Nao.E31]" office:value-type="float" office:value="-0.0162581466138363" calcext:value-type="float">
            <text:p>-0.0162581466</text:p>
          </table:table-cell>
          <table:table-cell table:formula="of:=[Datos_Nao.F31]" office:value-type="float" office:value="-0.0216561462730169" calcext:value-type="float">
            <text:p>-0.0216561463</text:p>
          </table:table-cell>
          <table:table-cell/>
          <table:table-cell table:formula="of:=[Datos_MoCap.A31]" office:value-type="float" office:value="0.03887" calcext:value-type="float">
            <text:p>0.03887</text:p>
          </table:table-cell>
          <table:table-cell table:formula="of:=[Datos_MoCap.B31]" office:value-type="float" office:value="1.410034" calcext:value-type="float">
            <text:p>1.410034</text:p>
          </table:table-cell>
          <table:table-cell table:formula="of:=[Datos_MoCap.C31]" office:value-type="float" office:value="0.05826" calcext:value-type="float">
            <text:p>0.05826</text:p>
          </table:table-cell>
          <table:table-cell table:formula="of:=[Datos_MoCap.D31]" office:value-type="float" office:value="0.008442" calcext:value-type="float">
            <text:p>0.008442</text:p>
          </table:table-cell>
          <table:table-cell table:formula="of:=[Datos_MoCap.F31]" office:value-type="float" office:value="-0.02211" calcext:value-type="float">
            <text:p>-0.02211</text:p>
          </table:table-cell>
          <table:table-cell table:formula="of:=[Datos_MoCap.E31]" office:value-type="float" office:value="0.086002" calcext:value-type="float">
            <text:p>0.086002</text:p>
          </table:table-cell>
          <table:table-cell/>
          <table:table-cell table:formula="of:=(#REF!31^2)*(0.178)+(#REF!31)*(0.352)-0.013" office:value-type="string" office:string-value="" calcext:value-type="error">
            <text:p>#NAME?</text:p>
          </table:table-cell>
          <table:table-cell table:formula="of:=([.J31]^2)*(-0.89)+([.J31])*(-0.633)-0.245" office:value-type="float" office:value="-0.284899442564" calcext:value-type="float">
            <text:p>-0.2848994426</text:p>
          </table:table-cell>
          <table:table-cell table:formula="of:=([.I31]^2)*(-0.189)+([.I31])*(0.905)-0.392" office:value-type="float" office:value="0.508311748461516" calcext:value-type="float">
            <text:p>0.5083117485</text:p>
          </table:table-cell>
          <table:table-cell table:number-columns-repeated="1007"/>
        </table:table-row>
        <table:table-row table:style-name="ro1">
          <table:table-cell table:formula="of:=[Datos_Nao.A32]" office:value-type="float" office:value="-0.0166116524487734" calcext:value-type="float">
            <text:p>-0.0166116524</text:p>
          </table:table-cell>
          <table:table-cell table:formula="of:=[Datos_Nao.B32]" office:value-type="float" office:value="-0.0284865852445364" calcext:value-type="float">
            <text:p>-0.0284865852</text:p>
          </table:table-cell>
          <table:table-cell table:formula="of:=[Datos_Nao.C32]" office:value-type="float" office:value="0.328293025493622" calcext:value-type="float">
            <text:p>0.3282930255</text:p>
          </table:table-cell>
          <table:table-cell table:formula="of:=[Datos_Nao.D32]" office:value-type="float" office:value="-0.0211075376719236" calcext:value-type="float">
            <text:p>-0.0211075377</text:p>
          </table:table-cell>
          <table:table-cell table:formula="of:=[Datos_Nao.E32]" office:value-type="float" office:value="-0.0169783756136894" calcext:value-type="float">
            <text:p>-0.0169783756</text:p>
          </table:table-cell>
          <table:table-cell table:formula="of:=[Datos_Nao.F32]" office:value-type="float" office:value="-0.022765276953578" calcext:value-type="float">
            <text:p>-0.022765277</text:p>
          </table:table-cell>
          <table:table-cell/>
          <table:table-cell table:formula="of:=[Datos_MoCap.A32]" office:value-type="float" office:value="0.039235" calcext:value-type="float">
            <text:p>0.039235</text:p>
          </table:table-cell>
          <table:table-cell table:formula="of:=[Datos_MoCap.B32]" office:value-type="float" office:value="1.410021" calcext:value-type="float">
            <text:p>1.410021</text:p>
          </table:table-cell>
          <table:table-cell table:formula="of:=[Datos_MoCap.C32]" office:value-type="float" office:value="0.058262" calcext:value-type="float">
            <text:p>0.058262</text:p>
          </table:table-cell>
          <table:table-cell table:formula="of:=[Datos_MoCap.D32]" office:value-type="float" office:value="0.008485" calcext:value-type="float">
            <text:p>0.008485</text:p>
          </table:table-cell>
          <table:table-cell table:formula="of:=[Datos_MoCap.F32]" office:value-type="float" office:value="-0.021876" calcext:value-type="float">
            <text:p>-0.021876</text:p>
          </table:table-cell>
          <table:table-cell table:formula="of:=[Datos_MoCap.E32]" office:value-type="float" office:value="0.085627" calcext:value-type="float">
            <text:p>0.085627</text:p>
          </table:table-cell>
          <table:table-cell/>
          <table:table-cell table:formula="of:=(#REF!32^2)*(0.178)+(#REF!32)*(0.352)-0.013" office:value-type="string" office:string-value="" calcext:value-type="error">
            <text:p>#NAME?</text:p>
          </table:table-cell>
          <table:table-cell table:formula="of:=([.J32]^2)*(-0.89)+([.J32])*(-0.633)-0.245" office:value-type="float" office:value="-0.28490091597316" calcext:value-type="float">
            <text:p>-0.284900916</text:p>
          </table:table-cell>
          <table:table-cell table:formula="of:=([.I32]^2)*(-0.189)+([.I32])*(0.905)-0.392" office:value-type="float" office:value="0.508306912336651" calcext:value-type="float">
            <text:p>0.5083069123</text:p>
          </table:table-cell>
          <table:table-cell table:number-columns-repeated="1007"/>
        </table:table-row>
        <table:table-row table:style-name="ro1">
          <table:table-cell table:formula="of:=[Datos_Nao.A33]" office:value-type="float" office:value="-0.0168002769351006" calcext:value-type="float">
            <text:p>-0.0168002769</text:p>
          </table:table-cell>
          <table:table-cell table:formula="of:=[Datos_Nao.B33]" office:value-type="float" office:value="-0.0288344211876392" calcext:value-type="float">
            <text:p>-0.0288344212</text:p>
          </table:table-cell>
          <table:table-cell table:formula="of:=[Datos_Nao.C33]" office:value-type="float" office:value="0.328242570161819" calcext:value-type="float">
            <text:p>0.3282425702</text:p>
          </table:table-cell>
          <table:table-cell table:formula="of:=[Datos_Nao.D33]" office:value-type="float" office:value="-0.0223938059061766" calcext:value-type="float">
            <text:p>-0.0223938059</text:p>
          </table:table-cell>
          <table:table-cell table:formula="of:=[Datos_Nao.E33]" office:value-type="float" office:value="-0.0173401609063149" calcext:value-type="float">
            <text:p>-0.0173401609</text:p>
          </table:table-cell>
          <table:table-cell table:formula="of:=[Datos_Nao.F33]" office:value-type="float" office:value="-0.0233258046209812" calcext:value-type="float">
            <text:p>-0.0233258046</text:p>
          </table:table-cell>
          <table:table-cell/>
          <table:table-cell table:formula="of:=[Datos_MoCap.A33]" office:value-type="float" office:value="0.039651" calcext:value-type="float">
            <text:p>0.039651</text:p>
          </table:table-cell>
          <table:table-cell table:formula="of:=[Datos_MoCap.B33]" office:value-type="float" office:value="1.410005" calcext:value-type="float">
            <text:p>1.410005</text:p>
          </table:table-cell>
          <table:table-cell table:formula="of:=[Datos_MoCap.C33]" office:value-type="float" office:value="0.058281" calcext:value-type="float">
            <text:p>0.058281</text:p>
          </table:table-cell>
          <table:table-cell table:formula="of:=[Datos_MoCap.D33]" office:value-type="float" office:value="0.008623" calcext:value-type="float">
            <text:p>0.008623</text:p>
          </table:table-cell>
          <table:table-cell table:formula="of:=[Datos_MoCap.F33]" office:value-type="float" office:value="-0.021668" calcext:value-type="float">
            <text:p>-0.021668</text:p>
          </table:table-cell>
          <table:table-cell table:formula="of:=[Datos_MoCap.E33]" office:value-type="float" office:value="0.085039" calcext:value-type="float">
            <text:p>0.085039</text:p>
          </table:table-cell>
          <table:table-cell/>
          <table:table-cell table:formula="of:=(#REF!33^2)*(0.178)+(#REF!33)*(0.352)-0.013" office:value-type="string" office:string-value="" calcext:value-type="error">
            <text:p>#NAME?</text:p>
          </table:table-cell>
          <table:table-cell table:formula="of:=([.J33]^2)*(-0.89)+([.J33])*(-0.633)-0.245" office:value-type="float" office:value="-0.28491491371529" calcext:value-type="float">
            <text:p>-0.2849149137</text:p>
          </table:table-cell>
          <table:table-cell table:formula="of:=([.I33]^2)*(-0.189)+([.I33])*(0.905)-0.392" office:value-type="float" office:value="0.508300960095275" calcext:value-type="float">
            <text:p>0.5083009601</text:p>
          </table:table-cell>
          <table:table-cell table:number-columns-repeated="1007"/>
        </table:table-row>
        <table:table-row table:style-name="ro1">
          <table:table-cell table:formula="of:=[Datos_Nao.A34]" office:value-type="float" office:value="-0.0173699874430895" calcext:value-type="float">
            <text:p>-0.0173699874</text:p>
          </table:table-cell>
          <table:table-cell table:formula="of:=[Datos_Nao.B34]" office:value-type="float" office:value="-0.029880415648222" calcext:value-type="float">
            <text:p>-0.0298804156</text:p>
          </table:table-cell>
          <table:table-cell table:formula="of:=[Datos_Nao.C34]" office:value-type="float" office:value="0.328082114458084" calcext:value-type="float">
            <text:p>0.3280821145</text:p>
          </table:table-cell>
          <table:table-cell table:formula="of:=[Datos_Nao.D34]" office:value-type="float" office:value="-0.0262867342680693" calcext:value-type="float">
            <text:p>-0.0262867343</text:p>
          </table:table-cell>
          <table:table-cell table:formula="of:=[Datos_Nao.E34]" office:value-type="float" office:value="-0.0184308290481567" calcext:value-type="float">
            <text:p>-0.018430829</text:p>
          </table:table-cell>
          <table:table-cell table:formula="of:=[Datos_Nao.F34]" office:value-type="float" office:value="-0.0250297356396914" calcext:value-type="float">
            <text:p>-0.0250297356</text:p>
          </table:table-cell>
          <table:table-cell/>
          <table:table-cell table:formula="of:=[Datos_MoCap.A34]" office:value-type="float" office:value="0.040117" calcext:value-type="float">
            <text:p>0.040117</text:p>
          </table:table-cell>
          <table:table-cell table:formula="of:=[Datos_MoCap.B34]" office:value-type="float" office:value="1.410045" calcext:value-type="float">
            <text:p>1.410045</text:p>
          </table:table-cell>
          <table:table-cell table:formula="of:=[Datos_MoCap.C34]" office:value-type="float" office:value="0.058259" calcext:value-type="float">
            <text:p>0.058259</text:p>
          </table:table-cell>
          <table:table-cell table:formula="of:=[Datos_MoCap.D34]" office:value-type="float" office:value="0.008613" calcext:value-type="float">
            <text:p>0.008613</text:p>
          </table:table-cell>
          <table:table-cell table:formula="of:=[Datos_MoCap.F34]" office:value-type="float" office:value="-0.021454" calcext:value-type="float">
            <text:p>-0.021454</text:p>
          </table:table-cell>
          <table:table-cell table:formula="of:=[Datos_MoCap.E34]" office:value-type="float" office:value="0.084264" calcext:value-type="float">
            <text:p>0.084264</text:p>
          </table:table-cell>
          <table:table-cell/>
          <table:table-cell table:formula="of:=(#REF!34^2)*(0.178)+(#REF!34)*(0.352)-0.013" office:value-type="string" office:string-value="" calcext:value-type="error">
            <text:p>#NAME?</text:p>
          </table:table-cell>
          <table:table-cell table:formula="of:=([.J34]^2)*(-0.89)+([.J34])*(-0.633)-0.245" office:value-type="float" office:value="-0.28489870586209" calcext:value-type="float">
            <text:p>-0.2848987059</text:p>
          </table:table-cell>
          <table:table-cell table:formula="of:=([.I34]^2)*(-0.189)+([.I34])*(0.905)-0.392" office:value-type="float" office:value="0.508315840517275" calcext:value-type="float">
            <text:p>0.5083158405</text:p>
          </table:table-cell>
          <table:table-cell table:number-columns-repeated="1007"/>
        </table:table-row>
        <table:table-row table:style-name="ro1">
          <table:table-cell table:formula="of:=[Datos_Nao.A35]" office:value-type="float" office:value="-0.0175609551370144" calcext:value-type="float">
            <text:p>-0.0175609551</text:p>
          </table:table-cell>
          <table:table-cell table:formula="of:=[Datos_Nao.B35]" office:value-type="float" office:value="-0.0302295945584774" calcext:value-type="float">
            <text:p>-0.0302295946</text:p>
          </table:table-cell>
          <table:table-cell table:formula="of:=[Datos_Nao.C35]" office:value-type="float" office:value="0.328025579452515" calcext:value-type="float">
            <text:p>0.3280255795</text:p>
          </table:table-cell>
          <table:table-cell table:formula="of:=[Datos_Nao.D35]" office:value-type="float" office:value="-0.0275946129113436" calcext:value-type="float">
            <text:p>-0.0275946129</text:p>
          </table:table-cell>
          <table:table-cell table:formula="of:=[Datos_Nao.E35]" office:value-type="float" office:value="-0.018795795738697" calcext:value-type="float">
            <text:p>-0.0187957957</text:p>
          </table:table-cell>
          <table:table-cell table:formula="of:=[Datos_Nao.F35]" office:value-type="float" office:value="-0.0256047025322914" calcext:value-type="float">
            <text:p>-0.0256047025</text:p>
          </table:table-cell>
          <table:table-cell/>
          <table:table-cell table:formula="of:=[Datos_MoCap.A35]" office:value-type="float" office:value="0.040645" calcext:value-type="float">
            <text:p>0.040645</text:p>
          </table:table-cell>
          <table:table-cell table:formula="of:=[Datos_MoCap.B35]" office:value-type="float" office:value="1.410111" calcext:value-type="float">
            <text:p>1.410111</text:p>
          </table:table-cell>
          <table:table-cell table:formula="of:=[Datos_MoCap.C35]" office:value-type="float" office:value="0.058196" calcext:value-type="float">
            <text:p>0.058196</text:p>
          </table:table-cell>
          <table:table-cell table:formula="of:=[Datos_MoCap.D35]" office:value-type="float" office:value="0.008583" calcext:value-type="float">
            <text:p>0.008583</text:p>
          </table:table-cell>
          <table:table-cell table:formula="of:=[Datos_MoCap.F35]" office:value-type="float" office:value="-0.021317" calcext:value-type="float">
            <text:p>-0.021317</text:p>
          </table:table-cell>
          <table:table-cell table:formula="of:=[Datos_MoCap.E35]" office:value-type="float" office:value="0.08331" calcext:value-type="float">
            <text:p>0.08331</text:p>
          </table:table-cell>
          <table:table-cell/>
          <table:table-cell table:formula="of:=(#REF!35^2)*(0.178)+(#REF!35)*(0.352)-0.013" office:value-type="string" office:string-value="" calcext:value-type="error">
            <text:p>#NAME?</text:p>
          </table:table-cell>
          <table:table-cell table:formula="of:=([.J35]^2)*(-0.89)+([.J35])*(-0.633)-0.245" office:value-type="float" office:value="-0.28485229723024" calcext:value-type="float">
            <text:p>-0.2848522972</text:p>
          </table:table-cell>
          <table:table-cell table:formula="of:=([.I35]^2)*(-0.189)+([.I35])*(0.905)-0.392" office:value-type="float" office:value="0.508340391891331" calcext:value-type="float">
            <text:p>0.5083403919</text:p>
          </table:table-cell>
          <table:table-cell table:number-columns-repeated="1007"/>
        </table:table-row>
        <table:table-row table:style-name="ro1">
          <table:table-cell table:formula="of:=[Datos_Nao.A36]" office:value-type="float" office:value="-0.017944198101759" calcext:value-type="float">
            <text:p>-0.0179441981</text:p>
          </table:table-cell>
          <table:table-cell table:formula="of:=[Datos_Nao.B36]" office:value-type="float" office:value="-0.0309281125664711" calcext:value-type="float">
            <text:p>-0.0309281126</text:p>
          </table:table-cell>
          <table:table-cell table:formula="of:=[Datos_Nao.C36]" office:value-type="float" office:value="0.327908009290695" calcext:value-type="float">
            <text:p>0.3279080093</text:p>
          </table:table-cell>
          <table:table-cell table:formula="of:=[Datos_Nao.D36]" office:value-type="float" office:value="-0.0302236638963223" calcext:value-type="float">
            <text:p>-0.0302236639</text:p>
          </table:table-cell>
          <table:table-cell table:formula="of:=[Datos_Nao.E36]" office:value-type="float" office:value="-0.0195271708071232" calcext:value-type="float">
            <text:p>-0.0195271708</text:p>
          </table:table-cell>
          <table:table-cell table:formula="of:=[Datos_Nao.F36]" office:value-type="float" office:value="-0.0267644543200731" calcext:value-type="float">
            <text:p>-0.0267644543</text:p>
          </table:table-cell>
          <table:table-cell/>
          <table:table-cell table:formula="of:=[Datos_MoCap.A36]" office:value-type="float" office:value="0.041127" calcext:value-type="float">
            <text:p>0.041127</text:p>
          </table:table-cell>
          <table:table-cell table:formula="of:=[Datos_MoCap.B36]" office:value-type="float" office:value="1.410195" calcext:value-type="float">
            <text:p>1.410195</text:p>
          </table:table-cell>
          <table:table-cell table:formula="of:=[Datos_MoCap.C36]" office:value-type="float" office:value="0.058068" calcext:value-type="float">
            <text:p>0.058068</text:p>
          </table:table-cell>
          <table:table-cell table:formula="of:=[Datos_MoCap.D36]" office:value-type="float" office:value="0.008582" calcext:value-type="float">
            <text:p>0.008582</text:p>
          </table:table-cell>
          <table:table-cell table:formula="of:=[Datos_MoCap.F36]" office:value-type="float" office:value="-0.021344" calcext:value-type="float">
            <text:p>-0.021344</text:p>
          </table:table-cell>
          <table:table-cell table:formula="of:=[Datos_MoCap.E36]" office:value-type="float" office:value="0.082221" calcext:value-type="float">
            <text:p>0.082221</text:p>
          </table:table-cell>
          <table:table-cell/>
          <table:table-cell table:formula="of:=(#REF!36^2)*(0.178)+(#REF!36)*(0.352)-0.013" office:value-type="string" office:string-value="" calcext:value-type="error">
            <text:p>#NAME?</text:p>
          </table:table-cell>
          <table:table-cell table:formula="of:=([.J36]^2)*(-0.89)+([.J36])*(-0.633)-0.245" office:value-type="float" office:value="-0.28475802843536" calcext:value-type="float">
            <text:p>-0.2847580284</text:p>
          </table:table-cell>
          <table:table-cell table:formula="of:=([.I36]^2)*(-0.189)+([.I36])*(0.905)-0.392" office:value-type="float" office:value="0.508371636713275" calcext:value-type="float">
            <text:p>0.5083716367</text:p>
          </table:table-cell>
          <table:table-cell table:number-columns-repeated="1007"/>
        </table:table-row>
        <table:table-row table:style-name="ro1">
          <table:table-cell table:formula="of:=[Datos_Nao.A37]" office:value-type="float" office:value="-0.0181363262236118" calcext:value-type="float">
            <text:p>-0.0181363262</text:p>
          </table:table-cell>
          <table:table-cell table:formula="of:=[Datos_Nao.B37]" office:value-type="float" office:value="-0.0312772877514362" calcext:value-type="float">
            <text:p>-0.0312772878</text:p>
          </table:table-cell>
          <table:table-cell table:formula="of:=[Datos_Nao.C37]" office:value-type="float" office:value="0.327846974134445" calcext:value-type="float">
            <text:p>0.3278469741</text:p>
          </table:table-cell>
          <table:table-cell table:formula="of:=[Datos_Nao.D37]" office:value-type="float" office:value="-0.031544167548418" calcext:value-type="float">
            <text:p>-0.0315441675</text:p>
          </table:table-cell>
          <table:table-cell table:formula="of:=[Datos_Nao.E37]" office:value-type="float" office:value="-0.0198933556675911" calcext:value-type="float">
            <text:p>-0.0198933557</text:p>
          </table:table-cell>
          <table:table-cell table:formula="of:=[Datos_Nao.F37]" office:value-type="float" office:value="-0.0273489151149988" calcext:value-type="float">
            <text:p>-0.0273489151</text:p>
          </table:table-cell>
          <table:table-cell/>
          <table:table-cell table:formula="of:=[Datos_MoCap.A37]" office:value-type="float" office:value="0.041606" calcext:value-type="float">
            <text:p>0.041606</text:p>
          </table:table-cell>
          <table:table-cell table:formula="of:=[Datos_MoCap.B37]" office:value-type="float" office:value="1.410293" calcext:value-type="float">
            <text:p>1.410293</text:p>
          </table:table-cell>
          <table:table-cell table:formula="of:=[Datos_MoCap.C37]" office:value-type="float" office:value="0.057948" calcext:value-type="float">
            <text:p>0.057948</text:p>
          </table:table-cell>
          <table:table-cell table:formula="of:=[Datos_MoCap.D37]" office:value-type="float" office:value="0.008697" calcext:value-type="float">
            <text:p>0.008697</text:p>
          </table:table-cell>
          <table:table-cell table:formula="of:=[Datos_MoCap.F37]" office:value-type="float" office:value="-0.021372" calcext:value-type="float">
            <text:p>-0.021372</text:p>
          </table:table-cell>
          <table:table-cell table:formula="of:=[Datos_MoCap.E37]" office:value-type="float" office:value="0.081187" calcext:value-type="float">
            <text:p>0.081187</text:p>
          </table:table-cell>
          <table:table-cell/>
          <table:table-cell table:formula="of:=(#REF!37^2)*(0.178)+(#REF!37)*(0.352)-0.013" office:value-type="string" office:string-value="" calcext:value-type="error">
            <text:p>#NAME?</text:p>
          </table:table-cell>
          <table:table-cell table:formula="of:=([.J37]^2)*(-0.89)+([.J37])*(-0.633)-0.245" office:value-type="float" office:value="-0.28466967792656" calcext:value-type="float">
            <text:p>-0.2846696779</text:p>
          </table:table-cell>
          <table:table-cell table:formula="of:=([.I37]^2)*(-0.189)+([.I37])*(0.905)-0.392" office:value-type="float" office:value="0.508408085634539" calcext:value-type="float">
            <text:p>0.5084080856</text:p>
          </table:table-cell>
          <table:table-cell table:number-columns-repeated="1007"/>
        </table:table-row>
        <table:table-row table:style-name="ro1">
          <table:table-cell table:formula="of:=[Datos_Nao.A38]" office:value-type="float" office:value="-0.0183287709951401" calcext:value-type="float">
            <text:p>-0.018328771</text:p>
          </table:table-cell>
          <table:table-cell table:formula="of:=[Datos_Nao.B38]" office:value-type="float" office:value="-0.0316262617707252" calcext:value-type="float">
            <text:p>-0.0316262618</text:p>
          </table:table-cell>
          <table:table-cell table:formula="of:=[Datos_Nao.C38]" office:value-type="float" office:value="0.327784448862076" calcext:value-type="float">
            <text:p>0.3277844489</text:p>
          </table:table-cell>
          <table:table-cell table:formula="of:=[Datos_Nao.D38]" office:value-type="float" office:value="-0.0328681841492653" calcext:value-type="float">
            <text:p>-0.0328681841</text:p>
          </table:table-cell>
          <table:table-cell table:formula="of:=[Datos_Nao.E38]" office:value-type="float" office:value="-0.020259715616703" calcext:value-type="float">
            <text:p>-0.0202597156</text:p>
          </table:table-cell>
          <table:table-cell table:formula="of:=[Datos_Nao.F38]" office:value-type="float" office:value="-0.0279363226145506" calcext:value-type="float">
            <text:p>-0.0279363226</text:p>
          </table:table-cell>
          <table:table-cell/>
          <table:table-cell table:formula="of:=[Datos_MoCap.A38]" office:value-type="float" office:value="0.042265" calcext:value-type="float">
            <text:p>0.042265</text:p>
          </table:table-cell>
          <table:table-cell table:formula="of:=[Datos_MoCap.B38]" office:value-type="float" office:value="1.410535" calcext:value-type="float">
            <text:p>1.410535</text:p>
          </table:table-cell>
          <table:table-cell table:formula="of:=[Datos_MoCap.C38]" office:value-type="float" office:value="0.057452" calcext:value-type="float">
            <text:p>0.057452</text:p>
          </table:table-cell>
          <table:table-cell table:formula="of:=[Datos_MoCap.D38]" office:value-type="float" office:value="0.007443" calcext:value-type="float">
            <text:p>0.007443</text:p>
          </table:table-cell>
          <table:table-cell table:formula="of:=[Datos_MoCap.F38]" office:value-type="float" office:value="-0.021343" calcext:value-type="float">
            <text:p>-0.021343</text:p>
          </table:table-cell>
          <table:table-cell table:formula="of:=[Datos_MoCap.E38]" office:value-type="float" office:value="0.079827" calcext:value-type="float">
            <text:p>0.079827</text:p>
          </table:table-cell>
          <table:table-cell/>
          <table:table-cell table:formula="of:=(#REF!38^2)*(0.178)+(#REF!38)*(0.352)-0.013" office:value-type="string" office:string-value="" calcext:value-type="error">
            <text:p>#NAME?</text:p>
          </table:table-cell>
          <table:table-cell table:formula="of:=([.J38]^2)*(-0.89)+([.J38])*(-0.633)-0.245" office:value-type="float" office:value="-0.28430476775056" calcext:value-type="float">
            <text:p>-0.2843047678</text:p>
          </table:table-cell>
          <table:table-cell table:formula="of:=([.I38]^2)*(-0.189)+([.I38])*(0.905)-0.392" office:value-type="float" office:value="0.508498076603475" calcext:value-type="float">
            <text:p>0.5084980766</text:p>
          </table:table-cell>
          <table:table-cell table:number-columns-repeated="1007"/>
        </table:table-row>
        <table:table-row table:style-name="ro1">
          <table:table-cell table:formula="of:=[Datos_Nao.A39]" office:value-type="float" office:value="-0.0191003046929836" calcext:value-type="float">
            <text:p>-0.0191003047</text:p>
          </table:table-cell>
          <table:table-cell table:formula="of:=[Datos_Nao.B39]" office:value-type="float" office:value="-0.0330185070633888" calcext:value-type="float">
            <text:p>-0.0330185071</text:p>
          </table:table-cell>
          <table:table-cell table:formula="of:=[Datos_Nao.C39]" office:value-type="float" office:value="0.327519476413727" calcext:value-type="float">
            <text:p>0.3275194764</text:p>
          </table:table-cell>
          <table:table-cell table:formula="of:=[Datos_Nao.D39]" office:value-type="float" office:value="-0.0381927564740181" calcext:value-type="float">
            <text:p>-0.0381927565</text:p>
          </table:table-cell>
          <table:table-cell table:formula="of:=[Datos_Nao.E39]" office:value-type="float" office:value="-0.0217249151319265" calcext:value-type="float">
            <text:p>-0.0217249151</text:p>
          </table:table-cell>
          <table:table-cell table:formula="of:=[Datos_Nao.F39]" office:value-type="float" office:value="-0.0303117968142033" calcext:value-type="float">
            <text:p>-0.0303117968</text:p>
          </table:table-cell>
          <table:table-cell/>
          <table:table-cell table:formula="of:=[Datos_MoCap.A39]" office:value-type="float" office:value="0.042804" calcext:value-type="float">
            <text:p>0.042804</text:p>
          </table:table-cell>
          <table:table-cell table:formula="of:=[Datos_MoCap.B39]" office:value-type="float" office:value="1.410615" calcext:value-type="float">
            <text:p>1.410615</text:p>
          </table:table-cell>
          <table:table-cell table:formula="of:=[Datos_MoCap.C39]" office:value-type="float" office:value="0.057346" calcext:value-type="float">
            <text:p>0.057346</text:p>
          </table:table-cell>
          <table:table-cell table:formula="of:=[Datos_MoCap.D39]" office:value-type="float" office:value="0.007449" calcext:value-type="float">
            <text:p>0.007449</text:p>
          </table:table-cell>
          <table:table-cell table:formula="of:=[Datos_MoCap.F39]" office:value-type="float" office:value="-0.021368" calcext:value-type="float">
            <text:p>-0.021368</text:p>
          </table:table-cell>
          <table:table-cell table:formula="of:=[Datos_MoCap.E39]" office:value-type="float" office:value="0.078763" calcext:value-type="float">
            <text:p>0.078763</text:p>
          </table:table-cell>
          <table:table-cell/>
          <table:table-cell table:formula="of:=(#REF!39^2)*(0.178)+(#REF!39)*(0.352)-0.013" office:value-type="string" office:string-value="" calcext:value-type="error">
            <text:p>#NAME?</text:p>
          </table:table-cell>
          <table:table-cell table:formula="of:=([.J39]^2)*(-0.89)+([.J39])*(-0.633)-0.245" office:value-type="float" office:value="-0.28422683970724" calcext:value-type="float">
            <text:p>-0.2842268397</text:p>
          </table:table-cell>
          <table:table-cell table:formula="of:=([.I39]^2)*(-0.189)+([.I39])*(0.905)-0.392" office:value-type="float" office:value="0.508527820815475" calcext:value-type="float">
            <text:p>0.5085278208</text:p>
          </table:table-cell>
          <table:table-cell table:number-columns-repeated="1007"/>
        </table:table-row>
        <table:table-row table:style-name="ro1">
          <table:table-cell table:formula="of:=[Datos_Nao.A40]" office:value-type="float" office:value="-0.0192933678627014" calcext:value-type="float">
            <text:p>-0.0192933679</text:p>
          </table:table-cell>
          <table:table-cell table:formula="of:=[Datos_Nao.B40]" office:value-type="float" office:value="-0.0333651453256607" calcext:value-type="float">
            <text:p>-0.0333651453</text:p>
          </table:table-cell>
          <table:table-cell table:formula="of:=[Datos_Nao.C40]" office:value-type="float" office:value="0.327449589967728" calcext:value-type="float">
            <text:p>0.32744959</text:p>
          </table:table-cell>
          <table:table-cell table:formula="of:=[Datos_Nao.D40]" office:value-type="float" office:value="-0.0395292937755585" calcext:value-type="float">
            <text:p>-0.0395292938</text:p>
          </table:table-cell>
          <table:table-cell table:formula="of:=[Datos_Nao.E40]" office:value-type="float" office:value="-0.0220906138420105" calcext:value-type="float">
            <text:p>-0.0220906138</text:p>
          </table:table-cell>
          <table:table-cell table:formula="of:=[Datos_Nao.F40]" office:value-type="float" office:value="-0.0309114791452885" calcext:value-type="float">
            <text:p>-0.0309114791</text:p>
          </table:table-cell>
          <table:table-cell/>
          <table:table-cell table:formula="of:=[Datos_MoCap.A40]" office:value-type="float" office:value="0.043192" calcext:value-type="float">
            <text:p>0.043192</text:p>
          </table:table-cell>
          <table:table-cell table:formula="of:=[Datos_MoCap.B40]" office:value-type="float" office:value="1.410519" calcext:value-type="float">
            <text:p>1.410519</text:p>
          </table:table-cell>
          <table:table-cell table:formula="of:=[Datos_MoCap.C40]" office:value-type="float" office:value="0.057677" calcext:value-type="float">
            <text:p>0.057677</text:p>
          </table:table-cell>
          <table:table-cell table:formula="of:=[Datos_MoCap.D40]" office:value-type="float" office:value="0.009206" calcext:value-type="float">
            <text:p>0.009206</text:p>
          </table:table-cell>
          <table:table-cell table:formula="of:=[Datos_MoCap.F40]" office:value-type="float" office:value="-0.021203" calcext:value-type="float">
            <text:p>-0.021203</text:p>
          </table:table-cell>
          <table:table-cell table:formula="of:=[Datos_MoCap.E40]" office:value-type="float" office:value="0.078318" calcext:value-type="float">
            <text:p>0.078318</text:p>
          </table:table-cell>
          <table:table-cell/>
          <table:table-cell table:formula="of:=(#REF!40^2)*(0.178)+(#REF!40)*(0.352)-0.013" office:value-type="string" office:string-value="" calcext:value-type="error">
            <text:p>#NAME?</text:p>
          </table:table-cell>
          <table:table-cell table:formula="of:=([.J40]^2)*(-0.89)+([.J40])*(-0.633)-0.245" office:value-type="float" office:value="-0.28447024733281" calcext:value-type="float">
            <text:p>-0.2844702473</text:p>
          </table:table-cell>
          <table:table-cell table:formula="of:=([.I40]^2)*(-0.189)+([.I40])*(0.905)-0.392" office:value-type="float" office:value="0.508492127470771" calcext:value-type="float">
            <text:p>0.5084921275</text:p>
          </table:table-cell>
          <table:table-cell table:number-columns-repeated="1007"/>
        </table:table-row>
        <table:table-row table:style-name="ro1">
          <table:table-cell table:formula="of:=[Datos_Nao.A41]" office:value-type="float" office:value="-0.0196793265640736" calcext:value-type="float">
            <text:p>-0.0196793266</text:p>
          </table:table-cell>
          <table:table-cell table:formula="of:=[Datos_Nao.B41]" office:value-type="float" office:value="-0.0340561866760254" calcext:value-type="float">
            <text:p>-0.0340561867</text:p>
          </table:table-cell>
          <table:table-cell table:formula="of:=[Datos_Nao.C41]" office:value-type="float" office:value="0.327305495738983" calcext:value-type="float">
            <text:p>0.3273054957</text:p>
          </table:table-cell>
          <table:table-cell table:formula="of:=[Datos_Nao.D41]" office:value-type="float" office:value="-0.0422065258026123" calcext:value-type="float">
            <text:p>-0.0422065258</text:p>
          </table:table-cell>
          <table:table-cell table:formula="of:=[Datos_Nao.E41]" office:value-type="float" office:value="-0.0228205546736717" calcext:value-type="float">
            <text:p>-0.0228205547</text:p>
          </table:table-cell>
          <table:table-cell table:formula="of:=[Datos_Nao.F41]" office:value-type="float" office:value="-0.0321167334914207" calcext:value-type="float">
            <text:p>-0.0321167335</text:p>
          </table:table-cell>
          <table:table-cell/>
          <table:table-cell table:formula="of:=[Datos_MoCap.A41]" office:value-type="float" office:value="0.043678" calcext:value-type="float">
            <text:p>0.043678</text:p>
          </table:table-cell>
          <table:table-cell table:formula="of:=[Datos_MoCap.B41]" office:value-type="float" office:value="1.41058" calcext:value-type="float">
            <text:p>1.41058</text:p>
          </table:table-cell>
          <table:table-cell table:formula="of:=[Datos_MoCap.C41]" office:value-type="float" office:value="0.05768" calcext:value-type="float">
            <text:p>0.05768</text:p>
          </table:table-cell>
          <table:table-cell table:formula="of:=[Datos_MoCap.D41]" office:value-type="float" office:value="0.009404" calcext:value-type="float">
            <text:p>0.009404</text:p>
          </table:table-cell>
          <table:table-cell table:formula="of:=[Datos_MoCap.F41]" office:value-type="float" office:value="-0.021122" calcext:value-type="float">
            <text:p>-0.021122</text:p>
          </table:table-cell>
          <table:table-cell table:formula="of:=[Datos_MoCap.E41]" office:value-type="float" office:value="0.077701" calcext:value-type="float">
            <text:p>0.077701</text:p>
          </table:table-cell>
          <table:table-cell/>
          <table:table-cell table:formula="of:=(#REF!41^2)*(0.178)+(#REF!41)*(0.352)-0.013" office:value-type="string" office:string-value="" calcext:value-type="error">
            <text:p>#NAME?</text:p>
          </table:table-cell>
          <table:table-cell table:formula="of:=([.J41]^2)*(-0.89)+([.J41])*(-0.633)-0.245" office:value-type="float" office:value="-0.284472454336" calcext:value-type="float">
            <text:p>-0.2844724543</text:p>
          </table:table-cell>
          <table:table-cell table:formula="of:=([.I41]^2)*(-0.189)+([.I41])*(0.905)-0.392" office:value-type="float" office:value="0.5085148080204" calcext:value-type="float">
            <text:p>0.508514808</text:p>
          </table:table-cell>
          <table:table-cell table:number-columns-repeated="1007"/>
        </table:table-row>
        <table:table-row table:style-name="ro1">
          <table:table-cell table:formula="of:=[Datos_Nao.A42]" office:value-type="float" office:value="-0.0200647618621588" calcext:value-type="float">
            <text:p>-0.0200647619</text:p>
          </table:table-cell>
          <table:table-cell table:formula="of:=[Datos_Nao.B42]" office:value-type="float" office:value="-0.0347435623407364" calcext:value-type="float">
            <text:p>-0.0347435623</text:p>
          </table:table-cell>
          <table:table-cell table:formula="of:=[Datos_Nao.C42]" office:value-type="float" office:value="0.327155768871307" calcext:value-type="float">
            <text:p>0.3271557689</text:p>
          </table:table-cell>
          <table:table-cell table:formula="of:=[Datos_Nao.D42]" office:value-type="float" office:value="-0.0448870062828064" calcext:value-type="float">
            <text:p>-0.0448870063</text:p>
          </table:table-cell>
          <table:table-cell table:formula="of:=[Datos_Nao.E42]" office:value-type="float" office:value="-0.0235478542745113" calcext:value-type="float">
            <text:p>-0.0235478543</text:p>
          </table:table-cell>
          <table:table-cell table:formula="of:=[Datos_Nao.F42]" office:value-type="float" office:value="-0.033328965306282" calcext:value-type="float">
            <text:p>-0.0333289653</text:p>
          </table:table-cell>
          <table:table-cell/>
          <table:table-cell table:formula="of:=[Datos_MoCap.A42]" office:value-type="float" office:value="0.044291" calcext:value-type="float">
            <text:p>0.044291</text:p>
          </table:table-cell>
          <table:table-cell table:formula="of:=[Datos_MoCap.B42]" office:value-type="float" office:value="1.410857" calcext:value-type="float">
            <text:p>1.410857</text:p>
          </table:table-cell>
          <table:table-cell table:formula="of:=[Datos_MoCap.C42]" office:value-type="float" office:value="0.057351" calcext:value-type="float">
            <text:p>0.057351</text:p>
          </table:table-cell>
          <table:table-cell table:formula="of:=[Datos_MoCap.D42]" office:value-type="float" office:value="0.007846" calcext:value-type="float">
            <text:p>0.007846</text:p>
          </table:table-cell>
          <table:table-cell table:formula="of:=[Datos_MoCap.F42]" office:value-type="float" office:value="-0.02128" calcext:value-type="float">
            <text:p>-0.02128</text:p>
          </table:table-cell>
          <table:table-cell table:formula="of:=[Datos_MoCap.E42]" office:value-type="float" office:value="0.076708" calcext:value-type="float">
            <text:p>0.076708</text:p>
          </table:table-cell>
          <table:table-cell/>
          <table:table-cell table:formula="of:=(#REF!42^2)*(0.178)+(#REF!42)*(0.352)-0.013" office:value-type="string" office:string-value="" calcext:value-type="error">
            <text:p>#NAME?</text:p>
          </table:table-cell>
          <table:table-cell table:formula="of:=([.J42]^2)*(-0.89)+([.J42])*(-0.633)-0.245" office:value-type="float" office:value="-0.28423051510889" calcext:value-type="float">
            <text:p>-0.2842305151</text:p>
          </table:table-cell>
          <table:table-cell table:formula="of:=([.I42]^2)*(-0.189)+([.I42])*(0.905)-0.392" office:value-type="float" office:value="0.508617782329139" calcext:value-type="float">
            <text:p>0.5086177823</text:p>
          </table:table-cell>
          <table:table-cell table:number-columns-repeated="1007"/>
        </table:table-row>
        <table:table-row table:style-name="ro1">
          <table:table-cell table:formula="of:=[Datos_Nao.A43]" office:value-type="float" office:value="-0.0204492397606373" calcext:value-type="float">
            <text:p>-0.0204492398</text:p>
          </table:table-cell>
          <table:table-cell table:formula="of:=[Datos_Nao.B43]" office:value-type="float" office:value="-0.0354265533387661" calcext:value-type="float">
            <text:p>-0.0354265533</text:p>
          </table:table-cell>
          <table:table-cell table:formula="of:=[Datos_Nao.C43]" office:value-type="float" office:value="0.32700052857399" calcext:value-type="float">
            <text:p>0.3270005286</text:p>
          </table:table-cell>
          <table:table-cell table:formula="of:=[Datos_Nao.D43]" office:value-type="float" office:value="-0.0475680008530617" calcext:value-type="float">
            <text:p>-0.0475680009</text:p>
          </table:table-cell>
          <table:table-cell table:formula="of:=[Datos_Nao.E43]" office:value-type="float" office:value="-0.0242716986685991" calcext:value-type="float">
            <text:p>-0.0242716987</text:p>
          </table:table-cell>
          <table:table-cell table:formula="of:=[Datos_Nao.F43]" office:value-type="float" office:value="-0.034546859562397" calcext:value-type="float">
            <text:p>-0.0345468596</text:p>
          </table:table-cell>
          <table:table-cell/>
          <table:table-cell table:formula="of:=[Datos_MoCap.A43]" office:value-type="float" office:value="0.044645" calcext:value-type="float">
            <text:p>0.044645</text:p>
          </table:table-cell>
          <table:table-cell table:formula="of:=[Datos_MoCap.B43]" office:value-type="float" office:value="1.410683" calcext:value-type="float">
            <text:p>1.410683</text:p>
          </table:table-cell>
          <table:table-cell table:formula="of:=[Datos_MoCap.C43]" office:value-type="float" office:value="0.057855" calcext:value-type="float">
            <text:p>0.057855</text:p>
          </table:table-cell>
          <table:table-cell table:formula="of:=[Datos_MoCap.D43]" office:value-type="float" office:value="0.009765" calcext:value-type="float">
            <text:p>0.009765</text:p>
          </table:table-cell>
          <table:table-cell table:formula="of:=[Datos_MoCap.F43]" office:value-type="float" office:value="-0.020919" calcext:value-type="float">
            <text:p>-0.020919</text:p>
          </table:table-cell>
          <table:table-cell table:formula="of:=[Datos_MoCap.E43]" office:value-type="float" office:value="0.077219" calcext:value-type="float">
            <text:p>0.077219</text:p>
          </table:table-cell>
          <table:table-cell/>
          <table:table-cell table:formula="of:=(#REF!43^2)*(0.178)+(#REF!43)*(0.352)-0.013" office:value-type="string" office:string-value="" calcext:value-type="error">
            <text:p>#NAME?</text:p>
          </table:table-cell>
          <table:table-cell table:formula="of:=([.J43]^2)*(-0.89)+([.J43])*(-0.633)-0.245" office:value-type="float" office:value="-0.28460122391225" calcext:value-type="float">
            <text:p>-0.2846012239</text:p>
          </table:table-cell>
          <table:table-cell table:formula="of:=([.I43]^2)*(-0.189)+([.I43])*(0.905)-0.392" office:value-type="float" office:value="0.508553101493579" calcext:value-type="float">
            <text:p>0.5085531015</text:p>
          </table:table-cell>
          <table:table-cell table:number-columns-repeated="1007"/>
        </table:table-row>
        <table:table-row table:style-name="ro1">
          <table:table-cell table:formula="of:=[Datos_Nao.A44]" office:value-type="float" office:value="-0.0208322871476412" calcext:value-type="float">
            <text:p>-0.0208322871</text:p>
          </table:table-cell>
          <table:table-cell table:formula="of:=[Datos_Nao.B44]" office:value-type="float" office:value="-0.0361044406890869" calcext:value-type="float">
            <text:p>-0.0361044407</text:p>
          </table:table-cell>
          <table:table-cell table:formula="of:=[Datos_Nao.C44]" office:value-type="float" office:value="0.32684001326561" calcext:value-type="float">
            <text:p>0.3268400133</text:p>
          </table:table-cell>
          <table:table-cell table:formula="of:=[Datos_Nao.D44]" office:value-type="float" office:value="-0.0502468012273312" calcext:value-type="float">
            <text:p>-0.0502468012</text:p>
          </table:table-cell>
          <table:table-cell table:formula="of:=[Datos_Nao.E44]" office:value-type="float" office:value="-0.0249912682920694" calcext:value-type="float">
            <text:p>-0.0249912683</text:p>
          </table:table-cell>
          <table:table-cell table:formula="of:=[Datos_Nao.F44]" office:value-type="float" office:value="-0.0357691831886768" calcext:value-type="float">
            <text:p>-0.0357691832</text:p>
          </table:table-cell>
          <table:table-cell/>
          <table:table-cell table:formula="of:=[Datos_MoCap.A44]" office:value-type="float" office:value="0.045271" calcext:value-type="float">
            <text:p>0.045271</text:p>
          </table:table-cell>
          <table:table-cell table:formula="of:=[Datos_MoCap.B44]" office:value-type="float" office:value="1.410969" calcext:value-type="float">
            <text:p>1.410969</text:p>
          </table:table-cell>
          <table:table-cell table:formula="of:=[Datos_MoCap.C44]" office:value-type="float" office:value="0.05762" calcext:value-type="float">
            <text:p>0.05762</text:p>
          </table:table-cell>
          <table:table-cell table:formula="of:=[Datos_MoCap.D44]" office:value-type="float" office:value="0.007906" calcext:value-type="float">
            <text:p>0.007906</text:p>
          </table:table-cell>
          <table:table-cell table:formula="of:=[Datos_MoCap.F44]" office:value-type="float" office:value="-0.021136" calcext:value-type="float">
            <text:p>-0.021136</text:p>
          </table:table-cell>
          <table:table-cell table:formula="of:=[Datos_MoCap.E44]" office:value-type="float" office:value="0.076311" calcext:value-type="float">
            <text:p>0.076311</text:p>
          </table:table-cell>
          <table:table-cell/>
          <table:table-cell table:formula="of:=(#REF!44^2)*(0.178)+(#REF!44)*(0.352)-0.013" office:value-type="string" office:string-value="" calcext:value-type="error">
            <text:p>#NAME?</text:p>
          </table:table-cell>
          <table:table-cell table:formula="of:=([.J44]^2)*(-0.89)+([.J44])*(-0.633)-0.245" office:value-type="float" office:value="-0.284428317316" calcext:value-type="float">
            <text:p>-0.2844283173</text:p>
          </table:table-cell>
          <table:table-cell table:formula="of:=([.I44]^2)*(-0.189)+([.I44])*(0.905)-0.392" office:value-type="float" office:value="0.508659409916371" calcext:value-type="float">
            <text:p>0.5086594099</text:p>
          </table:table-cell>
          <table:table-cell table:number-columns-repeated="1007"/>
        </table:table-row>
        <table:table-row table:style-name="ro1">
          <table:table-cell table:formula="of:=[Datos_Nao.A45]" office:value-type="float" office:value="-0.0212135687470436" calcext:value-type="float">
            <text:p>-0.0212135687</text:p>
          </table:table-cell>
          <table:table-cell table:formula="of:=[Datos_Nao.B45]" office:value-type="float" office:value="-0.0367765873670578" calcext:value-type="float">
            <text:p>-0.0367765874</text:p>
          </table:table-cell>
          <table:table-cell table:formula="of:=[Datos_Nao.C45]" office:value-type="float" office:value="0.326674342155457" calcext:value-type="float">
            <text:p>0.3266743422</text:p>
          </table:table-cell>
          <table:table-cell table:formula="of:=[Datos_Nao.D45]" office:value-type="float" office:value="-0.0529207363724709" calcext:value-type="float">
            <text:p>-0.0529207364</text:p>
          </table:table-cell>
          <table:table-cell table:formula="of:=[Datos_Nao.E45]" office:value-type="float" office:value="-0.0257057659327984" calcext:value-type="float">
            <text:p>-0.0257057659</text:p>
          </table:table-cell>
          <table:table-cell table:formula="of:=[Datos_Nao.F45]" office:value-type="float" office:value="-0.0369947478175163" calcext:value-type="float">
            <text:p>-0.0369947478</text:p>
          </table:table-cell>
          <table:table-cell/>
          <table:table-cell table:formula="of:=[Datos_MoCap.A45]" office:value-type="float" office:value="0.04573" calcext:value-type="float">
            <text:p>0.04573</text:p>
          </table:table-cell>
          <table:table-cell table:formula="of:=[Datos_MoCap.B45]" office:value-type="float" office:value="1.411004" calcext:value-type="float">
            <text:p>1.411004</text:p>
          </table:table-cell>
          <table:table-cell table:formula="of:=[Datos_MoCap.C45]" office:value-type="float" office:value="0.057803" calcext:value-type="float">
            <text:p>0.057803</text:p>
          </table:table-cell>
          <table:table-cell table:formula="of:=[Datos_MoCap.D45]" office:value-type="float" office:value="0.007871" calcext:value-type="float">
            <text:p>0.007871</text:p>
          </table:table-cell>
          <table:table-cell table:formula="of:=[Datos_MoCap.F45]" office:value-type="float" office:value="-0.02103" calcext:value-type="float">
            <text:p>-0.02103</text:p>
          </table:table-cell>
          <table:table-cell table:formula="of:=[Datos_MoCap.E45]" office:value-type="float" office:value="0.076459" calcext:value-type="float">
            <text:p>0.076459</text:p>
          </table:table-cell>
          <table:table-cell/>
          <table:table-cell table:formula="of:=(#REF!45^2)*(0.178)+(#REF!45)*(0.352)-0.013" office:value-type="string" office:string-value="" calcext:value-type="error">
            <text:p>#NAME?</text:p>
          </table:table-cell>
          <table:table-cell table:formula="of:=([.J45]^2)*(-0.89)+([.J45])*(-0.633)-0.245" office:value-type="float" office:value="-0.28456295526001" calcext:value-type="float">
            <text:p>-0.2845629553</text:p>
          </table:table-cell>
          <table:table-cell table:formula="of:=([.I45]^2)*(-0.189)+([.I45])*(0.905)-0.392" office:value-type="float" office:value="0.508672417564976" calcext:value-type="float">
            <text:p>0.5086724176</text:p>
          </table:table-cell>
          <table:table-cell table:number-columns-repeated="1007"/>
        </table:table-row>
        <table:table-row table:style-name="ro1">
          <table:table-cell table:formula="of:=[Datos_Nao.A46]" office:value-type="float" office:value="-0.0215926729142666" calcext:value-type="float">
            <text:p>-0.0215926729</text:p>
          </table:table-cell>
          <table:table-cell table:formula="of:=[Datos_Nao.B46]" office:value-type="float" office:value="-0.037442222237587" calcext:value-type="float">
            <text:p>-0.0374422222</text:p>
          </table:table-cell>
          <table:table-cell table:formula="of:=[Datos_Nao.C46]" office:value-type="float" office:value="0.326503753662109" calcext:value-type="float">
            <text:p>0.3265037537</text:p>
          </table:table-cell>
          <table:table-cell table:formula="of:=[Datos_Nao.D46]" office:value-type="float" office:value="-0.055587075650692" calcext:value-type="float">
            <text:p>-0.0555870757</text:p>
          </table:table-cell>
          <table:table-cell table:formula="of:=[Datos_Nao.E46]" office:value-type="float" office:value="-0.0264144297689199" calcext:value-type="float">
            <text:p>-0.0264144298</text:p>
          </table:table-cell>
          <table:table-cell table:formula="of:=[Datos_Nao.F46]" office:value-type="float" office:value="-0.0382221266627312" calcext:value-type="float">
            <text:p>-0.0382221267</text:p>
          </table:table-cell>
          <table:table-cell/>
          <table:table-cell table:formula="of:=[Datos_MoCap.A46]" office:value-type="float" office:value="0.046184" calcext:value-type="float">
            <text:p>0.046184</text:p>
          </table:table-cell>
          <table:table-cell table:formula="of:=[Datos_MoCap.B46]" office:value-type="float" office:value="1.411014" calcext:value-type="float">
            <text:p>1.411014</text:p>
          </table:table-cell>
          <table:table-cell table:formula="of:=[Datos_MoCap.C46]" office:value-type="float" office:value="0.058009" calcext:value-type="float">
            <text:p>0.058009</text:p>
          </table:table-cell>
          <table:table-cell table:formula="of:=[Datos_MoCap.D46]" office:value-type="float" office:value="0.007856" calcext:value-type="float">
            <text:p>0.007856</text:p>
          </table:table-cell>
          <table:table-cell table:formula="of:=[Datos_MoCap.F46]" office:value-type="float" office:value="-0.020918" calcext:value-type="float">
            <text:p>-0.020918</text:p>
          </table:table-cell>
          <table:table-cell table:formula="of:=[Datos_MoCap.E46]" office:value-type="float" office:value="0.076632" calcext:value-type="float">
            <text:p>0.076632</text:p>
          </table:table-cell>
          <table:table-cell/>
          <table:table-cell table:formula="of:=(#REF!46^2)*(0.178)+(#REF!46)*(0.352)-0.013" office:value-type="string" office:string-value="" calcext:value-type="error">
            <text:p>#NAME?</text:p>
          </table:table-cell>
          <table:table-cell table:formula="of:=([.J46]^2)*(-0.89)+([.J46])*(-0.633)-0.245" office:value-type="float" office:value="-0.28471458623209" calcext:value-type="float">
            <text:p>-0.2847145862</text:p>
          </table:table-cell>
          <table:table-cell table:formula="of:=([.I46]^2)*(-0.189)+([.I46])*(0.905)-0.392" office:value-type="float" office:value="0.508676133950956" calcext:value-type="float">
            <text:p>0.508676134</text:p>
          </table:table-cell>
          <table:table-cell table:number-columns-repeated="1007"/>
        </table:table-row>
        <table:table-row table:style-name="ro1">
          <table:table-cell table:formula="of:=[Datos_Nao.A47]" office:value-type="float" office:value="-0.0219691563397646" calcext:value-type="float">
            <text:p>-0.0219691563</text:p>
          </table:table-cell>
          <table:table-cell table:formula="of:=[Datos_Nao.B47]" office:value-type="float" office:value="-0.0381006933748722" calcext:value-type="float">
            <text:p>-0.0381006934</text:p>
          </table:table-cell>
          <table:table-cell table:formula="of:=[Datos_Nao.C47]" office:value-type="float" office:value="0.32632851600647" calcext:value-type="float">
            <text:p>0.326328516</text:p>
          </table:table-cell>
          <table:table-cell table:formula="of:=[Datos_Nao.D47]" office:value-type="float" office:value="-0.0582431778311729" calcext:value-type="float">
            <text:p>-0.0582431778</text:p>
          </table:table-cell>
          <table:table-cell table:formula="of:=[Datos_Nao.E47]" office:value-type="float" office:value="-0.027116471901536" calcext:value-type="float">
            <text:p>-0.0271164719</text:p>
          </table:table-cell>
          <table:table-cell table:formula="of:=[Datos_Nao.F47]" office:value-type="float" office:value="-0.039450004696846" calcext:value-type="float">
            <text:p>-0.0394500047</text:p>
          </table:table-cell>
          <table:table-cell/>
          <table:table-cell table:formula="of:=[Datos_MoCap.A47]" office:value-type="float" office:value="0.046612" calcext:value-type="float">
            <text:p>0.046612</text:p>
          </table:table-cell>
          <table:table-cell table:formula="of:=[Datos_MoCap.B47]" office:value-type="float" office:value="1.41107" calcext:value-type="float">
            <text:p>1.41107</text:p>
          </table:table-cell>
          <table:table-cell table:formula="of:=[Datos_MoCap.C47]" office:value-type="float" office:value="0.058234" calcext:value-type="float">
            <text:p>0.058234</text:p>
          </table:table-cell>
          <table:table-cell table:formula="of:=[Datos_MoCap.D47]" office:value-type="float" office:value="0.00795" calcext:value-type="float">
            <text:p>0.00795</text:p>
          </table:table-cell>
          <table:table-cell table:formula="of:=[Datos_MoCap.F47]" office:value-type="float" office:value="-0.020823" calcext:value-type="float">
            <text:p>-0.020823</text:p>
          </table:table-cell>
          <table:table-cell table:formula="of:=[Datos_MoCap.E47]" office:value-type="float" office:value="0.076761" calcext:value-type="float">
            <text:p>0.076761</text:p>
          </table:table-cell>
          <table:table-cell/>
          <table:table-cell table:formula="of:=(#REF!47^2)*(0.178)+(#REF!47)*(0.352)-0.013" office:value-type="string" office:string-value="" calcext:value-type="error">
            <text:p>#NAME?</text:p>
          </table:table-cell>
          <table:table-cell table:formula="of:=([.J47]^2)*(-0.89)+([.J47])*(-0.633)-0.245" office:value-type="float" office:value="-0.28488028889284" calcext:value-type="float">
            <text:p>-0.2848802889</text:p>
          </table:table-cell>
          <table:table-cell table:formula="of:=([.I47]^2)*(-0.189)+([.I47])*(0.905)-0.392" office:value-type="float" office:value="0.5086969450139" calcext:value-type="float">
            <text:p>0.508696945</text:p>
          </table:table-cell>
          <table:table-cell table:number-columns-repeated="1007"/>
        </table:table-row>
        <table:table-row table:style-name="ro1">
          <table:table-cell table:formula="of:=[Datos_Nao.A48]" office:value-type="float" office:value="-0.0225280933082104" calcext:value-type="float">
            <text:p>-0.0225280933</text:p>
          </table:table-cell>
          <table:table-cell table:formula="of:=[Datos_Nao.B48]" office:value-type="float" office:value="-0.0390734933316708" calcext:value-type="float">
            <text:p>-0.0390734933</text:p>
          </table:table-cell>
          <table:table-cell table:formula="of:=[Datos_Nao.C48]" office:value-type="float" office:value="0.326057463884354" calcext:value-type="float">
            <text:p>0.3260574639</text:p>
          </table:table-cell>
          <table:table-cell table:formula="of:=[Datos_Nao.D48]" office:value-type="float" office:value="-0.0622021779417992" calcext:value-type="float">
            <text:p>-0.0622021779</text:p>
          </table:table-cell>
          <table:table-cell table:formula="of:=[Datos_Nao.E48]" office:value-type="float" office:value="-0.0281554274260998" calcext:value-type="float">
            <text:p>-0.0281554274</text:p>
          </table:table-cell>
          <table:table-cell table:formula="of:=[Datos_Nao.F48]" office:value-type="float" office:value="-0.0412900224328041" calcext:value-type="float">
            <text:p>-0.0412900224</text:p>
          </table:table-cell>
          <table:table-cell/>
          <table:table-cell table:formula="of:=[Datos_MoCap.A48]" office:value-type="float" office:value="0.046966" calcext:value-type="float">
            <text:p>0.046966</text:p>
          </table:table-cell>
          <table:table-cell table:formula="of:=[Datos_MoCap.B48]" office:value-type="float" office:value="1.411079" calcext:value-type="float">
            <text:p>1.411079</text:p>
          </table:table-cell>
          <table:table-cell table:formula="of:=[Datos_MoCap.C48]" office:value-type="float" office:value="0.058427" calcext:value-type="float">
            <text:p>0.058427</text:p>
          </table:table-cell>
          <table:table-cell table:formula="of:=[Datos_MoCap.D48]" office:value-type="float" office:value="0.007914" calcext:value-type="float">
            <text:p>0.007914</text:p>
          </table:table-cell>
          <table:table-cell table:formula="of:=[Datos_MoCap.F48]" office:value-type="float" office:value="-0.020718" calcext:value-type="float">
            <text:p>-0.020718</text:p>
          </table:table-cell>
          <table:table-cell table:formula="of:=[Datos_MoCap.E48]" office:value-type="float" office:value="0.076904" calcext:value-type="float">
            <text:p>0.076904</text:p>
          </table:table-cell>
          <table:table-cell/>
          <table:table-cell table:formula="of:=(#REF!48^2)*(0.178)+(#REF!48)*(0.352)-0.013" office:value-type="string" office:string-value="" calcext:value-type="error">
            <text:p>#NAME?</text:p>
          </table:table-cell>
          <table:table-cell table:formula="of:=([.J48]^2)*(-0.89)+([.J48])*(-0.633)-0.245" office:value-type="float" office:value="-0.28502249675281" calcext:value-type="float">
            <text:p>-0.2850224968</text:p>
          </table:table-cell>
          <table:table-cell table:formula="of:=([.I48]^2)*(-0.189)+([.I48])*(0.905)-0.392" office:value-type="float" office:value="0.508700289538451" calcext:value-type="float">
            <text:p>0.5087002895</text:p>
          </table:table-cell>
          <table:table-cell table:number-columns-repeated="1007"/>
        </table:table-row>
        <table:table-row table:style-name="ro1">
          <table:table-cell table:formula="of:=[Datos_Nao.A49]" office:value-type="float" office:value="-0.0230789482593536" calcext:value-type="float">
            <text:p>-0.0230789483</text:p>
          </table:table-cell>
          <table:table-cell table:formula="of:=[Datos_Nao.B49]" office:value-type="float" office:value="-0.0400263555347919" calcext:value-type="float">
            <text:p>-0.0400263555</text:p>
          </table:table-cell>
          <table:table-cell table:formula="of:=[Datos_Nao.C49]" office:value-type="float" office:value="0.325777381658554" calcext:value-type="float">
            <text:p>0.3257773817</text:p>
          </table:table-cell>
          <table:table-cell table:formula="of:=[Datos_Nao.D49]" office:value-type="float" office:value="-0.0661228746175766" calcext:value-type="float">
            <text:p>-0.0661228746</text:p>
          </table:table-cell>
          <table:table-cell table:formula="of:=[Datos_Nao.E49]" office:value-type="float" office:value="-0.0291752927005291" calcext:value-type="float">
            <text:p>-0.0291752927</text:p>
          </table:table-cell>
          <table:table-cell table:formula="of:=[Datos_Nao.F49]" office:value-type="float" office:value="-0.0431234054267407" calcext:value-type="float">
            <text:p>-0.0431234054</text:p>
          </table:table-cell>
          <table:table-cell/>
          <table:table-cell table:formula="of:=[Datos_MoCap.A49]" office:value-type="float" office:value="0.047177" calcext:value-type="float">
            <text:p>0.047177</text:p>
          </table:table-cell>
          <table:table-cell table:formula="of:=[Datos_MoCap.B49]" office:value-type="float" office:value="1.411082" calcext:value-type="float">
            <text:p>1.411082</text:p>
          </table:table-cell>
          <table:table-cell table:formula="of:=[Datos_MoCap.C49]" office:value-type="float" office:value="0.059031" calcext:value-type="float">
            <text:p>0.059031</text:p>
          </table:table-cell>
          <table:table-cell table:formula="of:=[Datos_MoCap.D49]" office:value-type="float" office:value="0.007506" calcext:value-type="float">
            <text:p>0.007506</text:p>
          </table:table-cell>
          <table:table-cell table:formula="of:=[Datos_MoCap.F49]" office:value-type="float" office:value="-0.020812" calcext:value-type="float">
            <text:p>-0.020812</text:p>
          </table:table-cell>
          <table:table-cell table:formula="of:=[Datos_MoCap.E49]" office:value-type="float" office:value="0.078259" calcext:value-type="float">
            <text:p>0.078259</text:p>
          </table:table-cell>
          <table:table-cell/>
          <table:table-cell table:formula="of:=(#REF!49^2)*(0.178)+(#REF!49)*(0.352)-0.013" office:value-type="string" office:string-value="" calcext:value-type="error">
            <text:p>#NAME?</text:p>
          </table:table-cell>
          <table:table-cell table:formula="of:=([.J49]^2)*(-0.89)+([.J49])*(-0.633)-0.245" office:value-type="float" office:value="-0.28546796947529" calcext:value-type="float">
            <text:p>-0.2854679695</text:p>
          </table:table-cell>
          <table:table-cell table:formula="of:=([.I49]^2)*(-0.189)+([.I49])*(0.905)-0.392" office:value-type="float" office:value="0.508701404373164" calcext:value-type="float">
            <text:p>0.5087014044</text:p>
          </table:table-cell>
          <table:table-cell table:number-columns-repeated="1007"/>
        </table:table-row>
        <table:table-row table:style-name="ro1">
          <table:table-cell table:formula="of:=[Datos_Nao.A50]" office:value-type="float" office:value="-0.0232605431228876" calcext:value-type="float">
            <text:p>-0.0232605431</text:p>
          </table:table-cell>
          <table:table-cell table:formula="of:=[Datos_Nao.B50]" office:value-type="float" office:value="-0.0403391942381859" calcext:value-type="float">
            <text:p>-0.0403391942</text:p>
          </table:table-cell>
          <table:table-cell table:formula="of:=[Datos_Nao.C50]" office:value-type="float" office:value="0.325682193040848" calcext:value-type="float">
            <text:p>0.325682193</text:p>
          </table:table-cell>
          <table:table-cell table:formula="of:=[Datos_Nao.D50]" office:value-type="float" office:value="-0.067419707775116" calcext:value-type="float">
            <text:p>-0.0674197078</text:p>
          </table:table-cell>
          <table:table-cell table:formula="of:=[Datos_Nao.E50]" office:value-type="float" office:value="-0.0295105930417776" calcext:value-type="float">
            <text:p>-0.029510593</text:p>
          </table:table-cell>
          <table:table-cell table:formula="of:=[Datos_Nao.F50]" office:value-type="float" office:value="-0.043732300400734" calcext:value-type="float">
            <text:p>-0.0437323004</text:p>
          </table:table-cell>
          <table:table-cell/>
          <table:table-cell table:formula="of:=[Datos_MoCap.A50]" office:value-type="float" office:value="0.047546" calcext:value-type="float">
            <text:p>0.047546</text:p>
          </table:table-cell>
          <table:table-cell table:formula="of:=[Datos_MoCap.B50]" office:value-type="float" office:value="1.41108" calcext:value-type="float">
            <text:p>1.41108</text:p>
          </table:table-cell>
          <table:table-cell table:formula="of:=[Datos_MoCap.C50]" office:value-type="float" office:value="0.058723" calcext:value-type="float">
            <text:p>0.058723</text:p>
          </table:table-cell>
          <table:table-cell table:formula="of:=[Datos_MoCap.D50]" office:value-type="float" office:value="0.007653" calcext:value-type="float">
            <text:p>0.007653</text:p>
          </table:table-cell>
          <table:table-cell table:formula="of:=[Datos_MoCap.F50]" office:value-type="float" office:value="-0.020605" calcext:value-type="float">
            <text:p>-0.020605</text:p>
          </table:table-cell>
          <table:table-cell table:formula="of:=[Datos_MoCap.E50]" office:value-type="float" office:value="0.076981" calcext:value-type="float">
            <text:p>0.076981</text:p>
          </table:table-cell>
          <table:table-cell/>
          <table:table-cell table:formula="of:=(#REF!50^2)*(0.178)+(#REF!50)*(0.352)-0.013" office:value-type="string" office:string-value="" calcext:value-type="error">
            <text:p>#NAME?</text:p>
          </table:table-cell>
          <table:table-cell table:formula="of:=([.J50]^2)*(-0.89)+([.J50])*(-0.633)-0.245" office:value-type="float" office:value="-0.28524072674881" calcext:value-type="float">
            <text:p>-0.2852407267</text:p>
          </table:table-cell>
          <table:table-cell table:formula="of:=([.I50]^2)*(-0.189)+([.I50])*(0.905)-0.392" office:value-type="float" office:value="0.5087006611504" calcext:value-type="float">
            <text:p>0.5087006612</text:p>
          </table:table-cell>
          <table:table-cell table:number-columns-repeated="1007"/>
        </table:table-row>
        <table:table-row table:style-name="ro1">
          <table:table-cell table:formula="of:=[Datos_Nao.A51]" office:value-type="float" office:value="-0.0236203894019127" calcext:value-type="float">
            <text:p>-0.0236203894</text:p>
          </table:table-cell>
          <table:table-cell table:formula="of:=[Datos_Nao.B51]" office:value-type="float" office:value="-0.0409571193158627" calcext:value-type="float">
            <text:p>-0.0409571193</text:p>
          </table:table-cell>
          <table:table-cell table:formula="of:=[Datos_Nao.C51]" office:value-type="float" office:value="0.325489401817322" calcext:value-type="float">
            <text:p>0.3254894018</text:p>
          </table:table-cell>
          <table:table-cell table:formula="of:=[Datos_Nao.D51]" office:value-type="float" office:value="-0.0699962675571442" calcext:value-type="float">
            <text:p>-0.0699962676</text:p>
          </table:table-cell>
          <table:table-cell table:formula="of:=[Datos_Nao.E51]" office:value-type="float" office:value="-0.0301736444234848" calcext:value-type="float">
            <text:p>-0.0301736444</text:p>
          </table:table-cell>
          <table:table-cell table:formula="of:=[Datos_Nao.F51]" office:value-type="float" office:value="-0.0449456088244915" calcext:value-type="float">
            <text:p>-0.0449456088</text:p>
          </table:table-cell>
          <table:table-cell/>
          <table:table-cell table:formula="of:=[Datos_MoCap.A51]" office:value-type="float" office:value="0.047746" calcext:value-type="float">
            <text:p>0.047746</text:p>
          </table:table-cell>
          <table:table-cell table:formula="of:=[Datos_MoCap.B51]" office:value-type="float" office:value="1.411092" calcext:value-type="float">
            <text:p>1.411092</text:p>
          </table:table-cell>
          <table:table-cell table:formula="of:=[Datos_MoCap.C51]" office:value-type="float" office:value="0.058828" calcext:value-type="float">
            <text:p>0.058828</text:p>
          </table:table-cell>
          <table:table-cell table:formula="of:=[Datos_MoCap.D51]" office:value-type="float" office:value="0.007509" calcext:value-type="float">
            <text:p>0.007509</text:p>
          </table:table-cell>
          <table:table-cell table:formula="of:=[Datos_MoCap.F51]" office:value-type="float" office:value="-0.020748" calcext:value-type="float">
            <text:p>-0.020748</text:p>
          </table:table-cell>
          <table:table-cell table:formula="of:=[Datos_MoCap.E51]" office:value-type="float" office:value="0.076968" calcext:value-type="float">
            <text:p>0.076968</text:p>
          </table:table-cell>
          <table:table-cell/>
          <table:table-cell table:formula="of:=(#REF!51^2)*(0.178)+(#REF!51)*(0.352)-0.013" office:value-type="string" office:string-value="" calcext:value-type="error">
            <text:p>#NAME?</text:p>
          </table:table-cell>
          <table:table-cell table:formula="of:=([.J51]^2)*(-0.89)+([.J51])*(-0.633)-0.245" office:value-type="float" office:value="-0.28531817688976" calcext:value-type="float">
            <text:p>-0.2853181769</text:p>
          </table:table-cell>
          <table:table-cell table:formula="of:=([.I51]^2)*(-0.189)+([.I51])*(0.905)-0.392" office:value-type="float" office:value="0.508705120464304" calcext:value-type="float">
            <text:p>0.5087051205</text:p>
          </table:table-cell>
          <table:table-cell table:number-columns-repeated="1007"/>
        </table:table-row>
        <table:table-row table:style-name="ro1">
          <table:table-cell table:formula="of:=[Datos_Nao.A52]" office:value-type="float" office:value="-0.0237985700368881" calcext:value-type="float">
            <text:p>-0.02379857</text:p>
          </table:table-cell>
          <table:table-cell table:formula="of:=[Datos_Nao.B52]" office:value-type="float" office:value="-0.0412620902061462" calcext:value-type="float">
            <text:p>-0.0412620902</text:p>
          </table:table-cell>
          <table:table-cell table:formula="of:=[Datos_Nao.C52]" office:value-type="float" office:value="0.325391829013824" calcext:value-type="float">
            <text:p>0.325391829</text:p>
          </table:table-cell>
          <table:table-cell table:formula="of:=[Datos_Nao.D52]" office:value-type="float" office:value="-0.0712753087282181" calcext:value-type="float">
            <text:p>-0.0712753087</text:p>
          </table:table-cell>
          <table:table-cell table:formula="of:=[Datos_Nao.E52]" office:value-type="float" office:value="-0.030501214787364" calcext:value-type="float">
            <text:p>-0.0305012148</text:p>
          </table:table-cell>
          <table:table-cell table:formula="of:=[Datos_Nao.F52]" office:value-type="float" office:value="-0.0455497205257416" calcext:value-type="float">
            <text:p>-0.0455497205</text:p>
          </table:table-cell>
          <table:table-cell/>
          <table:table-cell table:formula="of:=[Datos_MoCap.A52]" office:value-type="float" office:value="0.047912" calcext:value-type="float">
            <text:p>0.047912</text:p>
          </table:table-cell>
          <table:table-cell table:formula="of:=[Datos_MoCap.B52]" office:value-type="float" office:value="1.411075" calcext:value-type="float">
            <text:p>1.411075</text:p>
          </table:table-cell>
          <table:table-cell table:formula="of:=[Datos_MoCap.C52]" office:value-type="float" office:value="0.058866" calcext:value-type="float">
            <text:p>0.058866</text:p>
          </table:table-cell>
          <table:table-cell table:formula="of:=[Datos_MoCap.D52]" office:value-type="float" office:value="0.007333" calcext:value-type="float">
            <text:p>0.007333</text:p>
          </table:table-cell>
          <table:table-cell table:formula="of:=[Datos_MoCap.F52]" office:value-type="float" office:value="-0.020831" calcext:value-type="float">
            <text:p>-0.020831</text:p>
          </table:table-cell>
          <table:table-cell table:formula="of:=[Datos_MoCap.E52]" office:value-type="float" office:value="0.076828" calcext:value-type="float">
            <text:p>0.076828</text:p>
          </table:table-cell>
          <table:table-cell/>
          <table:table-cell table:formula="of:=(#REF!52^2)*(0.178)+(#REF!52)*(0.352)-0.013" office:value-type="string" office:string-value="" calcext:value-type="error">
            <text:p>#NAME?</text:p>
          </table:table-cell>
          <table:table-cell table:formula="of:=([.J52]^2)*(-0.89)+([.J52])*(-0.633)-0.245" office:value-type="float" office:value="-0.28534621130084" calcext:value-type="float">
            <text:p>-0.2853462113</text:p>
          </table:table-cell>
          <table:table-cell table:formula="of:=([.I52]^2)*(-0.189)+([.I52])*(0.905)-0.392" office:value-type="float" office:value="0.508698803086875" calcext:value-type="float">
            <text:p>0.5086988031</text:p>
          </table:table-cell>
          <table:table-cell table:number-columns-repeated="1007"/>
        </table:table-row>
        <table:table-row table:style-name="ro1">
          <table:table-cell table:formula="of:=[Datos_Nao.A53]" office:value-type="float" office:value="-0.024151124060154" calcext:value-type="float">
            <text:p>-0.0241511241</text:p>
          </table:table-cell>
          <table:table-cell table:formula="of:=[Datos_Nao.B53]" office:value-type="float" office:value="-0.0418636053800583" calcext:value-type="float">
            <text:p>-0.0418636054</text:p>
          </table:table-cell>
          <table:table-cell table:formula="of:=[Datos_Nao.C53]" office:value-type="float" office:value="0.325194627046585" calcext:value-type="float">
            <text:p>0.325194627</text:p>
          </table:table-cell>
          <table:table-cell table:formula="of:=[Datos_Nao.D53]" office:value-type="float" office:value="-0.0738132745027542" calcext:value-type="float">
            <text:p>-0.0738132745</text:p>
          </table:table-cell>
          <table:table-cell table:formula="of:=[Datos_Nao.E53]" office:value-type="float" office:value="-0.031148049980402" calcext:value-type="float">
            <text:p>-0.03114805</text:p>
          </table:table-cell>
          <table:table-cell table:formula="of:=[Datos_Nao.F53]" office:value-type="float" office:value="-0.0467517152428627" calcext:value-type="float">
            <text:p>-0.0467517152</text:p>
          </table:table-cell>
          <table:table-cell/>
          <table:table-cell table:formula="of:=[Datos_MoCap.A53]" office:value-type="float" office:value="0.048065" calcext:value-type="float">
            <text:p>0.048065</text:p>
          </table:table-cell>
          <table:table-cell table:formula="of:=[Datos_MoCap.B53]" office:value-type="float" office:value="1.411033" calcext:value-type="float">
            <text:p>1.411033</text:p>
          </table:table-cell>
          <table:table-cell table:formula="of:=[Datos_MoCap.C53]" office:value-type="float" office:value="0.058863" calcext:value-type="float">
            <text:p>0.058863</text:p>
          </table:table-cell>
          <table:table-cell table:formula="of:=[Datos_MoCap.D53]" office:value-type="float" office:value="0.007154" calcext:value-type="float">
            <text:p>0.007154</text:p>
          </table:table-cell>
          <table:table-cell table:formula="of:=[Datos_MoCap.F53]" office:value-type="float" office:value="-0.020852" calcext:value-type="float">
            <text:p>-0.020852</text:p>
          </table:table-cell>
          <table:table-cell table:formula="of:=[Datos_MoCap.E53]" office:value-type="float" office:value="0.076623" calcext:value-type="float">
            <text:p>0.076623</text:p>
          </table:table-cell>
          <table:table-cell/>
          <table:table-cell table:formula="of:=(#REF!53^2)*(0.178)+(#REF!53)*(0.352)-0.013" office:value-type="string" office:string-value="" calcext:value-type="error">
            <text:p>#NAME?</text:p>
          </table:table-cell>
          <table:table-cell table:formula="of:=([.J53]^2)*(-0.89)+([.J53])*(-0.633)-0.245" office:value-type="float" office:value="-0.28534399796441" calcext:value-type="float">
            <text:p>-0.285343998</text:p>
          </table:table-cell>
          <table:table-cell table:formula="of:=([.I53]^2)*(-0.189)+([.I53])*(0.905)-0.392" office:value-type="float" office:value="0.508683194980179" calcext:value-type="float">
            <text:p>0.508683195</text:p>
          </table:table-cell>
          <table:table-cell table:number-columns-repeated="1007"/>
        </table:table-row>
        <table:table-row table:style-name="ro1">
          <table:table-cell table:formula="of:=[Datos_Nao.A54]" office:value-type="float" office:value="-0.0244983434677124" calcext:value-type="float">
            <text:p>-0.0244983435</text:p>
          </table:table-cell>
          <table:table-cell table:formula="of:=[Datos_Nao.B54]" office:value-type="float" office:value="-0.0424533486366272" calcext:value-type="float">
            <text:p>-0.0424533486</text:p>
          </table:table-cell>
          <table:table-cell table:formula="of:=[Datos_Nao.C54]" office:value-type="float" office:value="0.32499498128891" calcext:value-type="float">
            <text:p>0.3249949813</text:p>
          </table:table-cell>
          <table:table-cell table:formula="of:=[Datos_Nao.D54]" office:value-type="float" office:value="-0.0763221830129623" calcext:value-type="float">
            <text:p>-0.076322183</text:p>
          </table:table-cell>
          <table:table-cell table:formula="of:=[Datos_Nao.E54]" office:value-type="float" office:value="-0.0317832492291927" calcext:value-type="float">
            <text:p>-0.0317832492</text:p>
          </table:table-cell>
          <table:table-cell table:formula="of:=[Datos_Nao.F54]" office:value-type="float" office:value="-0.0479443669319153" calcext:value-type="float">
            <text:p>-0.0479443669</text:p>
          </table:table-cell>
          <table:table-cell/>
          <table:table-cell table:formula="of:=[Datos_MoCap.A54]" office:value-type="float" office:value="0.048172" calcext:value-type="float">
            <text:p>0.048172</text:p>
          </table:table-cell>
          <table:table-cell table:formula="of:=[Datos_MoCap.B54]" office:value-type="float" office:value="1.410957" calcext:value-type="float">
            <text:p>1.410957</text:p>
          </table:table-cell>
          <table:table-cell table:formula="of:=[Datos_MoCap.C54]" office:value-type="float" office:value="0.058837" calcext:value-type="float">
            <text:p>0.058837</text:p>
          </table:table-cell>
          <table:table-cell table:formula="of:=[Datos_MoCap.D54]" office:value-type="float" office:value="0.006805" calcext:value-type="float">
            <text:p>0.006805</text:p>
          </table:table-cell>
          <table:table-cell table:formula="of:=[Datos_MoCap.F54]" office:value-type="float" office:value="-0.020841" calcext:value-type="float">
            <text:p>-0.020841</text:p>
          </table:table-cell>
          <table:table-cell table:formula="of:=[Datos_MoCap.E54]" office:value-type="float" office:value="0.076335" calcext:value-type="float">
            <text:p>0.076335</text:p>
          </table:table-cell>
          <table:table-cell/>
          <table:table-cell table:formula="of:=(#REF!54^2)*(0.178)+(#REF!54)*(0.352)-0.013" office:value-type="string" office:string-value="" calcext:value-type="error">
            <text:p>#NAME?</text:p>
          </table:table-cell>
          <table:table-cell table:formula="of:=([.J54]^2)*(-0.89)+([.J54])*(-0.633)-0.245" office:value-type="float" office:value="-0.28532481638641" calcext:value-type="float">
            <text:p>-0.2853248164</text:p>
          </table:table-cell>
          <table:table-cell table:formula="of:=([.I54]^2)*(-0.189)+([.I54])*(0.905)-0.392" office:value-type="float" office:value="0.508654950044539" calcext:value-type="float">
            <text:p>0.50865495</text:p>
          </table:table-cell>
          <table:table-cell table:number-columns-repeated="1007"/>
        </table:table-row>
        <table:table-row table:style-name="ro1">
          <table:table-cell table:formula="of:=[Datos_Nao.A55]" office:value-type="float" office:value="-0.0246698372066021" calcext:value-type="float">
            <text:p>-0.0246698372</text:p>
          </table:table-cell>
          <table:table-cell table:formula="of:=[Datos_Nao.B55]" office:value-type="float" office:value="-0.0427436158061028" calcext:value-type="float">
            <text:p>-0.0427436158</text:p>
          </table:table-cell>
          <table:table-cell table:formula="of:=[Datos_Nao.C55]" office:value-type="float" office:value="0.324894338846207" calcext:value-type="float">
            <text:p>0.3248943388</text:p>
          </table:table-cell>
          <table:table-cell table:formula="of:=[Datos_Nao.D55]" office:value-type="float" office:value="-0.0775649100542069" calcext:value-type="float">
            <text:p>-0.0775649101</text:p>
          </table:table-cell>
          <table:table-cell table:formula="of:=[Datos_Nao.E55]" office:value-type="float" office:value="-0.0320962555706501" calcext:value-type="float">
            <text:p>-0.0320962556</text:p>
          </table:table-cell>
          <table:table-cell table:formula="of:=[Datos_Nao.F55]" office:value-type="float" office:value="-0.0485366992652416" calcext:value-type="float">
            <text:p>-0.0485366993</text:p>
          </table:table-cell>
          <table:table-cell/>
          <table:table-cell table:formula="of:=[Datos_MoCap.A55]" office:value-type="float" office:value="0.048255" calcext:value-type="float">
            <text:p>0.048255</text:p>
          </table:table-cell>
          <table:table-cell table:formula="of:=[Datos_MoCap.B55]" office:value-type="float" office:value="1.410902" calcext:value-type="float">
            <text:p>1.410902</text:p>
          </table:table-cell>
          <table:table-cell table:formula="of:=[Datos_MoCap.C55]" office:value-type="float" office:value="0.058797" calcext:value-type="float">
            <text:p>0.058797</text:p>
          </table:table-cell>
          <table:table-cell table:formula="of:=[Datos_MoCap.D55]" office:value-type="float" office:value="0.006527" calcext:value-type="float">
            <text:p>0.006527</text:p>
          </table:table-cell>
          <table:table-cell table:formula="of:=[Datos_MoCap.F55]" office:value-type="float" office:value="-0.020902" calcext:value-type="float">
            <text:p>-0.020902</text:p>
          </table:table-cell>
          <table:table-cell table:formula="of:=[Datos_MoCap.E55]" office:value-type="float" office:value="0.076044" calcext:value-type="float">
            <text:p>0.076044</text:p>
          </table:table-cell>
          <table:table-cell/>
          <table:table-cell table:formula="of:=(#REF!55^2)*(0.178)+(#REF!55)*(0.352)-0.013" office:value-type="string" office:string-value="" calcext:value-type="error">
            <text:p>#NAME?</text:p>
          </table:table-cell>
          <table:table-cell table:formula="of:=([.J55]^2)*(-0.89)+([.J55])*(-0.633)-0.245" office:value-type="float" office:value="-0.28529530861601" calcext:value-type="float">
            <text:p>-0.2852953086</text:p>
          </table:table-cell>
          <table:table-cell table:formula="of:=([.I55]^2)*(-0.189)+([.I55])*(0.905)-0.392" office:value-type="float" office:value="0.508634508268844" calcext:value-type="float">
            <text:p>0.5086345083</text:p>
          </table:table-cell>
          <table:table-cell table:number-columns-repeated="1007"/>
        </table:table-row>
        <table:table-row table:style-name="ro1">
          <table:table-cell table:formula="of:=[Datos_Nao.A56]" office:value-type="float" office:value="-0.0250083729624748" calcext:value-type="float">
            <text:p>-0.025008373</text:p>
          </table:table-cell>
          <table:table-cell table:formula="of:=[Datos_Nao.B56]" office:value-type="float" office:value="-0.0433146134018898" calcext:value-type="float">
            <text:p>-0.0433146134</text:p>
          </table:table-cell>
          <table:table-cell table:formula="of:=[Datos_Nao.C56]" office:value-type="float" office:value="0.324691742658615" calcext:value-type="float">
            <text:p>0.3246917427</text:p>
          </table:table-cell>
          <table:table-cell table:formula="of:=[Datos_Nao.D56]" office:value-type="float" office:value="-0.0800251588225365" calcext:value-type="float">
            <text:p>-0.0800251588</text:p>
          </table:table-cell>
          <table:table-cell table:formula="of:=[Datos_Nao.E56]" office:value-type="float" office:value="-0.0327127277851105" calcext:value-type="float">
            <text:p>-0.0327127278</text:p>
          </table:table-cell>
          <table:table-cell table:formula="of:=[Datos_Nao.F56]" office:value-type="float" office:value="-0.0497124083340168" calcext:value-type="float">
            <text:p>-0.0497124083</text:p>
          </table:table-cell>
          <table:table-cell/>
          <table:table-cell table:formula="of:=[Datos_MoCap.A56]" office:value-type="float" office:value="0.048154" calcext:value-type="float">
            <text:p>0.048154</text:p>
          </table:table-cell>
          <table:table-cell table:formula="of:=[Datos_MoCap.B56]" office:value-type="float" office:value="1.410647" calcext:value-type="float">
            <text:p>1.410647</text:p>
          </table:table-cell>
          <table:table-cell table:formula="of:=[Datos_MoCap.C56]" office:value-type="float" office:value="0.059151" calcext:value-type="float">
            <text:p>0.059151</text:p>
          </table:table-cell>
          <table:table-cell table:formula="of:=[Datos_MoCap.D56]" office:value-type="float" office:value="0.0081" calcext:value-type="float">
            <text:p>0.0081</text:p>
          </table:table-cell>
          <table:table-cell table:formula="of:=[Datos_MoCap.F56]" office:value-type="float" office:value="-0.020856" calcext:value-type="float">
            <text:p>-0.020856</text:p>
          </table:table-cell>
          <table:table-cell table:formula="of:=[Datos_MoCap.E56]" office:value-type="float" office:value="0.076461" calcext:value-type="float">
            <text:p>0.076461</text:p>
          </table:table-cell>
          <table:table-cell/>
          <table:table-cell table:formula="of:=(#REF!56^2)*(0.178)+(#REF!56)*(0.352)-0.013" office:value-type="string" office:string-value="" calcext:value-type="error">
            <text:p>#NAME?</text:p>
          </table:table-cell>
          <table:table-cell table:formula="of:=([.J56]^2)*(-0.89)+([.J56])*(-0.633)-0.245" office:value-type="float" office:value="-0.28555655131289" calcext:value-type="float">
            <text:p>-0.2855565513</text:p>
          </table:table-cell>
          <table:table-cell table:formula="of:=([.I56]^2)*(-0.189)+([.I56])*(0.905)-0.392" office:value-type="float" office:value="0.508539717822899" calcext:value-type="float">
            <text:p>0.5085397178</text:p>
          </table:table-cell>
          <table:table-cell table:number-columns-repeated="1007"/>
        </table:table-row>
        <table:table-row table:style-name="ro1">
          <table:table-cell table:formula="of:=[Datos_Nao.A57]" office:value-type="float" office:value="-0.0251753143966198" calcext:value-type="float">
            <text:p>-0.0251753144</text:p>
          </table:table-cell>
          <table:table-cell table:formula="of:=[Datos_Nao.B57]" office:value-type="float" office:value="-0.0435951426625252" calcext:value-type="float">
            <text:p>-0.0435951427</text:p>
          </table:table-cell>
          <table:table-cell table:formula="of:=[Datos_Nao.C57]" office:value-type="float" office:value="0.324589878320694" calcext:value-type="float">
            <text:p>0.3245898783</text:p>
          </table:table-cell>
          <table:table-cell table:formula="of:=[Datos_Nao.D57]" office:value-type="float" office:value="-0.0812420397996903" calcext:value-type="float">
            <text:p>-0.0812420398</text:p>
          </table:table-cell>
          <table:table-cell table:formula="of:=[Datos_Nao.E57]" office:value-type="float" office:value="-0.0330160260200501" calcext:value-type="float">
            <text:p>-0.033016026</text:p>
          </table:table-cell>
          <table:table-cell table:formula="of:=[Datos_Nao.F57]" office:value-type="float" office:value="-0.0502954460680485" calcext:value-type="float">
            <text:p>-0.0502954461</text:p>
          </table:table-cell>
          <table:table-cell/>
          <table:table-cell table:formula="of:=[Datos_MoCap.A57]" office:value-type="float" office:value="0.048087" calcext:value-type="float">
            <text:p>0.048087</text:p>
          </table:table-cell>
          <table:table-cell table:formula="of:=[Datos_MoCap.B57]" office:value-type="float" office:value="1.410619" calcext:value-type="float">
            <text:p>1.410619</text:p>
          </table:table-cell>
          <table:table-cell table:formula="of:=[Datos_MoCap.C57]" office:value-type="float" office:value="0.059152" calcext:value-type="float">
            <text:p>0.059152</text:p>
          </table:table-cell>
          <table:table-cell table:formula="of:=[Datos_MoCap.D57]" office:value-type="float" office:value="0.008006" calcext:value-type="float">
            <text:p>0.008006</text:p>
          </table:table-cell>
          <table:table-cell table:formula="of:=[Datos_MoCap.F57]" office:value-type="float" office:value="-0.021116" calcext:value-type="float">
            <text:p>-0.021116</text:p>
          </table:table-cell>
          <table:table-cell table:formula="of:=[Datos_MoCap.E57]" office:value-type="float" office:value="0.076243" calcext:value-type="float">
            <text:p>0.076243</text:p>
          </table:table-cell>
          <table:table-cell/>
          <table:table-cell table:formula="of:=(#REF!57^2)*(0.178)+(#REF!57)*(0.352)-0.013" office:value-type="string" office:string-value="" calcext:value-type="error">
            <text:p>#NAME?</text:p>
          </table:table-cell>
          <table:table-cell table:formula="of:=([.J57]^2)*(-0.89)+([.J57])*(-0.633)-0.245" office:value-type="float" office:value="-0.28555728960256" calcext:value-type="float">
            <text:p>-0.2855572896</text:p>
          </table:table-cell>
          <table:table-cell table:formula="of:=([.I57]^2)*(-0.189)+([.I57])*(0.905)-0.392" office:value-type="float" office:value="0.508529307962571" calcext:value-type="float">
            <text:p>0.508529308</text:p>
          </table:table-cell>
          <table:table-cell table:number-columns-repeated="1007"/>
        </table:table-row>
        <table:table-row table:style-name="ro1">
          <table:table-cell table:formula="of:=[Datos_Nao.A58]" office:value-type="float" office:value="-0.0253406316041946" calcext:value-type="float">
            <text:p>-0.0253406316</text:p>
          </table:table-cell>
          <table:table-cell table:formula="of:=[Datos_Nao.B58]" office:value-type="float" office:value="-0.0438723005354405" calcext:value-type="float">
            <text:p>-0.0438723005</text:p>
          </table:table-cell>
          <table:table-cell table:formula="of:=[Datos_Nao.C58]" office:value-type="float" office:value="0.324487686157227" calcext:value-type="float">
            <text:p>0.3244876862</text:p>
          </table:table-cell>
          <table:table-cell table:formula="of:=[Datos_Nao.D58]" office:value-type="float" office:value="-0.0824496597051621" calcext:value-type="float">
            <text:p>-0.0824496597</text:p>
          </table:table-cell>
          <table:table-cell table:formula="of:=[Datos_Nao.E58]" office:value-type="float" office:value="-0.0333159379661083" calcext:value-type="float">
            <text:p>-0.033315938</text:p>
          </table:table-cell>
          <table:table-cell table:formula="of:=[Datos_Nao.F58]" office:value-type="float" office:value="-0.0508749894797802" calcext:value-type="float">
            <text:p>-0.0508749895</text:p>
          </table:table-cell>
          <table:table-cell/>
          <table:table-cell table:formula="of:=[Datos_MoCap.A58]" office:value-type="float" office:value="0.048006" calcext:value-type="float">
            <text:p>0.048006</text:p>
          </table:table-cell>
          <table:table-cell table:formula="of:=[Datos_MoCap.B58]" office:value-type="float" office:value="1.410584" calcext:value-type="float">
            <text:p>1.410584</text:p>
          </table:table-cell>
          <table:table-cell table:formula="of:=[Datos_MoCap.C58]" office:value-type="float" office:value="0.059125" calcext:value-type="float">
            <text:p>0.059125</text:p>
          </table:table-cell>
          <table:table-cell table:formula="of:=[Datos_MoCap.D58]" office:value-type="float" office:value="0.007833" calcext:value-type="float">
            <text:p>0.007833</text:p>
          </table:table-cell>
          <table:table-cell table:formula="of:=[Datos_MoCap.F58]" office:value-type="float" office:value="-0.021181" calcext:value-type="float">
            <text:p>-0.021181</text:p>
          </table:table-cell>
          <table:table-cell table:formula="of:=[Datos_MoCap.E58]" office:value-type="float" office:value="0.076028" calcext:value-type="float">
            <text:p>0.076028</text:p>
          </table:table-cell>
          <table:table-cell/>
          <table:table-cell table:formula="of:=(#REF!58^2)*(0.178)+(#REF!58)*(0.352)-0.013" office:value-type="string" office:string-value="" calcext:value-type="error">
            <text:p>#NAME?</text:p>
          </table:table-cell>
          <table:table-cell table:formula="of:=([.J58]^2)*(-0.89)+([.J58])*(-0.633)-0.245" office:value-type="float" office:value="-0.28553735640625" calcext:value-type="float">
            <text:p>-0.2855373564</text:p>
          </table:table-cell>
          <table:table-cell table:formula="of:=([.I58]^2)*(-0.189)+([.I58])*(0.905)-0.392" office:value-type="float" office:value="0.508516295220416" calcext:value-type="float">
            <text:p>0.5085162952</text:p>
          </table:table-cell>
          <table:table-cell table:number-columns-repeated="1007"/>
        </table:table-row>
        <table:table-row table:style-name="ro1">
          <table:table-cell table:formula="of:=[Datos_Nao.A59]" office:value-type="float" office:value="-0.0256662741303444" calcext:value-type="float">
            <text:p>-0.0256662741</text:p>
          </table:table-cell>
          <table:table-cell table:formula="of:=[Datos_Nao.B59]" office:value-type="float" office:value="-0.0444160848855972" calcext:value-type="float">
            <text:p>-0.0444160849</text:p>
          </table:table-cell>
          <table:table-cell table:formula="of:=[Datos_Nao.C59]" office:value-type="float" office:value="0.324282616376877" calcext:value-type="float">
            <text:p>0.3242826164</text:p>
          </table:table-cell>
          <table:table-cell table:formula="of:=[Datos_Nao.D59]" office:value-type="float" office:value="-0.0848357230424881" calcext:value-type="float">
            <text:p>-0.084835723</text:p>
          </table:table-cell>
          <table:table-cell table:formula="of:=[Datos_Nao.E59]" office:value-type="float" office:value="-0.0339051783084869" calcext:value-type="float">
            <text:p>-0.0339051783</text:p>
          </table:table-cell>
          <table:table-cell table:formula="of:=[Datos_Nao.F59]" office:value-type="float" office:value="-0.0520227402448654" calcext:value-type="float">
            <text:p>-0.0520227402</text:p>
          </table:table-cell>
          <table:table-cell/>
          <table:table-cell table:formula="of:=[Datos_MoCap.A59]" office:value-type="float" office:value="0.04789" calcext:value-type="float">
            <text:p>0.04789</text:p>
          </table:table-cell>
          <table:table-cell table:formula="of:=[Datos_MoCap.B59]" office:value-type="float" office:value="1.410519" calcext:value-type="float">
            <text:p>1.410519</text:p>
          </table:table-cell>
          <table:table-cell table:formula="of:=[Datos_MoCap.C59]" office:value-type="float" office:value="0.059057" calcext:value-type="float">
            <text:p>0.059057</text:p>
          </table:table-cell>
          <table:table-cell table:formula="of:=[Datos_MoCap.D59]" office:value-type="float" office:value="0.007471" calcext:value-type="float">
            <text:p>0.007471</text:p>
          </table:table-cell>
          <table:table-cell table:formula="of:=[Datos_MoCap.F59]" office:value-type="float" office:value="-0.021142" calcext:value-type="float">
            <text:p>-0.021142</text:p>
          </table:table-cell>
          <table:table-cell table:formula="of:=[Datos_MoCap.E59]" office:value-type="float" office:value="0.075805" calcext:value-type="float">
            <text:p>0.075805</text:p>
          </table:table-cell>
          <table:table-cell/>
          <table:table-cell table:formula="of:=(#REF!59^2)*(0.178)+(#REF!59)*(0.352)-0.013" office:value-type="string" office:string-value="" calcext:value-type="error">
            <text:p>#NAME?</text:p>
          </table:table-cell>
          <table:table-cell table:formula="of:=([.J59]^2)*(-0.89)+([.J59])*(-0.633)-0.245" office:value-type="float" office:value="-0.28548716003161" calcext:value-type="float">
            <text:p>-0.28548716</text:p>
          </table:table-cell>
          <table:table-cell table:formula="of:=([.I59]^2)*(-0.189)+([.I59])*(0.905)-0.392" office:value-type="float" office:value="0.508492127470771" calcext:value-type="float">
            <text:p>0.5084921275</text:p>
          </table:table-cell>
          <table:table-cell table:number-columns-repeated="1007"/>
        </table:table-row>
        <table:table-row table:style-name="ro1">
          <table:table-cell table:formula="of:=[Datos_Nao.A60]" office:value-type="float" office:value="-0.025826521217823" calcext:value-type="float">
            <text:p>-0.0258265212</text:p>
          </table:table-cell>
          <table:table-cell table:formula="of:=[Datos_Nao.B60]" office:value-type="float" office:value="-0.0446825958788395" calcext:value-type="float">
            <text:p>-0.0446825959</text:p>
          </table:table-cell>
          <table:table-cell table:formula="of:=[Datos_Nao.C60]" office:value-type="float" office:value="0.324179828166962" calcext:value-type="float">
            <text:p>0.3241798282</text:p>
          </table:table-cell>
          <table:table-cell table:formula="of:=[Datos_Nao.D60]" office:value-type="float" office:value="-0.0860134810209275" calcext:value-type="float">
            <text:p>-0.086013481</text:p>
          </table:table-cell>
          <table:table-cell table:formula="of:=[Datos_Nao.E60]" office:value-type="float" office:value="-0.0341943725943565" calcext:value-type="float">
            <text:p>-0.0341943726</text:p>
          </table:table-cell>
          <table:table-cell table:formula="of:=[Datos_Nao.F60]" office:value-type="float" office:value="-0.0525906309485436" calcext:value-type="float">
            <text:p>-0.0525906309</text:p>
          </table:table-cell>
          <table:table-cell/>
          <table:table-cell table:formula="of:=[Datos_MoCap.A60]" office:value-type="float" office:value="0.047787" calcext:value-type="float">
            <text:p>0.047787</text:p>
          </table:table-cell>
          <table:table-cell table:formula="of:=[Datos_MoCap.B60]" office:value-type="float" office:value="1.410429" calcext:value-type="float">
            <text:p>1.410429</text:p>
          </table:table-cell>
          <table:table-cell table:formula="of:=[Datos_MoCap.C60]" office:value-type="float" office:value="0.05897" calcext:value-type="float">
            <text:p>0.05897</text:p>
          </table:table-cell>
          <table:table-cell table:formula="of:=[Datos_MoCap.D60]" office:value-type="float" office:value="0.007138" calcext:value-type="float">
            <text:p>0.007138</text:p>
          </table:table-cell>
          <table:table-cell table:formula="of:=[Datos_MoCap.F60]" office:value-type="float" office:value="-0.021073" calcext:value-type="float">
            <text:p>-0.021073</text:p>
          </table:table-cell>
          <table:table-cell table:formula="of:=[Datos_MoCap.E60]" office:value-type="float" office:value="0.075622" calcext:value-type="float">
            <text:p>0.075622</text:p>
          </table:table-cell>
          <table:table-cell/>
          <table:table-cell table:formula="of:=(#REF!60^2)*(0.178)+(#REF!60)*(0.352)-0.013" office:value-type="string" office:string-value="" calcext:value-type="error">
            <text:p>#NAME?</text:p>
          </table:table-cell>
          <table:table-cell table:formula="of:=([.J60]^2)*(-0.89)+([.J60])*(-0.633)-0.245" office:value-type="float" office:value="-0.285422950201" calcext:value-type="float">
            <text:p>-0.2854229502</text:p>
          </table:table-cell>
          <table:table-cell table:formula="of:=([.I60]^2)*(-0.189)+([.I60])*(0.905)-0.392" office:value-type="float" office:value="0.508458661796251" calcext:value-type="float">
            <text:p>0.5084586618</text:p>
          </table:table-cell>
          <table:table-cell table:number-columns-repeated="1007"/>
        </table:table-row>
        <table:table-row table:style-name="ro1">
          <table:table-cell table:formula="of:=[Datos_Nao.A61]" office:value-type="float" office:value="-0.0261415392160416" calcext:value-type="float">
            <text:p>-0.0261415392</text:p>
          </table:table-cell>
          <table:table-cell table:formula="of:=[Datos_Nao.B61]" office:value-type="float" office:value="-0.0452044494450092" calcext:value-type="float">
            <text:p>-0.0452044494</text:p>
          </table:table-cell>
          <table:table-cell table:formula="of:=[Datos_Nao.C61]" office:value-type="float" office:value="0.323974102735519" calcext:value-type="float">
            <text:p>0.3239741027</text:p>
          </table:table-cell>
          <table:table-cell table:formula="of:=[Datos_Nao.D61]" office:value-type="float" office:value="-0.0883368477225304" calcext:value-type="float">
            <text:p>-0.0883368477</text:p>
          </table:table-cell>
          <table:table-cell table:formula="of:=[Datos_Nao.E61]" office:value-type="float" office:value="-0.0347615592181683" calcext:value-type="float">
            <text:p>-0.0347615592</text:p>
          </table:table-cell>
          <table:table-cell table:formula="of:=[Datos_Nao.F61]" office:value-type="float" office:value="-0.0537134259939194" calcext:value-type="float">
            <text:p>-0.053713426</text:p>
          </table:table-cell>
          <table:table-cell/>
          <table:table-cell table:formula="of:=[Datos_MoCap.A61]" office:value-type="float" office:value="0.047659" calcext:value-type="float">
            <text:p>0.047659</text:p>
          </table:table-cell>
          <table:table-cell table:formula="of:=[Datos_MoCap.B61]" office:value-type="float" office:value="1.410341" calcext:value-type="float">
            <text:p>1.410341</text:p>
          </table:table-cell>
          <table:table-cell table:formula="of:=[Datos_MoCap.C61]" office:value-type="float" office:value="0.058934" calcext:value-type="float">
            <text:p>0.058934</text:p>
          </table:table-cell>
          <table:table-cell table:formula="of:=[Datos_MoCap.D61]" office:value-type="float" office:value="0.006936" calcext:value-type="float">
            <text:p>0.006936</text:p>
          </table:table-cell>
          <table:table-cell table:formula="of:=[Datos_MoCap.F61]" office:value-type="float" office:value="-0.020976" calcext:value-type="float">
            <text:p>-0.020976</text:p>
          </table:table-cell>
          <table:table-cell table:formula="of:=[Datos_MoCap.E61]" office:value-type="float" office:value="0.075578" calcext:value-type="float">
            <text:p>0.075578</text:p>
          </table:table-cell>
          <table:table-cell/>
          <table:table-cell table:formula="of:=(#REF!61^2)*(0.178)+(#REF!61)*(0.352)-0.013" office:value-type="string" office:string-value="" calcext:value-type="error">
            <text:p>#NAME?</text:p>
          </table:table-cell>
          <table:table-cell table:formula="of:=([.J61]^2)*(-0.89)+([.J61])*(-0.633)-0.245" office:value-type="float" office:value="-0.28539638455684" calcext:value-type="float">
            <text:p>-0.2853963846</text:p>
          </table:table-cell>
          <table:table-cell table:formula="of:=([.I61]^2)*(-0.189)+([.I61])*(0.905)-0.392" office:value-type="float" office:value="0.508425936842891" calcext:value-type="float">
            <text:p>0.5084259368</text:p>
          </table:table-cell>
          <table:table-cell table:number-columns-repeated="1007"/>
        </table:table-row>
        <table:table-row table:style-name="ro1">
          <table:table-cell table:formula="of:=[Datos_Nao.A62]" office:value-type="float" office:value="-0.0283991172909737" calcext:value-type="float">
            <text:p>-0.0283991173</text:p>
          </table:table-cell>
          <table:table-cell table:formula="of:=[Datos_Nao.B62]" office:value-type="float" office:value="-0.0454929918050766" calcext:value-type="float">
            <text:p>-0.0454929918</text:p>
          </table:table-cell>
          <table:table-cell table:formula="of:=[Datos_Nao.C62]" office:value-type="float" office:value="0.323657661676407" calcext:value-type="float">
            <text:p>0.3236576617</text:p>
          </table:table-cell>
          <table:table-cell table:formula="of:=[Datos_Nao.D62]" office:value-type="float" office:value="-0.0909576416015625" calcext:value-type="float">
            <text:p>-0.0909576416</text:p>
          </table:table-cell>
          <table:table-cell table:formula="of:=[Datos_Nao.E62]" office:value-type="float" office:value="-0.041370652616024" calcext:value-type="float">
            <text:p>-0.0413706526</text:p>
          </table:table-cell>
          <table:table-cell table:formula="of:=[Datos_Nao.F62]" office:value-type="float" office:value="-0.0548156723380089" calcext:value-type="float">
            <text:p>-0.0548156723</text:p>
          </table:table-cell>
          <table:table-cell/>
          <table:table-cell table:formula="of:=[Datos_MoCap.A62]" office:value-type="float" office:value="0.047516" calcext:value-type="float">
            <text:p>0.047516</text:p>
          </table:table-cell>
          <table:table-cell table:formula="of:=[Datos_MoCap.B62]" office:value-type="float" office:value="1.410277" calcext:value-type="float">
            <text:p>1.410277</text:p>
          </table:table-cell>
          <table:table-cell table:formula="of:=[Datos_MoCap.C62]" office:value-type="float" office:value="0.058887" calcext:value-type="float">
            <text:p>0.058887</text:p>
          </table:table-cell>
          <table:table-cell table:formula="of:=[Datos_MoCap.D62]" office:value-type="float" office:value="0.006735" calcext:value-type="float">
            <text:p>0.006735</text:p>
          </table:table-cell>
          <table:table-cell table:formula="of:=[Datos_MoCap.F62]" office:value-type="float" office:value="-0.02086" calcext:value-type="float">
            <text:p>-0.02086</text:p>
          </table:table-cell>
          <table:table-cell table:formula="of:=[Datos_MoCap.E62]" office:value-type="float" office:value="0.075593" calcext:value-type="float">
            <text:p>0.075593</text:p>
          </table:table-cell>
          <table:table-cell/>
          <table:table-cell table:formula="of:=(#REF!62^2)*(0.178)+(#REF!62)*(0.352)-0.013" office:value-type="string" office:string-value="" calcext:value-type="error">
            <text:p>#NAME?</text:p>
          </table:table-cell>
          <table:table-cell table:formula="of:=([.J62]^2)*(-0.89)+([.J62])*(-0.633)-0.245" office:value-type="float" office:value="-0.28536170510441" calcext:value-type="float">
            <text:p>-0.2853617051</text:p>
          </table:table-cell>
          <table:table-cell table:formula="of:=([.I62]^2)*(-0.189)+([.I62])*(0.905)-0.392" office:value-type="float" office:value="0.508402135038219" calcext:value-type="float">
            <text:p>0.508402135</text:p>
          </table:table-cell>
          <table:table-cell table:number-columns-repeated="1007"/>
        </table:table-row>
        <table:table-row table:style-name="ro1">
          <table:table-cell table:formula="of:=[Datos_Nao.A63]" office:value-type="float" office:value="-0.02849380671978" calcext:value-type="float">
            <text:p>-0.0284938067</text:p>
          </table:table-cell>
          <table:table-cell table:formula="of:=[Datos_Nao.B63]" office:value-type="float" office:value="-0.0460721850395203" calcext:value-type="float">
            <text:p>-0.046072185</text:p>
          </table:table-cell>
          <table:table-cell table:formula="of:=[Datos_Nao.C63]" office:value-type="float" office:value="0.323630630970001" calcext:value-type="float">
            <text:p>0.323630631</text:p>
          </table:table-cell>
          <table:table-cell table:formula="of:=[Datos_Nao.D63]" office:value-type="float" office:value="-0.0910589769482613" calcext:value-type="float">
            <text:p>-0.0910589769</text:p>
          </table:table-cell>
          <table:table-cell table:formula="of:=[Datos_Nao.E63]" office:value-type="float" office:value="-0.0414128713309765" calcext:value-type="float">
            <text:p>-0.0414128713</text:p>
          </table:table-cell>
          <table:table-cell table:formula="of:=[Datos_Nao.F63]" office:value-type="float" office:value="-0.055400438606739" calcext:value-type="float">
            <text:p>-0.0554004386</text:p>
          </table:table-cell>
          <table:table-cell/>
          <table:table-cell table:formula="of:=[Datos_MoCap.A63]" office:value-type="float" office:value="0.047338" calcext:value-type="float">
            <text:p>0.047338</text:p>
          </table:table-cell>
          <table:table-cell table:formula="of:=[Datos_MoCap.B63]" office:value-type="float" office:value="1.410213" calcext:value-type="float">
            <text:p>1.410213</text:p>
          </table:table-cell>
          <table:table-cell table:formula="of:=[Datos_MoCap.C63]" office:value-type="float" office:value="0.058847" calcext:value-type="float">
            <text:p>0.058847</text:p>
          </table:table-cell>
          <table:table-cell table:formula="of:=[Datos_MoCap.D63]" office:value-type="float" office:value="0.006549" calcext:value-type="float">
            <text:p>0.006549</text:p>
          </table:table-cell>
          <table:table-cell table:formula="of:=[Datos_MoCap.F63]" office:value-type="float" office:value="-0.020734" calcext:value-type="float">
            <text:p>-0.020734</text:p>
          </table:table-cell>
          <table:table-cell table:formula="of:=[Datos_MoCap.E63]" office:value-type="float" office:value="0.075638" calcext:value-type="float">
            <text:p>0.075638</text:p>
          </table:table-cell>
          <table:table-cell/>
          <table:table-cell table:formula="of:=(#REF!63^2)*(0.178)+(#REF!63)*(0.352)-0.013" office:value-type="string" office:string-value="" calcext:value-type="error">
            <text:p>#NAME?</text:p>
          </table:table-cell>
          <table:table-cell table:formula="of:=([.J63]^2)*(-0.89)+([.J63])*(-0.633)-0.245" office:value-type="float" office:value="-0.28533219377401" calcext:value-type="float">
            <text:p>-0.2853321938</text:p>
          </table:table-cell>
          <table:table-cell table:formula="of:=([.I63]^2)*(-0.189)+([.I63])*(0.905)-0.392" office:value-type="float" office:value="0.508378331685259" calcext:value-type="float">
            <text:p>0.5083783317</text:p>
          </table:table-cell>
          <table:table-cell table:number-columns-repeated="1007"/>
        </table:table-row>
        <table:table-row table:style-name="ro1">
          <table:table-cell table:formula="of:=[Datos_Nao.A64]" office:value-type="float" office:value="-0.028707604855299" calcext:value-type="float">
            <text:p>-0.0287076049</text:p>
          </table:table-cell>
          <table:table-cell table:formula="of:=[Datos_Nao.B64]" office:value-type="float" office:value="-0.0471321977674961" calcext:value-type="float">
            <text:p>-0.0471321978</text:p>
          </table:table-cell>
          <table:table-cell table:formula="of:=[Datos_Nao.C64]" office:value-type="float" office:value="0.323516309261322" calcext:value-type="float">
            <text:p>0.3235163093</text:p>
          </table:table-cell>
          <table:table-cell table:formula="of:=[Datos_Nao.D64]" office:value-type="float" office:value="-0.0914837568998337" calcext:value-type="float">
            <text:p>-0.0914837569</text:p>
          </table:table-cell>
          <table:table-cell table:formula="of:=[Datos_Nao.E64]" office:value-type="float" office:value="-0.0415904447436333" calcext:value-type="float">
            <text:p>-0.0415904447</text:p>
          </table:table-cell>
          <table:table-cell table:formula="of:=[Datos_Nao.F64]" office:value-type="float" office:value="-0.056544441729784" calcext:value-type="float">
            <text:p>-0.0565444417</text:p>
          </table:table-cell>
          <table:table-cell/>
          <table:table-cell table:formula="of:=[Datos_MoCap.A64]" office:value-type="float" office:value="0.047084" calcext:value-type="float">
            <text:p>0.047084</text:p>
          </table:table-cell>
          <table:table-cell table:formula="of:=[Datos_MoCap.B64]" office:value-type="float" office:value="1.410139" calcext:value-type="float">
            <text:p>1.410139</text:p>
          </table:table-cell>
          <table:table-cell table:formula="of:=[Datos_MoCap.C64]" office:value-type="float" office:value="0.058817" calcext:value-type="float">
            <text:p>0.058817</text:p>
          </table:table-cell>
          <table:table-cell table:formula="of:=[Datos_MoCap.D64]" office:value-type="float" office:value="0.006389" calcext:value-type="float">
            <text:p>0.006389</text:p>
          </table:table-cell>
          <table:table-cell table:formula="of:=[Datos_MoCap.F64]" office:value-type="float" office:value="-0.020703" calcext:value-type="float">
            <text:p>-0.020703</text:p>
          </table:table-cell>
          <table:table-cell table:formula="of:=[Datos_MoCap.E64]" office:value-type="float" office:value="0.075723" calcext:value-type="float">
            <text:p>0.075723</text:p>
          </table:table-cell>
          <table:table-cell/>
          <table:table-cell table:formula="of:=(#REF!64^2)*(0.178)+(#REF!64)*(0.352)-0.013" office:value-type="string" office:string-value="" calcext:value-type="error">
            <text:p>#NAME?</text:p>
          </table:table-cell>
          <table:table-cell table:formula="of:=([.J64]^2)*(-0.89)+([.J64])*(-0.633)-0.245" office:value-type="float" office:value="-0.28531006214521" calcext:value-type="float">
            <text:p>-0.2853100621</text:p>
          </table:table-cell>
          <table:table-cell table:formula="of:=([.I64]^2)*(-0.189)+([.I64])*(0.905)-0.392" office:value-type="float" office:value="0.508350807128331" calcext:value-type="float">
            <text:p>0.5083508071</text:p>
          </table:table-cell>
          <table:table-cell table:number-columns-repeated="1007"/>
        </table:table-row>
        <table:table-row table:style-name="ro1">
          <table:table-cell table:formula="of:=[Datos_Nao.A65]" office:value-type="float" office:value="-0.0289423763751984" calcext:value-type="float">
            <text:p>-0.0289423764</text:p>
          </table:table-cell>
          <table:table-cell table:formula="of:=[Datos_Nao.B65]" office:value-type="float" office:value="-0.0480926372110844" calcext:value-type="float">
            <text:p>-0.0480926372</text:p>
          </table:table-cell>
          <table:table-cell table:formula="of:=[Datos_Nao.C65]" office:value-type="float" office:value="0.323346734046936" calcext:value-type="float">
            <text:p>0.323346734</text:p>
          </table:table-cell>
          <table:table-cell table:formula="of:=[Datos_Nao.D65]" office:value-type="float" office:value="-0.0921057611703873" calcext:value-type="float">
            <text:p>-0.0921057612</text:p>
          </table:table-cell>
          <table:table-cell table:formula="of:=[Datos_Nao.E65]" office:value-type="float" office:value="-0.0418521948158741" calcext:value-type="float">
            <text:p>-0.0418521948</text:p>
          </table:table-cell>
          <table:table-cell table:formula="of:=[Datos_Nao.F65]" office:value-type="float" office:value="-0.0576568841934204" calcext:value-type="float">
            <text:p>-0.0576568842</text:p>
          </table:table-cell>
          <table:table-cell/>
          <table:table-cell table:formula="of:=[Datos_MoCap.A65]" office:value-type="float" office:value="0.046804" calcext:value-type="float">
            <text:p>0.046804</text:p>
          </table:table-cell>
          <table:table-cell table:formula="of:=[Datos_MoCap.B65]" office:value-type="float" office:value="1.410084" calcext:value-type="float">
            <text:p>1.410084</text:p>
          </table:table-cell>
          <table:table-cell table:formula="of:=[Datos_MoCap.C65]" office:value-type="float" office:value="0.058767" calcext:value-type="float">
            <text:p>0.058767</text:p>
          </table:table-cell>
          <table:table-cell table:formula="of:=[Datos_MoCap.D65]" office:value-type="float" office:value="0.00624" calcext:value-type="float">
            <text:p>0.00624</text:p>
          </table:table-cell>
          <table:table-cell table:formula="of:=[Datos_MoCap.F65]" office:value-type="float" office:value="-0.020699" calcext:value-type="float">
            <text:p>-0.020699</text:p>
          </table:table-cell>
          <table:table-cell table:formula="of:=[Datos_MoCap.E65]" office:value-type="float" office:value="0.075833" calcext:value-type="float">
            <text:p>0.075833</text:p>
          </table:table-cell>
          <table:table-cell/>
          <table:table-cell table:formula="of:=(#REF!65^2)*(0.178)+(#REF!65)*(0.352)-0.013" office:value-type="string" office:string-value="" calcext:value-type="error">
            <text:p>#NAME?</text:p>
          </table:table-cell>
          <table:table-cell table:formula="of:=([.J65]^2)*(-0.89)+([.J65])*(-0.633)-0.245" office:value-type="float" office:value="-0.28527317965721" calcext:value-type="float">
            <text:p>-0.2852731797</text:p>
          </table:table-cell>
          <table:table-cell table:formula="of:=([.I65]^2)*(-0.189)+([.I65])*(0.905)-0.392" office:value-type="float" office:value="0.508330348346416" calcext:value-type="float">
            <text:p>0.5083303483</text:p>
          </table:table-cell>
          <table:table-cell table:number-columns-repeated="1007"/>
        </table:table-row>
        <table:table-row table:style-name="ro1">
          <table:table-cell table:formula="of:=[Datos_Nao.A66]" office:value-type="float" office:value="-0.0291885882616043" calcext:value-type="float">
            <text:p>-0.0291885883</text:p>
          </table:table-cell>
          <table:table-cell table:formula="of:=[Datos_Nao.B66]" office:value-type="float" office:value="-0.0489789694547653" calcext:value-type="float">
            <text:p>-0.0489789695</text:p>
          </table:table-cell>
          <table:table-cell table:formula="of:=[Datos_Nao.C66]" office:value-type="float" office:value="0.323142737150192" calcext:value-type="float">
            <text:p>0.3231427372</text:p>
          </table:table-cell>
          <table:table-cell table:formula="of:=[Datos_Nao.D66]" office:value-type="float" office:value="-0.0928436666727066" calcext:value-type="float">
            <text:p>-0.0928436667</text:p>
          </table:table-cell>
          <table:table-cell table:formula="of:=[Datos_Nao.E66]" office:value-type="float" office:value="-0.0421654917299748" calcext:value-type="float">
            <text:p>-0.0421654917</text:p>
          </table:table-cell>
          <table:table-cell table:formula="of:=[Datos_Nao.F66]" office:value-type="float" office:value="-0.0587394386529923" calcext:value-type="float">
            <text:p>-0.0587394387</text:p>
          </table:table-cell>
          <table:table-cell/>
          <table:table-cell table:formula="of:=[Datos_MoCap.A66]" office:value-type="float" office:value="0.0465" calcext:value-type="float">
            <text:p>0.0465</text:p>
          </table:table-cell>
          <table:table-cell table:formula="of:=[Datos_MoCap.B66]" office:value-type="float" office:value="1.410035" calcext:value-type="float">
            <text:p>1.410035</text:p>
          </table:table-cell>
          <table:table-cell table:formula="of:=[Datos_MoCap.C66]" office:value-type="float" office:value="0.0587" calcext:value-type="float">
            <text:p>0.0587</text:p>
          </table:table-cell>
          <table:table-cell table:formula="of:=[Datos_MoCap.D66]" office:value-type="float" office:value="0.006039" calcext:value-type="float">
            <text:p>0.006039</text:p>
          </table:table-cell>
          <table:table-cell table:formula="of:=[Datos_MoCap.F66]" office:value-type="float" office:value="-0.020676" calcext:value-type="float">
            <text:p>-0.020676</text:p>
          </table:table-cell>
          <table:table-cell table:formula="of:=[Datos_MoCap.E66]" office:value-type="float" office:value="0.075921" calcext:value-type="float">
            <text:p>0.075921</text:p>
          </table:table-cell>
          <table:table-cell/>
          <table:table-cell table:formula="of:=(#REF!66^2)*(0.178)+(#REF!66)*(0.352)-0.013" office:value-type="string" office:string-value="" calcext:value-type="error">
            <text:p>#NAME?</text:p>
          </table:table-cell>
          <table:table-cell table:formula="of:=([.J66]^2)*(-0.89)+([.J66])*(-0.633)-0.245" office:value-type="float" office:value="-0.2852237641" calcext:value-type="float">
            <text:p>-0.2852237641</text:p>
          </table:table-cell>
          <table:table-cell table:formula="of:=([.I66]^2)*(-0.189)+([.I66])*(0.905)-0.392" office:value-type="float" office:value="0.508312120468475" calcext:value-type="float">
            <text:p>0.5083121205</text:p>
          </table:table-cell>
          <table:table-cell table:number-columns-repeated="1007"/>
        </table:table-row>
        <table:table-row table:style-name="ro1">
          <table:table-cell table:formula="of:=[Datos_Nao.A67]" office:value-type="float" office:value="-0.0294400230050087" calcext:value-type="float">
            <text:p>-0.029440023</text:p>
          </table:table-cell>
          <table:table-cell table:formula="of:=[Datos_Nao.B67]" office:value-type="float" office:value="-0.0498071052134037" calcext:value-type="float">
            <text:p>-0.0498071052</text:p>
          </table:table-cell>
          <table:table-cell table:formula="of:=[Datos_Nao.C67]" office:value-type="float" office:value="0.322917878627777" calcext:value-type="float">
            <text:p>0.3229178786</text:p>
          </table:table-cell>
          <table:table-cell table:formula="of:=[Datos_Nao.D67]" office:value-type="float" office:value="-0.0936451554298401" calcext:value-type="float">
            <text:p>-0.0936451554</text:p>
          </table:table-cell>
          <table:table-cell table:formula="of:=[Datos_Nao.E67]" office:value-type="float" office:value="-0.0425096116960049" calcext:value-type="float">
            <text:p>-0.0425096117</text:p>
          </table:table-cell>
          <table:table-cell table:formula="of:=[Datos_Nao.F67]" office:value-type="float" office:value="-0.059792198240757" calcext:value-type="float">
            <text:p>-0.0597921982</text:p>
          </table:table-cell>
          <table:table-cell/>
          <table:table-cell table:formula="of:=[Datos_MoCap.A67]" office:value-type="float" office:value="0.046156" calcext:value-type="float">
            <text:p>0.046156</text:p>
          </table:table-cell>
          <table:table-cell table:formula="of:=[Datos_MoCap.B67]" office:value-type="float" office:value="1.409997" calcext:value-type="float">
            <text:p>1.409997</text:p>
          </table:table-cell>
          <table:table-cell table:formula="of:=[Datos_MoCap.C67]" office:value-type="float" office:value="0.058652" calcext:value-type="float">
            <text:p>0.058652</text:p>
          </table:table-cell>
          <table:table-cell table:formula="of:=[Datos_MoCap.D67]" office:value-type="float" office:value="0.005886" calcext:value-type="float">
            <text:p>0.005886</text:p>
          </table:table-cell>
          <table:table-cell table:formula="of:=[Datos_MoCap.F67]" office:value-type="float" office:value="-0.02068" calcext:value-type="float">
            <text:p>-0.02068</text:p>
          </table:table-cell>
          <table:table-cell table:formula="of:=[Datos_MoCap.E67]" office:value-type="float" office:value="0.076078" calcext:value-type="float">
            <text:p>0.076078</text:p>
          </table:table-cell>
          <table:table-cell/>
          <table:table-cell table:formula="of:=(#REF!67^2)*(0.178)+(#REF!67)*(0.352)-0.013" office:value-type="string" office:string-value="" calcext:value-type="error">
            <text:p>#NAME?</text:p>
          </table:table-cell>
          <table:table-cell table:formula="of:=([.J67]^2)*(-0.89)+([.J67])*(-0.633)-0.245" office:value-type="float" office:value="-0.28518836682256" calcext:value-type="float">
            <text:p>-0.2851883668</text:p>
          </table:table-cell>
          <table:table-cell table:formula="of:=([.I67]^2)*(-0.189)+([.I67])*(0.905)-0.392" office:value-type="float" office:value="0.508297983938299" calcext:value-type="float">
            <text:p>0.5082979839</text:p>
          </table:table-cell>
          <table:table-cell table:number-columns-repeated="1007"/>
        </table:table-row>
        <table:table-row table:style-name="ro1">
          <table:table-cell table:formula="of:=[Datos_Nao.A68]" office:value-type="float" office:value="-0.029692767187953" calcext:value-type="float">
            <text:p>-0.0296927672</text:p>
          </table:table-cell>
          <table:table-cell table:formula="of:=[Datos_Nao.B68]" office:value-type="float" office:value="-0.0505867898464203" calcext:value-type="float">
            <text:p>-0.0505867898</text:p>
          </table:table-cell>
          <table:table-cell table:formula="of:=[Datos_Nao.C68]" office:value-type="float" office:value="0.322681099176407" calcext:value-type="float">
            <text:p>0.3226810992</text:p>
          </table:table-cell>
          <table:table-cell table:formula="of:=[Datos_Nao.D68]" office:value-type="float" office:value="-0.0944762676954269" calcext:value-type="float">
            <text:p>-0.0944762677</text:p>
          </table:table-cell>
          <table:table-cell table:formula="of:=[Datos_Nao.E68]" office:value-type="float" office:value="-0.0428713224828243" calcext:value-type="float">
            <text:p>-0.0428713225</text:p>
          </table:table-cell>
          <table:table-cell table:formula="of:=[Datos_Nao.F68]" office:value-type="float" office:value="-0.0608146153390408" calcext:value-type="float">
            <text:p>-0.0608146153</text:p>
          </table:table-cell>
          <table:table-cell/>
          <table:table-cell table:formula="of:=[Datos_MoCap.A68]" office:value-type="float" office:value="0.045771" calcext:value-type="float">
            <text:p>0.045771</text:p>
          </table:table-cell>
          <table:table-cell table:formula="of:=[Datos_MoCap.B68]" office:value-type="float" office:value="1.409952" calcext:value-type="float">
            <text:p>1.409952</text:p>
          </table:table-cell>
          <table:table-cell table:formula="of:=[Datos_MoCap.C68]" office:value-type="float" office:value="0.058625" calcext:value-type="float">
            <text:p>0.058625</text:p>
          </table:table-cell>
          <table:table-cell table:formula="of:=[Datos_MoCap.D68]" office:value-type="float" office:value="0.005854" calcext:value-type="float">
            <text:p>0.005854</text:p>
          </table:table-cell>
          <table:table-cell table:formula="of:=[Datos_MoCap.F68]" office:value-type="float" office:value="-0.020708" calcext:value-type="float">
            <text:p>-0.020708</text:p>
          </table:table-cell>
          <table:table-cell table:formula="of:=[Datos_MoCap.E68]" office:value-type="float" office:value="0.076329" calcext:value-type="float">
            <text:p>0.076329</text:p>
          </table:table-cell>
          <table:table-cell/>
          <table:table-cell table:formula="of:=(#REF!68^2)*(0.178)+(#REF!68)*(0.352)-0.013" office:value-type="string" office:string-value="" calcext:value-type="error">
            <text:p>#NAME?</text:p>
          </table:table-cell>
          <table:table-cell table:formula="of:=([.J68]^2)*(-0.89)+([.J68])*(-0.633)-0.245" office:value-type="float" office:value="-0.28516845765625" calcext:value-type="float">
            <text:p>-0.2851684577</text:p>
          </table:table-cell>
          <table:table-cell table:formula="of:=([.I68]^2)*(-0.189)+([.I68])*(0.905)-0.392" office:value-type="float" office:value="0.508281242604544" calcext:value-type="float">
            <text:p>0.5082812426</text:p>
          </table:table-cell>
          <table:table-cell table:number-columns-repeated="1007"/>
        </table:table-row>
        <table:table-row table:style-name="ro1">
          <table:table-cell table:formula="of:=[Datos_Nao.A69]" office:value-type="float" office:value="-0.0298187546432018" calcext:value-type="float">
            <text:p>-0.0298187546</text:p>
          </table:table-cell>
          <table:table-cell table:formula="of:=[Datos_Nao.B69]" office:value-type="float" office:value="-0.0509604401886463" calcext:value-type="float">
            <text:p>-0.0509604402</text:p>
          </table:table-cell>
          <table:table-cell table:formula="of:=[Datos_Nao.C69]" office:value-type="float" office:value="0.32256019115448" calcext:value-type="float">
            <text:p>0.3225601912</text:p>
          </table:table-cell>
          <table:table-cell table:formula="of:=[Datos_Nao.D69]" office:value-type="float" office:value="-0.0948957055807114" calcext:value-type="float">
            <text:p>-0.0948957056</text:p>
          </table:table-cell>
          <table:table-cell table:formula="of:=[Datos_Nao.E69]" office:value-type="float" office:value="-0.0430560261011124" calcext:value-type="float">
            <text:p>-0.0430560261</text:p>
          </table:table-cell>
          <table:table-cell table:formula="of:=[Datos_Nao.F69]" office:value-type="float" office:value="-0.0613142400979996" calcext:value-type="float">
            <text:p>-0.0613142401</text:p>
          </table:table-cell>
          <table:table-cell/>
          <table:table-cell table:formula="of:=[Datos_MoCap.A69]" office:value-type="float" office:value="0.045339" calcext:value-type="float">
            <text:p>0.045339</text:p>
          </table:table-cell>
          <table:table-cell table:formula="of:=[Datos_MoCap.B69]" office:value-type="float" office:value="1.409928" calcext:value-type="float">
            <text:p>1.409928</text:p>
          </table:table-cell>
          <table:table-cell table:formula="of:=[Datos_MoCap.C69]" office:value-type="float" office:value="0.058606" calcext:value-type="float">
            <text:p>0.058606</text:p>
          </table:table-cell>
          <table:table-cell table:formula="of:=[Datos_MoCap.D69]" office:value-type="float" office:value="0.005687" calcext:value-type="float">
            <text:p>0.005687</text:p>
          </table:table-cell>
          <table:table-cell table:formula="of:=[Datos_MoCap.F69]" office:value-type="float" office:value="-0.020825" calcext:value-type="float">
            <text:p>-0.020825</text:p>
          </table:table-cell>
          <table:table-cell table:formula="of:=[Datos_MoCap.E69]" office:value-type="float" office:value="0.076548" calcext:value-type="float">
            <text:p>0.076548</text:p>
          </table:table-cell>
          <table:table-cell/>
          <table:table-cell table:formula="of:=(#REF!69^2)*(0.178)+(#REF!69)*(0.352)-0.013" office:value-type="string" office:string-value="" calcext:value-type="error">
            <text:p>#NAME?</text:p>
          </table:table-cell>
          <table:table-cell table:formula="of:=([.J69]^2)*(-0.89)+([.J69])*(-0.633)-0.245" office:value-type="float" office:value="-0.28515444828004" calcext:value-type="float">
            <text:p>-0.2851544483</text:p>
          </table:table-cell>
          <table:table-cell table:formula="of:=([.I69]^2)*(-0.189)+([.I69])*(0.905)-0.392" office:value-type="float" office:value="0.508272313580224" calcext:value-type="float">
            <text:p>0.5082723136</text:p>
          </table:table-cell>
          <table:table-cell table:number-columns-repeated="1007"/>
        </table:table-row>
        <table:table-row table:style-name="ro1">
          <table:table-cell table:formula="of:=[Datos_Nao.A70]" office:value-type="float" office:value="-0.029944159090519" calcext:value-type="float">
            <text:p>-0.0299441591</text:p>
          </table:table-cell>
          <table:table-cell table:formula="of:=[Datos_Nao.B70]" office:value-type="float" office:value="-0.0513239465653896" calcext:value-type="float">
            <text:p>-0.0513239466</text:p>
          </table:table-cell>
          <table:table-cell table:formula="of:=[Datos_Nao.C70]" office:value-type="float" office:value="0.322438418865204" calcext:value-type="float">
            <text:p>0.3224384189</text:p>
          </table:table-cell>
          <table:table-cell table:formula="of:=[Datos_Nao.D70]" office:value-type="float" office:value="-0.0953148975968361" calcext:value-type="float">
            <text:p>-0.0953148976</text:p>
          </table:table-cell>
          <table:table-cell table:formula="of:=[Datos_Nao.E70]" office:value-type="float" office:value="-0.0432422645390034" calcext:value-type="float">
            <text:p>-0.0432422645</text:p>
          </table:table-cell>
          <table:table-cell table:formula="of:=[Datos_Nao.F70]" office:value-type="float" office:value="-0.0618057474493981" calcext:value-type="float">
            <text:p>-0.0618057474</text:p>
          </table:table-cell>
          <table:table-cell/>
          <table:table-cell table:formula="of:=[Datos_MoCap.A70]" office:value-type="float" office:value="0.044866" calcext:value-type="float">
            <text:p>0.044866</text:p>
          </table:table-cell>
          <table:table-cell table:formula="of:=[Datos_MoCap.B70]" office:value-type="float" office:value="1.409912" calcext:value-type="float">
            <text:p>1.409912</text:p>
          </table:table-cell>
          <table:table-cell table:formula="of:=[Datos_MoCap.C70]" office:value-type="float" office:value="0.05859" calcext:value-type="float">
            <text:p>0.05859</text:p>
          </table:table-cell>
          <table:table-cell table:formula="of:=[Datos_MoCap.D70]" office:value-type="float" office:value="0.005488" calcext:value-type="float">
            <text:p>0.005488</text:p>
          </table:table-cell>
          <table:table-cell table:formula="of:=[Datos_MoCap.F70]" office:value-type="float" office:value="-0.020974" calcext:value-type="float">
            <text:p>-0.020974</text:p>
          </table:table-cell>
          <table:table-cell table:formula="of:=[Datos_MoCap.E70]" office:value-type="float" office:value="0.07689" calcext:value-type="float">
            <text:p>0.07689</text:p>
          </table:table-cell>
          <table:table-cell/>
          <table:table-cell table:formula="of:=(#REF!70^2)*(0.178)+(#REF!70)*(0.352)-0.013" office:value-type="string" office:string-value="" calcext:value-type="error">
            <text:p>#NAME?</text:p>
          </table:table-cell>
          <table:table-cell table:formula="of:=([.J70]^2)*(-0.89)+([.J70])*(-0.633)-0.245" office:value-type="float" office:value="-0.285142651409" calcext:value-type="float">
            <text:p>-0.2851426514</text:p>
          </table:table-cell>
          <table:table-cell table:formula="of:=([.I70]^2)*(-0.189)+([.I70])*(0.905)-0.392" office:value-type="float" office:value="0.508266360776384" calcext:value-type="float">
            <text:p>0.5082663608</text:p>
          </table:table-cell>
          <table:table-cell table:number-columns-repeated="1007"/>
        </table:table-row>
        <table:table-row table:style-name="ro1">
          <table:table-cell table:formula="of:=[Datos_Nao.A71]" office:value-type="float" office:value="-0.0301924925297499" calcext:value-type="float">
            <text:p>-0.0301924925</text:p>
          </table:table-cell>
          <table:table-cell table:formula="of:=[Datos_Nao.B71]" office:value-type="float" office:value="-0.0520220287144184" calcext:value-type="float">
            <text:p>-0.0520220287</text:p>
          </table:table-cell>
          <table:table-cell table:formula="of:=[Datos_Nao.C71]" office:value-type="float" office:value="0.322194069623947" calcext:value-type="float">
            <text:p>0.3221940696</text:p>
          </table:table-cell>
          <table:table-cell table:formula="of:=[Datos_Nao.D71]" office:value-type="float" office:value="-0.0961465314030647" calcext:value-type="float">
            <text:p>-0.0961465314</text:p>
          </table:table-cell>
          <table:table-cell table:formula="of:=[Datos_Nao.E71]" office:value-type="float" office:value="-0.0436171554028988" calcext:value-type="float">
            <text:p>-0.0436171554</text:p>
          </table:table-cell>
          <table:table-cell table:formula="of:=[Datos_Nao.F71]" office:value-type="float" office:value="-0.0627643391489983" calcext:value-type="float">
            <text:p>-0.0627643391</text:p>
          </table:table-cell>
          <table:table-cell/>
          <table:table-cell table:formula="of:=[Datos_MoCap.A71]" office:value-type="float" office:value="0.044413" calcext:value-type="float">
            <text:p>0.044413</text:p>
          </table:table-cell>
          <table:table-cell table:formula="of:=[Datos_MoCap.B71]" office:value-type="float" office:value="1.411015" calcext:value-type="float">
            <text:p>1.411015</text:p>
          </table:table-cell>
          <table:table-cell table:formula="of:=[Datos_MoCap.C71]" office:value-type="float" office:value="0.059325" calcext:value-type="float">
            <text:p>0.059325</text:p>
          </table:table-cell>
          <table:table-cell table:formula="of:=[Datos_MoCap.D71]" office:value-type="float" office:value="0.010386" calcext:value-type="float">
            <text:p>0.010386</text:p>
          </table:table-cell>
          <table:table-cell table:formula="of:=[Datos_MoCap.F71]" office:value-type="float" office:value="-0.022874" calcext:value-type="float">
            <text:p>-0.022874</text:p>
          </table:table-cell>
          <table:table-cell table:formula="of:=[Datos_MoCap.E71]" office:value-type="float" office:value="0.078436" calcext:value-type="float">
            <text:p>0.078436</text:p>
          </table:table-cell>
          <table:table-cell/>
          <table:table-cell table:formula="of:=(#REF!71^2)*(0.178)+(#REF!71)*(0.352)-0.013" office:value-type="string" office:string-value="" calcext:value-type="error">
            <text:p>#NAME?</text:p>
          </table:table-cell>
          <table:table-cell table:formula="of:=([.J71]^2)*(-0.89)+([.J71])*(-0.633)-0.245" office:value-type="float" office:value="-0.28568504050625" calcext:value-type="float">
            <text:p>-0.2856850405</text:p>
          </table:table-cell>
          <table:table-cell table:formula="of:=([.I71]^2)*(-0.189)+([.I71])*(0.905)-0.392" office:value-type="float" office:value="0.508676505587475" calcext:value-type="float">
            <text:p>0.5086765056</text:p>
          </table:table-cell>
          <table:table-cell table:number-columns-repeated="1007"/>
        </table:table-row>
        <table:table-row table:style-name="ro1">
          <table:table-cell table:formula="of:=[Datos_Nao.A72]" office:value-type="float" office:value="-0.0304366387426853" calcext:value-type="float">
            <text:p>-0.0304366387</text:p>
          </table:table-cell>
          <table:table-cell table:formula="of:=[Datos_Nao.B72]" office:value-type="float" office:value="-0.0526828579604626" calcext:value-type="float">
            <text:p>-0.052682858</text:p>
          </table:table-cell>
          <table:table-cell table:formula="of:=[Datos_Nao.C72]" office:value-type="float" office:value="0.321950942277908" calcext:value-type="float">
            <text:p>0.3219509423</text:p>
          </table:table-cell>
          <table:table-cell table:formula="of:=[Datos_Nao.D72]" office:value-type="float" office:value="-0.0969614386558533" calcext:value-type="float">
            <text:p>-0.0969614387</text:p>
          </table:table-cell>
          <table:table-cell table:formula="of:=[Datos_Nao.E72]" office:value-type="float" office:value="-0.0439927615225315" calcext:value-type="float">
            <text:p>-0.0439927615</text:p>
          </table:table-cell>
          <table:table-cell table:formula="of:=[Datos_Nao.F72]" office:value-type="float" office:value="-0.0636889114975929" calcext:value-type="float">
            <text:p>-0.0636889115</text:p>
          </table:table-cell>
          <table:table-cell/>
          <table:table-cell table:formula="of:=[Datos_MoCap.A72]" office:value-type="float" office:value="0.043961" calcext:value-type="float">
            <text:p>0.043961</text:p>
          </table:table-cell>
          <table:table-cell table:formula="of:=[Datos_MoCap.B72]" office:value-type="float" office:value="1.411007" calcext:value-type="float">
            <text:p>1.411007</text:p>
          </table:table-cell>
          <table:table-cell table:formula="of:=[Datos_MoCap.C72]" office:value-type="float" office:value="0.059326" calcext:value-type="float">
            <text:p>0.059326</text:p>
          </table:table-cell>
          <table:table-cell table:formula="of:=[Datos_MoCap.D72]" office:value-type="float" office:value="0.01028" calcext:value-type="float">
            <text:p>0.01028</text:p>
          </table:table-cell>
          <table:table-cell table:formula="of:=[Datos_MoCap.F72]" office:value-type="float" office:value="-0.023092" calcext:value-type="float">
            <text:p>-0.023092</text:p>
          </table:table-cell>
          <table:table-cell table:formula="of:=[Datos_MoCap.E72]" office:value-type="float" office:value="0.078737" calcext:value-type="float">
            <text:p>0.078737</text:p>
          </table:table-cell>
          <table:table-cell/>
          <table:table-cell table:formula="of:=(#REF!72^2)*(0.178)+(#REF!72)*(0.352)-0.013" office:value-type="string" office:string-value="" calcext:value-type="error">
            <text:p>#NAME?</text:p>
          </table:table-cell>
          <table:table-cell table:formula="of:=([.J72]^2)*(-0.89)+([.J72])*(-0.633)-0.245" office:value-type="float" office:value="-0.28568577910564" calcext:value-type="float">
            <text:p>-0.2856857791</text:p>
          </table:table-cell>
          <table:table-cell table:formula="of:=([.I72]^2)*(-0.189)+([.I72])*(0.905)-0.392" office:value-type="float" office:value="0.508673532484739" calcext:value-type="float">
            <text:p>0.5086735325</text:p>
          </table:table-cell>
          <table:table-cell table:number-columns-repeated="1007"/>
        </table:table-row>
        <table:table-row table:style-name="ro1">
          <table:table-cell table:formula="of:=[Datos_Nao.A73]" office:value-type="float" office:value="-0.0307932235300541" calcext:value-type="float">
            <text:p>-0.0307932235</text:p>
          </table:table-cell>
          <table:table-cell table:formula="of:=[Datos_Nao.B73]" office:value-type="float" office:value="-0.0536057054996491" calcext:value-type="float">
            <text:p>-0.0536057055</text:p>
          </table:table-cell>
          <table:table-cell table:formula="of:=[Datos_Nao.C73]" office:value-type="float" office:value="0.321593165397644" calcext:value-type="float">
            <text:p>0.3215931654</text:p>
          </table:table-cell>
          <table:table-cell table:formula="of:=[Datos_Nao.D73]" office:value-type="float" office:value="-0.0981386750936508" calcext:value-type="float">
            <text:p>-0.0981386751</text:p>
          </table:table-cell>
          <table:table-cell table:formula="of:=[Datos_Nao.E73]" office:value-type="float" office:value="-0.0445534400641918" calcext:value-type="float">
            <text:p>-0.0445534401</text:p>
          </table:table-cell>
          <table:table-cell table:formula="of:=[Datos_Nao.F73]" office:value-type="float" office:value="-0.0650080740451813" calcext:value-type="float">
            <text:p>-0.065008074</text:p>
          </table:table-cell>
          <table:table-cell/>
          <table:table-cell table:formula="of:=[Datos_MoCap.A73]" office:value-type="float" office:value="0.043488" calcext:value-type="float">
            <text:p>0.043488</text:p>
          </table:table-cell>
          <table:table-cell table:formula="of:=[Datos_MoCap.B73]" office:value-type="float" office:value="1.41104" calcext:value-type="float">
            <text:p>1.41104</text:p>
          </table:table-cell>
          <table:table-cell table:formula="of:=[Datos_MoCap.C73]" office:value-type="float" office:value="0.059345" calcext:value-type="float">
            <text:p>0.059345</text:p>
          </table:table-cell>
          <table:table-cell table:formula="of:=[Datos_MoCap.D73]" office:value-type="float" office:value="0.010154" calcext:value-type="float">
            <text:p>0.010154</text:p>
          </table:table-cell>
          <table:table-cell table:formula="of:=[Datos_MoCap.F73]" office:value-type="float" office:value="-0.023408" calcext:value-type="float">
            <text:p>-0.023408</text:p>
          </table:table-cell>
          <table:table-cell table:formula="of:=[Datos_MoCap.E73]" office:value-type="float" office:value="0.079057" calcext:value-type="float">
            <text:p>0.079057</text:p>
          </table:table-cell>
          <table:table-cell/>
          <table:table-cell table:formula="of:=(#REF!73^2)*(0.178)+(#REF!73)*(0.352)-0.013" office:value-type="string" office:string-value="" calcext:value-type="error">
            <text:p>#NAME?</text:p>
          </table:table-cell>
          <table:table-cell table:formula="of:=([.J73]^2)*(-0.89)+([.J73])*(-0.633)-0.245" office:value-type="float" office:value="-0.28569981283225" calcext:value-type="float">
            <text:p>-0.2856998128</text:p>
          </table:table-cell>
          <table:table-cell table:formula="of:=([.I73]^2)*(-0.189)+([.I73])*(0.905)-0.392" office:value-type="float" office:value="0.5086857963776" calcext:value-type="float">
            <text:p>0.5086857964</text:p>
          </table:table-cell>
          <table:table-cell table:number-columns-repeated="1007"/>
        </table:table-row>
        <table:table-row table:style-name="ro1">
          <table:table-cell table:formula="of:=[Datos_Nao.A74]" office:value-type="float" office:value="-0.0310237854719162" calcext:value-type="float">
            <text:p>-0.0310237855</text:p>
          </table:table-cell>
          <table:table-cell table:formula="of:=[Datos_Nao.B74]" office:value-type="float" office:value="-0.0541754588484764" calcext:value-type="float">
            <text:p>-0.0541754588</text:p>
          </table:table-cell>
          <table:table-cell table:formula="of:=[Datos_Nao.C74]" office:value-type="float" office:value="0.321361601352692" calcext:value-type="float">
            <text:p>0.3213616014</text:p>
          </table:table-cell>
          <table:table-cell table:formula="of:=[Datos_Nao.D74]" office:value-type="float" office:value="-0.0988871529698372" calcext:value-type="float">
            <text:p>-0.098887153</text:p>
          </table:table-cell>
          <table:table-cell table:formula="of:=[Datos_Nao.E74]" office:value-type="float" office:value="-0.0449239388108254" calcext:value-type="float">
            <text:p>-0.0449239388</text:p>
          </table:table-cell>
          <table:table-cell table:formula="of:=[Datos_Nao.F74]" office:value-type="float" office:value="-0.0658400803804398" calcext:value-type="float">
            <text:p>-0.0658400804</text:p>
          </table:table-cell>
          <table:table-cell/>
          <table:table-cell table:formula="of:=[Datos_MoCap.A74]" office:value-type="float" office:value="0.042936" calcext:value-type="float">
            <text:p>0.042936</text:p>
          </table:table-cell>
          <table:table-cell table:formula="of:=[Datos_MoCap.B74]" office:value-type="float" office:value="1.411022" calcext:value-type="float">
            <text:p>1.411022</text:p>
          </table:table-cell>
          <table:table-cell table:formula="of:=[Datos_MoCap.C74]" office:value-type="float" office:value="0.059366" calcext:value-type="float">
            <text:p>0.059366</text:p>
          </table:table-cell>
          <table:table-cell table:formula="of:=[Datos_MoCap.D74]" office:value-type="float" office:value="0.010071" calcext:value-type="float">
            <text:p>0.010071</text:p>
          </table:table-cell>
          <table:table-cell table:formula="of:=[Datos_MoCap.F74]" office:value-type="float" office:value="-0.023468" calcext:value-type="float">
            <text:p>-0.023468</text:p>
          </table:table-cell>
          <table:table-cell table:formula="of:=[Datos_MoCap.E74]" office:value-type="float" office:value="0.079463" calcext:value-type="float">
            <text:p>0.079463</text:p>
          </table:table-cell>
          <table:table-cell/>
          <table:table-cell table:formula="of:=(#REF!74^2)*(0.178)+(#REF!74)*(0.352)-0.013" office:value-type="string" office:string-value="" calcext:value-type="error">
            <text:p>#NAME?</text:p>
          </table:table-cell>
          <table:table-cell table:formula="of:=([.J74]^2)*(-0.89)+([.J74])*(-0.633)-0.245" office:value-type="float" office:value="-0.28571532454084" calcext:value-type="float">
            <text:p>-0.2857153245</text:p>
          </table:table-cell>
          <table:table-cell table:formula="of:=([.I74]^2)*(-0.189)+([.I74])*(0.905)-0.392" office:value-type="float" office:value="0.508679107032524" calcext:value-type="float">
            <text:p>0.508679107</text:p>
          </table:table-cell>
          <table:table-cell table:number-columns-repeated="1007"/>
        </table:table-row>
        <table:table-row table:style-name="ro1">
          <table:table-cell table:formula="of:=[Datos_Nao.A75]" office:value-type="float" office:value="-0.0312481671571732" calcext:value-type="float">
            <text:p>-0.0312481672</text:p>
          </table:table-cell>
          <table:table-cell table:formula="of:=[Datos_Nao.B75]" office:value-type="float" office:value="-0.0547083057463169" calcext:value-type="float">
            <text:p>-0.0547083057</text:p>
          </table:table-cell>
          <table:table-cell table:formula="of:=[Datos_Nao.C75]" office:value-type="float" office:value="0.321137130260468" calcext:value-type="float">
            <text:p>0.3211371303</text:p>
          </table:table-cell>
          <table:table-cell table:formula="of:=[Datos_Nao.D75]" office:value-type="float" office:value="-0.099603109061718" calcext:value-type="float">
            <text:p>-0.0996031091</text:p>
          </table:table-cell>
          <table:table-cell table:formula="of:=[Datos_Nao.E75]" office:value-type="float" office:value="-0.0452912673354149" calcext:value-type="float">
            <text:p>-0.0452912673</text:p>
          </table:table-cell>
          <table:table-cell table:formula="of:=[Datos_Nao.F75]" office:value-type="float" office:value="-0.0666317939758301" calcext:value-type="float">
            <text:p>-0.066631794</text:p>
          </table:table-cell>
          <table:table-cell/>
          <table:table-cell table:formula="of:=[Datos_MoCap.A75]" office:value-type="float" office:value="0.042428" calcext:value-type="float">
            <text:p>0.042428</text:p>
          </table:table-cell>
          <table:table-cell table:formula="of:=[Datos_MoCap.B75]" office:value-type="float" office:value="1.411031" calcext:value-type="float">
            <text:p>1.411031</text:p>
          </table:table-cell>
          <table:table-cell table:formula="of:=[Datos_MoCap.C75]" office:value-type="float" office:value="0.059363" calcext:value-type="float">
            <text:p>0.059363</text:p>
          </table:table-cell>
          <table:table-cell table:formula="of:=[Datos_MoCap.D75]" office:value-type="float" office:value="0.010064" calcext:value-type="float">
            <text:p>0.010064</text:p>
          </table:table-cell>
          <table:table-cell table:formula="of:=[Datos_MoCap.F75]" office:value-type="float" office:value="-0.023663" calcext:value-type="float">
            <text:p>-0.023663</text:p>
          </table:table-cell>
          <table:table-cell table:formula="of:=[Datos_MoCap.E75]" office:value-type="float" office:value="0.079701" calcext:value-type="float">
            <text:p>0.079701</text:p>
          </table:table-cell>
          <table:table-cell/>
          <table:table-cell table:formula="of:=(#REF!75^2)*(0.178)+(#REF!75)*(0.352)-0.013" office:value-type="string" office:string-value="" calcext:value-type="error">
            <text:p>#NAME?</text:p>
          </table:table-cell>
          <table:table-cell table:formula="of:=([.J75]^2)*(-0.89)+([.J75])*(-0.633)-0.245" office:value-type="float" office:value="-0.28571310853441" calcext:value-type="float">
            <text:p>-0.2857131085</text:p>
          </table:table-cell>
          <table:table-cell table:formula="of:=([.I75]^2)*(-0.189)+([.I75])*(0.905)-0.392" office:value-type="float" office:value="0.508682451720371" calcext:value-type="float">
            <text:p>0.5086824517</text:p>
          </table:table-cell>
          <table:table-cell table:number-columns-repeated="1007"/>
        </table:table-row>
        <table:table-row table:style-name="ro1">
          <table:table-cell table:formula="of:=[Datos_Nao.A76]" office:value-type="float" office:value="-0.0314660742878914" calcext:value-type="float">
            <text:p>-0.0314660743</text:p>
          </table:table-cell>
          <table:table-cell table:formula="of:=[Datos_Nao.B76]" office:value-type="float" office:value="-0.0552037246525288" calcext:value-type="float">
            <text:p>-0.0552037247</text:p>
          </table:table-cell>
          <table:table-cell table:formula="of:=[Datos_Nao.C76]" office:value-type="float" office:value="0.320920795202255" calcext:value-type="float">
            <text:p>0.3209207952</text:p>
          </table:table-cell>
          <table:table-cell table:formula="of:=[Datos_Nao.D76]" office:value-type="float" office:value="-0.100284248590469" calcext:value-type="float">
            <text:p>-0.1002842486</text:p>
          </table:table-cell>
          <table:table-cell table:formula="of:=[Datos_Nao.E76]" office:value-type="float" office:value="-0.0456552989780903" calcext:value-type="float">
            <text:p>-0.045655299</text:p>
          </table:table-cell>
          <table:table-cell table:formula="of:=[Datos_Nao.F76]" office:value-type="float" office:value="-0.0673815831542015" calcext:value-type="float">
            <text:p>-0.0673815832</text:p>
          </table:table-cell>
          <table:table-cell/>
          <table:table-cell table:formula="of:=[Datos_MoCap.A76]" office:value-type="float" office:value="0.041937" calcext:value-type="float">
            <text:p>0.041937</text:p>
          </table:table-cell>
          <table:table-cell table:formula="of:=[Datos_MoCap.B76]" office:value-type="float" office:value="1.411013" calcext:value-type="float">
            <text:p>1.411013</text:p>
          </table:table-cell>
          <table:table-cell table:formula="of:=[Datos_MoCap.C76]" office:value-type="float" office:value="0.059364" calcext:value-type="float">
            <text:p>0.059364</text:p>
          </table:table-cell>
          <table:table-cell table:formula="of:=[Datos_MoCap.D76]" office:value-type="float" office:value="0.009937" calcext:value-type="float">
            <text:p>0.009937</text:p>
          </table:table-cell>
          <table:table-cell table:formula="of:=[Datos_MoCap.F76]" office:value-type="float" office:value="-0.023793" calcext:value-type="float">
            <text:p>-0.023793</text:p>
          </table:table-cell>
          <table:table-cell table:formula="of:=[Datos_MoCap.E76]" office:value-type="float" office:value="0.07984" calcext:value-type="float">
            <text:p>0.07984</text:p>
          </table:table-cell>
          <table:table-cell/>
          <table:table-cell table:formula="of:=(#REF!76^2)*(0.178)+(#REF!76)*(0.352)-0.013" office:value-type="string" office:string-value="" calcext:value-type="error">
            <text:p>#NAME?</text:p>
          </table:table-cell>
          <table:table-cell table:formula="of:=([.J76]^2)*(-0.89)+([.J76])*(-0.633)-0.245" office:value-type="float" office:value="-0.28571384720144" calcext:value-type="float">
            <text:p>-0.2857138472</text:p>
          </table:table-cell>
          <table:table-cell table:formula="of:=([.I76]^2)*(-0.189)+([.I76])*(0.905)-0.392" office:value-type="float" office:value="0.508675762314059" calcext:value-type="float">
            <text:p>0.5086757623</text:p>
          </table:table-cell>
          <table:table-cell table:number-columns-repeated="1007"/>
        </table:table-row>
        <table:table-row table:style-name="ro1">
          <table:table-cell table:formula="of:=[Datos_Nao.A77]" office:value-type="float" office:value="-0.0316772758960724" calcext:value-type="float">
            <text:p>-0.0316772759</text:p>
          </table:table-cell>
          <table:table-cell table:formula="of:=[Datos_Nao.B77]" office:value-type="float" office:value="-0.0556608363986015" calcext:value-type="float">
            <text:p>-0.0556608364</text:p>
          </table:table-cell>
          <table:table-cell table:formula="of:=[Datos_Nao.C77]" office:value-type="float" office:value="0.320713639259338" calcext:value-type="float">
            <text:p>0.3207136393</text:p>
          </table:table-cell>
          <table:table-cell table:formula="of:=[Datos_Nao.D77]" office:value-type="float" office:value="-0.100928790867329" calcext:value-type="float">
            <text:p>-0.1009287909</text:p>
          </table:table-cell>
          <table:table-cell table:formula="of:=[Datos_Nao.E77]" office:value-type="float" office:value="-0.0460160635411739" calcext:value-type="float">
            <text:p>-0.0460160635</text:p>
          </table:table-cell>
          <table:table-cell table:formula="of:=[Datos_Nao.F77]" office:value-type="float" office:value="-0.0680875554680824" calcext:value-type="float">
            <text:p>-0.0680875555</text:p>
          </table:table-cell>
          <table:table-cell/>
          <table:table-cell table:formula="of:=[Datos_MoCap.A77]" office:value-type="float" office:value="0.041413" calcext:value-type="float">
            <text:p>0.041413</text:p>
          </table:table-cell>
          <table:table-cell table:formula="of:=[Datos_MoCap.B77]" office:value-type="float" office:value="1.410994" calcext:value-type="float">
            <text:p>1.410994</text:p>
          </table:table-cell>
          <table:table-cell table:formula="of:=[Datos_MoCap.C77]" office:value-type="float" office:value="0.059358" calcext:value-type="float">
            <text:p>0.059358</text:p>
          </table:table-cell>
          <table:table-cell table:formula="of:=[Datos_MoCap.D77]" office:value-type="float" office:value="0.009898" calcext:value-type="float">
            <text:p>0.009898</text:p>
          </table:table-cell>
          <table:table-cell table:formula="of:=[Datos_MoCap.F77]" office:value-type="float" office:value="-0.023851" calcext:value-type="float">
            <text:p>-0.023851</text:p>
          </table:table-cell>
          <table:table-cell table:formula="of:=[Datos_MoCap.E77]" office:value-type="float" office:value="0.080111" calcext:value-type="float">
            <text:p>0.080111</text:p>
          </table:table-cell>
          <table:table-cell/>
          <table:table-cell table:formula="of:=(#REF!77^2)*(0.178)+(#REF!77)*(0.352)-0.013" office:value-type="string" office:string-value="" calcext:value-type="error">
            <text:p>#NAME?</text:p>
          </table:table-cell>
          <table:table-cell table:formula="of:=([.J77]^2)*(-0.89)+([.J77])*(-0.633)-0.245" office:value-type="float" office:value="-0.28570941522596" calcext:value-type="float">
            <text:p>-0.2857094152</text:p>
          </table:table-cell>
          <table:table-cell table:formula="of:=([.I77]^2)*(-0.189)+([.I77])*(0.905)-0.392" office:value-type="float" office:value="0.508668701141196" calcext:value-type="float">
            <text:p>0.5086687011</text:p>
          </table:table-cell>
          <table:table-cell table:number-columns-repeated="1007"/>
        </table:table-row>
        <table:table-row table:style-name="ro1">
          <table:table-cell table:formula="of:=[Datos_Nao.A78]" office:value-type="float" office:value="-0.0318815894424915" calcext:value-type="float">
            <text:p>-0.0318815894</text:p>
          </table:table-cell>
          <table:table-cell table:formula="of:=[Datos_Nao.B78]" office:value-type="float" office:value="-0.0560789108276367" calcext:value-type="float">
            <text:p>-0.0560789108</text:p>
          </table:table-cell>
          <table:table-cell table:formula="of:=[Datos_Nao.C78]" office:value-type="float" office:value="0.320516526699066" calcext:value-type="float">
            <text:p>0.3205165267</text:p>
          </table:table-cell>
          <table:table-cell table:formula="of:=[Datos_Nao.D78]" office:value-type="float" office:value="-0.101535201072693" calcext:value-type="float">
            <text:p>-0.1015352011</text:p>
          </table:table-cell>
          <table:table-cell table:formula="of:=[Datos_Nao.E78]" office:value-type="float" office:value="-0.0463737398386002" calcext:value-type="float">
            <text:p>-0.0463737398</text:p>
          </table:table-cell>
          <table:table-cell table:formula="of:=[Datos_Nao.F78]" office:value-type="float" office:value="-0.0687479004263878" calcext:value-type="float">
            <text:p>-0.0687479004</text:p>
          </table:table-cell>
          <table:table-cell/>
          <table:table-cell table:formula="of:=[Datos_MoCap.A78]" office:value-type="float" office:value="0.040879" calcext:value-type="float">
            <text:p>0.040879</text:p>
          </table:table-cell>
          <table:table-cell table:formula="of:=[Datos_MoCap.B78]" office:value-type="float" office:value="1.410985" calcext:value-type="float">
            <text:p>1.410985</text:p>
          </table:table-cell>
          <table:table-cell table:formula="of:=[Datos_MoCap.C78]" office:value-type="float" office:value="0.059337" calcext:value-type="float">
            <text:p>0.059337</text:p>
          </table:table-cell>
          <table:table-cell table:formula="of:=[Datos_MoCap.D78]" office:value-type="float" office:value="0.00985" calcext:value-type="float">
            <text:p>0.00985</text:p>
          </table:table-cell>
          <table:table-cell table:formula="of:=[Datos_MoCap.F78]" office:value-type="float" office:value="-0.024055" calcext:value-type="float">
            <text:p>-0.024055</text:p>
          </table:table-cell>
          <table:table-cell table:formula="of:=[Datos_MoCap.E78]" office:value-type="float" office:value="0.0803" calcext:value-type="float">
            <text:p>0.0803</text:p>
          </table:table-cell>
          <table:table-cell/>
          <table:table-cell table:formula="of:=(#REF!78^2)*(0.178)+(#REF!78)*(0.352)-0.013" office:value-type="string" office:string-value="" calcext:value-type="error">
            <text:p>#NAME?</text:p>
          </table:table-cell>
          <table:table-cell table:formula="of:=([.J78]^2)*(-0.89)+([.J78])*(-0.633)-0.245" office:value-type="float" office:value="-0.28569390381641" calcext:value-type="float">
            <text:p>-0.2856939038</text:p>
          </table:table-cell>
          <table:table-cell table:formula="of:=([.I78]^2)*(-0.189)+([.I78])*(0.905)-0.392" office:value-type="float" office:value="0.508665356327475" calcext:value-type="float">
            <text:p>0.5086653563</text:p>
          </table:table-cell>
          <table:table-cell table:number-columns-repeated="1007"/>
        </table:table-row>
        <table:table-row table:style-name="ro1">
          <table:table-cell table:formula="of:=[Datos_Nao.A79]" office:value-type="float" office:value="-0.0319810844957829" calcext:value-type="float">
            <text:p>-0.0319810845</text:p>
          </table:table-cell>
          <table:table-cell table:formula="of:=[Datos_Nao.B79]" office:value-type="float" office:value="-0.0562729462981224" calcext:value-type="float">
            <text:p>-0.0562729463</text:p>
          </table:table-cell>
          <table:table-cell table:formula="of:=[Datos_Nao.C79]" office:value-type="float" office:value="0.320421993732452" calcext:value-type="float">
            <text:p>0.3204219937</text:p>
          </table:table-cell>
          <table:table-cell table:formula="of:=[Datos_Nao.D79]" office:value-type="float" office:value="-0.101823672652245" calcext:value-type="float">
            <text:p>-0.1018236727</text:p>
          </table:table-cell>
          <table:table-cell table:formula="of:=[Datos_Nao.E79]" office:value-type="float" office:value="-0.0465514808893204" calcext:value-type="float">
            <text:p>-0.0465514809</text:p>
          </table:table-cell>
          <table:table-cell table:formula="of:=[Datos_Nao.F79]" office:value-type="float" office:value="-0.0690603479743004" calcext:value-type="float">
            <text:p>-0.069060348</text:p>
          </table:table-cell>
          <table:table-cell/>
          <table:table-cell table:formula="of:=[Datos_MoCap.A79]" office:value-type="float" office:value="0.040396" calcext:value-type="float">
            <text:p>0.040396</text:p>
          </table:table-cell>
          <table:table-cell table:formula="of:=[Datos_MoCap.B79]" office:value-type="float" office:value="1.410986" calcext:value-type="float">
            <text:p>1.410986</text:p>
          </table:table-cell>
          <table:table-cell table:formula="of:=[Datos_MoCap.C79]" office:value-type="float" office:value="0.059275" calcext:value-type="float">
            <text:p>0.059275</text:p>
          </table:table-cell>
          <table:table-cell table:formula="of:=[Datos_MoCap.D79]" office:value-type="float" office:value="0.009879" calcext:value-type="float">
            <text:p>0.009879</text:p>
          </table:table-cell>
          <table:table-cell table:formula="of:=[Datos_MoCap.F79]" office:value-type="float" office:value="-0.02423" calcext:value-type="float">
            <text:p>-0.02423</text:p>
          </table:table-cell>
          <table:table-cell table:formula="of:=[Datos_MoCap.E79]" office:value-type="float" office:value="0.080375" calcext:value-type="float">
            <text:p>0.080375</text:p>
          </table:table-cell>
          <table:table-cell/>
          <table:table-cell table:formula="of:=(#REF!79^2)*(0.178)+(#REF!79)*(0.352)-0.013" office:value-type="string" office:string-value="" calcext:value-type="error">
            <text:p>#NAME?</text:p>
          </table:table-cell>
          <table:table-cell table:formula="of:=([.J79]^2)*(-0.89)+([.J79])*(-0.633)-0.245" office:value-type="float" office:value="-0.28564811280625" calcext:value-type="float">
            <text:p>-0.2856481128</text:p>
          </table:table-cell>
          <table:table-cell table:formula="of:=([.I79]^2)*(-0.189)+([.I79])*(0.905)-0.392" office:value-type="float" office:value="0.508665727974956" calcext:value-type="float">
            <text:p>0.508665728</text:p>
          </table:table-cell>
          <table:table-cell table:number-columns-repeated="1007"/>
        </table:table-row>
        <table:table-row table:style-name="ro1">
          <table:table-cell table:formula="of:=[Datos_Nao.A80]" office:value-type="float" office:value="-0.0321746915578842" calcext:value-type="float">
            <text:p>-0.0321746916</text:p>
          </table:table-cell>
          <table:table-cell table:formula="of:=[Datos_Nao.B80]" office:value-type="float" office:value="-0.0566305890679359" calcext:value-type="float">
            <text:p>-0.0566305891</text:p>
          </table:table-cell>
          <table:table-cell table:formula="of:=[Datos_Nao.C80]" office:value-type="float" office:value="0.320241510868072" calcext:value-type="float">
            <text:p>0.3202415109</text:p>
          </table:table-cell>
          <table:table-cell table:formula="of:=[Datos_Nao.D80]" office:value-type="float" office:value="-0.102370351552963" calcext:value-type="float">
            <text:p>-0.1023703516</text:p>
          </table:table-cell>
          <table:table-cell table:formula="of:=[Datos_Nao.E80]" office:value-type="float" office:value="-0.0469049662351608" calcext:value-type="float">
            <text:p>-0.0469049662</text:p>
          </table:table-cell>
          <table:table-cell table:formula="of:=[Datos_Nao.F80]" office:value-type="float" office:value="-0.0696487575769424" calcext:value-type="float">
            <text:p>-0.0696487576</text:p>
          </table:table-cell>
          <table:table-cell/>
          <table:table-cell table:formula="of:=[Datos_MoCap.A80]" office:value-type="float" office:value="0.039912" calcext:value-type="float">
            <text:p>0.039912</text:p>
          </table:table-cell>
          <table:table-cell table:formula="of:=[Datos_MoCap.B80]" office:value-type="float" office:value="1.410979" calcext:value-type="float">
            <text:p>1.410979</text:p>
          </table:table-cell>
          <table:table-cell table:formula="of:=[Datos_MoCap.C80]" office:value-type="float" office:value="0.059188" calcext:value-type="float">
            <text:p>0.059188</text:p>
          </table:table-cell>
          <table:table-cell table:formula="of:=[Datos_MoCap.D80]" office:value-type="float" office:value="0.009819" calcext:value-type="float">
            <text:p>0.009819</text:p>
          </table:table-cell>
          <table:table-cell table:formula="of:=[Datos_MoCap.F80]" office:value-type="float" office:value="-0.02437" calcext:value-type="float">
            <text:p>-0.02437</text:p>
          </table:table-cell>
          <table:table-cell table:formula="of:=[Datos_MoCap.E80]" office:value-type="float" office:value="0.080366" calcext:value-type="float">
            <text:p>0.080366</text:p>
          </table:table-cell>
          <table:table-cell/>
          <table:table-cell table:formula="of:=(#REF!80^2)*(0.178)+(#REF!80)*(0.352)-0.013" office:value-type="string" office:string-value="" calcext:value-type="error">
            <text:p>#NAME?</text:p>
          </table:table-cell>
          <table:table-cell table:formula="of:=([.J80]^2)*(-0.89)+([.J80])*(-0.633)-0.245" office:value-type="float" office:value="-0.28558386921616" calcext:value-type="float">
            <text:p>-0.2855838692</text:p>
          </table:table-cell>
          <table:table-cell table:formula="of:=([.I80]^2)*(-0.189)+([.I80])*(0.905)-0.392" office:value-type="float" office:value="0.508663126434651" calcext:value-type="float">
            <text:p>0.5086631264</text:p>
          </table:table-cell>
          <table:table-cell table:number-columns-repeated="1007"/>
        </table:table-row>
        <table:table-row table:style-name="ro1">
          <table:table-cell table:formula="of:=[Datos_Nao.A81]" office:value-type="float" office:value="-0.0322687774896622" calcext:value-type="float">
            <text:p>-0.0322687775</text:p>
          </table:table-cell>
          <table:table-cell table:formula="of:=[Datos_Nao.B81]" office:value-type="float" office:value="-0.0567938759922981" calcext:value-type="float">
            <text:p>-0.056793876</text:p>
          </table:table-cell>
          <table:table-cell table:formula="of:=[Datos_Nao.C81]" office:value-type="float" office:value="0.320155769586563" calcext:value-type="float">
            <text:p>0.3201557696</text:p>
          </table:table-cell>
          <table:table-cell table:formula="of:=[Datos_Nao.D81]" office:value-type="float" office:value="-0.102628238499165" calcext:value-type="float">
            <text:p>-0.1026282385</text:p>
          </table:table-cell>
          <table:table-cell table:formula="of:=[Datos_Nao.E81]" office:value-type="float" office:value="-0.0470807813107967" calcext:value-type="float">
            <text:p>-0.0470807813</text:p>
          </table:table-cell>
          <table:table-cell table:formula="of:=[Datos_Nao.F81]" office:value-type="float" office:value="-0.0699242055416107" calcext:value-type="float">
            <text:p>-0.0699242055</text:p>
          </table:table-cell>
          <table:table-cell/>
          <table:table-cell table:formula="of:=[Datos_MoCap.A81]" office:value-type="float" office:value="0.039383" calcext:value-type="float">
            <text:p>0.039383</text:p>
          </table:table-cell>
          <table:table-cell table:formula="of:=[Datos_MoCap.B81]" office:value-type="float" office:value="1.410972" calcext:value-type="float">
            <text:p>1.410972</text:p>
          </table:table-cell>
          <table:table-cell table:formula="of:=[Datos_MoCap.C81]" office:value-type="float" office:value="0.059118" calcext:value-type="float">
            <text:p>0.059118</text:p>
          </table:table-cell>
          <table:table-cell table:formula="of:=[Datos_MoCap.D81]" office:value-type="float" office:value="0.01002" calcext:value-type="float">
            <text:p>0.01002</text:p>
          </table:table-cell>
          <table:table-cell table:formula="of:=[Datos_MoCap.F81]" office:value-type="float" office:value="-0.024403" calcext:value-type="float">
            <text:p>-0.024403</text:p>
          </table:table-cell>
          <table:table-cell table:formula="of:=[Datos_MoCap.E81]" office:value-type="float" office:value="0.080394" calcext:value-type="float">
            <text:p>0.080394</text:p>
          </table:table-cell>
          <table:table-cell/>
          <table:table-cell table:formula="of:=(#REF!81^2)*(0.178)+(#REF!81)*(0.352)-0.013" office:value-type="string" office:string-value="" calcext:value-type="error">
            <text:p>#NAME?</text:p>
          </table:table-cell>
          <table:table-cell table:formula="of:=([.J81]^2)*(-0.89)+([.J81])*(-0.633)-0.245" office:value-type="float" office:value="-0.28553218875236" calcext:value-type="float">
            <text:p>-0.2855321888</text:p>
          </table:table-cell>
          <table:table-cell table:formula="of:=([.I81]^2)*(-0.189)+([.I81])*(0.905)-0.392" office:value-type="float" office:value="0.508660524875824" calcext:value-type="float">
            <text:p>0.5086605249</text:p>
          </table:table-cell>
          <table:table-cell table:number-columns-repeated="1007"/>
        </table:table-row>
        <table:table-row table:style-name="ro1">
          <table:table-cell table:formula="of:=[Datos_Nao.A82]" office:value-type="float" office:value="-0.0324513465166092" calcext:value-type="float">
            <text:p>-0.0324513465</text:p>
          </table:table-cell>
          <table:table-cell table:formula="of:=[Datos_Nao.B82]" office:value-type="float" office:value="-0.0570889264345169" calcext:value-type="float">
            <text:p>-0.0570889264</text:p>
          </table:table-cell>
          <table:table-cell table:formula="of:=[Datos_Nao.C82]" office:value-type="float" office:value="0.319993764162064" calcext:value-type="float">
            <text:p>0.3199937642</text:p>
          </table:table-cell>
          <table:table-cell table:formula="of:=[Datos_Nao.D82]" office:value-type="float" office:value="-0.103112399578094" calcext:value-type="float">
            <text:p>-0.1031123996</text:p>
          </table:table-cell>
          <table:table-cell table:formula="of:=[Datos_Nao.E82]" office:value-type="float" office:value="-0.0474306903779507" calcext:value-type="float">
            <text:p>-0.0474306904</text:p>
          </table:table-cell>
          <table:table-cell table:formula="of:=[Datos_Nao.F82]" office:value-type="float" office:value="-0.0704364776611328" calcext:value-type="float">
            <text:p>-0.0704364777</text:p>
          </table:table-cell>
          <table:table-cell/>
          <table:table-cell table:formula="of:=[Datos_MoCap.A82]" office:value-type="float" office:value="0.038933" calcext:value-type="float">
            <text:p>0.038933</text:p>
          </table:table-cell>
          <table:table-cell table:formula="of:=[Datos_MoCap.B82]" office:value-type="float" office:value="1.410959" calcext:value-type="float">
            <text:p>1.410959</text:p>
          </table:table-cell>
          <table:table-cell table:formula="of:=[Datos_MoCap.C82]" office:value-type="float" office:value="0.059052" calcext:value-type="float">
            <text:p>0.059052</text:p>
          </table:table-cell>
          <table:table-cell table:formula="of:=[Datos_MoCap.D82]" office:value-type="float" office:value="0.009862" calcext:value-type="float">
            <text:p>0.009862</text:p>
          </table:table-cell>
          <table:table-cell table:formula="of:=[Datos_MoCap.F82]" office:value-type="float" office:value="-0.024582" calcext:value-type="float">
            <text:p>-0.024582</text:p>
          </table:table-cell>
          <table:table-cell table:formula="of:=[Datos_MoCap.E82]" office:value-type="float" office:value="0.080378" calcext:value-type="float">
            <text:p>0.080378</text:p>
          </table:table-cell>
          <table:table-cell/>
          <table:table-cell table:formula="of:=(#REF!82^2)*(0.178)+(#REF!82)*(0.352)-0.013" office:value-type="string" office:string-value="" calcext:value-type="error">
            <text:p>#NAME?</text:p>
          </table:table-cell>
          <table:table-cell table:formula="of:=([.J82]^2)*(-0.89)+([.J82])*(-0.633)-0.245" office:value-type="float" office:value="-0.28548346944656" calcext:value-type="float">
            <text:p>-0.2854834694</text:p>
          </table:table-cell>
          <table:table-cell table:formula="of:=([.I82]^2)*(-0.189)+([.I82])*(0.905)-0.392" office:value-type="float" office:value="0.508655693360291" calcext:value-type="float">
            <text:p>0.5086556934</text:p>
          </table:table-cell>
          <table:table-cell table:number-columns-repeated="1007"/>
        </table:table-row>
        <table:table-row table:style-name="ro1">
          <table:table-cell table:formula="of:=[Datos_Nao.A83]" office:value-type="float" office:value="-0.0326263681054115" calcext:value-type="float">
            <text:p>-0.0326263681</text:p>
          </table:table-cell>
          <table:table-cell table:formula="of:=[Datos_Nao.B83]" office:value-type="float" office:value="-0.0573409646749497" calcext:value-type="float">
            <text:p>-0.0573409647</text:p>
          </table:table-cell>
          <table:table-cell table:formula="of:=[Datos_Nao.C83]" office:value-type="float" office:value="0.319844990968704" calcext:value-type="float">
            <text:p>0.319844991</text:p>
          </table:table-cell>
          <table:table-cell table:formula="of:=[Datos_Nao.D83]" office:value-type="float" office:value="-0.103553436696529" calcext:value-type="float">
            <text:p>-0.1035534367</text:p>
          </table:table-cell>
          <table:table-cell table:formula="of:=[Datos_Nao.E83]" office:value-type="float" office:value="-0.0477786175906658" calcext:value-type="float">
            <text:p>-0.0477786176</text:p>
          </table:table-cell>
          <table:table-cell table:formula="of:=[Datos_Nao.F83]" office:value-type="float" office:value="-0.0708955079317093" calcext:value-type="float">
            <text:p>-0.0708955079</text:p>
          </table:table-cell>
          <table:table-cell/>
          <table:table-cell table:formula="of:=[Datos_MoCap.A83]" office:value-type="float" office:value="0.038482" calcext:value-type="float">
            <text:p>0.038482</text:p>
          </table:table-cell>
          <table:table-cell table:formula="of:=[Datos_MoCap.B83]" office:value-type="float" office:value="1.410979" calcext:value-type="float">
            <text:p>1.410979</text:p>
          </table:table-cell>
          <table:table-cell table:formula="of:=[Datos_MoCap.C83]" office:value-type="float" office:value="0.058925" calcext:value-type="float">
            <text:p>0.058925</text:p>
          </table:table-cell>
          <table:table-cell table:formula="of:=[Datos_MoCap.D83]" office:value-type="float" office:value="0.009655" calcext:value-type="float">
            <text:p>0.009655</text:p>
          </table:table-cell>
          <table:table-cell table:formula="of:=[Datos_MoCap.F83]" office:value-type="float" office:value="-0.02491" calcext:value-type="float">
            <text:p>-0.02491</text:p>
          </table:table-cell>
          <table:table-cell table:formula="of:=[Datos_MoCap.E83]" office:value-type="float" office:value="0.080314" calcext:value-type="float">
            <text:p>0.080314</text:p>
          </table:table-cell>
          <table:table-cell/>
          <table:table-cell table:formula="of:=(#REF!83^2)*(0.178)+(#REF!83)*(0.352)-0.013" office:value-type="string" office:string-value="" calcext:value-type="error">
            <text:p>#NAME?</text:p>
          </table:table-cell>
          <table:table-cell table:formula="of:=([.J83]^2)*(-0.89)+([.J83])*(-0.633)-0.245" office:value-type="float" office:value="-0.28538974350625" calcext:value-type="float">
            <text:p>-0.2853897435</text:p>
          </table:table-cell>
          <table:table-cell table:formula="of:=([.I83]^2)*(-0.189)+([.I83])*(0.905)-0.392" office:value-type="float" office:value="0.508663126434651" calcext:value-type="float">
            <text:p>0.5086631264</text:p>
          </table:table-cell>
          <table:table-cell table:number-columns-repeated="1007"/>
        </table:table-row>
        <table:table-row table:style-name="ro1">
          <table:table-cell table:formula="of:=[Datos_Nao.A84]" office:value-type="float" office:value="-0.0327109917998314" calcext:value-type="float">
            <text:p>-0.0327109918</text:p>
          </table:table-cell>
          <table:table-cell table:formula="of:=[Datos_Nao.B84]" office:value-type="float" office:value="-0.0574505627155304" calcext:value-type="float">
            <text:p>-0.0574505627</text:p>
          </table:table-cell>
          <table:table-cell table:formula="of:=[Datos_Nao.C84]" office:value-type="float" office:value="0.319775819778442" calcext:value-type="float">
            <text:p>0.3197758198</text:p>
          </table:table-cell>
          <table:table-cell table:formula="of:=[Datos_Nao.D84]" office:value-type="float" office:value="-0.103757426142693" calcext:value-type="float">
            <text:p>-0.1037574261</text:p>
          </table:table-cell>
          <table:table-cell table:formula="of:=[Datos_Nao.E84]" office:value-type="float" office:value="-0.0479519292712212" calcext:value-type="float">
            <text:p>-0.0479519293</text:p>
          </table:table-cell>
          <table:table-cell table:formula="of:=[Datos_Nao.F84]" office:value-type="float" office:value="-0.071104608476162" calcext:value-type="float">
            <text:p>-0.0711046085</text:p>
          </table:table-cell>
          <table:table-cell/>
          <table:table-cell table:formula="of:=[Datos_MoCap.A84]" office:value-type="float" office:value="0.038026" calcext:value-type="float">
            <text:p>0.038026</text:p>
          </table:table-cell>
          <table:table-cell table:formula="of:=[Datos_MoCap.B84]" office:value-type="float" office:value="1.410993" calcext:value-type="float">
            <text:p>1.410993</text:p>
          </table:table-cell>
          <table:table-cell table:formula="of:=[Datos_MoCap.C84]" office:value-type="float" office:value="0.058776" calcext:value-type="float">
            <text:p>0.058776</text:p>
          </table:table-cell>
          <table:table-cell table:formula="of:=[Datos_MoCap.D84]" office:value-type="float" office:value="0.00954" calcext:value-type="float">
            <text:p>0.00954</text:p>
          </table:table-cell>
          <table:table-cell table:formula="of:=[Datos_MoCap.F84]" office:value-type="float" office:value="-0.025156" calcext:value-type="float">
            <text:p>-0.025156</text:p>
          </table:table-cell>
          <table:table-cell table:formula="of:=[Datos_MoCap.E84]" office:value-type="float" office:value="0.080117" calcext:value-type="float">
            <text:p>0.080117</text:p>
          </table:table-cell>
          <table:table-cell/>
          <table:table-cell table:formula="of:=(#REF!84^2)*(0.178)+(#REF!84)*(0.352)-0.013" office:value-type="string" office:string-value="" calcext:value-type="error">
            <text:p>#NAME?</text:p>
          </table:table-cell>
          <table:table-cell table:formula="of:=([.J84]^2)*(-0.89)+([.J84])*(-0.633)-0.245" office:value-type="float" office:value="-0.28527981817664" calcext:value-type="float">
            <text:p>-0.2852798182</text:p>
          </table:table-cell>
          <table:table-cell table:formula="of:=([.I84]^2)*(-0.189)+([.I84])*(0.905)-0.392" office:value-type="float" office:value="0.508668329496739" calcext:value-type="float">
            <text:p>0.5086683295</text:p>
          </table:table-cell>
          <table:table-cell table:number-columns-repeated="1007"/>
        </table:table-row>
        <table:table-row table:style-name="ro1">
          <table:table-cell table:formula="of:=[Datos_Nao.A85]" office:value-type="float" office:value="-0.0328744240105152" calcext:value-type="float">
            <text:p>-0.032874424</text:p>
          </table:table-cell>
          <table:table-cell table:formula="of:=[Datos_Nao.B85]" office:value-type="float" office:value="-0.0576362311840057" calcext:value-type="float">
            <text:p>-0.0576362312</text:p>
          </table:table-cell>
          <table:table-cell table:formula="of:=[Datos_Nao.C85]" office:value-type="float" office:value="0.319648295640945" calcext:value-type="float">
            <text:p>0.3196482956</text:p>
          </table:table-cell>
          <table:table-cell table:formula="of:=[Datos_Nao.D85]" office:value-type="float" office:value="-0.104131698608398" calcext:value-type="float">
            <text:p>-0.1041316986</text:p>
          </table:table-cell>
          <table:table-cell table:formula="of:=[Datos_Nao.E85]" office:value-type="float" office:value="-0.0482974387705326" calcext:value-type="float">
            <text:p>-0.0482974388</text:p>
          </table:table-cell>
          <table:table-cell table:formula="of:=[Datos_Nao.F85]" office:value-type="float" office:value="-0.0714806914329529" calcext:value-type="float">
            <text:p>-0.0714806914</text:p>
          </table:table-cell>
          <table:table-cell/>
          <table:table-cell table:formula="of:=[Datos_MoCap.A85]" office:value-type="float" office:value="0.037552" calcext:value-type="float">
            <text:p>0.037552</text:p>
          </table:table-cell>
          <table:table-cell table:formula="of:=[Datos_MoCap.B85]" office:value-type="float" office:value="1.411005" calcext:value-type="float">
            <text:p>1.411005</text:p>
          </table:table-cell>
          <table:table-cell table:formula="of:=[Datos_MoCap.C85]" office:value-type="float" office:value="0.058676" calcext:value-type="float">
            <text:p>0.058676</text:p>
          </table:table-cell>
          <table:table-cell table:formula="of:=[Datos_MoCap.D85]" office:value-type="float" office:value="0.009613" calcext:value-type="float">
            <text:p>0.009613</text:p>
          </table:table-cell>
          <table:table-cell table:formula="of:=[Datos_MoCap.F85]" office:value-type="float" office:value="-0.025448" calcext:value-type="float">
            <text:p>-0.025448</text:p>
          </table:table-cell>
          <table:table-cell table:formula="of:=[Datos_MoCap.E85]" office:value-type="float" office:value="0.080027" calcext:value-type="float">
            <text:p>0.080027</text:p>
          </table:table-cell>
          <table:table-cell/>
          <table:table-cell table:formula="of:=(#REF!85^2)*(0.178)+(#REF!85)*(0.352)-0.013" office:value-type="string" office:string-value="" calcext:value-type="error">
            <text:p>#NAME?</text:p>
          </table:table-cell>
          <table:table-cell table:formula="of:=([.J85]^2)*(-0.89)+([.J85])*(-0.633)-0.245" office:value-type="float" office:value="-0.28520606494864" calcext:value-type="float">
            <text:p>-0.2852060649</text:p>
          </table:table-cell>
          <table:table-cell table:formula="of:=([.I85]^2)*(-0.189)+([.I85])*(0.905)-0.392" office:value-type="float" office:value="0.508672789205275" calcext:value-type="float">
            <text:p>0.5086727892</text:p>
          </table:table-cell>
          <table:table-cell table:number-columns-repeated="1007"/>
        </table:table-row>
        <table:table-row table:style-name="ro1">
          <table:table-cell table:formula="of:=[Datos_Nao.A86]" office:value-type="float" office:value="-0.0330299437046051" calcext:value-type="float">
            <text:p>-0.0330299437</text:p>
          </table:table-cell>
          <table:table-cell table:formula="of:=[Datos_Nao.B86]" office:value-type="float" office:value="-0.0577762685716152" calcext:value-type="float">
            <text:p>-0.0577762686</text:p>
          </table:table-cell>
          <table:table-cell table:formula="of:=[Datos_Nao.C86]" office:value-type="float" office:value="0.319535791873932" calcext:value-type="float">
            <text:p>0.3195357919</text:p>
          </table:table-cell>
          <table:table-cell table:formula="of:=[Datos_Nao.D86]" office:value-type="float" office:value="-0.104460075497627" calcext:value-type="float">
            <text:p>-0.1044600755</text:p>
          </table:table-cell>
          <table:table-cell table:formula="of:=[Datos_Nao.E86]" office:value-type="float" office:value="-0.0486416630446911" calcext:value-type="float">
            <text:p>-0.048641663</text:p>
          </table:table-cell>
          <table:table-cell table:formula="of:=[Datos_Nao.F86]" office:value-type="float" office:value="-0.0717990919947624" calcext:value-type="float">
            <text:p>-0.071799092</text:p>
          </table:table-cell>
          <table:table-cell/>
          <table:table-cell table:formula="of:=[Datos_MoCap.A86]" office:value-type="float" office:value="0.037087" calcext:value-type="float">
            <text:p>0.037087</text:p>
          </table:table-cell>
          <table:table-cell table:formula="of:=[Datos_MoCap.B86]" office:value-type="float" office:value="1.411043" calcext:value-type="float">
            <text:p>1.411043</text:p>
          </table:table-cell>
          <table:table-cell table:formula="of:=[Datos_MoCap.C86]" office:value-type="float" office:value="0.058552" calcext:value-type="float">
            <text:p>0.058552</text:p>
          </table:table-cell>
          <table:table-cell table:formula="of:=[Datos_MoCap.D86]" office:value-type="float" office:value="0.009647" calcext:value-type="float">
            <text:p>0.009647</text:p>
          </table:table-cell>
          <table:table-cell table:formula="of:=[Datos_MoCap.F86]" office:value-type="float" office:value="-0.025736" calcext:value-type="float">
            <text:p>-0.025736</text:p>
          </table:table-cell>
          <table:table-cell table:formula="of:=[Datos_MoCap.E86]" office:value-type="float" office:value="0.07995" calcext:value-type="float">
            <text:p>0.07995</text:p>
          </table:table-cell>
          <table:table-cell/>
          <table:table-cell table:formula="of:=(#REF!86^2)*(0.178)+(#REF!86)*(0.352)-0.013" office:value-type="string" office:string-value="" calcext:value-type="error">
            <text:p>#NAME?</text:p>
          </table:table-cell>
          <table:table-cell table:formula="of:=([.J86]^2)*(-0.89)+([.J86])*(-0.633)-0.245" office:value-type="float" office:value="-0.28511463566656" calcext:value-type="float">
            <text:p>-0.2851146357</text:p>
          </table:table-cell>
          <table:table-cell table:formula="of:=([.I86]^2)*(-0.189)+([.I86])*(0.905)-0.392" office:value-type="float" office:value="0.508686911256539" calcext:value-type="float">
            <text:p>0.5086869113</text:p>
          </table:table-cell>
          <table:table-cell table:number-columns-repeated="1007"/>
        </table:table-row>
        <table:table-row table:style-name="ro1">
          <table:table-cell table:formula="of:=[Datos_Nao.A87]" office:value-type="float" office:value="-0.0331047028303146" calcext:value-type="float">
            <text:p>-0.0331047028</text:p>
          </table:table-cell>
          <table:table-cell table:formula="of:=[Datos_Nao.B87]" office:value-type="float" office:value="-0.0578288771212101" calcext:value-type="float">
            <text:p>-0.0578288771</text:p>
          </table:table-cell>
          <table:table-cell table:formula="of:=[Datos_Nao.C87]" office:value-type="float" office:value="0.319485396146774" calcext:value-type="float">
            <text:p>0.3194853961</text:p>
          </table:table-cell>
          <table:table-cell table:formula="of:=[Datos_Nao.D87]" office:value-type="float" office:value="-0.104606710374355" calcext:value-type="float">
            <text:p>-0.1046067104</text:p>
          </table:table-cell>
          <table:table-cell table:formula="of:=[Datos_Nao.E87]" office:value-type="float" office:value="-0.048813384026289" calcext:value-type="float">
            <text:p>-0.048813384</text:p>
          </table:table-cell>
          <table:table-cell table:formula="of:=[Datos_Nao.F87]" office:value-type="float" office:value="-0.0719360634684563" calcext:value-type="float">
            <text:p>-0.0719360635</text:p>
          </table:table-cell>
          <table:table-cell/>
          <table:table-cell table:formula="of:=[Datos_MoCap.A87]" office:value-type="float" office:value="0.036629" calcext:value-type="float">
            <text:p>0.036629</text:p>
          </table:table-cell>
          <table:table-cell table:formula="of:=[Datos_MoCap.B87]" office:value-type="float" office:value="1.411067" calcext:value-type="float">
            <text:p>1.411067</text:p>
          </table:table-cell>
          <table:table-cell table:formula="of:=[Datos_MoCap.C87]" office:value-type="float" office:value="0.058404" calcext:value-type="float">
            <text:p>0.058404</text:p>
          </table:table-cell>
          <table:table-cell table:formula="of:=[Datos_MoCap.D87]" office:value-type="float" office:value="0.009507" calcext:value-type="float">
            <text:p>0.009507</text:p>
          </table:table-cell>
          <table:table-cell table:formula="of:=[Datos_MoCap.F87]" office:value-type="float" office:value="-0.026017" calcext:value-type="float">
            <text:p>-0.026017</text:p>
          </table:table-cell>
          <table:table-cell table:formula="of:=[Datos_MoCap.E87]" office:value-type="float" office:value="0.079973" calcext:value-type="float">
            <text:p>0.079973</text:p>
          </table:table-cell>
          <table:table-cell/>
          <table:table-cell table:formula="of:=(#REF!87^2)*(0.178)+(#REF!87)*(0.352)-0.013" office:value-type="string" office:string-value="" calcext:value-type="error">
            <text:p>#NAME?</text:p>
          </table:table-cell>
          <table:table-cell table:formula="of:=([.J87]^2)*(-0.89)+([.J87])*(-0.633)-0.245" office:value-type="float" office:value="-0.28500554622224" calcext:value-type="float">
            <text:p>-0.2850055462</text:p>
          </table:table-cell>
          <table:table-cell table:formula="of:=([.I87]^2)*(-0.189)+([.I87])*(0.905)-0.392" office:value-type="float" office:value="0.508695830165579" calcext:value-type="float">
            <text:p>0.5086958302</text:p>
          </table:table-cell>
          <table:table-cell table:number-columns-repeated="1007"/>
        </table:table-row>
        <table:table-row table:style-name="ro1">
          <table:table-cell table:formula="of:=[Datos_Nao.A88]" office:value-type="float" office:value="-0.0332481227815151" calcext:value-type="float">
            <text:p>-0.0332481228</text:p>
          </table:table-cell>
          <table:table-cell table:formula="of:=[Datos_Nao.B88]" office:value-type="float" office:value="-0.0578985586762428" calcext:value-type="float">
            <text:p>-0.0578985587</text:p>
          </table:table-cell>
          <table:table-cell table:formula="of:=[Datos_Nao.C88]" office:value-type="float" office:value="0.319396674633026" calcext:value-type="float">
            <text:p>0.3193966746</text:p>
          </table:table-cell>
          <table:table-cell table:formula="of:=[Datos_Nao.D88]" office:value-type="float" office:value="-0.104864187538624" calcext:value-type="float">
            <text:p>-0.1048641875</text:p>
          </table:table-cell>
          <table:table-cell table:formula="of:=[Datos_Nao.E88]" office:value-type="float" office:value="-0.049156203866005" calcext:value-type="float">
            <text:p>-0.0491562039</text:p>
          </table:table-cell>
          <table:table-cell table:formula="of:=[Datos_Nao.F88]" office:value-type="float" office:value="-0.0721644759178162" calcext:value-type="float">
            <text:p>-0.0721644759</text:p>
          </table:table-cell>
          <table:table-cell/>
          <table:table-cell table:formula="of:=[Datos_MoCap.A88]" office:value-type="float" office:value="0.036248" calcext:value-type="float">
            <text:p>0.036248</text:p>
          </table:table-cell>
          <table:table-cell table:formula="of:=[Datos_MoCap.B88]" office:value-type="float" office:value="1.411059" calcext:value-type="float">
            <text:p>1.411059</text:p>
          </table:table-cell>
          <table:table-cell table:formula="of:=[Datos_MoCap.C88]" office:value-type="float" office:value="0.058256" calcext:value-type="float">
            <text:p>0.058256</text:p>
          </table:table-cell>
          <table:table-cell table:formula="of:=[Datos_MoCap.D88]" office:value-type="float" office:value="0.009461" calcext:value-type="float">
            <text:p>0.009461</text:p>
          </table:table-cell>
          <table:table-cell table:formula="of:=[Datos_MoCap.F88]" office:value-type="float" office:value="-0.026141" calcext:value-type="float">
            <text:p>-0.026141</text:p>
          </table:table-cell>
          <table:table-cell table:formula="of:=[Datos_MoCap.E88]" office:value-type="float" office:value="0.079971" calcext:value-type="float">
            <text:p>0.079971</text:p>
          </table:table-cell>
          <table:table-cell/>
          <table:table-cell table:formula="of:=(#REF!88^2)*(0.178)+(#REF!88)*(0.352)-0.013" office:value-type="string" office:string-value="" calcext:value-type="error">
            <text:p>#NAME?</text:p>
          </table:table-cell>
          <table:table-cell table:formula="of:=([.J88]^2)*(-0.89)+([.J88])*(-0.633)-0.245" office:value-type="float" office:value="-0.28489649576704" calcext:value-type="float">
            <text:p>-0.2848964958</text:p>
          </table:table-cell>
          <table:table-cell table:formula="of:=([.I88]^2)*(-0.189)+([.I88])*(0.905)-0.392" office:value-type="float" office:value="0.508692857220091" calcext:value-type="float">
            <text:p>0.5086928572</text:p>
          </table:table-cell>
          <table:table-cell table:number-columns-repeated="1007"/>
        </table:table-row>
        <table:table-row table:style-name="ro1">
          <table:table-cell table:formula="of:=[Datos_Nao.A89]" office:value-type="float" office:value="-0.0333833023905754" calcext:value-type="float">
            <text:p>-0.0333833024</text:p>
          </table:table-cell>
          <table:table-cell table:formula="of:=[Datos_Nao.B89]" office:value-type="float" office:value="-0.0579199679195881" calcext:value-type="float">
            <text:p>-0.0579199679</text:p>
          </table:table-cell>
          <table:table-cell table:formula="of:=[Datos_Nao.C89]" office:value-type="float" office:value="0.319324523210526" calcext:value-type="float">
            <text:p>0.3193245232</text:p>
          </table:table-cell>
          <table:table-cell table:formula="of:=[Datos_Nao.D89]" office:value-type="float" office:value="-0.105073131620884" calcext:value-type="float">
            <text:p>-0.1050731316</text:p>
          </table:table-cell>
          <table:table-cell table:formula="of:=[Datos_Nao.E89]" office:value-type="float" office:value="-0.0494983419775963" calcext:value-type="float">
            <text:p>-0.049498342</text:p>
          </table:table-cell>
          <table:table-cell table:formula="of:=[Datos_Nao.F89]" office:value-type="float" office:value="-0.0723306387662888" calcext:value-type="float">
            <text:p>-0.0723306388</text:p>
          </table:table-cell>
          <table:table-cell/>
          <table:table-cell table:formula="of:=[Datos_MoCap.A89]" office:value-type="float" office:value="0.035891" calcext:value-type="float">
            <text:p>0.035891</text:p>
          </table:table-cell>
          <table:table-cell table:formula="of:=[Datos_MoCap.B89]" office:value-type="float" office:value="1.41105" calcext:value-type="float">
            <text:p>1.41105</text:p>
          </table:table-cell>
          <table:table-cell table:formula="of:=[Datos_MoCap.C89]" office:value-type="float" office:value="0.058145" calcext:value-type="float">
            <text:p>0.058145</text:p>
          </table:table-cell>
          <table:table-cell table:formula="of:=[Datos_MoCap.D89]" office:value-type="float" office:value="0.009472" calcext:value-type="float">
            <text:p>0.009472</text:p>
          </table:table-cell>
          <table:table-cell table:formula="of:=[Datos_MoCap.F89]" office:value-type="float" office:value="-0.026231" calcext:value-type="float">
            <text:p>-0.026231</text:p>
          </table:table-cell>
          <table:table-cell table:formula="of:=[Datos_MoCap.E89]" office:value-type="float" office:value="0.079986" calcext:value-type="float">
            <text:p>0.079986</text:p>
          </table:table-cell>
          <table:table-cell/>
          <table:table-cell table:formula="of:=(#REF!89^2)*(0.178)+(#REF!89)*(0.352)-0.013" office:value-type="string" office:string-value="" calcext:value-type="error">
            <text:p>#NAME?</text:p>
          </table:table-cell>
          <table:table-cell table:formula="of:=([.J89]^2)*(-0.89)+([.J89])*(-0.633)-0.245" office:value-type="float" office:value="-0.28481473351225" calcext:value-type="float">
            <text:p>-0.2848147335</text:p>
          </table:table-cell>
          <table:table-cell table:formula="of:=([.I89]^2)*(-0.189)+([.I89])*(0.905)-0.392" office:value-type="float" office:value="0.5086895126275" calcext:value-type="float">
            <text:p>0.5086895126</text:p>
          </table:table-cell>
          <table:table-cell table:number-columns-repeated="1007"/>
        </table:table-row>
        <table:table-row table:style-name="ro1">
          <table:table-cell table:formula="of:=[Datos_Nao.A90]" office:value-type="float" office:value="-0.0334477573633194" calcext:value-type="float">
            <text:p>-0.0334477574</text:p>
          </table:table-cell>
          <table:table-cell table:formula="of:=[Datos_Nao.B90]" office:value-type="float" office:value="-0.0579122677445412" calcext:value-type="float">
            <text:p>-0.0579122677</text:p>
          </table:table-cell>
          <table:table-cell table:formula="of:=[Datos_Nao.C90]" office:value-type="float" office:value="0.319294840097427" calcext:value-type="float">
            <text:p>0.3192948401</text:p>
          </table:table-cell>
          <table:table-cell table:formula="of:=[Datos_Nao.D90]" office:value-type="float" office:value="-0.105159014463425" calcext:value-type="float">
            <text:p>-0.1051590145</text:p>
          </table:table-cell>
          <table:table-cell table:formula="of:=[Datos_Nao.E90]" office:value-type="float" office:value="-0.0496692210435867" calcext:value-type="float">
            <text:p>-0.049669221</text:p>
          </table:table-cell>
          <table:table-cell table:formula="of:=[Datos_Nao.F90]" office:value-type="float" office:value="-0.0723898485302925" calcext:value-type="float">
            <text:p>-0.0723898485</text:p>
          </table:table-cell>
          <table:table-cell/>
          <table:table-cell table:formula="of:=[Datos_MoCap.A90]" office:value-type="float" office:value="0.035536" calcext:value-type="float">
            <text:p>0.035536</text:p>
          </table:table-cell>
          <table:table-cell table:formula="of:=[Datos_MoCap.B90]" office:value-type="float" office:value="1.411017" calcext:value-type="float">
            <text:p>1.411017</text:p>
          </table:table-cell>
          <table:table-cell table:formula="of:=[Datos_MoCap.C90]" office:value-type="float" office:value="0.058053" calcext:value-type="float">
            <text:p>0.058053</text:p>
          </table:table-cell>
          <table:table-cell table:formula="of:=[Datos_MoCap.D90]" office:value-type="float" office:value="0.009484" calcext:value-type="float">
            <text:p>0.009484</text:p>
          </table:table-cell>
          <table:table-cell table:formula="of:=[Datos_MoCap.F90]" office:value-type="float" office:value="-0.02619" calcext:value-type="float">
            <text:p>-0.02619</text:p>
          </table:table-cell>
          <table:table-cell table:formula="of:=[Datos_MoCap.E90]" office:value-type="float" office:value="0.080021" calcext:value-type="float">
            <text:p>0.080021</text:p>
          </table:table-cell>
          <table:table-cell/>
          <table:table-cell table:formula="of:=(#REF!90^2)*(0.178)+(#REF!90)*(0.352)-0.013" office:value-type="string" office:string-value="" calcext:value-type="error">
            <text:p>#NAME?</text:p>
          </table:table-cell>
          <table:table-cell table:formula="of:=([.J90]^2)*(-0.89)+([.J90])*(-0.633)-0.245" office:value-type="float" office:value="-0.28474698322001" calcext:value-type="float">
            <text:p>-0.2847469832</text:p>
          </table:table-cell>
          <table:table-cell table:formula="of:=([.I90]^2)*(-0.189)+([.I90])*(0.905)-0.392" office:value-type="float" office:value="0.508677248859379" calcext:value-type="float">
            <text:p>0.5086772489</text:p>
          </table:table-cell>
          <table:table-cell table:number-columns-repeated="1007"/>
        </table:table-row>
        <table:table-row table:style-name="ro1">
          <table:table-cell table:formula="of:=[Datos_Nao.A91]" office:value-type="float" office:value="-0.0335700251162052" calcext:value-type="float">
            <text:p>-0.0335700251</text:p>
          </table:table-cell>
          <table:table-cell table:formula="of:=[Datos_Nao.B91]" office:value-type="float" office:value="-0.0578561238944531" calcext:value-type="float">
            <text:p>-0.0578561239</text:p>
          </table:table-cell>
          <table:table-cell table:formula="of:=[Datos_Nao.C91]" office:value-type="float" office:value="0.319248765707016" calcext:value-type="float">
            <text:p>0.3192487657</text:p>
          </table:table-cell>
          <table:table-cell table:formula="of:=[Datos_Nao.D91]" office:value-type="float" office:value="-0.105291910469532" calcext:value-type="float">
            <text:p>-0.1052919105</text:p>
          </table:table-cell>
          <table:table-cell table:formula="of:=[Datos_Nao.E91]" office:value-type="float" office:value="-0.0500121340155602" calcext:value-type="float">
            <text:p>-0.050012134</text:p>
          </table:table-cell>
          <table:table-cell table:formula="of:=[Datos_Nao.F91]" office:value-type="float" office:value="-0.0724597051739693" calcext:value-type="float">
            <text:p>-0.0724597052</text:p>
          </table:table-cell>
          <table:table-cell/>
          <table:table-cell table:formula="of:=[Datos_MoCap.A91]" office:value-type="float" office:value="0.03521" calcext:value-type="float">
            <text:p>0.03521</text:p>
          </table:table-cell>
          <table:table-cell table:formula="of:=[Datos_MoCap.B91]" office:value-type="float" office:value="1.41101" calcext:value-type="float">
            <text:p>1.41101</text:p>
          </table:table-cell>
          <table:table-cell table:formula="of:=[Datos_MoCap.C91]" office:value-type="float" office:value="0.05799" calcext:value-type="float">
            <text:p>0.05799</text:p>
          </table:table-cell>
          <table:table-cell table:formula="of:=[Datos_MoCap.D91]" office:value-type="float" office:value="0.009544" calcext:value-type="float">
            <text:p>0.009544</text:p>
          </table:table-cell>
          <table:table-cell table:formula="of:=[Datos_MoCap.F91]" office:value-type="float" office:value="-0.026248" calcext:value-type="float">
            <text:p>-0.026248</text:p>
          </table:table-cell>
          <table:table-cell table:formula="of:=[Datos_MoCap.E91]" office:value-type="float" office:value="0.080081" calcext:value-type="float">
            <text:p>0.080081</text:p>
          </table:table-cell>
          <table:table-cell/>
          <table:table-cell table:formula="of:=(#REF!91^2)*(0.178)+(#REF!91)*(0.352)-0.013" office:value-type="string" office:string-value="" calcext:value-type="error">
            <text:p>#NAME?</text:p>
          </table:table-cell>
          <table:table-cell table:formula="of:=([.J91]^2)*(-0.89)+([.J91])*(-0.633)-0.245" office:value-type="float" office:value="-0.284700597689" calcext:value-type="float">
            <text:p>-0.2847005977</text:p>
          </table:table-cell>
          <table:table-cell table:formula="of:=([.I91]^2)*(-0.189)+([.I91])*(0.905)-0.392" office:value-type="float" office:value="0.5086746474011" calcext:value-type="float">
            <text:p>0.5086746474</text:p>
          </table:table-cell>
          <table:table-cell table:number-columns-repeated="1007"/>
        </table:table-row>
        <table:table-row table:style-name="ro1">
          <table:table-cell table:formula="of:=[Datos_Nao.A92]" office:value-type="float" office:value="-0.0336276814341545" calcext:value-type="float">
            <text:p>-0.0336276814</text:p>
          </table:table-cell>
          <table:table-cell table:formula="of:=[Datos_Nao.B92]" office:value-type="float" office:value="-0.0578018352389336" calcext:value-type="float">
            <text:p>-0.0578018352</text:p>
          </table:table-cell>
          <table:table-cell table:formula="of:=[Datos_Nao.C92]" office:value-type="float" office:value="0.319232910871506" calcext:value-type="float">
            <text:p>0.3192329109</text:p>
          </table:table-cell>
          <table:table-cell table:formula="of:=[Datos_Nao.D92]" office:value-type="float" office:value="-0.105335935950279" calcext:value-type="float">
            <text:p>-0.105335936</text:p>
          </table:table-cell>
          <table:table-cell table:formula="of:=[Datos_Nao.E92]" office:value-type="float" office:value="-0.050188235938549" calcext:value-type="float">
            <text:p>-0.0501882359</text:p>
          </table:table-cell>
          <table:table-cell table:formula="of:=[Datos_Nao.F92]" office:value-type="float" office:value="-0.0724708139896393" calcext:value-type="float">
            <text:p>-0.072470814</text:p>
          </table:table-cell>
          <table:table-cell/>
          <table:table-cell table:formula="of:=[Datos_MoCap.A92]" office:value-type="float" office:value="0.034873" calcext:value-type="float">
            <text:p>0.034873</text:p>
          </table:table-cell>
          <table:table-cell table:formula="of:=[Datos_MoCap.B92]" office:value-type="float" office:value="1.410998" calcext:value-type="float">
            <text:p>1.410998</text:p>
          </table:table-cell>
          <table:table-cell table:formula="of:=[Datos_MoCap.C92]" office:value-type="float" office:value="0.057914" calcext:value-type="float">
            <text:p>0.057914</text:p>
          </table:table-cell>
          <table:table-cell table:formula="of:=[Datos_MoCap.D92]" office:value-type="float" office:value="0.009616" calcext:value-type="float">
            <text:p>0.009616</text:p>
          </table:table-cell>
          <table:table-cell table:formula="of:=[Datos_MoCap.F92]" office:value-type="float" office:value="-0.02632" calcext:value-type="float">
            <text:p>-0.02632</text:p>
          </table:table-cell>
          <table:table-cell table:formula="of:=[Datos_MoCap.E92]" office:value-type="float" office:value="0.080205" calcext:value-type="float">
            <text:p>0.080205</text:p>
          </table:table-cell>
          <table:table-cell/>
          <table:table-cell table:formula="of:=(#REF!92^2)*(0.178)+(#REF!92)*(0.352)-0.013" office:value-type="string" office:string-value="" calcext:value-type="error">
            <text:p>#NAME?</text:p>
          </table:table-cell>
          <table:table-cell table:formula="of:=([.J92]^2)*(-0.89)+([.J92])*(-0.633)-0.245" office:value-type="float" office:value="-0.28464464994244" calcext:value-type="float">
            <text:p>-0.2846446499</text:p>
          </table:table-cell>
          <table:table-cell table:formula="of:=([.I92]^2)*(-0.189)+([.I92])*(0.905)-0.392" office:value-type="float" office:value="0.508670187715244" calcext:value-type="float">
            <text:p>0.5086701877</text:p>
          </table:table-cell>
          <table:table-cell table:number-columns-repeated="1007"/>
        </table:table-row>
        <table:table-row table:style-name="ro1">
          <table:table-cell table:formula="of:=[Datos_Nao.A93]" office:value-type="float" office:value="-0.0337389670312405" calcext:value-type="float">
            <text:p>-0.033738967</text:p>
          </table:table-cell>
          <table:table-cell table:formula="of:=[Datos_Nao.B93]" office:value-type="float" office:value="-0.0576407574117184" calcext:value-type="float">
            <text:p>-0.0576407574</text:p>
          </table:table-cell>
          <table:table-cell table:formula="of:=[Datos_Nao.C93]" office:value-type="float" office:value="0.319216907024384" calcext:value-type="float">
            <text:p>0.319216907</text:p>
          </table:table-cell>
          <table:table-cell table:formula="of:=[Datos_Nao.D93]" office:value-type="float" office:value="-0.105371683835983" calcext:value-type="float">
            <text:p>-0.1053716838</text:p>
          </table:table-cell>
          <table:table-cell table:formula="of:=[Datos_Nao.E93]" office:value-type="float" office:value="-0.0505600906908512" calcext:value-type="float">
            <text:p>-0.0505600907</text:p>
          </table:table-cell>
          <table:table-cell table:formula="of:=[Datos_Nao.F93]" office:value-type="float" office:value="-0.0724463388323784" calcext:value-type="float">
            <text:p>-0.0724463388</text:p>
          </table:table-cell>
          <table:table-cell/>
          <table:table-cell table:formula="of:=[Datos_MoCap.A93]" office:value-type="float" office:value="0.03461" calcext:value-type="float">
            <text:p>0.03461</text:p>
          </table:table-cell>
          <table:table-cell table:formula="of:=[Datos_MoCap.B93]" office:value-type="float" office:value="1.410979" calcext:value-type="float">
            <text:p>1.410979</text:p>
          </table:table-cell>
          <table:table-cell table:formula="of:=[Datos_MoCap.C93]" office:value-type="float" office:value="0.057864" calcext:value-type="float">
            <text:p>0.057864</text:p>
          </table:table-cell>
          <table:table-cell table:formula="of:=[Datos_MoCap.D93]" office:value-type="float" office:value="0.009579" calcext:value-type="float">
            <text:p>0.009579</text:p>
          </table:table-cell>
          <table:table-cell table:formula="of:=[Datos_MoCap.F93]" office:value-type="float" office:value="-0.026462" calcext:value-type="float">
            <text:p>-0.026462</text:p>
          </table:table-cell>
          <table:table-cell table:formula="of:=[Datos_MoCap.E93]" office:value-type="float" office:value="0.080282" calcext:value-type="float">
            <text:p>0.080282</text:p>
          </table:table-cell>
          <table:table-cell/>
          <table:table-cell table:formula="of:=(#REF!93^2)*(0.178)+(#REF!93)*(0.352)-0.013" office:value-type="string" office:string-value="" calcext:value-type="error">
            <text:p>#NAME?</text:p>
          </table:table-cell>
          <table:table-cell table:formula="of:=([.J93]^2)*(-0.89)+([.J93])*(-0.633)-0.245" office:value-type="float" office:value="-0.28460784782144" calcext:value-type="float">
            <text:p>-0.2846078478</text:p>
          </table:table-cell>
          <table:table-cell table:formula="of:=([.I93]^2)*(-0.189)+([.I93])*(0.905)-0.392" office:value-type="float" office:value="0.508663126434651" calcext:value-type="float">
            <text:p>0.5086631264</text:p>
          </table:table-cell>
          <table:table-cell table:number-columns-repeated="1007"/>
        </table:table-row>
        <table:table-row table:style-name="ro1">
          <table:table-cell table:formula="of:=[Datos_Nao.A94]" office:value-type="float" office:value="-0.0338482186198235" calcext:value-type="float">
            <text:p>-0.0338482186</text:p>
          </table:table-cell>
          <table:table-cell table:formula="of:=[Datos_Nao.B94]" office:value-type="float" office:value="-0.0574131421744823" calcext:value-type="float">
            <text:p>-0.0574131422</text:p>
          </table:table-cell>
          <table:table-cell table:formula="of:=[Datos_Nao.C94]" office:value-type="float" office:value="0.319222718477249" calcext:value-type="float">
            <text:p>0.3192227185</text:p>
          </table:table-cell>
          <table:table-cell table:formula="of:=[Datos_Nao.D94]" office:value-type="float" office:value="-0.105331614613533" calcext:value-type="float">
            <text:p>-0.1053316146</text:p>
          </table:table-cell>
          <table:table-cell table:formula="of:=[Datos_Nao.E94]" office:value-type="float" office:value="-0.0509671270847321" calcext:value-type="float">
            <text:p>-0.0509671271</text:p>
          </table:table-cell>
          <table:table-cell table:formula="of:=[Datos_Nao.F94]" office:value-type="float" office:value="-0.0723610296845436" calcext:value-type="float">
            <text:p>-0.0723610297</text:p>
          </table:table-cell>
          <table:table-cell/>
          <table:table-cell table:formula="of:=[Datos_MoCap.A94]" office:value-type="float" office:value="0.034368" calcext:value-type="float">
            <text:p>0.034368</text:p>
          </table:table-cell>
          <table:table-cell table:formula="of:=[Datos_MoCap.B94]" office:value-type="float" office:value="1.410954" calcext:value-type="float">
            <text:p>1.410954</text:p>
          </table:table-cell>
          <table:table-cell table:formula="of:=[Datos_MoCap.C94]" office:value-type="float" office:value="0.057842" calcext:value-type="float">
            <text:p>0.057842</text:p>
          </table:table-cell>
          <table:table-cell table:formula="of:=[Datos_MoCap.D94]" office:value-type="float" office:value="0.009635" calcext:value-type="float">
            <text:p>0.009635</text:p>
          </table:table-cell>
          <table:table-cell table:formula="of:=[Datos_MoCap.F94]" office:value-type="float" office:value="-0.026439" calcext:value-type="float">
            <text:p>-0.026439</text:p>
          </table:table-cell>
          <table:table-cell table:formula="of:=[Datos_MoCap.E94]" office:value-type="float" office:value="0.080504" calcext:value-type="float">
            <text:p>0.080504</text:p>
          </table:table-cell>
          <table:table-cell/>
          <table:table-cell table:formula="of:=(#REF!94^2)*(0.178)+(#REF!94)*(0.352)-0.013" office:value-type="string" office:string-value="" calcext:value-type="error">
            <text:p>#NAME?</text:p>
          </table:table-cell>
          <table:table-cell table:formula="of:=([.J94]^2)*(-0.89)+([.J94])*(-0.633)-0.245" office:value-type="float" office:value="-0.28459165629796" calcext:value-type="float">
            <text:p>-0.2845916563</text:p>
          </table:table-cell>
          <table:table-cell table:formula="of:=([.I94]^2)*(-0.189)+([.I94])*(0.905)-0.392" office:value-type="float" office:value="0.508653835068076" calcext:value-type="float">
            <text:p>0.5086538351</text:p>
          </table:table-cell>
          <table:table-cell table:number-columns-repeated="1007"/>
        </table:table-row>
        <table:table-row table:style-name="ro1">
          <table:table-cell table:formula="of:=[Datos_Nao.A95]" office:value-type="float" office:value="-0.0339029356837273" calcext:value-type="float">
            <text:p>-0.0339029357</text:p>
          </table:table-cell>
          <table:table-cell table:formula="of:=[Datos_Nao.B95]" office:value-type="float" office:value="-0.0572754256427288" calcext:value-type="float">
            <text:p>-0.0572754256</text:p>
          </table:table-cell>
          <table:table-cell table:formula="of:=[Datos_Nao.C95]" office:value-type="float" office:value="0.319233983755112" calcext:value-type="float">
            <text:p>0.3192339838</text:p>
          </table:table-cell>
          <table:table-cell table:formula="of:=[Datos_Nao.D95]" office:value-type="float" office:value="-0.105281680822372" calcext:value-type="float">
            <text:p>-0.1052816808</text:p>
          </table:table-cell>
          <table:table-cell table:formula="of:=[Datos_Nao.E95]" office:value-type="float" office:value="-0.0511861369013786" calcext:value-type="float">
            <text:p>-0.0511861369</text:p>
          </table:table-cell>
          <table:table-cell table:formula="of:=[Datos_Nao.F95]" office:value-type="float" office:value="-0.0722959041595459" calcext:value-type="float">
            <text:p>-0.0722959042</text:p>
          </table:table-cell>
          <table:table-cell/>
          <table:table-cell table:formula="of:=[Datos_MoCap.A95]" office:value-type="float" office:value="0.034157" calcext:value-type="float">
            <text:p>0.034157</text:p>
          </table:table-cell>
          <table:table-cell table:formula="of:=[Datos_MoCap.B95]" office:value-type="float" office:value="1.410943" calcext:value-type="float">
            <text:p>1.410943</text:p>
          </table:table-cell>
          <table:table-cell table:formula="of:=[Datos_MoCap.C95]" office:value-type="float" office:value="0.057835" calcext:value-type="float">
            <text:p>0.057835</text:p>
          </table:table-cell>
          <table:table-cell table:formula="of:=[Datos_MoCap.D95]" office:value-type="float" office:value="0.00971" calcext:value-type="float">
            <text:p>0.00971</text:p>
          </table:table-cell>
          <table:table-cell table:formula="of:=[Datos_MoCap.F95]" office:value-type="float" office:value="-0.026406" calcext:value-type="float">
            <text:p>-0.026406</text:p>
          </table:table-cell>
          <table:table-cell table:formula="of:=[Datos_MoCap.E95]" office:value-type="float" office:value="0.080741" calcext:value-type="float">
            <text:p>0.080741</text:p>
          </table:table-cell>
          <table:table-cell/>
          <table:table-cell table:formula="of:=(#REF!95^2)*(0.178)+(#REF!95)*(0.352)-0.013" office:value-type="string" office:string-value="" calcext:value-type="error">
            <text:p>#NAME?</text:p>
          </table:table-cell>
          <table:table-cell table:formula="of:=([.J95]^2)*(-0.89)+([.J95])*(-0.633)-0.245" office:value-type="float" office:value="-0.28458650463025" calcext:value-type="float">
            <text:p>-0.2845865046</text:p>
          </table:table-cell>
          <table:table-cell table:formula="of:=([.I95]^2)*(-0.189)+([.I95])*(0.905)-0.392" office:value-type="float" office:value="0.508649746791939" calcext:value-type="float">
            <text:p>0.5086497468</text:p>
          </table:table-cell>
          <table:table-cell table:number-columns-repeated="1007"/>
        </table:table-row>
        <table:table-row table:style-name="ro1">
          <table:table-cell table:formula="of:=[Datos_Nao.A96]" office:value-type="float" office:value="-0.0340137705206871" calcext:value-type="float">
            <text:p>-0.0340137705</text:p>
          </table:table-cell>
          <table:table-cell table:formula="of:=[Datos_Nao.B96]" office:value-type="float" office:value="-0.0569537878036499" calcext:value-type="float">
            <text:p>-0.0569537878</text:p>
          </table:table-cell>
          <table:table-cell table:formula="of:=[Datos_Nao.C96]" office:value-type="float" office:value="0.319273382425308" calcext:value-type="float">
            <text:p>0.3192733824</text:p>
          </table:table-cell>
          <table:table-cell table:formula="of:=[Datos_Nao.D96]" office:value-type="float" office:value="-0.105120606720448" calcext:value-type="float">
            <text:p>-0.1051206067</text:p>
          </table:table-cell>
          <table:table-cell table:formula="of:=[Datos_Nao.E96]" office:value-type="float" office:value="-0.0516579449176788" calcext:value-type="float">
            <text:p>-0.0516579449</text:p>
          </table:table-cell>
          <table:table-cell table:formula="of:=[Datos_Nao.F96]" office:value-type="float" office:value="-0.0721212923526764" calcext:value-type="float">
            <text:p>-0.0721212924</text:p>
          </table:table-cell>
          <table:table-cell/>
          <table:table-cell table:formula="of:=[Datos_MoCap.A96]" office:value-type="float" office:value="0.033947" calcext:value-type="float">
            <text:p>0.033947</text:p>
          </table:table-cell>
          <table:table-cell table:formula="of:=[Datos_MoCap.B96]" office:value-type="float" office:value="1.410917" calcext:value-type="float">
            <text:p>1.410917</text:p>
          </table:table-cell>
          <table:table-cell table:formula="of:=[Datos_MoCap.C96]" office:value-type="float" office:value="0.057847" calcext:value-type="float">
            <text:p>0.057847</text:p>
          </table:table-cell>
          <table:table-cell table:formula="of:=[Datos_MoCap.D96]" office:value-type="float" office:value="0.009734" calcext:value-type="float">
            <text:p>0.009734</text:p>
          </table:table-cell>
          <table:table-cell table:formula="of:=[Datos_MoCap.F96]" office:value-type="float" office:value="-0.026296" calcext:value-type="float">
            <text:p>-0.026296</text:p>
          </table:table-cell>
          <table:table-cell table:formula="of:=[Datos_MoCap.E96]" office:value-type="float" office:value="0.081038" calcext:value-type="float">
            <text:p>0.081038</text:p>
          </table:table-cell>
          <table:table-cell/>
          <table:table-cell table:formula="of:=(#REF!96^2)*(0.178)+(#REF!96)*(0.352)-0.013" office:value-type="string" office:string-value="" calcext:value-type="error">
            <text:p>#NAME?</text:p>
          </table:table-cell>
          <table:table-cell table:formula="of:=([.J96]^2)*(-0.89)+([.J96])*(-0.633)-0.245" office:value-type="float" office:value="-0.28459533611401" calcext:value-type="float">
            <text:p>-0.2845953361</text:p>
          </table:table-cell>
          <table:table-cell table:formula="of:=([.I96]^2)*(-0.189)+([.I96])*(0.905)-0.392" office:value-type="float" office:value="0.508640083411979" calcext:value-type="float">
            <text:p>0.5086400834</text:p>
          </table:table-cell>
          <table:table-cell table:number-columns-repeated="1007"/>
        </table:table-row>
        <table:table-row table:style-name="ro1">
          <table:table-cell table:formula="of:=[Datos_Nao.A97]" office:value-type="float" office:value="-0.0340702086687088" calcext:value-type="float">
            <text:p>-0.0340702087</text:p>
          </table:table-cell>
          <table:table-cell table:formula="of:=[Datos_Nao.B97]" office:value-type="float" office:value="-0.056770496070385" calcext:value-type="float">
            <text:p>-0.0567704961</text:p>
          </table:table-cell>
          <table:table-cell table:formula="of:=[Datos_Nao.C97]" office:value-type="float" office:value="0.319301426410675" calcext:value-type="float">
            <text:p>0.3193014264</text:p>
          </table:table-cell>
          <table:table-cell table:formula="of:=[Datos_Nao.D97]" office:value-type="float" office:value="-0.105009198188782" calcext:value-type="float">
            <text:p>-0.1050091982</text:p>
          </table:table-cell>
          <table:table-cell table:formula="of:=[Datos_Nao.E97]" office:value-type="float" office:value="-0.0519114285707474" calcext:value-type="float">
            <text:p>-0.0519114286</text:p>
          </table:table-cell>
          <table:table-cell table:formula="of:=[Datos_Nao.F97]" office:value-type="float" office:value="-0.0720120966434479" calcext:value-type="float">
            <text:p>-0.0720120966</text:p>
          </table:table-cell>
          <table:table-cell/>
          <table:table-cell table:formula="of:=[Datos_MoCap.A97]" office:value-type="float" office:value="0.033788" calcext:value-type="float">
            <text:p>0.033788</text:p>
          </table:table-cell>
          <table:table-cell table:formula="of:=[Datos_MoCap.B97]" office:value-type="float" office:value="1.410885" calcext:value-type="float">
            <text:p>1.410885</text:p>
          </table:table-cell>
          <table:table-cell table:formula="of:=[Datos_MoCap.C97]" office:value-type="float" office:value="0.057888" calcext:value-type="float">
            <text:p>0.057888</text:p>
          </table:table-cell>
          <table:table-cell table:formula="of:=[Datos_MoCap.D97]" office:value-type="float" office:value="0.009742" calcext:value-type="float">
            <text:p>0.009742</text:p>
          </table:table-cell>
          <table:table-cell table:formula="of:=[Datos_MoCap.F97]" office:value-type="float" office:value="-0.026229" calcext:value-type="float">
            <text:p>-0.026229</text:p>
          </table:table-cell>
          <table:table-cell table:formula="of:=[Datos_MoCap.E97]" office:value-type="float" office:value="0.081333" calcext:value-type="float">
            <text:p>0.081333</text:p>
          </table:table-cell>
          <table:table-cell/>
          <table:table-cell table:formula="of:=(#REF!97^2)*(0.178)+(#REF!97)*(0.352)-0.013" office:value-type="string" office:string-value="" calcext:value-type="error">
            <text:p>#NAME?</text:p>
          </table:table-cell>
          <table:table-cell table:formula="of:=([.J97]^2)*(-0.89)+([.J97])*(-0.633)-0.245" office:value-type="float" office:value="-0.28462551228416" calcext:value-type="float">
            <text:p>-0.2846255123</text:p>
          </table:table-cell>
          <table:table-cell table:formula="of:=([.I97]^2)*(-0.189)+([.I97])*(0.905)-0.392" office:value-type="float" office:value="0.508628189670475" calcext:value-type="float">
            <text:p>0.5086281897</text:p>
          </table:table-cell>
          <table:table-cell table:number-columns-repeated="1007"/>
        </table:table-row>
        <table:table-row table:style-name="ro1">
          <table:table-cell table:formula="of:=[Datos_Nao.A98]" office:value-type="float" office:value="-0.0342448391020298" calcext:value-type="float">
            <text:p>-0.0342448391</text:p>
          </table:table-cell>
          <table:table-cell table:formula="of:=[Datos_Nao.B98]" office:value-type="float" office:value="-0.0561334528028965" calcext:value-type="float">
            <text:p>-0.0561334528</text:p>
          </table:table-cell>
          <table:table-cell table:formula="of:=[Datos_Nao.C98]" office:value-type="float" office:value="0.319418460130692" calcext:value-type="float">
            <text:p>0.3194184601</text:p>
          </table:table-cell>
          <table:table-cell table:formula="of:=[Datos_Nao.D98]" office:value-type="float" office:value="-0.104551538825035" calcext:value-type="float">
            <text:p>-0.1045515388</text:p>
          </table:table-cell>
          <table:table-cell table:formula="of:=[Datos_Nao.E98]" office:value-type="float" office:value="-0.0527443327009678" calcext:value-type="float">
            <text:p>-0.0527443327</text:p>
          </table:table-cell>
          <table:table-cell table:formula="of:=[Datos_Nao.F98]" office:value-type="float" office:value="-0.0715972632169724" calcext:value-type="float">
            <text:p>-0.0715972632</text:p>
          </table:table-cell>
          <table:table-cell/>
          <table:table-cell table:formula="of:=[Datos_MoCap.A98]" office:value-type="float" office:value="0.033659" calcext:value-type="float">
            <text:p>0.033659</text:p>
          </table:table-cell>
          <table:table-cell table:formula="of:=[Datos_MoCap.B98]" office:value-type="float" office:value="1.410848" calcext:value-type="float">
            <text:p>1.410848</text:p>
          </table:table-cell>
          <table:table-cell table:formula="of:=[Datos_MoCap.C98]" office:value-type="float" office:value="0.057955" calcext:value-type="float">
            <text:p>0.057955</text:p>
          </table:table-cell>
          <table:table-cell table:formula="of:=[Datos_MoCap.D98]" office:value-type="float" office:value="0.009692" calcext:value-type="float">
            <text:p>0.009692</text:p>
          </table:table-cell>
          <table:table-cell table:formula="of:=[Datos_MoCap.F98]" office:value-type="float" office:value="-0.026155" calcext:value-type="float">
            <text:p>-0.026155</text:p>
          </table:table-cell>
          <table:table-cell table:formula="of:=[Datos_MoCap.E98]" office:value-type="float" office:value="0.081618" calcext:value-type="float">
            <text:p>0.081618</text:p>
          </table:table-cell>
          <table:table-cell/>
          <table:table-cell table:formula="of:=(#REF!98^2)*(0.178)+(#REF!98)*(0.352)-0.013" office:value-type="string" office:string-value="" calcext:value-type="error">
            <text:p>#NAME?</text:p>
          </table:table-cell>
          <table:table-cell table:formula="of:=([.J98]^2)*(-0.89)+([.J98])*(-0.633)-0.245" office:value-type="float" office:value="-0.28467483100225" calcext:value-type="float">
            <text:p>-0.284674831</text:p>
          </table:table-cell>
          <table:table-cell table:formula="of:=([.I98]^2)*(-0.189)+([.I98])*(0.905)-0.392" office:value-type="float" office:value="0.508614437049344" calcext:value-type="float">
            <text:p>0.508614437</text:p>
          </table:table-cell>
          <table:table-cell table:number-columns-repeated="1007"/>
        </table:table-row>
        <table:table-row table:style-name="ro1">
          <table:table-cell table:formula="of:=[Datos_Nao.A99]" office:value-type="float" office:value="-0.0343662947416306" calcext:value-type="float">
            <text:p>-0.0343662947</text:p>
          </table:table-cell>
          <table:table-cell table:formula="of:=[Datos_Nao.B99]" office:value-type="float" office:value="-0.05563835054636" calcext:value-type="float">
            <text:p>-0.0556383505</text:p>
          </table:table-cell>
          <table:table-cell table:formula="of:=[Datos_Nao.C99]" office:value-type="float" office:value="0.319523155689239" calcext:value-type="float">
            <text:p>0.3195231557</text:p>
          </table:table-cell>
          <table:table-cell table:formula="of:=[Datos_Nao.D99]" office:value-type="float" office:value="-0.10414457321167" calcext:value-type="float">
            <text:p>-0.1041445732</text:p>
          </table:table-cell>
          <table:table-cell table:formula="of:=[Datos_Nao.E99]" office:value-type="float" office:value="-0.0533604510128498" calcext:value-type="float">
            <text:p>-0.053360451</text:p>
          </table:table-cell>
          <table:table-cell table:formula="of:=[Datos_Nao.F99]" office:value-type="float" office:value="-0.0712489858269692" calcext:value-type="float">
            <text:p>-0.0712489858</text:p>
          </table:table-cell>
          <table:table-cell/>
          <table:table-cell table:formula="of:=[Datos_MoCap.A99]" office:value-type="float" office:value="0.033571" calcext:value-type="float">
            <text:p>0.033571</text:p>
          </table:table-cell>
          <table:table-cell table:formula="of:=[Datos_MoCap.B99]" office:value-type="float" office:value="1.41082" calcext:value-type="float">
            <text:p>1.41082</text:p>
          </table:table-cell>
          <table:table-cell table:formula="of:=[Datos_MoCap.C99]" office:value-type="float" office:value="0.058037" calcext:value-type="float">
            <text:p>0.058037</text:p>
          </table:table-cell>
          <table:table-cell table:formula="of:=[Datos_MoCap.D99]" office:value-type="float" office:value="0.009691" calcext:value-type="float">
            <text:p>0.009691</text:p>
          </table:table-cell>
          <table:table-cell table:formula="of:=[Datos_MoCap.F99]" office:value-type="float" office:value="-0.026023" calcext:value-type="float">
            <text:p>-0.026023</text:p>
          </table:table-cell>
          <table:table-cell table:formula="of:=[Datos_MoCap.E99]" office:value-type="float" office:value="0.081837" calcext:value-type="float">
            <text:p>0.081837</text:p>
          </table:table-cell>
          <table:table-cell/>
          <table:table-cell table:formula="of:=(#REF!99^2)*(0.178)+(#REF!99)*(0.352)-0.013" office:value-type="string" office:string-value="" calcext:value-type="error">
            <text:p>#NAME?</text:p>
          </table:table-cell>
          <table:table-cell table:formula="of:=([.J99]^2)*(-0.89)+([.J99])*(-0.633)-0.245" office:value-type="float" office:value="-0.28473520209841" calcext:value-type="float">
            <text:p>-0.2847352021</text:p>
          </table:table-cell>
          <table:table-cell table:formula="of:=([.I99]^2)*(-0.189)+([.I99])*(0.905)-0.392" office:value-type="float" office:value="0.5086040293164" calcext:value-type="float">
            <text:p>0.5086040293</text:p>
          </table:table-cell>
          <table:table-cell table:number-columns-repeated="1007"/>
        </table:table-row>
        <table:table-row table:style-name="ro1">
          <table:table-cell table:formula="of:=[Datos_Nao.A100]" office:value-type="float" office:value="-0.0344921201467514" calcext:value-type="float">
            <text:p>-0.0344921201</text:p>
          </table:table-cell>
          <table:table-cell table:formula="of:=[Datos_Nao.B100]" office:value-type="float" office:value="-0.0550887994468212" calcext:value-type="float">
            <text:p>-0.0550887994</text:p>
          </table:table-cell>
          <table:table-cell table:formula="of:=[Datos_Nao.C100]" office:value-type="float" office:value="0.319648265838623" calcext:value-type="float">
            <text:p>0.3196482658</text:p>
          </table:table-cell>
          <table:table-cell table:formula="of:=[Datos_Nao.D100]" office:value-type="float" office:value="-0.103657610714436" calcext:value-type="float">
            <text:p>-0.1036576107</text:p>
          </table:table-cell>
          <table:table-cell table:formula="of:=[Datos_Nao.E100]" office:value-type="float" office:value="-0.0540247969329357" calcext:value-type="float">
            <text:p>-0.0540247969</text:p>
          </table:table-cell>
          <table:table-cell table:formula="of:=[Datos_Nao.F100]" office:value-type="float" office:value="-0.0708439275622368" calcext:value-type="float">
            <text:p>-0.0708439276</text:p>
          </table:table-cell>
          <table:table-cell/>
          <table:table-cell table:formula="of:=[Datos_MoCap.A100]" office:value-type="float" office:value="0.033532" calcext:value-type="float">
            <text:p>0.033532</text:p>
          </table:table-cell>
          <table:table-cell table:formula="of:=[Datos_MoCap.B100]" office:value-type="float" office:value="1.410795" calcext:value-type="float">
            <text:p>1.410795</text:p>
          </table:table-cell>
          <table:table-cell table:formula="of:=[Datos_MoCap.C100]" office:value-type="float" office:value="0.058103" calcext:value-type="float">
            <text:p>0.058103</text:p>
          </table:table-cell>
          <table:table-cell table:formula="of:=[Datos_MoCap.D100]" office:value-type="float" office:value="0.009626" calcext:value-type="float">
            <text:p>0.009626</text:p>
          </table:table-cell>
          <table:table-cell table:formula="of:=[Datos_MoCap.F100]" office:value-type="float" office:value="-0.025933" calcext:value-type="float">
            <text:p>-0.025933</text:p>
          </table:table-cell>
          <table:table-cell table:formula="of:=[Datos_MoCap.E100]" office:value-type="float" office:value="0.082007" calcext:value-type="float">
            <text:p>0.082007</text:p>
          </table:table-cell>
          <table:table-cell/>
          <table:table-cell table:formula="of:=(#REF!100^2)*(0.178)+(#REF!100)*(0.352)-0.013" office:value-type="string" office:string-value="" calcext:value-type="error">
            <text:p>#NAME?</text:p>
          </table:table-cell>
          <table:table-cell table:formula="of:=([.J100]^2)*(-0.89)+([.J100])*(-0.633)-0.245" office:value-type="float" office:value="-0.28478380216201" calcext:value-type="float">
            <text:p>-0.2847838022</text:p>
          </table:table-cell>
          <table:table-cell table:formula="of:=([.I100]^2)*(-0.189)+([.I100])*(0.905)-0.392" office:value-type="float" office:value="0.508594736447275" calcext:value-type="float">
            <text:p>0.5085947364</text:p>
          </table:table-cell>
          <table:table-cell table:number-columns-repeated="1007"/>
        </table:table-row>
        <table:table-row table:style-name="ro1">
          <table:table-cell table:formula="of:=[Datos_Nao.A101]" office:value-type="float" office:value="-0.0345566719770432" calcext:value-type="float">
            <text:p>-0.034556672</text:p>
          </table:table-cell>
          <table:table-cell table:formula="of:=[Datos_Nao.B101]" office:value-type="float" office:value="-0.0547940284013748" calcext:value-type="float">
            <text:p>-0.0547940284</text:p>
          </table:table-cell>
          <table:table-cell table:formula="of:=[Datos_Nao.C101]" office:value-type="float" office:value="0.319718211889267" calcext:value-type="float">
            <text:p>0.3197182119</text:p>
          </table:table-cell>
          <table:table-cell table:formula="of:=[Datos_Nao.D101]" office:value-type="float" office:value="-0.10338468849659" calcext:value-type="float">
            <text:p>-0.1033846885</text:p>
          </table:table-cell>
          <table:table-cell table:formula="of:=[Datos_Nao.E101]" office:value-type="float" office:value="-0.0543748028576374" calcext:value-type="float">
            <text:p>-0.0543748029</text:p>
          </table:table-cell>
          <table:table-cell table:formula="of:=[Datos_Nao.F101]" office:value-type="float" office:value="-0.070620097219944" calcext:value-type="float">
            <text:p>-0.0706200972</text:p>
          </table:table-cell>
          <table:table-cell/>
          <table:table-cell table:formula="of:=[Datos_MoCap.A101]" office:value-type="float" office:value="0.033532" calcext:value-type="float">
            <text:p>0.033532</text:p>
          </table:table-cell>
          <table:table-cell table:formula="of:=[Datos_MoCap.B101]" office:value-type="float" office:value="1.41077" calcext:value-type="float">
            <text:p>1.41077</text:p>
          </table:table-cell>
          <table:table-cell table:formula="of:=[Datos_MoCap.C101]" office:value-type="float" office:value="0.058179" calcext:value-type="float">
            <text:p>0.058179</text:p>
          </table:table-cell>
          <table:table-cell table:formula="of:=[Datos_MoCap.D101]" office:value-type="float" office:value="0.009523" calcext:value-type="float">
            <text:p>0.009523</text:p>
          </table:table-cell>
          <table:table-cell table:formula="of:=[Datos_MoCap.F101]" office:value-type="float" office:value="-0.02582" calcext:value-type="float">
            <text:p>-0.02582</text:p>
          </table:table-cell>
          <table:table-cell table:formula="of:=[Datos_MoCap.E101]" office:value-type="float" office:value="0.082067" calcext:value-type="float">
            <text:p>0.082067</text:p>
          </table:table-cell>
          <table:table-cell/>
          <table:table-cell table:formula="of:=(#REF!101^2)*(0.178)+(#REF!101)*(0.352)-0.013" office:value-type="string" office:string-value="" calcext:value-type="error">
            <text:p>#NAME?</text:p>
          </table:table-cell>
          <table:table-cell table:formula="of:=([.J101]^2)*(-0.89)+([.J101])*(-0.633)-0.245" office:value-type="float" office:value="-0.28483977547649" calcext:value-type="float">
            <text:p>-0.2848397755</text:p>
          </table:table-cell>
          <table:table-cell table:formula="of:=([.I101]^2)*(-0.189)+([.I101])*(0.905)-0.392" office:value-type="float" office:value="0.5085854433419" calcext:value-type="float">
            <text:p>0.5085854433</text:p>
          </table:table-cell>
          <table:table-cell table:number-columns-repeated="1007"/>
        </table:table-row>
        <table:table-row table:style-name="ro1">
          <table:table-cell table:formula="of:=[Datos_Nao.A102]" office:value-type="float" office:value="-0.0346890911459923" calcext:value-type="float">
            <text:p>-0.0346890911</text:p>
          </table:table-cell>
          <table:table-cell table:formula="of:=[Datos_Nao.B102]" office:value-type="float" office:value="-0.0541654862463474" calcext:value-type="float">
            <text:p>-0.0541654862</text:p>
          </table:table-cell>
          <table:table-cell table:formula="of:=[Datos_Nao.C102]" office:value-type="float" office:value="0.319872289896011" calcext:value-type="float">
            <text:p>0.3198722899</text:p>
          </table:table-cell>
          <table:table-cell table:formula="of:=[Datos_Nao.D102]" office:value-type="float" office:value="-0.102781116962433" calcext:value-type="float">
            <text:p>-0.102781117</text:p>
          </table:table-cell>
          <table:table-cell table:formula="of:=[Datos_Nao.E102]" office:value-type="float" office:value="-0.055109765380621" calcext:value-type="float">
            <text:p>-0.0551097654</text:p>
          </table:table-cell>
          <table:table-cell table:formula="of:=[Datos_Nao.F102]" office:value-type="float" office:value="-0.0701305568218231" calcext:value-type="float">
            <text:p>-0.0701305568</text:p>
          </table:table-cell>
          <table:table-cell/>
          <table:table-cell table:formula="of:=[Datos_MoCap.A102]" office:value-type="float" office:value="0.033559" calcext:value-type="float">
            <text:p>0.033559</text:p>
          </table:table-cell>
          <table:table-cell table:formula="of:=[Datos_MoCap.B102]" office:value-type="float" office:value="1.410749" calcext:value-type="float">
            <text:p>1.410749</text:p>
          </table:table-cell>
          <table:table-cell table:formula="of:=[Datos_MoCap.C102]" office:value-type="float" office:value="0.058238" calcext:value-type="float">
            <text:p>0.058238</text:p>
          </table:table-cell>
          <table:table-cell table:formula="of:=[Datos_MoCap.D102]" office:value-type="float" office:value="0.009464" calcext:value-type="float">
            <text:p>0.009464</text:p>
          </table:table-cell>
          <table:table-cell table:formula="of:=[Datos_MoCap.F102]" office:value-type="float" office:value="-0.02568" calcext:value-type="float">
            <text:p>-0.02568</text:p>
          </table:table-cell>
          <table:table-cell table:formula="of:=[Datos_MoCap.E102]" office:value-type="float" office:value="0.082035" calcext:value-type="float">
            <text:p>0.082035</text:p>
          </table:table-cell>
          <table:table-cell/>
          <table:table-cell table:formula="of:=(#REF!102^2)*(0.178)+(#REF!102)*(0.352)-0.013" office:value-type="string" office:string-value="" calcext:value-type="error">
            <text:p>#NAME?</text:p>
          </table:table-cell>
          <table:table-cell table:formula="of:=([.J102]^2)*(-0.89)+([.J102])*(-0.633)-0.245" office:value-type="float" office:value="-0.28488323553316" calcext:value-type="float">
            <text:p>-0.2848832355</text:p>
          </table:table-cell>
          <table:table-cell table:formula="of:=([.I102]^2)*(-0.189)+([.I102])*(0.905)-0.392" office:value-type="float" office:value="0.508577636950811" calcext:value-type="float">
            <text:p>0.508577637</text:p>
          </table:table-cell>
          <table:table-cell table:number-columns-repeated="1007"/>
        </table:table-row>
        <table:table-row table:style-name="ro1">
          <table:table-cell table:formula="of:=[Datos_Nao.A103]" office:value-type="float" office:value="-0.0348259136080742" calcext:value-type="float">
            <text:p>-0.0348259136</text:p>
          </table:table-cell>
          <table:table-cell table:formula="of:=[Datos_Nao.B103]" office:value-type="float" office:value="-0.0534859746694565" calcext:value-type="float">
            <text:p>-0.0534859747</text:p>
          </table:table-cell>
          <table:table-cell table:formula="of:=[Datos_Nao.C103]" office:value-type="float" office:value="0.320044428110123" calcext:value-type="float">
            <text:p>0.3200444281</text:p>
          </table:table-cell>
          <table:table-cell table:formula="of:=[Datos_Nao.D103]" office:value-type="float" office:value="-0.102102257311344" calcext:value-type="float">
            <text:p>-0.1021022573</text:p>
          </table:table-cell>
          <table:table-cell table:formula="of:=[Datos_Nao.E103]" office:value-type="float" office:value="-0.0558902509510517" calcext:value-type="float">
            <text:p>-0.055890251</text:p>
          </table:table-cell>
          <table:table-cell table:formula="of:=[Datos_Nao.F103]" office:value-type="float" office:value="-0.069584883749485" calcext:value-type="float">
            <text:p>-0.0695848837</text:p>
          </table:table-cell>
          <table:table-cell/>
          <table:table-cell table:formula="of:=[Datos_MoCap.A103]" office:value-type="float" office:value="0.033637" calcext:value-type="float">
            <text:p>0.033637</text:p>
          </table:table-cell>
          <table:table-cell table:formula="of:=[Datos_MoCap.B103]" office:value-type="float" office:value="1.410736" calcext:value-type="float">
            <text:p>1.410736</text:p>
          </table:table-cell>
          <table:table-cell table:formula="of:=[Datos_MoCap.C103]" office:value-type="float" office:value="0.058287" calcext:value-type="float">
            <text:p>0.058287</text:p>
          </table:table-cell>
          <table:table-cell table:formula="of:=[Datos_MoCap.D103]" office:value-type="float" office:value="0.009415" calcext:value-type="float">
            <text:p>0.009415</text:p>
          </table:table-cell>
          <table:table-cell table:formula="of:=[Datos_MoCap.F103]" office:value-type="float" office:value="-0.02557" calcext:value-type="float">
            <text:p>-0.02557</text:p>
          </table:table-cell>
          <table:table-cell table:formula="of:=[Datos_MoCap.E103]" office:value-type="float" office:value="0.081878" calcext:value-type="float">
            <text:p>0.081878</text:p>
          </table:table-cell>
          <table:table-cell/>
          <table:table-cell table:formula="of:=(#REF!103^2)*(0.178)+(#REF!103)*(0.352)-0.013" office:value-type="string" office:string-value="" calcext:value-type="error">
            <text:p>#NAME?</text:p>
          </table:table-cell>
          <table:table-cell table:formula="of:=([.J103]^2)*(-0.89)+([.J103])*(-0.633)-0.245" office:value-type="float" office:value="-0.28491933418841" calcext:value-type="float">
            <text:p>-0.2849193342</text:p>
          </table:table-cell>
          <table:table-cell table:formula="of:=([.I103]^2)*(-0.189)+([.I103])*(0.905)-0.392" office:value-type="float" office:value="0.508572804339456" calcext:value-type="float">
            <text:p>0.5085728043</text:p>
          </table:table-cell>
          <table:table-cell table:number-columns-repeated="1007"/>
        </table:table-row>
        <table:table-row table:style-name="ro1">
          <table:table-cell table:formula="of:=[Datos_Nao.A104]" office:value-type="float" office:value="-0.0349670313298702" calcext:value-type="float">
            <text:p>-0.0349670313</text:p>
          </table:table-cell>
          <table:table-cell table:formula="of:=[Datos_Nao.B104]" office:value-type="float" office:value="-0.0527568869292736" calcext:value-type="float">
            <text:p>-0.0527568869</text:p>
          </table:table-cell>
          <table:table-cell table:formula="of:=[Datos_Nao.C104]" office:value-type="float" office:value="0.320233553647995" calcext:value-type="float">
            <text:p>0.3202335536</text:p>
          </table:table-cell>
          <table:table-cell table:formula="of:=[Datos_Nao.D104]" office:value-type="float" office:value="-0.101350203156471" calcext:value-type="float">
            <text:p>-0.1013502032</text:p>
          </table:table-cell>
          <table:table-cell table:formula="of:=[Datos_Nao.E104]" office:value-type="float" office:value="-0.0567147880792618" calcext:value-type="float">
            <text:p>-0.0567147881</text:p>
          </table:table-cell>
          <table:table-cell table:formula="of:=[Datos_Nao.F104]" office:value-type="float" office:value="-0.0689836218953133" calcext:value-type="float">
            <text:p>-0.0689836219</text:p>
          </table:table-cell>
          <table:table-cell/>
          <table:table-cell table:formula="of:=[Datos_MoCap.A104]" office:value-type="float" office:value="0.033754" calcext:value-type="float">
            <text:p>0.033754</text:p>
          </table:table-cell>
          <table:table-cell table:formula="of:=[Datos_MoCap.B104]" office:value-type="float" office:value="1.410723" calcext:value-type="float">
            <text:p>1.410723</text:p>
          </table:table-cell>
          <table:table-cell table:formula="of:=[Datos_MoCap.C104]" office:value-type="float" office:value="0.058326" calcext:value-type="float">
            <text:p>0.058326</text:p>
          </table:table-cell>
          <table:table-cell table:formula="of:=[Datos_MoCap.D104]" office:value-type="float" office:value="0.009373" calcext:value-type="float">
            <text:p>0.009373</text:p>
          </table:table-cell>
          <table:table-cell table:formula="of:=[Datos_MoCap.F104]" office:value-type="float" office:value="-0.025425" calcext:value-type="float">
            <text:p>-0.025425</text:p>
          </table:table-cell>
          <table:table-cell table:formula="of:=[Datos_MoCap.E104]" office:value-type="float" office:value="0.081597" calcext:value-type="float">
            <text:p>0.081597</text:p>
          </table:table-cell>
          <table:table-cell/>
          <table:table-cell table:formula="of:=(#REF!104^2)*(0.178)+(#REF!104)*(0.352)-0.013" office:value-type="string" office:string-value="" calcext:value-type="error">
            <text:p>#NAME?</text:p>
          </table:table-cell>
          <table:table-cell table:formula="of:=([.J104]^2)*(-0.89)+([.J104])*(-0.633)-0.245" office:value-type="float" office:value="-0.28494806882564" calcext:value-type="float">
            <text:p>-0.2849480688</text:p>
          </table:table-cell>
          <table:table-cell table:formula="of:=([.I104]^2)*(-0.189)+([.I104])*(0.905)-0.392" office:value-type="float" office:value="0.508567971664219" calcext:value-type="float">
            <text:p>0.5085679717</text:p>
          </table:table-cell>
          <table:table-cell table:number-columns-repeated="1007"/>
        </table:table-row>
        <table:table-row table:style-name="ro1">
          <table:table-cell table:formula="of:=[Datos_Nao.A105]" office:value-type="float" office:value="-0.0351863689720631" calcext:value-type="float">
            <text:p>-0.035186369</text:p>
          </table:table-cell>
          <table:table-cell table:formula="of:=[Datos_Nao.B105]" office:value-type="float" office:value="-0.0515731237828732" calcext:value-type="float">
            <text:p>-0.0515731238</text:p>
          </table:table-cell>
          <table:table-cell table:formula="of:=[Datos_Nao.C105]" office:value-type="float" office:value="0.320546627044678" calcext:value-type="float">
            <text:p>0.320546627</text:p>
          </table:table-cell>
          <table:table-cell table:formula="of:=[Datos_Nao.D105]" office:value-type="float" office:value="-0.100089646875858" calcext:value-type="float">
            <text:p>-0.1000896469</text:p>
          </table:table-cell>
          <table:table-cell table:formula="of:=[Datos_Nao.E105]" office:value-type="float" office:value="-0.0580306574702263" calcext:value-type="float">
            <text:p>-0.0580306575</text:p>
          </table:table-cell>
          <table:table-cell table:formula="of:=[Datos_Nao.F105]" office:value-type="float" office:value="-0.0679778382182121" calcext:value-type="float">
            <text:p>-0.0679778382</text:p>
          </table:table-cell>
          <table:table-cell/>
          <table:table-cell table:formula="of:=[Datos_MoCap.A105]" office:value-type="float" office:value="0.033929" calcext:value-type="float">
            <text:p>0.033929</text:p>
          </table:table-cell>
          <table:table-cell table:formula="of:=[Datos_MoCap.B105]" office:value-type="float" office:value="1.41073" calcext:value-type="float">
            <text:p>1.41073</text:p>
          </table:table-cell>
          <table:table-cell table:formula="of:=[Datos_MoCap.C105]" office:value-type="float" office:value="0.058367" calcext:value-type="float">
            <text:p>0.058367</text:p>
          </table:table-cell>
          <table:table-cell table:formula="of:=[Datos_MoCap.D105]" office:value-type="float" office:value="0.009358" calcext:value-type="float">
            <text:p>0.009358</text:p>
          </table:table-cell>
          <table:table-cell table:formula="of:=[Datos_MoCap.F105]" office:value-type="float" office:value="-0.025276" calcext:value-type="float">
            <text:p>-0.025276</text:p>
          </table:table-cell>
          <table:table-cell table:formula="of:=[Datos_MoCap.E105]" office:value-type="float" office:value="0.08127" calcext:value-type="float">
            <text:p>0.08127</text:p>
          </table:table-cell>
          <table:table-cell/>
          <table:table-cell table:formula="of:=(#REF!105^2)*(0.178)+(#REF!105)*(0.352)-0.013" office:value-type="string" office:string-value="" calcext:value-type="error">
            <text:p>#NAME?</text:p>
          </table:table-cell>
          <table:table-cell table:formula="of:=([.J105]^2)*(-0.89)+([.J105])*(-0.633)-0.245" office:value-type="float" office:value="-0.28497827995321" calcext:value-type="float">
            <text:p>-0.28497828</text:p>
          </table:table-cell>
          <table:table-cell table:formula="of:=([.I105]^2)*(-0.189)+([.I105])*(0.905)-0.392" office:value-type="float" office:value="0.5085705738819" calcext:value-type="float">
            <text:p>0.5085705739</text:p>
          </table:table-cell>
          <table:table-cell table:number-columns-repeated="1007"/>
        </table:table-row>
        <table:table-row table:style-name="ro1">
          <table:table-cell table:formula="of:=[Datos_Nao.A106]" office:value-type="float" office:value="-0.035337507724762" calcext:value-type="float">
            <text:p>-0.0353375077</text:p>
          </table:table-cell>
          <table:table-cell table:formula="of:=[Datos_Nao.B106]" office:value-type="float" office:value="-0.0507258214056492" calcext:value-type="float">
            <text:p>-0.0507258214</text:p>
          </table:table-cell>
          <table:table-cell table:formula="of:=[Datos_Nao.C106]" office:value-type="float" office:value="0.320773243904114" calcext:value-type="float">
            <text:p>0.3207732439</text:p>
          </table:table-cell>
          <table:table-cell table:formula="of:=[Datos_Nao.D106]" office:value-type="float" office:value="-0.0991642102599144" calcext:value-type="float">
            <text:p>-0.0991642103</text:p>
          </table:table-cell>
          <table:table-cell table:formula="of:=[Datos_Nao.E106]" office:value-type="float" office:value="-0.0589581467211247" calcext:value-type="float">
            <text:p>-0.0589581467</text:p>
          </table:table-cell>
          <table:table-cell table:formula="of:=[Datos_Nao.F106]" office:value-type="float" office:value="-0.0672385022044182" calcext:value-type="float">
            <text:p>-0.0672385022</text:p>
          </table:table-cell>
          <table:table-cell/>
          <table:table-cell table:formula="of:=[Datos_MoCap.A106]" office:value-type="float" office:value="0.034197" calcext:value-type="float">
            <text:p>0.034197</text:p>
          </table:table-cell>
          <table:table-cell table:formula="of:=[Datos_MoCap.B106]" office:value-type="float" office:value="1.410745" calcext:value-type="float">
            <text:p>1.410745</text:p>
          </table:table-cell>
          <table:table-cell table:formula="of:=[Datos_MoCap.C106]" office:value-type="float" office:value="0.058415" calcext:value-type="float">
            <text:p>0.058415</text:p>
          </table:table-cell>
          <table:table-cell table:formula="of:=[Datos_MoCap.D106]" office:value-type="float" office:value="0.009334" calcext:value-type="float">
            <text:p>0.009334</text:p>
          </table:table-cell>
          <table:table-cell table:formula="of:=[Datos_MoCap.F106]" office:value-type="float" office:value="-0.025174" calcext:value-type="float">
            <text:p>-0.025174</text:p>
          </table:table-cell>
          <table:table-cell table:formula="of:=[Datos_MoCap.E106]" office:value-type="float" office:value="0.080825" calcext:value-type="float">
            <text:p>0.080825</text:p>
          </table:table-cell>
          <table:table-cell/>
          <table:table-cell table:formula="of:=(#REF!106^2)*(0.178)+(#REF!106)*(0.352)-0.013" office:value-type="string" office:string-value="" calcext:value-type="error">
            <text:p>#NAME?</text:p>
          </table:table-cell>
          <table:table-cell table:formula="of:=([.J106]^2)*(-0.89)+([.J106])*(-0.633)-0.245" office:value-type="float" office:value="-0.28501365288025" calcext:value-type="float">
            <text:p>-0.2850136529</text:p>
          </table:table-cell>
          <table:table-cell table:formula="of:=([.I106]^2)*(-0.189)+([.I106])*(0.905)-0.392" office:value-type="float" office:value="0.508576150000275" calcext:value-type="float">
            <text:p>0.50857615</text:p>
          </table:table-cell>
          <table:table-cell table:number-columns-repeated="1007"/>
        </table:table-row>
        <table:table-row table:style-name="ro1">
          <table:table-cell table:formula="of:=[Datos_Nao.A107]" office:value-type="float" office:value="-0.0354923717677593" calcext:value-type="float">
            <text:p>-0.0354923718</text:p>
          </table:table-cell>
          <table:table-cell table:formula="of:=[Datos_Nao.B107]" office:value-type="float" office:value="-0.0498335584998131" calcext:value-type="float">
            <text:p>-0.0498335585</text:p>
          </table:table-cell>
          <table:table-cell table:formula="of:=[Datos_Nao.C107]" office:value-type="float" office:value="0.321012824773788" calcext:value-type="float">
            <text:p>0.3210128248</text:p>
          </table:table-cell>
          <table:table-cell table:formula="of:=[Datos_Nao.D107]" office:value-type="float" office:value="-0.0981732755899429" calcext:value-type="float">
            <text:p>-0.0981732756</text:p>
          </table:table-cell>
          <table:table-cell table:formula="of:=[Datos_Nao.E107]" office:value-type="float" office:value="-0.0599237456917763" calcext:value-type="float">
            <text:p>-0.0599237457</text:p>
          </table:table-cell>
          <table:table-cell table:formula="of:=[Datos_Nao.F107]" office:value-type="float" office:value="-0.066444456577301" calcext:value-type="float">
            <text:p>-0.0664444566</text:p>
          </table:table-cell>
          <table:table-cell/>
          <table:table-cell table:formula="of:=[Datos_MoCap.A107]" office:value-type="float" office:value="0.03452" calcext:value-type="float">
            <text:p>0.03452</text:p>
          </table:table-cell>
          <table:table-cell table:formula="of:=[Datos_MoCap.B107]" office:value-type="float" office:value="1.410758" calcext:value-type="float">
            <text:p>1.410758</text:p>
          </table:table-cell>
          <table:table-cell table:formula="of:=[Datos_MoCap.C107]" office:value-type="float" office:value="0.05845" calcext:value-type="float">
            <text:p>0.05845</text:p>
          </table:table-cell>
          <table:table-cell table:formula="of:=[Datos_MoCap.D107]" office:value-type="float" office:value="0.00934" calcext:value-type="float">
            <text:p>0.00934</text:p>
          </table:table-cell>
          <table:table-cell table:formula="of:=[Datos_MoCap.F107]" office:value-type="float" office:value="-0.025008" calcext:value-type="float">
            <text:p>-0.025008</text:p>
          </table:table-cell>
          <table:table-cell table:formula="of:=[Datos_MoCap.E107]" office:value-type="float" office:value="0.080433" calcext:value-type="float">
            <text:p>0.080433</text:p>
          </table:table-cell>
          <table:table-cell/>
          <table:table-cell table:formula="of:=(#REF!107^2)*(0.178)+(#REF!107)*(0.352)-0.013" office:value-type="string" office:string-value="" calcext:value-type="error">
            <text:p>#NAME?</text:p>
          </table:table-cell>
          <table:table-cell table:formula="of:=([.J107]^2)*(-0.89)+([.J107])*(-0.633)-0.245" office:value-type="float" office:value="-0.285039448225" calcext:value-type="float">
            <text:p>-0.2850394482</text:p>
          </table:table-cell>
          <table:table-cell table:formula="of:=([.I107]^2)*(-0.189)+([.I107])*(0.905)-0.392" office:value-type="float" office:value="0.508580982567404" calcext:value-type="float">
            <text:p>0.5085809826</text:p>
          </table:table-cell>
          <table:table-cell table:number-columns-repeated="1007"/>
        </table:table-row>
        <table:table-row table:style-name="ro1">
          <table:table-cell table:formula="of:=[Datos_Nao.A108]" office:value-type="float" office:value="-0.0310232900083065" calcext:value-type="float">
            <text:p>-0.03102329</text:p>
          </table:table-cell>
          <table:table-cell table:formula="of:=[Datos_Nao.B108]" office:value-type="float" office:value="-0.0446160882711411" calcext:value-type="float">
            <text:p>-0.0446160883</text:p>
          </table:table-cell>
          <table:table-cell table:formula="of:=[Datos_Nao.C108]" office:value-type="float" office:value="0.322617799043655" calcext:value-type="float">
            <text:p>0.322617799</text:p>
          </table:table-cell>
          <table:table-cell table:formula="of:=[Datos_Nao.D108]" office:value-type="float" office:value="-0.111350804567337" calcext:value-type="float">
            <text:p>-0.1113508046</text:p>
          </table:table-cell>
          <table:table-cell table:formula="of:=[Datos_Nao.E108]" office:value-type="float" office:value="-0.0474518500268459" calcext:value-type="float">
            <text:p>-0.04745185</text:p>
          </table:table-cell>
          <table:table-cell table:formula="of:=[Datos_Nao.F108]" office:value-type="float" office:value="-0.0648459047079086" calcext:value-type="float">
            <text:p>-0.0648459047</text:p>
          </table:table-cell>
          <table:table-cell/>
          <table:table-cell table:formula="of:=[Datos_MoCap.A108]" office:value-type="float" office:value="0.034919" calcext:value-type="float">
            <text:p>0.034919</text:p>
          </table:table-cell>
          <table:table-cell table:formula="of:=[Datos_MoCap.B108]" office:value-type="float" office:value="1.410774" calcext:value-type="float">
            <text:p>1.410774</text:p>
          </table:table-cell>
          <table:table-cell table:formula="of:=[Datos_MoCap.C108]" office:value-type="float" office:value="0.058471" calcext:value-type="float">
            <text:p>0.058471</text:p>
          </table:table-cell>
          <table:table-cell table:formula="of:=[Datos_MoCap.D108]" office:value-type="float" office:value="0.009267" calcext:value-type="float">
            <text:p>0.009267</text:p>
          </table:table-cell>
          <table:table-cell table:formula="of:=[Datos_MoCap.F108]" office:value-type="float" office:value="-0.024922" calcext:value-type="float">
            <text:p>-0.024922</text:p>
          </table:table-cell>
          <table:table-cell table:formula="of:=[Datos_MoCap.E108]" office:value-type="float" office:value="0.080031" calcext:value-type="float">
            <text:p>0.080031</text:p>
          </table:table-cell>
          <table:table-cell/>
          <table:table-cell table:formula="of:=(#REF!108^2)*(0.178)+(#REF!108)*(0.352)-0.013" office:value-type="string" office:string-value="" calcext:value-type="error">
            <text:p>#NAME?</text:p>
          </table:table-cell>
          <table:table-cell table:formula="of:=([.J108]^2)*(-0.89)+([.J108])*(-0.633)-0.245" office:value-type="float" office:value="-0.28505492647849" calcext:value-type="float">
            <text:p>-0.2850549265</text:p>
          </table:table-cell>
          <table:table-cell table:formula="of:=([.I108]^2)*(-0.189)+([.I108])*(0.905)-0.392" office:value-type="float" office:value="0.508586930254636" calcext:value-type="float">
            <text:p>0.5085869303</text:p>
          </table:table-cell>
          <table:table-cell table:number-columns-repeated="1007"/>
        </table:table-row>
        <table:table-row table:style-name="ro1">
          <table:table-cell table:formula="of:=[Datos_Nao.A109]" office:value-type="float" office:value="-0.0309338103979826" calcext:value-type="float">
            <text:p>-0.0309338104</text:p>
          </table:table-cell>
          <table:table-cell table:formula="of:=[Datos_Nao.B109]" office:value-type="float" office:value="-0.043515607714653" calcext:value-type="float">
            <text:p>-0.0435156077</text:p>
          </table:table-cell>
          <table:table-cell table:formula="of:=[Datos_Nao.C109]" office:value-type="float" office:value="0.322733998298645" calcext:value-type="float">
            <text:p>0.3227339983</text:p>
          </table:table-cell>
          <table:table-cell table:formula="of:=[Datos_Nao.D109]" office:value-type="float" office:value="-0.110638022422791" calcext:value-type="float">
            <text:p>-0.1106380224</text:p>
          </table:table-cell>
          <table:table-cell table:formula="of:=[Datos_Nao.E109]" office:value-type="float" office:value="-0.0477341040968895" calcext:value-type="float">
            <text:p>-0.0477341041</text:p>
          </table:table-cell>
          <table:table-cell table:formula="of:=[Datos_Nao.F109]" office:value-type="float" office:value="-0.0639219135046005" calcext:value-type="float">
            <text:p>-0.0639219135</text:p>
          </table:table-cell>
          <table:table-cell/>
          <table:table-cell table:formula="of:=[Datos_MoCap.A109]" office:value-type="float" office:value="0.035267" calcext:value-type="float">
            <text:p>0.035267</text:p>
          </table:table-cell>
          <table:table-cell table:formula="of:=[Datos_MoCap.B109]" office:value-type="float" office:value="1.409683" calcext:value-type="float">
            <text:p>1.409683</text:p>
          </table:table-cell>
          <table:table-cell table:formula="of:=[Datos_MoCap.C109]" office:value-type="float" office:value="0.057812" calcext:value-type="float">
            <text:p>0.057812</text:p>
          </table:table-cell>
          <table:table-cell table:formula="of:=[Datos_MoCap.D109]" office:value-type="float" office:value="0.004004" calcext:value-type="float">
            <text:p>0.004004</text:p>
          </table:table-cell>
          <table:table-cell table:formula="of:=[Datos_MoCap.F109]" office:value-type="float" office:value="-0.023204" calcext:value-type="float">
            <text:p>-0.023204</text:p>
          </table:table-cell>
          <table:table-cell table:formula="of:=[Datos_MoCap.E109]" office:value-type="float" office:value="0.078525" calcext:value-type="float">
            <text:p>0.078525</text:p>
          </table:table-cell>
          <table:table-cell/>
          <table:table-cell table:formula="of:=(#REF!109^2)*(0.178)+(#REF!109)*(0.352)-0.013" office:value-type="string" office:string-value="" calcext:value-type="error">
            <text:p>#NAME?</text:p>
          </table:table-cell>
          <table:table-cell table:formula="of:=([.J109]^2)*(-0.89)+([.J109])*(-0.633)-0.245" office:value-type="float" office:value="-0.28456957833616" calcext:value-type="float">
            <text:p>-0.2845695783</text:p>
          </table:table-cell>
          <table:table-cell table:formula="of:=([.I109]^2)*(-0.189)+([.I109])*(0.905)-0.392" office:value-type="float" office:value="0.508181150667579" calcext:value-type="float">
            <text:p>0.5081811507</text:p>
          </table:table-cell>
          <table:table-cell table:number-columns-repeated="1007"/>
        </table:table-row>
        <table:table-row table:style-name="ro1">
          <table:table-cell table:formula="of:=[Datos_Nao.A110]" office:value-type="float" office:value="-0.0308916307985783" calcext:value-type="float">
            <text:p>-0.0308916308</text:p>
          </table:table-cell>
          <table:table-cell table:formula="of:=[Datos_Nao.B110]" office:value-type="float" office:value="-0.0424733087420464" calcext:value-type="float">
            <text:p>-0.0424733087</text:p>
          </table:table-cell>
          <table:table-cell table:formula="of:=[Datos_Nao.C110]" office:value-type="float" office:value="0.322909951210022" calcext:value-type="float">
            <text:p>0.3229099512</text:p>
          </table:table-cell>
          <table:table-cell table:formula="of:=[Datos_Nao.D110]" office:value-type="float" office:value="-0.109547890722752" calcext:value-type="float">
            <text:p>-0.1095478907</text:p>
          </table:table-cell>
          <table:table-cell table:formula="of:=[Datos_Nao.E110]" office:value-type="float" office:value="-0.0481663197278977" calcext:value-type="float">
            <text:p>-0.0481663197</text:p>
          </table:table-cell>
          <table:table-cell table:formula="of:=[Datos_Nao.F110]" office:value-type="float" office:value="-0.0629582405090332" calcext:value-type="float">
            <text:p>-0.0629582405</text:p>
          </table:table-cell>
          <table:table-cell/>
          <table:table-cell table:formula="of:=[Datos_MoCap.A110]" office:value-type="float" office:value="0.035769" calcext:value-type="float">
            <text:p>0.035769</text:p>
          </table:table-cell>
          <table:table-cell table:formula="of:=[Datos_MoCap.B110]" office:value-type="float" office:value="1.409705" calcext:value-type="float">
            <text:p>1.409705</text:p>
          </table:table-cell>
          <table:table-cell table:formula="of:=[Datos_MoCap.C110]" office:value-type="float" office:value="0.057888" calcext:value-type="float">
            <text:p>0.057888</text:p>
          </table:table-cell>
          <table:table-cell table:formula="of:=[Datos_MoCap.D110]" office:value-type="float" office:value="0.003887" calcext:value-type="float">
            <text:p>0.003887</text:p>
          </table:table-cell>
          <table:table-cell table:formula="of:=[Datos_MoCap.F110]" office:value-type="float" office:value="-0.023227" calcext:value-type="float">
            <text:p>-0.023227</text:p>
          </table:table-cell>
          <table:table-cell table:formula="of:=[Datos_MoCap.E110]" office:value-type="float" office:value="0.078063" calcext:value-type="float">
            <text:p>0.078063</text:p>
          </table:table-cell>
          <table:table-cell/>
          <table:table-cell table:formula="of:=(#REF!110^2)*(0.178)+(#REF!110)*(0.352)-0.013" office:value-type="string" office:string-value="" calcext:value-type="error">
            <text:p>#NAME?</text:p>
          </table:table-cell>
          <table:table-cell table:formula="of:=([.J110]^2)*(-0.89)+([.J110])*(-0.633)-0.245" office:value-type="float" office:value="-0.28462551228416" calcext:value-type="float">
            <text:p>-0.2846255123</text:p>
          </table:table-cell>
          <table:table-cell table:formula="of:=([.I110]^2)*(-0.189)+([.I110])*(0.905)-0.392" office:value-type="float" office:value="0.508189337652275" calcext:value-type="float">
            <text:p>0.5081893377</text:p>
          </table:table-cell>
          <table:table-cell table:number-columns-repeated="1007"/>
        </table:table-row>
        <table:table-row table:style-name="ro1">
          <table:table-cell table:formula="of:=[Datos_Nao.A111]" office:value-type="float" office:value="-0.0308829993009567" calcext:value-type="float">
            <text:p>-0.0308829993</text:p>
          </table:table-cell>
          <table:table-cell table:formula="of:=[Datos_Nao.B111]" office:value-type="float" office:value="-0.0419633574783802" calcext:value-type="float">
            <text:p>-0.0419633575</text:p>
          </table:table-cell>
          <table:table-cell table:formula="of:=[Datos_Nao.C111]" office:value-type="float" office:value="0.323014080524445" calcext:value-type="float">
            <text:p>0.3230140805</text:p>
          </table:table-cell>
          <table:table-cell table:formula="of:=[Datos_Nao.D111]" office:value-type="float" office:value="-0.108897559344769" calcext:value-type="float">
            <text:p>-0.1088975593</text:p>
          </table:table-cell>
          <table:table-cell table:formula="of:=[Datos_Nao.E111]" office:value-type="float" office:value="-0.048424419015646" calcext:value-type="float">
            <text:p>-0.048424419</text:p>
          </table:table-cell>
          <table:table-cell table:formula="of:=[Datos_Nao.F111]" office:value-type="float" office:value="-0.0624599903821945" calcext:value-type="float">
            <text:p>-0.0624599904</text:p>
          </table:table-cell>
          <table:table-cell/>
          <table:table-cell table:formula="of:=[Datos_MoCap.A111]" office:value-type="float" office:value="0.036302" calcext:value-type="float">
            <text:p>0.036302</text:p>
          </table:table-cell>
          <table:table-cell table:formula="of:=[Datos_MoCap.B111]" office:value-type="float" office:value="1.409706" calcext:value-type="float">
            <text:p>1.409706</text:p>
          </table:table-cell>
          <table:table-cell table:formula="of:=[Datos_MoCap.C111]" office:value-type="float" office:value="0.057967" calcext:value-type="float">
            <text:p>0.057967</text:p>
          </table:table-cell>
          <table:table-cell table:formula="of:=[Datos_MoCap.D111]" office:value-type="float" office:value="0.00378" calcext:value-type="float">
            <text:p>0.00378</text:p>
          </table:table-cell>
          <table:table-cell table:formula="of:=[Datos_MoCap.F111]" office:value-type="float" office:value="-0.022969" calcext:value-type="float">
            <text:p>-0.022969</text:p>
          </table:table-cell>
          <table:table-cell table:formula="of:=[Datos_MoCap.E111]" office:value-type="float" office:value="0.077654" calcext:value-type="float">
            <text:p>0.077654</text:p>
          </table:table-cell>
          <table:table-cell/>
          <table:table-cell table:formula="of:=(#REF!111^2)*(0.178)+(#REF!111)*(0.352)-0.013" office:value-type="string" office:string-value="" calcext:value-type="error">
            <text:p>#NAME?</text:p>
          </table:table-cell>
          <table:table-cell table:formula="of:=([.J111]^2)*(-0.89)+([.J111])*(-0.633)-0.245" office:value-type="float" office:value="-0.28468366504921" calcext:value-type="float">
            <text:p>-0.284683665</text:p>
          </table:table-cell>
          <table:table-cell table:formula="of:=([.I111]^2)*(-0.189)+([.I111])*(0.905)-0.392" office:value-type="float" office:value="0.508189709783596" calcext:value-type="float">
            <text:p>0.5081897098</text:p>
          </table:table-cell>
          <table:table-cell table:number-columns-repeated="1007"/>
        </table:table-row>
        <table:table-row table:style-name="ro1">
          <table:table-cell table:formula="of:=[Datos_Nao.A112]" office:value-type="float" office:value="-0.0308836922049522" calcext:value-type="float">
            <text:p>-0.0308836922</text:p>
          </table:table-cell>
          <table:table-cell table:formula="of:=[Datos_Nao.B112]" office:value-type="float" office:value="-0.0409517213702202" calcext:value-type="float">
            <text:p>-0.0409517214</text:p>
          </table:table-cell>
          <table:table-cell table:formula="of:=[Datos_Nao.C112]" office:value-type="float" office:value="0.323245853185654" calcext:value-type="float">
            <text:p>0.3232458532</text:p>
          </table:table-cell>
          <table:table-cell table:formula="of:=[Datos_Nao.D112]" office:value-type="float" office:value="-0.10743573307991" calcext:value-type="float">
            <text:p>-0.1074357331</text:p>
          </table:table-cell>
          <table:table-cell table:formula="of:=[Datos_Nao.E112]" office:value-type="float" office:value="-0.0490049868822098" calcext:value-type="float">
            <text:p>-0.0490049869</text:p>
          </table:table-cell>
          <table:table-cell table:formula="of:=[Datos_Nao.F112]" office:value-type="float" office:value="-0.0614292956888676" calcext:value-type="float">
            <text:p>-0.0614292957</text:p>
          </table:table-cell>
          <table:table-cell/>
          <table:table-cell table:formula="of:=[Datos_MoCap.A112]" office:value-type="float" office:value="0.036885" calcext:value-type="float">
            <text:p>0.036885</text:p>
          </table:table-cell>
          <table:table-cell table:formula="of:=[Datos_MoCap.B112]" office:value-type="float" office:value="1.409742" calcext:value-type="float">
            <text:p>1.409742</text:p>
          </table:table-cell>
          <table:table-cell table:formula="of:=[Datos_MoCap.C112]" office:value-type="float" office:value="0.058064" calcext:value-type="float">
            <text:p>0.058064</text:p>
          </table:table-cell>
          <table:table-cell table:formula="of:=[Datos_MoCap.D112]" office:value-type="float" office:value="0.003894" calcext:value-type="float">
            <text:p>0.003894</text:p>
          </table:table-cell>
          <table:table-cell table:formula="of:=[Datos_MoCap.F112]" office:value-type="float" office:value="-0.022677" calcext:value-type="float">
            <text:p>-0.022677</text:p>
          </table:table-cell>
          <table:table-cell table:formula="of:=[Datos_MoCap.E112]" office:value-type="float" office:value="0.077197" calcext:value-type="float">
            <text:p>0.077197</text:p>
          </table:table-cell>
          <table:table-cell/>
          <table:table-cell table:formula="of:=(#REF!112^2)*(0.178)+(#REF!112)*(0.352)-0.013" office:value-type="string" office:string-value="" calcext:value-type="error">
            <text:p>#NAME?</text:p>
          </table:table-cell>
          <table:table-cell table:formula="of:=([.J112]^2)*(-0.89)+([.J112])*(-0.633)-0.245" office:value-type="float" office:value="-0.28475508300544" calcext:value-type="float">
            <text:p>-0.284755083</text:p>
          </table:table-cell>
          <table:table-cell table:formula="of:=([.I112]^2)*(-0.189)+([.I112])*(0.905)-0.392" office:value-type="float" office:value="0.508203106259404" calcext:value-type="float">
            <text:p>0.5082031063</text:p>
          </table:table-cell>
          <table:table-cell table:number-columns-repeated="1007"/>
        </table:table-row>
        <table:table-row table:style-name="ro1">
          <table:table-cell table:formula="of:=[Datos_Nao.A113]" office:value-type="float" office:value="-0.0308909416198731" calcext:value-type="float">
            <text:p>-0.0308909416</text:p>
          </table:table-cell>
          <table:table-cell table:formula="of:=[Datos_Nao.B113]" office:value-type="float" office:value="-0.0404461100697517" calcext:value-type="float">
            <text:p>-0.0404461101</text:p>
          </table:table-cell>
          <table:table-cell table:formula="of:=[Datos_Nao.C113]" office:value-type="float" office:value="0.323370933532715" calcext:value-type="float">
            <text:p>0.3233709335</text:p>
          </table:table-cell>
          <table:table-cell table:formula="of:=[Datos_Nao.D113]" office:value-type="float" office:value="-0.106638565659523" calcext:value-type="float">
            <text:p>-0.1066385657</text:p>
          </table:table-cell>
          <table:table-cell table:formula="of:=[Datos_Nao.E113]" office:value-type="float" office:value="-0.0493217594921589" calcext:value-type="float">
            <text:p>-0.0493217595</text:p>
          </table:table-cell>
          <table:table-cell table:formula="of:=[Datos_Nao.F113]" office:value-type="float" office:value="-0.0608961656689644" calcext:value-type="float">
            <text:p>-0.0608961657</text:p>
          </table:table-cell>
          <table:table-cell/>
          <table:table-cell table:formula="of:=[Datos_MoCap.A113]" office:value-type="float" office:value="0.037499" calcext:value-type="float">
            <text:p>0.037499</text:p>
          </table:table-cell>
          <table:table-cell table:formula="of:=[Datos_MoCap.B113]" office:value-type="float" office:value="1.409795" calcext:value-type="float">
            <text:p>1.409795</text:p>
          </table:table-cell>
          <table:table-cell table:formula="of:=[Datos_MoCap.C113]" office:value-type="float" office:value="0.058157" calcext:value-type="float">
            <text:p>0.058157</text:p>
          </table:table-cell>
          <table:table-cell table:formula="of:=[Datos_MoCap.D113]" office:value-type="float" office:value="0.004095" calcext:value-type="float">
            <text:p>0.004095</text:p>
          </table:table-cell>
          <table:table-cell table:formula="of:=[Datos_MoCap.F113]" office:value-type="float" office:value="-0.022457" calcext:value-type="float">
            <text:p>-0.022457</text:p>
          </table:table-cell>
          <table:table-cell table:formula="of:=[Datos_MoCap.E113]" office:value-type="float" office:value="0.076711" calcext:value-type="float">
            <text:p>0.076711</text:p>
          </table:table-cell>
          <table:table-cell/>
          <table:table-cell table:formula="of:=(#REF!113^2)*(0.178)+(#REF!113)*(0.352)-0.013" office:value-type="string" office:string-value="" calcext:value-type="error">
            <text:p>#NAME?</text:p>
          </table:table-cell>
          <table:table-cell table:formula="of:=([.J113]^2)*(-0.89)+([.J113])*(-0.633)-0.245" office:value-type="float" office:value="-0.28482357161761" calcext:value-type="float">
            <text:p>-0.2848235716</text:p>
          </table:table-cell>
          <table:table-cell table:formula="of:=([.I113]^2)*(-0.189)+([.I113])*(0.905)-0.392" office:value-type="float" office:value="0.508222827957275" calcext:value-type="float">
            <text:p>0.508222828</text:p>
          </table:table-cell>
          <table:table-cell table:number-columns-repeated="1007"/>
        </table:table-row>
        <table:table-row table:style-name="ro1">
          <table:table-cell table:formula="of:=[Datos_Nao.A114]" office:value-type="float" office:value="-0.0309155900031328" calcext:value-type="float">
            <text:p>-0.03091559</text:p>
          </table:table-cell>
          <table:table-cell table:formula="of:=[Datos_Nao.B114]" office:value-type="float" office:value="-0.0394283719360828" calcext:value-type="float">
            <text:p>-0.0394283719</text:p>
          </table:table-cell>
          <table:table-cell table:formula="of:=[Datos_Nao.C114]" office:value-type="float" office:value="0.323634773492813" calcext:value-type="float">
            <text:p>0.3236347735</text:p>
          </table:table-cell>
          <table:table-cell table:formula="of:=[Datos_Nao.D114]" office:value-type="float" office:value="-0.104938194155693" calcext:value-type="float">
            <text:p>-0.1049381942</text:p>
          </table:table-cell>
          <table:table-cell table:formula="of:=[Datos_Nao.E114]" office:value-type="float" office:value="-0.0499977096915245" calcext:value-type="float">
            <text:p>-0.0499977097</text:p>
          </table:table-cell>
          <table:table-cell table:formula="of:=[Datos_Nao.F114]" office:value-type="float" office:value="-0.0597939640283585" calcext:value-type="float">
            <text:p>-0.059793964</text:p>
          </table:table-cell>
          <table:table-cell/>
          <table:table-cell table:formula="of:=[Datos_MoCap.A114]" office:value-type="float" office:value="0.038132" calcext:value-type="float">
            <text:p>0.038132</text:p>
          </table:table-cell>
          <table:table-cell table:formula="of:=[Datos_MoCap.B114]" office:value-type="float" office:value="1.409969" calcext:value-type="float">
            <text:p>1.409969</text:p>
          </table:table-cell>
          <table:table-cell table:formula="of:=[Datos_MoCap.C114]" office:value-type="float" office:value="0.057802" calcext:value-type="float">
            <text:p>0.057802</text:p>
          </table:table-cell>
          <table:table-cell table:formula="of:=[Datos_MoCap.D114]" office:value-type="float" office:value="0.002529" calcext:value-type="float">
            <text:p>0.002529</text:p>
          </table:table-cell>
          <table:table-cell table:formula="of:=[Datos_MoCap.F114]" office:value-type="float" office:value="-0.021937" calcext:value-type="float">
            <text:p>-0.021937</text:p>
          </table:table-cell>
          <table:table-cell table:formula="of:=[Datos_MoCap.E114]" office:value-type="float" office:value="0.075959" calcext:value-type="float">
            <text:p>0.075959</text:p>
          </table:table-cell>
          <table:table-cell/>
          <table:table-cell table:formula="of:=(#REF!114^2)*(0.178)+(#REF!114)*(0.352)-0.013" office:value-type="string" office:string-value="" calcext:value-type="error">
            <text:p>#NAME?</text:p>
          </table:table-cell>
          <table:table-cell table:formula="of:=([.J114]^2)*(-0.89)+([.J114])*(-0.633)-0.245" office:value-type="float" office:value="-0.28456221937156" calcext:value-type="float">
            <text:p>-0.2845622194</text:p>
          </table:table-cell>
          <table:table-cell table:formula="of:=([.I114]^2)*(-0.189)+([.I114])*(0.905)-0.392" office:value-type="float" office:value="0.508287567198371" calcext:value-type="float">
            <text:p>0.5082875672</text:p>
          </table:table-cell>
          <table:table-cell table:number-columns-repeated="1007"/>
        </table:table-row>
        <table:table-row table:style-name="ro1">
          <table:table-cell table:formula="of:=[Datos_Nao.A115]" office:value-type="float" office:value="-0.0309319104999304" calcext:value-type="float">
            <text:p>-0.0309319105</text:p>
          </table:table-cell>
          <table:table-cell table:formula="of:=[Datos_Nao.B115]" office:value-type="float" office:value="-0.0389143489301205" calcext:value-type="float">
            <text:p>-0.0389143489</text:p>
          </table:table-cell>
          <table:table-cell table:formula="of:=[Datos_Nao.C115]" office:value-type="float" office:value="0.323772072792053" calcext:value-type="float">
            <text:p>0.3237720728</text:p>
          </table:table-cell>
          <table:table-cell table:formula="of:=[Datos_Nao.D115]" office:value-type="float" office:value="-0.104042641818523" calcext:value-type="float">
            <text:p>-0.1040426418</text:p>
          </table:table-cell>
          <table:table-cell table:formula="of:=[Datos_Nao.E115]" office:value-type="float" office:value="-0.0503537580370903" calcext:value-type="float">
            <text:p>-0.050353758</text:p>
          </table:table-cell>
          <table:table-cell table:formula="of:=[Datos_Nao.F115]" office:value-type="float" office:value="-0.0592246055603027" calcext:value-type="float">
            <text:p>-0.0592246056</text:p>
          </table:table-cell>
          <table:table-cell/>
          <table:table-cell table:formula="of:=[Datos_MoCap.A115]" office:value-type="float" office:value="0.038804" calcext:value-type="float">
            <text:p>0.038804</text:p>
          </table:table-cell>
          <table:table-cell table:formula="of:=[Datos_MoCap.B115]" office:value-type="float" office:value="1.41" calcext:value-type="float">
            <text:p>1.41</text:p>
          </table:table-cell>
          <table:table-cell table:formula="of:=[Datos_MoCap.C115]" office:value-type="float" office:value="0.057831" calcext:value-type="float">
            <text:p>0.057831</text:p>
          </table:table-cell>
          <table:table-cell table:formula="of:=[Datos_MoCap.D115]" office:value-type="float" office:value="0.002437" calcext:value-type="float">
            <text:p>0.002437</text:p>
          </table:table-cell>
          <table:table-cell table:formula="of:=[Datos_MoCap.F115]" office:value-type="float" office:value="-0.021744" calcext:value-type="float">
            <text:p>-0.021744</text:p>
          </table:table-cell>
          <table:table-cell table:formula="of:=[Datos_MoCap.E115]" office:value-type="float" office:value="0.075445" calcext:value-type="float">
            <text:p>0.075445</text:p>
          </table:table-cell>
          <table:table-cell/>
          <table:table-cell table:formula="of:=(#REF!115^2)*(0.178)+(#REF!115)*(0.352)-0.013" office:value-type="string" office:string-value="" calcext:value-type="error">
            <text:p>#NAME?</text:p>
          </table:table-cell>
          <table:table-cell table:formula="of:=([.J115]^2)*(-0.89)+([.J115])*(-0.633)-0.245" office:value-type="float" office:value="-0.28458356085929" calcext:value-type="float">
            <text:p>-0.2845835609</text:p>
          </table:table-cell>
          <table:table-cell table:formula="of:=([.I115]^2)*(-0.189)+([.I115])*(0.905)-0.392" office:value-type="float" office:value="0.5082991" calcext:value-type="float">
            <text:p>0.5082991</text:p>
          </table:table-cell>
          <table:table-cell table:number-columns-repeated="1007"/>
        </table:table-row>
        <table:table-row table:style-name="ro1">
          <table:table-cell table:formula="of:=[Datos_Nao.A116]" office:value-type="float" office:value="-0.0309705846011639" calcext:value-type="float">
            <text:p>-0.0309705846</text:p>
          </table:table-cell>
          <table:table-cell table:formula="of:=[Datos_Nao.B116]" office:value-type="float" office:value="-0.0378728359937668" calcext:value-type="float">
            <text:p>-0.037872836</text:p>
          </table:table-cell>
          <table:table-cell table:formula="of:=[Datos_Nao.C116]" office:value-type="float" office:value="0.324054628610611" calcext:value-type="float">
            <text:p>0.3240546286</text:p>
          </table:table-cell>
          <table:table-cell table:formula="of:=[Datos_Nao.D116]" office:value-type="float" office:value="-0.102175205945969" calcext:value-type="float">
            <text:p>-0.1021752059</text:p>
          </table:table-cell>
          <table:table-cell table:formula="of:=[Datos_Nao.E116]" office:value-type="float" office:value="-0.0510960333049297" calcext:value-type="float">
            <text:p>-0.0510960333</text:p>
          </table:table-cell>
          <table:table-cell table:formula="of:=[Datos_Nao.F116]" office:value-type="float" office:value="-0.058049313724041" calcext:value-type="float">
            <text:p>-0.0580493137</text:p>
          </table:table-cell>
          <table:table-cell/>
          <table:table-cell table:formula="of:=[Datos_MoCap.A116]" office:value-type="float" office:value="0.039545" calcext:value-type="float">
            <text:p>0.039545</text:p>
          </table:table-cell>
          <table:table-cell table:formula="of:=[Datos_MoCap.B116]" office:value-type="float" office:value="1.410033" calcext:value-type="float">
            <text:p>1.410033</text:p>
          </table:table-cell>
          <table:table-cell table:formula="of:=[Datos_MoCap.C116]" office:value-type="float" office:value="0.057904" calcext:value-type="float">
            <text:p>0.057904</text:p>
          </table:table-cell>
          <table:table-cell table:formula="of:=[Datos_MoCap.D116]" office:value-type="float" office:value="0.002634" calcext:value-type="float">
            <text:p>0.002634</text:p>
          </table:table-cell>
          <table:table-cell table:formula="of:=[Datos_MoCap.F116]" office:value-type="float" office:value="-0.021743" calcext:value-type="float">
            <text:p>-0.021743</text:p>
          </table:table-cell>
          <table:table-cell table:formula="of:=[Datos_MoCap.E116]" office:value-type="float" office:value="0.074965" calcext:value-type="float">
            <text:p>0.074965</text:p>
          </table:table-cell>
          <table:table-cell/>
          <table:table-cell table:formula="of:=(#REF!116^2)*(0.178)+(#REF!116)*(0.352)-0.013" office:value-type="string" office:string-value="" calcext:value-type="error">
            <text:p>#NAME?</text:p>
          </table:table-cell>
          <table:table-cell table:formula="of:=([.J116]^2)*(-0.89)+([.J116])*(-0.633)-0.245" office:value-type="float" office:value="-0.28463728916224" calcext:value-type="float">
            <text:p>-0.2846372892</text:p>
          </table:table-cell>
          <table:table-cell table:formula="of:=([.I116]^2)*(-0.189)+([.I116])*(0.905)-0.392" office:value-type="float" office:value="0.508311376454179" calcext:value-type="float">
            <text:p>0.5083113765</text:p>
          </table:table-cell>
          <table:table-cell table:number-columns-repeated="1007"/>
        </table:table-row>
        <table:table-row table:style-name="ro1">
          <table:table-cell table:formula="of:=[Datos_Nao.A117]" office:value-type="float" office:value="-0.0310154892504215" calcext:value-type="float">
            <text:p>-0.0310154893</text:p>
          </table:table-cell>
          <table:table-cell table:formula="of:=[Datos_Nao.B117]" office:value-type="float" office:value="-0.0368107706308365" calcext:value-type="float">
            <text:p>-0.0368107706</text:p>
          </table:table-cell>
          <table:table-cell table:formula="of:=[Datos_Nao.C117]" office:value-type="float" office:value="0.324345022439957" calcext:value-type="float">
            <text:p>0.3243450224</text:p>
          </table:table-cell>
          <table:table-cell table:formula="of:=[Datos_Nao.D117]" office:value-type="float" office:value="-0.100219771265984" calcext:value-type="float">
            <text:p>-0.1002197713</text:p>
          </table:table-cell>
          <table:table-cell table:formula="of:=[Datos_Nao.E117]" office:value-type="float" office:value="-0.0518727265298367" calcext:value-type="float">
            <text:p>-0.0518727265</text:p>
          </table:table-cell>
          <table:table-cell table:formula="of:=[Datos_Nao.F117]" office:value-type="float" office:value="-0.0568251051008701" calcext:value-type="float">
            <text:p>-0.0568251051</text:p>
          </table:table-cell>
          <table:table-cell/>
          <table:table-cell table:formula="of:=[Datos_MoCap.A117]" office:value-type="float" office:value="0.040232" calcext:value-type="float">
            <text:p>0.040232</text:p>
          </table:table-cell>
          <table:table-cell table:formula="of:=[Datos_MoCap.B117]" office:value-type="float" office:value="1.410068" calcext:value-type="float">
            <text:p>1.410068</text:p>
          </table:table-cell>
          <table:table-cell table:formula="of:=[Datos_MoCap.C117]" office:value-type="float" office:value="0.058052" calcext:value-type="float">
            <text:p>0.058052</text:p>
          </table:table-cell>
          <table:table-cell table:formula="of:=[Datos_MoCap.D117]" office:value-type="float" office:value="0.002821" calcext:value-type="float">
            <text:p>0.002821</text:p>
          </table:table-cell>
          <table:table-cell table:formula="of:=[Datos_MoCap.F117]" office:value-type="float" office:value="-0.021594" calcext:value-type="float">
            <text:p>-0.021594</text:p>
          </table:table-cell>
          <table:table-cell table:formula="of:=[Datos_MoCap.E117]" office:value-type="float" office:value="0.074525" calcext:value-type="float">
            <text:p>0.074525</text:p>
          </table:table-cell>
          <table:table-cell/>
          <table:table-cell table:formula="of:=(#REF!117^2)*(0.178)+(#REF!117)*(0.352)-0.013" office:value-type="string" office:string-value="" calcext:value-type="error">
            <text:p>#NAME?</text:p>
          </table:table-cell>
          <table:table-cell table:formula="of:=([.J117]^2)*(-0.89)+([.J117])*(-0.633)-0.245" office:value-type="float" office:value="-0.28474624688656" calcext:value-type="float">
            <text:p>-0.2847462469</text:p>
          </table:table-cell>
          <table:table-cell table:formula="of:=([.I117]^2)*(-0.189)+([.I117])*(0.905)-0.392" office:value-type="float" office:value="0.508324396486064" calcext:value-type="float">
            <text:p>0.5083243965</text:p>
          </table:table-cell>
          <table:table-cell table:number-columns-repeated="1007"/>
        </table:table-row>
        <table:table-row table:style-name="ro1">
          <table:table-cell table:formula="of:=[Datos_Nao.A118]" office:value-type="float" office:value="-0.0310397818684578" calcext:value-type="float">
            <text:p>-0.0310397819</text:p>
          </table:table-cell>
          <table:table-cell table:formula="of:=[Datos_Nao.B118]" office:value-type="float" office:value="-0.0362714976072311" calcext:value-type="float">
            <text:p>-0.0362714976</text:p>
          </table:table-cell>
          <table:table-cell table:formula="of:=[Datos_Nao.C118]" office:value-type="float" office:value="0.324492305517197" calcext:value-type="float">
            <text:p>0.3244923055</text:p>
          </table:table-cell>
          <table:table-cell table:formula="of:=[Datos_Nao.D118]" office:value-type="float" office:value="-0.0992130264639854" calcext:value-type="float">
            <text:p>-0.0992130265</text:p>
          </table:table-cell>
          <table:table-cell table:formula="of:=[Datos_Nao.E118]" office:value-type="float" office:value="-0.0522722266614437" calcext:value-type="float">
            <text:p>-0.0522722267</text:p>
          </table:table-cell>
          <table:table-cell table:formula="of:=[Datos_Nao.F118]" office:value-type="float" office:value="-0.0561947450041771" calcext:value-type="float">
            <text:p>-0.056194745</text:p>
          </table:table-cell>
          <table:table-cell/>
          <table:table-cell table:formula="of:=[Datos_MoCap.A118]" office:value-type="float" office:value="0.040887" calcext:value-type="float">
            <text:p>0.040887</text:p>
          </table:table-cell>
          <table:table-cell table:formula="of:=[Datos_MoCap.B118]" office:value-type="float" office:value="1.410046" calcext:value-type="float">
            <text:p>1.410046</text:p>
          </table:table-cell>
          <table:table-cell table:formula="of:=[Datos_MoCap.C118]" office:value-type="float" office:value="0.058142" calcext:value-type="float">
            <text:p>0.058142</text:p>
          </table:table-cell>
          <table:table-cell table:formula="of:=[Datos_MoCap.D118]" office:value-type="float" office:value="0.002726" calcext:value-type="float">
            <text:p>0.002726</text:p>
          </table:table-cell>
          <table:table-cell table:formula="of:=[Datos_MoCap.F118]" office:value-type="float" office:value="-0.021297" calcext:value-type="float">
            <text:p>-0.021297</text:p>
          </table:table-cell>
          <table:table-cell table:formula="of:=[Datos_MoCap.E118]" office:value-type="float" office:value="0.074203" calcext:value-type="float">
            <text:p>0.074203</text:p>
          </table:table-cell>
          <table:table-cell/>
          <table:table-cell table:formula="of:=(#REF!118^2)*(0.178)+(#REF!118)*(0.352)-0.013" office:value-type="string" office:string-value="" calcext:value-type="error">
            <text:p>#NAME?</text:p>
          </table:table-cell>
          <table:table-cell table:formula="of:=([.J118]^2)*(-0.89)+([.J118])*(-0.633)-0.245" office:value-type="float" office:value="-0.28481252402596" calcext:value-type="float">
            <text:p>-0.284812524</text:p>
          </table:table-cell>
          <table:table-cell table:formula="of:=([.I118]^2)*(-0.189)+([.I118])*(0.905)-0.392" office:value-type="float" office:value="0.508316212520076" calcext:value-type="float">
            <text:p>0.5083162125</text:p>
          </table:table-cell>
          <table:table-cell table:number-columns-repeated="1007"/>
        </table:table-row>
        <table:table-row table:style-name="ro1">
          <table:table-cell table:formula="of:=[Datos_Nao.A119]" office:value-type="float" office:value="-0.0310913287103176" calcext:value-type="float">
            <text:p>-0.0310913287</text:p>
          </table:table-cell>
          <table:table-cell table:formula="of:=[Datos_Nao.B119]" office:value-type="float" office:value="-0.0351758003234863" calcext:value-type="float">
            <text:p>-0.0351758003</text:p>
          </table:table-cell>
          <table:table-cell table:formula="of:=[Datos_Nao.C119]" office:value-type="float" office:value="0.324789822101593" calcext:value-type="float">
            <text:p>0.3247898221</text:p>
          </table:table-cell>
          <table:table-cell table:formula="of:=[Datos_Nao.D119]" office:value-type="float" office:value="-0.0971475467085839" calcext:value-type="float">
            <text:p>-0.0971475467</text:p>
          </table:table-cell>
          <table:table-cell table:formula="of:=[Datos_Nao.E119]" office:value-type="float" office:value="-0.0530908927321434" calcext:value-type="float">
            <text:p>-0.0530908927</text:p>
          </table:table-cell>
          <table:table-cell table:formula="of:=[Datos_Nao.F119]" office:value-type="float" office:value="-0.0548977926373482" calcext:value-type="float">
            <text:p>-0.0548977926</text:p>
          </table:table-cell>
          <table:table-cell/>
          <table:table-cell table:formula="of:=[Datos_MoCap.A119]" office:value-type="float" office:value="0.04155" calcext:value-type="float">
            <text:p>0.04155</text:p>
          </table:table-cell>
          <table:table-cell table:formula="of:=[Datos_MoCap.B119]" office:value-type="float" office:value="1.410056" calcext:value-type="float">
            <text:p>1.410056</text:p>
          </table:table-cell>
          <table:table-cell table:formula="of:=[Datos_MoCap.C119]" office:value-type="float" office:value="0.058209" calcext:value-type="float">
            <text:p>0.058209</text:p>
          </table:table-cell>
          <table:table-cell table:formula="of:=[Datos_MoCap.D119]" office:value-type="float" office:value="0.002695" calcext:value-type="float">
            <text:p>0.002695</text:p>
          </table:table-cell>
          <table:table-cell table:formula="of:=[Datos_MoCap.F119]" office:value-type="float" office:value="-0.02112" calcext:value-type="float">
            <text:p>-0.02112</text:p>
          </table:table-cell>
          <table:table-cell table:formula="of:=[Datos_MoCap.E119]" office:value-type="float" office:value="0.073779" calcext:value-type="float">
            <text:p>0.073779</text:p>
          </table:table-cell>
          <table:table-cell/>
          <table:table-cell table:formula="of:=(#REF!119^2)*(0.178)+(#REF!119)*(0.352)-0.013" office:value-type="string" office:string-value="" calcext:value-type="error">
            <text:p>#NAME?</text:p>
          </table:table-cell>
          <table:table-cell table:formula="of:=([.J119]^2)*(-0.89)+([.J119])*(-0.633)-0.245" office:value-type="float" office:value="-0.28486187303609" calcext:value-type="float">
            <text:p>-0.284861873</text:p>
          </table:table-cell>
          <table:table-cell table:formula="of:=([.I119]^2)*(-0.189)+([.I119])*(0.905)-0.392" office:value-type="float" office:value="0.508319932527296" calcext:value-type="float">
            <text:p>0.5083199325</text:p>
          </table:table-cell>
          <table:table-cell table:number-columns-repeated="1007"/>
        </table:table-row>
        <table:table-row table:style-name="ro1">
          <table:table-cell table:formula="of:=[Datos_Nao.A120]" office:value-type="float" office:value="-0.0311460644006729" calcext:value-type="float">
            <text:p>-0.0311460644</text:p>
          </table:table-cell>
          <table:table-cell table:formula="of:=[Datos_Nao.B120]" office:value-type="float" office:value="-0.0340571179986" calcext:value-type="float">
            <text:p>-0.034057118</text:p>
          </table:table-cell>
          <table:table-cell table:formula="of:=[Datos_Nao.C120]" office:value-type="float" office:value="0.325089693069458" calcext:value-type="float">
            <text:p>0.3250896931</text:p>
          </table:table-cell>
          <table:table-cell table:formula="of:=[Datos_Nao.D120]" office:value-type="float" office:value="-0.0950189903378487" calcext:value-type="float">
            <text:p>-0.0950189903</text:p>
          </table:table-cell>
          <table:table-cell table:formula="of:=[Datos_Nao.E120]" office:value-type="float" office:value="-0.0539328381419182" calcext:value-type="float">
            <text:p>-0.0539328381</text:p>
          </table:table-cell>
          <table:table-cell table:formula="of:=[Datos_Nao.F120]" office:value-type="float" office:value="-0.0535529516637325" calcext:value-type="float">
            <text:p>-0.0535529517</text:p>
          </table:table-cell>
          <table:table-cell/>
          <table:table-cell table:formula="of:=[Datos_MoCap.A120]" office:value-type="float" office:value="0.042178" calcext:value-type="float">
            <text:p>0.042178</text:p>
          </table:table-cell>
          <table:table-cell table:formula="of:=[Datos_MoCap.B120]" office:value-type="float" office:value="1.41005" calcext:value-type="float">
            <text:p>1.41005</text:p>
          </table:table-cell>
          <table:table-cell table:formula="of:=[Datos_MoCap.C120]" office:value-type="float" office:value="0.058278" calcext:value-type="float">
            <text:p>0.058278</text:p>
          </table:table-cell>
          <table:table-cell table:formula="of:=[Datos_MoCap.D120]" office:value-type="float" office:value="0.002856" calcext:value-type="float">
            <text:p>0.002856</text:p>
          </table:table-cell>
          <table:table-cell table:formula="of:=[Datos_MoCap.F120]" office:value-type="float" office:value="-0.020892" calcext:value-type="float">
            <text:p>-0.020892</text:p>
          </table:table-cell>
          <table:table-cell table:formula="of:=[Datos_MoCap.E120]" office:value-type="float" office:value="0.073473" calcext:value-type="float">
            <text:p>0.073473</text:p>
          </table:table-cell>
          <table:table-cell/>
          <table:table-cell table:formula="of:=(#REF!120^2)*(0.178)+(#REF!120)*(0.352)-0.013" office:value-type="string" office:string-value="" calcext:value-type="error">
            <text:p>#NAME?</text:p>
          </table:table-cell>
          <table:table-cell table:formula="of:=([.J120]^2)*(-0.89)+([.J120])*(-0.633)-0.245" office:value-type="float" office:value="-0.28491270350276" calcext:value-type="float">
            <text:p>-0.2849127035</text:p>
          </table:table-cell>
          <table:table-cell table:formula="of:=([.I120]^2)*(-0.189)+([.I120])*(0.905)-0.392" office:value-type="float" office:value="0.5083177005275" calcext:value-type="float">
            <text:p>0.5083177005</text:p>
          </table:table-cell>
          <table:table-cell table:number-columns-repeated="1007"/>
        </table:table-row>
        <table:table-row table:style-name="ro1">
          <table:table-cell table:formula="of:=[Datos_Nao.A121]" office:value-type="float" office:value="-0.0312034040689468" calcext:value-type="float">
            <text:p>-0.0312034041</text:p>
          </table:table-cell>
          <table:table-cell table:formula="of:=[Datos_Nao.B121]" office:value-type="float" office:value="-0.0329156965017319" calcext:value-type="float">
            <text:p>-0.0329156965</text:p>
          </table:table-cell>
          <table:table-cell table:formula="of:=[Datos_Nao.C121]" office:value-type="float" office:value="0.325390428304672" calcext:value-type="float">
            <text:p>0.3253904283</text:p>
          </table:table-cell>
          <table:table-cell table:formula="of:=[Datos_Nao.D121]" office:value-type="float" office:value="-0.0928333550691605" calcext:value-type="float">
            <text:p>-0.0928333551</text:p>
          </table:table-cell>
          <table:table-cell table:formula="of:=[Datos_Nao.E121]" office:value-type="float" office:value="-0.0547950603067875" calcext:value-type="float">
            <text:p>-0.0547950603</text:p>
          </table:table-cell>
          <table:table-cell table:formula="of:=[Datos_Nao.F121]" office:value-type="float" office:value="-0.0521607808768749" calcext:value-type="float">
            <text:p>-0.0521607809</text:p>
          </table:table-cell>
          <table:table-cell/>
          <table:table-cell table:formula="of:=[Datos_MoCap.A121]" office:value-type="float" office:value="0.042738" calcext:value-type="float">
            <text:p>0.042738</text:p>
          </table:table-cell>
          <table:table-cell table:formula="of:=[Datos_MoCap.B121]" office:value-type="float" office:value="1.410075" calcext:value-type="float">
            <text:p>1.410075</text:p>
          </table:table-cell>
          <table:table-cell table:formula="of:=[Datos_MoCap.C121]" office:value-type="float" office:value="0.058277" calcext:value-type="float">
            <text:p>0.058277</text:p>
          </table:table-cell>
          <table:table-cell table:formula="of:=[Datos_MoCap.D121]" office:value-type="float" office:value="0.002949" calcext:value-type="float">
            <text:p>0.002949</text:p>
          </table:table-cell>
          <table:table-cell table:formula="of:=[Datos_MoCap.F121]" office:value-type="float" office:value="-0.020484" calcext:value-type="float">
            <text:p>-0.020484</text:p>
          </table:table-cell>
          <table:table-cell table:formula="of:=[Datos_MoCap.E121]" office:value-type="float" office:value="0.073066" calcext:value-type="float">
            <text:p>0.073066</text:p>
          </table:table-cell>
          <table:table-cell/>
          <table:table-cell table:formula="of:=(#REF!121^2)*(0.178)+(#REF!121)*(0.352)-0.013" office:value-type="string" office:string-value="" calcext:value-type="error">
            <text:p>#NAME?</text:p>
          </table:table-cell>
          <table:table-cell table:formula="of:=([.J121]^2)*(-0.89)+([.J121])*(-0.633)-0.245" office:value-type="float" office:value="-0.28491196676881" calcext:value-type="float">
            <text:p>-0.2849119668</text:p>
          </table:table-cell>
          <table:table-cell table:formula="of:=([.I121]^2)*(-0.189)+([.I121])*(0.905)-0.392" office:value-type="float" office:value="0.508327000436875" calcext:value-type="float">
            <text:p>0.5083270004</text:p>
          </table:table-cell>
          <table:table-cell table:number-columns-repeated="1007"/>
        </table:table-row>
        <table:table-row table:style-name="ro1">
          <table:table-cell table:formula="of:=[Datos_Nao.A122]" office:value-type="float" office:value="-0.0312328599393368" calcext:value-type="float">
            <text:p>-0.0312328599</text:p>
          </table:table-cell>
          <table:table-cell table:formula="of:=[Datos_Nao.B122]" office:value-type="float" office:value="-0.0323365852236748" calcext:value-type="float">
            <text:p>-0.0323365852</text:p>
          </table:table-cell>
          <table:table-cell table:formula="of:=[Datos_Nao.C122]" office:value-type="float" office:value="0.325540691614151" calcext:value-type="float">
            <text:p>0.3255406916</text:p>
          </table:table-cell>
          <table:table-cell table:formula="of:=[Datos_Nao.D122]" office:value-type="float" office:value="-0.0917207375168801" calcext:value-type="float">
            <text:p>-0.0917207375</text:p>
          </table:table-cell>
          <table:table-cell table:formula="of:=[Datos_Nao.E122]" office:value-type="float" office:value="-0.0552329495549202" calcext:value-type="float">
            <text:p>-0.0552329496</text:p>
          </table:table-cell>
          <table:table-cell table:formula="of:=[Datos_Nao.F122]" office:value-type="float" office:value="-0.0514472164213658" calcext:value-type="float">
            <text:p>-0.0514472164</text:p>
          </table:table-cell>
          <table:table-cell/>
          <table:table-cell table:formula="of:=[Datos_MoCap.A122]" office:value-type="float" office:value="0.043311" calcext:value-type="float">
            <text:p>0.043311</text:p>
          </table:table-cell>
          <table:table-cell table:formula="of:=[Datos_MoCap.B122]" office:value-type="float" office:value="1.410159" calcext:value-type="float">
            <text:p>1.410159</text:p>
          </table:table-cell>
          <table:table-cell table:formula="of:=[Datos_MoCap.C122]" office:value-type="float" office:value="0.058215" calcext:value-type="float">
            <text:p>0.058215</text:p>
          </table:table-cell>
          <table:table-cell table:formula="of:=[Datos_MoCap.D122]" office:value-type="float" office:value="0.003245" calcext:value-type="float">
            <text:p>0.003245</text:p>
          </table:table-cell>
          <table:table-cell table:formula="of:=[Datos_MoCap.F122]" office:value-type="float" office:value="-0.020336" calcext:value-type="float">
            <text:p>-0.020336</text:p>
          </table:table-cell>
          <table:table-cell table:formula="of:=[Datos_MoCap.E122]" office:value-type="float" office:value="0.072483" calcext:value-type="float">
            <text:p>0.072483</text:p>
          </table:table-cell>
          <table:table-cell/>
          <table:table-cell table:formula="of:=(#REF!122^2)*(0.178)+(#REF!122)*(0.352)-0.013" office:value-type="string" office:string-value="" calcext:value-type="error">
            <text:p>#NAME?</text:p>
          </table:table-cell>
          <table:table-cell table:formula="of:=([.J122]^2)*(-0.89)+([.J122])*(-0.633)-0.245" office:value-type="float" office:value="-0.28486629274025" calcext:value-type="float">
            <text:p>-0.2848662927</text:p>
          </table:table-cell>
          <table:table-cell table:formula="of:=([.I122]^2)*(-0.189)+([.I122])*(0.905)-0.392" office:value-type="float" office:value="0.508358246401891" calcext:value-type="float">
            <text:p>0.5083582464</text:p>
          </table:table-cell>
          <table:table-cell table:number-columns-repeated="1007"/>
        </table:table-row>
        <table:table-row table:style-name="ro1">
          <table:table-cell table:formula="of:=[Datos_Nao.A123]" office:value-type="float" office:value="-0.0312931388616562" calcext:value-type="float">
            <text:p>-0.0312931389</text:p>
          </table:table-cell>
          <table:table-cell table:formula="of:=[Datos_Nao.B123]" office:value-type="float" office:value="-0.0311622526496649" calcext:value-type="float">
            <text:p>-0.0311622526</text:p>
          </table:table-cell>
          <table:table-cell table:formula="of:=[Datos_Nao.C123]" office:value-type="float" office:value="0.325840353965759" calcext:value-type="float">
            <text:p>0.325840354</text:p>
          </table:table-cell>
          <table:table-cell table:formula="of:=[Datos_Nao.D123]" office:value-type="float" office:value="-0.089458629488945" calcext:value-type="float">
            <text:p>-0.0894586295</text:p>
          </table:table-cell>
          <table:table-cell table:formula="of:=[Datos_Nao.E123]" office:value-type="float" office:value="-0.0561208240687847" calcext:value-type="float">
            <text:p>-0.0561208241</text:p>
          </table:table-cell>
          <table:table-cell table:formula="of:=[Datos_Nao.F123]" office:value-type="float" office:value="-0.049985446035862" calcext:value-type="float">
            <text:p>-0.049985446</text:p>
          </table:table-cell>
          <table:table-cell/>
          <table:table-cell table:formula="of:=[Datos_MoCap.A123]" office:value-type="float" office:value="0.043822" calcext:value-type="float">
            <text:p>0.043822</text:p>
          </table:table-cell>
          <table:table-cell table:formula="of:=[Datos_MoCap.B123]" office:value-type="float" office:value="1.410272" calcext:value-type="float">
            <text:p>1.410272</text:p>
          </table:table-cell>
          <table:table-cell table:formula="of:=[Datos_MoCap.C123]" office:value-type="float" office:value="0.058088" calcext:value-type="float">
            <text:p>0.058088</text:p>
          </table:table-cell>
          <table:table-cell table:formula="of:=[Datos_MoCap.D123]" office:value-type="float" office:value="0.003591" calcext:value-type="float">
            <text:p>0.003591</text:p>
          </table:table-cell>
          <table:table-cell table:formula="of:=[Datos_MoCap.F123]" office:value-type="float" office:value="-0.020307" calcext:value-type="float">
            <text:p>-0.020307</text:p>
          </table:table-cell>
          <table:table-cell table:formula="of:=[Datos_MoCap.E123]" office:value-type="float" office:value="0.07193" calcext:value-type="float">
            <text:p>0.07193</text:p>
          </table:table-cell>
          <table:table-cell/>
          <table:table-cell table:formula="of:=(#REF!123^2)*(0.178)+(#REF!123)*(0.352)-0.013" office:value-type="string" office:string-value="" calcext:value-type="error">
            <text:p>#NAME?</text:p>
          </table:table-cell>
          <table:table-cell table:formula="of:=([.J123]^2)*(-0.89)+([.J123])*(-0.633)-0.245" office:value-type="float" office:value="-0.28477275601216" calcext:value-type="float">
            <text:p>-0.284772756</text:p>
          </table:table-cell>
          <table:table-cell table:formula="of:=([.I123]^2)*(-0.189)+([.I123])*(0.905)-0.392" office:value-type="float" office:value="0.508400275457024" calcext:value-type="float">
            <text:p>0.5084002755</text:p>
          </table:table-cell>
          <table:table-cell table:number-columns-repeated="1007"/>
        </table:table-row>
        <table:table-row table:style-name="ro1">
          <table:table-cell table:formula="of:=[Datos_Nao.A124]" office:value-type="float" office:value="-0.0313238389790058" calcext:value-type="float">
            <text:p>-0.031323839</text:p>
          </table:table-cell>
          <table:table-cell table:formula="of:=[Datos_Nao.B124]" office:value-type="float" office:value="-0.0305671747773886" calcext:value-type="float">
            <text:p>-0.0305671748</text:p>
          </table:table-cell>
          <table:table-cell table:formula="of:=[Datos_Nao.C124]" office:value-type="float" office:value="0.325989425182343" calcext:value-type="float">
            <text:p>0.3259894252</text:p>
          </table:table-cell>
          <table:table-cell table:formula="of:=[Datos_Nao.D124]" office:value-type="float" office:value="-0.0883101597428322" calcext:value-type="float">
            <text:p>-0.0883101597</text:p>
          </table:table-cell>
          <table:table-cell table:formula="of:=[Datos_Nao.E124]" office:value-type="float" office:value="-0.0565702542662621" calcext:value-type="float">
            <text:p>-0.0565702543</text:p>
          </table:table-cell>
          <table:table-cell table:formula="of:=[Datos_Nao.F124]" office:value-type="float" office:value="-0.0492376238107681" calcext:value-type="float">
            <text:p>-0.0492376238</text:p>
          </table:table-cell>
          <table:table-cell/>
          <table:table-cell table:formula="of:=[Datos_MoCap.A124]" office:value-type="float" office:value="0.044264" calcext:value-type="float">
            <text:p>0.044264</text:p>
          </table:table-cell>
          <table:table-cell table:formula="of:=[Datos_MoCap.B124]" office:value-type="float" office:value="1.410358" calcext:value-type="float">
            <text:p>1.410358</text:p>
          </table:table-cell>
          <table:table-cell table:formula="of:=[Datos_MoCap.C124]" office:value-type="float" office:value="0.057931" calcext:value-type="float">
            <text:p>0.057931</text:p>
          </table:table-cell>
          <table:table-cell table:formula="of:=[Datos_MoCap.D124]" office:value-type="float" office:value="0.003845" calcext:value-type="float">
            <text:p>0.003845</text:p>
          </table:table-cell>
          <table:table-cell table:formula="of:=[Datos_MoCap.F124]" office:value-type="float" office:value="-0.020369" calcext:value-type="float">
            <text:p>-0.020369</text:p>
          </table:table-cell>
          <table:table-cell table:formula="of:=[Datos_MoCap.E124]" office:value-type="float" office:value="0.071347" calcext:value-type="float">
            <text:p>0.071347</text:p>
          </table:table-cell>
          <table:table-cell/>
          <table:table-cell table:formula="of:=(#REF!124^2)*(0.178)+(#REF!124)*(0.352)-0.013" office:value-type="string" office:string-value="" calcext:value-type="error">
            <text:p>#NAME?</text:p>
          </table:table-cell>
          <table:table-cell table:formula="of:=([.J124]^2)*(-0.89)+([.J124])*(-0.633)-0.245" office:value-type="float" office:value="-0.28465716367729" calcext:value-type="float">
            <text:p>-0.2846571637</text:p>
          </table:table-cell>
          <table:table-cell table:formula="of:=([.I124]^2)*(-0.189)+([.I124])*(0.905)-0.392" office:value-type="float" office:value="0.508432258937004" calcext:value-type="float">
            <text:p>0.5084322589</text:p>
          </table:table-cell>
          <table:table-cell table:number-columns-repeated="1007"/>
        </table:table-row>
        <table:table-row table:style-name="ro1">
          <table:table-cell table:formula="of:=[Datos_Nao.A125]" office:value-type="float" office:value="-0.0314178727567196" calcext:value-type="float">
            <text:p>-0.0314178728</text:p>
          </table:table-cell>
          <table:table-cell table:formula="of:=[Datos_Nao.B125]" office:value-type="float" office:value="-0.0287520252168179" calcext:value-type="float">
            <text:p>-0.0287520252</text:p>
          </table:table-cell>
          <table:table-cell table:formula="of:=[Datos_Nao.C125]" office:value-type="float" office:value="0.326432198286057" calcext:value-type="float">
            <text:p>0.3264321983</text:p>
          </table:table-cell>
          <table:table-cell table:formula="of:=[Datos_Nao.D125]" office:value-type="float" office:value="-0.0848005935549736" calcext:value-type="float">
            <text:p>-0.0848005936</text:p>
          </table:table-cell>
          <table:table-cell table:formula="of:=[Datos_Nao.E125]" office:value-type="float" office:value="-0.0579374320805073" calcext:value-type="float">
            <text:p>-0.0579374321</text:p>
          </table:table-cell>
          <table:table-cell table:formula="of:=[Datos_Nao.F125]" office:value-type="float" office:value="-0.0469273030757904" calcext:value-type="float">
            <text:p>-0.0469273031</text:p>
          </table:table-cell>
          <table:table-cell/>
          <table:table-cell table:formula="of:=[Datos_MoCap.A125]" office:value-type="float" office:value="0.04466" calcext:value-type="float">
            <text:p>0.04466</text:p>
          </table:table-cell>
          <table:table-cell table:formula="of:=[Datos_MoCap.B125]" office:value-type="float" office:value="1.410434" calcext:value-type="float">
            <text:p>1.410434</text:p>
          </table:table-cell>
          <table:table-cell table:formula="of:=[Datos_MoCap.C125]" office:value-type="float" office:value="0.057776" calcext:value-type="float">
            <text:p>0.057776</text:p>
          </table:table-cell>
          <table:table-cell table:formula="of:=[Datos_MoCap.D125]" office:value-type="float" office:value="0.004124" calcext:value-type="float">
            <text:p>0.004124</text:p>
          </table:table-cell>
          <table:table-cell table:formula="of:=[Datos_MoCap.F125]" office:value-type="float" office:value="-0.020276" calcext:value-type="float">
            <text:p>-0.020276</text:p>
          </table:table-cell>
          <table:table-cell table:formula="of:=[Datos_MoCap.E125]" office:value-type="float" office:value="0.070944" calcext:value-type="float">
            <text:p>0.070944</text:p>
          </table:table-cell>
          <table:table-cell/>
          <table:table-cell table:formula="of:=(#REF!125^2)*(0.178)+(#REF!125)*(0.352)-0.013" office:value-type="string" office:string-value="" calcext:value-type="error">
            <text:p>#NAME?</text:p>
          </table:table-cell>
          <table:table-cell table:formula="of:=([.J125]^2)*(-0.89)+([.J125])*(-0.633)-0.245" office:value-type="float" office:value="-0.28454308689664" calcext:value-type="float">
            <text:p>-0.2845430869</text:p>
          </table:table-cell>
          <table:table-cell table:formula="of:=([.I125]^2)*(-0.189)+([.I125])*(0.905)-0.392" office:value-type="float" office:value="0.508460521080716" calcext:value-type="float">
            <text:p>0.5084605211</text:p>
          </table:table-cell>
          <table:table-cell table:number-columns-repeated="1007"/>
        </table:table-row>
        <table:table-row table:style-name="ro1">
          <table:table-cell table:formula="of:=[Datos_Nao.A126]" office:value-type="float" office:value="-0.0315139070153236" calcext:value-type="float">
            <text:p>-0.031513907</text:p>
          </table:table-cell>
          <table:table-cell table:formula="of:=[Datos_Nao.B126]" office:value-type="float" office:value="-0.026894835755229" calcext:value-type="float">
            <text:p>-0.0268948358</text:p>
          </table:table-cell>
          <table:table-cell table:formula="of:=[Datos_Nao.C126]" office:value-type="float" office:value="0.326865792274475" calcext:value-type="float">
            <text:p>0.3268657923</text:p>
          </table:table-cell>
          <table:table-cell table:formula="of:=[Datos_Nao.D126]" office:value-type="float" office:value="-0.0812038332223892" calcext:value-type="float">
            <text:p>-0.0812038332</text:p>
          </table:table-cell>
          <table:table-cell table:formula="of:=[Datos_Nao.E126]" office:value-type="float" office:value="-0.0593276359140873" calcext:value-type="float">
            <text:p>-0.0593276359</text:p>
          </table:table-cell>
          <table:table-cell table:formula="of:=[Datos_Nao.F126]" office:value-type="float" office:value="-0.0445198304951191" calcext:value-type="float">
            <text:p>-0.0445198305</text:p>
          </table:table-cell>
          <table:table-cell/>
          <table:table-cell table:formula="of:=[Datos_MoCap.A126]" office:value-type="float" office:value="0.04506" calcext:value-type="float">
            <text:p>0.04506</text:p>
          </table:table-cell>
          <table:table-cell table:formula="of:=[Datos_MoCap.B126]" office:value-type="float" office:value="1.41048" calcext:value-type="float">
            <text:p>1.41048</text:p>
          </table:table-cell>
          <table:table-cell table:formula="of:=[Datos_MoCap.C126]" office:value-type="float" office:value="0.057611" calcext:value-type="float">
            <text:p>0.057611</text:p>
          </table:table-cell>
          <table:table-cell table:formula="of:=[Datos_MoCap.D126]" office:value-type="float" office:value="0.004385" calcext:value-type="float">
            <text:p>0.004385</text:p>
          </table:table-cell>
          <table:table-cell table:formula="of:=[Datos_MoCap.F126]" office:value-type="float" office:value="-0.020151" calcext:value-type="float">
            <text:p>-0.020151</text:p>
          </table:table-cell>
          <table:table-cell table:formula="of:=[Datos_MoCap.E126]" office:value-type="float" office:value="0.070676" calcext:value-type="float">
            <text:p>0.070676</text:p>
          </table:table-cell>
          <table:table-cell/>
          <table:table-cell table:formula="of:=(#REF!126^2)*(0.178)+(#REF!126)*(0.352)-0.013" office:value-type="string" office:string-value="" calcext:value-type="error">
            <text:p>#NAME?</text:p>
          </table:table-cell>
          <table:table-cell table:formula="of:=([.J126]^2)*(-0.89)+([.J126])*(-0.633)-0.245" office:value-type="float" office:value="-0.28442169731569" calcext:value-type="float">
            <text:p>-0.2844216973</text:p>
          </table:table-cell>
          <table:table-cell table:formula="of:=([.I126]^2)*(-0.189)+([.I126])*(0.905)-0.392" office:value-type="float" office:value="0.5084776260544" calcext:value-type="float">
            <text:p>0.5084776261</text:p>
          </table:table-cell>
          <table:table-cell table:number-columns-repeated="1007"/>
        </table:table-row>
        <table:table-row table:style-name="ro1">
          <table:table-cell table:formula="of:=[Datos_Nao.A127]" office:value-type="float" office:value="-0.031546238809824" calcext:value-type="float">
            <text:p>-0.0315462388</text:p>
          </table:table-cell>
          <table:table-cell table:formula="of:=[Datos_Nao.B127]" office:value-type="float" office:value="-0.0262671448290348" calcext:value-type="float">
            <text:p>-0.0262671448</text:p>
          </table:table-cell>
          <table:table-cell table:formula="of:=[Datos_Nao.C127]" office:value-type="float" office:value="0.32700777053833" calcext:value-type="float">
            <text:p>0.3270077705</text:p>
          </table:table-cell>
          <table:table-cell table:formula="of:=[Datos_Nao.D127]" office:value-type="float" office:value="-0.0799874365329742" calcext:value-type="float">
            <text:p>-0.0799874365</text:p>
          </table:table-cell>
          <table:table-cell table:formula="of:=[Datos_Nao.E127]" office:value-type="float" office:value="-0.0597950220108032" calcext:value-type="float">
            <text:p>-0.059795022</text:p>
          </table:table-cell>
          <table:table-cell table:formula="of:=[Datos_Nao.F127]" office:value-type="float" office:value="-0.043696440756321" calcext:value-type="float">
            <text:p>-0.0436964408</text:p>
          </table:table-cell>
          <table:table-cell/>
          <table:table-cell table:formula="of:=[Datos_MoCap.A127]" office:value-type="float" office:value="0.045447" calcext:value-type="float">
            <text:p>0.045447</text:p>
          </table:table-cell>
          <table:table-cell table:formula="of:=[Datos_MoCap.B127]" office:value-type="float" office:value="1.410503" calcext:value-type="float">
            <text:p>1.410503</text:p>
          </table:table-cell>
          <table:table-cell table:formula="of:=[Datos_MoCap.C127]" office:value-type="float" office:value="0.057512" calcext:value-type="float">
            <text:p>0.057512</text:p>
          </table:table-cell>
          <table:table-cell table:formula="of:=[Datos_MoCap.D127]" office:value-type="float" office:value="0.004731" calcext:value-type="float">
            <text:p>0.004731</text:p>
          </table:table-cell>
          <table:table-cell table:formula="of:=[Datos_MoCap.F127]" office:value-type="float" office:value="-0.019996" calcext:value-type="float">
            <text:p>-0.019996</text:p>
          </table:table-cell>
          <table:table-cell table:formula="of:=[Datos_MoCap.E127]" office:value-type="float" office:value="0.070595" calcext:value-type="float">
            <text:p>0.070595</text:p>
          </table:table-cell>
          <table:table-cell/>
          <table:table-cell table:formula="of:=(#REF!127^2)*(0.178)+(#REF!127)*(0.352)-0.013" office:value-type="string" office:string-value="" calcext:value-type="error">
            <text:p>#NAME?</text:p>
          </table:table-cell>
          <table:table-cell table:formula="of:=([.J127]^2)*(-0.89)+([.J127])*(-0.633)-0.245" office:value-type="float" office:value="-0.28434888682816" calcext:value-type="float">
            <text:p>-0.2843488868</text:p>
          </table:table-cell>
          <table:table-cell table:formula="of:=([.I127]^2)*(-0.189)+([.I127])*(0.905)-0.392" office:value-type="float" office:value="0.508486178241299" calcext:value-type="float">
            <text:p>0.5084861782</text:p>
          </table:table-cell>
          <table:table-cell table:number-columns-repeated="1007"/>
        </table:table-row>
        <table:table-row table:style-name="ro1">
          <table:table-cell table:formula="of:=[Datos_Nao.A128]" office:value-type="float" office:value="-0.0316111296415329" calcext:value-type="float">
            <text:p>-0.0316111296</text:p>
          </table:table-cell>
          <table:table-cell table:formula="of:=[Datos_Nao.B128]" office:value-type="float" office:value="-0.0249996352940798" calcext:value-type="float">
            <text:p>-0.0249996353</text:p>
          </table:table-cell>
          <table:table-cell table:formula="of:=[Datos_Nao.C128]" office:value-type="float" office:value="0.327287197113037" calcext:value-type="float">
            <text:p>0.3272871971</text:p>
          </table:table-cell>
          <table:table-cell table:formula="of:=[Datos_Nao.D128]" office:value-type="float" office:value="-0.0775307938456535" calcext:value-type="float">
            <text:p>-0.0775307938</text:p>
          </table:table-cell>
          <table:table-cell table:formula="of:=[Datos_Nao.E128]" office:value-type="float" office:value="-0.0607343129813671" calcext:value-type="float">
            <text:p>-0.060734313</text:p>
          </table:table-cell>
          <table:table-cell table:formula="of:=[Datos_Nao.F128]" office:value-type="float" office:value="-0.0420190580189228" calcext:value-type="float">
            <text:p>-0.042019058</text:p>
          </table:table-cell>
          <table:table-cell/>
          <table:table-cell table:formula="of:=[Datos_MoCap.A128]" office:value-type="float" office:value="0.04581" calcext:value-type="float">
            <text:p>0.04581</text:p>
          </table:table-cell>
          <table:table-cell table:formula="of:=[Datos_MoCap.B128]" office:value-type="float" office:value="1.410475" calcext:value-type="float">
            <text:p>1.410475</text:p>
          </table:table-cell>
          <table:table-cell table:formula="of:=[Datos_MoCap.C128]" office:value-type="float" office:value="0.057478" calcext:value-type="float">
            <text:p>0.057478</text:p>
          </table:table-cell>
          <table:table-cell table:formula="of:=[Datos_MoCap.D128]" office:value-type="float" office:value="0.00511" calcext:value-type="float">
            <text:p>0.00511</text:p>
          </table:table-cell>
          <table:table-cell table:formula="of:=[Datos_MoCap.F128]" office:value-type="float" office:value="-0.019769" calcext:value-type="float">
            <text:p>-0.019769</text:p>
          </table:table-cell>
          <table:table-cell table:formula="of:=[Datos_MoCap.E128]" office:value-type="float" office:value="0.070742" calcext:value-type="float">
            <text:p>0.070742</text:p>
          </table:table-cell>
          <table:table-cell/>
          <table:table-cell table:formula="of:=(#REF!128^2)*(0.178)+(#REF!128)*(0.352)-0.013" office:value-type="string" office:string-value="" calcext:value-type="error">
            <text:p>#NAME?</text:p>
          </table:table-cell>
          <table:table-cell table:formula="of:=([.J128]^2)*(-0.89)+([.J128])*(-0.633)-0.245" office:value-type="float" office:value="-0.28432388523076" calcext:value-type="float">
            <text:p>-0.2843238852</text:p>
          </table:table-cell>
          <table:table-cell table:formula="of:=([.I128]^2)*(-0.189)+([.I128])*(0.905)-0.392" office:value-type="float" office:value="0.508475766856875" calcext:value-type="float">
            <text:p>0.5084757669</text:p>
          </table:table-cell>
          <table:table-cell table:number-columns-repeated="1007"/>
        </table:table-row>
        <table:table-row table:style-name="ro1">
          <table:table-cell table:formula="of:=[Datos_Nao.A129]" office:value-type="float" office:value="-0.0317085944116116" calcext:value-type="float">
            <text:p>-0.0317085944</text:p>
          </table:table-cell>
          <table:table-cell table:formula="of:=[Datos_Nao.B129]" office:value-type="float" office:value="-0.0230706073343754" calcext:value-type="float">
            <text:p>-0.0230706073</text:p>
          </table:table-cell>
          <table:table-cell table:formula="of:=[Datos_Nao.C129]" office:value-type="float" office:value="0.32769376039505" calcext:value-type="float">
            <text:p>0.3276937604</text:p>
          </table:table-cell>
          <table:table-cell table:formula="of:=[Datos_Nao.D129]" office:value-type="float" office:value="-0.0737919062376022" calcext:value-type="float">
            <text:p>-0.0737919062</text:p>
          </table:table-cell>
          <table:table-cell table:formula="of:=[Datos_Nao.E129]" office:value-type="float" office:value="-0.0621510334312916" calcext:value-type="float">
            <text:p>-0.0621510334</text:p>
          </table:table-cell>
          <table:table-cell table:formula="of:=[Datos_Nao.F129]" office:value-type="float" office:value="-0.039429422467947" calcext:value-type="float">
            <text:p>-0.0394294225</text:p>
          </table:table-cell>
          <table:table-cell/>
          <table:table-cell table:formula="of:=[Datos_MoCap.A129]" office:value-type="float" office:value="0.046112" calcext:value-type="float">
            <text:p>0.046112</text:p>
          </table:table-cell>
          <table:table-cell table:formula="of:=[Datos_MoCap.B129]" office:value-type="float" office:value="1.410443" calcext:value-type="float">
            <text:p>1.410443</text:p>
          </table:table-cell>
          <table:table-cell table:formula="of:=[Datos_MoCap.C129]" office:value-type="float" office:value="0.057483" calcext:value-type="float">
            <text:p>0.057483</text:p>
          </table:table-cell>
          <table:table-cell table:formula="of:=[Datos_MoCap.D129]" office:value-type="float" office:value="0.005417" calcext:value-type="float">
            <text:p>0.005417</text:p>
          </table:table-cell>
          <table:table-cell table:formula="of:=[Datos_MoCap.F129]" office:value-type="float" office:value="-0.019565" calcext:value-type="float">
            <text:p>-0.019565</text:p>
          </table:table-cell>
          <table:table-cell table:formula="of:=[Datos_MoCap.E129]" office:value-type="float" office:value="0.071055" calcext:value-type="float">
            <text:p>0.071055</text:p>
          </table:table-cell>
          <table:table-cell/>
          <table:table-cell table:formula="of:=(#REF!129^2)*(0.178)+(#REF!129)*(0.352)-0.013" office:value-type="string" office:string-value="" calcext:value-type="error">
            <text:p>#NAME?</text:p>
          </table:table-cell>
          <table:table-cell table:formula="of:=([.J129]^2)*(-0.89)+([.J129])*(-0.633)-0.245" office:value-type="float" office:value="-0.28432756180721" calcext:value-type="float">
            <text:p>-0.2843275618</text:p>
          </table:table-cell>
          <table:table-cell table:formula="of:=([.I129]^2)*(-0.189)+([.I129])*(0.905)-0.392" office:value-type="float" office:value="0.508463867768939" calcext:value-type="float">
            <text:p>0.5084638678</text:p>
          </table:table-cell>
          <table:table-cell table:number-columns-repeated="1007"/>
        </table:table-row>
        <table:table-row table:style-name="ro1">
          <table:table-cell table:formula="of:=[Datos_Nao.A130]" office:value-type="float" office:value="-0.0317733809351921" calcext:value-type="float">
            <text:p>-0.0317733809</text:p>
          </table:table-cell>
          <table:table-cell table:formula="of:=[Datos_Nao.B130]" office:value-type="float" office:value="-0.0217679291963577" calcext:value-type="float">
            <text:p>-0.0217679292</text:p>
          </table:table-cell>
          <table:table-cell table:formula="of:=[Datos_Nao.C130]" office:value-type="float" office:value="0.327955335378647" calcext:value-type="float">
            <text:p>0.3279553354</text:p>
          </table:table-cell>
          <table:table-cell table:formula="of:=[Datos_Nao.D130]" office:value-type="float" office:value="-0.07126784324646" calcext:value-type="float">
            <text:p>-0.0712678432</text:p>
          </table:table-cell>
          <table:table-cell table:formula="of:=[Datos_Nao.E130]" office:value-type="float" office:value="-0.0630979686975479" calcext:value-type="float">
            <text:p>-0.0630979687</text:p>
          </table:table-cell>
          <table:table-cell table:formula="of:=[Datos_Nao.F130]" office:value-type="float" office:value="-0.0376559793949127" calcext:value-type="float">
            <text:p>-0.0376559794</text:p>
          </table:table-cell>
          <table:table-cell/>
          <table:table-cell table:formula="of:=[Datos_MoCap.A130]" office:value-type="float" office:value="0.046372" calcext:value-type="float">
            <text:p>0.046372</text:p>
          </table:table-cell>
          <table:table-cell table:formula="of:=[Datos_MoCap.B130]" office:value-type="float" office:value="1.410406" calcext:value-type="float">
            <text:p>1.410406</text:p>
          </table:table-cell>
          <table:table-cell table:formula="of:=[Datos_MoCap.C130]" office:value-type="float" office:value="0.057474" calcext:value-type="float">
            <text:p>0.057474</text:p>
          </table:table-cell>
          <table:table-cell table:formula="of:=[Datos_MoCap.D130]" office:value-type="float" office:value="0.005714" calcext:value-type="float">
            <text:p>0.005714</text:p>
          </table:table-cell>
          <table:table-cell table:formula="of:=[Datos_MoCap.F130]" office:value-type="float" office:value="-0.019426" calcext:value-type="float">
            <text:p>-0.019426</text:p>
          </table:table-cell>
          <table:table-cell table:formula="of:=[Datos_MoCap.E130]" office:value-type="float" office:value="0.071295" calcext:value-type="float">
            <text:p>0.071295</text:p>
          </table:table-cell>
          <table:table-cell/>
          <table:table-cell table:formula="of:=(#REF!130^2)*(0.178)+(#REF!130)*(0.352)-0.013" office:value-type="string" office:string-value="" calcext:value-type="error">
            <text:p>#NAME?</text:p>
          </table:table-cell>
          <table:table-cell table:formula="of:=([.J130]^2)*(-0.89)+([.J130])*(-0.633)-0.245" office:value-type="float" office:value="-0.28432094400164" calcext:value-type="float">
            <text:p>-0.284320944</text:p>
          </table:table-cell>
          <table:table-cell table:formula="of:=([.I130]^2)*(-0.189)+([.I130])*(0.905)-0.392" office:value-type="float" office:value="0.508450108965996" calcext:value-type="float">
            <text:p>0.508450109</text:p>
          </table:table-cell>
          <table:table-cell table:number-columns-repeated="1007"/>
        </table:table-row>
        <table:table-row table:style-name="ro1">
          <table:table-cell table:formula="of:=[Datos_Nao.A131]" office:value-type="float" office:value="-0.0318376533687115" calcext:value-type="float">
            <text:p>-0.0318376534</text:p>
          </table:table-cell>
          <table:table-cell table:formula="of:=[Datos_Nao.B131]" office:value-type="float" office:value="-0.0204534456133843" calcext:value-type="float">
            <text:p>-0.0204534456</text:p>
          </table:table-cell>
          <table:table-cell table:formula="of:=[Datos_Nao.C131]" office:value-type="float" office:value="0.328208535909653" calcext:value-type="float">
            <text:p>0.3282085359</text:p>
          </table:table-cell>
          <table:table-cell table:formula="of:=[Datos_Nao.D131]" office:value-type="float" office:value="-0.0687220245599747" calcext:value-type="float">
            <text:p>-0.0687220246</text:p>
          </table:table-cell>
          <table:table-cell table:formula="of:=[Datos_Nao.E131]" office:value-type="float" office:value="-0.0640446841716766" calcext:value-type="float">
            <text:p>-0.0640446842</text:p>
          </table:table-cell>
          <table:table-cell table:formula="of:=[Datos_Nao.F131]" office:value-type="float" office:value="-0.0358466170728207" calcext:value-type="float">
            <text:p>-0.0358466171</text:p>
          </table:table-cell>
          <table:table-cell/>
          <table:table-cell table:formula="of:=[Datos_MoCap.A131]" office:value-type="float" office:value="0.046618" calcext:value-type="float">
            <text:p>0.046618</text:p>
          </table:table-cell>
          <table:table-cell table:formula="of:=[Datos_MoCap.B131]" office:value-type="float" office:value="1.410353" calcext:value-type="float">
            <text:p>1.410353</text:p>
          </table:table-cell>
          <table:table-cell table:formula="of:=[Datos_MoCap.C131]" office:value-type="float" office:value="0.057436" calcext:value-type="float">
            <text:p>0.057436</text:p>
          </table:table-cell>
          <table:table-cell table:formula="of:=[Datos_MoCap.D131]" office:value-type="float" office:value="0.005968" calcext:value-type="float">
            <text:p>0.005968</text:p>
          </table:table-cell>
          <table:table-cell table:formula="of:=[Datos_MoCap.F131]" office:value-type="float" office:value="-0.019252" calcext:value-type="float">
            <text:p>-0.019252</text:p>
          </table:table-cell>
          <table:table-cell table:formula="of:=[Datos_MoCap.E131]" office:value-type="float" office:value="0.071562" calcext:value-type="float">
            <text:p>0.071562</text:p>
          </table:table-cell>
          <table:table-cell/>
          <table:table-cell table:formula="of:=(#REF!131^2)*(0.178)+(#REF!131)*(0.352)-0.013" office:value-type="string" office:string-value="" calcext:value-type="error">
            <text:p>#NAME?</text:p>
          </table:table-cell>
          <table:table-cell table:formula="of:=([.J131]^2)*(-0.89)+([.J131])*(-0.633)-0.245" office:value-type="float" office:value="-0.28429300374544" calcext:value-type="float">
            <text:p>-0.2842930037</text:p>
          </table:table-cell>
          <table:table-cell table:formula="of:=([.I131]^2)*(-0.189)+([.I131])*(0.905)-0.392" office:value-type="float" office:value="0.508430399508899" calcext:value-type="float">
            <text:p>0.5084303995</text:p>
          </table:table-cell>
          <table:table-cell table:number-columns-repeated="1007"/>
        </table:table-row>
        <table:table-row table:style-name="ro1">
          <table:table-cell table:formula="of:=[Datos_Nao.A132]" office:value-type="float" office:value="-0.0318695455789566" calcext:value-type="float">
            <text:p>-0.0318695456</text:p>
          </table:table-cell>
          <table:table-cell table:formula="of:=[Datos_Nao.B132]" office:value-type="float" office:value="-0.0197921823710203" calcext:value-type="float">
            <text:p>-0.0197921824</text:p>
          </table:table-cell>
          <table:table-cell table:formula="of:=[Datos_Nao.C132]" office:value-type="float" office:value="0.328331798315048" calcext:value-type="float">
            <text:p>0.3283317983</text:p>
          </table:table-cell>
          <table:table-cell table:formula="of:=[Datos_Nao.D132]" office:value-type="float" office:value="-0.067441925406456" calcext:value-type="float">
            <text:p>-0.0674419254</text:p>
          </table:table-cell>
          <table:table-cell table:formula="of:=[Datos_Nao.E132]" office:value-type="float" office:value="-0.0645173713564873" calcext:value-type="float">
            <text:p>-0.0645173714</text:p>
          </table:table-cell>
          <table:table-cell table:formula="of:=[Datos_Nao.F132]" office:value-type="float" office:value="-0.0349289998412132" calcext:value-type="float">
            <text:p>-0.0349289998</text:p>
          </table:table-cell>
          <table:table-cell/>
          <table:table-cell table:formula="of:=[Datos_MoCap.A132]" office:value-type="float" office:value="0.046828" calcext:value-type="float">
            <text:p>0.046828</text:p>
          </table:table-cell>
          <table:table-cell table:formula="of:=[Datos_MoCap.B132]" office:value-type="float" office:value="1.410307" calcext:value-type="float">
            <text:p>1.410307</text:p>
          </table:table-cell>
          <table:table-cell table:formula="of:=[Datos_MoCap.C132]" office:value-type="float" office:value="0.057385" calcext:value-type="float">
            <text:p>0.057385</text:p>
          </table:table-cell>
          <table:table-cell table:formula="of:=[Datos_MoCap.D132]" office:value-type="float" office:value="0.006093" calcext:value-type="float">
            <text:p>0.006093</text:p>
          </table:table-cell>
          <table:table-cell table:formula="of:=[Datos_MoCap.F132]" office:value-type="float" office:value="-0.01912" calcext:value-type="float">
            <text:p>-0.01912</text:p>
          </table:table-cell>
          <table:table-cell table:formula="of:=[Datos_MoCap.E132]" office:value-type="float" office:value="0.071809" calcext:value-type="float">
            <text:p>0.071809</text:p>
          </table:table-cell>
          <table:table-cell/>
          <table:table-cell table:formula="of:=(#REF!132^2)*(0.178)+(#REF!132)*(0.352)-0.013" office:value-type="string" office:string-value="" calcext:value-type="error">
            <text:p>#NAME?</text:p>
          </table:table-cell>
          <table:table-cell table:formula="of:=([.J132]^2)*(-0.89)+([.J132])*(-0.633)-0.245" office:value-type="float" office:value="-0.28425550902025" calcext:value-type="float">
            <text:p>-0.284255509</text:p>
          </table:table-cell>
          <table:table-cell table:formula="of:=([.I132]^2)*(-0.189)+([.I132])*(0.905)-0.392" office:value-type="float" office:value="0.508413292326939" calcext:value-type="float">
            <text:p>0.5084132923</text:p>
          </table:table-cell>
          <table:table-cell table:number-columns-repeated="1007"/>
        </table:table-row>
        <table:table-row table:style-name="ro1">
          <table:table-cell table:formula="of:=[Datos_Nao.A133]" office:value-type="float" office:value="-0.0319326147437096" calcext:value-type="float">
            <text:p>-0.0319326147</text:p>
          </table:table-cell>
          <table:table-cell table:formula="of:=[Datos_Nao.B133]" office:value-type="float" office:value="-0.0184624250978231" calcext:value-type="float">
            <text:p>-0.0184624251</text:p>
          </table:table-cell>
          <table:table-cell table:formula="of:=[Datos_Nao.C133]" office:value-type="float" office:value="0.328571259975433" calcext:value-type="float">
            <text:p>0.32857126</text:p>
          </table:table-cell>
          <table:table-cell table:formula="of:=[Datos_Nao.D133]" office:value-type="float" office:value="-0.0648690685629845" calcext:value-type="float">
            <text:p>-0.0648690686</text:p>
          </table:table-cell>
          <table:table-cell table:formula="of:=[Datos_Nao.E133]" office:value-type="float" office:value="-0.0654603093862534" calcext:value-type="float">
            <text:p>-0.0654603094</text:p>
          </table:table-cell>
          <table:table-cell table:formula="of:=[Datos_Nao.F133]" office:value-type="float" office:value="-0.0330689363181591" calcext:value-type="float">
            <text:p>-0.0330689363</text:p>
          </table:table-cell>
          <table:table-cell/>
          <table:table-cell table:formula="of:=[Datos_MoCap.A133]" office:value-type="float" office:value="0.047064" calcext:value-type="float">
            <text:p>0.047064</text:p>
          </table:table-cell>
          <table:table-cell table:formula="of:=[Datos_MoCap.B133]" office:value-type="float" office:value="1.410267" calcext:value-type="float">
            <text:p>1.410267</text:p>
          </table:table-cell>
          <table:table-cell table:formula="of:=[Datos_MoCap.C133]" office:value-type="float" office:value="0.05734" calcext:value-type="float">
            <text:p>0.05734</text:p>
          </table:table-cell>
          <table:table-cell table:formula="of:=[Datos_MoCap.D133]" office:value-type="float" office:value="0.006297" calcext:value-type="float">
            <text:p>0.006297</text:p>
          </table:table-cell>
          <table:table-cell table:formula="of:=[Datos_MoCap.F133]" office:value-type="float" office:value="-0.018964" calcext:value-type="float">
            <text:p>-0.018964</text:p>
          </table:table-cell>
          <table:table-cell table:formula="of:=[Datos_MoCap.E133]" office:value-type="float" office:value="0.072058" calcext:value-type="float">
            <text:p>0.072058</text:p>
          </table:table-cell>
          <table:table-cell/>
          <table:table-cell table:formula="of:=(#REF!133^2)*(0.178)+(#REF!133)*(0.352)-0.013" office:value-type="string" office:string-value="" calcext:value-type="error">
            <text:p>#NAME?</text:p>
          </table:table-cell>
          <table:table-cell table:formula="of:=([.J133]^2)*(-0.89)+([.J133])*(-0.633)-0.245" office:value-type="float" office:value="-0.284222429284" calcext:value-type="float">
            <text:p>-0.2842224293</text:p>
          </table:table-cell>
          <table:table-cell table:formula="of:=([.I133]^2)*(-0.189)+([.I133])*(0.905)-0.392" office:value-type="float" office:value="0.508398415866379" calcext:value-type="float">
            <text:p>0.5083984159</text:p>
          </table:table-cell>
          <table:table-cell table:number-columns-repeated="1007"/>
        </table:table-row>
        <table:table-row table:style-name="ro1">
          <table:table-cell table:formula="of:=[Datos_Nao.A134]" office:value-type="float" office:value="-0.0319637581706047" calcext:value-type="float">
            <text:p>-0.0319637582</text:p>
          </table:table-cell>
          <table:table-cell table:formula="of:=[Datos_Nao.B134]" office:value-type="float" office:value="-0.0177942737936974" calcext:value-type="float">
            <text:p>-0.0177942738</text:p>
          </table:table-cell>
          <table:table-cell table:formula="of:=[Datos_Nao.C134]" office:value-type="float" office:value="0.328687340021133" calcext:value-type="float">
            <text:p>0.32868734</text:p>
          </table:table-cell>
          <table:table-cell table:formula="of:=[Datos_Nao.D134]" office:value-type="float" office:value="-0.0635770559310913" calcext:value-type="float">
            <text:p>-0.0635770559</text:p>
          </table:table-cell>
          <table:table-cell table:formula="of:=[Datos_Nao.E134]" office:value-type="float" office:value="-0.0659300982952118" calcext:value-type="float">
            <text:p>-0.0659300983</text:p>
          </table:table-cell>
          <table:table-cell table:formula="of:=[Datos_Nao.F134]" office:value-type="float" office:value="-0.0321269109845161" calcext:value-type="float">
            <text:p>-0.032126911</text:p>
          </table:table-cell>
          <table:table-cell/>
          <table:table-cell table:formula="of:=[Datos_MoCap.A134]" office:value-type="float" office:value="0.047303" calcext:value-type="float">
            <text:p>0.047303</text:p>
          </table:table-cell>
          <table:table-cell table:formula="of:=[Datos_MoCap.B134]" office:value-type="float" office:value="1.410219" calcext:value-type="float">
            <text:p>1.410219</text:p>
          </table:table-cell>
          <table:table-cell table:formula="of:=[Datos_MoCap.C134]" office:value-type="float" office:value="0.057303" calcext:value-type="float">
            <text:p>0.057303</text:p>
          </table:table-cell>
          <table:table-cell table:formula="of:=[Datos_MoCap.D134]" office:value-type="float" office:value="0.006474" calcext:value-type="float">
            <text:p>0.006474</text:p>
          </table:table-cell>
          <table:table-cell table:formula="of:=[Datos_MoCap.F134]" office:value-type="float" office:value="-0.018732" calcext:value-type="float">
            <text:p>-0.018732</text:p>
          </table:table-cell>
          <table:table-cell table:formula="of:=[Datos_MoCap.E134]" office:value-type="float" office:value="0.072312" calcext:value-type="float">
            <text:p>0.072312</text:p>
          </table:table-cell>
          <table:table-cell/>
          <table:table-cell table:formula="of:=(#REF!134^2)*(0.178)+(#REF!134)*(0.352)-0.013" office:value-type="string" office:string-value="" calcext:value-type="error">
            <text:p>#NAME?</text:p>
          </table:table-cell>
          <table:table-cell table:formula="of:=([.J134]^2)*(-0.89)+([.J134])*(-0.633)-0.245" office:value-type="float" office:value="-0.28419523309001" calcext:value-type="float">
            <text:p>-0.2841952331</text:p>
          </table:table-cell>
          <table:table-cell table:formula="of:=([.I134]^2)*(-0.189)+([.I134])*(0.905)-0.392" office:value-type="float" office:value="0.508380563315371" calcext:value-type="float">
            <text:p>0.5083805633</text:p>
          </table:table-cell>
          <table:table-cell table:number-columns-repeated="1007"/>
        </table:table-row>
        <table:table-row table:style-name="ro1">
          <table:table-cell table:formula="of:=[Datos_Nao.A135]" office:value-type="float" office:value="-0.0320552438497543" calcext:value-type="float">
            <text:p>-0.0320552438</text:p>
          </table:table-cell>
          <table:table-cell table:formula="of:=[Datos_Nao.B135]" office:value-type="float" office:value="-0.0157787892967463" calcext:value-type="float">
            <text:p>-0.0157787893</text:p>
          </table:table-cell>
          <table:table-cell table:formula="of:=[Datos_Nao.C135]" office:value-type="float" office:value="0.329020112752914" calcext:value-type="float">
            <text:p>0.3290201128</text:p>
          </table:table-cell>
          <table:table-cell table:formula="of:=[Datos_Nao.D135]" office:value-type="float" office:value="-0.0596829243004322" calcext:value-type="float">
            <text:p>-0.0596829243</text:p>
          </table:table-cell>
          <table:table-cell table:formula="of:=[Datos_Nao.E135]" office:value-type="float" office:value="-0.0673299506306648" calcext:value-type="float">
            <text:p>-0.0673299506</text:p>
          </table:table-cell>
          <table:table-cell table:formula="of:=[Datos_Nao.F135]" office:value-type="float" office:value="-0.0292555205523968" calcext:value-type="float">
            <text:p>-0.0292555206</text:p>
          </table:table-cell>
          <table:table-cell/>
          <table:table-cell table:formula="of:=[Datos_MoCap.A135]" office:value-type="float" office:value="0.047496" calcext:value-type="float">
            <text:p>0.047496</text:p>
          </table:table-cell>
          <table:table-cell table:formula="of:=[Datos_MoCap.B135]" office:value-type="float" office:value="1.410149" calcext:value-type="float">
            <text:p>1.410149</text:p>
          </table:table-cell>
          <table:table-cell table:formula="of:=[Datos_MoCap.C135]" office:value-type="float" office:value="0.057322" calcext:value-type="float">
            <text:p>0.057322</text:p>
          </table:table-cell>
          <table:table-cell table:formula="of:=[Datos_MoCap.D135]" office:value-type="float" office:value="0.006547" calcext:value-type="float">
            <text:p>0.006547</text:p>
          </table:table-cell>
          <table:table-cell table:formula="of:=[Datos_MoCap.F135]" office:value-type="float" office:value="-0.018517" calcext:value-type="float">
            <text:p>-0.018517</text:p>
          </table:table-cell>
          <table:table-cell table:formula="of:=[Datos_MoCap.E135]" office:value-type="float" office:value="0.072677" calcext:value-type="float">
            <text:p>0.072677</text:p>
          </table:table-cell>
          <table:table-cell/>
          <table:table-cell table:formula="of:=(#REF!135^2)*(0.178)+(#REF!135)*(0.352)-0.013" office:value-type="string" office:string-value="" calcext:value-type="error">
            <text:p>#NAME?</text:p>
          </table:table-cell>
          <table:table-cell table:formula="of:=([.J135]^2)*(-0.89)+([.J135])*(-0.633)-0.245" office:value-type="float" office:value="-0.28420919839876" calcext:value-type="float">
            <text:p>-0.2842091984</text:p>
          </table:table-cell>
          <table:table-cell table:formula="of:=([.I135]^2)*(-0.189)+([.I135])*(0.905)-0.392" office:value-type="float" office:value="0.508354526784011" calcext:value-type="float">
            <text:p>0.5083545268</text:p>
          </table:table-cell>
          <table:table-cell table:number-columns-repeated="1007"/>
        </table:table-row>
        <table:table-row table:style-name="ro1">
          <table:table-cell table:formula="of:=[Datos_Nao.A136]" office:value-type="float" office:value="-0.032114289700985" calcext:value-type="float">
            <text:p>-0.0321142897</text:p>
          </table:table-cell>
          <table:table-cell table:formula="of:=[Datos_Nao.B136]" office:value-type="float" office:value="-0.0144275911152363" calcext:value-type="float">
            <text:p>-0.0144275911</text:p>
          </table:table-cell>
          <table:table-cell table:formula="of:=[Datos_Nao.C136]" office:value-type="float" office:value="0.329228490591049" calcext:value-type="float">
            <text:p>0.3292284906</text:p>
          </table:table-cell>
          <table:table-cell table:formula="of:=[Datos_Nao.D136]" office:value-type="float" office:value="-0.0570753589272499" calcext:value-type="float">
            <text:p>-0.0570753589</text:p>
          </table:table-cell>
          <table:table-cell table:formula="of:=[Datos_Nao.E136]" office:value-type="float" office:value="-0.0682530403137207" calcext:value-type="float">
            <text:p>-0.0682530403</text:p>
          </table:table-cell>
          <table:table-cell table:formula="of:=[Datos_Nao.F136]" office:value-type="float" office:value="-0.0273059606552124" calcext:value-type="float">
            <text:p>-0.0273059607</text:p>
          </table:table-cell>
          <table:table-cell/>
          <table:table-cell table:formula="of:=[Datos_MoCap.A136]" office:value-type="float" office:value="0.047657" calcext:value-type="float">
            <text:p>0.047657</text:p>
          </table:table-cell>
          <table:table-cell table:formula="of:=[Datos_MoCap.B136]" office:value-type="float" office:value="1.410078" calcext:value-type="float">
            <text:p>1.410078</text:p>
          </table:table-cell>
          <table:table-cell table:formula="of:=[Datos_MoCap.C136]" office:value-type="float" office:value="0.0574" calcext:value-type="float">
            <text:p>0.0574</text:p>
          </table:table-cell>
          <table:table-cell table:formula="of:=[Datos_MoCap.D136]" office:value-type="float" office:value="0.006615" calcext:value-type="float">
            <text:p>0.006615</text:p>
          </table:table-cell>
          <table:table-cell table:formula="of:=[Datos_MoCap.F136]" office:value-type="float" office:value="-0.018355" calcext:value-type="float">
            <text:p>-0.018355</text:p>
          </table:table-cell>
          <table:table-cell table:formula="of:=[Datos_MoCap.E136]" office:value-type="float" office:value="0.073104" calcext:value-type="float">
            <text:p>0.073104</text:p>
          </table:table-cell>
          <table:table-cell/>
          <table:table-cell table:formula="of:=(#REF!136^2)*(0.178)+(#REF!136)*(0.352)-0.013" office:value-type="string" office:string-value="" calcext:value-type="error">
            <text:p>#NAME?</text:p>
          </table:table-cell>
          <table:table-cell table:formula="of:=([.J136]^2)*(-0.89)+([.J136])*(-0.633)-0.245" office:value-type="float" office:value="-0.2842665364" calcext:value-type="float">
            <text:p>-0.2842665364</text:p>
          </table:table-cell>
          <table:table-cell table:formula="of:=([.I136]^2)*(-0.189)+([.I136])*(0.905)-0.392" office:value-type="float" office:value="0.508328116410124" calcext:value-type="float">
            <text:p>0.5083281164</text:p>
          </table:table-cell>
          <table:table-cell table:number-columns-repeated="1007"/>
        </table:table-row>
        <table:table-row table:style-name="ro1">
          <table:table-cell table:formula="of:=[Datos_Nao.A137]" office:value-type="float" office:value="-0.0321993082761765" calcext:value-type="float">
            <text:p>-0.0321993083</text:p>
          </table:table-cell>
          <table:table-cell table:formula="of:=[Datos_Nao.B137]" office:value-type="float" office:value="-0.0123929344117641" calcext:value-type="float">
            <text:p>-0.0123929344</text:p>
          </table:table-cell>
          <table:table-cell table:formula="of:=[Datos_Nao.C137]" office:value-type="float" office:value="0.329519867897034" calcext:value-type="float">
            <text:p>0.3295198679</text:p>
          </table:table-cell>
          <table:table-cell table:formula="of:=[Datos_Nao.D137]" office:value-type="float" office:value="-0.0531538426876068" calcext:value-type="float">
            <text:p>-0.0531538427</text:p>
          </table:table-cell>
          <table:table-cell table:formula="of:=[Datos_Nao.E137]" office:value-type="float" office:value="-0.0696180462837219" calcext:value-type="float">
            <text:p>-0.0696180463</text:p>
          </table:table-cell>
          <table:table-cell table:formula="of:=[Datos_Nao.F137]" office:value-type="float" office:value="-0.0243337415158749" calcext:value-type="float">
            <text:p>-0.0243337415</text:p>
          </table:table-cell>
          <table:table-cell/>
          <table:table-cell table:formula="of:=[Datos_MoCap.A137]" office:value-type="float" office:value="0.0477" calcext:value-type="float">
            <text:p>0.0477</text:p>
          </table:table-cell>
          <table:table-cell table:formula="of:=[Datos_MoCap.B137]" office:value-type="float" office:value="1.409824" calcext:value-type="float">
            <text:p>1.409824</text:p>
          </table:table-cell>
          <table:table-cell table:formula="of:=[Datos_MoCap.C137]" office:value-type="float" office:value="0.05791" calcext:value-type="float">
            <text:p>0.05791</text:p>
          </table:table-cell>
          <table:table-cell table:formula="of:=[Datos_MoCap.D137]" office:value-type="float" office:value="0.00841" calcext:value-type="float">
            <text:p>0.00841</text:p>
          </table:table-cell>
          <table:table-cell table:formula="of:=[Datos_MoCap.F137]" office:value-type="float" office:value="-0.01815" calcext:value-type="float">
            <text:p>-0.01815</text:p>
          </table:table-cell>
          <table:table-cell table:formula="of:=[Datos_MoCap.E137]" office:value-type="float" office:value="0.074092" calcext:value-type="float">
            <text:p>0.074092</text:p>
          </table:table-cell>
          <table:table-cell/>
          <table:table-cell table:formula="of:=(#REF!137^2)*(0.178)+(#REF!137)*(0.352)-0.013" office:value-type="string" office:string-value="" calcext:value-type="error">
            <text:p>#NAME?</text:p>
          </table:table-cell>
          <table:table-cell table:formula="of:=([.J137]^2)*(-0.89)+([.J137])*(-0.633)-0.245" office:value-type="float" office:value="-0.284641705609" calcext:value-type="float">
            <text:p>-0.2846417056</text:p>
          </table:table-cell>
          <table:table-cell table:formula="of:=([.I137]^2)*(-0.189)+([.I137])*(0.905)-0.392" office:value-type="float" office:value="0.508233618625536" calcext:value-type="float">
            <text:p>0.5082336186</text:p>
          </table:table-cell>
          <table:table-cell table:number-columns-repeated="1007"/>
        </table:table-row>
        <table:table-row table:style-name="ro1">
          <table:table-cell table:formula="of:=[Datos_Nao.A138]" office:value-type="float" office:value="-0.0322532281279564" calcext:value-type="float">
            <text:p>-0.0322532281</text:p>
          </table:table-cell>
          <table:table-cell table:formula="of:=[Datos_Nao.B138]" office:value-type="float" office:value="-0.0110332258045673" calcext:value-type="float">
            <text:p>-0.0110332258</text:p>
          </table:table-cell>
          <table:table-cell table:formula="of:=[Datos_Nao.C138]" office:value-type="float" office:value="0.32969942688942" calcext:value-type="float">
            <text:p>0.3296994269</text:p>
          </table:table-cell>
          <table:table-cell table:formula="of:=[Datos_Nao.D138]" office:value-type="float" office:value="-0.050536822527647" calcext:value-type="float">
            <text:p>-0.0505368225</text:p>
          </table:table-cell>
          <table:table-cell table:formula="of:=[Datos_Nao.E138]" office:value-type="float" office:value="-0.0705123692750931" calcext:value-type="float">
            <text:p>-0.0705123693</text:p>
          </table:table-cell>
          <table:table-cell table:formula="of:=[Datos_Nao.F138]" office:value-type="float" office:value="-0.0223232116550207" calcext:value-type="float">
            <text:p>-0.0223232117</text:p>
          </table:table-cell>
          <table:table-cell/>
          <table:table-cell table:formula="of:=[Datos_MoCap.A138]" office:value-type="float" office:value="0.04781" calcext:value-type="float">
            <text:p>0.04781</text:p>
          </table:table-cell>
          <table:table-cell table:formula="of:=[Datos_MoCap.B138]" office:value-type="float" office:value="1.409743" calcext:value-type="float">
            <text:p>1.409743</text:p>
          </table:table-cell>
          <table:table-cell table:formula="of:=[Datos_MoCap.C138]" office:value-type="float" office:value="0.057987" calcext:value-type="float">
            <text:p>0.057987</text:p>
          </table:table-cell>
          <table:table-cell table:formula="of:=[Datos_MoCap.D138]" office:value-type="float" office:value="0.008353" calcext:value-type="float">
            <text:p>0.008353</text:p>
          </table:table-cell>
          <table:table-cell table:formula="of:=[Datos_MoCap.F138]" office:value-type="float" office:value="-0.017963" calcext:value-type="float">
            <text:p>-0.017963</text:p>
          </table:table-cell>
          <table:table-cell table:formula="of:=[Datos_MoCap.E138]" office:value-type="float" office:value="0.074345" calcext:value-type="float">
            <text:p>0.074345</text:p>
          </table:table-cell>
          <table:table-cell/>
          <table:table-cell table:formula="of:=(#REF!138^2)*(0.178)+(#REF!138)*(0.352)-0.013" office:value-type="string" office:string-value="" calcext:value-type="error">
            <text:p>#NAME?</text:p>
          </table:table-cell>
          <table:table-cell table:formula="of:=([.J138]^2)*(-0.89)+([.J138])*(-0.633)-0.245" office:value-type="float" office:value="-0.28469838903041" calcext:value-type="float">
            <text:p>-0.284698389</text:p>
          </table:table-cell>
          <table:table-cell table:formula="of:=([.I138]^2)*(-0.189)+([.I138])*(0.905)-0.392" office:value-type="float" office:value="0.508203478376739" calcext:value-type="float">
            <text:p>0.5082034784</text:p>
          </table:table-cell>
          <table:table-cell table:number-columns-repeated="1007"/>
        </table:table-row>
        <table:table-row table:style-name="ro1">
          <table:table-cell table:formula="of:=[Datos_Nao.A139]" office:value-type="float" office:value="-0.0322793051600456" calcext:value-type="float">
            <text:p>-0.0322793052</text:p>
          </table:table-cell>
          <table:table-cell table:formula="of:=[Datos_Nao.B139]" office:value-type="float" office:value="-0.0103529095649719" calcext:value-type="float">
            <text:p>-0.0103529096</text:p>
          </table:table-cell>
          <table:table-cell table:formula="of:=[Datos_Nao.C139]" office:value-type="float" office:value="0.329784721136093" calcext:value-type="float">
            <text:p>0.3297847211</text:p>
          </table:table-cell>
          <table:table-cell table:formula="of:=[Datos_Nao.D139]" office:value-type="float" office:value="-0.0492285341024399" calcext:value-type="float">
            <text:p>-0.0492285341</text:p>
          </table:table-cell>
          <table:table-cell table:formula="of:=[Datos_Nao.E139]" office:value-type="float" office:value="-0.0709541961550713" calcext:value-type="float">
            <text:p>-0.0709541962</text:p>
          </table:table-cell>
          <table:table-cell table:formula="of:=[Datos_Nao.F139]" office:value-type="float" office:value="-0.0213101636618376" calcext:value-type="float">
            <text:p>-0.0213101637</text:p>
          </table:table-cell>
          <table:table-cell/>
          <table:table-cell table:formula="of:=[Datos_MoCap.A139]" office:value-type="float" office:value="0.047913" calcext:value-type="float">
            <text:p>0.047913</text:p>
          </table:table-cell>
          <table:table-cell table:formula="of:=[Datos_MoCap.B139]" office:value-type="float" office:value="1.409672" calcext:value-type="float">
            <text:p>1.409672</text:p>
          </table:table-cell>
          <table:table-cell table:formula="of:=[Datos_MoCap.C139]" office:value-type="float" office:value="0.05802" calcext:value-type="float">
            <text:p>0.05802</text:p>
          </table:table-cell>
          <table:table-cell table:formula="of:=[Datos_MoCap.D139]" office:value-type="float" office:value="0.008114" calcext:value-type="float">
            <text:p>0.008114</text:p>
          </table:table-cell>
          <table:table-cell table:formula="of:=[Datos_MoCap.F139]" office:value-type="float" office:value="-0.017884" calcext:value-type="float">
            <text:p>-0.017884</text:p>
          </table:table-cell>
          <table:table-cell table:formula="of:=[Datos_MoCap.E139]" office:value-type="float" office:value="0.074432" calcext:value-type="float">
            <text:p>0.074432</text:p>
          </table:table-cell>
          <table:table-cell/>
          <table:table-cell table:formula="of:=(#REF!139^2)*(0.178)+(#REF!139)*(0.352)-0.013" office:value-type="string" office:string-value="" calcext:value-type="error">
            <text:p>#NAME?</text:p>
          </table:table-cell>
          <table:table-cell table:formula="of:=([.J139]^2)*(-0.89)+([.J139])*(-0.633)-0.245" office:value-type="float" office:value="-0.284722685156" calcext:value-type="float">
            <text:p>-0.2847226852</text:p>
          </table:table-cell>
          <table:table-cell table:formula="of:=([.I139]^2)*(-0.189)+([.I139])*(0.905)-0.392" office:value-type="float" office:value="0.508177057106624" calcext:value-type="float">
            <text:p>0.5081770571</text:p>
          </table:table-cell>
          <table:table-cell table:number-columns-repeated="1007"/>
        </table:table-row>
        <table:table-row table:style-name="ro1">
          <table:table-cell table:formula="of:=[Datos_Nao.A140]" office:value-type="float" office:value="-0.0323534347116947" calcext:value-type="float">
            <text:p>-0.0323534347</text:p>
          </table:table-cell>
          <table:table-cell table:formula="of:=[Datos_Nao.B140]" office:value-type="float" office:value="-0.00831219181418419" calcext:value-type="float">
            <text:p>-0.0083121918</text:p>
          </table:table-cell>
          <table:table-cell table:formula="of:=[Datos_Nao.C140]" office:value-type="float" office:value="0.330022156238556" calcext:value-type="float">
            <text:p>0.3300221562</text:p>
          </table:table-cell>
          <table:table-cell table:formula="of:=[Datos_Nao.D140]" office:value-type="float" office:value="-0.0453085638582707" calcext:value-type="float">
            <text:p>-0.0453085639</text:p>
          </table:table-cell>
          <table:table-cell table:formula="of:=[Datos_Nao.E140]" office:value-type="float" office:value="-0.0722558423876762" calcext:value-type="float">
            <text:p>-0.0722558424</text:p>
          </table:table-cell>
          <table:table-cell table:formula="of:=[Datos_Nao.F140]" office:value-type="float" office:value="-0.0182428453117609" calcext:value-type="float">
            <text:p>-0.0182428453</text:p>
          </table:table-cell>
          <table:table-cell/>
          <table:table-cell table:formula="of:=[Datos_MoCap.A140]" office:value-type="float" office:value="0.047973" calcext:value-type="float">
            <text:p>0.047973</text:p>
          </table:table-cell>
          <table:table-cell table:formula="of:=[Datos_MoCap.B140]" office:value-type="float" office:value="1.409618" calcext:value-type="float">
            <text:p>1.409618</text:p>
          </table:table-cell>
          <table:table-cell table:formula="of:=[Datos_MoCap.C140]" office:value-type="float" office:value="0.058047" calcext:value-type="float">
            <text:p>0.058047</text:p>
          </table:table-cell>
          <table:table-cell table:formula="of:=[Datos_MoCap.D140]" office:value-type="float" office:value="0.007965" calcext:value-type="float">
            <text:p>0.007965</text:p>
          </table:table-cell>
          <table:table-cell table:formula="of:=[Datos_MoCap.F140]" office:value-type="float" office:value="-0.017944" calcext:value-type="float">
            <text:p>-0.017944</text:p>
          </table:table-cell>
          <table:table-cell table:formula="of:=[Datos_MoCap.E140]" office:value-type="float" office:value="0.074384" calcext:value-type="float">
            <text:p>0.074384</text:p>
          </table:table-cell>
          <table:table-cell/>
          <table:table-cell table:formula="of:=(#REF!140^2)*(0.178)+(#REF!140)*(0.352)-0.013" office:value-type="string" office:string-value="" calcext:value-type="error">
            <text:p>#NAME?</text:p>
          </table:table-cell>
          <table:table-cell table:formula="of:=([.J140]^2)*(-0.89)+([.J140])*(-0.633)-0.245" office:value-type="float" office:value="-0.28474256524601" calcext:value-type="float">
            <text:p>-0.2847425652</text:p>
          </table:table-cell>
          <table:table-cell table:formula="of:=([.I140]^2)*(-0.189)+([.I140])*(0.905)-0.392" office:value-type="float" office:value="0.508156960780364" calcext:value-type="float">
            <text:p>0.5081569608</text:p>
          </table:table-cell>
          <table:table-cell table:number-columns-repeated="1007"/>
        </table:table-row>
        <table:table-row table:style-name="ro1">
          <table:table-cell table:formula="of:=[Datos_Nao.A141]" office:value-type="float" office:value="-0.0323767140507698" calcext:value-type="float">
            <text:p>-0.0323767141</text:p>
          </table:table-cell>
          <table:table-cell table:formula="of:=[Datos_Nao.B141]" office:value-type="float" office:value="-0.00763259641826153" calcext:value-type="float">
            <text:p>-0.0076325964</text:p>
          </table:table-cell>
          <table:table-cell table:formula="of:=[Datos_Nao.C141]" office:value-type="float" office:value="0.330095082521439" calcext:value-type="float">
            <text:p>0.3300950825</text:p>
          </table:table-cell>
          <table:table-cell table:formula="of:=[Datos_Nao.D141]" office:value-type="float" office:value="-0.044004712253809" calcext:value-type="float">
            <text:p>-0.0440047123</text:p>
          </table:table-cell>
          <table:table-cell table:formula="of:=[Datos_Nao.E141]" office:value-type="float" office:value="-0.0726810693740845" calcext:value-type="float">
            <text:p>-0.0726810694</text:p>
          </table:table-cell>
          <table:table-cell table:formula="of:=[Datos_Nao.F141]" office:value-type="float" office:value="-0.0172120966017246" calcext:value-type="float">
            <text:p>-0.0172120966</text:p>
          </table:table-cell>
          <table:table-cell/>
          <table:table-cell table:formula="of:=[Datos_MoCap.A141]" office:value-type="float" office:value="0.047974" calcext:value-type="float">
            <text:p>0.047974</text:p>
          </table:table-cell>
          <table:table-cell table:formula="of:=[Datos_MoCap.B141]" office:value-type="float" office:value="1.409621" calcext:value-type="float">
            <text:p>1.409621</text:p>
          </table:table-cell>
          <table:table-cell table:formula="of:=[Datos_MoCap.C141]" office:value-type="float" office:value="0.05807" calcext:value-type="float">
            <text:p>0.05807</text:p>
          </table:table-cell>
          <table:table-cell table:formula="of:=[Datos_MoCap.D141]" office:value-type="float" office:value="0.007761" calcext:value-type="float">
            <text:p>0.007761</text:p>
          </table:table-cell>
          <table:table-cell table:formula="of:=[Datos_MoCap.F141]" office:value-type="float" office:value="-0.018154" calcext:value-type="float">
            <text:p>-0.018154</text:p>
          </table:table-cell>
          <table:table-cell table:formula="of:=[Datos_MoCap.E141]" office:value-type="float" office:value="0.074253" calcext:value-type="float">
            <text:p>0.074253</text:p>
          </table:table-cell>
          <table:table-cell/>
          <table:table-cell table:formula="of:=(#REF!141^2)*(0.178)+(#REF!141)*(0.352)-0.013" office:value-type="string" office:string-value="" calcext:value-type="error">
            <text:p>#NAME?</text:p>
          </table:table-cell>
          <table:table-cell table:formula="of:=([.J141]^2)*(-0.89)+([.J141])*(-0.633)-0.245" office:value-type="float" office:value="-0.284759501161" calcext:value-type="float">
            <text:p>-0.2847595012</text:p>
          </table:table-cell>
          <table:table-cell table:formula="of:=([.I141]^2)*(-0.189)+([.I141])*(0.905)-0.392" office:value-type="float" office:value="0.508158077271851" calcext:value-type="float">
            <text:p>0.5081580773</text:p>
          </table:table-cell>
          <table:table-cell table:number-columns-repeated="1007"/>
        </table:table-row>
        <table:table-row table:style-name="ro1">
          <table:table-cell table:formula="of:=[Datos_Nao.A142]" office:value-type="float" office:value="-0.0324209071695805" calcext:value-type="float">
            <text:p>-0.0324209072</text:p>
          </table:table-cell>
          <table:table-cell table:formula="of:=[Datos_Nao.B142]" office:value-type="float" office:value="-0.00627550855278969" calcext:value-type="float">
            <text:p>-0.0062755086</text:p>
          </table:table-cell>
          <table:table-cell table:formula="of:=[Datos_Nao.C142]" office:value-type="float" office:value="0.330231487751007" calcext:value-type="float">
            <text:p>0.3302314878</text:p>
          </table:table-cell>
          <table:table-cell table:formula="of:=[Datos_Nao.D142]" office:value-type="float" office:value="-0.0414031222462654" calcext:value-type="float">
            <text:p>-0.0414031222</text:p>
          </table:table-cell>
          <table:table-cell table:formula="of:=[Datos_Nao.E142]" office:value-type="float" office:value="-0.0735173374414444" calcext:value-type="float">
            <text:p>-0.0735173374</text:p>
          </table:table-cell>
          <table:table-cell table:formula="of:=[Datos_Nao.F142]" office:value-type="float" office:value="-0.0151397222653031" calcext:value-type="float">
            <text:p>-0.0151397223</text:p>
          </table:table-cell>
          <table:table-cell/>
          <table:table-cell table:formula="of:=[Datos_MoCap.A142]" office:value-type="float" office:value="0.04797" calcext:value-type="float">
            <text:p>0.04797</text:p>
          </table:table-cell>
          <table:table-cell table:formula="of:=[Datos_MoCap.B142]" office:value-type="float" office:value="1.409613" calcext:value-type="float">
            <text:p>1.409613</text:p>
          </table:table-cell>
          <table:table-cell table:formula="of:=[Datos_MoCap.C142]" office:value-type="float" office:value="0.058082" calcext:value-type="float">
            <text:p>0.058082</text:p>
          </table:table-cell>
          <table:table-cell table:formula="of:=[Datos_MoCap.D142]" office:value-type="float" office:value="0.007424" calcext:value-type="float">
            <text:p>0.007424</text:p>
          </table:table-cell>
          <table:table-cell table:formula="of:=[Datos_MoCap.F142]" office:value-type="float" office:value="-0.018339" calcext:value-type="float">
            <text:p>-0.018339</text:p>
          </table:table-cell>
          <table:table-cell table:formula="of:=[Datos_MoCap.E142]" office:value-type="float" office:value="0.073967" calcext:value-type="float">
            <text:p>0.073967</text:p>
          </table:table-cell>
          <table:table-cell/>
          <table:table-cell table:formula="of:=(#REF!142^2)*(0.178)+(#REF!142)*(0.352)-0.013" office:value-type="string" office:string-value="" calcext:value-type="error">
            <text:p>#NAME?</text:p>
          </table:table-cell>
          <table:table-cell table:formula="of:=([.J142]^2)*(-0.89)+([.J142])*(-0.633)-0.245" office:value-type="float" office:value="-0.28476833766436" calcext:value-type="float">
            <text:p>-0.2847683377</text:p>
          </table:table-cell>
          <table:table-cell table:formula="of:=([.I142]^2)*(-0.189)+([.I142])*(0.905)-0.392" office:value-type="float" office:value="0.508155099953659" calcext:value-type="float">
            <text:p>0.5081551</text:p>
          </table:table-cell>
          <table:table-cell table:number-columns-repeated="1007"/>
        </table:table-row>
        <table:table-row table:style-name="ro1">
          <table:table-cell table:formula="of:=[Datos_Nao.A143]" office:value-type="float" office:value="-0.0324417650699616" calcext:value-type="float">
            <text:p>-0.0324417651</text:p>
          </table:table-cell>
          <table:table-cell table:formula="of:=[Datos_Nao.B143]" office:value-type="float" office:value="-0.0055982880294323" calcext:value-type="float">
            <text:p>-0.005598288</text:p>
          </table:table-cell>
          <table:table-cell table:formula="of:=[Datos_Nao.C143]" office:value-type="float" office:value="0.33029493689537" calcext:value-type="float">
            <text:p>0.3302949369</text:p>
          </table:table-cell>
          <table:table-cell table:formula="of:=[Datos_Nao.D143]" office:value-type="float" office:value="-0.0401060804724693" calcext:value-type="float">
            <text:p>-0.0401060805</text:p>
          </table:table-cell>
          <table:table-cell table:formula="of:=[Datos_Nao.E143]" office:value-type="float" office:value="-0.0739279836416245" calcext:value-type="float">
            <text:p>-0.0739279836</text:p>
          </table:table-cell>
          <table:table-cell table:formula="of:=[Datos_Nao.F143]" office:value-type="float" office:value="-0.0140988295897841" calcext:value-type="float">
            <text:p>-0.0140988296</text:p>
          </table:table-cell>
          <table:table-cell/>
          <table:table-cell table:formula="of:=[Datos_MoCap.A143]" office:value-type="float" office:value="0.047932" calcext:value-type="float">
            <text:p>0.047932</text:p>
          </table:table-cell>
          <table:table-cell table:formula="of:=[Datos_MoCap.B143]" office:value-type="float" office:value="1.409599" calcext:value-type="float">
            <text:p>1.409599</text:p>
          </table:table-cell>
          <table:table-cell table:formula="of:=[Datos_MoCap.C143]" office:value-type="float" office:value="0.058097" calcext:value-type="float">
            <text:p>0.058097</text:p>
          </table:table-cell>
          <table:table-cell table:formula="of:=[Datos_MoCap.D143]" office:value-type="float" office:value="0.006985" calcext:value-type="float">
            <text:p>0.006985</text:p>
          </table:table-cell>
          <table:table-cell table:formula="of:=[Datos_MoCap.F143]" office:value-type="float" office:value="-0.018525" calcext:value-type="float">
            <text:p>-0.018525</text:p>
          </table:table-cell>
          <table:table-cell table:formula="of:=[Datos_MoCap.E143]" office:value-type="float" office:value="0.073652" calcext:value-type="float">
            <text:p>0.073652</text:p>
          </table:table-cell>
          <table:table-cell/>
          <table:table-cell table:formula="of:=(#REF!143^2)*(0.178)+(#REF!143)*(0.352)-0.013" office:value-type="string" office:string-value="" calcext:value-type="error">
            <text:p>#NAME?</text:p>
          </table:table-cell>
          <table:table-cell table:formula="of:=([.J143]^2)*(-0.89)+([.J143])*(-0.633)-0.245" office:value-type="float" office:value="-0.28477938365401" calcext:value-type="float">
            <text:p>-0.2847793837</text:p>
          </table:table-cell>
          <table:table-cell table:formula="of:=([.I143]^2)*(-0.189)+([.I143])*(0.905)-0.392" office:value-type="float" office:value="0.508149889588611" calcext:value-type="float">
            <text:p>0.5081498896</text:p>
          </table:table-cell>
          <table:table-cell table:number-columns-repeated="1007"/>
        </table:table-row>
        <table:table-row table:style-name="ro1">
          <table:table-cell table:formula="of:=[Datos_Nao.A144]" office:value-type="float" office:value="-0.0324808694422245" calcext:value-type="float">
            <text:p>-0.0324808694</text:p>
          </table:table-cell>
          <table:table-cell table:formula="of:=[Datos_Nao.B144]" office:value-type="float" office:value="-0.0042475052177906" calcext:value-type="float">
            <text:p>-0.0042475052</text:p>
          </table:table-cell>
          <table:table-cell table:formula="of:=[Datos_Nao.C144]" office:value-type="float" office:value="0.330412328243256" calcext:value-type="float">
            <text:p>0.3304123282</text:p>
          </table:table-cell>
          <table:table-cell table:formula="of:=[Datos_Nao.D144]" office:value-type="float" office:value="-0.0375211089849472" calcext:value-type="float">
            <text:p>-0.037521109</text:p>
          </table:table-cell>
          <table:table-cell table:formula="of:=[Datos_Nao.E144]" office:value-type="float" office:value="-0.0747333094477654" calcext:value-type="float">
            <text:p>-0.0747333094</text:p>
          </table:table-cell>
          <table:table-cell table:formula="of:=[Datos_Nao.F144]" office:value-type="float" office:value="-0.0120090497657657" calcext:value-type="float">
            <text:p>-0.0120090498</text:p>
          </table:table-cell>
          <table:table-cell/>
          <table:table-cell table:formula="of:=[Datos_MoCap.A144]" office:value-type="float" office:value="0.047864" calcext:value-type="float">
            <text:p>0.047864</text:p>
          </table:table-cell>
          <table:table-cell table:formula="of:=[Datos_MoCap.B144]" office:value-type="float" office:value="1.409602" calcext:value-type="float">
            <text:p>1.409602</text:p>
          </table:table-cell>
          <table:table-cell table:formula="of:=[Datos_MoCap.C144]" office:value-type="float" office:value="0.058125" calcext:value-type="float">
            <text:p>0.058125</text:p>
          </table:table-cell>
          <table:table-cell table:formula="of:=[Datos_MoCap.D144]" office:value-type="float" office:value="0.006612" calcext:value-type="float">
            <text:p>0.006612</text:p>
          </table:table-cell>
          <table:table-cell table:formula="of:=[Datos_MoCap.F144]" office:value-type="float" office:value="-0.018735" calcext:value-type="float">
            <text:p>-0.018735</text:p>
          </table:table-cell>
          <table:table-cell table:formula="of:=[Datos_MoCap.E144]" office:value-type="float" office:value="0.073405" calcext:value-type="float">
            <text:p>0.073405</text:p>
          </table:table-cell>
          <table:table-cell/>
          <table:table-cell table:formula="of:=(#REF!144^2)*(0.178)+(#REF!144)*(0.352)-0.013" office:value-type="string" office:string-value="" calcext:value-type="error">
            <text:p>#NAME?</text:p>
          </table:table-cell>
          <table:table-cell table:formula="of:=([.J144]^2)*(-0.89)+([.J144])*(-0.633)-0.245" office:value-type="float" office:value="-0.28480000390625" calcext:value-type="float">
            <text:p>-0.2848000039</text:p>
          </table:table-cell>
          <table:table-cell table:formula="of:=([.I144]^2)*(-0.189)+([.I144])*(0.905)-0.392" office:value-type="float" office:value="0.508151006101644" calcext:value-type="float">
            <text:p>0.5081510061</text:p>
          </table:table-cell>
          <table:table-cell table:number-columns-repeated="1007"/>
        </table:table-row>
        <table:table-row table:style-name="ro1">
          <table:table-cell table:formula="of:=[Datos_Nao.A145]" office:value-type="float" office:value="-0.0325325429439545" calcext:value-type="float">
            <text:p>-0.0325325429</text:p>
          </table:table-cell>
          <table:table-cell table:formula="of:=[Datos_Nao.B145]" office:value-type="float" office:value="-0.00223299115896225" calcext:value-type="float">
            <text:p>-0.0022329912</text:p>
          </table:table-cell>
          <table:table-cell table:formula="of:=[Datos_Nao.C145]" office:value-type="float" office:value="0.33056452870369" calcext:value-type="float">
            <text:p>0.3305645287</text:p>
          </table:table-cell>
          <table:table-cell table:formula="of:=[Datos_Nao.D145]" office:value-type="float" office:value="-0.0336713679134846" calcext:value-type="float">
            <text:p>-0.0336713679</text:p>
          </table:table-cell>
          <table:table-cell table:formula="of:=[Datos_Nao.E145]" office:value-type="float" office:value="-0.0758985355496407" calcext:value-type="float">
            <text:p>-0.0758985355</text:p>
          </table:table-cell>
          <table:table-cell table:formula="of:=[Datos_Nao.F145]" office:value-type="float" office:value="-0.00885953847318888" calcext:value-type="float">
            <text:p>-0.0088595385</text:p>
          </table:table-cell>
          <table:table-cell/>
          <table:table-cell table:formula="of:=[Datos_MoCap.A145]" office:value-type="float" office:value="0.047777" calcext:value-type="float">
            <text:p>0.047777</text:p>
          </table:table-cell>
          <table:table-cell table:formula="of:=[Datos_MoCap.B145]" office:value-type="float" office:value="1.409599" calcext:value-type="float">
            <text:p>1.409599</text:p>
          </table:table-cell>
          <table:table-cell table:formula="of:=[Datos_MoCap.C145]" office:value-type="float" office:value="0.058162" calcext:value-type="float">
            <text:p>0.058162</text:p>
          </table:table-cell>
          <table:table-cell table:formula="of:=[Datos_MoCap.D145]" office:value-type="float" office:value="0.006201" calcext:value-type="float">
            <text:p>0.006201</text:p>
          </table:table-cell>
          <table:table-cell table:formula="of:=[Datos_MoCap.F145]" office:value-type="float" office:value="-0.018953" calcext:value-type="float">
            <text:p>-0.018953</text:p>
          </table:table-cell>
          <table:table-cell table:formula="of:=[Datos_MoCap.E145]" office:value-type="float" office:value="0.073185" calcext:value-type="float">
            <text:p>0.073185</text:p>
          </table:table-cell>
          <table:table-cell/>
          <table:table-cell table:formula="of:=(#REF!145^2)*(0.178)+(#REF!145)*(0.352)-0.013" office:value-type="string" office:string-value="" calcext:value-type="error">
            <text:p>#NAME?</text:p>
          </table:table-cell>
          <table:table-cell table:formula="of:=([.J145]^2)*(-0.89)+([.J145])*(-0.633)-0.245" office:value-type="float" office:value="-0.28482725423716" calcext:value-type="float">
            <text:p>-0.2848272542</text:p>
          </table:table-cell>
          <table:table-cell table:formula="of:=([.I145]^2)*(-0.189)+([.I145])*(0.905)-0.392" office:value-type="float" office:value="0.508149889588611" calcext:value-type="float">
            <text:p>0.5081498896</text:p>
          </table:table-cell>
          <table:table-cell table:number-columns-repeated="1007"/>
        </table:table-row>
        <table:table-row table:style-name="ro1">
          <table:table-cell table:formula="of:=[Datos_Nao.A146]" office:value-type="float" office:value="-0.0325619615614414" calcext:value-type="float">
            <text:p>-0.0325619616</text:p>
          </table:table-cell>
          <table:table-cell table:formula="of:=[Datos_Nao.B146]" office:value-type="float" office:value="-0.000899778679013252" calcext:value-type="float">
            <text:p>-0.0008997787</text:p>
          </table:table-cell>
          <table:table-cell table:formula="of:=[Datos_Nao.C146]" office:value-type="float" office:value="0.330650120973587" calcext:value-type="float">
            <text:p>0.330650121</text:p>
          </table:table-cell>
          <table:table-cell table:formula="of:=[Datos_Nao.D146]" office:value-type="float" office:value="-0.0311270225793123" calcext:value-type="float">
            <text:p>-0.0311270226</text:p>
          </table:table-cell>
          <table:table-cell table:formula="of:=[Datos_Nao.E146]" office:value-type="float" office:value="-0.0766447260975838" calcext:value-type="float">
            <text:p>-0.0766447261</text:p>
          </table:table-cell>
          <table:table-cell table:formula="of:=[Datos_Nao.F146]" office:value-type="float" office:value="-0.00675393547862768" calcext:value-type="float">
            <text:p>-0.0067539355</text:p>
          </table:table-cell>
          <table:table-cell/>
          <table:table-cell table:formula="of:=[Datos_MoCap.A146]" office:value-type="float" office:value="0.047612" calcext:value-type="float">
            <text:p>0.047612</text:p>
          </table:table-cell>
          <table:table-cell table:formula="of:=[Datos_MoCap.B146]" office:value-type="float" office:value="1.409611" calcext:value-type="float">
            <text:p>1.409611</text:p>
          </table:table-cell>
          <table:table-cell table:formula="of:=[Datos_MoCap.C146]" office:value-type="float" office:value="0.058249" calcext:value-type="float">
            <text:p>0.058249</text:p>
          </table:table-cell>
          <table:table-cell table:formula="of:=[Datos_MoCap.D146]" office:value-type="float" office:value="0.005898" calcext:value-type="float">
            <text:p>0.005898</text:p>
          </table:table-cell>
          <table:table-cell table:formula="of:=[Datos_MoCap.F146]" office:value-type="float" office:value="-0.019269" calcext:value-type="float">
            <text:p>-0.019269</text:p>
          </table:table-cell>
          <table:table-cell table:formula="of:=[Datos_MoCap.E146]" office:value-type="float" office:value="0.073066" calcext:value-type="float">
            <text:p>0.073066</text:p>
          </table:table-cell>
          <table:table-cell/>
          <table:table-cell table:formula="of:=(#REF!146^2)*(0.178)+(#REF!146)*(0.352)-0.013" office:value-type="string" office:string-value="" calcext:value-type="error">
            <text:p>#NAME?</text:p>
          </table:table-cell>
          <table:table-cell table:formula="of:=([.J146]^2)*(-0.89)+([.J146])*(-0.633)-0.245" office:value-type="float" office:value="-0.28489133894089" calcext:value-type="float">
            <text:p>-0.2848913389</text:p>
          </table:table-cell>
          <table:table-cell table:formula="of:=([.I146]^2)*(-0.189)+([.I146])*(0.905)-0.392" office:value-type="float" office:value="0.508154355620331" calcext:value-type="float">
            <text:p>0.5081543556</text:p>
          </table:table-cell>
          <table:table-cell table:number-columns-repeated="1007"/>
        </table:table-row>
        <table:table-row table:style-name="ro1">
          <table:table-cell table:formula="of:=[Datos_Nao.A147]" office:value-type="float" office:value="-0.0325750708580017" calcext:value-type="float">
            <text:p>-0.0325750709</text:p>
          </table:table-cell>
          <table:table-cell table:formula="of:=[Datos_Nao.B147]" office:value-type="float" office:value="-0.000236637890338898" calcext:value-type="float">
            <text:p>-0.0002366379</text:p>
          </table:table-cell>
          <table:table-cell table:formula="of:=[Datos_Nao.C147]" office:value-type="float" office:value="0.330688208341598" calcext:value-type="float">
            <text:p>0.3306882083</text:p>
          </table:table-cell>
          <table:table-cell table:formula="of:=[Datos_Nao.D147]" office:value-type="float" office:value="-0.0298624560236931" calcext:value-type="float">
            <text:p>-0.029862456</text:p>
          </table:table-cell>
          <table:table-cell table:formula="of:=[Datos_Nao.E147]" office:value-type="float" office:value="-0.0770080834627152" calcext:value-type="float">
            <text:p>-0.0770080835</text:p>
          </table:table-cell>
          <table:table-cell table:formula="of:=[Datos_Nao.F147]" office:value-type="float" office:value="-0.00570028088986874" calcext:value-type="float">
            <text:p>-0.0057002809</text:p>
          </table:table-cell>
          <table:table-cell/>
          <table:table-cell table:formula="of:=[Datos_MoCap.A147]" office:value-type="float" office:value="0.047457" calcext:value-type="float">
            <text:p>0.047457</text:p>
          </table:table-cell>
          <table:table-cell table:formula="of:=[Datos_MoCap.B147]" office:value-type="float" office:value="1.409629" calcext:value-type="float">
            <text:p>1.409629</text:p>
          </table:table-cell>
          <table:table-cell table:formula="of:=[Datos_MoCap.C147]" office:value-type="float" office:value="0.058333" calcext:value-type="float">
            <text:p>0.058333</text:p>
          </table:table-cell>
          <table:table-cell table:formula="of:=[Datos_MoCap.D147]" office:value-type="float" office:value="0.005547" calcext:value-type="float">
            <text:p>0.005547</text:p>
          </table:table-cell>
          <table:table-cell table:formula="of:=[Datos_MoCap.F147]" office:value-type="float" office:value="-0.019515" calcext:value-type="float">
            <text:p>-0.019515</text:p>
          </table:table-cell>
          <table:table-cell table:formula="of:=[Datos_MoCap.E147]" office:value-type="float" office:value="0.072889" calcext:value-type="float">
            <text:p>0.072889</text:p>
          </table:table-cell>
          <table:table-cell/>
          <table:table-cell table:formula="of:=(#REF!147^2)*(0.178)+(#REF!147)*(0.352)-0.013" office:value-type="string" office:string-value="" calcext:value-type="error">
            <text:p>#NAME?</text:p>
          </table:table-cell>
          <table:table-cell table:formula="of:=([.J147]^2)*(-0.89)+([.J147])*(-0.633)-0.245" office:value-type="float" office:value="-0.28495322661121" calcext:value-type="float">
            <text:p>-0.2849532266</text:p>
          </table:table-cell>
          <table:table-cell table:formula="of:=([.I147]^2)*(-0.189)+([.I147])*(0.905)-0.392" office:value-type="float" office:value="0.508161054565851" calcext:value-type="float">
            <text:p>0.5081610546</text:p>
          </table:table-cell>
          <table:table-cell table:number-columns-repeated="1007"/>
        </table:table-row>
        <table:table-row table:style-name="ro1">
          <table:table-cell table:formula="of:=[Datos_Nao.A148]" office:value-type="float" office:value="-0.0325980074703693" calcext:value-type="float">
            <text:p>-0.0325980075</text:p>
          </table:table-cell>
          <table:table-cell table:formula="of:=[Datos_Nao.B148]" office:value-type="float" office:value="0.00108181312680244" calcext:value-type="float">
            <text:p>0.0010818131</text:p>
          </table:table-cell>
          <table:table-cell table:formula="of:=[Datos_Nao.C148]" office:value-type="float" office:value="0.330754965543747" calcext:value-type="float">
            <text:p>0.3307549655</text:p>
          </table:table-cell>
          <table:table-cell table:formula="of:=[Datos_Nao.D148]" office:value-type="float" office:value="-0.0273500923067331" calcext:value-type="float">
            <text:p>-0.0273500923</text:p>
          </table:table-cell>
          <table:table-cell table:formula="of:=[Datos_Nao.E148]" office:value-type="float" office:value="-0.0777144804596901" calcext:value-type="float">
            <text:p>-0.0777144805</text:p>
          </table:table-cell>
          <table:table-cell table:formula="of:=[Datos_Nao.F148]" office:value-type="float" office:value="-0.00359325739555061" calcext:value-type="float">
            <text:p>-0.0035932574</text:p>
          </table:table-cell>
          <table:table-cell/>
          <table:table-cell table:formula="of:=[Datos_MoCap.A148]" office:value-type="float" office:value="0.047337" calcext:value-type="float">
            <text:p>0.047337</text:p>
          </table:table-cell>
          <table:table-cell table:formula="of:=[Datos_MoCap.B148]" office:value-type="float" office:value="1.409612" calcext:value-type="float">
            <text:p>1.409612</text:p>
          </table:table-cell>
          <table:table-cell table:formula="of:=[Datos_MoCap.C148]" office:value-type="float" office:value="0.058404" calcext:value-type="float">
            <text:p>0.058404</text:p>
          </table:table-cell>
          <table:table-cell table:formula="of:=[Datos_MoCap.D148]" office:value-type="float" office:value="0.0051" calcext:value-type="float">
            <text:p>0.0051</text:p>
          </table:table-cell>
          <table:table-cell table:formula="of:=[Datos_MoCap.F148]" office:value-type="float" office:value="-0.019661" calcext:value-type="float">
            <text:p>-0.019661</text:p>
          </table:table-cell>
          <table:table-cell table:formula="of:=[Datos_MoCap.E148]" office:value-type="float" office:value="0.072774" calcext:value-type="float">
            <text:p>0.072774</text:p>
          </table:table-cell>
          <table:table-cell/>
          <table:table-cell table:formula="of:=(#REF!148^2)*(0.178)+(#REF!148)*(0.352)-0.013" office:value-type="string" office:string-value="" calcext:value-type="error">
            <text:p>#NAME?</text:p>
          </table:table-cell>
          <table:table-cell table:formula="of:=([.J148]^2)*(-0.89)+([.J148])*(-0.633)-0.245" office:value-type="float" office:value="-0.28500554622224" calcext:value-type="float">
            <text:p>-0.2850055462</text:p>
          </table:table-cell>
          <table:table-cell table:formula="of:=([.I148]^2)*(-0.189)+([.I148])*(0.905)-0.392" office:value-type="float" office:value="0.508154727787184" calcext:value-type="float">
            <text:p>0.5081547278</text:p>
          </table:table-cell>
          <table:table-cell table:number-columns-repeated="1007"/>
        </table:table-row>
        <table:table-row table:style-name="ro1">
          <table:table-cell table:formula="of:=[Datos_Nao.A149]" office:value-type="float" office:value="-0.0326163284480572" calcext:value-type="float">
            <text:p>-0.0326163284</text:p>
          </table:table-cell>
          <table:table-cell table:formula="of:=[Datos_Nao.B149]" office:value-type="float" office:value="0.00238868221640587" calcext:value-type="float">
            <text:p>0.0023886822</text:p>
          </table:table-cell>
          <table:table-cell table:formula="of:=[Datos_Nao.C149]" office:value-type="float" office:value="0.330809414386749" calcext:value-type="float">
            <text:p>0.3308094144</text:p>
          </table:table-cell>
          <table:table-cell table:formula="of:=[Datos_Nao.D149]" office:value-type="float" office:value="-0.0248621497303247" calcext:value-type="float">
            <text:p>-0.0248621497</text:p>
          </table:table-cell>
          <table:table-cell table:formula="of:=[Datos_Nao.E149]" office:value-type="float" office:value="-0.0783926397562027" calcext:value-type="float">
            <text:p>-0.0783926398</text:p>
          </table:table-cell>
          <table:table-cell table:formula="of:=[Datos_Nao.F149]" office:value-type="float" office:value="-0.00148886756505817" calcext:value-type="float">
            <text:p>-0.0014888676</text:p>
          </table:table-cell>
          <table:table-cell/>
          <table:table-cell table:formula="of:=[Datos_MoCap.A149]" office:value-type="float" office:value="0.04726" calcext:value-type="float">
            <text:p>0.04726</text:p>
          </table:table-cell>
          <table:table-cell table:formula="of:=[Datos_MoCap.B149]" office:value-type="float" office:value="1.409551" calcext:value-type="float">
            <text:p>1.409551</text:p>
          </table:table-cell>
          <table:table-cell table:formula="of:=[Datos_MoCap.C149]" office:value-type="float" office:value="0.058463" calcext:value-type="float">
            <text:p>0.058463</text:p>
          </table:table-cell>
          <table:table-cell table:formula="of:=[Datos_MoCap.D149]" office:value-type="float" office:value="0.004654" calcext:value-type="float">
            <text:p>0.004654</text:p>
          </table:table-cell>
          <table:table-cell table:formula="of:=[Datos_MoCap.F149]" office:value-type="float" office:value="-0.019609" calcext:value-type="float">
            <text:p>-0.019609</text:p>
          </table:table-cell>
          <table:table-cell table:formula="of:=[Datos_MoCap.E149]" office:value-type="float" office:value="0.072671" calcext:value-type="float">
            <text:p>0.072671</text:p>
          </table:table-cell>
          <table:table-cell/>
          <table:table-cell table:formula="of:=(#REF!149^2)*(0.178)+(#REF!149)*(0.352)-0.013" office:value-type="string" office:string-value="" calcext:value-type="error">
            <text:p>#NAME?</text:p>
          </table:table-cell>
          <table:table-cell table:formula="of:=([.J149]^2)*(-0.89)+([.J149])*(-0.633)-0.245" office:value-type="float" office:value="-0.28504902990841" calcext:value-type="float">
            <text:p>-0.2850490299</text:p>
          </table:table-cell>
          <table:table-cell table:formula="of:=([.I149]^2)*(-0.189)+([.I149])*(0.905)-0.392" office:value-type="float" office:value="0.508132024917411" calcext:value-type="float">
            <text:p>0.5081320249</text:p>
          </table:table-cell>
          <table:table-cell table:number-columns-repeated="1007"/>
        </table:table-row>
        <table:table-row table:style-name="ro1">
          <table:table-cell table:formula="of:=[Datos_Nao.A150]" office:value-type="float" office:value="-0.0326236523687839" calcext:value-type="float">
            <text:p>-0.0326236524</text:p>
          </table:table-cell>
          <table:table-cell table:formula="of:=[Datos_Nao.B150]" office:value-type="float" office:value="0.00303734187036753" calcext:value-type="float">
            <text:p>0.0030373419</text:p>
          </table:table-cell>
          <table:table-cell table:formula="of:=[Datos_Nao.C150]" office:value-type="float" office:value="0.330832064151764" calcext:value-type="float">
            <text:p>0.3308320642</text:p>
          </table:table-cell>
          <table:table-cell table:formula="of:=[Datos_Nao.D150]" office:value-type="float" office:value="-0.0236280951648951" calcext:value-type="float">
            <text:p>-0.0236280952</text:p>
          </table:table-cell>
          <table:table-cell table:formula="of:=[Datos_Nao.E150]" office:value-type="float" office:value="-0.0787207037210465" calcext:value-type="float">
            <text:p>-0.0787207037</text:p>
          </table:table-cell>
          <table:table-cell table:formula="of:=[Datos_Nao.F150]" office:value-type="float" office:value="-0.000438539602328092" calcext:value-type="float">
            <text:p>-0.0004385396</text:p>
          </table:table-cell>
          <table:table-cell/>
          <table:table-cell table:formula="of:=[Datos_MoCap.A150]" office:value-type="float" office:value="0.047194" calcext:value-type="float">
            <text:p>0.047194</text:p>
          </table:table-cell>
          <table:table-cell table:formula="of:=[Datos_MoCap.B150]" office:value-type="float" office:value="1.409491" calcext:value-type="float">
            <text:p>1.409491</text:p>
          </table:table-cell>
          <table:table-cell table:formula="of:=[Datos_MoCap.C150]" office:value-type="float" office:value="0.058523" calcext:value-type="float">
            <text:p>0.058523</text:p>
          </table:table-cell>
          <table:table-cell table:formula="of:=[Datos_MoCap.D150]" office:value-type="float" office:value="0.004314" calcext:value-type="float">
            <text:p>0.004314</text:p>
          </table:table-cell>
          <table:table-cell table:formula="of:=[Datos_MoCap.F150]" office:value-type="float" office:value="-0.019568" calcext:value-type="float">
            <text:p>-0.019568</text:p>
          </table:table-cell>
          <table:table-cell table:formula="of:=[Datos_MoCap.E150]" office:value-type="float" office:value="0.072604" calcext:value-type="float">
            <text:p>0.072604</text:p>
          </table:table-cell>
          <table:table-cell/>
          <table:table-cell table:formula="of:=(#REF!150^2)*(0.178)+(#REF!150)*(0.352)-0.013" office:value-type="string" office:string-value="" calcext:value-type="error">
            <text:p>#NAME?</text:p>
          </table:table-cell>
          <table:table-cell table:formula="of:=([.J150]^2)*(-0.89)+([.J150])*(-0.633)-0.245" office:value-type="float" office:value="-0.28509325696081" calcext:value-type="float">
            <text:p>-0.285093257</text:p>
          </table:table-cell>
          <table:table-cell table:formula="of:=([.I150]^2)*(-0.189)+([.I150])*(0.905)-0.392" office:value-type="float" office:value="0.508109692853691" calcext:value-type="float">
            <text:p>0.5081096929</text:p>
          </table:table-cell>
          <table:table-cell table:number-columns-repeated="1007"/>
        </table:table-row>
        <table:table-row table:style-name="ro1">
          <table:table-cell table:formula="of:=[Datos_Nao.A151]" office:value-type="float" office:value="-0.0326346531510353" calcext:value-type="float">
            <text:p>-0.0326346532</text:p>
          </table:table-cell>
          <table:table-cell table:formula="of:=[Datos_Nao.B151]" office:value-type="float" office:value="0.00432419031858444" calcext:value-type="float">
            <text:p>0.0043241903</text:p>
          </table:table-cell>
          <table:table-cell table:formula="of:=[Datos_Nao.C151]" office:value-type="float" office:value="0.330868393182755" calcext:value-type="float">
            <text:p>0.3308683932</text:p>
          </table:table-cell>
          <table:table-cell table:formula="of:=[Datos_Nao.D151]" office:value-type="float" office:value="-0.0211813449859619" calcext:value-type="float">
            <text:p>-0.021181345</text:p>
          </table:table-cell>
          <table:table-cell table:formula="of:=[Datos_Nao.E151]" office:value-type="float" office:value="-0.0793540924787521" calcext:value-type="float">
            <text:p>-0.0793540925</text:p>
          </table:table-cell>
          <table:table-cell table:formula="of:=[Datos_Nao.F151]" office:value-type="float" office:value="0.00165630294941366" calcext:value-type="float">
            <text:p>0.0016563029</text:p>
          </table:table-cell>
          <table:table-cell/>
          <table:table-cell table:formula="of:=[Datos_MoCap.A151]" office:value-type="float" office:value="0.04716" calcext:value-type="float">
            <text:p>0.04716</text:p>
          </table:table-cell>
          <table:table-cell table:formula="of:=[Datos_MoCap.B151]" office:value-type="float" office:value="1.410476" calcext:value-type="float">
            <text:p>1.410476</text:p>
          </table:table-cell>
          <table:table-cell table:formula="of:=[Datos_MoCap.C151]" office:value-type="float" office:value="0.059292" calcext:value-type="float">
            <text:p>0.059292</text:p>
          </table:table-cell>
          <table:table-cell table:formula="of:=[Datos_MoCap.D151]" office:value-type="float" office:value="0.008894" calcext:value-type="float">
            <text:p>0.008894</text:p>
          </table:table-cell>
          <table:table-cell table:formula="of:=[Datos_MoCap.F151]" office:value-type="float" office:value="-0.021169" calcext:value-type="float">
            <text:p>-0.021169</text:p>
          </table:table-cell>
          <table:table-cell table:formula="of:=[Datos_MoCap.E151]" office:value-type="float" office:value="0.073851" calcext:value-type="float">
            <text:p>0.073851</text:p>
          </table:table-cell>
          <table:table-cell/>
          <table:table-cell table:formula="of:=(#REF!151^2)*(0.178)+(#REF!151)*(0.352)-0.013" office:value-type="string" office:string-value="" calcext:value-type="error">
            <text:p>#NAME?</text:p>
          </table:table-cell>
          <table:table-cell table:formula="of:=([.J151]^2)*(-0.89)+([.J151])*(-0.633)-0.245" office:value-type="float" office:value="-0.28566066772496" calcext:value-type="float">
            <text:p>-0.2856606677</text:p>
          </table:table-cell>
          <table:table-cell table:formula="of:=([.I151]^2)*(-0.189)+([.I151])*(0.905)-0.392" office:value-type="float" office:value="0.508476138697136" calcext:value-type="float">
            <text:p>0.5084761387</text:p>
          </table:table-cell>
          <table:table-cell table:number-columns-repeated="1007"/>
        </table:table-row>
        <table:table-row table:style-name="ro1">
          <table:table-cell table:formula="of:=[Datos_Nao.A152]" office:value-type="float" office:value="-0.0326382294297218" calcext:value-type="float">
            <text:p>-0.0326382294</text:p>
          </table:table-cell>
          <table:table-cell table:formula="of:=[Datos_Nao.B152]" office:value-type="float" office:value="0.00496203172951937" calcext:value-type="float">
            <text:p>0.0049620317</text:p>
          </table:table-cell>
          <table:table-cell table:formula="of:=[Datos_Nao.C152]" office:value-type="float" office:value="0.330882161855698" calcext:value-type="float">
            <text:p>0.3308821619</text:p>
          </table:table-cell>
          <table:table-cell table:formula="of:=[Datos_Nao.D152]" office:value-type="float" office:value="-0.0199692379683256" calcext:value-type="float">
            <text:p>-0.019969238</text:p>
          </table:table-cell>
          <table:table-cell table:formula="of:=[Datos_Nao.E152]" office:value-type="float" office:value="-0.0796591117978096" calcext:value-type="float">
            <text:p>-0.0796591118</text:p>
          </table:table-cell>
          <table:table-cell table:formula="of:=[Datos_Nao.F152]" office:value-type="float" office:value="0.00270022451877594" calcext:value-type="float">
            <text:p>0.0027002245</text:p>
          </table:table-cell>
          <table:table-cell/>
          <table:table-cell table:formula="of:=[Datos_MoCap.A152]" office:value-type="float" office:value="0.047058" calcext:value-type="float">
            <text:p>0.047058</text:p>
          </table:table-cell>
          <table:table-cell table:formula="of:=[Datos_MoCap.B152]" office:value-type="float" office:value="1.410433" calcext:value-type="float">
            <text:p>1.410433</text:p>
          </table:table-cell>
          <table:table-cell table:formula="of:=[Datos_MoCap.C152]" office:value-type="float" office:value="0.059364" calcext:value-type="float">
            <text:p>0.059364</text:p>
          </table:table-cell>
          <table:table-cell table:formula="of:=[Datos_MoCap.D152]" office:value-type="float" office:value="0.008727" calcext:value-type="float">
            <text:p>0.008727</text:p>
          </table:table-cell>
          <table:table-cell table:formula="of:=[Datos_MoCap.F152]" office:value-type="float" office:value="-0.021076" calcext:value-type="float">
            <text:p>-0.021076</text:p>
          </table:table-cell>
          <table:table-cell table:formula="of:=[Datos_MoCap.E152]" office:value-type="float" office:value="0.07387" calcext:value-type="float">
            <text:p>0.07387</text:p>
          </table:table-cell>
          <table:table-cell/>
          <table:table-cell table:formula="of:=(#REF!152^2)*(0.178)+(#REF!152)*(0.352)-0.013" office:value-type="string" office:string-value="" calcext:value-type="error">
            <text:p>#NAME?</text:p>
          </table:table-cell>
          <table:table-cell table:formula="of:=([.J152]^2)*(-0.89)+([.J152])*(-0.633)-0.245" office:value-type="float" office:value="-0.28571384720144" calcext:value-type="float">
            <text:p>-0.2857138472</text:p>
          </table:table-cell>
          <table:table-cell table:formula="of:=([.I152]^2)*(-0.189)+([.I152])*(0.905)-0.392" office:value-type="float" office:value="0.508460149224579" calcext:value-type="float">
            <text:p>0.5084601492</text:p>
          </table:table-cell>
          <table:table-cell table:number-columns-repeated="1007"/>
        </table:table-row>
        <table:table-row table:style-name="ro1">
          <table:table-cell table:formula="of:=[Datos_Nao.A153]" office:value-type="float" office:value="-0.0326413959264755" calcext:value-type="float">
            <text:p>-0.0326413959</text:p>
          </table:table-cell>
          <table:table-cell table:formula="of:=[Datos_Nao.B153]" office:value-type="float" office:value="0.0062257181853056" calcext:value-type="float">
            <text:p>0.0062257182</text:p>
          </table:table-cell>
          <table:table-cell table:formula="of:=[Datos_Nao.C153]" office:value-type="float" office:value="0.330901086330414" calcext:value-type="float">
            <text:p>0.3309010863</text:p>
          </table:table-cell>
          <table:table-cell table:formula="of:=[Datos_Nao.D153]" office:value-type="float" office:value="-0.0175690706819296" calcext:value-type="float">
            <text:p>-0.0175690707</text:p>
          </table:table-cell>
          <table:table-cell table:formula="of:=[Datos_Nao.E153]" office:value-type="float" office:value="-0.0802450031042099" calcext:value-type="float">
            <text:p>-0.0802450031</text:p>
          </table:table-cell>
          <table:table-cell table:formula="of:=[Datos_Nao.F153]" office:value-type="float" office:value="0.0047788992524147" calcext:value-type="float">
            <text:p>0.0047788993</text:p>
          </table:table-cell>
          <table:table-cell/>
          <table:table-cell table:formula="of:=[Datos_MoCap.A153]" office:value-type="float" office:value="0.04697" calcext:value-type="float">
            <text:p>0.04697</text:p>
          </table:table-cell>
          <table:table-cell table:formula="of:=[Datos_MoCap.B153]" office:value-type="float" office:value="1.410396" calcext:value-type="float">
            <text:p>1.410396</text:p>
          </table:table-cell>
          <table:table-cell table:formula="of:=[Datos_MoCap.C153]" office:value-type="float" office:value="0.059402" calcext:value-type="float">
            <text:p>0.059402</text:p>
          </table:table-cell>
          <table:table-cell table:formula="of:=[Datos_MoCap.D153]" office:value-type="float" office:value="0.008608" calcext:value-type="float">
            <text:p>0.008608</text:p>
          </table:table-cell>
          <table:table-cell table:formula="of:=[Datos_MoCap.F153]" office:value-type="float" office:value="-0.021033" calcext:value-type="float">
            <text:p>-0.021033</text:p>
          </table:table-cell>
          <table:table-cell table:formula="of:=[Datos_MoCap.E153]" office:value-type="float" office:value="0.073817" calcext:value-type="float">
            <text:p>0.073817</text:p>
          </table:table-cell>
          <table:table-cell/>
          <table:table-cell table:formula="of:=(#REF!153^2)*(0.178)+(#REF!153)*(0.352)-0.013" office:value-type="string" office:string-value="" calcext:value-type="error">
            <text:p>#NAME?</text:p>
          </table:table-cell>
          <table:table-cell table:formula="of:=([.J153]^2)*(-0.89)+([.J153])*(-0.633)-0.245" office:value-type="float" office:value="-0.28574191786756" calcext:value-type="float">
            <text:p>-0.2857419179</text:p>
          </table:table-cell>
          <table:table-cell table:formula="of:=([.I153]^2)*(-0.189)+([.I153])*(0.905)-0.392" office:value-type="float" office:value="0.508446390281776" calcext:value-type="float">
            <text:p>0.5084463903</text:p>
          </table:table-cell>
          <table:table-cell table:number-columns-repeated="1007"/>
        </table:table-row>
        <table:table-row table:style-name="ro1">
          <table:table-cell table:formula="of:=[Datos_Nao.A154]" office:value-type="float" office:value="-0.0326409339904785" calcext:value-type="float">
            <text:p>-0.032640934</text:p>
          </table:table-cell>
          <table:table-cell table:formula="of:=[Datos_Nao.B154]" office:value-type="float" office:value="0.00685119908303023" calcext:value-type="float">
            <text:p>0.0068511991</text:p>
          </table:table-cell>
          <table:table-cell table:formula="of:=[Datos_Nao.C154]" office:value-type="float" office:value="0.330906331539154" calcext:value-type="float">
            <text:p>0.3309063315</text:p>
          </table:table-cell>
          <table:table-cell table:formula="of:=[Datos_Nao.D154]" office:value-type="float" office:value="-0.0163815952837467" calcext:value-type="float">
            <text:p>-0.0163815953</text:p>
          </table:table-cell>
          <table:table-cell table:formula="of:=[Datos_Nao.E154]" office:value-type="float" office:value="-0.0805256068706513" calcext:value-type="float">
            <text:p>-0.0805256069</text:p>
          </table:table-cell>
          <table:table-cell table:formula="of:=[Datos_Nao.F154]" office:value-type="float" office:value="0.00581298395991326" calcext:value-type="float">
            <text:p>0.005812984</text:p>
          </table:table-cell>
          <table:table-cell/>
          <table:table-cell table:formula="of:=[Datos_MoCap.A154]" office:value-type="float" office:value="0.046846" calcext:value-type="float">
            <text:p>0.046846</text:p>
          </table:table-cell>
          <table:table-cell table:formula="of:=[Datos_MoCap.B154]" office:value-type="float" office:value="1.410337" calcext:value-type="float">
            <text:p>1.410337</text:p>
          </table:table-cell>
          <table:table-cell table:formula="of:=[Datos_MoCap.C154]" office:value-type="float" office:value="0.059411" calcext:value-type="float">
            <text:p>0.059411</text:p>
          </table:table-cell>
          <table:table-cell table:formula="of:=[Datos_MoCap.D154]" office:value-type="float" office:value="0.008501" calcext:value-type="float">
            <text:p>0.008501</text:p>
          </table:table-cell>
          <table:table-cell table:formula="of:=[Datos_MoCap.F154]" office:value-type="float" office:value="-0.020929" calcext:value-type="float">
            <text:p>-0.020929</text:p>
          </table:table-cell>
          <table:table-cell table:formula="of:=[Datos_MoCap.E154]" office:value-type="float" office:value="0.073923" calcext:value-type="float">
            <text:p>0.073923</text:p>
          </table:table-cell>
          <table:table-cell/>
          <table:table-cell table:formula="of:=(#REF!154^2)*(0.178)+(#REF!154)*(0.352)-0.013" office:value-type="string" office:string-value="" calcext:value-type="error">
            <text:p>#NAME?</text:p>
          </table:table-cell>
          <table:table-cell table:formula="of:=([.J154]^2)*(-0.89)+([.J154])*(-0.633)-0.245" office:value-type="float" office:value="-0.28574856655969" calcext:value-type="float">
            <text:p>-0.2857485666</text:p>
          </table:table-cell>
          <table:table-cell table:formula="of:=([.I154]^2)*(-0.189)+([.I154])*(0.905)-0.392" office:value-type="float" office:value="0.508424449275459" calcext:value-type="float">
            <text:p>0.5084244493</text:p>
          </table:table-cell>
          <table:table-cell table:number-columns-repeated="1007"/>
        </table:table-row>
        <table:table-row table:style-name="ro1">
          <table:table-cell table:formula="of:=[Datos_Nao.A155]" office:value-type="float" office:value="-0.0326358675956726" calcext:value-type="float">
            <text:p>-0.0326358676</text:p>
          </table:table-cell>
          <table:table-cell table:formula="of:=[Datos_Nao.B155]" office:value-type="float" office:value="0.00808855704963207" calcext:value-type="float">
            <text:p>0.008088557</text:p>
          </table:table-cell>
          <table:table-cell table:formula="of:=[Datos_Nao.C155]" office:value-type="float" office:value="0.330908626317978" calcext:value-type="float">
            <text:p>0.3309086263</text:p>
          </table:table-cell>
          <table:table-cell table:formula="of:=[Datos_Nao.D155]" office:value-type="float" office:value="-0.0140333231538534" calcext:value-type="float">
            <text:p>-0.0140333232</text:p>
          </table:table-cell>
          <table:table-cell table:formula="of:=[Datos_Nao.E155]" office:value-type="float" office:value="-0.0810614824295044" calcext:value-type="float">
            <text:p>-0.0810614824</text:p>
          </table:table-cell>
          <table:table-cell table:formula="of:=[Datos_Nao.F155]" office:value-type="float" office:value="0.00786851346492767" calcext:value-type="float">
            <text:p>0.0078685135</text:p>
          </table:table-cell>
          <table:table-cell/>
          <table:table-cell table:formula="of:=[Datos_MoCap.A155]" office:value-type="float" office:value="0.046737" calcext:value-type="float">
            <text:p>0.046737</text:p>
          </table:table-cell>
          <table:table-cell table:formula="of:=[Datos_MoCap.B155]" office:value-type="float" office:value="1.410289" calcext:value-type="float">
            <text:p>1.410289</text:p>
          </table:table-cell>
          <table:table-cell table:formula="of:=[Datos_MoCap.C155]" office:value-type="float" office:value="0.059428" calcext:value-type="float">
            <text:p>0.059428</text:p>
          </table:table-cell>
          <table:table-cell table:formula="of:=[Datos_MoCap.D155]" office:value-type="float" office:value="0.008426" calcext:value-type="float">
            <text:p>0.008426</text:p>
          </table:table-cell>
          <table:table-cell table:formula="of:=[Datos_MoCap.F155]" office:value-type="float" office:value="-0.020814" calcext:value-type="float">
            <text:p>-0.020814</text:p>
          </table:table-cell>
          <table:table-cell table:formula="of:=[Datos_MoCap.E155]" office:value-type="float" office:value="0.074006" calcext:value-type="float">
            <text:p>0.074006</text:p>
          </table:table-cell>
          <table:table-cell/>
          <table:table-cell table:formula="of:=(#REF!155^2)*(0.178)+(#REF!155)*(0.352)-0.013" office:value-type="string" office:string-value="" calcext:value-type="error">
            <text:p>#NAME?</text:p>
          </table:table-cell>
          <table:table-cell table:formula="of:=([.J155]^2)*(-0.89)+([.J155])*(-0.633)-0.245" office:value-type="float" office:value="-0.28576112559376" calcext:value-type="float">
            <text:p>-0.2857611256</text:p>
          </table:table-cell>
          <table:table-cell table:formula="of:=([.I155]^2)*(-0.189)+([.I155])*(0.905)-0.392" office:value-type="float" office:value="0.508406597994531" calcext:value-type="float">
            <text:p>0.508406598</text:p>
          </table:table-cell>
          <table:table-cell table:number-columns-repeated="1007"/>
        </table:table-row>
        <table:table-row table:style-name="ro1">
          <table:table-cell table:formula="of:=[Datos_Nao.A156]" office:value-type="float" office:value="-0.0326311849057674" calcext:value-type="float">
            <text:p>-0.0326311849</text:p>
          </table:table-cell>
          <table:table-cell table:formula="of:=[Datos_Nao.B156]" office:value-type="float" office:value="0.00870009139180183" calcext:value-type="float">
            <text:p>0.0087000914</text:p>
          </table:table-cell>
          <table:table-cell table:formula="of:=[Datos_Nao.C156]" office:value-type="float" office:value="0.330905795097351" calcext:value-type="float">
            <text:p>0.3309057951</text:p>
          </table:table-cell>
          <table:table-cell table:formula="of:=[Datos_Nao.D156]" office:value-type="float" office:value="-0.0128731168806553" calcext:value-type="float">
            <text:p>-0.0128731169</text:p>
          </table:table-cell>
          <table:table-cell table:formula="of:=[Datos_Nao.E156]" office:value-type="float" office:value="-0.0813164636492729" calcext:value-type="float">
            <text:p>-0.0813164636</text:p>
          </table:table-cell>
          <table:table-cell table:formula="of:=[Datos_Nao.F156]" office:value-type="float" office:value="0.00888923183083534" calcext:value-type="float">
            <text:p>0.0088892318</text:p>
          </table:table-cell>
          <table:table-cell/>
          <table:table-cell table:formula="of:=[Datos_MoCap.A156]" office:value-type="float" office:value="0.046632" calcext:value-type="float">
            <text:p>0.046632</text:p>
          </table:table-cell>
          <table:table-cell table:formula="of:=[Datos_MoCap.B156]" office:value-type="float" office:value="1.410265" calcext:value-type="float">
            <text:p>1.410265</text:p>
          </table:table-cell>
          <table:table-cell table:formula="of:=[Datos_MoCap.C156]" office:value-type="float" office:value="0.059424" calcext:value-type="float">
            <text:p>0.059424</text:p>
          </table:table-cell>
          <table:table-cell table:formula="of:=[Datos_MoCap.D156]" office:value-type="float" office:value="0.008406" calcext:value-type="float">
            <text:p>0.008406</text:p>
          </table:table-cell>
          <table:table-cell table:formula="of:=[Datos_MoCap.F156]" office:value-type="float" office:value="-0.020724" calcext:value-type="float">
            <text:p>-0.020724</text:p>
          </table:table-cell>
          <table:table-cell table:formula="of:=[Datos_MoCap.E156]" office:value-type="float" office:value="0.074105" calcext:value-type="float">
            <text:p>0.074105</text:p>
          </table:table-cell>
          <table:table-cell/>
          <table:table-cell table:formula="of:=(#REF!156^2)*(0.178)+(#REF!156)*(0.352)-0.013" office:value-type="string" office:string-value="" calcext:value-type="error">
            <text:p>#NAME?</text:p>
          </table:table-cell>
          <table:table-cell table:formula="of:=([.J156]^2)*(-0.89)+([.J156])*(-0.633)-0.245" office:value-type="float" office:value="-0.28575817048064" calcext:value-type="float">
            <text:p>-0.2857581705</text:p>
          </table:table-cell>
          <table:table-cell table:formula="of:=([.I156]^2)*(-0.189)+([.I156])*(0.905)-0.392" office:value-type="float" office:value="0.508397672027475" calcext:value-type="float">
            <text:p>0.508397672</text:p>
          </table:table-cell>
          <table:table-cell table:number-columns-repeated="1007"/>
        </table:table-row>
        <table:table-row table:style-name="ro1">
          <table:table-cell table:formula="of:=[Datos_Nao.A157]" office:value-type="float" office:value="-0.0326250493526459" calcext:value-type="float">
            <text:p>-0.0326250494</text:p>
          </table:table-cell>
          <table:table-cell table:formula="of:=[Datos_Nao.B157]" office:value-type="float" office:value="0.00930662173777819" calcext:value-type="float">
            <text:p>0.0093066217</text:p>
          </table:table-cell>
          <table:table-cell table:formula="of:=[Datos_Nao.C157]" office:value-type="float" office:value="0.330900400876999" calcext:value-type="float">
            <text:p>0.3309004009</text:p>
          </table:table-cell>
          <table:table-cell table:formula="of:=[Datos_Nao.D157]" office:value-type="float" office:value="-0.0117225609719753" calcext:value-type="float">
            <text:p>-0.011722561</text:p>
          </table:table-cell>
          <table:table-cell table:formula="of:=[Datos_Nao.E157]" office:value-type="float" office:value="-0.0815626457333565" calcext:value-type="float">
            <text:p>-0.0815626457</text:p>
          </table:table-cell>
          <table:table-cell table:formula="of:=[Datos_Nao.F157]" office:value-type="float" office:value="0.00990473385900259" calcext:value-type="float">
            <text:p>0.0099047339</text:p>
          </table:table-cell>
          <table:table-cell/>
          <table:table-cell table:formula="of:=[Datos_MoCap.A157]" office:value-type="float" office:value="0.04652" calcext:value-type="float">
            <text:p>0.04652</text:p>
          </table:table-cell>
          <table:table-cell table:formula="of:=[Datos_MoCap.B157]" office:value-type="float" office:value="1.410238" calcext:value-type="float">
            <text:p>1.410238</text:p>
          </table:table-cell>
          <table:table-cell table:formula="of:=[Datos_MoCap.C157]" office:value-type="float" office:value="0.059408" calcext:value-type="float">
            <text:p>0.059408</text:p>
          </table:table-cell>
          <table:table-cell table:formula="of:=[Datos_MoCap.D157]" office:value-type="float" office:value="0.008396" calcext:value-type="float">
            <text:p>0.008396</text:p>
          </table:table-cell>
          <table:table-cell table:formula="of:=[Datos_MoCap.F157]" office:value-type="float" office:value="-0.020679" calcext:value-type="float">
            <text:p>-0.020679</text:p>
          </table:table-cell>
          <table:table-cell table:formula="of:=[Datos_MoCap.E157]" office:value-type="float" office:value="0.074264" calcext:value-type="float">
            <text:p>0.074264</text:p>
          </table:table-cell>
          <table:table-cell/>
          <table:table-cell table:formula="of:=(#REF!157^2)*(0.178)+(#REF!157)*(0.352)-0.013" office:value-type="string" office:string-value="" calcext:value-type="error">
            <text:p>#NAME?</text:p>
          </table:table-cell>
          <table:table-cell table:formula="of:=([.J157]^2)*(-0.89)+([.J157])*(-0.633)-0.245" office:value-type="float" office:value="-0.28574635031296" calcext:value-type="float">
            <text:p>-0.2857463503</text:p>
          </table:table-cell>
          <table:table-cell table:formula="of:=([.I157]^2)*(-0.189)+([.I157])*(0.905)-0.392" office:value-type="float" office:value="0.508387630054284" calcext:value-type="float">
            <text:p>0.5083876301</text:p>
          </table:table-cell>
          <table:table-cell table:number-columns-repeated="1007"/>
        </table:table-row>
        <table:table-row table:style-name="ro1">
          <table:table-cell table:formula="of:=[Datos_Nao.A158]" office:value-type="float" office:value="-0.0326083190739155" calcext:value-type="float">
            <text:p>-0.0326083191</text:p>
          </table:table-cell>
          <table:table-cell table:formula="of:=[Datos_Nao.B158]" office:value-type="float" office:value="0.0105040427297354" calcext:value-type="float">
            <text:p>0.0105040427</text:p>
          </table:table-cell>
          <table:table-cell table:formula="of:=[Datos_Nao.C158]" office:value-type="float" office:value="0.330882161855698" calcext:value-type="float">
            <text:p>0.3308821619</text:p>
          </table:table-cell>
          <table:table-cell table:formula="of:=[Datos_Nao.D158]" office:value-type="float" office:value="-0.00945156160742044" calcext:value-type="float">
            <text:p>-0.0094515616</text:p>
          </table:table-cell>
          <table:table-cell table:formula="of:=[Datos_Nao.E158]" office:value-type="float" office:value="-0.0820281654596329" calcext:value-type="float">
            <text:p>-0.0820281655</text:p>
          </table:table-cell>
          <table:table-cell table:formula="of:=[Datos_Nao.F158]" office:value-type="float" office:value="0.0119186583906412" calcext:value-type="float">
            <text:p>0.0119186584</text:p>
          </table:table-cell>
          <table:table-cell/>
          <table:table-cell table:formula="of:=[Datos_MoCap.A158]" office:value-type="float" office:value="0.046393" calcext:value-type="float">
            <text:p>0.046393</text:p>
          </table:table-cell>
          <table:table-cell table:formula="of:=[Datos_MoCap.B158]" office:value-type="float" office:value="1.410218" calcext:value-type="float">
            <text:p>1.410218</text:p>
          </table:table-cell>
          <table:table-cell table:formula="of:=[Datos_MoCap.C158]" office:value-type="float" office:value="0.059394" calcext:value-type="float">
            <text:p>0.059394</text:p>
          </table:table-cell>
          <table:table-cell table:formula="of:=[Datos_MoCap.D158]" office:value-type="float" office:value="0.008415" calcext:value-type="float">
            <text:p>0.008415</text:p>
          </table:table-cell>
          <table:table-cell table:formula="of:=[Datos_MoCap.F158]" office:value-type="float" office:value="-0.020626" calcext:value-type="float">
            <text:p>-0.020626</text:p>
          </table:table-cell>
          <table:table-cell table:formula="of:=[Datos_MoCap.E158]" office:value-type="float" office:value="0.074454" calcext:value-type="float">
            <text:p>0.074454</text:p>
          </table:table-cell>
          <table:table-cell/>
          <table:table-cell table:formula="of:=(#REF!158^2)*(0.178)+(#REF!158)*(0.352)-0.013" office:value-type="string" office:string-value="" calcext:value-type="error">
            <text:p>#NAME?</text:p>
          </table:table-cell>
          <table:table-cell table:formula="of:=([.J158]^2)*(-0.89)+([.J158])*(-0.633)-0.245" office:value-type="float" office:value="-0.28573600804004" calcext:value-type="float">
            <text:p>-0.285736008</text:p>
          </table:table-cell>
          <table:table-cell table:formula="of:=([.I158]^2)*(-0.189)+([.I158])*(0.905)-0.392" office:value-type="float" office:value="0.508380191377964" calcext:value-type="float">
            <text:p>0.5083801914</text:p>
          </table:table-cell>
          <table:table-cell table:number-columns-repeated="1007"/>
        </table:table-row>
        <table:table-row table:style-name="ro1">
          <table:table-cell table:formula="of:=[Datos_Nao.A159]" office:value-type="float" office:value="-0.0325854830443859" calcext:value-type="float">
            <text:p>-0.032585483</text:p>
          </table:table-cell>
          <table:table-cell table:formula="of:=[Datos_Nao.B159]" office:value-type="float" office:value="0.0116793625056744" calcext:value-type="float">
            <text:p>0.0116793625</text:p>
          </table:table-cell>
          <table:table-cell table:formula="of:=[Datos_Nao.C159]" office:value-type="float" office:value="0.330854296684265" calcext:value-type="float">
            <text:p>0.3308542967</text:p>
          </table:table-cell>
          <table:table-cell table:formula="of:=[Datos_Nao.D159]" office:value-type="float" office:value="-0.00722261378541589" calcext:value-type="float">
            <text:p>-0.0072226138</text:p>
          </table:table-cell>
          <table:table-cell table:formula="of:=[Datos_Nao.E159]" office:value-type="float" office:value="-0.082457035779953" calcext:value-type="float">
            <text:p>-0.0824570358</text:p>
          </table:table-cell>
          <table:table-cell table:formula="of:=[Datos_Nao.F159]" office:value-type="float" office:value="0.0139066688716412" calcext:value-type="float">
            <text:p>0.0139066689</text:p>
          </table:table-cell>
          <table:table-cell/>
          <table:table-cell table:formula="of:=[Datos_MoCap.A159]" office:value-type="float" office:value="0.04625" calcext:value-type="float">
            <text:p>0.04625</text:p>
          </table:table-cell>
          <table:table-cell table:formula="of:=[Datos_MoCap.B159]" office:value-type="float" office:value="1.410237" calcext:value-type="float">
            <text:p>1.410237</text:p>
          </table:table-cell>
          <table:table-cell table:formula="of:=[Datos_MoCap.C159]" office:value-type="float" office:value="0.059391" calcext:value-type="float">
            <text:p>0.059391</text:p>
          </table:table-cell>
          <table:table-cell table:formula="of:=[Datos_MoCap.D159]" office:value-type="float" office:value="0.008465" calcext:value-type="float">
            <text:p>0.008465</text:p>
          </table:table-cell>
          <table:table-cell table:formula="of:=[Datos_MoCap.F159]" office:value-type="float" office:value="-0.02063" calcext:value-type="float">
            <text:p>-0.02063</text:p>
          </table:table-cell>
          <table:table-cell table:formula="of:=[Datos_MoCap.E159]" office:value-type="float" office:value="0.074665" calcext:value-type="float">
            <text:p>0.074665</text:p>
          </table:table-cell>
          <table:table-cell/>
          <table:table-cell table:formula="of:=(#REF!159^2)*(0.178)+(#REF!159)*(0.352)-0.013" office:value-type="string" office:string-value="" calcext:value-type="error">
            <text:p>#NAME?</text:p>
          </table:table-cell>
          <table:table-cell table:formula="of:=([.J159]^2)*(-0.89)+([.J159])*(-0.633)-0.245" office:value-type="float" office:value="-0.28573379188409" calcext:value-type="float">
            <text:p>-0.2857337919</text:p>
          </table:table-cell>
          <table:table-cell table:formula="of:=([.I159]^2)*(-0.189)+([.I159])*(0.905)-0.392" office:value-type="float" office:value="0.508387258124059" calcext:value-type="float">
            <text:p>0.5083872581</text:p>
          </table:table-cell>
          <table:table-cell table:number-columns-repeated="1007"/>
        </table:table-row>
        <table:table-row table:style-name="ro1">
          <table:table-cell table:formula="of:=[Datos_Nao.A160]" office:value-type="float" office:value="-0.0325563661754131" calcext:value-type="float">
            <text:p>-0.0325563662</text:p>
          </table:table-cell>
          <table:table-cell table:formula="of:=[Datos_Nao.B160]" office:value-type="float" office:value="0.0128312557935715" calcext:value-type="float">
            <text:p>0.0128312558</text:p>
          </table:table-cell>
          <table:table-cell table:formula="of:=[Datos_Nao.C160]" office:value-type="float" office:value="0.330817490816116" calcext:value-type="float">
            <text:p>0.3308174908</text:p>
          </table:table-cell>
          <table:table-cell table:formula="of:=[Datos_Nao.D160]" office:value-type="float" office:value="-0.00503798434510827" calcext:value-type="float">
            <text:p>-0.0050379843</text:p>
          </table:table-cell>
          <table:table-cell table:formula="of:=[Datos_Nao.E160]" office:value-type="float" office:value="-0.0828483924269676" calcext:value-type="float">
            <text:p>-0.0828483924</text:p>
          </table:table-cell>
          <table:table-cell table:formula="of:=[Datos_Nao.F160]" office:value-type="float" office:value="0.015865933150053" calcext:value-type="float">
            <text:p>0.0158659332</text:p>
          </table:table-cell>
          <table:table-cell/>
          <table:table-cell table:formula="of:=[Datos_MoCap.A160]" office:value-type="float" office:value="0.04612" calcext:value-type="float">
            <text:p>0.04612</text:p>
          </table:table-cell>
          <table:table-cell table:formula="of:=[Datos_MoCap.B160]" office:value-type="float" office:value="1.410255" calcext:value-type="float">
            <text:p>1.410255</text:p>
          </table:table-cell>
          <table:table-cell table:formula="of:=[Datos_MoCap.C160]" office:value-type="float" office:value="0.059388" calcext:value-type="float">
            <text:p>0.059388</text:p>
          </table:table-cell>
          <table:table-cell table:formula="of:=[Datos_MoCap.D160]" office:value-type="float" office:value="0.008561" calcext:value-type="float">
            <text:p>0.008561</text:p>
          </table:table-cell>
          <table:table-cell table:formula="of:=[Datos_MoCap.F160]" office:value-type="float" office:value="-0.020632" calcext:value-type="float">
            <text:p>-0.020632</text:p>
          </table:table-cell>
          <table:table-cell table:formula="of:=[Datos_MoCap.E160]" office:value-type="float" office:value="0.074921" calcext:value-type="float">
            <text:p>0.074921</text:p>
          </table:table-cell>
          <table:table-cell/>
          <table:table-cell table:formula="of:=(#REF!160^2)*(0.178)+(#REF!160)*(0.352)-0.013" office:value-type="string" office:string-value="" calcext:value-type="error">
            <text:p>#NAME?</text:p>
          </table:table-cell>
          <table:table-cell table:formula="of:=([.J160]^2)*(-0.89)+([.J160])*(-0.633)-0.245" office:value-type="float" office:value="-0.28573157574416" calcext:value-type="float">
            <text:p>-0.2857315757</text:p>
          </table:table-cell>
          <table:table-cell table:formula="of:=([.I160]^2)*(-0.189)+([.I160])*(0.905)-0.392" office:value-type="float" office:value="0.508393952810275" calcext:value-type="float">
            <text:p>0.5083939528</text:p>
          </table:table-cell>
          <table:table-cell table:number-columns-repeated="1007"/>
        </table:table-row>
        <table:table-row table:style-name="ro1">
          <table:table-cell table:formula="of:=[Datos_Nao.A161]" office:value-type="float" office:value="-0.0325208082795143" calcext:value-type="float">
            <text:p>-0.0325208083</text:p>
          </table:table-cell>
          <table:table-cell table:formula="of:=[Datos_Nao.B161]" office:value-type="float" office:value="0.013958347029984" calcext:value-type="float">
            <text:p>0.013958347</text:p>
          </table:table-cell>
          <table:table-cell table:formula="of:=[Datos_Nao.C161]" office:value-type="float" office:value="0.330772250890732" calcext:value-type="float">
            <text:p>0.3307722509</text:p>
          </table:table-cell>
          <table:table-cell table:formula="of:=[Datos_Nao.D161]" office:value-type="float" office:value="-0.00289985886774957" calcext:value-type="float">
            <text:p>-0.0028998589</text:p>
          </table:table-cell>
          <table:table-cell table:formula="of:=[Datos_Nao.E161]" office:value-type="float" office:value="-0.0832014232873917" calcext:value-type="float">
            <text:p>-0.0832014233</text:p>
          </table:table-cell>
          <table:table-cell table:formula="of:=[Datos_Nao.F161]" office:value-type="float" office:value="0.0177930295467377" calcext:value-type="float">
            <text:p>0.0177930295</text:p>
          </table:table-cell>
          <table:table-cell/>
          <table:table-cell table:formula="of:=[Datos_MoCap.A161]" office:value-type="float" office:value="0.045965" calcext:value-type="float">
            <text:p>0.045965</text:p>
          </table:table-cell>
          <table:table-cell table:formula="of:=[Datos_MoCap.B161]" office:value-type="float" office:value="1.410243" calcext:value-type="float">
            <text:p>1.410243</text:p>
          </table:table-cell>
          <table:table-cell table:formula="of:=[Datos_MoCap.C161]" office:value-type="float" office:value="0.059367" calcext:value-type="float">
            <text:p>0.059367</text:p>
          </table:table-cell>
          <table:table-cell table:formula="of:=[Datos_MoCap.D161]" office:value-type="float" office:value="0.008572" calcext:value-type="float">
            <text:p>0.008572</text:p>
          </table:table-cell>
          <table:table-cell table:formula="of:=[Datos_MoCap.F161]" office:value-type="float" office:value="-0.02062" calcext:value-type="float">
            <text:p>-0.02062</text:p>
          </table:table-cell>
          <table:table-cell table:formula="of:=[Datos_MoCap.E161]" office:value-type="float" office:value="0.075207" calcext:value-type="float">
            <text:p>0.075207</text:p>
          </table:table-cell>
          <table:table-cell/>
          <table:table-cell table:formula="of:=(#REF!161^2)*(0.178)+(#REF!161)*(0.352)-0.013" office:value-type="string" office:string-value="" calcext:value-type="error">
            <text:p>#NAME?</text:p>
          </table:table-cell>
          <table:table-cell table:formula="of:=([.J161]^2)*(-0.89)+([.J161])*(-0.633)-0.245" office:value-type="float" office:value="-0.28571606321321" calcext:value-type="float">
            <text:p>-0.2857160632</text:p>
          </table:table-cell>
          <table:table-cell table:formula="of:=([.I161]^2)*(-0.189)+([.I161])*(0.905)-0.392" office:value-type="float" office:value="0.508389489699739" calcext:value-type="float">
            <text:p>0.5083894897</text:p>
          </table:table-cell>
          <table:table-cell table:number-columns-repeated="1007"/>
        </table:table-row>
        <table:table-row table:style-name="ro1">
          <table:table-cell table:formula="of:=[Datos_Nao.A162]" office:value-type="float" office:value="-0.032478678971529" calcext:value-type="float">
            <text:p>-0.032478679</text:p>
          </table:table-cell>
          <table:table-cell table:formula="of:=[Datos_Nao.B162]" office:value-type="float" office:value="0.0150592401623726" calcext:value-type="float">
            <text:p>0.0150592402</text:p>
          </table:table-cell>
          <table:table-cell table:formula="of:=[Datos_Nao.C162]" office:value-type="float" office:value="0.330719262361526" calcext:value-type="float">
            <text:p>0.3307192624</text:p>
          </table:table-cell>
          <table:table-cell table:formula="of:=[Datos_Nao.D162]" office:value-type="float" office:value="-0.000810492318123579" calcext:value-type="float">
            <text:p>-0.0008104923</text:p>
          </table:table-cell>
          <table:table-cell table:formula="of:=[Datos_Nao.E162]" office:value-type="float" office:value="-0.0835153162479401" calcext:value-type="float">
            <text:p>-0.0835153162</text:p>
          </table:table-cell>
          <table:table-cell table:formula="of:=[Datos_Nao.F162]" office:value-type="float" office:value="0.0196847375482321" calcext:value-type="float">
            <text:p>0.0196847375</text:p>
          </table:table-cell>
          <table:table-cell/>
          <table:table-cell table:formula="of:=[Datos_MoCap.A162]" office:value-type="float" office:value="0.045842" calcext:value-type="float">
            <text:p>0.045842</text:p>
          </table:table-cell>
          <table:table-cell table:formula="of:=[Datos_MoCap.B162]" office:value-type="float" office:value="1.410267" calcext:value-type="float">
            <text:p>1.410267</text:p>
          </table:table-cell>
          <table:table-cell table:formula="of:=[Datos_MoCap.C162]" office:value-type="float" office:value="0.059355" calcext:value-type="float">
            <text:p>0.059355</text:p>
          </table:table-cell>
          <table:table-cell table:formula="of:=[Datos_MoCap.D162]" office:value-type="float" office:value="0.008671" calcext:value-type="float">
            <text:p>0.008671</text:p>
          </table:table-cell>
          <table:table-cell table:formula="of:=[Datos_MoCap.F162]" office:value-type="float" office:value="-0.020711" calcext:value-type="float">
            <text:p>-0.020711</text:p>
          </table:table-cell>
          <table:table-cell table:formula="of:=[Datos_MoCap.E162]" office:value-type="float" office:value="0.075434" calcext:value-type="float">
            <text:p>0.075434</text:p>
          </table:table-cell>
          <table:table-cell/>
          <table:table-cell table:formula="of:=(#REF!162^2)*(0.178)+(#REF!162)*(0.352)-0.013" office:value-type="string" office:string-value="" calcext:value-type="error">
            <text:p>#NAME?</text:p>
          </table:table-cell>
          <table:table-cell table:formula="of:=([.J162]^2)*(-0.89)+([.J162])*(-0.633)-0.245" office:value-type="float" office:value="-0.28570719926225" calcext:value-type="float">
            <text:p>-0.2857071993</text:p>
          </table:table-cell>
          <table:table-cell table:formula="of:=([.I162]^2)*(-0.189)+([.I162])*(0.905)-0.392" office:value-type="float" office:value="0.508398415866379" calcext:value-type="float">
            <text:p>0.5083984159</text:p>
          </table:table-cell>
          <table:table-cell table:number-columns-repeated="1007"/>
        </table:table-row>
        <table:table-row table:style-name="ro1">
          <table:table-cell table:formula="of:=[Datos_Nao.A163]" office:value-type="float" office:value="-0.0324297919869423" calcext:value-type="float">
            <text:p>-0.032429792</text:p>
          </table:table-cell>
          <table:table-cell table:formula="of:=[Datos_Nao.B163]" office:value-type="float" office:value="0.016132578253746" calcext:value-type="float">
            <text:p>0.0161325783</text:p>
          </table:table-cell>
          <table:table-cell table:formula="of:=[Datos_Nao.C163]" office:value-type="float" office:value="0.330659180879593" calcext:value-type="float">
            <text:p>0.3306591809</text:p>
          </table:table-cell>
          <table:table-cell table:formula="of:=[Datos_Nao.D163]" office:value-type="float" office:value="0.0012279519578442" calcext:value-type="float">
            <text:p>0.001227952</text:p>
          </table:table-cell>
          <table:table-cell table:formula="of:=[Datos_Nao.E163]" office:value-type="float" office:value="-0.0837893486022949" calcext:value-type="float">
            <text:p>-0.0837893486</text:p>
          </table:table-cell>
          <table:table-cell table:formula="of:=[Datos_Nao.F163]" office:value-type="float" office:value="0.0215375982224941" calcext:value-type="float">
            <text:p>0.0215375982</text:p>
          </table:table-cell>
          <table:table-cell/>
          <table:table-cell table:formula="of:=[Datos_MoCap.A163]" office:value-type="float" office:value="0.04574" calcext:value-type="float">
            <text:p>0.04574</text:p>
          </table:table-cell>
          <table:table-cell table:formula="of:=[Datos_MoCap.B163]" office:value-type="float" office:value="1.41031" calcext:value-type="float">
            <text:p>1.41031</text:p>
          </table:table-cell>
          <table:table-cell table:formula="of:=[Datos_MoCap.C163]" office:value-type="float" office:value="0.05933" calcext:value-type="float">
            <text:p>0.05933</text:p>
          </table:table-cell>
          <table:table-cell table:formula="of:=[Datos_MoCap.D163]" office:value-type="float" office:value="0.008773" calcext:value-type="float">
            <text:p>0.008773</text:p>
          </table:table-cell>
          <table:table-cell table:formula="of:=[Datos_MoCap.F163]" office:value-type="float" office:value="-0.020805" calcext:value-type="float">
            <text:p>-0.020805</text:p>
          </table:table-cell>
          <table:table-cell table:formula="of:=[Datos_MoCap.E163]" office:value-type="float" office:value="0.075614" calcext:value-type="float">
            <text:p>0.075614</text:p>
          </table:table-cell>
          <table:table-cell/>
          <table:table-cell table:formula="of:=(#REF!163^2)*(0.178)+(#REF!163)*(0.352)-0.013" office:value-type="string" office:string-value="" calcext:value-type="error">
            <text:p>#NAME?</text:p>
          </table:table-cell>
          <table:table-cell table:formula="of:=([.J163]^2)*(-0.89)+([.J163])*(-0.633)-0.245" office:value-type="float" office:value="-0.285688733521" calcext:value-type="float">
            <text:p>-0.2856887335</text:p>
          </table:table-cell>
          <table:table-cell table:formula="of:=([.I163]^2)*(-0.189)+([.I163])*(0.905)-0.392" office:value-type="float" office:value="0.5084144080371" calcext:value-type="float">
            <text:p>0.508414408</text:p>
          </table:table-cell>
          <table:table-cell table:number-columns-repeated="1007"/>
        </table:table-row>
        <table:table-row table:style-name="ro1">
          <table:table-cell table:formula="of:=[Datos_Nao.A164]" office:value-type="float" office:value="-0.0323435552418232" calcext:value-type="float">
            <text:p>-0.0323435552</text:p>
          </table:table-cell>
          <table:table-cell table:formula="of:=[Datos_Nao.B164]" office:value-type="float" office:value="0.0176878869533539" calcext:value-type="float">
            <text:p>0.017687887</text:p>
          </table:table-cell>
          <table:table-cell table:formula="of:=[Datos_Nao.C164]" office:value-type="float" office:value="0.330557197332382" calcext:value-type="float">
            <text:p>0.3305571973</text:p>
          </table:table-cell>
          <table:table-cell table:formula="of:=[Datos_Nao.D164]" office:value-type="float" office:value="0.00418534362688661" calcext:value-type="float">
            <text:p>0.0041853436</text:p>
          </table:table-cell>
          <table:table-cell table:formula="of:=[Datos_Nao.E164]" office:value-type="float" office:value="-0.0841242149472237" calcext:value-type="float">
            <text:p>-0.0841242149</text:p>
          </table:table-cell>
          <table:table-cell table:formula="of:=[Datos_Nao.F164]" office:value-type="float" office:value="0.0242374110966921" calcext:value-type="float">
            <text:p>0.0242374111</text:p>
          </table:table-cell>
          <table:table-cell/>
          <table:table-cell table:formula="of:=[Datos_MoCap.A164]" office:value-type="float" office:value="0.045629" calcext:value-type="float">
            <text:p>0.045629</text:p>
          </table:table-cell>
          <table:table-cell table:formula="of:=[Datos_MoCap.B164]" office:value-type="float" office:value="1.41035" calcext:value-type="float">
            <text:p>1.41035</text:p>
          </table:table-cell>
          <table:table-cell table:formula="of:=[Datos_MoCap.C164]" office:value-type="float" office:value="0.059314" calcext:value-type="float">
            <text:p>0.059314</text:p>
          </table:table-cell>
          <table:table-cell table:formula="of:=[Datos_MoCap.D164]" office:value-type="float" office:value="0.00891" calcext:value-type="float">
            <text:p>0.00891</text:p>
          </table:table-cell>
          <table:table-cell table:formula="of:=[Datos_MoCap.F164]" office:value-type="float" office:value="-0.020904" calcext:value-type="float">
            <text:p>-0.020904</text:p>
          </table:table-cell>
          <table:table-cell table:formula="of:=[Datos_MoCap.E164]" office:value-type="float" office:value="0.075813" calcext:value-type="float">
            <text:p>0.075813</text:p>
          </table:table-cell>
          <table:table-cell/>
          <table:table-cell table:formula="of:=(#REF!164^2)*(0.178)+(#REF!164)*(0.352)-0.013" office:value-type="string" office:string-value="" calcext:value-type="error">
            <text:p>#NAME?</text:p>
          </table:table-cell>
          <table:table-cell table:formula="of:=([.J164]^2)*(-0.89)+([.J164])*(-0.633)-0.245" office:value-type="float" office:value="-0.28567691603044" calcext:value-type="float">
            <text:p>-0.285676916</text:p>
          </table:table-cell>
          <table:table-cell table:formula="of:=([.I164]^2)*(-0.189)+([.I164])*(0.905)-0.392" office:value-type="float" office:value="0.5084292838475" calcext:value-type="float">
            <text:p>0.5084292838</text:p>
          </table:table-cell>
          <table:table-cell table:number-columns-repeated="1007"/>
        </table:table-row>
        <table:table-row table:style-name="ro1">
          <table:table-cell table:formula="of:=[Datos_Nao.A165]" office:value-type="float" office:value="-0.0322772413492203" calcext:value-type="float">
            <text:p>-0.0322772413</text:p>
          </table:table-cell>
          <table:table-cell table:formula="of:=[Datos_Nao.B165]" office:value-type="float" office:value="0.0186863485723734" calcext:value-type="float">
            <text:p>0.0186863486</text:p>
          </table:table-cell>
          <table:table-cell table:formula="of:=[Datos_Nao.C165]" office:value-type="float" office:value="0.330482453107834" calcext:value-type="float">
            <text:p>0.3304824531</text:p>
          </table:table-cell>
          <table:table-cell table:formula="of:=[Datos_Nao.D165]" office:value-type="float" office:value="0.00608694925904274" calcext:value-type="float">
            <text:p>0.0060869493</text:p>
          </table:table-cell>
          <table:table-cell table:formula="of:=[Datos_Nao.E165]" office:value-type="float" office:value="-0.0842957571148873" calcext:value-type="float">
            <text:p>-0.0842957571</text:p>
          </table:table-cell>
          <table:table-cell table:formula="of:=[Datos_Nao.F165]" office:value-type="float" office:value="0.025979133322835" calcext:value-type="float">
            <text:p>0.0259791333</text:p>
          </table:table-cell>
          <table:table-cell/>
          <table:table-cell table:formula="of:=[Datos_MoCap.A165]" office:value-type="float" office:value="0.045529" calcext:value-type="float">
            <text:p>0.045529</text:p>
          </table:table-cell>
          <table:table-cell table:formula="of:=[Datos_MoCap.B165]" office:value-type="float" office:value="1.410385" calcext:value-type="float">
            <text:p>1.410385</text:p>
          </table:table-cell>
          <table:table-cell table:formula="of:=[Datos_MoCap.C165]" office:value-type="float" office:value="0.059284" calcext:value-type="float">
            <text:p>0.059284</text:p>
          </table:table-cell>
          <table:table-cell table:formula="of:=[Datos_MoCap.D165]" office:value-type="float" office:value="0.009073" calcext:value-type="float">
            <text:p>0.009073</text:p>
          </table:table-cell>
          <table:table-cell table:formula="of:=[Datos_MoCap.F165]" office:value-type="float" office:value="-0.021025" calcext:value-type="float">
            <text:p>-0.021025</text:p>
          </table:table-cell>
          <table:table-cell table:formula="of:=[Datos_MoCap.E165]" office:value-type="float" office:value="0.075954" calcext:value-type="float">
            <text:p>0.075954</text:p>
          </table:table-cell>
          <table:table-cell/>
          <table:table-cell table:formula="of:=(#REF!165^2)*(0.178)+(#REF!165)*(0.352)-0.013" office:value-type="string" office:string-value="" calcext:value-type="error">
            <text:p>#NAME?</text:p>
          </table:table-cell>
          <table:table-cell table:formula="of:=([.J165]^2)*(-0.89)+([.J165])*(-0.633)-0.245" office:value-type="float" office:value="-0.28565475946384" calcext:value-type="float">
            <text:p>-0.2856547595</text:p>
          </table:table-cell>
          <table:table-cell table:formula="of:=([.I165]^2)*(-0.189)+([.I165])*(0.905)-0.392" office:value-type="float" office:value="0.508442299685475" calcext:value-type="float">
            <text:p>0.5084422997</text:p>
          </table:table-cell>
          <table:table-cell table:number-columns-repeated="1007"/>
        </table:table-row>
        <table:table-row table:style-name="ro1">
          <table:table-cell table:formula="of:=[Datos_Nao.A166]" office:value-type="float" office:value="-0.0322037190198898" calcext:value-type="float">
            <text:p>-0.032203719</text:p>
          </table:table-cell>
          <table:table-cell table:formula="of:=[Datos_Nao.B166]" office:value-type="float" office:value="0.0196525286883116" calcext:value-type="float">
            <text:p>0.0196525287</text:p>
          </table:table-cell>
          <table:table-cell table:formula="of:=[Datos_Nao.C166]" office:value-type="float" office:value="0.330403119325638" calcext:value-type="float">
            <text:p>0.3304031193</text:p>
          </table:table-cell>
          <table:table-cell table:formula="of:=[Datos_Nao.D166]" office:value-type="float" office:value="0.00793004781007767" calcext:value-type="float">
            <text:p>0.0079300478</text:p>
          </table:table-cell>
          <table:table-cell table:formula="of:=[Datos_Nao.E166]" office:value-type="float" office:value="-0.0844252482056618" calcext:value-type="float">
            <text:p>-0.0844252482</text:p>
          </table:table-cell>
          <table:table-cell table:formula="of:=[Datos_Nao.F166]" office:value-type="float" office:value="0.0276707578450441" calcext:value-type="float">
            <text:p>0.0276707578</text:p>
          </table:table-cell>
          <table:table-cell/>
          <table:table-cell table:formula="of:=[Datos_MoCap.A166]" office:value-type="float" office:value="0.045457" calcext:value-type="float">
            <text:p>0.045457</text:p>
          </table:table-cell>
          <table:table-cell table:formula="of:=[Datos_MoCap.B166]" office:value-type="float" office:value="1.410414" calcext:value-type="float">
            <text:p>1.410414</text:p>
          </table:table-cell>
          <table:table-cell table:formula="of:=[Datos_MoCap.C166]" office:value-type="float" office:value="0.059245" calcext:value-type="float">
            <text:p>0.059245</text:p>
          </table:table-cell>
          <table:table-cell table:formula="of:=[Datos_MoCap.D166]" office:value-type="float" office:value="0.009121" calcext:value-type="float">
            <text:p>0.009121</text:p>
          </table:table-cell>
          <table:table-cell table:formula="of:=[Datos_MoCap.F166]" office:value-type="float" office:value="-0.021142" calcext:value-type="float">
            <text:p>-0.021142</text:p>
          </table:table-cell>
          <table:table-cell table:formula="of:=[Datos_MoCap.E166]" office:value-type="float" office:value="0.076026" calcext:value-type="float">
            <text:p>0.076026</text:p>
          </table:table-cell>
          <table:table-cell/>
          <table:table-cell table:formula="of:=(#REF!166^2)*(0.178)+(#REF!166)*(0.352)-0.013" office:value-type="string" office:string-value="" calcext:value-type="error">
            <text:p>#NAME?</text:p>
          </table:table-cell>
          <table:table-cell table:formula="of:=([.J166]^2)*(-0.89)+([.J166])*(-0.633)-0.245" office:value-type="float" office:value="-0.28562595832225" calcext:value-type="float">
            <text:p>-0.2856259583</text:p>
          </table:table-cell>
          <table:table-cell table:formula="of:=([.I166]^2)*(-0.189)+([.I166])*(0.905)-0.392" office:value-type="float" office:value="0.508453083886156" calcext:value-type="float">
            <text:p>0.5084530839</text:p>
          </table:table-cell>
          <table:table-cell table:number-columns-repeated="1007"/>
        </table:table-row>
        <table:table-row table:style-name="ro1">
          <table:table-cell table:formula="of:=[Datos_Nao.A167]" office:value-type="float" office:value="-0.0321641862392426" calcext:value-type="float">
            <text:p>-0.0321641862</text:p>
          </table:table-cell>
          <table:table-cell table:formula="of:=[Datos_Nao.B167]" office:value-type="float" office:value="0.0201230961829424" calcext:value-type="float">
            <text:p>0.0201230962</text:p>
          </table:table-cell>
          <table:table-cell table:formula="of:=[Datos_Nao.C167]" office:value-type="float" office:value="0.330361932516098" calcext:value-type="float">
            <text:p>0.3303619325</text:p>
          </table:table-cell>
          <table:table-cell table:formula="of:=[Datos_Nao.D167]" office:value-type="float" office:value="0.00882897712290287" calcext:value-type="float">
            <text:p>0.0088289771</text:p>
          </table:table-cell>
          <table:table-cell table:formula="of:=[Datos_Nao.E167]" office:value-type="float" office:value="-0.0844740346074104" calcext:value-type="float">
            <text:p>-0.0844740346</text:p>
          </table:table-cell>
          <table:table-cell table:formula="of:=[Datos_Nao.F167]" office:value-type="float" office:value="0.0284966249018908" calcext:value-type="float">
            <text:p>0.0284966249</text:p>
          </table:table-cell>
          <table:table-cell/>
          <table:table-cell table:formula="of:=[Datos_MoCap.A167]" office:value-type="float" office:value="0.045388" calcext:value-type="float">
            <text:p>0.045388</text:p>
          </table:table-cell>
          <table:table-cell table:formula="of:=[Datos_MoCap.B167]" office:value-type="float" office:value="1.410462" calcext:value-type="float">
            <text:p>1.410462</text:p>
          </table:table-cell>
          <table:table-cell table:formula="of:=[Datos_MoCap.C167]" office:value-type="float" office:value="0.059218" calcext:value-type="float">
            <text:p>0.059218</text:p>
          </table:table-cell>
          <table:table-cell table:formula="of:=[Datos_MoCap.D167]" office:value-type="float" office:value="0.009219" calcext:value-type="float">
            <text:p>0.009219</text:p>
          </table:table-cell>
          <table:table-cell table:formula="of:=[Datos_MoCap.F167]" office:value-type="float" office:value="-0.021288" calcext:value-type="float">
            <text:p>-0.021288</text:p>
          </table:table-cell>
          <table:table-cell table:formula="of:=[Datos_MoCap.E167]" office:value-type="float" office:value="0.076083" calcext:value-type="float">
            <text:p>0.076083</text:p>
          </table:table-cell>
          <table:table-cell/>
          <table:table-cell table:formula="of:=(#REF!167^2)*(0.178)+(#REF!167)*(0.352)-0.013" office:value-type="string" office:string-value="" calcext:value-type="error">
            <text:p>#NAME?</text:p>
          </table:table-cell>
          <table:table-cell table:formula="of:=([.J167]^2)*(-0.89)+([.J167])*(-0.633)-0.245" office:value-type="float" office:value="-0.28560602065636" calcext:value-type="float">
            <text:p>-0.2856060207</text:p>
          </table:table-cell>
          <table:table-cell table:formula="of:=([.I167]^2)*(-0.189)+([.I167])*(0.905)-0.392" office:value-type="float" office:value="0.508470932899084" calcext:value-type="float">
            <text:p>0.5084709329</text:p>
          </table:table-cell>
          <table:table-cell table:number-columns-repeated="1007"/>
        </table:table-row>
        <table:table-row table:style-name="ro1">
          <table:table-cell table:formula="of:=[Datos_Nao.A168]" office:value-type="float" office:value="-0.0321228168904781" calcext:value-type="float">
            <text:p>-0.0321228169</text:p>
          </table:table-cell>
          <table:table-cell table:formula="of:=[Datos_Nao.B168]" office:value-type="float" office:value="0.0205850638449192" calcext:value-type="float">
            <text:p>0.0205850638</text:p>
          </table:table-cell>
          <table:table-cell table:formula="of:=[Datos_Nao.C168]" office:value-type="float" office:value="0.330319941043854" calcext:value-type="float">
            <text:p>0.330319941</text:p>
          </table:table-cell>
          <table:table-cell table:formula="of:=[Datos_Nao.D168]" office:value-type="float" office:value="0.00971249118447304" calcext:value-type="float">
            <text:p>0.0097124912</text:p>
          </table:table-cell>
          <table:table-cell table:formula="of:=[Datos_Nao.E168]" office:value-type="float" office:value="-0.0845121294260025" calcext:value-type="float">
            <text:p>-0.0845121294</text:p>
          </table:table-cell>
          <table:table-cell table:formula="of:=[Datos_Nao.F168]" office:value-type="float" office:value="0.0293088350445032" calcext:value-type="float">
            <text:p>0.029308835</text:p>
          </table:table-cell>
          <table:table-cell/>
          <table:table-cell table:formula="of:=[Datos_MoCap.A168]" office:value-type="float" office:value="0.045345" calcext:value-type="float">
            <text:p>0.045345</text:p>
          </table:table-cell>
          <table:table-cell table:formula="of:=[Datos_MoCap.B168]" office:value-type="float" office:value="1.410486" calcext:value-type="float">
            <text:p>1.410486</text:p>
          </table:table-cell>
          <table:table-cell table:formula="of:=[Datos_MoCap.C168]" office:value-type="float" office:value="0.05916" calcext:value-type="float">
            <text:p>0.05916</text:p>
          </table:table-cell>
          <table:table-cell table:formula="of:=[Datos_MoCap.D168]" office:value-type="float" office:value="0.009192" calcext:value-type="float">
            <text:p>0.009192</text:p>
          </table:table-cell>
          <table:table-cell table:formula="of:=[Datos_MoCap.F168]" office:value-type="float" office:value="-0.021427" calcext:value-type="float">
            <text:p>-0.021427</text:p>
          </table:table-cell>
          <table:table-cell table:formula="of:=[Datos_MoCap.E168]" office:value-type="float" office:value="0.075969" calcext:value-type="float">
            <text:p>0.075969</text:p>
          </table:table-cell>
          <table:table-cell/>
          <table:table-cell table:formula="of:=(#REF!168^2)*(0.178)+(#REF!168)*(0.352)-0.013" office:value-type="string" office:string-value="" calcext:value-type="error">
            <text:p>#NAME?</text:p>
          </table:table-cell>
          <table:table-cell table:formula="of:=([.J168]^2)*(-0.89)+([.J168])*(-0.633)-0.245" office:value-type="float" office:value="-0.285563195984" calcext:value-type="float">
            <text:p>-0.285563196</text:p>
          </table:table-cell>
          <table:table-cell table:formula="of:=([.I168]^2)*(-0.189)+([.I168])*(0.905)-0.392" office:value-type="float" office:value="0.508479857078956" calcext:value-type="float">
            <text:p>0.5084798571</text:p>
          </table:table-cell>
          <table:table-cell table:number-columns-repeated="1007"/>
        </table:table-row>
        <table:table-row table:style-name="ro1">
          <table:table-cell table:formula="of:=[Datos_Nao.A169]" office:value-type="float" office:value="-0.0320345237851143" calcext:value-type="float">
            <text:p>-0.0320345238</text:p>
          </table:table-cell>
          <table:table-cell table:formula="of:=[Datos_Nao.B169]" office:value-type="float" office:value="0.0214825682342052" calcext:value-type="float">
            <text:p>0.0214825682</text:p>
          </table:table-cell>
          <table:table-cell table:formula="of:=[Datos_Nao.C169]" office:value-type="float" office:value="0.330233812332153" calcext:value-type="float">
            <text:p>0.3302338123</text:p>
          </table:table-cell>
          <table:table-cell table:formula="of:=[Datos_Nao.D169]" office:value-type="float" office:value="0.0114321205765009" calcext:value-type="float">
            <text:p>0.0114321206</text:p>
          </table:table-cell>
          <table:table-cell table:formula="of:=[Datos_Nao.E169]" office:value-type="float" office:value="-0.0845559611916542" calcext:value-type="float">
            <text:p>-0.0845559612</text:p>
          </table:table-cell>
          <table:table-cell table:formula="of:=[Datos_Nao.F169]" office:value-type="float" office:value="0.0308900997042656" calcext:value-type="float">
            <text:p>0.0308900997</text:p>
          </table:table-cell>
          <table:table-cell/>
          <table:table-cell table:formula="of:=[Datos_MoCap.A169]" office:value-type="float" office:value="0.04533" calcext:value-type="float">
            <text:p>0.04533</text:p>
          </table:table-cell>
          <table:table-cell table:formula="of:=[Datos_MoCap.B169]" office:value-type="float" office:value="1.410527" calcext:value-type="float">
            <text:p>1.410527</text:p>
          </table:table-cell>
          <table:table-cell table:formula="of:=[Datos_MoCap.C169]" office:value-type="float" office:value="0.059093" calcext:value-type="float">
            <text:p>0.059093</text:p>
          </table:table-cell>
          <table:table-cell table:formula="of:=[Datos_MoCap.D169]" office:value-type="float" office:value="0.009161" calcext:value-type="float">
            <text:p>0.009161</text:p>
          </table:table-cell>
          <table:table-cell table:formula="of:=[Datos_MoCap.F169]" office:value-type="float" office:value="-0.021601" calcext:value-type="float">
            <text:p>-0.021601</text:p>
          </table:table-cell>
          <table:table-cell table:formula="of:=[Datos_MoCap.E169]" office:value-type="float" office:value="0.075813" calcext:value-type="float">
            <text:p>0.075813</text:p>
          </table:table-cell>
          <table:table-cell/>
          <table:table-cell table:formula="of:=(#REF!169^2)*(0.178)+(#REF!169)*(0.352)-0.013" office:value-type="string" office:string-value="" calcext:value-type="error">
            <text:p>#NAME?</text:p>
          </table:table-cell>
          <table:table-cell table:formula="of:=([.J169]^2)*(-0.89)+([.J169])*(-0.633)-0.245" office:value-type="float" office:value="-0.28551373355761" calcext:value-type="float">
            <text:p>-0.2855137336</text:p>
          </table:table-cell>
          <table:table-cell table:formula="of:=([.I169]^2)*(-0.189)+([.I169])*(0.905)-0.392" office:value-type="float" office:value="0.508495102049219" calcext:value-type="float">
            <text:p>0.508495102</text:p>
          </table:table-cell>
          <table:table-cell table:number-columns-repeated="1007"/>
        </table:table-row>
        <table:table-row table:style-name="ro1">
          <table:table-cell table:formula="of:=[Datos_Nao.A170]" office:value-type="float" office:value="-0.0319386832416058" calcext:value-type="float">
            <text:p>-0.0319386832</text:p>
          </table:table-cell>
          <table:table-cell table:formula="of:=[Datos_Nao.B170]" office:value-type="float" office:value="0.0223437752574682" calcext:value-type="float">
            <text:p>0.0223437753</text:p>
          </table:table-cell>
          <table:table-cell table:formula="of:=[Datos_Nao.C170]" office:value-type="float" office:value="0.330145508050919" calcext:value-type="float">
            <text:p>0.3301455081</text:p>
          </table:table-cell>
          <table:table-cell table:formula="of:=[Datos_Nao.D170]" office:value-type="float" office:value="0.0130868228152394" calcext:value-type="float">
            <text:p>0.0130868228</text:p>
          </table:table-cell>
          <table:table-cell table:formula="of:=[Datos_Nao.E170]" office:value-type="float" office:value="-0.0845562592148781" calcext:value-type="float">
            <text:p>-0.0845562592</text:p>
          </table:table-cell>
          <table:table-cell table:formula="of:=[Datos_Nao.F170]" office:value-type="float" office:value="0.0324114114046097" calcext:value-type="float">
            <text:p>0.0324114114</text:p>
          </table:table-cell>
          <table:table-cell/>
          <table:table-cell table:formula="of:=[Datos_MoCap.A170]" office:value-type="float" office:value="0.045334" calcext:value-type="float">
            <text:p>0.045334</text:p>
          </table:table-cell>
          <table:table-cell table:formula="of:=[Datos_MoCap.B170]" office:value-type="float" office:value="1.410557" calcext:value-type="float">
            <text:p>1.410557</text:p>
          </table:table-cell>
          <table:table-cell table:formula="of:=[Datos_MoCap.C170]" office:value-type="float" office:value="0.059027" calcext:value-type="float">
            <text:p>0.059027</text:p>
          </table:table-cell>
          <table:table-cell table:formula="of:=[Datos_MoCap.D170]" office:value-type="float" office:value="0.009136" calcext:value-type="float">
            <text:p>0.009136</text:p>
          </table:table-cell>
          <table:table-cell table:formula="of:=[Datos_MoCap.F170]" office:value-type="float" office:value="-0.021738" calcext:value-type="float">
            <text:p>-0.021738</text:p>
          </table:table-cell>
          <table:table-cell table:formula="of:=[Datos_MoCap.E170]" office:value-type="float" office:value="0.075593" calcext:value-type="float">
            <text:p>0.075593</text:p>
          </table:table-cell>
          <table:table-cell/>
          <table:table-cell table:formula="of:=(#REF!170^2)*(0.178)+(#REF!170)*(0.352)-0.013" office:value-type="string" office:string-value="" calcext:value-type="error">
            <text:p>#NAME?</text:p>
          </table:table-cell>
          <table:table-cell table:formula="of:=([.J170]^2)*(-0.89)+([.J170])*(-0.633)-0.245" office:value-type="float" office:value="-0.28546501718881" calcext:value-type="float">
            <text:p>-0.2854650172</text:p>
          </table:table-cell>
          <table:table-cell table:formula="of:=([.I170]^2)*(-0.189)+([.I170])*(0.905)-0.392" office:value-type="float" office:value="0.508506256502939" calcext:value-type="float">
            <text:p>0.5085062565</text:p>
          </table:table-cell>
          <table:table-cell table:number-columns-repeated="1007"/>
        </table:table-row>
        <table:table-row table:style-name="ro1">
          <table:table-cell table:formula="of:=[Datos_Nao.A171]" office:value-type="float" office:value="-0.0318878665566444" calcext:value-type="float">
            <text:p>-0.0318878666</text:p>
          </table:table-cell>
          <table:table-cell table:formula="of:=[Datos_Nao.B171]" office:value-type="float" office:value="0.0227603316307068" calcext:value-type="float">
            <text:p>0.0227603316</text:p>
          </table:table-cell>
          <table:table-cell table:formula="of:=[Datos_Nao.C171]" office:value-type="float" office:value="0.330100804567337" calcext:value-type="float">
            <text:p>0.3301008046</text:p>
          </table:table-cell>
          <table:table-cell table:formula="of:=[Datos_Nao.D171]" office:value-type="float" office:value="0.0138891460373998" calcext:value-type="float">
            <text:p>0.013889146</text:p>
          </table:table-cell>
          <table:table-cell table:formula="of:=[Datos_Nao.E171]" office:value-type="float" office:value="-0.0845399796962738" calcext:value-type="float">
            <text:p>-0.0845399797</text:p>
          </table:table-cell>
          <table:table-cell table:formula="of:=[Datos_Nao.F171]" office:value-type="float" office:value="0.0331485718488693" calcext:value-type="float">
            <text:p>0.0331485718</text:p>
          </table:table-cell>
          <table:table-cell/>
          <table:table-cell table:formula="of:=[Datos_MoCap.A171]" office:value-type="float" office:value="0.045356" calcext:value-type="float">
            <text:p>0.045356</text:p>
          </table:table-cell>
          <table:table-cell table:formula="of:=[Datos_MoCap.B171]" office:value-type="float" office:value="1.410574" calcext:value-type="float">
            <text:p>1.410574</text:p>
          </table:table-cell>
          <table:table-cell table:formula="of:=[Datos_MoCap.C171]" office:value-type="float" office:value="0.058972" calcext:value-type="float">
            <text:p>0.058972</text:p>
          </table:table-cell>
          <table:table-cell table:formula="of:=[Datos_MoCap.D171]" office:value-type="float" office:value="0.009096" calcext:value-type="float">
            <text:p>0.009096</text:p>
          </table:table-cell>
          <table:table-cell table:formula="of:=[Datos_MoCap.F171]" office:value-type="float" office:value="-0.021805" calcext:value-type="float">
            <text:p>-0.021805</text:p>
          </table:table-cell>
          <table:table-cell table:formula="of:=[Datos_MoCap.E171]" office:value-type="float" office:value="0.075361" calcext:value-type="float">
            <text:p>0.075361</text:p>
          </table:table-cell>
          <table:table-cell/>
          <table:table-cell table:formula="of:=(#REF!171^2)*(0.178)+(#REF!171)*(0.352)-0.013" office:value-type="string" office:string-value="" calcext:value-type="error">
            <text:p>#NAME?</text:p>
          </table:table-cell>
          <table:table-cell table:formula="of:=([.J171]^2)*(-0.89)+([.J171])*(-0.633)-0.245" office:value-type="float" office:value="-0.28542442613776" calcext:value-type="float">
            <text:p>-0.2854244261</text:p>
          </table:table-cell>
          <table:table-cell table:formula="of:=([.I171]^2)*(-0.189)+([.I171])*(0.905)-0.392" office:value-type="float" office:value="0.508512577209036" calcext:value-type="float">
            <text:p>0.5085125772</text:p>
          </table:table-cell>
          <table:table-cell table:number-columns-repeated="1007"/>
        </table:table-row>
        <table:table-row table:style-name="ro1">
          <table:table-cell table:formula="of:=[Datos_Nao.A172]" office:value-type="float" office:value="-0.0317805036902428" calcext:value-type="float">
            <text:p>-0.0317805037</text:p>
          </table:table-cell>
          <table:table-cell table:formula="of:=[Datos_Nao.B172]" office:value-type="float" office:value="0.0235645193606615" calcext:value-type="float">
            <text:p>0.0235645194</text:p>
          </table:table-cell>
          <table:table-cell table:formula="of:=[Datos_Nao.C172]" office:value-type="float" office:value="0.330010831356049" calcext:value-type="float">
            <text:p>0.3300108314</text:p>
          </table:table-cell>
          <table:table-cell table:formula="of:=[Datos_Nao.D172]" office:value-type="float" office:value="0.0154424011707306" calcext:value-type="float">
            <text:p>0.0154424012</text:p>
          </table:table-cell>
          <table:table-cell table:formula="of:=[Datos_Nao.E172]" office:value-type="float" office:value="-0.0844741761684418" calcext:value-type="float">
            <text:p>-0.0844741762</text:p>
          </table:table-cell>
          <table:table-cell table:formula="of:=[Datos_Nao.F172]" office:value-type="float" office:value="0.0345737114548683" calcext:value-type="float">
            <text:p>0.0345737115</text:p>
          </table:table-cell>
          <table:table-cell/>
          <table:table-cell table:formula="of:=[Datos_MoCap.A172]" office:value-type="float" office:value="0.045391" calcext:value-type="float">
            <text:p>0.045391</text:p>
          </table:table-cell>
          <table:table-cell table:formula="of:=[Datos_MoCap.B172]" office:value-type="float" office:value="1.410576" calcext:value-type="float">
            <text:p>1.410576</text:p>
          </table:table-cell>
          <table:table-cell table:formula="of:=[Datos_MoCap.C172]" office:value-type="float" office:value="0.058943" calcext:value-type="float">
            <text:p>0.058943</text:p>
          </table:table-cell>
          <table:table-cell table:formula="of:=[Datos_MoCap.D172]" office:value-type="float" office:value="0.009066" calcext:value-type="float">
            <text:p>0.009066</text:p>
          </table:table-cell>
          <table:table-cell table:formula="of:=[Datos_MoCap.F172]" office:value-type="float" office:value="-0.021829" calcext:value-type="float">
            <text:p>-0.021829</text:p>
          </table:table-cell>
          <table:table-cell table:formula="of:=[Datos_MoCap.E172]" office:value-type="float" office:value="0.075161" calcext:value-type="float">
            <text:p>0.075161</text:p>
          </table:table-cell>
          <table:table-cell/>
          <table:table-cell table:formula="of:=(#REF!172^2)*(0.178)+(#REF!172)*(0.352)-0.013" office:value-type="string" office:string-value="" calcext:value-type="error">
            <text:p>#NAME?</text:p>
          </table:table-cell>
          <table:table-cell table:formula="of:=([.J172]^2)*(-0.89)+([.J172])*(-0.633)-0.245" office:value-type="float" office:value="-0.28540302575161" calcext:value-type="float">
            <text:p>-0.2854030258</text:p>
          </table:table-cell>
          <table:table-cell table:formula="of:=([.I172]^2)*(-0.189)+([.I172])*(0.905)-0.392" office:value-type="float" office:value="0.508513320814336" calcext:value-type="float">
            <text:p>0.5085133208</text:p>
          </table:table-cell>
          <table:table-cell table:number-columns-repeated="1007"/>
        </table:table-row>
        <table:table-row table:style-name="ro1">
          <table:table-cell table:formula="of:=[Datos_Nao.A173]" office:value-type="float" office:value="-0.031665313988924" calcext:value-type="float">
            <text:p>-0.031665314</text:p>
          </table:table-cell>
          <table:table-cell table:formula="of:=[Datos_Nao.B173]" office:value-type="float" office:value="0.0243290551006794" calcext:value-type="float">
            <text:p>0.0243290551</text:p>
          </table:table-cell>
          <table:table-cell table:formula="of:=[Datos_Nao.C173]" office:value-type="float" office:value="0.329920738935471" calcext:value-type="float">
            <text:p>0.3299207389</text:p>
          </table:table-cell>
          <table:table-cell table:formula="of:=[Datos_Nao.D173]" office:value-type="float" office:value="0.016925347968936" calcext:value-type="float">
            <text:p>0.016925348</text:p>
          </table:table-cell>
          <table:table-cell table:formula="of:=[Datos_Nao.E173]" office:value-type="float" office:value="-0.0843638256192207" calcext:value-type="float">
            <text:p>-0.0843638256</text:p>
          </table:table-cell>
          <table:table-cell table:formula="of:=[Datos_Nao.F173]" office:value-type="float" office:value="0.0359309762716293" calcext:value-type="float">
            <text:p>0.0359309763</text:p>
          </table:table-cell>
          <table:table-cell/>
          <table:table-cell table:formula="of:=[Datos_MoCap.A173]" office:value-type="float" office:value="0.045455" calcext:value-type="float">
            <text:p>0.045455</text:p>
          </table:table-cell>
          <table:table-cell table:formula="of:=[Datos_MoCap.B173]" office:value-type="float" office:value="1.410581" calcext:value-type="float">
            <text:p>1.410581</text:p>
          </table:table-cell>
          <table:table-cell table:formula="of:=[Datos_MoCap.C173]" office:value-type="float" office:value="0.058931" calcext:value-type="float">
            <text:p>0.058931</text:p>
          </table:table-cell>
          <table:table-cell table:formula="of:=[Datos_MoCap.D173]" office:value-type="float" office:value="0.008972" calcext:value-type="float">
            <text:p>0.008972</text:p>
          </table:table-cell>
          <table:table-cell table:formula="of:=[Datos_MoCap.F173]" office:value-type="float" office:value="-0.021862" calcext:value-type="float">
            <text:p>-0.021862</text:p>
          </table:table-cell>
          <table:table-cell table:formula="of:=[Datos_MoCap.E173]" office:value-type="float" office:value="0.074979" calcext:value-type="float">
            <text:p>0.074979</text:p>
          </table:table-cell>
          <table:table-cell/>
          <table:table-cell table:formula="of:=(#REF!173^2)*(0.178)+(#REF!173)*(0.352)-0.013" office:value-type="string" office:string-value="" calcext:value-type="error">
            <text:p>#NAME?</text:p>
          </table:table-cell>
          <table:table-cell table:formula="of:=([.J173]^2)*(-0.89)+([.J173])*(-0.633)-0.245" office:value-type="float" office:value="-0.28539417085729" calcext:value-type="float">
            <text:p>-0.2853941709</text:p>
          </table:table-cell>
          <table:table-cell table:formula="of:=([.I173]^2)*(-0.189)+([.I173])*(0.905)-0.392" office:value-type="float" office:value="0.508515179820971" calcext:value-type="float">
            <text:p>0.5085151798</text:p>
          </table:table-cell>
          <table:table-cell table:number-columns-repeated="1007"/>
        </table:table-row>
        <table:table-row table:style-name="ro1">
          <table:table-cell table:formula="of:=[Datos_Nao.A174]" office:value-type="float" office:value="-0.0316047742962837" calcext:value-type="float">
            <text:p>-0.0316047743</text:p>
          </table:table-cell>
          <table:table-cell table:formula="of:=[Datos_Nao.B174]" office:value-type="float" office:value="0.0246960036456585" calcext:value-type="float">
            <text:p>0.0246960036</text:p>
          </table:table-cell>
          <table:table-cell table:formula="of:=[Datos_Nao.C174]" office:value-type="float" office:value="0.329875916242599" calcext:value-type="float">
            <text:p>0.3298759162</text:p>
          </table:table-cell>
          <table:table-cell table:formula="of:=[Datos_Nao.D174]" office:value-type="float" office:value="0.0176397878676653" calcext:value-type="float">
            <text:p>0.0176397879</text:p>
          </table:table-cell>
          <table:table-cell table:formula="of:=[Datos_Nao.E174]" office:value-type="float" office:value="-0.0842918008565903" calcext:value-type="float">
            <text:p>-0.0842918009</text:p>
          </table:table-cell>
          <table:table-cell table:formula="of:=[Datos_Nao.F174]" office:value-type="float" office:value="0.03658302500844" calcext:value-type="float">
            <text:p>0.036583025</text:p>
          </table:table-cell>
          <table:table-cell/>
          <table:table-cell table:formula="of:=[Datos_MoCap.A174]" office:value-type="float" office:value="0.045551" calcext:value-type="float">
            <text:p>0.045551</text:p>
          </table:table-cell>
          <table:table-cell table:formula="of:=[Datos_MoCap.B174]" office:value-type="float" office:value="1.410571" calcext:value-type="float">
            <text:p>1.410571</text:p>
          </table:table-cell>
          <table:table-cell table:formula="of:=[Datos_MoCap.C174]" office:value-type="float" office:value="0.058934" calcext:value-type="float">
            <text:p>0.058934</text:p>
          </table:table-cell>
          <table:table-cell table:formula="of:=[Datos_MoCap.D174]" office:value-type="float" office:value="0.008897" calcext:value-type="float">
            <text:p>0.008897</text:p>
          </table:table-cell>
          <table:table-cell table:formula="of:=[Datos_MoCap.F174]" office:value-type="float" office:value="-0.021915" calcext:value-type="float">
            <text:p>-0.021915</text:p>
          </table:table-cell>
          <table:table-cell table:formula="of:=[Datos_MoCap.E174]" office:value-type="float" office:value="0.074845" calcext:value-type="float">
            <text:p>0.074845</text:p>
          </table:table-cell>
          <table:table-cell/>
          <table:table-cell table:formula="of:=(#REF!174^2)*(0.178)+(#REF!174)*(0.352)-0.013" office:value-type="string" office:string-value="" calcext:value-type="error">
            <text:p>#NAME?</text:p>
          </table:table-cell>
          <table:table-cell table:formula="of:=([.J174]^2)*(-0.89)+([.J174])*(-0.633)-0.245" office:value-type="float" office:value="-0.28539638455684" calcext:value-type="float">
            <text:p>-0.2853963846</text:p>
          </table:table-cell>
          <table:table-cell table:formula="of:=([.I174]^2)*(-0.189)+([.I174])*(0.905)-0.392" office:value-type="float" office:value="0.508511461798251" calcext:value-type="float">
            <text:p>0.5085114618</text:p>
          </table:table-cell>
          <table:table-cell table:number-columns-repeated="1007"/>
        </table:table-row>
        <table:table-row table:style-name="ro1">
          <table:table-cell table:formula="of:=[Datos_Nao.A175]" office:value-type="float" office:value="-0.0314776748418808" calcext:value-type="float">
            <text:p>-0.0314776748</text:p>
          </table:table-cell>
          <table:table-cell table:formula="of:=[Datos_Nao.B175]" office:value-type="float" office:value="0.0253985896706581" calcext:value-type="float">
            <text:p>0.0253985897</text:p>
          </table:table-cell>
          <table:table-cell table:formula="of:=[Datos_Nao.C175]" office:value-type="float" office:value="0.329787284135818" calcext:value-type="float">
            <text:p>0.3297872841</text:p>
          </table:table-cell>
          <table:table-cell table:formula="of:=[Datos_Nao.D175]" office:value-type="float" office:value="0.0190131962299347" calcext:value-type="float">
            <text:p>0.0190131962</text:p>
          </table:table-cell>
          <table:table-cell table:formula="of:=[Datos_Nao.E175]" office:value-type="float" office:value="-0.0841138735413551" calcext:value-type="float">
            <text:p>-0.0841138735</text:p>
          </table:table-cell>
          <table:table-cell table:formula="of:=[Datos_Nao.F175]" office:value-type="float" office:value="0.0378323085606098" calcext:value-type="float">
            <text:p>0.0378323086</text:p>
          </table:table-cell>
          <table:table-cell/>
          <table:table-cell table:formula="of:=[Datos_MoCap.A175]" office:value-type="float" office:value="0.045607" calcext:value-type="float">
            <text:p>0.045607</text:p>
          </table:table-cell>
          <table:table-cell table:formula="of:=[Datos_MoCap.B175]" office:value-type="float" office:value="1.41057" calcext:value-type="float">
            <text:p>1.41057</text:p>
          </table:table-cell>
          <table:table-cell table:formula="of:=[Datos_MoCap.C175]" office:value-type="float" office:value="0.059002" calcext:value-type="float">
            <text:p>0.059002</text:p>
          </table:table-cell>
          <table:table-cell table:formula="of:=[Datos_MoCap.D175]" office:value-type="float" office:value="0.008939" calcext:value-type="float">
            <text:p>0.008939</text:p>
          </table:table-cell>
          <table:table-cell table:formula="of:=[Datos_MoCap.F175]" office:value-type="float" office:value="-0.02195" calcext:value-type="float">
            <text:p>-0.02195</text:p>
          </table:table-cell>
          <table:table-cell table:formula="of:=[Datos_MoCap.E175]" office:value-type="float" office:value="0.074847" calcext:value-type="float">
            <text:p>0.074847</text:p>
          </table:table-cell>
          <table:table-cell/>
          <table:table-cell table:formula="of:=(#REF!175^2)*(0.178)+(#REF!175)*(0.352)-0.013" office:value-type="string" office:string-value="" calcext:value-type="error">
            <text:p>#NAME?</text:p>
          </table:table-cell>
          <table:table-cell table:formula="of:=([.J175]^2)*(-0.89)+([.J175])*(-0.633)-0.245" office:value-type="float" office:value="-0.28544656604356" calcext:value-type="float">
            <text:p>-0.285446566</text:p>
          </table:table-cell>
          <table:table-cell table:formula="of:=([.I175]^2)*(-0.189)+([.I175])*(0.905)-0.392" office:value-type="float" office:value="0.5085110899939" calcext:value-type="float">
            <text:p>0.50851109</text:p>
          </table:table-cell>
          <table:table-cell table:number-columns-repeated="1007"/>
        </table:table-row>
        <table:table-row table:style-name="ro1">
          <table:table-cell table:formula="of:=[Datos_Nao.A176]" office:value-type="float" office:value="-0.0313425734639168" calcext:value-type="float">
            <text:p>-0.0313425735</text:p>
          </table:table-cell>
          <table:table-cell table:formula="of:=[Datos_Nao.B176]" office:value-type="float" office:value="0.0260581076145172" calcext:value-type="float">
            <text:p>0.0260581076</text:p>
          </table:table-cell>
          <table:table-cell table:formula="of:=[Datos_Nao.C176]" office:value-type="float" office:value="0.329700738191605" calcext:value-type="float">
            <text:p>0.3297007382</text:p>
          </table:table-cell>
          <table:table-cell table:formula="of:=[Datos_Nao.D176]" office:value-type="float" office:value="0.0203108694404364" calcext:value-type="float">
            <text:p>0.0203108694</text:p>
          </table:table-cell>
          <table:table-cell table:formula="of:=[Datos_Nao.E176]" office:value-type="float" office:value="-0.0838904231786728" calcext:value-type="float">
            <text:p>-0.0838904232</text:p>
          </table:table-cell>
          <table:table-cell table:formula="of:=[Datos_Nao.F176]" office:value-type="float" office:value="0.0390056893229485" calcext:value-type="float">
            <text:p>0.0390056893</text:p>
          </table:table-cell>
          <table:table-cell/>
          <table:table-cell table:formula="of:=[Datos_MoCap.A176]" office:value-type="float" office:value="0.045638" calcext:value-type="float">
            <text:p>0.045638</text:p>
          </table:table-cell>
          <table:table-cell table:formula="of:=[Datos_MoCap.B176]" office:value-type="float" office:value="1.410571" calcext:value-type="float">
            <text:p>1.410571</text:p>
          </table:table-cell>
          <table:table-cell table:formula="of:=[Datos_MoCap.C176]" office:value-type="float" office:value="0.05905" calcext:value-type="float">
            <text:p>0.05905</text:p>
          </table:table-cell>
          <table:table-cell table:formula="of:=[Datos_MoCap.D176]" office:value-type="float" office:value="0.008768" calcext:value-type="float">
            <text:p>0.008768</text:p>
          </table:table-cell>
          <table:table-cell table:formula="of:=[Datos_MoCap.F176]" office:value-type="float" office:value="-0.021905" calcext:value-type="float">
            <text:p>-0.021905</text:p>
          </table:table-cell>
          <table:table-cell table:formula="of:=[Datos_MoCap.E176]" office:value-type="float" office:value="0.074761" calcext:value-type="float">
            <text:p>0.074761</text:p>
          </table:table-cell>
          <table:table-cell/>
          <table:table-cell table:formula="of:=(#REF!176^2)*(0.178)+(#REF!176)*(0.352)-0.013" office:value-type="string" office:string-value="" calcext:value-type="error">
            <text:p>#NAME?</text:p>
          </table:table-cell>
          <table:table-cell table:formula="of:=([.J176]^2)*(-0.89)+([.J176])*(-0.633)-0.245" office:value-type="float" office:value="-0.285481993225" calcext:value-type="float">
            <text:p>-0.2854819932</text:p>
          </table:table-cell>
          <table:table-cell table:formula="of:=([.I176]^2)*(-0.189)+([.I176])*(0.905)-0.392" office:value-type="float" office:value="0.508511461798251" calcext:value-type="float">
            <text:p>0.5085114618</text:p>
          </table:table-cell>
          <table:table-cell table:number-columns-repeated="1007"/>
        </table:table-row>
        <table:table-row table:style-name="ro1">
          <table:table-cell table:formula="of:=[Datos_Nao.A177]" office:value-type="float" office:value="-0.0311993174254894" calcext:value-type="float">
            <text:p>-0.0311993174</text:p>
          </table:table-cell>
          <table:table-cell table:formula="of:=[Datos_Nao.B177]" office:value-type="float" office:value="0.0266733653843403" calcext:value-type="float">
            <text:p>0.0266733654</text:p>
          </table:table-cell>
          <table:table-cell table:formula="of:=[Datos_Nao.C177]" office:value-type="float" office:value="0.32961705327034" calcext:value-type="float">
            <text:p>0.3296170533</text:p>
          </table:table-cell>
          <table:table-cell table:formula="of:=[Datos_Nao.D177]" office:value-type="float" office:value="0.0215306244790554" calcext:value-type="float">
            <text:p>0.0215306245</text:p>
          </table:table-cell>
          <table:table-cell table:formula="of:=[Datos_Nao.E177]" office:value-type="float" office:value="-0.0836210995912552" calcext:value-type="float">
            <text:p>-0.0836210996</text:p>
          </table:table-cell>
          <table:table-cell table:formula="of:=[Datos_Nao.F177]" office:value-type="float" office:value="0.0401002392172813" calcext:value-type="float">
            <text:p>0.0401002392</text:p>
          </table:table-cell>
          <table:table-cell/>
          <table:table-cell table:formula="of:=[Datos_MoCap.A177]" office:value-type="float" office:value="0.045715" calcext:value-type="float">
            <text:p>0.045715</text:p>
          </table:table-cell>
          <table:table-cell table:formula="of:=[Datos_MoCap.B177]" office:value-type="float" office:value="1.410578" calcext:value-type="float">
            <text:p>1.410578</text:p>
          </table:table-cell>
          <table:table-cell table:formula="of:=[Datos_MoCap.C177]" office:value-type="float" office:value="0.059107" calcext:value-type="float">
            <text:p>0.059107</text:p>
          </table:table-cell>
          <table:table-cell table:formula="of:=[Datos_MoCap.D177]" office:value-type="float" office:value="0.008633" calcext:value-type="float">
            <text:p>0.008633</text:p>
          </table:table-cell>
          <table:table-cell table:formula="of:=[Datos_MoCap.F177]" office:value-type="float" office:value="-0.021897" calcext:value-type="float">
            <text:p>-0.021897</text:p>
          </table:table-cell>
          <table:table-cell table:formula="of:=[Datos_MoCap.E177]" office:value-type="float" office:value="0.074734" calcext:value-type="float">
            <text:p>0.074734</text:p>
          </table:table-cell>
          <table:table-cell/>
          <table:table-cell table:formula="of:=(#REF!177^2)*(0.178)+(#REF!177)*(0.352)-0.013" office:value-type="string" office:string-value="" calcext:value-type="error">
            <text:p>#NAME?</text:p>
          </table:table-cell>
          <table:table-cell table:formula="of:=([.J177]^2)*(-0.89)+([.J177])*(-0.633)-0.245" office:value-type="float" office:value="-0.28552406832961" calcext:value-type="float">
            <text:p>-0.2855240683</text:p>
          </table:table-cell>
          <table:table-cell table:formula="of:=([.I177]^2)*(-0.189)+([.I177])*(0.905)-0.392" office:value-type="float" office:value="0.508514064418124" calcext:value-type="float">
            <text:p>0.5085140644</text:p>
          </table:table-cell>
          <table:table-cell table:number-columns-repeated="1007"/>
        </table:table-row>
        <table:table-row table:style-name="ro1">
          <table:table-cell table:formula="of:=[Datos_Nao.A178]" office:value-type="float" office:value="-0.0310478694736958" calcext:value-type="float">
            <text:p>-0.0310478695</text:p>
          </table:table-cell>
          <table:table-cell table:formula="of:=[Datos_Nao.B178]" office:value-type="float" office:value="0.0272429715842009" calcext:value-type="float">
            <text:p>0.0272429716</text:p>
          </table:table-cell>
          <table:table-cell table:formula="of:=[Datos_Nao.C178]" office:value-type="float" office:value="0.329537153244019" calcext:value-type="float">
            <text:p>0.3295371532</text:p>
          </table:table-cell>
          <table:table-cell table:formula="of:=[Datos_Nao.D178]" office:value-type="float" office:value="0.022670229896903" calcext:value-type="float">
            <text:p>0.0226702299</text:p>
          </table:table-cell>
          <table:table-cell table:formula="of:=[Datos_Nao.E178]" office:value-type="float" office:value="-0.0833054855465889" calcext:value-type="float">
            <text:p>-0.0833054855</text:p>
          </table:table-cell>
          <table:table-cell table:formula="of:=[Datos_Nao.F178]" office:value-type="float" office:value="0.0411130115389824" calcext:value-type="float">
            <text:p>0.0411130115</text:p>
          </table:table-cell>
          <table:table-cell/>
          <table:table-cell table:formula="of:=[Datos_MoCap.A178]" office:value-type="float" office:value="0.045834" calcext:value-type="float">
            <text:p>0.045834</text:p>
          </table:table-cell>
          <table:table-cell table:formula="of:=[Datos_MoCap.B178]" office:value-type="float" office:value="1.410566" calcext:value-type="float">
            <text:p>1.410566</text:p>
          </table:table-cell>
          <table:table-cell table:formula="of:=[Datos_MoCap.C178]" office:value-type="float" office:value="0.059156" calcext:value-type="float">
            <text:p>0.059156</text:p>
          </table:table-cell>
          <table:table-cell table:formula="of:=[Datos_MoCap.D178]" office:value-type="float" office:value="0.008582" calcext:value-type="float">
            <text:p>0.008582</text:p>
          </table:table-cell>
          <table:table-cell table:formula="of:=[Datos_MoCap.F178]" office:value-type="float" office:value="-0.021791" calcext:value-type="float">
            <text:p>-0.021791</text:p>
          </table:table-cell>
          <table:table-cell table:formula="of:=[Datos_MoCap.E178]" office:value-type="float" office:value="0.074692" calcext:value-type="float">
            <text:p>0.074692</text:p>
          </table:table-cell>
          <table:table-cell/>
          <table:table-cell table:formula="of:=(#REF!178^2)*(0.178)+(#REF!178)*(0.352)-0.013" office:value-type="string" office:string-value="" calcext:value-type="error">
            <text:p>#NAME?</text:p>
          </table:table-cell>
          <table:table-cell table:formula="of:=([.J178]^2)*(-0.89)+([.J178])*(-0.633)-0.245" office:value-type="float" office:value="-0.28556024277904" calcext:value-type="float">
            <text:p>-0.2855602428</text:p>
          </table:table-cell>
          <table:table-cell table:formula="of:=([.I178]^2)*(-0.189)+([.I178])*(0.905)-0.392" office:value-type="float" office:value="0.508509602772716" calcext:value-type="float">
            <text:p>0.5085096028</text:p>
          </table:table-cell>
          <table:table-cell table:number-columns-repeated="1007"/>
        </table:table-row>
        <table:table-row table:style-name="ro1">
          <table:table-cell table:formula="of:=[Datos_Nao.A179]" office:value-type="float" office:value="-0.0308880899101496" calcext:value-type="float">
            <text:p>-0.0308880899</text:p>
          </table:table-cell>
          <table:table-cell table:formula="of:=[Datos_Nao.B179]" office:value-type="float" office:value="0.0277656596153975" calcext:value-type="float">
            <text:p>0.0277656596</text:p>
          </table:table-cell>
          <table:table-cell table:formula="of:=[Datos_Nao.C179]" office:value-type="float" office:value="0.3294617831707" calcext:value-type="float">
            <text:p>0.3294617832</text:p>
          </table:table-cell>
          <table:table-cell table:formula="of:=[Datos_Nao.D179]" office:value-type="float" office:value="0.0237274654209614" calcext:value-type="float">
            <text:p>0.0237274654</text:p>
          </table:table-cell>
          <table:table-cell table:formula="of:=[Datos_Nao.E179]" office:value-type="float" office:value="-0.0829432755708695" calcext:value-type="float">
            <text:p>-0.0829432756</text:p>
          </table:table-cell>
          <table:table-cell table:formula="of:=[Datos_Nao.F179]" office:value-type="float" office:value="0.0420410856604576" calcext:value-type="float">
            <text:p>0.0420410857</text:p>
          </table:table-cell>
          <table:table-cell/>
          <table:table-cell table:formula="of:=[Datos_MoCap.A179]" office:value-type="float" office:value="0.04598" calcext:value-type="float">
            <text:p>0.04598</text:p>
          </table:table-cell>
          <table:table-cell table:formula="of:=[Datos_MoCap.B179]" office:value-type="float" office:value="1.410554" calcext:value-type="float">
            <text:p>1.410554</text:p>
          </table:table-cell>
          <table:table-cell table:formula="of:=[Datos_MoCap.C179]" office:value-type="float" office:value="0.059214" calcext:value-type="float">
            <text:p>0.059214</text:p>
          </table:table-cell>
          <table:table-cell table:formula="of:=[Datos_MoCap.D179]" office:value-type="float" office:value="0.008482" calcext:value-type="float">
            <text:p>0.008482</text:p>
          </table:table-cell>
          <table:table-cell table:formula="of:=[Datos_MoCap.F179]" office:value-type="float" office:value="-0.021617" calcext:value-type="float">
            <text:p>-0.021617</text:p>
          </table:table-cell>
          <table:table-cell table:formula="of:=[Datos_MoCap.E179]" office:value-type="float" office:value="0.074678" calcext:value-type="float">
            <text:p>0.074678</text:p>
          </table:table-cell>
          <table:table-cell/>
          <table:table-cell table:formula="of:=(#REF!179^2)*(0.178)+(#REF!179)*(0.352)-0.013" office:value-type="string" office:string-value="" calcext:value-type="error">
            <text:p>#NAME?</text:p>
          </table:table-cell>
          <table:table-cell table:formula="of:=([.J179]^2)*(-0.89)+([.J179])*(-0.633)-0.245" office:value-type="float" office:value="-0.28560306703844" calcext:value-type="float">
            <text:p>-0.285603067</text:p>
          </table:table-cell>
          <table:table-cell table:formula="of:=([.I179]^2)*(-0.189)+([.I179])*(0.905)-0.392" office:value-type="float" office:value="0.508505141072876" calcext:value-type="float">
            <text:p>0.5085051411</text:p>
          </table:table-cell>
          <table:table-cell table:number-columns-repeated="1007"/>
        </table:table-row>
        <table:table-row table:style-name="ro1">
          <table:table-cell table:formula="of:=[Datos_Nao.A180]" office:value-type="float" office:value="-0.030719917267561" calcext:value-type="float">
            <text:p>-0.0307199173</text:p>
          </table:table-cell>
          <table:table-cell table:formula="of:=[Datos_Nao.B180]" office:value-type="float" office:value="0.0282400418072939" calcext:value-type="float">
            <text:p>0.0282400418</text:p>
          </table:table-cell>
          <table:table-cell table:formula="of:=[Datos_Nao.C180]" office:value-type="float" office:value="0.329391747713089" calcext:value-type="float">
            <text:p>0.3293917477</text:p>
          </table:table-cell>
          <table:table-cell table:formula="of:=[Datos_Nao.D180]" office:value-type="float" office:value="0.0247000195086002" calcext:value-type="float">
            <text:p>0.0247000195</text:p>
          </table:table-cell>
          <table:table-cell table:formula="of:=[Datos_Nao.E180]" office:value-type="float" office:value="-0.0825340524315834" calcext:value-type="float">
            <text:p>-0.0825340524</text:p>
          </table:table-cell>
          <table:table-cell table:formula="of:=[Datos_Nao.F180]" office:value-type="float" office:value="0.0428814254701138" calcext:value-type="float">
            <text:p>0.0428814255</text:p>
          </table:table-cell>
          <table:table-cell/>
          <table:table-cell table:formula="of:=[Datos_MoCap.A180]" office:value-type="float" office:value="0.046166" calcext:value-type="float">
            <text:p>0.046166</text:p>
          </table:table-cell>
          <table:table-cell table:formula="of:=[Datos_MoCap.B180]" office:value-type="float" office:value="1.410536" calcext:value-type="float">
            <text:p>1.410536</text:p>
          </table:table-cell>
          <table:table-cell table:formula="of:=[Datos_MoCap.C180]" office:value-type="float" office:value="0.059266" calcext:value-type="float">
            <text:p>0.059266</text:p>
          </table:table-cell>
          <table:table-cell table:formula="of:=[Datos_MoCap.D180]" office:value-type="float" office:value="0.00829" calcext:value-type="float">
            <text:p>0.00829</text:p>
          </table:table-cell>
          <table:table-cell table:formula="of:=[Datos_MoCap.F180]" office:value-type="float" office:value="-0.021365" calcext:value-type="float">
            <text:p>-0.021365</text:p>
          </table:table-cell>
          <table:table-cell table:formula="of:=[Datos_MoCap.E180]" office:value-type="float" office:value="0.074575" calcext:value-type="float">
            <text:p>0.074575</text:p>
          </table:table-cell>
          <table:table-cell/>
          <table:table-cell table:formula="of:=(#REF!180^2)*(0.178)+(#REF!180)*(0.352)-0.013" office:value-type="string" office:string-value="" calcext:value-type="error">
            <text:p>#NAME?</text:p>
          </table:table-cell>
          <table:table-cell table:formula="of:=([.J180]^2)*(-0.89)+([.J180])*(-0.633)-0.245" office:value-type="float" office:value="-0.28564146629284" calcext:value-type="float">
            <text:p>-0.2856414663</text:p>
          </table:table-cell>
          <table:table-cell table:formula="of:=([.I180]^2)*(-0.189)+([.I180])*(0.905)-0.392" office:value-type="float" office:value="0.508498448421056" calcext:value-type="float">
            <text:p>0.5084984484</text:p>
          </table:table-cell>
          <table:table-cell table:number-columns-repeated="1007"/>
        </table:table-row>
        <table:table-row table:style-name="ro1">
          <table:table-cell table:formula="of:=[Datos_Nao.A181]" office:value-type="float" office:value="-0.0305432807654142" calcext:value-type="float">
            <text:p>-0.0305432808</text:p>
          </table:table-cell>
          <table:table-cell table:formula="of:=[Datos_Nao.B181]" office:value-type="float" office:value="0.0286648496985436" calcext:value-type="float">
            <text:p>0.0286648497</text:p>
          </table:table-cell>
          <table:table-cell table:formula="of:=[Datos_Nao.C181]" office:value-type="float" office:value="0.329327881336212" calcext:value-type="float">
            <text:p>0.3293278813</text:p>
          </table:table-cell>
          <table:table-cell table:formula="of:=[Datos_Nao.D181]" office:value-type="float" office:value="0.0255856513977051" calcext:value-type="float">
            <text:p>0.0255856514</text:p>
          </table:table-cell>
          <table:table-cell table:formula="of:=[Datos_Nao.E181]" office:value-type="float" office:value="-0.0820773541927338" calcext:value-type="float">
            <text:p>-0.0820773542</text:p>
          </table:table-cell>
          <table:table-cell table:formula="of:=[Datos_Nao.F181]" office:value-type="float" office:value="0.043631587177515" calcext:value-type="float">
            <text:p>0.0436315872</text:p>
          </table:table-cell>
          <table:table-cell/>
          <table:table-cell table:formula="of:=[Datos_MoCap.A181]" office:value-type="float" office:value="0.04629" calcext:value-type="float">
            <text:p>0.04629</text:p>
          </table:table-cell>
          <table:table-cell table:formula="of:=[Datos_MoCap.B181]" office:value-type="float" office:value="1.409512" calcext:value-type="float">
            <text:p>1.409512</text:p>
          </table:table-cell>
          <table:table-cell table:formula="of:=[Datos_MoCap.C181]" office:value-type="float" office:value="0.058595" calcext:value-type="float">
            <text:p>0.058595</text:p>
          </table:table-cell>
          <table:table-cell table:formula="of:=[Datos_MoCap.D181]" office:value-type="float" office:value="0.003315" calcext:value-type="float">
            <text:p>0.003315</text:p>
          </table:table-cell>
          <table:table-cell table:formula="of:=[Datos_MoCap.F181]" office:value-type="float" office:value="-0.019569" calcext:value-type="float">
            <text:p>-0.019569</text:p>
          </table:table-cell>
          <table:table-cell table:formula="of:=[Datos_MoCap.E181]" office:value-type="float" office:value="0.073361" calcext:value-type="float">
            <text:p>0.073361</text:p>
          </table:table-cell>
          <table:table-cell/>
          <table:table-cell table:formula="of:=(#REF!181^2)*(0.178)+(#REF!181)*(0.352)-0.013" office:value-type="string" office:string-value="" calcext:value-type="error">
            <text:p>#NAME?</text:p>
          </table:table-cell>
          <table:table-cell table:formula="of:=([.J181]^2)*(-0.89)+([.J181])*(-0.633)-0.245" office:value-type="float" office:value="-0.28514633788225" calcext:value-type="float">
            <text:p>-0.2851463379</text:p>
          </table:table-cell>
          <table:table-cell table:formula="of:=([.I181]^2)*(-0.189)+([.I181])*(0.905)-0.392" office:value-type="float" office:value="0.508117509230784" calcext:value-type="float">
            <text:p>0.5081175092</text:p>
          </table:table-cell>
          <table:table-cell table:number-columns-repeated="1007"/>
        </table:table-row>
        <table:table-row table:style-name="ro1">
          <table:table-cell table:formula="of:=[Datos_Nao.A182]" office:value-type="float" office:value="-0.0304517447948456" calcext:value-type="float">
            <text:p>-0.0304517448</text:p>
          </table:table-cell>
          <table:table-cell table:formula="of:=[Datos_Nao.B182]" office:value-type="float" office:value="0.028858195990324" calcext:value-type="float">
            <text:p>0.028858196</text:p>
          </table:table-cell>
          <table:table-cell table:formula="of:=[Datos_Nao.C182]" office:value-type="float" office:value="0.329298496246338" calcext:value-type="float">
            <text:p>0.3292984962</text:p>
          </table:table-cell>
          <table:table-cell table:formula="of:=[Datos_Nao.D182]" office:value-type="float" office:value="0.0259951651096344" calcext:value-type="float">
            <text:p>0.0259951651</text:p>
          </table:table-cell>
          <table:table-cell table:formula="of:=[Datos_Nao.E182]" office:value-type="float" office:value="-0.0818310603499413" calcext:value-type="float">
            <text:p>-0.0818310603</text:p>
          </table:table-cell>
          <table:table-cell table:formula="of:=[Datos_Nao.F182]" office:value-type="float" office:value="0.0439718924462795" calcext:value-type="float">
            <text:p>0.0439718924</text:p>
          </table:table-cell>
          <table:table-cell/>
          <table:table-cell table:formula="of:=[Datos_MoCap.A182]" office:value-type="float" office:value="0.046503" calcext:value-type="float">
            <text:p>0.046503</text:p>
          </table:table-cell>
          <table:table-cell table:formula="of:=[Datos_MoCap.B182]" office:value-type="float" office:value="1.409684" calcext:value-type="float">
            <text:p>1.409684</text:p>
          </table:table-cell>
          <table:table-cell table:formula="of:=[Datos_MoCap.C182]" office:value-type="float" office:value="0.058176" calcext:value-type="float">
            <text:p>0.058176</text:p>
          </table:table-cell>
          <table:table-cell table:formula="of:=[Datos_MoCap.D182]" office:value-type="float" office:value="0.001856" calcext:value-type="float">
            <text:p>0.001856</text:p>
          </table:table-cell>
          <table:table-cell table:formula="of:=[Datos_MoCap.F182]" office:value-type="float" office:value="-0.01901" calcext:value-type="float">
            <text:p>-0.01901</text:p>
          </table:table-cell>
          <table:table-cell table:formula="of:=[Datos_MoCap.E182]" office:value-type="float" office:value="0.07307" calcext:value-type="float">
            <text:p>0.07307</text:p>
          </table:table-cell>
          <table:table-cell/>
          <table:table-cell table:formula="of:=(#REF!182^2)*(0.178)+(#REF!182)*(0.352)-0.013" office:value-type="string" office:string-value="" calcext:value-type="error">
            <text:p>#NAME?</text:p>
          </table:table-cell>
          <table:table-cell table:formula="of:=([.J182]^2)*(-0.89)+([.J182])*(-0.633)-0.245" office:value-type="float" office:value="-0.28483756580864" calcext:value-type="float">
            <text:p>-0.2848375658</text:p>
          </table:table-cell>
          <table:table-cell table:formula="of:=([.I182]^2)*(-0.189)+([.I182])*(0.905)-0.392" office:value-type="float" office:value="0.508181522807216" calcext:value-type="float">
            <text:p>0.5081815228</text:p>
          </table:table-cell>
          <table:table-cell table:number-columns-repeated="1007"/>
        </table:table-row>
        <table:table-row table:style-name="ro1">
          <table:table-cell table:formula="of:=[Datos_Nao.A183]" office:value-type="float" office:value="-0.0302621778100729" calcext:value-type="float">
            <text:p>-0.0302621778</text:p>
          </table:table-cell>
          <table:table-cell table:formula="of:=[Datos_Nao.B183]" office:value-type="float" office:value="0.029206071048975" calcext:value-type="float">
            <text:p>0.029206071</text:p>
          </table:table-cell>
          <table:table-cell table:formula="of:=[Datos_Nao.C183]" office:value-type="float" office:value="0.329245299100876" calcext:value-type="float">
            <text:p>0.3292452991</text:p>
          </table:table-cell>
          <table:table-cell table:formula="of:=[Datos_Nao.D183]" office:value-type="float" office:value="0.0267460476607084" calcext:value-type="float">
            <text:p>0.0267460477</text:p>
          </table:table-cell>
          <table:table-cell table:formula="of:=[Datos_Nao.E183]" office:value-type="float" office:value="-0.0813023746013642" calcext:value-type="float">
            <text:p>-0.0813023746</text:p>
          </table:table-cell>
          <table:table-cell table:formula="of:=[Datos_Nao.F183]" office:value-type="float" office:value="0.0445813797414303" calcext:value-type="float">
            <text:p>0.0445813797</text:p>
          </table:table-cell>
          <table:table-cell/>
          <table:table-cell table:formula="of:=[Datos_MoCap.A183]" office:value-type="float" office:value="0.0467" calcext:value-type="float">
            <text:p>0.0467</text:p>
          </table:table-cell>
          <table:table-cell table:formula="of:=[Datos_MoCap.B183]" office:value-type="float" office:value="1.409745" calcext:value-type="float">
            <text:p>1.409745</text:p>
          </table:table-cell>
          <table:table-cell table:formula="of:=[Datos_MoCap.C183]" office:value-type="float" office:value="0.058158" calcext:value-type="float">
            <text:p>0.058158</text:p>
          </table:table-cell>
          <table:table-cell table:formula="of:=[Datos_MoCap.D183]" office:value-type="float" office:value="0.002032" calcext:value-type="float">
            <text:p>0.002032</text:p>
          </table:table-cell>
          <table:table-cell table:formula="of:=[Datos_MoCap.F183]" office:value-type="float" office:value="-0.018978" calcext:value-type="float">
            <text:p>-0.018978</text:p>
          </table:table-cell>
          <table:table-cell table:formula="of:=[Datos_MoCap.E183]" office:value-type="float" office:value="0.072883" calcext:value-type="float">
            <text:p>0.072883</text:p>
          </table:table-cell>
          <table:table-cell/>
          <table:table-cell table:formula="of:=(#REF!183^2)*(0.178)+(#REF!183)*(0.352)-0.013" office:value-type="string" office:string-value="" calcext:value-type="error">
            <text:p>#NAME?</text:p>
          </table:table-cell>
          <table:table-cell table:formula="of:=([.J183]^2)*(-0.89)+([.J183])*(-0.633)-0.245" office:value-type="float" office:value="-0.28482430813796" calcext:value-type="float">
            <text:p>-0.2848243081</text:p>
          </table:table-cell>
          <table:table-cell table:formula="of:=([.I183]^2)*(-0.189)+([.I183])*(0.905)-0.392" office:value-type="float" office:value="0.508204222610275" calcext:value-type="float">
            <text:p>0.5082042226</text:p>
          </table:table-cell>
          <table:table-cell table:number-columns-repeated="1007"/>
        </table:table-row>
        <table:table-row table:style-name="ro1">
          <table:table-cell table:formula="of:=[Datos_Nao.A184]" office:value-type="float" office:value="-0.0301641635596752" calcext:value-type="float">
            <text:p>-0.0301641636</text:p>
          </table:table-cell>
          <table:table-cell table:formula="of:=[Datos_Nao.B184]" office:value-type="float" office:value="0.0293602086603642" calcext:value-type="float">
            <text:p>0.0293602087</text:p>
          </table:table-cell>
          <table:table-cell table:formula="of:=[Datos_Nao.C184]" office:value-type="float" office:value="0.329221665859222" calcext:value-type="float">
            <text:p>0.3292216659</text:p>
          </table:table-cell>
          <table:table-cell table:formula="of:=[Datos_Nao.D184]" office:value-type="float" office:value="0.0270868502557278" calcext:value-type="float">
            <text:p>0.0270868503</text:p>
          </table:table-cell>
          <table:table-cell table:formula="of:=[Datos_Nao.E184]" office:value-type="float" office:value="-0.0810198113322258" calcext:value-type="float">
            <text:p>-0.0810198113</text:p>
          </table:table-cell>
          <table:table-cell table:formula="of:=[Datos_Nao.F184]" office:value-type="float" office:value="0.0448499619960785" calcext:value-type="float">
            <text:p>0.044849962</text:p>
          </table:table-cell>
          <table:table-cell/>
          <table:table-cell table:formula="of:=[Datos_MoCap.A184]" office:value-type="float" office:value="0.046914" calcext:value-type="float">
            <text:p>0.046914</text:p>
          </table:table-cell>
          <table:table-cell table:formula="of:=[Datos_MoCap.B184]" office:value-type="float" office:value="1.409805" calcext:value-type="float">
            <text:p>1.409805</text:p>
          </table:table-cell>
          <table:table-cell table:formula="of:=[Datos_MoCap.C184]" office:value-type="float" office:value="0.058107" calcext:value-type="float">
            <text:p>0.058107</text:p>
          </table:table-cell>
          <table:table-cell table:formula="of:=[Datos_MoCap.D184]" office:value-type="float" office:value="0.00217" calcext:value-type="float">
            <text:p>0.00217</text:p>
          </table:table-cell>
          <table:table-cell table:formula="of:=[Datos_MoCap.F184]" office:value-type="float" office:value="-0.018858" calcext:value-type="float">
            <text:p>-0.018858</text:p>
          </table:table-cell>
          <table:table-cell table:formula="of:=[Datos_MoCap.E184]" office:value-type="float" office:value="0.072624" calcext:value-type="float">
            <text:p>0.072624</text:p>
          </table:table-cell>
          <table:table-cell/>
          <table:table-cell table:formula="of:=(#REF!184^2)*(0.178)+(#REF!184)*(0.352)-0.013" office:value-type="string" office:string-value="" calcext:value-type="error">
            <text:p>#NAME?</text:p>
          </table:table-cell>
          <table:table-cell table:formula="of:=([.J184]^2)*(-0.89)+([.J184])*(-0.633)-0.245" office:value-type="float" office:value="-0.28478674786961" calcext:value-type="float">
            <text:p>-0.2847867479</text:p>
          </table:table-cell>
          <table:table-cell table:formula="of:=([.I184]^2)*(-0.189)+([.I184])*(0.905)-0.392" office:value-type="float" office:value="0.508226548913275" calcext:value-type="float">
            <text:p>0.5082265489</text:p>
          </table:table-cell>
          <table:table-cell table:number-columns-repeated="1007"/>
        </table:table-row>
        <table:table-row table:style-name="ro1">
          <table:table-cell table:formula="of:=[Datos_Nao.A185]" office:value-type="float" office:value="-0.0299614705145359" calcext:value-type="float">
            <text:p>-0.0299614705</text:p>
          </table:table-cell>
          <table:table-cell table:formula="of:=[Datos_Nao.B185]" office:value-type="float" office:value="0.0296280849725008" calcext:value-type="float">
            <text:p>0.029628085</text:p>
          </table:table-cell>
          <table:table-cell table:formula="of:=[Datos_Nao.C185]" office:value-type="float" office:value="0.329180747270584" calcext:value-type="float">
            <text:p>0.3291807473</text:p>
          </table:table-cell>
          <table:table-cell table:formula="of:=[Datos_Nao.D185]" office:value-type="float" office:value="0.0276976525783539" calcext:value-type="float">
            <text:p>0.0276976526</text:p>
          </table:table-cell>
          <table:table-cell table:formula="of:=[Datos_Nao.E185]" office:value-type="float" office:value="-0.0804179459810257" calcext:value-type="float">
            <text:p>-0.080417946</text:p>
          </table:table-cell>
          <table:table-cell table:formula="of:=[Datos_Nao.F185]" office:value-type="float" office:value="0.0453130826354027" calcext:value-type="float">
            <text:p>0.0453130826</text:p>
          </table:table-cell>
          <table:table-cell/>
          <table:table-cell table:formula="of:=[Datos_MoCap.A185]" office:value-type="float" office:value="0.047096" calcext:value-type="float">
            <text:p>0.047096</text:p>
          </table:table-cell>
          <table:table-cell table:formula="of:=[Datos_MoCap.B185]" office:value-type="float" office:value="1.409875" calcext:value-type="float">
            <text:p>1.409875</text:p>
          </table:table-cell>
          <table:table-cell table:formula="of:=[Datos_MoCap.C185]" office:value-type="float" office:value="0.058021" calcext:value-type="float">
            <text:p>0.058021</text:p>
          </table:table-cell>
          <table:table-cell table:formula="of:=[Datos_MoCap.D185]" office:value-type="float" office:value="0.002307" calcext:value-type="float">
            <text:p>0.002307</text:p>
          </table:table-cell>
          <table:table-cell table:formula="of:=[Datos_MoCap.F185]" office:value-type="float" office:value="-0.018753" calcext:value-type="float">
            <text:p>-0.018753</text:p>
          </table:table-cell>
          <table:table-cell table:formula="of:=[Datos_MoCap.E185]" office:value-type="float" office:value="0.072346" calcext:value-type="float">
            <text:p>0.072346</text:p>
          </table:table-cell>
          <table:table-cell/>
          <table:table-cell table:formula="of:=(#REF!185^2)*(0.178)+(#REF!185)*(0.352)-0.013" office:value-type="string" office:string-value="" calcext:value-type="error">
            <text:p>#NAME?</text:p>
          </table:table-cell>
          <table:table-cell table:formula="of:=([.J185]^2)*(-0.89)+([.J185])*(-0.633)-0.245" office:value-type="float" office:value="-0.28472342143249" calcext:value-type="float">
            <text:p>-0.2847234214</text:p>
          </table:table-cell>
          <table:table-cell table:formula="of:=([.I185]^2)*(-0.189)+([.I185])*(0.905)-0.392" office:value-type="float" office:value="0.508252594546875" calcext:value-type="float">
            <text:p>0.5082525945</text:p>
          </table:table-cell>
          <table:table-cell table:number-columns-repeated="1007"/>
        </table:table-row>
        <table:table-row table:style-name="ro1">
          <table:table-cell table:formula="of:=[Datos_Nao.A186]" office:value-type="float" office:value="-0.0298568271100521" calcext:value-type="float">
            <text:p>-0.0298568271</text:p>
          </table:table-cell>
          <table:table-cell table:formula="of:=[Datos_Nao.B186]" office:value-type="float" office:value="0.0297415666282177" calcext:value-type="float">
            <text:p>0.0297415666</text:p>
          </table:table-cell>
          <table:table-cell table:formula="of:=[Datos_Nao.C186]" office:value-type="float" office:value="0.329163640737534" calcext:value-type="float">
            <text:p>0.3291636407</text:p>
          </table:table-cell>
          <table:table-cell table:formula="of:=[Datos_Nao.D186]" office:value-type="float" office:value="0.0279670562595129" calcext:value-type="float">
            <text:p>0.0279670563</text:p>
          </table:table-cell>
          <table:table-cell table:formula="of:=[Datos_Nao.E186]" office:value-type="float" office:value="-0.0800985097885132" calcext:value-type="float">
            <text:p>-0.0800985098</text:p>
          </table:table-cell>
          <table:table-cell table:formula="of:=[Datos_Nao.F186]" office:value-type="float" office:value="0.0455070957541466" calcext:value-type="float">
            <text:p>0.0455070958</text:p>
          </table:table-cell>
          <table:table-cell/>
          <table:table-cell table:formula="of:=[Datos_MoCap.A186]" office:value-type="float" office:value="0.047307" calcext:value-type="float">
            <text:p>0.047307</text:p>
          </table:table-cell>
          <table:table-cell table:formula="of:=[Datos_MoCap.B186]" office:value-type="float" office:value="1.409955" calcext:value-type="float">
            <text:p>1.409955</text:p>
          </table:table-cell>
          <table:table-cell table:formula="of:=[Datos_MoCap.C186]" office:value-type="float" office:value="0.057948" calcext:value-type="float">
            <text:p>0.057948</text:p>
          </table:table-cell>
          <table:table-cell table:formula="of:=[Datos_MoCap.D186]" office:value-type="float" office:value="0.002602" calcext:value-type="float">
            <text:p>0.002602</text:p>
          </table:table-cell>
          <table:table-cell table:formula="of:=[Datos_MoCap.F186]" office:value-type="float" office:value="-0.018827" calcext:value-type="float">
            <text:p>-0.018827</text:p>
          </table:table-cell>
          <table:table-cell table:formula="of:=[Datos_MoCap.E186]" office:value-type="float" office:value="0.071989" calcext:value-type="float">
            <text:p>0.071989</text:p>
          </table:table-cell>
          <table:table-cell/>
          <table:table-cell table:formula="of:=(#REF!186^2)*(0.178)+(#REF!186)*(0.352)-0.013" office:value-type="string" office:string-value="" calcext:value-type="error">
            <text:p>#NAME?</text:p>
          </table:table-cell>
          <table:table-cell table:formula="of:=([.J186]^2)*(-0.89)+([.J186])*(-0.633)-0.245" office:value-type="float" office:value="-0.28466967792656" calcext:value-type="float">
            <text:p>-0.2846696779</text:p>
          </table:table-cell>
          <table:table-cell table:formula="of:=([.I186]^2)*(-0.189)+([.I186])*(0.905)-0.392" office:value-type="float" office:value="0.508282358717275" calcext:value-type="float">
            <text:p>0.5082823587</text:p>
          </table:table-cell>
          <table:table-cell table:number-columns-repeated="1007"/>
        </table:table-row>
        <table:table-row table:style-name="ro1">
          <table:table-cell table:formula="of:=[Datos_Nao.A187]" office:value-type="float" office:value="-0.0296407900750637" calcext:value-type="float">
            <text:p>-0.0296407901</text:p>
          </table:table-cell>
          <table:table-cell table:formula="of:=[Datos_Nao.B187]" office:value-type="float" office:value="0.0299265459179878" calcext:value-type="float">
            <text:p>0.0299265459</text:p>
          </table:table-cell>
          <table:table-cell table:formula="of:=[Datos_Nao.C187]" office:value-type="float" office:value="0.329136520624161" calcext:value-type="float">
            <text:p>0.3291365206</text:p>
          </table:table-cell>
          <table:table-cell table:formula="of:=[Datos_Nao.D187]" office:value-type="float" office:value="0.0284323263913393" calcext:value-type="float">
            <text:p>0.0284323264</text:p>
          </table:table-cell>
          <table:table-cell table:formula="of:=[Datos_Nao.E187]" office:value-type="float" office:value="-0.0794222429394722" calcext:value-type="float">
            <text:p>-0.0794222429</text:p>
          </table:table-cell>
          <table:table-cell table:formula="of:=[Datos_Nao.F187]" office:value-type="float" office:value="0.0458185188472271" calcext:value-type="float">
            <text:p>0.0458185188</text:p>
          </table:table-cell>
          <table:table-cell/>
          <table:table-cell table:formula="of:=[Datos_MoCap.A187]" office:value-type="float" office:value="0.047524" calcext:value-type="float">
            <text:p>0.047524</text:p>
          </table:table-cell>
          <table:table-cell table:formula="of:=[Datos_MoCap.B187]" office:value-type="float" office:value="1.410022" calcext:value-type="float">
            <text:p>1.410022</text:p>
          </table:table-cell>
          <table:table-cell table:formula="of:=[Datos_MoCap.C187]" office:value-type="float" office:value="0.057876" calcext:value-type="float">
            <text:p>0.057876</text:p>
          </table:table-cell>
          <table:table-cell table:formula="of:=[Datos_MoCap.D187]" office:value-type="float" office:value="0.002885" calcext:value-type="float">
            <text:p>0.002885</text:p>
          </table:table-cell>
          <table:table-cell table:formula="of:=[Datos_MoCap.F187]" office:value-type="float" office:value="-0.0189" calcext:value-type="float">
            <text:p>-0.0189</text:p>
          </table:table-cell>
          <table:table-cell table:formula="of:=[Datos_MoCap.E187]" office:value-type="float" office:value="0.071684" calcext:value-type="float">
            <text:p>0.071684</text:p>
          </table:table-cell>
          <table:table-cell/>
          <table:table-cell table:formula="of:=(#REF!187^2)*(0.178)+(#REF!187)*(0.352)-0.013" office:value-type="string" office:string-value="" calcext:value-type="error">
            <text:p>#NAME?</text:p>
          </table:table-cell>
          <table:table-cell table:formula="of:=([.J187]^2)*(-0.89)+([.J187])*(-0.633)-0.245" office:value-type="float" office:value="-0.28461667992464" calcext:value-type="float">
            <text:p>-0.2846166799</text:p>
          </table:table-cell>
          <table:table-cell table:formula="of:=([.I187]^2)*(-0.189)+([.I187])*(0.905)-0.392" office:value-type="float" office:value="0.508307284348524" calcext:value-type="float">
            <text:p>0.5083072843</text:p>
          </table:table-cell>
          <table:table-cell table:number-columns-repeated="1007"/>
        </table:table-row>
        <table:table-row table:style-name="ro1">
          <table:table-cell table:formula="of:=[Datos_Nao.A188]" office:value-type="float" office:value="-0.0292997658252716" calcext:value-type="float">
            <text:p>-0.0292997658</text:p>
          </table:table-cell>
          <table:table-cell table:formula="of:=[Datos_Nao.B188]" office:value-type="float" office:value="0.0300966929644346" calcext:value-type="float">
            <text:p>0.030096693</text:p>
          </table:table-cell>
          <table:table-cell table:formula="of:=[Datos_Nao.C188]" office:value-type="float" office:value="0.329114735126495" calcext:value-type="float">
            <text:p>0.3291147351</text:p>
          </table:table-cell>
          <table:table-cell table:formula="of:=[Datos_Nao.D188]" office:value-type="float" office:value="0.0289417803287506" calcext:value-type="float">
            <text:p>0.0289417803</text:p>
          </table:table-cell>
          <table:table-cell table:formula="of:=[Datos_Nao.E188]" office:value-type="float" office:value="-0.0783130675554276" calcext:value-type="float">
            <text:p>-0.0783130676</text:p>
          </table:table-cell>
          <table:table-cell table:formula="of:=[Datos_Nao.F188]" office:value-type="float" office:value="0.0460900068283081" calcext:value-type="float">
            <text:p>0.0460900068</text:p>
          </table:table-cell>
          <table:table-cell/>
          <table:table-cell table:formula="of:=[Datos_MoCap.A188]" office:value-type="float" office:value="0.047737" calcext:value-type="float">
            <text:p>0.047737</text:p>
          </table:table-cell>
          <table:table-cell table:formula="of:=[Datos_MoCap.B188]" office:value-type="float" office:value="1.410097" calcext:value-type="float">
            <text:p>1.410097</text:p>
          </table:table-cell>
          <table:table-cell table:formula="of:=[Datos_MoCap.C188]" office:value-type="float" office:value="0.057818" calcext:value-type="float">
            <text:p>0.057818</text:p>
          </table:table-cell>
          <table:table-cell table:formula="of:=[Datos_MoCap.D188]" office:value-type="float" office:value="0.003104" calcext:value-type="float">
            <text:p>0.003104</text:p>
          </table:table-cell>
          <table:table-cell table:formula="of:=[Datos_MoCap.F188]" office:value-type="float" office:value="-0.018943" calcext:value-type="float">
            <text:p>-0.018943</text:p>
          </table:table-cell>
          <table:table-cell table:formula="of:=[Datos_MoCap.E188]" office:value-type="float" office:value="0.07152" calcext:value-type="float">
            <text:p>0.07152</text:p>
          </table:table-cell>
          <table:table-cell/>
          <table:table-cell table:formula="of:=(#REF!188^2)*(0.178)+(#REF!188)*(0.352)-0.013" office:value-type="string" office:string-value="" calcext:value-type="error">
            <text:p>#NAME?</text:p>
          </table:table-cell>
          <table:table-cell table:formula="of:=([.J188]^2)*(-0.89)+([.J188])*(-0.633)-0.245" office:value-type="float" office:value="-0.28457399380036" calcext:value-type="float">
            <text:p>-0.2845739938</text:p>
          </table:table-cell>
          <table:table-cell table:formula="of:=([.I188]^2)*(-0.189)+([.I188])*(0.905)-0.392" office:value-type="float" office:value="0.508335184161699" calcext:value-type="float">
            <text:p>0.5083351842</text:p>
          </table:table-cell>
          <table:table-cell table:number-columns-repeated="1007"/>
        </table:table-row>
        <table:table-row table:style-name="ro1">
          <table:table-cell table:formula="of:=[Datos_Nao.A189]" office:value-type="float" office:value="-0.0290609262883663" calcext:value-type="float">
            <text:p>-0.0290609263</text:p>
          </table:table-cell>
          <table:table-cell table:formula="of:=[Datos_Nao.B189]" office:value-type="float" office:value="0.0301365740597248" calcext:value-type="float">
            <text:p>0.0301365741</text:p>
          </table:table-cell>
          <table:table-cell table:formula="of:=[Datos_Nao.C189]" office:value-type="float" office:value="0.329113572835922" calcext:value-type="float">
            <text:p>0.3291135728</text:p>
          </table:table-cell>
          <table:table-cell table:formula="of:=[Datos_Nao.D189]" office:value-type="float" office:value="0.0291519723832607" calcext:value-type="float">
            <text:p>0.0291519724</text:p>
          </table:table-cell>
          <table:table-cell table:formula="of:=[Datos_Nao.E189]" office:value-type="float" office:value="-0.0775093287229538" calcext:value-type="float">
            <text:p>-0.0775093287</text:p>
          </table:table-cell>
          <table:table-cell table:formula="of:=[Datos_Nao.F189]" office:value-type="float" office:value="0.046137347817421" calcext:value-type="float">
            <text:p>0.0461373478</text:p>
          </table:table-cell>
          <table:table-cell/>
          <table:table-cell table:formula="of:=[Datos_MoCap.A189]" office:value-type="float" office:value="0.047961" calcext:value-type="float">
            <text:p>0.047961</text:p>
          </table:table-cell>
          <table:table-cell table:formula="of:=[Datos_MoCap.B189]" office:value-type="float" office:value="1.410185" calcext:value-type="float">
            <text:p>1.410185</text:p>
          </table:table-cell>
          <table:table-cell table:formula="of:=[Datos_MoCap.C189]" office:value-type="float" office:value="0.057753" calcext:value-type="float">
            <text:p>0.057753</text:p>
          </table:table-cell>
          <table:table-cell table:formula="of:=[Datos_MoCap.D189]" office:value-type="float" office:value="0.003292" calcext:value-type="float">
            <text:p>0.003292</text:p>
          </table:table-cell>
          <table:table-cell table:formula="of:=[Datos_MoCap.F189]" office:value-type="float" office:value="-0.019001" calcext:value-type="float">
            <text:p>-0.019001</text:p>
          </table:table-cell>
          <table:table-cell table:formula="of:=[Datos_MoCap.E189]" office:value-type="float" office:value="0.07138" calcext:value-type="float">
            <text:p>0.07138</text:p>
          </table:table-cell>
          <table:table-cell/>
          <table:table-cell table:formula="of:=(#REF!189^2)*(0.178)+(#REF!189)*(0.352)-0.013" office:value-type="string" office:string-value="" calcext:value-type="error">
            <text:p>#NAME?</text:p>
          </table:table-cell>
          <table:table-cell table:formula="of:=([.J189]^2)*(-0.89)+([.J189])*(-0.633)-0.245" office:value-type="float" office:value="-0.28452616301801" calcext:value-type="float">
            <text:p>-0.284526163</text:p>
          </table:table-cell>
          <table:table-cell table:formula="of:=([.I189]^2)*(-0.189)+([.I189])*(0.905)-0.392" office:value-type="float" office:value="0.508367917231475" calcext:value-type="float">
            <text:p>0.5083679172</text:p>
          </table:table-cell>
          <table:table-cell table:number-columns-repeated="1007"/>
        </table:table-row>
        <table:table-row table:style-name="ro1">
          <table:table-cell table:formula="of:=[Datos_Nao.A190]" office:value-type="float" office:value="-0.0289380140602589" calcext:value-type="float">
            <text:p>-0.0289380141</text:p>
          </table:table-cell>
          <table:table-cell table:formula="of:=[Datos_Nao.B190]" office:value-type="float" office:value="0.0301339216530323" calcext:value-type="float">
            <text:p>0.0301339217</text:p>
          </table:table-cell>
          <table:table-cell table:formula="of:=[Datos_Nao.C190]" office:value-type="float" office:value="0.329117178916931" calcext:value-type="float">
            <text:p>0.3291171789</text:p>
          </table:table-cell>
          <table:table-cell table:formula="of:=[Datos_Nao.D190]" office:value-type="float" office:value="0.0292172841727734" calcext:value-type="float">
            <text:p>0.0292172842</text:p>
          </table:table-cell>
          <table:table-cell table:formula="of:=[Datos_Nao.E190]" office:value-type="float" office:value="-0.07708790153265" calcext:value-type="float">
            <text:p>-0.0770879015</text:p>
          </table:table-cell>
          <table:table-cell table:formula="of:=[Datos_Nao.F190]" office:value-type="float" office:value="0.0461201779544354" calcext:value-type="float">
            <text:p>0.046120178</text:p>
          </table:table-cell>
          <table:table-cell/>
          <table:table-cell table:formula="of:=[Datos_MoCap.A190]" office:value-type="float" office:value="0.048165" calcext:value-type="float">
            <text:p>0.048165</text:p>
          </table:table-cell>
          <table:table-cell table:formula="of:=[Datos_MoCap.B190]" office:value-type="float" office:value="1.410279" calcext:value-type="float">
            <text:p>1.410279</text:p>
          </table:table-cell>
          <table:table-cell table:formula="of:=[Datos_MoCap.C190]" office:value-type="float" office:value="0.057665" calcext:value-type="float">
            <text:p>0.057665</text:p>
          </table:table-cell>
          <table:table-cell table:formula="of:=[Datos_MoCap.D190]" office:value-type="float" office:value="0.003427" calcext:value-type="float">
            <text:p>0.003427</text:p>
          </table:table-cell>
          <table:table-cell table:formula="of:=[Datos_MoCap.F190]" office:value-type="float" office:value="-0.019092" calcext:value-type="float">
            <text:p>-0.019092</text:p>
          </table:table-cell>
          <table:table-cell table:formula="of:=[Datos_MoCap.E190]" office:value-type="float" office:value="0.071348" calcext:value-type="float">
            <text:p>0.071348</text:p>
          </table:table-cell>
          <table:table-cell/>
          <table:table-cell table:formula="of:=(#REF!190^2)*(0.178)+(#REF!190)*(0.352)-0.013" office:value-type="string" office:string-value="" calcext:value-type="error">
            <text:p>#NAME?</text:p>
          </table:table-cell>
          <table:table-cell table:formula="of:=([.J190]^2)*(-0.89)+([.J190])*(-0.633)-0.245" office:value-type="float" office:value="-0.28446141948025" calcext:value-type="float">
            <text:p>-0.2844614195</text:p>
          </table:table-cell>
          <table:table-cell table:formula="of:=([.I190]^2)*(-0.189)+([.I190])*(0.905)-0.392" office:value-type="float" office:value="0.508402878868051" calcext:value-type="float">
            <text:p>0.5084028789</text:p>
          </table:table-cell>
          <table:table-cell table:number-columns-repeated="1007"/>
        </table:table-row>
        <table:table-row table:style-name="ro1">
          <table:table-cell table:formula="of:=[Datos_Nao.A191]" office:value-type="float" office:value="-0.0286829322576523" calcext:value-type="float">
            <text:p>-0.0286829323</text:p>
          </table:table-cell>
          <table:table-cell table:formula="of:=[Datos_Nao.B191]" office:value-type="float" office:value="0.0300932712852955" calcext:value-type="float">
            <text:p>0.0300932713</text:p>
          </table:table-cell>
          <table:table-cell table:formula="of:=[Datos_Nao.C191]" office:value-type="float" office:value="0.329132556915283" calcext:value-type="float">
            <text:p>0.3291325569</text:p>
          </table:table-cell>
          <table:table-cell table:formula="of:=[Datos_Nao.D191]" office:value-type="float" office:value="0.029279638081789" calcext:value-type="float">
            <text:p>0.0292796381</text:p>
          </table:table-cell>
          <table:table-cell table:formula="of:=[Datos_Nao.E191]" office:value-type="float" office:value="-0.0762013271450996" calcext:value-type="float">
            <text:p>-0.0762013271</text:p>
          </table:table-cell>
          <table:table-cell table:formula="of:=[Datos_Nao.F191]" office:value-type="float" office:value="0.0460090339183807" calcext:value-type="float">
            <text:p>0.0460090339</text:p>
          </table:table-cell>
          <table:table-cell/>
          <table:table-cell table:formula="of:=[Datos_MoCap.A191]" office:value-type="float" office:value="0.048376" calcext:value-type="float">
            <text:p>0.048376</text:p>
          </table:table-cell>
          <table:table-cell table:formula="of:=[Datos_MoCap.B191]" office:value-type="float" office:value="1.410385" calcext:value-type="float">
            <text:p>1.410385</text:p>
          </table:table-cell>
          <table:table-cell table:formula="of:=[Datos_MoCap.C191]" office:value-type="float" office:value="0.057558" calcext:value-type="float">
            <text:p>0.057558</text:p>
          </table:table-cell>
          <table:table-cell table:formula="of:=[Datos_MoCap.D191]" office:value-type="float" office:value="0.003578" calcext:value-type="float">
            <text:p>0.003578</text:p>
          </table:table-cell>
          <table:table-cell table:formula="of:=[Datos_MoCap.F191]" office:value-type="float" office:value="-0.019279" calcext:value-type="float">
            <text:p>-0.019279</text:p>
          </table:table-cell>
          <table:table-cell table:formula="of:=[Datos_MoCap.E191]" office:value-type="float" office:value="0.071408" calcext:value-type="float">
            <text:p>0.071408</text:p>
          </table:table-cell>
          <table:table-cell/>
          <table:table-cell table:formula="of:=(#REF!191^2)*(0.178)+(#REF!191)*(0.352)-0.013" office:value-type="string" office:string-value="" calcext:value-type="error">
            <text:p>#NAME?</text:p>
          </table:table-cell>
          <table:table-cell table:formula="of:=([.J191]^2)*(-0.89)+([.J191])*(-0.633)-0.245" office:value-type="float" office:value="-0.28438271579396" calcext:value-type="float">
            <text:p>-0.2843827158</text:p>
          </table:table-cell>
          <table:table-cell table:formula="of:=([.I191]^2)*(-0.189)+([.I191])*(0.905)-0.392" office:value-type="float" office:value="0.508442299685475" calcext:value-type="float">
            <text:p>0.5084422997</text:p>
          </table:table-cell>
          <table:table-cell table:number-columns-repeated="1007"/>
        </table:table-row>
        <table:table-row table:style-name="ro1">
          <table:table-cell table:formula="of:=[Datos_Nao.A192]" office:value-type="float" office:value="-0.0282694548368454" calcext:value-type="float">
            <text:p>-0.0282694548</text:p>
          </table:table-cell>
          <table:table-cell table:formula="of:=[Datos_Nao.B192]" office:value-type="float" office:value="0.0299470741301775" calcext:value-type="float">
            <text:p>0.0299470741</text:p>
          </table:table-cell>
          <table:table-cell table:formula="of:=[Datos_Nao.C192]" office:value-type="float" office:value="0.329174011945724" calcext:value-type="float">
            <text:p>0.3291740119</text:p>
          </table:table-cell>
          <table:table-cell table:formula="of:=[Datos_Nao.D192]" office:value-type="float" office:value="0.029258256778121" calcext:value-type="float">
            <text:p>0.0292582568</text:p>
          </table:table-cell>
          <table:table-cell table:formula="of:=[Datos_Nao.E192]" office:value-type="float" office:value="-0.0747441276907921" calcext:value-type="float">
            <text:p>-0.0747441277</text:p>
          </table:table-cell>
          <table:table-cell table:formula="of:=[Datos_Nao.F192]" office:value-type="float" office:value="0.0456606857478619" calcext:value-type="float">
            <text:p>0.0456606857</text:p>
          </table:table-cell>
          <table:table-cell/>
          <table:table-cell table:formula="of:=[Datos_MoCap.A192]" office:value-type="float" office:value="0.048628" calcext:value-type="float">
            <text:p>0.048628</text:p>
          </table:table-cell>
          <table:table-cell table:formula="of:=[Datos_MoCap.B192]" office:value-type="float" office:value="1.410452" calcext:value-type="float">
            <text:p>1.410452</text:p>
          </table:table-cell>
          <table:table-cell table:formula="of:=[Datos_MoCap.C192]" office:value-type="float" office:value="0.05731" calcext:value-type="float">
            <text:p>0.05731</text:p>
          </table:table-cell>
          <table:table-cell table:formula="of:=[Datos_MoCap.D192]" office:value-type="float" office:value="0.003623" calcext:value-type="float">
            <text:p>0.003623</text:p>
          </table:table-cell>
          <table:table-cell table:formula="of:=[Datos_MoCap.F192]" office:value-type="float" office:value="-0.019396" calcext:value-type="float">
            <text:p>-0.019396</text:p>
          </table:table-cell>
          <table:table-cell table:formula="of:=[Datos_MoCap.E192]" office:value-type="float" office:value="0.071343" calcext:value-type="float">
            <text:p>0.071343</text:p>
          </table:table-cell>
          <table:table-cell/>
          <table:table-cell table:formula="of:=(#REF!192^2)*(0.178)+(#REF!192)*(0.352)-0.013" office:value-type="string" office:string-value="" calcext:value-type="error">
            <text:p>#NAME?</text:p>
          </table:table-cell>
          <table:table-cell table:formula="of:=([.J192]^2)*(-0.89)+([.J192])*(-0.633)-0.245" office:value-type="float" office:value="-0.284200378129" calcext:value-type="float">
            <text:p>-0.2842003781</text:p>
          </table:table-cell>
          <table:table-cell table:formula="of:=([.I192]^2)*(-0.189)+([.I192])*(0.905)-0.392" office:value-type="float" office:value="0.508467214426544" calcext:value-type="float">
            <text:p>0.5084672144</text:p>
          </table:table-cell>
          <table:table-cell table:number-columns-repeated="1007"/>
        </table:table-row>
        <table:table-row table:style-name="ro1">
          <table:table-cell table:formula="of:=[Datos_Nao.A193]" office:value-type="float" office:value="-0.0281222686171532" calcext:value-type="float">
            <text:p>-0.0281222686</text:p>
          </table:table-cell>
          <table:table-cell table:formula="of:=[Datos_Nao.B193]" office:value-type="float" office:value="0.0298734586685896" calcext:value-type="float">
            <text:p>0.0298734587</text:p>
          </table:table-cell>
          <table:table-cell table:formula="of:=[Datos_Nao.C193]" office:value-type="float" office:value="0.329192310571671" calcext:value-type="float">
            <text:p>0.3291923106</text:p>
          </table:table-cell>
          <table:table-cell table:formula="of:=[Datos_Nao.D193]" office:value-type="float" office:value="0.0292305797338486" calcext:value-type="float">
            <text:p>0.0292305797</text:p>
          </table:table-cell>
          <table:table-cell table:formula="of:=[Datos_Nao.E193]" office:value-type="float" office:value="-0.0742217227816582" calcext:value-type="float">
            <text:p>-0.0742217228</text:p>
          </table:table-cell>
          <table:table-cell table:formula="of:=[Datos_Nao.F193]" office:value-type="float" office:value="0.0454976484179497" calcext:value-type="float">
            <text:p>0.0454976484</text:p>
          </table:table-cell>
          <table:table-cell/>
          <table:table-cell table:formula="of:=[Datos_MoCap.A193]" office:value-type="float" office:value="0.048925" calcext:value-type="float">
            <text:p>0.048925</text:p>
          </table:table-cell>
          <table:table-cell table:formula="of:=[Datos_MoCap.B193]" office:value-type="float" office:value="1.410512" calcext:value-type="float">
            <text:p>1.410512</text:p>
          </table:table-cell>
          <table:table-cell table:formula="of:=[Datos_MoCap.C193]" office:value-type="float" office:value="0.056682" calcext:value-type="float">
            <text:p>0.056682</text:p>
          </table:table-cell>
          <table:table-cell table:formula="of:=[Datos_MoCap.D193]" office:value-type="float" office:value="0.003204" calcext:value-type="float">
            <text:p>0.003204</text:p>
          </table:table-cell>
          <table:table-cell table:formula="of:=[Datos_MoCap.F193]" office:value-type="float" office:value="-0.01951" calcext:value-type="float">
            <text:p>-0.01951</text:p>
          </table:table-cell>
          <table:table-cell table:formula="of:=[Datos_MoCap.E193]" office:value-type="float" office:value="0.071042" calcext:value-type="float">
            <text:p>0.071042</text:p>
          </table:table-cell>
          <table:table-cell/>
          <table:table-cell table:formula="of:=(#REF!193^2)*(0.178)+(#REF!193)*(0.352)-0.013" office:value-type="string" office:string-value="" calcext:value-type="error">
            <text:p>#NAME?</text:p>
          </table:table-cell>
          <table:table-cell table:formula="of:=([.J193]^2)*(-0.89)+([.J193])*(-0.633)-0.245" office:value-type="float" office:value="-0.28373914172036" calcext:value-type="float">
            <text:p>-0.2837391417</text:p>
          </table:table-cell>
          <table:table-cell table:formula="of:=([.I193]^2)*(-0.189)+([.I193])*(0.905)-0.392" office:value-type="float" office:value="0.508489524694784" calcext:value-type="float">
            <text:p>0.5084895247</text:p>
          </table:table-cell>
          <table:table-cell table:number-columns-repeated="1007"/>
        </table:table-row>
        <table:table-row table:style-name="ro1">
          <table:table-cell table:formula="of:=[Datos_Nao.A194]" office:value-type="float" office:value="-0.0278130434453487" calcext:value-type="float">
            <text:p>-0.0278130434</text:p>
          </table:table-cell>
          <table:table-cell table:formula="of:=[Datos_Nao.B194]" office:value-type="float" office:value="0.0296873115003109" calcext:value-type="float">
            <text:p>0.0296873115</text:p>
          </table:table-cell>
          <table:table-cell table:formula="of:=[Datos_Nao.C194]" office:value-type="float" office:value="0.329235047101974" calcext:value-type="float">
            <text:p>0.3292350471</text:p>
          </table:table-cell>
          <table:table-cell table:formula="of:=[Datos_Nao.D194]" office:value-type="float" office:value="0.0291540753096342" calcext:value-type="float">
            <text:p>0.0291540753</text:p>
          </table:table-cell>
          <table:table-cell table:formula="of:=[Datos_Nao.E194]" office:value-type="float" office:value="-0.0731201320886612" calcext:value-type="float">
            <text:p>-0.0731201321</text:p>
          </table:table-cell>
          <table:table-cell table:formula="of:=[Datos_Nao.F194]" office:value-type="float" office:value="0.0451040491461754" calcext:value-type="float">
            <text:p>0.0451040491</text:p>
          </table:table-cell>
          <table:table-cell/>
          <table:table-cell table:formula="of:=[Datos_MoCap.A194]" office:value-type="float" office:value="0.049373" calcext:value-type="float">
            <text:p>0.049373</text:p>
          </table:table-cell>
          <table:table-cell table:formula="of:=[Datos_MoCap.B194]" office:value-type="float" office:value="1.410601" calcext:value-type="float">
            <text:p>1.410601</text:p>
          </table:table-cell>
          <table:table-cell table:formula="of:=[Datos_MoCap.C194]" office:value-type="float" office:value="0.055522" calcext:value-type="float">
            <text:p>0.055522</text:p>
          </table:table-cell>
          <table:table-cell table:formula="of:=[Datos_MoCap.D194]" office:value-type="float" office:value="0.002416" calcext:value-type="float">
            <text:p>0.002416</text:p>
          </table:table-cell>
          <table:table-cell table:formula="of:=[Datos_MoCap.F194]" office:value-type="float" office:value="-0.019846" calcext:value-type="float">
            <text:p>-0.019846</text:p>
          </table:table-cell>
          <table:table-cell table:formula="of:=[Datos_MoCap.E194]" office:value-type="float" office:value="0.069867" calcext:value-type="float">
            <text:p>0.069867</text:p>
          </table:table-cell>
          <table:table-cell/>
          <table:table-cell table:formula="of:=(#REF!194^2)*(0.178)+(#REF!194)*(0.352)-0.013" office:value-type="string" office:string-value="" calcext:value-type="error">
            <text:p>#NAME?</text:p>
          </table:table-cell>
          <table:table-cell table:formula="of:=([.J194]^2)*(-0.89)+([.J194])*(-0.633)-0.245" office:value-type="float" office:value="-0.28288902231076" calcext:value-type="float">
            <text:p>-0.2828890223</text:p>
          </table:table-cell>
          <table:table-cell table:formula="of:=([.I194]^2)*(-0.189)+([.I194])*(0.905)-0.392" office:value-type="float" office:value="0.508522615753011" calcext:value-type="float">
            <text:p>0.5085226158</text:p>
          </table:table-cell>
          <table:table-cell table:number-columns-repeated="1007"/>
        </table:table-row>
        <table:table-row table:style-name="ro1">
          <table:table-cell table:formula="of:=[Datos_Nao.A195]" office:value-type="float" office:value="-0.0274837352335453" calcext:value-type="float">
            <text:p>-0.0274837352</text:p>
          </table:table-cell>
          <table:table-cell table:formula="of:=[Datos_Nao.B195]" office:value-type="float" office:value="0.029448825865984" calcext:value-type="float">
            <text:p>0.0294488259</text:p>
          </table:table-cell>
          <table:table-cell table:formula="of:=[Datos_Nao.C195]" office:value-type="float" office:value="0.329285502433777" calcext:value-type="float">
            <text:p>0.3292855024</text:p>
          </table:table-cell>
          <table:table-cell table:formula="of:=[Datos_Nao.D195]" office:value-type="float" office:value="0.0290561709553003" calcext:value-type="float">
            <text:p>0.029056171</text:p>
          </table:table-cell>
          <table:table-cell table:formula="of:=[Datos_Nao.E195]" office:value-type="float" office:value="-0.0719426199793816" calcext:value-type="float">
            <text:p>-0.07194262</text:p>
          </table:table-cell>
          <table:table-cell table:formula="of:=[Datos_Nao.F195]" office:value-type="float" office:value="0.0446239076554775" calcext:value-type="float">
            <text:p>0.0446239077</text:p>
          </table:table-cell>
          <table:table-cell/>
          <table:table-cell table:formula="of:=[Datos_MoCap.A195]" office:value-type="float" office:value="0.049808" calcext:value-type="float">
            <text:p>0.049808</text:p>
          </table:table-cell>
          <table:table-cell table:formula="of:=[Datos_MoCap.B195]" office:value-type="float" office:value="1.410695" calcext:value-type="float">
            <text:p>1.410695</text:p>
          </table:table-cell>
          <table:table-cell table:formula="of:=[Datos_MoCap.C195]" office:value-type="float" office:value="0.054121" calcext:value-type="float">
            <text:p>0.054121</text:p>
          </table:table-cell>
          <table:table-cell table:formula="of:=[Datos_MoCap.D195]" office:value-type="float" office:value="0.002104" calcext:value-type="float">
            <text:p>0.002104</text:p>
          </table:table-cell>
          <table:table-cell table:formula="of:=[Datos_MoCap.F195]" office:value-type="float" office:value="-0.020144" calcext:value-type="float">
            <text:p>-0.020144</text:p>
          </table:table-cell>
          <table:table-cell table:formula="of:=[Datos_MoCap.E195]" office:value-type="float" office:value="0.068371" calcext:value-type="float">
            <text:p>0.068371</text:p>
          </table:table-cell>
          <table:table-cell/>
          <table:table-cell table:formula="of:=(#REF!195^2)*(0.178)+(#REF!195)*(0.352)-0.013" office:value-type="string" office:string-value="" calcext:value-type="error">
            <text:p>#NAME?</text:p>
          </table:table-cell>
          <table:table-cell table:formula="of:=([.J195]^2)*(-0.89)+([.J195])*(-0.633)-0.245" office:value-type="float" office:value="-0.28186547655049" calcext:value-type="float">
            <text:p>-0.2818654766</text:p>
          </table:table-cell>
          <table:table-cell table:formula="of:=([.I195]^2)*(-0.189)+([.I195])*(0.905)-0.392" office:value-type="float" office:value="0.508557562608275" calcext:value-type="float">
            <text:p>0.5085575626</text:p>
          </table:table-cell>
          <table:table-cell table:number-columns-repeated="1007"/>
        </table:table-row>
        <table:table-row table:style-name="ro1">
          <table:table-cell table:formula="of:=[Datos_Nao.A196]" office:value-type="float" office:value="-0.0273115877062082" calcext:value-type="float">
            <text:p>-0.0273115877</text:p>
          </table:table-cell>
          <table:table-cell table:formula="of:=[Datos_Nao.B196]" office:value-type="float" office:value="0.0293100029230118" calcext:value-type="float">
            <text:p>0.0293100029</text:p>
          </table:table-cell>
          <table:table-cell table:formula="of:=[Datos_Nao.C196]" office:value-type="float" office:value="0.329313397407532" calcext:value-type="float">
            <text:p>0.3293133974</text:p>
          </table:table-cell>
          <table:table-cell table:formula="of:=[Datos_Nao.D196]" office:value-type="float" office:value="0.0290010403841734" calcext:value-type="float">
            <text:p>0.0290010404</text:p>
          </table:table-cell>
          <table:table-cell table:formula="of:=[Datos_Nao.E196]" office:value-type="float" office:value="-0.0713256299495697" calcext:value-type="float">
            <text:p>-0.0713256299</text:p>
          </table:table-cell>
          <table:table-cell table:formula="of:=[Datos_Nao.F196]" office:value-type="float" office:value="0.0443528257310391" calcext:value-type="float">
            <text:p>0.0443528257</text:p>
          </table:table-cell>
          <table:table-cell/>
          <table:table-cell table:formula="of:=[Datos_MoCap.A196]" office:value-type="float" office:value="0.050293" calcext:value-type="float">
            <text:p>0.050293</text:p>
          </table:table-cell>
          <table:table-cell table:formula="of:=[Datos_MoCap.B196]" office:value-type="float" office:value="1.410826" calcext:value-type="float">
            <text:p>1.410826</text:p>
          </table:table-cell>
          <table:table-cell table:formula="of:=[Datos_MoCap.C196]" office:value-type="float" office:value="0.052466" calcext:value-type="float">
            <text:p>0.052466</text:p>
          </table:table-cell>
          <table:table-cell table:formula="of:=[Datos_MoCap.D196]" office:value-type="float" office:value="0.001767" calcext:value-type="float">
            <text:p>0.001767</text:p>
          </table:table-cell>
          <table:table-cell table:formula="of:=[Datos_MoCap.F196]" office:value-type="float" office:value="-0.020702" calcext:value-type="float">
            <text:p>-0.020702</text:p>
          </table:table-cell>
          <table:table-cell table:formula="of:=[Datos_MoCap.E196]" office:value-type="float" office:value="0.066422" calcext:value-type="float">
            <text:p>0.066422</text:p>
          </table:table-cell>
          <table:table-cell/>
          <table:table-cell table:formula="of:=(#REF!196^2)*(0.178)+(#REF!196)*(0.352)-0.013" office:value-type="string" office:string-value="" calcext:value-type="error">
            <text:p>#NAME?</text:p>
          </table:table-cell>
          <table:table-cell table:formula="of:=([.J196]^2)*(-0.89)+([.J196])*(-0.633)-0.245" office:value-type="float" office:value="-0.28066086422884" calcext:value-type="float">
            <text:p>-0.2806608642</text:p>
          </table:table-cell>
          <table:table-cell table:formula="of:=([.I196]^2)*(-0.189)+([.I196])*(0.905)-0.392" office:value-type="float" office:value="0.508606259569836" calcext:value-type="float">
            <text:p>0.5086062596</text:p>
          </table:table-cell>
          <table:table-cell table:number-columns-repeated="1007"/>
        </table:table-row>
        <table:table-row table:style-name="ro1">
          <table:table-cell table:formula="of:=[Datos_Nao.A197]" office:value-type="float" office:value="-0.0271344259381294" calcext:value-type="float">
            <text:p>-0.0271344259</text:p>
          </table:table-cell>
          <table:table-cell table:formula="of:=[Datos_Nao.B197]" office:value-type="float" office:value="0.0291582494974136" calcext:value-type="float">
            <text:p>0.0291582495</text:p>
          </table:table-cell>
          <table:table-cell table:formula="of:=[Datos_Nao.C197]" office:value-type="float" office:value="0.329342991113663" calcext:value-type="float">
            <text:p>0.3293429911</text:p>
          </table:table-cell>
          <table:table-cell table:formula="of:=[Datos_Nao.D197]" office:value-type="float" office:value="0.0289424620568752" calcext:value-type="float">
            <text:p>0.0289424621</text:p>
          </table:table-cell>
          <table:table-cell table:formula="of:=[Datos_Nao.E197]" office:value-type="float" office:value="-0.0706900358200073" calcext:value-type="float">
            <text:p>-0.0706900358</text:p>
          </table:table-cell>
          <table:table-cell table:formula="of:=[Datos_Nao.F197]" office:value-type="float" office:value="0.0440618731081486" calcext:value-type="float">
            <text:p>0.0440618731</text:p>
          </table:table-cell>
          <table:table-cell/>
          <table:table-cell table:formula="of:=[Datos_MoCap.A197]" office:value-type="float" office:value="0.050735" calcext:value-type="float">
            <text:p>0.050735</text:p>
          </table:table-cell>
          <table:table-cell table:formula="of:=[Datos_MoCap.B197]" office:value-type="float" office:value="1.411022" calcext:value-type="float">
            <text:p>1.411022</text:p>
          </table:table-cell>
          <table:table-cell table:formula="of:=[Datos_MoCap.C197]" office:value-type="float" office:value="0.050635" calcext:value-type="float">
            <text:p>0.050635</text:p>
          </table:table-cell>
          <table:table-cell table:formula="of:=[Datos_MoCap.D197]" office:value-type="float" office:value="0.001819" calcext:value-type="float">
            <text:p>0.001819</text:p>
          </table:table-cell>
          <table:table-cell table:formula="of:=[Datos_MoCap.F197]" office:value-type="float" office:value="-0.021318" calcext:value-type="float">
            <text:p>-0.021318</text:p>
          </table:table-cell>
          <table:table-cell table:formula="of:=[Datos_MoCap.E197]" office:value-type="float" office:value="0.06427" calcext:value-type="float">
            <text:p>0.06427</text:p>
          </table:table-cell>
          <table:table-cell/>
          <table:table-cell table:formula="of:=(#REF!197^2)*(0.178)+(#REF!197)*(0.352)-0.013" office:value-type="string" office:string-value="" calcext:value-type="error">
            <text:p>#NAME?</text:p>
          </table:table-cell>
          <table:table-cell table:formula="of:=([.J197]^2)*(-0.89)+([.J197])*(-0.633)-0.245" office:value-type="float" office:value="-0.27933382887025" calcext:value-type="float">
            <text:p>-0.2793338289</text:p>
          </table:table-cell>
          <table:table-cell table:formula="of:=([.I197]^2)*(-0.189)+([.I197])*(0.905)-0.392" office:value-type="float" office:value="0.508679107032524" calcext:value-type="float">
            <text:p>0.508679107</text:p>
          </table:table-cell>
          <table:table-cell table:number-columns-repeated="1007"/>
        </table:table-row>
        <table:table-row table:style-name="ro1">
          <table:table-cell table:formula="of:=[Datos_Nao.A198]" office:value-type="float" office:value="-0.0267654806375504" calcext:value-type="float">
            <text:p>-0.0267654806</text:p>
          </table:table-cell>
          <table:table-cell table:formula="of:=[Datos_Nao.B198]" office:value-type="float" office:value="0.0288165733218193" calcext:value-type="float">
            <text:p>0.0288165733</text:p>
          </table:table-cell>
          <table:table-cell table:formula="of:=[Datos_Nao.C198]" office:value-type="float" office:value="0.329406917095184" calcext:value-type="float">
            <text:p>0.3294069171</text:p>
          </table:table-cell>
          <table:table-cell table:formula="of:=[Datos_Nao.D198]" office:value-type="float" office:value="0.0288164932280779" calcext:value-type="float">
            <text:p>0.0288164932</text:p>
          </table:table-cell>
          <table:table-cell table:formula="of:=[Datos_Nao.E198]" office:value-type="float" office:value="-0.0693639442324638" calcext:value-type="float">
            <text:p>-0.0693639442</text:p>
          </table:table-cell>
          <table:table-cell table:formula="of:=[Datos_Nao.F198]" office:value-type="float" office:value="0.0434228181838989" calcext:value-type="float">
            <text:p>0.0434228182</text:p>
          </table:table-cell>
          <table:table-cell/>
          <table:table-cell table:formula="of:=[Datos_MoCap.A198]" office:value-type="float" office:value="0.051185" calcext:value-type="float">
            <text:p>0.051185</text:p>
          </table:table-cell>
          <table:table-cell table:formula="of:=[Datos_MoCap.B198]" office:value-type="float" office:value="1.411215" calcext:value-type="float">
            <text:p>1.411215</text:p>
          </table:table-cell>
          <table:table-cell table:formula="of:=[Datos_MoCap.C198]" office:value-type="float" office:value="0.048691" calcext:value-type="float">
            <text:p>0.048691</text:p>
          </table:table-cell>
          <table:table-cell table:formula="of:=[Datos_MoCap.D198]" office:value-type="float" office:value="0.001988" calcext:value-type="float">
            <text:p>0.001988</text:p>
          </table:table-cell>
          <table:table-cell table:formula="of:=[Datos_MoCap.F198]" office:value-type="float" office:value="-0.022284" calcext:value-type="float">
            <text:p>-0.022284</text:p>
          </table:table-cell>
          <table:table-cell table:formula="of:=[Datos_MoCap.E198]" office:value-type="float" office:value="0.061508" calcext:value-type="float">
            <text:p>0.061508</text:p>
          </table:table-cell>
          <table:table-cell/>
          <table:table-cell table:formula="of:=(#REF!198^2)*(0.178)+(#REF!198)*(0.352)-0.013" office:value-type="string" office:string-value="" calcext:value-type="error">
            <text:p>#NAME?</text:p>
          </table:table-cell>
          <table:table-cell table:formula="of:=([.J198]^2)*(-0.89)+([.J198])*(-0.633)-0.245" office:value-type="float" office:value="-0.27793142699809" calcext:value-type="float">
            <text:p>-0.277931427</text:p>
          </table:table-cell>
          <table:table-cell table:formula="of:=([.I198]^2)*(-0.189)+([.I198])*(0.905)-0.392" office:value-type="float" office:value="0.508750825293475" calcext:value-type="float">
            <text:p>0.5087508253</text:p>
          </table:table-cell>
          <table:table-cell table:number-columns-repeated="1007"/>
        </table:table-row>
        <table:table-row table:style-name="ro1">
          <table:table-cell table:formula="of:=[Datos_Nao.A199]" office:value-type="float" office:value="-0.0263775289058685" calcext:value-type="float">
            <text:p>-0.0263775289</text:p>
          </table:table-cell>
          <table:table-cell table:formula="of:=[Datos_Nao.B199]" office:value-type="float" office:value="0.028425021097064" calcext:value-type="float">
            <text:p>0.0284250211</text:p>
          </table:table-cell>
          <table:table-cell table:formula="of:=[Datos_Nao.C199]" office:value-type="float" office:value="0.329476594924927" calcext:value-type="float">
            <text:p>0.3294765949</text:p>
          </table:table-cell>
          <table:table-cell table:formula="of:=[Datos_Nao.D199]" office:value-type="float" office:value="0.0286805406212807" calcext:value-type="float">
            <text:p>0.0286805406</text:p>
          </table:table-cell>
          <table:table-cell table:formula="of:=[Datos_Nao.E199]" office:value-type="float" office:value="-0.0679665505886078" calcext:value-type="float">
            <text:p>-0.0679665506</text:p>
          </table:table-cell>
          <table:table-cell table:formula="of:=[Datos_Nao.F199]" office:value-type="float" office:value="0.0427117645740509" calcext:value-type="float">
            <text:p>0.0427117646</text:p>
          </table:table-cell>
          <table:table-cell/>
          <table:table-cell table:formula="of:=[Datos_MoCap.A199]" office:value-type="float" office:value="0.051531" calcext:value-type="float">
            <text:p>0.051531</text:p>
          </table:table-cell>
          <table:table-cell table:formula="of:=[Datos_MoCap.B199]" office:value-type="float" office:value="1.411439" calcext:value-type="float">
            <text:p>1.411439</text:p>
          </table:table-cell>
          <table:table-cell table:formula="of:=[Datos_MoCap.C199]" office:value-type="float" office:value="0.046724" calcext:value-type="float">
            <text:p>0.046724</text:p>
          </table:table-cell>
          <table:table-cell table:formula="of:=[Datos_MoCap.D199]" office:value-type="float" office:value="0.002399" calcext:value-type="float">
            <text:p>0.002399</text:p>
          </table:table-cell>
          <table:table-cell table:formula="of:=[Datos_MoCap.F199]" office:value-type="float" office:value="-0.023348" calcext:value-type="float">
            <text:p>-0.023348</text:p>
          </table:table-cell>
          <table:table-cell table:formula="of:=[Datos_MoCap.E199]" office:value-type="float" office:value="0.058598" calcext:value-type="float">
            <text:p>0.058598</text:p>
          </table:table-cell>
          <table:table-cell/>
          <table:table-cell table:formula="of:=(#REF!199^2)*(0.178)+(#REF!199)*(0.352)-0.013" office:value-type="string" office:string-value="" calcext:value-type="error">
            <text:p>#NAME?</text:p>
          </table:table-cell>
          <table:table-cell table:formula="of:=([.J199]^2)*(-0.89)+([.J199])*(-0.633)-0.245" office:value-type="float" office:value="-0.27651927963664" calcext:value-type="float">
            <text:p>-0.2765192796</text:p>
          </table:table-cell>
          <table:table-cell table:formula="of:=([.I199]^2)*(-0.189)+([.I199])*(0.905)-0.392" office:value-type="float" office:value="0.508834045413731" calcext:value-type="float">
            <text:p>0.5088340454</text:p>
          </table:table-cell>
          <table:table-cell table:number-columns-repeated="1007"/>
        </table:table-row>
        <table:table-row table:style-name="ro1">
          <table:table-cell table:formula="of:=[Datos_Nao.A200]" office:value-type="float" office:value="-0.0261766351759434" calcext:value-type="float">
            <text:p>-0.0261766352</text:p>
          </table:table-cell>
          <table:table-cell table:formula="of:=[Datos_Nao.B200]" office:value-type="float" office:value="0.0282110311090946" calcext:value-type="float">
            <text:p>0.0282110311</text:p>
          </table:table-cell>
          <table:table-cell table:formula="of:=[Datos_Nao.C200]" office:value-type="float" office:value="0.329513430595398" calcext:value-type="float">
            <text:p>0.3295134306</text:p>
          </table:table-cell>
          <table:table-cell table:formula="of:=[Datos_Nao.D200]" office:value-type="float" office:value="0.0286093018949032" calcext:value-type="float">
            <text:p>0.0286093019</text:p>
          </table:table-cell>
          <table:table-cell table:formula="of:=[Datos_Nao.E200]" office:value-type="float" office:value="-0.0672418624162674" calcext:value-type="float">
            <text:p>-0.0672418624</text:p>
          </table:table-cell>
          <table:table-cell table:formula="of:=[Datos_Nao.F200]" office:value-type="float" office:value="0.0423308424651623" calcext:value-type="float">
            <text:p>0.0423308425</text:p>
          </table:table-cell>
          <table:table-cell/>
          <table:table-cell table:formula="of:=[Datos_MoCap.A200]" office:value-type="float" office:value="0.051482" calcext:value-type="float">
            <text:p>0.051482</text:p>
          </table:table-cell>
          <table:table-cell table:formula="of:=[Datos_MoCap.B200]" office:value-type="float" office:value="1.411607" calcext:value-type="float">
            <text:p>1.411607</text:p>
          </table:table-cell>
          <table:table-cell table:formula="of:=[Datos_MoCap.C200]" office:value-type="float" office:value="0.045161" calcext:value-type="float">
            <text:p>0.045161</text:p>
          </table:table-cell>
          <table:table-cell table:formula="of:=[Datos_MoCap.D200]" office:value-type="float" office:value="0.002739" calcext:value-type="float">
            <text:p>0.002739</text:p>
          </table:table-cell>
          <table:table-cell table:formula="of:=[Datos_MoCap.F200]" office:value-type="float" office:value="-0.024585" calcext:value-type="float">
            <text:p>-0.024585</text:p>
          </table:table-cell>
          <table:table-cell table:formula="of:=[Datos_MoCap.E200]" office:value-type="float" office:value="0.056947" calcext:value-type="float">
            <text:p>0.056947</text:p>
          </table:table-cell>
          <table:table-cell/>
          <table:table-cell table:formula="of:=(#REF!200^2)*(0.178)+(#REF!200)*(0.352)-0.013" office:value-type="string" office:string-value="" calcext:value-type="error">
            <text:p>#NAME?</text:p>
          </table:table-cell>
          <table:table-cell table:formula="of:=([.J200]^2)*(-0.89)+([.J200])*(-0.633)-0.245" office:value-type="float" office:value="-0.27540208216969" calcext:value-type="float">
            <text:p>-0.2754020822</text:p>
          </table:table-cell>
          <table:table-cell table:formula="of:=([.I200]^2)*(-0.189)+([.I200])*(0.905)-0.392" office:value-type="float" office:value="0.508896448057139" calcext:value-type="float">
            <text:p>0.5088964481</text:p>
          </table:table-cell>
          <table:table-cell table:number-columns-repeated="1007"/>
        </table:table-row>
        <table:table-row table:style-name="ro1">
          <table:table-cell table:formula="of:=[Datos_Nao.A201]" office:value-type="float" office:value="-0.0257615298032761" calcext:value-type="float">
            <text:p>-0.0257615298</text:p>
          </table:table-cell>
          <table:table-cell table:formula="of:=[Datos_Nao.B201]" office:value-type="float" office:value="0.0277476646006107" calcext:value-type="float">
            <text:p>0.0277476646</text:p>
          </table:table-cell>
          <table:table-cell table:formula="of:=[Datos_Nao.C201]" office:value-type="float" office:value="0.32959058880806" calcext:value-type="float">
            <text:p>0.3295905888</text:p>
          </table:table-cell>
          <table:table-cell table:formula="of:=[Datos_Nao.D201]" office:value-type="float" office:value="0.0284609012305737" calcext:value-type="float">
            <text:p>0.0284609012</text:p>
          </table:table-cell>
          <table:table-cell table:formula="of:=[Datos_Nao.E201]" office:value-type="float" office:value="-0.0657422319054604" calcext:value-type="float">
            <text:p>-0.0657422319</text:p>
          </table:table-cell>
          <table:table-cell table:formula="of:=[Datos_Nao.F201]" office:value-type="float" office:value="0.0415215753018856" calcext:value-type="float">
            <text:p>0.0415215753</text:p>
          </table:table-cell>
          <table:table-cell/>
          <table:table-cell table:formula="of:=[Datos_MoCap.A201]" office:value-type="float" office:value="0.051812" calcext:value-type="float">
            <text:p>0.051812</text:p>
          </table:table-cell>
          <table:table-cell table:formula="of:=[Datos_MoCap.B201]" office:value-type="float" office:value="1.411859" calcext:value-type="float">
            <text:p>1.411859</text:p>
          </table:table-cell>
          <table:table-cell table:formula="of:=[Datos_MoCap.C201]" office:value-type="float" office:value="0.042701" calcext:value-type="float">
            <text:p>0.042701</text:p>
          </table:table-cell>
          <table:table-cell table:formula="of:=[Datos_MoCap.D201]" office:value-type="float" office:value="0.003194" calcext:value-type="float">
            <text:p>0.003194</text:p>
          </table:table-cell>
          <table:table-cell table:formula="of:=[Datos_MoCap.F201]" office:value-type="float" office:value="-0.026113" calcext:value-type="float">
            <text:p>-0.026113</text:p>
          </table:table-cell>
          <table:table-cell table:formula="of:=[Datos_MoCap.E201]" office:value-type="float" office:value="0.052338" calcext:value-type="float">
            <text:p>0.052338</text:p>
          </table:table-cell>
          <table:table-cell/>
          <table:table-cell table:formula="of:=(#REF!201^2)*(0.178)+(#REF!201)*(0.352)-0.013" office:value-type="string" office:string-value="" calcext:value-type="error">
            <text:p>#NAME?</text:p>
          </table:table-cell>
          <table:table-cell table:formula="of:=([.J201]^2)*(-0.89)+([.J201])*(-0.633)-0.245" office:value-type="float" office:value="-0.27365253710689" calcext:value-type="float">
            <text:p>-0.2736525371</text:p>
          </table:table-cell>
          <table:table-cell table:formula="of:=([.I201]^2)*(-0.189)+([.I201])*(0.905)-0.392" office:value-type="float" office:value="0.508990032018491" calcext:value-type="float">
            <text:p>0.508990032</text:p>
          </table:table-cell>
          <table:table-cell table:number-columns-repeated="1007"/>
        </table:table-row>
        <table:table-row table:style-name="ro1">
          <table:table-cell table:formula="of:=[Datos_Nao.A202]" office:value-type="float" office:value="-0.0255475454032421" calcext:value-type="float">
            <text:p>-0.0255475454</text:p>
          </table:table-cell>
          <table:table-cell table:formula="of:=[Datos_Nao.B202]" office:value-type="float" office:value="0.0274987798184156" calcext:value-type="float">
            <text:p>0.0274987798</text:p>
          </table:table-cell>
          <table:table-cell table:formula="of:=[Datos_Nao.C202]" office:value-type="float" office:value="0.329630762338638" calcext:value-type="float">
            <text:p>0.3296307623</text:p>
          </table:table-cell>
          <table:table-cell table:formula="of:=[Datos_Nao.D202]" office:value-type="float" office:value="0.028383931145072" calcext:value-type="float">
            <text:p>0.0283839311</text:p>
          </table:table-cell>
          <table:table-cell table:formula="of:=[Datos_Nao.E202]" office:value-type="float" office:value="-0.0649679750204086" calcext:value-type="float">
            <text:p>-0.064967975</text:p>
          </table:table-cell>
          <table:table-cell table:formula="of:=[Datos_Nao.F202]" office:value-type="float" office:value="0.0410945080220699" calcext:value-type="float">
            <text:p>0.041094508</text:p>
          </table:table-cell>
          <table:table-cell/>
          <table:table-cell table:formula="of:=[Datos_MoCap.A202]" office:value-type="float" office:value="0.051721" calcext:value-type="float">
            <text:p>0.051721</text:p>
          </table:table-cell>
          <table:table-cell table:formula="of:=[Datos_MoCap.B202]" office:value-type="float" office:value="1.412154" calcext:value-type="float">
            <text:p>1.412154</text:p>
          </table:table-cell>
          <table:table-cell table:formula="of:=[Datos_MoCap.C202]" office:value-type="float" office:value="0.040654" calcext:value-type="float">
            <text:p>0.040654</text:p>
          </table:table-cell>
          <table:table-cell table:formula="of:=[Datos_MoCap.D202]" office:value-type="float" office:value="0.003284" calcext:value-type="float">
            <text:p>0.003284</text:p>
          </table:table-cell>
          <table:table-cell table:formula="of:=[Datos_MoCap.F202]" office:value-type="float" office:value="-0.02829" calcext:value-type="float">
            <text:p>-0.02829</text:p>
          </table:table-cell>
          <table:table-cell table:formula="of:=[Datos_MoCap.E202]" office:value-type="float" office:value="0.049234" calcext:value-type="float">
            <text:p>0.049234</text:p>
          </table:table-cell>
          <table:table-cell/>
          <table:table-cell table:formula="of:=(#REF!202^2)*(0.178)+(#REF!202)*(0.352)-0.013" office:value-type="string" office:string-value="" calcext:value-type="error">
            <text:p>#NAME?</text:p>
          </table:table-cell>
          <table:table-cell table:formula="of:=([.J202]^2)*(-0.89)+([.J202])*(-0.633)-0.245" office:value-type="float" office:value="-0.27220492746724" calcext:value-type="float">
            <text:p>-0.2722049275</text:p>
          </table:table-cell>
          <table:table-cell table:formula="of:=([.I202]^2)*(-0.189)+([.I202])*(0.905)-0.392" office:value-type="float" office:value="0.509099554173676" calcext:value-type="float">
            <text:p>0.5090995542</text:p>
          </table:table-cell>
          <table:table-cell table:number-columns-repeated="1007"/>
        </table:table-row>
        <table:table-row table:style-name="ro1">
          <table:table-cell table:formula="of:=[Datos_Nao.A203]" office:value-type="float" office:value="-0.0253293849527836" calcext:value-type="float">
            <text:p>-0.025329385</text:p>
          </table:table-cell>
          <table:table-cell table:formula="of:=[Datos_Nao.B203]" office:value-type="float" office:value="0.0272386781871319" calcext:value-type="float">
            <text:p>0.0272386782</text:p>
          </table:table-cell>
          <table:table-cell table:formula="of:=[Datos_Nao.C203]" office:value-type="float" office:value="0.329671859741211" calcext:value-type="float">
            <text:p>0.3296718597</text:p>
          </table:table-cell>
          <table:table-cell table:formula="of:=[Datos_Nao.D203]" office:value-type="float" office:value="0.0283052045851946" calcext:value-type="float">
            <text:p>0.0283052046</text:p>
          </table:table-cell>
          <table:table-cell table:formula="of:=[Datos_Nao.E203]" office:value-type="float" office:value="-0.0641778856515884" calcext:value-type="float">
            <text:p>-0.0641778857</text:p>
          </table:table-cell>
          <table:table-cell table:formula="of:=[Datos_Nao.F203]" office:value-type="float" office:value="0.0406533516943455" calcext:value-type="float">
            <text:p>0.0406533517</text:p>
          </table:table-cell>
          <table:table-cell/>
          <table:table-cell table:formula="of:=[Datos_MoCap.A203]" office:value-type="float" office:value="0.051464" calcext:value-type="float">
            <text:p>0.051464</text:p>
          </table:table-cell>
          <table:table-cell table:formula="of:=[Datos_MoCap.B203]" office:value-type="float" office:value="1.412329" calcext:value-type="float">
            <text:p>1.412329</text:p>
          </table:table-cell>
          <table:table-cell table:formula="of:=[Datos_MoCap.C203]" office:value-type="float" office:value="0.039159" calcext:value-type="float">
            <text:p>0.039159</text:p>
          </table:table-cell>
          <table:table-cell table:formula="of:=[Datos_MoCap.D203]" office:value-type="float" office:value="0.0033" calcext:value-type="float">
            <text:p>0.0033</text:p>
          </table:table-cell>
          <table:table-cell table:formula="of:=[Datos_MoCap.F203]" office:value-type="float" office:value="-0.03087" calcext:value-type="float">
            <text:p>-0.03087</text:p>
          </table:table-cell>
          <table:table-cell table:formula="of:=[Datos_MoCap.E203]" office:value-type="float" office:value="0.048194" calcext:value-type="float">
            <text:p>0.048194</text:p>
          </table:table-cell>
          <table:table-cell/>
          <table:table-cell table:formula="of:=(#REF!203^2)*(0.178)+(#REF!203)*(0.352)-0.013" office:value-type="string" office:string-value="" calcext:value-type="error">
            <text:p>#NAME?</text:p>
          </table:table-cell>
          <table:table-cell table:formula="of:=([.J203]^2)*(-0.89)+([.J203])*(-0.633)-0.245" office:value-type="float" office:value="-0.27115239728009" calcext:value-type="float">
            <text:p>-0.2711523973</text:p>
          </table:table-cell>
          <table:table-cell table:formula="of:=([.I203]^2)*(-0.189)+([.I203])*(0.905)-0.392" office:value-type="float" office:value="0.509164509398451" calcext:value-type="float">
            <text:p>0.5091645094</text:p>
          </table:table-cell>
          <table:table-cell table:number-columns-repeated="1007"/>
        </table:table-row>
        <table:table-row table:style-name="ro1">
          <table:table-cell table:formula="of:=[Datos_Nao.A204]" office:value-type="float" office:value="-0.0248810388147831" calcext:value-type="float">
            <text:p>-0.0248810388</text:p>
          </table:table-cell>
          <table:table-cell table:formula="of:=[Datos_Nao.B204]" office:value-type="float" office:value="0.026685930788517" calcext:value-type="float">
            <text:p>0.0266859308</text:p>
          </table:table-cell>
          <table:table-cell table:formula="of:=[Datos_Nao.C204]" office:value-type="float" office:value="0.329756557941437" calcext:value-type="float">
            <text:p>0.3297565579</text:p>
          </table:table-cell>
          <table:table-cell table:formula="of:=[Datos_Nao.D204]" office:value-type="float" office:value="0.028142673894763" calcext:value-type="float">
            <text:p>0.0281426739</text:p>
          </table:table-cell>
          <table:table-cell table:formula="of:=[Datos_Nao.E204]" office:value-type="float" office:value="-0.0625517219305039" calcext:value-type="float">
            <text:p>-0.0625517219</text:p>
          </table:table-cell>
          <table:table-cell table:formula="of:=[Datos_Nao.F204]" office:value-type="float" office:value="0.0397314764559269" calcext:value-type="float">
            <text:p>0.0397314765</text:p>
          </table:table-cell>
          <table:table-cell/>
          <table:table-cell table:formula="of:=[Datos_MoCap.A204]" office:value-type="float" office:value="0.051596" calcext:value-type="float">
            <text:p>0.051596</text:p>
          </table:table-cell>
          <table:table-cell table:formula="of:=[Datos_MoCap.B204]" office:value-type="float" office:value="1.412368" calcext:value-type="float">
            <text:p>1.412368</text:p>
          </table:table-cell>
          <table:table-cell table:formula="of:=[Datos_MoCap.C204]" office:value-type="float" office:value="0.037318" calcext:value-type="float">
            <text:p>0.037318</text:p>
          </table:table-cell>
          <table:table-cell table:formula="of:=[Datos_MoCap.D204]" office:value-type="float" office:value="0.003603" calcext:value-type="float">
            <text:p>0.003603</text:p>
          </table:table-cell>
          <table:table-cell table:formula="of:=[Datos_MoCap.F204]" office:value-type="float" office:value="-0.033692" calcext:value-type="float">
            <text:p>-0.033692</text:p>
          </table:table-cell>
          <table:table-cell table:formula="of:=[Datos_MoCap.E204]" office:value-type="float" office:value="0.046486" calcext:value-type="float">
            <text:p>0.046486</text:p>
          </table:table-cell>
          <table:table-cell/>
          <table:table-cell table:formula="of:=(#REF!204^2)*(0.178)+(#REF!204)*(0.352)-0.013" office:value-type="string" office:string-value="" calcext:value-type="error">
            <text:p>#NAME?</text:p>
          </table:table-cell>
          <table:table-cell table:formula="of:=([.J204]^2)*(-0.89)+([.J204])*(-0.633)-0.245" office:value-type="float" office:value="-0.26986173748036" calcext:value-type="float">
            <text:p>-0.2698617375</text:p>
          </table:table-cell>
          <table:table-cell table:formula="of:=([.I204]^2)*(-0.189)+([.I204])*(0.905)-0.392" office:value-type="float" office:value="0.509178983556864" calcext:value-type="float">
            <text:p>0.5091789836</text:p>
          </table:table-cell>
          <table:table-cell table:number-columns-repeated="1007"/>
        </table:table-row>
        <table:table-row table:style-name="ro1">
          <table:table-cell table:formula="of:=[Datos_Nao.A205]" office:value-type="float" office:value="-0.0244173929095268" calcext:value-type="float">
            <text:p>-0.0244173929</text:p>
          </table:table-cell>
          <table:table-cell table:formula="of:=[Datos_Nao.B205]" office:value-type="float" office:value="0.0260914117097855" calcext:value-type="float">
            <text:p>0.0260914117</text:p>
          </table:table-cell>
          <table:table-cell table:formula="of:=[Datos_Nao.C205]" office:value-type="float" office:value="0.329843997955322" calcext:value-type="float">
            <text:p>0.329843998</text:p>
          </table:table-cell>
          <table:table-cell table:formula="of:=[Datos_Nao.D205]" office:value-type="float" office:value="0.0279735997319222" calcext:value-type="float">
            <text:p>0.0279735997</text:p>
          </table:table-cell>
          <table:table-cell table:formula="of:=[Datos_Nao.E205]" office:value-type="float" office:value="-0.0608666874468327" calcext:value-type="float">
            <text:p>-0.0608666874</text:p>
          </table:table-cell>
          <table:table-cell table:formula="of:=[Datos_Nao.F205]" office:value-type="float" office:value="0.0387612096965313" calcext:value-type="float">
            <text:p>0.0387612097</text:p>
          </table:table-cell>
          <table:table-cell/>
          <table:table-cell table:formula="of:=[Datos_MoCap.A205]" office:value-type="float" office:value="0.052083" calcext:value-type="float">
            <text:p>0.052083</text:p>
          </table:table-cell>
          <table:table-cell table:formula="of:=[Datos_MoCap.B205]" office:value-type="float" office:value="1.412037" calcext:value-type="float">
            <text:p>1.412037</text:p>
          </table:table-cell>
          <table:table-cell table:formula="of:=[Datos_MoCap.C205]" office:value-type="float" office:value="0.035388" calcext:value-type="float">
            <text:p>0.035388</text:p>
          </table:table-cell>
          <table:table-cell table:formula="of:=[Datos_MoCap.D205]" office:value-type="float" office:value="0.003679" calcext:value-type="float">
            <text:p>0.003679</text:p>
          </table:table-cell>
          <table:table-cell table:formula="of:=[Datos_MoCap.F205]" office:value-type="float" office:value="-0.035861" calcext:value-type="float">
            <text:p>-0.035861</text:p>
          </table:table-cell>
          <table:table-cell table:formula="of:=[Datos_MoCap.E205]" office:value-type="float" office:value="0.045377" calcext:value-type="float">
            <text:p>0.045377</text:p>
          </table:table-cell>
          <table:table-cell/>
          <table:table-cell table:formula="of:=(#REF!205^2)*(0.178)+(#REF!205)*(0.352)-0.013" office:value-type="string" office:string-value="" calcext:value-type="error">
            <text:p>#NAME?</text:p>
          </table:table-cell>
          <table:table-cell table:formula="of:=([.J205]^2)*(-0.89)+([.J205])*(-0.633)-0.245" office:value-type="float" office:value="-0.26851516038416" calcext:value-type="float">
            <text:p>-0.2685151604</text:p>
          </table:table-cell>
          <table:table-cell table:formula="of:=([.I205]^2)*(-0.189)+([.I205])*(0.905)-0.392" office:value-type="float" office:value="0.509056120509259" calcext:value-type="float">
            <text:p>0.5090561205</text:p>
          </table:table-cell>
          <table:table-cell table:number-columns-repeated="1007"/>
        </table:table-row>
        <table:table-row table:style-name="ro1">
          <table:table-cell table:formula="of:=[Datos_Nao.A206]" office:value-type="float" office:value="-0.0239394009113312" calcext:value-type="float">
            <text:p>-0.0239394009</text:p>
          </table:table-cell>
          <table:table-cell table:formula="of:=[Datos_Nao.B206]" office:value-type="float" office:value="0.0254570357501507" calcext:value-type="float">
            <text:p>0.0254570358</text:p>
          </table:table-cell>
          <table:table-cell table:formula="of:=[Datos_Nao.C206]" office:value-type="float" office:value="0.329933524131775" calcext:value-type="float">
            <text:p>0.3299335241</text:p>
          </table:table-cell>
          <table:table-cell table:formula="of:=[Datos_Nao.D206]" office:value-type="float" office:value="0.0277981944382191" calcext:value-type="float">
            <text:p>0.0277981944</text:p>
          </table:table-cell>
          <table:table-cell table:formula="of:=[Datos_Nao.E206]" office:value-type="float" office:value="-0.059125792235136" calcext:value-type="float">
            <text:p>-0.0591257922</text:p>
          </table:table-cell>
          <table:table-cell table:formula="of:=[Datos_Nao.F206]" office:value-type="float" office:value="0.037747822701931" calcext:value-type="float">
            <text:p>0.0377478227</text:p>
          </table:table-cell>
          <table:table-cell/>
          <table:table-cell table:formula="of:=[Datos_MoCap.A206]" office:value-type="float" office:value="0.052802" calcext:value-type="float">
            <text:p>0.052802</text:p>
          </table:table-cell>
          <table:table-cell table:formula="of:=[Datos_MoCap.B206]" office:value-type="float" office:value="1.411371" calcext:value-type="float">
            <text:p>1.411371</text:p>
          </table:table-cell>
          <table:table-cell table:formula="of:=[Datos_MoCap.C206]" office:value-type="float" office:value="0.033111" calcext:value-type="float">
            <text:p>0.033111</text:p>
          </table:table-cell>
          <table:table-cell table:formula="of:=[Datos_MoCap.D206]" office:value-type="float" office:value="0.00316" calcext:value-type="float">
            <text:p>0.00316</text:p>
          </table:table-cell>
          <table:table-cell table:formula="of:=[Datos_MoCap.F206]" office:value-type="float" office:value="-0.037225" calcext:value-type="float">
            <text:p>-0.037225</text:p>
          </table:table-cell>
          <table:table-cell table:formula="of:=[Datos_MoCap.E206]" office:value-type="float" office:value="0.044366" calcext:value-type="float">
            <text:p>0.044366</text:p>
          </table:table-cell>
          <table:table-cell/>
          <table:table-cell table:formula="of:=(#REF!206^2)*(0.178)+(#REF!206)*(0.352)-0.013" office:value-type="string" office:string-value="" calcext:value-type="error">
            <text:p>#NAME?</text:p>
          </table:table-cell>
          <table:table-cell table:formula="of:=([.J206]^2)*(-0.89)+([.J206])*(-0.633)-0.245" office:value-type="float" office:value="-0.26693500410569" calcext:value-type="float">
            <text:p>-0.2669350041</text:p>
          </table:table-cell>
          <table:table-cell table:formula="of:=([.I206]^2)*(-0.189)+([.I206])*(0.905)-0.392" office:value-type="float" office:value="0.508808784167851" calcext:value-type="float">
            <text:p>0.5088087842</text:p>
          </table:table-cell>
          <table:table-cell table:number-columns-repeated="1007"/>
        </table:table-row>
        <table:table-row table:style-name="ro1">
          <table:table-cell table:formula="of:=[Datos_Nao.A207]" office:value-type="float" office:value="-0.0236953347921371" calcext:value-type="float">
            <text:p>-0.0236953348</text:p>
          </table:table-cell>
          <table:table-cell table:formula="of:=[Datos_Nao.B207]" office:value-type="float" office:value="0.0251255724579096" calcext:value-type="float">
            <text:p>0.0251255725</text:p>
          </table:table-cell>
          <table:table-cell table:formula="of:=[Datos_Nao.C207]" office:value-type="float" office:value="0.329978823661804" calcext:value-type="float">
            <text:p>0.3299788237</text:p>
          </table:table-cell>
          <table:table-cell table:formula="of:=[Datos_Nao.D207]" office:value-type="float" office:value="0.0277081541717052" calcext:value-type="float">
            <text:p>0.0277081542</text:p>
          </table:table-cell>
          <table:table-cell table:formula="of:=[Datos_Nao.E207]" office:value-type="float" office:value="-0.058235377073288" calcext:value-type="float">
            <text:p>-0.0582353771</text:p>
          </table:table-cell>
          <table:table-cell table:formula="of:=[Datos_Nao.F207]" office:value-type="float" office:value="0.0372265577316284" calcext:value-type="float">
            <text:p>0.0372265577</text:p>
          </table:table-cell>
          <table:table-cell/>
          <table:table-cell table:formula="of:=[Datos_MoCap.A207]" office:value-type="float" office:value="0.053589" calcext:value-type="float">
            <text:p>0.053589</text:p>
          </table:table-cell>
          <table:table-cell table:formula="of:=[Datos_MoCap.B207]" office:value-type="float" office:value="1.410616" calcext:value-type="float">
            <text:p>1.410616</text:p>
          </table:table-cell>
          <table:table-cell table:formula="of:=[Datos_MoCap.C207]" office:value-type="float" office:value="0.03042" calcext:value-type="float">
            <text:p>0.03042</text:p>
          </table:table-cell>
          <table:table-cell table:formula="of:=[Datos_MoCap.D207]" office:value-type="float" office:value="0.002524" calcext:value-type="float">
            <text:p>0.002524</text:p>
          </table:table-cell>
          <table:table-cell table:formula="of:=[Datos_MoCap.F207]" office:value-type="float" office:value="-0.037926" calcext:value-type="float">
            <text:p>-0.037926</text:p>
          </table:table-cell>
          <table:table-cell table:formula="of:=[Datos_MoCap.E207]" office:value-type="float" office:value="0.043319" calcext:value-type="float">
            <text:p>0.043319</text:p>
          </table:table-cell>
          <table:table-cell/>
          <table:table-cell table:formula="of:=(#REF!207^2)*(0.178)+(#REF!207)*(0.352)-0.013" office:value-type="string" office:string-value="" calcext:value-type="error">
            <text:p>#NAME?</text:p>
          </table:table-cell>
          <table:table-cell table:formula="of:=([.J207]^2)*(-0.89)+([.J207])*(-0.633)-0.245" office:value-type="float" office:value="-0.265079444996" calcext:value-type="float">
            <text:p>-0.265079445</text:p>
          </table:table-cell>
          <table:table-cell table:formula="of:=([.I207]^2)*(-0.189)+([.I207])*(0.905)-0.392" office:value-type="float" office:value="0.508528192602816" calcext:value-type="float">
            <text:p>0.5085281926</text:p>
          </table:table-cell>
          <table:table-cell table:number-columns-repeated="1007"/>
        </table:table-row>
        <table:table-row table:style-name="ro1">
          <table:table-cell table:formula="of:=[Datos_Nao.A208]" office:value-type="float" office:value="-0.0231975503265858" calcext:value-type="float">
            <text:p>-0.0231975503</text:p>
          </table:table-cell>
          <table:table-cell table:formula="of:=[Datos_Nao.B208]" office:value-type="float" office:value="0.0244353301823139" calcext:value-type="float">
            <text:p>0.0244353302</text:p>
          </table:table-cell>
          <table:table-cell table:formula="of:=[Datos_Nao.C208]" office:value-type="float" office:value="0.3300701379776" calcext:value-type="float">
            <text:p>0.330070138</text:p>
          </table:table-cell>
          <table:table-cell table:formula="of:=[Datos_Nao.D208]" office:value-type="float" office:value="0.0275235418230295" calcext:value-type="float">
            <text:p>0.0275235418</text:p>
          </table:table-cell>
          <table:table-cell table:formula="of:=[Datos_Nao.E208]" office:value-type="float" office:value="-0.0564165152609348" calcext:value-type="float">
            <text:p>-0.0564165153</text:p>
          </table:table-cell>
          <table:table-cell table:formula="of:=[Datos_Nao.F208]" office:value-type="float" office:value="0.0361582040786743" calcext:value-type="float">
            <text:p>0.0361582041</text:p>
          </table:table-cell>
          <table:table-cell/>
          <table:table-cell table:formula="of:=[Datos_MoCap.A208]" office:value-type="float" office:value="0.0546" calcext:value-type="float">
            <text:p>0.0546</text:p>
          </table:table-cell>
          <table:table-cell table:formula="of:=[Datos_MoCap.B208]" office:value-type="float" office:value="1.409913" calcext:value-type="float">
            <text:p>1.409913</text:p>
          </table:table-cell>
          <table:table-cell table:formula="of:=[Datos_MoCap.C208]" office:value-type="float" office:value="0.027039" calcext:value-type="float">
            <text:p>0.027039</text:p>
          </table:table-cell>
          <table:table-cell table:formula="of:=[Datos_MoCap.D208]" office:value-type="float" office:value="0.002701" calcext:value-type="float">
            <text:p>0.002701</text:p>
          </table:table-cell>
          <table:table-cell table:formula="of:=[Datos_MoCap.F208]" office:value-type="float" office:value="-0.038269" calcext:value-type="float">
            <text:p>-0.038269</text:p>
          </table:table-cell>
          <table:table-cell table:formula="of:=[Datos_MoCap.E208]" office:value-type="float" office:value="0.041013" calcext:value-type="float">
            <text:p>0.041013</text:p>
          </table:table-cell>
          <table:table-cell/>
          <table:table-cell table:formula="of:=(#REF!208^2)*(0.178)+(#REF!208)*(0.352)-0.013" office:value-type="string" office:string-value="" calcext:value-type="error">
            <text:p>#NAME?</text:p>
          </table:table-cell>
          <table:table-cell table:formula="of:=([.J208]^2)*(-0.89)+([.J208])*(-0.633)-0.245" office:value-type="float" office:value="-0.26276637269369" calcext:value-type="float">
            <text:p>-0.2627663727</text:p>
          </table:table-cell>
          <table:table-cell table:formula="of:=([.I208]^2)*(-0.189)+([.I208])*(0.905)-0.392" office:value-type="float" office:value="0.508266732829459" calcext:value-type="float">
            <text:p>0.5082667328</text:p>
          </table:table-cell>
          <table:table-cell table:number-columns-repeated="1007"/>
        </table:table-row>
        <table:table-row table:style-name="ro1">
          <table:table-cell table:formula="of:=[Datos_Nao.A209]" office:value-type="float" office:value="-0.0224286913871765" calcext:value-type="float">
            <text:p>-0.0224286914</text:p>
          </table:table-cell>
          <table:table-cell table:formula="of:=[Datos_Nao.B209]" office:value-type="float" office:value="0.0233355201780796" calcext:value-type="float">
            <text:p>0.0233355202</text:p>
          </table:table-cell>
          <table:table-cell table:formula="of:=[Datos_Nao.C209]" office:value-type="float" office:value="0.330207467079163" calcext:value-type="float">
            <text:p>0.3302074671</text:p>
          </table:table-cell>
          <table:table-cell table:formula="of:=[Datos_Nao.D209]" office:value-type="float" office:value="0.0272354837507009" calcext:value-type="float">
            <text:p>0.0272354838</text:p>
          </table:table-cell>
          <table:table-cell table:formula="of:=[Datos_Nao.E209]" office:value-type="float" office:value="-0.053599052131176" calcext:value-type="float">
            <text:p>-0.0535990521</text:p>
          </table:table-cell>
          <table:table-cell table:formula="of:=[Datos_Nao.F209]" office:value-type="float" office:value="0.0345003455877304" calcext:value-type="float">
            <text:p>0.0345003456</text:p>
          </table:table-cell>
          <table:table-cell/>
          <table:table-cell table:formula="of:=[Datos_MoCap.A209]" office:value-type="float" office:value="0.055201" calcext:value-type="float">
            <text:p>0.055201</text:p>
          </table:table-cell>
          <table:table-cell table:formula="of:=[Datos_MoCap.B209]" office:value-type="float" office:value="1.409327" calcext:value-type="float">
            <text:p>1.409327</text:p>
          </table:table-cell>
          <table:table-cell table:formula="of:=[Datos_MoCap.C209]" office:value-type="float" office:value="0.024153" calcext:value-type="float">
            <text:p>0.024153</text:p>
          </table:table-cell>
          <table:table-cell table:formula="of:=[Datos_MoCap.D209]" office:value-type="float" office:value="0.003036" calcext:value-type="float">
            <text:p>0.003036</text:p>
          </table:table-cell>
          <table:table-cell table:formula="of:=[Datos_MoCap.F209]" office:value-type="float" office:value="-0.038616" calcext:value-type="float">
            <text:p>-0.038616</text:p>
          </table:table-cell>
          <table:table-cell table:formula="of:=[Datos_MoCap.E209]" office:value-type="float" office:value="0.041042" calcext:value-type="float">
            <text:p>0.041042</text:p>
          </table:table-cell>
          <table:table-cell/>
          <table:table-cell table:formula="of:=(#REF!209^2)*(0.178)+(#REF!209)*(0.352)-0.013" office:value-type="string" office:string-value="" calcext:value-type="error">
            <text:p>#NAME?</text:p>
          </table:table-cell>
          <table:table-cell table:formula="of:=([.J209]^2)*(-0.89)+([.J209])*(-0.633)-0.245" office:value-type="float" office:value="-0.26080804599401" calcext:value-type="float">
            <text:p>-0.260808046</text:p>
          </table:table-cell>
          <table:table-cell table:formula="of:=([.I209]^2)*(-0.189)+([.I209])*(0.905)-0.392" office:value-type="float" office:value="0.508048644936419" calcext:value-type="float">
            <text:p>0.5080486449</text:p>
          </table:table-cell>
          <table:table-cell table:number-columns-repeated="1007"/>
        </table:table-row>
        <table:table-row table:style-name="ro1">
          <table:table-cell table:formula="of:=[Datos_Nao.A210]" office:value-type="float" office:value="-0.022166945040226" calcext:value-type="float">
            <text:p>-0.022166945</text:p>
          </table:table-cell>
          <table:table-cell table:formula="of:=[Datos_Nao.B210]" office:value-type="float" office:value="0.022952813655138" calcext:value-type="float">
            <text:p>0.0229528137</text:p>
          </table:table-cell>
          <table:table-cell table:formula="of:=[Datos_Nao.C210]" office:value-type="float" office:value="0.330253005027771" calcext:value-type="float">
            <text:p>0.330253005</text:p>
          </table:table-cell>
          <table:table-cell table:formula="of:=[Datos_Nao.D210]" office:value-type="float" office:value="0.0271365474909544" calcext:value-type="float">
            <text:p>0.0271365475</text:p>
          </table:table-cell>
          <table:table-cell table:formula="of:=[Datos_Nao.E210]" office:value-type="float" office:value="-0.0526377186179161" calcext:value-type="float">
            <text:p>-0.0526377186</text:p>
          </table:table-cell>
          <table:table-cell table:formula="of:=[Datos_Nao.F210]" office:value-type="float" office:value="0.0339353531599045" calcext:value-type="float">
            <text:p>0.0339353532</text:p>
          </table:table-cell>
          <table:table-cell/>
          <table:table-cell table:formula="of:=[Datos_MoCap.A210]" office:value-type="float" office:value="0.055555" calcext:value-type="float">
            <text:p>0.055555</text:p>
          </table:table-cell>
          <table:table-cell table:formula="of:=[Datos_MoCap.B210]" office:value-type="float" office:value="1.408862" calcext:value-type="float">
            <text:p>1.408862</text:p>
          </table:table-cell>
          <table:table-cell table:formula="of:=[Datos_MoCap.C210]" office:value-type="float" office:value="0.021648" calcext:value-type="float">
            <text:p>0.021648</text:p>
          </table:table-cell>
          <table:table-cell table:formula="of:=[Datos_MoCap.D210]" office:value-type="float" office:value="0.003519" calcext:value-type="float">
            <text:p>0.003519</text:p>
          </table:table-cell>
          <table:table-cell table:formula="of:=[Datos_MoCap.F210]" office:value-type="float" office:value="-0.039308" calcext:value-type="float">
            <text:p>-0.039308</text:p>
          </table:table-cell>
          <table:table-cell table:formula="of:=[Datos_MoCap.E210]" office:value-type="float" office:value="0.042898" calcext:value-type="float">
            <text:p>0.042898</text:p>
          </table:table-cell>
          <table:table-cell/>
          <table:table-cell table:formula="of:=(#REF!210^2)*(0.178)+(#REF!210)*(0.352)-0.013" office:value-type="string" office:string-value="" calcext:value-type="error">
            <text:p>#NAME?</text:p>
          </table:table-cell>
          <table:table-cell table:formula="of:=([.J210]^2)*(-0.89)+([.J210])*(-0.633)-0.245" office:value-type="float" office:value="-0.25912026995456" calcext:value-type="float">
            <text:p>-0.25912027</text:p>
          </table:table-cell>
          <table:table-cell table:formula="of:=([.I210]^2)*(-0.189)+([.I210])*(0.905)-0.392" office:value-type="float" office:value="0.507875496476684" calcext:value-type="float">
            <text:p>0.5078754965</text:p>
          </table:table-cell>
          <table:table-cell table:number-columns-repeated="1007"/>
        </table:table-row>
        <table:table-row table:style-name="ro1">
          <table:table-cell table:formula="of:=[Datos_Nao.A211]" office:value-type="float" office:value="-0.0216359682381153" calcext:value-type="float">
            <text:p>-0.0216359682</text:p>
          </table:table-cell>
          <table:table-cell table:formula="of:=[Datos_Nao.B211]" office:value-type="float" office:value="0.0221647042781115" calcext:value-type="float">
            <text:p>0.0221647043</text:p>
          </table:table-cell>
          <table:table-cell table:formula="of:=[Datos_Nao.C211]" office:value-type="float" office:value="0.330343216657639" calcext:value-type="float">
            <text:p>0.3303432167</text:p>
          </table:table-cell>
          <table:table-cell table:formula="of:=[Datos_Nao.D211]" office:value-type="float" office:value="0.0269344281405211" calcext:value-type="float">
            <text:p>0.0269344281</text:p>
          </table:table-cell>
          <table:table-cell table:formula="of:=[Datos_Nao.E211]" office:value-type="float" office:value="-0.0506842620670795" calcext:value-type="float">
            <text:p>-0.0506842621</text:p>
          </table:table-cell>
          <table:table-cell table:formula="of:=[Datos_Nao.F211]" office:value-type="float" office:value="0.0327908582985401" calcext:value-type="float">
            <text:p>0.0327908583</text:p>
          </table:table-cell>
          <table:table-cell/>
          <table:table-cell table:formula="of:=[Datos_MoCap.A211]" office:value-type="float" office:value="0.056152" calcext:value-type="float">
            <text:p>0.056152</text:p>
          </table:table-cell>
          <table:table-cell table:formula="of:=[Datos_MoCap.B211]" office:value-type="float" office:value="1.408483" calcext:value-type="float">
            <text:p>1.408483</text:p>
          </table:table-cell>
          <table:table-cell table:formula="of:=[Datos_MoCap.C211]" office:value-type="float" office:value="0.01875" calcext:value-type="float">
            <text:p>0.01875</text:p>
          </table:table-cell>
          <table:table-cell table:formula="of:=[Datos_MoCap.D211]" office:value-type="float" office:value="0.004628" calcext:value-type="float">
            <text:p>0.004628</text:p>
          </table:table-cell>
          <table:table-cell table:formula="of:=[Datos_MoCap.F211]" office:value-type="float" office:value="-0.040141" calcext:value-type="float">
            <text:p>-0.040141</text:p>
          </table:table-cell>
          <table:table-cell table:formula="of:=[Datos_MoCap.E211]" office:value-type="float" office:value="0.043887" calcext:value-type="float">
            <text:p>0.043887</text:p>
          </table:table-cell>
          <table:table-cell/>
          <table:table-cell table:formula="of:=(#REF!211^2)*(0.178)+(#REF!211)*(0.352)-0.013" office:value-type="string" office:string-value="" calcext:value-type="error">
            <text:p>#NAME?</text:p>
          </table:table-cell>
          <table:table-cell table:formula="of:=([.J211]^2)*(-0.89)+([.J211])*(-0.633)-0.245" office:value-type="float" office:value="-0.257181640625" calcext:value-type="float">
            <text:p>-0.2571816406</text:p>
          </table:table-cell>
          <table:table-cell table:formula="of:=([.I211]^2)*(-0.189)+([.I211])*(0.905)-0.392" office:value-type="float" office:value="0.507734310716379" calcext:value-type="float">
            <text:p>0.5077343107</text:p>
          </table:table-cell>
          <table:table-cell table:number-columns-repeated="1007"/>
        </table:table-row>
        <table:table-row table:style-name="ro1">
          <table:table-cell table:formula="of:=[Datos_Nao.A212]" office:value-type="float" office:value="-0.0213670134544373" calcext:value-type="float">
            <text:p>-0.0213670135</text:p>
          </table:table-cell>
          <table:table-cell table:formula="of:=[Datos_Nao.B212]" office:value-type="float" office:value="0.0217598397284746" calcext:value-type="float">
            <text:p>0.0217598397</text:p>
          </table:table-cell>
          <table:table-cell table:formula="of:=[Datos_Nao.C212]" office:value-type="float" office:value="0.330387741327286" calcext:value-type="float">
            <text:p>0.3303877413</text:p>
          </table:table-cell>
          <table:table-cell table:formula="of:=[Datos_Nao.D212]" office:value-type="float" office:value="0.0268312972038984" calcext:value-type="float">
            <text:p>0.0268312972</text:p>
          </table:table-cell>
          <table:table-cell table:formula="of:=[Datos_Nao.E212]" office:value-type="float" office:value="-0.0496929362416268" calcext:value-type="float">
            <text:p>-0.0496929362</text:p>
          </table:table-cell>
          <table:table-cell table:formula="of:=[Datos_Nao.F212]" office:value-type="float" office:value="0.0322122536599636" calcext:value-type="float">
            <text:p>0.0322122537</text:p>
          </table:table-cell>
          <table:table-cell/>
          <table:table-cell table:formula="of:=[Datos_MoCap.A212]" office:value-type="float" office:value="0.056873" calcext:value-type="float">
            <text:p>0.056873</text:p>
          </table:table-cell>
          <table:table-cell table:formula="of:=[Datos_MoCap.B212]" office:value-type="float" office:value="1.408106" calcext:value-type="float">
            <text:p>1.408106</text:p>
          </table:table-cell>
          <table:table-cell table:formula="of:=[Datos_MoCap.C212]" office:value-type="float" office:value="0.015359" calcext:value-type="float">
            <text:p>0.015359</text:p>
          </table:table-cell>
          <table:table-cell table:formula="of:=[Datos_MoCap.D212]" office:value-type="float" office:value="0.005645" calcext:value-type="float">
            <text:p>0.005645</text:p>
          </table:table-cell>
          <table:table-cell table:formula="of:=[Datos_MoCap.F212]" office:value-type="float" office:value="-0.040648" calcext:value-type="float">
            <text:p>-0.040648</text:p>
          </table:table-cell>
          <table:table-cell table:formula="of:=[Datos_MoCap.E212]" office:value-type="float" office:value="0.043944" calcext:value-type="float">
            <text:p>0.043944</text:p>
          </table:table-cell>
          <table:table-cell/>
          <table:table-cell table:formula="of:=(#REF!212^2)*(0.178)+(#REF!212)*(0.352)-0.013" office:value-type="string" office:string-value="" calcext:value-type="error">
            <text:p>#NAME?</text:p>
          </table:table-cell>
          <table:table-cell table:formula="of:=([.J212]^2)*(-0.89)+([.J212])*(-0.633)-0.245" office:value-type="float" office:value="-0.25493219700409" calcext:value-type="float">
            <text:p>-0.254932197</text:p>
          </table:table-cell>
          <table:table-cell table:formula="of:=([.I212]^2)*(-0.189)+([.I212])*(0.905)-0.392" office:value-type="float" office:value="0.507593816132396" calcext:value-type="float">
            <text:p>0.5075938161</text:p>
          </table:table-cell>
          <table:table-cell table:number-columns-repeated="1007"/>
        </table:table-row>
        <table:table-row table:style-name="ro1">
          <table:table-cell table:formula="of:=[Datos_Nao.A213]" office:value-type="float" office:value="-0.0208226889371872" calcext:value-type="float">
            <text:p>-0.0208226889</text:p>
          </table:table-cell>
          <table:table-cell table:formula="of:=[Datos_Nao.B213]" office:value-type="float" office:value="0.0209299065172672" calcext:value-type="float">
            <text:p>0.0209299065</text:p>
          </table:table-cell>
          <table:table-cell table:formula="of:=[Datos_Nao.C213]" office:value-type="float" office:value="0.330475300550461" calcext:value-type="float">
            <text:p>0.3304753006</text:p>
          </table:table-cell>
          <table:table-cell table:formula="of:=[Datos_Nao.D213]" office:value-type="float" office:value="0.0266209840774536" calcext:value-type="float">
            <text:p>0.0266209841</text:p>
          </table:table-cell>
          <table:table-cell table:formula="of:=[Datos_Nao.E213]" office:value-type="float" office:value="-0.047683134675026" calcext:value-type="float">
            <text:p>-0.0476831347</text:p>
          </table:table-cell>
          <table:table-cell table:formula="of:=[Datos_Nao.F213]" office:value-type="float" office:value="0.0310457218438387" calcext:value-type="float">
            <text:p>0.0310457218</text:p>
          </table:table-cell>
          <table:table-cell/>
          <table:table-cell table:formula="of:=[Datos_MoCap.A213]" office:value-type="float" office:value="0.057673" calcext:value-type="float">
            <text:p>0.057673</text:p>
          </table:table-cell>
          <table:table-cell table:formula="of:=[Datos_MoCap.B213]" office:value-type="float" office:value="1.40776" calcext:value-type="float">
            <text:p>1.40776</text:p>
          </table:table-cell>
          <table:table-cell table:formula="of:=[Datos_MoCap.C213]" office:value-type="float" office:value="0.012245" calcext:value-type="float">
            <text:p>0.012245</text:p>
          </table:table-cell>
          <table:table-cell table:formula="of:=[Datos_MoCap.D213]" office:value-type="float" office:value="0.006263" calcext:value-type="float">
            <text:p>0.006263</text:p>
          </table:table-cell>
          <table:table-cell table:formula="of:=[Datos_MoCap.F213]" office:value-type="float" office:value="-0.041543" calcext:value-type="float">
            <text:p>-0.041543</text:p>
          </table:table-cell>
          <table:table-cell table:formula="of:=[Datos_MoCap.E213]" office:value-type="float" office:value="0.044824" calcext:value-type="float">
            <text:p>0.044824</text:p>
          </table:table-cell>
          <table:table-cell/>
          <table:table-cell table:formula="of:=(#REF!213^2)*(0.178)+(#REF!213)*(0.352)-0.013" office:value-type="string" office:string-value="" calcext:value-type="error">
            <text:p>#NAME?</text:p>
          </table:table-cell>
          <table:table-cell table:formula="of:=([.J213]^2)*(-0.89)+([.J213])*(-0.633)-0.245" office:value-type="float" office:value="-0.25288453162225" calcext:value-type="float">
            <text:p>-0.2528845316</text:p>
          </table:table-cell>
          <table:table-cell table:formula="of:=([.I213]^2)*(-0.189)+([.I213])*(0.905)-0.392" office:value-type="float" office:value="0.5074648268736" calcext:value-type="float">
            <text:p>0.5074648269</text:p>
          </table:table-cell>
          <table:table-cell table:number-columns-repeated="1007"/>
        </table:table-row>
        <table:table-row table:style-name="ro1">
          <table:table-cell table:formula="of:=[Datos_Nao.A214]" office:value-type="float" office:value="-0.0202706307172775" calcext:value-type="float">
            <text:p>-0.0202706307</text:p>
          </table:table-cell>
          <table:table-cell table:formula="of:=[Datos_Nao.B214]" office:value-type="float" office:value="0.0200747922062874" calcext:value-type="float">
            <text:p>0.0200747922</text:p>
          </table:table-cell>
          <table:table-cell table:formula="of:=[Datos_Nao.C214]" office:value-type="float" office:value="0.33056029677391" calcext:value-type="float">
            <text:p>0.3305602968</text:p>
          </table:table-cell>
          <table:table-cell table:formula="of:=[Datos_Nao.D214]" office:value-type="float" office:value="0.0264054387807846" calcext:value-type="float">
            <text:p>0.0264054388</text:p>
          </table:table-cell>
          <table:table-cell table:formula="of:=[Datos_Nao.E214]" office:value-type="float" office:value="-0.0456399694085121" calcext:value-type="float">
            <text:p>-0.0456399694</text:p>
          </table:table-cell>
          <table:table-cell table:formula="of:=[Datos_Nao.F214]" office:value-type="float" office:value="0.0298700761049986" calcext:value-type="float">
            <text:p>0.0298700761</text:p>
          </table:table-cell>
          <table:table-cell/>
          <table:table-cell table:formula="of:=[Datos_MoCap.A214]" office:value-type="float" office:value="0.058463" calcext:value-type="float">
            <text:p>0.058463</text:p>
          </table:table-cell>
          <table:table-cell table:formula="of:=[Datos_MoCap.B214]" office:value-type="float" office:value="1.407306" calcext:value-type="float">
            <text:p>1.407306</text:p>
          </table:table-cell>
          <table:table-cell table:formula="of:=[Datos_MoCap.C214]" office:value-type="float" office:value="0.009087" calcext:value-type="float">
            <text:p>0.009087</text:p>
          </table:table-cell>
          <table:table-cell table:formula="of:=[Datos_MoCap.D214]" office:value-type="float" office:value="0.006603" calcext:value-type="float">
            <text:p>0.006603</text:p>
          </table:table-cell>
          <table:table-cell table:formula="of:=[Datos_MoCap.F214]" office:value-type="float" office:value="-0.042261" calcext:value-type="float">
            <text:p>-0.042261</text:p>
          </table:table-cell>
          <table:table-cell table:formula="of:=[Datos_MoCap.E214]" office:value-type="float" office:value="0.045846" calcext:value-type="float">
            <text:p>0.045846</text:p>
          </table:table-cell>
          <table:table-cell/>
          <table:table-cell table:formula="of:=(#REF!214^2)*(0.178)+(#REF!214)*(0.352)-0.013" office:value-type="string" office:string-value="" calcext:value-type="error">
            <text:p>#NAME?</text:p>
          </table:table-cell>
          <table:table-cell table:formula="of:=([.J214]^2)*(-0.89)+([.J214])*(-0.633)-0.245" office:value-type="float" office:value="-0.25082556147641" calcext:value-type="float">
            <text:p>-0.2508255615</text:p>
          </table:table-cell>
          <table:table-cell table:formula="of:=([.I214]^2)*(-0.189)+([.I214])*(0.905)-0.392" office:value-type="float" office:value="0.507295506426796" calcext:value-type="float">
            <text:p>0.5072955064</text:p>
          </table:table-cell>
          <table:table-cell table:number-columns-repeated="1007"/>
        </table:table-row>
        <table:table-row table:style-name="ro1">
          <table:table-cell table:formula="of:=[Datos_Nao.A215]" office:value-type="float" office:value="-0.019992008805275" calcext:value-type="float">
            <text:p>-0.0199920088</text:p>
          </table:table-cell>
          <table:table-cell table:formula="of:=[Datos_Nao.B215]" office:value-type="float" office:value="0.019638430327177" calcext:value-type="float">
            <text:p>0.0196384303</text:p>
          </table:table-cell>
          <table:table-cell table:formula="of:=[Datos_Nao.C215]" office:value-type="float" office:value="0.330601632595062" calcext:value-type="float">
            <text:p>0.3306016326</text:p>
          </table:table-cell>
          <table:table-cell table:formula="of:=[Datos_Nao.D215]" office:value-type="float" office:value="0.02629579231143" calcext:value-type="float">
            <text:p>0.0262957923</text:p>
          </table:table-cell>
          <table:table-cell table:formula="of:=[Datos_Nao.E215]" office:value-type="float" office:value="-0.0446069352328777" calcext:value-type="float">
            <text:p>-0.0446069352</text:p>
          </table:table-cell>
          <table:table-cell table:formula="of:=[Datos_Nao.F215]" office:value-type="float" office:value="0.0292802639305592" calcext:value-type="float">
            <text:p>0.0292802639</text:p>
          </table:table-cell>
          <table:table-cell/>
          <table:table-cell table:formula="of:=[Datos_MoCap.A215]" office:value-type="float" office:value="0.059192" calcext:value-type="float">
            <text:p>0.059192</text:p>
          </table:table-cell>
          <table:table-cell table:formula="of:=[Datos_MoCap.B215]" office:value-type="float" office:value="1.406696" calcext:value-type="float">
            <text:p>1.406696</text:p>
          </table:table-cell>
          <table:table-cell table:formula="of:=[Datos_MoCap.C215]" office:value-type="float" office:value="0.005888" calcext:value-type="float">
            <text:p>0.005888</text:p>
          </table:table-cell>
          <table:table-cell table:formula="of:=[Datos_MoCap.D215]" office:value-type="float" office:value="0.006514" calcext:value-type="float">
            <text:p>0.006514</text:p>
          </table:table-cell>
          <table:table-cell table:formula="of:=[Datos_MoCap.F215]" office:value-type="float" office:value="-0.042791" calcext:value-type="float">
            <text:p>-0.042791</text:p>
          </table:table-cell>
          <table:table-cell table:formula="of:=[Datos_MoCap.E215]" office:value-type="float" office:value="0.046903" calcext:value-type="float">
            <text:p>0.046903</text:p>
          </table:table-cell>
          <table:table-cell/>
          <table:table-cell table:formula="of:=(#REF!215^2)*(0.178)+(#REF!215)*(0.352)-0.013" office:value-type="string" office:string-value="" calcext:value-type="error">
            <text:p>#NAME?</text:p>
          </table:table-cell>
          <table:table-cell table:formula="of:=([.J215]^2)*(-0.89)+([.J215])*(-0.633)-0.245" office:value-type="float" office:value="-0.24875795900416" calcext:value-type="float">
            <text:p>-0.248757959</text:p>
          </table:table-cell>
          <table:table-cell table:formula="of:=([.I215]^2)*(-0.189)+([.I215])*(0.905)-0.392" office:value-type="float" office:value="0.507067882717376" calcext:value-type="float">
            <text:p>0.5070678827</text:p>
          </table:table-cell>
          <table:table-cell table:number-columns-repeated="1007"/>
        </table:table-row>
        <table:table-row table:style-name="ro1">
          <table:table-cell table:formula="of:=[Datos_Nao.A216]" office:value-type="float" office:value="-0.0194301642477512" calcext:value-type="float">
            <text:p>-0.0194301642</text:p>
          </table:table-cell>
          <table:table-cell table:formula="of:=[Datos_Nao.B216]" office:value-type="float" office:value="0.0187495201826096" calcext:value-type="float">
            <text:p>0.0187495202</text:p>
          </table:table-cell>
          <table:table-cell table:formula="of:=[Datos_Nao.C216]" office:value-type="float" office:value="0.330681711435318" calcext:value-type="float">
            <text:p>0.3306817114</text:p>
          </table:table-cell>
          <table:table-cell table:formula="of:=[Datos_Nao.D216]" office:value-type="float" office:value="0.0260728988796473" calcext:value-type="float">
            <text:p>0.0260728989</text:p>
          </table:table-cell>
          <table:table-cell table:formula="of:=[Datos_Nao.E216]" office:value-type="float" office:value="-0.0425201170146465" calcext:value-type="float">
            <text:p>-0.042520117</text:p>
          </table:table-cell>
          <table:table-cell table:formula="of:=[Datos_Nao.F216]" office:value-type="float" office:value="0.0280991271138191" calcext:value-type="float">
            <text:p>0.0280991271</text:p>
          </table:table-cell>
          <table:table-cell/>
          <table:table-cell table:formula="of:=[Datos_MoCap.A216]" office:value-type="float" office:value="0.05992" calcext:value-type="float">
            <text:p>0.05992</text:p>
          </table:table-cell>
          <table:table-cell table:formula="of:=[Datos_MoCap.B216]" office:value-type="float" office:value="1.40622" calcext:value-type="float">
            <text:p>1.40622</text:p>
          </table:table-cell>
          <table:table-cell table:formula="of:=[Datos_MoCap.C216]" office:value-type="float" office:value="0.002678" calcext:value-type="float">
            <text:p>0.002678</text:p>
          </table:table-cell>
          <table:table-cell table:formula="of:=[Datos_MoCap.D216]" office:value-type="float" office:value="0.006859" calcext:value-type="float">
            <text:p>0.006859</text:p>
          </table:table-cell>
          <table:table-cell table:formula="of:=[Datos_MoCap.F216]" office:value-type="float" office:value="-0.043957" calcext:value-type="float">
            <text:p>-0.043957</text:p>
          </table:table-cell>
          <table:table-cell table:formula="of:=[Datos_MoCap.E216]" office:value-type="float" office:value="0.047937" calcext:value-type="float">
            <text:p>0.047937</text:p>
          </table:table-cell>
          <table:table-cell/>
          <table:table-cell table:formula="of:=(#REF!216^2)*(0.178)+(#REF!216)*(0.352)-0.013" office:value-type="string" office:string-value="" calcext:value-type="error">
            <text:p>#NAME?</text:p>
          </table:table-cell>
          <table:table-cell table:formula="of:=([.J216]^2)*(-0.89)+([.J216])*(-0.633)-0.245" office:value-type="float" office:value="-0.24670155679876" calcext:value-type="float">
            <text:p>-0.2467015568</text:p>
          </table:table-cell>
          <table:table-cell table:formula="of:=([.I216]^2)*(-0.189)+([.I216])*(0.905)-0.392" office:value-type="float" office:value="0.5068901638924" calcext:value-type="float">
            <text:p>0.5068901639</text:p>
          </table:table-cell>
          <table:table-cell table:number-columns-repeated="1007"/>
        </table:table-row>
        <table:table-row table:style-name="ro1">
          <table:table-cell table:formula="of:=[Datos_Nao.A217]" office:value-type="float" office:value="-0.0188630111515522" calcext:value-type="float">
            <text:p>-0.0188630112</text:p>
          </table:table-cell>
          <table:table-cell table:formula="of:=[Datos_Nao.B217]" office:value-type="float" office:value="0.0178407728672028" calcext:value-type="float">
            <text:p>0.0178407729</text:p>
          </table:table-cell>
          <table:table-cell table:formula="of:=[Datos_Nao.C217]" office:value-type="float" office:value="0.330757915973663" calcext:value-type="float">
            <text:p>0.330757916</text:p>
          </table:table-cell>
          <table:table-cell table:formula="of:=[Datos_Nao.D217]" office:value-type="float" office:value="0.0258454419672489" calcext:value-type="float">
            <text:p>0.025845442</text:p>
          </table:table-cell>
          <table:table-cell table:formula="of:=[Datos_Nao.E217]" office:value-type="float" office:value="-0.0404085479676724" calcext:value-type="float">
            <text:p>-0.040408548</text:p>
          </table:table-cell>
          <table:table-cell table:formula="of:=[Datos_Nao.F217]" office:value-type="float" office:value="0.02691949903965" calcext:value-type="float">
            <text:p>0.026919499</text:p>
          </table:table-cell>
          <table:table-cell/>
          <table:table-cell table:formula="of:=[Datos_MoCap.A217]" office:value-type="float" office:value="0.060586" calcext:value-type="float">
            <text:p>0.060586</text:p>
          </table:table-cell>
          <table:table-cell table:formula="of:=[Datos_MoCap.B217]" office:value-type="float" office:value="1.405801" calcext:value-type="float">
            <text:p>1.405801</text:p>
          </table:table-cell>
          <table:table-cell table:formula="of:=[Datos_MoCap.C217]" office:value-type="float" office:value="-0.000619" calcext:value-type="float">
            <text:p>-0.000619</text:p>
          </table:table-cell>
          <table:table-cell table:formula="of:=[Datos_MoCap.D217]" office:value-type="float" office:value="0.006992" calcext:value-type="float">
            <text:p>0.006992</text:p>
          </table:table-cell>
          <table:table-cell table:formula="of:=[Datos_MoCap.F217]" office:value-type="float" office:value="-0.045284" calcext:value-type="float">
            <text:p>-0.045284</text:p>
          </table:table-cell>
          <table:table-cell table:formula="of:=[Datos_MoCap.E217]" office:value-type="float" office:value="0.04868" calcext:value-type="float">
            <text:p>0.04868</text:p>
          </table:table-cell>
          <table:table-cell/>
          <table:table-cell table:formula="of:=(#REF!217^2)*(0.178)+(#REF!217)*(0.352)-0.013" office:value-type="string" office:string-value="" calcext:value-type="error">
            <text:p>#NAME?</text:p>
          </table:table-cell>
          <table:table-cell table:formula="of:=([.J217]^2)*(-0.89)+([.J217])*(-0.633)-0.245" office:value-type="float" office:value="-0.24460851401329" calcext:value-type="float">
            <text:p>-0.244608514</text:p>
          </table:table-cell>
          <table:table-cell table:formula="of:=([.I217]^2)*(-0.189)+([.I217])*(0.905)-0.392" office:value-type="float" office:value="0.506733655647411" calcext:value-type="float">
            <text:p>0.5067336556</text:p>
          </table:table-cell>
          <table:table-cell table:number-columns-repeated="1007"/>
        </table:table-row>
        <table:table-row table:style-name="ro1">
          <table:table-cell table:formula="of:=[Datos_Nao.A218]" office:value-type="float" office:value="-0.0185777097940445" calcext:value-type="float">
            <text:p>-0.0185777098</text:p>
          </table:table-cell>
          <table:table-cell table:formula="of:=[Datos_Nao.B218]" office:value-type="float" office:value="0.0173796731978655" calcext:value-type="float">
            <text:p>0.0173796732</text:p>
          </table:table-cell>
          <table:table-cell table:formula="of:=[Datos_Nao.C218]" office:value-type="float" office:value="0.330794394016266" calcext:value-type="float">
            <text:p>0.330794394</text:p>
          </table:table-cell>
          <table:table-cell table:formula="of:=[Datos_Nao.D218]" office:value-type="float" office:value="0.0257300995290279" calcext:value-type="float">
            <text:p>0.0257300995</text:p>
          </table:table-cell>
          <table:table-cell table:formula="of:=[Datos_Nao.E218]" office:value-type="float" office:value="-0.0393445864319801" calcext:value-type="float">
            <text:p>-0.0393445864</text:p>
          </table:table-cell>
          <table:table-cell table:formula="of:=[Datos_Nao.F218]" office:value-type="float" office:value="0.0263313688337803" calcext:value-type="float">
            <text:p>0.0263313688</text:p>
          </table:table-cell>
          <table:table-cell/>
          <table:table-cell table:formula="of:=[Datos_MoCap.A218]" office:value-type="float" office:value="0.061159" calcext:value-type="float">
            <text:p>0.061159</text:p>
          </table:table-cell>
          <table:table-cell table:formula="of:=[Datos_MoCap.B218]" office:value-type="float" office:value="1.405497" calcext:value-type="float">
            <text:p>1.405497</text:p>
          </table:table-cell>
          <table:table-cell table:formula="of:=[Datos_MoCap.C218]" office:value-type="float" office:value="-0.003941" calcext:value-type="float">
            <text:p>-0.003941</text:p>
          </table:table-cell>
          <table:table-cell table:formula="of:=[Datos_MoCap.D218]" office:value-type="float" office:value="0.00715" calcext:value-type="float">
            <text:p>0.00715</text:p>
          </table:table-cell>
          <table:table-cell table:formula="of:=[Datos_MoCap.F218]" office:value-type="float" office:value="-0.046966" calcext:value-type="float">
            <text:p>-0.046966</text:p>
          </table:table-cell>
          <table:table-cell table:formula="of:=[Datos_MoCap.E218]" office:value-type="float" office:value="0.048845" calcext:value-type="float">
            <text:p>0.048845</text:p>
          </table:table-cell>
          <table:table-cell/>
          <table:table-cell table:formula="of:=(#REF!218^2)*(0.178)+(#REF!218)*(0.352)-0.013" office:value-type="string" office:string-value="" calcext:value-type="error">
            <text:p>#NAME?</text:p>
          </table:table-cell>
          <table:table-cell table:formula="of:=([.J218]^2)*(-0.89)+([.J218])*(-0.633)-0.245" office:value-type="float" office:value="-0.24251917001809" calcext:value-type="float">
            <text:p>-0.24251917</text:p>
          </table:table-cell>
          <table:table-cell table:formula="of:=([.I218]^2)*(-0.189)+([.I218])*(0.905)-0.392" office:value-type="float" office:value="0.506620061585299" calcext:value-type="float">
            <text:p>0.5066200616</text:p>
          </table:table-cell>
          <table:table-cell table:number-columns-repeated="1007"/>
        </table:table-row>
        <table:table-row table:style-name="ro1">
          <table:table-cell table:formula="of:=[Datos_Nao.A219]" office:value-type="float" office:value="-0.0180043801665306" calcext:value-type="float">
            <text:p>-0.0180043802</text:p>
          </table:table-cell>
          <table:table-cell table:formula="of:=[Datos_Nao.B219]" office:value-type="float" office:value="0.0164453350007534" calcext:value-type="float">
            <text:p>0.016445335</text:p>
          </table:table-cell>
          <table:table-cell table:formula="of:=[Datos_Nao.C219]" office:value-type="float" office:value="0.330863773822784" calcext:value-type="float">
            <text:p>0.3308637738</text:p>
          </table:table-cell>
          <table:table-cell table:formula="of:=[Datos_Nao.D219]" office:value-type="float" office:value="0.0254964083433151" calcext:value-type="float">
            <text:p>0.0254964083</text:p>
          </table:table-cell>
          <table:table-cell table:formula="of:=[Datos_Nao.E219]" office:value-type="float" office:value="-0.0372025370597839" calcext:value-type="float">
            <text:p>-0.0372025371</text:p>
          </table:table-cell>
          <table:table-cell table:formula="of:=[Datos_Nao.F219]" office:value-type="float" office:value="0.0251609459519386" calcext:value-type="float">
            <text:p>0.025160946</text:p>
          </table:table-cell>
          <table:table-cell/>
          <table:table-cell table:formula="of:=[Datos_MoCap.A219]" office:value-type="float" office:value="0.06154" calcext:value-type="float">
            <text:p>0.06154</text:p>
          </table:table-cell>
          <table:table-cell table:formula="of:=[Datos_MoCap.B219]" office:value-type="float" office:value="1.405238" calcext:value-type="float">
            <text:p>1.405238</text:p>
          </table:table-cell>
          <table:table-cell table:formula="of:=[Datos_MoCap.C219]" office:value-type="float" office:value="-0.00718" calcext:value-type="float">
            <text:p>-0.00718</text:p>
          </table:table-cell>
          <table:table-cell table:formula="of:=[Datos_MoCap.D219]" office:value-type="float" office:value="0.00698" calcext:value-type="float">
            <text:p>0.00698</text:p>
          </table:table-cell>
          <table:table-cell table:formula="of:=[Datos_MoCap.F219]" office:value-type="float" office:value="-0.048906" calcext:value-type="float">
            <text:p>-0.048906</text:p>
          </table:table-cell>
          <table:table-cell table:formula="of:=[Datos_MoCap.E219]" office:value-type="float" office:value="0.048587" calcext:value-type="float">
            <text:p>0.048587</text:p>
          </table:table-cell>
          <table:table-cell/>
          <table:table-cell table:formula="of:=(#REF!219^2)*(0.178)+(#REF!219)*(0.352)-0.013" office:value-type="string" office:string-value="" calcext:value-type="error">
            <text:p>#NAME?</text:p>
          </table:table-cell>
          <table:table-cell table:formula="of:=([.J219]^2)*(-0.89)+([.J219])*(-0.633)-0.245" office:value-type="float" office:value="-0.240500941636" calcext:value-type="float">
            <text:p>-0.2405009416</text:p>
          </table:table-cell>
          <table:table-cell table:formula="of:=([.I219]^2)*(-0.189)+([.I219])*(0.905)-0.392" office:value-type="float" office:value="0.506523254874284" calcext:value-type="float">
            <text:p>0.5065232549</text:p>
          </table:table-cell>
          <table:table-cell table:number-columns-repeated="1007"/>
        </table:table-row>
        <table:table-row table:style-name="ro1">
          <table:table-cell table:formula="of:=[Datos_Nao.A220]" office:value-type="float" office:value="-0.017428083345294" calcext:value-type="float">
            <text:p>-0.0174280833</text:p>
          </table:table-cell>
          <table:table-cell table:formula="of:=[Datos_Nao.B220]" office:value-type="float" office:value="0.0154966814443469" calcext:value-type="float">
            <text:p>0.0154966814</text:p>
          </table:table-cell>
          <table:table-cell table:formula="of:=[Datos_Nao.C220]" office:value-type="float" office:value="0.330928146839142" calcext:value-type="float">
            <text:p>0.3309281468</text:p>
          </table:table-cell>
          <table:table-cell table:formula="of:=[Datos_Nao.D220]" office:value-type="float" office:value="0.025259030982852" calcext:value-type="float">
            <text:p>0.025259031</text:p>
          </table:table-cell>
          <table:table-cell table:formula="of:=[Datos_Nao.E220]" office:value-type="float" office:value="-0.0350446663796902" calcext:value-type="float">
            <text:p>-0.0350446664</text:p>
          </table:table-cell>
          <table:table-cell table:formula="of:=[Datos_Nao.F220]" office:value-type="float" office:value="0.0240013040602207" calcext:value-type="float">
            <text:p>0.0240013041</text:p>
          </table:table-cell>
          <table:table-cell/>
          <table:table-cell table:formula="of:=[Datos_MoCap.A220]" office:value-type="float" office:value="0.061781" calcext:value-type="float">
            <text:p>0.061781</text:p>
          </table:table-cell>
          <table:table-cell table:formula="of:=[Datos_MoCap.B220]" office:value-type="float" office:value="1.405149" calcext:value-type="float">
            <text:p>1.405149</text:p>
          </table:table-cell>
          <table:table-cell table:formula="of:=[Datos_MoCap.C220]" office:value-type="float" office:value="-0.010313" calcext:value-type="float">
            <text:p>-0.010313</text:p>
          </table:table-cell>
          <table:table-cell table:formula="of:=[Datos_MoCap.D220]" office:value-type="float" office:value="0.007066" calcext:value-type="float">
            <text:p>0.007066</text:p>
          </table:table-cell>
          <table:table-cell table:formula="of:=[Datos_MoCap.F220]" office:value-type="float" office:value="-0.051702" calcext:value-type="float">
            <text:p>-0.051702</text:p>
          </table:table-cell>
          <table:table-cell table:formula="of:=[Datos_MoCap.E220]" office:value-type="float" office:value="0.047574" calcext:value-type="float">
            <text:p>0.047574</text:p>
          </table:table-cell>
          <table:table-cell/>
          <table:table-cell table:formula="of:=(#REF!220^2)*(0.178)+(#REF!220)*(0.352)-0.013" office:value-type="string" office:string-value="" calcext:value-type="error">
            <text:p>#NAME?</text:p>
          </table:table-cell>
          <table:table-cell table:formula="of:=([.J220]^2)*(-0.89)+([.J220])*(-0.633)-0.245" office:value-type="float" office:value="-0.23856652959241" calcext:value-type="float">
            <text:p>-0.2385665296</text:p>
          </table:table-cell>
          <table:table-cell table:formula="of:=([.I220]^2)*(-0.189)+([.I220])*(0.905)-0.392" office:value-type="float" office:value="0.506489983394011" calcext:value-type="float">
            <text:p>0.5064899834</text:p>
          </table:table-cell>
          <table:table-cell table:number-columns-repeated="1007"/>
        </table:table-row>
        <table:table-row table:style-name="ro1">
          <table:table-cell table:formula="of:=[Datos_Nao.A221]" office:value-type="float" office:value="-0.0171391814947128" calcext:value-type="float">
            <text:p>-0.0171391815</text:p>
          </table:table-cell>
          <table:table-cell table:formula="of:=[Datos_Nao.B221]" office:value-type="float" office:value="0.0150176910683513" calcext:value-type="float">
            <text:p>0.0150176911</text:p>
          </table:table-cell>
          <table:table-cell table:formula="of:=[Datos_Nao.C221]" office:value-type="float" office:value="0.330958336591721" calcext:value-type="float">
            <text:p>0.3309583366</text:p>
          </table:table-cell>
          <table:table-cell table:formula="of:=[Datos_Nao.D221]" office:value-type="float" office:value="0.025139082223177" calcext:value-type="float">
            <text:p>0.0251390822</text:p>
          </table:table-cell>
          <table:table-cell table:formula="of:=[Datos_Nao.E221]" office:value-type="float" office:value="-0.0339609421789646" calcext:value-type="float">
            <text:p>-0.0339609422</text:p>
          </table:table-cell>
          <table:table-cell table:formula="of:=[Datos_Nao.F221]" office:value-type="float" office:value="0.0234265085309744" calcext:value-type="float">
            <text:p>0.0234265085</text:p>
          </table:table-cell>
          <table:table-cell/>
          <table:table-cell table:formula="of:=[Datos_MoCap.A221]" office:value-type="float" office:value="0.061897" calcext:value-type="float">
            <text:p>0.061897</text:p>
          </table:table-cell>
          <table:table-cell table:formula="of:=[Datos_MoCap.B221]" office:value-type="float" office:value="1.405268" calcext:value-type="float">
            <text:p>1.405268</text:p>
          </table:table-cell>
          <table:table-cell table:formula="of:=[Datos_MoCap.C221]" office:value-type="float" office:value="-0.013263" calcext:value-type="float">
            <text:p>-0.013263</text:p>
          </table:table-cell>
          <table:table-cell table:formula="of:=[Datos_MoCap.D221]" office:value-type="float" office:value="0.006993" calcext:value-type="float">
            <text:p>0.006993</text:p>
          </table:table-cell>
          <table:table-cell table:formula="of:=[Datos_MoCap.F221]" office:value-type="float" office:value="-0.054826" calcext:value-type="float">
            <text:p>-0.054826</text:p>
          </table:table-cell>
          <table:table-cell table:formula="of:=[Datos_MoCap.E221]" office:value-type="float" office:value="0.04605" calcext:value-type="float">
            <text:p>0.04605</text:p>
          </table:table-cell>
          <table:table-cell/>
          <table:table-cell table:formula="of:=(#REF!221^2)*(0.178)+(#REF!221)*(0.352)-0.013" office:value-type="string" office:string-value="" calcext:value-type="error">
            <text:p>#NAME?</text:p>
          </table:table-cell>
          <table:table-cell table:formula="of:=([.J221]^2)*(-0.89)+([.J221])*(-0.633)-0.245" office:value-type="float" office:value="-0.23676107838041" calcext:value-type="float">
            <text:p>-0.2367610784</text:p>
          </table:table-cell>
          <table:table-cell table:formula="of:=([.I221]^2)*(-0.189)+([.I221])*(0.905)-0.392" office:value-type="float" office:value="0.506534469305264" calcext:value-type="float">
            <text:p>0.5065344693</text:p>
          </table:table-cell>
          <table:table-cell table:number-columns-repeated="1007"/>
        </table:table-row>
        <table:table-row table:style-name="ro1">
          <table:table-cell table:formula="of:=[Datos_Nao.A222]" office:value-type="float" office:value="-0.0165603198111057" calcext:value-type="float">
            <text:p>-0.0165603198</text:p>
          </table:table-cell>
          <table:table-cell table:formula="of:=[Datos_Nao.B222]" office:value-type="float" office:value="0.014051740989089" calcext:value-type="float">
            <text:p>0.014051741</text:p>
          </table:table-cell>
          <table:table-cell table:formula="of:=[Datos_Nao.C222]" office:value-type="float" office:value="0.331014484167099" calcext:value-type="float">
            <text:p>0.3310144842</text:p>
          </table:table-cell>
          <table:table-cell table:formula="of:=[Datos_Nao.D222]" office:value-type="float" office:value="0.0248969364911318" calcext:value-type="float">
            <text:p>0.0248969365</text:p>
          </table:table-cell>
          <table:table-cell table:formula="of:=[Datos_Nao.E222]" office:value-type="float" office:value="-0.0317862331867218" calcext:value-type="float">
            <text:p>-0.0317862332</text:p>
          </table:table-cell>
          <table:table-cell table:formula="of:=[Datos_Nao.F222]" office:value-type="float" office:value="0.0222890917211771" calcext:value-type="float">
            <text:p>0.0222890917</text:p>
          </table:table-cell>
          <table:table-cell/>
          <table:table-cell table:formula="of:=[Datos_MoCap.A222]" office:value-type="float" office:value="0.061803" calcext:value-type="float">
            <text:p>0.061803</text:p>
          </table:table-cell>
          <table:table-cell table:formula="of:=[Datos_MoCap.B222]" office:value-type="float" office:value="1.405722" calcext:value-type="float">
            <text:p>1.405722</text:p>
          </table:table-cell>
          <table:table-cell table:formula="of:=[Datos_MoCap.C222]" office:value-type="float" office:value="-0.015922" calcext:value-type="float">
            <text:p>-0.015922</text:p>
          </table:table-cell>
          <table:table-cell table:formula="of:=[Datos_MoCap.D222]" office:value-type="float" office:value="0.007151" calcext:value-type="float">
            <text:p>0.007151</text:p>
          </table:table-cell>
          <table:table-cell table:formula="of:=[Datos_MoCap.F222]" office:value-type="float" office:value="-0.058824" calcext:value-type="float">
            <text:p>-0.058824</text:p>
          </table:table-cell>
          <table:table-cell table:formula="of:=[Datos_MoCap.E222]" office:value-type="float" office:value="0.044357" calcext:value-type="float">
            <text:p>0.044357</text:p>
          </table:table-cell>
          <table:table-cell/>
          <table:table-cell table:formula="of:=(#REF!222^2)*(0.178)+(#REF!222)*(0.352)-0.013" office:value-type="string" office:string-value="" calcext:value-type="error">
            <text:p>#NAME?</text:p>
          </table:table-cell>
          <table:table-cell table:formula="of:=([.J222]^2)*(-0.89)+([.J222])*(-0.633)-0.245" office:value-type="float" office:value="-0.23514699797476" calcext:value-type="float">
            <text:p>-0.235146998</text:p>
          </table:table-cell>
          <table:table-cell table:formula="of:=([.I222]^2)*(-0.189)+([.I222])*(0.905)-0.392" office:value-type="float" office:value="0.506704139497324" calcext:value-type="float">
            <text:p>0.5067041395</text:p>
          </table:table-cell>
          <table:table-cell table:number-columns-repeated="1007"/>
        </table:table-row>
        <table:table-row table:style-name="ro1">
          <table:table-cell table:formula="of:=[Datos_Nao.A223]" office:value-type="float" office:value="-0.0159809924662113" calcext:value-type="float">
            <text:p>-0.0159809925</text:p>
          </table:table-cell>
          <table:table-cell table:formula="of:=[Datos_Nao.B223]" office:value-type="float" office:value="0.0130770578980446" calcext:value-type="float">
            <text:p>0.0130770579</text:p>
          </table:table-cell>
          <table:table-cell table:formula="of:=[Datos_Nao.C223]" office:value-type="float" office:value="0.331064730882645" calcext:value-type="float">
            <text:p>0.3310647309</text:p>
          </table:table-cell>
          <table:table-cell table:formula="of:=[Datos_Nao.D223]" office:value-type="float" office:value="0.0246521569788456" calcext:value-type="float">
            <text:p>0.024652157</text:p>
          </table:table-cell>
          <table:table-cell table:formula="of:=[Datos_Nao.E223]" office:value-type="float" office:value="-0.0296049751341343" calcext:value-type="float">
            <text:p>-0.0296049751</text:p>
          </table:table-cell>
          <table:table-cell table:formula="of:=[Datos_Nao.F223]" office:value-type="float" office:value="0.0211702734231949" calcext:value-type="float">
            <text:p>0.0211702734</text:p>
          </table:table-cell>
          <table:table-cell/>
          <table:table-cell table:formula="of:=[Datos_MoCap.A223]" office:value-type="float" office:value="0.061356" calcext:value-type="float">
            <text:p>0.061356</text:p>
          </table:table-cell>
          <table:table-cell table:formula="of:=[Datos_MoCap.B223]" office:value-type="float" office:value="1.406366" calcext:value-type="float">
            <text:p>1.406366</text:p>
          </table:table-cell>
          <table:table-cell table:formula="of:=[Datos_MoCap.C223]" office:value-type="float" office:value="-0.017679" calcext:value-type="float">
            <text:p>-0.017679</text:p>
          </table:table-cell>
          <table:table-cell table:formula="of:=[Datos_MoCap.D223]" office:value-type="float" office:value="0.007264" calcext:value-type="float">
            <text:p>0.007264</text:p>
          </table:table-cell>
          <table:table-cell table:formula="of:=[Datos_MoCap.F223]" office:value-type="float" office:value="-0.063245" calcext:value-type="float">
            <text:p>-0.063245</text:p>
          </table:table-cell>
          <table:table-cell table:formula="of:=[Datos_MoCap.E223]" office:value-type="float" office:value="0.044189" calcext:value-type="float">
            <text:p>0.044189</text:p>
          </table:table-cell>
          <table:table-cell/>
          <table:table-cell table:formula="of:=(#REF!223^2)*(0.178)+(#REF!223)*(0.352)-0.013" office:value-type="string" office:string-value="" calcext:value-type="error">
            <text:p>#NAME?</text:p>
          </table:table-cell>
          <table:table-cell table:formula="of:=([.J223]^2)*(-0.89)+([.J223])*(-0.633)-0.245" office:value-type="float" office:value="-0.23408735986649" calcext:value-type="float">
            <text:p>-0.2340873599</text:p>
          </table:table-cell>
          <table:table-cell table:formula="of:=([.I223]^2)*(-0.189)+([.I223])*(0.905)-0.392" office:value-type="float" office:value="0.506944683394316" calcext:value-type="float">
            <text:p>0.5069446834</text:p>
          </table:table-cell>
          <table:table-cell table:number-columns-repeated="1007"/>
        </table:table-row>
        <table:table-row table:style-name="ro1">
          <table:table-cell table:formula="of:=[Datos_Nao.A224]" office:value-type="float" office:value="-0.0154021065682173" calcext:value-type="float">
            <text:p>-0.0154021066</text:p>
          </table:table-cell>
          <table:table-cell table:formula="of:=[Datos_Nao.B224]" office:value-type="float" office:value="0.0120959123596549" calcext:value-type="float">
            <text:p>0.0120959124</text:p>
          </table:table-cell>
          <table:table-cell table:formula="of:=[Datos_Nao.C224]" office:value-type="float" office:value="0.331108868122101" calcext:value-type="float">
            <text:p>0.3311088681</text:p>
          </table:table-cell>
          <table:table-cell table:formula="of:=[Datos_Nao.D224]" office:value-type="float" office:value="0.0244052074849606" calcext:value-type="float">
            <text:p>0.0244052075</text:p>
          </table:table-cell>
          <table:table-cell table:formula="of:=[Datos_Nao.E224]" office:value-type="float" office:value="-0.0274209417402744" calcext:value-type="float">
            <text:p>-0.0274209417</text:p>
          </table:table-cell>
          <table:table-cell table:formula="of:=[Datos_Nao.F224]" office:value-type="float" office:value="0.0200730580836534" calcext:value-type="float">
            <text:p>0.0200730581</text:p>
          </table:table-cell>
          <table:table-cell/>
          <table:table-cell table:formula="of:=[Datos_MoCap.A224]" office:value-type="float" office:value="0.060953" calcext:value-type="float">
            <text:p>0.060953</text:p>
          </table:table-cell>
          <table:table-cell table:formula="of:=[Datos_MoCap.B224]" office:value-type="float" office:value="1.407044" calcext:value-type="float">
            <text:p>1.407044</text:p>
          </table:table-cell>
          <table:table-cell table:formula="of:=[Datos_MoCap.C224]" office:value-type="float" office:value="-0.019561" calcext:value-type="float">
            <text:p>-0.019561</text:p>
          </table:table-cell>
          <table:table-cell table:formula="of:=[Datos_MoCap.D224]" office:value-type="float" office:value="0.007913" calcext:value-type="float">
            <text:p>0.007913</text:p>
          </table:table-cell>
          <table:table-cell table:formula="of:=[Datos_MoCap.F224]" office:value-type="float" office:value="-0.067459" calcext:value-type="float">
            <text:p>-0.067459</text:p>
          </table:table-cell>
          <table:table-cell table:formula="of:=[Datos_MoCap.E224]" office:value-type="float" office:value="0.042363" calcext:value-type="float">
            <text:p>0.042363</text:p>
          </table:table-cell>
          <table:table-cell/>
          <table:table-cell table:formula="of:=(#REF!224^2)*(0.178)+(#REF!224)*(0.352)-0.013" office:value-type="string" office:string-value="" calcext:value-type="error">
            <text:p>#NAME?</text:p>
          </table:table-cell>
          <table:table-cell table:formula="of:=([.J224]^2)*(-0.89)+([.J224])*(-0.633)-0.245" office:value-type="float" office:value="-0.23295843012169" calcext:value-type="float">
            <text:p>-0.2329584301</text:p>
          </table:table-cell>
          <table:table-cell table:formula="of:=([.I224]^2)*(-0.189)+([.I224])*(0.905)-0.392" office:value-type="float" office:value="0.507197757410096" calcext:value-type="float">
            <text:p>0.5071977574</text:p>
          </table:table-cell>
          <table:table-cell table:number-columns-repeated="1007"/>
        </table:table-row>
        <table:table-row table:style-name="ro1">
          <table:table-cell table:formula="of:=[Datos_Nao.A225]" office:value-type="float" office:value="-0.0148246558383107" calcext:value-type="float">
            <text:p>-0.0148246558</text:p>
          </table:table-cell>
          <table:table-cell table:formula="of:=[Datos_Nao.B225]" office:value-type="float" office:value="0.0111105833202601" calcext:value-type="float">
            <text:p>0.0111105833</text:p>
          </table:table-cell>
          <table:table-cell table:formula="of:=[Datos_Nao.C225]" office:value-type="float" office:value="0.331146687269211" calcext:value-type="float">
            <text:p>0.3311466873</text:p>
          </table:table-cell>
          <table:table-cell table:formula="of:=[Datos_Nao.D225]" office:value-type="float" office:value="0.0241565704345703" calcext:value-type="float">
            <text:p>0.0241565704</text:p>
          </table:table-cell>
          <table:table-cell table:formula="of:=[Datos_Nao.E225]" office:value-type="float" office:value="-0.0252379477024078" calcext:value-type="float">
            <text:p>-0.0252379477</text:p>
          </table:table-cell>
          <table:table-cell table:formula="of:=[Datos_Nao.F225]" office:value-type="float" office:value="0.0189998000860214" calcext:value-type="float">
            <text:p>0.0189998001</text:p>
          </table:table-cell>
          <table:table-cell/>
          <table:table-cell table:formula="of:=[Datos_MoCap.A225]" office:value-type="float" office:value="0.060598" calcext:value-type="float">
            <text:p>0.060598</text:p>
          </table:table-cell>
          <table:table-cell table:formula="of:=[Datos_MoCap.B225]" office:value-type="float" office:value="1.407695" calcext:value-type="float">
            <text:p>1.407695</text:p>
          </table:table-cell>
          <table:table-cell table:formula="of:=[Datos_MoCap.C225]" office:value-type="float" office:value="-0.020935" calcext:value-type="float">
            <text:p>-0.020935</text:p>
          </table:table-cell>
          <table:table-cell table:formula="of:=[Datos_MoCap.D225]" office:value-type="float" office:value="0.008746" calcext:value-type="float">
            <text:p>0.008746</text:p>
          </table:table-cell>
          <table:table-cell table:formula="of:=[Datos_MoCap.F225]" office:value-type="float" office:value="-0.071543" calcext:value-type="float">
            <text:p>-0.071543</text:p>
          </table:table-cell>
          <table:table-cell table:formula="of:=[Datos_MoCap.E225]" office:value-type="float" office:value="0.040695" calcext:value-type="float">
            <text:p>0.040695</text:p>
          </table:table-cell>
          <table:table-cell/>
          <table:table-cell table:formula="of:=(#REF!225^2)*(0.178)+(#REF!225)*(0.352)-0.013" office:value-type="string" office:string-value="" calcext:value-type="error">
            <text:p>#NAME?</text:p>
          </table:table-cell>
          <table:table-cell table:formula="of:=([.J225]^2)*(-0.89)+([.J225])*(-0.633)-0.245" office:value-type="float" office:value="-0.23213820906025" calcext:value-type="float">
            <text:p>-0.2321382091</text:p>
          </table:table-cell>
          <table:table-cell table:formula="of:=([.I225]^2)*(-0.189)+([.I225])*(0.905)-0.392" office:value-type="float" office:value="0.507440589738275" calcext:value-type="float">
            <text:p>0.5074405897</text:p>
          </table:table-cell>
          <table:table-cell table:number-columns-repeated="1007"/>
        </table:table-row>
        <table:table-row table:style-name="ro1">
          <table:table-cell table:formula="of:=[Datos_Nao.A226]" office:value-type="float" office:value="-0.0145367495715618" calcext:value-type="float">
            <text:p>-0.0145367496</text:p>
          </table:table-cell>
          <table:table-cell table:formula="of:=[Datos_Nao.B226]" office:value-type="float" office:value="0.0106170438230038" calcext:value-type="float">
            <text:p>0.0106170438</text:p>
          </table:table-cell>
          <table:table-cell table:formula="of:=[Datos_Nao.C226]" office:value-type="float" office:value="0.331163167953491" calcext:value-type="float">
            <text:p>0.331163168</text:p>
          </table:table-cell>
          <table:table-cell table:formula="of:=[Datos_Nao.D226]" office:value-type="float" office:value="0.0240317899733782" calcext:value-type="float">
            <text:p>0.02403179</text:p>
          </table:table-cell>
          <table:table-cell table:formula="of:=[Datos_Nao.E226]" office:value-type="float" office:value="-0.0241480469703674" calcext:value-type="float">
            <text:p>-0.024148047</text:p>
          </table:table-cell>
          <table:table-cell table:formula="of:=[Datos_Nao.F226]" office:value-type="float" office:value="0.0184729918837547" calcext:value-type="float">
            <text:p>0.0184729919</text:p>
          </table:table-cell>
          <table:table-cell/>
          <table:table-cell table:formula="of:=[Datos_MoCap.A226]" office:value-type="float" office:value="0.060301" calcext:value-type="float">
            <text:p>0.060301</text:p>
          </table:table-cell>
          <table:table-cell table:formula="of:=[Datos_MoCap.B226]" office:value-type="float" office:value="1.40836" calcext:value-type="float">
            <text:p>1.40836</text:p>
          </table:table-cell>
          <table:table-cell table:formula="of:=[Datos_MoCap.C226]" office:value-type="float" office:value="-0.021783" calcext:value-type="float">
            <text:p>-0.021783</text:p>
          </table:table-cell>
          <table:table-cell table:formula="of:=[Datos_MoCap.D226]" office:value-type="float" office:value="0.009989" calcext:value-type="float">
            <text:p>0.009989</text:p>
          </table:table-cell>
          <table:table-cell table:formula="of:=[Datos_MoCap.F226]" office:value-type="float" office:value="-0.075235" calcext:value-type="float">
            <text:p>-0.075235</text:p>
          </table:table-cell>
          <table:table-cell table:formula="of:=[Datos_MoCap.E226]" office:value-type="float" office:value="0.039572" calcext:value-type="float">
            <text:p>0.039572</text:p>
          </table:table-cell>
          <table:table-cell/>
          <table:table-cell table:formula="of:=(#REF!226^2)*(0.178)+(#REF!226)*(0.352)-0.013" office:value-type="string" office:string-value="" calcext:value-type="error">
            <text:p>#NAME?</text:p>
          </table:table-cell>
          <table:table-cell table:formula="of:=([.J226]^2)*(-0.89)+([.J226])*(-0.633)-0.245" office:value-type="float" office:value="-0.23163366518921" calcext:value-type="float">
            <text:p>-0.2316336652</text:p>
          </table:table-cell>
          <table:table-cell table:formula="of:=([.I226]^2)*(-0.189)+([.I226])*(0.905)-0.392" office:value-type="float" office:value="0.5076884788656" calcext:value-type="float">
            <text:p>0.5076884789</text:p>
          </table:table-cell>
          <table:table-cell table:number-columns-repeated="1007"/>
        </table:table-row>
        <table:table-row table:style-name="ro1">
          <table:table-cell table:formula="of:=[Datos_Nao.A227]" office:value-type="float" office:value="-0.0142495725303888" calcext:value-type="float">
            <text:p>-0.0142495725</text:p>
          </table:table-cell>
          <table:table-cell table:formula="of:=[Datos_Nao.B227]" office:value-type="float" office:value="0.0101233180612326" calcext:value-type="float">
            <text:p>0.0101233181</text:p>
          </table:table-cell>
          <table:table-cell table:formula="of:=[Datos_Nao.C227]" office:value-type="float" office:value="0.331178039312363" calcext:value-type="float">
            <text:p>0.3311780393</text:p>
          </table:table-cell>
          <table:table-cell table:formula="of:=[Datos_Nao.D227]" office:value-type="float" office:value="0.0239067934453487" calcext:value-type="float">
            <text:p>0.0239067934</text:p>
          </table:table-cell>
          <table:table-cell table:formula="of:=[Datos_Nao.E227]" office:value-type="float" office:value="-0.0230598598718643" calcext:value-type="float">
            <text:p>-0.0230598599</text:p>
          </table:table-cell>
          <table:table-cell table:formula="of:=[Datos_Nao.F227]" office:value-type="float" office:value="0.0179529935121536" calcext:value-type="float">
            <text:p>0.0179529935</text:p>
          </table:table-cell>
          <table:table-cell/>
          <table:table-cell table:formula="of:=[Datos_MoCap.A227]" office:value-type="float" office:value="0.060109" calcext:value-type="float">
            <text:p>0.060109</text:p>
          </table:table-cell>
          <table:table-cell table:formula="of:=[Datos_MoCap.B227]" office:value-type="float" office:value="1.408867" calcext:value-type="float">
            <text:p>1.408867</text:p>
          </table:table-cell>
          <table:table-cell table:formula="of:=[Datos_MoCap.C227]" office:value-type="float" office:value="-0.022069" calcext:value-type="float">
            <text:p>-0.022069</text:p>
          </table:table-cell>
          <table:table-cell table:formula="of:=[Datos_MoCap.D227]" office:value-type="float" office:value="0.011391" calcext:value-type="float">
            <text:p>0.011391</text:p>
          </table:table-cell>
          <table:table-cell table:formula="of:=[Datos_MoCap.F227]" office:value-type="float" office:value="-0.078459" calcext:value-type="float">
            <text:p>-0.078459</text:p>
          </table:table-cell>
          <table:table-cell table:formula="of:=[Datos_MoCap.E227]" office:value-type="float" office:value="0.039072" calcext:value-type="float">
            <text:p>0.039072</text:p>
          </table:table-cell>
          <table:table-cell/>
          <table:table-cell table:formula="of:=(#REF!227^2)*(0.178)+(#REF!227)*(0.352)-0.013" office:value-type="string" office:string-value="" calcext:value-type="error">
            <text:p>#NAME?</text:p>
          </table:table-cell>
          <table:table-cell table:formula="of:=([.J227]^2)*(-0.89)+([.J227])*(-0.633)-0.245" office:value-type="float" office:value="-0.23146378927729" calcext:value-type="float">
            <text:p>-0.2314637893</text:p>
          </table:table-cell>
          <table:table-cell table:formula="of:=([.I227]^2)*(-0.189)+([.I227])*(0.905)-0.392" office:value-type="float" office:value="0.507877358722779" calcext:value-type="float">
            <text:p>0.5078773587</text:p>
          </table:table-cell>
          <table:table-cell table:number-columns-repeated="1007"/>
        </table:table-row>
        <table:table-row table:style-name="ro1">
          <table:table-cell table:formula="of:=[Datos_Nao.A228]" office:value-type="float" office:value="-0.0133935576304793" calcext:value-type="float">
            <text:p>-0.0133935576</text:p>
          </table:table-cell>
          <table:table-cell table:formula="of:=[Datos_Nao.B228]" office:value-type="float" office:value="0.0086438748985529" calcext:value-type="float">
            <text:p>0.0086438749</text:p>
          </table:table-cell>
          <table:table-cell table:formula="of:=[Datos_Nao.C228]" office:value-type="float" office:value="0.331212729215622" calcext:value-type="float">
            <text:p>0.3312127292</text:p>
          </table:table-cell>
          <table:table-cell table:formula="of:=[Datos_Nao.D228]" office:value-type="float" office:value="0.0235312059521675" calcext:value-type="float">
            <text:p>0.023531206</text:p>
          </table:table-cell>
          <table:table-cell table:formula="of:=[Datos_Nao.E228]" office:value-type="float" office:value="-0.0198104921728373" calcext:value-type="float">
            <text:p>-0.0198104922</text:p>
          </table:table-cell>
          <table:table-cell table:formula="of:=[Datos_Nao.F228]" office:value-type="float" office:value="0.0164369828999043" calcext:value-type="float">
            <text:p>0.0164369829</text:p>
          </table:table-cell>
          <table:table-cell/>
          <table:table-cell table:formula="of:=[Datos_MoCap.A228]" office:value-type="float" office:value="0.060054" calcext:value-type="float">
            <text:p>0.060054</text:p>
          </table:table-cell>
          <table:table-cell table:formula="of:=[Datos_MoCap.B228]" office:value-type="float" office:value="1.41149" calcext:value-type="float">
            <text:p>1.41149</text:p>
          </table:table-cell>
          <table:table-cell table:formula="of:=[Datos_MoCap.C228]" office:value-type="float" office:value="-0.020966" calcext:value-type="float">
            <text:p>-0.020966</text:p>
          </table:table-cell>
          <table:table-cell table:formula="of:=[Datos_MoCap.D228]" office:value-type="float" office:value="0.016547" calcext:value-type="float">
            <text:p>0.016547</text:p>
          </table:table-cell>
          <table:table-cell table:formula="of:=[Datos_MoCap.F228]" office:value-type="float" office:value="-0.085571" calcext:value-type="float">
            <text:p>-0.085571</text:p>
          </table:table-cell>
          <table:table-cell table:formula="of:=[Datos_MoCap.E228]" office:value-type="float" office:value="0.041663" calcext:value-type="float">
            <text:p>0.041663</text:p>
          </table:table-cell>
          <table:table-cell/>
          <table:table-cell table:formula="of:=(#REF!228^2)*(0.178)+(#REF!228)*(0.352)-0.013" office:value-type="string" office:string-value="" calcext:value-type="error">
            <text:p>#NAME?</text:p>
          </table:table-cell>
          <table:table-cell table:formula="of:=([.J228]^2)*(-0.89)+([.J228])*(-0.633)-0.245" office:value-type="float" office:value="-0.23211974210884" calcext:value-type="float">
            <text:p>-0.2321197421</text:p>
          </table:table-cell>
          <table:table-cell table:formula="of:=([.I228]^2)*(-0.189)+([.I228])*(0.905)-0.392" office:value-type="float" office:value="0.5088529902011" calcext:value-type="float">
            <text:p>0.5088529902</text:p>
          </table:table-cell>
          <table:table-cell table:number-columns-repeated="1007"/>
        </table:table-row>
        <table:table-row table:style-name="ro1">
          <table:table-cell table:formula="of:=[Datos_Nao.A229]" office:value-type="float" office:value="-0.0128286480903625" calcext:value-type="float">
            <text:p>-0.0128286481</text:p>
          </table:table-cell>
          <table:table-cell table:formula="of:=[Datos_Nao.B229]" office:value-type="float" office:value="0.00766191072762013" calcext:value-type="float">
            <text:p>0.0076619107</text:p>
          </table:table-cell>
          <table:table-cell table:formula="of:=[Datos_Nao.C229]" office:value-type="float" office:value="0.331227600574493" calcext:value-type="float">
            <text:p>0.3312276006</text:p>
          </table:table-cell>
          <table:table-cell table:formula="of:=[Datos_Nao.D229]" office:value-type="float" office:value="0.0232809986919165" calcext:value-type="float">
            <text:p>0.0232809987</text:p>
          </table:table-cell>
          <table:table-cell table:formula="of:=[Datos_Nao.E229]" office:value-type="float" office:value="-0.0176618173718452" calcext:value-type="float">
            <text:p>-0.0176618174</text:p>
          </table:table-cell>
          <table:table-cell table:formula="of:=[Datos_Nao.F229]" office:value-type="float" office:value="0.0154651021584868" calcext:value-type="float">
            <text:p>0.0154651022</text:p>
          </table:table-cell>
          <table:table-cell/>
          <table:table-cell table:formula="of:=[Datos_MoCap.A229]" office:value-type="float" office:value="0.060141" calcext:value-type="float">
            <text:p>0.060141</text:p>
          </table:table-cell>
          <table:table-cell table:formula="of:=[Datos_MoCap.B229]" office:value-type="float" office:value="1.411566" calcext:value-type="float">
            <text:p>1.411566</text:p>
          </table:table-cell>
          <table:table-cell table:formula="of:=[Datos_MoCap.C229]" office:value-type="float" office:value="-0.020391" calcext:value-type="float">
            <text:p>-0.020391</text:p>
          </table:table-cell>
          <table:table-cell table:formula="of:=[Datos_MoCap.D229]" office:value-type="float" office:value="0.01768" calcext:value-type="float">
            <text:p>0.01768</text:p>
          </table:table-cell>
          <table:table-cell table:formula="of:=[Datos_MoCap.F229]" office:value-type="float" office:value="-0.087338" calcext:value-type="float">
            <text:p>-0.087338</text:p>
          </table:table-cell>
          <table:table-cell table:formula="of:=[Datos_MoCap.E229]" office:value-type="float" office:value="0.04271" calcext:value-type="float">
            <text:p>0.04271</text:p>
          </table:table-cell>
          <table:table-cell/>
          <table:table-cell table:formula="of:=(#REF!229^2)*(0.178)+(#REF!229)*(0.352)-0.013" office:value-type="string" office:string-value="" calcext:value-type="error">
            <text:p>#NAME?</text:p>
          </table:table-cell>
          <table:table-cell table:formula="of:=([.J229]^2)*(-0.89)+([.J229])*(-0.633)-0.245" office:value-type="float" office:value="-0.23246255266409" calcext:value-type="float">
            <text:p>-0.2324625527</text:p>
          </table:table-cell>
          <table:table-cell table:formula="of:=([.I229]^2)*(-0.189)+([.I229])*(0.905)-0.392" office:value-type="float" office:value="0.508881219824716" calcext:value-type="float">
            <text:p>0.5088812198</text:p>
          </table:table-cell>
          <table:table-cell table:number-columns-repeated="1007"/>
        </table:table-row>
        <table:table-row table:style-name="ro1">
          <table:table-cell table:formula="of:=[Datos_Nao.A230]" office:value-type="float" office:value="-0.0122695285826921" calcext:value-type="float">
            <text:p>-0.0122695286</text:p>
          </table:table-cell>
          <table:table-cell table:formula="of:=[Datos_Nao.B230]" office:value-type="float" office:value="0.00668607372790575" calcext:value-type="float">
            <text:p>0.0066860737</text:p>
          </table:table-cell>
          <table:table-cell table:formula="of:=[Datos_Nao.C230]" office:value-type="float" office:value="0.331235975027084" calcext:value-type="float">
            <text:p>0.331235975</text:p>
          </table:table-cell>
          <table:table-cell table:formula="of:=[Datos_Nao.D230]" office:value-type="float" office:value="0.0230316147208214" calcext:value-type="float">
            <text:p>0.0230316147</text:p>
          </table:table-cell>
          <table:table-cell table:formula="of:=[Datos_Nao.E230]" office:value-type="float" office:value="-0.0155318528413773" calcext:value-type="float">
            <text:p>-0.0155318528</text:p>
          </table:table-cell>
          <table:table-cell table:formula="of:=[Datos_Nao.F230]" office:value-type="float" office:value="0.0145261995494366" calcext:value-type="float">
            <text:p>0.0145261995</text:p>
          </table:table-cell>
          <table:table-cell/>
          <table:table-cell table:formula="of:=[Datos_MoCap.A230]" office:value-type="float" office:value="0.060176" calcext:value-type="float">
            <text:p>0.060176</text:p>
          </table:table-cell>
          <table:table-cell table:formula="of:=[Datos_MoCap.B230]" office:value-type="float" office:value="1.411398" calcext:value-type="float">
            <text:p>1.411398</text:p>
          </table:table-cell>
          <table:table-cell table:formula="of:=[Datos_MoCap.C230]" office:value-type="float" office:value="-0.019473" calcext:value-type="float">
            <text:p>-0.019473</text:p>
          </table:table-cell>
          <table:table-cell table:formula="of:=[Datos_MoCap.D230]" office:value-type="float" office:value="0.018601" calcext:value-type="float">
            <text:p>0.018601</text:p>
          </table:table-cell>
          <table:table-cell table:formula="of:=[Datos_MoCap.F230]" office:value-type="float" office:value="-0.088557" calcext:value-type="float">
            <text:p>-0.088557</text:p>
          </table:table-cell>
          <table:table-cell table:formula="of:=[Datos_MoCap.E230]" office:value-type="float" office:value="0.044878" calcext:value-type="float">
            <text:p>0.044878</text:p>
          </table:table-cell>
          <table:table-cell/>
          <table:table-cell table:formula="of:=(#REF!230^2)*(0.178)+(#REF!230)*(0.352)-0.013" office:value-type="string" office:string-value="" calcext:value-type="error">
            <text:p>#NAME?</text:p>
          </table:table-cell>
          <table:table-cell table:formula="of:=([.J230]^2)*(-0.89)+([.J230])*(-0.633)-0.245" office:value-type="float" office:value="-0.23301107697881" calcext:value-type="float">
            <text:p>-0.233011077</text:p>
          </table:table-cell>
          <table:table-cell table:formula="of:=([.I230]^2)*(-0.189)+([.I230])*(0.905)-0.392" office:value-type="float" office:value="0.508818814577644" calcext:value-type="float">
            <text:p>0.5088188146</text:p>
          </table:table-cell>
          <table:table-cell table:number-columns-repeated="1007"/>
        </table:table-row>
        <table:table-row table:style-name="ro1">
          <table:table-cell table:formula="of:=[Datos_Nao.A231]" office:value-type="float" office:value="-0.0117171388119459" calcext:value-type="float">
            <text:p>-0.0117171388</text:p>
          </table:table-cell>
          <table:table-cell table:formula="of:=[Datos_Nao.B231]" office:value-type="float" office:value="0.00571870617568493" calcext:value-type="float">
            <text:p>0.0057187062</text:p>
          </table:table-cell>
          <table:table-cell table:formula="of:=[Datos_Nao.C231]" office:value-type="float" office:value="0.331237882375717" calcext:value-type="float">
            <text:p>0.3312378824</text:p>
          </table:table-cell>
          <table:table-cell table:formula="of:=[Datos_Nao.D231]" office:value-type="float" office:value="0.0227836035192013" calcext:value-type="float">
            <text:p>0.0227836035</text:p>
          </table:table-cell>
          <table:table-cell table:formula="of:=[Datos_Nao.E231]" office:value-type="float" office:value="-0.0134245743975043" calcext:value-type="float">
            <text:p>-0.0134245744</text:p>
          </table:table-cell>
          <table:table-cell table:formula="of:=[Datos_Nao.F231]" office:value-type="float" office:value="0.0136217102408409" calcext:value-type="float">
            <text:p>0.0136217102</text:p>
          </table:table-cell>
          <table:table-cell/>
          <table:table-cell table:formula="of:=[Datos_MoCap.A231]" office:value-type="float" office:value="0.06029" calcext:value-type="float">
            <text:p>0.06029</text:p>
          </table:table-cell>
          <table:table-cell table:formula="of:=[Datos_MoCap.B231]" office:value-type="float" office:value="1.411053" calcext:value-type="float">
            <text:p>1.411053</text:p>
          </table:table-cell>
          <table:table-cell table:formula="of:=[Datos_MoCap.C231]" office:value-type="float" office:value="-0.018459" calcext:value-type="float">
            <text:p>-0.018459</text:p>
          </table:table-cell>
          <table:table-cell table:formula="of:=[Datos_MoCap.D231]" office:value-type="float" office:value="0.019293" calcext:value-type="float">
            <text:p>0.019293</text:p>
          </table:table-cell>
          <table:table-cell table:formula="of:=[Datos_MoCap.F231]" office:value-type="float" office:value="-0.089747" calcext:value-type="float">
            <text:p>-0.089747</text:p>
          </table:table-cell>
          <table:table-cell table:formula="of:=[Datos_MoCap.E231]" office:value-type="float" office:value="0.047869" calcext:value-type="float">
            <text:p>0.047869</text:p>
          </table:table-cell>
          <table:table-cell/>
          <table:table-cell table:formula="of:=(#REF!231^2)*(0.178)+(#REF!231)*(0.352)-0.013" office:value-type="string" office:string-value="" calcext:value-type="error">
            <text:p>#NAME?</text:p>
          </table:table-cell>
          <table:table-cell table:formula="of:=([.J231]^2)*(-0.89)+([.J231])*(-0.633)-0.245" office:value-type="float" office:value="-0.23361870686609" calcext:value-type="float">
            <text:p>-0.2336187069</text:p>
          </table:table-cell>
          <table:table-cell table:formula="of:=([.I231]^2)*(-0.189)+([.I231])*(0.905)-0.392" office:value-type="float" office:value="0.508690627495099" calcext:value-type="float">
            <text:p>0.5086906275</text:p>
          </table:table-cell>
          <table:table-cell table:number-columns-repeated="1007"/>
        </table:table-row>
        <table:table-row table:style-name="ro1">
          <table:table-cell table:formula="of:=[Datos_Nao.A232]" office:value-type="float" office:value="-0.0114437574520707" calcext:value-type="float">
            <text:p>-0.0114437575</text:p>
          </table:table-cell>
          <table:table-cell table:formula="of:=[Datos_Nao.B232]" office:value-type="float" office:value="0.00523897120729089" calcext:value-type="float">
            <text:p>0.0052389712</text:p>
          </table:table-cell>
          <table:table-cell table:formula="of:=[Datos_Nao.C232]" office:value-type="float" office:value="0.331236451864243" calcext:value-type="float">
            <text:p>0.3312364519</text:p>
          </table:table-cell>
          <table:table-cell table:formula="of:=[Datos_Nao.D232]" office:value-type="float" office:value="0.0226603243499994" calcext:value-type="float">
            <text:p>0.0226603243</text:p>
          </table:table-cell>
          <table:table-cell table:formula="of:=[Datos_Nao.E232]" office:value-type="float" office:value="-0.0123806959018111" calcext:value-type="float">
            <text:p>-0.0123806959</text:p>
          </table:table-cell>
          <table:table-cell table:formula="of:=[Datos_Nao.F232]" office:value-type="float" office:value="0.0131826363503933" calcext:value-type="float">
            <text:p>0.0131826364</text:p>
          </table:table-cell>
          <table:table-cell/>
          <table:table-cell table:formula="of:=[Datos_MoCap.A232]" office:value-type="float" office:value="0.060388" calcext:value-type="float">
            <text:p>0.060388</text:p>
          </table:table-cell>
          <table:table-cell table:formula="of:=[Datos_MoCap.B232]" office:value-type="float" office:value="1.410634" calcext:value-type="float">
            <text:p>1.410634</text:p>
          </table:table-cell>
          <table:table-cell table:formula="of:=[Datos_MoCap.C232]" office:value-type="float" office:value="-0.017602" calcext:value-type="float">
            <text:p>-0.017602</text:p>
          </table:table-cell>
          <table:table-cell table:formula="of:=[Datos_MoCap.D232]" office:value-type="float" office:value="0.019372" calcext:value-type="float">
            <text:p>0.019372</text:p>
          </table:table-cell>
          <table:table-cell table:formula="of:=[Datos_MoCap.F232]" office:value-type="float" office:value="-0.090841" calcext:value-type="float">
            <text:p>-0.090841</text:p>
          </table:table-cell>
          <table:table-cell table:formula="of:=[Datos_MoCap.E232]" office:value-type="float" office:value="0.051407" calcext:value-type="float">
            <text:p>0.051407</text:p>
          </table:table-cell>
          <table:table-cell/>
          <table:table-cell table:formula="of:=(#REF!232^2)*(0.178)+(#REF!232)*(0.352)-0.013" office:value-type="string" office:string-value="" calcext:value-type="error">
            <text:p>#NAME?</text:p>
          </table:table-cell>
          <table:table-cell table:formula="of:=([.J232]^2)*(-0.89)+([.J232])*(-0.633)-0.245" office:value-type="float" office:value="-0.23413368305956" calcext:value-type="float">
            <text:p>-0.2341336831</text:p>
          </table:table-cell>
          <table:table-cell table:formula="of:=([.I232]^2)*(-0.189)+([.I232])*(0.905)-0.392" office:value-type="float" office:value="0.508534884710316" calcext:value-type="float">
            <text:p>0.5085348847</text:p>
          </table:table-cell>
          <table:table-cell table:number-columns-repeated="1007"/>
        </table:table-row>
        <table:table-row table:style-name="ro1">
          <table:table-cell table:formula="of:=[Datos_Nao.A233]" office:value-type="float" office:value="-0.0109032243490219" calcext:value-type="float">
            <text:p>-0.0109032243</text:p>
          </table:table-cell>
          <table:table-cell table:formula="of:=[Datos_Nao.B233]" office:value-type="float" office:value="0.00428873626515269" calcext:value-type="float">
            <text:p>0.0042887363</text:p>
          </table:table-cell>
          <table:table-cell table:formula="of:=[Datos_Nao.C233]" office:value-type="float" office:value="0.331229001283646" calcext:value-type="float">
            <text:p>0.3312290013</text:p>
          </table:table-cell>
          <table:table-cell table:formula="of:=[Datos_Nao.D233]" office:value-type="float" office:value="0.0224155765026808" calcext:value-type="float">
            <text:p>0.0224155765</text:p>
          </table:table-cell>
          <table:table-cell table:formula="of:=[Datos_Nao.E233]" office:value-type="float" office:value="-0.0103149712085724" calcext:value-type="float">
            <text:p>-0.0103149712</text:p>
          </table:table-cell>
          <table:table-cell table:formula="of:=[Datos_Nao.F233]" office:value-type="float" office:value="0.0123316468670964" calcext:value-type="float">
            <text:p>0.0123316469</text:p>
          </table:table-cell>
          <table:table-cell/>
          <table:table-cell table:formula="of:=[Datos_MoCap.A233]" office:value-type="float" office:value="0.060395" calcext:value-type="float">
            <text:p>0.060395</text:p>
          </table:table-cell>
          <table:table-cell table:formula="of:=[Datos_MoCap.B233]" office:value-type="float" office:value="1.410206" calcext:value-type="float">
            <text:p>1.410206</text:p>
          </table:table-cell>
          <table:table-cell table:formula="of:=[Datos_MoCap.C233]" office:value-type="float" office:value="-0.017027" calcext:value-type="float">
            <text:p>-0.017027</text:p>
          </table:table-cell>
          <table:table-cell table:formula="of:=[Datos_MoCap.D233]" office:value-type="float" office:value="0.01913" calcext:value-type="float">
            <text:p>0.01913</text:p>
          </table:table-cell>
          <table:table-cell table:formula="of:=[Datos_MoCap.F233]" office:value-type="float" office:value="-0.091709" calcext:value-type="float">
            <text:p>-0.091709</text:p>
          </table:table-cell>
          <table:table-cell table:formula="of:=[Datos_MoCap.E233]" office:value-type="float" office:value="0.05498" calcext:value-type="float">
            <text:p>0.05498</text:p>
          </table:table-cell>
          <table:table-cell/>
          <table:table-cell table:formula="of:=(#REF!233^2)*(0.178)+(#REF!233)*(0.352)-0.013" office:value-type="string" office:string-value="" calcext:value-type="error">
            <text:p>#NAME?</text:p>
          </table:table-cell>
          <table:table-cell table:formula="of:=([.J233]^2)*(-0.89)+([.J233])*(-0.633)-0.245" office:value-type="float" office:value="-0.23447993666881" calcext:value-type="float">
            <text:p>-0.2344799367</text:p>
          </table:table-cell>
          <table:table-cell table:formula="of:=([.I233]^2)*(-0.189)+([.I233])*(0.905)-0.392" office:value-type="float" office:value="0.508375728099596" calcext:value-type="float">
            <text:p>0.5083757281</text:p>
          </table:table-cell>
          <table:table-cell table:number-columns-repeated="1007"/>
        </table:table-row>
        <table:table-row table:style-name="ro1">
          <table:table-cell table:formula="of:=[Datos_Nao.A234]" office:value-type="float" office:value="-0.0101097887381911" calcext:value-type="float">
            <text:p>-0.0101097887</text:p>
          </table:table-cell>
          <table:table-cell table:formula="of:=[Datos_Nao.B234]" office:value-type="float" office:value="0.00289101991802454" calcext:value-type="float">
            <text:p>0.0028910199</text:p>
          </table:table-cell>
          <table:table-cell table:formula="of:=[Datos_Nao.C234]" office:value-type="float" office:value="0.331206649541855" calcext:value-type="float">
            <text:p>0.3312066495</text:p>
          </table:table-cell>
          <table:table-cell table:formula="of:=[Datos_Nao.D234]" office:value-type="float" office:value="0.0220541004091501" calcext:value-type="float">
            <text:p>0.0220541004</text:p>
          </table:table-cell>
          <table:table-cell table:formula="of:=[Datos_Nao.E234]" office:value-type="float" office:value="-0.00727904122322798" calcext:value-type="float">
            <text:p>-0.0072790412</text:p>
          </table:table-cell>
          <table:table-cell table:formula="of:=[Datos_Nao.F234]" office:value-type="float" office:value="0.0111246863380075" calcext:value-type="float">
            <text:p>0.0111246863</text:p>
          </table:table-cell>
          <table:table-cell/>
          <table:table-cell table:formula="of:=[Datos_MoCap.A234]" office:value-type="float" office:value="0.060411" calcext:value-type="float">
            <text:p>0.060411</text:p>
          </table:table-cell>
          <table:table-cell table:formula="of:=[Datos_MoCap.B234]" office:value-type="float" office:value="1.40976" calcext:value-type="float">
            <text:p>1.40976</text:p>
          </table:table-cell>
          <table:table-cell table:formula="of:=[Datos_MoCap.C234]" office:value-type="float" office:value="-0.016863" calcext:value-type="float">
            <text:p>-0.016863</text:p>
          </table:table-cell>
          <table:table-cell table:formula="of:=[Datos_MoCap.D234]" office:value-type="float" office:value="0.018532" calcext:value-type="float">
            <text:p>0.018532</text:p>
          </table:table-cell>
          <table:table-cell table:formula="of:=[Datos_MoCap.F234]" office:value-type="float" office:value="-0.092433" calcext:value-type="float">
            <text:p>-0.092433</text:p>
          </table:table-cell>
          <table:table-cell table:formula="of:=[Datos_MoCap.E234]" office:value-type="float" office:value="0.058174" calcext:value-type="float">
            <text:p>0.058174</text:p>
          </table:table-cell>
          <table:table-cell/>
          <table:table-cell table:formula="of:=(#REF!234^2)*(0.178)+(#REF!234)*(0.352)-0.013" office:value-type="string" office:string-value="" calcext:value-type="error">
            <text:p>#NAME?</text:p>
          </table:table-cell>
          <table:table-cell table:formula="of:=([.J234]^2)*(-0.89)+([.J234])*(-0.633)-0.245" office:value-type="float" office:value="-0.23457880208441" calcext:value-type="float">
            <text:p>-0.2345788021</text:p>
          </table:table-cell>
          <table:table-cell table:formula="of:=([.I234]^2)*(-0.189)+([.I234])*(0.905)-0.392" office:value-type="float" office:value="0.5082098043136" calcext:value-type="float">
            <text:p>0.5082098043</text:p>
          </table:table-cell>
          <table:table-cell table:number-columns-repeated="1007"/>
        </table:table-row>
        <table:table-row table:style-name="ro1">
          <table:table-cell table:formula="of:=[Datos_Nao.A235]" office:value-type="float" office:value="-0.00985041912645102" calcext:value-type="float">
            <text:p>-0.0098504191</text:p>
          </table:table-cell>
          <table:table-cell table:formula="of:=[Datos_Nao.B235]" office:value-type="float" office:value="0.00243367999792099" calcext:value-type="float">
            <text:p>0.00243368</text:p>
          </table:table-cell>
          <table:table-cell table:formula="of:=[Datos_Nao.C235]" office:value-type="float" office:value="0.331196397542953" calcext:value-type="float">
            <text:p>0.3311963975</text:p>
          </table:table-cell>
          <table:table-cell table:formula="of:=[Datos_Nao.D235]" office:value-type="float" office:value="0.0219354182481766" calcext:value-type="float">
            <text:p>0.0219354182</text:p>
          </table:table-cell>
          <table:table-cell table:formula="of:=[Datos_Nao.E235]" office:value-type="float" office:value="-0.00628578942269087" calcext:value-type="float">
            <text:p>-0.0062857894</text:p>
          </table:table-cell>
          <table:table-cell table:formula="of:=[Datos_Nao.F235]" office:value-type="float" office:value="0.0107411993667483" calcext:value-type="float">
            <text:p>0.0107411994</text:p>
          </table:table-cell>
          <table:table-cell/>
          <table:table-cell table:formula="of:=[Datos_MoCap.A235]" office:value-type="float" office:value="0.060478" calcext:value-type="float">
            <text:p>0.060478</text:p>
          </table:table-cell>
          <table:table-cell table:formula="of:=[Datos_MoCap.B235]" office:value-type="float" office:value="1.409276" calcext:value-type="float">
            <text:p>1.409276</text:p>
          </table:table-cell>
          <table:table-cell table:formula="of:=[Datos_MoCap.C235]" office:value-type="float" office:value="-0.017327" calcext:value-type="float">
            <text:p>-0.017327</text:p>
          </table:table-cell>
          <table:table-cell table:formula="of:=[Datos_MoCap.D235]" office:value-type="float" office:value="0.017546" calcext:value-type="float">
            <text:p>0.017546</text:p>
          </table:table-cell>
          <table:table-cell table:formula="of:=[Datos_MoCap.F235]" office:value-type="float" office:value="-0.093195" calcext:value-type="float">
            <text:p>-0.093195</text:p>
          </table:table-cell>
          <table:table-cell table:formula="of:=[Datos_MoCap.E235]" office:value-type="float" office:value="0.060483" calcext:value-type="float">
            <text:p>0.060483</text:p>
          </table:table-cell>
          <table:table-cell/>
          <table:table-cell table:formula="of:=(#REF!235^2)*(0.178)+(#REF!235)*(0.352)-0.013" office:value-type="string" office:string-value="" calcext:value-type="error">
            <text:p>#NAME?</text:p>
          </table:table-cell>
          <table:table-cell table:formula="of:=([.J235]^2)*(-0.89)+([.J235])*(-0.633)-0.245" office:value-type="float" office:value="-0.23429920918681" calcext:value-type="float">
            <text:p>-0.2342992092</text:p>
          </table:table-cell>
          <table:table-cell table:formula="of:=([.I235]^2)*(-0.189)+([.I235])*(0.905)-0.392" office:value-type="float" office:value="0.508029658450736" calcext:value-type="float">
            <text:p>0.5080296585</text:p>
          </table:table-cell>
          <table:table-cell table:number-columns-repeated="1007"/>
        </table:table-row>
        <table:table-row table:style-name="ro1">
          <table:table-cell table:formula="of:=[Datos_Nao.A236]" office:value-type="float" office:value="-0.00934004504233599" calcext:value-type="float">
            <text:p>-0.009340045</text:p>
          </table:table-cell>
          <table:table-cell table:formula="of:=[Datos_Nao.B236]" office:value-type="float" office:value="0.00153349339962006" calcext:value-type="float">
            <text:p>0.0015334934</text:p>
          </table:table-cell>
          <table:table-cell table:formula="of:=[Datos_Nao.C236]" office:value-type="float" office:value="0.331171870231628" calcext:value-type="float">
            <text:p>0.3311718702</text:p>
          </table:table-cell>
          <table:table-cell table:formula="of:=[Datos_Nao.D236]" office:value-type="float" office:value="0.021701218560338" calcext:value-type="float">
            <text:p>0.0217012186</text:p>
          </table:table-cell>
          <table:table-cell table:formula="of:=[Datos_Nao.E236]" office:value-type="float" office:value="-0.00433040643110871" calcext:value-type="float">
            <text:p>-0.0043304064</text:p>
          </table:table-cell>
          <table:table-cell table:formula="of:=[Datos_Nao.F236]" office:value-type="float" office:value="0.0100028095766902" calcext:value-type="float">
            <text:p>0.0100028096</text:p>
          </table:table-cell>
          <table:table-cell/>
          <table:table-cell table:formula="of:=[Datos_MoCap.A236]" office:value-type="float" office:value="0.060518" calcext:value-type="float">
            <text:p>0.060518</text:p>
          </table:table-cell>
          <table:table-cell table:formula="of:=[Datos_MoCap.B236]" office:value-type="float" office:value="1.408705" calcext:value-type="float">
            <text:p>1.408705</text:p>
          </table:table-cell>
          <table:table-cell table:formula="of:=[Datos_MoCap.C236]" office:value-type="float" office:value="-0.018448" calcext:value-type="float">
            <text:p>-0.018448</text:p>
          </table:table-cell>
          <table:table-cell table:formula="of:=[Datos_MoCap.D236]" office:value-type="float" office:value="0.016586" calcext:value-type="float">
            <text:p>0.016586</text:p>
          </table:table-cell>
          <table:table-cell table:formula="of:=[Datos_MoCap.F236]" office:value-type="float" office:value="-0.093592" calcext:value-type="float">
            <text:p>-0.093592</text:p>
          </table:table-cell>
          <table:table-cell table:formula="of:=[Datos_MoCap.E236]" office:value-type="float" office:value="0.061961" calcext:value-type="float">
            <text:p>0.061961</text:p>
          </table:table-cell>
          <table:table-cell/>
          <table:table-cell table:formula="of:=(#REF!236^2)*(0.178)+(#REF!236)*(0.352)-0.013" office:value-type="string" office:string-value="" calcext:value-type="error">
            <text:p>#NAME?</text:p>
          </table:table-cell>
          <table:table-cell table:formula="of:=([.J236]^2)*(-0.89)+([.J236])*(-0.633)-0.245" office:value-type="float" office:value="-0.23362530854656" calcext:value-type="float">
            <text:p>-0.2336253085</text:p>
          </table:table-cell>
          <table:table-cell table:formula="of:=([.I236]^2)*(-0.189)+([.I236])*(0.905)-0.392" office:value-type="float" office:value="0.507817017142275" calcext:value-type="float">
            <text:p>0.5078170171</text:p>
          </table:table-cell>
          <table:table-cell table:number-columns-repeated="1007"/>
        </table:table-row>
        <table:table-row table:style-name="ro1">
          <table:table-cell table:formula="of:=[Datos_Nao.A237]" office:value-type="float" office:value="-0.00884165521711111" calcext:value-type="float">
            <text:p>-0.0088416552</text:p>
          </table:table-cell>
          <table:table-cell table:formula="of:=[Datos_Nao.B237]" office:value-type="float" office:value="0.000654729083180428" calcext:value-type="float">
            <text:p>0.0006547291</text:p>
          </table:table-cell>
          <table:table-cell table:formula="of:=[Datos_Nao.C237]" office:value-type="float" office:value="0.331142365932465" calcext:value-type="float">
            <text:p>0.3311423659</text:p>
          </table:table-cell>
          <table:table-cell table:formula="of:=[Datos_Nao.D237]" office:value-type="float" office:value="0.0214717853814363" calcext:value-type="float">
            <text:p>0.0214717854</text:p>
          </table:table-cell>
          <table:table-cell table:formula="of:=[Datos_Nao.E237]" office:value-type="float" office:value="-0.00241988268680871" calcext:value-type="float">
            <text:p>-0.0024198827</text:p>
          </table:table-cell>
          <table:table-cell table:formula="of:=[Datos_Nao.F237]" office:value-type="float" office:value="0.00930288154631853" calcext:value-type="float">
            <text:p>0.0093028815</text:p>
          </table:table-cell>
          <table:table-cell/>
          <table:table-cell table:formula="of:=[Datos_MoCap.A237]" office:value-type="float" office:value="0.060692" calcext:value-type="float">
            <text:p>0.060692</text:p>
          </table:table-cell>
          <table:table-cell table:formula="of:=[Datos_MoCap.B237]" office:value-type="float" office:value="1.408216" calcext:value-type="float">
            <text:p>1.408216</text:p>
          </table:table-cell>
          <table:table-cell table:formula="of:=[Datos_MoCap.C237]" office:value-type="float" office:value="-0.020232" calcext:value-type="float">
            <text:p>-0.020232</text:p>
          </table:table-cell>
          <table:table-cell table:formula="of:=[Datos_MoCap.D237]" office:value-type="float" office:value="0.015804" calcext:value-type="float">
            <text:p>0.015804</text:p>
          </table:table-cell>
          <table:table-cell table:formula="of:=[Datos_MoCap.F237]" office:value-type="float" office:value="-0.09403" calcext:value-type="float">
            <text:p>-0.09403</text:p>
          </table:table-cell>
          <table:table-cell table:formula="of:=[Datos_MoCap.E237]" office:value-type="float" office:value="0.0621" calcext:value-type="float">
            <text:p>0.0621</text:p>
          </table:table-cell>
          <table:table-cell/>
          <table:table-cell table:formula="of:=(#REF!237^2)*(0.178)+(#REF!237)*(0.352)-0.013" office:value-type="string" office:string-value="" calcext:value-type="error">
            <text:p>#NAME?</text:p>
          </table:table-cell>
          <table:table-cell table:formula="of:=([.J237]^2)*(-0.89)+([.J237])*(-0.633)-0.245" office:value-type="float" office:value="-0.23255745110336" calcext:value-type="float">
            <text:p>-0.2325574511</text:p>
          </table:table-cell>
          <table:table-cell table:formula="of:=([.I237]^2)*(-0.189)+([.I237])*(0.905)-0.392" office:value-type="float" office:value="0.507634814798016" calcext:value-type="float">
            <text:p>0.5076348148</text:p>
          </table:table-cell>
          <table:table-cell table:number-columns-repeated="1007"/>
        </table:table-row>
        <table:table-row table:style-name="ro1">
          <table:table-cell table:formula="of:=[Datos_Nao.A238]" office:value-type="float" office:value="-0.00835610646754503" calcext:value-type="float">
            <text:p>-0.0083561065</text:p>
          </table:table-cell>
          <table:table-cell table:formula="of:=[Datos_Nao.B238]" office:value-type="float" office:value="-0.000200235284864902" calcext:value-type="float">
            <text:p>-0.0002002353</text:p>
          </table:table-cell>
          <table:table-cell table:formula="of:=[Datos_Nao.C238]" office:value-type="float" office:value="0.331108301877975" calcext:value-type="float">
            <text:p>0.3311083019</text:p>
          </table:table-cell>
          <table:table-cell table:formula="of:=[Datos_Nao.D238]" office:value-type="float" office:value="0.0212476849555969" calcext:value-type="float">
            <text:p>0.021247685</text:p>
          </table:table-cell>
          <table:table-cell table:formula="of:=[Datos_Nao.E238]" office:value-type="float" office:value="-0.000558257394004613" calcext:value-type="float">
            <text:p>-0.0005582574</text:p>
          </table:table-cell>
          <table:table-cell table:formula="of:=[Datos_Nao.F238]" office:value-type="float" office:value="0.00864149536937475" calcext:value-type="float">
            <text:p>0.0086414954</text:p>
          </table:table-cell>
          <table:table-cell/>
          <table:table-cell table:formula="of:=[Datos_MoCap.A238]" office:value-type="float" office:value="0.060938" calcext:value-type="float">
            <text:p>0.060938</text:p>
          </table:table-cell>
          <table:table-cell table:formula="of:=[Datos_MoCap.B238]" office:value-type="float" office:value="1.407684" calcext:value-type="float">
            <text:p>1.407684</text:p>
          </table:table-cell>
          <table:table-cell table:formula="of:=[Datos_MoCap.C238]" office:value-type="float" office:value="-0.022639" calcext:value-type="float">
            <text:p>-0.022639</text:p>
          </table:table-cell>
          <table:table-cell table:formula="of:=[Datos_MoCap.D238]" office:value-type="float" office:value="0.015202" calcext:value-type="float">
            <text:p>0.015202</text:p>
          </table:table-cell>
          <table:table-cell table:formula="of:=[Datos_MoCap.F238]" office:value-type="float" office:value="-0.094182" calcext:value-type="float">
            <text:p>-0.094182</text:p>
          </table:table-cell>
          <table:table-cell table:formula="of:=[Datos_MoCap.E238]" office:value-type="float" office:value="0.061173" calcext:value-type="float">
            <text:p>0.061173</text:p>
          </table:table-cell>
          <table:table-cell/>
          <table:table-cell table:formula="of:=(#REF!238^2)*(0.178)+(#REF!238)*(0.352)-0.013" office:value-type="string" office:string-value="" calcext:value-type="error">
            <text:p>#NAME?</text:p>
          </table:table-cell>
          <table:table-cell table:formula="of:=([.J238]^2)*(-0.89)+([.J238])*(-0.633)-0.245" office:value-type="float" office:value="-0.23112565964569" calcext:value-type="float">
            <text:p>-0.2311256596</text:p>
          </table:table-cell>
          <table:table-cell table:formula="of:=([.I238]^2)*(-0.189)+([.I238])*(0.905)-0.392" office:value-type="float" office:value="0.507436487911216" calcext:value-type="float">
            <text:p>0.5074364879</text:p>
          </table:table-cell>
          <table:table-cell table:number-columns-repeated="1007"/>
        </table:table-row>
        <table:table-row table:style-name="ro1">
          <table:table-cell table:formula="of:=[Datos_Nao.A239]" office:value-type="float" office:value="-0.00788443814963102" calcext:value-type="float">
            <text:p>-0.0078844381</text:p>
          </table:table-cell>
          <table:table-cell table:formula="of:=[Datos_Nao.B239]" office:value-type="float" office:value="-0.00102912448346615" calcext:value-type="float">
            <text:p>-0.0010291245</text:p>
          </table:table-cell>
          <table:table-cell table:formula="of:=[Datos_Nao.C239]" office:value-type="float" office:value="0.331070125102997" calcext:value-type="float">
            <text:p>0.3310701251</text:p>
          </table:table-cell>
          <table:table-cell table:formula="of:=[Datos_Nao.D239]" office:value-type="float" office:value="0.0210295040160418" calcext:value-type="float">
            <text:p>0.021029504</text:p>
          </table:table-cell>
          <table:table-cell table:formula="of:=[Datos_Nao.E239]" office:value-type="float" office:value="0.00125044223386794" calcext:value-type="float">
            <text:p>0.0012504422</text:p>
          </table:table-cell>
          <table:table-cell table:formula="of:=[Datos_Nao.F239]" office:value-type="float" office:value="0.00801877118647099" calcext:value-type="float">
            <text:p>0.0080187712</text:p>
          </table:table-cell>
          <table:table-cell/>
          <table:table-cell table:formula="of:=[Datos_MoCap.A239]" office:value-type="float" office:value="0.061266" calcext:value-type="float">
            <text:p>0.061266</text:p>
          </table:table-cell>
          <table:table-cell table:formula="of:=[Datos_MoCap.B239]" office:value-type="float" office:value="1.407235" calcext:value-type="float">
            <text:p>1.407235</text:p>
          </table:table-cell>
          <table:table-cell table:formula="of:=[Datos_MoCap.C239]" office:value-type="float" office:value="-0.025505" calcext:value-type="float">
            <text:p>-0.025505</text:p>
          </table:table-cell>
          <table:table-cell table:formula="of:=[Datos_MoCap.D239]" office:value-type="float" office:value="0.01493" calcext:value-type="float">
            <text:p>0.01493</text:p>
          </table:table-cell>
          <table:table-cell table:formula="of:=[Datos_MoCap.F239]" office:value-type="float" office:value="-0.094489" calcext:value-type="float">
            <text:p>-0.094489</text:p>
          </table:table-cell>
          <table:table-cell table:formula="of:=[Datos_MoCap.E239]" office:value-type="float" office:value="0.059684" calcext:value-type="float">
            <text:p>0.059684</text:p>
          </table:table-cell>
          <table:table-cell/>
          <table:table-cell table:formula="of:=(#REF!239^2)*(0.178)+(#REF!239)*(0.352)-0.013" office:value-type="string" office:string-value="" calcext:value-type="error">
            <text:p>#NAME?</text:p>
          </table:table-cell>
          <table:table-cell table:formula="of:=([.J239]^2)*(-0.89)+([.J239])*(-0.633)-0.245" office:value-type="float" office:value="-0.22943428447225" calcext:value-type="float">
            <text:p>-0.2294342845</text:p>
          </table:table-cell>
          <table:table-cell table:formula="of:=([.I239]^2)*(-0.189)+([.I239])*(0.905)-0.392" office:value-type="float" office:value="0.507269019752475" calcext:value-type="float">
            <text:p>0.5072690198</text:p>
          </table:table-cell>
          <table:table-cell table:number-columns-repeated="1007"/>
        </table:table-row>
        <table:table-row table:style-name="ro1">
          <table:table-cell table:formula="of:=[Datos_Nao.A240]" office:value-type="float" office:value="-0.007427501026541" calcext:value-type="float">
            <text:p>-0.007427501</text:p>
          </table:table-cell>
          <table:table-cell table:formula="of:=[Datos_Nao.B240]" office:value-type="float" office:value="-0.00182951241731644" calcext:value-type="float">
            <text:p>-0.0018295124</text:p>
          </table:table-cell>
          <table:table-cell table:formula="of:=[Datos_Nao.C240]" office:value-type="float" office:value="0.331028342247009" calcext:value-type="float">
            <text:p>0.3310283422</text:p>
          </table:table-cell>
          <table:table-cell table:formula="of:=[Datos_Nao.D240]" office:value-type="float" office:value="0.0208178292959929" calcext:value-type="float">
            <text:p>0.0208178293</text:p>
          </table:table-cell>
          <table:table-cell table:formula="of:=[Datos_Nao.E240]" office:value-type="float" office:value="0.00300219631753862" calcext:value-type="float">
            <text:p>0.0030021963</text:p>
          </table:table-cell>
          <table:table-cell table:formula="of:=[Datos_Nao.F240]" office:value-type="float" office:value="0.0074345669709146" calcext:value-type="float">
            <text:p>0.007434567</text:p>
          </table:table-cell>
          <table:table-cell/>
          <table:table-cell table:formula="of:=[Datos_MoCap.A240]" office:value-type="float" office:value="0.061559" calcext:value-type="float">
            <text:p>0.061559</text:p>
          </table:table-cell>
          <table:table-cell table:formula="of:=[Datos_MoCap.B240]" office:value-type="float" office:value="1.406676" calcext:value-type="float">
            <text:p>1.406676</text:p>
          </table:table-cell>
          <table:table-cell table:formula="of:=[Datos_MoCap.C240]" office:value-type="float" office:value="-0.02871" calcext:value-type="float">
            <text:p>-0.02871</text:p>
          </table:table-cell>
          <table:table-cell table:formula="of:=[Datos_MoCap.D240]" office:value-type="float" office:value="0.015216" calcext:value-type="float">
            <text:p>0.015216</text:p>
          </table:table-cell>
          <table:table-cell table:formula="of:=[Datos_MoCap.F240]" office:value-type="float" office:value="-0.094406" calcext:value-type="float">
            <text:p>-0.094406</text:p>
          </table:table-cell>
          <table:table-cell table:formula="of:=[Datos_MoCap.E240]" office:value-type="float" office:value="0.05804" calcext:value-type="float">
            <text:p>0.05804</text:p>
          </table:table-cell>
          <table:table-cell/>
          <table:table-cell table:formula="of:=(#REF!240^2)*(0.178)+(#REF!240)*(0.352)-0.013" office:value-type="string" office:string-value="" calcext:value-type="error">
            <text:p>#NAME?</text:p>
          </table:table-cell>
          <table:table-cell table:formula="of:=([.J240]^2)*(-0.89)+([.J240])*(-0.633)-0.245" office:value-type="float" office:value="-0.227560165049" calcext:value-type="float">
            <text:p>-0.227560165</text:p>
          </table:table-cell>
          <table:table-cell table:formula="of:=([.I240]^2)*(-0.189)+([.I240])*(0.905)-0.392" office:value-type="float" office:value="0.507060417263536" calcext:value-type="float">
            <text:p>0.5070604173</text:p>
          </table:table-cell>
          <table:table-cell table:number-columns-repeated="1007"/>
        </table:table-row>
        <table:table-row table:style-name="ro1">
          <table:table-cell table:formula="of:=[Datos_Nao.A241]" office:value-type="float" office:value="-0.00720484834164381" calcext:value-type="float">
            <text:p>-0.0072048483</text:p>
          </table:table-cell>
          <table:table-cell table:formula="of:=[Datos_Nao.B241]" office:value-type="float" office:value="-0.00221825949847698" calcext:value-type="float">
            <text:p>-0.0022182595</text:p>
          </table:table-cell>
          <table:table-cell table:formula="of:=[Datos_Nao.C241]" office:value-type="float" office:value="0.33100625872612" calcext:value-type="float">
            <text:p>0.3310062587</text:p>
          </table:table-cell>
          <table:table-cell table:formula="of:=[Datos_Nao.D241]" office:value-type="float" office:value="0.0207146164029837" calcext:value-type="float">
            <text:p>0.0207146164</text:p>
          </table:table-cell>
          <table:table-cell table:formula="of:=[Datos_Nao.E241]" office:value-type="float" office:value="0.00385545962490141" calcext:value-type="float">
            <text:p>0.0038554596</text:p>
          </table:table-cell>
          <table:table-cell table:formula="of:=[Datos_Nao.F241]" office:value-type="float" office:value="0.00715690525248647" calcext:value-type="float">
            <text:p>0.0071569053</text:p>
          </table:table-cell>
          <table:table-cell/>
          <table:table-cell table:formula="of:=[Datos_MoCap.A241]" office:value-type="float" office:value="0.061855" calcext:value-type="float">
            <text:p>0.061855</text:p>
          </table:table-cell>
          <table:table-cell table:formula="of:=[Datos_MoCap.B241]" office:value-type="float" office:value="1.40606" calcext:value-type="float">
            <text:p>1.40606</text:p>
          </table:table-cell>
          <table:table-cell table:formula="of:=[Datos_MoCap.C241]" office:value-type="float" office:value="-0.032138" calcext:value-type="float">
            <text:p>-0.032138</text:p>
          </table:table-cell>
          <table:table-cell table:formula="of:=[Datos_MoCap.D241]" office:value-type="float" office:value="0.015902" calcext:value-type="float">
            <text:p>0.015902</text:p>
          </table:table-cell>
          <table:table-cell table:formula="of:=[Datos_MoCap.F241]" office:value-type="float" office:value="-0.094309" calcext:value-type="float">
            <text:p>-0.094309</text:p>
          </table:table-cell>
          <table:table-cell table:formula="of:=[Datos_MoCap.E241]" office:value-type="float" office:value="0.05645" calcext:value-type="float">
            <text:p>0.05645</text:p>
          </table:table-cell>
          <table:table-cell/>
          <table:table-cell table:formula="of:=(#REF!241^2)*(0.178)+(#REF!241)*(0.352)-0.013" office:value-type="string" office:string-value="" calcext:value-type="error">
            <text:p>#NAME?</text:p>
          </table:table-cell>
          <table:table-cell table:formula="of:=([.J241]^2)*(-0.89)+([.J241])*(-0.633)-0.245" office:value-type="float" office:value="-0.22557588342916" calcext:value-type="float">
            <text:p>-0.2255758834</text:p>
          </table:table-cell>
          <table:table-cell table:formula="of:=([.I241]^2)*(-0.189)+([.I241])*(0.905)-0.392" office:value-type="float" office:value="0.5068304072396" calcext:value-type="float">
            <text:p>0.5068304072</text:p>
          </table:table-cell>
          <table:table-cell table:number-columns-repeated="1007"/>
        </table:table-row>
        <table:table-row table:style-name="ro1">
          <table:table-cell table:formula="of:=[Datos_Nao.A242]" office:value-type="float" office:value="-0.00677180802449584" calcext:value-type="float">
            <text:p>-0.006771808</text:p>
          </table:table-cell>
          <table:table-cell table:formula="of:=[Datos_Nao.B242]" office:value-type="float" office:value="-0.00297147501260042" calcext:value-type="float">
            <text:p>-0.002971475</text:p>
          </table:table-cell>
          <table:table-cell table:formula="of:=[Datos_Nao.C242]" office:value-type="float" office:value="0.330960094928741" calcext:value-type="float">
            <text:p>0.3309600949</text:p>
          </table:table-cell>
          <table:table-cell table:formula="of:=[Datos_Nao.D242]" office:value-type="float" office:value="0.0205137655138969" calcext:value-type="float">
            <text:p>0.0205137655</text:p>
          </table:table-cell>
          <table:table-cell table:formula="of:=[Datos_Nao.E242]" office:value-type="float" office:value="0.00551427248865366" calcext:value-type="float">
            <text:p>0.0055142725</text:p>
          </table:table-cell>
          <table:table-cell table:formula="of:=[Datos_Nao.F242]" office:value-type="float" office:value="0.00663005840033293" calcext:value-type="float">
            <text:p>0.0066300584</text:p>
          </table:table-cell>
          <table:table-cell/>
          <table:table-cell table:formula="of:=[Datos_MoCap.A242]" office:value-type="float" office:value="0.062122" calcext:value-type="float">
            <text:p>0.062122</text:p>
          </table:table-cell>
          <table:table-cell table:formula="of:=[Datos_MoCap.B242]" office:value-type="float" office:value="1.405251" calcext:value-type="float">
            <text:p>1.405251</text:p>
          </table:table-cell>
          <table:table-cell table:formula="of:=[Datos_MoCap.C242]" office:value-type="float" office:value="-0.035806" calcext:value-type="float">
            <text:p>-0.035806</text:p>
          </table:table-cell>
          <table:table-cell table:formula="of:=[Datos_MoCap.D242]" office:value-type="float" office:value="0.016825" calcext:value-type="float">
            <text:p>0.016825</text:p>
          </table:table-cell>
          <table:table-cell table:formula="of:=[Datos_MoCap.F242]" office:value-type="float" office:value="-0.093717" calcext:value-type="float">
            <text:p>-0.093717</text:p>
          </table:table-cell>
          <table:table-cell table:formula="of:=[Datos_MoCap.E242]" office:value-type="float" office:value="0.05513" calcext:value-type="float">
            <text:p>0.05513</text:p>
          </table:table-cell>
          <table:table-cell/>
          <table:table-cell table:formula="of:=(#REF!242^2)*(0.178)+(#REF!242)*(0.352)-0.013" office:value-type="string" office:string-value="" calcext:value-type="error">
            <text:p>#NAME?</text:p>
          </table:table-cell>
          <table:table-cell table:formula="of:=([.J242]^2)*(-0.89)+([.J242])*(-0.633)-0.245" office:value-type="float" office:value="-0.22347584397604" calcext:value-type="float">
            <text:p>-0.223475844</text:p>
          </table:table-cell>
          <table:table-cell table:formula="of:=([.I242]^2)*(-0.189)+([.I242])*(0.905)-0.392" office:value-type="float" office:value="0.506528114502811" calcext:value-type="float">
            <text:p>0.5065281145</text:p>
          </table:table-cell>
          <table:table-cell table:number-columns-repeated="1007"/>
        </table:table-row>
        <table:table-row table:style-name="ro1">
          <table:table-cell table:formula="of:=[Datos_Nao.A243]" office:value-type="float" office:value="-0.00635582953691483" calcext:value-type="float">
            <text:p>-0.0063558295</text:p>
          </table:table-cell>
          <table:table-cell table:formula="of:=[Datos_Nao.B243]" office:value-type="float" office:value="-0.0036902567371726" calcext:value-type="float">
            <text:p>-0.0036902567</text:p>
          </table:table-cell>
          <table:table-cell table:formula="of:=[Datos_Nao.C243]" office:value-type="float" office:value="0.330911725759506" calcext:value-type="float">
            <text:p>0.3309117258</text:p>
          </table:table-cell>
          <table:table-cell table:formula="of:=[Datos_Nao.D243]" office:value-type="float" office:value="0.0203208532184362" calcext:value-type="float">
            <text:p>0.0203208532</text:p>
          </table:table-cell>
          <table:table-cell table:formula="of:=[Datos_Nao.E243]" office:value-type="float" office:value="0.00710614491254091" calcext:value-type="float">
            <text:p>0.0071061449</text:p>
          </table:table-cell>
          <table:table-cell table:formula="of:=[Datos_Nao.F243]" office:value-type="float" office:value="0.00614118948578835" calcext:value-type="float">
            <text:p>0.0061411895</text:p>
          </table:table-cell>
          <table:table-cell/>
          <table:table-cell table:formula="of:=[Datos_MoCap.A243]" office:value-type="float" office:value="0.062514" calcext:value-type="float">
            <text:p>0.062514</text:p>
          </table:table-cell>
          <table:table-cell table:formula="of:=[Datos_MoCap.B243]" office:value-type="float" office:value="1.404366" calcext:value-type="float">
            <text:p>1.404366</text:p>
          </table:table-cell>
          <table:table-cell table:formula="of:=[Datos_MoCap.C243]" office:value-type="float" office:value="-0.03966" calcext:value-type="float">
            <text:p>-0.03966</text:p>
          </table:table-cell>
          <table:table-cell table:formula="of:=[Datos_MoCap.D243]" office:value-type="float" office:value="0.017945" calcext:value-type="float">
            <text:p>0.017945</text:p>
          </table:table-cell>
          <table:table-cell table:formula="of:=[Datos_MoCap.F243]" office:value-type="float" office:value="-0.093252" calcext:value-type="float">
            <text:p>-0.093252</text:p>
          </table:table-cell>
          <table:table-cell table:formula="of:=[Datos_MoCap.E243]" office:value-type="float" office:value="0.05417" calcext:value-type="float">
            <text:p>0.05417</text:p>
          </table:table-cell>
          <table:table-cell/>
          <table:table-cell table:formula="of:=(#REF!243^2)*(0.178)+(#REF!243)*(0.352)-0.013" office:value-type="string" office:string-value="" calcext:value-type="error">
            <text:p>#NAME?</text:p>
          </table:table-cell>
          <table:table-cell table:formula="of:=([.J243]^2)*(-0.89)+([.J243])*(-0.633)-0.245" office:value-type="float" office:value="-0.221295114884" calcext:value-type="float">
            <text:p>-0.2212951149</text:p>
          </table:table-cell>
          <table:table-cell table:formula="of:=([.I243]^2)*(-0.189)+([.I243])*(0.905)-0.392" office:value-type="float" office:value="0.506197140090316" calcext:value-type="float">
            <text:p>0.5061971401</text:p>
          </table:table-cell>
          <table:table-cell table:number-columns-repeated="1007"/>
        </table:table-row>
        <table:table-row table:style-name="ro1">
          <table:table-cell table:formula="of:=[Datos_Nao.A244]" office:value-type="float" office:value="-0.0061545530334115" calcext:value-type="float">
            <text:p>-0.006154553</text:p>
          </table:table-cell>
          <table:table-cell table:formula="of:=[Datos_Nao.B244]" office:value-type="float" office:value="-0.00403599534183741" calcext:value-type="float">
            <text:p>-0.0040359953</text:p>
          </table:table-cell>
          <table:table-cell table:formula="of:=[Datos_Nao.C244]" office:value-type="float" office:value="0.330886900424957" calcext:value-type="float">
            <text:p>0.3308869004</text:p>
          </table:table-cell>
          <table:table-cell table:formula="of:=[Datos_Nao.D244]" office:value-type="float" office:value="0.0202275291085243" calcext:value-type="float">
            <text:p>0.0202275291</text:p>
          </table:table-cell>
          <table:table-cell table:formula="of:=[Datos_Nao.E244]" office:value-type="float" office:value="0.00787573587149382" calcext:value-type="float">
            <text:p>0.0078757359</text:p>
          </table:table-cell>
          <table:table-cell table:formula="of:=[Datos_Nao.F244]" office:value-type="float" office:value="0.00591079099103808" calcext:value-type="float">
            <text:p>0.005910791</text:p>
          </table:table-cell>
          <table:table-cell/>
          <table:table-cell table:formula="of:=[Datos_MoCap.A244]" office:value-type="float" office:value="0.06289" calcext:value-type="float">
            <text:p>0.06289</text:p>
          </table:table-cell>
          <table:table-cell table:formula="of:=[Datos_MoCap.B244]" office:value-type="float" office:value="1.403316" calcext:value-type="float">
            <text:p>1.403316</text:p>
          </table:table-cell>
          <table:table-cell table:formula="of:=[Datos_MoCap.C244]" office:value-type="float" office:value="-0.043739" calcext:value-type="float">
            <text:p>-0.043739</text:p>
          </table:table-cell>
          <table:table-cell table:formula="of:=[Datos_MoCap.D244]" office:value-type="float" office:value="0.019351" calcext:value-type="float">
            <text:p>0.019351</text:p>
          </table:table-cell>
          <table:table-cell table:formula="of:=[Datos_MoCap.F244]" office:value-type="float" office:value="-0.092598" calcext:value-type="float">
            <text:p>-0.092598</text:p>
          </table:table-cell>
          <table:table-cell table:formula="of:=[Datos_MoCap.E244]" office:value-type="float" office:value="0.053719" calcext:value-type="float">
            <text:p>0.053719</text:p>
          </table:table-cell>
          <table:table-cell/>
          <table:table-cell table:formula="of:=(#REF!244^2)*(0.178)+(#REF!244)*(0.352)-0.013" office:value-type="string" office:string-value="" calcext:value-type="error">
            <text:p>#NAME?</text:p>
          </table:table-cell>
          <table:table-cell table:formula="of:=([.J244]^2)*(-0.89)+([.J244])*(-0.633)-0.245" office:value-type="float" office:value="-0.21901587210769" calcext:value-type="float">
            <text:p>-0.2190158721</text:p>
          </table:table-cell>
          <table:table-cell table:formula="of:=([.I244]^2)*(-0.189)+([.I244])*(0.905)-0.392" office:value-type="float" office:value="0.505804074583216" calcext:value-type="float">
            <text:p>0.5058040746</text:p>
          </table:table-cell>
          <table:table-cell table:number-columns-repeated="1007"/>
        </table:table-row>
        <table:table-row table:style-name="ro1">
          <table:table-cell table:formula="of:=[Datos_Nao.A245]" office:value-type="float" office:value="-0.00576592143625021" calcext:value-type="float">
            <text:p>-0.0057659214</text:p>
          </table:table-cell>
          <table:table-cell table:formula="of:=[Datos_Nao.B245]" office:value-type="float" office:value="-0.00469871331006289" calcext:value-type="float">
            <text:p>-0.0046987133</text:p>
          </table:table-cell>
          <table:table-cell table:formula="of:=[Datos_Nao.C245]" office:value-type="float" office:value="0.330836325883865" calcext:value-type="float">
            <text:p>0.3308363259</text:p>
          </table:table-cell>
          <table:table-cell table:formula="of:=[Datos_Nao.D245]" office:value-type="float" office:value="0.020047515630722" calcext:value-type="float">
            <text:p>0.0200475156</text:p>
          </table:table-cell>
          <table:table-cell table:formula="of:=[Datos_Nao.E245]" office:value-type="float" office:value="0.00935974344611168" calcext:value-type="float">
            <text:p>0.0093597434</text:p>
          </table:table-cell>
          <table:table-cell table:formula="of:=[Datos_Nao.F245]" office:value-type="float" office:value="0.00547781912609935" calcext:value-type="float">
            <text:p>0.0054778191</text:p>
          </table:table-cell>
          <table:table-cell/>
          <table:table-cell table:formula="of:=[Datos_MoCap.A245]" office:value-type="float" office:value="0.06337" calcext:value-type="float">
            <text:p>0.06337</text:p>
          </table:table-cell>
          <table:table-cell table:formula="of:=[Datos_MoCap.B245]" office:value-type="float" office:value="1.402124" calcext:value-type="float">
            <text:p>1.402124</text:p>
          </table:table-cell>
          <table:table-cell table:formula="of:=[Datos_MoCap.C245]" office:value-type="float" office:value="-0.048131" calcext:value-type="float">
            <text:p>-0.048131</text:p>
          </table:table-cell>
          <table:table-cell table:formula="of:=[Datos_MoCap.D245]" office:value-type="float" office:value="0.020819" calcext:value-type="float">
            <text:p>0.020819</text:p>
          </table:table-cell>
          <table:table-cell table:formula="of:=[Datos_MoCap.F245]" office:value-type="float" office:value="-0.091677" calcext:value-type="float">
            <text:p>-0.091677</text:p>
          </table:table-cell>
          <table:table-cell table:formula="of:=[Datos_MoCap.E245]" office:value-type="float" office:value="0.053212" calcext:value-type="float">
            <text:p>0.053212</text:p>
          </table:table-cell>
          <table:table-cell/>
          <table:table-cell table:formula="of:=(#REF!245^2)*(0.178)+(#REF!245)*(0.352)-0.013" office:value-type="string" office:string-value="" calcext:value-type="error">
            <text:p>#NAME?</text:p>
          </table:table-cell>
          <table:table-cell table:formula="of:=([.J245]^2)*(-0.89)+([.J245])*(-0.633)-0.245" office:value-type="float" office:value="-0.21659484491329" calcext:value-type="float">
            <text:p>-0.2165948449</text:p>
          </table:table-cell>
          <table:table-cell table:formula="of:=([.I245]^2)*(-0.189)+([.I245])*(0.905)-0.392" office:value-type="float" office:value="0.505357346549936" calcext:value-type="float">
            <text:p>0.5053573465</text:p>
          </table:table-cell>
          <table:table-cell table:number-columns-repeated="1007"/>
        </table:table-row>
        <table:table-row table:style-name="ro1">
          <table:table-cell table:formula="of:=[Datos_Nao.A246]" office:value-type="float" office:value="-0.00539666507393122" calcext:value-type="float">
            <text:p>-0.0053966651</text:p>
          </table:table-cell>
          <table:table-cell table:formula="of:=[Datos_Nao.B246]" office:value-type="float" office:value="-0.00532112643122673" calcext:value-type="float">
            <text:p>-0.0053211264</text:p>
          </table:table-cell>
          <table:table-cell table:formula="of:=[Datos_Nao.C246]" office:value-type="float" office:value="0.330785155296326" calcext:value-type="float">
            <text:p>0.3307851553</text:p>
          </table:table-cell>
          <table:table-cell table:formula="of:=[Datos_Nao.D246]" office:value-type="float" office:value="0.0198767837136984" calcext:value-type="float">
            <text:p>0.0198767837</text:p>
          </table:table-cell>
          <table:table-cell table:formula="of:=[Datos_Nao.E246]" office:value-type="float" office:value="0.0107668982818723" calcext:value-type="float">
            <text:p>0.0107668983</text:p>
          </table:table-cell>
          <table:table-cell table:formula="of:=[Datos_Nao.F246]" office:value-type="float" office:value="0.00508162379264832" calcext:value-type="float">
            <text:p>0.0050816238</text:p>
          </table:table-cell>
          <table:table-cell/>
          <table:table-cell table:formula="of:=[Datos_MoCap.A246]" office:value-type="float" office:value="0.06387" calcext:value-type="float">
            <text:p>0.06387</text:p>
          </table:table-cell>
          <table:table-cell table:formula="of:=[Datos_MoCap.B246]" office:value-type="float" office:value="1.400941" calcext:value-type="float">
            <text:p>1.400941</text:p>
          </table:table-cell>
          <table:table-cell table:formula="of:=[Datos_MoCap.C246]" office:value-type="float" office:value="-0.052779" calcext:value-type="float">
            <text:p>-0.052779</text:p>
          </table:table-cell>
          <table:table-cell table:formula="of:=[Datos_MoCap.D246]" office:value-type="float" office:value="0.022327" calcext:value-type="float">
            <text:p>0.022327</text:p>
          </table:table-cell>
          <table:table-cell table:formula="of:=[Datos_MoCap.F246]" office:value-type="float" office:value="-0.09053" calcext:value-type="float">
            <text:p>-0.09053</text:p>
          </table:table-cell>
          <table:table-cell table:formula="of:=[Datos_MoCap.E246]" office:value-type="float" office:value="0.052512" calcext:value-type="float">
            <text:p>0.052512</text:p>
          </table:table-cell>
          <table:table-cell/>
          <table:table-cell table:formula="of:=(#REF!246^2)*(0.178)+(#REF!246)*(0.352)-0.013" office:value-type="string" office:string-value="" calcext:value-type="error">
            <text:p>#NAME?</text:p>
          </table:table-cell>
          <table:table-cell table:formula="of:=([.J246]^2)*(-0.89)+([.J246])*(-0.633)-0.245" office:value-type="float" office:value="-0.21407009732849" calcext:value-type="float">
            <text:p>-0.2140700973</text:p>
          </table:table-cell>
          <table:table-cell table:formula="of:=([.I246]^2)*(-0.189)+([.I246])*(0.905)-0.392" office:value-type="float" office:value="0.504913460444091" calcext:value-type="float">
            <text:p>0.5049134604</text:p>
          </table:table-cell>
          <table:table-cell table:number-columns-repeated="1007"/>
        </table:table-row>
        <table:table-row table:style-name="ro1">
          <table:table-cell table:formula="of:=[Datos_Nao.A247]" office:value-type="float" office:value="-0.00521959271281958" calcext:value-type="float">
            <text:p>-0.0052195927</text:p>
          </table:table-cell>
          <table:table-cell table:formula="of:=[Datos_Nao.B247]" office:value-type="float" office:value="-0.00561648048460484" calcext:value-type="float">
            <text:p>-0.0056164805</text:p>
          </table:table-cell>
          <table:table-cell table:formula="of:=[Datos_Nao.C247]" office:value-type="float" office:value="0.330759525299072" calcext:value-type="float">
            <text:p>0.3307595253</text:p>
          </table:table-cell>
          <table:table-cell table:formula="of:=[Datos_Nao.D247]" office:value-type="float" office:value="0.0197950564324856" calcext:value-type="float">
            <text:p>0.0197950564</text:p>
          </table:table-cell>
          <table:table-cell table:formula="of:=[Datos_Nao.E247]" office:value-type="float" office:value="0.0114404251798987" calcext:value-type="float">
            <text:p>0.0114404252</text:p>
          </table:table-cell>
          <table:table-cell table:formula="of:=[Datos_Nao.F247]" office:value-type="float" office:value="0.00489716697484255" calcext:value-type="float">
            <text:p>0.004897167</text:p>
          </table:table-cell>
          <table:table-cell/>
          <table:table-cell table:formula="of:=[Datos_MoCap.A247]" office:value-type="float" office:value="0.064354" calcext:value-type="float">
            <text:p>0.064354</text:p>
          </table:table-cell>
          <table:table-cell table:formula="of:=[Datos_MoCap.B247]" office:value-type="float" office:value="1.39987" calcext:value-type="float">
            <text:p>1.39987</text:p>
          </table:table-cell>
          <table:table-cell table:formula="of:=[Datos_MoCap.C247]" office:value-type="float" office:value="-0.057603" calcext:value-type="float">
            <text:p>-0.057603</text:p>
          </table:table-cell>
          <table:table-cell table:formula="of:=[Datos_MoCap.D247]" office:value-type="float" office:value="0.024136" calcext:value-type="float">
            <text:p>0.024136</text:p>
          </table:table-cell>
          <table:table-cell table:formula="of:=[Datos_MoCap.F247]" office:value-type="float" office:value="-0.089601" calcext:value-type="float">
            <text:p>-0.089601</text:p>
          </table:table-cell>
          <table:table-cell table:formula="of:=[Datos_MoCap.E247]" office:value-type="float" office:value="0.052024" calcext:value-type="float">
            <text:p>0.052024</text:p>
          </table:table-cell>
          <table:table-cell/>
          <table:table-cell table:formula="of:=(#REF!247^2)*(0.178)+(#REF!247)*(0.352)-0.013" office:value-type="string" office:string-value="" calcext:value-type="error">
            <text:p>#NAME?</text:p>
          </table:table-cell>
          <table:table-cell table:formula="of:=([.J247]^2)*(-0.89)+([.J247])*(-0.633)-0.245" office:value-type="float" office:value="-0.21149041499201" calcext:value-type="float">
            <text:p>-0.211490415</text:p>
          </table:table-cell>
          <table:table-cell table:formula="of:=([.I247]^2)*(-0.189)+([.I247])*(0.905)-0.392" office:value-type="float" office:value="0.5045111428059" calcext:value-type="float">
            <text:p>0.5045111428</text:p>
          </table:table-cell>
          <table:table-cell table:number-columns-repeated="1007"/>
        </table:table-row>
        <table:table-row table:style-name="ro1">
          <table:table-cell table:formula="of:=[Datos_Nao.A248]" office:value-type="float" office:value="-0.00488113844767213" calcext:value-type="float">
            <text:p>-0.0048811384</text:p>
          </table:table-cell>
          <table:table-cell table:formula="of:=[Datos_Nao.B248]" office:value-type="float" office:value="-0.00617400370538235" calcext:value-type="float">
            <text:p>-0.0061740037</text:p>
          </table:table-cell>
          <table:table-cell table:formula="of:=[Datos_Nao.C248]" office:value-type="float" office:value="0.330708593130112" calcext:value-type="float">
            <text:p>0.3307085931</text:p>
          </table:table-cell>
          <table:table-cell table:formula="of:=[Datos_Nao.D248]" office:value-type="float" office:value="0.0196391586214304" calcext:value-type="float">
            <text:p>0.0196391586</text:p>
          </table:table-cell>
          <table:table-cell table:formula="of:=[Datos_Nao.E248]" office:value-type="float" office:value="0.0127249462530017" calcext:value-type="float">
            <text:p>0.0127249463</text:p>
          </table:table-cell>
          <table:table-cell table:formula="of:=[Datos_Nao.F248]" office:value-type="float" office:value="0.00455518160015345" calcext:value-type="float">
            <text:p>0.0045551816</text:p>
          </table:table-cell>
          <table:table-cell/>
          <table:table-cell table:formula="of:=[Datos_MoCap.A248]" office:value-type="float" office:value="0.064769" calcext:value-type="float">
            <text:p>0.064769</text:p>
          </table:table-cell>
          <table:table-cell table:formula="of:=[Datos_MoCap.B248]" office:value-type="float" office:value="1.39887" calcext:value-type="float">
            <text:p>1.39887</text:p>
          </table:table-cell>
          <table:table-cell table:formula="of:=[Datos_MoCap.C248]" office:value-type="float" office:value="-0.062621" calcext:value-type="float">
            <text:p>-0.062621</text:p>
          </table:table-cell>
          <table:table-cell table:formula="of:=[Datos_MoCap.D248]" office:value-type="float" office:value="0.02571" calcext:value-type="float">
            <text:p>0.02571</text:p>
          </table:table-cell>
          <table:table-cell table:formula="of:=[Datos_MoCap.F248]" office:value-type="float" office:value="-0.088717" calcext:value-type="float">
            <text:p>-0.088717</text:p>
          </table:table-cell>
          <table:table-cell table:formula="of:=[Datos_MoCap.E248]" office:value-type="float" office:value="0.051598" calcext:value-type="float">
            <text:p>0.051598</text:p>
          </table:table-cell>
          <table:table-cell/>
          <table:table-cell table:formula="of:=(#REF!248^2)*(0.178)+(#REF!248)*(0.352)-0.013" office:value-type="string" office:string-value="" calcext:value-type="error">
            <text:p>#NAME?</text:p>
          </table:table-cell>
          <table:table-cell table:formula="of:=([.J248]^2)*(-0.89)+([.J248])*(-0.633)-0.245" office:value-type="float" office:value="-0.20885094378049" calcext:value-type="float">
            <text:p>-0.2088509438</text:p>
          </table:table-cell>
          <table:table-cell table:formula="of:=([.I248]^2)*(-0.189)+([.I248])*(0.905)-0.392" office:value-type="float" office:value="0.5041351046659" calcext:value-type="float">
            <text:p>0.5041351047</text:p>
          </table:table-cell>
          <table:table-cell table:number-columns-repeated="1007"/>
        </table:table-row>
        <table:table-row table:style-name="ro1">
          <table:table-cell table:formula="of:=[Datos_Nao.A249]" office:value-type="float" office:value="-0.00456434395164251" calcext:value-type="float">
            <text:p>-0.004564344</text:p>
          </table:table-cell>
          <table:table-cell table:formula="of:=[Datos_Nao.B249]" office:value-type="float" office:value="-0.00668522529304028" calcext:value-type="float">
            <text:p>-0.0066852253</text:p>
          </table:table-cell>
          <table:table-cell table:formula="of:=[Datos_Nao.C249]" office:value-type="float" office:value="0.330658704042435" calcext:value-type="float">
            <text:p>0.330658704</text:p>
          </table:table-cell>
          <table:table-cell table:formula="of:=[Datos_Nao.D249]" office:value-type="float" office:value="0.0194937866181135" calcext:value-type="float">
            <text:p>0.0194937866</text:p>
          </table:table-cell>
          <table:table-cell table:formula="of:=[Datos_Nao.E249]" office:value-type="float" office:value="0.013922824524343" calcext:value-type="float">
            <text:p>0.0139228245</text:p>
          </table:table-cell>
          <table:table-cell table:formula="of:=[Datos_Nao.F249]" office:value-type="float" office:value="0.00424867123365402" calcext:value-type="float">
            <text:p>0.0042486712</text:p>
          </table:table-cell>
          <table:table-cell/>
          <table:table-cell table:formula="of:=[Datos_MoCap.A249]" office:value-type="float" office:value="0.06514" calcext:value-type="float">
            <text:p>0.06514</text:p>
          </table:table-cell>
          <table:table-cell table:formula="of:=[Datos_MoCap.B249]" office:value-type="float" office:value="1.397886" calcext:value-type="float">
            <text:p>1.397886</text:p>
          </table:table-cell>
          <table:table-cell table:formula="of:=[Datos_MoCap.C249]" office:value-type="float" office:value="-0.067624" calcext:value-type="float">
            <text:p>-0.067624</text:p>
          </table:table-cell>
          <table:table-cell table:formula="of:=[Datos_MoCap.D249]" office:value-type="float" office:value="0.027207" calcext:value-type="float">
            <text:p>0.027207</text:p>
          </table:table-cell>
          <table:table-cell table:formula="of:=[Datos_MoCap.F249]" office:value-type="float" office:value="-0.087769" calcext:value-type="float">
            <text:p>-0.087769</text:p>
          </table:table-cell>
          <table:table-cell table:formula="of:=[Datos_MoCap.E249]" office:value-type="float" office:value="0.051312" calcext:value-type="float">
            <text:p>0.051312</text:p>
          </table:table-cell>
          <table:table-cell/>
          <table:table-cell table:formula="of:=(#REF!249^2)*(0.178)+(#REF!249)*(0.352)-0.013" office:value-type="string" office:string-value="" calcext:value-type="error">
            <text:p>#NAME?</text:p>
          </table:table-cell>
          <table:table-cell table:formula="of:=([.J249]^2)*(-0.89)+([.J249])*(-0.633)-0.245" office:value-type="float" office:value="-0.20626398278464" calcext:value-type="float">
            <text:p>-0.2062639828</text:p>
          </table:table-cell>
          <table:table-cell table:formula="of:=([.I249]^2)*(-0.189)+([.I249])*(0.905)-0.392" office:value-type="float" office:value="0.503764714159756" calcext:value-type="float">
            <text:p>0.5037647142</text:p>
          </table:table-cell>
          <table:table-cell table:number-columns-repeated="1007"/>
        </table:table-row>
        <table:table-row table:style-name="ro1">
          <table:table-cell table:formula="of:=[Datos_Nao.A250]" office:value-type="float" office:value="-0.0044143246486783" calcext:value-type="float">
            <text:p>-0.0044143246</text:p>
          </table:table-cell>
          <table:table-cell table:formula="of:=[Datos_Nao.B250]" office:value-type="float" office:value="-0.00692281313240528" calcext:value-type="float">
            <text:p>-0.0069228131</text:p>
          </table:table-cell>
          <table:table-cell table:formula="of:=[Datos_Nao.C250]" office:value-type="float" office:value="0.330634325742722" calcext:value-type="float">
            <text:p>0.3306343257</text:p>
          </table:table-cell>
          <table:table-cell table:formula="of:=[Datos_Nao.D250]" office:value-type="float" office:value="0.0194252133369446" calcext:value-type="float">
            <text:p>0.0194252133</text:p>
          </table:table-cell>
          <table:table-cell table:formula="of:=[Datos_Nao.E250]" office:value-type="float" office:value="0.0144880507141352" calcext:value-type="float">
            <text:p>0.0144880507</text:p>
          </table:table-cell>
          <table:table-cell table:formula="of:=[Datos_Nao.F250]" office:value-type="float" office:value="0.00410861102864146" calcext:value-type="float">
            <text:p>0.004108611</text:p>
          </table:table-cell>
          <table:table-cell/>
          <table:table-cell table:formula="of:=[Datos_MoCap.A250]" office:value-type="float" office:value="0.065457" calcext:value-type="float">
            <text:p>0.065457</text:p>
          </table:table-cell>
          <table:table-cell table:formula="of:=[Datos_MoCap.B250]" office:value-type="float" office:value="1.396847" calcext:value-type="float">
            <text:p>1.396847</text:p>
          </table:table-cell>
          <table:table-cell table:formula="of:=[Datos_MoCap.C250]" office:value-type="float" office:value="-0.072594" calcext:value-type="float">
            <text:p>-0.072594</text:p>
          </table:table-cell>
          <table:table-cell table:formula="of:=[Datos_MoCap.D250]" office:value-type="float" office:value="0.028515" calcext:value-type="float">
            <text:p>0.028515</text:p>
          </table:table-cell>
          <table:table-cell table:formula="of:=[Datos_MoCap.F250]" office:value-type="float" office:value="-0.086824" calcext:value-type="float">
            <text:p>-0.086824</text:p>
          </table:table-cell>
          <table:table-cell table:formula="of:=[Datos_MoCap.E250]" office:value-type="float" office:value="0.051206" calcext:value-type="float">
            <text:p>0.051206</text:p>
          </table:table-cell>
          <table:table-cell/>
          <table:table-cell table:formula="of:=(#REF!250^2)*(0.178)+(#REF!250)*(0.352)-0.013" office:value-type="string" office:string-value="" calcext:value-type="error">
            <text:p>#NAME?</text:p>
          </table:table-cell>
          <table:table-cell table:formula="of:=([.J250]^2)*(-0.89)+([.J250])*(-0.633)-0.245" office:value-type="float" office:value="-0.20373819906404" calcext:value-type="float">
            <text:p>-0.2037381991</text:p>
          </table:table-cell>
          <table:table-cell table:formula="of:=([.I250]^2)*(-0.189)+([.I250])*(0.905)-0.392" office:value-type="float" office:value="0.503373223673699" calcext:value-type="float">
            <text:p>0.5033732237</text:p>
          </table:table-cell>
          <table:table-cell table:number-columns-repeated="1007"/>
        </table:table-row>
        <table:table-row table:style-name="ro1">
          <table:table-cell table:formula="of:=[Datos_Nao.A251]" office:value-type="float" office:value="-0.00413172692060471" calcext:value-type="float">
            <text:p>-0.0041317269</text:p>
          </table:table-cell>
          <table:table-cell table:formula="of:=[Datos_Nao.B251]" office:value-type="float" office:value="-0.00736032053828239" calcext:value-type="float">
            <text:p>-0.0073603205</text:p>
          </table:table-cell>
          <table:table-cell table:formula="of:=[Datos_Nao.C251]" office:value-type="float" office:value="0.330587178468704" calcext:value-type="float">
            <text:p>0.3305871785</text:p>
          </table:table-cell>
          <table:table-cell table:formula="of:=[Datos_Nao.D251]" office:value-type="float" office:value="0.0192965604364872" calcext:value-type="float">
            <text:p>0.0192965604</text:p>
          </table:table-cell>
          <table:table-cell table:formula="of:=[Datos_Nao.E251]" office:value-type="float" office:value="0.0155486613512039" calcext:value-type="float">
            <text:p>0.0155486614</text:p>
          </table:table-cell>
          <table:table-cell table:formula="of:=[Datos_Nao.F251]" office:value-type="float" office:value="0.00385461607947946" calcext:value-type="float">
            <text:p>0.0038546161</text:p>
          </table:table-cell>
          <table:table-cell/>
          <table:table-cell table:formula="of:=[Datos_MoCap.A251]" office:value-type="float" office:value="0.065758" calcext:value-type="float">
            <text:p>0.065758</text:p>
          </table:table-cell>
          <table:table-cell table:formula="of:=[Datos_MoCap.B251]" office:value-type="float" office:value="1.39589" calcext:value-type="float">
            <text:p>1.39589</text:p>
          </table:table-cell>
          <table:table-cell table:formula="of:=[Datos_MoCap.C251]" office:value-type="float" office:value="-0.077454" calcext:value-type="float">
            <text:p>-0.077454</text:p>
          </table:table-cell>
          <table:table-cell table:formula="of:=[Datos_MoCap.D251]" office:value-type="float" office:value="0.029195" calcext:value-type="float">
            <text:p>0.029195</text:p>
          </table:table-cell>
          <table:table-cell table:formula="of:=[Datos_MoCap.F251]" office:value-type="float" office:value="-0.086347" calcext:value-type="float">
            <text:p>-0.086347</text:p>
          </table:table-cell>
          <table:table-cell table:formula="of:=[Datos_MoCap.E251]" office:value-type="float" office:value="0.051068" calcext:value-type="float">
            <text:p>0.051068</text:p>
          </table:table-cell>
          <table:table-cell/>
          <table:table-cell table:formula="of:=(#REF!251^2)*(0.178)+(#REF!251)*(0.352)-0.013" office:value-type="string" office:string-value="" calcext:value-type="error">
            <text:p>#NAME?</text:p>
          </table:table-cell>
          <table:table-cell table:formula="of:=([.J251]^2)*(-0.89)+([.J251])*(-0.633)-0.245" office:value-type="float" office:value="-0.20131083668324" calcext:value-type="float">
            <text:p>-0.2013108367</text:p>
          </table:table-cell>
          <table:table-cell table:formula="of:=([.I251]^2)*(-0.189)+([.I251])*(0.905)-0.392" office:value-type="float" office:value="0.5030122693931" calcext:value-type="float">
            <text:p>0.5030122694</text:p>
          </table:table-cell>
          <table:table-cell table:number-columns-repeated="1007"/>
        </table:table-row>
        <table:table-row table:style-name="ro1">
          <table:table-cell table:formula="of:=[Datos_Nao.A252]" office:value-type="float" office:value="-0.00387305114418268" calcext:value-type="float">
            <text:p>-0.0038730511</text:p>
          </table:table-cell>
          <table:table-cell table:formula="of:=[Datos_Nao.B252]" office:value-type="float" office:value="-0.00774574559181929" calcext:value-type="float">
            <text:p>-0.0077457456</text:p>
          </table:table-cell>
          <table:table-cell table:formula="of:=[Datos_Nao.C252]" office:value-type="float" office:value="0.330542683601379" calcext:value-type="float">
            <text:p>0.3305426836</text:p>
          </table:table-cell>
          <table:table-cell table:formula="of:=[Datos_Nao.D252]" office:value-type="float" office:value="0.0191796254366636" calcext:value-type="float">
            <text:p>0.0191796254</text:p>
          </table:table-cell>
          <table:table-cell table:formula="of:=[Datos_Nao.E252]" office:value-type="float" office:value="0.0165129285305738" calcext:value-type="float">
            <text:p>0.0165129285</text:p>
          </table:table-cell>
          <table:table-cell table:formula="of:=[Datos_Nao.F252]" office:value-type="float" office:value="0.00363523559644818" calcext:value-type="float">
            <text:p>0.0036352356</text:p>
          </table:table-cell>
          <table:table-cell/>
          <table:table-cell table:formula="of:=[Datos_MoCap.A252]" office:value-type="float" office:value="0.066011" calcext:value-type="float">
            <text:p>0.066011</text:p>
          </table:table-cell>
          <table:table-cell table:formula="of:=[Datos_MoCap.B252]" office:value-type="float" office:value="1.394746" calcext:value-type="float">
            <text:p>1.394746</text:p>
          </table:table-cell>
          <table:table-cell table:formula="of:=[Datos_MoCap.C252]" office:value-type="float" office:value="-0.082106" calcext:value-type="float">
            <text:p>-0.082106</text:p>
          </table:table-cell>
          <table:table-cell table:formula="of:=[Datos_MoCap.D252]" office:value-type="float" office:value="0.029727" calcext:value-type="float">
            <text:p>0.029727</text:p>
          </table:table-cell>
          <table:table-cell table:formula="of:=[Datos_MoCap.F252]" office:value-type="float" office:value="-0.085926" calcext:value-type="float">
            <text:p>-0.085926</text:p>
          </table:table-cell>
          <table:table-cell table:formula="of:=[Datos_MoCap.E252]" office:value-type="float" office:value="0.051275" calcext:value-type="float">
            <text:p>0.051275</text:p>
          </table:table-cell>
          <table:table-cell/>
          <table:table-cell table:formula="of:=(#REF!252^2)*(0.178)+(#REF!252)*(0.352)-0.013" office:value-type="string" office:string-value="" calcext:value-type="error">
            <text:p>#NAME?</text:p>
          </table:table-cell>
          <table:table-cell table:formula="of:=([.J252]^2)*(-0.89)+([.J252])*(-0.633)-0.245" office:value-type="float" office:value="-0.19902674376004" calcext:value-type="float">
            <text:p>-0.1990267438</text:p>
          </table:table-cell>
          <table:table-cell table:formula="of:=([.I252]^2)*(-0.189)+([.I252])*(0.905)-0.392" office:value-type="float" office:value="0.502580329546476" calcext:value-type="float">
            <text:p>0.5025803295</text:p>
          </table:table-cell>
          <table:table-cell table:number-columns-repeated="1007"/>
        </table:table-row>
        <table:table-row table:style-name="ro1">
          <table:table-cell table:formula="of:=[Datos_Nao.A253]" office:value-type="float" office:value="-0.00353189278393984" calcext:value-type="float">
            <text:p>-0.0035318928</text:p>
          </table:table-cell>
          <table:table-cell table:formula="of:=[Datos_Nao.B253]" office:value-type="float" office:value="-0.00822104327380657" calcext:value-type="float">
            <text:p>-0.0082210433</text:p>
          </table:table-cell>
          <table:table-cell table:formula="of:=[Datos_Nao.C253]" office:value-type="float" office:value="0.330482363700867" calcext:value-type="float">
            <text:p>0.3304823637</text:p>
          </table:table-cell>
          <table:table-cell table:formula="of:=[Datos_Nao.D253]" office:value-type="float" office:value="0.0190272387117147" calcext:value-type="float">
            <text:p>0.0190272387</text:p>
          </table:table-cell>
          <table:table-cell table:formula="of:=[Datos_Nao.E253]" office:value-type="float" office:value="0.0177702568471432" calcext:value-type="float">
            <text:p>0.0177702568</text:p>
          </table:table-cell>
          <table:table-cell table:formula="of:=[Datos_Nao.F253]" office:value-type="float" office:value="0.00337049947120249" calcext:value-type="float">
            <text:p>0.0033704995</text:p>
          </table:table-cell>
          <table:table-cell/>
          <table:table-cell table:formula="of:=[Datos_MoCap.A253]" office:value-type="float" office:value="0.066172" calcext:value-type="float">
            <text:p>0.066172</text:p>
          </table:table-cell>
          <table:table-cell table:formula="of:=[Datos_MoCap.B253]" office:value-type="float" office:value="1.393562" calcext:value-type="float">
            <text:p>1.393562</text:p>
          </table:table-cell>
          <table:table-cell table:formula="of:=[Datos_MoCap.C253]" office:value-type="float" office:value="-0.086648" calcext:value-type="float">
            <text:p>-0.086648</text:p>
          </table:table-cell>
          <table:table-cell table:formula="of:=[Datos_MoCap.D253]" office:value-type="float" office:value="0.029792" calcext:value-type="float">
            <text:p>0.029792</text:p>
          </table:table-cell>
          <table:table-cell table:formula="of:=[Datos_MoCap.F253]" office:value-type="float" office:value="-0.085746" calcext:value-type="float">
            <text:p>-0.085746</text:p>
          </table:table-cell>
          <table:table-cell table:formula="of:=[Datos_MoCap.E253]" office:value-type="float" office:value="0.051221" calcext:value-type="float">
            <text:p>0.051221</text:p>
          </table:table-cell>
          <table:table-cell/>
          <table:table-cell table:formula="of:=(#REF!253^2)*(0.178)+(#REF!253)*(0.352)-0.013" office:value-type="string" office:string-value="" calcext:value-type="error">
            <text:p>#NAME?</text:p>
          </table:table-cell>
          <table:table-cell table:formula="of:=([.J253]^2)*(-0.89)+([.J253])*(-0.633)-0.245" office:value-type="float" office:value="-0.19683382555456" calcext:value-type="float">
            <text:p>-0.1968338256</text:p>
          </table:table-cell>
          <table:table-cell table:formula="of:=([.I253]^2)*(-0.189)+([.I253])*(0.905)-0.392" office:value-type="float" office:value="0.502132765957484" calcext:value-type="float">
            <text:p>0.502132766</text:p>
          </table:table-cell>
          <table:table-cell table:number-columns-repeated="1007"/>
        </table:table-row>
        <table:table-row table:style-name="ro1">
          <table:table-cell table:formula="of:=[Datos_Nao.A254]" office:value-type="float" office:value="-0.00333703774958849" calcext:value-type="float">
            <text:p>-0.0033370377</text:p>
          </table:table-cell>
          <table:table-cell table:formula="of:=[Datos_Nao.B254]" office:value-type="float" office:value="-0.00846595875918865" calcext:value-type="float">
            <text:p>-0.0084659588</text:p>
          </table:table-cell>
          <table:table-cell table:formula="of:=[Datos_Nao.C254]" office:value-type="float" office:value="0.330447345972061" calcext:value-type="float">
            <text:p>0.330447346</text:p>
          </table:table-cell>
          <table:table-cell table:formula="of:=[Datos_Nao.D254]" office:value-type="float" office:value="0.0189416650682688" calcext:value-type="float">
            <text:p>0.0189416651</text:p>
          </table:table-cell>
          <table:table-cell table:formula="of:=[Datos_Nao.E254]" office:value-type="float" office:value="0.0184768103063107" calcext:value-type="float">
            <text:p>0.0184768103</text:p>
          </table:table-cell>
          <table:table-cell table:formula="of:=[Datos_Nao.F254]" office:value-type="float" office:value="0.00323681114241481" calcext:value-type="float">
            <text:p>0.0032368111</text:p>
          </table:table-cell>
          <table:table-cell/>
          <table:table-cell table:formula="of:=[Datos_MoCap.A254]" office:value-type="float" office:value="0.066268" calcext:value-type="float">
            <text:p>0.066268</text:p>
          </table:table-cell>
          <table:table-cell table:formula="of:=[Datos_MoCap.B254]" office:value-type="float" office:value="1.392388" calcext:value-type="float">
            <text:p>1.392388</text:p>
          </table:table-cell>
          <table:table-cell table:formula="of:=[Datos_MoCap.C254]" office:value-type="float" office:value="-0.090984" calcext:value-type="float">
            <text:p>-0.090984</text:p>
          </table:table-cell>
          <table:table-cell table:formula="of:=[Datos_MoCap.D254]" office:value-type="float" office:value="0.029819" calcext:value-type="float">
            <text:p>0.029819</text:p>
          </table:table-cell>
          <table:table-cell table:formula="of:=[Datos_MoCap.F254]" office:value-type="float" office:value="-0.085576" calcext:value-type="float">
            <text:p>-0.085576</text:p>
          </table:table-cell>
          <table:table-cell table:formula="of:=[Datos_MoCap.E254]" office:value-type="float" office:value="0.050994" calcext:value-type="float">
            <text:p>0.050994</text:p>
          </table:table-cell>
          <table:table-cell/>
          <table:table-cell table:formula="of:=(#REF!254^2)*(0.178)+(#REF!254)*(0.352)-0.013" office:value-type="string" office:string-value="" calcext:value-type="error">
            <text:p>#NAME?</text:p>
          </table:table-cell>
          <table:table-cell table:formula="of:=([.J254]^2)*(-0.89)+([.J254])*(-0.633)-0.245" office:value-type="float" office:value="-0.19477462654784" calcext:value-type="float">
            <text:p>-0.1947746265</text:p>
          </table:table-cell>
          <table:table-cell table:formula="of:=([.I254]^2)*(-0.189)+([.I254])*(0.905)-0.392" office:value-type="float" office:value="0.501688459259184" calcext:value-type="float">
            <text:p>0.5016884593</text:p>
          </table:table-cell>
          <table:table-cell table:number-columns-repeated="1007"/>
        </table:table-row>
        <table:table-row table:style-name="ro1">
          <table:table-cell table:formula="of:=[Datos_Nao.A255]" office:value-type="float" office:value="-0.00324972998350859" calcext:value-type="float">
            <text:p>-0.00324973</text:p>
          </table:table-cell>
          <table:table-cell table:formula="of:=[Datos_Nao.B255]" office:value-type="float" office:value="-0.00856595393270254" calcext:value-type="float">
            <text:p>-0.0085659539</text:p>
          </table:table-cell>
          <table:table-cell table:formula="of:=[Datos_Nao.C255]" office:value-type="float" office:value="0.330431580543518" calcext:value-type="float">
            <text:p>0.3304315805</text:p>
          </table:table-cell>
          <table:table-cell table:formula="of:=[Datos_Nao.D255]" office:value-type="float" office:value="0.0189038217067719" calcext:value-type="float">
            <text:p>0.0189038217</text:p>
          </table:table-cell>
          <table:table-cell table:formula="of:=[Datos_Nao.E255]" office:value-type="float" office:value="0.018789142370224" calcext:value-type="float">
            <text:p>0.0187891424</text:p>
          </table:table-cell>
          <table:table-cell table:formula="of:=[Datos_Nao.F255]" office:value-type="float" office:value="0.00318293715827167" calcext:value-type="float">
            <text:p>0.0031829372</text:p>
          </table:table-cell>
          <table:table-cell/>
          <table:table-cell table:formula="of:=[Datos_MoCap.A255]" office:value-type="float" office:value="0.066222" calcext:value-type="float">
            <text:p>0.066222</text:p>
          </table:table-cell>
          <table:table-cell table:formula="of:=[Datos_MoCap.B255]" office:value-type="float" office:value="1.391215" calcext:value-type="float">
            <text:p>1.391215</text:p>
          </table:table-cell>
          <table:table-cell table:formula="of:=[Datos_MoCap.C255]" office:value-type="float" office:value="-0.095161" calcext:value-type="float">
            <text:p>-0.095161</text:p>
          </table:table-cell>
          <table:table-cell table:formula="of:=[Datos_MoCap.D255]" office:value-type="float" office:value="0.029659" calcext:value-type="float">
            <text:p>0.029659</text:p>
          </table:table-cell>
          <table:table-cell table:formula="of:=[Datos_MoCap.F255]" office:value-type="float" office:value="-0.085267" calcext:value-type="float">
            <text:p>-0.085267</text:p>
          </table:table-cell>
          <table:table-cell table:formula="of:=[Datos_MoCap.E255]" office:value-type="float" office:value="0.050643" calcext:value-type="float">
            <text:p>0.050643</text:p>
          </table:table-cell>
          <table:table-cell/>
          <table:table-cell table:formula="of:=(#REF!255^2)*(0.178)+(#REF!255)*(0.352)-0.013" office:value-type="string" office:string-value="" calcext:value-type="error">
            <text:p>#NAME?</text:p>
          </table:table-cell>
          <table:table-cell table:formula="of:=([.J255]^2)*(-0.89)+([.J255])*(-0.633)-0.245" office:value-type="float" office:value="-0.19282258516969" calcext:value-type="float">
            <text:p>-0.1928225852</text:p>
          </table:table-cell>
          <table:table-cell table:formula="of:=([.I255]^2)*(-0.189)+([.I255])*(0.905)-0.392" office:value-type="float" office:value="0.501244010693475" calcext:value-type="float">
            <text:p>0.5012440107</text:p>
          </table:table-cell>
          <table:table-cell table:number-columns-repeated="1007"/>
        </table:table-row>
        <table:table-row table:style-name="ro1">
          <table:table-cell table:formula="of:=[Datos_Nao.A256]" office:value-type="float" office:value="-0.00316928513348103" calcext:value-type="float">
            <text:p>-0.0031692851</text:p>
          </table:table-cell>
          <table:table-cell table:formula="of:=[Datos_Nao.B256]" office:value-type="float" office:value="-0.00865057669579983" calcext:value-type="float">
            <text:p>-0.0086505767</text:p>
          </table:table-cell>
          <table:table-cell table:formula="of:=[Datos_Nao.C256]" office:value-type="float" office:value="0.330417096614838" calcext:value-type="float">
            <text:p>0.3304170966</text:p>
          </table:table-cell>
          <table:table-cell table:formula="of:=[Datos_Nao.D256]" office:value-type="float" office:value="0.0188693981617689" calcext:value-type="float">
            <text:p>0.0188693982</text:p>
          </table:table-cell>
          <table:table-cell table:formula="of:=[Datos_Nao.E256]" office:value-type="float" office:value="0.0190735459327698" calcext:value-type="float">
            <text:p>0.0190735459</text:p>
          </table:table-cell>
          <table:table-cell table:formula="of:=[Datos_Nao.F256]" office:value-type="float" office:value="0.00313764694146812" calcext:value-type="float">
            <text:p>0.0031376469</text:p>
          </table:table-cell>
          <table:table-cell/>
          <table:table-cell table:formula="of:=[Datos_MoCap.A256]" office:value-type="float" office:value="0.066123" calcext:value-type="float">
            <text:p>0.066123</text:p>
          </table:table-cell>
          <table:table-cell table:formula="of:=[Datos_MoCap.B256]" office:value-type="float" office:value="1.389981" calcext:value-type="float">
            <text:p>1.389981</text:p>
          </table:table-cell>
          <table:table-cell table:formula="of:=[Datos_MoCap.C256]" office:value-type="float" office:value="-0.099018" calcext:value-type="float">
            <text:p>-0.099018</text:p>
          </table:table-cell>
          <table:table-cell table:formula="of:=[Datos_MoCap.D256]" office:value-type="float" office:value="0.029513" calcext:value-type="float">
            <text:p>0.029513</text:p>
          </table:table-cell>
          <table:table-cell table:formula="of:=[Datos_MoCap.F256]" office:value-type="float" office:value="-0.085348" calcext:value-type="float">
            <text:p>-0.085348</text:p>
          </table:table-cell>
          <table:table-cell table:formula="of:=[Datos_MoCap.E256]" office:value-type="float" office:value="0.050426" calcext:value-type="float">
            <text:p>0.050426</text:p>
          </table:table-cell>
          <table:table-cell/>
          <table:table-cell table:formula="of:=(#REF!256^2)*(0.178)+(#REF!256)*(0.352)-0.013" office:value-type="string" office:string-value="" calcext:value-type="error">
            <text:p>#NAME?</text:p>
          </table:table-cell>
          <table:table-cell table:formula="of:=([.J256]^2)*(-0.89)+([.J256])*(-0.633)-0.245" office:value-type="float" office:value="-0.19104766824836" calcext:value-type="float">
            <text:p>-0.1910476682</text:p>
          </table:table-cell>
          <table:table-cell table:formula="of:=([.I256]^2)*(-0.189)+([.I256])*(0.905)-0.392" office:value-type="float" office:value="0.500775887911771" calcext:value-type="float">
            <text:p>0.5007758879</text:p>
          </table:table-cell>
          <table:table-cell table:number-columns-repeated="1007"/>
        </table:table-row>
        <table:table-row table:style-name="ro1">
          <table:table-cell table:formula="of:=[Datos_Nao.A257]" office:value-type="float" office:value="-0.00302959606051445" calcext:value-type="float">
            <text:p>-0.0030295961</text:p>
          </table:table-cell>
          <table:table-cell table:formula="of:=[Datos_Nao.B257]" office:value-type="float" office:value="-0.00877258833497763" calcext:value-type="float">
            <text:p>-0.0087725883</text:p>
          </table:table-cell>
          <table:table-cell table:formula="of:=[Datos_Nao.C257]" office:value-type="float" office:value="0.330392211675644" calcext:value-type="float">
            <text:p>0.3303922117</text:p>
          </table:table-cell>
          <table:table-cell table:formula="of:=[Datos_Nao.D257]" office:value-type="float" office:value="0.0188109297305346" calcext:value-type="float">
            <text:p>0.0188109297</text:p>
          </table:table-cell>
          <table:table-cell table:formula="of:=[Datos_Nao.E257]" office:value-type="float" office:value="0.0195566434413195" calcext:value-type="float">
            <text:p>0.0195566434</text:p>
          </table:table-cell>
          <table:table-cell table:formula="of:=[Datos_Nao.F257]" office:value-type="float" office:value="0.00307338335551321" calcext:value-type="float">
            <text:p>0.0030733834</text:p>
          </table:table-cell>
          <table:table-cell/>
          <table:table-cell table:formula="of:=[Datos_MoCap.A257]" office:value-type="float" office:value="0.066085" calcext:value-type="float">
            <text:p>0.066085</text:p>
          </table:table-cell>
          <table:table-cell table:formula="of:=[Datos_MoCap.B257]" office:value-type="float" office:value="1.388648" calcext:value-type="float">
            <text:p>1.388648</text:p>
          </table:table-cell>
          <table:table-cell table:formula="of:=[Datos_MoCap.C257]" office:value-type="float" office:value="-0.102793" calcext:value-type="float">
            <text:p>-0.102793</text:p>
          </table:table-cell>
          <table:table-cell table:formula="of:=[Datos_MoCap.D257]" office:value-type="float" office:value="0.029346" calcext:value-type="float">
            <text:p>0.029346</text:p>
          </table:table-cell>
          <table:table-cell table:formula="of:=[Datos_MoCap.F257]" office:value-type="float" office:value="-0.0851" calcext:value-type="float">
            <text:p>-0.0851</text:p>
          </table:table-cell>
          <table:table-cell table:formula="of:=[Datos_MoCap.E257]" office:value-type="float" office:value="0.049645" calcext:value-type="float">
            <text:p>0.049645</text:p>
          </table:table-cell>
          <table:table-cell/>
          <table:table-cell table:formula="of:=(#REF!257^2)*(0.178)+(#REF!257)*(0.352)-0.013" office:value-type="string" office:string-value="" calcext:value-type="error">
            <text:p>#NAME?</text:p>
          </table:table-cell>
          <table:table-cell table:formula="of:=([.J257]^2)*(-0.89)+([.J257])*(-0.633)-0.245" office:value-type="float" office:value="-0.18933612775561" calcext:value-type="float">
            <text:p>-0.1893361278</text:p>
          </table:table-cell>
          <table:table-cell table:formula="of:=([.I257]^2)*(-0.189)+([.I257])*(0.905)-0.392" office:value-type="float" office:value="0.500269562366144" calcext:value-type="float">
            <text:p>0.5002695624</text:p>
          </table:table-cell>
          <table:table-cell table:number-columns-repeated="1007"/>
        </table:table-row>
        <table:table-row table:style-name="ro1">
          <table:table-cell table:formula="of:=[Datos_Nao.A258]" office:value-type="float" office:value="-0.00291886646300554" calcext:value-type="float">
            <text:p>-0.0029188665</text:p>
          </table:table-cell>
          <table:table-cell table:formula="of:=[Datos_Nao.B258]" office:value-type="float" office:value="-0.00882966816425324" calcext:value-type="float">
            <text:p>-0.0088296682</text:p>
          </table:table-cell>
          <table:table-cell table:formula="of:=[Datos_Nao.C258]" office:value-type="float" office:value="0.330373167991638" calcext:value-type="float">
            <text:p>0.330373168</text:p>
          </table:table-cell>
          <table:table-cell table:formula="of:=[Datos_Nao.D258]" office:value-type="float" office:value="0.0187666974961758" calcext:value-type="float">
            <text:p>0.0187666975</text:p>
          </table:table-cell>
          <table:table-cell table:formula="of:=[Datos_Nao.E258]" office:value-type="float" office:value="0.0199222881346941" calcext:value-type="float">
            <text:p>0.0199222881</text:p>
          </table:table-cell>
          <table:table-cell table:formula="of:=[Datos_Nao.F258]" office:value-type="float" office:value="0.00304467789828777" calcext:value-type="float">
            <text:p>0.0030446779</text:p>
          </table:table-cell>
          <table:table-cell/>
          <table:table-cell table:formula="of:=[Datos_MoCap.A258]" office:value-type="float" office:value="0.066127" calcext:value-type="float">
            <text:p>0.066127</text:p>
          </table:table-cell>
          <table:table-cell table:formula="of:=[Datos_MoCap.B258]" office:value-type="float" office:value="1.387236" calcext:value-type="float">
            <text:p>1.387236</text:p>
          </table:table-cell>
          <table:table-cell table:formula="of:=[Datos_MoCap.C258]" office:value-type="float" office:value="-0.106662" calcext:value-type="float">
            <text:p>-0.106662</text:p>
          </table:table-cell>
          <table:table-cell table:formula="of:=[Datos_MoCap.D258]" office:value-type="float" office:value="0.02901" calcext:value-type="float">
            <text:p>0.02901</text:p>
          </table:table-cell>
          <table:table-cell table:formula="of:=[Datos_MoCap.F258]" office:value-type="float" office:value="-0.085098" calcext:value-type="float">
            <text:p>-0.085098</text:p>
          </table:table-cell>
          <table:table-cell table:formula="of:=[Datos_MoCap.E258]" office:value-type="float" office:value="0.048157" calcext:value-type="float">
            <text:p>0.048157</text:p>
          </table:table-cell>
          <table:table-cell/>
          <table:table-cell table:formula="of:=(#REF!258^2)*(0.178)+(#REF!258)*(0.352)-0.013" office:value-type="string" office:string-value="" calcext:value-type="error">
            <text:p>#NAME?</text:p>
          </table:table-cell>
          <table:table-cell table:formula="of:=([.J258]^2)*(-0.89)+([.J258])*(-0.633)-0.245" office:value-type="float" office:value="-0.18760829019716" calcext:value-type="float">
            <text:p>-0.1876082902</text:p>
          </table:table-cell>
          <table:table-cell table:formula="of:=([.I258]^2)*(-0.189)+([.I258])*(0.905)-0.392" office:value-type="float" office:value="0.499732496977456" calcext:value-type="float">
            <text:p>0.499732497</text:p>
          </table:table-cell>
          <table:table-cell table:number-columns-repeated="1007"/>
        </table:table-row>
        <table:table-row table:style-name="ro1">
          <table:table-cell table:formula="of:=[Datos_Nao.A259]" office:value-type="float" office:value="-0.00283826887607574" calcext:value-type="float">
            <text:p>-0.0028382689</text:p>
          </table:table-cell>
          <table:table-cell table:formula="of:=[Datos_Nao.B259]" office:value-type="float" office:value="-0.00882862787693739" calcext:value-type="float">
            <text:p>-0.0088286279</text:p>
          </table:table-cell>
          <table:table-cell table:formula="of:=[Datos_Nao.C259]" office:value-type="float" office:value="0.330360233783722" calcext:value-type="float">
            <text:p>0.3303602338</text:p>
          </table:table-cell>
          <table:table-cell table:formula="of:=[Datos_Nao.D259]" office:value-type="float" office:value="0.0187367517501116" calcext:value-type="float">
            <text:p>0.0187367518</text:p>
          </table:table-cell>
          <table:table-cell table:formula="of:=[Datos_Nao.E259]" office:value-type="float" office:value="0.0201699193567038" calcext:value-type="float">
            <text:p>0.0201699194</text:p>
          </table:table-cell>
          <table:table-cell table:formula="of:=[Datos_Nao.F259]" office:value-type="float" office:value="0.00304743158631027" calcext:value-type="float">
            <text:p>0.0030474316</text:p>
          </table:table-cell>
          <table:table-cell/>
          <table:table-cell table:formula="of:=[Datos_MoCap.A259]" office:value-type="float" office:value="0.066232" calcext:value-type="float">
            <text:p>0.066232</text:p>
          </table:table-cell>
          <table:table-cell table:formula="of:=[Datos_MoCap.B259]" office:value-type="float" office:value="1.38592" calcext:value-type="float">
            <text:p>1.38592</text:p>
          </table:table-cell>
          <table:table-cell table:formula="of:=[Datos_MoCap.C259]" office:value-type="float" office:value="-0.11057" calcext:value-type="float">
            <text:p>-0.11057</text:p>
          </table:table-cell>
          <table:table-cell table:formula="of:=[Datos_MoCap.D259]" office:value-type="float" office:value="0.028895" calcext:value-type="float">
            <text:p>0.028895</text:p>
          </table:table-cell>
          <table:table-cell table:formula="of:=[Datos_MoCap.F259]" office:value-type="float" office:value="-0.084548" calcext:value-type="float">
            <text:p>-0.084548</text:p>
          </table:table-cell>
          <table:table-cell table:formula="of:=[Datos_MoCap.E259]" office:value-type="float" office:value="0.046208" calcext:value-type="float">
            <text:p>0.046208</text:p>
          </table:table-cell>
          <table:table-cell/>
          <table:table-cell table:formula="of:=(#REF!259^2)*(0.178)+(#REF!259)*(0.352)-0.013" office:value-type="string" office:string-value="" calcext:value-type="error">
            <text:p>#NAME?</text:p>
          </table:table-cell>
          <table:table-cell table:formula="of:=([.J259]^2)*(-0.89)+([.J259])*(-0.633)-0.245" office:value-type="float" office:value="-0.185890085161" calcext:value-type="float">
            <text:p>-0.1858900852</text:p>
          </table:table-cell>
          <table:table-cell table:formula="of:=([.I259]^2)*(-0.189)+([.I259])*(0.905)-0.392" office:value-type="float" office:value="0.4992312674304" calcext:value-type="float">
            <text:p>0.4992312674</text:p>
          </table:table-cell>
          <table:table-cell table:number-columns-repeated="1007"/>
        </table:table-row>
        <table:table-row table:style-name="ro1">
          <table:table-cell table:formula="of:=[Datos_Nao.A260]" office:value-type="float" office:value="-0.00278583914041519" calcext:value-type="float">
            <text:p>-0.0027858391</text:p>
          </table:table-cell>
          <table:table-cell table:formula="of:=[Datos_Nao.B260]" office:value-type="float" office:value="-0.00882209930568934" calcext:value-type="float">
            <text:p>-0.0088220993</text:p>
          </table:table-cell>
          <table:table-cell table:formula="of:=[Datos_Nao.C260]" office:value-type="float" office:value="0.330351948738098" calcext:value-type="float">
            <text:p>0.3303519487</text:p>
          </table:table-cell>
          <table:table-cell table:formula="of:=[Datos_Nao.D260]" office:value-type="float" office:value="0.0187175888568163" calcext:value-type="float">
            <text:p>0.0187175889</text:p>
          </table:table-cell>
          <table:table-cell table:formula="of:=[Datos_Nao.E260]" office:value-type="float" office:value="0.0203284081071615" calcext:value-type="float">
            <text:p>0.0203284081</text:p>
          </table:table-cell>
          <table:table-cell table:formula="of:=[Datos_Nao.F260]" office:value-type="float" office:value="0.00305239297449589" calcext:value-type="float">
            <text:p>0.003052393</text:p>
          </table:table-cell>
          <table:table-cell/>
          <table:table-cell table:formula="of:=[Datos_MoCap.A260]" office:value-type="float" office:value="0.067715" calcext:value-type="float">
            <text:p>0.067715</text:p>
          </table:table-cell>
          <table:table-cell table:formula="of:=[Datos_MoCap.B260]" office:value-type="float" office:value="1.382216" calcext:value-type="float">
            <text:p>1.382216</text:p>
          </table:table-cell>
          <table:table-cell table:formula="of:=[Datos_MoCap.C260]" office:value-type="float" office:value="-0.109952" calcext:value-type="float">
            <text:p>-0.109952</text:p>
          </table:table-cell>
          <table:table-cell table:formula="of:=[Datos_MoCap.D260]" office:value-type="float" office:value="0.037864" calcext:value-type="float">
            <text:p>0.037864</text:p>
          </table:table-cell>
          <table:table-cell table:formula="of:=[Datos_MoCap.F260]" office:value-type="float" office:value="-0.075824" calcext:value-type="float">
            <text:p>-0.075824</text:p>
          </table:table-cell>
          <table:table-cell table:formula="of:=[Datos_MoCap.E260]" office:value-type="float" office:value="0.056044" calcext:value-type="float">
            <text:p>0.056044</text:p>
          </table:table-cell>
          <table:table-cell/>
          <table:table-cell table:formula="of:=(#REF!260^2)*(0.178)+(#REF!260)*(0.352)-0.013" office:value-type="string" office:string-value="" calcext:value-type="error">
            <text:p>#NAME?</text:p>
          </table:table-cell>
          <table:table-cell table:formula="of:=([.J260]^2)*(-0.89)+([.J260])*(-0.633)-0.245" office:value-type="float" office:value="-0.18615998765056" calcext:value-type="float">
            <text:p>-0.1861599877</text:p>
          </table:table-cell>
          <table:table-cell table:formula="of:=([.I260]^2)*(-0.189)+([.I260])*(0.905)-0.392" office:value-type="float" office:value="0.497816997646016" calcext:value-type="float">
            <text:p>0.4978169976</text:p>
          </table:table-cell>
          <table:table-cell table:number-columns-repeated="1007"/>
        </table:table-row>
        <table:table-row table:style-name="ro1">
          <table:table-cell table:formula="of:=[Datos_Nao.A261]" office:value-type="float" office:value="-0.00276719778776169" calcext:value-type="float">
            <text:p>-0.0027671978</text:p>
          </table:table-cell>
          <table:table-cell table:formula="of:=[Datos_Nao.B261]" office:value-type="float" office:value="-0.00881978217512369" calcext:value-type="float">
            <text:p>-0.0088197822</text:p>
          </table:table-cell>
          <table:table-cell table:formula="of:=[Datos_Nao.C261]" office:value-type="float" office:value="0.330348998308182" calcext:value-type="float">
            <text:p>0.3303489983</text:p>
          </table:table-cell>
          <table:table-cell table:formula="of:=[Datos_Nao.D261]" office:value-type="float" office:value="0.0187107734382153" calcext:value-type="float">
            <text:p>0.0187107734</text:p>
          </table:table-cell>
          <table:table-cell table:formula="of:=[Datos_Nao.E261]" office:value-type="float" office:value="0.0203847568482161" calcext:value-type="float">
            <text:p>0.0203847568</text:p>
          </table:table-cell>
          <table:table-cell table:formula="of:=[Datos_Nao.F261]" office:value-type="float" office:value="0.00305418856441975" calcext:value-type="float">
            <text:p>0.0030541886</text:p>
          </table:table-cell>
          <table:table-cell/>
          <table:table-cell table:formula="of:=[Datos_MoCap.A261]" office:value-type="float" office:value="0.067889" calcext:value-type="float">
            <text:p>0.067889</text:p>
          </table:table-cell>
          <table:table-cell table:formula="of:=[Datos_MoCap.B261]" office:value-type="float" office:value="1.381451" calcext:value-type="float">
            <text:p>1.381451</text:p>
          </table:table-cell>
          <table:table-cell table:formula="of:=[Datos_MoCap.C261]" office:value-type="float" office:value="-0.113839" calcext:value-type="float">
            <text:p>-0.113839</text:p>
          </table:table-cell>
          <table:table-cell table:formula="of:=[Datos_MoCap.D261]" office:value-type="float" office:value="0.03782" calcext:value-type="float">
            <text:p>0.03782</text:p>
          </table:table-cell>
          <table:table-cell table:formula="of:=[Datos_MoCap.F261]" office:value-type="float" office:value="-0.075446" calcext:value-type="float">
            <text:p>-0.075446</text:p>
          </table:table-cell>
          <table:table-cell table:formula="of:=[Datos_MoCap.E261]" office:value-type="float" office:value="0.05389" calcext:value-type="float">
            <text:p>0.05389</text:p>
          </table:table-cell>
          <table:table-cell/>
          <table:table-cell table:formula="of:=(#REF!261^2)*(0.178)+(#REF!261)*(0.352)-0.013" office:value-type="string" office:string-value="" calcext:value-type="error">
            <text:p>#NAME?</text:p>
          </table:table-cell>
          <table:table-cell table:formula="of:=([.J261]^2)*(-0.89)+([.J261])*(-0.633)-0.245" office:value-type="float" office:value="-0.18447370594969" calcext:value-type="float">
            <text:p>-0.1844737059</text:p>
          </table:table-cell>
          <table:table-cell table:formula="of:=([.I261]^2)*(-0.189)+([.I261])*(0.905)-0.392" office:value-type="float" office:value="0.497524257439211" calcext:value-type="float">
            <text:p>0.4975242574</text:p>
          </table:table-cell>
          <table:table-cell table:number-columns-repeated="1007"/>
        </table:table-row>
        <table:table-row table:style-name="ro1">
          <table:table-cell table:formula="of:=[Datos_Nao.A262]" office:value-type="float" office:value="-0.00274036452174187" calcext:value-type="float">
            <text:p>-0.0027403645</text:p>
          </table:table-cell>
          <table:table-cell table:formula="of:=[Datos_Nao.B262]" office:value-type="float" office:value="-0.00881645083427429" calcext:value-type="float">
            <text:p>-0.0088164508</text:p>
          </table:table-cell>
          <table:table-cell table:formula="of:=[Datos_Nao.C262]" office:value-type="float" office:value="0.330344766378403" calcext:value-type="float">
            <text:p>0.3303447664</text:p>
          </table:table-cell>
          <table:table-cell table:formula="of:=[Datos_Nao.D262]" office:value-type="float" office:value="0.0187009666115046" calcext:value-type="float">
            <text:p>0.0187009666</text:p>
          </table:table-cell>
          <table:table-cell table:formula="of:=[Datos_Nao.E262]" office:value-type="float" office:value="0.0204658973962069" calcext:value-type="float">
            <text:p>0.0204658974</text:p>
          </table:table-cell>
          <table:table-cell table:formula="of:=[Datos_Nao.F262]" office:value-type="float" office:value="0.00305667519569397" calcext:value-type="float">
            <text:p>0.0030566752</text:p>
          </table:table-cell>
          <table:table-cell/>
          <table:table-cell table:formula="of:=[Datos_MoCap.A262]" office:value-type="float" office:value="0.06795" calcext:value-type="float">
            <text:p>0.06795</text:p>
          </table:table-cell>
          <table:table-cell table:formula="of:=[Datos_MoCap.B262]" office:value-type="float" office:value="1.380997" calcext:value-type="float">
            <text:p>1.380997</text:p>
          </table:table-cell>
          <table:table-cell table:formula="of:=[Datos_MoCap.C262]" office:value-type="float" office:value="-0.117422" calcext:value-type="float">
            <text:p>-0.117422</text:p>
          </table:table-cell>
          <table:table-cell table:formula="of:=[Datos_MoCap.D262]" office:value-type="float" office:value="0.037947" calcext:value-type="float">
            <text:p>0.037947</text:p>
          </table:table-cell>
          <table:table-cell table:formula="of:=[Datos_MoCap.F262]" office:value-type="float" office:value="-0.075342" calcext:value-type="float">
            <text:p>-0.075342</text:p>
          </table:table-cell>
          <table:table-cell table:formula="of:=[Datos_MoCap.E262]" office:value-type="float" office:value="0.05229" calcext:value-type="float">
            <text:p>0.05229</text:p>
          </table:table-cell>
          <table:table-cell/>
          <table:table-cell table:formula="of:=(#REF!262^2)*(0.178)+(#REF!262)*(0.352)-0.013" office:value-type="string" office:string-value="" calcext:value-type="error">
            <text:p>#NAME?</text:p>
          </table:table-cell>
          <table:table-cell table:formula="of:=([.J262]^2)*(-0.89)+([.J262])*(-0.633)-0.245" office:value-type="float" office:value="-0.18294312821476" calcext:value-type="float">
            <text:p>-0.1829431282</text:p>
          </table:table-cell>
          <table:table-cell table:formula="of:=([.I262]^2)*(-0.189)+([.I262])*(0.905)-0.392" office:value-type="float" office:value="0.497350422052299" calcext:value-type="float">
            <text:p>0.4973504221</text:p>
          </table:table-cell>
          <table:table-cell table:number-columns-repeated="1007"/>
        </table:table-row>
        <table:table-row table:style-name="ro1">
          <table:table-cell table:formula="of:=[Datos_Nao.A263]" office:value-type="float" office:value="-0.00273082312196493" calcext:value-type="float">
            <text:p>-0.0027308231</text:p>
          </table:table-cell>
          <table:table-cell table:formula="of:=[Datos_Nao.B263]" office:value-type="float" office:value="-0.00881526060402393" calcext:value-type="float">
            <text:p>-0.0088152606</text:p>
          </table:table-cell>
          <table:table-cell table:formula="of:=[Datos_Nao.C263]" office:value-type="float" office:value="0.330343246459961" calcext:value-type="float">
            <text:p>0.3303432465</text:p>
          </table:table-cell>
          <table:table-cell table:formula="of:=[Datos_Nao.D263]" office:value-type="float" office:value="0.01869747787714" calcext:value-type="float">
            <text:p>0.0186974779</text:p>
          </table:table-cell>
          <table:table-cell table:formula="of:=[Datos_Nao.E263]" office:value-type="float" office:value="0.0204947516322136" calcext:value-type="float">
            <text:p>0.0204947516</text:p>
          </table:table-cell>
          <table:table-cell table:formula="of:=[Datos_Nao.F263]" office:value-type="float" office:value="0.00305763469077647" calcext:value-type="float">
            <text:p>0.0030576347</text:p>
          </table:table-cell>
          <table:table-cell/>
          <table:table-cell table:formula="of:=[Datos_MoCap.A263]" office:value-type="float" office:value="0.067878" calcext:value-type="float">
            <text:p>0.067878</text:p>
          </table:table-cell>
          <table:table-cell table:formula="of:=[Datos_MoCap.B263]" office:value-type="float" office:value="1.380684" calcext:value-type="float">
            <text:p>1.380684</text:p>
          </table:table-cell>
          <table:table-cell table:formula="of:=[Datos_MoCap.C263]" office:value-type="float" office:value="-0.120572" calcext:value-type="float">
            <text:p>-0.120572</text:p>
          </table:table-cell>
          <table:table-cell table:formula="of:=[Datos_MoCap.D263]" office:value-type="float" office:value="0.038655" calcext:value-type="float">
            <text:p>0.038655</text:p>
          </table:table-cell>
          <table:table-cell table:formula="of:=[Datos_MoCap.F263]" office:value-type="float" office:value="-0.07512" calcext:value-type="float">
            <text:p>-0.07512</text:p>
          </table:table-cell>
          <table:table-cell table:formula="of:=[Datos_MoCap.E263]" office:value-type="float" office:value="0.051465" calcext:value-type="float">
            <text:p>0.051465</text:p>
          </table:table-cell>
          <table:table-cell/>
          <table:table-cell table:formula="of:=(#REF!263^2)*(0.178)+(#REF!263)*(0.352)-0.013" office:value-type="string" office:string-value="" calcext:value-type="error">
            <text:p>#NAME?</text:p>
          </table:table-cell>
          <table:table-cell table:formula="of:=([.J263]^2)*(-0.89)+([.J263])*(-0.633)-0.245" office:value-type="float" office:value="-0.18161639439376" calcext:value-type="float">
            <text:p>-0.1816163944</text:p>
          </table:table-cell>
          <table:table-cell table:formula="of:=([.I263]^2)*(-0.189)+([.I263])*(0.905)-0.392" office:value-type="float" office:value="0.497230529815216" calcext:value-type="float">
            <text:p>0.4972305298</text:p>
          </table:table-cell>
          <table:table-cell table:number-columns-repeated="1007"/>
        </table:table-row>
        <table:table-row table:style-name="ro1">
          <table:table-cell table:formula="of:=[Datos_Nao.A264]" office:value-type="float" office:value="-0.00271219946444035" calcext:value-type="float">
            <text:p>-0.0027121995</text:p>
          </table:table-cell>
          <table:table-cell table:formula="of:=[Datos_Nao.B264]" office:value-type="float" office:value="-0.00881292019039393" calcext:value-type="float">
            <text:p>-0.0088129202</text:p>
          </table:table-cell>
          <table:table-cell table:formula="of:=[Datos_Nao.C264]" office:value-type="float" office:value="0.330340325832367" calcext:value-type="float">
            <text:p>0.3303403258</text:p>
          </table:table-cell>
          <table:table-cell table:formula="of:=[Datos_Nao.D264]" office:value-type="float" office:value="0.0186906699091196" calcext:value-type="float">
            <text:p>0.0186906699</text:p>
          </table:table-cell>
          <table:table-cell table:formula="of:=[Datos_Nao.E264]" office:value-type="float" office:value="0.0205510705709457" calcext:value-type="float">
            <text:p>0.0205510706</text:p>
          </table:table-cell>
          <table:table-cell table:formula="of:=[Datos_Nao.F264]" office:value-type="float" office:value="0.00305934506468475" calcext:value-type="float">
            <text:p>0.0030593451</text:p>
          </table:table-cell>
          <table:table-cell/>
          <table:table-cell table:formula="of:=[Datos_MoCap.A264]" office:value-type="float" office:value="0.067706" calcext:value-type="float">
            <text:p>0.067706</text:p>
          </table:table-cell>
          <table:table-cell table:formula="of:=[Datos_MoCap.B264]" office:value-type="float" office:value="1.380333" calcext:value-type="float">
            <text:p>1.380333</text:p>
          </table:table-cell>
          <table:table-cell table:formula="of:=[Datos_MoCap.C264]" office:value-type="float" office:value="-0.12326" calcext:value-type="float">
            <text:p>-0.12326</text:p>
          </table:table-cell>
          <table:table-cell table:formula="of:=[Datos_MoCap.D264]" office:value-type="float" office:value="0.039297" calcext:value-type="float">
            <text:p>0.039297</text:p>
          </table:table-cell>
          <table:table-cell table:formula="of:=[Datos_MoCap.F264]" office:value-type="float" office:value="-0.074881" calcext:value-type="float">
            <text:p>-0.074881</text:p>
          </table:table-cell>
          <table:table-cell table:formula="of:=[Datos_MoCap.E264]" office:value-type="float" office:value="0.051182" calcext:value-type="float">
            <text:p>0.051182</text:p>
          </table:table-cell>
          <table:table-cell/>
          <table:table-cell table:formula="of:=(#REF!264^2)*(0.178)+(#REF!264)*(0.352)-0.013" office:value-type="string" office:string-value="" calcext:value-type="error">
            <text:p>#NAME?</text:p>
          </table:table-cell>
          <table:table-cell table:formula="of:=([.J264]^2)*(-0.89)+([.J264])*(-0.633)-0.245" office:value-type="float" office:value="-0.180498214564" calcext:value-type="float">
            <text:p>-0.1804982146</text:p>
          </table:table-cell>
          <table:table-cell table:formula="of:=([.I264]^2)*(-0.189)+([.I264])*(0.905)-0.392" office:value-type="float" office:value="0.497096037921979" calcext:value-type="float">
            <text:p>0.4970960379</text:p>
          </table:table-cell>
          <table:table-cell table:number-columns-repeated="1007"/>
        </table:table-row>
        <table:table-row table:style-name="ro1">
          <table:table-cell table:formula="of:=[Datos_Nao.A265]" office:value-type="float" office:value="-0.00270828045904636" calcext:value-type="float">
            <text:p>-0.0027082805</text:p>
          </table:table-cell>
          <table:table-cell table:formula="of:=[Datos_Nao.B265]" office:value-type="float" office:value="-0.00881243404000998" calcext:value-type="float">
            <text:p>-0.008812434</text:p>
          </table:table-cell>
          <table:table-cell table:formula="of:=[Datos_Nao.C265]" office:value-type="float" office:value="0.330339699983597" calcext:value-type="float">
            <text:p>0.3303397</text:p>
          </table:table-cell>
          <table:table-cell table:formula="of:=[Datos_Nao.D265]" office:value-type="float" office:value="0.0186892431229353" calcext:value-type="float">
            <text:p>0.0186892431</text:p>
          </table:table-cell>
          <table:table-cell table:formula="of:=[Datos_Nao.E265]" office:value-type="float" office:value="0.0205628871917725" calcext:value-type="float">
            <text:p>0.0205628872</text:p>
          </table:table-cell>
          <table:table-cell table:formula="of:=[Datos_Nao.F265]" office:value-type="float" office:value="0.00305969966575503" calcext:value-type="float">
            <text:p>0.0030596997</text:p>
          </table:table-cell>
          <table:table-cell/>
          <table:table-cell table:formula="of:=[Datos_MoCap.A265]" office:value-type="float" office:value="0.067603" calcext:value-type="float">
            <text:p>0.067603</text:p>
          </table:table-cell>
          <table:table-cell table:formula="of:=[Datos_MoCap.B265]" office:value-type="float" office:value="1.379927" calcext:value-type="float">
            <text:p>1.379927</text:p>
          </table:table-cell>
          <table:table-cell table:formula="of:=[Datos_MoCap.C265]" office:value-type="float" office:value="-0.125459" calcext:value-type="float">
            <text:p>-0.125459</text:p>
          </table:table-cell>
          <table:table-cell table:formula="of:=[Datos_MoCap.D265]" office:value-type="float" office:value="0.039894" calcext:value-type="float">
            <text:p>0.039894</text:p>
          </table:table-cell>
          <table:table-cell table:formula="of:=[Datos_MoCap.F265]" office:value-type="float" office:value="-0.074886" calcext:value-type="float">
            <text:p>-0.074886</text:p>
          </table:table-cell>
          <table:table-cell table:formula="of:=[Datos_MoCap.E265]" office:value-type="float" office:value="0.051728" calcext:value-type="float">
            <text:p>0.051728</text:p>
          </table:table-cell>
          <table:table-cell/>
          <table:table-cell table:formula="of:=(#REF!265^2)*(0.178)+(#REF!265)*(0.352)-0.013" office:value-type="string" office:string-value="" calcext:value-type="error">
            <text:p>#NAME?</text:p>
          </table:table-cell>
          <table:table-cell table:formula="of:=([.J265]^2)*(-0.89)+([.J265])*(-0.633)-0.245" office:value-type="float" office:value="-0.17959301800609" calcext:value-type="float">
            <text:p>-0.179593018</text:p>
          </table:table-cell>
          <table:table-cell table:formula="of:=([.I265]^2)*(-0.189)+([.I265])*(0.905)-0.392" office:value-type="float" office:value="0.496940413712819" calcext:value-type="float">
            <text:p>0.4969404137</text:p>
          </table:table-cell>
          <table:table-cell table:number-columns-repeated="1007"/>
        </table:table-row>
        <table:table-row table:style-name="ro1">
          <table:table-cell table:formula="of:=[Datos_Nao.A266]" office:value-type="float" office:value="-0.00270266178995371" calcext:value-type="float">
            <text:p>-0.0027026618</text:p>
          </table:table-cell>
          <table:table-cell table:formula="of:=[Datos_Nao.B266]" office:value-type="float" office:value="-0.00881174765527248" calcext:value-type="float">
            <text:p>-0.0088117477</text:p>
          </table:table-cell>
          <table:table-cell table:formula="of:=[Datos_Nao.C266]" office:value-type="float" office:value="0.330338805913925" calcext:value-type="float">
            <text:p>0.3303388059</text:p>
          </table:table-cell>
          <table:table-cell table:formula="of:=[Datos_Nao.D266]" office:value-type="float" office:value="0.0186871886253357" calcext:value-type="float">
            <text:p>0.0186871886</text:p>
          </table:table-cell>
          <table:table-cell table:formula="of:=[Datos_Nao.E266]" office:value-type="float" office:value="0.020579906180501" calcext:value-type="float">
            <text:p>0.0205799062</text:p>
          </table:table-cell>
          <table:table-cell table:formula="of:=[Datos_Nao.F266]" office:value-type="float" office:value="0.00306027103215456" calcext:value-type="float">
            <text:p>0.003060271</text:p>
          </table:table-cell>
          <table:table-cell/>
          <table:table-cell table:formula="of:=[Datos_MoCap.A266]" office:value-type="float" office:value="0.067435" calcext:value-type="float">
            <text:p>0.067435</text:p>
          </table:table-cell>
          <table:table-cell table:formula="of:=[Datos_MoCap.B266]" office:value-type="float" office:value="1.379491" calcext:value-type="float">
            <text:p>1.379491</text:p>
          </table:table-cell>
          <table:table-cell table:formula="of:=[Datos_MoCap.C266]" office:value-type="float" office:value="-0.127119" calcext:value-type="float">
            <text:p>-0.127119</text:p>
          </table:table-cell>
          <table:table-cell table:formula="of:=[Datos_MoCap.D266]" office:value-type="float" office:value="0.040562" calcext:value-type="float">
            <text:p>0.040562</text:p>
          </table:table-cell>
          <table:table-cell table:formula="of:=[Datos_MoCap.F266]" office:value-type="float" office:value="-0.074985" calcext:value-type="float">
            <text:p>-0.074985</text:p>
          </table:table-cell>
          <table:table-cell table:formula="of:=[Datos_MoCap.E266]" office:value-type="float" office:value="0.05279" calcext:value-type="float">
            <text:p>0.05279</text:p>
          </table:table-cell>
          <table:table-cell/>
          <table:table-cell table:formula="of:=(#REF!266^2)*(0.178)+(#REF!266)*(0.352)-0.013" office:value-type="string" office:string-value="" calcext:value-type="error">
            <text:p>#NAME?</text:p>
          </table:table-cell>
          <table:table-cell table:formula="of:=([.J266]^2)*(-0.89)+([.J266])*(-0.633)-0.245" office:value-type="float" office:value="-0.17891539674329" calcext:value-type="float">
            <text:p>-0.1789153967</text:p>
          </table:table-cell>
          <table:table-cell table:formula="of:=([.I266]^2)*(-0.189)+([.I266])*(0.905)-0.392" office:value-type="float" office:value="0.496773220793691" calcext:value-type="float">
            <text:p>0.4967732208</text:p>
          </table:table-cell>
          <table:table-cell table:number-columns-repeated="1007"/>
        </table:table-row>
        <table:table-row table:style-name="ro1">
          <table:table-cell table:formula="of:=[Datos_Nao.A267]" office:value-type="float" office:value="-0.00269905850291252" calcext:value-type="float">
            <text:p>-0.0026990585</text:p>
          </table:table-cell>
          <table:table-cell table:formula="of:=[Datos_Nao.B267]" office:value-type="float" office:value="-0.00881130062043667" calcext:value-type="float">
            <text:p>-0.0088113006</text:p>
          </table:table-cell>
          <table:table-cell table:formula="of:=[Datos_Nao.C267]" office:value-type="float" office:value="0.3303382396698" calcext:value-type="float">
            <text:p>0.3303382397</text:p>
          </table:table-cell>
          <table:table-cell table:formula="of:=[Datos_Nao.D267]" office:value-type="float" office:value="0.0186858717352152" calcext:value-type="float">
            <text:p>0.0186858717</text:p>
          </table:table-cell>
          <table:table-cell table:formula="of:=[Datos_Nao.E267]" office:value-type="float" office:value="0.0205907952040434" calcext:value-type="float">
            <text:p>0.0205907952</text:p>
          </table:table-cell>
          <table:table-cell table:formula="of:=[Datos_Nao.F267]" office:value-type="float" office:value="0.00306059187278152" calcext:value-type="float">
            <text:p>0.0030605919</text:p>
          </table:table-cell>
          <table:table-cell/>
          <table:table-cell table:formula="of:=[Datos_MoCap.A267]" office:value-type="float" office:value="0.067166" calcext:value-type="float">
            <text:p>0.067166</text:p>
          </table:table-cell>
          <table:table-cell table:formula="of:=[Datos_MoCap.B267]" office:value-type="float" office:value="1.37908" calcext:value-type="float">
            <text:p>1.37908</text:p>
          </table:table-cell>
          <table:table-cell table:formula="of:=[Datos_MoCap.C267]" office:value-type="float" office:value="-0.128399" calcext:value-type="float">
            <text:p>-0.128399</text:p>
          </table:table-cell>
          <table:table-cell table:formula="of:=[Datos_MoCap.D267]" office:value-type="float" office:value="0.040898" calcext:value-type="float">
            <text:p>0.040898</text:p>
          </table:table-cell>
          <table:table-cell table:formula="of:=[Datos_MoCap.F267]" office:value-type="float" office:value="-0.074971" calcext:value-type="float">
            <text:p>-0.074971</text:p>
          </table:table-cell>
          <table:table-cell table:formula="of:=[Datos_MoCap.E267]" office:value-type="float" office:value="0.053719" calcext:value-type="float">
            <text:p>0.053719</text:p>
          </table:table-cell>
          <table:table-cell/>
          <table:table-cell table:formula="of:=(#REF!267^2)*(0.178)+(#REF!267)*(0.352)-0.013" office:value-type="string" office:string-value="" calcext:value-type="error">
            <text:p>#NAME?</text:p>
          </table:table-cell>
          <table:table-cell table:formula="of:=([.J267]^2)*(-0.89)+([.J267])*(-0.633)-0.245" office:value-type="float" office:value="-0.17839624284889" calcext:value-type="float">
            <text:p>-0.1783962428</text:p>
          </table:table-cell>
          <table:table-cell table:formula="of:=([.I267]^2)*(-0.189)+([.I267])*(0.905)-0.392" office:value-type="float" office:value="0.4966155488304" calcext:value-type="float">
            <text:p>0.4966155488</text:p>
          </table:table-cell>
          <table:table-cell table:number-columns-repeated="1007"/>
        </table:table-row>
        <table:table-row table:style-name="ro1">
          <table:table-cell table:formula="of:=[Datos_Nao.A268]" office:value-type="float" office:value="-0.00269526336342096" calcext:value-type="float">
            <text:p>-0.0026952634</text:p>
          </table:table-cell>
          <table:table-cell table:formula="of:=[Datos_Nao.B268]" office:value-type="float" office:value="-0.00881083123385906" calcext:value-type="float">
            <text:p>-0.0088108312</text:p>
          </table:table-cell>
          <table:table-cell table:formula="of:=[Datos_Nao.C268]" office:value-type="float" office:value="0.330337643623352" calcext:value-type="float">
            <text:p>0.3303376436</text:p>
          </table:table-cell>
          <table:table-cell table:formula="of:=[Datos_Nao.D268]" office:value-type="float" office:value="0.0186844877898693" calcext:value-type="float">
            <text:p>0.0186844878</text:p>
          </table:table-cell>
          <table:table-cell table:formula="of:=[Datos_Nao.E268]" office:value-type="float" office:value="0.0206022281199694" calcext:value-type="float">
            <text:p>0.0206022281</text:p>
          </table:table-cell>
          <table:table-cell table:formula="of:=[Datos_Nao.F268]" office:value-type="float" office:value="0.00306095043197274" calcext:value-type="float">
            <text:p>0.0030609504</text:p>
          </table:table-cell>
          <table:table-cell/>
          <table:table-cell table:formula="of:=[Datos_MoCap.A268]" office:value-type="float" office:value="0.066911" calcext:value-type="float">
            <text:p>0.066911</text:p>
          </table:table-cell>
          <table:table-cell table:formula="of:=[Datos_MoCap.B268]" office:value-type="float" office:value="1.378686" calcext:value-type="float">
            <text:p>1.378686</text:p>
          </table:table-cell>
          <table:table-cell table:formula="of:=[Datos_MoCap.C268]" office:value-type="float" office:value="-0.129317" calcext:value-type="float">
            <text:p>-0.129317</text:p>
          </table:table-cell>
          <table:table-cell table:formula="of:=[Datos_MoCap.D268]" office:value-type="float" office:value="0.041431" calcext:value-type="float">
            <text:p>0.041431</text:p>
          </table:table-cell>
          <table:table-cell table:formula="of:=[Datos_MoCap.F268]" office:value-type="float" office:value="-0.075078" calcext:value-type="float">
            <text:p>-0.075078</text:p>
          </table:table-cell>
          <table:table-cell table:formula="of:=[Datos_MoCap.E268]" office:value-type="float" office:value="0.054558" calcext:value-type="float">
            <text:p>0.054558</text:p>
          </table:table-cell>
          <table:table-cell/>
          <table:table-cell table:formula="of:=(#REF!268^2)*(0.178)+(#REF!268)*(0.352)-0.013" office:value-type="string" office:string-value="" calcext:value-type="error">
            <text:p>#NAME?</text:p>
          </table:table-cell>
          <table:table-cell table:formula="of:=([.J268]^2)*(-0.89)+([.J268])*(-0.633)-0.245" office:value-type="float" office:value="-0.17802570797521" calcext:value-type="float">
            <text:p>-0.178025708</text:p>
          </table:table-cell>
          <table:table-cell table:formula="of:=([.I268]^2)*(-0.189)+([.I268])*(0.905)-0.392" office:value-type="float" office:value="0.496464338633356" calcext:value-type="float">
            <text:p>0.4964643386</text:p>
          </table:table-cell>
          <table:table-cell table:number-columns-repeated="1007"/>
        </table:table-row>
        <table:table-row table:style-name="ro1">
          <table:table-cell table:formula="of:=[Datos_Nao.A269]" office:value-type="float" office:value="-0.0026943301782012" calcext:value-type="float">
            <text:p>-0.0026943302</text:p>
          </table:table-cell>
          <table:table-cell table:formula="of:=[Datos_Nao.B269]" office:value-type="float" office:value="-0.00881071202456951" calcext:value-type="float">
            <text:p>-0.008810712</text:p>
          </table:table-cell>
          <table:table-cell table:formula="of:=[Datos_Nao.C269]" office:value-type="float" office:value="0.33033749461174" calcext:value-type="float">
            <text:p>0.3303374946</text:p>
          </table:table-cell>
          <table:table-cell table:formula="of:=[Datos_Nao.D269]" office:value-type="float" office:value="0.0186841432005167" calcext:value-type="float">
            <text:p>0.0186841432</text:p>
          </table:table-cell>
          <table:table-cell table:formula="of:=[Datos_Nao.E269]" office:value-type="float" office:value="0.0206050798296928" calcext:value-type="float">
            <text:p>0.0206050798</text:p>
          </table:table-cell>
          <table:table-cell table:formula="of:=[Datos_Nao.F269]" office:value-type="float" office:value="0.00306107336655259" calcext:value-type="float">
            <text:p>0.0030610734</text:p>
          </table:table-cell>
          <table:table-cell/>
          <table:table-cell table:formula="of:=[Datos_MoCap.A269]" office:value-type="float" office:value="0.06653" calcext:value-type="float">
            <text:p>0.06653</text:p>
          </table:table-cell>
          <table:table-cell table:formula="of:=[Datos_MoCap.B269]" office:value-type="float" office:value="1.37844" calcext:value-type="float">
            <text:p>1.37844</text:p>
          </table:table-cell>
          <table:table-cell table:formula="of:=[Datos_MoCap.C269]" office:value-type="float" office:value="-0.129861" calcext:value-type="float">
            <text:p>-0.129861</text:p>
          </table:table-cell>
          <table:table-cell table:formula="of:=[Datos_MoCap.D269]" office:value-type="float" office:value="0.041713" calcext:value-type="float">
            <text:p>0.041713</text:p>
          </table:table-cell>
          <table:table-cell table:formula="of:=[Datos_MoCap.F269]" office:value-type="float" office:value="-0.075016" calcext:value-type="float">
            <text:p>-0.075016</text:p>
          </table:table-cell>
          <table:table-cell table:formula="of:=[Datos_MoCap.E269]" office:value-type="float" office:value="0.055148" calcext:value-type="float">
            <text:p>0.055148</text:p>
          </table:table-cell>
          <table:table-cell/>
          <table:table-cell table:formula="of:=(#REF!269^2)*(0.178)+(#REF!269)*(0.352)-0.013" office:value-type="string" office:string-value="" calcext:value-type="error">
            <text:p>#NAME?</text:p>
          </table:table-cell>
          <table:table-cell table:formula="of:=([.J269]^2)*(-0.89)+([.J269])*(-0.633)-0.245" office:value-type="float" office:value="-0.17780683959569" calcext:value-type="float">
            <text:p>-0.1778068396</text:p>
          </table:table-cell>
          <table:table-cell table:formula="of:=([.I269]^2)*(-0.189)+([.I269])*(0.905)-0.392" office:value-type="float" office:value="0.4963698984496" calcext:value-type="float">
            <text:p>0.4963698984</text:p>
          </table:table-cell>
          <table:table-cell table:number-columns-repeated="1007"/>
        </table:table-row>
        <table:table-row table:style-name="ro1">
          <table:table-cell table:formula="of:=[Datos_Nao.A270]" office:value-type="float" office:value="-0.00269399769604206" calcext:value-type="float">
            <text:p>-0.0026939977</text:p>
          </table:table-cell>
          <table:table-cell table:formula="of:=[Datos_Nao.B270]" office:value-type="float" office:value="-0.00881067384034395" calcext:value-type="float">
            <text:p>-0.0088106738</text:p>
          </table:table-cell>
          <table:table-cell table:formula="of:=[Datos_Nao.C270]" office:value-type="float" office:value="0.330337435007095" calcext:value-type="float">
            <text:p>0.330337435</text:p>
          </table:table-cell>
          <table:table-cell table:formula="of:=[Datos_Nao.D270]" office:value-type="float" office:value="0.0186840184032917" calcext:value-type="float">
            <text:p>0.0186840184</text:p>
          </table:table-cell>
          <table:table-cell table:formula="of:=[Datos_Nao.E270]" office:value-type="float" office:value="0.020606093108654" calcext:value-type="float">
            <text:p>0.0206060931</text:p>
          </table:table-cell>
          <table:table-cell table:formula="of:=[Datos_Nao.F270]" office:value-type="float" office:value="0.00306113297119737" calcext:value-type="float">
            <text:p>0.003061133</text:p>
          </table:table-cell>
          <table:table-cell/>
          <table:table-cell table:formula="of:=[Datos_MoCap.A270]" office:value-type="float" office:value="0.066098" calcext:value-type="float">
            <text:p>0.066098</text:p>
          </table:table-cell>
          <table:table-cell table:formula="of:=[Datos_MoCap.B270]" office:value-type="float" office:value="1.37838" calcext:value-type="float">
            <text:p>1.37838</text:p>
          </table:table-cell>
          <table:table-cell table:formula="of:=[Datos_MoCap.C270]" office:value-type="float" office:value="-0.130088" calcext:value-type="float">
            <text:p>-0.130088</text:p>
          </table:table-cell>
          <table:table-cell table:formula="of:=[Datos_MoCap.D270]" office:value-type="float" office:value="0.041996" calcext:value-type="float">
            <text:p>0.041996</text:p>
          </table:table-cell>
          <table:table-cell table:formula="of:=[Datos_MoCap.F270]" office:value-type="float" office:value="-0.074901" calcext:value-type="float">
            <text:p>-0.074901</text:p>
          </table:table-cell>
          <table:table-cell table:formula="of:=[Datos_MoCap.E270]" office:value-type="float" office:value="0.055328" calcext:value-type="float">
            <text:p>0.055328</text:p>
          </table:table-cell>
          <table:table-cell/>
          <table:table-cell table:formula="of:=(#REF!270^2)*(0.178)+(#REF!270)*(0.352)-0.013" office:value-type="string" office:string-value="" calcext:value-type="error">
            <text:p>#NAME?</text:p>
          </table:table-cell>
          <table:table-cell table:formula="of:=([.J270]^2)*(-0.89)+([.J270])*(-0.633)-0.245" office:value-type="float" office:value="-0.17771566609216" calcext:value-type="float">
            <text:p>-0.1777156661</text:p>
          </table:table-cell>
          <table:table-cell table:formula="of:=([.I270]^2)*(-0.189)+([.I270])*(0.905)-0.392" office:value-type="float" office:value="0.4963468607884" calcext:value-type="float">
            <text:p>0.4963468608</text:p>
          </table:table-cell>
          <table:table-cell table:number-columns-repeated="1007"/>
        </table:table-row>
        <table:table-row table:style-name="ro1">
          <table:table-cell table:formula="of:=[Datos_Nao.A271]" office:value-type="float" office:value="-0.00269351899623871" calcext:value-type="float">
            <text:p>-0.002693519</text:p>
          </table:table-cell>
          <table:table-cell table:formula="of:=[Datos_Nao.B271]" office:value-type="float" office:value="-0.00881061796098948" calcext:value-type="float">
            <text:p>-0.008810618</text:p>
          </table:table-cell>
          <table:table-cell table:formula="of:=[Datos_Nao.C271]" office:value-type="float" office:value="0.330337375402451" calcext:value-type="float">
            <text:p>0.3303373754</text:p>
          </table:table-cell>
          <table:table-cell table:formula="of:=[Datos_Nao.D271]" office:value-type="float" office:value="0.0186838395893574" calcext:value-type="float">
            <text:p>0.0186838396</text:p>
          </table:table-cell>
          <table:table-cell table:formula="of:=[Datos_Nao.E271]" office:value-type="float" office:value="0.020607553422451" calcext:value-type="float">
            <text:p>0.0206075534</text:p>
          </table:table-cell>
          <table:table-cell table:formula="of:=[Datos_Nao.F271]" office:value-type="float" office:value="0.00306109595112503" calcext:value-type="float">
            <text:p>0.003061096</text:p>
          </table:table-cell>
          <table:table-cell/>
          <table:table-cell table:formula="of:=[Datos_MoCap.A271]" office:value-type="float" office:value="0.065539" calcext:value-type="float">
            <text:p>0.065539</text:p>
          </table:table-cell>
          <table:table-cell table:formula="of:=[Datos_MoCap.B271]" office:value-type="float" office:value="1.378413" calcext:value-type="float">
            <text:p>1.378413</text:p>
          </table:table-cell>
          <table:table-cell table:formula="of:=[Datos_MoCap.C271]" office:value-type="float" office:value="-0.130014" calcext:value-type="float">
            <text:p>-0.130014</text:p>
          </table:table-cell>
          <table:table-cell table:formula="of:=[Datos_MoCap.D271]" office:value-type="float" office:value="0.041975" calcext:value-type="float">
            <text:p>0.041975</text:p>
          </table:table-cell>
          <table:table-cell table:formula="of:=[Datos_MoCap.F271]" office:value-type="float" office:value="-0.074809" calcext:value-type="float">
            <text:p>-0.074809</text:p>
          </table:table-cell>
          <table:table-cell table:formula="of:=[Datos_MoCap.E271]" office:value-type="float" office:value="0.055235" calcext:value-type="float">
            <text:p>0.055235</text:p>
          </table:table-cell>
          <table:table-cell/>
          <table:table-cell table:formula="of:=(#REF!271^2)*(0.178)+(#REF!271)*(0.352)-0.013" office:value-type="string" office:string-value="" calcext:value-type="error">
            <text:p>#NAME?</text:p>
          </table:table-cell>
          <table:table-cell table:formula="of:=([.J271]^2)*(-0.89)+([.J271])*(-0.633)-0.245" office:value-type="float" office:value="-0.17774537777444" calcext:value-type="float">
            <text:p>-0.1777453778</text:p>
          </table:table-cell>
          <table:table-cell table:formula="of:=([.I271]^2)*(-0.189)+([.I271])*(0.905)-0.392" office:value-type="float" office:value="0.496359531670459" calcext:value-type="float">
            <text:p>0.4963595317</text:p>
          </table:table-cell>
          <table:table-cell table:number-columns-repeated="1007"/>
        </table:table-row>
        <table:table-row table:style-name="ro1">
          <table:table-cell table:formula="of:=[Datos_Nao.A272]" office:value-type="float" office:value="-0.00269320793449879" calcext:value-type="float">
            <text:p>-0.0026932079</text:p>
          </table:table-cell>
          <table:table-cell table:formula="of:=[Datos_Nao.B272]" office:value-type="float" office:value="-0.00881058163940907" calcext:value-type="float">
            <text:p>-0.0088105816</text:p>
          </table:table-cell>
          <table:table-cell table:formula="of:=[Datos_Nao.C272]" office:value-type="float" office:value="0.330337315797806" calcext:value-type="float">
            <text:p>0.3303373158</text:p>
          </table:table-cell>
          <table:table-cell table:formula="of:=[Datos_Nao.D272]" office:value-type="float" office:value="0.0186837278306484" calcext:value-type="float">
            <text:p>0.0186837278</text:p>
          </table:table-cell>
          <table:table-cell table:formula="of:=[Datos_Nao.E272]" office:value-type="float" office:value="0.0206084866076708" calcext:value-type="float">
            <text:p>0.0206084866</text:p>
          </table:table-cell>
          <table:table-cell table:formula="of:=[Datos_Nao.F272]" office:value-type="float" office:value="0.00306109222583473" calcext:value-type="float">
            <text:p>0.0030610922</text:p>
          </table:table-cell>
          <table:table-cell/>
          <table:table-cell table:formula="of:=[Datos_MoCap.A272]" office:value-type="float" office:value="0.064898" calcext:value-type="float">
            <text:p>0.064898</text:p>
          </table:table-cell>
          <table:table-cell table:formula="of:=[Datos_MoCap.B272]" office:value-type="float" office:value="1.378357" calcext:value-type="float">
            <text:p>1.378357</text:p>
          </table:table-cell>
          <table:table-cell table:formula="of:=[Datos_MoCap.C272]" office:value-type="float" office:value="-0.129574" calcext:value-type="float">
            <text:p>-0.129574</text:p>
          </table:table-cell>
          <table:table-cell table:formula="of:=[Datos_MoCap.D272]" office:value-type="float" office:value="0.041679" calcext:value-type="float">
            <text:p>0.041679</text:p>
          </table:table-cell>
          <table:table-cell table:formula="of:=[Datos_MoCap.F272]" office:value-type="float" office:value="-0.074739" calcext:value-type="float">
            <text:p>-0.074739</text:p>
          </table:table-cell>
          <table:table-cell table:formula="of:=[Datos_MoCap.E272]" office:value-type="float" office:value="0.055164" calcext:value-type="float">
            <text:p>0.055164</text:p>
          </table:table-cell>
          <table:table-cell/>
          <table:table-cell table:formula="of:=(#REF!272^2)*(0.178)+(#REF!272)*(0.352)-0.013" office:value-type="string" office:string-value="" calcext:value-type="error">
            <text:p>#NAME?</text:p>
          </table:table-cell>
          <table:table-cell table:formula="of:=([.J272]^2)*(-0.89)+([.J272])*(-0.633)-0.245" office:value-type="float" office:value="-0.17792224311364" calcext:value-type="float">
            <text:p>-0.1779222431</text:p>
          </table:table-cell>
          <table:table-cell table:formula="of:=([.I272]^2)*(-0.189)+([.I272])*(0.905)-0.392" office:value-type="float" office:value="0.496338029324139" calcext:value-type="float">
            <text:p>0.4963380293</text:p>
          </table:table-cell>
          <table:table-cell table:number-columns-repeated="1007"/>
        </table:table-row>
        <table:table-row table:style-name="ro1">
          <table:table-cell table:formula="of:=[Datos_Nao.A273]" office:value-type="float" office:value="-0.00269285682588816" calcext:value-type="float">
            <text:p>-0.0026928568</text:p>
          </table:table-cell>
          <table:table-cell table:formula="of:=[Datos_Nao.B273]" office:value-type="float" office:value="-0.00881054159253836" calcext:value-type="float">
            <text:p>-0.0088105416</text:p>
          </table:table-cell>
          <table:table-cell table:formula="of:=[Datos_Nao.C273]" office:value-type="float" office:value="0.330337285995483" calcext:value-type="float">
            <text:p>0.330337286</text:p>
          </table:table-cell>
          <table:table-cell table:formula="of:=[Datos_Nao.D273]" office:value-type="float" office:value="0.018683610484004" calcext:value-type="float">
            <text:p>0.0186836105</text:p>
          </table:table-cell>
          <table:table-cell table:formula="of:=[Datos_Nao.E273]" office:value-type="float" office:value="0.020609475672245" calcext:value-type="float">
            <text:p>0.0206094757</text:p>
          </table:table-cell>
          <table:table-cell table:formula="of:=[Datos_Nao.F273]" office:value-type="float" office:value="0.00306114833801985" calcext:value-type="float">
            <text:p>0.0030611483</text:p>
          </table:table-cell>
          <table:table-cell/>
          <table:table-cell table:formula="of:=[Datos_MoCap.A273]" office:value-type="float" office:value="0.064136" calcext:value-type="float">
            <text:p>0.064136</text:p>
          </table:table-cell>
          <table:table-cell table:formula="of:=[Datos_MoCap.B273]" office:value-type="float" office:value="1.378128" calcext:value-type="float">
            <text:p>1.378128</text:p>
          </table:table-cell>
          <table:table-cell table:formula="of:=[Datos_MoCap.C273]" office:value-type="float" office:value="-0.128883" calcext:value-type="float">
            <text:p>-0.128883</text:p>
          </table:table-cell>
          <table:table-cell table:formula="of:=[Datos_MoCap.D273]" office:value-type="float" office:value="0.040033" calcext:value-type="float">
            <text:p>0.040033</text:p>
          </table:table-cell>
          <table:table-cell table:formula="of:=[Datos_MoCap.F273]" office:value-type="float" office:value="-0.074362" calcext:value-type="float">
            <text:p>-0.074362</text:p>
          </table:table-cell>
          <table:table-cell table:formula="of:=[Datos_MoCap.E273]" office:value-type="float" office:value="0.054846" calcext:value-type="float">
            <text:p>0.054846</text:p>
          </table:table-cell>
          <table:table-cell/>
          <table:table-cell table:formula="of:=(#REF!273^2)*(0.178)+(#REF!273)*(0.352)-0.013" office:value-type="string" office:string-value="" calcext:value-type="error">
            <text:p>#NAME?</text:p>
          </table:table-cell>
          <table:table-cell table:formula="of:=([.J273]^2)*(-0.89)+([.J273])*(-0.633)-0.245" office:value-type="float" office:value="-0.17820069764321" calcext:value-type="float">
            <text:p>-0.1782006976</text:p>
          </table:table-cell>
          <table:table-cell table:formula="of:=([.I273]^2)*(-0.189)+([.I273])*(0.905)-0.392" office:value-type="float" office:value="0.496250087751424" calcext:value-type="float">
            <text:p>0.4962500878</text:p>
          </table:table-cell>
          <table:table-cell table:number-columns-repeated="1007"/>
        </table:table-row>
        <table:table-row table:style-name="ro1">
          <table:table-cell table:formula="of:=[Datos_Nao.A274]" office:value-type="float" office:value="-0.00269281305372715" calcext:value-type="float">
            <text:p>-0.0026928131</text:p>
          </table:table-cell>
          <table:table-cell table:formula="of:=[Datos_Nao.B274]" office:value-type="float" office:value="-0.00881053693592549" calcext:value-type="float">
            <text:p>-0.0088105369</text:p>
          </table:table-cell>
          <table:table-cell table:formula="of:=[Datos_Nao.C274]" office:value-type="float" office:value="0.330337285995483" calcext:value-type="float">
            <text:p>0.330337286</text:p>
          </table:table-cell>
          <table:table-cell table:formula="of:=[Datos_Nao.D274]" office:value-type="float" office:value="0.0186835937201977" calcext:value-type="float">
            <text:p>0.0186835937</text:p>
          </table:table-cell>
          <table:table-cell table:formula="of:=[Datos_Nao.E274]" office:value-type="float" office:value="0.0206096135079861" calcext:value-type="float">
            <text:p>0.0206096135</text:p>
          </table:table-cell>
          <table:table-cell table:formula="of:=[Datos_Nao.F274]" office:value-type="float" office:value="0.00306116696447134" calcext:value-type="float">
            <text:p>0.003061167</text:p>
          </table:table-cell>
          <table:table-cell/>
          <table:table-cell table:formula="of:=[Datos_MoCap.A274]" office:value-type="float" office:value="0.063441" calcext:value-type="float">
            <text:p>0.063441</text:p>
          </table:table-cell>
          <table:table-cell table:formula="of:=[Datos_MoCap.B274]" office:value-type="float" office:value="1.377671" calcext:value-type="float">
            <text:p>1.377671</text:p>
          </table:table-cell>
          <table:table-cell table:formula="of:=[Datos_MoCap.C274]" office:value-type="float" office:value="-0.127774" calcext:value-type="float">
            <text:p>-0.127774</text:p>
          </table:table-cell>
          <table:table-cell table:formula="of:=[Datos_MoCap.D274]" office:value-type="float" office:value="0.037069" calcext:value-type="float">
            <text:p>0.037069</text:p>
          </table:table-cell>
          <table:table-cell table:formula="of:=[Datos_MoCap.F274]" office:value-type="float" office:value="-0.0737" calcext:value-type="float">
            <text:p>-0.0737</text:p>
          </table:table-cell>
          <table:table-cell table:formula="of:=[Datos_MoCap.E274]" office:value-type="float" office:value="0.055754" calcext:value-type="float">
            <text:p>0.055754</text:p>
          </table:table-cell>
          <table:table-cell/>
          <table:table-cell table:formula="of:=(#REF!274^2)*(0.178)+(#REF!274)*(0.352)-0.013" office:value-type="string" office:string-value="" calcext:value-type="error">
            <text:p>#NAME?</text:p>
          </table:table-cell>
          <table:table-cell table:formula="of:=([.J274]^2)*(-0.89)+([.J274])*(-0.633)-0.245" office:value-type="float" office:value="-0.17864937161764" calcext:value-type="float">
            <text:p>-0.1786493716</text:p>
          </table:table-cell>
          <table:table-cell table:formula="of:=([.I274]^2)*(-0.189)+([.I274])*(0.905)-0.392" office:value-type="float" office:value="0.496074529378451" calcext:value-type="float">
            <text:p>0.4960745294</text:p>
          </table:table-cell>
          <table:table-cell table:number-columns-repeated="1007"/>
        </table:table-row>
        <table:table-row table:style-name="ro1">
          <table:table-cell table:formula="of:=[Datos_Nao.A275]" office:value-type="float" office:value="-0.00269277580082417" calcext:value-type="float">
            <text:p>-0.0026927758</text:p>
          </table:table-cell>
          <table:table-cell table:formula="of:=[Datos_Nao.B275]" office:value-type="float" office:value="-0.00881053693592549" calcext:value-type="float">
            <text:p>-0.0088105369</text:p>
          </table:table-cell>
          <table:table-cell table:formula="of:=[Datos_Nao.C275]" office:value-type="float" office:value="0.330337285995483" calcext:value-type="float">
            <text:p>0.330337286</text:p>
          </table:table-cell>
          <table:table-cell table:formula="of:=[Datos_Nao.D275]" office:value-type="float" office:value="0.0186835825443268" calcext:value-type="float">
            <text:p>0.0186835825</text:p>
          </table:table-cell>
          <table:table-cell table:formula="of:=[Datos_Nao.E275]" office:value-type="float" office:value="0.0206097234040499" calcext:value-type="float">
            <text:p>0.0206097234</text:p>
          </table:table-cell>
          <table:table-cell table:formula="of:=[Datos_Nao.F275]" office:value-type="float" office:value="0.00306118186563253" calcext:value-type="float">
            <text:p>0.0030611819</text:p>
          </table:table-cell>
          <table:table-cell/>
          <table:table-cell table:formula="of:=[Datos_MoCap.A275]" office:value-type="float" office:value="0.06262" calcext:value-type="float">
            <text:p>0.06262</text:p>
          </table:table-cell>
          <table:table-cell table:formula="of:=[Datos_MoCap.B275]" office:value-type="float" office:value="1.377056" calcext:value-type="float">
            <text:p>1.377056</text:p>
          </table:table-cell>
          <table:table-cell table:formula="of:=[Datos_MoCap.C275]" office:value-type="float" office:value="-0.126195" calcext:value-type="float">
            <text:p>-0.126195</text:p>
          </table:table-cell>
          <table:table-cell table:formula="of:=[Datos_MoCap.D275]" office:value-type="float" office:value="0.033403" calcext:value-type="float">
            <text:p>0.033403</text:p>
          </table:table-cell>
          <table:table-cell table:formula="of:=[Datos_MoCap.F275]" office:value-type="float" office:value="-0.073002" calcext:value-type="float">
            <text:p>-0.073002</text:p>
          </table:table-cell>
          <table:table-cell table:formula="of:=[Datos_MoCap.E275]" office:value-type="float" office:value="0.057136" calcext:value-type="float">
            <text:p>0.057136</text:p>
          </table:table-cell>
          <table:table-cell/>
          <table:table-cell table:formula="of:=(#REF!275^2)*(0.178)+(#REF!275)*(0.352)-0.013" office:value-type="string" office:string-value="" calcext:value-type="error">
            <text:p>#NAME?</text:p>
          </table:table-cell>
          <table:table-cell table:formula="of:=([.J275]^2)*(-0.89)+([.J275])*(-0.633)-0.245" office:value-type="float" office:value="-0.17929197344225" calcext:value-type="float">
            <text:p>-0.1792919734</text:p>
          </table:table-cell>
          <table:table-cell table:formula="of:=([.I275]^2)*(-0.189)+([.I275])*(0.905)-0.392" office:value-type="float" office:value="0.495838150071296" calcext:value-type="float">
            <text:p>0.4958381501</text:p>
          </table:table-cell>
          <table:table-cell table:number-columns-repeated="1007"/>
        </table:table-row>
        <table:table-row table:style-name="ro1">
          <table:table-cell table:formula="of:=[Datos_Nao.A276]" office:value-type="float" office:value="-0.00269272178411484" calcext:value-type="float">
            <text:p>-0.0026927218</text:p>
          </table:table-cell>
          <table:table-cell table:formula="of:=[Datos_Nao.B276]" office:value-type="float" office:value="-0.00881052948534489" calcext:value-type="float">
            <text:p>-0.0088105295</text:p>
          </table:table-cell>
          <table:table-cell table:formula="of:=[Datos_Nao.C276]" office:value-type="float" office:value="0.330337285995483" calcext:value-type="float">
            <text:p>0.330337286</text:p>
          </table:table-cell>
          <table:table-cell table:formula="of:=[Datos_Nao.D276]" office:value-type="float" office:value="0.0186835639178753" calcext:value-type="float">
            <text:p>0.0186835639</text:p>
          </table:table-cell>
          <table:table-cell table:formula="of:=[Datos_Nao.E276]" office:value-type="float" office:value="0.0206098798662424" calcext:value-type="float">
            <text:p>0.0206098799</text:p>
          </table:table-cell>
          <table:table-cell table:formula="of:=[Datos_Nao.F276]" office:value-type="float" office:value="0.00306119676679373" calcext:value-type="float">
            <text:p>0.0030611968</text:p>
          </table:table-cell>
          <table:table-cell/>
          <table:table-cell table:formula="of:=[Datos_MoCap.A276]" office:value-type="float" office:value="0.061835" calcext:value-type="float">
            <text:p>0.061835</text:p>
          </table:table-cell>
          <table:table-cell table:formula="of:=[Datos_MoCap.B276]" office:value-type="float" office:value="1.376436" calcext:value-type="float">
            <text:p>1.376436</text:p>
          </table:table-cell>
          <table:table-cell table:formula="of:=[Datos_MoCap.C276]" office:value-type="float" office:value="-0.124336" calcext:value-type="float">
            <text:p>-0.124336</text:p>
          </table:table-cell>
          <table:table-cell table:formula="of:=[Datos_MoCap.D276]" office:value-type="float" office:value="0.028943" calcext:value-type="float">
            <text:p>0.028943</text:p>
          </table:table-cell>
          <table:table-cell table:formula="of:=[Datos_MoCap.F276]" office:value-type="float" office:value="-0.072678" calcext:value-type="float">
            <text:p>-0.072678</text:p>
          </table:table-cell>
          <table:table-cell table:formula="of:=[Datos_MoCap.E276]" office:value-type="float" office:value="0.058661" calcext:value-type="float">
            <text:p>0.058661</text:p>
          </table:table-cell>
          <table:table-cell/>
          <table:table-cell table:formula="of:=(#REF!276^2)*(0.178)+(#REF!276)*(0.352)-0.013" office:value-type="string" office:string-value="" calcext:value-type="error">
            <text:p>#NAME?</text:p>
          </table:table-cell>
          <table:table-cell table:formula="of:=([.J276]^2)*(-0.89)+([.J276])*(-0.633)-0.245" office:value-type="float" office:value="-0.18005421439744" calcext:value-type="float">
            <text:p>-0.1800542144</text:p>
          </table:table-cell>
          <table:table-cell table:formula="of:=([.I276]^2)*(-0.189)+([.I276])*(0.905)-0.392" office:value-type="float" office:value="0.495599704263856" calcext:value-type="float">
            <text:p>0.4955997043</text:p>
          </table:table-cell>
          <table:table-cell table:number-columns-repeated="1007"/>
        </table:table-row>
        <table:table-row table:style-name="ro1">
          <table:table-cell table:formula="of:=[Datos_Nao.A277]" office:value-type="float" office:value="-0.00269268918782473" calcext:value-type="float">
            <text:p>-0.0026926892</text:p>
          </table:table-cell>
          <table:table-cell table:formula="of:=[Datos_Nao.B277]" office:value-type="float" office:value="-0.00881052203476429" calcext:value-type="float">
            <text:p>-0.008810522</text:p>
          </table:table-cell>
          <table:table-cell table:formula="of:=[Datos_Nao.C277]" office:value-type="float" office:value="0.330337285995483" calcext:value-type="float">
            <text:p>0.330337286</text:p>
          </table:table-cell>
          <table:table-cell table:formula="of:=[Datos_Nao.D277]" office:value-type="float" office:value="0.0186835508793592" calcext:value-type="float">
            <text:p>0.0186835509</text:p>
          </table:table-cell>
          <table:table-cell table:formula="of:=[Datos_Nao.E277]" office:value-type="float" office:value="0.0206099804490805" calcext:value-type="float">
            <text:p>0.0206099804</text:p>
          </table:table-cell>
          <table:table-cell table:formula="of:=[Datos_Nao.F277]" office:value-type="float" office:value="0.00306120794266462" calcext:value-type="float">
            <text:p>0.0030612079</text:p>
          </table:table-cell>
          <table:table-cell/>
          <table:table-cell table:formula="of:=[Datos_MoCap.A277]" office:value-type="float" office:value="0.061032" calcext:value-type="float">
            <text:p>0.061032</text:p>
          </table:table-cell>
          <table:table-cell table:formula="of:=[Datos_MoCap.B277]" office:value-type="float" office:value="1.375808" calcext:value-type="float">
            <text:p>1.375808</text:p>
          </table:table-cell>
          <table:table-cell table:formula="of:=[Datos_MoCap.C277]" office:value-type="float" office:value="-0.122372" calcext:value-type="float">
            <text:p>-0.122372</text:p>
          </table:table-cell>
          <table:table-cell table:formula="of:=[Datos_MoCap.D277]" office:value-type="float" office:value="0.024303" calcext:value-type="float">
            <text:p>0.024303</text:p>
          </table:table-cell>
          <table:table-cell table:formula="of:=[Datos_MoCap.F277]" office:value-type="float" office:value="-0.072098" calcext:value-type="float">
            <text:p>-0.072098</text:p>
          </table:table-cell>
          <table:table-cell table:formula="of:=[Datos_MoCap.E277]" office:value-type="float" office:value="0.060196" calcext:value-type="float">
            <text:p>0.060196</text:p>
          </table:table-cell>
          <table:table-cell/>
          <table:table-cell table:formula="of:=(#REF!277^2)*(0.178)+(#REF!277)*(0.352)-0.013" office:value-type="string" office:string-value="" calcext:value-type="error">
            <text:p>#NAME?</text:p>
          </table:table-cell>
          <table:table-cell table:formula="of:=([.J277]^2)*(-0.89)+([.J277])*(-0.633)-0.245" office:value-type="float" office:value="-0.18086619068176" calcext:value-type="float">
            <text:p>-0.1808661907</text:p>
          </table:table-cell>
          <table:table-cell table:formula="of:=([.I277]^2)*(-0.189)+([.I277])*(0.905)-0.392" office:value-type="float" office:value="0.495358033608704" calcext:value-type="float">
            <text:p>0.4953580336</text:p>
          </table:table-cell>
          <table:table-cell table:number-columns-repeated="1007"/>
        </table:table-row>
        <table:table-row table:style-name="ro1">
          <table:table-cell table:formula="of:=[Datos_Nao.A278]" office:value-type="float" office:value="-0.00269265100359917" calcext:value-type="float">
            <text:p>-0.002692651</text:p>
          </table:table-cell>
          <table:table-cell table:formula="of:=[Datos_Nao.B278]" office:value-type="float" office:value="-0.00881051830947399" calcext:value-type="float">
            <text:p>-0.0088105183</text:p>
          </table:table-cell>
          <table:table-cell table:formula="of:=[Datos_Nao.C278]" office:value-type="float" office:value="0.330337285995483" calcext:value-type="float">
            <text:p>0.330337286</text:p>
          </table:table-cell>
          <table:table-cell table:formula="of:=[Datos_Nao.D278]" office:value-type="float" office:value="0.0186835378408432" calcext:value-type="float">
            <text:p>0.0186835378</text:p>
          </table:table-cell>
          <table:table-cell table:formula="of:=[Datos_Nao.E278]" office:value-type="float" office:value="0.0206100884824991" calcext:value-type="float">
            <text:p>0.0206100885</text:p>
          </table:table-cell>
          <table:table-cell table:formula="of:=[Datos_Nao.F278]" office:value-type="float" office:value="0.00306121935136616" calcext:value-type="float">
            <text:p>0.0030612194</text:p>
          </table:table-cell>
          <table:table-cell/>
          <table:table-cell table:formula="of:=[Datos_MoCap.A278]" office:value-type="float" office:value="0.060238" calcext:value-type="float">
            <text:p>0.060238</text:p>
          </table:table-cell>
          <table:table-cell table:formula="of:=[Datos_MoCap.B278]" office:value-type="float" office:value="1.37537" calcext:value-type="float">
            <text:p>1.37537</text:p>
          </table:table-cell>
          <table:table-cell table:formula="of:=[Datos_MoCap.C278]" office:value-type="float" office:value="-0.120467" calcext:value-type="float">
            <text:p>-0.120467</text:p>
          </table:table-cell>
          <table:table-cell table:formula="of:=[Datos_MoCap.D278]" office:value-type="float" office:value="0.019478" calcext:value-type="float">
            <text:p>0.019478</text:p>
          </table:table-cell>
          <table:table-cell table:formula="of:=[Datos_MoCap.F278]" office:value-type="float" office:value="-0.072124" calcext:value-type="float">
            <text:p>-0.072124</text:p>
          </table:table-cell>
          <table:table-cell table:formula="of:=[Datos_MoCap.E278]" office:value-type="float" office:value="0.061173" calcext:value-type="float">
            <text:p>0.061173</text:p>
          </table:table-cell>
          <table:table-cell/>
          <table:table-cell table:formula="of:=(#REF!278^2)*(0.178)+(#REF!278)*(0.352)-0.013" office:value-type="string" office:string-value="" calcext:value-type="error">
            <text:p>#NAME?</text:p>
          </table:table-cell>
          <table:table-cell table:formula="of:=([.J278]^2)*(-0.89)+([.J278])*(-0.633)-0.245" office:value-type="float" office:value="-0.18166033429921" calcext:value-type="float">
            <text:p>-0.1816603343</text:p>
          </table:table-cell>
          <table:table-cell table:formula="of:=([.I278]^2)*(-0.189)+([.I278])*(0.905)-0.392" office:value-type="float" office:value="0.4951893916259" calcext:value-type="float">
            <text:p>0.4951893916</text:p>
          </table:table-cell>
          <table:table-cell table:number-columns-repeated="1007"/>
        </table:table-row>
        <table:table-row table:style-name="ro1">
          <table:table-cell table:formula="of:=[Datos_Nao.A279]" office:value-type="float" office:value="-0.00269264727830887" calcext:value-type="float">
            <text:p>-0.0026926473</text:p>
          </table:table-cell>
          <table:table-cell table:formula="of:=[Datos_Nao.B279]" office:value-type="float" office:value="-0.00881051830947399" calcext:value-type="float">
            <text:p>-0.0088105183</text:p>
          </table:table-cell>
          <table:table-cell table:formula="of:=[Datos_Nao.C279]" office:value-type="float" office:value="0.330337285995483" calcext:value-type="float">
            <text:p>0.330337286</text:p>
          </table:table-cell>
          <table:table-cell table:formula="of:=[Datos_Nao.D279]" office:value-type="float" office:value="0.0186835359781981" calcext:value-type="float">
            <text:p>0.018683536</text:p>
          </table:table-cell>
          <table:table-cell table:formula="of:=[Datos_Nao.E279]" office:value-type="float" office:value="0.0206101052463055" calcext:value-type="float">
            <text:p>0.0206101052</text:p>
          </table:table-cell>
          <table:table-cell table:formula="of:=[Datos_Nao.F279]" office:value-type="float" office:value="0.00306121935136616" calcext:value-type="float">
            <text:p>0.0030612194</text:p>
          </table:table-cell>
          <table:table-cell/>
          <table:table-cell table:formula="of:=[Datos_MoCap.A279]" office:value-type="float" office:value="0.059475" calcext:value-type="float">
            <text:p>0.059475</text:p>
          </table:table-cell>
          <table:table-cell table:formula="of:=[Datos_MoCap.B279]" office:value-type="float" office:value="1.374914" calcext:value-type="float">
            <text:p>1.374914</text:p>
          </table:table-cell>
          <table:table-cell table:formula="of:=[Datos_MoCap.C279]" office:value-type="float" office:value="-0.118683" calcext:value-type="float">
            <text:p>-0.118683</text:p>
          </table:table-cell>
          <table:table-cell table:formula="of:=[Datos_MoCap.D279]" office:value-type="float" office:value="0.015555" calcext:value-type="float">
            <text:p>0.015555</text:p>
          </table:table-cell>
          <table:table-cell table:formula="of:=[Datos_MoCap.F279]" office:value-type="float" office:value="-0.072069" calcext:value-type="float">
            <text:p>-0.072069</text:p>
          </table:table-cell>
          <table:table-cell table:formula="of:=[Datos_MoCap.E279]" office:value-type="float" office:value="0.061787" calcext:value-type="float">
            <text:p>0.061787</text:p>
          </table:table-cell>
          <table:table-cell/>
          <table:table-cell table:formula="of:=(#REF!279^2)*(0.178)+(#REF!279)*(0.352)-0.013" office:value-type="string" office:string-value="" calcext:value-type="error">
            <text:p>#NAME?</text:p>
          </table:table-cell>
          <table:table-cell table:formula="of:=([.J279]^2)*(-0.89)+([.J279])*(-0.633)-0.245" office:value-type="float" office:value="-0.18240989349521" calcext:value-type="float">
            <text:p>-0.1824098935</text:p>
          </table:table-cell>
          <table:table-cell table:formula="of:=([.I279]^2)*(-0.189)+([.I279])*(0.905)-0.392" office:value-type="float" office:value="0.495013742102156" calcext:value-type="float">
            <text:p>0.4950137421</text:p>
          </table:table-cell>
          <table:table-cell table:number-columns-repeated="1007"/>
        </table:table-row>
        <table:table-row table:style-name="ro1">
          <table:table-cell table:formula="of:=[Datos_Nao.A280]" office:value-type="float" office:value="-0.00269264075905085" calcext:value-type="float">
            <text:p>-0.0026926408</text:p>
          </table:table-cell>
          <table:table-cell table:formula="of:=[Datos_Nao.B280]" office:value-type="float" office:value="-0.00881051644682884" calcext:value-type="float">
            <text:p>-0.0088105164</text:p>
          </table:table-cell>
          <table:table-cell table:formula="of:=[Datos_Nao.C280]" office:value-type="float" office:value="0.330337285995483" calcext:value-type="float">
            <text:p>0.330337286</text:p>
          </table:table-cell>
          <table:table-cell table:formula="of:=[Datos_Nao.D280]" office:value-type="float" office:value="0.0186835322529078" calcext:value-type="float">
            <text:p>0.0186835323</text:p>
          </table:table-cell>
          <table:table-cell table:formula="of:=[Datos_Nao.E280]" office:value-type="float" office:value="0.0206101182848215" calcext:value-type="float">
            <text:p>0.0206101183</text:p>
          </table:table-cell>
          <table:table-cell table:formula="of:=[Datos_Nao.F280]" office:value-type="float" office:value="0.00306121935136616" calcext:value-type="float">
            <text:p>0.0030612194</text:p>
          </table:table-cell>
          <table:table-cell/>
          <table:table-cell table:formula="of:=[Datos_MoCap.A280]" office:value-type="float" office:value="0.058778" calcext:value-type="float">
            <text:p>0.058778</text:p>
          </table:table-cell>
          <table:table-cell table:formula="of:=[Datos_MoCap.B280]" office:value-type="float" office:value="1.374654" calcext:value-type="float">
            <text:p>1.374654</text:p>
          </table:table-cell>
          <table:table-cell table:formula="of:=[Datos_MoCap.C280]" office:value-type="float" office:value="-0.117157" calcext:value-type="float">
            <text:p>-0.117157</text:p>
          </table:table-cell>
          <table:table-cell table:formula="of:=[Datos_MoCap.D280]" office:value-type="float" office:value="0.011406" calcext:value-type="float">
            <text:p>0.011406</text:p>
          </table:table-cell>
          <table:table-cell table:formula="of:=[Datos_MoCap.F280]" office:value-type="float" office:value="-0.072577" calcext:value-type="float">
            <text:p>-0.072577</text:p>
          </table:table-cell>
          <table:table-cell table:formula="of:=[Datos_MoCap.E280]" office:value-type="float" office:value="0.061769" calcext:value-type="float">
            <text:p>0.061769</text:p>
          </table:table-cell>
          <table:table-cell/>
          <table:table-cell table:formula="of:=(#REF!280^2)*(0.178)+(#REF!280)*(0.352)-0.013" office:value-type="string" office:string-value="" calcext:value-type="error">
            <text:p>#NAME?</text:p>
          </table:table-cell>
          <table:table-cell table:formula="of:=([.J280]^2)*(-0.89)+([.J280])*(-0.633)-0.245" office:value-type="float" office:value="-0.18305554775761" calcext:value-type="float">
            <text:p>-0.1830555478</text:p>
          </table:table-cell>
          <table:table-cell table:formula="of:=([.I280]^2)*(-0.189)+([.I280])*(0.905)-0.392" office:value-type="float" office:value="0.494913555873676" calcext:value-type="float">
            <text:p>0.4949135559</text:p>
          </table:table-cell>
          <table:table-cell table:number-columns-repeated="1007"/>
        </table:table-row>
        <table:table-row table:style-name="ro1">
          <table:table-cell table:formula="of:=[Datos_Nao.A281]" office:value-type="float" office:value="-0.00269263703376055" calcext:value-type="float">
            <text:p>-0.002692637</text:p>
          </table:table-cell>
          <table:table-cell table:formula="of:=[Datos_Nao.B281]" office:value-type="float" office:value="-0.00881050899624825" calcext:value-type="float">
            <text:p>-0.008810509</text:p>
          </table:table-cell>
          <table:table-cell table:formula="of:=[Datos_Nao.C281]" office:value-type="float" office:value="0.330337285995483" calcext:value-type="float">
            <text:p>0.330337286</text:p>
          </table:table-cell>
          <table:table-cell table:formula="of:=[Datos_Nao.D281]" office:value-type="float" office:value="0.0186835285276175" calcext:value-type="float">
            <text:p>0.0186835285</text:p>
          </table:table-cell>
          <table:table-cell table:formula="of:=[Datos_Nao.E281]" office:value-type="float" office:value="0.020610136911273" calcext:value-type="float">
            <text:p>0.0206101369</text:p>
          </table:table-cell>
          <table:table-cell table:formula="of:=[Datos_Nao.F281]" office:value-type="float" office:value="0.00306121935136616" calcext:value-type="float">
            <text:p>0.0030612194</text:p>
          </table:table-cell>
          <table:table-cell/>
          <table:table-cell table:formula="of:=[Datos_MoCap.A281]" office:value-type="float" office:value="0.058007" calcext:value-type="float">
            <text:p>0.058007</text:p>
          </table:table-cell>
          <table:table-cell table:formula="of:=[Datos_MoCap.B281]" office:value-type="float" office:value="1.374388" calcext:value-type="float">
            <text:p>1.374388</text:p>
          </table:table-cell>
          <table:table-cell table:formula="of:=[Datos_MoCap.C281]" office:value-type="float" office:value="-0.115875" calcext:value-type="float">
            <text:p>-0.115875</text:p>
          </table:table-cell>
          <table:table-cell table:formula="of:=[Datos_MoCap.D281]" office:value-type="float" office:value="0.007483" calcext:value-type="float">
            <text:p>0.007483</text:p>
          </table:table-cell>
          <table:table-cell table:formula="of:=[Datos_MoCap.F281]" office:value-type="float" office:value="-0.072902" calcext:value-type="float">
            <text:p>-0.072902</text:p>
          </table:table-cell>
          <table:table-cell table:formula="of:=[Datos_MoCap.E281]" office:value-type="float" office:value="0.06085" calcext:value-type="float">
            <text:p>0.06085</text:p>
          </table:table-cell>
          <table:table-cell/>
          <table:table-cell table:formula="of:=(#REF!281^2)*(0.178)+(#REF!281)*(0.352)-0.013" office:value-type="string" office:string-value="" calcext:value-type="error">
            <text:p>#NAME?</text:p>
          </table:table-cell>
          <table:table-cell table:formula="of:=([.J281]^2)*(-0.89)+([.J281])*(-0.633)-0.245" office:value-type="float" office:value="-0.18360116890625" calcext:value-type="float">
            <text:p>-0.1836011689</text:p>
          </table:table-cell>
          <table:table-cell table:formula="of:=([.I281]^2)*(-0.189)+([.I281])*(0.905)-0.392" office:value-type="float" office:value="0.494811031211184" calcext:value-type="float">
            <text:p>0.4948110312</text:p>
          </table:table-cell>
          <table:table-cell table:number-columns-repeated="1007"/>
        </table:table-row>
        <table:table-row table:style-name="ro1">
          <table:table-cell table:formula="of:=[Datos_Nao.A282]" office:value-type="float" office:value="-0.0026926351711154" calcext:value-type="float">
            <text:p>-0.0026926352</text:p>
          </table:table-cell>
          <table:table-cell table:formula="of:=[Datos_Nao.B282]" office:value-type="float" office:value="-0.00881050899624825" calcext:value-type="float">
            <text:p>-0.008810509</text:p>
          </table:table-cell>
          <table:table-cell table:formula="of:=[Datos_Nao.C282]" office:value-type="float" office:value="0.330337285995483" calcext:value-type="float">
            <text:p>0.330337286</text:p>
          </table:table-cell>
          <table:table-cell table:formula="of:=[Datos_Nao.D282]" office:value-type="float" office:value="0.0186835266649723" calcext:value-type="float">
            <text:p>0.0186835267</text:p>
          </table:table-cell>
          <table:table-cell table:formula="of:=[Datos_Nao.E282]" office:value-type="float" office:value="0.0206101443618536" calcext:value-type="float">
            <text:p>0.0206101444</text:p>
          </table:table-cell>
          <table:table-cell table:formula="of:=[Datos_Nao.F282]" office:value-type="float" office:value="0.00306121935136616" calcext:value-type="float">
            <text:p>0.0030612194</text:p>
          </table:table-cell>
          <table:table-cell/>
          <table:table-cell table:formula="of:=[Datos_MoCap.A282]" office:value-type="float" office:value="0.057374" calcext:value-type="float">
            <text:p>0.057374</text:p>
          </table:table-cell>
          <table:table-cell table:formula="of:=[Datos_MoCap.B282]" office:value-type="float" office:value="1.374316" calcext:value-type="float">
            <text:p>1.374316</text:p>
          </table:table-cell>
          <table:table-cell table:formula="of:=[Datos_MoCap.C282]" office:value-type="float" office:value="-0.114686" calcext:value-type="float">
            <text:p>-0.114686</text:p>
          </table:table-cell>
          <table:table-cell table:formula="of:=[Datos_MoCap.D282]" office:value-type="float" office:value="0.003912" calcext:value-type="float">
            <text:p>0.003912</text:p>
          </table:table-cell>
          <table:table-cell table:formula="of:=[Datos_MoCap.F282]" office:value-type="float" office:value="-0.073354" calcext:value-type="float">
            <text:p>-0.073354</text:p>
          </table:table-cell>
          <table:table-cell table:formula="of:=[Datos_MoCap.E282]" office:value-type="float" office:value="0.060024" calcext:value-type="float">
            <text:p>0.060024</text:p>
          </table:table-cell>
          <table:table-cell/>
          <table:table-cell table:formula="of:=(#REF!282^2)*(0.178)+(#REF!282)*(0.352)-0.013" office:value-type="string" office:string-value="" calcext:value-type="error">
            <text:p>#NAME?</text:p>
          </table:table-cell>
          <table:table-cell table:formula="of:=([.J282]^2)*(-0.89)+([.J282])*(-0.633)-0.245" office:value-type="float" office:value="-0.18410982395044" calcext:value-type="float">
            <text:p>-0.184109824</text:p>
          </table:table-cell>
          <table:table-cell table:formula="of:=([.I282]^2)*(-0.189)+([.I282])*(0.905)-0.392" office:value-type="float" office:value="0.494783275575216" calcext:value-type="float">
            <text:p>0.4947832756</text:p>
          </table:table-cell>
          <table:table-cell table:number-columns-repeated="1007"/>
        </table:table-row>
        <table:table-row table:style-name="ro1">
          <table:table-cell table:formula="of:=[Datos_Nao.A283]" office:value-type="float" office:value="-0.00269263051450253" calcext:value-type="float">
            <text:p>-0.0026926305</text:p>
          </table:table-cell>
          <table:table-cell table:formula="of:=[Datos_Nao.B283]" office:value-type="float" office:value="-0.00881051085889339" calcext:value-type="float">
            <text:p>-0.0088105109</text:p>
          </table:table-cell>
          <table:table-cell table:formula="of:=[Datos_Nao.C283]" office:value-type="float" office:value="0.330337285995483" calcext:value-type="float">
            <text:p>0.330337286</text:p>
          </table:table-cell>
          <table:table-cell table:formula="of:=[Datos_Nao.D283]" office:value-type="float" office:value="0.0186835266649723" calcext:value-type="float">
            <text:p>0.0186835267</text:p>
          </table:table-cell>
          <table:table-cell table:formula="of:=[Datos_Nao.E283]" office:value-type="float" office:value="0.0206101574003696" calcext:value-type="float">
            <text:p>0.0206101574</text:p>
          </table:table-cell>
          <table:table-cell table:formula="of:=[Datos_Nao.F283]" office:value-type="float" office:value="0.00306121935136616" calcext:value-type="float">
            <text:p>0.0030612194</text:p>
          </table:table-cell>
          <table:table-cell/>
          <table:table-cell table:formula="of:=[Datos_MoCap.A283]" office:value-type="float" office:value="0.056728" calcext:value-type="float">
            <text:p>0.056728</text:p>
          </table:table-cell>
          <table:table-cell table:formula="of:=[Datos_MoCap.B283]" office:value-type="float" office:value="1.37455" calcext:value-type="float">
            <text:p>1.37455</text:p>
          </table:table-cell>
          <table:table-cell table:formula="of:=[Datos_MoCap.C283]" office:value-type="float" office:value="-0.113482" calcext:value-type="float">
            <text:p>-0.113482</text:p>
          </table:table-cell>
          <table:table-cell table:formula="of:=[Datos_MoCap.D283]" office:value-type="float" office:value="0.00093" calcext:value-type="float">
            <text:p>0.00093</text:p>
          </table:table-cell>
          <table:table-cell table:formula="of:=[Datos_MoCap.F283]" office:value-type="float" office:value="-0.073593" calcext:value-type="float">
            <text:p>-0.073593</text:p>
          </table:table-cell>
          <table:table-cell table:formula="of:=[Datos_MoCap.E283]" office:value-type="float" office:value="0.058629" calcext:value-type="float">
            <text:p>0.058629</text:p>
          </table:table-cell>
          <table:table-cell/>
          <table:table-cell table:formula="of:=(#REF!283^2)*(0.178)+(#REF!283)*(0.352)-0.013" office:value-type="string" office:string-value="" calcext:value-type="error">
            <text:p>#NAME?</text:p>
          </table:table-cell>
          <table:table-cell table:formula="of:=([.J283]^2)*(-0.89)+([.J283])*(-0.633)-0.245" office:value-type="float" office:value="-0.18462746024836" calcext:value-type="float">
            <text:p>-0.1846274602</text:p>
          </table:table-cell>
          <table:table-cell table:formula="of:=([.I283]^2)*(-0.189)+([.I283])*(0.905)-0.392" office:value-type="float" office:value="0.4948734742275" calcext:value-type="float">
            <text:p>0.4948734742</text:p>
          </table:table-cell>
          <table:table-cell table:number-columns-repeated="1007"/>
        </table:table-row>
        <table:table-row table:style-name="ro1">
          <table:table-cell table:formula="of:=[Datos_Nao.A284]" office:value-type="float" office:value="-0.00269262958317995" calcext:value-type="float">
            <text:p>-0.0026926296</text:p>
          </table:table-cell>
          <table:table-cell table:formula="of:=[Datos_Nao.B284]" office:value-type="float" office:value="-0.00881050899624825" calcext:value-type="float">
            <text:p>-0.008810509</text:p>
          </table:table-cell>
          <table:table-cell table:formula="of:=[Datos_Nao.C284]" office:value-type="float" office:value="0.330337285995483" calcext:value-type="float">
            <text:p>0.330337286</text:p>
          </table:table-cell>
          <table:table-cell table:formula="of:=[Datos_Nao.D284]" office:value-type="float" office:value="0.0186835266649723" calcext:value-type="float">
            <text:p>0.0186835267</text:p>
          </table:table-cell>
          <table:table-cell table:formula="of:=[Datos_Nao.E284]" office:value-type="float" office:value="0.0206101611256599" calcext:value-type="float">
            <text:p>0.0206101611</text:p>
          </table:table-cell>
          <table:table-cell table:formula="of:=[Datos_Nao.F284]" office:value-type="float" office:value="0.00306122307665646" calcext:value-type="float">
            <text:p>0.0030612231</text:p>
          </table:table-cell>
          <table:table-cell/>
          <table:table-cell table:formula="of:=[Datos_MoCap.A284]" office:value-type="float" office:value="0.056035" calcext:value-type="float">
            <text:p>0.056035</text:p>
          </table:table-cell>
          <table:table-cell table:formula="of:=[Datos_MoCap.B284]" office:value-type="float" office:value="1.374975" calcext:value-type="float">
            <text:p>1.374975</text:p>
          </table:table-cell>
          <table:table-cell table:formula="of:=[Datos_MoCap.C284]" office:value-type="float" office:value="-0.11207" calcext:value-type="float">
            <text:p>-0.11207</text:p>
          </table:table-cell>
          <table:table-cell table:formula="of:=[Datos_MoCap.D284]" office:value-type="float" office:value="-0.00109" calcext:value-type="float">
            <text:p>-0.00109</text:p>
          </table:table-cell>
          <table:table-cell table:formula="of:=[Datos_MoCap.F284]" office:value-type="float" office:value="-0.07351" calcext:value-type="float">
            <text:p>-0.07351</text:p>
          </table:table-cell>
          <table:table-cell table:formula="of:=[Datos_MoCap.E284]" office:value-type="float" office:value="0.057468" calcext:value-type="float">
            <text:p>0.057468</text:p>
          </table:table-cell>
          <table:table-cell/>
          <table:table-cell table:formula="of:=(#REF!284^2)*(0.178)+(#REF!284)*(0.352)-0.013" office:value-type="string" office:string-value="" calcext:value-type="error">
            <text:p>#NAME?</text:p>
          </table:table-cell>
          <table:table-cell table:formula="of:=([.J284]^2)*(-0.89)+([.J284])*(-0.633)-0.245" office:value-type="float" office:value="-0.185237809561" calcext:value-type="float">
            <text:p>-0.1852378096</text:p>
          </table:table-cell>
          <table:table-cell table:formula="of:=([.I284]^2)*(-0.189)+([.I284])*(0.905)-0.392" office:value-type="float" office:value="0.495037243631875" calcext:value-type="float">
            <text:p>0.4950372436</text:p>
          </table:table-cell>
          <table:table-cell table:number-columns-repeated="1007"/>
        </table:table-row>
        <table:table-row table:style-name="ro1">
          <table:table-cell table:formula="of:=[Datos_Nao.A285]" office:value-type="float" office:value="-0.00269262958317995" calcext:value-type="float">
            <text:p>-0.0026926296</text:p>
          </table:table-cell>
          <table:table-cell table:formula="of:=[Datos_Nao.B285]" office:value-type="float" office:value="-0.00881050899624825" calcext:value-type="float">
            <text:p>-0.008810509</text:p>
          </table:table-cell>
          <table:table-cell table:formula="of:=[Datos_Nao.C285]" office:value-type="float" office:value="0.330337285995483" calcext:value-type="float">
            <text:p>0.330337286</text:p>
          </table:table-cell>
          <table:table-cell table:formula="of:=[Datos_Nao.D285]" office:value-type="float" office:value="0.0186835266649723" calcext:value-type="float">
            <text:p>0.0186835267</text:p>
          </table:table-cell>
          <table:table-cell table:formula="of:=[Datos_Nao.E285]" office:value-type="float" office:value="0.0206101629883051" calcext:value-type="float">
            <text:p>0.020610163</text:p>
          </table:table-cell>
          <table:table-cell table:formula="of:=[Datos_Nao.F285]" office:value-type="float" office:value="0.00306122307665646" calcext:value-type="float">
            <text:p>0.0030612231</text:p>
          </table:table-cell>
          <table:table-cell/>
          <table:table-cell table:formula="of:=[Datos_MoCap.A285]" office:value-type="float" office:value="0.055327" calcext:value-type="float">
            <text:p>0.055327</text:p>
          </table:table-cell>
          <table:table-cell table:formula="of:=[Datos_MoCap.B285]" office:value-type="float" office:value="1.375545" calcext:value-type="float">
            <text:p>1.375545</text:p>
          </table:table-cell>
          <table:table-cell table:formula="of:=[Datos_MoCap.C285]" office:value-type="float" office:value="-0.110361" calcext:value-type="float">
            <text:p>-0.110361</text:p>
          </table:table-cell>
          <table:table-cell table:formula="of:=[Datos_MoCap.D285]" office:value-type="float" office:value="-0.002615" calcext:value-type="float">
            <text:p>-0.002615</text:p>
          </table:table-cell>
          <table:table-cell table:formula="of:=[Datos_MoCap.F285]" office:value-type="float" office:value="-0.07383" calcext:value-type="float">
            <text:p>-0.07383</text:p>
          </table:table-cell>
          <table:table-cell table:formula="of:=[Datos_MoCap.E285]" office:value-type="float" office:value="0.056773" calcext:value-type="float">
            <text:p>0.056773</text:p>
          </table:table-cell>
          <table:table-cell/>
          <table:table-cell table:formula="of:=(#REF!285^2)*(0.178)+(#REF!285)*(0.352)-0.013" office:value-type="string" office:string-value="" calcext:value-type="error">
            <text:p>#NAME?</text:p>
          </table:table-cell>
          <table:table-cell table:formula="of:=([.J285]^2)*(-0.89)+([.J285])*(-0.633)-0.245" office:value-type="float" office:value="-0.18598128678569" calcext:value-type="float">
            <text:p>-0.1859812868</text:p>
          </table:table-cell>
          <table:table-cell table:formula="of:=([.I285]^2)*(-0.189)+([.I285])*(0.905)-0.392" office:value-type="float" office:value="0.495256780112275" calcext:value-type="float">
            <text:p>0.495256780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86]" office:value-type="float" office:value="0.054467" calcext:value-type="float">
            <text:p>0.054467</text:p>
          </table:table-cell>
          <table:table-cell table:formula="of:=[Datos_MoCap.B286]" office:value-type="float" office:value="1.376217" calcext:value-type="float">
            <text:p>1.376217</text:p>
          </table:table-cell>
          <table:table-cell table:formula="of:=[Datos_MoCap.C286]" office:value-type="float" office:value="-0.108341" calcext:value-type="float">
            <text:p>-0.108341</text:p>
          </table:table-cell>
          <table:table-cell table:formula="of:=[Datos_MoCap.D286]" office:value-type="float" office:value="-0.00381" calcext:value-type="float">
            <text:p>-0.00381</text:p>
          </table:table-cell>
          <table:table-cell table:formula="of:=[Datos_MoCap.F286]" office:value-type="float" office:value="-0.073997" calcext:value-type="float">
            <text:p>-0.073997</text:p>
          </table:table-cell>
          <table:table-cell table:formula="of:=[Datos_MoCap.E286]" office:value-type="float" office:value="0.056568" calcext:value-type="float">
            <text:p>0.056568</text:p>
          </table:table-cell>
          <table:table-cell/>
          <table:table-cell table:formula="of:=(#REF!286^2)*(0.178)+(#REF!286)*(0.352)-0.013" office:value-type="string" office:string-value="" calcext:value-type="error">
            <text:p>#NAME?</text:p>
          </table:table-cell>
          <table:table-cell table:formula="of:=([.J286]^2)*(-0.89)+([.J286])*(-0.633)-0.245" office:value-type="float" office:value="-0.18686676433009" calcext:value-type="float">
            <text:p>-0.1868667643</text:p>
          </table:table-cell>
          <table:table-cell table:formula="of:=([.I286]^2)*(-0.189)+([.I286])*(0.905)-0.392" office:value-type="float" office:value="0.495515444324179" calcext:value-type="float">
            <text:p>0.495515444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87]" office:value-type="float" office:value="0.053587" calcext:value-type="float">
            <text:p>0.053587</text:p>
          </table:table-cell>
          <table:table-cell table:formula="of:=[Datos_MoCap.B287]" office:value-type="float" office:value="1.376958" calcext:value-type="float">
            <text:p>1.376958</text:p>
          </table:table-cell>
          <table:table-cell table:formula="of:=[Datos_MoCap.C287]" office:value-type="float" office:value="-0.105892" calcext:value-type="float">
            <text:p>-0.105892</text:p>
          </table:table-cell>
          <table:table-cell table:formula="of:=[Datos_MoCap.D287]" office:value-type="float" office:value="-0.004563" calcext:value-type="float">
            <text:p>-0.004563</text:p>
          </table:table-cell>
          <table:table-cell table:formula="of:=[Datos_MoCap.F287]" office:value-type="float" office:value="-0.074269" calcext:value-type="float">
            <text:p>-0.074269</text:p>
          </table:table-cell>
          <table:table-cell table:formula="of:=[Datos_MoCap.E287]" office:value-type="float" office:value="0.057013" calcext:value-type="float">
            <text:p>0.057013</text:p>
          </table:table-cell>
          <table:table-cell/>
          <table:table-cell table:formula="of:=(#REF!287^2)*(0.178)+(#REF!287)*(0.352)-0.013" office:value-type="string" office:string-value="" calcext:value-type="error">
            <text:p>#NAME?</text:p>
          </table:table-cell>
          <table:table-cell table:formula="of:=([.J287]^2)*(-0.89)+([.J287])*(-0.633)-0.245" office:value-type="float" office:value="-0.18795003694096" calcext:value-type="float">
            <text:p>-0.1879500369</text:p>
          </table:table-cell>
          <table:table-cell table:formula="of:=([.I287]^2)*(-0.189)+([.I287])*(0.905)-0.392" office:value-type="float" office:value="0.495800469918604" calcext:value-type="float">
            <text:p>0.495800469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88]" office:value-type="float" office:value="0.052638" calcext:value-type="float">
            <text:p>0.052638</text:p>
          </table:table-cell>
          <table:table-cell table:formula="of:=[Datos_MoCap.B288]" office:value-type="float" office:value="1.377858" calcext:value-type="float">
            <text:p>1.377858</text:p>
          </table:table-cell>
          <table:table-cell table:formula="of:=[Datos_MoCap.C288]" office:value-type="float" office:value="-0.103025" calcext:value-type="float">
            <text:p>-0.103025</text:p>
          </table:table-cell>
          <table:table-cell table:formula="of:=[Datos_MoCap.D288]" office:value-type="float" office:value="-0.005132" calcext:value-type="float">
            <text:p>-0.005132</text:p>
          </table:table-cell>
          <table:table-cell table:formula="of:=[Datos_MoCap.F288]" office:value-type="float" office:value="-0.074577" calcext:value-type="float">
            <text:p>-0.074577</text:p>
          </table:table-cell>
          <table:table-cell table:formula="of:=[Datos_MoCap.E288]" office:value-type="float" office:value="0.057927" calcext:value-type="float">
            <text:p>0.057927</text:p>
          </table:table-cell>
          <table:table-cell/>
          <table:table-cell table:formula="of:=(#REF!288^2)*(0.178)+(#REF!288)*(0.352)-0.013" office:value-type="string" office:string-value="" calcext:value-type="error">
            <text:p>#NAME?</text:p>
          </table:table-cell>
          <table:table-cell table:formula="of:=([.J288]^2)*(-0.89)+([.J288])*(-0.633)-0.245" office:value-type="float" office:value="-0.18923176905625" calcext:value-type="float">
            <text:p>-0.1892317691</text:p>
          </table:table-cell>
          <table:table-cell table:formula="of:=([.I288]^2)*(-0.189)+([.I288])*(0.905)-0.392" office:value-type="float" office:value="0.496146375717004" calcext:value-type="float">
            <text:p>0.496146375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89]" office:value-type="float" office:value="0.051673" calcext:value-type="float">
            <text:p>0.051673</text:p>
          </table:table-cell>
          <table:table-cell table:formula="of:=[Datos_MoCap.B289]" office:value-type="float" office:value="1.37985" calcext:value-type="float">
            <text:p>1.37985</text:p>
          </table:table-cell>
          <table:table-cell table:formula="of:=[Datos_MoCap.C289]" office:value-type="float" office:value="-0.10666" calcext:value-type="float">
            <text:p>-0.10666</text:p>
          </table:table-cell>
          <table:table-cell table:formula="of:=[Datos_MoCap.D289]" office:value-type="float" office:value="-0.020178" calcext:value-type="float">
            <text:p>-0.020178</text:p>
          </table:table-cell>
          <table:table-cell table:formula="of:=[Datos_MoCap.F289]" office:value-type="float" office:value="-0.079233" calcext:value-type="float">
            <text:p>-0.079233</text:p>
          </table:table-cell>
          <table:table-cell table:formula="of:=[Datos_MoCap.E289]" office:value-type="float" office:value="0.039313" calcext:value-type="float">
            <text:p>0.039313</text:p>
          </table:table-cell>
          <table:table-cell/>
          <table:table-cell table:formula="of:=(#REF!289^2)*(0.178)+(#REF!289)*(0.352)-0.013" office:value-type="string" office:string-value="" calcext:value-type="error">
            <text:p>#NAME?</text:p>
          </table:table-cell>
          <table:table-cell table:formula="of:=([.J289]^2)*(-0.89)+([.J289])*(-0.633)-0.245" office:value-type="float" office:value="-0.187609176484" calcext:value-type="float">
            <text:p>-0.1876091765</text:p>
          </table:table-cell>
          <table:table-cell table:formula="of:=([.I289]^2)*(-0.189)+([.I289])*(0.905)-0.392" office:value-type="float" office:value="0.4969108917475" calcext:value-type="float">
            <text:p>0.496910891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0]" office:value-type="float" office:value="0.050566" calcext:value-type="float">
            <text:p>0.050566</text:p>
          </table:table-cell>
          <table:table-cell table:formula="of:=[Datos_MoCap.B290]" office:value-type="float" office:value="1.381067" calcext:value-type="float">
            <text:p>1.381067</text:p>
          </table:table-cell>
          <table:table-cell table:formula="of:=[Datos_MoCap.C290]" office:value-type="float" office:value="-0.102948" calcext:value-type="float">
            <text:p>-0.102948</text:p>
          </table:table-cell>
          <table:table-cell table:formula="of:=[Datos_MoCap.D290]" office:value-type="float" office:value="-0.020186" calcext:value-type="float">
            <text:p>-0.020186</text:p>
          </table:table-cell>
          <table:table-cell table:formula="of:=[Datos_MoCap.F290]" office:value-type="float" office:value="-0.080152" calcext:value-type="float">
            <text:p>-0.080152</text:p>
          </table:table-cell>
          <table:table-cell table:formula="of:=[Datos_MoCap.E290]" office:value-type="float" office:value="0.040463" calcext:value-type="float">
            <text:p>0.040463</text:p>
          </table:table-cell>
          <table:table-cell/>
          <table:table-cell table:formula="of:=(#REF!290^2)*(0.178)+(#REF!290)*(0.352)-0.013" office:value-type="string" office:string-value="" calcext:value-type="error">
            <text:p>#NAME?</text:p>
          </table:table-cell>
          <table:table-cell table:formula="of:=([.J290]^2)*(-0.89)+([.J290])*(-0.633)-0.245" office:value-type="float" office:value="-0.18926639472656" calcext:value-type="float">
            <text:p>-0.1892663947</text:p>
          </table:table-cell>
          <table:table-cell table:formula="of:=([.I290]^2)*(-0.189)+([.I290])*(0.905)-0.392" office:value-type="float" office:value="0.497377229945579" calcext:value-type="float">
            <text:p>0.497377229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1]" office:value-type="float" office:value="0.049275" calcext:value-type="float">
            <text:p>0.049275</text:p>
          </table:table-cell>
          <table:table-cell table:formula="of:=[Datos_MoCap.B291]" office:value-type="float" office:value="1.38254" calcext:value-type="float">
            <text:p>1.38254</text:p>
          </table:table-cell>
          <table:table-cell table:formula="of:=[Datos_MoCap.C291]" office:value-type="float" office:value="-0.098843" calcext:value-type="float">
            <text:p>-0.098843</text:p>
          </table:table-cell>
          <table:table-cell table:formula="of:=[Datos_MoCap.D291]" office:value-type="float" office:value="-0.019705" calcext:value-type="float">
            <text:p>-0.019705</text:p>
          </table:table-cell>
          <table:table-cell table:formula="of:=[Datos_MoCap.F291]" office:value-type="float" office:value="-0.081301" calcext:value-type="float">
            <text:p>-0.081301</text:p>
          </table:table-cell>
          <table:table-cell table:formula="of:=[Datos_MoCap.E291]" office:value-type="float" office:value="0.04149" calcext:value-type="float">
            <text:p>0.04149</text:p>
          </table:table-cell>
          <table:table-cell/>
          <table:table-cell table:formula="of:=(#REF!291^2)*(0.178)+(#REF!291)*(0.352)-0.013" office:value-type="string" office:string-value="" calcext:value-type="error">
            <text:p>#NAME?</text:p>
          </table:table-cell>
          <table:table-cell table:formula="of:=([.J291]^2)*(-0.89)+([.J291])*(-0.633)-0.245" office:value-type="float" office:value="-0.19112762639761" calcext:value-type="float">
            <text:p>-0.1911276264</text:p>
          </table:table-cell>
          <table:table-cell table:formula="of:=([.I291]^2)*(-0.189)+([.I291])*(0.905)-0.392" office:value-type="float" office:value="0.4979409150476" calcext:value-type="float">
            <text:p>0.49794091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2]" office:value-type="float" office:value="0.048038" calcext:value-type="float">
            <text:p>0.048038</text:p>
          </table:table-cell>
          <table:table-cell table:formula="of:=[Datos_MoCap.B292]" office:value-type="float" office:value="1.384306" calcext:value-type="float">
            <text:p>1.384306</text:p>
          </table:table-cell>
          <table:table-cell table:formula="of:=[Datos_MoCap.C292]" office:value-type="float" office:value="-0.094349" calcext:value-type="float">
            <text:p>-0.094349</text:p>
          </table:table-cell>
          <table:table-cell table:formula="of:=[Datos_MoCap.D292]" office:value-type="float" office:value="-0.01865" calcext:value-type="float">
            <text:p>-0.01865</text:p>
          </table:table-cell>
          <table:table-cell table:formula="of:=[Datos_MoCap.F292]" office:value-type="float" office:value="-0.082717" calcext:value-type="float">
            <text:p>-0.082717</text:p>
          </table:table-cell>
          <table:table-cell table:formula="of:=[Datos_MoCap.E292]" office:value-type="float" office:value="0.04184" calcext:value-type="float">
            <text:p>0.04184</text:p>
          </table:table-cell>
          <table:table-cell/>
          <table:table-cell table:formula="of:=(#REF!292^2)*(0.178)+(#REF!292)*(0.352)-0.013" office:value-type="string" office:string-value="" calcext:value-type="error">
            <text:p>#NAME?</text:p>
          </table:table-cell>
          <table:table-cell table:formula="of:=([.J292]^2)*(-0.89)+([.J292])*(-0.633)-0.245" office:value-type="float" office:value="-0.19319962608289" calcext:value-type="float">
            <text:p>-0.1931996261</text:p>
          </table:table-cell>
          <table:table-cell table:formula="of:=([.I292]^2)*(-0.189)+([.I292])*(0.905)-0.392" office:value-type="float" office:value="0.498615643790796" calcext:value-type="float">
            <text:p>0.498615643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3]" office:value-type="float" office:value="0.046803" calcext:value-type="float">
            <text:p>0.046803</text:p>
          </table:table-cell>
          <table:table-cell table:formula="of:=[Datos_MoCap.B293]" office:value-type="float" office:value="1.386329" calcext:value-type="float">
            <text:p>1.386329</text:p>
          </table:table-cell>
          <table:table-cell table:formula="of:=[Datos_MoCap.C293]" office:value-type="float" office:value="-0.089492" calcext:value-type="float">
            <text:p>-0.089492</text:p>
          </table:table-cell>
          <table:table-cell table:formula="of:=[Datos_MoCap.D293]" office:value-type="float" office:value="-0.01785" calcext:value-type="float">
            <text:p>-0.01785</text:p>
          </table:table-cell>
          <table:table-cell table:formula="of:=[Datos_MoCap.F293]" office:value-type="float" office:value="-0.083972" calcext:value-type="float">
            <text:p>-0.083972</text:p>
          </table:table-cell>
          <table:table-cell table:formula="of:=[Datos_MoCap.E293]" office:value-type="float" office:value="0.041661" calcext:value-type="float">
            <text:p>0.041661</text:p>
          </table:table-cell>
          <table:table-cell/>
          <table:table-cell table:formula="of:=(#REF!293^2)*(0.178)+(#REF!293)*(0.352)-0.013" office:value-type="string" office:string-value="" calcext:value-type="error">
            <text:p>#NAME?</text:p>
          </table:table-cell>
          <table:table-cell table:formula="of:=([.J293]^2)*(-0.89)+([.J293])*(-0.633)-0.245" office:value-type="float" office:value="-0.19547941207696" calcext:value-type="float">
            <text:p>-0.1954794121</text:p>
          </table:table-cell>
          <table:table-cell table:formula="of:=([.I293]^2)*(-0.189)+([.I293])*(0.905)-0.392" office:value-type="float" office:value="0.499387114810451" calcext:value-type="float">
            <text:p>0.499387114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4]" office:value-type="float" office:value="0.04556" calcext:value-type="float">
            <text:p>0.04556</text:p>
          </table:table-cell>
          <table:table-cell table:formula="of:=[Datos_MoCap.B294]" office:value-type="float" office:value="1.388579" calcext:value-type="float">
            <text:p>1.388579</text:p>
          </table:table-cell>
          <table:table-cell table:formula="of:=[Datos_MoCap.C294]" office:value-type="float" office:value="-0.084156" calcext:value-type="float">
            <text:p>-0.084156</text:p>
          </table:table-cell>
          <table:table-cell table:formula="of:=[Datos_MoCap.D294]" office:value-type="float" office:value="-0.016987" calcext:value-type="float">
            <text:p>-0.016987</text:p>
          </table:table-cell>
          <table:table-cell table:formula="of:=[Datos_MoCap.F294]" office:value-type="float" office:value="-0.084985" calcext:value-type="float">
            <text:p>-0.084985</text:p>
          </table:table-cell>
          <table:table-cell table:formula="of:=[Datos_MoCap.E294]" office:value-type="float" office:value="0.041478" calcext:value-type="float">
            <text:p>0.041478</text:p>
          </table:table-cell>
          <table:table-cell/>
          <table:table-cell table:formula="of:=(#REF!294^2)*(0.178)+(#REF!294)*(0.352)-0.013" office:value-type="string" office:string-value="" calcext:value-type="error">
            <text:p>#NAME?</text:p>
          </table:table-cell>
          <table:table-cell table:formula="of:=([.J294]^2)*(-0.89)+([.J294])*(-0.633)-0.245" office:value-type="float" office:value="-0.19803243877904" calcext:value-type="float">
            <text:p>-0.1980324388</text:p>
          </table:table-cell>
          <table:table-cell table:formula="of:=([.I294]^2)*(-0.189)+([.I294])*(0.905)-0.392" office:value-type="float" office:value="0.500243335183451" calcext:value-type="float">
            <text:p>0.500243335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5]" office:value-type="float" office:value="0.044272" calcext:value-type="float">
            <text:p>0.044272</text:p>
          </table:table-cell>
          <table:table-cell table:formula="of:=[Datos_MoCap.B295]" office:value-type="float" office:value="1.390887" calcext:value-type="float">
            <text:p>1.390887</text:p>
          </table:table-cell>
          <table:table-cell table:formula="of:=[Datos_MoCap.C295]" office:value-type="float" office:value="-0.078231" calcext:value-type="float">
            <text:p>-0.078231</text:p>
          </table:table-cell>
          <table:table-cell table:formula="of:=[Datos_MoCap.D295]" office:value-type="float" office:value="-0.01567" calcext:value-type="float">
            <text:p>-0.01567</text:p>
          </table:table-cell>
          <table:table-cell table:formula="of:=[Datos_MoCap.F295]" office:value-type="float" office:value="-0.085354" calcext:value-type="float">
            <text:p>-0.085354</text:p>
          </table:table-cell>
          <table:table-cell table:formula="of:=[Datos_MoCap.E295]" office:value-type="float" office:value="0.04134" calcext:value-type="float">
            <text:p>0.04134</text:p>
          </table:table-cell>
          <table:table-cell/>
          <table:table-cell table:formula="of:=(#REF!295^2)*(0.178)+(#REF!295)*(0.352)-0.013" office:value-type="string" office:string-value="" calcext:value-type="error">
            <text:p>#NAME?</text:p>
          </table:table-cell>
          <table:table-cell table:formula="of:=([.J295]^2)*(-0.89)+([.J295])*(-0.633)-0.245" office:value-type="float" office:value="-0.20092665653129" calcext:value-type="float">
            <text:p>-0.2009266565</text:p>
          </table:table-cell>
          <table:table-cell table:formula="of:=([.I295]^2)*(-0.189)+([.I295])*(0.905)-0.392" office:value-type="float" office:value="0.501119638760659" calcext:value-type="float">
            <text:p>0.501119638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6]" office:value-type="float" office:value="0.042907" calcext:value-type="float">
            <text:p>0.042907</text:p>
          </table:table-cell>
          <table:table-cell table:formula="of:=[Datos_MoCap.B296]" office:value-type="float" office:value="1.393319" calcext:value-type="float">
            <text:p>1.393319</text:p>
          </table:table-cell>
          <table:table-cell table:formula="of:=[Datos_MoCap.C296]" office:value-type="float" office:value="-0.071725" calcext:value-type="float">
            <text:p>-0.071725</text:p>
          </table:table-cell>
          <table:table-cell table:formula="of:=[Datos_MoCap.D296]" office:value-type="float" office:value="-0.014203" calcext:value-type="float">
            <text:p>-0.014203</text:p>
          </table:table-cell>
          <table:table-cell table:formula="of:=[Datos_MoCap.F296]" office:value-type="float" office:value="-0.085406" calcext:value-type="float">
            <text:p>-0.085406</text:p>
          </table:table-cell>
          <table:table-cell table:formula="of:=[Datos_MoCap.E296]" office:value-type="float" office:value="0.041582" calcext:value-type="float">
            <text:p>0.041582</text:p>
          </table:table-cell>
          <table:table-cell/>
          <table:table-cell table:formula="of:=(#REF!296^2)*(0.178)+(#REF!296)*(0.352)-0.013" office:value-type="string" office:string-value="" calcext:value-type="error">
            <text:p>#NAME?</text:p>
          </table:table-cell>
          <table:table-cell table:formula="of:=([.J296]^2)*(-0.89)+([.J296])*(-0.633)-0.245" office:value-type="float" office:value="-0.20417665830625" calcext:value-type="float">
            <text:p>-0.2041766583</text:p>
          </table:table-cell>
          <table:table-cell table:formula="of:=([.I296]^2)*(-0.189)+([.I296])*(0.905)-0.392" office:value-type="float" office:value="0.502040844041171" calcext:value-type="float">
            <text:p>0.50204084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7]" office:value-type="float" office:value="0.041301" calcext:value-type="float">
            <text:p>0.041301</text:p>
          </table:table-cell>
          <table:table-cell table:formula="of:=[Datos_MoCap.B297]" office:value-type="float" office:value="1.395672" calcext:value-type="float">
            <text:p>1.395672</text:p>
          </table:table-cell>
          <table:table-cell table:formula="of:=[Datos_MoCap.C297]" office:value-type="float" office:value="-0.064557" calcext:value-type="float">
            <text:p>-0.064557</text:p>
          </table:table-cell>
          <table:table-cell table:formula="of:=[Datos_MoCap.D297]" office:value-type="float" office:value="-0.01268" calcext:value-type="float">
            <text:p>-0.01268</text:p>
          </table:table-cell>
          <table:table-cell table:formula="of:=[Datos_MoCap.F297]" office:value-type="float" office:value="-0.085219" calcext:value-type="float">
            <text:p>-0.085219</text:p>
          </table:table-cell>
          <table:table-cell table:formula="of:=[Datos_MoCap.E297]" office:value-type="float" office:value="0.04278" calcext:value-type="float">
            <text:p>0.04278</text:p>
          </table:table-cell>
          <table:table-cell/>
          <table:table-cell table:formula="of:=(#REF!297^2)*(0.178)+(#REF!297)*(0.352)-0.013" office:value-type="string" office:string-value="" calcext:value-type="error">
            <text:p>#NAME?</text:p>
          </table:table-cell>
          <table:table-cell table:formula="of:=([.J297]^2)*(-0.89)+([.J297])*(-0.633)-0.245" office:value-type="float" office:value="-0.20784458856161" calcext:value-type="float">
            <text:p>-0.2078445886</text:p>
          </table:table-cell>
          <table:table-cell table:formula="of:=([.I297]^2)*(-0.189)+([.I297])*(0.905)-0.392" office:value-type="float" office:value="0.502929997330624" calcext:value-type="float">
            <text:p>0.502929997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8]" office:value-type="float" office:value="0.039639" calcext:value-type="float">
            <text:p>0.039639</text:p>
          </table:table-cell>
          <table:table-cell table:formula="of:=[Datos_MoCap.B298]" office:value-type="float" office:value="1.398029" calcext:value-type="float">
            <text:p>1.398029</text:p>
          </table:table-cell>
          <table:table-cell table:formula="of:=[Datos_MoCap.C298]" office:value-type="float" office:value="-0.056974" calcext:value-type="float">
            <text:p>-0.056974</text:p>
          </table:table-cell>
          <table:table-cell table:formula="of:=[Datos_MoCap.D298]" office:value-type="float" office:value="-0.011161" calcext:value-type="float">
            <text:p>-0.011161</text:p>
          </table:table-cell>
          <table:table-cell table:formula="of:=[Datos_MoCap.F298]" office:value-type="float" office:value="-0.08464" calcext:value-type="float">
            <text:p>-0.08464</text:p>
          </table:table-cell>
          <table:table-cell table:formula="of:=[Datos_MoCap.E298]" office:value-type="float" office:value="0.044216" calcext:value-type="float">
            <text:p>0.044216</text:p>
          </table:table-cell>
          <table:table-cell/>
          <table:table-cell table:formula="of:=(#REF!298^2)*(0.178)+(#REF!298)*(0.352)-0.013" office:value-type="string" office:string-value="" calcext:value-type="error">
            <text:p>#NAME?</text:p>
          </table:table-cell>
          <table:table-cell table:formula="of:=([.J298]^2)*(-0.89)+([.J298])*(-0.633)-0.245" office:value-type="float" office:value="-0.21182443064164" calcext:value-type="float">
            <text:p>-0.2118244306</text:p>
          </table:table-cell>
          <table:table-cell table:formula="of:=([.I298]^2)*(-0.189)+([.I298])*(0.905)-0.392" office:value-type="float" office:value="0.503818563965051" calcext:value-type="float">
            <text:p>0.50381856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9]" office:value-type="float" office:value="0.037748" calcext:value-type="float">
            <text:p>0.037748</text:p>
          </table:table-cell>
          <table:table-cell table:formula="of:=[Datos_MoCap.B299]" office:value-type="float" office:value="1.400109" calcext:value-type="float">
            <text:p>1.400109</text:p>
          </table:table-cell>
          <table:table-cell table:formula="of:=[Datos_MoCap.C299]" office:value-type="float" office:value="-0.048963" calcext:value-type="float">
            <text:p>-0.048963</text:p>
          </table:table-cell>
          <table:table-cell table:formula="of:=[Datos_MoCap.D299]" office:value-type="float" office:value="-0.009979" calcext:value-type="float">
            <text:p>-0.009979</text:p>
          </table:table-cell>
          <table:table-cell table:formula="of:=[Datos_MoCap.F299]" office:value-type="float" office:value="-0.084047" calcext:value-type="float">
            <text:p>-0.084047</text:p>
          </table:table-cell>
          <table:table-cell table:formula="of:=[Datos_MoCap.E299]" office:value-type="float" office:value="0.0465" calcext:value-type="float">
            <text:p>0.0465</text:p>
          </table:table-cell>
          <table:table-cell/>
          <table:table-cell table:formula="of:=(#REF!299^2)*(0.178)+(#REF!299)*(0.352)-0.013" office:value-type="string" office:string-value="" calcext:value-type="error">
            <text:p>#NAME?</text:p>
          </table:table-cell>
          <table:table-cell table:formula="of:=([.J299]^2)*(-0.89)+([.J299])*(-0.633)-0.245" office:value-type="float" office:value="-0.21614008507841" calcext:value-type="float">
            <text:p>-0.2161400851</text:p>
          </table:table-cell>
          <table:table-cell table:formula="of:=([.I299]^2)*(-0.189)+([.I299])*(0.905)-0.392" office:value-type="float" office:value="0.504600959954491" calcext:value-type="float">
            <text:p>0.5046009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0]" office:value-type="float" office:value="0.035645" calcext:value-type="float">
            <text:p>0.035645</text:p>
          </table:table-cell>
          <table:table-cell table:formula="of:=[Datos_MoCap.B300]" office:value-type="float" office:value="1.402042" calcext:value-type="float">
            <text:p>1.402042</text:p>
          </table:table-cell>
          <table:table-cell table:formula="of:=[Datos_MoCap.C300]" office:value-type="float" office:value="-0.040573" calcext:value-type="float">
            <text:p>-0.040573</text:p>
          </table:table-cell>
          <table:table-cell table:formula="of:=[Datos_MoCap.D300]" office:value-type="float" office:value="-0.008646" calcext:value-type="float">
            <text:p>-0.008646</text:p>
          </table:table-cell>
          <table:table-cell table:formula="of:=[Datos_MoCap.F300]" office:value-type="float" office:value="-0.083251" calcext:value-type="float">
            <text:p>-0.083251</text:p>
          </table:table-cell>
          <table:table-cell table:formula="of:=[Datos_MoCap.E300]" office:value-type="float" office:value="0.049559" calcext:value-type="float">
            <text:p>0.049559</text:p>
          </table:table-cell>
          <table:table-cell/>
          <table:table-cell table:formula="of:=(#REF!300^2)*(0.178)+(#REF!300)*(0.352)-0.013" office:value-type="string" office:string-value="" calcext:value-type="error">
            <text:p>#NAME?</text:p>
          </table:table-cell>
          <table:table-cell table:formula="of:=([.J300]^2)*(-0.89)+([.J300])*(-0.633)-0.245" office:value-type="float" office:value="-0.22078238081281" calcext:value-type="float">
            <text:p>-0.2207823808</text:p>
          </table:table-cell>
          <table:table-cell table:formula="of:=([.I300]^2)*(-0.189)+([.I300])*(0.905)-0.392" office:value-type="float" office:value="0.505326595514604" calcext:value-type="float">
            <text:p>0.505326595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1]" office:value-type="float" office:value="0.033159" calcext:value-type="float">
            <text:p>0.033159</text:p>
          </table:table-cell>
          <table:table-cell table:formula="of:=[Datos_MoCap.B301]" office:value-type="float" office:value="1.403698" calcext:value-type="float">
            <text:p>1.403698</text:p>
          </table:table-cell>
          <table:table-cell table:formula="of:=[Datos_MoCap.C301]" office:value-type="float" office:value="-0.031967" calcext:value-type="float">
            <text:p>-0.031967</text:p>
          </table:table-cell>
          <table:table-cell table:formula="of:=[Datos_MoCap.D301]" office:value-type="float" office:value="-0.007464" calcext:value-type="float">
            <text:p>-0.007464</text:p>
          </table:table-cell>
          <table:table-cell table:formula="of:=[Datos_MoCap.F301]" office:value-type="float" office:value="-0.082035" calcext:value-type="float">
            <text:p>-0.082035</text:p>
          </table:table-cell>
          <table:table-cell table:formula="of:=[Datos_MoCap.E301]" office:value-type="float" office:value="0.053441" calcext:value-type="float">
            <text:p>0.053441</text:p>
          </table:table-cell>
          <table:table-cell/>
          <table:table-cell table:formula="of:=(#REF!301^2)*(0.178)+(#REF!301)*(0.352)-0.013" office:value-type="string" office:string-value="" calcext:value-type="error">
            <text:p>#NAME?</text:p>
          </table:table-cell>
          <table:table-cell table:formula="of:=([.J301]^2)*(-0.89)+([.J301])*(-0.633)-0.245" office:value-type="float" office:value="-0.22567437028921" calcext:value-type="float">
            <text:p>-0.2256743703</text:p>
          </table:table-cell>
          <table:table-cell table:formula="of:=([.I301]^2)*(-0.189)+([.I301])*(0.905)-0.392" office:value-type="float" office:value="0.505947123786444" calcext:value-type="float">
            <text:p>0.505947123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2]" office:value-type="float" office:value="0.030755" calcext:value-type="float">
            <text:p>0.030755</text:p>
          </table:table-cell>
          <table:table-cell table:formula="of:=[Datos_MoCap.B302]" office:value-type="float" office:value="1.405377" calcext:value-type="float">
            <text:p>1.405377</text:p>
          </table:table-cell>
          <table:table-cell table:formula="of:=[Datos_MoCap.C302]" office:value-type="float" office:value="-0.023474" calcext:value-type="float">
            <text:p>-0.023474</text:p>
          </table:table-cell>
          <table:table-cell table:formula="of:=[Datos_MoCap.D302]" office:value-type="float" office:value="-0.007255" calcext:value-type="float">
            <text:p>-0.007255</text:p>
          </table:table-cell>
          <table:table-cell table:formula="of:=[Datos_MoCap.F302]" office:value-type="float" office:value="-0.081389" calcext:value-type="float">
            <text:p>-0.081389</text:p>
          </table:table-cell>
          <table:table-cell table:formula="of:=[Datos_MoCap.E302]" office:value-type="float" office:value="0.056974" calcext:value-type="float">
            <text:p>0.056974</text:p>
          </table:table-cell>
          <table:table-cell/>
          <table:table-cell table:formula="of:=(#REF!302^2)*(0.178)+(#REF!302)*(0.352)-0.013" office:value-type="string" office:string-value="" calcext:value-type="error">
            <text:p>#NAME?</text:p>
          </table:table-cell>
          <table:table-cell table:formula="of:=([.J302]^2)*(-0.89)+([.J302])*(-0.633)-0.245" office:value-type="float" office:value="-0.23063137352164" calcext:value-type="float">
            <text:p>-0.2306313735</text:p>
          </table:table-cell>
          <table:table-cell table:formula="of:=([.I302]^2)*(-0.189)+([.I302])*(0.905)-0.392" office:value-type="float" office:value="0.506575212207619" calcext:value-type="float">
            <text:p>0.506575212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3]" office:value-type="float" office:value="0.028071" calcext:value-type="float">
            <text:p>0.028071</text:p>
          </table:table-cell>
          <table:table-cell table:formula="of:=[Datos_MoCap.B303]" office:value-type="float" office:value="1.406986" calcext:value-type="float">
            <text:p>1.406986</text:p>
          </table:table-cell>
          <table:table-cell table:formula="of:=[Datos_MoCap.C303]" office:value-type="float" office:value="-0.015007" calcext:value-type="float">
            <text:p>-0.015007</text:p>
          </table:table-cell>
          <table:table-cell table:formula="of:=[Datos_MoCap.D303]" office:value-type="float" office:value="-0.006963" calcext:value-type="float">
            <text:p>-0.006963</text:p>
          </table:table-cell>
          <table:table-cell table:formula="of:=[Datos_MoCap.F303]" office:value-type="float" office:value="-0.08075" calcext:value-type="float">
            <text:p>-0.08075</text:p>
          </table:table-cell>
          <table:table-cell table:formula="of:=[Datos_MoCap.E303]" office:value-type="float" office:value="0.061027" calcext:value-type="float">
            <text:p>0.061027</text:p>
          </table:table-cell>
          <table:table-cell/>
          <table:table-cell table:formula="of:=(#REF!303^2)*(0.178)+(#REF!303)*(0.352)-0.013" office:value-type="string" office:string-value="" calcext:value-type="error">
            <text:p>#NAME?</text:p>
          </table:table-cell>
          <table:table-cell table:formula="of:=([.J303]^2)*(-0.89)+([.J303])*(-0.633)-0.245" office:value-type="float" office:value="-0.23570100594361" calcext:value-type="float">
            <text:p>-0.2357010059</text:p>
          </table:table-cell>
          <table:table-cell table:formula="of:=([.I303]^2)*(-0.189)+([.I303])*(0.905)-0.392" office:value-type="float" office:value="0.507176114806956" calcext:value-type="float">
            <text:p>0.507176114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4]" office:value-type="float" office:value="0.02517" calcext:value-type="float">
            <text:p>0.02517</text:p>
          </table:table-cell>
          <table:table-cell table:formula="of:=[Datos_MoCap.B304]" office:value-type="float" office:value="1.408512" calcext:value-type="float">
            <text:p>1.408512</text:p>
          </table:table-cell>
          <table:table-cell table:formula="of:=[Datos_MoCap.C304]" office:value-type="float" office:value="-0.006658" calcext:value-type="float">
            <text:p>-0.006658</text:p>
          </table:table-cell>
          <table:table-cell table:formula="of:=[Datos_MoCap.D304]" office:value-type="float" office:value="-0.007049" calcext:value-type="float">
            <text:p>-0.007049</text:p>
          </table:table-cell>
          <table:table-cell table:formula="of:=[Datos_MoCap.F304]" office:value-type="float" office:value="-0.08011" calcext:value-type="float">
            <text:p>-0.08011</text:p>
          </table:table-cell>
          <table:table-cell table:formula="of:=[Datos_MoCap.E304]" office:value-type="float" office:value="0.065079" calcext:value-type="float">
            <text:p>0.065079</text:p>
          </table:table-cell>
          <table:table-cell/>
          <table:table-cell table:formula="of:=(#REF!304^2)*(0.178)+(#REF!304)*(0.352)-0.013" office:value-type="string" office:string-value="" calcext:value-type="error">
            <text:p>#NAME?</text:p>
          </table:table-cell>
          <table:table-cell table:formula="of:=([.J304]^2)*(-0.89)+([.J304])*(-0.633)-0.245" office:value-type="float" office:value="-0.24082493877796" calcext:value-type="float">
            <text:p>-0.2408249388</text:p>
          </table:table-cell>
          <table:table-cell table:formula="of:=([.I304]^2)*(-0.189)+([.I304])*(0.905)-0.392" office:value-type="float" office:value="0.507745115766784" calcext:value-type="float">
            <text:p>0.507745115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5]" office:value-type="float" office:value="0.022186" calcext:value-type="float">
            <text:p>0.022186</text:p>
          </table:table-cell>
          <table:table-cell table:formula="of:=[Datos_MoCap.B305]" office:value-type="float" office:value="1.409945" calcext:value-type="float">
            <text:p>1.409945</text:p>
          </table:table-cell>
          <table:table-cell table:formula="of:=[Datos_MoCap.C305]" office:value-type="float" office:value="0.001396" calcext:value-type="float">
            <text:p>0.001396</text:p>
          </table:table-cell>
          <table:table-cell table:formula="of:=[Datos_MoCap.D305]" office:value-type="float" office:value="-0.007387" calcext:value-type="float">
            <text:p>-0.007387</text:p>
          </table:table-cell>
          <table:table-cell table:formula="of:=[Datos_MoCap.F305]" office:value-type="float" office:value="-0.079703" calcext:value-type="float">
            <text:p>-0.079703</text:p>
          </table:table-cell>
          <table:table-cell table:formula="of:=[Datos_MoCap.E305]" office:value-type="float" office:value="0.068835" calcext:value-type="float">
            <text:p>0.068835</text:p>
          </table:table-cell>
          <table:table-cell/>
          <table:table-cell table:formula="of:=(#REF!305^2)*(0.178)+(#REF!305)*(0.352)-0.013" office:value-type="string" office:string-value="" calcext:value-type="error">
            <text:p>#NAME?</text:p>
          </table:table-cell>
          <table:table-cell table:formula="of:=([.J305]^2)*(-0.89)+([.J305])*(-0.633)-0.245" office:value-type="float" office:value="-0.24588540244624" calcext:value-type="float">
            <text:p>-0.2458854024</text:p>
          </table:table-cell>
          <table:table-cell table:formula="of:=([.I305]^2)*(-0.189)+([.I305])*(0.905)-0.392" office:value-type="float" office:value="0.508278638328275" calcext:value-type="float">
            <text:p>0.508278638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6]" office:value-type="float" office:value="0.019256" calcext:value-type="float">
            <text:p>0.019256</text:p>
          </table:table-cell>
          <table:table-cell table:formula="of:=[Datos_MoCap.B306]" office:value-type="float" office:value="1.411345" calcext:value-type="float">
            <text:p>1.411345</text:p>
          </table:table-cell>
          <table:table-cell table:formula="of:=[Datos_MoCap.C306]" office:value-type="float" office:value="0.009091" calcext:value-type="float">
            <text:p>0.009091</text:p>
          </table:table-cell>
          <table:table-cell table:formula="of:=[Datos_MoCap.D306]" office:value-type="float" office:value="-0.008109" calcext:value-type="float">
            <text:p>-0.008109</text:p>
          </table:table-cell>
          <table:table-cell table:formula="of:=[Datos_MoCap.F306]" office:value-type="float" office:value="-0.079508" calcext:value-type="float">
            <text:p>-0.079508</text:p>
          </table:table-cell>
          <table:table-cell table:formula="of:=[Datos_MoCap.E306]" office:value-type="float" office:value="0.071617" calcext:value-type="float">
            <text:p>0.071617</text:p>
          </table:table-cell>
          <table:table-cell/>
          <table:table-cell table:formula="of:=(#REF!306^2)*(0.178)+(#REF!306)*(0.352)-0.013" office:value-type="string" office:string-value="" calcext:value-type="error">
            <text:p>#NAME?</text:p>
          </table:table-cell>
          <table:table-cell table:formula="of:=([.J306]^2)*(-0.89)+([.J306])*(-0.633)-0.245" office:value-type="float" office:value="-0.25082815819009" calcext:value-type="float">
            <text:p>-0.2508281582</text:p>
          </table:table-cell>
          <table:table-cell table:formula="of:=([.I306]^2)*(-0.189)+([.I306])*(0.905)-0.392" office:value-type="float" office:value="0.508799124994275" calcext:value-type="float">
            <text:p>0.50879912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7]" office:value-type="float" office:value="0.016463" calcext:value-type="float">
            <text:p>0.016463</text:p>
          </table:table-cell>
          <table:table-cell table:formula="of:=[Datos_MoCap.B307]" office:value-type="float" office:value="1.412685" calcext:value-type="float">
            <text:p>1.412685</text:p>
          </table:table-cell>
          <table:table-cell table:formula="of:=[Datos_MoCap.C307]" office:value-type="float" office:value="0.016316" calcext:value-type="float">
            <text:p>0.016316</text:p>
          </table:table-cell>
          <table:table-cell table:formula="of:=[Datos_MoCap.D307]" office:value-type="float" office:value="-0.009005" calcext:value-type="float">
            <text:p>-0.009005</text:p>
          </table:table-cell>
          <table:table-cell table:formula="of:=[Datos_MoCap.F307]" office:value-type="float" office:value="-0.079163" calcext:value-type="float">
            <text:p>-0.079163</text:p>
          </table:table-cell>
          <table:table-cell table:formula="of:=[Datos_MoCap.E307]" office:value-type="float" office:value="0.073498" calcext:value-type="float">
            <text:p>0.073498</text:p>
          </table:table-cell>
          <table:table-cell/>
          <table:table-cell table:formula="of:=(#REF!307^2)*(0.178)+(#REF!307)*(0.352)-0.013" office:value-type="string" office:string-value="" calcext:value-type="error">
            <text:p>#NAME?</text:p>
          </table:table-cell>
          <table:table-cell table:formula="of:=([.J307]^2)*(-0.89)+([.J307])*(-0.633)-0.245" office:value-type="float" office:value="-0.25556495655184" calcext:value-type="float">
            <text:p>-0.2555649566</text:p>
          </table:table-cell>
          <table:table-cell table:formula="of:=([.I307]^2)*(-0.189)+([.I307])*(0.905)-0.392" office:value-type="float" office:value="0.509296611156475" calcext:value-type="float">
            <text:p>0.509296611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8]" office:value-type="float" office:value="0.013796" calcext:value-type="float">
            <text:p>0.013796</text:p>
          </table:table-cell>
          <table:table-cell table:formula="of:=[Datos_MoCap.B308]" office:value-type="float" office:value="1.414009" calcext:value-type="float">
            <text:p>1.414009</text:p>
          </table:table-cell>
          <table:table-cell table:formula="of:=[Datos_MoCap.C308]" office:value-type="float" office:value="0.023046" calcext:value-type="float">
            <text:p>0.023046</text:p>
          </table:table-cell>
          <table:table-cell table:formula="of:=[Datos_MoCap.D308]" office:value-type="float" office:value="-0.009302" calcext:value-type="float">
            <text:p>-0.009302</text:p>
          </table:table-cell>
          <table:table-cell table:formula="of:=[Datos_MoCap.F308]" office:value-type="float" office:value="-0.078411" calcext:value-type="float">
            <text:p>-0.078411</text:p>
          </table:table-cell>
          <table:table-cell table:formula="of:=[Datos_MoCap.E308]" office:value-type="float" office:value="0.074345" calcext:value-type="float">
            <text:p>0.074345</text:p>
          </table:table-cell>
          <table:table-cell/>
          <table:table-cell table:formula="of:=(#REF!308^2)*(0.178)+(#REF!308)*(0.352)-0.013" office:value-type="string" office:string-value="" calcext:value-type="error">
            <text:p>#NAME?</text:p>
          </table:table-cell>
          <table:table-cell table:formula="of:=([.J308]^2)*(-0.89)+([.J308])*(-0.633)-0.245" office:value-type="float" office:value="-0.26006081312324" calcext:value-type="float">
            <text:p>-0.2600608131</text:p>
          </table:table-cell>
          <table:table-cell table:formula="of:=([.I308]^2)*(-0.189)+([.I308])*(0.905)-0.392" office:value-type="float" office:value="0.509787490556691" calcext:value-type="float">
            <text:p>0.509787490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9]" office:value-type="float" office:value="0.011272" calcext:value-type="float">
            <text:p>0.011272</text:p>
          </table:table-cell>
          <table:table-cell table:formula="of:=[Datos_MoCap.B309]" office:value-type="float" office:value="1.415192" calcext:value-type="float">
            <text:p>1.415192</text:p>
          </table:table-cell>
          <table:table-cell table:formula="of:=[Datos_MoCap.C309]" office:value-type="float" office:value="0.029218" calcext:value-type="float">
            <text:p>0.029218</text:p>
          </table:table-cell>
          <table:table-cell table:formula="of:=[Datos_MoCap.D309]" office:value-type="float" office:value="-0.009529" calcext:value-type="float">
            <text:p>-0.009529</text:p>
          </table:table-cell>
          <table:table-cell table:formula="of:=[Datos_MoCap.F309]" office:value-type="float" office:value="-0.077451" calcext:value-type="float">
            <text:p>-0.077451</text:p>
          </table:table-cell>
          <table:table-cell table:formula="of:=[Datos_MoCap.E309]" office:value-type="float" office:value="0.074055" calcext:value-type="float">
            <text:p>0.074055</text:p>
          </table:table-cell>
          <table:table-cell/>
          <table:table-cell table:formula="of:=(#REF!309^2)*(0.178)+(#REF!309)*(0.352)-0.013" office:value-type="string" office:string-value="" calcext:value-type="error">
            <text:p>#NAME?</text:p>
          </table:table-cell>
          <table:table-cell table:formula="of:=([.J309]^2)*(-0.89)+([.J309])*(-0.633)-0.245" office:value-type="float" office:value="-0.26425477945636" calcext:value-type="float">
            <text:p>-0.2642547795</text:p>
          </table:table-cell>
          <table:table-cell table:formula="of:=([.I309]^2)*(-0.189)+([.I309])*(0.905)-0.392" office:value-type="float" office:value="0.510225532992704" calcext:value-type="float">
            <text:p>0.51022553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0]" office:value-type="float" office:value="0.008671" calcext:value-type="float">
            <text:p>0.008671</text:p>
          </table:table-cell>
          <table:table-cell table:formula="of:=[Datos_MoCap.B310]" office:value-type="float" office:value="1.416112" calcext:value-type="float">
            <text:p>1.416112</text:p>
          </table:table-cell>
          <table:table-cell table:formula="of:=[Datos_MoCap.C310]" office:value-type="float" office:value="0.034962" calcext:value-type="float">
            <text:p>0.034962</text:p>
          </table:table-cell>
          <table:table-cell table:formula="of:=[Datos_MoCap.D310]" office:value-type="float" office:value="-0.00963" calcext:value-type="float">
            <text:p>-0.00963</text:p>
          </table:table-cell>
          <table:table-cell table:formula="of:=[Datos_MoCap.F310]" office:value-type="float" office:value="-0.076303" calcext:value-type="float">
            <text:p>-0.076303</text:p>
          </table:table-cell>
          <table:table-cell table:formula="of:=[Datos_MoCap.E310]" office:value-type="float" office:value="0.073512" calcext:value-type="float">
            <text:p>0.073512</text:p>
          </table:table-cell>
          <table:table-cell/>
          <table:table-cell table:formula="of:=(#REF!310^2)*(0.178)+(#REF!310)*(0.352)-0.013" office:value-type="string" office:string-value="" calcext:value-type="error">
            <text:p>#NAME?</text:p>
          </table:table-cell>
          <table:table-cell table:formula="of:=([.J310]^2)*(-0.89)+([.J310])*(-0.633)-0.245" office:value-type="float" office:value="-0.26821882988516" calcext:value-type="float">
            <text:p>-0.2682188299</text:p>
          </table:table-cell>
          <table:table-cell table:formula="of:=([.I310]^2)*(-0.189)+([.I310])*(0.905)-0.392" office:value-type="float" office:value="0.510565825853184" calcext:value-type="float">
            <text:p>0.510565825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1]" office:value-type="float" office:value="0.005984" calcext:value-type="float">
            <text:p>0.005984</text:p>
          </table:table-cell>
          <table:table-cell table:formula="of:=[Datos_MoCap.B311]" office:value-type="float" office:value="1.416946" calcext:value-type="float">
            <text:p>1.416946</text:p>
          </table:table-cell>
          <table:table-cell table:formula="of:=[Datos_MoCap.C311]" office:value-type="float" office:value="0.040434" calcext:value-type="float">
            <text:p>0.040434</text:p>
          </table:table-cell>
          <table:table-cell table:formula="of:=[Datos_MoCap.D311]" office:value-type="float" office:value="-0.008971" calcext:value-type="float">
            <text:p>-0.008971</text:p>
          </table:table-cell>
          <table:table-cell table:formula="of:=[Datos_MoCap.F311]" office:value-type="float" office:value="-0.075226" calcext:value-type="float">
            <text:p>-0.075226</text:p>
          </table:table-cell>
          <table:table-cell table:formula="of:=[Datos_MoCap.E311]" office:value-type="float" office:value="0.073616" calcext:value-type="float">
            <text:p>0.073616</text:p>
          </table:table-cell>
          <table:table-cell/>
          <table:table-cell table:formula="of:=(#REF!311^2)*(0.178)+(#REF!311)*(0.352)-0.013" office:value-type="string" office:string-value="" calcext:value-type="error">
            <text:p>#NAME?</text:p>
          </table:table-cell>
          <table:table-cell table:formula="of:=([.J311]^2)*(-0.89)+([.J311])*(-0.633)-0.245" office:value-type="float" office:value="-0.27204979043684" calcext:value-type="float">
            <text:p>-0.2720497904</text:p>
          </table:table-cell>
          <table:table-cell table:formula="of:=([.I311]^2)*(-0.189)+([.I311])*(0.905)-0.392" office:value-type="float" office:value="0.510874032252876" calcext:value-type="float">
            <text:p>0.510874032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2]" office:value-type="float" office:value="0.004138" calcext:value-type="float">
            <text:p>0.004138</text:p>
          </table:table-cell>
          <table:table-cell table:formula="of:=[Datos_MoCap.B312]" office:value-type="float" office:value="1.417549" calcext:value-type="float">
            <text:p>1.417549</text:p>
          </table:table-cell>
          <table:table-cell table:formula="of:=[Datos_MoCap.C312]" office:value-type="float" office:value="0.045128" calcext:value-type="float">
            <text:p>0.045128</text:p>
          </table:table-cell>
          <table:table-cell table:formula="of:=[Datos_MoCap.D312]" office:value-type="float" office:value="-0.010241" calcext:value-type="float">
            <text:p>-0.010241</text:p>
          </table:table-cell>
          <table:table-cell table:formula="of:=[Datos_MoCap.F312]" office:value-type="float" office:value="-0.074425" calcext:value-type="float">
            <text:p>-0.074425</text:p>
          </table:table-cell>
          <table:table-cell table:formula="of:=[Datos_MoCap.E312]" office:value-type="float" office:value="0.072577" calcext:value-type="float">
            <text:p>0.072577</text:p>
          </table:table-cell>
          <table:table-cell/>
          <table:table-cell table:formula="of:=(#REF!312^2)*(0.178)+(#REF!312)*(0.352)-0.013" office:value-type="string" office:string-value="" calcext:value-type="error">
            <text:p>#NAME?</text:p>
          </table:table-cell>
          <table:table-cell table:formula="of:=([.J312]^2)*(-0.89)+([.J312])*(-0.633)-0.245" office:value-type="float" office:value="-0.27537854138176" calcext:value-type="float">
            <text:p>-0.2753785414</text:p>
          </table:table-cell>
          <table:table-cell table:formula="of:=([.I312]^2)*(-0.189)+([.I312])*(0.905)-0.392" office:value-type="float" office:value="0.511096708361211" calcext:value-type="float">
            <text:p>0.511096708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3]" office:value-type="float" office:value="0.001754" calcext:value-type="float">
            <text:p>0.001754</text:p>
          </table:table-cell>
          <table:table-cell table:formula="of:=[Datos_MoCap.B313]" office:value-type="float" office:value="1.418212" calcext:value-type="float">
            <text:p>1.418212</text:p>
          </table:table-cell>
          <table:table-cell table:formula="of:=[Datos_MoCap.C313]" office:value-type="float" office:value="0.049982" calcext:value-type="float">
            <text:p>0.049982</text:p>
          </table:table-cell>
          <table:table-cell table:formula="of:=[Datos_MoCap.D313]" office:value-type="float" office:value="-0.009694" calcext:value-type="float">
            <text:p>-0.009694</text:p>
          </table:table-cell>
          <table:table-cell table:formula="of:=[Datos_MoCap.F313]" office:value-type="float" office:value="-0.073666" calcext:value-type="float">
            <text:p>-0.073666</text:p>
          </table:table-cell>
          <table:table-cell table:formula="of:=[Datos_MoCap.E313]" office:value-type="float" office:value="0.073909" calcext:value-type="float">
            <text:p>0.073909</text:p>
          </table:table-cell>
          <table:table-cell/>
          <table:table-cell table:formula="of:=(#REF!313^2)*(0.178)+(#REF!313)*(0.352)-0.013" office:value-type="string" office:string-value="" calcext:value-type="error">
            <text:p>#NAME?</text:p>
          </table:table-cell>
          <table:table-cell table:formula="of:=([.J313]^2)*(-0.89)+([.J313])*(-0.633)-0.245" office:value-type="float" office:value="-0.27886200428836" calcext:value-type="float">
            <text:p>-0.2788620043</text:p>
          </table:table-cell>
          <table:table-cell table:formula="of:=([.I313]^2)*(-0.189)+([.I313])*(0.905)-0.392" office:value-type="float" office:value="0.511341382657584" calcext:value-type="float">
            <text:p>0.511341382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4]" office:value-type="float" office:value="-0.000583" calcext:value-type="float">
            <text:p>-0.000583</text:p>
          </table:table-cell>
          <table:table-cell table:formula="of:=[Datos_MoCap.B314]" office:value-type="float" office:value="1.418713" calcext:value-type="float">
            <text:p>1.418713</text:p>
          </table:table-cell>
          <table:table-cell table:formula="of:=[Datos_MoCap.C314]" office:value-type="float" office:value="0.054518" calcext:value-type="float">
            <text:p>0.054518</text:p>
          </table:table-cell>
          <table:table-cell table:formula="of:=[Datos_MoCap.D314]" office:value-type="float" office:value="-0.009471" calcext:value-type="float">
            <text:p>-0.009471</text:p>
          </table:table-cell>
          <table:table-cell table:formula="of:=[Datos_MoCap.F314]" office:value-type="float" office:value="-0.072472" calcext:value-type="float">
            <text:p>-0.072472</text:p>
          </table:table-cell>
          <table:table-cell table:formula="of:=[Datos_MoCap.E314]" office:value-type="float" office:value="0.076231" calcext:value-type="float">
            <text:p>0.076231</text:p>
          </table:table-cell>
          <table:table-cell/>
          <table:table-cell table:formula="of:=(#REF!314^2)*(0.178)+(#REF!314)*(0.352)-0.013" office:value-type="string" office:string-value="" calcext:value-type="error">
            <text:p>#NAME?</text:p>
          </table:table-cell>
          <table:table-cell table:formula="of:=([.J314]^2)*(-0.89)+([.J314])*(-0.633)-0.245" office:value-type="float" office:value="-0.28215516296836" calcext:value-type="float">
            <text:p>-0.282155163</text:p>
          </table:table-cell>
          <table:table-cell table:formula="of:=([.I314]^2)*(-0.189)+([.I314])*(0.905)-0.392" office:value-type="float" office:value="0.511526162066259" calcext:value-type="float">
            <text:p>0.511526162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5]" office:value-type="float" office:value="-0.002627" calcext:value-type="float">
            <text:p>-0.002627</text:p>
          </table:table-cell>
          <table:table-cell table:formula="of:=[Datos_MoCap.B315]" office:value-type="float" office:value="1.419236" calcext:value-type="float">
            <text:p>1.419236</text:p>
          </table:table-cell>
          <table:table-cell table:formula="of:=[Datos_MoCap.C315]" office:value-type="float" office:value="0.058912" calcext:value-type="float">
            <text:p>0.058912</text:p>
          </table:table-cell>
          <table:table-cell table:formula="of:=[Datos_MoCap.D315]" office:value-type="float" office:value="-0.009158" calcext:value-type="float">
            <text:p>-0.009158</text:p>
          </table:table-cell>
          <table:table-cell table:formula="of:=[Datos_MoCap.F315]" office:value-type="float" office:value="-0.071658" calcext:value-type="float">
            <text:p>-0.071658</text:p>
          </table:table-cell>
          <table:table-cell table:formula="of:=[Datos_MoCap.E315]" office:value-type="float" office:value="0.07952" calcext:value-type="float">
            <text:p>0.07952</text:p>
          </table:table-cell>
          <table:table-cell/>
          <table:table-cell table:formula="of:=(#REF!315^2)*(0.178)+(#REF!315)*(0.352)-0.013" office:value-type="string" office:string-value="" calcext:value-type="error">
            <text:p>#NAME?</text:p>
          </table:table-cell>
          <table:table-cell table:formula="of:=([.J315]^2)*(-0.89)+([.J315])*(-0.633)-0.245" office:value-type="float" office:value="-0.28538015113216" calcext:value-type="float">
            <text:p>-0.2853801511</text:p>
          </table:table-cell>
          <table:table-cell table:formula="of:=([.I315]^2)*(-0.189)+([.I315])*(0.905)-0.392" office:value-type="float" office:value="0.511718954321456" calcext:value-type="float">
            <text:p>0.511718954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6]" office:value-type="float" office:value="-0.004348" calcext:value-type="float">
            <text:p>-0.004348</text:p>
          </table:table-cell>
          <table:table-cell table:formula="of:=[Datos_MoCap.B316]" office:value-type="float" office:value="1.419607" calcext:value-type="float">
            <text:p>1.419607</text:p>
          </table:table-cell>
          <table:table-cell table:formula="of:=[Datos_MoCap.C316]" office:value-type="float" office:value="0.062845" calcext:value-type="float">
            <text:p>0.062845</text:p>
          </table:table-cell>
          <table:table-cell table:formula="of:=[Datos_MoCap.D316]" office:value-type="float" office:value="-0.009353" calcext:value-type="float">
            <text:p>-0.009353</text:p>
          </table:table-cell>
          <table:table-cell table:formula="of:=[Datos_MoCap.F316]" office:value-type="float" office:value="-0.070432" calcext:value-type="float">
            <text:p>-0.070432</text:p>
          </table:table-cell>
          <table:table-cell table:formula="of:=[Datos_MoCap.E316]" office:value-type="float" office:value="0.083262" calcext:value-type="float">
            <text:p>0.083262</text:p>
          </table:table-cell>
          <table:table-cell/>
          <table:table-cell table:formula="of:=(#REF!316^2)*(0.178)+(#REF!316)*(0.352)-0.013" office:value-type="string" office:string-value="" calcext:value-type="error">
            <text:p>#NAME?</text:p>
          </table:table-cell>
          <table:table-cell table:formula="of:=([.J316]^2)*(-0.89)+([.J316])*(-0.633)-0.245" office:value-type="float" office:value="-0.28829593468225" calcext:value-type="float">
            <text:p>-0.2882959347</text:p>
          </table:table-cell>
          <table:table-cell table:formula="of:=([.I316]^2)*(-0.189)+([.I316])*(0.905)-0.392" office:value-type="float" office:value="0.511855652489139" calcext:value-type="float">
            <text:p>0.511855652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7]" office:value-type="float" office:value="-0.007489" calcext:value-type="float">
            <text:p>-0.007489</text:p>
          </table:table-cell>
          <table:table-cell table:formula="of:=[Datos_MoCap.B317]" office:value-type="float" office:value="1.42291" calcext:value-type="float">
            <text:p>1.42291</text:p>
          </table:table-cell>
          <table:table-cell table:formula="of:=[Datos_MoCap.C317]" office:value-type="float" office:value="0.069416" calcext:value-type="float">
            <text:p>0.069416</text:p>
          </table:table-cell>
          <table:table-cell table:formula="of:=[Datos_MoCap.D317]" office:value-type="float" office:value="-0.000401" calcext:value-type="float">
            <text:p>-0.000401</text:p>
          </table:table-cell>
          <table:table-cell table:formula="of:=[Datos_MoCap.F317]" office:value-type="float" office:value="-0.07464" calcext:value-type="float">
            <text:p>-0.07464</text:p>
          </table:table-cell>
          <table:table-cell table:formula="of:=[Datos_MoCap.E317]" office:value-type="float" office:value="0.096893" calcext:value-type="float">
            <text:p>0.096893</text:p>
          </table:table-cell>
          <table:table-cell/>
          <table:table-cell table:formula="of:=(#REF!317^2)*(0.178)+(#REF!317)*(0.352)-0.013" office:value-type="string" office:string-value="" calcext:value-type="error">
            <text:p>#NAME?</text:p>
          </table:table-cell>
          <table:table-cell table:formula="of:=([.J317]^2)*(-0.89)+([.J317])*(-0.633)-0.245" office:value-type="float" office:value="-0.29322886513984" calcext:value-type="float">
            <text:p>-0.2932288651</text:p>
          </table:table-cell>
          <table:table-cell table:formula="of:=([.I317]^2)*(-0.189)+([.I317])*(0.905)-0.392" office:value-type="float" office:value="0.5130703779291" calcext:value-type="float">
            <text:p>0.513070377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8]" office:value-type="float" office:value="-0.008504" calcext:value-type="float">
            <text:p>-0.008504</text:p>
          </table:table-cell>
          <table:table-cell table:formula="of:=[Datos_MoCap.B318]" office:value-type="float" office:value="1.423321" calcext:value-type="float">
            <text:p>1.423321</text:p>
          </table:table-cell>
          <table:table-cell table:formula="of:=[Datos_MoCap.C318]" office:value-type="float" office:value="0.072606" calcext:value-type="float">
            <text:p>0.072606</text:p>
          </table:table-cell>
          <table:table-cell table:formula="of:=[Datos_MoCap.D318]" office:value-type="float" office:value="-0.000189" calcext:value-type="float">
            <text:p>-0.000189</text:p>
          </table:table-cell>
          <table:table-cell table:formula="of:=[Datos_MoCap.F318]" office:value-type="float" office:value="-0.073872" calcext:value-type="float">
            <text:p>-0.073872</text:p>
          </table:table-cell>
          <table:table-cell table:formula="of:=[Datos_MoCap.E318]" office:value-type="float" office:value="0.101128" calcext:value-type="float">
            <text:p>0.101128</text:p>
          </table:table-cell>
          <table:table-cell/>
          <table:table-cell table:formula="of:=(#REF!318^2)*(0.178)+(#REF!318)*(0.352)-0.013" office:value-type="string" office:string-value="" calcext:value-type="error">
            <text:p>#NAME?</text:p>
          </table:table-cell>
          <table:table-cell table:formula="of:=([.J318]^2)*(-0.89)+([.J318])*(-0.633)-0.245" office:value-type="float" office:value="-0.29565134980004" calcext:value-type="float">
            <text:p>-0.2956513498</text:p>
          </table:table-cell>
          <table:table-cell table:formula="of:=([.I318]^2)*(-0.189)+([.I318])*(0.905)-0.392" office:value-type="float" office:value="0.513221240551251" calcext:value-type="float">
            <text:p>0.513221240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9]" office:value-type="float" office:value="-0.009103" calcext:value-type="float">
            <text:p>-0.009103</text:p>
          </table:table-cell>
          <table:table-cell table:formula="of:=[Datos_MoCap.B319]" office:value-type="float" office:value="1.423496" calcext:value-type="float">
            <text:p>1.423496</text:p>
          </table:table-cell>
          <table:table-cell table:formula="of:=[Datos_MoCap.C319]" office:value-type="float" office:value="0.075555" calcext:value-type="float">
            <text:p>0.075555</text:p>
          </table:table-cell>
          <table:table-cell table:formula="of:=[Datos_MoCap.D319]" office:value-type="float" office:value="0.000431" calcext:value-type="float">
            <text:p>0.000431</text:p>
          </table:table-cell>
          <table:table-cell table:formula="of:=[Datos_MoCap.F319]" office:value-type="float" office:value="-0.072907" calcext:value-type="float">
            <text:p>-0.072907</text:p>
          </table:table-cell>
          <table:table-cell table:formula="of:=[Datos_MoCap.E319]" office:value-type="float" office:value="0.10531" calcext:value-type="float">
            <text:p>0.10531</text:p>
          </table:table-cell>
          <table:table-cell/>
          <table:table-cell table:formula="of:=(#REF!319^2)*(0.178)+(#REF!319)*(0.352)-0.013" office:value-type="string" office:string-value="" calcext:value-type="error">
            <text:p>#NAME?</text:p>
          </table:table-cell>
          <table:table-cell table:formula="of:=([.J319]^2)*(-0.89)+([.J319])*(-0.633)-0.245" office:value-type="float" office:value="-0.29790693164225" calcext:value-type="float">
            <text:p>-0.2979069316</text:p>
          </table:table-cell>
          <table:table-cell table:formula="of:=([.I319]^2)*(-0.189)+([.I319])*(0.905)-0.392" office:value-type="float" office:value="0.513285457078976" calcext:value-type="float">
            <text:p>0.513285457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0]" office:value-type="float" office:value="-0.009326" calcext:value-type="float">
            <text:p>-0.009326</text:p>
          </table:table-cell>
          <table:table-cell table:formula="of:=[Datos_MoCap.B320]" office:value-type="float" office:value="1.423496" calcext:value-type="float">
            <text:p>1.423496</text:p>
          </table:table-cell>
          <table:table-cell table:formula="of:=[Datos_MoCap.C320]" office:value-type="float" office:value="0.078285" calcext:value-type="float">
            <text:p>0.078285</text:p>
          </table:table-cell>
          <table:table-cell table:formula="of:=[Datos_MoCap.D320]" office:value-type="float" office:value="0.0014" calcext:value-type="float">
            <text:p>0.0014</text:p>
          </table:table-cell>
          <table:table-cell table:formula="of:=[Datos_MoCap.F320]" office:value-type="float" office:value="-0.071826" calcext:value-type="float">
            <text:p>-0.071826</text:p>
          </table:table-cell>
          <table:table-cell table:formula="of:=[Datos_MoCap.E320]" office:value-type="float" office:value="0.109418" calcext:value-type="float">
            <text:p>0.109418</text:p>
          </table:table-cell>
          <table:table-cell/>
          <table:table-cell table:formula="of:=(#REF!320^2)*(0.178)+(#REF!320)*(0.352)-0.013" office:value-type="string" office:string-value="" calcext:value-type="error">
            <text:p>#NAME?</text:p>
          </table:table-cell>
          <table:table-cell table:formula="of:=([.J320]^2)*(-0.89)+([.J320])*(-0.633)-0.245" office:value-type="float" office:value="-0.30000880669025" calcext:value-type="float">
            <text:p>-0.3000088067</text:p>
          </table:table-cell>
          <table:table-cell table:formula="of:=([.I320]^2)*(-0.189)+([.I320])*(0.905)-0.392" office:value-type="float" office:value="0.513285457078976" calcext:value-type="float">
            <text:p>0.513285457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1]" office:value-type="float" office:value="-0.008752" calcext:value-type="float">
            <text:p>-0.008752</text:p>
          </table:table-cell>
          <table:table-cell table:formula="of:=[Datos_MoCap.B321]" office:value-type="float" office:value="1.419909" calcext:value-type="float">
            <text:p>1.419909</text:p>
          </table:table-cell>
          <table:table-cell table:formula="of:=[Datos_MoCap.C321]" office:value-type="float" office:value="0.085958" calcext:value-type="float">
            <text:p>0.085958</text:p>
          </table:table-cell>
          <table:table-cell table:formula="of:=[Datos_MoCap.D321]" office:value-type="float" office:value="0.012261" calcext:value-type="float">
            <text:p>0.012261</text:p>
          </table:table-cell>
          <table:table-cell table:formula="of:=[Datos_MoCap.F321]" office:value-type="float" office:value="-0.059031" calcext:value-type="float">
            <text:p>-0.059031</text:p>
          </table:table-cell>
          <table:table-cell table:formula="of:=[Datos_MoCap.E321]" office:value-type="float" office:value="0.126304" calcext:value-type="float">
            <text:p>0.126304</text:p>
          </table:table-cell>
          <table:table-cell/>
          <table:table-cell table:formula="of:=(#REF!321^2)*(0.178)+(#REF!321)*(0.352)-0.013" office:value-type="string" office:string-value="" calcext:value-type="error">
            <text:p>#NAME?</text:p>
          </table:table-cell>
          <table:table-cell table:formula="of:=([.J321]^2)*(-0.89)+([.J321])*(-0.633)-0.245" office:value-type="float" office:value="-0.30598742620996" calcext:value-type="float">
            <text:p>-0.3059874262</text:p>
          </table:table-cell>
          <table:table-cell table:formula="of:=([.I321]^2)*(-0.189)+([.I321])*(0.905)-0.392" office:value-type="float" office:value="0.511966888594891" calcext:value-type="float">
            <text:p>0.511966888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2]" office:value-type="float" office:value="-0.008434" calcext:value-type="float">
            <text:p>-0.008434</text:p>
          </table:table-cell>
          <table:table-cell table:formula="of:=[Datos_MoCap.B322]" office:value-type="float" office:value="1.419874" calcext:value-type="float">
            <text:p>1.419874</text:p>
          </table:table-cell>
          <table:table-cell table:formula="of:=[Datos_MoCap.C322]" office:value-type="float" office:value="0.08837" calcext:value-type="float">
            <text:p>0.08837</text:p>
          </table:table-cell>
          <table:table-cell table:formula="of:=[Datos_MoCap.D322]" office:value-type="float" office:value="0.013626" calcext:value-type="float">
            <text:p>0.013626</text:p>
          </table:table-cell>
          <table:table-cell table:formula="of:=[Datos_MoCap.F322]" office:value-type="float" office:value="-0.057141" calcext:value-type="float">
            <text:p>-0.057141</text:p>
          </table:table-cell>
          <table:table-cell table:formula="of:=[Datos_MoCap.E322]" office:value-type="float" office:value="0.129639" calcext:value-type="float">
            <text:p>0.129639</text:p>
          </table:table-cell>
          <table:table-cell/>
          <table:table-cell table:formula="of:=(#REF!322^2)*(0.178)+(#REF!322)*(0.352)-0.013" office:value-type="string" office:string-value="" calcext:value-type="error">
            <text:p>#NAME?</text:p>
          </table:table-cell>
          <table:table-cell table:formula="of:=([.J322]^2)*(-0.89)+([.J322])*(-0.633)-0.245" office:value-type="float" office:value="-0.307888448641" calcext:value-type="float">
            <text:p>-0.3078884486</text:p>
          </table:table-cell>
          <table:table-cell table:formula="of:=([.I322]^2)*(-0.189)+([.I322])*(0.905)-0.392" office:value-type="float" office:value="0.511953998759436" calcext:value-type="float">
            <text:p>0.511953998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3]" office:value-type="float" office:value="-0.007844" calcext:value-type="float">
            <text:p>-0.007844</text:p>
          </table:table-cell>
          <table:table-cell table:formula="of:=[Datos_MoCap.B323]" office:value-type="float" office:value="1.41982" calcext:value-type="float">
            <text:p>1.41982</text:p>
          </table:table-cell>
          <table:table-cell table:formula="of:=[Datos_MoCap.C323]" office:value-type="float" office:value="0.090437" calcext:value-type="float">
            <text:p>0.090437</text:p>
          </table:table-cell>
          <table:table-cell table:formula="of:=[Datos_MoCap.D323]" office:value-type="float" office:value="0.01467" calcext:value-type="float">
            <text:p>0.01467</text:p>
          </table:table-cell>
          <table:table-cell table:formula="of:=[Datos_MoCap.F323]" office:value-type="float" office:value="-0.055099" calcext:value-type="float">
            <text:p>-0.055099</text:p>
          </table:table-cell>
          <table:table-cell table:formula="of:=[Datos_MoCap.E323]" office:value-type="float" office:value="0.132383" calcext:value-type="float">
            <text:p>0.132383</text:p>
          </table:table-cell>
          <table:table-cell/>
          <table:table-cell table:formula="of:=(#REF!323^2)*(0.178)+(#REF!323)*(0.352)-0.013" office:value-type="string" office:string-value="" calcext:value-type="error">
            <text:p>#NAME?</text:p>
          </table:table-cell>
          <table:table-cell table:formula="of:=([.J323]^2)*(-0.89)+([.J323])*(-0.633)-0.245" office:value-type="float" office:value="-0.30952579836241" calcext:value-type="float">
            <text:p>-0.3095257984</text:p>
          </table:table-cell>
          <table:table-cell table:formula="of:=([.I323]^2)*(-0.189)+([.I323])*(0.905)-0.392" office:value-type="float" office:value="0.5119341106764" calcext:value-type="float">
            <text:p>0.511934110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4]" office:value-type="float" office:value="-0.007072" calcext:value-type="float">
            <text:p>-0.007072</text:p>
          </table:table-cell>
          <table:table-cell table:formula="of:=[Datos_MoCap.B324]" office:value-type="float" office:value="1.41969" calcext:value-type="float">
            <text:p>1.41969</text:p>
          </table:table-cell>
          <table:table-cell table:formula="of:=[Datos_MoCap.C324]" office:value-type="float" office:value="0.092163" calcext:value-type="float">
            <text:p>0.092163</text:p>
          </table:table-cell>
          <table:table-cell table:formula="of:=[Datos_MoCap.D324]" office:value-type="float" office:value="0.015718" calcext:value-type="float">
            <text:p>0.015718</text:p>
          </table:table-cell>
          <table:table-cell table:formula="of:=[Datos_MoCap.F324]" office:value-type="float" office:value="-0.053175" calcext:value-type="float">
            <text:p>-0.053175</text:p>
          </table:table-cell>
          <table:table-cell table:formula="of:=[Datos_MoCap.E324]" office:value-type="float" office:value="0.134358" calcext:value-type="float">
            <text:p>0.134358</text:p>
          </table:table-cell>
          <table:table-cell/>
          <table:table-cell table:formula="of:=(#REF!324^2)*(0.178)+(#REF!324)*(0.352)-0.013" office:value-type="string" office:string-value="" calcext:value-type="error">
            <text:p>#NAME?</text:p>
          </table:table-cell>
          <table:table-cell table:formula="of:=([.J324]^2)*(-0.89)+([.J324])*(-0.633)-0.245" office:value-type="float" office:value="-0.31089885552641" calcext:value-type="float">
            <text:p>-0.3108988555</text:p>
          </table:table-cell>
          <table:table-cell table:formula="of:=([.I324]^2)*(-0.189)+([.I324])*(0.905)-0.392" office:value-type="float" office:value="0.5118862274371" calcext:value-type="float">
            <text:p>0.511886227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5]" office:value-type="float" office:value="-0.00613" calcext:value-type="float">
            <text:p>-0.00613</text:p>
          </table:table-cell>
          <table:table-cell table:formula="of:=[Datos_MoCap.B325]" office:value-type="float" office:value="1.419542" calcext:value-type="float">
            <text:p>1.419542</text:p>
          </table:table-cell>
          <table:table-cell table:formula="of:=[Datos_MoCap.C325]" office:value-type="float" office:value="0.093496" calcext:value-type="float">
            <text:p>0.093496</text:p>
          </table:table-cell>
          <table:table-cell table:formula="of:=[Datos_MoCap.D325]" office:value-type="float" office:value="0.016497" calcext:value-type="float">
            <text:p>0.016497</text:p>
          </table:table-cell>
          <table:table-cell table:formula="of:=[Datos_MoCap.F325]" office:value-type="float" office:value="-0.051541" calcext:value-type="float">
            <text:p>-0.051541</text:p>
          </table:table-cell>
          <table:table-cell table:formula="of:=[Datos_MoCap.E325]" office:value-type="float" office:value="0.135489" calcext:value-type="float">
            <text:p>0.135489</text:p>
          </table:table-cell>
          <table:table-cell/>
          <table:table-cell table:formula="of:=(#REF!325^2)*(0.178)+(#REF!325)*(0.352)-0.013" office:value-type="string" office:string-value="" calcext:value-type="error">
            <text:p>#NAME?</text:p>
          </table:table-cell>
          <table:table-cell table:formula="of:=([.J325]^2)*(-0.89)+([.J325])*(-0.633)-0.245" office:value-type="float" office:value="-0.31196290479424" calcext:value-type="float">
            <text:p>-0.3119629048</text:p>
          </table:table-cell>
          <table:table-cell table:formula="of:=([.I325]^2)*(-0.189)+([.I325])*(0.905)-0.392" office:value-type="float" office:value="0.511831706434604" calcext:value-type="float">
            <text:p>0.511831706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6]" office:value-type="float" office:value="-0.005146" calcext:value-type="float">
            <text:p>-0.005146</text:p>
          </table:table-cell>
          <table:table-cell table:formula="of:=[Datos_MoCap.B326]" office:value-type="float" office:value="1.419239" calcext:value-type="float">
            <text:p>1.419239</text:p>
          </table:table-cell>
          <table:table-cell table:formula="of:=[Datos_MoCap.C326]" office:value-type="float" office:value="0.094443" calcext:value-type="float">
            <text:p>0.094443</text:p>
          </table:table-cell>
          <table:table-cell table:formula="of:=[Datos_MoCap.D326]" office:value-type="float" office:value="0.016323" calcext:value-type="float">
            <text:p>0.016323</text:p>
          </table:table-cell>
          <table:table-cell table:formula="of:=[Datos_MoCap.F326]" office:value-type="float" office:value="-0.050439" calcext:value-type="float">
            <text:p>-0.050439</text:p>
          </table:table-cell>
          <table:table-cell table:formula="of:=[Datos_MoCap.E326]" office:value-type="float" office:value="0.135891" calcext:value-type="float">
            <text:p>0.135891</text:p>
          </table:table-cell>
          <table:table-cell/>
          <table:table-cell table:formula="of:=(#REF!326^2)*(0.178)+(#REF!326)*(0.352)-0.013" office:value-type="string" office:string-value="" calcext:value-type="error">
            <text:p>#NAME?</text:p>
          </table:table-cell>
          <table:table-cell table:formula="of:=([.J326]^2)*(-0.89)+([.J326])*(-0.633)-0.245" office:value-type="float" office:value="-0.31272075642161" calcext:value-type="float">
            <text:p>-0.3127207564</text:p>
          </table:table-cell>
          <table:table-cell table:formula="of:=([.I326]^2)*(-0.189)+([.I326])*(0.905)-0.392" office:value-type="float" office:value="0.511720059906131" calcext:value-type="float">
            <text:p>0.511720059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7]" office:value-type="float" office:value="-0.003931" calcext:value-type="float">
            <text:p>-0.003931</text:p>
          </table:table-cell>
          <table:table-cell table:formula="of:=[Datos_MoCap.B327]" office:value-type="float" office:value="1.418581" calcext:value-type="float">
            <text:p>1.418581</text:p>
          </table:table-cell>
          <table:table-cell table:formula="of:=[Datos_MoCap.C327]" office:value-type="float" office:value="0.095303" calcext:value-type="float">
            <text:p>0.095303</text:p>
          </table:table-cell>
          <table:table-cell table:formula="of:=[Datos_MoCap.D327]" office:value-type="float" office:value="0.016115" calcext:value-type="float">
            <text:p>0.016115</text:p>
          </table:table-cell>
          <table:table-cell table:formula="of:=[Datos_MoCap.F327]" office:value-type="float" office:value="-0.049223" calcext:value-type="float">
            <text:p>-0.049223</text:p>
          </table:table-cell>
          <table:table-cell table:formula="of:=[Datos_MoCap.E327]" office:value-type="float" office:value="0.136281" calcext:value-type="float">
            <text:p>0.136281</text:p>
          </table:table-cell>
          <table:table-cell/>
          <table:table-cell table:formula="of:=(#REF!327^2)*(0.178)+(#REF!327)*(0.352)-0.013" office:value-type="string" office:string-value="" calcext:value-type="error">
            <text:p>#NAME?</text:p>
          </table:table-cell>
          <table:table-cell table:formula="of:=([.J327]^2)*(-0.89)+([.J327])*(-0.633)-0.245" office:value-type="float" office:value="-0.31341036801001" calcext:value-type="float">
            <text:p>-0.313410368</text:p>
          </table:table-cell>
          <table:table-cell table:formula="of:=([.I327]^2)*(-0.189)+([.I327])*(0.905)-0.392" office:value-type="float" office:value="0.511477486876971" calcext:value-type="float">
            <text:p>0.511477486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8]" office:value-type="float" office:value="-0.002809" calcext:value-type="float">
            <text:p>-0.002809</text:p>
          </table:table-cell>
          <table:table-cell table:formula="of:=[Datos_MoCap.B328]" office:value-type="float" office:value="1.417987" calcext:value-type="float">
            <text:p>1.417987</text:p>
          </table:table-cell>
          <table:table-cell table:formula="of:=[Datos_MoCap.C328]" office:value-type="float" office:value="0.095995" calcext:value-type="float">
            <text:p>0.095995</text:p>
          </table:table-cell>
          <table:table-cell table:formula="of:=[Datos_MoCap.D328]" office:value-type="float" office:value="0.015231" calcext:value-type="float">
            <text:p>0.015231</text:p>
          </table:table-cell>
          <table:table-cell table:formula="of:=[Datos_MoCap.F328]" office:value-type="float" office:value="-0.048489" calcext:value-type="float">
            <text:p>-0.048489</text:p>
          </table:table-cell>
          <table:table-cell table:formula="of:=[Datos_MoCap.E328]" office:value-type="float" office:value="0.136571" calcext:value-type="float">
            <text:p>0.136571</text:p>
          </table:table-cell>
          <table:table-cell/>
          <table:table-cell table:formula="of:=(#REF!328^2)*(0.178)+(#REF!328)*(0.352)-0.013" office:value-type="string" office:string-value="" calcext:value-type="error">
            <text:p>#NAME?</text:p>
          </table:table-cell>
          <table:table-cell table:formula="of:=([.J328]^2)*(-0.89)+([.J328])*(-0.633)-0.245" office:value-type="float" office:value="-0.31396622062225" calcext:value-type="float">
            <text:p>-0.3139662206</text:p>
          </table:table-cell>
          <table:table-cell table:formula="of:=([.I328]^2)*(-0.189)+([.I328])*(0.905)-0.392" office:value-type="float" office:value="0.511258367020059" calcext:value-type="float">
            <text:p>0.51125836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9]" office:value-type="float" office:value="-0.001816" calcext:value-type="float">
            <text:p>-0.001816</text:p>
          </table:table-cell>
          <table:table-cell table:formula="of:=[Datos_MoCap.B329]" office:value-type="float" office:value="1.417131" calcext:value-type="float">
            <text:p>1.417131</text:p>
          </table:table-cell>
          <table:table-cell table:formula="of:=[Datos_MoCap.C329]" office:value-type="float" office:value="0.096922" calcext:value-type="float">
            <text:p>0.096922</text:p>
          </table:table-cell>
          <table:table-cell table:formula="of:=[Datos_MoCap.D329]" office:value-type="float" office:value="0.014616" calcext:value-type="float">
            <text:p>0.014616</text:p>
          </table:table-cell>
          <table:table-cell table:formula="of:=[Datos_MoCap.F329]" office:value-type="float" office:value="-0.047414" calcext:value-type="float">
            <text:p>-0.047414</text:p>
          </table:table-cell>
          <table:table-cell table:formula="of:=[Datos_MoCap.E329]" office:value-type="float" office:value="0.137566" calcext:value-type="float">
            <text:p>0.137566</text:p>
          </table:table-cell>
          <table:table-cell/>
          <table:table-cell table:formula="of:=(#REF!329^2)*(0.178)+(#REF!329)*(0.352)-0.013" office:value-type="string" office:string-value="" calcext:value-type="error">
            <text:p>#NAME?</text:p>
          </table:table-cell>
          <table:table-cell table:formula="of:=([.J329]^2)*(-0.89)+([.J329])*(-0.633)-0.245" office:value-type="float" office:value="-0.31471217393476" calcext:value-type="float">
            <text:p>-0.3147121739</text:p>
          </table:table-cell>
          <table:table-cell table:formula="of:=([.I329]^2)*(-0.189)+([.I329])*(0.905)-0.392" office:value-type="float" office:value="0.510942363750571" calcext:value-type="float">
            <text:p>0.510942363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0]" office:value-type="float" office:value="-0.001121" calcext:value-type="float">
            <text:p>-0.001121</text:p>
          </table:table-cell>
          <table:table-cell table:formula="of:=[Datos_MoCap.B330]" office:value-type="float" office:value="1.416325" calcext:value-type="float">
            <text:p>1.416325</text:p>
          </table:table-cell>
          <table:table-cell table:formula="of:=[Datos_MoCap.C330]" office:value-type="float" office:value="0.09801" calcext:value-type="float">
            <text:p>0.09801</text:p>
          </table:table-cell>
          <table:table-cell table:formula="of:=[Datos_MoCap.D330]" office:value-type="float" office:value="0.013461" calcext:value-type="float">
            <text:p>0.013461</text:p>
          </table:table-cell>
          <table:table-cell table:formula="of:=[Datos_MoCap.F330]" office:value-type="float" office:value="-0.047263" calcext:value-type="float">
            <text:p>-0.047263</text:p>
          </table:table-cell>
          <table:table-cell table:formula="of:=[Datos_MoCap.E330]" office:value-type="float" office:value="0.138865" calcext:value-type="float">
            <text:p>0.138865</text:p>
          </table:table-cell>
          <table:table-cell/>
          <table:table-cell table:formula="of:=(#REF!330^2)*(0.178)+(#REF!330)*(0.352)-0.013" office:value-type="string" office:string-value="" calcext:value-type="error">
            <text:p>#NAME?</text:p>
          </table:table-cell>
          <table:table-cell table:formula="of:=([.J330]^2)*(-0.89)+([.J330])*(-0.633)-0.245" office:value-type="float" office:value="-0.315589634489" calcext:value-type="float">
            <text:p>-0.3155896345</text:p>
          </table:table-cell>
          <table:table-cell table:formula="of:=([.I330]^2)*(-0.189)+([.I330])*(0.905)-0.392" office:value-type="float" office:value="0.510644565436875" calcext:value-type="float">
            <text:p>0.510644565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1]" office:value-type="float" office:value="-0.000716" calcext:value-type="float">
            <text:p>-0.000716</text:p>
          </table:table-cell>
          <table:table-cell table:formula="of:=[Datos_MoCap.B331]" office:value-type="float" office:value="1.415353" calcext:value-type="float">
            <text:p>1.415353</text:p>
          </table:table-cell>
          <table:table-cell table:formula="of:=[Datos_MoCap.C331]" office:value-type="float" office:value="0.099472" calcext:value-type="float">
            <text:p>0.099472</text:p>
          </table:table-cell>
          <table:table-cell table:formula="of:=[Datos_MoCap.D331]" office:value-type="float" office:value="0.012489" calcext:value-type="float">
            <text:p>0.012489</text:p>
          </table:table-cell>
          <table:table-cell table:formula="of:=[Datos_MoCap.F331]" office:value-type="float" office:value="-0.047059" calcext:value-type="float">
            <text:p>-0.047059</text:p>
          </table:table-cell>
          <table:table-cell table:formula="of:=[Datos_MoCap.E331]" office:value-type="float" office:value="0.141167" calcext:value-type="float">
            <text:p>0.141167</text:p>
          </table:table-cell>
          <table:table-cell/>
          <table:table-cell table:formula="of:=(#REF!331^2)*(0.178)+(#REF!331)*(0.352)-0.013" office:value-type="string" office:string-value="" calcext:value-type="error">
            <text:p>#NAME?</text:p>
          </table:table-cell>
          <table:table-cell table:formula="of:=([.J331]^2)*(-0.89)+([.J331])*(-0.633)-0.245" office:value-type="float" office:value="-0.31677204011776" calcext:value-type="float">
            <text:p>-0.3167720401</text:p>
          </table:table-cell>
          <table:table-cell table:formula="of:=([.I331]^2)*(-0.189)+([.I331])*(0.905)-0.392" office:value-type="float" office:value="0.510285107338899" calcext:value-type="float">
            <text:p>0.510285107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2]" office:value-type="float" office:value="-0.000716" calcext:value-type="float">
            <text:p>-0.000716</text:p>
          </table:table-cell>
          <table:table-cell table:formula="of:=[Datos_MoCap.B332]" office:value-type="float" office:value="1.414623" calcext:value-type="float">
            <text:p>1.414623</text:p>
          </table:table-cell>
          <table:table-cell table:formula="of:=[Datos_MoCap.C332]" office:value-type="float" office:value="0.101296" calcext:value-type="float">
            <text:p>0.101296</text:p>
          </table:table-cell>
          <table:table-cell table:formula="of:=[Datos_MoCap.D332]" office:value-type="float" office:value="0.011546" calcext:value-type="float">
            <text:p>0.011546</text:p>
          </table:table-cell>
          <table:table-cell table:formula="of:=[Datos_MoCap.F332]" office:value-type="float" office:value="-0.047279" calcext:value-type="float">
            <text:p>-0.047279</text:p>
          </table:table-cell>
          <table:table-cell table:formula="of:=[Datos_MoCap.E332]" office:value-type="float" office:value="0.143343" calcext:value-type="float">
            <text:p>0.143343</text:p>
          </table:table-cell>
          <table:table-cell/>
          <table:table-cell table:formula="of:=(#REF!332^2)*(0.178)+(#REF!332)*(0.352)-0.013" office:value-type="string" office:string-value="" calcext:value-type="error">
            <text:p>#NAME?</text:p>
          </table:table-cell>
          <table:table-cell table:formula="of:=([.J332]^2)*(-0.89)+([.J332])*(-0.633)-0.245" office:value-type="float" office:value="-0.31825255085824" calcext:value-type="float">
            <text:p>-0.3182525509</text:p>
          </table:table-cell>
          <table:table-cell table:formula="of:=([.I332]^2)*(-0.189)+([.I332])*(0.905)-0.392" office:value-type="float" office:value="0.510014909127619" calcext:value-type="float">
            <text:p>0.510014909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3]" office:value-type="float" office:value="-0.001237" calcext:value-type="float">
            <text:p>-0.001237</text:p>
          </table:table-cell>
          <table:table-cell table:formula="of:=[Datos_MoCap.B333]" office:value-type="float" office:value="1.414278" calcext:value-type="float">
            <text:p>1.414278</text:p>
          </table:table-cell>
          <table:table-cell table:formula="of:=[Datos_MoCap.C333]" office:value-type="float" office:value="0.103523" calcext:value-type="float">
            <text:p>0.103523</text:p>
          </table:table-cell>
          <table:table-cell table:formula="of:=[Datos_MoCap.D333]" office:value-type="float" office:value="0.010873" calcext:value-type="float">
            <text:p>0.010873</text:p>
          </table:table-cell>
          <table:table-cell table:formula="of:=[Datos_MoCap.F333]" office:value-type="float" office:value="-0.048266" calcext:value-type="float">
            <text:p>-0.048266</text:p>
          </table:table-cell>
          <table:table-cell table:formula="of:=[Datos_MoCap.E333]" office:value-type="float" office:value="0.144945" calcext:value-type="float">
            <text:p>0.144945</text:p>
          </table:table-cell>
          <table:table-cell/>
          <table:table-cell table:formula="of:=(#REF!333^2)*(0.178)+(#REF!333)*(0.352)-0.013" office:value-type="string" office:string-value="" calcext:value-type="error">
            <text:p>#NAME?</text:p>
          </table:table-cell>
          <table:table-cell table:formula="of:=([.J333]^2)*(-0.89)+([.J333])*(-0.633)-0.245" office:value-type="float" office:value="-0.32006819926081" calcext:value-type="float">
            <text:p>-0.3200681993</text:p>
          </table:table-cell>
          <table:table-cell table:formula="of:=([.I333]^2)*(-0.189)+([.I333])*(0.905)-0.392" office:value-type="float" office:value="0.509887142617324" calcext:value-type="float">
            <text:p>0.509887142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4]" office:value-type="float" office:value="-0.002055" calcext:value-type="float">
            <text:p>-0.002055</text:p>
          </table:table-cell>
          <table:table-cell table:formula="of:=[Datos_MoCap.B334]" office:value-type="float" office:value="1.413662" calcext:value-type="float">
            <text:p>1.413662</text:p>
          </table:table-cell>
          <table:table-cell table:formula="of:=[Datos_MoCap.C334]" office:value-type="float" office:value="0.106652" calcext:value-type="float">
            <text:p>0.106652</text:p>
          </table:table-cell>
          <table:table-cell table:formula="of:=[Datos_MoCap.D334]" office:value-type="float" office:value="0.011647" calcext:value-type="float">
            <text:p>0.011647</text:p>
          </table:table-cell>
          <table:table-cell table:formula="of:=[Datos_MoCap.F334]" office:value-type="float" office:value="-0.048471" calcext:value-type="float">
            <text:p>-0.048471</text:p>
          </table:table-cell>
          <table:table-cell table:formula="of:=[Datos_MoCap.E334]" office:value-type="float" office:value="0.147538" calcext:value-type="float">
            <text:p>0.147538</text:p>
          </table:table-cell>
          <table:table-cell/>
          <table:table-cell table:formula="of:=(#REF!334^2)*(0.178)+(#REF!334)*(0.352)-0.013" office:value-type="string" office:string-value="" calcext:value-type="error">
            <text:p>#NAME?</text:p>
          </table:table-cell>
          <table:table-cell table:formula="of:=([.J334]^2)*(-0.89)+([.J334])*(-0.633)-0.245" office:value-type="float" office:value="-0.32263415370256" calcext:value-type="float">
            <text:p>-0.3226341537</text:p>
          </table:table-cell>
          <table:table-cell table:formula="of:=([.I334]^2)*(-0.189)+([.I334])*(0.905)-0.392" office:value-type="float" office:value="0.509658902703884" calcext:value-type="float">
            <text:p>0.509658902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5]" office:value-type="float" office:value="-0.003009" calcext:value-type="float">
            <text:p>-0.003009</text:p>
          </table:table-cell>
          <table:table-cell table:formula="of:=[Datos_MoCap.B335]" office:value-type="float" office:value="1.413233" calcext:value-type="float">
            <text:p>1.413233</text:p>
          </table:table-cell>
          <table:table-cell table:formula="of:=[Datos_MoCap.C335]" office:value-type="float" office:value="0.110207" calcext:value-type="float">
            <text:p>0.110207</text:p>
          </table:table-cell>
          <table:table-cell table:formula="of:=[Datos_MoCap.D335]" office:value-type="float" office:value="0.011739" calcext:value-type="float">
            <text:p>0.011739</text:p>
          </table:table-cell>
          <table:table-cell table:formula="of:=[Datos_MoCap.F335]" office:value-type="float" office:value="-0.048653" calcext:value-type="float">
            <text:p>-0.048653</text:p>
          </table:table-cell>
          <table:table-cell table:formula="of:=[Datos_MoCap.E335]" office:value-type="float" office:value="0.149333" calcext:value-type="float">
            <text:p>0.149333</text:p>
          </table:table-cell>
          <table:table-cell/>
          <table:table-cell table:formula="of:=(#REF!335^2)*(0.178)+(#REF!335)*(0.352)-0.013" office:value-type="string" office:string-value="" calcext:value-type="error">
            <text:p>#NAME?</text:p>
          </table:table-cell>
          <table:table-cell table:formula="of:=([.J335]^2)*(-0.89)+([.J335])*(-0.633)-0.245" office:value-type="float" office:value="-0.32557059973561" calcext:value-type="float">
            <text:p>-0.3255705997</text:p>
          </table:table-cell>
          <table:table-cell table:formula="of:=([.I335]^2)*(-0.189)+([.I335])*(0.905)-0.392" office:value-type="float" office:value="0.509499865177379" calcext:value-type="float">
            <text:p>0.509499865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6]" office:value-type="float" office:value="-0.004104" calcext:value-type="float">
            <text:p>-0.004104</text:p>
          </table:table-cell>
          <table:table-cell table:formula="of:=[Datos_MoCap.B336]" office:value-type="float" office:value="1.413017" calcext:value-type="float">
            <text:p>1.413017</text:p>
          </table:table-cell>
          <table:table-cell table:formula="of:=[Datos_MoCap.C336]" office:value-type="float" office:value="0.113952" calcext:value-type="float">
            <text:p>0.113952</text:p>
          </table:table-cell>
          <table:table-cell table:formula="of:=[Datos_MoCap.D336]" office:value-type="float" office:value="0.011309" calcext:value-type="float">
            <text:p>0.011309</text:p>
          </table:table-cell>
          <table:table-cell table:formula="of:=[Datos_MoCap.F336]" office:value-type="float" office:value="-0.048893" calcext:value-type="float">
            <text:p>-0.048893</text:p>
          </table:table-cell>
          <table:table-cell table:formula="of:=[Datos_MoCap.E336]" office:value-type="float" office:value="0.150196" calcext:value-type="float">
            <text:p>0.150196</text:p>
          </table:table-cell>
          <table:table-cell/>
          <table:table-cell table:formula="of:=(#REF!336^2)*(0.178)+(#REF!336)*(0.352)-0.013" office:value-type="string" office:string-value="" calcext:value-type="error">
            <text:p>#NAME?</text:p>
          </table:table-cell>
          <table:table-cell table:formula="of:=([.J336]^2)*(-0.89)+([.J336])*(-0.633)-0.245" office:value-type="float" office:value="-0.32868831789056" calcext:value-type="float">
            <text:p>-0.3286883179</text:p>
          </table:table-cell>
          <table:table-cell table:formula="of:=([.I336]^2)*(-0.189)+([.I336])*(0.905)-0.392" office:value-type="float" office:value="0.509419764007379" calcext:value-type="float">
            <text:p>0.50941976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7]" office:value-type="float" office:value="-0.005261" calcext:value-type="float">
            <text:p>-0.005261</text:p>
          </table:table-cell>
          <table:table-cell table:formula="of:=[Datos_MoCap.B337]" office:value-type="float" office:value="1.412419" calcext:value-type="float">
            <text:p>1.412419</text:p>
          </table:table-cell>
          <table:table-cell table:formula="of:=[Datos_MoCap.C337]" office:value-type="float" office:value="0.11812" calcext:value-type="float">
            <text:p>0.11812</text:p>
          </table:table-cell>
          <table:table-cell table:formula="of:=[Datos_MoCap.D337]" office:value-type="float" office:value="0.01146" calcext:value-type="float">
            <text:p>0.01146</text:p>
          </table:table-cell>
          <table:table-cell table:formula="of:=[Datos_MoCap.F337]" office:value-type="float" office:value="-0.048086" calcext:value-type="float">
            <text:p>-0.048086</text:p>
          </table:table-cell>
          <table:table-cell table:formula="of:=[Datos_MoCap.E337]" office:value-type="float" office:value="0.151242" calcext:value-type="float">
            <text:p>0.151242</text:p>
          </table:table-cell>
          <table:table-cell/>
          <table:table-cell table:formula="of:=(#REF!337^2)*(0.178)+(#REF!337)*(0.352)-0.013" office:value-type="string" office:string-value="" calcext:value-type="error">
            <text:p>#NAME?</text:p>
          </table:table-cell>
          <table:table-cell table:formula="of:=([.J337]^2)*(-0.89)+([.J337])*(-0.633)-0.245" office:value-type="float" office:value="-0.332187537616" calcext:value-type="float">
            <text:p>-0.3321875376</text:p>
          </table:table-cell>
          <table:table-cell table:formula="of:=([.I337]^2)*(-0.189)+([.I337])*(0.905)-0.392" office:value-type="float" office:value="0.509197910434971" calcext:value-type="float">
            <text:p>0.509197910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8]" office:value-type="float" office:value="-0.006512" calcext:value-type="float">
            <text:p>-0.006512</text:p>
          </table:table-cell>
          <table:table-cell table:formula="of:=[Datos_MoCap.B338]" office:value-type="float" office:value="1.411668" calcext:value-type="float">
            <text:p>1.411668</text:p>
          </table:table-cell>
          <table:table-cell table:formula="of:=[Datos_MoCap.C338]" office:value-type="float" office:value="0.122308" calcext:value-type="float">
            <text:p>0.122308</text:p>
          </table:table-cell>
          <table:table-cell table:formula="of:=[Datos_MoCap.D338]" office:value-type="float" office:value="0.0113" calcext:value-type="float">
            <text:p>0.0113</text:p>
          </table:table-cell>
          <table:table-cell table:formula="of:=[Datos_MoCap.F338]" office:value-type="float" office:value="-0.047599" calcext:value-type="float">
            <text:p>-0.047599</text:p>
          </table:table-cell>
          <table:table-cell table:formula="of:=[Datos_MoCap.E338]" office:value-type="float" office:value="0.151755" calcext:value-type="float">
            <text:p>0.151755</text:p>
          </table:table-cell>
          <table:table-cell/>
          <table:table-cell table:formula="of:=(#REF!338^2)*(0.178)+(#REF!338)*(0.352)-0.013" office:value-type="string" office:string-value="" calcext:value-type="error">
            <text:p>#NAME?</text:p>
          </table:table-cell>
          <table:table-cell table:formula="of:=([.J338]^2)*(-0.89)+([.J338])*(-0.633)-0.245" office:value-type="float" office:value="-0.33573469370896" calcext:value-type="float">
            <text:p>-0.3357346937</text:p>
          </table:table-cell>
          <table:table-cell table:formula="of:=([.I338]^2)*(-0.189)+([.I338])*(0.905)-0.392" office:value-type="float" office:value="0.508919103519664" calcext:value-type="float">
            <text:p>0.508919103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9]" office:value-type="float" office:value="-0.007885" calcext:value-type="float">
            <text:p>-0.007885</text:p>
          </table:table-cell>
          <table:table-cell table:formula="of:=[Datos_MoCap.B339]" office:value-type="float" office:value="1.410772" calcext:value-type="float">
            <text:p>1.410772</text:p>
          </table:table-cell>
          <table:table-cell table:formula="of:=[Datos_MoCap.C339]" office:value-type="float" office:value="0.126535" calcext:value-type="float">
            <text:p>0.126535</text:p>
          </table:table-cell>
          <table:table-cell table:formula="of:=[Datos_MoCap.D339]" office:value-type="float" office:value="0.01095" calcext:value-type="float">
            <text:p>0.01095</text:p>
          </table:table-cell>
          <table:table-cell table:formula="of:=[Datos_MoCap.F339]" office:value-type="float" office:value="-0.047252" calcext:value-type="float">
            <text:p>-0.047252</text:p>
          </table:table-cell>
          <table:table-cell table:formula="of:=[Datos_MoCap.E339]" office:value-type="float" office:value="0.152073" calcext:value-type="float">
            <text:p>0.152073</text:p>
          </table:table-cell>
          <table:table-cell/>
          <table:table-cell table:formula="of:=(#REF!339^2)*(0.178)+(#REF!339)*(0.352)-0.013" office:value-type="string" office:string-value="" calcext:value-type="error">
            <text:p>#NAME?</text:p>
          </table:table-cell>
          <table:table-cell table:formula="of:=([.J339]^2)*(-0.89)+([.J339])*(-0.633)-0.245" office:value-type="float" office:value="-0.33934653954025" calcext:value-type="float">
            <text:p>-0.3393465395</text:p>
          </table:table-cell>
          <table:table-cell table:formula="of:=([.I339]^2)*(-0.189)+([.I339])*(0.905)-0.392" office:value-type="float" office:value="0.508586186799024" calcext:value-type="float">
            <text:p>0.508586186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0]" office:value-type="float" office:value="-0.009379" calcext:value-type="float">
            <text:p>-0.009379</text:p>
          </table:table-cell>
          <table:table-cell table:formula="of:=[Datos_MoCap.B340]" office:value-type="float" office:value="1.409444" calcext:value-type="float">
            <text:p>1.409444</text:p>
          </table:table-cell>
          <table:table-cell table:formula="of:=[Datos_MoCap.C340]" office:value-type="float" office:value="0.131009" calcext:value-type="float">
            <text:p>0.131009</text:p>
          </table:table-cell>
          <table:table-cell table:formula="of:=[Datos_MoCap.D340]" office:value-type="float" office:value="0.011286" calcext:value-type="float">
            <text:p>0.011286</text:p>
          </table:table-cell>
          <table:table-cell table:formula="of:=[Datos_MoCap.F340]" office:value-type="float" office:value="-0.046102" calcext:value-type="float">
            <text:p>-0.046102</text:p>
          </table:table-cell>
          <table:table-cell table:formula="of:=[Datos_MoCap.E340]" office:value-type="float" office:value="0.153022" calcext:value-type="float">
            <text:p>0.153022</text:p>
          </table:table-cell>
          <table:table-cell/>
          <table:table-cell table:formula="of:=(#REF!340^2)*(0.178)+(#REF!340)*(0.352)-0.013" office:value-type="string" office:string-value="" calcext:value-type="error">
            <text:p>#NAME?</text:p>
          </table:table-cell>
          <table:table-cell table:formula="of:=([.J340]^2)*(-0.89)+([.J340])*(-0.633)-0.245" office:value-type="float" office:value="-0.34320408569209" calcext:value-type="float">
            <text:p>-0.3432040857</text:p>
          </table:table-cell>
          <table:table-cell table:formula="of:=([.I340]^2)*(-0.189)+([.I340])*(0.905)-0.392" office:value-type="float" office:value="0.508092198453296" calcext:value-type="float">
            <text:p>0.508092198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1]" office:value-type="float" office:value="-0.011037" calcext:value-type="float">
            <text:p>-0.011037</text:p>
          </table:table-cell>
          <table:table-cell table:formula="of:=[Datos_MoCap.B341]" office:value-type="float" office:value="1.40807" calcext:value-type="float">
            <text:p>1.40807</text:p>
          </table:table-cell>
          <table:table-cell table:formula="of:=[Datos_MoCap.C341]" office:value-type="float" office:value="0.135434" calcext:value-type="float">
            <text:p>0.135434</text:p>
          </table:table-cell>
          <table:table-cell table:formula="of:=[Datos_MoCap.D341]" office:value-type="float" office:value="0.010895" calcext:value-type="float">
            <text:p>0.010895</text:p>
          </table:table-cell>
          <table:table-cell table:formula="of:=[Datos_MoCap.F341]" office:value-type="float" office:value="-0.045854" calcext:value-type="float">
            <text:p>-0.045854</text:p>
          </table:table-cell>
          <table:table-cell table:formula="of:=[Datos_MoCap.E341]" office:value-type="float" office:value="0.153754" calcext:value-type="float">
            <text:p>0.153754</text:p>
          </table:table-cell>
          <table:table-cell/>
          <table:table-cell table:formula="of:=(#REF!341^2)*(0.178)+(#REF!341)*(0.352)-0.013" office:value-type="string" office:string-value="" calcext:value-type="error">
            <text:p>#NAME?</text:p>
          </table:table-cell>
          <table:table-cell table:formula="of:=([.J341]^2)*(-0.89)+([.J341])*(-0.633)-0.245" office:value-type="float" office:value="-0.34705442983684" calcext:value-type="float">
            <text:p>-0.3470544298</text:p>
          </table:table-cell>
          <table:table-cell table:formula="of:=([.I341]^2)*(-0.189)+([.I341])*(0.905)-0.392" office:value-type="float" office:value="0.5075803973939" calcext:value-type="float">
            <text:p>0.507580397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2]" office:value-type="float" office:value="-0.012761" calcext:value-type="float">
            <text:p>-0.012761</text:p>
          </table:table-cell>
          <table:table-cell table:formula="of:=[Datos_MoCap.B342]" office:value-type="float" office:value="1.40644" calcext:value-type="float">
            <text:p>1.40644</text:p>
          </table:table-cell>
          <table:table-cell table:formula="of:=[Datos_MoCap.C342]" office:value-type="float" office:value="0.140054" calcext:value-type="float">
            <text:p>0.140054</text:p>
          </table:table-cell>
          <table:table-cell table:formula="of:=[Datos_MoCap.D342]" office:value-type="float" office:value="0.010672" calcext:value-type="float">
            <text:p>0.010672</text:p>
          </table:table-cell>
          <table:table-cell table:formula="of:=[Datos_MoCap.F342]" office:value-type="float" office:value="-0.0454" calcext:value-type="float">
            <text:p>-0.0454</text:p>
          </table:table-cell>
          <table:table-cell table:formula="of:=[Datos_MoCap.E342]" office:value-type="float" office:value="0.154974" calcext:value-type="float">
            <text:p>0.154974</text:p>
          </table:table-cell>
          <table:table-cell/>
          <table:table-cell table:formula="of:=(#REF!342^2)*(0.178)+(#REF!342)*(0.352)-0.013" office:value-type="string" office:string-value="" calcext:value-type="error">
            <text:p>#NAME?</text:p>
          </table:table-cell>
          <table:table-cell table:formula="of:=([.J342]^2)*(-0.89)+([.J342])*(-0.633)-0.245" office:value-type="float" office:value="-0.35111164139524" calcext:value-type="float">
            <text:p>-0.3511116414</text:p>
          </table:table-cell>
          <table:table-cell table:formula="of:=([.I342]^2)*(-0.189)+([.I342])*(0.905)-0.392" office:value-type="float" office:value="0.5069723134896" calcext:value-type="float">
            <text:p>0.506972313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3]" office:value-type="float" office:value="-0.014588" calcext:value-type="float">
            <text:p>-0.014588</text:p>
          </table:table-cell>
          <table:table-cell table:formula="of:=[Datos_MoCap.B343]" office:value-type="float" office:value="1.404644" calcext:value-type="float">
            <text:p>1.404644</text:p>
          </table:table-cell>
          <table:table-cell table:formula="of:=[Datos_MoCap.C343]" office:value-type="float" office:value="0.144918" calcext:value-type="float">
            <text:p>0.144918</text:p>
          </table:table-cell>
          <table:table-cell table:formula="of:=[Datos_MoCap.D343]" office:value-type="float" office:value="0.010837" calcext:value-type="float">
            <text:p>0.010837</text:p>
          </table:table-cell>
          <table:table-cell table:formula="of:=[Datos_MoCap.F343]" office:value-type="float" office:value="-0.044647" calcext:value-type="float">
            <text:p>-0.044647</text:p>
          </table:table-cell>
          <table:table-cell table:formula="of:=[Datos_MoCap.E343]" office:value-type="float" office:value="0.156556" calcext:value-type="float">
            <text:p>0.156556</text:p>
          </table:table-cell>
          <table:table-cell/>
          <table:table-cell table:formula="of:=(#REF!343^2)*(0.178)+(#REF!343)*(0.352)-0.013" office:value-type="string" office:string-value="" calcext:value-type="error">
            <text:p>#NAME?</text:p>
          </table:table-cell>
          <table:table-cell table:formula="of:=([.J343]^2)*(-0.89)+([.J343])*(-0.633)-0.245" office:value-type="float" office:value="-0.35542418578436" calcext:value-type="float">
            <text:p>-0.3554241858</text:p>
          </table:table-cell>
          <table:table-cell table:formula="of:=([.I343]^2)*(-0.189)+([.I343])*(0.905)-0.392" office:value-type="float" office:value="0.506301139086896" calcext:value-type="float">
            <text:p>0.506301139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4]" office:value-type="float" office:value="-0.016455" calcext:value-type="float">
            <text:p>-0.016455</text:p>
          </table:table-cell>
          <table:table-cell table:formula="of:=[Datos_MoCap.B344]" office:value-type="float" office:value="1.403429" calcext:value-type="float">
            <text:p>1.403429</text:p>
          </table:table-cell>
          <table:table-cell table:formula="of:=[Datos_MoCap.C344]" office:value-type="float" office:value="0.149643" calcext:value-type="float">
            <text:p>0.149643</text:p>
          </table:table-cell>
          <table:table-cell table:formula="of:=[Datos_MoCap.D344]" office:value-type="float" office:value="0.009308" calcext:value-type="float">
            <text:p>0.009308</text:p>
          </table:table-cell>
          <table:table-cell table:formula="of:=[Datos_MoCap.F344]" office:value-type="float" office:value="-0.045503" calcext:value-type="float">
            <text:p>-0.045503</text:p>
          </table:table-cell>
          <table:table-cell table:formula="of:=[Datos_MoCap.E344]" office:value-type="float" office:value="0.157103" calcext:value-type="float">
            <text:p>0.157103</text:p>
          </table:table-cell>
          <table:table-cell/>
          <table:table-cell table:formula="of:=(#REF!344^2)*(0.178)+(#REF!344)*(0.352)-0.013" office:value-type="string" office:string-value="" calcext:value-type="error">
            <text:p>#NAME?</text:p>
          </table:table-cell>
          <table:table-cell table:formula="of:=([.J344]^2)*(-0.89)+([.J344])*(-0.633)-0.245" office:value-type="float" office:value="-0.35965381342961" calcext:value-type="float">
            <text:p>-0.3596538134</text:p>
          </table:table-cell>
          <table:table-cell table:formula="of:=([.I344]^2)*(-0.189)+([.I344])*(0.905)-0.392" office:value-type="float" office:value="0.505846395930251" calcext:value-type="float">
            <text:p>0.505846395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5]" office:value-type="float" office:value="-0.018342" calcext:value-type="float">
            <text:p>-0.018342</text:p>
          </table:table-cell>
          <table:table-cell table:formula="of:=[Datos_MoCap.B345]" office:value-type="float" office:value="1.402031" calcext:value-type="float">
            <text:p>1.402031</text:p>
          </table:table-cell>
          <table:table-cell table:formula="of:=[Datos_MoCap.C345]" office:value-type="float" office:value="0.154721" calcext:value-type="float">
            <text:p>0.154721</text:p>
          </table:table-cell>
          <table:table-cell table:formula="of:=[Datos_MoCap.D345]" office:value-type="float" office:value="0.008996" calcext:value-type="float">
            <text:p>0.008996</text:p>
          </table:table-cell>
          <table:table-cell table:formula="of:=[Datos_MoCap.F345]" office:value-type="float" office:value="-0.045141" calcext:value-type="float">
            <text:p>-0.045141</text:p>
          </table:table-cell>
          <table:table-cell table:formula="of:=[Datos_MoCap.E345]" office:value-type="float" office:value="0.158298" calcext:value-type="float">
            <text:p>0.158298</text:p>
          </table:table-cell>
          <table:table-cell/>
          <table:table-cell table:formula="of:=(#REF!345^2)*(0.178)+(#REF!345)*(0.352)-0.013" office:value-type="string" office:string-value="" calcext:value-type="error">
            <text:p>#NAME?</text:p>
          </table:table-cell>
          <table:table-cell table:formula="of:=([.J345]^2)*(-0.89)+([.J345])*(-0.633)-0.245" office:value-type="float" office:value="-0.36424373617849" calcext:value-type="float">
            <text:p>-0.3642437362</text:p>
          </table:table-cell>
          <table:table-cell table:formula="of:=([.I345]^2)*(-0.189)+([.I345])*(0.905)-0.392" office:value-type="float" office:value="0.505322470182371" calcext:value-type="float">
            <text:p>0.505322470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6]" office:value-type="float" office:value="-0.020347" calcext:value-type="float">
            <text:p>-0.020347</text:p>
          </table:table-cell>
          <table:table-cell table:formula="of:=[Datos_MoCap.B346]" office:value-type="float" office:value="1.400641" calcext:value-type="float">
            <text:p>1.400641</text:p>
          </table:table-cell>
          <table:table-cell table:formula="of:=[Datos_MoCap.C346]" office:value-type="float" office:value="0.159738" calcext:value-type="float">
            <text:p>0.159738</text:p>
          </table:table-cell>
          <table:table-cell table:formula="of:=[Datos_MoCap.D346]" office:value-type="float" office:value="0.008468" calcext:value-type="float">
            <text:p>0.008468</text:p>
          </table:table-cell>
          <table:table-cell table:formula="of:=[Datos_MoCap.F346]" office:value-type="float" office:value="-0.044927" calcext:value-type="float">
            <text:p>-0.044927</text:p>
          </table:table-cell>
          <table:table-cell table:formula="of:=[Datos_MoCap.E346]" office:value-type="float" office:value="0.158916" calcext:value-type="float">
            <text:p>0.158916</text:p>
          </table:table-cell>
          <table:table-cell/>
          <table:table-cell table:formula="of:=(#REF!346^2)*(0.178)+(#REF!346)*(0.352)-0.013" office:value-type="string" office:string-value="" calcext:value-type="error">
            <text:p>#NAME?</text:p>
          </table:table-cell>
          <table:table-cell table:formula="of:=([.J346]^2)*(-0.89)+([.J346])*(-0.633)-0.245" office:value-type="float" office:value="-0.36882359749316" calcext:value-type="float">
            <text:p>-0.3688235975</text:p>
          </table:table-cell>
          <table:table-cell table:formula="of:=([.I346]^2)*(-0.189)+([.I346])*(0.905)-0.392" office:value-type="float" office:value="0.504800810143491" calcext:value-type="float">
            <text:p>0.504800810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7]" office:value-type="float" office:value="-0.02236" calcext:value-type="float">
            <text:p>-0.02236</text:p>
          </table:table-cell>
          <table:table-cell table:formula="of:=[Datos_MoCap.B347]" office:value-type="float" office:value="1.399246" calcext:value-type="float">
            <text:p>1.399246</text:p>
          </table:table-cell>
          <table:table-cell table:formula="of:=[Datos_MoCap.C347]" office:value-type="float" office:value="0.164635" calcext:value-type="float">
            <text:p>0.164635</text:p>
          </table:table-cell>
          <table:table-cell table:formula="of:=[Datos_MoCap.D347]" office:value-type="float" office:value="0.007418" calcext:value-type="float">
            <text:p>0.007418</text:p>
          </table:table-cell>
          <table:table-cell table:formula="of:=[Datos_MoCap.F347]" office:value-type="float" office:value="-0.045667" calcext:value-type="float">
            <text:p>-0.045667</text:p>
          </table:table-cell>
          <table:table-cell table:formula="of:=[Datos_MoCap.E347]" office:value-type="float" office:value="0.158697" calcext:value-type="float">
            <text:p>0.158697</text:p>
          </table:table-cell>
          <table:table-cell/>
          <table:table-cell table:formula="of:=(#REF!347^2)*(0.178)+(#REF!347)*(0.352)-0.013" office:value-type="string" office:string-value="" calcext:value-type="error">
            <text:p>#NAME?</text:p>
          </table:table-cell>
          <table:table-cell table:formula="of:=([.J347]^2)*(-0.89)+([.J347])*(-0.633)-0.245" office:value-type="float" office:value="-0.37333712307025" calcext:value-type="float">
            <text:p>-0.3733371231</text:p>
          </table:table-cell>
          <table:table-cell table:formula="of:=([.I347]^2)*(-0.189)+([.I347])*(0.905)-0.392" office:value-type="float" office:value="0.504276539350476" calcext:value-type="float">
            <text:p>0.504276539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8]" office:value-type="float" office:value="-0.02445" calcext:value-type="float">
            <text:p>-0.02445</text:p>
          </table:table-cell>
          <table:table-cell table:formula="of:=[Datos_MoCap.B348]" office:value-type="float" office:value="1.397598" calcext:value-type="float">
            <text:p>1.397598</text:p>
          </table:table-cell>
          <table:table-cell table:formula="of:=[Datos_MoCap.C348]" office:value-type="float" office:value="0.169734" calcext:value-type="float">
            <text:p>0.169734</text:p>
          </table:table-cell>
          <table:table-cell table:formula="of:=[Datos_MoCap.D348]" office:value-type="float" office:value="0.00702" calcext:value-type="float">
            <text:p>0.00702</text:p>
          </table:table-cell>
          <table:table-cell table:formula="of:=[Datos_MoCap.F348]" office:value-type="float" office:value="-0.046223" calcext:value-type="float">
            <text:p>-0.046223</text:p>
          </table:table-cell>
          <table:table-cell table:formula="of:=[Datos_MoCap.E348]" office:value-type="float" office:value="0.158691" calcext:value-type="float">
            <text:p>0.158691</text:p>
          </table:table-cell>
          <table:table-cell/>
          <table:table-cell table:formula="of:=(#REF!348^2)*(0.178)+(#REF!348)*(0.352)-0.013" office:value-type="string" office:string-value="" calcext:value-type="error">
            <text:p>#NAME?</text:p>
          </table:table-cell>
          <table:table-cell table:formula="of:=([.J348]^2)*(-0.89)+([.J348])*(-0.633)-0.245" office:value-type="float" office:value="-0.37808219337284" calcext:value-type="float">
            <text:p>-0.3780821934</text:p>
          </table:table-cell>
          <table:table-cell table:formula="of:=([.I348]^2)*(-0.189)+([.I348])*(0.905)-0.392" office:value-type="float" office:value="0.503656237944844" calcext:value-type="float">
            <text:p>0.503656237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9]" office:value-type="float" office:value="-0.026507" calcext:value-type="float">
            <text:p>-0.026507</text:p>
          </table:table-cell>
          <table:table-cell table:formula="of:=[Datos_MoCap.B349]" office:value-type="float" office:value="1.396025" calcext:value-type="float">
            <text:p>1.396025</text:p>
          </table:table-cell>
          <table:table-cell table:formula="of:=[Datos_MoCap.C349]" office:value-type="float" office:value="0.174847" calcext:value-type="float">
            <text:p>0.174847</text:p>
          </table:table-cell>
          <table:table-cell table:formula="of:=[Datos_MoCap.D349]" office:value-type="float" office:value="0.006287" calcext:value-type="float">
            <text:p>0.006287</text:p>
          </table:table-cell>
          <table:table-cell table:formula="of:=[Datos_MoCap.F349]" office:value-type="float" office:value="-0.047126" calcext:value-type="float">
            <text:p>-0.047126</text:p>
          </table:table-cell>
          <table:table-cell table:formula="of:=[Datos_MoCap.E349]" office:value-type="float" office:value="0.158095" calcext:value-type="float">
            <text:p>0.158095</text:p>
          </table:table-cell>
          <table:table-cell/>
          <table:table-cell table:formula="of:=(#REF!349^2)*(0.178)+(#REF!349)*(0.352)-0.013" office:value-type="string" office:string-value="" calcext:value-type="error">
            <text:p>#NAME?</text:p>
          </table:table-cell>
          <table:table-cell table:formula="of:=([.J349]^2)*(-0.89)+([.J349])*(-0.633)-0.245" office:value-type="float" office:value="-0.38288676233401" calcext:value-type="float">
            <text:p>-0.3828867623</text:p>
          </table:table-cell>
          <table:table-cell table:formula="of:=([.I349]^2)*(-0.189)+([.I349])*(0.905)-0.392" office:value-type="float" office:value="0.503063208681875" calcext:value-type="float">
            <text:p>0.503063208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0]" office:value-type="float" office:value="-0.028676" calcext:value-type="float">
            <text:p>-0.028676</text:p>
          </table:table-cell>
          <table:table-cell table:formula="of:=[Datos_MoCap.B350]" office:value-type="float" office:value="1.39441" calcext:value-type="float">
            <text:p>1.39441</text:p>
          </table:table-cell>
          <table:table-cell table:formula="of:=[Datos_MoCap.C350]" office:value-type="float" office:value="0.180037" calcext:value-type="float">
            <text:p>0.180037</text:p>
          </table:table-cell>
          <table:table-cell table:formula="of:=[Datos_MoCap.D350]" office:value-type="float" office:value="0.005632" calcext:value-type="float">
            <text:p>0.005632</text:p>
          </table:table-cell>
          <table:table-cell table:formula="of:=[Datos_MoCap.F350]" office:value-type="float" office:value="-0.047959" calcext:value-type="float">
            <text:p>-0.047959</text:p>
          </table:table-cell>
          <table:table-cell table:formula="of:=[Datos_MoCap.E350]" office:value-type="float" office:value="0.157672" calcext:value-type="float">
            <text:p>0.157672</text:p>
          </table:table-cell>
          <table:table-cell/>
          <table:table-cell table:formula="of:=(#REF!350^2)*(0.178)+(#REF!350)*(0.352)-0.013" office:value-type="string" office:string-value="" calcext:value-type="error">
            <text:p>#NAME?</text:p>
          </table:table-cell>
          <table:table-cell table:formula="of:=([.J350]^2)*(-0.89)+([.J350])*(-0.633)-0.245" office:value-type="float" office:value="-0.38781127701841" calcext:value-type="float">
            <text:p>-0.387811277</text:p>
          </table:table-cell>
          <table:table-cell table:formula="of:=([.I350]^2)*(-0.189)+([.I350])*(0.905)-0.392" office:value-type="float" office:value="0.5024533721091" calcext:value-type="float">
            <text:p>0.502453372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1]" office:value-type="float" office:value="-0.030969" calcext:value-type="float">
            <text:p>-0.030969</text:p>
          </table:table-cell>
          <table:table-cell table:formula="of:=[Datos_MoCap.B351]" office:value-type="float" office:value="1.392784" calcext:value-type="float">
            <text:p>1.392784</text:p>
          </table:table-cell>
          <table:table-cell table:formula="of:=[Datos_MoCap.C351]" office:value-type="float" office:value="0.185481" calcext:value-type="float">
            <text:p>0.185481</text:p>
          </table:table-cell>
          <table:table-cell table:formula="of:=[Datos_MoCap.D351]" office:value-type="float" office:value="0.005088" calcext:value-type="float">
            <text:p>0.005088</text:p>
          </table:table-cell>
          <table:table-cell table:formula="of:=[Datos_MoCap.F351]" office:value-type="float" office:value="-0.048927" calcext:value-type="float">
            <text:p>-0.048927</text:p>
          </table:table-cell>
          <table:table-cell table:formula="of:=[Datos_MoCap.E351]" office:value-type="float" office:value="0.15738" calcext:value-type="float">
            <text:p>0.15738</text:p>
          </table:table-cell>
          <table:table-cell/>
          <table:table-cell table:formula="of:=(#REF!351^2)*(0.178)+(#REF!351)*(0.352)-0.013" office:value-type="string" office:string-value="" calcext:value-type="error">
            <text:p>#NAME?</text:p>
          </table:table-cell>
          <table:table-cell table:formula="of:=([.J351]^2)*(-0.89)+([.J351])*(-0.633)-0.245" office:value-type="float" office:value="-0.39302832221129" calcext:value-type="float">
            <text:p>-0.3930283222</text:p>
          </table:table-cell>
          <table:table-cell table:formula="of:=([.I351]^2)*(-0.189)+([.I351])*(0.905)-0.392" office:value-type="float" office:value="0.501838385846016" calcext:value-type="float">
            <text:p>0.501838385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2]" office:value-type="float" office:value="-0.033212" calcext:value-type="float">
            <text:p>-0.033212</text:p>
          </table:table-cell>
          <table:table-cell table:formula="of:=[Datos_MoCap.B352]" office:value-type="float" office:value="1.391284" calcext:value-type="float">
            <text:p>1.391284</text:p>
          </table:table-cell>
          <table:table-cell table:formula="of:=[Datos_MoCap.C352]" office:value-type="float" office:value="0.190917" calcext:value-type="float">
            <text:p>0.190917</text:p>
          </table:table-cell>
          <table:table-cell table:formula="of:=[Datos_MoCap.D352]" office:value-type="float" office:value="0.004375" calcext:value-type="float">
            <text:p>0.004375</text:p>
          </table:table-cell>
          <table:table-cell table:formula="of:=[Datos_MoCap.F352]" office:value-type="float" office:value="-0.049987" calcext:value-type="float">
            <text:p>-0.049987</text:p>
          </table:table-cell>
          <table:table-cell table:formula="of:=[Datos_MoCap.E352]" office:value-type="float" office:value="0.15741" calcext:value-type="float">
            <text:p>0.15741</text:p>
          </table:table-cell>
          <table:table-cell/>
          <table:table-cell table:formula="of:=(#REF!352^2)*(0.178)+(#REF!352)*(0.352)-0.013" office:value-type="string" office:string-value="" calcext:value-type="error">
            <text:p>#NAME?</text:p>
          </table:table-cell>
          <table:table-cell table:formula="of:=([.J352]^2)*(-0.89)+([.J352])*(-0.633)-0.245" office:value-type="float" office:value="-0.39829033879121" calcext:value-type="float">
            <text:p>-0.3982903388</text:p>
          </table:table-cell>
          <table:table-cell table:formula="of:=([.I352]^2)*(-0.189)+([.I352])*(0.905)-0.392" office:value-type="float" office:value="0.501270169124016" calcext:value-type="float">
            <text:p>0.501270169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3]" office:value-type="float" office:value="-0.035461" calcext:value-type="float">
            <text:p>-0.035461</text:p>
          </table:table-cell>
          <table:table-cell table:formula="of:=[Datos_MoCap.B353]" office:value-type="float" office:value="1.389802" calcext:value-type="float">
            <text:p>1.389802</text:p>
          </table:table-cell>
          <table:table-cell table:formula="of:=[Datos_MoCap.C353]" office:value-type="float" office:value="0.196349" calcext:value-type="float">
            <text:p>0.196349</text:p>
          </table:table-cell>
          <table:table-cell table:formula="of:=[Datos_MoCap.D353]" office:value-type="float" office:value="0.00348" calcext:value-type="float">
            <text:p>0.00348</text:p>
          </table:table-cell>
          <table:table-cell table:formula="of:=[Datos_MoCap.F353]" office:value-type="float" office:value="-0.050798" calcext:value-type="float">
            <text:p>-0.050798</text:p>
          </table:table-cell>
          <table:table-cell table:formula="of:=[Datos_MoCap.E353]" office:value-type="float" office:value="0.157275" calcext:value-type="float">
            <text:p>0.157275</text:p>
          </table:table-cell>
          <table:table-cell/>
          <table:table-cell table:formula="of:=(#REF!353^2)*(0.178)+(#REF!353)*(0.352)-0.013" office:value-type="string" office:string-value="" calcext:value-type="error">
            <text:p>#NAME?</text:p>
          </table:table-cell>
          <table:table-cell table:formula="of:=([.J353]^2)*(-0.89)+([.J353])*(-0.633)-0.245" office:value-type="float" office:value="-0.40360102452289" calcext:value-type="float">
            <text:p>-0.4036010245</text:p>
          </table:table-cell>
          <table:table-cell table:formula="of:=([.I353]^2)*(-0.189)+([.I353])*(0.905)-0.392" office:value-type="float" office:value="0.500707935750444" calcext:value-type="float">
            <text:p>0.500707935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4]" office:value-type="float" office:value="-0.037666" calcext:value-type="float">
            <text:p>-0.037666</text:p>
          </table:table-cell>
          <table:table-cell table:formula="of:=[Datos_MoCap.B354]" office:value-type="float" office:value="1.388269" calcext:value-type="float">
            <text:p>1.388269</text:p>
          </table:table-cell>
          <table:table-cell table:formula="of:=[Datos_MoCap.C354]" office:value-type="float" office:value="0.201712" calcext:value-type="float">
            <text:p>0.201712</text:p>
          </table:table-cell>
          <table:table-cell table:formula="of:=[Datos_MoCap.D354]" office:value-type="float" office:value="0.002742" calcext:value-type="float">
            <text:p>0.002742</text:p>
          </table:table-cell>
          <table:table-cell table:formula="of:=[Datos_MoCap.F354]" office:value-type="float" office:value="-0.051324" calcext:value-type="float">
            <text:p>-0.051324</text:p>
          </table:table-cell>
          <table:table-cell table:formula="of:=[Datos_MoCap.E354]" office:value-type="float" office:value="0.15717" calcext:value-type="float">
            <text:p>0.15717</text:p>
          </table:table-cell>
          <table:table-cell/>
          <table:table-cell table:formula="of:=(#REF!354^2)*(0.178)+(#REF!354)*(0.352)-0.013" office:value-type="string" office:string-value="" calcext:value-type="error">
            <text:p>#NAME?</text:p>
          </table:table-cell>
          <table:table-cell table:formula="of:=([.J354]^2)*(-0.89)+([.J354])*(-0.633)-0.245" office:value-type="float" office:value="-0.40889577654016" calcext:value-type="float">
            <text:p>-0.4088957765</text:p>
          </table:table-cell>
          <table:table-cell table:formula="of:=([.I354]^2)*(-0.189)+([.I354])*(0.905)-0.392" office:value-type="float" office:value="0.500125480707771" calcext:value-type="float">
            <text:p>0.500125480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5]" office:value-type="float" office:value="-0.0397" calcext:value-type="float">
            <text:p>-0.0397</text:p>
          </table:table-cell>
          <table:table-cell table:formula="of:=[Datos_MoCap.B355]" office:value-type="float" office:value="1.386665" calcext:value-type="float">
            <text:p>1.386665</text:p>
          </table:table-cell>
          <table:table-cell table:formula="of:=[Datos_MoCap.C355]" office:value-type="float" office:value="0.206825" calcext:value-type="float">
            <text:p>0.206825</text:p>
          </table:table-cell>
          <table:table-cell table:formula="of:=[Datos_MoCap.D355]" office:value-type="float" office:value="0.001807" calcext:value-type="float">
            <text:p>0.001807</text:p>
          </table:table-cell>
          <table:table-cell table:formula="of:=[Datos_MoCap.F355]" office:value-type="float" office:value="-0.052227" calcext:value-type="float">
            <text:p>-0.052227</text:p>
          </table:table-cell>
          <table:table-cell table:formula="of:=[Datos_MoCap.E355]" office:value-type="float" office:value="0.156675" calcext:value-type="float">
            <text:p>0.156675</text:p>
          </table:table-cell>
          <table:table-cell/>
          <table:table-cell table:formula="of:=(#REF!355^2)*(0.178)+(#REF!355)*(0.352)-0.013" office:value-type="string" office:string-value="" calcext:value-type="error">
            <text:p>#NAME?</text:p>
          </table:table-cell>
          <table:table-cell table:formula="of:=([.J355]^2)*(-0.89)+([.J355])*(-0.633)-0.245" office:value-type="float" office:value="-0.41399138175625" calcext:value-type="float">
            <text:p>-0.4139913818</text:p>
          </table:table-cell>
          <table:table-cell table:formula="of:=([.I355]^2)*(-0.189)+([.I355])*(0.905)-0.392" office:value-type="float" office:value="0.499515098599475" calcext:value-type="float">
            <text:p>0.499515098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6]" office:value-type="float" office:value="-0.041661" calcext:value-type="float">
            <text:p>-0.041661</text:p>
          </table:table-cell>
          <table:table-cell table:formula="of:=[Datos_MoCap.B356]" office:value-type="float" office:value="1.384988" calcext:value-type="float">
            <text:p>1.384988</text:p>
          </table:table-cell>
          <table:table-cell table:formula="of:=[Datos_MoCap.C356]" office:value-type="float" office:value="0.211735" calcext:value-type="float">
            <text:p>0.211735</text:p>
          </table:table-cell>
          <table:table-cell table:formula="of:=[Datos_MoCap.D356]" office:value-type="float" office:value="0.000758" calcext:value-type="float">
            <text:p>0.000758</text:p>
          </table:table-cell>
          <table:table-cell table:formula="of:=[Datos_MoCap.F356]" office:value-type="float" office:value="-0.05308" calcext:value-type="float">
            <text:p>-0.05308</text:p>
          </table:table-cell>
          <table:table-cell table:formula="of:=[Datos_MoCap.E356]" office:value-type="float" office:value="0.155786" calcext:value-type="float">
            <text:p>0.155786</text:p>
          </table:table-cell>
          <table:table-cell/>
          <table:table-cell table:formula="of:=(#REF!356^2)*(0.178)+(#REF!356)*(0.352)-0.013" office:value-type="string" office:string-value="" calcext:value-type="error">
            <text:p>#NAME?</text:p>
          </table:table-cell>
          <table:table-cell table:formula="of:=([.J356]^2)*(-0.89)+([.J356])*(-0.633)-0.245" office:value-type="float" office:value="-0.41892847710025" calcext:value-type="float">
            <text:p>-0.4189284771</text:p>
          </table:table-cell>
          <table:table-cell table:formula="of:=([.I356]^2)*(-0.189)+([.I356])*(0.905)-0.392" office:value-type="float" office:value="0.498875897332784" calcext:value-type="float">
            <text:p>0.498875897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7]" office:value-type="float" office:value="-0.043588" calcext:value-type="float">
            <text:p>-0.043588</text:p>
          </table:table-cell>
          <table:table-cell table:formula="of:=[Datos_MoCap.B357]" office:value-type="float" office:value="1.383117" calcext:value-type="float">
            <text:p>1.383117</text:p>
          </table:table-cell>
          <table:table-cell table:formula="of:=[Datos_MoCap.C357]" office:value-type="float" office:value="0.216582" calcext:value-type="float">
            <text:p>0.216582</text:p>
          </table:table-cell>
          <table:table-cell table:formula="of:=[Datos_MoCap.D357]" office:value-type="float" office:value="0.000085" calcext:value-type="float">
            <text:p>0.000085</text:p>
          </table:table-cell>
          <table:table-cell table:formula="of:=[Datos_MoCap.F357]" office:value-type="float" office:value="-0.053669" calcext:value-type="float">
            <text:p>-0.053669</text:p>
          </table:table-cell>
          <table:table-cell table:formula="of:=[Datos_MoCap.E357]" office:value-type="float" office:value="0.155108" calcext:value-type="float">
            <text:p>0.155108</text:p>
          </table:table-cell>
          <table:table-cell/>
          <table:table-cell table:formula="of:=(#REF!357^2)*(0.178)+(#REF!357)*(0.352)-0.013" office:value-type="string" office:string-value="" calcext:value-type="error">
            <text:p>#NAME?</text:p>
          </table:table-cell>
          <table:table-cell table:formula="of:=([.J357]^2)*(-0.89)+([.J357])*(-0.633)-0.245" office:value-type="float" office:value="-0.42384431482436" calcext:value-type="float">
            <text:p>-0.4238443148</text:p>
          </table:table-cell>
          <table:table-cell table:formula="of:=([.I357]^2)*(-0.189)+([.I357])*(0.905)-0.392" office:value-type="float" office:value="0.498161496854779" calcext:value-type="float">
            <text:p>0.498161496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8]" office:value-type="float" office:value="-0.04546" calcext:value-type="float">
            <text:p>-0.04546</text:p>
          </table:table-cell>
          <table:table-cell table:formula="of:=[Datos_MoCap.B358]" office:value-type="float" office:value="1.381397" calcext:value-type="float">
            <text:p>1.381397</text:p>
          </table:table-cell>
          <table:table-cell table:formula="of:=[Datos_MoCap.C358]" office:value-type="float" office:value="0.221199" calcext:value-type="float">
            <text:p>0.221199</text:p>
          </table:table-cell>
          <table:table-cell table:formula="of:=[Datos_MoCap.D358]" office:value-type="float" office:value="-0.001271" calcext:value-type="float">
            <text:p>-0.001271</text:p>
          </table:table-cell>
          <table:table-cell table:formula="of:=[Datos_MoCap.F358]" office:value-type="float" office:value="-0.054777" calcext:value-type="float">
            <text:p>-0.054777</text:p>
          </table:table-cell>
          <table:table-cell table:formula="of:=[Datos_MoCap.E358]" office:value-type="float" office:value="0.154194" calcext:value-type="float">
            <text:p>0.154194</text:p>
          </table:table-cell>
          <table:table-cell/>
          <table:table-cell table:formula="of:=(#REF!358^2)*(0.178)+(#REF!358)*(0.352)-0.013" office:value-type="string" office:string-value="" calcext:value-type="error">
            <text:p>#NAME?</text:p>
          </table:table-cell>
          <table:table-cell table:formula="of:=([.J358]^2)*(-0.89)+([.J358])*(-0.633)-0.245" office:value-type="float" office:value="-0.42856577486489" calcext:value-type="float">
            <text:p>-0.4285657749</text:p>
          </table:table-cell>
          <table:table-cell table:formula="of:=([.I358]^2)*(-0.189)+([.I358])*(0.905)-0.392" office:value-type="float" office:value="0.497503585065899" calcext:value-type="float">
            <text:p>0.497503585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9]" office:value-type="float" office:value="-0.047369" calcext:value-type="float">
            <text:p>-0.047369</text:p>
          </table:table-cell>
          <table:table-cell table:formula="of:=[Datos_MoCap.B359]" office:value-type="float" office:value="1.379503" calcext:value-type="float">
            <text:p>1.379503</text:p>
          </table:table-cell>
          <table:table-cell table:formula="of:=[Datos_MoCap.C359]" office:value-type="float" office:value="0.225895" calcext:value-type="float">
            <text:p>0.225895</text:p>
          </table:table-cell>
          <table:table-cell table:formula="of:=[Datos_MoCap.D359]" office:value-type="float" office:value="-0.001709" calcext:value-type="float">
            <text:p>-0.001709</text:p>
          </table:table-cell>
          <table:table-cell table:formula="of:=[Datos_MoCap.F359]" office:value-type="float" office:value="-0.055331" calcext:value-type="float">
            <text:p>-0.055331</text:p>
          </table:table-cell>
          <table:table-cell table:formula="of:=[Datos_MoCap.E359]" office:value-type="float" office:value="0.153852" calcext:value-type="float">
            <text:p>0.153852</text:p>
          </table:table-cell>
          <table:table-cell/>
          <table:table-cell table:formula="of:=(#REF!359^2)*(0.178)+(#REF!359)*(0.352)-0.013" office:value-type="string" office:string-value="" calcext:value-type="error">
            <text:p>#NAME?</text:p>
          </table:table-cell>
          <table:table-cell table:formula="of:=([.J359]^2)*(-0.89)+([.J359])*(-0.633)-0.245" office:value-type="float" office:value="-0.43340694541225" calcext:value-type="float">
            <text:p>-0.4334069454</text:p>
          </table:table-cell>
          <table:table-cell table:formula="of:=([.I359]^2)*(-0.189)+([.I359])*(0.905)-0.392" office:value-type="float" office:value="0.496777823395299" calcext:value-type="float">
            <text:p>0.496777823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0]" office:value-type="float" office:value="-0.049243" calcext:value-type="float">
            <text:p>-0.049243</text:p>
          </table:table-cell>
          <table:table-cell table:formula="of:=[Datos_MoCap.B360]" office:value-type="float" office:value="1.377634" calcext:value-type="float">
            <text:p>1.377634</text:p>
          </table:table-cell>
          <table:table-cell table:formula="of:=[Datos_MoCap.C360]" office:value-type="float" office:value="0.230461" calcext:value-type="float">
            <text:p>0.230461</text:p>
          </table:table-cell>
          <table:table-cell table:formula="of:=[Datos_MoCap.D360]" office:value-type="float" office:value="-0.002343" calcext:value-type="float">
            <text:p>-0.002343</text:p>
          </table:table-cell>
          <table:table-cell table:formula="of:=[Datos_MoCap.F360]" office:value-type="float" office:value="-0.055641" calcext:value-type="float">
            <text:p>-0.055641</text:p>
          </table:table-cell>
          <table:table-cell table:formula="of:=[Datos_MoCap.E360]" office:value-type="float" office:value="0.1538" calcext:value-type="float">
            <text:p>0.1538</text:p>
          </table:table-cell>
          <table:table-cell/>
          <table:table-cell table:formula="of:=(#REF!360^2)*(0.178)+(#REF!360)*(0.352)-0.013" office:value-type="string" office:string-value="" calcext:value-type="error">
            <text:p>#NAME?</text:p>
          </table:table-cell>
          <table:table-cell table:formula="of:=([.J360]^2)*(-0.89)+([.J360])*(-0.633)-0.245" office:value-type="float" office:value="-0.43815173554369" calcext:value-type="float">
            <text:p>-0.4381517355</text:p>
          </table:table-cell>
          <table:table-cell table:formula="of:=([.I360]^2)*(-0.189)+([.I360])*(0.905)-0.392" office:value-type="float" office:value="0.496060312226316" calcext:value-type="float">
            <text:p>0.496060312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1]" office:value-type="float" office:value="-0.051126" calcext:value-type="float">
            <text:p>-0.051126</text:p>
          </table:table-cell>
          <table:table-cell table:formula="of:=[Datos_MoCap.B361]" office:value-type="float" office:value="1.375671" calcext:value-type="float">
            <text:p>1.375671</text:p>
          </table:table-cell>
          <table:table-cell table:formula="of:=[Datos_MoCap.C361]" office:value-type="float" office:value="0.234905" calcext:value-type="float">
            <text:p>0.234905</text:p>
          </table:table-cell>
          <table:table-cell table:formula="of:=[Datos_MoCap.D361]" office:value-type="float" office:value="-0.002629" calcext:value-type="float">
            <text:p>-0.002629</text:p>
          </table:table-cell>
          <table:table-cell table:formula="of:=[Datos_MoCap.F361]" office:value-type="float" office:value="-0.055493" calcext:value-type="float">
            <text:p>-0.055493</text:p>
          </table:table-cell>
          <table:table-cell table:formula="of:=[Datos_MoCap.E361]" office:value-type="float" office:value="0.154476" calcext:value-type="float">
            <text:p>0.154476</text:p>
          </table:table-cell>
          <table:table-cell/>
          <table:table-cell table:formula="of:=(#REF!361^2)*(0.178)+(#REF!361)*(0.352)-0.013" office:value-type="string" office:string-value="" calcext:value-type="error">
            <text:p>#NAME?</text:p>
          </table:table-cell>
          <table:table-cell table:formula="of:=([.J361]^2)*(-0.89)+([.J361])*(-0.633)-0.245" office:value-type="float" office:value="-0.44280538453225" calcext:value-type="float">
            <text:p>-0.4428053845</text:p>
          </table:table-cell>
          <table:table-cell table:formula="of:=([.I361]^2)*(-0.189)+([.I361])*(0.905)-0.392" office:value-type="float" office:value="0.495305292654451" calcext:value-type="float">
            <text:p>0.495305292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2]" office:value-type="float" office:value="-0.053015" calcext:value-type="float">
            <text:p>-0.053015</text:p>
          </table:table-cell>
          <table:table-cell table:formula="of:=[Datos_MoCap.B362]" office:value-type="float" office:value="1.373547" calcext:value-type="float">
            <text:p>1.373547</text:p>
          </table:table-cell>
          <table:table-cell table:formula="of:=[Datos_MoCap.C362]" office:value-type="float" office:value="0.239302" calcext:value-type="float">
            <text:p>0.239302</text:p>
          </table:table-cell>
          <table:table-cell table:formula="of:=[Datos_MoCap.D362]" office:value-type="float" office:value="-0.002152" calcext:value-type="float">
            <text:p>-0.002152</text:p>
          </table:table-cell>
          <table:table-cell table:formula="of:=[Datos_MoCap.F362]" office:value-type="float" office:value="-0.054823" calcext:value-type="float">
            <text:p>-0.054823</text:p>
          </table:table-cell>
          <table:table-cell table:formula="of:=[Datos_MoCap.E362]" office:value-type="float" office:value="0.156336" calcext:value-type="float">
            <text:p>0.156336</text:p>
          </table:table-cell>
          <table:table-cell/>
          <table:table-cell table:formula="of:=(#REF!362^2)*(0.178)+(#REF!362)*(0.352)-0.013" office:value-type="string" office:string-value="" calcext:value-type="error">
            <text:p>#NAME?</text:p>
          </table:table-cell>
          <table:table-cell table:formula="of:=([.J362]^2)*(-0.89)+([.J362])*(-0.633)-0.245" office:value-type="float" office:value="-0.44744441401156" calcext:value-type="float">
            <text:p>-0.447444414</text:p>
          </table:table-cell>
          <table:table-cell table:formula="of:=([.I362]^2)*(-0.189)+([.I362])*(0.905)-0.392" office:value-type="float" office:value="0.494486707731499" calcext:value-type="float">
            <text:p>0.494486707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3]" office:value-type="float" office:value="-0.054982" calcext:value-type="float">
            <text:p>-0.054982</text:p>
          </table:table-cell>
          <table:table-cell table:formula="of:=[Datos_MoCap.B363]" office:value-type="float" office:value="1.371535" calcext:value-type="float">
            <text:p>1.371535</text:p>
          </table:table-cell>
          <table:table-cell table:formula="of:=[Datos_MoCap.C363]" office:value-type="float" office:value="0.243471" calcext:value-type="float">
            <text:p>0.243471</text:p>
          </table:table-cell>
          <table:table-cell table:formula="of:=[Datos_MoCap.D363]" office:value-type="float" office:value="-0.001546" calcext:value-type="float">
            <text:p>-0.001546</text:p>
          </table:table-cell>
          <table:table-cell table:formula="of:=[Datos_MoCap.F363]" office:value-type="float" office:value="-0.054484" calcext:value-type="float">
            <text:p>-0.054484</text:p>
          </table:table-cell>
          <table:table-cell table:formula="of:=[Datos_MoCap.E363]" office:value-type="float" office:value="0.158541" calcext:value-type="float">
            <text:p>0.158541</text:p>
          </table:table-cell>
          <table:table-cell/>
          <table:table-cell table:formula="of:=(#REF!363^2)*(0.178)+(#REF!363)*(0.352)-0.013" office:value-type="string" office:string-value="" calcext:value-type="error">
            <text:p>#NAME?</text:p>
          </table:table-cell>
          <table:table-cell table:formula="of:=([.J363]^2)*(-0.89)+([.J363])*(-0.633)-0.245" office:value-type="float" office:value="-0.45187467677849" calcext:value-type="float">
            <text:p>-0.4518746768</text:p>
          </table:table-cell>
          <table:table-cell table:formula="of:=([.I363]^2)*(-0.189)+([.I363])*(0.905)-0.392" office:value-type="float" office:value="0.493709714573475" calcext:value-type="float">
            <text:p>0.493709714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4]" office:value-type="float" office:value="-0.056882" calcext:value-type="float">
            <text:p>-0.056882</text:p>
          </table:table-cell>
          <table:table-cell table:formula="of:=[Datos_MoCap.B364]" office:value-type="float" office:value="1.370036" calcext:value-type="float">
            <text:p>1.370036</text:p>
          </table:table-cell>
          <table:table-cell table:formula="of:=[Datos_MoCap.C364]" office:value-type="float" office:value="0.247403" calcext:value-type="float">
            <text:p>0.247403</text:p>
          </table:table-cell>
          <table:table-cell table:formula="of:=[Datos_MoCap.D364]" office:value-type="float" office:value="-0.000672" calcext:value-type="float">
            <text:p>-0.000672</text:p>
          </table:table-cell>
          <table:table-cell table:formula="of:=[Datos_MoCap.F364]" office:value-type="float" office:value="-0.054255" calcext:value-type="float">
            <text:p>-0.054255</text:p>
          </table:table-cell>
          <table:table-cell table:formula="of:=[Datos_MoCap.E364]" office:value-type="float" office:value="0.160834" calcext:value-type="float">
            <text:p>0.160834</text:p>
          </table:table-cell>
          <table:table-cell/>
          <table:table-cell table:formula="of:=(#REF!364^2)*(0.178)+(#REF!364)*(0.352)-0.013" office:value-type="string" office:string-value="" calcext:value-type="error">
            <text:p>#NAME?</text:p>
          </table:table-cell>
          <table:table-cell table:formula="of:=([.J364]^2)*(-0.89)+([.J364])*(-0.633)-0.245" office:value-type="float" office:value="-0.45608143652401" calcext:value-type="float">
            <text:p>-0.4560814365</text:p>
          </table:table-cell>
          <table:table-cell table:formula="of:=([.I364]^2)*(-0.189)+([.I364])*(0.905)-0.392" office:value-type="float" office:value="0.493129836795056" calcext:value-type="float">
            <text:p>0.493129836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5]" office:value-type="float" office:value="-0.058663" calcext:value-type="float">
            <text:p>-0.058663</text:p>
          </table:table-cell>
          <table:table-cell table:formula="of:=[Datos_MoCap.B365]" office:value-type="float" office:value="1.369226" calcext:value-type="float">
            <text:p>1.369226</text:p>
          </table:table-cell>
          <table:table-cell table:formula="of:=[Datos_MoCap.C365]" office:value-type="float" office:value="0.251021" calcext:value-type="float">
            <text:p>0.251021</text:p>
          </table:table-cell>
          <table:table-cell table:formula="of:=[Datos_MoCap.D365]" office:value-type="float" office:value="0.00002" calcext:value-type="float">
            <text:p>0.00002</text:p>
          </table:table-cell>
          <table:table-cell table:formula="of:=[Datos_MoCap.F365]" office:value-type="float" office:value="-0.05396" calcext:value-type="float">
            <text:p>-0.05396</text:p>
          </table:table-cell>
          <table:table-cell table:formula="of:=[Datos_MoCap.E365]" office:value-type="float" office:value="0.163348" calcext:value-type="float">
            <text:p>0.163348</text:p>
          </table:table-cell>
          <table:table-cell/>
          <table:table-cell table:formula="of:=(#REF!365^2)*(0.178)+(#REF!365)*(0.352)-0.013" office:value-type="string" office:string-value="" calcext:value-type="error">
            <text:p>#NAME?</text:p>
          </table:table-cell>
          <table:table-cell table:formula="of:=([.J365]^2)*(-0.89)+([.J365])*(-0.633)-0.245" office:value-type="float" office:value="-0.45997656577249" calcext:value-type="float">
            <text:p>-0.4599765658</text:p>
          </table:table-cell>
          <table:table-cell table:formula="of:=([.I365]^2)*(-0.189)+([.I365])*(0.905)-0.392" office:value-type="float" office:value="0.492816140414636" calcext:value-type="float">
            <text:p>0.492816140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6]" office:value-type="float" office:value="-0.06041" calcext:value-type="float">
            <text:p>-0.06041</text:p>
          </table:table-cell>
          <table:table-cell table:formula="of:=[Datos_MoCap.B366]" office:value-type="float" office:value="1.368657" calcext:value-type="float">
            <text:p>1.368657</text:p>
          </table:table-cell>
          <table:table-cell table:formula="of:=[Datos_MoCap.C366]" office:value-type="float" office:value="0.25418" calcext:value-type="float">
            <text:p>0.25418</text:p>
          </table:table-cell>
          <table:table-cell table:formula="of:=[Datos_MoCap.D366]" office:value-type="float" office:value="0.00084" calcext:value-type="float">
            <text:p>0.00084</text:p>
          </table:table-cell>
          <table:table-cell table:formula="of:=[Datos_MoCap.F366]" office:value-type="float" office:value="-0.053308" calcext:value-type="float">
            <text:p>-0.053308</text:p>
          </table:table-cell>
          <table:table-cell table:formula="of:=[Datos_MoCap.E366]" office:value-type="float" office:value="0.165869" calcext:value-type="float">
            <text:p>0.165869</text:p>
          </table:table-cell>
          <table:table-cell/>
          <table:table-cell table:formula="of:=(#REF!366^2)*(0.178)+(#REF!366)*(0.352)-0.013" office:value-type="string" office:string-value="" calcext:value-type="error">
            <text:p>#NAME?</text:p>
          </table:table-cell>
          <table:table-cell table:formula="of:=([.J366]^2)*(-0.89)+([.J366])*(-0.633)-0.245" office:value-type="float" office:value="-0.463396590436" calcext:value-type="float">
            <text:p>-0.4633965904</text:p>
          </table:table-cell>
          <table:table-cell table:formula="of:=([.I366]^2)*(-0.189)+([.I366])*(0.905)-0.392" office:value-type="float" office:value="0.492595630090339" calcext:value-type="float">
            <text:p>0.492595630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7]" office:value-type="float" office:value="-0.062045" calcext:value-type="float">
            <text:p>-0.062045</text:p>
          </table:table-cell>
          <table:table-cell table:formula="of:=[Datos_MoCap.B367]" office:value-type="float" office:value="1.368211" calcext:value-type="float">
            <text:p>1.368211</text:p>
          </table:table-cell>
          <table:table-cell table:formula="of:=[Datos_MoCap.C367]" office:value-type="float" office:value="0.256749" calcext:value-type="float">
            <text:p>0.256749</text:p>
          </table:table-cell>
          <table:table-cell table:formula="of:=[Datos_MoCap.D367]" office:value-type="float" office:value="0.001369" calcext:value-type="float">
            <text:p>0.001369</text:p>
          </table:table-cell>
          <table:table-cell table:formula="of:=[Datos_MoCap.F367]" office:value-type="float" office:value="-0.053156" calcext:value-type="float">
            <text:p>-0.053156</text:p>
          </table:table-cell>
          <table:table-cell table:formula="of:=[Datos_MoCap.E367]" office:value-type="float" office:value="0.168298" calcext:value-type="float">
            <text:p>0.168298</text:p>
          </table:table-cell>
          <table:table-cell/>
          <table:table-cell table:formula="of:=(#REF!367^2)*(0.178)+(#REF!367)*(0.352)-0.013" office:value-type="string" office:string-value="" calcext:value-type="error">
            <text:p>#NAME?</text:p>
          </table:table-cell>
          <table:table-cell table:formula="of:=([.J367]^2)*(-0.89)+([.J367])*(-0.633)-0.245" office:value-type="float" office:value="-0.46619096061089" calcext:value-type="float">
            <text:p>-0.4661909606</text:p>
          </table:table-cell>
          <table:table-cell table:formula="of:=([.I367]^2)*(-0.189)+([.I367])*(0.905)-0.392" office:value-type="float" office:value="0.492422701641531" calcext:value-type="float">
            <text:p>0.492422701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8]" office:value-type="float" office:value="-0.063583" calcext:value-type="float">
            <text:p>-0.063583</text:p>
          </table:table-cell>
          <table:table-cell table:formula="of:=[Datos_MoCap.B368]" office:value-type="float" office:value="1.367623" calcext:value-type="float">
            <text:p>1.367623</text:p>
          </table:table-cell>
          <table:table-cell table:formula="of:=[Datos_MoCap.C368]" office:value-type="float" office:value="0.258708" calcext:value-type="float">
            <text:p>0.258708</text:p>
          </table:table-cell>
          <table:table-cell table:formula="of:=[Datos_MoCap.D368]" office:value-type="float" office:value="0.001943" calcext:value-type="float">
            <text:p>0.001943</text:p>
          </table:table-cell>
          <table:table-cell table:formula="of:=[Datos_MoCap.F368]" office:value-type="float" office:value="-0.053083" calcext:value-type="float">
            <text:p>-0.053083</text:p>
          </table:table-cell>
          <table:table-cell table:formula="of:=[Datos_MoCap.E368]" office:value-type="float" office:value="0.170166" calcext:value-type="float">
            <text:p>0.170166</text:p>
          </table:table-cell>
          <table:table-cell/>
          <table:table-cell table:formula="of:=(#REF!368^2)*(0.178)+(#REF!368)*(0.352)-0.013" office:value-type="string" office:string-value="" calcext:value-type="error">
            <text:p>#NAME?</text:p>
          </table:table-cell>
          <table:table-cell table:formula="of:=([.J368]^2)*(-0.89)+([.J368])*(-0.633)-0.245" office:value-type="float" office:value="-0.46832971204496" calcext:value-type="float">
            <text:p>-0.468329712</text:p>
          </table:table-cell>
          <table:table-cell table:formula="of:=([.I368]^2)*(-0.189)+([.I368])*(0.905)-0.392" office:value-type="float" office:value="0.492194600345619" calcext:value-type="float">
            <text:p>0.492194600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9]" office:value-type="float" office:value="-0.064971" calcext:value-type="float">
            <text:p>-0.064971</text:p>
          </table:table-cell>
          <table:table-cell table:formula="of:=[Datos_MoCap.B369]" office:value-type="float" office:value="1.366893" calcext:value-type="float">
            <text:p>1.366893</text:p>
          </table:table-cell>
          <table:table-cell table:formula="of:=[Datos_MoCap.C369]" office:value-type="float" office:value="0.26027" calcext:value-type="float">
            <text:p>0.26027</text:p>
          </table:table-cell>
          <table:table-cell table:formula="of:=[Datos_MoCap.D369]" office:value-type="float" office:value="0.002902" calcext:value-type="float">
            <text:p>0.002902</text:p>
          </table:table-cell>
          <table:table-cell table:formula="of:=[Datos_MoCap.F369]" office:value-type="float" office:value="-0.052994" calcext:value-type="float">
            <text:p>-0.052994</text:p>
          </table:table-cell>
          <table:table-cell table:formula="of:=[Datos_MoCap.E369]" office:value-type="float" office:value="0.17194" calcext:value-type="float">
            <text:p>0.17194</text:p>
          </table:table-cell>
          <table:table-cell/>
          <table:table-cell table:formula="of:=(#REF!369^2)*(0.178)+(#REF!369)*(0.352)-0.013" office:value-type="string" office:string-value="" calcext:value-type="error">
            <text:p>#NAME?</text:p>
          </table:table-cell>
          <table:table-cell table:formula="of:=([.J369]^2)*(-0.89)+([.J369])*(-0.633)-0.245" office:value-type="float" office:value="-0.470039930881" calcext:value-type="float">
            <text:p>-0.4700399309</text:p>
          </table:table-cell>
          <table:table-cell table:formula="of:=([.I369]^2)*(-0.189)+([.I369])*(0.905)-0.392" office:value-type="float" office:value="0.491911231518139" calcext:value-type="float">
            <text:p>0.491911231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0]" office:value-type="float" office:value="-0.066142" calcext:value-type="float">
            <text:p>-0.066142</text:p>
          </table:table-cell>
          <table:table-cell table:formula="of:=[Datos_MoCap.B370]" office:value-type="float" office:value="1.366092" calcext:value-type="float">
            <text:p>1.366092</text:p>
          </table:table-cell>
          <table:table-cell table:formula="of:=[Datos_MoCap.C370]" office:value-type="float" office:value="0.261501" calcext:value-type="float">
            <text:p>0.261501</text:p>
          </table:table-cell>
          <table:table-cell table:formula="of:=[Datos_MoCap.D370]" office:value-type="float" office:value="0.003964" calcext:value-type="float">
            <text:p>0.003964</text:p>
          </table:table-cell>
          <table:table-cell table:formula="of:=[Datos_MoCap.F370]" office:value-type="float" office:value="-0.053103" calcext:value-type="float">
            <text:p>-0.053103</text:p>
          </table:table-cell>
          <table:table-cell table:formula="of:=[Datos_MoCap.E370]" office:value-type="float" office:value="0.173572" calcext:value-type="float">
            <text:p>0.173572</text:p>
          </table:table-cell>
          <table:table-cell/>
          <table:table-cell table:formula="of:=(#REF!370^2)*(0.178)+(#REF!370)*(0.352)-0.013" office:value-type="string" office:string-value="" calcext:value-type="error">
            <text:p>#NAME?</text:p>
          </table:table-cell>
          <table:table-cell table:formula="of:=([.J370]^2)*(-0.89)+([.J370])*(-0.633)-0.245" office:value-type="float" office:value="-0.47139080097089" calcext:value-type="float">
            <text:p>-0.471390801</text:p>
          </table:table-cell>
          <table:table-cell table:formula="of:=([.I370]^2)*(-0.189)+([.I370])*(0.905)-0.392" office:value-type="float" office:value="0.491600070384304" calcext:value-type="float">
            <text:p>0.491600070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1]" office:value-type="float" office:value="-0.067255" calcext:value-type="float">
            <text:p>-0.067255</text:p>
          </table:table-cell>
          <table:table-cell table:formula="of:=[Datos_MoCap.B371]" office:value-type="float" office:value="1.365459" calcext:value-type="float">
            <text:p>1.365459</text:p>
          </table:table-cell>
          <table:table-cell table:formula="of:=[Datos_MoCap.C371]" office:value-type="float" office:value="0.262343" calcext:value-type="float">
            <text:p>0.262343</text:p>
          </table:table-cell>
          <table:table-cell table:formula="of:=[Datos_MoCap.D371]" office:value-type="float" office:value="0.00455" calcext:value-type="float">
            <text:p>0.00455</text:p>
          </table:table-cell>
          <table:table-cell table:formula="of:=[Datos_MoCap.F371]" office:value-type="float" office:value="-0.053513" calcext:value-type="float">
            <text:p>-0.053513</text:p>
          </table:table-cell>
          <table:table-cell table:formula="of:=[Datos_MoCap.E371]" office:value-type="float" office:value="0.174839" calcext:value-type="float">
            <text:p>0.174839</text:p>
          </table:table-cell>
          <table:table-cell/>
          <table:table-cell table:formula="of:=(#REF!371^2)*(0.178)+(#REF!371)*(0.352)-0.013" office:value-type="string" office:string-value="" calcext:value-type="error">
            <text:p>#NAME?</text:p>
          </table:table-cell>
          <table:table-cell table:formula="of:=([.J371]^2)*(-0.89)+([.J371])*(-0.633)-0.245" office:value-type="float" office:value="-0.47231634518761" calcext:value-type="float">
            <text:p>-0.4723163452</text:p>
          </table:table-cell>
          <table:table-cell table:formula="of:=([.I371]^2)*(-0.189)+([.I371])*(0.905)-0.392" office:value-type="float" office:value="0.491353999951291" calcext:value-type="float">
            <text:p>0.49135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2]" office:value-type="float" office:value="-0.068154" calcext:value-type="float">
            <text:p>-0.068154</text:p>
          </table:table-cell>
          <table:table-cell table:formula="of:=[Datos_MoCap.B372]" office:value-type="float" office:value="1.364804" calcext:value-type="float">
            <text:p>1.364804</text:p>
          </table:table-cell>
          <table:table-cell table:formula="of:=[Datos_MoCap.C372]" office:value-type="float" office:value="0.262945" calcext:value-type="float">
            <text:p>0.262945</text:p>
          </table:table-cell>
          <table:table-cell table:formula="of:=[Datos_MoCap.D372]" office:value-type="float" office:value="0.00557" calcext:value-type="float">
            <text:p>0.00557</text:p>
          </table:table-cell>
          <table:table-cell table:formula="of:=[Datos_MoCap.F372]" office:value-type="float" office:value="-0.053181" calcext:value-type="float">
            <text:p>-0.053181</text:p>
          </table:table-cell>
          <table:table-cell table:formula="of:=[Datos_MoCap.E372]" office:value-type="float" office:value="0.176368" calcext:value-type="float">
            <text:p>0.176368</text:p>
          </table:table-cell>
          <table:table-cell/>
          <table:table-cell table:formula="of:=(#REF!372^2)*(0.178)+(#REF!372)*(0.352)-0.013" office:value-type="string" office:string-value="" calcext:value-type="error">
            <text:p>#NAME?</text:p>
          </table:table-cell>
          <table:table-cell table:formula="of:=([.J372]^2)*(-0.89)+([.J372])*(-0.633)-0.245" office:value-type="float" office:value="-0.47297884999225" calcext:value-type="float">
            <text:p>-0.47297885</text:p>
          </table:table-cell>
          <table:table-cell table:formula="of:=([.I372]^2)*(-0.189)+([.I372])*(0.905)-0.392" office:value-type="float" office:value="0.491099217859376" calcext:value-type="float">
            <text:p>0.491099217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3]" office:value-type="float" office:value="-0.068818" calcext:value-type="float">
            <text:p>-0.068818</text:p>
          </table:table-cell>
          <table:table-cell table:formula="of:=[Datos_MoCap.B373]" office:value-type="float" office:value="1.364458" calcext:value-type="float">
            <text:p>1.364458</text:p>
          </table:table-cell>
          <table:table-cell table:formula="of:=[Datos_MoCap.C373]" office:value-type="float" office:value="0.262967" calcext:value-type="float">
            <text:p>0.262967</text:p>
          </table:table-cell>
          <table:table-cell table:formula="of:=[Datos_MoCap.D373]" office:value-type="float" office:value="0.005975" calcext:value-type="float">
            <text:p>0.005975</text:p>
          </table:table-cell>
          <table:table-cell table:formula="of:=[Datos_MoCap.F373]" office:value-type="float" office:value="-0.053461" calcext:value-type="float">
            <text:p>-0.053461</text:p>
          </table:table-cell>
          <table:table-cell table:formula="of:=[Datos_MoCap.E373]" office:value-type="float" office:value="0.177095" calcext:value-type="float">
            <text:p>0.177095</text:p>
          </table:table-cell>
          <table:table-cell/>
          <table:table-cell table:formula="of:=(#REF!373^2)*(0.178)+(#REF!373)*(0.352)-0.013" office:value-type="string" office:string-value="" calcext:value-type="error">
            <text:p>#NAME?</text:p>
          </table:table-cell>
          <table:table-cell table:formula="of:=([.J373]^2)*(-0.89)+([.J373])*(-0.633)-0.245" office:value-type="float" office:value="-0.47300307334921" calcext:value-type="float">
            <text:p>-0.4730030733</text:p>
          </table:table-cell>
          <table:table-cell table:formula="of:=([.I373]^2)*(-0.189)+([.I373])*(0.905)-0.392" office:value-type="float" office:value="0.490964565218604" calcext:value-type="float">
            <text:p>0.490964565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4]" office:value-type="float" office:value="-0.069385" calcext:value-type="float">
            <text:p>-0.069385</text:p>
          </table:table-cell>
          <table:table-cell table:formula="of:=[Datos_MoCap.B374]" office:value-type="float" office:value="1.364297" calcext:value-type="float">
            <text:p>1.364297</text:p>
          </table:table-cell>
          <table:table-cell table:formula="of:=[Datos_MoCap.C374]" office:value-type="float" office:value="0.262484" calcext:value-type="float">
            <text:p>0.262484</text:p>
          </table:table-cell>
          <table:table-cell table:formula="of:=[Datos_MoCap.D374]" office:value-type="float" office:value="0.006469" calcext:value-type="float">
            <text:p>0.006469</text:p>
          </table:table-cell>
          <table:table-cell table:formula="of:=[Datos_MoCap.F374]" office:value-type="float" office:value="-0.053467" calcext:value-type="float">
            <text:p>-0.053467</text:p>
          </table:table-cell>
          <table:table-cell table:formula="of:=[Datos_MoCap.E374]" office:value-type="float" office:value="0.177597" calcext:value-type="float">
            <text:p>0.177597</text:p>
          </table:table-cell>
          <table:table-cell/>
          <table:table-cell table:formula="of:=(#REF!374^2)*(0.178)+(#REF!374)*(0.352)-0.013" office:value-type="string" office:string-value="" calcext:value-type="error">
            <text:p>#NAME?</text:p>
          </table:table-cell>
          <table:table-cell table:formula="of:=([.J374]^2)*(-0.89)+([.J374])*(-0.633)-0.245" office:value-type="float" office:value="-0.47247145872784" calcext:value-type="float">
            <text:p>-0.4724714587</text:p>
          </table:table-cell>
          <table:table-cell table:formula="of:=([.I374]^2)*(-0.189)+([.I374])*(0.905)-0.392" office:value-type="float" office:value="0.490901893504499" calcext:value-type="float">
            <text:p>0.490901893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5]" office:value-type="float" office:value="-0.069887" calcext:value-type="float">
            <text:p>-0.069887</text:p>
          </table:table-cell>
          <table:table-cell table:formula="of:=[Datos_MoCap.B375]" office:value-type="float" office:value="1.364439" calcext:value-type="float">
            <text:p>1.364439</text:p>
          </table:table-cell>
          <table:table-cell table:formula="of:=[Datos_MoCap.C375]" office:value-type="float" office:value="0.261583" calcext:value-type="float">
            <text:p>0.261583</text:p>
          </table:table-cell>
          <table:table-cell table:formula="of:=[Datos_MoCap.D375]" office:value-type="float" office:value="0.007227" calcext:value-type="float">
            <text:p>0.007227</text:p>
          </table:table-cell>
          <table:table-cell table:formula="of:=[Datos_MoCap.F375]" office:value-type="float" office:value="-0.053146" calcext:value-type="float">
            <text:p>-0.053146</text:p>
          </table:table-cell>
          <table:table-cell table:formula="of:=[Datos_MoCap.E375]" office:value-type="float" office:value="0.177991" calcext:value-type="float">
            <text:p>0.177991</text:p>
          </table:table-cell>
          <table:table-cell/>
          <table:table-cell table:formula="of:=(#REF!375^2)*(0.178)+(#REF!375)*(0.352)-0.013" office:value-type="string" office:string-value="" calcext:value-type="error">
            <text:p>#NAME?</text:p>
          </table:table-cell>
          <table:table-cell table:formula="of:=([.J375]^2)*(-0.89)+([.J375])*(-0.633)-0.245" office:value-type="float" office:value="-0.47148088164121" calcext:value-type="float">
            <text:p>-0.4714808816</text:p>
          </table:table-cell>
          <table:table-cell table:formula="of:=([.I375]^2)*(-0.189)+([.I375])*(0.905)-0.392" office:value-type="float" office:value="0.490957169687731" calcext:value-type="float">
            <text:p>0.490957169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6]" office:value-type="float" office:value="-0.070276" calcext:value-type="float">
            <text:p>-0.070276</text:p>
          </table:table-cell>
          <table:table-cell table:formula="of:=[Datos_MoCap.B376]" office:value-type="float" office:value="1.365388" calcext:value-type="float">
            <text:p>1.365388</text:p>
          </table:table-cell>
          <table:table-cell table:formula="of:=[Datos_MoCap.C376]" office:value-type="float" office:value="0.260024" calcext:value-type="float">
            <text:p>0.260024</text:p>
          </table:table-cell>
          <table:table-cell table:formula="of:=[Datos_MoCap.D376]" office:value-type="float" office:value="0.007255" calcext:value-type="float">
            <text:p>0.007255</text:p>
          </table:table-cell>
          <table:table-cell table:formula="of:=[Datos_MoCap.F376]" office:value-type="float" office:value="-0.053581" calcext:value-type="float">
            <text:p>-0.053581</text:p>
          </table:table-cell>
          <table:table-cell table:formula="of:=[Datos_MoCap.E376]" office:value-type="float" office:value="0.177711" calcext:value-type="float">
            <text:p>0.177711</text:p>
          </table:table-cell>
          <table:table-cell/>
          <table:table-cell table:formula="of:=(#REF!376^2)*(0.178)+(#REF!376)*(0.352)-0.013" office:value-type="string" office:string-value="" calcext:value-type="error">
            <text:p>#NAME?</text:p>
          </table:table-cell>
          <table:table-cell table:formula="of:=([.J376]^2)*(-0.89)+([.J376])*(-0.633)-0.245" office:value-type="float" office:value="-0.46977029971264" calcext:value-type="float">
            <text:p>-0.4697702997</text:p>
          </table:table-cell>
          <table:table-cell table:formula="of:=([.I376]^2)*(-0.189)+([.I376])*(0.905)-0.392" office:value-type="float" office:value="0.491326390187184" calcext:value-type="float">
            <text:p>0.491326390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7]" office:value-type="float" office:value="-0.070532" calcext:value-type="float">
            <text:p>-0.070532</text:p>
          </table:table-cell>
          <table:table-cell table:formula="of:=[Datos_MoCap.B377]" office:value-type="float" office:value="1.366959" calcext:value-type="float">
            <text:p>1.366959</text:p>
          </table:table-cell>
          <table:table-cell table:formula="of:=[Datos_MoCap.C377]" office:value-type="float" office:value="0.257787" calcext:value-type="float">
            <text:p>0.257787</text:p>
          </table:table-cell>
          <table:table-cell table:formula="of:=[Datos_MoCap.D377]" office:value-type="float" office:value="0.007239" calcext:value-type="float">
            <text:p>0.007239</text:p>
          </table:table-cell>
          <table:table-cell table:formula="of:=[Datos_MoCap.F377]" office:value-type="float" office:value="-0.054198" calcext:value-type="float">
            <text:p>-0.054198</text:p>
          </table:table-cell>
          <table:table-cell table:formula="of:=[Datos_MoCap.E377]" office:value-type="float" office:value="0.176927" calcext:value-type="float">
            <text:p>0.176927</text:p>
          </table:table-cell>
          <table:table-cell/>
          <table:table-cell table:formula="of:=(#REF!377^2)*(0.178)+(#REF!377)*(0.352)-0.013" office:value-type="string" office:string-value="" calcext:value-type="error">
            <text:p>#NAME?</text:p>
          </table:table-cell>
          <table:table-cell table:formula="of:=([.J377]^2)*(-0.89)+([.J377])*(-0.633)-0.245" office:value-type="float" office:value="-0.46732335325841" calcext:value-type="float">
            <text:p>-0.4673233533</text:p>
          </table:table-cell>
          <table:table-cell table:formula="of:=([.I377]^2)*(-0.189)+([.I377])*(0.905)-0.392" office:value-type="float" office:value="0.491936859448291" calcext:value-type="float">
            <text:p>0.491936859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8]" office:value-type="float" office:value="-0.07069" calcext:value-type="float">
            <text:p>-0.07069</text:p>
          </table:table-cell>
          <table:table-cell table:formula="of:=[Datos_MoCap.B378]" office:value-type="float" office:value="1.368787" calcext:value-type="float">
            <text:p>1.368787</text:p>
          </table:table-cell>
          <table:table-cell table:formula="of:=[Datos_MoCap.C378]" office:value-type="float" office:value="0.254968" calcext:value-type="float">
            <text:p>0.254968</text:p>
          </table:table-cell>
          <table:table-cell table:formula="of:=[Datos_MoCap.D378]" office:value-type="float" office:value="0.007474" calcext:value-type="float">
            <text:p>0.007474</text:p>
          </table:table-cell>
          <table:table-cell table:formula="of:=[Datos_MoCap.F378]" office:value-type="float" office:value="-0.054554" calcext:value-type="float">
            <text:p>-0.054554</text:p>
          </table:table-cell>
          <table:table-cell table:formula="of:=[Datos_MoCap.E378]" office:value-type="float" office:value="0.176112" calcext:value-type="float">
            <text:p>0.176112</text:p>
          </table:table-cell>
          <table:table-cell/>
          <table:table-cell table:formula="of:=(#REF!378^2)*(0.178)+(#REF!378)*(0.352)-0.013" office:value-type="string" office:string-value="" calcext:value-type="error">
            <text:p>#NAME?</text:p>
          </table:table-cell>
          <table:table-cell table:formula="of:=([.J378]^2)*(-0.89)+([.J378])*(-0.633)-0.245" office:value-type="float" office:value="-0.46425247011136" calcext:value-type="float">
            <text:p>-0.4642524701</text:p>
          </table:table-cell>
          <table:table-cell table:formula="of:=([.I378]^2)*(-0.189)+([.I378])*(0.905)-0.392" office:value-type="float" office:value="0.492646021091259" calcext:value-type="float">
            <text:p>0.492646021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9]" office:value-type="float" office:value="-0.07054" calcext:value-type="float">
            <text:p>-0.07054</text:p>
          </table:table-cell>
          <table:table-cell table:formula="of:=[Datos_MoCap.B379]" office:value-type="float" office:value="1.370835" calcext:value-type="float">
            <text:p>1.370835</text:p>
          </table:table-cell>
          <table:table-cell table:formula="of:=[Datos_MoCap.C379]" office:value-type="float" office:value="0.251355" calcext:value-type="float">
            <text:p>0.251355</text:p>
          </table:table-cell>
          <table:table-cell table:formula="of:=[Datos_MoCap.D379]" office:value-type="float" office:value="0.007636" calcext:value-type="float">
            <text:p>0.007636</text:p>
          </table:table-cell>
          <table:table-cell table:formula="of:=[Datos_MoCap.F379]" office:value-type="float" office:value="-0.055484" calcext:value-type="float">
            <text:p>-0.055484</text:p>
          </table:table-cell>
          <table:table-cell table:formula="of:=[Datos_MoCap.E379]" office:value-type="float" office:value="0.174608" calcext:value-type="float">
            <text:p>0.174608</text:p>
          </table:table-cell>
          <table:table-cell/>
          <table:table-cell table:formula="of:=(#REF!379^2)*(0.178)+(#REF!379)*(0.352)-0.013" office:value-type="string" office:string-value="" calcext:value-type="error">
            <text:p>#NAME?</text:p>
          </table:table-cell>
          <table:table-cell table:formula="of:=([.J379]^2)*(-0.89)+([.J379])*(-0.633)-0.245" office:value-type="float" office:value="-0.46033732406225" calcext:value-type="float">
            <text:p>-0.4603373241</text:p>
          </table:table-cell>
          <table:table-cell table:formula="of:=([.I379]^2)*(-0.189)+([.I379])*(0.905)-0.392" office:value-type="float" office:value="0.493439030124475" calcext:value-type="float">
            <text:p>0.493439030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0]" office:value-type="float" office:value="-0.070145" calcext:value-type="float">
            <text:p>-0.070145</text:p>
          </table:table-cell>
          <table:table-cell table:formula="of:=[Datos_MoCap.B380]" office:value-type="float" office:value="1.372656" calcext:value-type="float">
            <text:p>1.372656</text:p>
          </table:table-cell>
          <table:table-cell table:formula="of:=[Datos_MoCap.C380]" office:value-type="float" office:value="0.247283" calcext:value-type="float">
            <text:p>0.247283</text:p>
          </table:table-cell>
          <table:table-cell table:formula="of:=[Datos_MoCap.D380]" office:value-type="float" office:value="0.00845" calcext:value-type="float">
            <text:p>0.00845</text:p>
          </table:table-cell>
          <table:table-cell table:formula="of:=[Datos_MoCap.F380]" office:value-type="float" office:value="-0.056648" calcext:value-type="float">
            <text:p>-0.056648</text:p>
          </table:table-cell>
          <table:table-cell table:formula="of:=[Datos_MoCap.E380]" office:value-type="float" office:value="0.173008" calcext:value-type="float">
            <text:p>0.173008</text:p>
          </table:table-cell>
          <table:table-cell/>
          <table:table-cell table:formula="of:=(#REF!380^2)*(0.178)+(#REF!380)*(0.352)-0.013" office:value-type="string" office:string-value="" calcext:value-type="error">
            <text:p>#NAME?</text:p>
          </table:table-cell>
          <table:table-cell table:formula="of:=([.J380]^2)*(-0.89)+([.J380])*(-0.633)-0.245" office:value-type="float" office:value="-0.45595264405921" calcext:value-type="float">
            <text:p>-0.4559526441</text:p>
          </table:table-cell>
          <table:table-cell table:formula="of:=([.I380]^2)*(-0.189)+([.I380])*(0.905)-0.392" office:value-type="float" office:value="0.494142810570496" calcext:value-type="float">
            <text:p>0.494142810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1]" office:value-type="float" office:value="-0.069352" calcext:value-type="float">
            <text:p>-0.069352</text:p>
          </table:table-cell>
          <table:table-cell table:formula="of:=[Datos_MoCap.B381]" office:value-type="float" office:value="1.374287" calcext:value-type="float">
            <text:p>1.374287</text:p>
          </table:table-cell>
          <table:table-cell table:formula="of:=[Datos_MoCap.C381]" office:value-type="float" office:value="0.242672" calcext:value-type="float">
            <text:p>0.242672</text:p>
          </table:table-cell>
          <table:table-cell table:formula="of:=[Datos_MoCap.D381]" office:value-type="float" office:value="0.009143" calcext:value-type="float">
            <text:p>0.009143</text:p>
          </table:table-cell>
          <table:table-cell table:formula="of:=[Datos_MoCap.F381]" office:value-type="float" office:value="-0.058106" calcext:value-type="float">
            <text:p>-0.058106</text:p>
          </table:table-cell>
          <table:table-cell table:formula="of:=[Datos_MoCap.E381]" office:value-type="float" office:value="0.170832" calcext:value-type="float">
            <text:p>0.170832</text:p>
          </table:table-cell>
          <table:table-cell/>
          <table:table-cell table:formula="of:=(#REF!381^2)*(0.178)+(#REF!381)*(0.352)-0.013" office:value-type="string" office:string-value="" calcext:value-type="error">
            <text:p>#NAME?</text:p>
          </table:table-cell>
          <table:table-cell table:formula="of:=([.J381]^2)*(-0.89)+([.J381])*(-0.633)-0.245" office:value-type="float" office:value="-0.45102320862976" calcext:value-type="float">
            <text:p>-0.4510232086</text:p>
          </table:table-cell>
          <table:table-cell table:formula="of:=([.I381]^2)*(-0.189)+([.I381])*(0.905)-0.392" office:value-type="float" office:value="0.494772095668259" calcext:value-type="float">
            <text:p>0.494772095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2]" office:value-type="float" office:value="-0.068653" calcext:value-type="float">
            <text:p>-0.068653</text:p>
          </table:table-cell>
          <table:table-cell table:formula="of:=[Datos_MoCap.B382]" office:value-type="float" office:value="1.378402" calcext:value-type="float">
            <text:p>1.378402</text:p>
          </table:table-cell>
          <table:table-cell table:formula="of:=[Datos_MoCap.C382]" office:value-type="float" office:value="0.232294" calcext:value-type="float">
            <text:p>0.232294</text:p>
          </table:table-cell>
          <table:table-cell table:formula="of:=[Datos_MoCap.D382]" office:value-type="float" office:value="0.000469" calcext:value-type="float">
            <text:p>0.000469</text:p>
          </table:table-cell>
          <table:table-cell table:formula="of:=[Datos_MoCap.F382]" office:value-type="float" office:value="-0.069705" calcext:value-type="float">
            <text:p>-0.069705</text:p>
          </table:table-cell>
          <table:table-cell table:formula="of:=[Datos_MoCap.E382]" office:value-type="float" office:value="0.155031" calcext:value-type="float">
            <text:p>0.155031</text:p>
          </table:table-cell>
          <table:table-cell/>
          <table:table-cell table:formula="of:=(#REF!382^2)*(0.178)+(#REF!382)*(0.352)-0.013" office:value-type="string" office:string-value="" calcext:value-type="error">
            <text:p>#NAME?</text:p>
          </table:table-cell>
          <table:table-cell table:formula="of:=([.J382]^2)*(-0.89)+([.J382])*(-0.633)-0.245" office:value-type="float" office:value="-0.44006694916804" calcext:value-type="float">
            <text:p>-0.4400669492</text:p>
          </table:table-cell>
          <table:table-cell table:formula="of:=([.I382]^2)*(-0.189)+([.I382])*(0.905)-0.392" office:value-type="float" office:value="0.496355308088844" calcext:value-type="float">
            <text:p>0.496355308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3]" office:value-type="float" office:value="-0.06684" calcext:value-type="float">
            <text:p>-0.06684</text:p>
          </table:table-cell>
          <table:table-cell table:formula="of:=[Datos_MoCap.B383]" office:value-type="float" office:value="1.380185" calcext:value-type="float">
            <text:p>1.380185</text:p>
          </table:table-cell>
          <table:table-cell table:formula="of:=[Datos_MoCap.C383]" office:value-type="float" office:value="0.22716" calcext:value-type="float">
            <text:p>0.22716</text:p>
          </table:table-cell>
          <table:table-cell table:formula="of:=[Datos_MoCap.D383]" office:value-type="float" office:value="0.00201" calcext:value-type="float">
            <text:p>0.00201</text:p>
          </table:table-cell>
          <table:table-cell table:formula="of:=[Datos_MoCap.F383]" office:value-type="float" office:value="-0.07168" calcext:value-type="float">
            <text:p>-0.07168</text:p>
          </table:table-cell>
          <table:table-cell table:formula="of:=[Datos_MoCap.E383]" office:value-type="float" office:value="0.152524" calcext:value-type="float">
            <text:p>0.152524</text:p>
          </table:table-cell>
          <table:table-cell/>
          <table:table-cell table:formula="of:=(#REF!383^2)*(0.178)+(#REF!383)*(0.352)-0.013" office:value-type="string" office:string-value="" calcext:value-type="error">
            <text:p>#NAME?</text:p>
          </table:table-cell>
          <table:table-cell table:formula="of:=([.J383]^2)*(-0.89)+([.J383])*(-0.633)-0.245" office:value-type="float" office:value="-0.434717762384" calcext:value-type="float">
            <text:p>-0.4347177624</text:p>
          </table:table-cell>
          <table:table-cell table:formula="of:=([.I383]^2)*(-0.189)+([.I383])*(0.905)-0.392" office:value-type="float" office:value="0.497039315131475" calcext:value-type="float">
            <text:p>0.497039315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4]" office:value-type="float" office:value="-0.06495" calcext:value-type="float">
            <text:p>-0.06495</text:p>
          </table:table-cell>
          <table:table-cell table:formula="of:=[Datos_MoCap.B384]" office:value-type="float" office:value="1.381061" calcext:value-type="float">
            <text:p>1.381061</text:p>
          </table:table-cell>
          <table:table-cell table:formula="of:=[Datos_MoCap.C384]" office:value-type="float" office:value="0.221706" calcext:value-type="float">
            <text:p>0.221706</text:p>
          </table:table-cell>
          <table:table-cell table:formula="of:=[Datos_MoCap.D384]" office:value-type="float" office:value="0.003098" calcext:value-type="float">
            <text:p>0.003098</text:p>
          </table:table-cell>
          <table:table-cell table:formula="of:=[Datos_MoCap.F384]" office:value-type="float" office:value="-0.072683" calcext:value-type="float">
            <text:p>-0.072683</text:p>
          </table:table-cell>
          <table:table-cell table:formula="of:=[Datos_MoCap.E384]" office:value-type="float" office:value="0.15005" calcext:value-type="float">
            <text:p>0.15005</text:p>
          </table:table-cell>
          <table:table-cell/>
          <table:table-cell table:formula="of:=(#REF!384^2)*(0.178)+(#REF!384)*(0.352)-0.013" office:value-type="string" office:string-value="" calcext:value-type="error">
            <text:p>#NAME?</text:p>
          </table:table-cell>
          <table:table-cell table:formula="of:=([.J384]^2)*(-0.89)+([.J384])*(-0.633)-0.245" office:value-type="float" office:value="-0.42908655788804" calcext:value-type="float">
            <text:p>-0.4290865579</text:p>
          </table:table-cell>
          <table:table-cell table:formula="of:=([.I384]^2)*(-0.189)+([.I384])*(0.905)-0.392" office:value-type="float" office:value="0.497374932198731" calcext:value-type="float">
            <text:p>0.497374932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5]" office:value-type="float" office:value="-0.062851" calcext:value-type="float">
            <text:p>-0.062851</text:p>
          </table:table-cell>
          <table:table-cell table:formula="of:=[Datos_MoCap.B385]" office:value-type="float" office:value="1.381673" calcext:value-type="float">
            <text:p>1.381673</text:p>
          </table:table-cell>
          <table:table-cell table:formula="of:=[Datos_MoCap.C385]" office:value-type="float" office:value="0.216301" calcext:value-type="float">
            <text:p>0.216301</text:p>
          </table:table-cell>
          <table:table-cell table:formula="of:=[Datos_MoCap.D385]" office:value-type="float" office:value="0.004339" calcext:value-type="float">
            <text:p>0.004339</text:p>
          </table:table-cell>
          <table:table-cell table:formula="of:=[Datos_MoCap.F385]" office:value-type="float" office:value="-0.073194" calcext:value-type="float">
            <text:p>-0.073194</text:p>
          </table:table-cell>
          <table:table-cell table:formula="of:=[Datos_MoCap.E385]" office:value-type="float" office:value="0.147752" calcext:value-type="float">
            <text:p>0.147752</text:p>
          </table:table-cell>
          <table:table-cell/>
          <table:table-cell table:formula="of:=(#REF!385^2)*(0.178)+(#REF!385)*(0.352)-0.013" office:value-type="string" office:string-value="" calcext:value-type="error">
            <text:p>#NAME?</text:p>
          </table:table-cell>
          <table:table-cell table:formula="of:=([.J385]^2)*(-0.89)+([.J385])*(-0.633)-0.245" office:value-type="float" office:value="-0.42355818211489" calcext:value-type="float">
            <text:p>-0.4235581821</text:p>
          </table:table-cell>
          <table:table-cell table:formula="of:=([.I385]^2)*(-0.189)+([.I385])*(0.905)-0.392" office:value-type="float" office:value="0.497609232282419" calcext:value-type="float">
            <text:p>0.497609232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6]" office:value-type="float" office:value="-0.060627" calcext:value-type="float">
            <text:p>-0.060627</text:p>
          </table:table-cell>
          <table:table-cell table:formula="of:=[Datos_MoCap.B386]" office:value-type="float" office:value="1.382375" calcext:value-type="float">
            <text:p>1.382375</text:p>
          </table:table-cell>
          <table:table-cell table:formula="of:=[Datos_MoCap.C386]" office:value-type="float" office:value="0.211177" calcext:value-type="float">
            <text:p>0.211177</text:p>
          </table:table-cell>
          <table:table-cell table:formula="of:=[Datos_MoCap.D386]" office:value-type="float" office:value="0.006004" calcext:value-type="float">
            <text:p>0.006004</text:p>
          </table:table-cell>
          <table:table-cell table:formula="of:=[Datos_MoCap.F386]" office:value-type="float" office:value="-0.073458" calcext:value-type="float">
            <text:p>-0.073458</text:p>
          </table:table-cell>
          <table:table-cell table:formula="of:=[Datos_MoCap.E386]" office:value-type="float" office:value="0.14626" calcext:value-type="float">
            <text:p>0.14626</text:p>
          </table:table-cell>
          <table:table-cell/>
          <table:table-cell table:formula="of:=(#REF!386^2)*(0.178)+(#REF!386)*(0.352)-0.013" office:value-type="string" office:string-value="" calcext:value-type="error">
            <text:p>#NAME?</text:p>
          </table:table-cell>
          <table:table-cell table:formula="of:=([.J386]^2)*(-0.89)+([.J386])*(-0.633)-0.245" office:value-type="float" office:value="-0.41836523654281" calcext:value-type="float">
            <text:p>-0.4183652365</text:p>
          </table:table-cell>
          <table:table-cell table:formula="of:=([.I386]^2)*(-0.189)+([.I386])*(0.905)-0.392" office:value-type="float" office:value="0.497877813921875" calcext:value-type="float">
            <text:p>0.497877813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7]" office:value-type="float" office:value="-0.058346" calcext:value-type="float">
            <text:p>-0.058346</text:p>
          </table:table-cell>
          <table:table-cell table:formula="of:=[Datos_MoCap.B387]" office:value-type="float" office:value="1.38343" calcext:value-type="float">
            <text:p>1.38343</text:p>
          </table:table-cell>
          <table:table-cell table:formula="of:=[Datos_MoCap.C387]" office:value-type="float" office:value="0.206347" calcext:value-type="float">
            <text:p>0.206347</text:p>
          </table:table-cell>
          <table:table-cell table:formula="of:=[Datos_MoCap.D387]" office:value-type="float" office:value="0.007904" calcext:value-type="float">
            <text:p>0.007904</text:p>
          </table:table-cell>
          <table:table-cell table:formula="of:=[Datos_MoCap.F387]" office:value-type="float" office:value="-0.073253" calcext:value-type="float">
            <text:p>-0.073253</text:p>
          </table:table-cell>
          <table:table-cell table:formula="of:=[Datos_MoCap.E387]" office:value-type="float" office:value="0.145278" calcext:value-type="float">
            <text:p>0.145278</text:p>
          </table:table-cell>
          <table:table-cell/>
          <table:table-cell table:formula="of:=(#REF!387^2)*(0.178)+(#REF!387)*(0.352)-0.013" office:value-type="string" office:string-value="" calcext:value-type="error">
            <text:p>#NAME?</text:p>
          </table:table-cell>
          <table:table-cell table:formula="of:=([.J387]^2)*(-0.89)+([.J387])*(-0.633)-0.245" office:value-type="float" office:value="-0.41351303612401" calcext:value-type="float">
            <text:p>-0.4135130361</text:p>
          </table:table-cell>
          <table:table-cell table:formula="of:=([.I387]^2)*(-0.189)+([.I387])*(0.905)-0.392" office:value-type="float" office:value="0.4982811012339" calcext:value-type="float">
            <text:p>0.498281101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8]" office:value-type="float" office:value="-0.056141" calcext:value-type="float">
            <text:p>-0.056141</text:p>
          </table:table-cell>
          <table:table-cell table:formula="of:=[Datos_MoCap.B388]" office:value-type="float" office:value="1.384695" calcext:value-type="float">
            <text:p>1.384695</text:p>
          </table:table-cell>
          <table:table-cell table:formula="of:=[Datos_MoCap.C388]" office:value-type="float" office:value="0.201783" calcext:value-type="float">
            <text:p>0.201783</text:p>
          </table:table-cell>
          <table:table-cell table:formula="of:=[Datos_MoCap.D388]" office:value-type="float" office:value="0.009877" calcext:value-type="float">
            <text:p>0.009877</text:p>
          </table:table-cell>
          <table:table-cell table:formula="of:=[Datos_MoCap.F388]" office:value-type="float" office:value="-0.072967" calcext:value-type="float">
            <text:p>-0.072967</text:p>
          </table:table-cell>
          <table:table-cell table:formula="of:=[Datos_MoCap.E388]" office:value-type="float" office:value="0.144439" calcext:value-type="float">
            <text:p>0.144439</text:p>
          </table:table-cell>
          <table:table-cell/>
          <table:table-cell table:formula="of:=(#REF!388^2)*(0.178)+(#REF!388)*(0.352)-0.013" office:value-type="string" office:string-value="" calcext:value-type="error">
            <text:p>#NAME?</text:p>
          </table:table-cell>
          <table:table-cell table:formula="of:=([.J388]^2)*(-0.89)+([.J388])*(-0.633)-0.245" office:value-type="float" office:value="-0.40896621638921" calcext:value-type="float">
            <text:p>-0.4089662164</text:p>
          </table:table-cell>
          <table:table-cell table:formula="of:=([.I388]^2)*(-0.189)+([.I388])*(0.905)-0.392" office:value-type="float" office:value="0.498764109068275" calcext:value-type="float">
            <text:p>0.498764109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9]" office:value-type="float" office:value="-0.052863" calcext:value-type="float">
            <text:p>-0.052863</text:p>
          </table:table-cell>
          <table:table-cell table:formula="of:=[Datos_MoCap.B389]" office:value-type="float" office:value="1.383377" calcext:value-type="float">
            <text:p>1.383377</text:p>
          </table:table-cell>
          <table:table-cell table:formula="of:=[Datos_MoCap.C389]" office:value-type="float" office:value="0.195298" calcext:value-type="float">
            <text:p>0.195298</text:p>
          </table:table-cell>
          <table:table-cell table:formula="of:=[Datos_MoCap.D389]" office:value-type="float" office:value="0.005443" calcext:value-type="float">
            <text:p>0.005443</text:p>
          </table:table-cell>
          <table:table-cell table:formula="of:=[Datos_MoCap.F389]" office:value-type="float" office:value="-0.068146" calcext:value-type="float">
            <text:p>-0.068146</text:p>
          </table:table-cell>
          <table:table-cell table:formula="of:=[Datos_MoCap.E389]" office:value-type="float" office:value="0.136225" calcext:value-type="float">
            <text:p>0.136225</text:p>
          </table:table-cell>
          <table:table-cell/>
          <table:table-cell table:formula="of:=(#REF!389^2)*(0.178)+(#REF!389)*(0.352)-0.013" office:value-type="string" office:string-value="" calcext:value-type="error">
            <text:p>#NAME?</text:p>
          </table:table-cell>
          <table:table-cell table:formula="of:=([.J389]^2)*(-0.89)+([.J389])*(-0.633)-0.245" office:value-type="float" office:value="-0.40256939883556" calcext:value-type="float">
            <text:p>-0.4025693988</text:p>
          </table:table-cell>
          <table:table-cell table:formula="of:=([.I389]^2)*(-0.189)+([.I389])*(0.905)-0.392" office:value-type="float" office:value="0.498260851339619" calcext:value-type="float">
            <text:p>0.498260851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0]" office:value-type="float" office:value="-0.050771" calcext:value-type="float">
            <text:p>-0.050771</text:p>
          </table:table-cell>
          <table:table-cell table:formula="of:=[Datos_MoCap.B390]" office:value-type="float" office:value="1.384245" calcext:value-type="float">
            <text:p>1.384245</text:p>
          </table:table-cell>
          <table:table-cell table:formula="of:=[Datos_MoCap.C390]" office:value-type="float" office:value="0.191367" calcext:value-type="float">
            <text:p>0.191367</text:p>
          </table:table-cell>
          <table:table-cell table:formula="of:=[Datos_MoCap.D390]" office:value-type="float" office:value="0.007053" calcext:value-type="float">
            <text:p>0.007053</text:p>
          </table:table-cell>
          <table:table-cell table:formula="of:=[Datos_MoCap.F390]" office:value-type="float" office:value="-0.067808" calcext:value-type="float">
            <text:p>-0.067808</text:p>
          </table:table-cell>
          <table:table-cell table:formula="of:=[Datos_MoCap.E390]" office:value-type="float" office:value="0.134982" calcext:value-type="float">
            <text:p>0.134982</text:p>
          </table:table-cell>
          <table:table-cell/>
          <table:table-cell table:formula="of:=(#REF!390^2)*(0.178)+(#REF!390)*(0.352)-0.013" office:value-type="string" office:string-value="" calcext:value-type="error">
            <text:p>#NAME?</text:p>
          </table:table-cell>
          <table:table-cell table:formula="of:=([.J390]^2)*(-0.89)+([.J390])*(-0.633)-0.245" office:value-type="float" office:value="-0.39872829353321" calcext:value-type="float">
            <text:p>-0.3987282935</text:p>
          </table:table-cell>
          <table:table-cell table:formula="of:=([.I390]^2)*(-0.189)+([.I390])*(0.905)-0.392" office:value-type="float" office:value="0.498592357415275" calcext:value-type="float">
            <text:p>0.498592357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1]" office:value-type="float" office:value="-0.048904" calcext:value-type="float">
            <text:p>-0.048904</text:p>
          </table:table-cell>
          <table:table-cell table:formula="of:=[Datos_MoCap.B391]" office:value-type="float" office:value="1.385054" calcext:value-type="float">
            <text:p>1.385054</text:p>
          </table:table-cell>
          <table:table-cell table:formula="of:=[Datos_MoCap.C391]" office:value-type="float" office:value="0.187925" calcext:value-type="float">
            <text:p>0.187925</text:p>
          </table:table-cell>
          <table:table-cell table:formula="of:=[Datos_MoCap.D391]" office:value-type="float" office:value="0.009062" calcext:value-type="float">
            <text:p>0.009062</text:p>
          </table:table-cell>
          <table:table-cell table:formula="of:=[Datos_MoCap.F391]" office:value-type="float" office:value="-0.066933" calcext:value-type="float">
            <text:p>-0.066933</text:p>
          </table:table-cell>
          <table:table-cell table:formula="of:=[Datos_MoCap.E391]" office:value-type="float" office:value="0.133829" calcext:value-type="float">
            <text:p>0.133829</text:p>
          </table:table-cell>
          <table:table-cell/>
          <table:table-cell table:formula="of:=(#REF!391^2)*(0.178)+(#REF!391)*(0.352)-0.013" office:value-type="string" office:string-value="" calcext:value-type="error">
            <text:p>#NAME?</text:p>
          </table:table-cell>
          <table:table-cell table:formula="of:=([.J391]^2)*(-0.89)+([.J391])*(-0.633)-0.245" office:value-type="float" office:value="-0.39538759200625" calcext:value-type="float">
            <text:p>-0.395387592</text:p>
          </table:table-cell>
          <table:table-cell table:formula="of:=([.I391]^2)*(-0.189)+([.I391])*(0.905)-0.392" office:value-type="float" office:value="0.498901073828876" calcext:value-type="float">
            <text:p>0.498901073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2]" office:value-type="float" office:value="-0.047105" calcext:value-type="float">
            <text:p>-0.047105</text:p>
          </table:table-cell>
          <table:table-cell table:formula="of:=[Datos_MoCap.B392]" office:value-type="float" office:value="1.385953" calcext:value-type="float">
            <text:p>1.385953</text:p>
          </table:table-cell>
          <table:table-cell table:formula="of:=[Datos_MoCap.C392]" office:value-type="float" office:value="0.184875" calcext:value-type="float">
            <text:p>0.184875</text:p>
          </table:table-cell>
          <table:table-cell table:formula="of:=[Datos_MoCap.D392]" office:value-type="float" office:value="0.01101" calcext:value-type="float">
            <text:p>0.01101</text:p>
          </table:table-cell>
          <table:table-cell table:formula="of:=[Datos_MoCap.F392]" office:value-type="float" office:value="-0.066383" calcext:value-type="float">
            <text:p>-0.066383</text:p>
          </table:table-cell>
          <table:table-cell table:formula="of:=[Datos_MoCap.E392]" office:value-type="float" office:value="0.132397" calcext:value-type="float">
            <text:p>0.132397</text:p>
          </table:table-cell>
          <table:table-cell/>
          <table:table-cell table:formula="of:=(#REF!392^2)*(0.178)+(#REF!392)*(0.352)-0.013" office:value-type="string" office:string-value="" calcext:value-type="error">
            <text:p>#NAME?</text:p>
          </table:table-cell>
          <table:table-cell table:formula="of:=([.J392]^2)*(-0.89)+([.J392])*(-0.633)-0.245" office:value-type="float" office:value="-0.39244497640625" calcext:value-type="float">
            <text:p>-0.3924449764</text:p>
          </table:table-cell>
          <table:table-cell table:formula="of:=([.I392]^2)*(-0.189)+([.I392])*(0.905)-0.392" office:value-type="float" office:value="0.499243844258499" calcext:value-type="float">
            <text:p>0.499243844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3]" office:value-type="float" office:value="-0.045444" calcext:value-type="float">
            <text:p>-0.045444</text:p>
          </table:table-cell>
          <table:table-cell table:formula="of:=[Datos_MoCap.B393]" office:value-type="float" office:value="1.38715" calcext:value-type="float">
            <text:p>1.38715</text:p>
          </table:table-cell>
          <table:table-cell table:formula="of:=[Datos_MoCap.C393]" office:value-type="float" office:value="0.182196" calcext:value-type="float">
            <text:p>0.182196</text:p>
          </table:table-cell>
          <table:table-cell table:formula="of:=[Datos_MoCap.D393]" office:value-type="float" office:value="0.013182" calcext:value-type="float">
            <text:p>0.013182</text:p>
          </table:table-cell>
          <table:table-cell table:formula="of:=[Datos_MoCap.F393]" office:value-type="float" office:value="-0.06589" calcext:value-type="float">
            <text:p>-0.06589</text:p>
          </table:table-cell>
          <table:table-cell table:formula="of:=[Datos_MoCap.E393]" office:value-type="float" office:value="0.131651" calcext:value-type="float">
            <text:p>0.131651</text:p>
          </table:table-cell>
          <table:table-cell/>
          <table:table-cell table:formula="of:=(#REF!393^2)*(0.178)+(#REF!393)*(0.352)-0.013" office:value-type="string" office:string-value="" calcext:value-type="error">
            <text:p>#NAME?</text:p>
          </table:table-cell>
          <table:table-cell table:formula="of:=([.J393]^2)*(-0.89)+([.J393])*(-0.633)-0.245" office:value-type="float" office:value="-0.38987395835024" calcext:value-type="float">
            <text:p>-0.3898739584</text:p>
          </table:table-cell>
          <table:table-cell table:formula="of:=([.I393]^2)*(-0.189)+([.I393])*(0.905)-0.392" office:value-type="float" office:value="0.4996997618475" calcext:value-type="float">
            <text:p>0.499699761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4]" office:value-type="float" office:value="-0.043903" calcext:value-type="float">
            <text:p>-0.043903</text:p>
          </table:table-cell>
          <table:table-cell table:formula="of:=[Datos_MoCap.B394]" office:value-type="float" office:value="1.388606" calcext:value-type="float">
            <text:p>1.388606</text:p>
          </table:table-cell>
          <table:table-cell table:formula="of:=[Datos_MoCap.C394]" office:value-type="float" office:value="0.179687" calcext:value-type="float">
            <text:p>0.179687</text:p>
          </table:table-cell>
          <table:table-cell table:formula="of:=[Datos_MoCap.D394]" office:value-type="float" office:value="0.015094" calcext:value-type="float">
            <text:p>0.015094</text:p>
          </table:table-cell>
          <table:table-cell table:formula="of:=[Datos_MoCap.F394]" office:value-type="float" office:value="-0.065201" calcext:value-type="float">
            <text:p>-0.065201</text:p>
          </table:table-cell>
          <table:table-cell table:formula="of:=[Datos_MoCap.E394]" office:value-type="float" office:value="0.131643" calcext:value-type="float">
            <text:p>0.131643</text:p>
          </table:table-cell>
          <table:table-cell/>
          <table:table-cell table:formula="of:=(#REF!394^2)*(0.178)+(#REF!394)*(0.352)-0.013" office:value-type="string" office:string-value="" calcext:value-type="error">
            <text:p>#NAME?</text:p>
          </table:table-cell>
          <table:table-cell table:formula="of:=([.J394]^2)*(-0.89)+([.J394])*(-0.633)-0.245" office:value-type="float" office:value="-0.38747767299241" calcext:value-type="float">
            <text:p>-0.387477673</text:p>
          </table:table-cell>
          <table:table-cell table:formula="of:=([.I394]^2)*(-0.189)+([.I394])*(0.905)-0.392" office:value-type="float" office:value="0.500253598208396" calcext:value-type="float">
            <text:p>0.500253598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5]" office:value-type="float" office:value="-0.042412" calcext:value-type="float">
            <text:p>-0.042412</text:p>
          </table:table-cell>
          <table:table-cell table:formula="of:=[Datos_MoCap.B395]" office:value-type="float" office:value="1.390278" calcext:value-type="float">
            <text:p>1.390278</text:p>
          </table:table-cell>
          <table:table-cell table:formula="of:=[Datos_MoCap.C395]" office:value-type="float" office:value="0.176994" calcext:value-type="float">
            <text:p>0.176994</text:p>
          </table:table-cell>
          <table:table-cell table:formula="of:=[Datos_MoCap.D395]" office:value-type="float" office:value="0.016573" calcext:value-type="float">
            <text:p>0.016573</text:p>
          </table:table-cell>
          <table:table-cell table:formula="of:=[Datos_MoCap.F395]" office:value-type="float" office:value="-0.064651" calcext:value-type="float">
            <text:p>-0.064651</text:p>
          </table:table-cell>
          <table:table-cell table:formula="of:=[Datos_MoCap.E395]" office:value-type="float" office:value="0.131773" calcext:value-type="float">
            <text:p>0.131773</text:p>
          </table:table-cell>
          <table:table-cell/>
          <table:table-cell table:formula="of:=(#REF!395^2)*(0.178)+(#REF!395)*(0.352)-0.013" office:value-type="string" office:string-value="" calcext:value-type="error">
            <text:p>#NAME?</text:p>
          </table:table-cell>
          <table:table-cell table:formula="of:=([.J395]^2)*(-0.89)+([.J395])*(-0.633)-0.245" office:value-type="float" office:value="-0.38491812167204" calcext:value-type="float">
            <text:p>-0.3849181217</text:p>
          </table:table-cell>
          <table:table-cell table:formula="of:=([.I395]^2)*(-0.189)+([.I395])*(0.905)-0.392" office:value-type="float" office:value="0.500888608633324" calcext:value-type="float">
            <text:p>0.500888608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6]" office:value-type="float" office:value="-0.040714" calcext:value-type="float">
            <text:p>-0.040714</text:p>
          </table:table-cell>
          <table:table-cell table:formula="of:=[Datos_MoCap.B396]" office:value-type="float" office:value="1.391854" calcext:value-type="float">
            <text:p>1.391854</text:p>
          </table:table-cell>
          <table:table-cell table:formula="of:=[Datos_MoCap.C396]" office:value-type="float" office:value="0.173814" calcext:value-type="float">
            <text:p>0.173814</text:p>
          </table:table-cell>
          <table:table-cell table:formula="of:=[Datos_MoCap.D396]" office:value-type="float" office:value="0.017133" calcext:value-type="float">
            <text:p>0.017133</text:p>
          </table:table-cell>
          <table:table-cell table:formula="of:=[Datos_MoCap.F396]" office:value-type="float" office:value="-0.064672" calcext:value-type="float">
            <text:p>-0.064672</text:p>
          </table:table-cell>
          <table:table-cell table:formula="of:=[Datos_MoCap.E396]" office:value-type="float" office:value="0.131173" calcext:value-type="float">
            <text:p>0.131173</text:p>
          </table:table-cell>
          <table:table-cell/>
          <table:table-cell table:formula="of:=(#REF!396^2)*(0.178)+(#REF!396)*(0.352)-0.013" office:value-type="string" office:string-value="" calcext:value-type="error">
            <text:p>#NAME?</text:p>
          </table:table-cell>
          <table:table-cell table:formula="of:=([.J396]^2)*(-0.89)+([.J396])*(-0.633)-0.245" office:value-type="float" office:value="-0.38191232487044" calcext:value-type="float">
            <text:p>-0.3819123249</text:p>
          </table:table-cell>
          <table:table-cell table:formula="of:=([.I396]^2)*(-0.189)+([.I396])*(0.905)-0.392" office:value-type="float" office:value="0.501486191667276" calcext:value-type="float">
            <text:p>0.501486191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7]" office:value-type="float" office:value="-0.039022" calcext:value-type="float">
            <text:p>-0.039022</text:p>
          </table:table-cell>
          <table:table-cell table:formula="of:=[Datos_MoCap.B397]" office:value-type="float" office:value="1.393071" calcext:value-type="float">
            <text:p>1.393071</text:p>
          </table:table-cell>
          <table:table-cell table:formula="of:=[Datos_MoCap.C397]" office:value-type="float" office:value="0.170259" calcext:value-type="float">
            <text:p>0.170259</text:p>
          </table:table-cell>
          <table:table-cell table:formula="of:=[Datos_MoCap.D397]" office:value-type="float" office:value="0.01753" calcext:value-type="float">
            <text:p>0.01753</text:p>
          </table:table-cell>
          <table:table-cell table:formula="of:=[Datos_MoCap.F397]" office:value-type="float" office:value="-0.064966" calcext:value-type="float">
            <text:p>-0.064966</text:p>
          </table:table-cell>
          <table:table-cell table:formula="of:=[Datos_MoCap.E397]" office:value-type="float" office:value="0.130153" calcext:value-type="float">
            <text:p>0.130153</text:p>
          </table:table-cell>
          <table:table-cell/>
          <table:table-cell table:formula="of:=(#REF!397^2)*(0.178)+(#REF!397)*(0.352)-0.013" office:value-type="string" office:string-value="" calcext:value-type="error">
            <text:p>#NAME?</text:p>
          </table:table-cell>
          <table:table-cell table:formula="of:=([.J397]^2)*(-0.89)+([.J397])*(-0.633)-0.245" office:value-type="float" office:value="-0.37857338010209" calcext:value-type="float">
            <text:p>-0.3785733801</text:p>
          </table:table-cell>
          <table:table-cell table:formula="of:=([.I397]^2)*(-0.189)+([.I397])*(0.905)-0.392" office:value-type="float" office:value="0.501947007713251" calcext:value-type="float">
            <text:p>0.501947007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8]" office:value-type="float" office:value="-0.038301" calcext:value-type="float">
            <text:p>-0.038301</text:p>
          </table:table-cell>
          <table:table-cell table:formula="of:=[Datos_MoCap.B398]" office:value-type="float" office:value="1.396424" calcext:value-type="float">
            <text:p>1.396424</text:p>
          </table:table-cell>
          <table:table-cell table:formula="of:=[Datos_MoCap.C398]" office:value-type="float" office:value="0.168735" calcext:value-type="float">
            <text:p>0.168735</text:p>
          </table:table-cell>
          <table:table-cell table:formula="of:=[Datos_MoCap.D398]" office:value-type="float" office:value="0.024041" calcext:value-type="float">
            <text:p>0.024041</text:p>
          </table:table-cell>
          <table:table-cell table:formula="of:=[Datos_MoCap.F398]" office:value-type="float" office:value="-0.069822" calcext:value-type="float">
            <text:p>-0.069822</text:p>
          </table:table-cell>
          <table:table-cell table:formula="of:=[Datos_MoCap.E398]" office:value-type="float" office:value="0.135634" calcext:value-type="float">
            <text:p>0.135634</text:p>
          </table:table-cell>
          <table:table-cell/>
          <table:table-cell table:formula="of:=(#REF!398^2)*(0.178)+(#REF!398)*(0.352)-0.013" office:value-type="string" office:string-value="" calcext:value-type="error">
            <text:p>#NAME?</text:p>
          </table:table-cell>
          <table:table-cell table:formula="of:=([.J398]^2)*(-0.89)+([.J398])*(-0.633)-0.245" office:value-type="float" office:value="-0.37714889020025" calcext:value-type="float">
            <text:p>-0.3771488902</text:p>
          </table:table-cell>
          <table:table-cell table:formula="of:=([.I398]^2)*(-0.189)+([.I398])*(0.905)-0.392" office:value-type="float" office:value="0.503213722310336" calcext:value-type="float">
            <text:p>0.503213722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9]" office:value-type="float" office:value="-0.036317" calcext:value-type="float">
            <text:p>-0.036317</text:p>
          </table:table-cell>
          <table:table-cell table:formula="of:=[Datos_MoCap.B399]" office:value-type="float" office:value="1.397268" calcext:value-type="float">
            <text:p>1.397268</text:p>
          </table:table-cell>
          <table:table-cell table:formula="of:=[Datos_MoCap.C399]" office:value-type="float" office:value="0.165015" calcext:value-type="float">
            <text:p>0.165015</text:p>
          </table:table-cell>
          <table:table-cell table:formula="of:=[Datos_MoCap.D399]" office:value-type="float" office:value="0.024909" calcext:value-type="float">
            <text:p>0.024909</text:p>
          </table:table-cell>
          <table:table-cell table:formula="of:=[Datos_MoCap.F399]" office:value-type="float" office:value="-0.070042" calcext:value-type="float">
            <text:p>-0.070042</text:p>
          </table:table-cell>
          <table:table-cell table:formula="of:=[Datos_MoCap.E399]" office:value-type="float" office:value="0.134168" calcext:value-type="float">
            <text:p>0.134168</text:p>
          </table:table-cell>
          <table:table-cell/>
          <table:table-cell table:formula="of:=(#REF!399^2)*(0.178)+(#REF!399)*(0.352)-0.013" office:value-type="string" office:string-value="" calcext:value-type="error">
            <text:p>#NAME?</text:p>
          </table:table-cell>
          <table:table-cell table:formula="of:=([.J399]^2)*(-0.89)+([.J399])*(-0.633)-0.245" office:value-type="float" office:value="-0.37368915070025" calcext:value-type="float">
            <text:p>-0.3736891507</text:p>
          </table:table-cell>
          <table:table-cell table:formula="of:=([.I399]^2)*(-0.189)+([.I399])*(0.905)-0.392" office:value-type="float" office:value="0.503531903737264" calcext:value-type="float">
            <text:p>0.503531903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0]" office:value-type="float" office:value="-0.034222" calcext:value-type="float">
            <text:p>-0.034222</text:p>
          </table:table-cell>
          <table:table-cell table:formula="of:=[Datos_MoCap.B400]" office:value-type="float" office:value="1.398247" calcext:value-type="float">
            <text:p>1.398247</text:p>
          </table:table-cell>
          <table:table-cell table:formula="of:=[Datos_MoCap.C400]" office:value-type="float" office:value="0.161414" calcext:value-type="float">
            <text:p>0.161414</text:p>
          </table:table-cell>
          <table:table-cell table:formula="of:=[Datos_MoCap.D400]" office:value-type="float" office:value="0.025845" calcext:value-type="float">
            <text:p>0.025845</text:p>
          </table:table-cell>
          <table:table-cell table:formula="of:=[Datos_MoCap.F400]" office:value-type="float" office:value="-0.070152" calcext:value-type="float">
            <text:p>-0.070152</text:p>
          </table:table-cell>
          <table:table-cell table:formula="of:=[Datos_MoCap.E400]" office:value-type="float" office:value="0.13282" calcext:value-type="float">
            <text:p>0.13282</text:p>
          </table:table-cell>
          <table:table-cell/>
          <table:table-cell table:formula="of:=(#REF!400^2)*(0.178)+(#REF!400)*(0.352)-0.013" office:value-type="string" office:string-value="" calcext:value-type="error">
            <text:p>#NAME?</text:p>
          </table:table-cell>
          <table:table-cell table:formula="of:=([.J400]^2)*(-0.89)+([.J400])*(-0.633)-0.245" office:value-type="float" office:value="-0.37036354866244" calcext:value-type="float">
            <text:p>-0.3703635487</text:p>
          </table:table-cell>
          <table:table-cell table:formula="of:=([.I400]^2)*(-0.189)+([.I400])*(0.905)-0.392" office:value-type="float" office:value="0.503900641801299" calcext:value-type="float">
            <text:p>0.503900641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1]" office:value-type="float" office:value="-0.032151" calcext:value-type="float">
            <text:p>-0.032151</text:p>
          </table:table-cell>
          <table:table-cell table:formula="of:=[Datos_MoCap.B401]" office:value-type="float" office:value="1.399362" calcext:value-type="float">
            <text:p>1.399362</text:p>
          </table:table-cell>
          <table:table-cell table:formula="of:=[Datos_MoCap.C401]" office:value-type="float" office:value="0.157853" calcext:value-type="float">
            <text:p>0.157853</text:p>
          </table:table-cell>
          <table:table-cell table:formula="of:=[Datos_MoCap.D401]" office:value-type="float" office:value="0.026569" calcext:value-type="float">
            <text:p>0.026569</text:p>
          </table:table-cell>
          <table:table-cell table:formula="of:=[Datos_MoCap.F401]" office:value-type="float" office:value="-0.069832" calcext:value-type="float">
            <text:p>-0.069832</text:p>
          </table:table-cell>
          <table:table-cell table:formula="of:=[Datos_MoCap.E401]" office:value-type="float" office:value="0.131917" calcext:value-type="float">
            <text:p>0.131917</text:p>
          </table:table-cell>
          <table:table-cell/>
          <table:table-cell table:formula="of:=(#REF!401^2)*(0.178)+(#REF!401)*(0.352)-0.013" office:value-type="string" office:string-value="" calcext:value-type="error">
            <text:p>#NAME?</text:p>
          </table:table-cell>
          <table:table-cell table:formula="of:=([.J401]^2)*(-0.89)+([.J401])*(-0.633)-0.245" office:value-type="float" office:value="-0.36709758595201" calcext:value-type="float">
            <text:p>-0.367097586</text:p>
          </table:table-cell>
          <table:table-cell table:formula="of:=([.I401]^2)*(-0.189)+([.I401])*(0.905)-0.392" office:value-type="float" office:value="0.504320162668684" calcext:value-type="float">
            <text:p>0.504320162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2]" office:value-type="float" office:value="-0.029509" calcext:value-type="float">
            <text:p>-0.029509</text:p>
          </table:table-cell>
          <table:table-cell table:formula="of:=[Datos_MoCap.B402]" office:value-type="float" office:value="1.397743" calcext:value-type="float">
            <text:p>1.397743</text:p>
          </table:table-cell>
          <table:table-cell table:formula="of:=[Datos_MoCap.C402]" office:value-type="float" office:value="0.159579" calcext:value-type="float">
            <text:p>0.159579</text:p>
          </table:table-cell>
          <table:table-cell table:formula="of:=[Datos_MoCap.D402]" office:value-type="float" office:value="0.035334" calcext:value-type="float">
            <text:p>0.035334</text:p>
          </table:table-cell>
          <table:table-cell table:formula="of:=[Datos_MoCap.F402]" office:value-type="float" office:value="-0.058971" calcext:value-type="float">
            <text:p>-0.058971</text:p>
          </table:table-cell>
          <table:table-cell table:formula="of:=[Datos_MoCap.E402]" office:value-type="float" office:value="0.144202" calcext:value-type="float">
            <text:p>0.144202</text:p>
          </table:table-cell>
          <table:table-cell/>
          <table:table-cell table:formula="of:=(#REF!402^2)*(0.178)+(#REF!402)*(0.352)-0.013" office:value-type="string" office:string-value="" calcext:value-type="error">
            <text:p>#NAME?</text:p>
          </table:table-cell>
          <table:table-cell table:formula="of:=([.J402]^2)*(-0.89)+([.J402])*(-0.633)-0.245" office:value-type="float" office:value="-0.36867776394449" calcext:value-type="float">
            <text:p>-0.3686777639</text:p>
          </table:table-cell>
          <table:table-cell table:formula="of:=([.I402]^2)*(-0.189)+([.I402])*(0.905)-0.392" office:value-type="float" office:value="0.503710856624739" calcext:value-type="float">
            <text:p>0.503710856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3]" office:value-type="float" office:value="-0.027272" calcext:value-type="float">
            <text:p>-0.027272</text:p>
          </table:table-cell>
          <table:table-cell table:formula="of:=[Datos_MoCap.B403]" office:value-type="float" office:value="1.399059" calcext:value-type="float">
            <text:p>1.399059</text:p>
          </table:table-cell>
          <table:table-cell table:formula="of:=[Datos_MoCap.C403]" office:value-type="float" office:value="0.155869" calcext:value-type="float">
            <text:p>0.155869</text:p>
          </table:table-cell>
          <table:table-cell table:formula="of:=[Datos_MoCap.D403]" office:value-type="float" office:value="0.035841" calcext:value-type="float">
            <text:p>0.035841</text:p>
          </table:table-cell>
          <table:table-cell table:formula="of:=[Datos_MoCap.F403]" office:value-type="float" office:value="-0.058177" calcext:value-type="float">
            <text:p>-0.058177</text:p>
          </table:table-cell>
          <table:table-cell table:formula="of:=[Datos_MoCap.E403]" office:value-type="float" office:value="0.14356" calcext:value-type="float">
            <text:p>0.14356</text:p>
          </table:table-cell>
          <table:table-cell/>
          <table:table-cell table:formula="of:=(#REF!403^2)*(0.178)+(#REF!403)*(0.352)-0.013" office:value-type="string" office:string-value="" calcext:value-type="error">
            <text:p>#NAME?</text:p>
          </table:table-cell>
          <table:table-cell table:formula="of:=([.J403]^2)*(-0.89)+([.J403])*(-0.633)-0.245" office:value-type="float" office:value="-0.36528775619329" calcext:value-type="float">
            <text:p>-0.3652877562</text:p>
          </table:table-cell>
          <table:table-cell table:formula="of:=([.I403]^2)*(-0.189)+([.I403])*(0.905)-0.392" office:value-type="float" office:value="0.504206204844091" calcext:value-type="float">
            <text:p>0.504206204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4]" office:value-type="float" office:value="-0.024988" calcext:value-type="float">
            <text:p>-0.024988</text:p>
          </table:table-cell>
          <table:table-cell table:formula="of:=[Datos_MoCap.B404]" office:value-type="float" office:value="1.400384" calcext:value-type="float">
            <text:p>1.400384</text:p>
          </table:table-cell>
          <table:table-cell table:formula="of:=[Datos_MoCap.C404]" office:value-type="float" office:value="0.151881" calcext:value-type="float">
            <text:p>0.151881</text:p>
          </table:table-cell>
          <table:table-cell table:formula="of:=[Datos_MoCap.D404]" office:value-type="float" office:value="0.03597" calcext:value-type="float">
            <text:p>0.03597</text:p>
          </table:table-cell>
          <table:table-cell table:formula="of:=[Datos_MoCap.F404]" office:value-type="float" office:value="-0.057437" calcext:value-type="float">
            <text:p>-0.057437</text:p>
          </table:table-cell>
          <table:table-cell table:formula="of:=[Datos_MoCap.E404]" office:value-type="float" office:value="0.142594" calcext:value-type="float">
            <text:p>0.142594</text:p>
          </table:table-cell>
          <table:table-cell/>
          <table:table-cell table:formula="of:=(#REF!404^2)*(0.178)+(#REF!404)*(0.352)-0.013" office:value-type="string" office:string-value="" calcext:value-type="error">
            <text:p>#NAME?</text:p>
          </table:table-cell>
          <table:table-cell table:formula="of:=([.J404]^2)*(-0.89)+([.J404])*(-0.633)-0.245" office:value-type="float" office:value="-0.36167104896329" calcext:value-type="float">
            <text:p>-0.361671049</text:p>
          </table:table-cell>
          <table:table-cell table:formula="of:=([.I404]^2)*(-0.189)+([.I404])*(0.905)-0.392" office:value-type="float" office:value="0.504704279330816" calcext:value-type="float">
            <text:p>0.504704279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5]" office:value-type="float" office:value="-0.022682" calcext:value-type="float">
            <text:p>-0.022682</text:p>
          </table:table-cell>
          <table:table-cell table:formula="of:=[Datos_MoCap.B405]" office:value-type="float" office:value="1.401667" calcext:value-type="float">
            <text:p>1.401667</text:p>
          </table:table-cell>
          <table:table-cell table:formula="of:=[Datos_MoCap.C405]" office:value-type="float" office:value="0.147635" calcext:value-type="float">
            <text:p>0.147635</text:p>
          </table:table-cell>
          <table:table-cell table:formula="of:=[Datos_MoCap.D405]" office:value-type="float" office:value="0.03586" calcext:value-type="float">
            <text:p>0.03586</text:p>
          </table:table-cell>
          <table:table-cell table:formula="of:=[Datos_MoCap.F405]" office:value-type="float" office:value="-0.056459" calcext:value-type="float">
            <text:p>-0.056459</text:p>
          </table:table-cell>
          <table:table-cell table:formula="of:=[Datos_MoCap.E405]" office:value-type="float" office:value="0.141359" calcext:value-type="float">
            <text:p>0.141359</text:p>
          </table:table-cell>
          <table:table-cell/>
          <table:table-cell table:formula="of:=(#REF!405^2)*(0.178)+(#REF!405)*(0.352)-0.013" office:value-type="string" office:string-value="" calcext:value-type="error">
            <text:p>#NAME?</text:p>
          </table:table-cell>
          <table:table-cell table:formula="of:=([.J405]^2)*(-0.89)+([.J405])*(-0.633)-0.245" office:value-type="float" office:value="-0.35785147797025" calcext:value-type="float">
            <text:p>-0.357851478</text:p>
          </table:table-cell>
          <table:table-cell table:formula="of:=([.I405]^2)*(-0.189)+([.I405])*(0.905)-0.392" office:value-type="float" office:value="0.505185933389979" calcext:value-type="float">
            <text:p>0.505185933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6]" office:value-type="float" office:value="-0.020217" calcext:value-type="float">
            <text:p>-0.020217</text:p>
          </table:table-cell>
          <table:table-cell table:formula="of:=[Datos_MoCap.B406]" office:value-type="float" office:value="1.402827" calcext:value-type="float">
            <text:p>1.402827</text:p>
          </table:table-cell>
          <table:table-cell table:formula="of:=[Datos_MoCap.C406]" office:value-type="float" office:value="0.14334" calcext:value-type="float">
            <text:p>0.14334</text:p>
          </table:table-cell>
          <table:table-cell table:formula="of:=[Datos_MoCap.D406]" office:value-type="float" office:value="0.035864" calcext:value-type="float">
            <text:p>0.035864</text:p>
          </table:table-cell>
          <table:table-cell table:formula="of:=[Datos_MoCap.F406]" office:value-type="float" office:value="-0.055359" calcext:value-type="float">
            <text:p>-0.055359</text:p>
          </table:table-cell>
          <table:table-cell table:formula="of:=[Datos_MoCap.E406]" office:value-type="float" office:value="0.140283" calcext:value-type="float">
            <text:p>0.140283</text:p>
          </table:table-cell>
          <table:table-cell/>
          <table:table-cell table:formula="of:=(#REF!406^2)*(0.178)+(#REF!406)*(0.352)-0.013" office:value-type="string" office:string-value="" calcext:value-type="error">
            <text:p>#NAME?</text:p>
          </table:table-cell>
          <table:table-cell table:formula="of:=([.J406]^2)*(-0.89)+([.J406])*(-0.633)-0.245" office:value-type="float" office:value="-0.354020476484" calcext:value-type="float">
            <text:p>-0.3540204765</text:p>
          </table:table-cell>
          <table:table-cell table:formula="of:=([.I406]^2)*(-0.189)+([.I406])*(0.905)-0.392" office:value-type="float" office:value="0.505620876125419" calcext:value-type="float">
            <text:p>0.505620876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7]" office:value-type="float" office:value="-0.017839" calcext:value-type="float">
            <text:p>-0.017839</text:p>
          </table:table-cell>
          <table:table-cell table:formula="of:=[Datos_MoCap.B407]" office:value-type="float" office:value="1.404078" calcext:value-type="float">
            <text:p>1.404078</text:p>
          </table:table-cell>
          <table:table-cell table:formula="of:=[Datos_MoCap.C407]" office:value-type="float" office:value="0.138857" calcext:value-type="float">
            <text:p>0.138857</text:p>
          </table:table-cell>
          <table:table-cell table:formula="of:=[Datos_MoCap.D407]" office:value-type="float" office:value="0.035314" calcext:value-type="float">
            <text:p>0.035314</text:p>
          </table:table-cell>
          <table:table-cell table:formula="of:=[Datos_MoCap.F407]" office:value-type="float" office:value="-0.054471" calcext:value-type="float">
            <text:p>-0.054471</text:p>
          </table:table-cell>
          <table:table-cell table:formula="of:=[Datos_MoCap.E407]" office:value-type="float" office:value="0.138877" calcext:value-type="float">
            <text:p>0.138877</text:p>
          </table:table-cell>
          <table:table-cell/>
          <table:table-cell table:formula="of:=(#REF!407^2)*(0.178)+(#REF!407)*(0.352)-0.013" office:value-type="string" office:string-value="" calcext:value-type="error">
            <text:p>#NAME?</text:p>
          </table:table-cell>
          <table:table-cell table:formula="of:=([.J407]^2)*(-0.89)+([.J407])*(-0.633)-0.245" office:value-type="float" office:value="-0.35005680813961" calcext:value-type="float">
            <text:p>-0.3500568081</text:p>
          </table:table-cell>
          <table:table-cell table:formula="of:=([.I407]^2)*(-0.189)+([.I407])*(0.905)-0.392" office:value-type="float" office:value="0.506089369314124" calcext:value-type="float">
            <text:p>0.506089369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8]" office:value-type="float" office:value="-0.015493" calcext:value-type="float">
            <text:p>-0.015493</text:p>
          </table:table-cell>
          <table:table-cell table:formula="of:=[Datos_MoCap.B408]" office:value-type="float" office:value="1.405202" calcext:value-type="float">
            <text:p>1.405202</text:p>
          </table:table-cell>
          <table:table-cell table:formula="of:=[Datos_MoCap.C408]" office:value-type="float" office:value="0.134424" calcext:value-type="float">
            <text:p>0.134424</text:p>
          </table:table-cell>
          <table:table-cell table:formula="of:=[Datos_MoCap.D408]" office:value-type="float" office:value="0.034979" calcext:value-type="float">
            <text:p>0.034979</text:p>
          </table:table-cell>
          <table:table-cell table:formula="of:=[Datos_MoCap.F408]" office:value-type="float" office:value="-0.053655" calcext:value-type="float">
            <text:p>-0.053655</text:p>
          </table:table-cell>
          <table:table-cell table:formula="of:=[Datos_MoCap.E408]" office:value-type="float" office:value="0.137442" calcext:value-type="float">
            <text:p>0.137442</text:p>
          </table:table-cell>
          <table:table-cell/>
          <table:table-cell table:formula="of:=(#REF!408^2)*(0.178)+(#REF!408)*(0.352)-0.013" office:value-type="string" office:string-value="" calcext:value-type="error">
            <text:p>#NAME?</text:p>
          </table:table-cell>
          <table:table-cell table:formula="of:=([.J408]^2)*(-0.89)+([.J408])*(-0.633)-0.245" office:value-type="float" office:value="-0.34617252448064" calcext:value-type="float">
            <text:p>-0.3461725245</text:p>
          </table:table-cell>
          <table:table-cell table:formula="of:=([.I408]^2)*(-0.189)+([.I408])*(0.905)-0.392" office:value-type="float" office:value="0.506509797108044" calcext:value-type="float">
            <text:p>0.506509797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9]" office:value-type="float" office:value="-0.013279" calcext:value-type="float">
            <text:p>-0.013279</text:p>
          </table:table-cell>
          <table:table-cell table:formula="of:=[Datos_MoCap.B409]" office:value-type="float" office:value="1.406316" calcext:value-type="float">
            <text:p>1.406316</text:p>
          </table:table-cell>
          <table:table-cell table:formula="of:=[Datos_MoCap.C409]" office:value-type="float" office:value="0.129916" calcext:value-type="float">
            <text:p>0.129916</text:p>
          </table:table-cell>
          <table:table-cell table:formula="of:=[Datos_MoCap.D409]" office:value-type="float" office:value="0.034497" calcext:value-type="float">
            <text:p>0.034497</text:p>
          </table:table-cell>
          <table:table-cell table:formula="of:=[Datos_MoCap.F409]" office:value-type="float" office:value="-0.053021" calcext:value-type="float">
            <text:p>-0.053021</text:p>
          </table:table-cell>
          <table:table-cell table:formula="of:=[Datos_MoCap.E409]" office:value-type="float" office:value="0.135883" calcext:value-type="float">
            <text:p>0.135883</text:p>
          </table:table-cell>
          <table:table-cell/>
          <table:table-cell table:formula="of:=(#REF!409^2)*(0.178)+(#REF!409)*(0.352)-0.013" office:value-type="string" office:string-value="" calcext:value-type="error">
            <text:p>#NAME?</text:p>
          </table:table-cell>
          <table:table-cell table:formula="of:=([.J409]^2)*(-0.89)+([.J409])*(-0.633)-0.245" office:value-type="float" office:value="-0.34225839667984" calcext:value-type="float">
            <text:p>-0.3422583967</text:p>
          </table:table-cell>
          <table:table-cell table:formula="of:=([.I409]^2)*(-0.189)+([.I409])*(0.905)-0.392" office:value-type="float" office:value="0.506926013239216" calcext:value-type="float">
            <text:p>0.506926013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0]" office:value-type="float" office:value="-0.011126" calcext:value-type="float">
            <text:p>-0.011126</text:p>
          </table:table-cell>
          <table:table-cell table:formula="of:=[Datos_MoCap.B410]" office:value-type="float" office:value="1.407297" calcext:value-type="float">
            <text:p>1.407297</text:p>
          </table:table-cell>
          <table:table-cell table:formula="of:=[Datos_MoCap.C410]" office:value-type="float" office:value="0.125589" calcext:value-type="float">
            <text:p>0.125589</text:p>
          </table:table-cell>
          <table:table-cell table:formula="of:=[Datos_MoCap.D410]" office:value-type="float" office:value="0.034418" calcext:value-type="float">
            <text:p>0.034418</text:p>
          </table:table-cell>
          <table:table-cell table:formula="of:=[Datos_MoCap.F410]" office:value-type="float" office:value="-0.052468" calcext:value-type="float">
            <text:p>-0.052468</text:p>
          </table:table-cell>
          <table:table-cell table:formula="of:=[Datos_MoCap.E410]" office:value-type="float" office:value="0.134716" calcext:value-type="float">
            <text:p>0.134716</text:p>
          </table:table-cell>
          <table:table-cell/>
          <table:table-cell table:formula="of:=(#REF!410^2)*(0.178)+(#REF!410)*(0.352)-0.013" office:value-type="string" office:string-value="" calcext:value-type="error">
            <text:p>#NAME?</text:p>
          </table:table-cell>
          <table:table-cell table:formula="of:=([.J410]^2)*(-0.89)+([.J410])*(-0.633)-0.245" office:value-type="float" office:value="-0.33853544825969" calcext:value-type="float">
            <text:p>-0.3385354483</text:p>
          </table:table-cell>
          <table:table-cell table:formula="of:=([.I410]^2)*(-0.189)+([.I410])*(0.905)-0.392" office:value-type="float" office:value="0.507292149066499" calcext:value-type="float">
            <text:p>0.507292149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1]" office:value-type="float" office:value="-0.009133" calcext:value-type="float">
            <text:p>-0.009133</text:p>
          </table:table-cell>
          <table:table-cell table:formula="of:=[Datos_MoCap.B411]" office:value-type="float" office:value="1.408199" calcext:value-type="float">
            <text:p>1.408199</text:p>
          </table:table-cell>
          <table:table-cell table:formula="of:=[Datos_MoCap.C411]" office:value-type="float" office:value="0.121292" calcext:value-type="float">
            <text:p>0.121292</text:p>
          </table:table-cell>
          <table:table-cell table:formula="of:=[Datos_MoCap.D411]" office:value-type="float" office:value="0.034198" calcext:value-type="float">
            <text:p>0.034198</text:p>
          </table:table-cell>
          <table:table-cell table:formula="of:=[Datos_MoCap.F411]" office:value-type="float" office:value="-0.051652" calcext:value-type="float">
            <text:p>-0.051652</text:p>
          </table:table-cell>
          <table:table-cell table:formula="of:=[Datos_MoCap.E411]" office:value-type="float" office:value="0.133528" calcext:value-type="float">
            <text:p>0.133528</text:p>
          </table:table-cell>
          <table:table-cell/>
          <table:table-cell table:formula="of:=(#REF!411^2)*(0.178)+(#REF!411)*(0.352)-0.013" office:value-type="string" office:string-value="" calcext:value-type="error">
            <text:p>#NAME?</text:p>
          </table:table-cell>
          <table:table-cell table:formula="of:=([.J411]^2)*(-0.89)+([.J411])*(-0.633)-0.245" office:value-type="float" office:value="-0.33487129284496" calcext:value-type="float">
            <text:p>-0.3348712928</text:p>
          </table:table-cell>
          <table:table-cell table:formula="of:=([.I411]^2)*(-0.189)+([.I411])*(0.905)-0.392" office:value-type="float" office:value="0.507628478939411" calcext:value-type="float">
            <text:p>0.507628478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2]" office:value-type="float" office:value="-0.007245" calcext:value-type="float">
            <text:p>-0.007245</text:p>
          </table:table-cell>
          <table:table-cell table:formula="of:=[Datos_MoCap.B412]" office:value-type="float" office:value="1.409135" calcext:value-type="float">
            <text:p>1.409135</text:p>
          </table:table-cell>
          <table:table-cell table:formula="of:=[Datos_MoCap.C412]" office:value-type="float" office:value="0.116984" calcext:value-type="float">
            <text:p>0.116984</text:p>
          </table:table-cell>
          <table:table-cell table:formula="of:=[Datos_MoCap.D412]" office:value-type="float" office:value="0.034087" calcext:value-type="float">
            <text:p>0.034087</text:p>
          </table:table-cell>
          <table:table-cell table:formula="of:=[Datos_MoCap.F412]" office:value-type="float" office:value="-0.051063" calcext:value-type="float">
            <text:p>-0.051063</text:p>
          </table:table-cell>
          <table:table-cell table:formula="of:=[Datos_MoCap.E412]" office:value-type="float" office:value="0.132206" calcext:value-type="float">
            <text:p>0.132206</text:p>
          </table:table-cell>
          <table:table-cell/>
          <table:table-cell table:formula="of:=(#REF!412^2)*(0.178)+(#REF!412)*(0.352)-0.013" office:value-type="string" office:string-value="" calcext:value-type="error">
            <text:p>#NAME?</text:p>
          </table:table-cell>
          <table:table-cell table:formula="of:=([.J412]^2)*(-0.89)+([.J412])*(-0.633)-0.245" office:value-type="float" office:value="-0.33123075006784" calcext:value-type="float">
            <text:p>-0.3312307501</text:p>
          </table:table-cell>
          <table:table-cell table:formula="of:=([.I412]^2)*(-0.189)+([.I412])*(0.905)-0.392" office:value-type="float" office:value="0.507977161285475" calcext:value-type="float">
            <text:p>0.507977161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3]" office:value-type="float" office:value="-0.005467" calcext:value-type="float">
            <text:p>-0.005467</text:p>
          </table:table-cell>
          <table:table-cell table:formula="of:=[Datos_MoCap.B413]" office:value-type="float" office:value="1.410148" calcext:value-type="float">
            <text:p>1.410148</text:p>
          </table:table-cell>
          <table:table-cell table:formula="of:=[Datos_MoCap.C413]" office:value-type="float" office:value="0.112732" calcext:value-type="float">
            <text:p>0.112732</text:p>
          </table:table-cell>
          <table:table-cell table:formula="of:=[Datos_MoCap.D413]" office:value-type="float" office:value="0.034022" calcext:value-type="float">
            <text:p>0.034022</text:p>
          </table:table-cell>
          <table:table-cell table:formula="of:=[Datos_MoCap.F413]" office:value-type="float" office:value="-0.050775" calcext:value-type="float">
            <text:p>-0.050775</text:p>
          </table:table-cell>
          <table:table-cell table:formula="of:=[Datos_MoCap.E413]" office:value-type="float" office:value="0.130876" calcext:value-type="float">
            <text:p>0.130876</text:p>
          </table:table-cell>
          <table:table-cell/>
          <table:table-cell table:formula="of:=(#REF!413^2)*(0.178)+(#REF!413)*(0.352)-0.013" office:value-type="string" office:string-value="" calcext:value-type="error">
            <text:p>#NAME?</text:p>
          </table:table-cell>
          <table:table-cell table:formula="of:=([.J413]^2)*(-0.89)+([.J413])*(-0.633)-0.245" office:value-type="float" office:value="-0.32766992440336" calcext:value-type="float">
            <text:p>-0.3276699244</text:p>
          </table:table-cell>
          <table:table-cell table:formula="of:=([.I413]^2)*(-0.189)+([.I413])*(0.905)-0.392" office:value-type="float" office:value="0.508354154820144" calcext:value-type="float">
            <text:p>0.508354154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4]" office:value-type="float" office:value="-0.003766" calcext:value-type="float">
            <text:p>-0.003766</text:p>
          </table:table-cell>
          <table:table-cell table:formula="of:=[Datos_MoCap.B414]" office:value-type="float" office:value="1.411063" calcext:value-type="float">
            <text:p>1.411063</text:p>
          </table:table-cell>
          <table:table-cell table:formula="of:=[Datos_MoCap.C414]" office:value-type="float" office:value="0.10862" calcext:value-type="float">
            <text:p>0.10862</text:p>
          </table:table-cell>
          <table:table-cell table:formula="of:=[Datos_MoCap.D414]" office:value-type="float" office:value="0.034353" calcext:value-type="float">
            <text:p>0.034353</text:p>
          </table:table-cell>
          <table:table-cell table:formula="of:=[Datos_MoCap.F414]" office:value-type="float" office:value="-0.050059" calcext:value-type="float">
            <text:p>-0.050059</text:p>
          </table:table-cell>
          <table:table-cell table:formula="of:=[Datos_MoCap.E414]" office:value-type="float" office:value="0.129985" calcext:value-type="float">
            <text:p>0.129985</text:p>
          </table:table-cell>
          <table:table-cell/>
          <table:table-cell table:formula="of:=(#REF!414^2)*(0.178)+(#REF!414)*(0.352)-0.013" office:value-type="string" office:string-value="" calcext:value-type="error">
            <text:p>#NAME?</text:p>
          </table:table-cell>
          <table:table-cell table:formula="of:=([.J414]^2)*(-0.89)+([.J414])*(-0.633)-0.245" office:value-type="float" office:value="-0.324256950916" calcext:value-type="float">
            <text:p>-0.3242569509</text:p>
          </table:table-cell>
          <table:table-cell table:formula="of:=([.I414]^2)*(-0.189)+([.I414])*(0.905)-0.392" office:value-type="float" office:value="0.508694343695859" calcext:value-type="float">
            <text:p>0.508694343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5]" office:value-type="float" office:value="-0.002085" calcext:value-type="float">
            <text:p>-0.002085</text:p>
          </table:table-cell>
          <table:table-cell table:formula="of:=[Datos_MoCap.B415]" office:value-type="float" office:value="1.412084" calcext:value-type="float">
            <text:p>1.412084</text:p>
          </table:table-cell>
          <table:table-cell table:formula="of:=[Datos_MoCap.C415]" office:value-type="float" office:value="0.104401" calcext:value-type="float">
            <text:p>0.104401</text:p>
          </table:table-cell>
          <table:table-cell table:formula="of:=[Datos_MoCap.D415]" office:value-type="float" office:value="0.034441" calcext:value-type="float">
            <text:p>0.034441</text:p>
          </table:table-cell>
          <table:table-cell table:formula="of:=[Datos_MoCap.F415]" office:value-type="float" office:value="-0.049789" calcext:value-type="float">
            <text:p>-0.049789</text:p>
          </table:table-cell>
          <table:table-cell table:formula="of:=[Datos_MoCap.E415]" office:value-type="float" office:value="0.128769" calcext:value-type="float">
            <text:p>0.128769</text:p>
          </table:table-cell>
          <table:table-cell/>
          <table:table-cell table:formula="of:=(#REF!415^2)*(0.178)+(#REF!415)*(0.352)-0.013" office:value-type="string" office:string-value="" calcext:value-type="error">
            <text:p>#NAME?</text:p>
          </table:table-cell>
          <table:table-cell table:formula="of:=([.J415]^2)*(-0.89)+([.J415])*(-0.633)-0.245" office:value-type="float" office:value="-0.32078644923289" calcext:value-type="float">
            <text:p>-0.3207864492</text:p>
          </table:table-cell>
          <table:table-cell table:formula="of:=([.I415]^2)*(-0.189)+([.I415])*(0.905)-0.392" office:value-type="float" office:value="0.509073568842416" calcext:value-type="float">
            <text:p>0.509073568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6]" office:value-type="float" office:value="-0.000516" calcext:value-type="float">
            <text:p>-0.000516</text:p>
          </table:table-cell>
          <table:table-cell table:formula="of:=[Datos_MoCap.B416]" office:value-type="float" office:value="1.413027" calcext:value-type="float">
            <text:p>1.413027</text:p>
          </table:table-cell>
          <table:table-cell table:formula="of:=[Datos_MoCap.C416]" office:value-type="float" office:value="0.100196" calcext:value-type="float">
            <text:p>0.100196</text:p>
          </table:table-cell>
          <table:table-cell table:formula="of:=[Datos_MoCap.D416]" office:value-type="float" office:value="0.034474" calcext:value-type="float">
            <text:p>0.034474</text:p>
          </table:table-cell>
          <table:table-cell table:formula="of:=[Datos_MoCap.F416]" office:value-type="float" office:value="-0.04933" calcext:value-type="float">
            <text:p>-0.04933</text:p>
          </table:table-cell>
          <table:table-cell table:formula="of:=[Datos_MoCap.E416]" office:value-type="float" office:value="0.127641" calcext:value-type="float">
            <text:p>0.127641</text:p>
          </table:table-cell>
          <table:table-cell/>
          <table:table-cell table:formula="of:=(#REF!416^2)*(0.178)+(#REF!416)*(0.352)-0.013" office:value-type="string" office:string-value="" calcext:value-type="error">
            <text:p>#NAME?</text:p>
          </table:table-cell>
          <table:table-cell table:formula="of:=([.J416]^2)*(-0.89)+([.J416])*(-0.633)-0.245" office:value-type="float" office:value="-0.31735899019024" calcext:value-type="float">
            <text:p>-0.3173589902</text:p>
          </table:table-cell>
          <table:table-cell table:formula="of:=([.I416]^2)*(-0.189)+([.I416])*(0.905)-0.392" office:value-type="float" office:value="0.509423472784219" calcext:value-type="float">
            <text:p>0.509423472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7]" office:value-type="float" office:value="0.00106" calcext:value-type="float">
            <text:p>0.00106</text:p>
          </table:table-cell>
          <table:table-cell table:formula="of:=[Datos_MoCap.B417]" office:value-type="float" office:value="1.413874" calcext:value-type="float">
            <text:p>1.413874</text:p>
          </table:table-cell>
          <table:table-cell table:formula="of:=[Datos_MoCap.C417]" office:value-type="float" office:value="0.09593" calcext:value-type="float">
            <text:p>0.09593</text:p>
          </table:table-cell>
          <table:table-cell table:formula="of:=[Datos_MoCap.D417]" office:value-type="float" office:value="0.034398" calcext:value-type="float">
            <text:p>0.034398</text:p>
          </table:table-cell>
          <table:table-cell table:formula="of:=[Datos_MoCap.F417]" office:value-type="float" office:value="-0.048992" calcext:value-type="float">
            <text:p>-0.048992</text:p>
          </table:table-cell>
          <table:table-cell table:formula="of:=[Datos_MoCap.E417]" office:value-type="float" office:value="0.126581" calcext:value-type="float">
            <text:p>0.126581</text:p>
          </table:table-cell>
          <table:table-cell/>
          <table:table-cell table:formula="of:=(#REF!417^2)*(0.178)+(#REF!417)*(0.352)-0.013" office:value-type="string" office:string-value="" calcext:value-type="error">
            <text:p>#NAME?</text:p>
          </table:table-cell>
          <table:table-cell table:formula="of:=([.J417]^2)*(-0.89)+([.J417])*(-0.633)-0.245" office:value-type="float" office:value="-0.313913972761" calcext:value-type="float">
            <text:p>-0.3139139728</text:p>
          </table:table-cell>
          <table:table-cell table:formula="of:=([.I417]^2)*(-0.189)+([.I417])*(0.905)-0.392" office:value-type="float" office:value="0.509737468991436" calcext:value-type="float">
            <text:p>0.50973746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8]" office:value-type="float" office:value="0.002601" calcext:value-type="float">
            <text:p>0.002601</text:p>
          </table:table-cell>
          <table:table-cell table:formula="of:=[Datos_MoCap.B418]" office:value-type="float" office:value="1.414541" calcext:value-type="float">
            <text:p>1.414541</text:p>
          </table:table-cell>
          <table:table-cell table:formula="of:=[Datos_MoCap.C418]" office:value-type="float" office:value="0.091749" calcext:value-type="float">
            <text:p>0.091749</text:p>
          </table:table-cell>
          <table:table-cell table:formula="of:=[Datos_MoCap.D418]" office:value-type="float" office:value="0.034758" calcext:value-type="float">
            <text:p>0.034758</text:p>
          </table:table-cell>
          <table:table-cell table:formula="of:=[Datos_MoCap.F418]" office:value-type="float" office:value="-0.048503" calcext:value-type="float">
            <text:p>-0.048503</text:p>
          </table:table-cell>
          <table:table-cell table:formula="of:=[Datos_MoCap.E418]" office:value-type="float" office:value="0.125621" calcext:value-type="float">
            <text:p>0.125621</text:p>
          </table:table-cell>
          <table:table-cell/>
          <table:table-cell table:formula="of:=(#REF!418^2)*(0.178)+(#REF!418)*(0.352)-0.013" office:value-type="string" office:string-value="" calcext:value-type="error">
            <text:p>#NAME?</text:p>
          </table:table-cell>
          <table:table-cell table:formula="of:=([.J418]^2)*(-0.89)+([.J418])*(-0.633)-0.245" office:value-type="float" office:value="-0.31056902931089" calcext:value-type="float">
            <text:p>-0.3105690293</text:p>
          </table:table-cell>
          <table:table-cell table:formula="of:=([.I418]^2)*(-0.189)+([.I418])*(0.905)-0.392" office:value-type="float" office:value="0.509984545511291" calcext:value-type="float">
            <text:p>0.509984545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9]" office:value-type="float" office:value="0.004086" calcext:value-type="float">
            <text:p>0.004086</text:p>
          </table:table-cell>
          <table:table-cell table:formula="of:=[Datos_MoCap.B419]" office:value-type="float" office:value="1.415126" calcext:value-type="float">
            <text:p>1.415126</text:p>
          </table:table-cell>
          <table:table-cell table:formula="of:=[Datos_MoCap.C419]" office:value-type="float" office:value="0.087594" calcext:value-type="float">
            <text:p>0.087594</text:p>
          </table:table-cell>
          <table:table-cell table:formula="of:=[Datos_MoCap.D419]" office:value-type="float" office:value="0.03525" calcext:value-type="float">
            <text:p>0.03525</text:p>
          </table:table-cell>
          <table:table-cell table:formula="of:=[Datos_MoCap.F419]" office:value-type="float" office:value="-0.048186" calcext:value-type="float">
            <text:p>-0.048186</text:p>
          </table:table-cell>
          <table:table-cell table:formula="of:=[Datos_MoCap.E419]" office:value-type="float" office:value="0.124606" calcext:value-type="float">
            <text:p>0.124606</text:p>
          </table:table-cell>
          <table:table-cell/>
          <table:table-cell table:formula="of:=(#REF!419^2)*(0.178)+(#REF!419)*(0.352)-0.013" office:value-type="string" office:string-value="" calcext:value-type="error">
            <text:p>#NAME?</text:p>
          </table:table-cell>
          <table:table-cell table:formula="of:=([.J419]^2)*(-0.89)+([.J419])*(-0.633)-0.245" office:value-type="float" office:value="-0.30727571286404" calcext:value-type="float">
            <text:p>-0.3072757129</text:p>
          </table:table-cell>
          <table:table-cell table:formula="of:=([.I419]^2)*(-0.189)+([.I419])*(0.905)-0.392" office:value-type="float" office:value="0.510201108379436" calcext:value-type="float">
            <text:p>0.510201108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0]" office:value-type="float" office:value="0.005468" calcext:value-type="float">
            <text:p>0.005468</text:p>
          </table:table-cell>
          <table:table-cell table:formula="of:=[Datos_MoCap.B420]" office:value-type="float" office:value="1.415622" calcext:value-type="float">
            <text:p>1.415622</text:p>
          </table:table-cell>
          <table:table-cell table:formula="of:=[Datos_MoCap.C420]" office:value-type="float" office:value="0.083592" calcext:value-type="float">
            <text:p>0.083592</text:p>
          </table:table-cell>
          <table:table-cell table:formula="of:=[Datos_MoCap.D420]" office:value-type="float" office:value="0.03587" calcext:value-type="float">
            <text:p>0.03587</text:p>
          </table:table-cell>
          <table:table-cell table:formula="of:=[Datos_MoCap.F420]" office:value-type="float" office:value="-0.047801" calcext:value-type="float">
            <text:p>-0.047801</text:p>
          </table:table-cell>
          <table:table-cell table:formula="of:=[Datos_MoCap.E420]" office:value-type="float" office:value="0.123666" calcext:value-type="float">
            <text:p>0.123666</text:p>
          </table:table-cell>
          <table:table-cell/>
          <table:table-cell table:formula="of:=(#REF!420^2)*(0.178)+(#REF!420)*(0.352)-0.013" office:value-type="string" office:string-value="" calcext:value-type="error">
            <text:p>#NAME?</text:p>
          </table:table-cell>
          <table:table-cell table:formula="of:=([.J420]^2)*(-0.89)+([.J420])*(-0.633)-0.245" office:value-type="float" office:value="-0.30413271999296" calcext:value-type="float">
            <text:p>-0.30413272</text:p>
          </table:table-cell>
          <table:table-cell table:formula="of:=([.I420]^2)*(-0.189)+([.I420])*(0.905)-0.392" office:value-type="float" office:value="0.510384622738924" calcext:value-type="float">
            <text:p>0.510384622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1]" office:value-type="float" office:value="0.006725" calcext:value-type="float">
            <text:p>0.006725</text:p>
          </table:table-cell>
          <table:table-cell table:formula="of:=[Datos_MoCap.B421]" office:value-type="float" office:value="1.416085" calcext:value-type="float">
            <text:p>1.416085</text:p>
          </table:table-cell>
          <table:table-cell table:formula="of:=[Datos_MoCap.C421]" office:value-type="float" office:value="0.079624" calcext:value-type="float">
            <text:p>0.079624</text:p>
          </table:table-cell>
          <table:table-cell table:formula="of:=[Datos_MoCap.D421]" office:value-type="float" office:value="0.03668" calcext:value-type="float">
            <text:p>0.03668</text:p>
          </table:table-cell>
          <table:table-cell table:formula="of:=[Datos_MoCap.F421]" office:value-type="float" office:value="-0.047409" calcext:value-type="float">
            <text:p>-0.047409</text:p>
          </table:table-cell>
          <table:table-cell table:formula="of:=[Datos_MoCap.E421]" office:value-type="float" office:value="0.122367" calcext:value-type="float">
            <text:p>0.122367</text:p>
          </table:table-cell>
          <table:table-cell/>
          <table:table-cell table:formula="of:=(#REF!421^2)*(0.178)+(#REF!421)*(0.352)-0.013" office:value-type="string" office:string-value="" calcext:value-type="error">
            <text:p>#NAME?</text:p>
          </table:table-cell>
          <table:table-cell table:formula="of:=([.J421]^2)*(-0.89)+([.J421])*(-0.633)-0.245" office:value-type="float" office:value="-0.30104457542464" calcext:value-type="float">
            <text:p>-0.3010445754</text:p>
          </table:table-cell>
          <table:table-cell table:formula="of:=([.I421]^2)*(-0.189)+([.I421])*(0.905)-0.392" office:value-type="float" office:value="0.510555843554475" calcext:value-type="float">
            <text:p>0.510555843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2]" office:value-type="float" office:value="0.007978" calcext:value-type="float">
            <text:p>0.007978</text:p>
          </table:table-cell>
          <table:table-cell table:formula="of:=[Datos_MoCap.B422]" office:value-type="float" office:value="1.416414" calcext:value-type="float">
            <text:p>1.416414</text:p>
          </table:table-cell>
          <table:table-cell table:formula="of:=[Datos_MoCap.C422]" office:value-type="float" office:value="0.075895" calcext:value-type="float">
            <text:p>0.075895</text:p>
          </table:table-cell>
          <table:table-cell table:formula="of:=[Datos_MoCap.D422]" office:value-type="float" office:value="0.037943" calcext:value-type="float">
            <text:p>0.037943</text:p>
          </table:table-cell>
          <table:table-cell table:formula="of:=[Datos_MoCap.F422]" office:value-type="float" office:value="-0.04697" calcext:value-type="float">
            <text:p>-0.04697</text:p>
          </table:table-cell>
          <table:table-cell table:formula="of:=[Datos_MoCap.E422]" office:value-type="float" office:value="0.121158" calcext:value-type="float">
            <text:p>0.121158</text:p>
          </table:table-cell>
          <table:table-cell/>
          <table:table-cell table:formula="of:=(#REF!422^2)*(0.178)+(#REF!422)*(0.352)-0.013" office:value-type="string" office:string-value="" calcext:value-type="error">
            <text:p>#NAME?</text:p>
          </table:table-cell>
          <table:table-cell table:formula="of:=([.J422]^2)*(-0.89)+([.J422])*(-0.633)-0.245" office:value-type="float" office:value="-0.29816798041225" calcext:value-type="float">
            <text:p>-0.2981679804</text:p>
          </table:table-cell>
          <table:table-cell table:formula="of:=([.I422]^2)*(-0.189)+([.I422])*(0.905)-0.392" office:value-type="float" office:value="0.510677460934156" calcext:value-type="float">
            <text:p>0.510677460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3]" office:value-type="float" office:value="0.009132" calcext:value-type="float">
            <text:p>0.009132</text:p>
          </table:table-cell>
          <table:table-cell table:formula="of:=[Datos_MoCap.B423]" office:value-type="float" office:value="1.416878" calcext:value-type="float">
            <text:p>1.416878</text:p>
          </table:table-cell>
          <table:table-cell table:formula="of:=[Datos_MoCap.C423]" office:value-type="float" office:value="0.072197" calcext:value-type="float">
            <text:p>0.072197</text:p>
          </table:table-cell>
          <table:table-cell table:formula="of:=[Datos_MoCap.D423]" office:value-type="float" office:value="0.038855" calcext:value-type="float">
            <text:p>0.038855</text:p>
          </table:table-cell>
          <table:table-cell table:formula="of:=[Datos_MoCap.F423]" office:value-type="float" office:value="-0.046762" calcext:value-type="float">
            <text:p>-0.046762</text:p>
          </table:table-cell>
          <table:table-cell table:formula="of:=[Datos_MoCap.E423]" office:value-type="float" office:value="0.119425" calcext:value-type="float">
            <text:p>0.119425</text:p>
          </table:table-cell>
          <table:table-cell/>
          <table:table-cell table:formula="of:=(#REF!423^2)*(0.178)+(#REF!423)*(0.352)-0.013" office:value-type="string" office:string-value="" calcext:value-type="error">
            <text:p>#NAME?</text:p>
          </table:table-cell>
          <table:table-cell table:formula="of:=([.J423]^2)*(-0.89)+([.J423])*(-0.633)-0.245" office:value-type="float" office:value="-0.29533974306001" calcext:value-type="float">
            <text:p>-0.2953397431</text:p>
          </table:table-cell>
          <table:table-cell table:formula="of:=([.I423]^2)*(-0.189)+([.I423])*(0.905)-0.392" office:value-type="float" office:value="0.510848912558924" calcext:value-type="float">
            <text:p>0.510848912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4]" office:value-type="float" office:value="0.010296" calcext:value-type="float">
            <text:p>0.010296</text:p>
          </table:table-cell>
          <table:table-cell table:formula="of:=[Datos_MoCap.B424]" office:value-type="float" office:value="1.417394" calcext:value-type="float">
            <text:p>1.417394</text:p>
          </table:table-cell>
          <table:table-cell table:formula="of:=[Datos_MoCap.C424]" office:value-type="float" office:value="0.068561" calcext:value-type="float">
            <text:p>0.068561</text:p>
          </table:table-cell>
          <table:table-cell table:formula="of:=[Datos_MoCap.D424]" office:value-type="float" office:value="0.03967" calcext:value-type="float">
            <text:p>0.03967</text:p>
          </table:table-cell>
          <table:table-cell table:formula="of:=[Datos_MoCap.F424]" office:value-type="float" office:value="-0.046709" calcext:value-type="float">
            <text:p>-0.046709</text:p>
          </table:table-cell>
          <table:table-cell table:formula="of:=[Datos_MoCap.E424]" office:value-type="float" office:value="0.117172" calcext:value-type="float">
            <text:p>0.117172</text:p>
          </table:table-cell>
          <table:table-cell/>
          <table:table-cell table:formula="of:=(#REF!424^2)*(0.178)+(#REF!424)*(0.352)-0.013" office:value-type="string" office:string-value="" calcext:value-type="error">
            <text:p>#NAME?</text:p>
          </table:table-cell>
          <table:table-cell table:formula="of:=([.J424]^2)*(-0.89)+([.J424])*(-0.633)-0.245" office:value-type="float" office:value="-0.29258265654169" calcext:value-type="float">
            <text:p>-0.2925826565</text:p>
          </table:table-cell>
          <table:table-cell table:formula="of:=([.I424]^2)*(-0.189)+([.I424])*(0.905)-0.392" office:value-type="float" office:value="0.511039483016396" calcext:value-type="float">
            <text:p>0.51103948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5]" office:value-type="float" office:value="0.011407" calcext:value-type="float">
            <text:p>0.011407</text:p>
          </table:table-cell>
          <table:table-cell table:formula="of:=[Datos_MoCap.B425]" office:value-type="float" office:value="1.417908" calcext:value-type="float">
            <text:p>1.417908</text:p>
          </table:table-cell>
          <table:table-cell table:formula="of:=[Datos_MoCap.C425]" office:value-type="float" office:value="0.065039" calcext:value-type="float">
            <text:p>0.065039</text:p>
          </table:table-cell>
          <table:table-cell table:formula="of:=[Datos_MoCap.D425]" office:value-type="float" office:value="0.040225" calcext:value-type="float">
            <text:p>0.040225</text:p>
          </table:table-cell>
          <table:table-cell table:formula="of:=[Datos_MoCap.F425]" office:value-type="float" office:value="-0.047" calcext:value-type="float">
            <text:p>-0.047</text:p>
          </table:table-cell>
          <table:table-cell table:formula="of:=[Datos_MoCap.E425]" office:value-type="float" office:value="0.114908" calcext:value-type="float">
            <text:p>0.114908</text:p>
          </table:table-cell>
          <table:table-cell/>
          <table:table-cell table:formula="of:=(#REF!425^2)*(0.178)+(#REF!425)*(0.352)-0.013" office:value-type="string" office:string-value="" calcext:value-type="error">
            <text:p>#NAME?</text:p>
          </table:table-cell>
          <table:table-cell table:formula="of:=([.J425]^2)*(-0.89)+([.J425])*(-0.633)-0.245" office:value-type="float" office:value="-0.28993445065369" calcext:value-type="float">
            <text:p>-0.2899344507</text:p>
          </table:table-cell>
          <table:table-cell table:formula="of:=([.I425]^2)*(-0.189)+([.I425])*(0.905)-0.392" office:value-type="float" office:value="0.511229214768304" calcext:value-type="float">
            <text:p>0.511229214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6]" office:value-type="float" office:value="0.012538" calcext:value-type="float">
            <text:p>0.012538</text:p>
          </table:table-cell>
          <table:table-cell table:formula="of:=[Datos_MoCap.B426]" office:value-type="float" office:value="1.418299" calcext:value-type="float">
            <text:p>1.418299</text:p>
          </table:table-cell>
          <table:table-cell table:formula="of:=[Datos_MoCap.C426]" office:value-type="float" office:value="0.061692" calcext:value-type="float">
            <text:p>0.061692</text:p>
          </table:table-cell>
          <table:table-cell table:formula="of:=[Datos_MoCap.D426]" office:value-type="float" office:value="0.041256" calcext:value-type="float">
            <text:p>0.041256</text:p>
          </table:table-cell>
          <table:table-cell table:formula="of:=[Datos_MoCap.F426]" office:value-type="float" office:value="-0.046956" calcext:value-type="float">
            <text:p>-0.046956</text:p>
          </table:table-cell>
          <table:table-cell table:formula="of:=[Datos_MoCap.E426]" office:value-type="float" office:value="0.11256" calcext:value-type="float">
            <text:p>0.11256</text:p>
          </table:table-cell>
          <table:table-cell/>
          <table:table-cell table:formula="of:=(#REF!426^2)*(0.178)+(#REF!426)*(0.352)-0.013" office:value-type="string" office:string-value="" calcext:value-type="error">
            <text:p>#NAME?</text:p>
          </table:table-cell>
          <table:table-cell table:formula="of:=([.J426]^2)*(-0.89)+([.J426])*(-0.633)-0.245" office:value-type="float" office:value="-0.28743828954896" calcext:value-type="float">
            <text:p>-0.2874382895</text:p>
          </table:table-cell>
          <table:table-cell table:formula="of:=([.I426]^2)*(-0.189)+([.I426])*(0.905)-0.392" office:value-type="float" office:value="0.511373476907211" calcext:value-type="float">
            <text:p>0.511373476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7]" office:value-type="float" office:value="0.013723" calcext:value-type="float">
            <text:p>0.013723</text:p>
          </table:table-cell>
          <table:table-cell table:formula="of:=[Datos_MoCap.B427]" office:value-type="float" office:value="1.418638" calcext:value-type="float">
            <text:p>1.418638</text:p>
          </table:table-cell>
          <table:table-cell table:formula="of:=[Datos_MoCap.C427]" office:value-type="float" office:value="0.058434" calcext:value-type="float">
            <text:p>0.058434</text:p>
          </table:table-cell>
          <table:table-cell table:formula="of:=[Datos_MoCap.D427]" office:value-type="float" office:value="0.042419" calcext:value-type="float">
            <text:p>0.042419</text:p>
          </table:table-cell>
          <table:table-cell table:formula="of:=[Datos_MoCap.F427]" office:value-type="float" office:value="-0.046876" calcext:value-type="float">
            <text:p>-0.046876</text:p>
          </table:table-cell>
          <table:table-cell table:formula="of:=[Datos_MoCap.E427]" office:value-type="float" office:value="0.110046" calcext:value-type="float">
            <text:p>0.110046</text:p>
          </table:table-cell>
          <table:table-cell/>
          <table:table-cell table:formula="of:=(#REF!427^2)*(0.178)+(#REF!427)*(0.352)-0.013" office:value-type="string" office:string-value="" calcext:value-type="error">
            <text:p>#NAME?</text:p>
          </table:table-cell>
          <table:table-cell table:formula="of:=([.J427]^2)*(-0.89)+([.J427])*(-0.633)-0.245" office:value-type="float" office:value="-0.28502765579684" calcext:value-type="float">
            <text:p>-0.2850276558</text:p>
          </table:table-cell>
          <table:table-cell table:formula="of:=([.I427]^2)*(-0.189)+([.I427])*(0.905)-0.392" office:value-type="float" office:value="0.511498506516684" calcext:value-type="float">
            <text:p>0.511498506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8]" office:value-type="float" office:value="0.014959" calcext:value-type="float">
            <text:p>0.014959</text:p>
          </table:table-cell>
          <table:table-cell table:formula="of:=[Datos_MoCap.B428]" office:value-type="float" office:value="1.419101" calcext:value-type="float">
            <text:p>1.419101</text:p>
          </table:table-cell>
          <table:table-cell table:formula="of:=[Datos_MoCap.C428]" office:value-type="float" office:value="0.055259" calcext:value-type="float">
            <text:p>0.055259</text:p>
          </table:table-cell>
          <table:table-cell table:formula="of:=[Datos_MoCap.D428]" office:value-type="float" office:value="0.043107" calcext:value-type="float">
            <text:p>0.043107</text:p>
          </table:table-cell>
          <table:table-cell table:formula="of:=[Datos_MoCap.F428]" office:value-type="float" office:value="-0.047187" calcext:value-type="float">
            <text:p>-0.047187</text:p>
          </table:table-cell>
          <table:table-cell table:formula="of:=[Datos_MoCap.E428]" office:value-type="float" office:value="0.107244" calcext:value-type="float">
            <text:p>0.107244</text:p>
          </table:table-cell>
          <table:table-cell/>
          <table:table-cell table:formula="of:=(#REF!428^2)*(0.178)+(#REF!428)*(0.352)-0.013" office:value-type="string" office:string-value="" calcext:value-type="error">
            <text:p>#NAME?</text:p>
          </table:table-cell>
          <table:table-cell table:formula="of:=([.J428]^2)*(-0.89)+([.J428])*(-0.633)-0.245" office:value-type="float" office:value="-0.28269661280209" calcext:value-type="float">
            <text:p>-0.2826966128</text:p>
          </table:table-cell>
          <table:table-cell table:formula="of:=([.I428]^2)*(-0.189)+([.I428])*(0.905)-0.392" office:value-type="float" office:value="0.511669199490011" calcext:value-type="float">
            <text:p>0.511669199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9]" office:value-type="float" office:value="0.01631" calcext:value-type="float">
            <text:p>0.01631</text:p>
          </table:table-cell>
          <table:table-cell table:formula="of:=[Datos_MoCap.B429]" office:value-type="float" office:value="1.419263" calcext:value-type="float">
            <text:p>1.419263</text:p>
          </table:table-cell>
          <table:table-cell table:formula="of:=[Datos_MoCap.C429]" office:value-type="float" office:value="0.052511" calcext:value-type="float">
            <text:p>0.052511</text:p>
          </table:table-cell>
          <table:table-cell table:formula="of:=[Datos_MoCap.D429]" office:value-type="float" office:value="0.044569" calcext:value-type="float">
            <text:p>0.044569</text:p>
          </table:table-cell>
          <table:table-cell table:formula="of:=[Datos_MoCap.F429]" office:value-type="float" office:value="-0.046572" calcext:value-type="float">
            <text:p>-0.046572</text:p>
          </table:table-cell>
          <table:table-cell table:formula="of:=[Datos_MoCap.E429]" office:value-type="float" office:value="0.105415" calcext:value-type="float">
            <text:p>0.105415</text:p>
          </table:table-cell>
          <table:table-cell/>
          <table:table-cell table:formula="of:=(#REF!429^2)*(0.178)+(#REF!429)*(0.352)-0.013" office:value-type="string" office:string-value="" calcext:value-type="error">
            <text:p>#NAME?</text:p>
          </table:table-cell>
          <table:table-cell table:formula="of:=([.J429]^2)*(-0.89)+([.J429])*(-0.633)-0.245" office:value-type="float" office:value="-0.28069355355769" calcext:value-type="float">
            <text:p>-0.2806935536</text:p>
          </table:table-cell>
          <table:table-cell table:formula="of:=([.I429]^2)*(-0.189)+([.I429])*(0.905)-0.392" office:value-type="float" office:value="0.511728904461059" calcext:value-type="float">
            <text:p>0.511728904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0]" office:value-type="float" office:value="0.018648" calcext:value-type="float">
            <text:p>0.018648</text:p>
          </table:table-cell>
          <table:table-cell table:formula="of:=[Datos_MoCap.B430]" office:value-type="float" office:value="1.419453" calcext:value-type="float">
            <text:p>1.419453</text:p>
          </table:table-cell>
          <table:table-cell table:formula="of:=[Datos_MoCap.C430]" office:value-type="float" office:value="0.041723" calcext:value-type="float">
            <text:p>0.041723</text:p>
          </table:table-cell>
          <table:table-cell table:formula="of:=[Datos_MoCap.D430]" office:value-type="float" office:value="0.025892" calcext:value-type="float">
            <text:p>0.025892</text:p>
          </table:table-cell>
          <table:table-cell table:formula="of:=[Datos_MoCap.F430]" office:value-type="float" office:value="-0.051136" calcext:value-type="float">
            <text:p>-0.051136</text:p>
          </table:table-cell>
          <table:table-cell table:formula="of:=[Datos_MoCap.E430]" office:value-type="float" office:value="0.08034" calcext:value-type="float">
            <text:p>0.08034</text:p>
          </table:table-cell>
          <table:table-cell/>
          <table:table-cell table:formula="of:=(#REF!430^2)*(0.178)+(#REF!430)*(0.352)-0.013" office:value-type="string" office:string-value="" calcext:value-type="error">
            <text:p>#NAME?</text:p>
          </table:table-cell>
          <table:table-cell table:formula="of:=([.J430]^2)*(-0.89)+([.J430])*(-0.633)-0.245" office:value-type="float" office:value="-0.27295997876881" calcext:value-type="float">
            <text:p>-0.2729599788</text:p>
          </table:table-cell>
          <table:table-cell table:formula="of:=([.I430]^2)*(-0.189)+([.I430])*(0.905)-0.392" office:value-type="float" office:value="0.511798916169499" calcext:value-type="float">
            <text:p>0.511798916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1]" office:value-type="float" office:value="0.01963" calcext:value-type="float">
            <text:p>0.01963</text:p>
          </table:table-cell>
          <table:table-cell table:formula="of:=[Datos_MoCap.B431]" office:value-type="float" office:value="1.419694" calcext:value-type="float">
            <text:p>1.419694</text:p>
          </table:table-cell>
          <table:table-cell table:formula="of:=[Datos_MoCap.C431]" office:value-type="float" office:value="0.039639" calcext:value-type="float">
            <text:p>0.039639</text:p>
          </table:table-cell>
          <table:table-cell table:formula="of:=[Datos_MoCap.D431]" office:value-type="float" office:value="0.027853" calcext:value-type="float">
            <text:p>0.027853</text:p>
          </table:table-cell>
          <table:table-cell table:formula="of:=[Datos_MoCap.F431]" office:value-type="float" office:value="-0.050622" calcext:value-type="float">
            <text:p>-0.050622</text:p>
          </table:table-cell>
          <table:table-cell table:formula="of:=[Datos_MoCap.E431]" office:value-type="float" office:value="0.079125" calcext:value-type="float">
            <text:p>0.079125</text:p>
          </table:table-cell>
          <table:table-cell/>
          <table:table-cell table:formula="of:=(#REF!431^2)*(0.178)+(#REF!431)*(0.352)-0.013" office:value-type="string" office:string-value="" calcext:value-type="error">
            <text:p>#NAME?</text:p>
          </table:table-cell>
          <table:table-cell table:formula="of:=([.J431]^2)*(-0.89)+([.J431])*(-0.633)-0.245" office:value-type="float" office:value="-0.27148989978569" calcext:value-type="float">
            <text:p>-0.2714898998</text:p>
          </table:table-cell>
          <table:table-cell table:formula="of:=([.I431]^2)*(-0.189)+([.I431])*(0.905)-0.392" office:value-type="float" office:value="0.511887700862796" calcext:value-type="float">
            <text:p>0.511887700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2]" office:value-type="float" office:value="0.021496" calcext:value-type="float">
            <text:p>0.021496</text:p>
          </table:table-cell>
          <table:table-cell table:formula="of:=[Datos_MoCap.B432]" office:value-type="float" office:value="1.419615" calcext:value-type="float">
            <text:p>1.419615</text:p>
          </table:table-cell>
          <table:table-cell table:formula="of:=[Datos_MoCap.C432]" office:value-type="float" office:value="0.037318" calcext:value-type="float">
            <text:p>0.037318</text:p>
          </table:table-cell>
          <table:table-cell table:formula="of:=[Datos_MoCap.D432]" office:value-type="float" office:value="0.027836" calcext:value-type="float">
            <text:p>0.027836</text:p>
          </table:table-cell>
          <table:table-cell table:formula="of:=[Datos_MoCap.F432]" office:value-type="float" office:value="-0.050256" calcext:value-type="float">
            <text:p>-0.050256</text:p>
          </table:table-cell>
          <table:table-cell table:formula="of:=[Datos_MoCap.E432]" office:value-type="float" office:value="0.076495" calcext:value-type="float">
            <text:p>0.076495</text:p>
          </table:table-cell>
          <table:table-cell/>
          <table:table-cell table:formula="of:=(#REF!432^2)*(0.178)+(#REF!432)*(0.352)-0.013" office:value-type="string" office:string-value="" calcext:value-type="error">
            <text:p>#NAME?</text:p>
          </table:table-cell>
          <table:table-cell table:formula="of:=([.J432]^2)*(-0.89)+([.J432])*(-0.633)-0.245" office:value-type="float" office:value="-0.26986173748036" calcext:value-type="float">
            <text:p>-0.2698617375</text:p>
          </table:table-cell>
          <table:table-cell table:formula="of:=([.I432]^2)*(-0.189)+([.I432])*(0.905)-0.392" office:value-type="float" office:value="0.511858599585475" calcext:value-type="float">
            <text:p>0.511858599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3]" office:value-type="float" office:value="0.022955" calcext:value-type="float">
            <text:p>0.022955</text:p>
          </table:table-cell>
          <table:table-cell table:formula="of:=[Datos_MoCap.B433]" office:value-type="float" office:value="1.41967" calcext:value-type="float">
            <text:p>1.41967</text:p>
          </table:table-cell>
          <table:table-cell table:formula="of:=[Datos_MoCap.C433]" office:value-type="float" office:value="0.035587" calcext:value-type="float">
            <text:p>0.035587</text:p>
          </table:table-cell>
          <table:table-cell table:formula="of:=[Datos_MoCap.D433]" office:value-type="float" office:value="0.028902" calcext:value-type="float">
            <text:p>0.028902</text:p>
          </table:table-cell>
          <table:table-cell table:formula="of:=[Datos_MoCap.F433]" office:value-type="float" office:value="-0.049779" calcext:value-type="float">
            <text:p>-0.049779</text:p>
          </table:table-cell>
          <table:table-cell table:formula="of:=[Datos_MoCap.E433]" office:value-type="float" office:value="0.074786" calcext:value-type="float">
            <text:p>0.074786</text:p>
          </table:table-cell>
          <table:table-cell/>
          <table:table-cell table:formula="of:=(#REF!433^2)*(0.178)+(#REF!433)*(0.352)-0.013" office:value-type="string" office:string-value="" calcext:value-type="error">
            <text:p>#NAME?</text:p>
          </table:table-cell>
          <table:table-cell table:formula="of:=([.J433]^2)*(-0.89)+([.J433])*(-0.633)-0.245" office:value-type="float" office:value="-0.26865369776641" calcext:value-type="float">
            <text:p>-0.2686536978</text:p>
          </table:table-cell>
          <table:table-cell table:formula="of:=([.I433]^2)*(-0.189)+([.I433])*(0.905)-0.392" office:value-type="float" office:value="0.5118788602179" calcext:value-type="float">
            <text:p>0.511878860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4]" office:value-type="float" office:value="0.024422" calcext:value-type="float">
            <text:p>0.024422</text:p>
          </table:table-cell>
          <table:table-cell table:formula="of:=[Datos_MoCap.B434]" office:value-type="float" office:value="1.419669" calcext:value-type="float">
            <text:p>1.419669</text:p>
          </table:table-cell>
          <table:table-cell table:formula="of:=[Datos_MoCap.C434]" office:value-type="float" office:value="0.034136" calcext:value-type="float">
            <text:p>0.034136</text:p>
          </table:table-cell>
          <table:table-cell table:formula="of:=[Datos_MoCap.D434]" office:value-type="float" office:value="0.029747" calcext:value-type="float">
            <text:p>0.029747</text:p>
          </table:table-cell>
          <table:table-cell table:formula="of:=[Datos_MoCap.F434]" office:value-type="float" office:value="-0.049134" calcext:value-type="float">
            <text:p>-0.049134</text:p>
          </table:table-cell>
          <table:table-cell table:formula="of:=[Datos_MoCap.E434]" office:value-type="float" office:value="0.073291" calcext:value-type="float">
            <text:p>0.073291</text:p>
          </table:table-cell>
          <table:table-cell/>
          <table:table-cell table:formula="of:=(#REF!434^2)*(0.178)+(#REF!434)*(0.352)-0.013" office:value-type="string" office:string-value="" calcext:value-type="error">
            <text:p>#NAME?</text:p>
          </table:table-cell>
          <table:table-cell table:formula="of:=([.J434]^2)*(-0.89)+([.J434])*(-0.633)-0.245" office:value-type="float" office:value="-0.26764517518144" calcext:value-type="float">
            <text:p>-0.2676451752</text:p>
          </table:table-cell>
          <table:table-cell table:formula="of:=([.I434]^2)*(-0.189)+([.I434])*(0.905)-0.392" office:value-type="float" office:value="0.511878491852971" calcext:value-type="float">
            <text:p>0.511878491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5]" office:value-type="float" office:value="0.025898" calcext:value-type="float">
            <text:p>0.025898</text:p>
          </table:table-cell>
          <table:table-cell table:formula="of:=[Datos_MoCap.B435]" office:value-type="float" office:value="1.419582" calcext:value-type="float">
            <text:p>1.419582</text:p>
          </table:table-cell>
          <table:table-cell table:formula="of:=[Datos_MoCap.C435]" office:value-type="float" office:value="0.033026" calcext:value-type="float">
            <text:p>0.033026</text:p>
          </table:table-cell>
          <table:table-cell table:formula="of:=[Datos_MoCap.D435]" office:value-type="float" office:value="0.030544" calcext:value-type="float">
            <text:p>0.030544</text:p>
          </table:table-cell>
          <table:table-cell table:formula="of:=[Datos_MoCap.F435]" office:value-type="float" office:value="-0.048436" calcext:value-type="float">
            <text:p>-0.048436</text:p>
          </table:table-cell>
          <table:table-cell table:formula="of:=[Datos_MoCap.E435]" office:value-type="float" office:value="0.071781" calcext:value-type="float">
            <text:p>0.071781</text:p>
          </table:table-cell>
          <table:table-cell/>
          <table:table-cell table:formula="of:=(#REF!435^2)*(0.178)+(#REF!435)*(0.352)-0.013" office:value-type="string" office:string-value="" calcext:value-type="error">
            <text:p>#NAME?</text:p>
          </table:table-cell>
          <table:table-cell table:formula="of:=([.J435]^2)*(-0.89)+([.J435])*(-0.633)-0.245" office:value-type="float" office:value="-0.26687619584164" calcext:value-type="float">
            <text:p>-0.2668761958</text:p>
          </table:table-cell>
          <table:table-cell table:formula="of:=([.I435]^2)*(-0.189)+([.I435])*(0.905)-0.392" office:value-type="float" office:value="0.511846442657164" calcext:value-type="float">
            <text:p>0.511846442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6]" office:value-type="float" office:value="0.02744" calcext:value-type="float">
            <text:p>0.02744</text:p>
          </table:table-cell>
          <table:table-cell table:formula="of:=[Datos_MoCap.B436]" office:value-type="float" office:value="1.419589" calcext:value-type="float">
            <text:p>1.419589</text:p>
          </table:table-cell>
          <table:table-cell table:formula="of:=[Datos_MoCap.C436]" office:value-type="float" office:value="0.032222" calcext:value-type="float">
            <text:p>0.032222</text:p>
          </table:table-cell>
          <table:table-cell table:formula="of:=[Datos_MoCap.D436]" office:value-type="float" office:value="0.031484" calcext:value-type="float">
            <text:p>0.031484</text:p>
          </table:table-cell>
          <table:table-cell table:formula="of:=[Datos_MoCap.F436]" office:value-type="float" office:value="-0.047743" calcext:value-type="float">
            <text:p>-0.047743</text:p>
          </table:table-cell>
          <table:table-cell table:formula="of:=[Datos_MoCap.E436]" office:value-type="float" office:value="0.07059" calcext:value-type="float">
            <text:p>0.07059</text:p>
          </table:table-cell>
          <table:table-cell/>
          <table:table-cell table:formula="of:=(#REF!436^2)*(0.178)+(#REF!436)*(0.352)-0.013" office:value-type="string" office:string-value="" calcext:value-type="error">
            <text:p>#NAME?</text:p>
          </table:table-cell>
          <table:table-cell table:formula="of:=([.J436]^2)*(-0.89)+([.J436])*(-0.633)-0.245" office:value-type="float" office:value="-0.26632057498276" calcext:value-type="float">
            <text:p>-0.266320575</text:p>
          </table:table-cell>
          <table:table-cell table:formula="of:=([.I436]^2)*(-0.189)+([.I436])*(0.905)-0.392" office:value-type="float" office:value="0.511849021433931" calcext:value-type="float">
            <text:p>0.511849021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7]" office:value-type="float" office:value="0.028904" calcext:value-type="float">
            <text:p>0.028904</text:p>
          </table:table-cell>
          <table:table-cell table:formula="of:=[Datos_MoCap.B437]" office:value-type="float" office:value="1.419448" calcext:value-type="float">
            <text:p>1.419448</text:p>
          </table:table-cell>
          <table:table-cell table:formula="of:=[Datos_MoCap.C437]" office:value-type="float" office:value="0.031717" calcext:value-type="float">
            <text:p>0.031717</text:p>
          </table:table-cell>
          <table:table-cell table:formula="of:=[Datos_MoCap.D437]" office:value-type="float" office:value="0.031929" calcext:value-type="float">
            <text:p>0.031929</text:p>
          </table:table-cell>
          <table:table-cell table:formula="of:=[Datos_MoCap.F437]" office:value-type="float" office:value="-0.04685" calcext:value-type="float">
            <text:p>-0.04685</text:p>
          </table:table-cell>
          <table:table-cell table:formula="of:=[Datos_MoCap.E437]" office:value-type="float" office:value="0.069543" calcext:value-type="float">
            <text:p>0.069543</text:p>
          </table:table-cell>
          <table:table-cell/>
          <table:table-cell table:formula="of:=(#REF!437^2)*(0.178)+(#REF!437)*(0.352)-0.013" office:value-type="string" office:string-value="" calcext:value-type="error">
            <text:p>#NAME?</text:p>
          </table:table-cell>
          <table:table-cell table:formula="of:=([.J437]^2)*(-0.89)+([.J437])*(-0.633)-0.245" office:value-type="float" office:value="-0.26597217259921" calcext:value-type="float">
            <text:p>-0.2659721726</text:p>
          </table:table-cell>
          <table:table-cell table:formula="of:=([.I437]^2)*(-0.189)+([.I437])*(0.905)-0.392" office:value-type="float" office:value="0.511797073930944" calcext:value-type="float">
            <text:p>0.511797073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8]" office:value-type="float" office:value="0.03043" calcext:value-type="float">
            <text:p>0.03043</text:p>
          </table:table-cell>
          <table:table-cell table:formula="of:=[Datos_MoCap.B438]" office:value-type="float" office:value="1.419344" calcext:value-type="float">
            <text:p>1.419344</text:p>
          </table:table-cell>
          <table:table-cell table:formula="of:=[Datos_MoCap.C438]" office:value-type="float" office:value="0.031438" calcext:value-type="float">
            <text:p>0.031438</text:p>
          </table:table-cell>
          <table:table-cell table:formula="of:=[Datos_MoCap.D438]" office:value-type="float" office:value="0.032387" calcext:value-type="float">
            <text:p>0.032387</text:p>
          </table:table-cell>
          <table:table-cell table:formula="of:=[Datos_MoCap.F438]" office:value-type="float" office:value="-0.045829" calcext:value-type="float">
            <text:p>-0.045829</text:p>
          </table:table-cell>
          <table:table-cell table:formula="of:=[Datos_MoCap.E438]" office:value-type="float" office:value="0.068754" calcext:value-type="float">
            <text:p>0.068754</text:p>
          </table:table-cell>
          <table:table-cell/>
          <table:table-cell table:formula="of:=(#REF!438^2)*(0.178)+(#REF!438)*(0.352)-0.013" office:value-type="string" office:string-value="" calcext:value-type="error">
            <text:p>#NAME?</text:p>
          </table:table-cell>
          <table:table-cell table:formula="of:=([.J438]^2)*(-0.89)+([.J438])*(-0.633)-0.245" office:value-type="float" office:value="-0.26577988358116" calcext:value-type="float">
            <text:p>-0.2657798836</text:p>
          </table:table-cell>
          <table:table-cell table:formula="of:=([.I438]^2)*(-0.189)+([.I438])*(0.905)-0.392" office:value-type="float" office:value="0.511758753226496" calcext:value-type="float">
            <text:p>0.511758753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9]" office:value-type="float" office:value="0.031824" calcext:value-type="float">
            <text:p>0.031824</text:p>
          </table:table-cell>
          <table:table-cell table:formula="of:=[Datos_MoCap.B439]" office:value-type="float" office:value="1.419107" calcext:value-type="float">
            <text:p>1.419107</text:p>
          </table:table-cell>
          <table:table-cell table:formula="of:=[Datos_MoCap.C439]" office:value-type="float" office:value="0.031443" calcext:value-type="float">
            <text:p>0.031443</text:p>
          </table:table-cell>
          <table:table-cell table:formula="of:=[Datos_MoCap.D439]" office:value-type="float" office:value="0.032209" calcext:value-type="float">
            <text:p>0.032209</text:p>
          </table:table-cell>
          <table:table-cell table:formula="of:=[Datos_MoCap.F439]" office:value-type="float" office:value="-0.045055" calcext:value-type="float">
            <text:p>-0.045055</text:p>
          </table:table-cell>
          <table:table-cell table:formula="of:=[Datos_MoCap.E439]" office:value-type="float" office:value="0.06801" calcext:value-type="float">
            <text:p>0.06801</text:p>
          </table:table-cell>
          <table:table-cell/>
          <table:table-cell table:formula="of:=(#REF!439^2)*(0.178)+(#REF!439)*(0.352)-0.013" office:value-type="string" office:string-value="" calcext:value-type="error">
            <text:p>#NAME?</text:p>
          </table:table-cell>
          <table:table-cell table:formula="of:=([.J439]^2)*(-0.89)+([.J439])*(-0.633)-0.245" office:value-type="float" office:value="-0.26578332840161" calcext:value-type="float">
            <text:p>-0.2657833284</text:p>
          </table:table-cell>
          <table:table-cell table:formula="of:=([.I439]^2)*(-0.189)+([.I439])*(0.905)-0.392" office:value-type="float" office:value="0.511671410962139" calcext:value-type="float">
            <text:p>0.51167141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40]" office:value-type="float" office:value="0.033138" calcext:value-type="float">
            <text:p>0.033138</text:p>
          </table:table-cell>
          <table:table-cell table:formula="of:=[Datos_MoCap.B440]" office:value-type="float" office:value="1.419065" calcext:value-type="float">
            <text:p>1.419065</text:p>
          </table:table-cell>
          <table:table-cell table:formula="of:=[Datos_MoCap.C440]" office:value-type="float" office:value="0.031638" calcext:value-type="float">
            <text:p>0.031638</text:p>
          </table:table-cell>
          <table:table-cell table:formula="of:=[Datos_MoCap.D440]" office:value-type="float" office:value="0.032771" calcext:value-type="float">
            <text:p>0.032771</text:p>
          </table:table-cell>
          <table:table-cell table:formula="of:=[Datos_MoCap.F440]" office:value-type="float" office:value="-0.044468" calcext:value-type="float">
            <text:p>-0.044468</text:p>
          </table:table-cell>
          <table:table-cell table:formula="of:=[Datos_MoCap.E440]" office:value-type="float" office:value="0.067556" calcext:value-type="float">
            <text:p>0.067556</text:p>
          </table:table-cell>
          <table:table-cell/>
          <table:table-cell table:formula="of:=(#REF!440^2)*(0.178)+(#REF!440)*(0.352)-0.013" office:value-type="string" office:string-value="" calcext:value-type="error">
            <text:p>#NAME?</text:p>
          </table:table-cell>
          <table:table-cell table:formula="of:=([.J440]^2)*(-0.89)+([.J440])*(-0.633)-0.245" office:value-type="float" office:value="-0.26591771110916" calcext:value-type="float">
            <text:p>-0.2659177111</text:p>
          </table:table-cell>
          <table:table-cell table:formula="of:=([.I440]^2)*(-0.189)+([.I440])*(0.905)-0.392" office:value-type="float" office:value="0.511655930371475" calcext:value-type="float">
            <text:p>0.5116559304</text:p>
          </table:table-cell>
          <table:table-cell table:number-columns-repeated="1007"/>
        </table:table-row>
        <table:table-row table:style-name="ro1" table:number-rows-repeated="10481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00:52:43.231889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Lennon NM</meta:initial-creator>
    <meta:creation-date>2017-11-02T23:20:00Z</meta:creation-date>
    <dc:date>2017-11-30T00:53:34.406723237</dc:date>
    <meta:editing-cycles>101</meta:editing-cycles>
    <meta:editing-duration>PT19H24M12S</meta:editing-duration>
    <meta:document-statistic meta:table-count="3" meta:cell-count="1059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563cm" svg:height="6.618cm" xlink:href=".." xlink:type="simple" chart:class="chart:line" chart:style-name="ch1">
        <chart:title svg:x="5.05cm" svg:y="0.267cm" chart:style-name="ch2">
          <text:p>X Torso</text:p>
        </chart:title>
        <chart:legend chart:legend-position="end" svg:x="8.949cm" svg:y="2.591cm" style:legend-expansion="high" chart:style-name="ch3"/>
        <chart:plot-area chart:style-name="ch4" table:cell-range-address="Torso.A1:Torso.A285 Torso.H1:Torso.H1 Torso.H110:Torso.H400 Torso.O1:Torso.O1 Torso.O130:Torso.O403" chart:data-source-has-labels="row" svg:x="0.231cm" svg:y="1.126cm" svg:width="8.487cm" svg:height="5.36cm">
          <chartooo:coordinate-region svg:x="1.073cm" svg:y="1.299cm" svg:width="7.645cm" svg:height="4.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orso.A2:Torso.A285" chart:label-cell-address="Torso.A1:Torso.A1" chart:class="chart:line">
            <chart:data-point chart:repeated="284"/>
          </chart:series>
          <chart:series chart:style-name="ch9" chart:values-cell-range-address="Torso.H110:Torso.H400" chart:label-cell-address="Torso.H1:Torso.H1" chart:class="chart:line">
            <chart:data-point chart:repeated="291"/>
          </chart:series>
          <chart:series chart:style-name="ch10" chart:values-cell-range-address="Torso.O130:Torso.O403" chart:label-cell-address="Torso.O1:Torso.O1" chart:class="chart:line">
            <chart:data-point chart:repeated="27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 Nao</text:p>
                <draw:g>
                  <svg:desc>Torso.A1:Torso.A1</svg:desc>
                </draw:g>
              </table:table-cell>
              <table:table-cell office:value-type="string">
                <text:p>X MoCap</text:p>
                <draw:g>
                  <svg:desc>Torso.H1:Torso.H1</svg:desc>
                </draw:g>
              </table:table-cell>
              <table:table-cell office:value-type="string">
                <text:p>X Corr</text:p>
                <draw:g>
                  <svg:desc>Torso.O1:Torso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861632823944092">
                <text:p>-0.00861632823944092</text:p>
                <draw:g>
                  <svg:desc>Torso.A2:Torso.A285</svg:desc>
                </draw:g>
              </table:table-cell>
              <table:table-cell office:value-type="float" office:value="0.035769">
                <text:p>0.035769</text:p>
                <draw:g>
                  <svg:desc>Torso.H110:Torso.H400</svg:desc>
                </draw:g>
              </table:table-cell>
              <table:table-cell office:value-type="float" office:value="NaN">
                <text:p>NaN</text:p>
                <draw:g>
                  <svg:desc>Torso.O130:Torso.O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906942971050739">
                <text:p>-0.00906942971050739</text:p>
              </table:table-cell>
              <table:table-cell office:value-type="float" office:value="0.036302">
                <text:p>0.036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940656941384077">
                <text:p>-0.00940656941384077</text:p>
              </table:table-cell>
              <table:table-cell office:value-type="float" office:value="0.036885">
                <text:p>0.036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959519855678082">
                <text:p>-0.00959519855678082</text:p>
              </table:table-cell>
              <table:table-cell office:value-type="float" office:value="0.037499">
                <text:p>0.037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979670416563749">
                <text:p>-0.00979670416563749</text:p>
              </table:table-cell>
              <table:table-cell office:value-type="float" office:value="0.038132">
                <text:p>0.038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01221296936274">
                <text:p>-0.0101221296936274</text:p>
              </table:table-cell>
              <table:table-cell office:value-type="float" office:value="0.038804">
                <text:p>0.038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03539060801268">
                <text:p>-0.0103539060801268</text:p>
              </table:table-cell>
              <table:table-cell office:value-type="float" office:value="0.039545">
                <text:p>0.039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05970380827785">
                <text:p>-0.0105970380827785</text:p>
              </table:table-cell>
              <table:table-cell office:value-type="float" office:value="0.040232">
                <text:p>0.040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08511326834559">
                <text:p>-0.0108511326834559</text:p>
              </table:table-cell>
              <table:table-cell office:value-type="float" office:value="0.040887">
                <text:p>0.040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09821315854788">
                <text:p>-0.0109821315854788</text:p>
              </table:table-cell>
              <table:table-cell office:value-type="float" office:value="0.04155">
                <text:p>0.04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12518379464746">
                <text:p>-0.0112518379464746</text:p>
              </table:table-cell>
              <table:table-cell office:value-type="float" office:value="0.042178">
                <text:p>0.042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15313977003098">
                <text:p>-0.0115313977003098</text:p>
              </table:table-cell>
              <table:table-cell office:value-type="float" office:value="0.042738">
                <text:p>0.042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1674739420414">
                <text:p>-0.011674739420414</text:p>
              </table:table-cell>
              <table:table-cell office:value-type="float" office:value="0.043311">
                <text:p>0.043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19682587683201">
                <text:p>-0.0119682587683201</text:p>
              </table:table-cell>
              <table:table-cell office:value-type="float" office:value="0.043822">
                <text:p>0.043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21183823794127">
                <text:p>-0.0121183823794127</text:p>
              </table:table-cell>
              <table:table-cell office:value-type="float" office:value="0.044264">
                <text:p>0.044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22705949470401">
                <text:p>-0.0122705949470401</text:p>
              </table:table-cell>
              <table:table-cell office:value-type="float" office:value="0.04466">
                <text:p>0.04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25812646001577">
                <text:p>-0.0125812646001577</text:p>
              </table:table-cell>
              <table:table-cell office:value-type="float" office:value="0.04506">
                <text:p>0.04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28998244181275">
                <text:p>-0.0128998244181275</text:p>
              </table:table-cell>
              <table:table-cell office:value-type="float" office:value="0.045447">
                <text:p>0.045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30619471892715">
                <text:p>-0.0130619471892715</text:p>
              </table:table-cell>
              <table:table-cell office:value-type="float" office:value="0.04581">
                <text:p>0.04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33915329352021">
                <text:p>-0.0133915329352021</text:p>
              </table:table-cell>
              <table:table-cell office:value-type="float" office:value="0.046112">
                <text:p>0.046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355891674757">
                <text:p>-0.01355891674757</text:p>
              </table:table-cell>
              <table:table-cell office:value-type="float" office:value="0.046372">
                <text:p>0.046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38985738158226">
                <text:p>-0.0138985738158226</text:p>
              </table:table-cell>
              <table:table-cell office:value-type="float" office:value="0.046618">
                <text:p>0.046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44194141030312">
                <text:p>-0.0144194141030312</text:p>
              </table:table-cell>
              <table:table-cell office:value-type="float" office:value="0.046828">
                <text:p>0.046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145958662033081">
                <text:p>-0.0145958662033081</text:p>
              </table:table-cell>
              <table:table-cell office:value-type="float" office:value="0.047064">
                <text:p>0.047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49526465684176">
                <text:p>-0.0149526465684176</text:p>
              </table:table-cell>
              <table:table-cell office:value-type="float" office:value="0.047303">
                <text:p>0.047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51328798383474">
                <text:p>-0.0151328798383474</text:p>
              </table:table-cell>
              <table:table-cell office:value-type="float" office:value="0.047496">
                <text:p>0.047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54967335984111">
                <text:p>-0.0154967335984111</text:p>
              </table:table-cell>
              <table:table-cell office:value-type="float" office:value="0.047657">
                <text:p>0.047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5680268406868">
                <text:p>-0.015680268406868</text:p>
              </table:table-cell>
              <table:table-cell office:value-type="float" office:value="0.0477">
                <text:p>0.0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60502158105373">
                <text:p>-0.0160502158105373</text:p>
              </table:table-cell>
              <table:table-cell office:value-type="float" office:value="0.04781">
                <text:p>0.04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62365566939116">
                <text:p>-0.0162365566939116</text:p>
              </table:table-cell>
              <table:table-cell office:value-type="float" office:value="0.047913">
                <text:p>0.047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166116524487734">
                <text:p>-0.0166116524487734</text:p>
              </table:table-cell>
              <table:table-cell office:value-type="float" office:value="0.047973">
                <text:p>0.047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168002769351006">
                <text:p>-0.0168002769351006</text:p>
              </table:table-cell>
              <table:table-cell office:value-type="float" office:value="0.047974">
                <text:p>0.047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73699874430895">
                <text:p>-0.0173699874430895</text:p>
              </table:table-cell>
              <table:table-cell office:value-type="float" office:value="0.04797">
                <text:p>0.04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175609551370144">
                <text:p>-0.0175609551370144</text:p>
              </table:table-cell>
              <table:table-cell office:value-type="float" office:value="0.047932">
                <text:p>0.047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7944198101759">
                <text:p>-0.017944198101759</text:p>
              </table:table-cell>
              <table:table-cell office:value-type="float" office:value="0.047864">
                <text:p>0.047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181363262236118">
                <text:p>-0.0181363262236118</text:p>
              </table:table-cell>
              <table:table-cell office:value-type="float" office:value="0.047777">
                <text:p>0.047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183287709951401">
                <text:p>-0.0183287709951401</text:p>
              </table:table-cell>
              <table:table-cell office:value-type="float" office:value="0.047612">
                <text:p>0.047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191003046929836">
                <text:p>-0.0191003046929836</text:p>
              </table:table-cell>
              <table:table-cell office:value-type="float" office:value="0.047457">
                <text:p>0.047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192933678627014">
                <text:p>-0.0192933678627014</text:p>
              </table:table-cell>
              <table:table-cell office:value-type="float" office:value="0.047337">
                <text:p>0.047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196793265640736">
                <text:p>-0.0196793265640736</text:p>
              </table:table-cell>
              <table:table-cell office:value-type="float" office:value="0.04726">
                <text:p>0.04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200647618621588">
                <text:p>-0.0200647618621588</text:p>
              </table:table-cell>
              <table:table-cell office:value-type="float" office:value="0.047194">
                <text:p>0.047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04492397606373">
                <text:p>-0.0204492397606373</text:p>
              </table:table-cell>
              <table:table-cell office:value-type="float" office:value="0.04716">
                <text:p>0.04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208322871476412">
                <text:p>-0.0208322871476412</text:p>
              </table:table-cell>
              <table:table-cell office:value-type="float" office:value="0.047058">
                <text:p>0.047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212135687470436">
                <text:p>-0.0212135687470436</text:p>
              </table:table-cell>
              <table:table-cell office:value-type="float" office:value="0.04697">
                <text:p>0.0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215926729142666">
                <text:p>-0.0215926729142666</text:p>
              </table:table-cell>
              <table:table-cell office:value-type="float" office:value="0.046846">
                <text:p>0.04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219691563397646">
                <text:p>-0.0219691563397646</text:p>
              </table:table-cell>
              <table:table-cell office:value-type="float" office:value="0.046737">
                <text:p>0.046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225280933082104">
                <text:p>-0.0225280933082104</text:p>
              </table:table-cell>
              <table:table-cell office:value-type="float" office:value="0.046632">
                <text:p>0.046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230789482593536">
                <text:p>-0.0230789482593536</text:p>
              </table:table-cell>
              <table:table-cell office:value-type="float" office:value="0.04652">
                <text:p>0.04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32605431228876">
                <text:p>-0.0232605431228876</text:p>
              </table:table-cell>
              <table:table-cell office:value-type="float" office:value="0.046393">
                <text:p>0.046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236203894019127">
                <text:p>-0.0236203894019127</text:p>
              </table:table-cell>
              <table:table-cell office:value-type="float" office:value="0.04625">
                <text:p>0.0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37985700368881">
                <text:p>-0.0237985700368881</text:p>
              </table:table-cell>
              <table:table-cell office:value-type="float" office:value="0.04612">
                <text:p>0.04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4151124060154">
                <text:p>-0.024151124060154</text:p>
              </table:table-cell>
              <table:table-cell office:value-type="float" office:value="0.045965">
                <text:p>0.045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244983434677124">
                <text:p>-0.0244983434677124</text:p>
              </table:table-cell>
              <table:table-cell office:value-type="float" office:value="0.045842">
                <text:p>0.045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46698372066021">
                <text:p>-0.0246698372066021</text:p>
              </table:table-cell>
              <table:table-cell office:value-type="float" office:value="0.04574">
                <text:p>0.04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250083729624748">
                <text:p>-0.0250083729624748</text:p>
              </table:table-cell>
              <table:table-cell office:value-type="float" office:value="0.045629">
                <text:p>0.045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251753143966198">
                <text:p>-0.0251753143966198</text:p>
              </table:table-cell>
              <table:table-cell office:value-type="float" office:value="0.045529">
                <text:p>0.045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253406316041946">
                <text:p>-0.0253406316041946</text:p>
              </table:table-cell>
              <table:table-cell office:value-type="float" office:value="0.045457">
                <text:p>0.045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256662741303444">
                <text:p>-0.0256662741303444</text:p>
              </table:table-cell>
              <table:table-cell office:value-type="float" office:value="0.045388">
                <text:p>0.045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25826521217823">
                <text:p>-0.025826521217823</text:p>
              </table:table-cell>
              <table:table-cell office:value-type="float" office:value="0.045345">
                <text:p>0.045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261415392160416">
                <text:p>-0.0261415392160416</text:p>
              </table:table-cell>
              <table:table-cell office:value-type="float" office:value="0.04533">
                <text:p>0.04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283991172909737">
                <text:p>-0.0283991172909737</text:p>
              </table:table-cell>
              <table:table-cell office:value-type="float" office:value="0.045334">
                <text:p>0.045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2849380671978">
                <text:p>-0.02849380671978</text:p>
              </table:table-cell>
              <table:table-cell office:value-type="float" office:value="0.045356">
                <text:p>0.045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28707604855299">
                <text:p>-0.028707604855299</text:p>
              </table:table-cell>
              <table:table-cell office:value-type="float" office:value="0.045391">
                <text:p>0.045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289423763751984">
                <text:p>-0.0289423763751984</text:p>
              </table:table-cell>
              <table:table-cell office:value-type="float" office:value="0.045455">
                <text:p>0.045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291885882616043">
                <text:p>-0.0291885882616043</text:p>
              </table:table-cell>
              <table:table-cell office:value-type="float" office:value="0.045551">
                <text:p>0.045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294400230050087">
                <text:p>-0.0294400230050087</text:p>
              </table:table-cell>
              <table:table-cell office:value-type="float" office:value="0.045607">
                <text:p>0.045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29692767187953">
                <text:p>-0.029692767187953</text:p>
              </table:table-cell>
              <table:table-cell office:value-type="float" office:value="0.045638">
                <text:p>0.045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298187546432018">
                <text:p>-0.0298187546432018</text:p>
              </table:table-cell>
              <table:table-cell office:value-type="float" office:value="0.045715">
                <text:p>0.045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29944159090519">
                <text:p>-0.029944159090519</text:p>
              </table:table-cell>
              <table:table-cell office:value-type="float" office:value="0.045834">
                <text:p>0.045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01924925297499">
                <text:p>-0.0301924925297499</text:p>
              </table:table-cell>
              <table:table-cell office:value-type="float" office:value="0.04598">
                <text:p>0.04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304366387426853">
                <text:p>-0.0304366387426853</text:p>
              </table:table-cell>
              <table:table-cell office:value-type="float" office:value="0.046166">
                <text:p>0.046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307932235300541">
                <text:p>-0.0307932235300541</text:p>
              </table:table-cell>
              <table:table-cell office:value-type="float" office:value="0.04629">
                <text:p>0.04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310237854719162">
                <text:p>-0.0310237854719162</text:p>
              </table:table-cell>
              <table:table-cell office:value-type="float" office:value="0.046503">
                <text:p>0.046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312481671571732">
                <text:p>-0.0312481671571732</text:p>
              </table:table-cell>
              <table:table-cell office:value-type="float" office:value="0.0467">
                <text:p>0.0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314660742878914">
                <text:p>-0.0314660742878914</text:p>
              </table:table-cell>
              <table:table-cell office:value-type="float" office:value="0.046914">
                <text:p>0.046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316772758960724">
                <text:p>-0.0316772758960724</text:p>
              </table:table-cell>
              <table:table-cell office:value-type="float" office:value="0.047096">
                <text:p>0.047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318815894424915">
                <text:p>-0.0318815894424915</text:p>
              </table:table-cell>
              <table:table-cell office:value-type="float" office:value="0.047307">
                <text:p>0.047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319810844957829">
                <text:p>-0.0319810844957829</text:p>
              </table:table-cell>
              <table:table-cell office:value-type="float" office:value="0.047524">
                <text:p>0.047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321746915578842">
                <text:p>-0.0321746915578842</text:p>
              </table:table-cell>
              <table:table-cell office:value-type="float" office:value="0.047737">
                <text:p>0.047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22687774896622">
                <text:p>-0.0322687774896622</text:p>
              </table:table-cell>
              <table:table-cell office:value-type="float" office:value="0.047961">
                <text:p>0.047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324513465166092">
                <text:p>-0.0324513465166092</text:p>
              </table:table-cell>
              <table:table-cell office:value-type="float" office:value="0.048165">
                <text:p>0.048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326263681054115">
                <text:p>-0.0326263681054115</text:p>
              </table:table-cell>
              <table:table-cell office:value-type="float" office:value="0.048376">
                <text:p>0.048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327109917998314">
                <text:p>-0.0327109917998314</text:p>
              </table:table-cell>
              <table:table-cell office:value-type="float" office:value="0.048628">
                <text:p>0.048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328744240105152">
                <text:p>-0.0328744240105152</text:p>
              </table:table-cell>
              <table:table-cell office:value-type="float" office:value="0.048925">
                <text:p>0.048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330299437046051">
                <text:p>-0.0330299437046051</text:p>
              </table:table-cell>
              <table:table-cell office:value-type="float" office:value="0.049373">
                <text:p>0.049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331047028303146">
                <text:p>-0.0331047028303146</text:p>
              </table:table-cell>
              <table:table-cell office:value-type="float" office:value="0.049808">
                <text:p>0.049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332481227815151">
                <text:p>-0.0332481227815151</text:p>
              </table:table-cell>
              <table:table-cell office:value-type="float" office:value="0.050293">
                <text:p>0.050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333833023905754">
                <text:p>-0.0333833023905754</text:p>
              </table:table-cell>
              <table:table-cell office:value-type="float" office:value="0.050735">
                <text:p>0.050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334477573633194">
                <text:p>-0.0334477573633194</text:p>
              </table:table-cell>
              <table:table-cell office:value-type="float" office:value="0.051185">
                <text:p>0.051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335700251162052">
                <text:p>-0.0335700251162052</text:p>
              </table:table-cell>
              <table:table-cell office:value-type="float" office:value="0.051531">
                <text:p>0.051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336276814341545">
                <text:p>-0.0336276814341545</text:p>
              </table:table-cell>
              <table:table-cell office:value-type="float" office:value="0.051482">
                <text:p>0.05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337389670312405">
                <text:p>-0.0337389670312405</text:p>
              </table:table-cell>
              <table:table-cell office:value-type="float" office:value="0.051812">
                <text:p>0.051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338482186198235">
                <text:p>-0.0338482186198235</text:p>
              </table:table-cell>
              <table:table-cell office:value-type="float" office:value="0.051721">
                <text:p>0.051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339029356837273">
                <text:p>-0.0339029356837273</text:p>
              </table:table-cell>
              <table:table-cell office:value-type="float" office:value="0.051464">
                <text:p>0.051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340137705206871">
                <text:p>-0.0340137705206871</text:p>
              </table:table-cell>
              <table:table-cell office:value-type="float" office:value="0.051596">
                <text:p>0.051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340702086687088">
                <text:p>-0.0340702086687088</text:p>
              </table:table-cell>
              <table:table-cell office:value-type="float" office:value="0.052083">
                <text:p>0.052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42448391020298">
                <text:p>-0.0342448391020298</text:p>
              </table:table-cell>
              <table:table-cell office:value-type="float" office:value="0.052802">
                <text:p>0.052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343662947416306">
                <text:p>-0.0343662947416306</text:p>
              </table:table-cell>
              <table:table-cell office:value-type="float" office:value="0.053589">
                <text:p>0.053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344921201467514">
                <text:p>-0.0344921201467514</text:p>
              </table:table-cell>
              <table:table-cell office:value-type="float" office:value="0.0546">
                <text:p>0.0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345566719770432">
                <text:p>-0.0345566719770432</text:p>
              </table:table-cell>
              <table:table-cell office:value-type="float" office:value="0.055201">
                <text:p>0.055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346890911459923">
                <text:p>-0.0346890911459923</text:p>
              </table:table-cell>
              <table:table-cell office:value-type="float" office:value="0.055555">
                <text:p>0.05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348259136080742">
                <text:p>-0.0348259136080742</text:p>
              </table:table-cell>
              <table:table-cell office:value-type="float" office:value="0.056152">
                <text:p>0.056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349670313298702">
                <text:p>-0.0349670313298702</text:p>
              </table:table-cell>
              <table:table-cell office:value-type="float" office:value="0.056873">
                <text:p>0.056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351863689720631">
                <text:p>-0.0351863689720631</text:p>
              </table:table-cell>
              <table:table-cell office:value-type="float" office:value="0.057673">
                <text:p>0.057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35337507724762">
                <text:p>-0.035337507724762</text:p>
              </table:table-cell>
              <table:table-cell office:value-type="float" office:value="0.058463">
                <text:p>0.058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354923717677593">
                <text:p>-0.0354923717677593</text:p>
              </table:table-cell>
              <table:table-cell office:value-type="float" office:value="0.059192">
                <text:p>0.059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310232900083065">
                <text:p>-0.0310232900083065</text:p>
              </table:table-cell>
              <table:table-cell office:value-type="float" office:value="0.05992">
                <text:p>0.05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309338103979826">
                <text:p>-0.0309338103979826</text:p>
              </table:table-cell>
              <table:table-cell office:value-type="float" office:value="0.060586">
                <text:p>0.060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308916307985783">
                <text:p>-0.0308916307985783</text:p>
              </table:table-cell>
              <table:table-cell office:value-type="float" office:value="0.061159">
                <text:p>0.061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308829993009567">
                <text:p>-0.0308829993009567</text:p>
              </table:table-cell>
              <table:table-cell office:value-type="float" office:value="0.06154">
                <text:p>0.0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08836922049522">
                <text:p>-0.0308836922049522</text:p>
              </table:table-cell>
              <table:table-cell office:value-type="float" office:value="0.061781">
                <text:p>0.061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308909416198731">
                <text:p>-0.0308909416198731</text:p>
              </table:table-cell>
              <table:table-cell office:value-type="float" office:value="0.061897">
                <text:p>0.061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309155900031328">
                <text:p>-0.0309155900031328</text:p>
              </table:table-cell>
              <table:table-cell office:value-type="float" office:value="0.061803">
                <text:p>0.061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309319104999304">
                <text:p>-0.0309319104999304</text:p>
              </table:table-cell>
              <table:table-cell office:value-type="float" office:value="0.061356">
                <text:p>0.06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309705846011639">
                <text:p>-0.0309705846011639</text:p>
              </table:table-cell>
              <table:table-cell office:value-type="float" office:value="0.060953">
                <text:p>0.060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310154892504215">
                <text:p>-0.0310154892504215</text:p>
              </table:table-cell>
              <table:table-cell office:value-type="float" office:value="0.060598">
                <text:p>0.060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310397818684578">
                <text:p>-0.0310397818684578</text:p>
              </table:table-cell>
              <table:table-cell office:value-type="float" office:value="0.060301">
                <text:p>0.060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310913287103176">
                <text:p>-0.0310913287103176</text:p>
              </table:table-cell>
              <table:table-cell office:value-type="float" office:value="0.060109">
                <text:p>0.060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311460644006729">
                <text:p>-0.0311460644006729</text:p>
              </table:table-cell>
              <table:table-cell office:value-type="float" office:value="0.060054">
                <text:p>0.060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312034040689468">
                <text:p>-0.0312034040689468</text:p>
              </table:table-cell>
              <table:table-cell office:value-type="float" office:value="0.060141">
                <text:p>0.060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312328599393368">
                <text:p>-0.0312328599393368</text:p>
              </table:table-cell>
              <table:table-cell office:value-type="float" office:value="0.060176">
                <text:p>0.060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312931388616562">
                <text:p>-0.0312931388616562</text:p>
              </table:table-cell>
              <table:table-cell office:value-type="float" office:value="0.06029">
                <text:p>0.06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313238389790058">
                <text:p>-0.0313238389790058</text:p>
              </table:table-cell>
              <table:table-cell office:value-type="float" office:value="0.060388">
                <text:p>0.060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314178727567196">
                <text:p>-0.0314178727567196</text:p>
              </table:table-cell>
              <table:table-cell office:value-type="float" office:value="0.060395">
                <text:p>0.060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315139070153236">
                <text:p>-0.0315139070153236</text:p>
              </table:table-cell>
              <table:table-cell office:value-type="float" office:value="0.060411">
                <text:p>0.060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31546238809824">
                <text:p>-0.031546238809824</text:p>
              </table:table-cell>
              <table:table-cell office:value-type="float" office:value="0.060478">
                <text:p>0.060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316111296415329">
                <text:p>-0.0316111296415329</text:p>
              </table:table-cell>
              <table:table-cell office:value-type="float" office:value="0.060518">
                <text:p>0.060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317085944116116">
                <text:p>-0.0317085944116116</text:p>
              </table:table-cell>
              <table:table-cell office:value-type="float" office:value="0.060692">
                <text:p>0.060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317733809351921">
                <text:p>-0.0317733809351921</text:p>
              </table:table-cell>
              <table:table-cell office:value-type="float" office:value="0.060938">
                <text:p>0.060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318376533687115">
                <text:p>-0.0318376533687115</text:p>
              </table:table-cell>
              <table:table-cell office:value-type="float" office:value="0.061266">
                <text:p>0.061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318695455789566">
                <text:p>-0.0318695455789566</text:p>
              </table:table-cell>
              <table:table-cell office:value-type="float" office:value="0.061559">
                <text:p>0.061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319326147437096">
                <text:p>-0.0319326147437096</text:p>
              </table:table-cell>
              <table:table-cell office:value-type="float" office:value="0.061855">
                <text:p>0.061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319637581706047">
                <text:p>-0.0319637581706047</text:p>
              </table:table-cell>
              <table:table-cell office:value-type="float" office:value="0.062122">
                <text:p>0.062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320552438497543">
                <text:p>-0.0320552438497543</text:p>
              </table:table-cell>
              <table:table-cell office:value-type="float" office:value="0.062514">
                <text:p>0.062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32114289700985">
                <text:p>-0.032114289700985</text:p>
              </table:table-cell>
              <table:table-cell office:value-type="float" office:value="0.06289">
                <text:p>0.06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321993082761765">
                <text:p>-0.0321993082761765</text:p>
              </table:table-cell>
              <table:table-cell office:value-type="float" office:value="0.06337">
                <text:p>0.06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322532281279564">
                <text:p>-0.0322532281279564</text:p>
              </table:table-cell>
              <table:table-cell office:value-type="float" office:value="0.06387">
                <text:p>0.06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322793051600456">
                <text:p>-0.0322793051600456</text:p>
              </table:table-cell>
              <table:table-cell office:value-type="float" office:value="0.064354">
                <text:p>0.064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323534347116947">
                <text:p>-0.0323534347116947</text:p>
              </table:table-cell>
              <table:table-cell office:value-type="float" office:value="0.064769">
                <text:p>0.064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323767140507698">
                <text:p>-0.0323767140507698</text:p>
              </table:table-cell>
              <table:table-cell office:value-type="float" office:value="0.06514">
                <text:p>0.06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324209071695805">
                <text:p>-0.0324209071695805</text:p>
              </table:table-cell>
              <table:table-cell office:value-type="float" office:value="0.065457">
                <text:p>0.065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324417650699616">
                <text:p>-0.0324417650699616</text:p>
              </table:table-cell>
              <table:table-cell office:value-type="float" office:value="0.065758">
                <text:p>0.065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324808694422245">
                <text:p>-0.0324808694422245</text:p>
              </table:table-cell>
              <table:table-cell office:value-type="float" office:value="0.066011">
                <text:p>0.066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325325429439545">
                <text:p>-0.0325325429439545</text:p>
              </table:table-cell>
              <table:table-cell office:value-type="float" office:value="0.066172">
                <text:p>0.066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325619615614414">
                <text:p>-0.0325619615614414</text:p>
              </table:table-cell>
              <table:table-cell office:value-type="float" office:value="0.066268">
                <text:p>0.066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325750708580017">
                <text:p>-0.0325750708580017</text:p>
              </table:table-cell>
              <table:table-cell office:value-type="float" office:value="0.066222">
                <text:p>0.066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325980074703693">
                <text:p>-0.0325980074703693</text:p>
              </table:table-cell>
              <table:table-cell office:value-type="float" office:value="0.066123">
                <text:p>0.066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326163284480572">
                <text:p>-0.0326163284480572</text:p>
              </table:table-cell>
              <table:table-cell office:value-type="float" office:value="0.066085">
                <text:p>0.066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326236523687839">
                <text:p>-0.0326236523687839</text:p>
              </table:table-cell>
              <table:table-cell office:value-type="float" office:value="0.066127">
                <text:p>0.066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326346531510353">
                <text:p>-0.0326346531510353</text:p>
              </table:table-cell>
              <table:table-cell office:value-type="float" office:value="0.066232">
                <text:p>0.066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326382294297218">
                <text:p>-0.0326382294297218</text:p>
              </table:table-cell>
              <table:table-cell office:value-type="float" office:value="0.067715">
                <text:p>0.067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326413959264755">
                <text:p>-0.0326413959264755</text:p>
              </table:table-cell>
              <table:table-cell office:value-type="float" office:value="0.067889">
                <text:p>0.067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326409339904785">
                <text:p>-0.0326409339904785</text:p>
              </table:table-cell>
              <table:table-cell office:value-type="float" office:value="0.06795">
                <text:p>0.06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326358675956726">
                <text:p>-0.0326358675956726</text:p>
              </table:table-cell>
              <table:table-cell office:value-type="float" office:value="0.067878">
                <text:p>0.067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326311849057674">
                <text:p>-0.0326311849057674</text:p>
              </table:table-cell>
              <table:table-cell office:value-type="float" office:value="0.067706">
                <text:p>0.067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326250493526459">
                <text:p>-0.0326250493526459</text:p>
              </table:table-cell>
              <table:table-cell office:value-type="float" office:value="0.067603">
                <text:p>0.067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326083190739155">
                <text:p>-0.0326083190739155</text:p>
              </table:table-cell>
              <table:table-cell office:value-type="float" office:value="0.067435">
                <text:p>0.067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325854830443859">
                <text:p>-0.0325854830443859</text:p>
              </table:table-cell>
              <table:table-cell office:value-type="float" office:value="0.067166">
                <text:p>0.067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325563661754131">
                <text:p>-0.0325563661754131</text:p>
              </table:table-cell>
              <table:table-cell office:value-type="float" office:value="0.066911">
                <text:p>0.066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325208082795143">
                <text:p>-0.0325208082795143</text:p>
              </table:table-cell>
              <table:table-cell office:value-type="float" office:value="0.06653">
                <text:p>0.06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32478678971529">
                <text:p>-0.032478678971529</text:p>
              </table:table-cell>
              <table:table-cell office:value-type="float" office:value="0.066098">
                <text:p>0.066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324297919869423">
                <text:p>-0.0324297919869423</text:p>
              </table:table-cell>
              <table:table-cell office:value-type="float" office:value="0.065539">
                <text:p>0.065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323435552418232">
                <text:p>-0.0323435552418232</text:p>
              </table:table-cell>
              <table:table-cell office:value-type="float" office:value="0.064898">
                <text:p>0.064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322772413492203">
                <text:p>-0.0322772413492203</text:p>
              </table:table-cell>
              <table:table-cell office:value-type="float" office:value="0.064136">
                <text:p>0.064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322037190198898">
                <text:p>-0.0322037190198898</text:p>
              </table:table-cell>
              <table:table-cell office:value-type="float" office:value="0.063441">
                <text:p>0.063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321641862392426">
                <text:p>-0.0321641862392426</text:p>
              </table:table-cell>
              <table:table-cell office:value-type="float" office:value="0.06262">
                <text:p>0.06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321228168904781">
                <text:p>-0.0321228168904781</text:p>
              </table:table-cell>
              <table:table-cell office:value-type="float" office:value="0.061835">
                <text:p>0.061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320345237851143">
                <text:p>-0.0320345237851143</text:p>
              </table:table-cell>
              <table:table-cell office:value-type="float" office:value="0.061032">
                <text:p>0.06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319386832416058">
                <text:p>-0.0319386832416058</text:p>
              </table:table-cell>
              <table:table-cell office:value-type="float" office:value="0.060238">
                <text:p>0.060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318878665566444">
                <text:p>-0.0318878665566444</text:p>
              </table:table-cell>
              <table:table-cell office:value-type="float" office:value="0.059475">
                <text:p>0.059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317805036902428">
                <text:p>-0.0317805036902428</text:p>
              </table:table-cell>
              <table:table-cell office:value-type="float" office:value="0.058778">
                <text:p>0.058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31665313988924">
                <text:p>-0.031665313988924</text:p>
              </table:table-cell>
              <table:table-cell office:value-type="float" office:value="0.058007">
                <text:p>0.058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316047742962837">
                <text:p>-0.0316047742962837</text:p>
              </table:table-cell>
              <table:table-cell office:value-type="float" office:value="0.057374">
                <text:p>0.057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314776748418808">
                <text:p>-0.0314776748418808</text:p>
              </table:table-cell>
              <table:table-cell office:value-type="float" office:value="0.056728">
                <text:p>0.056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313425734639168">
                <text:p>-0.0313425734639168</text:p>
              </table:table-cell>
              <table:table-cell office:value-type="float" office:value="0.056035">
                <text:p>0.056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311993174254894">
                <text:p>-0.0311993174254894</text:p>
              </table:table-cell>
              <table:table-cell office:value-type="float" office:value="0.055327">
                <text:p>0.05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310478694736958">
                <text:p>-0.0310478694736958</text:p>
              </table:table-cell>
              <table:table-cell office:value-type="float" office:value="0.054467">
                <text:p>0.054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308880899101496">
                <text:p>-0.0308880899101496</text:p>
              </table:table-cell>
              <table:table-cell office:value-type="float" office:value="0.053587">
                <text:p>0.053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30719917267561">
                <text:p>-0.030719917267561</text:p>
              </table:table-cell>
              <table:table-cell office:value-type="float" office:value="0.052638">
                <text:p>0.052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305432807654142">
                <text:p>-0.0305432807654142</text:p>
              </table:table-cell>
              <table:table-cell office:value-type="float" office:value="0.051673">
                <text:p>0.051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304517447948456">
                <text:p>-0.0304517447948456</text:p>
              </table:table-cell>
              <table:table-cell office:value-type="float" office:value="0.050566">
                <text:p>0.050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302621778100729">
                <text:p>-0.0302621778100729</text:p>
              </table:table-cell>
              <table:table-cell office:value-type="float" office:value="0.049275">
                <text:p>0.049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301641635596752">
                <text:p>-0.0301641635596752</text:p>
              </table:table-cell>
              <table:table-cell office:value-type="float" office:value="0.048038">
                <text:p>0.048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299614705145359">
                <text:p>-0.0299614705145359</text:p>
              </table:table-cell>
              <table:table-cell office:value-type="float" office:value="0.046803">
                <text:p>0.046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298568271100521">
                <text:p>-0.0298568271100521</text:p>
              </table:table-cell>
              <table:table-cell office:value-type="float" office:value="0.04556">
                <text:p>0.04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296407900750637">
                <text:p>-0.0296407900750637</text:p>
              </table:table-cell>
              <table:table-cell office:value-type="float" office:value="0.044272">
                <text:p>0.04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292997658252716">
                <text:p>-0.0292997658252716</text:p>
              </table:table-cell>
              <table:table-cell office:value-type="float" office:value="0.042907">
                <text:p>0.042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290609262883663">
                <text:p>-0.0290609262883663</text:p>
              </table:table-cell>
              <table:table-cell office:value-type="float" office:value="0.041301">
                <text:p>0.04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289380140602589">
                <text:p>-0.0289380140602589</text:p>
              </table:table-cell>
              <table:table-cell office:value-type="float" office:value="0.039639">
                <text:p>0.039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286829322576523">
                <text:p>-0.0286829322576523</text:p>
              </table:table-cell>
              <table:table-cell office:value-type="float" office:value="0.037748">
                <text:p>0.037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282694548368454">
                <text:p>-0.0282694548368454</text:p>
              </table:table-cell>
              <table:table-cell office:value-type="float" office:value="0.035645">
                <text:p>0.035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281222686171532">
                <text:p>-0.0281222686171532</text:p>
              </table:table-cell>
              <table:table-cell office:value-type="float" office:value="0.033159">
                <text:p>0.033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278130434453487">
                <text:p>-0.0278130434453487</text:p>
              </table:table-cell>
              <table:table-cell office:value-type="float" office:value="0.030755">
                <text:p>0.030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274837352335453">
                <text:p>-0.0274837352335453</text:p>
              </table:table-cell>
              <table:table-cell office:value-type="float" office:value="0.028071">
                <text:p>0.028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273115877062082">
                <text:p>-0.0273115877062082</text:p>
              </table:table-cell>
              <table:table-cell office:value-type="float" office:value="0.02517">
                <text:p>0.02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271344259381294">
                <text:p>-0.0271344259381294</text:p>
              </table:table-cell>
              <table:table-cell office:value-type="float" office:value="0.022186">
                <text:p>0.022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267654806375504">
                <text:p>-0.0267654806375504</text:p>
              </table:table-cell>
              <table:table-cell office:value-type="float" office:value="0.019256">
                <text:p>0.01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263775289058685">
                <text:p>-0.0263775289058685</text:p>
              </table:table-cell>
              <table:table-cell office:value-type="float" office:value="0.016463">
                <text:p>0.016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261766351759434">
                <text:p>-0.0261766351759434</text:p>
              </table:table-cell>
              <table:table-cell office:value-type="float" office:value="0.013796">
                <text:p>0.013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257615298032761">
                <text:p>-0.0257615298032761</text:p>
              </table:table-cell>
              <table:table-cell office:value-type="float" office:value="0.011272">
                <text:p>0.011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255475454032421">
                <text:p>-0.0255475454032421</text:p>
              </table:table-cell>
              <table:table-cell office:value-type="float" office:value="0.008671">
                <text:p>0.008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253293849527836">
                <text:p>-0.0253293849527836</text:p>
              </table:table-cell>
              <table:table-cell office:value-type="float" office:value="0.005984">
                <text:p>0.005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248810388147831">
                <text:p>-0.0248810388147831</text:p>
              </table:table-cell>
              <table:table-cell office:value-type="float" office:value="0.004138">
                <text:p>0.004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244173929095268">
                <text:p>-0.0244173929095268</text:p>
              </table:table-cell>
              <table:table-cell office:value-type="float" office:value="0.001754">
                <text:p>0.001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239394009113312">
                <text:p>-0.0239394009113312</text:p>
              </table:table-cell>
              <table:table-cell office:value-type="float" office:value="-0.000583">
                <text:p>-0.000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236953347921371">
                <text:p>-0.0236953347921371</text:p>
              </table:table-cell>
              <table:table-cell office:value-type="float" office:value="-0.002627">
                <text:p>-0.002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231975503265858">
                <text:p>-0.0231975503265858</text:p>
              </table:table-cell>
              <table:table-cell office:value-type="float" office:value="-0.004348">
                <text:p>-0.004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224286913871765">
                <text:p>-0.0224286913871765</text:p>
              </table:table-cell>
              <table:table-cell office:value-type="float" office:value="-0.007489">
                <text:p>-0.007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22166945040226">
                <text:p>-0.022166945040226</text:p>
              </table:table-cell>
              <table:table-cell office:value-type="float" office:value="-0.008504">
                <text:p>-0.008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216359682381153">
                <text:p>-0.0216359682381153</text:p>
              </table:table-cell>
              <table:table-cell office:value-type="float" office:value="-0.009103">
                <text:p>-0.009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213670134544373">
                <text:p>-0.0213670134544373</text:p>
              </table:table-cell>
              <table:table-cell office:value-type="float" office:value="-0.009326">
                <text:p>-0.009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208226889371872">
                <text:p>-0.0208226889371872</text:p>
              </table:table-cell>
              <table:table-cell office:value-type="float" office:value="-0.008752">
                <text:p>-0.008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202706307172775">
                <text:p>-0.0202706307172775</text:p>
              </table:table-cell>
              <table:table-cell office:value-type="float" office:value="-0.008434">
                <text:p>-0.008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19992008805275">
                <text:p>-0.019992008805275</text:p>
              </table:table-cell>
              <table:table-cell office:value-type="float" office:value="-0.007844">
                <text:p>-0.007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194301642477512">
                <text:p>-0.0194301642477512</text:p>
              </table:table-cell>
              <table:table-cell office:value-type="float" office:value="-0.007072">
                <text:p>-0.007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188630111515522">
                <text:p>-0.0188630111515522</text:p>
              </table:table-cell>
              <table:table-cell office:value-type="float" office:value="-0.00613">
                <text:p>-0.00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185777097940445">
                <text:p>-0.0185777097940445</text:p>
              </table:table-cell>
              <table:table-cell office:value-type="float" office:value="-0.005146">
                <text:p>-0.005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180043801665306">
                <text:p>-0.0180043801665306</text:p>
              </table:table-cell>
              <table:table-cell office:value-type="float" office:value="-0.003931">
                <text:p>-0.003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17428083345294">
                <text:p>-0.017428083345294</text:p>
              </table:table-cell>
              <table:table-cell office:value-type="float" office:value="-0.002809">
                <text:p>-0.002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171391814947128">
                <text:p>-0.0171391814947128</text:p>
              </table:table-cell>
              <table:table-cell office:value-type="float" office:value="-0.001816">
                <text:p>-0.001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165603198111057">
                <text:p>-0.0165603198111057</text:p>
              </table:table-cell>
              <table:table-cell office:value-type="float" office:value="-0.001121">
                <text:p>-0.001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159809924662113">
                <text:p>-0.0159809924662113</text:p>
              </table:table-cell>
              <table:table-cell office:value-type="float" office:value="-0.000716">
                <text:p>-0.000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154021065682173">
                <text:p>-0.0154021065682173</text:p>
              </table:table-cell>
              <table:table-cell office:value-type="float" office:value="-0.000716">
                <text:p>-0.000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148246558383107">
                <text:p>-0.0148246558383107</text:p>
              </table:table-cell>
              <table:table-cell office:value-type="float" office:value="-0.001237">
                <text:p>-0.001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145367495715618">
                <text:p>-0.0145367495715618</text:p>
              </table:table-cell>
              <table:table-cell office:value-type="float" office:value="-0.002055">
                <text:p>-0.002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142495725303888">
                <text:p>-0.0142495725303888</text:p>
              </table:table-cell>
              <table:table-cell office:value-type="float" office:value="-0.003009">
                <text:p>-0.003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133935576304793">
                <text:p>-0.0133935576304793</text:p>
              </table:table-cell>
              <table:table-cell office:value-type="float" office:value="-0.004104">
                <text:p>-0.004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128286480903625">
                <text:p>-0.0128286480903625</text:p>
              </table:table-cell>
              <table:table-cell office:value-type="float" office:value="-0.005261">
                <text:p>-0.005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122695285826921">
                <text:p>-0.0122695285826921</text:p>
              </table:table-cell>
              <table:table-cell office:value-type="float" office:value="-0.006512">
                <text:p>-0.006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117171388119459">
                <text:p>-0.0117171388119459</text:p>
              </table:table-cell>
              <table:table-cell office:value-type="float" office:value="-0.007885">
                <text:p>-0.007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114437574520707">
                <text:p>-0.0114437574520707</text:p>
              </table:table-cell>
              <table:table-cell office:value-type="float" office:value="-0.009379">
                <text:p>-0.009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109032243490219">
                <text:p>-0.0109032243490219</text:p>
              </table:table-cell>
              <table:table-cell office:value-type="float" office:value="-0.011037">
                <text:p>-0.01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101097887381911">
                <text:p>-0.0101097887381911</text:p>
              </table:table-cell>
              <table:table-cell office:value-type="float" office:value="-0.012761">
                <text:p>-0.012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985041912645102">
                <text:p>-0.00985041912645102</text:p>
              </table:table-cell>
              <table:table-cell office:value-type="float" office:value="-0.014588">
                <text:p>-0.014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934004504233599">
                <text:p>-0.00934004504233599</text:p>
              </table:table-cell>
              <table:table-cell office:value-type="float" office:value="-0.016455">
                <text:p>-0.016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884165521711111">
                <text:p>-0.00884165521711111</text:p>
              </table:table-cell>
              <table:table-cell office:value-type="float" office:value="-0.018342">
                <text:p>-0.018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835610646754503">
                <text:p>-0.00835610646754503</text:p>
              </table:table-cell>
              <table:table-cell office:value-type="float" office:value="-0.020347">
                <text:p>-0.020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788443814963102">
                <text:p>-0.00788443814963102</text:p>
              </table:table-cell>
              <table:table-cell office:value-type="float" office:value="-0.02236">
                <text:p>-0.02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7427501026541">
                <text:p>-0.007427501026541</text:p>
              </table:table-cell>
              <table:table-cell office:value-type="float" office:value="-0.02445">
                <text:p>-0.02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720484834164381">
                <text:p>-0.00720484834164381</text:p>
              </table:table-cell>
              <table:table-cell office:value-type="float" office:value="-0.026507">
                <text:p>-0.026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677180802449584">
                <text:p>-0.00677180802449584</text:p>
              </table:table-cell>
              <table:table-cell office:value-type="float" office:value="-0.028676">
                <text:p>-0.028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635582953691483">
                <text:p>-0.00635582953691483</text:p>
              </table:table-cell>
              <table:table-cell office:value-type="float" office:value="-0.030969">
                <text:p>-0.030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61545530334115">
                <text:p>-0.0061545530334115</text:p>
              </table:table-cell>
              <table:table-cell office:value-type="float" office:value="-0.033212">
                <text:p>-0.033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576592143625021">
                <text:p>-0.00576592143625021</text:p>
              </table:table-cell>
              <table:table-cell office:value-type="float" office:value="-0.035461">
                <text:p>-0.035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539666507393122">
                <text:p>-0.00539666507393122</text:p>
              </table:table-cell>
              <table:table-cell office:value-type="float" office:value="-0.037666">
                <text:p>-0.037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521959271281958">
                <text:p>-0.00521959271281958</text:p>
              </table:table-cell>
              <table:table-cell office:value-type="float" office:value="-0.0397">
                <text:p>-0.0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488113844767213">
                <text:p>-0.00488113844767213</text:p>
              </table:table-cell>
              <table:table-cell office:value-type="float" office:value="-0.041661">
                <text:p>-0.041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456434395164251">
                <text:p>-0.00456434395164251</text:p>
              </table:table-cell>
              <table:table-cell office:value-type="float" office:value="-0.043588">
                <text:p>-0.043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44143246486783">
                <text:p>-0.0044143246486783</text:p>
              </table:table-cell>
              <table:table-cell office:value-type="float" office:value="-0.04546">
                <text:p>-0.04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413172692060471">
                <text:p>-0.00413172692060471</text:p>
              </table:table-cell>
              <table:table-cell office:value-type="float" office:value="-0.047369">
                <text:p>-0.047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387305114418268">
                <text:p>-0.00387305114418268</text:p>
              </table:table-cell>
              <table:table-cell office:value-type="float" office:value="-0.049243">
                <text:p>-0.049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353189278393984">
                <text:p>-0.00353189278393984</text:p>
              </table:table-cell>
              <table:table-cell office:value-type="float" office:value="-0.051126">
                <text:p>-0.05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333703774958849">
                <text:p>-0.00333703774958849</text:p>
              </table:table-cell>
              <table:table-cell office:value-type="float" office:value="-0.053015">
                <text:p>-0.053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324972998350859">
                <text:p>-0.00324972998350859</text:p>
              </table:table-cell>
              <table:table-cell office:value-type="float" office:value="-0.054982">
                <text:p>-0.054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316928513348103">
                <text:p>-0.00316928513348103</text:p>
              </table:table-cell>
              <table:table-cell office:value-type="float" office:value="-0.056882">
                <text:p>-0.056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302959606051445">
                <text:p>-0.00302959606051445</text:p>
              </table:table-cell>
              <table:table-cell office:value-type="float" office:value="-0.058663">
                <text:p>-0.058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291886646300554">
                <text:p>-0.00291886646300554</text:p>
              </table:table-cell>
              <table:table-cell office:value-type="float" office:value="-0.06041">
                <text:p>-0.06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283826887607574">
                <text:p>-0.00283826887607574</text:p>
              </table:table-cell>
              <table:table-cell office:value-type="float" office:value="-0.062045">
                <text:p>-0.062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278583914041519">
                <text:p>-0.00278583914041519</text:p>
              </table:table-cell>
              <table:table-cell office:value-type="float" office:value="-0.063583">
                <text:p>-0.063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276719778776169">
                <text:p>-0.00276719778776169</text:p>
              </table:table-cell>
              <table:table-cell office:value-type="float" office:value="-0.064971">
                <text:p>-0.064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274036452174187">
                <text:p>-0.00274036452174187</text:p>
              </table:table-cell>
              <table:table-cell office:value-type="float" office:value="-0.066142">
                <text:p>-0.066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273082312196493">
                <text:p>-0.00273082312196493</text:p>
              </table:table-cell>
              <table:table-cell office:value-type="float" office:value="-0.067255">
                <text:p>-0.067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271219946444035">
                <text:p>-0.00271219946444035</text:p>
              </table:table-cell>
              <table:table-cell office:value-type="float" office:value="-0.068154">
                <text:p>-0.068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270828045904636">
                <text:p>-0.00270828045904636</text:p>
              </table:table-cell>
              <table:table-cell office:value-type="float" office:value="-0.068818">
                <text:p>-0.06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270266178995371">
                <text:p>-0.00270266178995371</text:p>
              </table:table-cell>
              <table:table-cell office:value-type="float" office:value="-0.069385">
                <text:p>-0.069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269905850291252">
                <text:p>-0.00269905850291252</text:p>
              </table:table-cell>
              <table:table-cell office:value-type="float" office:value="-0.069887">
                <text:p>-0.069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269526336342096">
                <text:p>-0.00269526336342096</text:p>
              </table:table-cell>
              <table:table-cell office:value-type="float" office:value="-0.070276">
                <text:p>-0.070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26943301782012">
                <text:p>-0.0026943301782012</text:p>
              </table:table-cell>
              <table:table-cell office:value-type="float" office:value="-0.070532">
                <text:p>-0.070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269399769604206">
                <text:p>-0.00269399769604206</text:p>
              </table:table-cell>
              <table:table-cell office:value-type="float" office:value="-0.07069">
                <text:p>-0.07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269351899623871">
                <text:p>-0.00269351899623871</text:p>
              </table:table-cell>
              <table:table-cell office:value-type="float" office:value="-0.07054">
                <text:p>-0.07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269320793449879">
                <text:p>-0.00269320793449879</text:p>
              </table:table-cell>
              <table:table-cell office:value-type="float" office:value="-0.070145">
                <text:p>-0.070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269285682588816">
                <text:p>-0.00269285682588816</text:p>
              </table:table-cell>
              <table:table-cell office:value-type="float" office:value="-0.069352">
                <text:p>-0.069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269281305372715">
                <text:p>-0.00269281305372715</text:p>
              </table:table-cell>
              <table:table-cell office:value-type="float" office:value="-0.068653">
                <text:p>-0.068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269277580082417">
                <text:p>-0.00269277580082417</text:p>
              </table:table-cell>
              <table:table-cell office:value-type="float" office:value="-0.06684">
                <text:p>-0.06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269272178411484">
                <text:p>-0.00269272178411484</text:p>
              </table:table-cell>
              <table:table-cell office:value-type="float" office:value="-0.06495">
                <text:p>-0.06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269268918782473">
                <text:p>-0.00269268918782473</text:p>
              </table:table-cell>
              <table:table-cell office:value-type="float" office:value="-0.062851">
                <text:p>-0.062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269265100359917">
                <text:p>-0.00269265100359917</text:p>
              </table:table-cell>
              <table:table-cell office:value-type="float" office:value="-0.060627">
                <text:p>-0.060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269264727830887">
                <text:p>-0.00269264727830887</text:p>
              </table:table-cell>
              <table:table-cell office:value-type="float" office:value="-0.058346">
                <text:p>-0.058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269264075905085">
                <text:p>-0.00269264075905085</text:p>
              </table:table-cell>
              <table:table-cell office:value-type="float" office:value="-0.056141">
                <text:p>-0.056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269263703376055">
                <text:p>-0.00269263703376055</text:p>
              </table:table-cell>
              <table:table-cell office:value-type="float" office:value="-0.052863">
                <text:p>-0.052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026926351711154">
                <text:p>-0.0026926351711154</text:p>
              </table:table-cell>
              <table:table-cell office:value-type="float" office:value="-0.050771">
                <text:p>-0.050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269263051450253">
                <text:p>-0.00269263051450253</text:p>
              </table:table-cell>
              <table:table-cell office:value-type="float" office:value="-0.048904">
                <text:p>-0.048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269262958317995">
                <text:p>-0.00269262958317995</text:p>
              </table:table-cell>
              <table:table-cell office:value-type="float" office:value="-0.047105">
                <text:p>-0.047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269262958317995">
                <text:p>-0.00269262958317995</text:p>
              </table:table-cell>
              <table:table-cell office:value-type="float" office:value="-0.045444">
                <text:p>-0.045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43903">
                <text:p>-0.043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42412">
                <text:p>-0.042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40714">
                <text:p>-0.040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9022">
                <text:p>-0.039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8301">
                <text:p>-0.038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6317">
                <text:p>-0.036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4222">
                <text:p>-0.0342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648cm" svg:height="6.812cm" xlink:href=".." xlink:type="simple" chart:class="chart:line" chart:style-name="ch1">
        <chart:title svg:x="5.106cm" svg:y="0.271cm" chart:style-name="ch2">
          <text:p>Y Torso</text:p>
        </chart:title>
        <chart:legend chart:legend-position="end" svg:x="8.611cm" svg:y="2.688cm" style:legend-expansion="high" chart:style-name="ch3"/>
        <chart:plot-area chart:style-name="ch4" table:cell-range-address="Torso.B1:Torso.B285 Torso.J1:Torso.J1 Torso.J100:Torso.J400 Torso.P1:Torso.P1 Torso.P150:Torso.P403" chart:data-source-has-labels="row" svg:x="0.232cm" svg:y="1.134cm" svg:width="8.147cm" svg:height="5.542cm">
          <chartooo:coordinate-region svg:x="0.889cm" svg:y="1.307cm" svg:width="7.49cm" svg:height="4.4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orso.B2:Torso.B285" chart:label-cell-address="Torso.B1:Torso.B1" chart:class="chart:line">
            <chart:data-point chart:repeated="284"/>
          </chart:series>
          <chart:series chart:style-name="ch9" chart:values-cell-range-address="Torso.J100:Torso.J400" chart:label-cell-address="Torso.J1:Torso.J1" chart:class="chart:line">
            <chart:data-point chart:repeated="301"/>
          </chart:series>
          <chart:series chart:style-name="ch10" chart:values-cell-range-address="Torso.P150:Torso.P403" chart:label-cell-address="Torso.P1:Torso.P1" chart:class="chart:line">
            <chart:data-point chart:repeated="2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Nao</text:p>
                <draw:g>
                  <svg:desc>Torso.B1:Torso.B1</svg:desc>
                </draw:g>
              </table:table-cell>
              <table:table-cell office:value-type="string">
                <text:p>Y MoCap (Z)</text:p>
                <draw:g>
                  <svg:desc>Torso.J1:Torso.J1</svg:desc>
                </draw:g>
              </table:table-cell>
              <table:table-cell office:value-type="string">
                <text:p>Y Corr</text:p>
                <draw:g>
                  <svg:desc>Torso.P1:Torso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22712831944227">
                <text:p>-0.0122712831944227</text:p>
                <draw:g>
                  <svg:desc>Torso.B2:Torso.B285</svg:desc>
                </draw:g>
              </table:table-cell>
              <table:table-cell office:value-type="float" office:value="0.058103">
                <text:p>0.058103</text:p>
                <draw:g>
                  <svg:desc>Torso.J100:Torso.J400</svg:desc>
                </draw:g>
              </table:table-cell>
              <table:table-cell office:value-type="float" office:value="-0.28509325696081">
                <text:p>-0.28509325696081</text:p>
                <draw:g>
                  <svg:desc>Torso.P150:Torso.P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34379602968693">
                <text:p>-0.0134379602968693</text:p>
              </table:table-cell>
              <table:table-cell office:value-type="float" office:value="0.058179">
                <text:p>0.058179</text:p>
              </table:table-cell>
              <table:table-cell office:value-type="float" office:value="-0.28566066772496">
                <text:p>-0.28566066772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42315151169896">
                <text:p>-0.0142315151169896</text:p>
              </table:table-cell>
              <table:table-cell office:value-type="float" office:value="0.058238">
                <text:p>0.058238</text:p>
              </table:table-cell>
              <table:table-cell office:value-type="float" office:value="-0.28571384720144">
                <text:p>-0.28571384720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46600278094411">
                <text:p>-0.0146600278094411</text:p>
              </table:table-cell>
              <table:table-cell office:value-type="float" office:value="0.058287">
                <text:p>0.058287</text:p>
              </table:table-cell>
              <table:table-cell office:value-type="float" office:value="-0.28574191786756">
                <text:p>-0.28574191786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51086859405041">
                <text:p>-0.0151086859405041</text:p>
              </table:table-cell>
              <table:table-cell office:value-type="float" office:value="0.058326">
                <text:p>0.058326</text:p>
              </table:table-cell>
              <table:table-cell office:value-type="float" office:value="-0.28574856655969">
                <text:p>-0.28574856655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58175602555275">
                <text:p>-0.0158175602555275</text:p>
              </table:table-cell>
              <table:table-cell office:value-type="float" office:value="0.058367">
                <text:p>0.058367</text:p>
              </table:table-cell>
              <table:table-cell office:value-type="float" office:value="-0.28576112559376">
                <text:p>-0.28576112559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63130052387714">
                <text:p>-0.0163130052387714</text:p>
              </table:table-cell>
              <table:table-cell office:value-type="float" office:value="0.058415">
                <text:p>0.058415</text:p>
              </table:table-cell>
              <table:table-cell office:value-type="float" office:value="-0.28575817048064">
                <text:p>-0.28575817048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68257690966129">
                <text:p>-0.0168257690966129</text:p>
              </table:table-cell>
              <table:table-cell office:value-type="float" office:value="0.05845">
                <text:p>0.05845</text:p>
              </table:table-cell>
              <table:table-cell office:value-type="float" office:value="-0.28574635031296">
                <text:p>-0.28574635031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7355177551508">
                <text:p>-0.017355177551508</text:p>
              </table:table-cell>
              <table:table-cell office:value-type="float" office:value="0.058471">
                <text:p>0.058471</text:p>
              </table:table-cell>
              <table:table-cell office:value-type="float" office:value="-0.28573600804004">
                <text:p>-0.28573600804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76257956773043">
                <text:p>-0.0176257956773043</text:p>
              </table:table-cell>
              <table:table-cell office:value-type="float" office:value="0.057812">
                <text:p>0.057812</text:p>
              </table:table-cell>
              <table:table-cell office:value-type="float" office:value="-0.28573379188409">
                <text:p>-0.285733791884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81786101311445">
                <text:p>-0.0181786101311445</text:p>
              </table:table-cell>
              <table:table-cell office:value-type="float" office:value="0.057888">
                <text:p>0.057888</text:p>
              </table:table-cell>
              <table:table-cell office:value-type="float" office:value="-0.28573157574416">
                <text:p>-0.28573157574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87460519373417">
                <text:p>-0.0187460519373417</text:p>
              </table:table-cell>
              <table:table-cell office:value-type="float" office:value="0.057967">
                <text:p>0.057967</text:p>
              </table:table-cell>
              <table:table-cell office:value-type="float" office:value="-0.28571606321321">
                <text:p>-0.285716063213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90349984914064">
                <text:p>-0.0190349984914064</text:p>
              </table:table-cell>
              <table:table-cell office:value-type="float" office:value="0.058064">
                <text:p>0.058064</text:p>
              </table:table-cell>
              <table:table-cell office:value-type="float" office:value="-0.28570719926225">
                <text:p>-0.28570719926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96229480206966">
                <text:p>-0.0196229480206966</text:p>
              </table:table-cell>
              <table:table-cell office:value-type="float" office:value="0.058157">
                <text:p>0.058157</text:p>
              </table:table-cell>
              <table:table-cell office:value-type="float" office:value="-0.285688733521">
                <text:p>-0.285688733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99217461049557">
                <text:p>-0.0199217461049557</text:p>
              </table:table-cell>
              <table:table-cell office:value-type="float" office:value="0.057802">
                <text:p>0.057802</text:p>
              </table:table-cell>
              <table:table-cell office:value-type="float" office:value="-0.28567691603044">
                <text:p>-0.285676916030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202236175537109">
                <text:p>-0.0202236175537109</text:p>
              </table:table-cell>
              <table:table-cell office:value-type="float" office:value="0.057831">
                <text:p>0.057831</text:p>
              </table:table-cell>
              <table:table-cell office:value-type="float" office:value="-0.28565475946384">
                <text:p>-0.28565475946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08361987024546">
                <text:p>-0.0208361987024546</text:p>
              </table:table-cell>
              <table:table-cell office:value-type="float" office:value="0.057904">
                <text:p>0.057904</text:p>
              </table:table-cell>
              <table:table-cell office:value-type="float" office:value="-0.28562595832225">
                <text:p>-0.28562595832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2145991101861">
                <text:p>-0.02145991101861</text:p>
              </table:table-cell>
              <table:table-cell office:value-type="float" office:value="0.058052">
                <text:p>0.058052</text:p>
              </table:table-cell>
              <table:table-cell office:value-type="float" office:value="-0.28560602065636">
                <text:p>-0.28560602065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217757094651461">
                <text:p>-0.0217757094651461</text:p>
              </table:table-cell>
              <table:table-cell office:value-type="float" office:value="0.058142">
                <text:p>0.058142</text:p>
              </table:table-cell>
              <table:table-cell office:value-type="float" office:value="-0.285563195984">
                <text:p>-0.285563195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224146954715252">
                <text:p>-0.0224146954715252</text:p>
              </table:table-cell>
              <table:table-cell office:value-type="float" office:value="0.058209">
                <text:p>0.058209</text:p>
              </table:table-cell>
              <table:table-cell office:value-type="float" office:value="-0.28551373355761">
                <text:p>-0.285513733557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227376818656921">
                <text:p>-0.0227376818656921</text:p>
              </table:table-cell>
              <table:table-cell office:value-type="float" office:value="0.058278">
                <text:p>0.058278</text:p>
              </table:table-cell>
              <table:table-cell office:value-type="float" office:value="-0.28546501718881">
                <text:p>-0.28546501718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233901776373386">
                <text:p>-0.0233901776373386</text:p>
              </table:table-cell>
              <table:table-cell office:value-type="float" office:value="0.058277">
                <text:p>0.058277</text:p>
              </table:table-cell>
              <table:table-cell office:value-type="float" office:value="-0.28542442613776">
                <text:p>-0.285424426137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243837721645832">
                <text:p>-0.0243837721645832</text:p>
              </table:table-cell>
              <table:table-cell office:value-type="float" office:value="0.058215">
                <text:p>0.058215</text:p>
              </table:table-cell>
              <table:table-cell office:value-type="float" office:value="-0.28540302575161">
                <text:p>-0.285403025751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24718526750803">
                <text:p>-0.024718526750803</text:p>
              </table:table-cell>
              <table:table-cell office:value-type="float" office:value="0.058088">
                <text:p>0.058088</text:p>
              </table:table-cell>
              <table:table-cell office:value-type="float" office:value="-0.28539417085729">
                <text:p>-0.28539417085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253928005695343">
                <text:p>-0.0253928005695343</text:p>
              </table:table-cell>
              <table:table-cell office:value-type="float" office:value="0.057931">
                <text:p>0.057931</text:p>
              </table:table-cell>
              <table:table-cell office:value-type="float" office:value="-0.28539638455684">
                <text:p>-0.285396384556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257321186363697">
                <text:p>-0.0257321186363697</text:p>
              </table:table-cell>
              <table:table-cell office:value-type="float" office:value="0.057776">
                <text:p>0.057776</text:p>
              </table:table-cell>
              <table:table-cell office:value-type="float" office:value="-0.28544656604356">
                <text:p>-0.28544656604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264146719127893">
                <text:p>-0.0264146719127893</text:p>
              </table:table-cell>
              <table:table-cell office:value-type="float" office:value="0.057611">
                <text:p>0.057611</text:p>
              </table:table-cell>
              <table:table-cell office:value-type="float" office:value="-0.285481993225">
                <text:p>-0.285481993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267576985061169">
                <text:p>-0.0267576985061169</text:p>
              </table:table-cell>
              <table:table-cell office:value-type="float" office:value="0.057512">
                <text:p>0.057512</text:p>
              </table:table-cell>
              <table:table-cell office:value-type="float" office:value="-0.28552406832961">
                <text:p>-0.28552406832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274468008428812">
                <text:p>-0.0274468008428812</text:p>
              </table:table-cell>
              <table:table-cell office:value-type="float" office:value="0.057478">
                <text:p>0.057478</text:p>
              </table:table-cell>
              <table:table-cell office:value-type="float" office:value="-0.28556024277904">
                <text:p>-0.285560242779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277926772832871">
                <text:p>-0.0277926772832871</text:p>
              </table:table-cell>
              <table:table-cell office:value-type="float" office:value="0.057483">
                <text:p>0.057483</text:p>
              </table:table-cell>
              <table:table-cell office:value-type="float" office:value="-0.28560306703844">
                <text:p>-0.28560306703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284865852445364">
                <text:p>-0.0284865852445364</text:p>
              </table:table-cell>
              <table:table-cell office:value-type="float" office:value="0.057474">
                <text:p>0.057474</text:p>
              </table:table-cell>
              <table:table-cell office:value-type="float" office:value="-0.28564146629284">
                <text:p>-0.285641466292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288344211876392">
                <text:p>-0.0288344211876392</text:p>
              </table:table-cell>
              <table:table-cell office:value-type="float" office:value="0.057436">
                <text:p>0.057436</text:p>
              </table:table-cell>
              <table:table-cell office:value-type="float" office:value="-0.28514633788225">
                <text:p>-0.28514633788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9880415648222">
                <text:p>-0.029880415648222</text:p>
              </table:table-cell>
              <table:table-cell office:value-type="float" office:value="0.057385">
                <text:p>0.057385</text:p>
              </table:table-cell>
              <table:table-cell office:value-type="float" office:value="-0.28483756580864">
                <text:p>-0.28483756580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302295945584774">
                <text:p>-0.0302295945584774</text:p>
              </table:table-cell>
              <table:table-cell office:value-type="float" office:value="0.05734">
                <text:p>0.05734</text:p>
              </table:table-cell>
              <table:table-cell office:value-type="float" office:value="-0.28482430813796">
                <text:p>-0.28482430813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309281125664711">
                <text:p>-0.0309281125664711</text:p>
              </table:table-cell>
              <table:table-cell office:value-type="float" office:value="0.057303">
                <text:p>0.057303</text:p>
              </table:table-cell>
              <table:table-cell office:value-type="float" office:value="-0.28478674786961">
                <text:p>-0.284786747869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312772877514362">
                <text:p>-0.0312772877514362</text:p>
              </table:table-cell>
              <table:table-cell office:value-type="float" office:value="0.057322">
                <text:p>0.057322</text:p>
              </table:table-cell>
              <table:table-cell office:value-type="float" office:value="-0.28472342143249">
                <text:p>-0.28472342143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316262617707252">
                <text:p>-0.0316262617707252</text:p>
              </table:table-cell>
              <table:table-cell office:value-type="float" office:value="0.0574">
                <text:p>0.0574</text:p>
              </table:table-cell>
              <table:table-cell office:value-type="float" office:value="-0.28466967792656">
                <text:p>-0.284669677926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30185070633888">
                <text:p>-0.0330185070633888</text:p>
              </table:table-cell>
              <table:table-cell office:value-type="float" office:value="0.05791">
                <text:p>0.05791</text:p>
              </table:table-cell>
              <table:table-cell office:value-type="float" office:value="-0.28461667992464">
                <text:p>-0.284616679924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333651453256607">
                <text:p>-0.0333651453256607</text:p>
              </table:table-cell>
              <table:table-cell office:value-type="float" office:value="0.057987">
                <text:p>0.057987</text:p>
              </table:table-cell>
              <table:table-cell office:value-type="float" office:value="-0.28457399380036">
                <text:p>-0.284573993800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340561866760254">
                <text:p>-0.0340561866760254</text:p>
              </table:table-cell>
              <table:table-cell office:value-type="float" office:value="0.05802">
                <text:p>0.05802</text:p>
              </table:table-cell>
              <table:table-cell office:value-type="float" office:value="-0.28452616301801">
                <text:p>-0.28452616301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347435623407364">
                <text:p>-0.0347435623407364</text:p>
              </table:table-cell>
              <table:table-cell office:value-type="float" office:value="0.058047">
                <text:p>0.058047</text:p>
              </table:table-cell>
              <table:table-cell office:value-type="float" office:value="-0.28446141948025">
                <text:p>-0.284461419480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354265533387661">
                <text:p>-0.0354265533387661</text:p>
              </table:table-cell>
              <table:table-cell office:value-type="float" office:value="0.05807">
                <text:p>0.05807</text:p>
              </table:table-cell>
              <table:table-cell office:value-type="float" office:value="-0.28438271579396">
                <text:p>-0.284382715793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361044406890869">
                <text:p>-0.0361044406890869</text:p>
              </table:table-cell>
              <table:table-cell office:value-type="float" office:value="0.058082">
                <text:p>0.058082</text:p>
              </table:table-cell>
              <table:table-cell office:value-type="float" office:value="-0.284200378129">
                <text:p>-0.2842003781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367765873670578">
                <text:p>-0.0367765873670578</text:p>
              </table:table-cell>
              <table:table-cell office:value-type="float" office:value="0.058097">
                <text:p>0.058097</text:p>
              </table:table-cell>
              <table:table-cell office:value-type="float" office:value="-0.28373914172036">
                <text:p>-0.28373914172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37442222237587">
                <text:p>-0.037442222237587</text:p>
              </table:table-cell>
              <table:table-cell office:value-type="float" office:value="0.058125">
                <text:p>0.058125</text:p>
              </table:table-cell>
              <table:table-cell office:value-type="float" office:value="-0.28288902231076">
                <text:p>-0.282889022310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381006933748722">
                <text:p>-0.0381006933748722</text:p>
              </table:table-cell>
              <table:table-cell office:value-type="float" office:value="0.058162">
                <text:p>0.058162</text:p>
              </table:table-cell>
              <table:table-cell office:value-type="float" office:value="-0.28186547655049">
                <text:p>-0.281865476550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390734933316708">
                <text:p>-0.0390734933316708</text:p>
              </table:table-cell>
              <table:table-cell office:value-type="float" office:value="0.058249">
                <text:p>0.058249</text:p>
              </table:table-cell>
              <table:table-cell office:value-type="float" office:value="-0.28066086422884">
                <text:p>-0.280660864228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400263555347919">
                <text:p>-0.0400263555347919</text:p>
              </table:table-cell>
              <table:table-cell office:value-type="float" office:value="0.058333">
                <text:p>0.058333</text:p>
              </table:table-cell>
              <table:table-cell office:value-type="float" office:value="-0.27933382887025">
                <text:p>-0.279333828870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403391942381859">
                <text:p>-0.0403391942381859</text:p>
              </table:table-cell>
              <table:table-cell office:value-type="float" office:value="0.058404">
                <text:p>0.058404</text:p>
              </table:table-cell>
              <table:table-cell office:value-type="float" office:value="-0.27793142699809">
                <text:p>-0.27793142699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409571193158627">
                <text:p>-0.0409571193158627</text:p>
              </table:table-cell>
              <table:table-cell office:value-type="float" office:value="0.058463">
                <text:p>0.058463</text:p>
              </table:table-cell>
              <table:table-cell office:value-type="float" office:value="-0.27651927963664">
                <text:p>-0.276519279636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412620902061462">
                <text:p>-0.0412620902061462</text:p>
              </table:table-cell>
              <table:table-cell office:value-type="float" office:value="0.058523">
                <text:p>0.058523</text:p>
              </table:table-cell>
              <table:table-cell office:value-type="float" office:value="-0.27540208216969">
                <text:p>-0.275402082169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418636053800583">
                <text:p>-0.0418636053800583</text:p>
              </table:table-cell>
              <table:table-cell office:value-type="float" office:value="0.059292">
                <text:p>0.059292</text:p>
              </table:table-cell>
              <table:table-cell office:value-type="float" office:value="-0.27365253710689">
                <text:p>-0.273652537106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424533486366272">
                <text:p>-0.0424533486366272</text:p>
              </table:table-cell>
              <table:table-cell office:value-type="float" office:value="0.059364">
                <text:p>0.059364</text:p>
              </table:table-cell>
              <table:table-cell office:value-type="float" office:value="-0.27220492746724">
                <text:p>-0.272204927467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427436158061028">
                <text:p>-0.0427436158061028</text:p>
              </table:table-cell>
              <table:table-cell office:value-type="float" office:value="0.059402">
                <text:p>0.059402</text:p>
              </table:table-cell>
              <table:table-cell office:value-type="float" office:value="-0.27115239728009">
                <text:p>-0.271152397280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433146134018898">
                <text:p>-0.0433146134018898</text:p>
              </table:table-cell>
              <table:table-cell office:value-type="float" office:value="0.059411">
                <text:p>0.059411</text:p>
              </table:table-cell>
              <table:table-cell office:value-type="float" office:value="-0.26986173748036">
                <text:p>-0.269861737480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435951426625252">
                <text:p>-0.0435951426625252</text:p>
              </table:table-cell>
              <table:table-cell office:value-type="float" office:value="0.059428">
                <text:p>0.059428</text:p>
              </table:table-cell>
              <table:table-cell office:value-type="float" office:value="-0.26851516038416">
                <text:p>-0.268515160384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38723005354405">
                <text:p>-0.0438723005354405</text:p>
              </table:table-cell>
              <table:table-cell office:value-type="float" office:value="0.059424">
                <text:p>0.059424</text:p>
              </table:table-cell>
              <table:table-cell office:value-type="float" office:value="-0.26693500410569">
                <text:p>-0.266935004105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444160848855972">
                <text:p>-0.0444160848855972</text:p>
              </table:table-cell>
              <table:table-cell office:value-type="float" office:value="0.059408">
                <text:p>0.059408</text:p>
              </table:table-cell>
              <table:table-cell office:value-type="float" office:value="-0.265079444996">
                <text:p>-0.2650794449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446825958788395">
                <text:p>-0.0446825958788395</text:p>
              </table:table-cell>
              <table:table-cell office:value-type="float" office:value="0.059394">
                <text:p>0.059394</text:p>
              </table:table-cell>
              <table:table-cell office:value-type="float" office:value="-0.26276637269369">
                <text:p>-0.262766372693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452044494450092">
                <text:p>-0.0452044494450092</text:p>
              </table:table-cell>
              <table:table-cell office:value-type="float" office:value="0.059391">
                <text:p>0.059391</text:p>
              </table:table-cell>
              <table:table-cell office:value-type="float" office:value="-0.26080804599401">
                <text:p>-0.260808045994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454929918050766">
                <text:p>-0.0454929918050766</text:p>
              </table:table-cell>
              <table:table-cell office:value-type="float" office:value="0.059388">
                <text:p>0.059388</text:p>
              </table:table-cell>
              <table:table-cell office:value-type="float" office:value="-0.25912026995456">
                <text:p>-0.259120269954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460721850395203">
                <text:p>-0.0460721850395203</text:p>
              </table:table-cell>
              <table:table-cell office:value-type="float" office:value="0.059367">
                <text:p>0.059367</text:p>
              </table:table-cell>
              <table:table-cell office:value-type="float" office:value="-0.257181640625">
                <text:p>-0.25718164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471321977674961">
                <text:p>-0.0471321977674961</text:p>
              </table:table-cell>
              <table:table-cell office:value-type="float" office:value="0.059355">
                <text:p>0.059355</text:p>
              </table:table-cell>
              <table:table-cell office:value-type="float" office:value="-0.25493219700409">
                <text:p>-0.254932197004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480926372110844">
                <text:p>-0.0480926372110844</text:p>
              </table:table-cell>
              <table:table-cell office:value-type="float" office:value="0.05933">
                <text:p>0.05933</text:p>
              </table:table-cell>
              <table:table-cell office:value-type="float" office:value="-0.25288453162225">
                <text:p>-0.252884531622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489789694547653">
                <text:p>-0.0489789694547653</text:p>
              </table:table-cell>
              <table:table-cell office:value-type="float" office:value="0.059314">
                <text:p>0.059314</text:p>
              </table:table-cell>
              <table:table-cell office:value-type="float" office:value="-0.25082556147641">
                <text:p>-0.250825561476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498071052134037">
                <text:p>-0.0498071052134037</text:p>
              </table:table-cell>
              <table:table-cell office:value-type="float" office:value="0.059284">
                <text:p>0.059284</text:p>
              </table:table-cell>
              <table:table-cell office:value-type="float" office:value="-0.24875795900416">
                <text:p>-0.248757959004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505867898464203">
                <text:p>-0.0505867898464203</text:p>
              </table:table-cell>
              <table:table-cell office:value-type="float" office:value="0.059245">
                <text:p>0.059245</text:p>
              </table:table-cell>
              <table:table-cell office:value-type="float" office:value="-0.24670155679876">
                <text:p>-0.246701556798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509604401886463">
                <text:p>-0.0509604401886463</text:p>
              </table:table-cell>
              <table:table-cell office:value-type="float" office:value="0.059218">
                <text:p>0.059218</text:p>
              </table:table-cell>
              <table:table-cell office:value-type="float" office:value="-0.24460851401329">
                <text:p>-0.244608514013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513239465653896">
                <text:p>-0.0513239465653896</text:p>
              </table:table-cell>
              <table:table-cell office:value-type="float" office:value="0.05916">
                <text:p>0.05916</text:p>
              </table:table-cell>
              <table:table-cell office:value-type="float" office:value="-0.24251917001809">
                <text:p>-0.242519170018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520220287144184">
                <text:p>-0.0520220287144184</text:p>
              </table:table-cell>
              <table:table-cell office:value-type="float" office:value="0.059093">
                <text:p>0.059093</text:p>
              </table:table-cell>
              <table:table-cell office:value-type="float" office:value="-0.240500941636">
                <text:p>-0.2405009416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526828579604626">
                <text:p>-0.0526828579604626</text:p>
              </table:table-cell>
              <table:table-cell office:value-type="float" office:value="0.059027">
                <text:p>0.059027</text:p>
              </table:table-cell>
              <table:table-cell office:value-type="float" office:value="-0.23856652959241">
                <text:p>-0.238566529592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536057054996491">
                <text:p>-0.0536057054996491</text:p>
              </table:table-cell>
              <table:table-cell office:value-type="float" office:value="0.058972">
                <text:p>0.058972</text:p>
              </table:table-cell>
              <table:table-cell office:value-type="float" office:value="-0.23676107838041">
                <text:p>-0.236761078380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541754588484764">
                <text:p>-0.0541754588484764</text:p>
              </table:table-cell>
              <table:table-cell office:value-type="float" office:value="0.058943">
                <text:p>0.058943</text:p>
              </table:table-cell>
              <table:table-cell office:value-type="float" office:value="-0.23514699797476">
                <text:p>-0.23514699797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47083057463169">
                <text:p>-0.0547083057463169</text:p>
              </table:table-cell>
              <table:table-cell office:value-type="float" office:value="0.058931">
                <text:p>0.058931</text:p>
              </table:table-cell>
              <table:table-cell office:value-type="float" office:value="-0.23408735986649">
                <text:p>-0.234087359866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552037246525288">
                <text:p>-0.0552037246525288</text:p>
              </table:table-cell>
              <table:table-cell office:value-type="float" office:value="0.058934">
                <text:p>0.058934</text:p>
              </table:table-cell>
              <table:table-cell office:value-type="float" office:value="-0.23295843012169">
                <text:p>-0.232958430121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556608363986015">
                <text:p>-0.0556608363986015</text:p>
              </table:table-cell>
              <table:table-cell office:value-type="float" office:value="0.059002">
                <text:p>0.059002</text:p>
              </table:table-cell>
              <table:table-cell office:value-type="float" office:value="-0.23213820906025">
                <text:p>-0.23213820906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560789108276367">
                <text:p>-0.0560789108276367</text:p>
              </table:table-cell>
              <table:table-cell office:value-type="float" office:value="0.05905">
                <text:p>0.05905</text:p>
              </table:table-cell>
              <table:table-cell office:value-type="float" office:value="-0.23163366518921">
                <text:p>-0.231633665189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562729462981224">
                <text:p>-0.0562729462981224</text:p>
              </table:table-cell>
              <table:table-cell office:value-type="float" office:value="0.059107">
                <text:p>0.059107</text:p>
              </table:table-cell>
              <table:table-cell office:value-type="float" office:value="-0.23146378927729">
                <text:p>-0.231463789277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566305890679359">
                <text:p>-0.0566305890679359</text:p>
              </table:table-cell>
              <table:table-cell office:value-type="float" office:value="0.059156">
                <text:p>0.059156</text:p>
              </table:table-cell>
              <table:table-cell office:value-type="float" office:value="-0.23211974210884">
                <text:p>-0.232119742108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567938759922981">
                <text:p>-0.0567938759922981</text:p>
              </table:table-cell>
              <table:table-cell office:value-type="float" office:value="0.059214">
                <text:p>0.059214</text:p>
              </table:table-cell>
              <table:table-cell office:value-type="float" office:value="-0.23246255266409">
                <text:p>-0.232462552664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570889264345169">
                <text:p>-0.0570889264345169</text:p>
              </table:table-cell>
              <table:table-cell office:value-type="float" office:value="0.059266">
                <text:p>0.059266</text:p>
              </table:table-cell>
              <table:table-cell office:value-type="float" office:value="-0.23301107697881">
                <text:p>-0.233011076978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573409646749497">
                <text:p>-0.0573409646749497</text:p>
              </table:table-cell>
              <table:table-cell office:value-type="float" office:value="0.058595">
                <text:p>0.058595</text:p>
              </table:table-cell>
              <table:table-cell office:value-type="float" office:value="-0.23361870686609">
                <text:p>-0.233618706866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574505627155304">
                <text:p>-0.0574505627155304</text:p>
              </table:table-cell>
              <table:table-cell office:value-type="float" office:value="0.058176">
                <text:p>0.058176</text:p>
              </table:table-cell>
              <table:table-cell office:value-type="float" office:value="-0.23413368305956">
                <text:p>-0.234133683059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576362311840057">
                <text:p>-0.0576362311840057</text:p>
              </table:table-cell>
              <table:table-cell office:value-type="float" office:value="0.058158">
                <text:p>0.058158</text:p>
              </table:table-cell>
              <table:table-cell office:value-type="float" office:value="-0.23447993666881">
                <text:p>-0.234479936668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77762685716152">
                <text:p>-0.0577762685716152</text:p>
              </table:table-cell>
              <table:table-cell office:value-type="float" office:value="0.058107">
                <text:p>0.058107</text:p>
              </table:table-cell>
              <table:table-cell office:value-type="float" office:value="-0.23457880208441">
                <text:p>-0.234578802084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578288771212101">
                <text:p>-0.0578288771212101</text:p>
              </table:table-cell>
              <table:table-cell office:value-type="float" office:value="0.058021">
                <text:p>0.058021</text:p>
              </table:table-cell>
              <table:table-cell office:value-type="float" office:value="-0.23429920918681">
                <text:p>-0.234299209186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578985586762428">
                <text:p>-0.0578985586762428</text:p>
              </table:table-cell>
              <table:table-cell office:value-type="float" office:value="0.057948">
                <text:p>0.057948</text:p>
              </table:table-cell>
              <table:table-cell office:value-type="float" office:value="-0.23362530854656">
                <text:p>-0.233625308546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579199679195881">
                <text:p>-0.0579199679195881</text:p>
              </table:table-cell>
              <table:table-cell office:value-type="float" office:value="0.057876">
                <text:p>0.057876</text:p>
              </table:table-cell>
              <table:table-cell office:value-type="float" office:value="-0.23255745110336">
                <text:p>-0.232557451103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579122677445412">
                <text:p>-0.0579122677445412</text:p>
              </table:table-cell>
              <table:table-cell office:value-type="float" office:value="0.057818">
                <text:p>0.057818</text:p>
              </table:table-cell>
              <table:table-cell office:value-type="float" office:value="-0.23112565964569">
                <text:p>-0.23112565964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578561238944531">
                <text:p>-0.0578561238944531</text:p>
              </table:table-cell>
              <table:table-cell office:value-type="float" office:value="0.057753">
                <text:p>0.057753</text:p>
              </table:table-cell>
              <table:table-cell office:value-type="float" office:value="-0.22943428447225">
                <text:p>-0.22943428447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578018352389336">
                <text:p>-0.0578018352389336</text:p>
              </table:table-cell>
              <table:table-cell office:value-type="float" office:value="0.057665">
                <text:p>0.057665</text:p>
              </table:table-cell>
              <table:table-cell office:value-type="float" office:value="-0.227560165049">
                <text:p>-0.2275601650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576407574117184">
                <text:p>-0.0576407574117184</text:p>
              </table:table-cell>
              <table:table-cell office:value-type="float" office:value="0.057558">
                <text:p>0.057558</text:p>
              </table:table-cell>
              <table:table-cell office:value-type="float" office:value="-0.22557588342916">
                <text:p>-0.225575883429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574131421744823">
                <text:p>-0.0574131421744823</text:p>
              </table:table-cell>
              <table:table-cell office:value-type="float" office:value="0.05731">
                <text:p>0.05731</text:p>
              </table:table-cell>
              <table:table-cell office:value-type="float" office:value="-0.22347584397604">
                <text:p>-0.223475843976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572754256427288">
                <text:p>-0.0572754256427288</text:p>
              </table:table-cell>
              <table:table-cell office:value-type="float" office:value="0.056682">
                <text:p>0.056682</text:p>
              </table:table-cell>
              <table:table-cell office:value-type="float" office:value="-0.221295114884">
                <text:p>-0.2212951148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69537878036499">
                <text:p>-0.0569537878036499</text:p>
              </table:table-cell>
              <table:table-cell office:value-type="float" office:value="0.055522">
                <text:p>0.055522</text:p>
              </table:table-cell>
              <table:table-cell office:value-type="float" office:value="-0.21901587210769">
                <text:p>-0.219015872107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6770496070385">
                <text:p>-0.056770496070385</text:p>
              </table:table-cell>
              <table:table-cell office:value-type="float" office:value="0.054121">
                <text:p>0.054121</text:p>
              </table:table-cell>
              <table:table-cell office:value-type="float" office:value="-0.21659484491329">
                <text:p>-0.216594844913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561334528028965">
                <text:p>-0.0561334528028965</text:p>
              </table:table-cell>
              <table:table-cell office:value-type="float" office:value="0.052466">
                <text:p>0.052466</text:p>
              </table:table-cell>
              <table:table-cell office:value-type="float" office:value="-0.21407009732849">
                <text:p>-0.214070097328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5563835054636">
                <text:p>-0.05563835054636</text:p>
              </table:table-cell>
              <table:table-cell office:value-type="float" office:value="0.050635">
                <text:p>0.050635</text:p>
              </table:table-cell>
              <table:table-cell office:value-type="float" office:value="-0.21149041499201">
                <text:p>-0.211490414992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550887994468212">
                <text:p>-0.0550887994468212</text:p>
              </table:table-cell>
              <table:table-cell office:value-type="float" office:value="0.048691">
                <text:p>0.048691</text:p>
              </table:table-cell>
              <table:table-cell office:value-type="float" office:value="-0.20885094378049">
                <text:p>-0.208850943780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547940284013748">
                <text:p>-0.0547940284013748</text:p>
              </table:table-cell>
              <table:table-cell office:value-type="float" office:value="0.046724">
                <text:p>0.046724</text:p>
              </table:table-cell>
              <table:table-cell office:value-type="float" office:value="-0.20626398278464">
                <text:p>-0.206263982784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541654862463474">
                <text:p>-0.0541654862463474</text:p>
              </table:table-cell>
              <table:table-cell office:value-type="float" office:value="0.045161">
                <text:p>0.045161</text:p>
              </table:table-cell>
              <table:table-cell office:value-type="float" office:value="-0.20373819906404">
                <text:p>-0.203738199064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534859746694565">
                <text:p>-0.0534859746694565</text:p>
              </table:table-cell>
              <table:table-cell office:value-type="float" office:value="0.042701">
                <text:p>0.042701</text:p>
              </table:table-cell>
              <table:table-cell office:value-type="float" office:value="-0.20131083668324">
                <text:p>-0.201310836683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27568869292736">
                <text:p>-0.0527568869292736</text:p>
              </table:table-cell>
              <table:table-cell office:value-type="float" office:value="0.040654">
                <text:p>0.040654</text:p>
              </table:table-cell>
              <table:table-cell office:value-type="float" office:value="-0.19902674376004">
                <text:p>-0.19902674376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515731237828732">
                <text:p>-0.0515731237828732</text:p>
              </table:table-cell>
              <table:table-cell office:value-type="float" office:value="0.039159">
                <text:p>0.039159</text:p>
              </table:table-cell>
              <table:table-cell office:value-type="float" office:value="-0.19683382555456">
                <text:p>-0.196833825554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507258214056492">
                <text:p>-0.0507258214056492</text:p>
              </table:table-cell>
              <table:table-cell office:value-type="float" office:value="0.037318">
                <text:p>0.037318</text:p>
              </table:table-cell>
              <table:table-cell office:value-type="float" office:value="-0.19477462654784">
                <text:p>-0.194774626547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498335584998131">
                <text:p>-0.0498335584998131</text:p>
              </table:table-cell>
              <table:table-cell office:value-type="float" office:value="0.035388">
                <text:p>0.035388</text:p>
              </table:table-cell>
              <table:table-cell office:value-type="float" office:value="-0.19282258516969">
                <text:p>-0.192822585169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446160882711411">
                <text:p>-0.0446160882711411</text:p>
              </table:table-cell>
              <table:table-cell office:value-type="float" office:value="0.033111">
                <text:p>0.033111</text:p>
              </table:table-cell>
              <table:table-cell office:value-type="float" office:value="-0.19104766824836">
                <text:p>-0.191047668248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43515607714653">
                <text:p>-0.043515607714653</text:p>
              </table:table-cell>
              <table:table-cell office:value-type="float" office:value="0.03042">
                <text:p>0.03042</text:p>
              </table:table-cell>
              <table:table-cell office:value-type="float" office:value="-0.18933612775561">
                <text:p>-0.189336127755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424733087420464">
                <text:p>-0.0424733087420464</text:p>
              </table:table-cell>
              <table:table-cell office:value-type="float" office:value="0.027039">
                <text:p>0.027039</text:p>
              </table:table-cell>
              <table:table-cell office:value-type="float" office:value="-0.18760829019716">
                <text:p>-0.187608290197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419633574783802">
                <text:p>-0.0419633574783802</text:p>
              </table:table-cell>
              <table:table-cell office:value-type="float" office:value="0.024153">
                <text:p>0.024153</text:p>
              </table:table-cell>
              <table:table-cell office:value-type="float" office:value="-0.185890085161">
                <text:p>-0.1858900851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409517213702202">
                <text:p>-0.0409517213702202</text:p>
              </table:table-cell>
              <table:table-cell office:value-type="float" office:value="0.021648">
                <text:p>0.021648</text:p>
              </table:table-cell>
              <table:table-cell office:value-type="float" office:value="-0.18615998765056">
                <text:p>-0.186159987650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404461100697517">
                <text:p>-0.0404461100697517</text:p>
              </table:table-cell>
              <table:table-cell office:value-type="float" office:value="0.01875">
                <text:p>0.01875</text:p>
              </table:table-cell>
              <table:table-cell office:value-type="float" office:value="-0.18447370594969">
                <text:p>-0.184473705949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394283719360828">
                <text:p>-0.0394283719360828</text:p>
              </table:table-cell>
              <table:table-cell office:value-type="float" office:value="0.015359">
                <text:p>0.015359</text:p>
              </table:table-cell>
              <table:table-cell office:value-type="float" office:value="-0.18294312821476">
                <text:p>-0.182943128214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389143489301205">
                <text:p>-0.0389143489301205</text:p>
              </table:table-cell>
              <table:table-cell office:value-type="float" office:value="0.012245">
                <text:p>0.012245</text:p>
              </table:table-cell>
              <table:table-cell office:value-type="float" office:value="-0.18161639439376">
                <text:p>-0.181616394393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378728359937668">
                <text:p>-0.0378728359937668</text:p>
              </table:table-cell>
              <table:table-cell office:value-type="float" office:value="0.009087">
                <text:p>0.009087</text:p>
              </table:table-cell>
              <table:table-cell office:value-type="float" office:value="-0.180498214564">
                <text:p>-0.1804982145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368107706308365">
                <text:p>-0.0368107706308365</text:p>
              </table:table-cell>
              <table:table-cell office:value-type="float" office:value="0.005888">
                <text:p>0.005888</text:p>
              </table:table-cell>
              <table:table-cell office:value-type="float" office:value="-0.17959301800609">
                <text:p>-0.179593018006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362714976072311">
                <text:p>-0.0362714976072311</text:p>
              </table:table-cell>
              <table:table-cell office:value-type="float" office:value="0.002678">
                <text:p>0.002678</text:p>
              </table:table-cell>
              <table:table-cell office:value-type="float" office:value="-0.17891539674329">
                <text:p>-0.178915396743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351758003234863">
                <text:p>-0.0351758003234863</text:p>
              </table:table-cell>
              <table:table-cell office:value-type="float" office:value="-0.000619">
                <text:p>-0.000619</text:p>
              </table:table-cell>
              <table:table-cell office:value-type="float" office:value="-0.17839624284889">
                <text:p>-0.178396242848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340571179986">
                <text:p>-0.0340571179986</text:p>
              </table:table-cell>
              <table:table-cell office:value-type="float" office:value="-0.003941">
                <text:p>-0.003941</text:p>
              </table:table-cell>
              <table:table-cell office:value-type="float" office:value="-0.17802570797521">
                <text:p>-0.178025707975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329156965017319">
                <text:p>-0.0329156965017319</text:p>
              </table:table-cell>
              <table:table-cell office:value-type="float" office:value="-0.00718">
                <text:p>-0.00718</text:p>
              </table:table-cell>
              <table:table-cell office:value-type="float" office:value="-0.17780683959569">
                <text:p>-0.177806839595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323365852236748">
                <text:p>-0.0323365852236748</text:p>
              </table:table-cell>
              <table:table-cell office:value-type="float" office:value="-0.010313">
                <text:p>-0.010313</text:p>
              </table:table-cell>
              <table:table-cell office:value-type="float" office:value="-0.17771566609216">
                <text:p>-0.177715666092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311622526496649">
                <text:p>-0.0311622526496649</text:p>
              </table:table-cell>
              <table:table-cell office:value-type="float" office:value="-0.013263">
                <text:p>-0.013263</text:p>
              </table:table-cell>
              <table:table-cell office:value-type="float" office:value="-0.17774537777444">
                <text:p>-0.177745377774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305671747773886">
                <text:p>-0.0305671747773886</text:p>
              </table:table-cell>
              <table:table-cell office:value-type="float" office:value="-0.015922">
                <text:p>-0.015922</text:p>
              </table:table-cell>
              <table:table-cell office:value-type="float" office:value="-0.17792224311364">
                <text:p>-0.177922243113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287520252168179">
                <text:p>-0.0287520252168179</text:p>
              </table:table-cell>
              <table:table-cell office:value-type="float" office:value="-0.017679">
                <text:p>-0.017679</text:p>
              </table:table-cell>
              <table:table-cell office:value-type="float" office:value="-0.17820069764321">
                <text:p>-0.178200697643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26894835755229">
                <text:p>-0.026894835755229</text:p>
              </table:table-cell>
              <table:table-cell office:value-type="float" office:value="-0.019561">
                <text:p>-0.019561</text:p>
              </table:table-cell>
              <table:table-cell office:value-type="float" office:value="-0.17864937161764">
                <text:p>-0.178649371617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262671448290348">
                <text:p>-0.0262671448290348</text:p>
              </table:table-cell>
              <table:table-cell office:value-type="float" office:value="-0.020935">
                <text:p>-0.020935</text:p>
              </table:table-cell>
              <table:table-cell office:value-type="float" office:value="-0.17929197344225">
                <text:p>-0.179291973442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249996352940798">
                <text:p>-0.0249996352940798</text:p>
              </table:table-cell>
              <table:table-cell office:value-type="float" office:value="-0.021783">
                <text:p>-0.021783</text:p>
              </table:table-cell>
              <table:table-cell office:value-type="float" office:value="-0.18005421439744">
                <text:p>-0.180054214397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230706073343754">
                <text:p>-0.0230706073343754</text:p>
              </table:table-cell>
              <table:table-cell office:value-type="float" office:value="-0.022069">
                <text:p>-0.022069</text:p>
              </table:table-cell>
              <table:table-cell office:value-type="float" office:value="-0.18086619068176">
                <text:p>-0.180866190681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217679291963577">
                <text:p>-0.0217679291963577</text:p>
              </table:table-cell>
              <table:table-cell office:value-type="float" office:value="-0.020966">
                <text:p>-0.020966</text:p>
              </table:table-cell>
              <table:table-cell office:value-type="float" office:value="-0.18166033429921">
                <text:p>-0.181660334299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204534456133843">
                <text:p>-0.0204534456133843</text:p>
              </table:table-cell>
              <table:table-cell office:value-type="float" office:value="-0.020391">
                <text:p>-0.020391</text:p>
              </table:table-cell>
              <table:table-cell office:value-type="float" office:value="-0.18240989349521">
                <text:p>-0.182409893495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197921823710203">
                <text:p>-0.0197921823710203</text:p>
              </table:table-cell>
              <table:table-cell office:value-type="float" office:value="-0.019473">
                <text:p>-0.019473</text:p>
              </table:table-cell>
              <table:table-cell office:value-type="float" office:value="-0.18305554775761">
                <text:p>-0.183055547757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184624250978231">
                <text:p>-0.0184624250978231</text:p>
              </table:table-cell>
              <table:table-cell office:value-type="float" office:value="-0.018459">
                <text:p>-0.018459</text:p>
              </table:table-cell>
              <table:table-cell office:value-type="float" office:value="-0.18360116890625">
                <text:p>-0.18360116890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177942737936974">
                <text:p>-0.0177942737936974</text:p>
              </table:table-cell>
              <table:table-cell office:value-type="float" office:value="-0.017602">
                <text:p>-0.017602</text:p>
              </table:table-cell>
              <table:table-cell office:value-type="float" office:value="-0.18410982395044">
                <text:p>-0.184109823950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157787892967463">
                <text:p>-0.0157787892967463</text:p>
              </table:table-cell>
              <table:table-cell office:value-type="float" office:value="-0.017027">
                <text:p>-0.017027</text:p>
              </table:table-cell>
              <table:table-cell office:value-type="float" office:value="-0.18462746024836">
                <text:p>-0.184627460248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144275911152363">
                <text:p>-0.0144275911152363</text:p>
              </table:table-cell>
              <table:table-cell office:value-type="float" office:value="-0.016863">
                <text:p>-0.016863</text:p>
              </table:table-cell>
              <table:table-cell office:value-type="float" office:value="-0.185237809561">
                <text:p>-0.1852378095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123929344117641">
                <text:p>-0.0123929344117641</text:p>
              </table:table-cell>
              <table:table-cell office:value-type="float" office:value="-0.017327">
                <text:p>-0.017327</text:p>
              </table:table-cell>
              <table:table-cell office:value-type="float" office:value="-0.18598128678569">
                <text:p>-0.185981286785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110332258045673">
                <text:p>-0.0110332258045673</text:p>
              </table:table-cell>
              <table:table-cell office:value-type="float" office:value="-0.018448">
                <text:p>-0.018448</text:p>
              </table:table-cell>
              <table:table-cell office:value-type="float" office:value="-0.18686676433009">
                <text:p>-0.186866764330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103529095649719">
                <text:p>-0.0103529095649719</text:p>
              </table:table-cell>
              <table:table-cell office:value-type="float" office:value="-0.020232">
                <text:p>-0.020232</text:p>
              </table:table-cell>
              <table:table-cell office:value-type="float" office:value="-0.18795003694096">
                <text:p>-0.187950036940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831219181418419">
                <text:p>-0.00831219181418419</text:p>
              </table:table-cell>
              <table:table-cell office:value-type="float" office:value="-0.022639">
                <text:p>-0.022639</text:p>
              </table:table-cell>
              <table:table-cell office:value-type="float" office:value="-0.18923176905625">
                <text:p>-0.18923176905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763259641826153">
                <text:p>-0.00763259641826153</text:p>
              </table:table-cell>
              <table:table-cell office:value-type="float" office:value="-0.025505">
                <text:p>-0.025505</text:p>
              </table:table-cell>
              <table:table-cell office:value-type="float" office:value="-0.187609176484">
                <text:p>-0.1876091764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627550855278969">
                <text:p>-0.00627550855278969</text:p>
              </table:table-cell>
              <table:table-cell office:value-type="float" office:value="-0.02871">
                <text:p>-0.02871</text:p>
              </table:table-cell>
              <table:table-cell office:value-type="float" office:value="-0.18926639472656">
                <text:p>-0.189266394726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55982880294323">
                <text:p>-0.0055982880294323</text:p>
              </table:table-cell>
              <table:table-cell office:value-type="float" office:value="-0.032138">
                <text:p>-0.032138</text:p>
              </table:table-cell>
              <table:table-cell office:value-type="float" office:value="-0.19112762639761">
                <text:p>-0.191127626397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42475052177906">
                <text:p>-0.0042475052177906</text:p>
              </table:table-cell>
              <table:table-cell office:value-type="float" office:value="-0.035806">
                <text:p>-0.035806</text:p>
              </table:table-cell>
              <table:table-cell office:value-type="float" office:value="-0.19319962608289">
                <text:p>-0.193199626082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223299115896225">
                <text:p>-0.00223299115896225</text:p>
              </table:table-cell>
              <table:table-cell office:value-type="float" office:value="-0.03966">
                <text:p>-0.03966</text:p>
              </table:table-cell>
              <table:table-cell office:value-type="float" office:value="-0.19547941207696">
                <text:p>-0.195479412076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0899778679013252">
                <text:p>-0.000899778679013252</text:p>
              </table:table-cell>
              <table:table-cell office:value-type="float" office:value="-0.043739">
                <text:p>-0.043739</text:p>
              </table:table-cell>
              <table:table-cell office:value-type="float" office:value="-0.19803243877904">
                <text:p>-0.198032438779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0236637890338898">
                <text:p>-0.000236637890338898</text:p>
              </table:table-cell>
              <table:table-cell office:value-type="float" office:value="-0.048131">
                <text:p>-0.048131</text:p>
              </table:table-cell>
              <table:table-cell office:value-type="float" office:value="-0.20092665653129">
                <text:p>-0.200926656531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08181312680244">
                <text:p>0.00108181312680244</text:p>
              </table:table-cell>
              <table:table-cell office:value-type="float" office:value="-0.052779">
                <text:p>-0.052779</text:p>
              </table:table-cell>
              <table:table-cell office:value-type="float" office:value="-0.20417665830625">
                <text:p>-0.20417665830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38868221640587">
                <text:p>0.00238868221640587</text:p>
              </table:table-cell>
              <table:table-cell office:value-type="float" office:value="-0.057603">
                <text:p>-0.057603</text:p>
              </table:table-cell>
              <table:table-cell office:value-type="float" office:value="-0.20784458856161">
                <text:p>-0.207844588561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03734187036753">
                <text:p>0.00303734187036753</text:p>
              </table:table-cell>
              <table:table-cell office:value-type="float" office:value="-0.062621">
                <text:p>-0.062621</text:p>
              </table:table-cell>
              <table:table-cell office:value-type="float" office:value="-0.21182443064164">
                <text:p>-0.211824430641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432419031858444">
                <text:p>0.00432419031858444</text:p>
              </table:table-cell>
              <table:table-cell office:value-type="float" office:value="-0.067624">
                <text:p>-0.067624</text:p>
              </table:table-cell>
              <table:table-cell office:value-type="float" office:value="-0.21614008507841">
                <text:p>-0.216140085078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496203172951937">
                <text:p>0.00496203172951937</text:p>
              </table:table-cell>
              <table:table-cell office:value-type="float" office:value="-0.072594">
                <text:p>-0.072594</text:p>
              </table:table-cell>
              <table:table-cell office:value-type="float" office:value="-0.22078238081281">
                <text:p>-0.220782380812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62257181853056">
                <text:p>0.0062257181853056</text:p>
              </table:table-cell>
              <table:table-cell office:value-type="float" office:value="-0.077454">
                <text:p>-0.077454</text:p>
              </table:table-cell>
              <table:table-cell office:value-type="float" office:value="-0.22567437028921">
                <text:p>-0.225674370289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685119908303023">
                <text:p>0.00685119908303023</text:p>
              </table:table-cell>
              <table:table-cell office:value-type="float" office:value="-0.082106">
                <text:p>-0.082106</text:p>
              </table:table-cell>
              <table:table-cell office:value-type="float" office:value="-0.23063137352164">
                <text:p>-0.230631373521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808855704963207">
                <text:p>0.00808855704963207</text:p>
              </table:table-cell>
              <table:table-cell office:value-type="float" office:value="-0.086648">
                <text:p>-0.086648</text:p>
              </table:table-cell>
              <table:table-cell office:value-type="float" office:value="-0.23570100594361">
                <text:p>-0.235701005943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870009139180183">
                <text:p>0.00870009139180183</text:p>
              </table:table-cell>
              <table:table-cell office:value-type="float" office:value="-0.090984">
                <text:p>-0.090984</text:p>
              </table:table-cell>
              <table:table-cell office:value-type="float" office:value="-0.24082493877796">
                <text:p>-0.240824938777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930662173777819">
                <text:p>0.00930662173777819</text:p>
              </table:table-cell>
              <table:table-cell office:value-type="float" office:value="-0.095161">
                <text:p>-0.095161</text:p>
              </table:table-cell>
              <table:table-cell office:value-type="float" office:value="-0.24588540244624">
                <text:p>-0.245885402446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05040427297354">
                <text:p>0.0105040427297354</text:p>
              </table:table-cell>
              <table:table-cell office:value-type="float" office:value="-0.099018">
                <text:p>-0.099018</text:p>
              </table:table-cell>
              <table:table-cell office:value-type="float" office:value="-0.25082815819009">
                <text:p>-0.250828158190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16793625056744">
                <text:p>0.0116793625056744</text:p>
              </table:table-cell>
              <table:table-cell office:value-type="float" office:value="-0.102793">
                <text:p>-0.102793</text:p>
              </table:table-cell>
              <table:table-cell office:value-type="float" office:value="-0.25556495655184">
                <text:p>-0.255564956551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28312557935715">
                <text:p>0.0128312557935715</text:p>
              </table:table-cell>
              <table:table-cell office:value-type="float" office:value="-0.106662">
                <text:p>-0.106662</text:p>
              </table:table-cell>
              <table:table-cell office:value-type="float" office:value="-0.26006081312324">
                <text:p>-0.260060813123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3958347029984">
                <text:p>0.013958347029984</text:p>
              </table:table-cell>
              <table:table-cell office:value-type="float" office:value="-0.11057">
                <text:p>-0.11057</text:p>
              </table:table-cell>
              <table:table-cell office:value-type="float" office:value="-0.26425477945636">
                <text:p>-0.264254779456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50592401623726">
                <text:p>0.0150592401623726</text:p>
              </table:table-cell>
              <table:table-cell office:value-type="float" office:value="-0.109952">
                <text:p>-0.109952</text:p>
              </table:table-cell>
              <table:table-cell office:value-type="float" office:value="-0.26821882988516">
                <text:p>-0.268218829885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6132578253746">
                <text:p>0.016132578253746</text:p>
              </table:table-cell>
              <table:table-cell office:value-type="float" office:value="-0.113839">
                <text:p>-0.113839</text:p>
              </table:table-cell>
              <table:table-cell office:value-type="float" office:value="-0.27204979043684">
                <text:p>-0.272049790436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76878869533539">
                <text:p>0.0176878869533539</text:p>
              </table:table-cell>
              <table:table-cell office:value-type="float" office:value="-0.117422">
                <text:p>-0.117422</text:p>
              </table:table-cell>
              <table:table-cell office:value-type="float" office:value="-0.27537854138176">
                <text:p>-0.275378541381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86863485723734">
                <text:p>0.0186863485723734</text:p>
              </table:table-cell>
              <table:table-cell office:value-type="float" office:value="-0.120572">
                <text:p>-0.120572</text:p>
              </table:table-cell>
              <table:table-cell office:value-type="float" office:value="-0.27886200428836">
                <text:p>-0.278862004288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96525286883116">
                <text:p>0.0196525286883116</text:p>
              </table:table-cell>
              <table:table-cell office:value-type="float" office:value="-0.12326">
                <text:p>-0.12326</text:p>
              </table:table-cell>
              <table:table-cell office:value-type="float" office:value="-0.28215516296836">
                <text:p>-0.282155162968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01230961829424">
                <text:p>0.0201230961829424</text:p>
              </table:table-cell>
              <table:table-cell office:value-type="float" office:value="-0.125459">
                <text:p>-0.125459</text:p>
              </table:table-cell>
              <table:table-cell office:value-type="float" office:value="-0.28538015113216">
                <text:p>-0.285380151132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05850638449192">
                <text:p>0.0205850638449192</text:p>
              </table:table-cell>
              <table:table-cell office:value-type="float" office:value="-0.127119">
                <text:p>-0.127119</text:p>
              </table:table-cell>
              <table:table-cell office:value-type="float" office:value="-0.28829593468225">
                <text:p>-0.28829593468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14825682342052">
                <text:p>0.0214825682342052</text:p>
              </table:table-cell>
              <table:table-cell office:value-type="float" office:value="-0.128399">
                <text:p>-0.128399</text:p>
              </table:table-cell>
              <table:table-cell office:value-type="float" office:value="-0.29322886513984">
                <text:p>-0.293228865139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23437752574682">
                <text:p>0.0223437752574682</text:p>
              </table:table-cell>
              <table:table-cell office:value-type="float" office:value="-0.129317">
                <text:p>-0.129317</text:p>
              </table:table-cell>
              <table:table-cell office:value-type="float" office:value="-0.29565134980004">
                <text:p>-0.295651349800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27603316307068">
                <text:p>0.0227603316307068</text:p>
              </table:table-cell>
              <table:table-cell office:value-type="float" office:value="-0.129861">
                <text:p>-0.129861</text:p>
              </table:table-cell>
              <table:table-cell office:value-type="float" office:value="-0.29790693164225">
                <text:p>-0.29790693164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35645193606615">
                <text:p>0.0235645193606615</text:p>
              </table:table-cell>
              <table:table-cell office:value-type="float" office:value="-0.130088">
                <text:p>-0.130088</text:p>
              </table:table-cell>
              <table:table-cell office:value-type="float" office:value="-0.30000880669025">
                <text:p>-0.300008806690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43290551006794">
                <text:p>0.0243290551006794</text:p>
              </table:table-cell>
              <table:table-cell office:value-type="float" office:value="-0.130014">
                <text:p>-0.130014</text:p>
              </table:table-cell>
              <table:table-cell office:value-type="float" office:value="-0.30598742620996">
                <text:p>-0.305987426209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46960036456585">
                <text:p>0.0246960036456585</text:p>
              </table:table-cell>
              <table:table-cell office:value-type="float" office:value="-0.129574">
                <text:p>-0.129574</text:p>
              </table:table-cell>
              <table:table-cell office:value-type="float" office:value="-0.307888448641">
                <text:p>-0.3078884486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53985896706581">
                <text:p>0.0253985896706581</text:p>
              </table:table-cell>
              <table:table-cell office:value-type="float" office:value="-0.128883">
                <text:p>-0.128883</text:p>
              </table:table-cell>
              <table:table-cell office:value-type="float" office:value="-0.30952579836241">
                <text:p>-0.309525798362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60581076145172">
                <text:p>0.0260581076145172</text:p>
              </table:table-cell>
              <table:table-cell office:value-type="float" office:value="-0.127774">
                <text:p>-0.127774</text:p>
              </table:table-cell>
              <table:table-cell office:value-type="float" office:value="-0.31089885552641">
                <text:p>-0.310898855526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66733653843403">
                <text:p>0.0266733653843403</text:p>
              </table:table-cell>
              <table:table-cell office:value-type="float" office:value="-0.126195">
                <text:p>-0.126195</text:p>
              </table:table-cell>
              <table:table-cell office:value-type="float" office:value="-0.31196290479424">
                <text:p>-0.311962904794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72429715842009">
                <text:p>0.0272429715842009</text:p>
              </table:table-cell>
              <table:table-cell office:value-type="float" office:value="-0.124336">
                <text:p>-0.124336</text:p>
              </table:table-cell>
              <table:table-cell office:value-type="float" office:value="-0.31272075642161">
                <text:p>-0.312720756421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77656596153975">
                <text:p>0.0277656596153975</text:p>
              </table:table-cell>
              <table:table-cell office:value-type="float" office:value="-0.122372">
                <text:p>-0.122372</text:p>
              </table:table-cell>
              <table:table-cell office:value-type="float" office:value="-0.31341036801001">
                <text:p>-0.31341036801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82400418072939">
                <text:p>0.0282400418072939</text:p>
              </table:table-cell>
              <table:table-cell office:value-type="float" office:value="-0.120467">
                <text:p>-0.120467</text:p>
              </table:table-cell>
              <table:table-cell office:value-type="float" office:value="-0.31396622062225">
                <text:p>-0.31396622062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86648496985436">
                <text:p>0.0286648496985436</text:p>
              </table:table-cell>
              <table:table-cell office:value-type="float" office:value="-0.118683">
                <text:p>-0.118683</text:p>
              </table:table-cell>
              <table:table-cell office:value-type="float" office:value="-0.31471217393476">
                <text:p>-0.314712173934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8858195990324">
                <text:p>0.028858195990324</text:p>
              </table:table-cell>
              <table:table-cell office:value-type="float" office:value="-0.117157">
                <text:p>-0.117157</text:p>
              </table:table-cell>
              <table:table-cell office:value-type="float" office:value="-0.315589634489">
                <text:p>-0.3155896344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9206071048975">
                <text:p>0.029206071048975</text:p>
              </table:table-cell>
              <table:table-cell office:value-type="float" office:value="-0.115875">
                <text:p>-0.115875</text:p>
              </table:table-cell>
              <table:table-cell office:value-type="float" office:value="-0.31677204011776">
                <text:p>-0.316772040117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93602086603642">
                <text:p>0.0293602086603642</text:p>
              </table:table-cell>
              <table:table-cell office:value-type="float" office:value="-0.114686">
                <text:p>-0.114686</text:p>
              </table:table-cell>
              <table:table-cell office:value-type="float" office:value="-0.31825255085824">
                <text:p>-0.318252550858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96280849725008">
                <text:p>0.0296280849725008</text:p>
              </table:table-cell>
              <table:table-cell office:value-type="float" office:value="-0.113482">
                <text:p>-0.113482</text:p>
              </table:table-cell>
              <table:table-cell office:value-type="float" office:value="-0.32006819926081">
                <text:p>-0.320068199260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97415666282177">
                <text:p>0.0297415666282177</text:p>
              </table:table-cell>
              <table:table-cell office:value-type="float" office:value="-0.11207">
                <text:p>-0.11207</text:p>
              </table:table-cell>
              <table:table-cell office:value-type="float" office:value="-0.32263415370256">
                <text:p>-0.322634153702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99265459179878">
                <text:p>0.0299265459179878</text:p>
              </table:table-cell>
              <table:table-cell office:value-type="float" office:value="-0.110361">
                <text:p>-0.110361</text:p>
              </table:table-cell>
              <table:table-cell office:value-type="float" office:value="-0.32557059973561">
                <text:p>-0.325570599735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00966929644346">
                <text:p>0.0300966929644346</text:p>
              </table:table-cell>
              <table:table-cell office:value-type="float" office:value="-0.108341">
                <text:p>-0.108341</text:p>
              </table:table-cell>
              <table:table-cell office:value-type="float" office:value="-0.32868831789056">
                <text:p>-0.328688317890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01365740597248">
                <text:p>0.0301365740597248</text:p>
              </table:table-cell>
              <table:table-cell office:value-type="float" office:value="-0.105892">
                <text:p>-0.105892</text:p>
              </table:table-cell>
              <table:table-cell office:value-type="float" office:value="-0.332187537616">
                <text:p>-0.3321875376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01339216530323">
                <text:p>0.0301339216530323</text:p>
              </table:table-cell>
              <table:table-cell office:value-type="float" office:value="-0.103025">
                <text:p>-0.103025</text:p>
              </table:table-cell>
              <table:table-cell office:value-type="float" office:value="-0.33573469370896">
                <text:p>-0.335734693708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00932712852955">
                <text:p>0.0300932712852955</text:p>
              </table:table-cell>
              <table:table-cell office:value-type="float" office:value="-0.10666">
                <text:p>-0.10666</text:p>
              </table:table-cell>
              <table:table-cell office:value-type="float" office:value="-0.33934653954025">
                <text:p>-0.339346539540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99470741301775">
                <text:p>0.0299470741301775</text:p>
              </table:table-cell>
              <table:table-cell office:value-type="float" office:value="-0.102948">
                <text:p>-0.102948</text:p>
              </table:table-cell>
              <table:table-cell office:value-type="float" office:value="-0.34320408569209">
                <text:p>-0.343204085692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98734586685896">
                <text:p>0.0298734586685896</text:p>
              </table:table-cell>
              <table:table-cell office:value-type="float" office:value="-0.098843">
                <text:p>-0.098843</text:p>
              </table:table-cell>
              <table:table-cell office:value-type="float" office:value="-0.34705442983684">
                <text:p>-0.347054429836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96873115003109">
                <text:p>0.0296873115003109</text:p>
              </table:table-cell>
              <table:table-cell office:value-type="float" office:value="-0.094349">
                <text:p>-0.094349</text:p>
              </table:table-cell>
              <table:table-cell office:value-type="float" office:value="-0.35111164139524">
                <text:p>-0.351111641395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9448825865984">
                <text:p>0.029448825865984</text:p>
              </table:table-cell>
              <table:table-cell office:value-type="float" office:value="-0.089492">
                <text:p>-0.089492</text:p>
              </table:table-cell>
              <table:table-cell office:value-type="float" office:value="-0.35542418578436">
                <text:p>-0.355424185784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93100029230118">
                <text:p>0.0293100029230118</text:p>
              </table:table-cell>
              <table:table-cell office:value-type="float" office:value="-0.084156">
                <text:p>-0.084156</text:p>
              </table:table-cell>
              <table:table-cell office:value-type="float" office:value="-0.35965381342961">
                <text:p>-0.359653813429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91582494974136">
                <text:p>0.0291582494974136</text:p>
              </table:table-cell>
              <table:table-cell office:value-type="float" office:value="-0.078231">
                <text:p>-0.078231</text:p>
              </table:table-cell>
              <table:table-cell office:value-type="float" office:value="-0.36424373617849">
                <text:p>-0.364243736178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88165733218193">
                <text:p>0.0288165733218193</text:p>
              </table:table-cell>
              <table:table-cell office:value-type="float" office:value="-0.071725">
                <text:p>-0.071725</text:p>
              </table:table-cell>
              <table:table-cell office:value-type="float" office:value="-0.36882359749316">
                <text:p>-0.368823597493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8425021097064">
                <text:p>0.028425021097064</text:p>
              </table:table-cell>
              <table:table-cell office:value-type="float" office:value="-0.064557">
                <text:p>-0.064557</text:p>
              </table:table-cell>
              <table:table-cell office:value-type="float" office:value="-0.37333712307025">
                <text:p>-0.373337123070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82110311090946">
                <text:p>0.0282110311090946</text:p>
              </table:table-cell>
              <table:table-cell office:value-type="float" office:value="-0.056974">
                <text:p>-0.056974</text:p>
              </table:table-cell>
              <table:table-cell office:value-type="float" office:value="-0.37808219337284">
                <text:p>-0.378082193372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77476646006107">
                <text:p>0.0277476646006107</text:p>
              </table:table-cell>
              <table:table-cell office:value-type="float" office:value="-0.048963">
                <text:p>-0.048963</text:p>
              </table:table-cell>
              <table:table-cell office:value-type="float" office:value="-0.38288676233401">
                <text:p>-0.382886762334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74987798184156">
                <text:p>0.0274987798184156</text:p>
              </table:table-cell>
              <table:table-cell office:value-type="float" office:value="-0.040573">
                <text:p>-0.040573</text:p>
              </table:table-cell>
              <table:table-cell office:value-type="float" office:value="-0.38781127701841">
                <text:p>-0.387811277018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72386781871319">
                <text:p>0.0272386781871319</text:p>
              </table:table-cell>
              <table:table-cell office:value-type="float" office:value="-0.031967">
                <text:p>-0.031967</text:p>
              </table:table-cell>
              <table:table-cell office:value-type="float" office:value="-0.39302832221129">
                <text:p>-0.393028322211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6685930788517">
                <text:p>0.026685930788517</text:p>
              </table:table-cell>
              <table:table-cell office:value-type="float" office:value="-0.023474">
                <text:p>-0.023474</text:p>
              </table:table-cell>
              <table:table-cell office:value-type="float" office:value="-0.39829033879121">
                <text:p>-0.398290338791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60914117097855">
                <text:p>0.0260914117097855</text:p>
              </table:table-cell>
              <table:table-cell office:value-type="float" office:value="-0.015007">
                <text:p>-0.015007</text:p>
              </table:table-cell>
              <table:table-cell office:value-type="float" office:value="-0.40360102452289">
                <text:p>-0.403601024522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54570357501507">
                <text:p>0.0254570357501507</text:p>
              </table:table-cell>
              <table:table-cell office:value-type="float" office:value="-0.006658">
                <text:p>-0.006658</text:p>
              </table:table-cell>
              <table:table-cell office:value-type="float" office:value="-0.40889577654016">
                <text:p>-0.408895776540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51255724579096">
                <text:p>0.0251255724579096</text:p>
              </table:table-cell>
              <table:table-cell office:value-type="float" office:value="0.001396">
                <text:p>0.001396</text:p>
              </table:table-cell>
              <table:table-cell office:value-type="float" office:value="-0.41399138175625">
                <text:p>-0.413991381756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44353301823139">
                <text:p>0.0244353301823139</text:p>
              </table:table-cell>
              <table:table-cell office:value-type="float" office:value="0.009091">
                <text:p>0.009091</text:p>
              </table:table-cell>
              <table:table-cell office:value-type="float" office:value="-0.41892847710025">
                <text:p>-0.418928477100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33355201780796">
                <text:p>0.0233355201780796</text:p>
              </table:table-cell>
              <table:table-cell office:value-type="float" office:value="0.016316">
                <text:p>0.016316</text:p>
              </table:table-cell>
              <table:table-cell office:value-type="float" office:value="-0.42384431482436">
                <text:p>-0.423844314824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2952813655138">
                <text:p>0.022952813655138</text:p>
              </table:table-cell>
              <table:table-cell office:value-type="float" office:value="0.023046">
                <text:p>0.023046</text:p>
              </table:table-cell>
              <table:table-cell office:value-type="float" office:value="-0.42856577486489">
                <text:p>-0.428565774864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21647042781115">
                <text:p>0.0221647042781115</text:p>
              </table:table-cell>
              <table:table-cell office:value-type="float" office:value="0.029218">
                <text:p>0.029218</text:p>
              </table:table-cell>
              <table:table-cell office:value-type="float" office:value="-0.43340694541225">
                <text:p>-0.433406945412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17598397284746">
                <text:p>0.0217598397284746</text:p>
              </table:table-cell>
              <table:table-cell office:value-type="float" office:value="0.034962">
                <text:p>0.034962</text:p>
              </table:table-cell>
              <table:table-cell office:value-type="float" office:value="-0.43815173554369">
                <text:p>-0.438151735543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09299065172672">
                <text:p>0.0209299065172672</text:p>
              </table:table-cell>
              <table:table-cell office:value-type="float" office:value="0.040434">
                <text:p>0.040434</text:p>
              </table:table-cell>
              <table:table-cell office:value-type="float" office:value="-0.44280538453225">
                <text:p>-0.442805384532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00747922062874">
                <text:p>0.0200747922062874</text:p>
              </table:table-cell>
              <table:table-cell office:value-type="float" office:value="0.045128">
                <text:p>0.045128</text:p>
              </table:table-cell>
              <table:table-cell office:value-type="float" office:value="-0.44744441401156">
                <text:p>-0.447444414011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9638430327177">
                <text:p>0.019638430327177</text:p>
              </table:table-cell>
              <table:table-cell office:value-type="float" office:value="0.049982">
                <text:p>0.049982</text:p>
              </table:table-cell>
              <table:table-cell office:value-type="float" office:value="-0.45187467677849">
                <text:p>-0.451874676778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87495201826096">
                <text:p>0.0187495201826096</text:p>
              </table:table-cell>
              <table:table-cell office:value-type="float" office:value="0.054518">
                <text:p>0.054518</text:p>
              </table:table-cell>
              <table:table-cell office:value-type="float" office:value="-0.45608143652401">
                <text:p>-0.456081436524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78407728672028">
                <text:p>0.0178407728672028</text:p>
              </table:table-cell>
              <table:table-cell office:value-type="float" office:value="0.058912">
                <text:p>0.058912</text:p>
              </table:table-cell>
              <table:table-cell office:value-type="float" office:value="-0.45997656577249">
                <text:p>-0.459976565772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73796731978655">
                <text:p>0.0173796731978655</text:p>
              </table:table-cell>
              <table:table-cell office:value-type="float" office:value="0.062845">
                <text:p>0.062845</text:p>
              </table:table-cell>
              <table:table-cell office:value-type="float" office:value="-0.463396590436">
                <text:p>-0.4633965904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64453350007534">
                <text:p>0.0164453350007534</text:p>
              </table:table-cell>
              <table:table-cell office:value-type="float" office:value="0.069416">
                <text:p>0.069416</text:p>
              </table:table-cell>
              <table:table-cell office:value-type="float" office:value="-0.46619096061089">
                <text:p>-0.466190960610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54966814443469">
                <text:p>0.0154966814443469</text:p>
              </table:table-cell>
              <table:table-cell office:value-type="float" office:value="0.072606">
                <text:p>0.072606</text:p>
              </table:table-cell>
              <table:table-cell office:value-type="float" office:value="-0.46832971204496">
                <text:p>-0.468329712044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50176910683513">
                <text:p>0.0150176910683513</text:p>
              </table:table-cell>
              <table:table-cell office:value-type="float" office:value="0.075555">
                <text:p>0.075555</text:p>
              </table:table-cell>
              <table:table-cell office:value-type="float" office:value="-0.470039930881">
                <text:p>-0.4700399308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4051740989089">
                <text:p>0.014051740989089</text:p>
              </table:table-cell>
              <table:table-cell office:value-type="float" office:value="0.078285">
                <text:p>0.078285</text:p>
              </table:table-cell>
              <table:table-cell office:value-type="float" office:value="-0.47139080097089">
                <text:p>-0.471390800970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30770578980446">
                <text:p>0.0130770578980446</text:p>
              </table:table-cell>
              <table:table-cell office:value-type="float" office:value="0.085958">
                <text:p>0.085958</text:p>
              </table:table-cell>
              <table:table-cell office:value-type="float" office:value="-0.47231634518761">
                <text:p>-0.472316345187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20959123596549">
                <text:p>0.0120959123596549</text:p>
              </table:table-cell>
              <table:table-cell office:value-type="float" office:value="0.08837">
                <text:p>0.08837</text:p>
              </table:table-cell>
              <table:table-cell office:value-type="float" office:value="-0.47297884999225">
                <text:p>-0.472978849992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11105833202601">
                <text:p>0.0111105833202601</text:p>
              </table:table-cell>
              <table:table-cell office:value-type="float" office:value="0.090437">
                <text:p>0.090437</text:p>
              </table:table-cell>
              <table:table-cell office:value-type="float" office:value="-0.47300307334921">
                <text:p>-0.473003073349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06170438230038">
                <text:p>0.0106170438230038</text:p>
              </table:table-cell>
              <table:table-cell office:value-type="float" office:value="0.092163">
                <text:p>0.092163</text:p>
              </table:table-cell>
              <table:table-cell office:value-type="float" office:value="-0.47247145872784">
                <text:p>-0.472471458727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01233180612326">
                <text:p>0.0101233180612326</text:p>
              </table:table-cell>
              <table:table-cell office:value-type="float" office:value="0.093496">
                <text:p>0.093496</text:p>
              </table:table-cell>
              <table:table-cell office:value-type="float" office:value="-0.47148088164121">
                <text:p>-0.471480881641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86438748985529">
                <text:p>0.0086438748985529</text:p>
              </table:table-cell>
              <table:table-cell office:value-type="float" office:value="0.094443">
                <text:p>0.094443</text:p>
              </table:table-cell>
              <table:table-cell office:value-type="float" office:value="-0.46977029971264">
                <text:p>-0.469770299712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766191072762013">
                <text:p>0.00766191072762013</text:p>
              </table:table-cell>
              <table:table-cell office:value-type="float" office:value="0.095303">
                <text:p>0.095303</text:p>
              </table:table-cell>
              <table:table-cell office:value-type="float" office:value="-0.46732335325841">
                <text:p>-0.467323353258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668607372790575">
                <text:p>0.00668607372790575</text:p>
              </table:table-cell>
              <table:table-cell office:value-type="float" office:value="0.095995">
                <text:p>0.095995</text:p>
              </table:table-cell>
              <table:table-cell office:value-type="float" office:value="-0.46425247011136">
                <text:p>-0.46425247011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571870617568493">
                <text:p>0.00571870617568493</text:p>
              </table:table-cell>
              <table:table-cell office:value-type="float" office:value="0.096922">
                <text:p>0.096922</text:p>
              </table:table-cell>
              <table:table-cell office:value-type="float" office:value="-0.46033732406225">
                <text:p>-0.460337324062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523897120729089">
                <text:p>0.00523897120729089</text:p>
              </table:table-cell>
              <table:table-cell office:value-type="float" office:value="0.09801">
                <text:p>0.09801</text:p>
              </table:table-cell>
              <table:table-cell office:value-type="float" office:value="-0.45595264405921">
                <text:p>-0.455952644059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428873626515269">
                <text:p>0.00428873626515269</text:p>
              </table:table-cell>
              <table:table-cell office:value-type="float" office:value="0.099472">
                <text:p>0.099472</text:p>
              </table:table-cell>
              <table:table-cell office:value-type="float" office:value="-0.45102320862976">
                <text:p>-0.451023208629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289101991802454">
                <text:p>0.00289101991802454</text:p>
              </table:table-cell>
              <table:table-cell office:value-type="float" office:value="0.101296">
                <text:p>0.101296</text:p>
              </table:table-cell>
              <table:table-cell office:value-type="float" office:value="-0.44006694916804">
                <text:p>-0.440066949168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243367999792099">
                <text:p>0.00243367999792099</text:p>
              </table:table-cell>
              <table:table-cell office:value-type="float" office:value="0.103523">
                <text:p>0.103523</text:p>
              </table:table-cell>
              <table:table-cell office:value-type="float" office:value="-0.434717762384">
                <text:p>-0.4347177623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53349339962006">
                <text:p>0.00153349339962006</text:p>
              </table:table-cell>
              <table:table-cell office:value-type="float" office:value="0.106652">
                <text:p>0.106652</text:p>
              </table:table-cell>
              <table:table-cell office:value-type="float" office:value="-0.42908655788804">
                <text:p>-0.429086557888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654729083180428">
                <text:p>0.000654729083180428</text:p>
              </table:table-cell>
              <table:table-cell office:value-type="float" office:value="0.110207">
                <text:p>0.110207</text:p>
              </table:table-cell>
              <table:table-cell office:value-type="float" office:value="-0.42355818211489">
                <text:p>-0.423558182114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0200235284864902">
                <text:p>-0.000200235284864902</text:p>
              </table:table-cell>
              <table:table-cell office:value-type="float" office:value="0.113952">
                <text:p>0.113952</text:p>
              </table:table-cell>
              <table:table-cell office:value-type="float" office:value="-0.41836523654281">
                <text:p>-0.418365236542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102912448346615">
                <text:p>-0.00102912448346615</text:p>
              </table:table-cell>
              <table:table-cell office:value-type="float" office:value="0.11812">
                <text:p>0.11812</text:p>
              </table:table-cell>
              <table:table-cell office:value-type="float" office:value="-0.41351303612401">
                <text:p>-0.413513036124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182951241731644">
                <text:p>-0.00182951241731644</text:p>
              </table:table-cell>
              <table:table-cell office:value-type="float" office:value="0.122308">
                <text:p>0.122308</text:p>
              </table:table-cell>
              <table:table-cell office:value-type="float" office:value="-0.40896621638921">
                <text:p>-0.408966216389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221825949847698">
                <text:p>-0.00221825949847698</text:p>
              </table:table-cell>
              <table:table-cell office:value-type="float" office:value="0.126535">
                <text:p>0.126535</text:p>
              </table:table-cell>
              <table:table-cell office:value-type="float" office:value="-0.40256939883556">
                <text:p>-0.402569398835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297147501260042">
                <text:p>-0.00297147501260042</text:p>
              </table:table-cell>
              <table:table-cell office:value-type="float" office:value="0.131009">
                <text:p>0.131009</text:p>
              </table:table-cell>
              <table:table-cell office:value-type="float" office:value="-0.39872829353321">
                <text:p>-0.398728293533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36902567371726">
                <text:p>-0.0036902567371726</text:p>
              </table:table-cell>
              <table:table-cell office:value-type="float" office:value="0.135434">
                <text:p>0.135434</text:p>
              </table:table-cell>
              <table:table-cell office:value-type="float" office:value="-0.39538759200625">
                <text:p>-0.395387592006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403599534183741">
                <text:p>-0.00403599534183741</text:p>
              </table:table-cell>
              <table:table-cell office:value-type="float" office:value="0.140054">
                <text:p>0.140054</text:p>
              </table:table-cell>
              <table:table-cell office:value-type="float" office:value="-0.39244497640625">
                <text:p>-0.39244497640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469871331006289">
                <text:p>-0.00469871331006289</text:p>
              </table:table-cell>
              <table:table-cell office:value-type="float" office:value="0.144918">
                <text:p>0.144918</text:p>
              </table:table-cell>
              <table:table-cell office:value-type="float" office:value="-0.38987395835024">
                <text:p>-0.389873958350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532112643122673">
                <text:p>-0.00532112643122673</text:p>
              </table:table-cell>
              <table:table-cell office:value-type="float" office:value="0.149643">
                <text:p>0.149643</text:p>
              </table:table-cell>
              <table:table-cell office:value-type="float" office:value="-0.38747767299241">
                <text:p>-0.387477672992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561648048460484">
                <text:p>-0.00561648048460484</text:p>
              </table:table-cell>
              <table:table-cell office:value-type="float" office:value="0.154721">
                <text:p>0.154721</text:p>
              </table:table-cell>
              <table:table-cell office:value-type="float" office:value="-0.38491812167204">
                <text:p>-0.384918121672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617400370538235">
                <text:p>-0.00617400370538235</text:p>
              </table:table-cell>
              <table:table-cell office:value-type="float" office:value="0.159738">
                <text:p>0.159738</text:p>
              </table:table-cell>
              <table:table-cell office:value-type="float" office:value="-0.38191232487044">
                <text:p>-0.381912324870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668522529304028">
                <text:p>-0.00668522529304028</text:p>
              </table:table-cell>
              <table:table-cell office:value-type="float" office:value="0.164635">
                <text:p>0.164635</text:p>
              </table:table-cell>
              <table:table-cell office:value-type="float" office:value="-0.37857338010209">
                <text:p>-0.378573380102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692281313240528">
                <text:p>-0.00692281313240528</text:p>
              </table:table-cell>
              <table:table-cell office:value-type="float" office:value="0.169734">
                <text:p>0.169734</text:p>
              </table:table-cell>
              <table:table-cell office:value-type="float" office:value="-0.37714889020025">
                <text:p>-0.377148890200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736032053828239">
                <text:p>-0.00736032053828239</text:p>
              </table:table-cell>
              <table:table-cell office:value-type="float" office:value="0.174847">
                <text:p>0.174847</text:p>
              </table:table-cell>
              <table:table-cell office:value-type="float" office:value="-0.37368915070025">
                <text:p>-0.373689150700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774574559181929">
                <text:p>-0.00774574559181929</text:p>
              </table:table-cell>
              <table:table-cell office:value-type="float" office:value="0.180037">
                <text:p>0.180037</text:p>
              </table:table-cell>
              <table:table-cell office:value-type="float" office:value="-0.37036354866244">
                <text:p>-0.370363548662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822104327380657">
                <text:p>-0.00822104327380657</text:p>
              </table:table-cell>
              <table:table-cell office:value-type="float" office:value="0.185481">
                <text:p>0.185481</text:p>
              </table:table-cell>
              <table:table-cell office:value-type="float" office:value="-0.36709758595201">
                <text:p>-0.367097585952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846595875918865">
                <text:p>-0.00846595875918865</text:p>
              </table:table-cell>
              <table:table-cell office:value-type="float" office:value="0.190917">
                <text:p>0.190917</text:p>
              </table:table-cell>
              <table:table-cell office:value-type="float" office:value="-0.36867776394449">
                <text:p>-0.368677763944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856595393270254">
                <text:p>-0.00856595393270254</text:p>
              </table:table-cell>
              <table:table-cell office:value-type="float" office:value="0.196349">
                <text:p>0.196349</text:p>
              </table:table-cell>
              <table:table-cell office:value-type="float" office:value="-0.36528775619329">
                <text:p>-0.365287756193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865057669579983">
                <text:p>-0.00865057669579983</text:p>
              </table:table-cell>
              <table:table-cell office:value-type="float" office:value="0.201712">
                <text:p>0.201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877258833497763">
                <text:p>-0.00877258833497763</text:p>
              </table:table-cell>
              <table:table-cell office:value-type="float" office:value="0.206825">
                <text:p>0.206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882966816425324">
                <text:p>-0.00882966816425324</text:p>
              </table:table-cell>
              <table:table-cell office:value-type="float" office:value="0.211735">
                <text:p>0.211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882862787693739">
                <text:p>-0.00882862787693739</text:p>
              </table:table-cell>
              <table:table-cell office:value-type="float" office:value="0.216582">
                <text:p>0.216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882209930568934">
                <text:p>-0.00882209930568934</text:p>
              </table:table-cell>
              <table:table-cell office:value-type="float" office:value="0.221199">
                <text:p>0.221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881978217512369">
                <text:p>-0.00881978217512369</text:p>
              </table:table-cell>
              <table:table-cell office:value-type="float" office:value="0.225895">
                <text:p>0.225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881645083427429">
                <text:p>-0.00881645083427429</text:p>
              </table:table-cell>
              <table:table-cell office:value-type="float" office:value="0.230461">
                <text:p>0.230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881526060402393">
                <text:p>-0.00881526060402393</text:p>
              </table:table-cell>
              <table:table-cell office:value-type="float" office:value="0.234905">
                <text:p>0.234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881292019039393">
                <text:p>-0.00881292019039393</text:p>
              </table:table-cell>
              <table:table-cell office:value-type="float" office:value="0.239302">
                <text:p>0.239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881243404000998">
                <text:p>-0.00881243404000998</text:p>
              </table:table-cell>
              <table:table-cell office:value-type="float" office:value="0.243471">
                <text:p>0.243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881174765527248">
                <text:p>-0.00881174765527248</text:p>
              </table:table-cell>
              <table:table-cell office:value-type="float" office:value="0.247403">
                <text:p>0.247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881130062043667">
                <text:p>-0.00881130062043667</text:p>
              </table:table-cell>
              <table:table-cell office:value-type="float" office:value="0.251021">
                <text:p>0.25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881083123385906">
                <text:p>-0.00881083123385906</text:p>
              </table:table-cell>
              <table:table-cell office:value-type="float" office:value="0.25418">
                <text:p>0.25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881071202456951">
                <text:p>-0.00881071202456951</text:p>
              </table:table-cell>
              <table:table-cell office:value-type="float" office:value="0.256749">
                <text:p>0.256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881067384034395">
                <text:p>-0.00881067384034395</text:p>
              </table:table-cell>
              <table:table-cell office:value-type="float" office:value="0.258708">
                <text:p>0.258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881061796098948">
                <text:p>-0.00881061796098948</text:p>
              </table:table-cell>
              <table:table-cell office:value-type="float" office:value="0.26027">
                <text:p>0.26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881058163940907">
                <text:p>-0.00881058163940907</text:p>
              </table:table-cell>
              <table:table-cell office:value-type="float" office:value="0.261501">
                <text:p>0.261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881054159253836">
                <text:p>-0.00881054159253836</text:p>
              </table:table-cell>
              <table:table-cell office:value-type="float" office:value="0.262343">
                <text:p>0.262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881053693592549">
                <text:p>-0.00881053693592549</text:p>
              </table:table-cell>
              <table:table-cell office:value-type="float" office:value="0.262945">
                <text:p>0.262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881053693592549">
                <text:p>-0.00881053693592549</text:p>
              </table:table-cell>
              <table:table-cell office:value-type="float" office:value="0.262967">
                <text:p>0.262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881052948534489">
                <text:p>-0.00881052948534489</text:p>
              </table:table-cell>
              <table:table-cell office:value-type="float" office:value="0.262484">
                <text:p>0.262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881052203476429">
                <text:p>-0.00881052203476429</text:p>
              </table:table-cell>
              <table:table-cell office:value-type="float" office:value="0.261583">
                <text:p>0.261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881051830947399">
                <text:p>-0.00881051830947399</text:p>
              </table:table-cell>
              <table:table-cell office:value-type="float" office:value="0.260024">
                <text:p>0.26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881051830947399">
                <text:p>-0.00881051830947399</text:p>
              </table:table-cell>
              <table:table-cell office:value-type="float" office:value="0.257787">
                <text:p>0.257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881051644682884">
                <text:p>-0.00881051644682884</text:p>
              </table:table-cell>
              <table:table-cell office:value-type="float" office:value="0.254968">
                <text:p>0.254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881050899624825">
                <text:p>-0.00881050899624825</text:p>
              </table:table-cell>
              <table:table-cell office:value-type="float" office:value="0.251355">
                <text:p>0.25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0881050899624825">
                <text:p>-0.00881050899624825</text:p>
              </table:table-cell>
              <table:table-cell office:value-type="float" office:value="0.247283">
                <text:p>0.247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881051085889339">
                <text:p>-0.00881051085889339</text:p>
              </table:table-cell>
              <table:table-cell office:value-type="float" office:value="0.242672">
                <text:p>0.242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881050899624825">
                <text:p>-0.00881050899624825</text:p>
              </table:table-cell>
              <table:table-cell office:value-type="float" office:value="0.232294">
                <text:p>0.232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881050899624825">
                <text:p>-0.00881050899624825</text:p>
              </table:table-cell>
              <table:table-cell office:value-type="float" office:value="0.22716">
                <text:p>0.22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21706">
                <text:p>0.221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16301">
                <text:p>0.216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11177">
                <text:p>0.21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06347">
                <text:p>0.206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01783">
                <text:p>0.20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95298">
                <text:p>0.195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91367">
                <text:p>0.191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87925">
                <text:p>0.187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84875">
                <text:p>0.18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82196">
                <text:p>0.182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79687">
                <text:p>0.179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76994">
                <text:p>0.176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73814">
                <text:p>0.173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70259">
                <text:p>0.170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8735">
                <text:p>0.168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5015">
                <text:p>0.165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1414">
                <text:p>0.1614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755cm" svg:height="6.766cm" xlink:href=".." xlink:type="simple" chart:class="chart:line" chart:style-name="ch1">
        <chart:title svg:x="5.159cm" svg:y="0.27cm" chart:style-name="ch2">
          <text:p>Z Torso</text:p>
        </chart:title>
        <chart:legend chart:legend-position="end" svg:x="8.718cm" svg:y="2.665cm" style:legend-expansion="high" chart:style-name="ch3"/>
        <chart:plot-area chart:style-name="ch4" table:cell-range-address="Torso.C1:Torso.C285 Torso.I1:Torso.I1 Torso.I100:Torso.I400 Torso.Q1:Torso.Q1 Torso.Q140:Torso.Q403" chart:data-source-has-labels="row" svg:x="0.235cm" svg:y="1.132cm" svg:width="8.248cm" svg:height="5.499cm">
          <chartooo:coordinate-region svg:x="0.786cm" svg:y="1.305cm" svg:width="7.697cm" svg:height="4.4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orso.C2:Torso.C285" chart:label-cell-address="Torso.C1:Torso.C1" chart:class="chart:line">
            <chart:data-point chart:repeated="284"/>
          </chart:series>
          <chart:series chart:style-name="ch9" chart:values-cell-range-address="Torso.I100:Torso.I400" chart:label-cell-address="Torso.I1:Torso.I1" chart:class="chart:line">
            <chart:data-point chart:repeated="301"/>
          </chart:series>
          <chart:series chart:style-name="ch10" chart:values-cell-range-address="Torso.Q140:Torso.Q403" chart:label-cell-address="Torso.Q1:Torso.Q1" chart:class="chart:line">
            <chart:data-point chart:repeated="2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 Nao</text:p>
                <draw:g>
                  <svg:desc>Torso.C1:Torso.C1</svg:desc>
                </draw:g>
              </table:table-cell>
              <table:table-cell office:value-type="string">
                <text:p>Z MoCap (Y)</text:p>
                <draw:g>
                  <svg:desc>Torso.I1:Torso.I1</svg:desc>
                </draw:g>
              </table:table-cell>
              <table:table-cell office:value-type="string">
                <text:p>Z Corr</text:p>
                <draw:g>
                  <svg:desc>Torso.Q1:Torso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26619052887">
                <text:p>0.32926619052887</text:p>
                <draw:g>
                  <svg:desc>Torso.C2:Torso.C285</svg:desc>
                </draw:g>
              </table:table-cell>
              <table:table-cell office:value-type="float" office:value="1.410795">
                <text:p>1.410795</text:p>
                <draw:g>
                  <svg:desc>Torso.I100:Torso.I400</svg:desc>
                </draw:g>
              </table:table-cell>
              <table:table-cell office:value-type="float" office:value="0.508156960780364">
                <text:p>0.508156960780364</text:p>
                <draw:g>
                  <svg:desc>Torso.Q140:Torso.Q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9269051551819">
                <text:p>0.329269051551819</text:p>
              </table:table-cell>
              <table:table-cell office:value-type="float" office:value="1.41077">
                <text:p>1.41077</text:p>
              </table:table-cell>
              <table:table-cell office:value-type="float" office:value="0.508158077271851">
                <text:p>0.508158077271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9267024993896">
                <text:p>0.329267024993896</text:p>
              </table:table-cell>
              <table:table-cell office:value-type="float" office:value="1.410749">
                <text:p>1.410749</text:p>
              </table:table-cell>
              <table:table-cell office:value-type="float" office:value="0.508155099953659">
                <text:p>0.508155099953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9264253377914">
                <text:p>0.329264253377914</text:p>
              </table:table-cell>
              <table:table-cell office:value-type="float" office:value="1.410736">
                <text:p>1.410736</text:p>
              </table:table-cell>
              <table:table-cell office:value-type="float" office:value="0.508149889588611">
                <text:p>0.508149889588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9260051250458">
                <text:p>0.329260051250458</text:p>
              </table:table-cell>
              <table:table-cell office:value-type="float" office:value="1.410723">
                <text:p>1.410723</text:p>
              </table:table-cell>
              <table:table-cell office:value-type="float" office:value="0.508151006101644">
                <text:p>0.508151006101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9250484704971">
                <text:p>0.329250484704971</text:p>
              </table:table-cell>
              <table:table-cell office:value-type="float" office:value="1.41073">
                <text:p>1.41073</text:p>
              </table:table-cell>
              <table:table-cell office:value-type="float" office:value="0.508149889588611">
                <text:p>0.508149889588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924148440361">
                <text:p>0.32924148440361</text:p>
              </table:table-cell>
              <table:table-cell office:value-type="float" office:value="1.410745">
                <text:p>1.410745</text:p>
              </table:table-cell>
              <table:table-cell office:value-type="float" office:value="0.508154355620331">
                <text:p>0.508154355620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9230129718781">
                <text:p>0.329230129718781</text:p>
              </table:table-cell>
              <table:table-cell office:value-type="float" office:value="1.410758">
                <text:p>1.410758</text:p>
              </table:table-cell>
              <table:table-cell office:value-type="float" office:value="0.508161054565851">
                <text:p>0.508161054565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9216122627258">
                <text:p>0.329216122627258</text:p>
              </table:table-cell>
              <table:table-cell office:value-type="float" office:value="1.410774">
                <text:p>1.410774</text:p>
              </table:table-cell>
              <table:table-cell office:value-type="float" office:value="0.508154727787184">
                <text:p>0.508154727787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208046197891">
                <text:p>0.329208046197891</text:p>
              </table:table-cell>
              <table:table-cell office:value-type="float" office:value="1.409683">
                <text:p>1.409683</text:p>
              </table:table-cell>
              <table:table-cell office:value-type="float" office:value="0.508132024917411">
                <text:p>0.508132024917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9189598560333">
                <text:p>0.329189598560333</text:p>
              </table:table-cell>
              <table:table-cell office:value-type="float" office:value="1.409705">
                <text:p>1.409705</text:p>
              </table:table-cell>
              <table:table-cell office:value-type="float" office:value="0.508109692853691">
                <text:p>0.5081096928536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9167813062668">
                <text:p>0.329167813062668</text:p>
              </table:table-cell>
              <table:table-cell office:value-type="float" office:value="1.409706">
                <text:p>1.409706</text:p>
              </table:table-cell>
              <table:table-cell office:value-type="float" office:value="0.508476138697136">
                <text:p>0.508476138697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9155623912811">
                <text:p>0.329155623912811</text:p>
              </table:table-cell>
              <table:table-cell office:value-type="float" office:value="1.409742">
                <text:p>1.409742</text:p>
              </table:table-cell>
              <table:table-cell office:value-type="float" office:value="0.508460149224579">
                <text:p>0.508460149224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9128414392471">
                <text:p>0.329128414392471</text:p>
              </table:table-cell>
              <table:table-cell office:value-type="float" office:value="1.409795">
                <text:p>1.409795</text:p>
              </table:table-cell>
              <table:table-cell office:value-type="float" office:value="0.508446390281776">
                <text:p>0.508446390281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9113364219665">
                <text:p>0.329113364219665</text:p>
              </table:table-cell>
              <table:table-cell office:value-type="float" office:value="1.409969">
                <text:p>1.409969</text:p>
              </table:table-cell>
              <table:table-cell office:value-type="float" office:value="0.508424449275459">
                <text:p>0.5084244492754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9097270965576">
                <text:p>0.329097270965576</text:p>
              </table:table-cell>
              <table:table-cell office:value-type="float" office:value="1.41">
                <text:p>1.41</text:p>
              </table:table-cell>
              <table:table-cell office:value-type="float" office:value="0.508406597994531">
                <text:p>0.508406597994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9061985015869">
                <text:p>0.329061985015869</text:p>
              </table:table-cell>
              <table:table-cell office:value-type="float" office:value="1.410033">
                <text:p>1.410033</text:p>
              </table:table-cell>
              <table:table-cell office:value-type="float" office:value="0.508397672027475">
                <text:p>0.5083976720274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9022318124771">
                <text:p>0.329022318124771</text:p>
              </table:table-cell>
              <table:table-cell office:value-type="float" office:value="1.410068">
                <text:p>1.410068</text:p>
              </table:table-cell>
              <table:table-cell office:value-type="float" office:value="0.508387630054284">
                <text:p>0.508387630054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9000771045685">
                <text:p>0.329000771045685</text:p>
              </table:table-cell>
              <table:table-cell office:value-type="float" office:value="1.410046">
                <text:p>1.410046</text:p>
              </table:table-cell>
              <table:table-cell office:value-type="float" office:value="0.508380191377964">
                <text:p>0.5083801913779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8954070806503">
                <text:p>0.328954070806503</text:p>
              </table:table-cell>
              <table:table-cell office:value-type="float" office:value="1.410056">
                <text:p>1.410056</text:p>
              </table:table-cell>
              <table:table-cell office:value-type="float" office:value="0.508387258124059">
                <text:p>0.508387258124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8928887844086">
                <text:p>0.328928887844086</text:p>
              </table:table-cell>
              <table:table-cell office:value-type="float" office:value="1.41005">
                <text:p>1.41005</text:p>
              </table:table-cell>
              <table:table-cell office:value-type="float" office:value="0.508393952810275">
                <text:p>0.508393952810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8874707221985">
                <text:p>0.328874707221985</text:p>
              </table:table-cell>
              <table:table-cell office:value-type="float" office:value="1.410075">
                <text:p>1.410075</text:p>
              </table:table-cell>
              <table:table-cell office:value-type="float" office:value="0.508389489699739">
                <text:p>0.508389489699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8783690929413">
                <text:p>0.328783690929413</text:p>
              </table:table-cell>
              <table:table-cell office:value-type="float" office:value="1.410159">
                <text:p>1.410159</text:p>
              </table:table-cell>
              <table:table-cell office:value-type="float" office:value="0.508398415866379">
                <text:p>0.508398415866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8750640153885">
                <text:p>0.328750640153885</text:p>
              </table:table-cell>
              <table:table-cell office:value-type="float" office:value="1.410272">
                <text:p>1.410272</text:p>
              </table:table-cell>
              <table:table-cell office:value-type="float" office:value="0.5084144080371">
                <text:p>0.50841440803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8680396080017">
                <text:p>0.328680396080017</text:p>
              </table:table-cell>
              <table:table-cell office:value-type="float" office:value="1.410358">
                <text:p>1.410358</text:p>
              </table:table-cell>
              <table:table-cell office:value-type="float" office:value="0.5084292838475">
                <text:p>0.50842928384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28643172979355">
                <text:p>0.328643172979355</text:p>
              </table:table-cell>
              <table:table-cell office:value-type="float" office:value="1.410434">
                <text:p>1.410434</text:p>
              </table:table-cell>
              <table:table-cell office:value-type="float" office:value="0.508442299685475">
                <text:p>0.508442299685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8564435243607">
                <text:p>0.328564435243607</text:p>
              </table:table-cell>
              <table:table-cell office:value-type="float" office:value="1.41048">
                <text:p>1.41048</text:p>
              </table:table-cell>
              <table:table-cell office:value-type="float" office:value="0.508453083886156">
                <text:p>0.5084530838861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8522890806198">
                <text:p>0.328522890806198</text:p>
              </table:table-cell>
              <table:table-cell office:value-type="float" office:value="1.410503">
                <text:p>1.410503</text:p>
              </table:table-cell>
              <table:table-cell office:value-type="float" office:value="0.508470932899084">
                <text:p>0.508470932899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8435391187668">
                <text:p>0.328435391187668</text:p>
              </table:table-cell>
              <table:table-cell office:value-type="float" office:value="1.410475">
                <text:p>1.410475</text:p>
              </table:table-cell>
              <table:table-cell office:value-type="float" office:value="0.508479857078956">
                <text:p>0.508479857078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8389436006546">
                <text:p>0.328389436006546</text:p>
              </table:table-cell>
              <table:table-cell office:value-type="float" office:value="1.410443">
                <text:p>1.410443</text:p>
              </table:table-cell>
              <table:table-cell office:value-type="float" office:value="0.508495102049219">
                <text:p>0.5084951020492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8293025493622">
                <text:p>0.328293025493622</text:p>
              </table:table-cell>
              <table:table-cell office:value-type="float" office:value="1.410406">
                <text:p>1.410406</text:p>
              </table:table-cell>
              <table:table-cell office:value-type="float" office:value="0.508506256502939">
                <text:p>0.5085062565029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8242570161819">
                <text:p>0.328242570161819</text:p>
              </table:table-cell>
              <table:table-cell office:value-type="float" office:value="1.410353">
                <text:p>1.410353</text:p>
              </table:table-cell>
              <table:table-cell office:value-type="float" office:value="0.508512577209036">
                <text:p>0.508512577209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8082114458084">
                <text:p>0.328082114458084</text:p>
              </table:table-cell>
              <table:table-cell office:value-type="float" office:value="1.410307">
                <text:p>1.410307</text:p>
              </table:table-cell>
              <table:table-cell office:value-type="float" office:value="0.508513320814336">
                <text:p>0.5085133208143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8025579452515">
                <text:p>0.328025579452515</text:p>
              </table:table-cell>
              <table:table-cell office:value-type="float" office:value="1.410267">
                <text:p>1.410267</text:p>
              </table:table-cell>
              <table:table-cell office:value-type="float" office:value="0.508515179820971">
                <text:p>0.5085151798209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7908009290695">
                <text:p>0.327908009290695</text:p>
              </table:table-cell>
              <table:table-cell office:value-type="float" office:value="1.410219">
                <text:p>1.410219</text:p>
              </table:table-cell>
              <table:table-cell office:value-type="float" office:value="0.508511461798251">
                <text:p>0.5085114617982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27846974134445">
                <text:p>0.327846974134445</text:p>
              </table:table-cell>
              <table:table-cell office:value-type="float" office:value="1.410149">
                <text:p>1.410149</text:p>
              </table:table-cell>
              <table:table-cell office:value-type="float" office:value="0.5085110899939">
                <text:p>0.50851108999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7784448862076">
                <text:p>0.327784448862076</text:p>
              </table:table-cell>
              <table:table-cell office:value-type="float" office:value="1.410078">
                <text:p>1.410078</text:p>
              </table:table-cell>
              <table:table-cell office:value-type="float" office:value="0.508511461798251">
                <text:p>0.5085114617982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27519476413727">
                <text:p>0.327519476413727</text:p>
              </table:table-cell>
              <table:table-cell office:value-type="float" office:value="1.409824">
                <text:p>1.409824</text:p>
              </table:table-cell>
              <table:table-cell office:value-type="float" office:value="0.508514064418124">
                <text:p>0.5085140644181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27449589967728">
                <text:p>0.327449589967728</text:p>
              </table:table-cell>
              <table:table-cell office:value-type="float" office:value="1.409743">
                <text:p>1.409743</text:p>
              </table:table-cell>
              <table:table-cell office:value-type="float" office:value="0.508509602772716">
                <text:p>0.508509602772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7305495738983">
                <text:p>0.327305495738983</text:p>
              </table:table-cell>
              <table:table-cell office:value-type="float" office:value="1.409672">
                <text:p>1.409672</text:p>
              </table:table-cell>
              <table:table-cell office:value-type="float" office:value="0.508505141072876">
                <text:p>0.5085051410728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27155768871307">
                <text:p>0.327155768871307</text:p>
              </table:table-cell>
              <table:table-cell office:value-type="float" office:value="1.409618">
                <text:p>1.409618</text:p>
              </table:table-cell>
              <table:table-cell office:value-type="float" office:value="0.508498448421056">
                <text:p>0.508498448421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700052857399">
                <text:p>0.32700052857399</text:p>
              </table:table-cell>
              <table:table-cell office:value-type="float" office:value="1.409621">
                <text:p>1.409621</text:p>
              </table:table-cell>
              <table:table-cell office:value-type="float" office:value="0.508117509230784">
                <text:p>0.508117509230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684001326561">
                <text:p>0.32684001326561</text:p>
              </table:table-cell>
              <table:table-cell office:value-type="float" office:value="1.409613">
                <text:p>1.409613</text:p>
              </table:table-cell>
              <table:table-cell office:value-type="float" office:value="0.508181522807216">
                <text:p>0.508181522807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26674342155457">
                <text:p>0.326674342155457</text:p>
              </table:table-cell>
              <table:table-cell office:value-type="float" office:value="1.409599">
                <text:p>1.409599</text:p>
              </table:table-cell>
              <table:table-cell office:value-type="float" office:value="0.508204222610275">
                <text:p>0.508204222610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26503753662109">
                <text:p>0.326503753662109</text:p>
              </table:table-cell>
              <table:table-cell office:value-type="float" office:value="1.409602">
                <text:p>1.409602</text:p>
              </table:table-cell>
              <table:table-cell office:value-type="float" office:value="0.508226548913275">
                <text:p>0.5082265489132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632851600647">
                <text:p>0.32632851600647</text:p>
              </table:table-cell>
              <table:table-cell office:value-type="float" office:value="1.409599">
                <text:p>1.409599</text:p>
              </table:table-cell>
              <table:table-cell office:value-type="float" office:value="0.508252594546875">
                <text:p>0.50825259454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26057463884354">
                <text:p>0.326057463884354</text:p>
              </table:table-cell>
              <table:table-cell office:value-type="float" office:value="1.409611">
                <text:p>1.409611</text:p>
              </table:table-cell>
              <table:table-cell office:value-type="float" office:value="0.508282358717275">
                <text:p>0.5082823587172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5777381658554">
                <text:p>0.325777381658554</text:p>
              </table:table-cell>
              <table:table-cell office:value-type="float" office:value="1.409629">
                <text:p>1.409629</text:p>
              </table:table-cell>
              <table:table-cell office:value-type="float" office:value="0.508307284348524">
                <text:p>0.5083072843485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5682193040848">
                <text:p>0.325682193040848</text:p>
              </table:table-cell>
              <table:table-cell office:value-type="float" office:value="1.409612">
                <text:p>1.409612</text:p>
              </table:table-cell>
              <table:table-cell office:value-type="float" office:value="0.508335184161699">
                <text:p>0.5083351841616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5489401817322">
                <text:p>0.325489401817322</text:p>
              </table:table-cell>
              <table:table-cell office:value-type="float" office:value="1.409551">
                <text:p>1.409551</text:p>
              </table:table-cell>
              <table:table-cell office:value-type="float" office:value="0.508367917231475">
                <text:p>0.5083679172314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5391829013824">
                <text:p>0.325391829013824</text:p>
              </table:table-cell>
              <table:table-cell office:value-type="float" office:value="1.409491">
                <text:p>1.409491</text:p>
              </table:table-cell>
              <table:table-cell office:value-type="float" office:value="0.508402878868051">
                <text:p>0.5084028788680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5194627046585">
                <text:p>0.325194627046585</text:p>
              </table:table-cell>
              <table:table-cell office:value-type="float" office:value="1.410476">
                <text:p>1.410476</text:p>
              </table:table-cell>
              <table:table-cell office:value-type="float" office:value="0.508442299685475">
                <text:p>0.5084422996854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499498128891">
                <text:p>0.32499498128891</text:p>
              </table:table-cell>
              <table:table-cell office:value-type="float" office:value="1.410433">
                <text:p>1.410433</text:p>
              </table:table-cell>
              <table:table-cell office:value-type="float" office:value="0.508467214426544">
                <text:p>0.5084672144265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24894338846207">
                <text:p>0.324894338846207</text:p>
              </table:table-cell>
              <table:table-cell office:value-type="float" office:value="1.410396">
                <text:p>1.410396</text:p>
              </table:table-cell>
              <table:table-cell office:value-type="float" office:value="0.508489524694784">
                <text:p>0.5084895246947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4691742658615">
                <text:p>0.324691742658615</text:p>
              </table:table-cell>
              <table:table-cell office:value-type="float" office:value="1.410337">
                <text:p>1.410337</text:p>
              </table:table-cell>
              <table:table-cell office:value-type="float" office:value="0.508522615753011">
                <text:p>0.5085226157530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24589878320694">
                <text:p>0.324589878320694</text:p>
              </table:table-cell>
              <table:table-cell office:value-type="float" office:value="1.410289">
                <text:p>1.410289</text:p>
              </table:table-cell>
              <table:table-cell office:value-type="float" office:value="0.508557562608275">
                <text:p>0.508557562608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4487686157227">
                <text:p>0.324487686157227</text:p>
              </table:table-cell>
              <table:table-cell office:value-type="float" office:value="1.410265">
                <text:p>1.410265</text:p>
              </table:table-cell>
              <table:table-cell office:value-type="float" office:value="0.508606259569836">
                <text:p>0.5086062595698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24282616376877">
                <text:p>0.324282616376877</text:p>
              </table:table-cell>
              <table:table-cell office:value-type="float" office:value="1.410238">
                <text:p>1.410238</text:p>
              </table:table-cell>
              <table:table-cell office:value-type="float" office:value="0.508679107032524">
                <text:p>0.5086791070325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4179828166962">
                <text:p>0.324179828166962</text:p>
              </table:table-cell>
              <table:table-cell office:value-type="float" office:value="1.410218">
                <text:p>1.410218</text:p>
              </table:table-cell>
              <table:table-cell office:value-type="float" office:value="0.508750825293475">
                <text:p>0.5087508252934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3974102735519">
                <text:p>0.323974102735519</text:p>
              </table:table-cell>
              <table:table-cell office:value-type="float" office:value="1.410237">
                <text:p>1.410237</text:p>
              </table:table-cell>
              <table:table-cell office:value-type="float" office:value="0.508834045413731">
                <text:p>0.5088340454137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3657661676407">
                <text:p>0.323657661676407</text:p>
              </table:table-cell>
              <table:table-cell office:value-type="float" office:value="1.410255">
                <text:p>1.410255</text:p>
              </table:table-cell>
              <table:table-cell office:value-type="float" office:value="0.508896448057139">
                <text:p>0.5088964480571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23630630970001">
                <text:p>0.323630630970001</text:p>
              </table:table-cell>
              <table:table-cell office:value-type="float" office:value="1.410243">
                <text:p>1.410243</text:p>
              </table:table-cell>
              <table:table-cell office:value-type="float" office:value="0.508990032018491">
                <text:p>0.5089900320184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3516309261322">
                <text:p>0.323516309261322</text:p>
              </table:table-cell>
              <table:table-cell office:value-type="float" office:value="1.410267">
                <text:p>1.410267</text:p>
              </table:table-cell>
              <table:table-cell office:value-type="float" office:value="0.509099554173676">
                <text:p>0.5090995541736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3346734046936">
                <text:p>0.323346734046936</text:p>
              </table:table-cell>
              <table:table-cell office:value-type="float" office:value="1.41031">
                <text:p>1.41031</text:p>
              </table:table-cell>
              <table:table-cell office:value-type="float" office:value="0.509164509398451">
                <text:p>0.5091645093984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3142737150192">
                <text:p>0.323142737150192</text:p>
              </table:table-cell>
              <table:table-cell office:value-type="float" office:value="1.41035">
                <text:p>1.41035</text:p>
              </table:table-cell>
              <table:table-cell office:value-type="float" office:value="0.509178983556864">
                <text:p>0.5091789835568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2917878627777">
                <text:p>0.322917878627777</text:p>
              </table:table-cell>
              <table:table-cell office:value-type="float" office:value="1.410385">
                <text:p>1.410385</text:p>
              </table:table-cell>
              <table:table-cell office:value-type="float" office:value="0.509056120509259">
                <text:p>0.5090561205092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22681099176407">
                <text:p>0.322681099176407</text:p>
              </table:table-cell>
              <table:table-cell office:value-type="float" office:value="1.410414">
                <text:p>1.410414</text:p>
              </table:table-cell>
              <table:table-cell office:value-type="float" office:value="0.508808784167851">
                <text:p>0.5088087841678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256019115448">
                <text:p>0.32256019115448</text:p>
              </table:table-cell>
              <table:table-cell office:value-type="float" office:value="1.410462">
                <text:p>1.410462</text:p>
              </table:table-cell>
              <table:table-cell office:value-type="float" office:value="0.508528192602816">
                <text:p>0.5085281926028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2438418865204">
                <text:p>0.322438418865204</text:p>
              </table:table-cell>
              <table:table-cell office:value-type="float" office:value="1.410486">
                <text:p>1.410486</text:p>
              </table:table-cell>
              <table:table-cell office:value-type="float" office:value="0.508266732829459">
                <text:p>0.5082667328294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2194069623947">
                <text:p>0.322194069623947</text:p>
              </table:table-cell>
              <table:table-cell office:value-type="float" office:value="1.410527">
                <text:p>1.410527</text:p>
              </table:table-cell>
              <table:table-cell office:value-type="float" office:value="0.508048644936419">
                <text:p>0.5080486449364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21950942277908">
                <text:p>0.321950942277908</text:p>
              </table:table-cell>
              <table:table-cell office:value-type="float" office:value="1.410557">
                <text:p>1.410557</text:p>
              </table:table-cell>
              <table:table-cell office:value-type="float" office:value="0.507875496476684">
                <text:p>0.5078754964766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21593165397644">
                <text:p>0.321593165397644</text:p>
              </table:table-cell>
              <table:table-cell office:value-type="float" office:value="1.410574">
                <text:p>1.410574</text:p>
              </table:table-cell>
              <table:table-cell office:value-type="float" office:value="0.507734310716379">
                <text:p>0.5077343107163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21361601352692">
                <text:p>0.321361601352692</text:p>
              </table:table-cell>
              <table:table-cell office:value-type="float" office:value="1.410576">
                <text:p>1.410576</text:p>
              </table:table-cell>
              <table:table-cell office:value-type="float" office:value="0.507593816132396">
                <text:p>0.5075938161323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21137130260468">
                <text:p>0.321137130260468</text:p>
              </table:table-cell>
              <table:table-cell office:value-type="float" office:value="1.410581">
                <text:p>1.410581</text:p>
              </table:table-cell>
              <table:table-cell office:value-type="float" office:value="0.5074648268736">
                <text:p>0.50746482687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20920795202255">
                <text:p>0.320920795202255</text:p>
              </table:table-cell>
              <table:table-cell office:value-type="float" office:value="1.410571">
                <text:p>1.410571</text:p>
              </table:table-cell>
              <table:table-cell office:value-type="float" office:value="0.507295506426796">
                <text:p>0.5072955064267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20713639259338">
                <text:p>0.320713639259338</text:p>
              </table:table-cell>
              <table:table-cell office:value-type="float" office:value="1.41057">
                <text:p>1.41057</text:p>
              </table:table-cell>
              <table:table-cell office:value-type="float" office:value="0.507067882717376">
                <text:p>0.5070678827173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0516526699066">
                <text:p>0.320516526699066</text:p>
              </table:table-cell>
              <table:table-cell office:value-type="float" office:value="1.410571">
                <text:p>1.410571</text:p>
              </table:table-cell>
              <table:table-cell office:value-type="float" office:value="0.5068901638924">
                <text:p>0.50689016389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0421993732452">
                <text:p>0.320421993732452</text:p>
              </table:table-cell>
              <table:table-cell office:value-type="float" office:value="1.410578">
                <text:p>1.410578</text:p>
              </table:table-cell>
              <table:table-cell office:value-type="float" office:value="0.506733655647411">
                <text:p>0.5067336556474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0241510868072">
                <text:p>0.320241510868072</text:p>
              </table:table-cell>
              <table:table-cell office:value-type="float" office:value="1.410566">
                <text:p>1.410566</text:p>
              </table:table-cell>
              <table:table-cell office:value-type="float" office:value="0.506620061585299">
                <text:p>0.5066200615852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0155769586563">
                <text:p>0.320155769586563</text:p>
              </table:table-cell>
              <table:table-cell office:value-type="float" office:value="1.410554">
                <text:p>1.410554</text:p>
              </table:table-cell>
              <table:table-cell office:value-type="float" office:value="0.506523254874284">
                <text:p>0.5065232548742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19993764162064">
                <text:p>0.319993764162064</text:p>
              </table:table-cell>
              <table:table-cell office:value-type="float" office:value="1.410536">
                <text:p>1.410536</text:p>
              </table:table-cell>
              <table:table-cell office:value-type="float" office:value="0.506489983394011">
                <text:p>0.5064899833940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19844990968704">
                <text:p>0.319844990968704</text:p>
              </table:table-cell>
              <table:table-cell office:value-type="float" office:value="1.409512">
                <text:p>1.409512</text:p>
              </table:table-cell>
              <table:table-cell office:value-type="float" office:value="0.506534469305264">
                <text:p>0.5065344693052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19775819778442">
                <text:p>0.319775819778442</text:p>
              </table:table-cell>
              <table:table-cell office:value-type="float" office:value="1.409684">
                <text:p>1.409684</text:p>
              </table:table-cell>
              <table:table-cell office:value-type="float" office:value="0.506704139497324">
                <text:p>0.5067041394973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19648295640945">
                <text:p>0.319648295640945</text:p>
              </table:table-cell>
              <table:table-cell office:value-type="float" office:value="1.409745">
                <text:p>1.409745</text:p>
              </table:table-cell>
              <table:table-cell office:value-type="float" office:value="0.506944683394316">
                <text:p>0.5069446833943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19535791873932">
                <text:p>0.319535791873932</text:p>
              </table:table-cell>
              <table:table-cell office:value-type="float" office:value="1.409805">
                <text:p>1.409805</text:p>
              </table:table-cell>
              <table:table-cell office:value-type="float" office:value="0.507197757410096">
                <text:p>0.5071977574100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19485396146774">
                <text:p>0.319485396146774</text:p>
              </table:table-cell>
              <table:table-cell office:value-type="float" office:value="1.409875">
                <text:p>1.409875</text:p>
              </table:table-cell>
              <table:table-cell office:value-type="float" office:value="0.507440589738275">
                <text:p>0.5074405897382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19396674633026">
                <text:p>0.319396674633026</text:p>
              </table:table-cell>
              <table:table-cell office:value-type="float" office:value="1.409955">
                <text:p>1.409955</text:p>
              </table:table-cell>
              <table:table-cell office:value-type="float" office:value="0.5076884788656">
                <text:p>0.50768847886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9324523210526">
                <text:p>0.319324523210526</text:p>
              </table:table-cell>
              <table:table-cell office:value-type="float" office:value="1.410022">
                <text:p>1.410022</text:p>
              </table:table-cell>
              <table:table-cell office:value-type="float" office:value="0.507877358722779">
                <text:p>0.5078773587227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9294840097427">
                <text:p>0.319294840097427</text:p>
              </table:table-cell>
              <table:table-cell office:value-type="float" office:value="1.410097">
                <text:p>1.410097</text:p>
              </table:table-cell>
              <table:table-cell office:value-type="float" office:value="0.5088529902011">
                <text:p>0.50885299020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9248765707016">
                <text:p>0.319248765707016</text:p>
              </table:table-cell>
              <table:table-cell office:value-type="float" office:value="1.410185">
                <text:p>1.410185</text:p>
              </table:table-cell>
              <table:table-cell office:value-type="float" office:value="0.508881219824716">
                <text:p>0.5088812198247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19232910871506">
                <text:p>0.319232910871506</text:p>
              </table:table-cell>
              <table:table-cell office:value-type="float" office:value="1.410279">
                <text:p>1.410279</text:p>
              </table:table-cell>
              <table:table-cell office:value-type="float" office:value="0.508818814577644">
                <text:p>0.5088188145776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19216907024384">
                <text:p>0.319216907024384</text:p>
              </table:table-cell>
              <table:table-cell office:value-type="float" office:value="1.410385">
                <text:p>1.410385</text:p>
              </table:table-cell>
              <table:table-cell office:value-type="float" office:value="0.508690627495099">
                <text:p>0.5086906274950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19222718477249">
                <text:p>0.319222718477249</text:p>
              </table:table-cell>
              <table:table-cell office:value-type="float" office:value="1.410452">
                <text:p>1.410452</text:p>
              </table:table-cell>
              <table:table-cell office:value-type="float" office:value="0.508534884710316">
                <text:p>0.5085348847103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19233983755112">
                <text:p>0.319233983755112</text:p>
              </table:table-cell>
              <table:table-cell office:value-type="float" office:value="1.410512">
                <text:p>1.410512</text:p>
              </table:table-cell>
              <table:table-cell office:value-type="float" office:value="0.508375728099596">
                <text:p>0.5083757280995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19273382425308">
                <text:p>0.319273382425308</text:p>
              </table:table-cell>
              <table:table-cell office:value-type="float" office:value="1.410601">
                <text:p>1.410601</text:p>
              </table:table-cell>
              <table:table-cell office:value-type="float" office:value="0.5082098043136">
                <text:p>0.5082098043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19301426410675">
                <text:p>0.319301426410675</text:p>
              </table:table-cell>
              <table:table-cell office:value-type="float" office:value="1.410695">
                <text:p>1.410695</text:p>
              </table:table-cell>
              <table:table-cell office:value-type="float" office:value="0.508029658450736">
                <text:p>0.508029658450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19418460130692">
                <text:p>0.319418460130692</text:p>
              </table:table-cell>
              <table:table-cell office:value-type="float" office:value="1.410826">
                <text:p>1.410826</text:p>
              </table:table-cell>
              <table:table-cell office:value-type="float" office:value="0.507817017142275">
                <text:p>0.507817017142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19523155689239">
                <text:p>0.319523155689239</text:p>
              </table:table-cell>
              <table:table-cell office:value-type="float" office:value="1.411022">
                <text:p>1.411022</text:p>
              </table:table-cell>
              <table:table-cell office:value-type="float" office:value="0.507634814798016">
                <text:p>0.5076348147980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19648265838623">
                <text:p>0.319648265838623</text:p>
              </table:table-cell>
              <table:table-cell office:value-type="float" office:value="1.411215">
                <text:p>1.411215</text:p>
              </table:table-cell>
              <table:table-cell office:value-type="float" office:value="0.507436487911216">
                <text:p>0.5074364879112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19718211889267">
                <text:p>0.319718211889267</text:p>
              </table:table-cell>
              <table:table-cell office:value-type="float" office:value="1.411439">
                <text:p>1.411439</text:p>
              </table:table-cell>
              <table:table-cell office:value-type="float" office:value="0.507269019752475">
                <text:p>0.507269019752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19872289896011">
                <text:p>0.319872289896011</text:p>
              </table:table-cell>
              <table:table-cell office:value-type="float" office:value="1.411607">
                <text:p>1.411607</text:p>
              </table:table-cell>
              <table:table-cell office:value-type="float" office:value="0.507060417263536">
                <text:p>0.5070604172635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20044428110123">
                <text:p>0.320044428110123</text:p>
              </table:table-cell>
              <table:table-cell office:value-type="float" office:value="1.411859">
                <text:p>1.411859</text:p>
              </table:table-cell>
              <table:table-cell office:value-type="float" office:value="0.5068304072396">
                <text:p>0.50683040723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20233553647995">
                <text:p>0.320233553647995</text:p>
              </table:table-cell>
              <table:table-cell office:value-type="float" office:value="1.412154">
                <text:p>1.412154</text:p>
              </table:table-cell>
              <table:table-cell office:value-type="float" office:value="0.506528114502811">
                <text:p>0.5065281145028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20546627044678">
                <text:p>0.320546627044678</text:p>
              </table:table-cell>
              <table:table-cell office:value-type="float" office:value="1.412329">
                <text:p>1.412329</text:p>
              </table:table-cell>
              <table:table-cell office:value-type="float" office:value="0.506197140090316">
                <text:p>0.5061971400903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20773243904114">
                <text:p>0.320773243904114</text:p>
              </table:table-cell>
              <table:table-cell office:value-type="float" office:value="1.412368">
                <text:p>1.412368</text:p>
              </table:table-cell>
              <table:table-cell office:value-type="float" office:value="0.505804074583216">
                <text:p>0.5058040745832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21012824773788">
                <text:p>0.321012824773788</text:p>
              </table:table-cell>
              <table:table-cell office:value-type="float" office:value="1.412037">
                <text:p>1.412037</text:p>
              </table:table-cell>
              <table:table-cell office:value-type="float" office:value="0.505357346549936">
                <text:p>0.505357346549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22617799043655">
                <text:p>0.322617799043655</text:p>
              </table:table-cell>
              <table:table-cell office:value-type="float" office:value="1.411371">
                <text:p>1.411371</text:p>
              </table:table-cell>
              <table:table-cell office:value-type="float" office:value="0.504913460444091">
                <text:p>0.5049134604440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2733998298645">
                <text:p>0.322733998298645</text:p>
              </table:table-cell>
              <table:table-cell office:value-type="float" office:value="1.410616">
                <text:p>1.410616</text:p>
              </table:table-cell>
              <table:table-cell office:value-type="float" office:value="0.5045111428059">
                <text:p>0.50451114280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2909951210022">
                <text:p>0.322909951210022</text:p>
              </table:table-cell>
              <table:table-cell office:value-type="float" office:value="1.409913">
                <text:p>1.409913</text:p>
              </table:table-cell>
              <table:table-cell office:value-type="float" office:value="0.5041351046659">
                <text:p>0.50413510466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3014080524445">
                <text:p>0.323014080524445</text:p>
              </table:table-cell>
              <table:table-cell office:value-type="float" office:value="1.409327">
                <text:p>1.409327</text:p>
              </table:table-cell>
              <table:table-cell office:value-type="float" office:value="0.503764714159756">
                <text:p>0.5037647141597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23245853185654">
                <text:p>0.323245853185654</text:p>
              </table:table-cell>
              <table:table-cell office:value-type="float" office:value="1.408862">
                <text:p>1.408862</text:p>
              </table:table-cell>
              <table:table-cell office:value-type="float" office:value="0.503373223673699">
                <text:p>0.5033732236736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23370933532715">
                <text:p>0.323370933532715</text:p>
              </table:table-cell>
              <table:table-cell office:value-type="float" office:value="1.408483">
                <text:p>1.408483</text:p>
              </table:table-cell>
              <table:table-cell office:value-type="float" office:value="0.5030122693931">
                <text:p>0.50301226939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23634773492813">
                <text:p>0.323634773492813</text:p>
              </table:table-cell>
              <table:table-cell office:value-type="float" office:value="1.408106">
                <text:p>1.408106</text:p>
              </table:table-cell>
              <table:table-cell office:value-type="float" office:value="0.502580329546476">
                <text:p>0.5025803295464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23772072792053">
                <text:p>0.323772072792053</text:p>
              </table:table-cell>
              <table:table-cell office:value-type="float" office:value="1.40776">
                <text:p>1.40776</text:p>
              </table:table-cell>
              <table:table-cell office:value-type="float" office:value="0.502132765957484">
                <text:p>0.5021327659574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24054628610611">
                <text:p>0.324054628610611</text:p>
              </table:table-cell>
              <table:table-cell office:value-type="float" office:value="1.407306">
                <text:p>1.407306</text:p>
              </table:table-cell>
              <table:table-cell office:value-type="float" office:value="0.501688459259184">
                <text:p>0.5016884592591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24345022439957">
                <text:p>0.324345022439957</text:p>
              </table:table-cell>
              <table:table-cell office:value-type="float" office:value="1.406696">
                <text:p>1.406696</text:p>
              </table:table-cell>
              <table:table-cell office:value-type="float" office:value="0.501244010693475">
                <text:p>0.5012440106934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24492305517197">
                <text:p>0.324492305517197</text:p>
              </table:table-cell>
              <table:table-cell office:value-type="float" office:value="1.40622">
                <text:p>1.40622</text:p>
              </table:table-cell>
              <table:table-cell office:value-type="float" office:value="0.500775887911771">
                <text:p>0.5007758879117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24789822101593">
                <text:p>0.324789822101593</text:p>
              </table:table-cell>
              <table:table-cell office:value-type="float" office:value="1.405801">
                <text:p>1.405801</text:p>
              </table:table-cell>
              <table:table-cell office:value-type="float" office:value="0.500269562366144">
                <text:p>0.5002695623661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25089693069458">
                <text:p>0.325089693069458</text:p>
              </table:table-cell>
              <table:table-cell office:value-type="float" office:value="1.405497">
                <text:p>1.405497</text:p>
              </table:table-cell>
              <table:table-cell office:value-type="float" office:value="0.499732496977456">
                <text:p>0.4997324969774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25390428304672">
                <text:p>0.325390428304672</text:p>
              </table:table-cell>
              <table:table-cell office:value-type="float" office:value="1.405238">
                <text:p>1.405238</text:p>
              </table:table-cell>
              <table:table-cell office:value-type="float" office:value="0.4992312674304">
                <text:p>0.49923126743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25540691614151">
                <text:p>0.325540691614151</text:p>
              </table:table-cell>
              <table:table-cell office:value-type="float" office:value="1.405149">
                <text:p>1.405149</text:p>
              </table:table-cell>
              <table:table-cell office:value-type="float" office:value="0.497816997646016">
                <text:p>0.4978169976460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25840353965759">
                <text:p>0.325840353965759</text:p>
              </table:table-cell>
              <table:table-cell office:value-type="float" office:value="1.405268">
                <text:p>1.405268</text:p>
              </table:table-cell>
              <table:table-cell office:value-type="float" office:value="0.497524257439211">
                <text:p>0.4975242574392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25989425182343">
                <text:p>0.325989425182343</text:p>
              </table:table-cell>
              <table:table-cell office:value-type="float" office:value="1.405722">
                <text:p>1.405722</text:p>
              </table:table-cell>
              <table:table-cell office:value-type="float" office:value="0.497350422052299">
                <text:p>0.4973504220522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26432198286057">
                <text:p>0.326432198286057</text:p>
              </table:table-cell>
              <table:table-cell office:value-type="float" office:value="1.406366">
                <text:p>1.406366</text:p>
              </table:table-cell>
              <table:table-cell office:value-type="float" office:value="0.497230529815216">
                <text:p>0.4972305298152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26865792274475">
                <text:p>0.326865792274475</text:p>
              </table:table-cell>
              <table:table-cell office:value-type="float" office:value="1.407044">
                <text:p>1.407044</text:p>
              </table:table-cell>
              <table:table-cell office:value-type="float" office:value="0.497096037921979">
                <text:p>0.4970960379219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2700777053833">
                <text:p>0.32700777053833</text:p>
              </table:table-cell>
              <table:table-cell office:value-type="float" office:value="1.407695">
                <text:p>1.407695</text:p>
              </table:table-cell>
              <table:table-cell office:value-type="float" office:value="0.496940413712819">
                <text:p>0.4969404137128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27287197113037">
                <text:p>0.327287197113037</text:p>
              </table:table-cell>
              <table:table-cell office:value-type="float" office:value="1.40836">
                <text:p>1.40836</text:p>
              </table:table-cell>
              <table:table-cell office:value-type="float" office:value="0.496773220793691">
                <text:p>0.4967732207936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2769376039505">
                <text:p>0.32769376039505</text:p>
              </table:table-cell>
              <table:table-cell office:value-type="float" office:value="1.408867">
                <text:p>1.408867</text:p>
              </table:table-cell>
              <table:table-cell office:value-type="float" office:value="0.4966155488304">
                <text:p>0.49661554883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27955335378647">
                <text:p>0.327955335378647</text:p>
              </table:table-cell>
              <table:table-cell office:value-type="float" office:value="1.41149">
                <text:p>1.41149</text:p>
              </table:table-cell>
              <table:table-cell office:value-type="float" office:value="0.496464338633356">
                <text:p>0.4964643386333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8208535909653">
                <text:p>0.328208535909653</text:p>
              </table:table-cell>
              <table:table-cell office:value-type="float" office:value="1.411566">
                <text:p>1.411566</text:p>
              </table:table-cell>
              <table:table-cell office:value-type="float" office:value="0.4963698984496">
                <text:p>0.49636989844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8331798315048">
                <text:p>0.328331798315048</text:p>
              </table:table-cell>
              <table:table-cell office:value-type="float" office:value="1.411398">
                <text:p>1.411398</text:p>
              </table:table-cell>
              <table:table-cell office:value-type="float" office:value="0.4963468607884">
                <text:p>0.49634686078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8571259975433">
                <text:p>0.328571259975433</text:p>
              </table:table-cell>
              <table:table-cell office:value-type="float" office:value="1.411053">
                <text:p>1.411053</text:p>
              </table:table-cell>
              <table:table-cell office:value-type="float" office:value="0.496359531670459">
                <text:p>0.4963595316704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8687340021133">
                <text:p>0.328687340021133</text:p>
              </table:table-cell>
              <table:table-cell office:value-type="float" office:value="1.410634">
                <text:p>1.410634</text:p>
              </table:table-cell>
              <table:table-cell office:value-type="float" office:value="0.496338029324139">
                <text:p>0.4963380293241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29020112752914">
                <text:p>0.329020112752914</text:p>
              </table:table-cell>
              <table:table-cell office:value-type="float" office:value="1.410206">
                <text:p>1.410206</text:p>
              </table:table-cell>
              <table:table-cell office:value-type="float" office:value="0.496250087751424">
                <text:p>0.4962500877514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29228490591049">
                <text:p>0.329228490591049</text:p>
              </table:table-cell>
              <table:table-cell office:value-type="float" office:value="1.40976">
                <text:p>1.40976</text:p>
              </table:table-cell>
              <table:table-cell office:value-type="float" office:value="0.496074529378451">
                <text:p>0.4960745293784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29519867897034">
                <text:p>0.329519867897034</text:p>
              </table:table-cell>
              <table:table-cell office:value-type="float" office:value="1.409276">
                <text:p>1.409276</text:p>
              </table:table-cell>
              <table:table-cell office:value-type="float" office:value="0.495838150071296">
                <text:p>0.4958381500712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2969942688942">
                <text:p>0.32969942688942</text:p>
              </table:table-cell>
              <table:table-cell office:value-type="float" office:value="1.408705">
                <text:p>1.408705</text:p>
              </table:table-cell>
              <table:table-cell office:value-type="float" office:value="0.495599704263856">
                <text:p>0.4955997042638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29784721136093">
                <text:p>0.329784721136093</text:p>
              </table:table-cell>
              <table:table-cell office:value-type="float" office:value="1.408216">
                <text:p>1.408216</text:p>
              </table:table-cell>
              <table:table-cell office:value-type="float" office:value="0.495358033608704">
                <text:p>0.495358033608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30022156238556">
                <text:p>0.330022156238556</text:p>
              </table:table-cell>
              <table:table-cell office:value-type="float" office:value="1.407684">
                <text:p>1.407684</text:p>
              </table:table-cell>
              <table:table-cell office:value-type="float" office:value="0.4951893916259">
                <text:p>0.4951893916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30095082521439">
                <text:p>0.330095082521439</text:p>
              </table:table-cell>
              <table:table-cell office:value-type="float" office:value="1.407235">
                <text:p>1.407235</text:p>
              </table:table-cell>
              <table:table-cell office:value-type="float" office:value="0.495013742102156">
                <text:p>0.4950137421021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30231487751007">
                <text:p>0.330231487751007</text:p>
              </table:table-cell>
              <table:table-cell office:value-type="float" office:value="1.406676">
                <text:p>1.406676</text:p>
              </table:table-cell>
              <table:table-cell office:value-type="float" office:value="0.494913555873676">
                <text:p>0.4949135558736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3029493689537">
                <text:p>0.33029493689537</text:p>
              </table:table-cell>
              <table:table-cell office:value-type="float" office:value="1.40606">
                <text:p>1.40606</text:p>
              </table:table-cell>
              <table:table-cell office:value-type="float" office:value="0.494811031211184">
                <text:p>0.4948110312111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30412328243256">
                <text:p>0.330412328243256</text:p>
              </table:table-cell>
              <table:table-cell office:value-type="float" office:value="1.405251">
                <text:p>1.405251</text:p>
              </table:table-cell>
              <table:table-cell office:value-type="float" office:value="0.494783275575216">
                <text:p>0.4947832755752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3056452870369">
                <text:p>0.33056452870369</text:p>
              </table:table-cell>
              <table:table-cell office:value-type="float" office:value="1.404366">
                <text:p>1.404366</text:p>
              </table:table-cell>
              <table:table-cell office:value-type="float" office:value="0.4948734742275">
                <text:p>0.49487347422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30650120973587">
                <text:p>0.330650120973587</text:p>
              </table:table-cell>
              <table:table-cell office:value-type="float" office:value="1.403316">
                <text:p>1.403316</text:p>
              </table:table-cell>
              <table:table-cell office:value-type="float" office:value="0.495037243631875">
                <text:p>0.495037243631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30688208341598">
                <text:p>0.330688208341598</text:p>
              </table:table-cell>
              <table:table-cell office:value-type="float" office:value="1.402124">
                <text:p>1.402124</text:p>
              </table:table-cell>
              <table:table-cell office:value-type="float" office:value="0.495256780112275">
                <text:p>0.4952567801122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30754965543747">
                <text:p>0.330754965543747</text:p>
              </table:table-cell>
              <table:table-cell office:value-type="float" office:value="1.400941">
                <text:p>1.400941</text:p>
              </table:table-cell>
              <table:table-cell office:value-type="float" office:value="0.495515444324179">
                <text:p>0.4955154443241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30809414386749">
                <text:p>0.330809414386749</text:p>
              </table:table-cell>
              <table:table-cell office:value-type="float" office:value="1.39987">
                <text:p>1.39987</text:p>
              </table:table-cell>
              <table:table-cell office:value-type="float" office:value="0.495800469918604">
                <text:p>0.4958004699186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30832064151764">
                <text:p>0.330832064151764</text:p>
              </table:table-cell>
              <table:table-cell office:value-type="float" office:value="1.39887">
                <text:p>1.39887</text:p>
              </table:table-cell>
              <table:table-cell office:value-type="float" office:value="0.496146375717004">
                <text:p>0.4961463757170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30868393182755">
                <text:p>0.330868393182755</text:p>
              </table:table-cell>
              <table:table-cell office:value-type="float" office:value="1.397886">
                <text:p>1.397886</text:p>
              </table:table-cell>
              <table:table-cell office:value-type="float" office:value="0.4969108917475">
                <text:p>0.49691089174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30882161855698">
                <text:p>0.330882161855698</text:p>
              </table:table-cell>
              <table:table-cell office:value-type="float" office:value="1.396847">
                <text:p>1.396847</text:p>
              </table:table-cell>
              <table:table-cell office:value-type="float" office:value="0.497377229945579">
                <text:p>0.4973772299455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0901086330414">
                <text:p>0.330901086330414</text:p>
              </table:table-cell>
              <table:table-cell office:value-type="float" office:value="1.39589">
                <text:p>1.39589</text:p>
              </table:table-cell>
              <table:table-cell office:value-type="float" office:value="0.4979409150476">
                <text:p>0.49794091504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30906331539154">
                <text:p>0.330906331539154</text:p>
              </table:table-cell>
              <table:table-cell office:value-type="float" office:value="1.394746">
                <text:p>1.394746</text:p>
              </table:table-cell>
              <table:table-cell office:value-type="float" office:value="0.498615643790796">
                <text:p>0.4986156437907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30908626317978">
                <text:p>0.330908626317978</text:p>
              </table:table-cell>
              <table:table-cell office:value-type="float" office:value="1.393562">
                <text:p>1.393562</text:p>
              </table:table-cell>
              <table:table-cell office:value-type="float" office:value="0.499387114810451">
                <text:p>0.4993871148104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30905795097351">
                <text:p>0.330905795097351</text:p>
              </table:table-cell>
              <table:table-cell office:value-type="float" office:value="1.392388">
                <text:p>1.392388</text:p>
              </table:table-cell>
              <table:table-cell office:value-type="float" office:value="0.500243335183451">
                <text:p>0.5002433351834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30900400876999">
                <text:p>0.330900400876999</text:p>
              </table:table-cell>
              <table:table-cell office:value-type="float" office:value="1.391215">
                <text:p>1.391215</text:p>
              </table:table-cell>
              <table:table-cell office:value-type="float" office:value="0.501119638760659">
                <text:p>0.5011196387606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30882161855698">
                <text:p>0.330882161855698</text:p>
              </table:table-cell>
              <table:table-cell office:value-type="float" office:value="1.389981">
                <text:p>1.389981</text:p>
              </table:table-cell>
              <table:table-cell office:value-type="float" office:value="0.502040844041171">
                <text:p>0.5020408440411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30854296684265">
                <text:p>0.330854296684265</text:p>
              </table:table-cell>
              <table:table-cell office:value-type="float" office:value="1.388648">
                <text:p>1.388648</text:p>
              </table:table-cell>
              <table:table-cell office:value-type="float" office:value="0.502929997330624">
                <text:p>0.5029299973306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30817490816116">
                <text:p>0.330817490816116</text:p>
              </table:table-cell>
              <table:table-cell office:value-type="float" office:value="1.387236">
                <text:p>1.387236</text:p>
              </table:table-cell>
              <table:table-cell office:value-type="float" office:value="0.503818563965051">
                <text:p>0.5038185639650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30772250890732">
                <text:p>0.330772250890732</text:p>
              </table:table-cell>
              <table:table-cell office:value-type="float" office:value="1.38592">
                <text:p>1.38592</text:p>
              </table:table-cell>
              <table:table-cell office:value-type="float" office:value="0.504600959954491">
                <text:p>0.5046009599544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30719262361526">
                <text:p>0.330719262361526</text:p>
              </table:table-cell>
              <table:table-cell office:value-type="float" office:value="1.382216">
                <text:p>1.382216</text:p>
              </table:table-cell>
              <table:table-cell office:value-type="float" office:value="0.505326595514604">
                <text:p>0.5053265955146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30659180879593">
                <text:p>0.330659180879593</text:p>
              </table:table-cell>
              <table:table-cell office:value-type="float" office:value="1.381451">
                <text:p>1.381451</text:p>
              </table:table-cell>
              <table:table-cell office:value-type="float" office:value="0.505947123786444">
                <text:p>0.5059471237864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30557197332382">
                <text:p>0.330557197332382</text:p>
              </table:table-cell>
              <table:table-cell office:value-type="float" office:value="1.380997">
                <text:p>1.380997</text:p>
              </table:table-cell>
              <table:table-cell office:value-type="float" office:value="0.506575212207619">
                <text:p>0.5065752122076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30482453107834">
                <text:p>0.330482453107834</text:p>
              </table:table-cell>
              <table:table-cell office:value-type="float" office:value="1.380684">
                <text:p>1.380684</text:p>
              </table:table-cell>
              <table:table-cell office:value-type="float" office:value="0.507176114806956">
                <text:p>0.5071761148069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30403119325638">
                <text:p>0.330403119325638</text:p>
              </table:table-cell>
              <table:table-cell office:value-type="float" office:value="1.380333">
                <text:p>1.380333</text:p>
              </table:table-cell>
              <table:table-cell office:value-type="float" office:value="0.507745115766784">
                <text:p>0.5077451157667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30361932516098">
                <text:p>0.330361932516098</text:p>
              </table:table-cell>
              <table:table-cell office:value-type="float" office:value="1.379927">
                <text:p>1.379927</text:p>
              </table:table-cell>
              <table:table-cell office:value-type="float" office:value="0.508278638328275">
                <text:p>0.5082786383282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30319941043854">
                <text:p>0.330319941043854</text:p>
              </table:table-cell>
              <table:table-cell office:value-type="float" office:value="1.379491">
                <text:p>1.379491</text:p>
              </table:table-cell>
              <table:table-cell office:value-type="float" office:value="0.508799124994275">
                <text:p>0.5087991249942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30233812332153">
                <text:p>0.330233812332153</text:p>
              </table:table-cell>
              <table:table-cell office:value-type="float" office:value="1.37908">
                <text:p>1.37908</text:p>
              </table:table-cell>
              <table:table-cell office:value-type="float" office:value="0.509296611156475">
                <text:p>0.5092966111564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30145508050919">
                <text:p>0.330145508050919</text:p>
              </table:table-cell>
              <table:table-cell office:value-type="float" office:value="1.378686">
                <text:p>1.378686</text:p>
              </table:table-cell>
              <table:table-cell office:value-type="float" office:value="0.509787490556691">
                <text:p>0.5097874905566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0100804567337">
                <text:p>0.330100804567337</text:p>
              </table:table-cell>
              <table:table-cell office:value-type="float" office:value="1.37844">
                <text:p>1.37844</text:p>
              </table:table-cell>
              <table:table-cell office:value-type="float" office:value="0.510225532992704">
                <text:p>0.510225532992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30010831356049">
                <text:p>0.330010831356049</text:p>
              </table:table-cell>
              <table:table-cell office:value-type="float" office:value="1.37838">
                <text:p>1.37838</text:p>
              </table:table-cell>
              <table:table-cell office:value-type="float" office:value="0.510565825853184">
                <text:p>0.5105658258531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29920738935471">
                <text:p>0.329920738935471</text:p>
              </table:table-cell>
              <table:table-cell office:value-type="float" office:value="1.378413">
                <text:p>1.378413</text:p>
              </table:table-cell>
              <table:table-cell office:value-type="float" office:value="0.510874032252876">
                <text:p>0.5108740322528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29875916242599">
                <text:p>0.329875916242599</text:p>
              </table:table-cell>
              <table:table-cell office:value-type="float" office:value="1.378357">
                <text:p>1.378357</text:p>
              </table:table-cell>
              <table:table-cell office:value-type="float" office:value="0.511096708361211">
                <text:p>0.5110967083612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29787284135818">
                <text:p>0.329787284135818</text:p>
              </table:table-cell>
              <table:table-cell office:value-type="float" office:value="1.378128">
                <text:p>1.378128</text:p>
              </table:table-cell>
              <table:table-cell office:value-type="float" office:value="0.511341382657584">
                <text:p>0.5113413826575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29700738191605">
                <text:p>0.329700738191605</text:p>
              </table:table-cell>
              <table:table-cell office:value-type="float" office:value="1.377671">
                <text:p>1.377671</text:p>
              </table:table-cell>
              <table:table-cell office:value-type="float" office:value="0.511526162066259">
                <text:p>0.5115261620662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2961705327034">
                <text:p>0.32961705327034</text:p>
              </table:table-cell>
              <table:table-cell office:value-type="float" office:value="1.377056">
                <text:p>1.377056</text:p>
              </table:table-cell>
              <table:table-cell office:value-type="float" office:value="0.511718954321456">
                <text:p>0.5117189543214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29537153244019">
                <text:p>0.329537153244019</text:p>
              </table:table-cell>
              <table:table-cell office:value-type="float" office:value="1.376436">
                <text:p>1.376436</text:p>
              </table:table-cell>
              <table:table-cell office:value-type="float" office:value="0.511855652489139">
                <text:p>0.5118556524891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294617831707">
                <text:p>0.3294617831707</text:p>
              </table:table-cell>
              <table:table-cell office:value-type="float" office:value="1.375808">
                <text:p>1.375808</text:p>
              </table:table-cell>
              <table:table-cell office:value-type="float" office:value="0.5130703779291">
                <text:p>0.51307037792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29391747713089">
                <text:p>0.329391747713089</text:p>
              </table:table-cell>
              <table:table-cell office:value-type="float" office:value="1.37537">
                <text:p>1.37537</text:p>
              </table:table-cell>
              <table:table-cell office:value-type="float" office:value="0.513221240551251">
                <text:p>0.5132212405512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29327881336212">
                <text:p>0.329327881336212</text:p>
              </table:table-cell>
              <table:table-cell office:value-type="float" office:value="1.374914">
                <text:p>1.374914</text:p>
              </table:table-cell>
              <table:table-cell office:value-type="float" office:value="0.513285457078976">
                <text:p>0.5132854570789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29298496246338">
                <text:p>0.329298496246338</text:p>
              </table:table-cell>
              <table:table-cell office:value-type="float" office:value="1.374654">
                <text:p>1.374654</text:p>
              </table:table-cell>
              <table:table-cell office:value-type="float" office:value="0.513285457078976">
                <text:p>0.5132854570789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29245299100876">
                <text:p>0.329245299100876</text:p>
              </table:table-cell>
              <table:table-cell office:value-type="float" office:value="1.374388">
                <text:p>1.374388</text:p>
              </table:table-cell>
              <table:table-cell office:value-type="float" office:value="0.511966888594891">
                <text:p>0.5119668885948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29221665859222">
                <text:p>0.329221665859222</text:p>
              </table:table-cell>
              <table:table-cell office:value-type="float" office:value="1.374316">
                <text:p>1.374316</text:p>
              </table:table-cell>
              <table:table-cell office:value-type="float" office:value="0.511953998759436">
                <text:p>0.5119539987594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29180747270584">
                <text:p>0.329180747270584</text:p>
              </table:table-cell>
              <table:table-cell office:value-type="float" office:value="1.37455">
                <text:p>1.37455</text:p>
              </table:table-cell>
              <table:table-cell office:value-type="float" office:value="0.5119341106764">
                <text:p>0.51193411067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29163640737534">
                <text:p>0.329163640737534</text:p>
              </table:table-cell>
              <table:table-cell office:value-type="float" office:value="1.374975">
                <text:p>1.374975</text:p>
              </table:table-cell>
              <table:table-cell office:value-type="float" office:value="0.5118862274371">
                <text:p>0.51188622743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29136520624161">
                <text:p>0.329136520624161</text:p>
              </table:table-cell>
              <table:table-cell office:value-type="float" office:value="1.375545">
                <text:p>1.375545</text:p>
              </table:table-cell>
              <table:table-cell office:value-type="float" office:value="0.511831706434604">
                <text:p>0.5118317064346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29114735126495">
                <text:p>0.329114735126495</text:p>
              </table:table-cell>
              <table:table-cell office:value-type="float" office:value="1.376217">
                <text:p>1.376217</text:p>
              </table:table-cell>
              <table:table-cell office:value-type="float" office:value="0.511720059906131">
                <text:p>0.5117200599061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29113572835922">
                <text:p>0.329113572835922</text:p>
              </table:table-cell>
              <table:table-cell office:value-type="float" office:value="1.376958">
                <text:p>1.376958</text:p>
              </table:table-cell>
              <table:table-cell office:value-type="float" office:value="0.511477486876971">
                <text:p>0.5114774868769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29117178916931">
                <text:p>0.329117178916931</text:p>
              </table:table-cell>
              <table:table-cell office:value-type="float" office:value="1.377858">
                <text:p>1.377858</text:p>
              </table:table-cell>
              <table:table-cell office:value-type="float" office:value="0.511258367020059">
                <text:p>0.5112583670200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29132556915283">
                <text:p>0.329132556915283</text:p>
              </table:table-cell>
              <table:table-cell office:value-type="float" office:value="1.37985">
                <text:p>1.37985</text:p>
              </table:table-cell>
              <table:table-cell office:value-type="float" office:value="0.510942363750571">
                <text:p>0.5109423637505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29174011945724">
                <text:p>0.329174011945724</text:p>
              </table:table-cell>
              <table:table-cell office:value-type="float" office:value="1.381067">
                <text:p>1.381067</text:p>
              </table:table-cell>
              <table:table-cell office:value-type="float" office:value="0.510644565436875">
                <text:p>0.5106445654368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29192310571671">
                <text:p>0.329192310571671</text:p>
              </table:table-cell>
              <table:table-cell office:value-type="float" office:value="1.38254">
                <text:p>1.38254</text:p>
              </table:table-cell>
              <table:table-cell office:value-type="float" office:value="0.510285107338899">
                <text:p>0.5102851073388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29235047101974">
                <text:p>0.329235047101974</text:p>
              </table:table-cell>
              <table:table-cell office:value-type="float" office:value="1.384306">
                <text:p>1.384306</text:p>
              </table:table-cell>
              <table:table-cell office:value-type="float" office:value="0.510014909127619">
                <text:p>0.5100149091276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29285502433777">
                <text:p>0.329285502433777</text:p>
              </table:table-cell>
              <table:table-cell office:value-type="float" office:value="1.386329">
                <text:p>1.386329</text:p>
              </table:table-cell>
              <table:table-cell office:value-type="float" office:value="0.509887142617324">
                <text:p>0.5098871426173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29313397407532">
                <text:p>0.329313397407532</text:p>
              </table:table-cell>
              <table:table-cell office:value-type="float" office:value="1.388579">
                <text:p>1.388579</text:p>
              </table:table-cell>
              <table:table-cell office:value-type="float" office:value="0.509658902703884">
                <text:p>0.5096589027038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29342991113663">
                <text:p>0.329342991113663</text:p>
              </table:table-cell>
              <table:table-cell office:value-type="float" office:value="1.390887">
                <text:p>1.390887</text:p>
              </table:table-cell>
              <table:table-cell office:value-type="float" office:value="0.509499865177379">
                <text:p>0.5094998651773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29406917095184">
                <text:p>0.329406917095184</text:p>
              </table:table-cell>
              <table:table-cell office:value-type="float" office:value="1.393319">
                <text:p>1.393319</text:p>
              </table:table-cell>
              <table:table-cell office:value-type="float" office:value="0.509419764007379">
                <text:p>0.5094197640073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29476594924927">
                <text:p>0.329476594924927</text:p>
              </table:table-cell>
              <table:table-cell office:value-type="float" office:value="1.395672">
                <text:p>1.395672</text:p>
              </table:table-cell>
              <table:table-cell office:value-type="float" office:value="0.509197910434971">
                <text:p>0.5091979104349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29513430595398">
                <text:p>0.329513430595398</text:p>
              </table:table-cell>
              <table:table-cell office:value-type="float" office:value="1.398029">
                <text:p>1.398029</text:p>
              </table:table-cell>
              <table:table-cell office:value-type="float" office:value="0.508919103519664">
                <text:p>0.5089191035196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2959058880806">
                <text:p>0.32959058880806</text:p>
              </table:table-cell>
              <table:table-cell office:value-type="float" office:value="1.400109">
                <text:p>1.400109</text:p>
              </table:table-cell>
              <table:table-cell office:value-type="float" office:value="0.508586186799024">
                <text:p>0.5085861867990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29630762338638">
                <text:p>0.329630762338638</text:p>
              </table:table-cell>
              <table:table-cell office:value-type="float" office:value="1.402042">
                <text:p>1.402042</text:p>
              </table:table-cell>
              <table:table-cell office:value-type="float" office:value="0.508092198453296">
                <text:p>0.5080921984532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29671859741211">
                <text:p>0.329671859741211</text:p>
              </table:table-cell>
              <table:table-cell office:value-type="float" office:value="1.403698">
                <text:p>1.403698</text:p>
              </table:table-cell>
              <table:table-cell office:value-type="float" office:value="0.5075803973939">
                <text:p>0.50758039739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29756557941437">
                <text:p>0.329756557941437</text:p>
              </table:table-cell>
              <table:table-cell office:value-type="float" office:value="1.405377">
                <text:p>1.405377</text:p>
              </table:table-cell>
              <table:table-cell office:value-type="float" office:value="0.5069723134896">
                <text:p>0.50697231348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29843997955322">
                <text:p>0.329843997955322</text:p>
              </table:table-cell>
              <table:table-cell office:value-type="float" office:value="1.406986">
                <text:p>1.406986</text:p>
              </table:table-cell>
              <table:table-cell office:value-type="float" office:value="0.506301139086896">
                <text:p>0.5063011390868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29933524131775">
                <text:p>0.329933524131775</text:p>
              </table:table-cell>
              <table:table-cell office:value-type="float" office:value="1.408512">
                <text:p>1.408512</text:p>
              </table:table-cell>
              <table:table-cell office:value-type="float" office:value="0.505846395930251">
                <text:p>0.5058463959302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29978823661804">
                <text:p>0.329978823661804</text:p>
              </table:table-cell>
              <table:table-cell office:value-type="float" office:value="1.409945">
                <text:p>1.409945</text:p>
              </table:table-cell>
              <table:table-cell office:value-type="float" office:value="0.505322470182371">
                <text:p>0.5053224701823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300701379776">
                <text:p>0.3300701379776</text:p>
              </table:table-cell>
              <table:table-cell office:value-type="float" office:value="1.411345">
                <text:p>1.411345</text:p>
              </table:table-cell>
              <table:table-cell office:value-type="float" office:value="0.504800810143491">
                <text:p>0.5048008101434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30207467079163">
                <text:p>0.330207467079163</text:p>
              </table:table-cell>
              <table:table-cell office:value-type="float" office:value="1.412685">
                <text:p>1.412685</text:p>
              </table:table-cell>
              <table:table-cell office:value-type="float" office:value="0.504276539350476">
                <text:p>0.5042765393504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30253005027771">
                <text:p>0.330253005027771</text:p>
              </table:table-cell>
              <table:table-cell office:value-type="float" office:value="1.414009">
                <text:p>1.414009</text:p>
              </table:table-cell>
              <table:table-cell office:value-type="float" office:value="0.503656237944844">
                <text:p>0.5036562379448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30343216657639">
                <text:p>0.330343216657639</text:p>
              </table:table-cell>
              <table:table-cell office:value-type="float" office:value="1.415192">
                <text:p>1.415192</text:p>
              </table:table-cell>
              <table:table-cell office:value-type="float" office:value="0.503063208681875">
                <text:p>0.5030632086818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30387741327286">
                <text:p>0.330387741327286</text:p>
              </table:table-cell>
              <table:table-cell office:value-type="float" office:value="1.416112">
                <text:p>1.416112</text:p>
              </table:table-cell>
              <table:table-cell office:value-type="float" office:value="0.5024533721091">
                <text:p>0.50245337210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30475300550461">
                <text:p>0.330475300550461</text:p>
              </table:table-cell>
              <table:table-cell office:value-type="float" office:value="1.416946">
                <text:p>1.416946</text:p>
              </table:table-cell>
              <table:table-cell office:value-type="float" office:value="0.501838385846016">
                <text:p>0.5018383858460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056029677391">
                <text:p>0.33056029677391</text:p>
              </table:table-cell>
              <table:table-cell office:value-type="float" office:value="1.417549">
                <text:p>1.417549</text:p>
              </table:table-cell>
              <table:table-cell office:value-type="float" office:value="0.501270169124016">
                <text:p>0.5012701691240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30601632595062">
                <text:p>0.330601632595062</text:p>
              </table:table-cell>
              <table:table-cell office:value-type="float" office:value="1.418212">
                <text:p>1.418212</text:p>
              </table:table-cell>
              <table:table-cell office:value-type="float" office:value="0.500707935750444">
                <text:p>0.5007079357504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30681711435318">
                <text:p>0.330681711435318</text:p>
              </table:table-cell>
              <table:table-cell office:value-type="float" office:value="1.418713">
                <text:p>1.418713</text:p>
              </table:table-cell>
              <table:table-cell office:value-type="float" office:value="0.500125480707771">
                <text:p>0.5001254807077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30757915973663">
                <text:p>0.330757915973663</text:p>
              </table:table-cell>
              <table:table-cell office:value-type="float" office:value="1.419236">
                <text:p>1.419236</text:p>
              </table:table-cell>
              <table:table-cell office:value-type="float" office:value="0.499515098599475">
                <text:p>0.4995150985994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30794394016266">
                <text:p>0.330794394016266</text:p>
              </table:table-cell>
              <table:table-cell office:value-type="float" office:value="1.419607">
                <text:p>1.419607</text:p>
              </table:table-cell>
              <table:table-cell office:value-type="float" office:value="0.498875897332784">
                <text:p>0.4988758973327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30863773822784">
                <text:p>0.330863773822784</text:p>
              </table:table-cell>
              <table:table-cell office:value-type="float" office:value="1.42291">
                <text:p>1.42291</text:p>
              </table:table-cell>
              <table:table-cell office:value-type="float" office:value="0.498161496854779">
                <text:p>0.4981614968547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30928146839142">
                <text:p>0.330928146839142</text:p>
              </table:table-cell>
              <table:table-cell office:value-type="float" office:value="1.423321">
                <text:p>1.423321</text:p>
              </table:table-cell>
              <table:table-cell office:value-type="float" office:value="0.497503585065899">
                <text:p>0.4975035850658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30958336591721">
                <text:p>0.330958336591721</text:p>
              </table:table-cell>
              <table:table-cell office:value-type="float" office:value="1.423496">
                <text:p>1.423496</text:p>
              </table:table-cell>
              <table:table-cell office:value-type="float" office:value="0.496777823395299">
                <text:p>0.4967778233952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31014484167099">
                <text:p>0.331014484167099</text:p>
              </table:table-cell>
              <table:table-cell office:value-type="float" office:value="1.423496">
                <text:p>1.423496</text:p>
              </table:table-cell>
              <table:table-cell office:value-type="float" office:value="0.496060312226316">
                <text:p>0.4960603122263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31064730882645">
                <text:p>0.331064730882645</text:p>
              </table:table-cell>
              <table:table-cell office:value-type="float" office:value="1.419909">
                <text:p>1.419909</text:p>
              </table:table-cell>
              <table:table-cell office:value-type="float" office:value="0.495305292654451">
                <text:p>0.4953052926544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31108868122101">
                <text:p>0.331108868122101</text:p>
              </table:table-cell>
              <table:table-cell office:value-type="float" office:value="1.419874">
                <text:p>1.419874</text:p>
              </table:table-cell>
              <table:table-cell office:value-type="float" office:value="0.494486707731499">
                <text:p>0.4944867077314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31146687269211">
                <text:p>0.331146687269211</text:p>
              </table:table-cell>
              <table:table-cell office:value-type="float" office:value="1.41982">
                <text:p>1.41982</text:p>
              </table:table-cell>
              <table:table-cell office:value-type="float" office:value="0.493709714573475">
                <text:p>0.4937097145734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31163167953491">
                <text:p>0.331163167953491</text:p>
              </table:table-cell>
              <table:table-cell office:value-type="float" office:value="1.41969">
                <text:p>1.41969</text:p>
              </table:table-cell>
              <table:table-cell office:value-type="float" office:value="0.493129836795056">
                <text:p>0.4931298367950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31178039312363">
                <text:p>0.331178039312363</text:p>
              </table:table-cell>
              <table:table-cell office:value-type="float" office:value="1.419542">
                <text:p>1.419542</text:p>
              </table:table-cell>
              <table:table-cell office:value-type="float" office:value="0.492816140414636">
                <text:p>0.4928161404146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31212729215622">
                <text:p>0.331212729215622</text:p>
              </table:table-cell>
              <table:table-cell office:value-type="float" office:value="1.419239">
                <text:p>1.419239</text:p>
              </table:table-cell>
              <table:table-cell office:value-type="float" office:value="0.492595630090339">
                <text:p>0.4925956300903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31227600574493">
                <text:p>0.331227600574493</text:p>
              </table:table-cell>
              <table:table-cell office:value-type="float" office:value="1.418581">
                <text:p>1.418581</text:p>
              </table:table-cell>
              <table:table-cell office:value-type="float" office:value="0.492422701641531">
                <text:p>0.4924227016415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31235975027084">
                <text:p>0.331235975027084</text:p>
              </table:table-cell>
              <table:table-cell office:value-type="float" office:value="1.417987">
                <text:p>1.417987</text:p>
              </table:table-cell>
              <table:table-cell office:value-type="float" office:value="0.492194600345619">
                <text:p>0.4921946003456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31237882375717">
                <text:p>0.331237882375717</text:p>
              </table:table-cell>
              <table:table-cell office:value-type="float" office:value="1.417131">
                <text:p>1.417131</text:p>
              </table:table-cell>
              <table:table-cell office:value-type="float" office:value="0.491911231518139">
                <text:p>0.4919112315181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31236451864243">
                <text:p>0.331236451864243</text:p>
              </table:table-cell>
              <table:table-cell office:value-type="float" office:value="1.416325">
                <text:p>1.416325</text:p>
              </table:table-cell>
              <table:table-cell office:value-type="float" office:value="0.491600070384304">
                <text:p>0.4916000703843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31229001283646">
                <text:p>0.331229001283646</text:p>
              </table:table-cell>
              <table:table-cell office:value-type="float" office:value="1.415353">
                <text:p>1.415353</text:p>
              </table:table-cell>
              <table:table-cell office:value-type="float" office:value="0.491353999951291">
                <text:p>0.4913539999512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31206649541855">
                <text:p>0.331206649541855</text:p>
              </table:table-cell>
              <table:table-cell office:value-type="float" office:value="1.414623">
                <text:p>1.414623</text:p>
              </table:table-cell>
              <table:table-cell office:value-type="float" office:value="0.491099217859376">
                <text:p>0.4910992178593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31196397542953">
                <text:p>0.331196397542953</text:p>
              </table:table-cell>
              <table:table-cell office:value-type="float" office:value="1.414278">
                <text:p>1.414278</text:p>
              </table:table-cell>
              <table:table-cell office:value-type="float" office:value="0.490964565218604">
                <text:p>0.4909645652186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31171870231628">
                <text:p>0.331171870231628</text:p>
              </table:table-cell>
              <table:table-cell office:value-type="float" office:value="1.413662">
                <text:p>1.413662</text:p>
              </table:table-cell>
              <table:table-cell office:value-type="float" office:value="0.490901893504499">
                <text:p>0.4909018935044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31142365932465">
                <text:p>0.331142365932465</text:p>
              </table:table-cell>
              <table:table-cell office:value-type="float" office:value="1.413233">
                <text:p>1.413233</text:p>
              </table:table-cell>
              <table:table-cell office:value-type="float" office:value="0.490957169687731">
                <text:p>0.4909571696877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31108301877975">
                <text:p>0.331108301877975</text:p>
              </table:table-cell>
              <table:table-cell office:value-type="float" office:value="1.413017">
                <text:p>1.413017</text:p>
              </table:table-cell>
              <table:table-cell office:value-type="float" office:value="0.491326390187184">
                <text:p>0.4913263901871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31070125102997">
                <text:p>0.331070125102997</text:p>
              </table:table-cell>
              <table:table-cell office:value-type="float" office:value="1.412419">
                <text:p>1.412419</text:p>
              </table:table-cell>
              <table:table-cell office:value-type="float" office:value="0.491936859448291">
                <text:p>0.4919368594482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31028342247009">
                <text:p>0.331028342247009</text:p>
              </table:table-cell>
              <table:table-cell office:value-type="float" office:value="1.411668">
                <text:p>1.411668</text:p>
              </table:table-cell>
              <table:table-cell office:value-type="float" office:value="0.492646021091259">
                <text:p>0.4926460210912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3100625872612">
                <text:p>0.33100625872612</text:p>
              </table:table-cell>
              <table:table-cell office:value-type="float" office:value="1.410772">
                <text:p>1.410772</text:p>
              </table:table-cell>
              <table:table-cell office:value-type="float" office:value="0.493439030124475">
                <text:p>0.4934390301244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30960094928741">
                <text:p>0.330960094928741</text:p>
              </table:table-cell>
              <table:table-cell office:value-type="float" office:value="1.409444">
                <text:p>1.409444</text:p>
              </table:table-cell>
              <table:table-cell office:value-type="float" office:value="0.494142810570496">
                <text:p>0.4941428105704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30911725759506">
                <text:p>0.330911725759506</text:p>
              </table:table-cell>
              <table:table-cell office:value-type="float" office:value="1.40807">
                <text:p>1.40807</text:p>
              </table:table-cell>
              <table:table-cell office:value-type="float" office:value="0.494772095668259">
                <text:p>0.4947720956682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30886900424957">
                <text:p>0.330886900424957</text:p>
              </table:table-cell>
              <table:table-cell office:value-type="float" office:value="1.40644">
                <text:p>1.40644</text:p>
              </table:table-cell>
              <table:table-cell office:value-type="float" office:value="0.496355308088844">
                <text:p>0.4963553080888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30836325883865">
                <text:p>0.330836325883865</text:p>
              </table:table-cell>
              <table:table-cell office:value-type="float" office:value="1.404644">
                <text:p>1.404644</text:p>
              </table:table-cell>
              <table:table-cell office:value-type="float" office:value="0.497039315131475">
                <text:p>0.4970393151314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30785155296326">
                <text:p>0.330785155296326</text:p>
              </table:table-cell>
              <table:table-cell office:value-type="float" office:value="1.403429">
                <text:p>1.403429</text:p>
              </table:table-cell>
              <table:table-cell office:value-type="float" office:value="0.497374932198731">
                <text:p>0.4973749321987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30759525299072">
                <text:p>0.330759525299072</text:p>
              </table:table-cell>
              <table:table-cell office:value-type="float" office:value="1.402031">
                <text:p>1.402031</text:p>
              </table:table-cell>
              <table:table-cell office:value-type="float" office:value="0.497609232282419">
                <text:p>0.4976092322824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30708593130112">
                <text:p>0.330708593130112</text:p>
              </table:table-cell>
              <table:table-cell office:value-type="float" office:value="1.400641">
                <text:p>1.400641</text:p>
              </table:table-cell>
              <table:table-cell office:value-type="float" office:value="0.497877813921875">
                <text:p>0.4978778139218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30658704042435">
                <text:p>0.330658704042435</text:p>
              </table:table-cell>
              <table:table-cell office:value-type="float" office:value="1.399246">
                <text:p>1.399246</text:p>
              </table:table-cell>
              <table:table-cell office:value-type="float" office:value="0.4982811012339">
                <text:p>0.49828110123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30634325742722">
                <text:p>0.330634325742722</text:p>
              </table:table-cell>
              <table:table-cell office:value-type="float" office:value="1.397598">
                <text:p>1.397598</text:p>
              </table:table-cell>
              <table:table-cell office:value-type="float" office:value="0.498764109068275">
                <text:p>0.4987641090682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30587178468704">
                <text:p>0.330587178468704</text:p>
              </table:table-cell>
              <table:table-cell office:value-type="float" office:value="1.396025">
                <text:p>1.396025</text:p>
              </table:table-cell>
              <table:table-cell office:value-type="float" office:value="0.498260851339619">
                <text:p>0.4982608513396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30542683601379">
                <text:p>0.330542683601379</text:p>
              </table:table-cell>
              <table:table-cell office:value-type="float" office:value="1.39441">
                <text:p>1.39441</text:p>
              </table:table-cell>
              <table:table-cell office:value-type="float" office:value="0.498592357415275">
                <text:p>0.4985923574152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30482363700867">
                <text:p>0.330482363700867</text:p>
              </table:table-cell>
              <table:table-cell office:value-type="float" office:value="1.392784">
                <text:p>1.392784</text:p>
              </table:table-cell>
              <table:table-cell office:value-type="float" office:value="0.498901073828876">
                <text:p>0.4989010738288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30447345972061">
                <text:p>0.330447345972061</text:p>
              </table:table-cell>
              <table:table-cell office:value-type="float" office:value="1.391284">
                <text:p>1.391284</text:p>
              </table:table-cell>
              <table:table-cell office:value-type="float" office:value="0.499243844258499">
                <text:p>0.4992438442584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30431580543518">
                <text:p>0.330431580543518</text:p>
              </table:table-cell>
              <table:table-cell office:value-type="float" office:value="1.389802">
                <text:p>1.389802</text:p>
              </table:table-cell>
              <table:table-cell office:value-type="float" office:value="0.4996997618475">
                <text:p>0.49969976184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30417096614838">
                <text:p>0.330417096614838</text:p>
              </table:table-cell>
              <table:table-cell office:value-type="float" office:value="1.388269">
                <text:p>1.388269</text:p>
              </table:table-cell>
              <table:table-cell office:value-type="float" office:value="0.500253598208396">
                <text:p>0.5002535982083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30392211675644">
                <text:p>0.330392211675644</text:p>
              </table:table-cell>
              <table:table-cell office:value-type="float" office:value="1.386665">
                <text:p>1.386665</text:p>
              </table:table-cell>
              <table:table-cell office:value-type="float" office:value="0.500888608633324">
                <text:p>0.5008886086333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30373167991638">
                <text:p>0.330373167991638</text:p>
              </table:table-cell>
              <table:table-cell office:value-type="float" office:value="1.384988">
                <text:p>1.384988</text:p>
              </table:table-cell>
              <table:table-cell office:value-type="float" office:value="0.501486191667276">
                <text:p>0.5014861916672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30360233783722">
                <text:p>0.330360233783722</text:p>
              </table:table-cell>
              <table:table-cell office:value-type="float" office:value="1.383117">
                <text:p>1.383117</text:p>
              </table:table-cell>
              <table:table-cell office:value-type="float" office:value="0.501947007713251">
                <text:p>0.5019470077132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30351948738098">
                <text:p>0.330351948738098</text:p>
              </table:table-cell>
              <table:table-cell office:value-type="float" office:value="1.381397">
                <text:p>1.381397</text:p>
              </table:table-cell>
              <table:table-cell office:value-type="float" office:value="0.503213722310336">
                <text:p>0.5032137223103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30348998308182">
                <text:p>0.330348998308182</text:p>
              </table:table-cell>
              <table:table-cell office:value-type="float" office:value="1.379503">
                <text:p>1.379503</text:p>
              </table:table-cell>
              <table:table-cell office:value-type="float" office:value="0.503531903737264">
                <text:p>0.5035319037372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30344766378403">
                <text:p>0.330344766378403</text:p>
              </table:table-cell>
              <table:table-cell office:value-type="float" office:value="1.377634">
                <text:p>1.377634</text:p>
              </table:table-cell>
              <table:table-cell office:value-type="float" office:value="0.503900641801299">
                <text:p>0.5039006418012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30343246459961">
                <text:p>0.330343246459961</text:p>
              </table:table-cell>
              <table:table-cell office:value-type="float" office:value="1.375671">
                <text:p>1.375671</text:p>
              </table:table-cell>
              <table:table-cell office:value-type="float" office:value="0.504320162668684">
                <text:p>0.5043201626686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30340325832367">
                <text:p>0.330340325832367</text:p>
              </table:table-cell>
              <table:table-cell office:value-type="float" office:value="1.373547">
                <text:p>1.373547</text:p>
              </table:table-cell>
              <table:table-cell office:value-type="float" office:value="0.503710856624739">
                <text:p>0.5037108566247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30339699983597">
                <text:p>0.330339699983597</text:p>
              </table:table-cell>
              <table:table-cell office:value-type="float" office:value="1.371535">
                <text:p>1.371535</text:p>
              </table:table-cell>
              <table:table-cell office:value-type="float" office:value="0.504206204844091">
                <text:p>0.5042062048440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30338805913925">
                <text:p>0.330338805913925</text:p>
              </table:table-cell>
              <table:table-cell office:value-type="float" office:value="1.370036">
                <text:p>1.370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303382396698">
                <text:p>0.3303382396698</text:p>
              </table:table-cell>
              <table:table-cell office:value-type="float" office:value="1.369226">
                <text:p>1.369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30337643623352">
                <text:p>0.330337643623352</text:p>
              </table:table-cell>
              <table:table-cell office:value-type="float" office:value="1.368657">
                <text:p>1.368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3033749461174">
                <text:p>0.33033749461174</text:p>
              </table:table-cell>
              <table:table-cell office:value-type="float" office:value="1.368211">
                <text:p>1.368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30337435007095">
                <text:p>0.330337435007095</text:p>
              </table:table-cell>
              <table:table-cell office:value-type="float" office:value="1.367623">
                <text:p>1.367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30337375402451">
                <text:p>0.330337375402451</text:p>
              </table:table-cell>
              <table:table-cell office:value-type="float" office:value="1.366893">
                <text:p>1.366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30337315797806">
                <text:p>0.330337315797806</text:p>
              </table:table-cell>
              <table:table-cell office:value-type="float" office:value="1.366092">
                <text:p>1.36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5459">
                <text:p>1.365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4804">
                <text:p>1.364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4458">
                <text:p>1.364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4297">
                <text:p>1.364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4439">
                <text:p>1.364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5388">
                <text:p>1.365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6959">
                <text:p>1.36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8787">
                <text:p>1.368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70835">
                <text:p>1.370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72656">
                <text:p>1.372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74287">
                <text:p>1.374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78402">
                <text:p>1.378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80185">
                <text:p>1.380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81061">
                <text:p>1.381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81673">
                <text:p>1.381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82375">
                <text:p>1.38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8343">
                <text:p>1.38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84695">
                <text:p>1.384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83377">
                <text:p>1.383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84245">
                <text:p>1.384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85054">
                <text:p>1.385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85953">
                <text:p>1.385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8715">
                <text:p>1.38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88606">
                <text:p>1.388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90278">
                <text:p>1.390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91854">
                <text:p>1.391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93071">
                <text:p>1.393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96424">
                <text:p>1.396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97268">
                <text:p>1.397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98247">
                <text:p>1.3982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563cm" svg:height="6.618cm" xlink:href=".." xlink:type="simple" chart:class="chart:line" chart:style-name="ch1">
        <chart:title svg:x="4.891cm" svg:y="0.267cm" chart:style-name="ch2">
          <text:p>wX Torso</text:p>
        </chart:title>
        <chart:legend chart:legend-position="end" svg:x="8.711cm" svg:y="2.591cm" style:legend-expansion="high" chart:style-name="ch3"/>
        <chart:plot-area chart:style-name="ch4" table:cell-range-address="Torso.D1:Torso.D285 Torso.K1:Torso.K1 Torso.K60:Torso.K350 Torso.R1:Torso.R1 Torso.R130:Torso.R403" chart:data-source-has-labels="row" svg:x="0.231cm" svg:y="1.126cm" svg:width="8.249cm" svg:height="5.36cm">
          <chartooo:coordinate-region svg:x="1.073cm" svg:y="1.299cm" svg:width="7.407cm" svg:height="4.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orso.D2:Torso.D285" chart:label-cell-address="Torso.D1:Torso.D1" chart:class="chart:line">
            <chart:data-point chart:repeated="284"/>
          </chart:series>
          <chart:series chart:style-name="ch9" chart:values-cell-range-address="Torso.K60:Torso.K350" chart:label-cell-address="Torso.K1:Torso.K1" chart:class="chart:line">
            <chart:data-point chart:repeated="291"/>
          </chart:series>
          <chart:series chart:style-name="ch10" chart:values-cell-range-address="Torso.R130:Torso.R403" chart:label-cell-address="Torso.R1:Torso.R1" chart:class="chart:line">
            <chart:data-point chart:repeated="27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X Nao</text:p>
                <draw:g>
                  <svg:desc>Torso.D1:Torso.D1</svg:desc>
                </draw:g>
              </table:table-cell>
              <table:table-cell office:value-type="string">
                <text:p>wX MoCap</text:p>
                <draw:g>
                  <svg:desc>Torso.K1:Torso.K1</svg:desc>
                </draw:g>
              </table:table-cell>
              <table:table-cell office:value-type="string">
                <text:p>wX Corr</text:p>
                <draw:g>
                  <svg:desc>Torso.R1:Torso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9020003080368">
                <text:p>0.0319020003080368</text:p>
                <draw:g>
                  <svg:desc>Torso.D2:Torso.D285</svg:desc>
                </draw:g>
              </table:table-cell>
              <table:table-cell office:value-type="float" office:value="0.007138">
                <text:p>0.007138</text:p>
                <draw:g>
                  <svg:desc>Torso.K60:Torso.K350</svg:desc>
                </draw:g>
              </table:table-cell>
              <table:table-cell office:value-type="float" office:value="NaN">
                <text:p>NaN</text:p>
                <draw:g>
                  <svg:desc>Torso.R130:Torso.R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9070571064949">
                <text:p>0.029070571064949</text:p>
              </table:table-cell>
              <table:table-cell office:value-type="float" office:value="0.006936">
                <text:p>0.006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9170813262463">
                <text:p>0.0269170813262463</text:p>
              </table:table-cell>
              <table:table-cell office:value-type="float" office:value="0.006735">
                <text:p>0.006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702154263854">
                <text:p>0.025702154263854</text:p>
              </table:table-cell>
              <table:table-cell office:value-type="float" office:value="0.006549">
                <text:p>0.006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3986155837774">
                <text:p>0.0243986155837774</text:p>
              </table:table-cell>
              <table:table-cell office:value-type="float" office:value="0.006389">
                <text:p>0.006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2283086553216">
                <text:p>0.022283086553216</text:p>
              </table:table-cell>
              <table:table-cell office:value-type="float" office:value="0.00624">
                <text:p>0.00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7699276506901">
                <text:p>0.0207699276506901</text:p>
              </table:table-cell>
              <table:table-cell office:value-type="float" office:value="0.006039">
                <text:p>0.006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91777646541595">
                <text:p>0.0191777646541595</text:p>
              </table:table-cell>
              <table:table-cell office:value-type="float" office:value="0.005886">
                <text:p>0.005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5093375146389">
                <text:p>0.0175093375146389</text:p>
              </table:table-cell>
              <table:table-cell office:value-type="float" office:value="0.005854">
                <text:p>0.005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6474021971226">
                <text:p>0.0166474021971226</text:p>
              </table:table-cell>
              <table:table-cell office:value-type="float" office:value="0.005687">
                <text:p>0.005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48698017001152">
                <text:p>0.0148698017001152</text:p>
              </table:table-cell>
              <table:table-cell office:value-type="float" office:value="0.005488">
                <text:p>0.005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0229089409113">
                <text:p>0.0130229089409113</text:p>
              </table:table-cell>
              <table:table-cell office:value-type="float" office:value="0.010386">
                <text:p>0.010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0743392035365">
                <text:p>0.0120743392035365</text:p>
              </table:table-cell>
              <table:table-cell office:value-type="float" office:value="0.01028">
                <text:p>0.0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1287197321653">
                <text:p>0.0101287197321653</text:p>
              </table:table-cell>
              <table:table-cell office:value-type="float" office:value="0.010154">
                <text:p>0.010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13235731422901">
                <text:p>0.00913235731422901</text:p>
              </table:table-cell>
              <table:table-cell office:value-type="float" office:value="0.010071">
                <text:p>0.010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12075473368168">
                <text:p>0.00812075473368168</text:p>
              </table:table-cell>
              <table:table-cell office:value-type="float" office:value="0.010064">
                <text:p>0.01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05323072522879">
                <text:p>0.00605323072522879</text:p>
              </table:table-cell>
              <table:table-cell office:value-type="float" office:value="0.009937">
                <text:p>0.009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92893375828862">
                <text:p>0.00392893375828862</text:p>
              </table:table-cell>
              <table:table-cell office:value-type="float" office:value="0.009898">
                <text:p>0.009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84635811112821">
                <text:p>0.00284635811112821</text:p>
              </table:table-cell>
              <table:table-cell office:value-type="float" office:value="0.00985">
                <text:p>0.00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642097089439631">
                <text:p>0.000642097089439631</text:p>
              </table:table-cell>
              <table:table-cell office:value-type="float" office:value="0.009879">
                <text:p>0.009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478912785183638">
                <text:p>-0.000478912785183638</text:p>
              </table:table-cell>
              <table:table-cell office:value-type="float" office:value="0.009819">
                <text:p>0.009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275690667331219">
                <text:p>-0.00275690667331219</text:p>
              </table:table-cell>
              <table:table-cell office:value-type="float" office:value="0.01002">
                <text:p>0.0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625866604968906">
                <text:p>-0.00625866604968906</text:p>
              </table:table-cell>
              <table:table-cell office:value-type="float" office:value="0.009862">
                <text:p>0.009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744716729968786">
                <text:p>-0.00744716729968786</text:p>
              </table:table-cell>
              <table:table-cell office:value-type="float" office:value="0.009655">
                <text:p>0.009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985392834991217">
                <text:p>-0.00985392834991217</text:p>
              </table:table-cell>
              <table:table-cell office:value-type="float" office:value="0.00954">
                <text:p>0.00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10715134069324">
                <text:p>-0.0110715134069324</text:p>
              </table:table-cell>
              <table:table-cell office:value-type="float" office:value="0.009613">
                <text:p>0.00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35333817452192">
                <text:p>-0.0135333817452192</text:p>
              </table:table-cell>
              <table:table-cell office:value-type="float" office:value="0.009647">
                <text:p>0.009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47769618779421">
                <text:p>-0.0147769618779421</text:p>
              </table:table-cell>
              <table:table-cell office:value-type="float" office:value="0.009507">
                <text:p>0.009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72876641154289">
                <text:p>-0.0172876641154289</text:p>
              </table:table-cell>
              <table:table-cell office:value-type="float" office:value="0.009461">
                <text:p>0.009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85541212558746">
                <text:p>-0.0185541212558746</text:p>
              </table:table-cell>
              <table:table-cell office:value-type="float" office:value="0.009472">
                <text:p>0.009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211075376719236">
                <text:p>-0.0211075376719236</text:p>
              </table:table-cell>
              <table:table-cell office:value-type="float" office:value="0.009484">
                <text:p>0.009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223938059061766">
                <text:p>-0.0223938059061766</text:p>
              </table:table-cell>
              <table:table-cell office:value-type="float" office:value="0.009544">
                <text:p>0.009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62867342680693">
                <text:p>-0.0262867342680693</text:p>
              </table:table-cell>
              <table:table-cell office:value-type="float" office:value="0.009616">
                <text:p>0.009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275946129113436">
                <text:p>-0.0275946129113436</text:p>
              </table:table-cell>
              <table:table-cell office:value-type="float" office:value="0.009579">
                <text:p>0.009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302236638963223">
                <text:p>-0.0302236638963223</text:p>
              </table:table-cell>
              <table:table-cell office:value-type="float" office:value="0.009635">
                <text:p>0.009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31544167548418">
                <text:p>-0.031544167548418</text:p>
              </table:table-cell>
              <table:table-cell office:value-type="float" office:value="0.00971">
                <text:p>0.00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328681841492653">
                <text:p>-0.0328681841492653</text:p>
              </table:table-cell>
              <table:table-cell office:value-type="float" office:value="0.009734">
                <text:p>0.009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81927564740181">
                <text:p>-0.0381927564740181</text:p>
              </table:table-cell>
              <table:table-cell office:value-type="float" office:value="0.009742">
                <text:p>0.009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395292937755585">
                <text:p>-0.0395292937755585</text:p>
              </table:table-cell>
              <table:table-cell office:value-type="float" office:value="0.009692">
                <text:p>0.009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422065258026123">
                <text:p>-0.0422065258026123</text:p>
              </table:table-cell>
              <table:table-cell office:value-type="float" office:value="0.009691">
                <text:p>0.009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448870062828064">
                <text:p>-0.0448870062828064</text:p>
              </table:table-cell>
              <table:table-cell office:value-type="float" office:value="0.009626">
                <text:p>0.009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475680008530617">
                <text:p>-0.0475680008530617</text:p>
              </table:table-cell>
              <table:table-cell office:value-type="float" office:value="0.009523">
                <text:p>0.00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502468012273312">
                <text:p>-0.0502468012273312</text:p>
              </table:table-cell>
              <table:table-cell office:value-type="float" office:value="0.009464">
                <text:p>0.009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529207363724709">
                <text:p>-0.0529207363724709</text:p>
              </table:table-cell>
              <table:table-cell office:value-type="float" office:value="0.009415">
                <text:p>0.009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55587075650692">
                <text:p>-0.055587075650692</text:p>
              </table:table-cell>
              <table:table-cell office:value-type="float" office:value="0.009373">
                <text:p>0.009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582431778311729">
                <text:p>-0.0582431778311729</text:p>
              </table:table-cell>
              <table:table-cell office:value-type="float" office:value="0.009358">
                <text:p>0.009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622021779417992">
                <text:p>-0.0622021779417992</text:p>
              </table:table-cell>
              <table:table-cell office:value-type="float" office:value="0.009334">
                <text:p>0.009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661228746175766">
                <text:p>-0.0661228746175766</text:p>
              </table:table-cell>
              <table:table-cell office:value-type="float" office:value="0.00934">
                <text:p>0.00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67419707775116">
                <text:p>-0.067419707775116</text:p>
              </table:table-cell>
              <table:table-cell office:value-type="float" office:value="0.009267">
                <text:p>0.009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699962675571442">
                <text:p>-0.0699962675571442</text:p>
              </table:table-cell>
              <table:table-cell office:value-type="float" office:value="0.004004">
                <text:p>0.004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712753087282181">
                <text:p>-0.0712753087282181</text:p>
              </table:table-cell>
              <table:table-cell office:value-type="float" office:value="0.003887">
                <text:p>0.00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738132745027542">
                <text:p>-0.0738132745027542</text:p>
              </table:table-cell>
              <table:table-cell office:value-type="float" office:value="0.00378">
                <text:p>0.00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763221830129623">
                <text:p>-0.0763221830129623</text:p>
              </table:table-cell>
              <table:table-cell office:value-type="float" office:value="0.003894">
                <text:p>0.003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775649100542069">
                <text:p>-0.0775649100542069</text:p>
              </table:table-cell>
              <table:table-cell office:value-type="float" office:value="0.004095">
                <text:p>0.004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800251588225365">
                <text:p>-0.0800251588225365</text:p>
              </table:table-cell>
              <table:table-cell office:value-type="float" office:value="0.002529">
                <text:p>0.002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812420397996903">
                <text:p>-0.0812420397996903</text:p>
              </table:table-cell>
              <table:table-cell office:value-type="float" office:value="0.002437">
                <text:p>0.002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824496597051621">
                <text:p>-0.0824496597051621</text:p>
              </table:table-cell>
              <table:table-cell office:value-type="float" office:value="0.002634">
                <text:p>0.002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848357230424881">
                <text:p>-0.0848357230424881</text:p>
              </table:table-cell>
              <table:table-cell office:value-type="float" office:value="0.002821">
                <text:p>0.002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60134810209275">
                <text:p>-0.0860134810209275</text:p>
              </table:table-cell>
              <table:table-cell office:value-type="float" office:value="0.002726">
                <text:p>0.002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883368477225304">
                <text:p>-0.0883368477225304</text:p>
              </table:table-cell>
              <table:table-cell office:value-type="float" office:value="0.002695">
                <text:p>0.002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09576416015625">
                <text:p>-0.0909576416015625</text:p>
              </table:table-cell>
              <table:table-cell office:value-type="float" office:value="0.002856">
                <text:p>0.002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910589769482613">
                <text:p>-0.0910589769482613</text:p>
              </table:table-cell>
              <table:table-cell office:value-type="float" office:value="0.002949">
                <text:p>0.002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914837568998337">
                <text:p>-0.0914837568998337</text:p>
              </table:table-cell>
              <table:table-cell office:value-type="float" office:value="0.003245">
                <text:p>0.003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921057611703873">
                <text:p>-0.0921057611703873</text:p>
              </table:table-cell>
              <table:table-cell office:value-type="float" office:value="0.003591">
                <text:p>0.003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928436666727066">
                <text:p>-0.0928436666727066</text:p>
              </table:table-cell>
              <table:table-cell office:value-type="float" office:value="0.003845">
                <text:p>0.003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936451554298401">
                <text:p>-0.0936451554298401</text:p>
              </table:table-cell>
              <table:table-cell office:value-type="float" office:value="0.004124">
                <text:p>0.004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944762676954269">
                <text:p>-0.0944762676954269</text:p>
              </table:table-cell>
              <table:table-cell office:value-type="float" office:value="0.004385">
                <text:p>0.004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948957055807114">
                <text:p>-0.0948957055807114</text:p>
              </table:table-cell>
              <table:table-cell office:value-type="float" office:value="0.004731">
                <text:p>0.004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953148975968361">
                <text:p>-0.0953148975968361</text:p>
              </table:table-cell>
              <table:table-cell office:value-type="float" office:value="0.00511">
                <text:p>0.00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961465314030647">
                <text:p>-0.0961465314030647</text:p>
              </table:table-cell>
              <table:table-cell office:value-type="float" office:value="0.005417">
                <text:p>0.005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969614386558533">
                <text:p>-0.0969614386558533</text:p>
              </table:table-cell>
              <table:table-cell office:value-type="float" office:value="0.005714">
                <text:p>0.00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981386750936508">
                <text:p>-0.0981386750936508</text:p>
              </table:table-cell>
              <table:table-cell office:value-type="float" office:value="0.005968">
                <text:p>0.005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988871529698372">
                <text:p>-0.0988871529698372</text:p>
              </table:table-cell>
              <table:table-cell office:value-type="float" office:value="0.006093">
                <text:p>0.006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99603109061718">
                <text:p>-0.099603109061718</text:p>
              </table:table-cell>
              <table:table-cell office:value-type="float" office:value="0.006297">
                <text:p>0.006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00284248590469">
                <text:p>-0.100284248590469</text:p>
              </table:table-cell>
              <table:table-cell office:value-type="float" office:value="0.006474">
                <text:p>0.006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00928790867329">
                <text:p>-0.100928790867329</text:p>
              </table:table-cell>
              <table:table-cell office:value-type="float" office:value="0.006547">
                <text:p>0.006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01535201072693">
                <text:p>-0.101535201072693</text:p>
              </table:table-cell>
              <table:table-cell office:value-type="float" office:value="0.006615">
                <text:p>0.006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01823672652245">
                <text:p>-0.101823672652245</text:p>
              </table:table-cell>
              <table:table-cell office:value-type="float" office:value="0.00841">
                <text:p>0.00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02370351552963">
                <text:p>-0.102370351552963</text:p>
              </table:table-cell>
              <table:table-cell office:value-type="float" office:value="0.008353">
                <text:p>0.008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02628238499165">
                <text:p>-0.102628238499165</text:p>
              </table:table-cell>
              <table:table-cell office:value-type="float" office:value="0.008114">
                <text:p>0.008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03112399578094">
                <text:p>-0.103112399578094</text:p>
              </table:table-cell>
              <table:table-cell office:value-type="float" office:value="0.007965">
                <text:p>0.007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03553436696529">
                <text:p>-0.103553436696529</text:p>
              </table:table-cell>
              <table:table-cell office:value-type="float" office:value="0.007761">
                <text:p>0.007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03757426142693">
                <text:p>-0.103757426142693</text:p>
              </table:table-cell>
              <table:table-cell office:value-type="float" office:value="0.007424">
                <text:p>0.007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04131698608398">
                <text:p>-0.104131698608398</text:p>
              </table:table-cell>
              <table:table-cell office:value-type="float" office:value="0.006985">
                <text:p>0.006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04460075497627">
                <text:p>-0.104460075497627</text:p>
              </table:table-cell>
              <table:table-cell office:value-type="float" office:value="0.006612">
                <text:p>0.006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04606710374355">
                <text:p>-0.104606710374355</text:p>
              </table:table-cell>
              <table:table-cell office:value-type="float" office:value="0.006201">
                <text:p>0.006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04864187538624">
                <text:p>-0.104864187538624</text:p>
              </table:table-cell>
              <table:table-cell office:value-type="float" office:value="0.005898">
                <text:p>0.005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05073131620884">
                <text:p>-0.105073131620884</text:p>
              </table:table-cell>
              <table:table-cell office:value-type="float" office:value="0.005547">
                <text:p>0.005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05159014463425">
                <text:p>-0.105159014463425</text:p>
              </table:table-cell>
              <table:table-cell office:value-type="float" office:value="0.0051">
                <text:p>0.0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5291910469532">
                <text:p>-0.105291910469532</text:p>
              </table:table-cell>
              <table:table-cell office:value-type="float" office:value="0.004654">
                <text:p>0.004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05335935950279">
                <text:p>-0.105335935950279</text:p>
              </table:table-cell>
              <table:table-cell office:value-type="float" office:value="0.004314">
                <text:p>0.004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05371683835983">
                <text:p>-0.105371683835983</text:p>
              </table:table-cell>
              <table:table-cell office:value-type="float" office:value="0.008894">
                <text:p>0.008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05331614613533">
                <text:p>-0.105331614613533</text:p>
              </table:table-cell>
              <table:table-cell office:value-type="float" office:value="0.008727">
                <text:p>0.008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05281680822372">
                <text:p>-0.105281680822372</text:p>
              </table:table-cell>
              <table:table-cell office:value-type="float" office:value="0.008608">
                <text:p>0.008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05120606720448">
                <text:p>-0.105120606720448</text:p>
              </table:table-cell>
              <table:table-cell office:value-type="float" office:value="0.008501">
                <text:p>0.008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05009198188782">
                <text:p>-0.105009198188782</text:p>
              </table:table-cell>
              <table:table-cell office:value-type="float" office:value="0.008426">
                <text:p>0.008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04551538825035">
                <text:p>-0.104551538825035</text:p>
              </table:table-cell>
              <table:table-cell office:value-type="float" office:value="0.008406">
                <text:p>0.008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0414457321167">
                <text:p>-0.10414457321167</text:p>
              </table:table-cell>
              <table:table-cell office:value-type="float" office:value="0.008396">
                <text:p>0.008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03657610714436">
                <text:p>-0.103657610714436</text:p>
              </table:table-cell>
              <table:table-cell office:value-type="float" office:value="0.008415">
                <text:p>0.008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0338468849659">
                <text:p>-0.10338468849659</text:p>
              </table:table-cell>
              <table:table-cell office:value-type="float" office:value="0.008465">
                <text:p>0.008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02781116962433">
                <text:p>-0.102781116962433</text:p>
              </table:table-cell>
              <table:table-cell office:value-type="float" office:value="0.008561">
                <text:p>0.008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02102257311344">
                <text:p>-0.102102257311344</text:p>
              </table:table-cell>
              <table:table-cell office:value-type="float" office:value="0.008572">
                <text:p>0.008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01350203156471">
                <text:p>-0.101350203156471</text:p>
              </table:table-cell>
              <table:table-cell office:value-type="float" office:value="0.008671">
                <text:p>0.008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00089646875858">
                <text:p>-0.100089646875858</text:p>
              </table:table-cell>
              <table:table-cell office:value-type="float" office:value="0.008773">
                <text:p>0.008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991642102599144">
                <text:p>-0.0991642102599144</text:p>
              </table:table-cell>
              <table:table-cell office:value-type="float" office:value="0.00891">
                <text:p>0.00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981732755899429">
                <text:p>-0.0981732755899429</text:p>
              </table:table-cell>
              <table:table-cell office:value-type="float" office:value="0.009073">
                <text:p>0.009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11350804567337">
                <text:p>-0.111350804567337</text:p>
              </table:table-cell>
              <table:table-cell office:value-type="float" office:value="0.009121">
                <text:p>0.009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10638022422791">
                <text:p>-0.110638022422791</text:p>
              </table:table-cell>
              <table:table-cell office:value-type="float" office:value="0.009219">
                <text:p>0.009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09547890722752">
                <text:p>-0.109547890722752</text:p>
              </table:table-cell>
              <table:table-cell office:value-type="float" office:value="0.009192">
                <text:p>0.009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08897559344769">
                <text:p>-0.108897559344769</text:p>
              </table:table-cell>
              <table:table-cell office:value-type="float" office:value="0.009161">
                <text:p>0.009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0743573307991">
                <text:p>-0.10743573307991</text:p>
              </table:table-cell>
              <table:table-cell office:value-type="float" office:value="0.009136">
                <text:p>0.009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06638565659523">
                <text:p>-0.106638565659523</text:p>
              </table:table-cell>
              <table:table-cell office:value-type="float" office:value="0.009096">
                <text:p>0.009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04938194155693">
                <text:p>-0.104938194155693</text:p>
              </table:table-cell>
              <table:table-cell office:value-type="float" office:value="0.009066">
                <text:p>0.009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104042641818523">
                <text:p>-0.104042641818523</text:p>
              </table:table-cell>
              <table:table-cell office:value-type="float" office:value="0.008972">
                <text:p>0.008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02175205945969">
                <text:p>-0.102175205945969</text:p>
              </table:table-cell>
              <table:table-cell office:value-type="float" office:value="0.008897">
                <text:p>0.008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00219771265984">
                <text:p>-0.100219771265984</text:p>
              </table:table-cell>
              <table:table-cell office:value-type="float" office:value="0.008939">
                <text:p>0.008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992130264639854">
                <text:p>-0.0992130264639854</text:p>
              </table:table-cell>
              <table:table-cell office:value-type="float" office:value="0.008768">
                <text:p>0.008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971475467085839">
                <text:p>-0.0971475467085839</text:p>
              </table:table-cell>
              <table:table-cell office:value-type="float" office:value="0.008633">
                <text:p>0.008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950189903378487">
                <text:p>-0.0950189903378487</text:p>
              </table:table-cell>
              <table:table-cell office:value-type="float" office:value="0.008582">
                <text:p>0.008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928333550691605">
                <text:p>-0.0928333550691605</text:p>
              </table:table-cell>
              <table:table-cell office:value-type="float" office:value="0.008482">
                <text:p>0.008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917207375168801">
                <text:p>-0.0917207375168801</text:p>
              </table:table-cell>
              <table:table-cell office:value-type="float" office:value="0.00829">
                <text:p>0.00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89458629488945">
                <text:p>-0.089458629488945</text:p>
              </table:table-cell>
              <table:table-cell office:value-type="float" office:value="0.003315">
                <text:p>0.00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883101597428322">
                <text:p>-0.0883101597428322</text:p>
              </table:table-cell>
              <table:table-cell office:value-type="float" office:value="0.001856">
                <text:p>0.00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848005935549736">
                <text:p>-0.0848005935549736</text:p>
              </table:table-cell>
              <table:table-cell office:value-type="float" office:value="0.002032">
                <text:p>0.00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812038332223892">
                <text:p>-0.0812038332223892</text:p>
              </table:table-cell>
              <table:table-cell office:value-type="float" office:value="0.00217">
                <text:p>0.00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799874365329742">
                <text:p>-0.0799874365329742</text:p>
              </table:table-cell>
              <table:table-cell office:value-type="float" office:value="0.002307">
                <text:p>0.002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775307938456535">
                <text:p>-0.0775307938456535</text:p>
              </table:table-cell>
              <table:table-cell office:value-type="float" office:value="0.002602">
                <text:p>0.002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737919062376022">
                <text:p>-0.0737919062376022</text:p>
              </table:table-cell>
              <table:table-cell office:value-type="float" office:value="0.002885">
                <text:p>0.002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7126784324646">
                <text:p>-0.07126784324646</text:p>
              </table:table-cell>
              <table:table-cell office:value-type="float" office:value="0.003104">
                <text:p>0.003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687220245599747">
                <text:p>-0.0687220245599747</text:p>
              </table:table-cell>
              <table:table-cell office:value-type="float" office:value="0.003292">
                <text:p>0.003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67441925406456">
                <text:p>-0.067441925406456</text:p>
              </table:table-cell>
              <table:table-cell office:value-type="float" office:value="0.003427">
                <text:p>0.003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648690685629845">
                <text:p>-0.0648690685629845</text:p>
              </table:table-cell>
              <table:table-cell office:value-type="float" office:value="0.003578">
                <text:p>0.003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635770559310913">
                <text:p>-0.0635770559310913</text:p>
              </table:table-cell>
              <table:table-cell office:value-type="float" office:value="0.003623">
                <text:p>0.003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596829243004322">
                <text:p>-0.0596829243004322</text:p>
              </table:table-cell>
              <table:table-cell office:value-type="float" office:value="0.003204">
                <text:p>0.003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570753589272499">
                <text:p>-0.0570753589272499</text:p>
              </table:table-cell>
              <table:table-cell office:value-type="float" office:value="0.002416">
                <text:p>0.002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531538426876068">
                <text:p>-0.0531538426876068</text:p>
              </table:table-cell>
              <table:table-cell office:value-type="float" office:value="0.002104">
                <text:p>0.002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50536822527647">
                <text:p>-0.050536822527647</text:p>
              </table:table-cell>
              <table:table-cell office:value-type="float" office:value="0.001767">
                <text:p>0.001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492285341024399">
                <text:p>-0.0492285341024399</text:p>
              </table:table-cell>
              <table:table-cell office:value-type="float" office:value="0.001819">
                <text:p>0.001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453085638582707">
                <text:p>-0.0453085638582707</text:p>
              </table:table-cell>
              <table:table-cell office:value-type="float" office:value="0.001988">
                <text:p>0.001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44004712253809">
                <text:p>-0.044004712253809</text:p>
              </table:table-cell>
              <table:table-cell office:value-type="float" office:value="0.002399">
                <text:p>0.00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414031222462654">
                <text:p>-0.0414031222462654</text:p>
              </table:table-cell>
              <table:table-cell office:value-type="float" office:value="0.002739">
                <text:p>0.002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401060804724693">
                <text:p>-0.0401060804724693</text:p>
              </table:table-cell>
              <table:table-cell office:value-type="float" office:value="0.003194">
                <text:p>0.003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375211089849472">
                <text:p>-0.0375211089849472</text:p>
              </table:table-cell>
              <table:table-cell office:value-type="float" office:value="0.003284">
                <text:p>0.003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336713679134846">
                <text:p>-0.0336713679134846</text:p>
              </table:table-cell>
              <table:table-cell office:value-type="float" office:value="0.0033">
                <text:p>0.0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311270225793123">
                <text:p>-0.0311270225793123</text:p>
              </table:table-cell>
              <table:table-cell office:value-type="float" office:value="0.003603">
                <text:p>0.00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298624560236931">
                <text:p>-0.0298624560236931</text:p>
              </table:table-cell>
              <table:table-cell office:value-type="float" office:value="0.003679">
                <text:p>0.003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273500923067331">
                <text:p>-0.0273500923067331</text:p>
              </table:table-cell>
              <table:table-cell office:value-type="float" office:value="0.00316">
                <text:p>0.00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48621497303247">
                <text:p>-0.0248621497303247</text:p>
              </table:table-cell>
              <table:table-cell office:value-type="float" office:value="0.002524">
                <text:p>0.002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236280951648951">
                <text:p>-0.0236280951648951</text:p>
              </table:table-cell>
              <table:table-cell office:value-type="float" office:value="0.002701">
                <text:p>0.002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211813449859619">
                <text:p>-0.0211813449859619</text:p>
              </table:table-cell>
              <table:table-cell office:value-type="float" office:value="0.003036">
                <text:p>0.003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199692379683256">
                <text:p>-0.0199692379683256</text:p>
              </table:table-cell>
              <table:table-cell office:value-type="float" office:value="0.003519">
                <text:p>0.003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175690706819296">
                <text:p>-0.0175690706819296</text:p>
              </table:table-cell>
              <table:table-cell office:value-type="float" office:value="0.004628">
                <text:p>0.004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163815952837467">
                <text:p>-0.0163815952837467</text:p>
              </table:table-cell>
              <table:table-cell office:value-type="float" office:value="0.005645">
                <text:p>0.005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140333231538534">
                <text:p>-0.0140333231538534</text:p>
              </table:table-cell>
              <table:table-cell office:value-type="float" office:value="0.006263">
                <text:p>0.006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128731168806553">
                <text:p>-0.0128731168806553</text:p>
              </table:table-cell>
              <table:table-cell office:value-type="float" office:value="0.006603">
                <text:p>0.006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117225609719753">
                <text:p>-0.0117225609719753</text:p>
              </table:table-cell>
              <table:table-cell office:value-type="float" office:value="0.006514">
                <text:p>0.006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945156160742044">
                <text:p>-0.00945156160742044</text:p>
              </table:table-cell>
              <table:table-cell office:value-type="float" office:value="0.006859">
                <text:p>0.006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722261378541589">
                <text:p>-0.00722261378541589</text:p>
              </table:table-cell>
              <table:table-cell office:value-type="float" office:value="0.006992">
                <text:p>0.006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503798434510827">
                <text:p>-0.00503798434510827</text:p>
              </table:table-cell>
              <table:table-cell office:value-type="float" office:value="0.00715">
                <text:p>0.00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289985886774957">
                <text:p>-0.00289985886774957</text:p>
              </table:table-cell>
              <table:table-cell office:value-type="float" office:value="0.00698">
                <text:p>0.00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0810492318123579">
                <text:p>-0.000810492318123579</text:p>
              </table:table-cell>
              <table:table-cell office:value-type="float" office:value="0.007066">
                <text:p>0.007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2279519578442">
                <text:p>0.0012279519578442</text:p>
              </table:table-cell>
              <table:table-cell office:value-type="float" office:value="0.006993">
                <text:p>0.006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418534362688661">
                <text:p>0.00418534362688661</text:p>
              </table:table-cell>
              <table:table-cell office:value-type="float" office:value="0.007151">
                <text:p>0.007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608694925904274">
                <text:p>0.00608694925904274</text:p>
              </table:table-cell>
              <table:table-cell office:value-type="float" office:value="0.007264">
                <text:p>0.007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793004781007767">
                <text:p>0.00793004781007767</text:p>
              </table:table-cell>
              <table:table-cell office:value-type="float" office:value="0.007913">
                <text:p>0.007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882897712290287">
                <text:p>0.00882897712290287</text:p>
              </table:table-cell>
              <table:table-cell office:value-type="float" office:value="0.008746">
                <text:p>0.008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971249118447304">
                <text:p>0.00971249118447304</text:p>
              </table:table-cell>
              <table:table-cell office:value-type="float" office:value="0.009989">
                <text:p>0.009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14321205765009">
                <text:p>0.0114321205765009</text:p>
              </table:table-cell>
              <table:table-cell office:value-type="float" office:value="0.011391">
                <text:p>0.011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30868228152394">
                <text:p>0.0130868228152394</text:p>
              </table:table-cell>
              <table:table-cell office:value-type="float" office:value="0.016547">
                <text:p>0.016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38891460373998">
                <text:p>0.0138891460373998</text:p>
              </table:table-cell>
              <table:table-cell office:value-type="float" office:value="0.01768">
                <text:p>0.01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54424011707306">
                <text:p>0.0154424011707306</text:p>
              </table:table-cell>
              <table:table-cell office:value-type="float" office:value="0.018601">
                <text:p>0.018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6925347968936">
                <text:p>0.016925347968936</text:p>
              </table:table-cell>
              <table:table-cell office:value-type="float" office:value="0.019293">
                <text:p>0.019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76397878676653">
                <text:p>0.0176397878676653</text:p>
              </table:table-cell>
              <table:table-cell office:value-type="float" office:value="0.019372">
                <text:p>0.019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90131962299347">
                <text:p>0.0190131962299347</text:p>
              </table:table-cell>
              <table:table-cell office:value-type="float" office:value="0.01913">
                <text:p>0.01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03108694404364">
                <text:p>0.0203108694404364</text:p>
              </table:table-cell>
              <table:table-cell office:value-type="float" office:value="0.018532">
                <text:p>0.018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15306244790554">
                <text:p>0.0215306244790554</text:p>
              </table:table-cell>
              <table:table-cell office:value-type="float" office:value="0.017546">
                <text:p>0.017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2670229896903">
                <text:p>0.022670229896903</text:p>
              </table:table-cell>
              <table:table-cell office:value-type="float" office:value="0.016586">
                <text:p>0.016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37274654209614">
                <text:p>0.0237274654209614</text:p>
              </table:table-cell>
              <table:table-cell office:value-type="float" office:value="0.015804">
                <text:p>0.015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47000195086002">
                <text:p>0.0247000195086002</text:p>
              </table:table-cell>
              <table:table-cell office:value-type="float" office:value="0.015202">
                <text:p>0.015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55856513977051">
                <text:p>0.0255856513977051</text:p>
              </table:table-cell>
              <table:table-cell office:value-type="float" office:value="0.01493">
                <text:p>0.01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59951651096344">
                <text:p>0.0259951651096344</text:p>
              </table:table-cell>
              <table:table-cell office:value-type="float" office:value="0.015216">
                <text:p>0.015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67460476607084">
                <text:p>0.0267460476607084</text:p>
              </table:table-cell>
              <table:table-cell office:value-type="float" office:value="0.015902">
                <text:p>0.015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70868502557278">
                <text:p>0.0270868502557278</text:p>
              </table:table-cell>
              <table:table-cell office:value-type="float" office:value="0.016825">
                <text:p>0.016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76976525783539">
                <text:p>0.0276976525783539</text:p>
              </table:table-cell>
              <table:table-cell office:value-type="float" office:value="0.017945">
                <text:p>0.017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79670562595129">
                <text:p>0.0279670562595129</text:p>
              </table:table-cell>
              <table:table-cell office:value-type="float" office:value="0.019351">
                <text:p>0.019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84323263913393">
                <text:p>0.0284323263913393</text:p>
              </table:table-cell>
              <table:table-cell office:value-type="float" office:value="0.020819">
                <text:p>0.020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89417803287506">
                <text:p>0.0289417803287506</text:p>
              </table:table-cell>
              <table:table-cell office:value-type="float" office:value="0.022327">
                <text:p>0.022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91519723832607">
                <text:p>0.0291519723832607</text:p>
              </table:table-cell>
              <table:table-cell office:value-type="float" office:value="0.024136">
                <text:p>0.024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92172841727734">
                <text:p>0.0292172841727734</text:p>
              </table:table-cell>
              <table:table-cell office:value-type="float" office:value="0.02571">
                <text:p>0.02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9279638081789">
                <text:p>0.029279638081789</text:p>
              </table:table-cell>
              <table:table-cell office:value-type="float" office:value="0.027207">
                <text:p>0.027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9258256778121">
                <text:p>0.029258256778121</text:p>
              </table:table-cell>
              <table:table-cell office:value-type="float" office:value="0.028515">
                <text:p>0.028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92305797338486">
                <text:p>0.0292305797338486</text:p>
              </table:table-cell>
              <table:table-cell office:value-type="float" office:value="0.029195">
                <text:p>0.029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91540753096342">
                <text:p>0.0291540753096342</text:p>
              </table:table-cell>
              <table:table-cell office:value-type="float" office:value="0.029727">
                <text:p>0.029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90561709553003">
                <text:p>0.0290561709553003</text:p>
              </table:table-cell>
              <table:table-cell office:value-type="float" office:value="0.029792">
                <text:p>0.029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90010403841734">
                <text:p>0.0290010403841734</text:p>
              </table:table-cell>
              <table:table-cell office:value-type="float" office:value="0.029819">
                <text:p>0.029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89424620568752">
                <text:p>0.0289424620568752</text:p>
              </table:table-cell>
              <table:table-cell office:value-type="float" office:value="0.029659">
                <text:p>0.029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88164932280779">
                <text:p>0.0288164932280779</text:p>
              </table:table-cell>
              <table:table-cell office:value-type="float" office:value="0.029513">
                <text:p>0.029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86805406212807">
                <text:p>0.0286805406212807</text:p>
              </table:table-cell>
              <table:table-cell office:value-type="float" office:value="0.029346">
                <text:p>0.029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86093018949032">
                <text:p>0.0286093018949032</text:p>
              </table:table-cell>
              <table:table-cell office:value-type="float" office:value="0.02901">
                <text:p>0.02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84609012305737">
                <text:p>0.0284609012305737</text:p>
              </table:table-cell>
              <table:table-cell office:value-type="float" office:value="0.028895">
                <text:p>0.028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8383931145072">
                <text:p>0.028383931145072</text:p>
              </table:table-cell>
              <table:table-cell office:value-type="float" office:value="0.037864">
                <text:p>0.037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83052045851946">
                <text:p>0.0283052045851946</text:p>
              </table:table-cell>
              <table:table-cell office:value-type="float" office:value="0.03782">
                <text:p>0.03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8142673894763">
                <text:p>0.028142673894763</text:p>
              </table:table-cell>
              <table:table-cell office:value-type="float" office:value="0.037947">
                <text:p>0.037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79735997319222">
                <text:p>0.0279735997319222</text:p>
              </table:table-cell>
              <table:table-cell office:value-type="float" office:value="0.038655">
                <text:p>0.038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77981944382191">
                <text:p>0.0277981944382191</text:p>
              </table:table-cell>
              <table:table-cell office:value-type="float" office:value="0.039297">
                <text:p>0.039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77081541717052">
                <text:p>0.0277081541717052</text:p>
              </table:table-cell>
              <table:table-cell office:value-type="float" office:value="0.039894">
                <text:p>0.039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75235418230295">
                <text:p>0.0275235418230295</text:p>
              </table:table-cell>
              <table:table-cell office:value-type="float" office:value="0.040562">
                <text:p>0.040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72354837507009">
                <text:p>0.0272354837507009</text:p>
              </table:table-cell>
              <table:table-cell office:value-type="float" office:value="0.040898">
                <text:p>0.040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71365474909544">
                <text:p>0.0271365474909544</text:p>
              </table:table-cell>
              <table:table-cell office:value-type="float" office:value="0.041431">
                <text:p>0.041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69344281405211">
                <text:p>0.0269344281405211</text:p>
              </table:table-cell>
              <table:table-cell office:value-type="float" office:value="0.041713">
                <text:p>0.04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68312972038984">
                <text:p>0.0268312972038984</text:p>
              </table:table-cell>
              <table:table-cell office:value-type="float" office:value="0.041996">
                <text:p>0.041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66209840774536">
                <text:p>0.0266209840774536</text:p>
              </table:table-cell>
              <table:table-cell office:value-type="float" office:value="0.041975">
                <text:p>0.041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64054387807846">
                <text:p>0.0264054387807846</text:p>
              </table:table-cell>
              <table:table-cell office:value-type="float" office:value="0.041679">
                <text:p>0.041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629579231143">
                <text:p>0.02629579231143</text:p>
              </table:table-cell>
              <table:table-cell office:value-type="float" office:value="0.040033">
                <text:p>0.040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60728988796473">
                <text:p>0.0260728988796473</text:p>
              </table:table-cell>
              <table:table-cell office:value-type="float" office:value="0.037069">
                <text:p>0.037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58454419672489">
                <text:p>0.0258454419672489</text:p>
              </table:table-cell>
              <table:table-cell office:value-type="float" office:value="0.033403">
                <text:p>0.033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57300995290279">
                <text:p>0.0257300995290279</text:p>
              </table:table-cell>
              <table:table-cell office:value-type="float" office:value="0.028943">
                <text:p>0.028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54964083433151">
                <text:p>0.0254964083433151</text:p>
              </table:table-cell>
              <table:table-cell office:value-type="float" office:value="0.024303">
                <text:p>0.024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5259030982852">
                <text:p>0.025259030982852</text:p>
              </table:table-cell>
              <table:table-cell office:value-type="float" office:value="0.019478">
                <text:p>0.019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5139082223177">
                <text:p>0.025139082223177</text:p>
              </table:table-cell>
              <table:table-cell office:value-type="float" office:value="0.015555">
                <text:p>0.01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48969364911318">
                <text:p>0.0248969364911318</text:p>
              </table:table-cell>
              <table:table-cell office:value-type="float" office:value="0.011406">
                <text:p>0.011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46521569788456">
                <text:p>0.0246521569788456</text:p>
              </table:table-cell>
              <table:table-cell office:value-type="float" office:value="0.007483">
                <text:p>0.007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44052074849606">
                <text:p>0.0244052074849606</text:p>
              </table:table-cell>
              <table:table-cell office:value-type="float" office:value="0.003912">
                <text:p>0.003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41565704345703">
                <text:p>0.0241565704345703</text:p>
              </table:table-cell>
              <table:table-cell office:value-type="float" office:value="0.00093">
                <text:p>0.00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40317899733782">
                <text:p>0.0240317899733782</text:p>
              </table:table-cell>
              <table:table-cell office:value-type="float" office:value="-0.00109">
                <text:p>-0.00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39067934453487">
                <text:p>0.0239067934453487</text:p>
              </table:table-cell>
              <table:table-cell office:value-type="float" office:value="-0.002615">
                <text:p>-0.002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35312059521675">
                <text:p>0.0235312059521675</text:p>
              </table:table-cell>
              <table:table-cell office:value-type="float" office:value="-0.00381">
                <text:p>-0.00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32809986919165">
                <text:p>0.0232809986919165</text:p>
              </table:table-cell>
              <table:table-cell office:value-type="float" office:value="-0.004563">
                <text:p>-0.004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30316147208214">
                <text:p>0.0230316147208214</text:p>
              </table:table-cell>
              <table:table-cell office:value-type="float" office:value="-0.005132">
                <text:p>-0.005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27836035192013">
                <text:p>0.0227836035192013</text:p>
              </table:table-cell>
              <table:table-cell office:value-type="float" office:value="-0.020178">
                <text:p>-0.020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26603243499994">
                <text:p>0.0226603243499994</text:p>
              </table:table-cell>
              <table:table-cell office:value-type="float" office:value="-0.020186">
                <text:p>-0.020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24155765026808">
                <text:p>0.0224155765026808</text:p>
              </table:table-cell>
              <table:table-cell office:value-type="float" office:value="-0.019705">
                <text:p>-0.019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20541004091501">
                <text:p>0.0220541004091501</text:p>
              </table:table-cell>
              <table:table-cell office:value-type="float" office:value="-0.01865">
                <text:p>-0.01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19354182481766">
                <text:p>0.0219354182481766</text:p>
              </table:table-cell>
              <table:table-cell office:value-type="float" office:value="-0.01785">
                <text:p>-0.01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1701218560338">
                <text:p>0.021701218560338</text:p>
              </table:table-cell>
              <table:table-cell office:value-type="float" office:value="-0.016987">
                <text:p>-0.016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14717853814363">
                <text:p>0.0214717853814363</text:p>
              </table:table-cell>
              <table:table-cell office:value-type="float" office:value="-0.01567">
                <text:p>-0.01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12476849555969">
                <text:p>0.0212476849555969</text:p>
              </table:table-cell>
              <table:table-cell office:value-type="float" office:value="-0.014203">
                <text:p>-0.014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10295040160418">
                <text:p>0.0210295040160418</text:p>
              </table:table-cell>
              <table:table-cell office:value-type="float" office:value="-0.01268">
                <text:p>-0.0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08178292959929">
                <text:p>0.0208178292959929</text:p>
              </table:table-cell>
              <table:table-cell office:value-type="float" office:value="-0.011161">
                <text:p>-0.011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07146164029837">
                <text:p>0.0207146164029837</text:p>
              </table:table-cell>
              <table:table-cell office:value-type="float" office:value="-0.009979">
                <text:p>-0.009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05137655138969">
                <text:p>0.0205137655138969</text:p>
              </table:table-cell>
              <table:table-cell office:value-type="float" office:value="-0.008646">
                <text:p>-0.008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03208532184362">
                <text:p>0.0203208532184362</text:p>
              </table:table-cell>
              <table:table-cell office:value-type="float" office:value="-0.007464">
                <text:p>-0.007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02275291085243">
                <text:p>0.0202275291085243</text:p>
              </table:table-cell>
              <table:table-cell office:value-type="float" office:value="-0.007255">
                <text:p>-0.007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0047515630722">
                <text:p>0.020047515630722</text:p>
              </table:table-cell>
              <table:table-cell office:value-type="float" office:value="-0.006963">
                <text:p>-0.006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98767837136984">
                <text:p>0.0198767837136984</text:p>
              </table:table-cell>
              <table:table-cell office:value-type="float" office:value="-0.007049">
                <text:p>-0.007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97950564324856">
                <text:p>0.0197950564324856</text:p>
              </table:table-cell>
              <table:table-cell office:value-type="float" office:value="-0.007387">
                <text:p>-0.007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96391586214304">
                <text:p>0.0196391586214304</text:p>
              </table:table-cell>
              <table:table-cell office:value-type="float" office:value="-0.008109">
                <text:p>-0.008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94937866181135">
                <text:p>0.0194937866181135</text:p>
              </table:table-cell>
              <table:table-cell office:value-type="float" office:value="-0.009005">
                <text:p>-0.009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94252133369446">
                <text:p>0.0194252133369446</text:p>
              </table:table-cell>
              <table:table-cell office:value-type="float" office:value="-0.009302">
                <text:p>-0.009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92965604364872">
                <text:p>0.0192965604364872</text:p>
              </table:table-cell>
              <table:table-cell office:value-type="float" office:value="-0.009529">
                <text:p>-0.009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91796254366636">
                <text:p>0.0191796254366636</text:p>
              </table:table-cell>
              <table:table-cell office:value-type="float" office:value="-0.00963">
                <text:p>-0.00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90272387117147">
                <text:p>0.0190272387117147</text:p>
              </table:table-cell>
              <table:table-cell office:value-type="float" office:value="-0.008971">
                <text:p>-0.008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89416650682688">
                <text:p>0.0189416650682688</text:p>
              </table:table-cell>
              <table:table-cell office:value-type="float" office:value="-0.010241">
                <text:p>-0.010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89038217067719">
                <text:p>0.0189038217067719</text:p>
              </table:table-cell>
              <table:table-cell office:value-type="float" office:value="-0.009694">
                <text:p>-0.009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88693981617689">
                <text:p>0.0188693981617689</text:p>
              </table:table-cell>
              <table:table-cell office:value-type="float" office:value="-0.009471">
                <text:p>-0.009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88109297305346">
                <text:p>0.0188109297305346</text:p>
              </table:table-cell>
              <table:table-cell office:value-type="float" office:value="-0.009158">
                <text:p>-0.009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87666974961758">
                <text:p>0.0187666974961758</text:p>
              </table:table-cell>
              <table:table-cell office:value-type="float" office:value="-0.009353">
                <text:p>-0.009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87367517501116">
                <text:p>0.0187367517501116</text:p>
              </table:table-cell>
              <table:table-cell office:value-type="float" office:value="-0.000401">
                <text:p>-0.000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87175888568163">
                <text:p>0.0187175888568163</text:p>
              </table:table-cell>
              <table:table-cell office:value-type="float" office:value="-0.000189">
                <text:p>-0.000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87107734382153">
                <text:p>0.0187107734382153</text:p>
              </table:table-cell>
              <table:table-cell office:value-type="float" office:value="0.000431">
                <text:p>0.000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87009666115046">
                <text:p>0.0187009666115046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869747787714">
                <text:p>0.01869747787714</text:p>
              </table:table-cell>
              <table:table-cell office:value-type="float" office:value="0.012261">
                <text:p>0.012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86906699091196">
                <text:p>0.0186906699091196</text:p>
              </table:table-cell>
              <table:table-cell office:value-type="float" office:value="0.013626">
                <text:p>0.013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86892431229353">
                <text:p>0.0186892431229353</text:p>
              </table:table-cell>
              <table:table-cell office:value-type="float" office:value="0.01467">
                <text:p>0.01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86871886253357">
                <text:p>0.0186871886253357</text:p>
              </table:table-cell>
              <table:table-cell office:value-type="float" office:value="0.015718">
                <text:p>0.015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86858717352152">
                <text:p>0.0186858717352152</text:p>
              </table:table-cell>
              <table:table-cell office:value-type="float" office:value="0.016497">
                <text:p>0.016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86844877898693">
                <text:p>0.0186844877898693</text:p>
              </table:table-cell>
              <table:table-cell office:value-type="float" office:value="0.016323">
                <text:p>0.016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86841432005167">
                <text:p>0.0186841432005167</text:p>
              </table:table-cell>
              <table:table-cell office:value-type="float" office:value="0.016115">
                <text:p>0.016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86840184032917">
                <text:p>0.0186840184032917</text:p>
              </table:table-cell>
              <table:table-cell office:value-type="float" office:value="0.015231">
                <text:p>0.015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86838395893574">
                <text:p>0.0186838395893574</text:p>
              </table:table-cell>
              <table:table-cell office:value-type="float" office:value="0.014616">
                <text:p>0.014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86837278306484">
                <text:p>0.0186837278306484</text:p>
              </table:table-cell>
              <table:table-cell office:value-type="float" office:value="0.013461">
                <text:p>0.013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8683610484004">
                <text:p>0.018683610484004</text:p>
              </table:table-cell>
              <table:table-cell office:value-type="float" office:value="0.012489">
                <text:p>0.012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86835937201977">
                <text:p>0.0186835937201977</text:p>
              </table:table-cell>
              <table:table-cell office:value-type="float" office:value="0.011546">
                <text:p>0.011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86835825443268">
                <text:p>0.0186835825443268</text:p>
              </table:table-cell>
              <table:table-cell office:value-type="float" office:value="0.010873">
                <text:p>0.010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86835639178753">
                <text:p>0.0186835639178753</text:p>
              </table:table-cell>
              <table:table-cell office:value-type="float" office:value="0.011647">
                <text:p>0.011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86835508793592">
                <text:p>0.0186835508793592</text:p>
              </table:table-cell>
              <table:table-cell office:value-type="float" office:value="0.011739">
                <text:p>0.011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86835378408432">
                <text:p>0.0186835378408432</text:p>
              </table:table-cell>
              <table:table-cell office:value-type="float" office:value="0.011309">
                <text:p>0.011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86835359781981">
                <text:p>0.0186835359781981</text:p>
              </table:table-cell>
              <table:table-cell office:value-type="float" office:value="0.01146">
                <text:p>0.01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86835322529078">
                <text:p>0.0186835322529078</text:p>
              </table:table-cell>
              <table:table-cell office:value-type="float" office:value="0.0113">
                <text:p>0.0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86835285276175">
                <text:p>0.0186835285276175</text:p>
              </table:table-cell>
              <table:table-cell office:value-type="float" office:value="0.01095">
                <text:p>0.01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86835266649723">
                <text:p>0.0186835266649723</text:p>
              </table:table-cell>
              <table:table-cell office:value-type="float" office:value="0.011286">
                <text:p>0.011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86835266649723">
                <text:p>0.0186835266649723</text:p>
              </table:table-cell>
              <table:table-cell office:value-type="float" office:value="0.010895">
                <text:p>0.010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86835266649723">
                <text:p>0.0186835266649723</text:p>
              </table:table-cell>
              <table:table-cell office:value-type="float" office:value="0.010672">
                <text:p>0.010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86835266649723">
                <text:p>0.0186835266649723</text:p>
              </table:table-cell>
              <table:table-cell office:value-type="float" office:value="0.010837">
                <text:p>0.010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308">
                <text:p>0.009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8996">
                <text:p>0.008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8468">
                <text:p>0.008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7418">
                <text:p>0.007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702">
                <text:p>0.00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6287">
                <text:p>0.006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5632">
                <text:p>0.0056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648cm" svg:height="6.812cm" xlink:href=".." xlink:type="simple" chart:class="chart:line" chart:style-name="ch1">
        <chart:title svg:x="4.947cm" svg:y="0.271cm" chart:style-name="ch2">
          <text:p>wY Torso</text:p>
        </chart:title>
        <chart:legend chart:legend-position="end" svg:x="8.373cm" svg:y="2.688cm" style:legend-expansion="high" chart:style-name="ch3"/>
        <chart:plot-area chart:style-name="ch4" table:cell-range-address="Torso.E1:Torso.E285 Torso.M1:Torso.M1 Torso.M100:Torso.M440 Torso.P1:Torso.P1 Torso.P150:Torso.P403" chart:data-source-has-labels="row" svg:x="0.232cm" svg:y="1.134cm" svg:width="7.909cm" svg:height="5.542cm">
          <chartooo:coordinate-region svg:x="0.889cm" svg:y="1.307cm" svg:width="7.252cm" svg:height="4.4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orso.E2:Torso.E285" chart:label-cell-address="Torso.E1:Torso.E1" chart:class="chart:line">
            <chart:data-point chart:repeated="284"/>
          </chart:series>
          <chart:series chart:style-name="ch9" chart:values-cell-range-address="Torso.M100:Torso.M440" chart:label-cell-address="Torso.M1:Torso.M1" chart:class="chart:line">
            <chart:data-point chart:repeated="341"/>
          </chart:series>
          <chart:series chart:style-name="ch10" chart:values-cell-range-address="Torso.P150:Torso.P403" chart:label-cell-address="Torso.P1:Torso.P1" chart:class="chart:line">
            <chart:data-point chart:repeated="2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Y Nao</text:p>
                <draw:g>
                  <svg:desc>Torso.E1:Torso.E1</svg:desc>
                </draw:g>
              </table:table-cell>
              <table:table-cell office:value-type="string">
                <text:p>wY MoCap (Z)</text:p>
                <draw:g>
                  <svg:desc>Torso.M1:Torso.M1</svg:desc>
                </draw:g>
              </table:table-cell>
              <table:table-cell office:value-type="string">
                <text:p>Y Corr</text:p>
                <draw:g>
                  <svg:desc>Torso.P1:Torso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153218524064869">
                <text:p>-0.00153218524064869</text:p>
                <draw:g>
                  <svg:desc>Torso.E2:Torso.E285</svg:desc>
                </draw:g>
              </table:table-cell>
              <table:table-cell office:value-type="float" office:value="0.082007">
                <text:p>0.082007</text:p>
                <draw:g>
                  <svg:desc>Torso.M100:Torso.M440</svg:desc>
                </draw:g>
              </table:table-cell>
              <table:table-cell office:value-type="float" office:value="-0.28509325696081">
                <text:p>-0.28509325696081</text:p>
                <draw:g>
                  <svg:desc>Torso.P150:Torso.P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38154199905694">
                <text:p>-0.00238154199905694</text:p>
              </table:table-cell>
              <table:table-cell office:value-type="float" office:value="0.082067">
                <text:p>0.082067</text:p>
              </table:table-cell>
              <table:table-cell office:value-type="float" office:value="-0.28566066772496">
                <text:p>-0.28566066772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302565144374967">
                <text:p>-0.00302565144374967</text:p>
              </table:table-cell>
              <table:table-cell office:value-type="float" office:value="0.082035">
                <text:p>0.082035</text:p>
              </table:table-cell>
              <table:table-cell office:value-type="float" office:value="-0.28571384720144">
                <text:p>-0.28571384720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338836316950619">
                <text:p>-0.00338836316950619</text:p>
              </table:table-cell>
              <table:table-cell office:value-type="float" office:value="0.081878">
                <text:p>0.081878</text:p>
              </table:table-cell>
              <table:table-cell office:value-type="float" office:value="-0.28574191786756">
                <text:p>-0.28574191786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377698498778045">
                <text:p>-0.00377698498778045</text:p>
              </table:table-cell>
              <table:table-cell office:value-type="float" office:value="0.081597">
                <text:p>0.081597</text:p>
              </table:table-cell>
              <table:table-cell office:value-type="float" office:value="-0.28574856655969">
                <text:p>-0.28574856655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44065099209547">
                <text:p>-0.0044065099209547</text:p>
              </table:table-cell>
              <table:table-cell office:value-type="float" office:value="0.08127">
                <text:p>0.08127</text:p>
              </table:table-cell>
              <table:table-cell office:value-type="float" office:value="-0.28576112559376">
                <text:p>-0.28576112559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485589681193233">
                <text:p>-0.00485589681193233</text:p>
              </table:table-cell>
              <table:table-cell office:value-type="float" office:value="0.080825">
                <text:p>0.080825</text:p>
              </table:table-cell>
              <table:table-cell office:value-type="float" office:value="-0.28575817048064">
                <text:p>-0.28575817048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532795302569866">
                <text:p>-0.00532795302569866</text:p>
              </table:table-cell>
              <table:table-cell office:value-type="float" office:value="0.080433">
                <text:p>0.080433</text:p>
              </table:table-cell>
              <table:table-cell office:value-type="float" office:value="-0.28574635031296">
                <text:p>-0.28574635031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582172581925988">
                <text:p>-0.00582172581925988</text:p>
              </table:table-cell>
              <table:table-cell office:value-type="float" office:value="0.080031">
                <text:p>0.080031</text:p>
              </table:table-cell>
              <table:table-cell office:value-type="float" office:value="-0.28573600804004">
                <text:p>-0.28573600804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607646582648158">
                <text:p>-0.00607646582648158</text:p>
              </table:table-cell>
              <table:table-cell office:value-type="float" office:value="0.078525">
                <text:p>0.078525</text:p>
              </table:table-cell>
              <table:table-cell office:value-type="float" office:value="-0.28573379188409">
                <text:p>-0.285733791884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660105561837554">
                <text:p>-0.00660105561837554</text:p>
              </table:table-cell>
              <table:table-cell office:value-type="float" office:value="0.078063">
                <text:p>0.078063</text:p>
              </table:table-cell>
              <table:table-cell office:value-type="float" office:value="-0.28573157574416">
                <text:p>-0.28573157574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714498152956367">
                <text:p>-0.00714498152956367</text:p>
              </table:table-cell>
              <table:table-cell office:value-type="float" office:value="0.077654">
                <text:p>0.077654</text:p>
              </table:table-cell>
              <table:table-cell office:value-type="float" office:value="-0.28571606321321">
                <text:p>-0.285716063213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742390844970941">
                <text:p>-0.00742390844970941</text:p>
              </table:table-cell>
              <table:table-cell office:value-type="float" office:value="0.077197">
                <text:p>0.077197</text:p>
              </table:table-cell>
              <table:table-cell office:value-type="float" office:value="-0.28570719926225">
                <text:p>-0.28570719926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79950662329793">
                <text:p>-0.0079950662329793</text:p>
              </table:table-cell>
              <table:table-cell office:value-type="float" office:value="0.076711">
                <text:p>0.076711</text:p>
              </table:table-cell>
              <table:table-cell office:value-type="float" office:value="-0.285688733521">
                <text:p>-0.285688733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828707031905651">
                <text:p>-0.00828707031905651</text:p>
              </table:table-cell>
              <table:table-cell office:value-type="float" office:value="0.075959">
                <text:p>0.075959</text:p>
              </table:table-cell>
              <table:table-cell office:value-type="float" office:value="-0.28567691603044">
                <text:p>-0.285676916030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858319643884897">
                <text:p>-0.00858319643884897</text:p>
              </table:table-cell>
              <table:table-cell office:value-type="float" office:value="0.075445">
                <text:p>0.075445</text:p>
              </table:table-cell>
              <table:table-cell office:value-type="float" office:value="-0.28565475946384">
                <text:p>-0.28565475946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918732583522797">
                <text:p>-0.00918732583522797</text:p>
              </table:table-cell>
              <table:table-cell office:value-type="float" office:value="0.074965">
                <text:p>0.074965</text:p>
              </table:table-cell>
              <table:table-cell office:value-type="float" office:value="-0.28562595832225">
                <text:p>-0.28562595832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980650167912245">
                <text:p>-0.00980650167912245</text:p>
              </table:table-cell>
              <table:table-cell office:value-type="float" office:value="0.074525">
                <text:p>0.074525</text:p>
              </table:table-cell>
              <table:table-cell office:value-type="float" office:value="-0.28560602065636">
                <text:p>-0.28560602065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01214442402124">
                <text:p>-0.0101214442402124</text:p>
              </table:table-cell>
              <table:table-cell office:value-type="float" office:value="0.074203">
                <text:p>0.074203</text:p>
              </table:table-cell>
              <table:table-cell office:value-type="float" office:value="-0.285563195984">
                <text:p>-0.285563195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07613988220692">
                <text:p>-0.0107613988220692</text:p>
              </table:table-cell>
              <table:table-cell office:value-type="float" office:value="0.073779">
                <text:p>0.073779</text:p>
              </table:table-cell>
              <table:table-cell office:value-type="float" office:value="-0.28551373355761">
                <text:p>-0.285513733557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10861826688051">
                <text:p>-0.0110861826688051</text:p>
              </table:table-cell>
              <table:table-cell office:value-type="float" office:value="0.073473">
                <text:p>0.073473</text:p>
              </table:table-cell>
              <table:table-cell office:value-type="float" office:value="-0.28546501718881">
                <text:p>-0.28546501718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17448018863797">
                <text:p>-0.0117448018863797</text:p>
              </table:table-cell>
              <table:table-cell office:value-type="float" office:value="0.073066">
                <text:p>0.073066</text:p>
              </table:table-cell>
              <table:table-cell office:value-type="float" office:value="-0.28542442613776">
                <text:p>-0.285424426137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27535341307521">
                <text:p>-0.0127535341307521</text:p>
              </table:table-cell>
              <table:table-cell office:value-type="float" office:value="0.072483">
                <text:p>0.072483</text:p>
              </table:table-cell>
              <table:table-cell office:value-type="float" office:value="-0.28540302575161">
                <text:p>-0.285403025751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130948508158326">
                <text:p>-0.0130948508158326</text:p>
              </table:table-cell>
              <table:table-cell office:value-type="float" office:value="0.07193">
                <text:p>0.07193</text:p>
              </table:table-cell>
              <table:table-cell office:value-type="float" office:value="-0.28539417085729">
                <text:p>-0.28539417085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37843964621425">
                <text:p>-0.0137843964621425</text:p>
              </table:table-cell>
              <table:table-cell office:value-type="float" office:value="0.071347">
                <text:p>0.071347</text:p>
              </table:table-cell>
              <table:table-cell office:value-type="float" office:value="-0.28539638455684">
                <text:p>-0.285396384556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41323916614056">
                <text:p>-0.0141323916614056</text:p>
              </table:table-cell>
              <table:table-cell office:value-type="float" office:value="0.070944">
                <text:p>0.070944</text:p>
              </table:table-cell>
              <table:table-cell office:value-type="float" office:value="-0.28544656604356">
                <text:p>-0.28544656604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48342531174421">
                <text:p>-0.0148342531174421</text:p>
              </table:table-cell>
              <table:table-cell office:value-type="float" office:value="0.070676">
                <text:p>0.070676</text:p>
              </table:table-cell>
              <table:table-cell office:value-type="float" office:value="-0.285481993225">
                <text:p>-0.285481993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51878800243139">
                <text:p>-0.0151878800243139</text:p>
              </table:table-cell>
              <table:table-cell office:value-type="float" office:value="0.070595">
                <text:p>0.070595</text:p>
              </table:table-cell>
              <table:table-cell office:value-type="float" office:value="-0.28552406832961">
                <text:p>-0.28552406832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58999375998974">
                <text:p>-0.0158999375998974</text:p>
              </table:table-cell>
              <table:table-cell office:value-type="float" office:value="0.070742">
                <text:p>0.070742</text:p>
              </table:table-cell>
              <table:table-cell office:value-type="float" office:value="-0.28556024277904">
                <text:p>-0.285560242779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62581466138363">
                <text:p>-0.0162581466138363</text:p>
              </table:table-cell>
              <table:table-cell office:value-type="float" office:value="0.071055">
                <text:p>0.071055</text:p>
              </table:table-cell>
              <table:table-cell office:value-type="float" office:value="-0.28560306703844">
                <text:p>-0.28560306703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169783756136894">
                <text:p>-0.0169783756136894</text:p>
              </table:table-cell>
              <table:table-cell office:value-type="float" office:value="0.071295">
                <text:p>0.071295</text:p>
              </table:table-cell>
              <table:table-cell office:value-type="float" office:value="-0.28564146629284">
                <text:p>-0.285641466292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173401609063149">
                <text:p>-0.0173401609063149</text:p>
              </table:table-cell>
              <table:table-cell office:value-type="float" office:value="0.071562">
                <text:p>0.071562</text:p>
              </table:table-cell>
              <table:table-cell office:value-type="float" office:value="-0.28514633788225">
                <text:p>-0.28514633788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84308290481567">
                <text:p>-0.0184308290481567</text:p>
              </table:table-cell>
              <table:table-cell office:value-type="float" office:value="0.071809">
                <text:p>0.071809</text:p>
              </table:table-cell>
              <table:table-cell office:value-type="float" office:value="-0.28483756580864">
                <text:p>-0.28483756580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18795795738697">
                <text:p>-0.018795795738697</text:p>
              </table:table-cell>
              <table:table-cell office:value-type="float" office:value="0.072058">
                <text:p>0.072058</text:p>
              </table:table-cell>
              <table:table-cell office:value-type="float" office:value="-0.28482430813796">
                <text:p>-0.28482430813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95271708071232">
                <text:p>-0.0195271708071232</text:p>
              </table:table-cell>
              <table:table-cell office:value-type="float" office:value="0.072312">
                <text:p>0.072312</text:p>
              </table:table-cell>
              <table:table-cell office:value-type="float" office:value="-0.28478674786961">
                <text:p>-0.284786747869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198933556675911">
                <text:p>-0.0198933556675911</text:p>
              </table:table-cell>
              <table:table-cell office:value-type="float" office:value="0.072677">
                <text:p>0.072677</text:p>
              </table:table-cell>
              <table:table-cell office:value-type="float" office:value="-0.28472342143249">
                <text:p>-0.28472342143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20259715616703">
                <text:p>-0.020259715616703</text:p>
              </table:table-cell>
              <table:table-cell office:value-type="float" office:value="0.073104">
                <text:p>0.073104</text:p>
              </table:table-cell>
              <table:table-cell office:value-type="float" office:value="-0.28466967792656">
                <text:p>-0.284669677926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217249151319265">
                <text:p>-0.0217249151319265</text:p>
              </table:table-cell>
              <table:table-cell office:value-type="float" office:value="0.074092">
                <text:p>0.074092</text:p>
              </table:table-cell>
              <table:table-cell office:value-type="float" office:value="-0.28461667992464">
                <text:p>-0.284616679924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220906138420105">
                <text:p>-0.0220906138420105</text:p>
              </table:table-cell>
              <table:table-cell office:value-type="float" office:value="0.074345">
                <text:p>0.074345</text:p>
              </table:table-cell>
              <table:table-cell office:value-type="float" office:value="-0.28457399380036">
                <text:p>-0.284573993800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228205546736717">
                <text:p>-0.0228205546736717</text:p>
              </table:table-cell>
              <table:table-cell office:value-type="float" office:value="0.074432">
                <text:p>0.074432</text:p>
              </table:table-cell>
              <table:table-cell office:value-type="float" office:value="-0.28452616301801">
                <text:p>-0.28452616301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235478542745113">
                <text:p>-0.0235478542745113</text:p>
              </table:table-cell>
              <table:table-cell office:value-type="float" office:value="0.074384">
                <text:p>0.074384</text:p>
              </table:table-cell>
              <table:table-cell office:value-type="float" office:value="-0.28446141948025">
                <text:p>-0.284461419480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42716986685991">
                <text:p>-0.0242716986685991</text:p>
              </table:table-cell>
              <table:table-cell office:value-type="float" office:value="0.074253">
                <text:p>0.074253</text:p>
              </table:table-cell>
              <table:table-cell office:value-type="float" office:value="-0.28438271579396">
                <text:p>-0.284382715793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249912682920694">
                <text:p>-0.0249912682920694</text:p>
              </table:table-cell>
              <table:table-cell office:value-type="float" office:value="0.073967">
                <text:p>0.073967</text:p>
              </table:table-cell>
              <table:table-cell office:value-type="float" office:value="-0.284200378129">
                <text:p>-0.2842003781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257057659327984">
                <text:p>-0.0257057659327984</text:p>
              </table:table-cell>
              <table:table-cell office:value-type="float" office:value="0.073652">
                <text:p>0.073652</text:p>
              </table:table-cell>
              <table:table-cell office:value-type="float" office:value="-0.28373914172036">
                <text:p>-0.28373914172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264144297689199">
                <text:p>-0.0264144297689199</text:p>
              </table:table-cell>
              <table:table-cell office:value-type="float" office:value="0.073405">
                <text:p>0.073405</text:p>
              </table:table-cell>
              <table:table-cell office:value-type="float" office:value="-0.28288902231076">
                <text:p>-0.282889022310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27116471901536">
                <text:p>-0.027116471901536</text:p>
              </table:table-cell>
              <table:table-cell office:value-type="float" office:value="0.073185">
                <text:p>0.073185</text:p>
              </table:table-cell>
              <table:table-cell office:value-type="float" office:value="-0.28186547655049">
                <text:p>-0.281865476550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281554274260998">
                <text:p>-0.0281554274260998</text:p>
              </table:table-cell>
              <table:table-cell office:value-type="float" office:value="0.073066">
                <text:p>0.073066</text:p>
              </table:table-cell>
              <table:table-cell office:value-type="float" office:value="-0.28066086422884">
                <text:p>-0.280660864228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291752927005291">
                <text:p>-0.0291752927005291</text:p>
              </table:table-cell>
              <table:table-cell office:value-type="float" office:value="0.072889">
                <text:p>0.072889</text:p>
              </table:table-cell>
              <table:table-cell office:value-type="float" office:value="-0.27933382887025">
                <text:p>-0.279333828870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95105930417776">
                <text:p>-0.0295105930417776</text:p>
              </table:table-cell>
              <table:table-cell office:value-type="float" office:value="0.072774">
                <text:p>0.072774</text:p>
              </table:table-cell>
              <table:table-cell office:value-type="float" office:value="-0.27793142699809">
                <text:p>-0.27793142699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301736444234848">
                <text:p>-0.0301736444234848</text:p>
              </table:table-cell>
              <table:table-cell office:value-type="float" office:value="0.072671">
                <text:p>0.072671</text:p>
              </table:table-cell>
              <table:table-cell office:value-type="float" office:value="-0.27651927963664">
                <text:p>-0.276519279636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30501214787364">
                <text:p>-0.030501214787364</text:p>
              </table:table-cell>
              <table:table-cell office:value-type="float" office:value="0.072604">
                <text:p>0.072604</text:p>
              </table:table-cell>
              <table:table-cell office:value-type="float" office:value="-0.27540208216969">
                <text:p>-0.275402082169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31148049980402">
                <text:p>-0.031148049980402</text:p>
              </table:table-cell>
              <table:table-cell office:value-type="float" office:value="0.073851">
                <text:p>0.073851</text:p>
              </table:table-cell>
              <table:table-cell office:value-type="float" office:value="-0.27365253710689">
                <text:p>-0.273652537106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317832492291927">
                <text:p>-0.0317832492291927</text:p>
              </table:table-cell>
              <table:table-cell office:value-type="float" office:value="0.07387">
                <text:p>0.07387</text:p>
              </table:table-cell>
              <table:table-cell office:value-type="float" office:value="-0.27220492746724">
                <text:p>-0.272204927467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320962555706501">
                <text:p>-0.0320962555706501</text:p>
              </table:table-cell>
              <table:table-cell office:value-type="float" office:value="0.073817">
                <text:p>0.073817</text:p>
              </table:table-cell>
              <table:table-cell office:value-type="float" office:value="-0.27115239728009">
                <text:p>-0.271152397280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327127277851105">
                <text:p>-0.0327127277851105</text:p>
              </table:table-cell>
              <table:table-cell office:value-type="float" office:value="0.073923">
                <text:p>0.073923</text:p>
              </table:table-cell>
              <table:table-cell office:value-type="float" office:value="-0.26986173748036">
                <text:p>-0.269861737480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330160260200501">
                <text:p>-0.0330160260200501</text:p>
              </table:table-cell>
              <table:table-cell office:value-type="float" office:value="0.074006">
                <text:p>0.074006</text:p>
              </table:table-cell>
              <table:table-cell office:value-type="float" office:value="-0.26851516038416">
                <text:p>-0.268515160384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333159379661083">
                <text:p>-0.0333159379661083</text:p>
              </table:table-cell>
              <table:table-cell office:value-type="float" office:value="0.074105">
                <text:p>0.074105</text:p>
              </table:table-cell>
              <table:table-cell office:value-type="float" office:value="-0.26693500410569">
                <text:p>-0.266935004105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339051783084869">
                <text:p>-0.0339051783084869</text:p>
              </table:table-cell>
              <table:table-cell office:value-type="float" office:value="0.074264">
                <text:p>0.074264</text:p>
              </table:table-cell>
              <table:table-cell office:value-type="float" office:value="-0.265079444996">
                <text:p>-0.2650794449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341943725943565">
                <text:p>-0.0341943725943565</text:p>
              </table:table-cell>
              <table:table-cell office:value-type="float" office:value="0.074454">
                <text:p>0.074454</text:p>
              </table:table-cell>
              <table:table-cell office:value-type="float" office:value="-0.26276637269369">
                <text:p>-0.262766372693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347615592181683">
                <text:p>-0.0347615592181683</text:p>
              </table:table-cell>
              <table:table-cell office:value-type="float" office:value="0.074665">
                <text:p>0.074665</text:p>
              </table:table-cell>
              <table:table-cell office:value-type="float" office:value="-0.26080804599401">
                <text:p>-0.260808045994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41370652616024">
                <text:p>-0.041370652616024</text:p>
              </table:table-cell>
              <table:table-cell office:value-type="float" office:value="0.074921">
                <text:p>0.074921</text:p>
              </table:table-cell>
              <table:table-cell office:value-type="float" office:value="-0.25912026995456">
                <text:p>-0.259120269954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414128713309765">
                <text:p>-0.0414128713309765</text:p>
              </table:table-cell>
              <table:table-cell office:value-type="float" office:value="0.075207">
                <text:p>0.075207</text:p>
              </table:table-cell>
              <table:table-cell office:value-type="float" office:value="-0.257181640625">
                <text:p>-0.25718164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415904447436333">
                <text:p>-0.0415904447436333</text:p>
              </table:table-cell>
              <table:table-cell office:value-type="float" office:value="0.075434">
                <text:p>0.075434</text:p>
              </table:table-cell>
              <table:table-cell office:value-type="float" office:value="-0.25493219700409">
                <text:p>-0.254932197004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418521948158741">
                <text:p>-0.0418521948158741</text:p>
              </table:table-cell>
              <table:table-cell office:value-type="float" office:value="0.075614">
                <text:p>0.075614</text:p>
              </table:table-cell>
              <table:table-cell office:value-type="float" office:value="-0.25288453162225">
                <text:p>-0.252884531622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421654917299748">
                <text:p>-0.0421654917299748</text:p>
              </table:table-cell>
              <table:table-cell office:value-type="float" office:value="0.075813">
                <text:p>0.075813</text:p>
              </table:table-cell>
              <table:table-cell office:value-type="float" office:value="-0.25082556147641">
                <text:p>-0.250825561476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425096116960049">
                <text:p>-0.0425096116960049</text:p>
              </table:table-cell>
              <table:table-cell office:value-type="float" office:value="0.075954">
                <text:p>0.075954</text:p>
              </table:table-cell>
              <table:table-cell office:value-type="float" office:value="-0.24875795900416">
                <text:p>-0.248757959004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428713224828243">
                <text:p>-0.0428713224828243</text:p>
              </table:table-cell>
              <table:table-cell office:value-type="float" office:value="0.076026">
                <text:p>0.076026</text:p>
              </table:table-cell>
              <table:table-cell office:value-type="float" office:value="-0.24670155679876">
                <text:p>-0.246701556798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430560261011124">
                <text:p>-0.0430560261011124</text:p>
              </table:table-cell>
              <table:table-cell office:value-type="float" office:value="0.076083">
                <text:p>0.076083</text:p>
              </table:table-cell>
              <table:table-cell office:value-type="float" office:value="-0.24460851401329">
                <text:p>-0.244608514013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432422645390034">
                <text:p>-0.0432422645390034</text:p>
              </table:table-cell>
              <table:table-cell office:value-type="float" office:value="0.075969">
                <text:p>0.075969</text:p>
              </table:table-cell>
              <table:table-cell office:value-type="float" office:value="-0.24251917001809">
                <text:p>-0.242519170018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436171554028988">
                <text:p>-0.0436171554028988</text:p>
              </table:table-cell>
              <table:table-cell office:value-type="float" office:value="0.075813">
                <text:p>0.075813</text:p>
              </table:table-cell>
              <table:table-cell office:value-type="float" office:value="-0.240500941636">
                <text:p>-0.2405009416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439927615225315">
                <text:p>-0.0439927615225315</text:p>
              </table:table-cell>
              <table:table-cell office:value-type="float" office:value="0.075593">
                <text:p>0.075593</text:p>
              </table:table-cell>
              <table:table-cell office:value-type="float" office:value="-0.23856652959241">
                <text:p>-0.238566529592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445534400641918">
                <text:p>-0.0445534400641918</text:p>
              </table:table-cell>
              <table:table-cell office:value-type="float" office:value="0.075361">
                <text:p>0.075361</text:p>
              </table:table-cell>
              <table:table-cell office:value-type="float" office:value="-0.23676107838041">
                <text:p>-0.236761078380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449239388108254">
                <text:p>-0.0449239388108254</text:p>
              </table:table-cell>
              <table:table-cell office:value-type="float" office:value="0.075161">
                <text:p>0.075161</text:p>
              </table:table-cell>
              <table:table-cell office:value-type="float" office:value="-0.23514699797476">
                <text:p>-0.23514699797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452912673354149">
                <text:p>-0.0452912673354149</text:p>
              </table:table-cell>
              <table:table-cell office:value-type="float" office:value="0.074979">
                <text:p>0.074979</text:p>
              </table:table-cell>
              <table:table-cell office:value-type="float" office:value="-0.23408735986649">
                <text:p>-0.234087359866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456552989780903">
                <text:p>-0.0456552989780903</text:p>
              </table:table-cell>
              <table:table-cell office:value-type="float" office:value="0.074845">
                <text:p>0.074845</text:p>
              </table:table-cell>
              <table:table-cell office:value-type="float" office:value="-0.23295843012169">
                <text:p>-0.232958430121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460160635411739">
                <text:p>-0.0460160635411739</text:p>
              </table:table-cell>
              <table:table-cell office:value-type="float" office:value="0.074847">
                <text:p>0.074847</text:p>
              </table:table-cell>
              <table:table-cell office:value-type="float" office:value="-0.23213820906025">
                <text:p>-0.23213820906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463737398386002">
                <text:p>-0.0463737398386002</text:p>
              </table:table-cell>
              <table:table-cell office:value-type="float" office:value="0.074761">
                <text:p>0.074761</text:p>
              </table:table-cell>
              <table:table-cell office:value-type="float" office:value="-0.23163366518921">
                <text:p>-0.231633665189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465514808893204">
                <text:p>-0.0465514808893204</text:p>
              </table:table-cell>
              <table:table-cell office:value-type="float" office:value="0.074734">
                <text:p>0.074734</text:p>
              </table:table-cell>
              <table:table-cell office:value-type="float" office:value="-0.23146378927729">
                <text:p>-0.231463789277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469049662351608">
                <text:p>-0.0469049662351608</text:p>
              </table:table-cell>
              <table:table-cell office:value-type="float" office:value="0.074692">
                <text:p>0.074692</text:p>
              </table:table-cell>
              <table:table-cell office:value-type="float" office:value="-0.23211974210884">
                <text:p>-0.232119742108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470807813107967">
                <text:p>-0.0470807813107967</text:p>
              </table:table-cell>
              <table:table-cell office:value-type="float" office:value="0.074678">
                <text:p>0.074678</text:p>
              </table:table-cell>
              <table:table-cell office:value-type="float" office:value="-0.23246255266409">
                <text:p>-0.232462552664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474306903779507">
                <text:p>-0.0474306903779507</text:p>
              </table:table-cell>
              <table:table-cell office:value-type="float" office:value="0.074575">
                <text:p>0.074575</text:p>
              </table:table-cell>
              <table:table-cell office:value-type="float" office:value="-0.23301107697881">
                <text:p>-0.233011076978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477786175906658">
                <text:p>-0.0477786175906658</text:p>
              </table:table-cell>
              <table:table-cell office:value-type="float" office:value="0.073361">
                <text:p>0.073361</text:p>
              </table:table-cell>
              <table:table-cell office:value-type="float" office:value="-0.23361870686609">
                <text:p>-0.233618706866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479519292712212">
                <text:p>-0.0479519292712212</text:p>
              </table:table-cell>
              <table:table-cell office:value-type="float" office:value="0.07307">
                <text:p>0.07307</text:p>
              </table:table-cell>
              <table:table-cell office:value-type="float" office:value="-0.23413368305956">
                <text:p>-0.234133683059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482974387705326">
                <text:p>-0.0482974387705326</text:p>
              </table:table-cell>
              <table:table-cell office:value-type="float" office:value="0.072883">
                <text:p>0.072883</text:p>
              </table:table-cell>
              <table:table-cell office:value-type="float" office:value="-0.23447993666881">
                <text:p>-0.234479936668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486416630446911">
                <text:p>-0.0486416630446911</text:p>
              </table:table-cell>
              <table:table-cell office:value-type="float" office:value="0.072624">
                <text:p>0.072624</text:p>
              </table:table-cell>
              <table:table-cell office:value-type="float" office:value="-0.23457880208441">
                <text:p>-0.234578802084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8813384026289">
                <text:p>-0.048813384026289</text:p>
              </table:table-cell>
              <table:table-cell office:value-type="float" office:value="0.072346">
                <text:p>0.072346</text:p>
              </table:table-cell>
              <table:table-cell office:value-type="float" office:value="-0.23429920918681">
                <text:p>-0.234299209186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49156203866005">
                <text:p>-0.049156203866005</text:p>
              </table:table-cell>
              <table:table-cell office:value-type="float" office:value="0.071989">
                <text:p>0.071989</text:p>
              </table:table-cell>
              <table:table-cell office:value-type="float" office:value="-0.23362530854656">
                <text:p>-0.233625308546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494983419775963">
                <text:p>-0.0494983419775963</text:p>
              </table:table-cell>
              <table:table-cell office:value-type="float" office:value="0.071684">
                <text:p>0.071684</text:p>
              </table:table-cell>
              <table:table-cell office:value-type="float" office:value="-0.23255745110336">
                <text:p>-0.232557451103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496692210435867">
                <text:p>-0.0496692210435867</text:p>
              </table:table-cell>
              <table:table-cell office:value-type="float" office:value="0.07152">
                <text:p>0.07152</text:p>
              </table:table-cell>
              <table:table-cell office:value-type="float" office:value="-0.23112565964569">
                <text:p>-0.23112565964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500121340155602">
                <text:p>-0.0500121340155602</text:p>
              </table:table-cell>
              <table:table-cell office:value-type="float" office:value="0.07138">
                <text:p>0.07138</text:p>
              </table:table-cell>
              <table:table-cell office:value-type="float" office:value="-0.22943428447225">
                <text:p>-0.22943428447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50188235938549">
                <text:p>-0.050188235938549</text:p>
              </table:table-cell>
              <table:table-cell office:value-type="float" office:value="0.071348">
                <text:p>0.071348</text:p>
              </table:table-cell>
              <table:table-cell office:value-type="float" office:value="-0.227560165049">
                <text:p>-0.2275601650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505600906908512">
                <text:p>-0.0505600906908512</text:p>
              </table:table-cell>
              <table:table-cell office:value-type="float" office:value="0.071408">
                <text:p>0.071408</text:p>
              </table:table-cell>
              <table:table-cell office:value-type="float" office:value="-0.22557588342916">
                <text:p>-0.225575883429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509671270847321">
                <text:p>-0.0509671270847321</text:p>
              </table:table-cell>
              <table:table-cell office:value-type="float" office:value="0.071343">
                <text:p>0.071343</text:p>
              </table:table-cell>
              <table:table-cell office:value-type="float" office:value="-0.22347584397604">
                <text:p>-0.223475843976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511861369013786">
                <text:p>-0.0511861369013786</text:p>
              </table:table-cell>
              <table:table-cell office:value-type="float" office:value="0.071042">
                <text:p>0.071042</text:p>
              </table:table-cell>
              <table:table-cell office:value-type="float" office:value="-0.221295114884">
                <text:p>-0.2212951148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16579449176788">
                <text:p>-0.0516579449176788</text:p>
              </table:table-cell>
              <table:table-cell office:value-type="float" office:value="0.069867">
                <text:p>0.069867</text:p>
              </table:table-cell>
              <table:table-cell office:value-type="float" office:value="-0.21901587210769">
                <text:p>-0.219015872107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19114285707474">
                <text:p>-0.0519114285707474</text:p>
              </table:table-cell>
              <table:table-cell office:value-type="float" office:value="0.068371">
                <text:p>0.068371</text:p>
              </table:table-cell>
              <table:table-cell office:value-type="float" office:value="-0.21659484491329">
                <text:p>-0.216594844913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527443327009678">
                <text:p>-0.0527443327009678</text:p>
              </table:table-cell>
              <table:table-cell office:value-type="float" office:value="0.066422">
                <text:p>0.066422</text:p>
              </table:table-cell>
              <table:table-cell office:value-type="float" office:value="-0.21407009732849">
                <text:p>-0.214070097328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533604510128498">
                <text:p>-0.0533604510128498</text:p>
              </table:table-cell>
              <table:table-cell office:value-type="float" office:value="0.06427">
                <text:p>0.06427</text:p>
              </table:table-cell>
              <table:table-cell office:value-type="float" office:value="-0.21149041499201">
                <text:p>-0.211490414992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540247969329357">
                <text:p>-0.0540247969329357</text:p>
              </table:table-cell>
              <table:table-cell office:value-type="float" office:value="0.061508">
                <text:p>0.061508</text:p>
              </table:table-cell>
              <table:table-cell office:value-type="float" office:value="-0.20885094378049">
                <text:p>-0.208850943780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543748028576374">
                <text:p>-0.0543748028576374</text:p>
              </table:table-cell>
              <table:table-cell office:value-type="float" office:value="0.058598">
                <text:p>0.058598</text:p>
              </table:table-cell>
              <table:table-cell office:value-type="float" office:value="-0.20626398278464">
                <text:p>-0.206263982784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55109765380621">
                <text:p>-0.055109765380621</text:p>
              </table:table-cell>
              <table:table-cell office:value-type="float" office:value="0.056947">
                <text:p>0.056947</text:p>
              </table:table-cell>
              <table:table-cell office:value-type="float" office:value="-0.20373819906404">
                <text:p>-0.203738199064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558902509510517">
                <text:p>-0.0558902509510517</text:p>
              </table:table-cell>
              <table:table-cell office:value-type="float" office:value="0.052338">
                <text:p>0.052338</text:p>
              </table:table-cell>
              <table:table-cell office:value-type="float" office:value="-0.20131083668324">
                <text:p>-0.201310836683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67147880792618">
                <text:p>-0.0567147880792618</text:p>
              </table:table-cell>
              <table:table-cell office:value-type="float" office:value="0.049234">
                <text:p>0.049234</text:p>
              </table:table-cell>
              <table:table-cell office:value-type="float" office:value="-0.19902674376004">
                <text:p>-0.19902674376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580306574702263">
                <text:p>-0.0580306574702263</text:p>
              </table:table-cell>
              <table:table-cell office:value-type="float" office:value="0.048194">
                <text:p>0.048194</text:p>
              </table:table-cell>
              <table:table-cell office:value-type="float" office:value="-0.19683382555456">
                <text:p>-0.196833825554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589581467211247">
                <text:p>-0.0589581467211247</text:p>
              </table:table-cell>
              <table:table-cell office:value-type="float" office:value="0.046486">
                <text:p>0.046486</text:p>
              </table:table-cell>
              <table:table-cell office:value-type="float" office:value="-0.19477462654784">
                <text:p>-0.194774626547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599237456917763">
                <text:p>-0.0599237456917763</text:p>
              </table:table-cell>
              <table:table-cell office:value-type="float" office:value="0.045377">
                <text:p>0.045377</text:p>
              </table:table-cell>
              <table:table-cell office:value-type="float" office:value="-0.19282258516969">
                <text:p>-0.192822585169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474518500268459">
                <text:p>-0.0474518500268459</text:p>
              </table:table-cell>
              <table:table-cell office:value-type="float" office:value="0.044366">
                <text:p>0.044366</text:p>
              </table:table-cell>
              <table:table-cell office:value-type="float" office:value="-0.19104766824836">
                <text:p>-0.191047668248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477341040968895">
                <text:p>-0.0477341040968895</text:p>
              </table:table-cell>
              <table:table-cell office:value-type="float" office:value="0.043319">
                <text:p>0.043319</text:p>
              </table:table-cell>
              <table:table-cell office:value-type="float" office:value="-0.18933612775561">
                <text:p>-0.189336127755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481663197278977">
                <text:p>-0.0481663197278977</text:p>
              </table:table-cell>
              <table:table-cell office:value-type="float" office:value="0.041013">
                <text:p>0.041013</text:p>
              </table:table-cell>
              <table:table-cell office:value-type="float" office:value="-0.18760829019716">
                <text:p>-0.187608290197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48424419015646">
                <text:p>-0.048424419015646</text:p>
              </table:table-cell>
              <table:table-cell office:value-type="float" office:value="0.041042">
                <text:p>0.041042</text:p>
              </table:table-cell>
              <table:table-cell office:value-type="float" office:value="-0.185890085161">
                <text:p>-0.1858900851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490049868822098">
                <text:p>-0.0490049868822098</text:p>
              </table:table-cell>
              <table:table-cell office:value-type="float" office:value="0.042898">
                <text:p>0.042898</text:p>
              </table:table-cell>
              <table:table-cell office:value-type="float" office:value="-0.18615998765056">
                <text:p>-0.186159987650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493217594921589">
                <text:p>-0.0493217594921589</text:p>
              </table:table-cell>
              <table:table-cell office:value-type="float" office:value="0.043887">
                <text:p>0.043887</text:p>
              </table:table-cell>
              <table:table-cell office:value-type="float" office:value="-0.18447370594969">
                <text:p>-0.184473705949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499977096915245">
                <text:p>-0.0499977096915245</text:p>
              </table:table-cell>
              <table:table-cell office:value-type="float" office:value="0.043944">
                <text:p>0.043944</text:p>
              </table:table-cell>
              <table:table-cell office:value-type="float" office:value="-0.18294312821476">
                <text:p>-0.182943128214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503537580370903">
                <text:p>-0.0503537580370903</text:p>
              </table:table-cell>
              <table:table-cell office:value-type="float" office:value="0.044824">
                <text:p>0.044824</text:p>
              </table:table-cell>
              <table:table-cell office:value-type="float" office:value="-0.18161639439376">
                <text:p>-0.181616394393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10960333049297">
                <text:p>-0.0510960333049297</text:p>
              </table:table-cell>
              <table:table-cell office:value-type="float" office:value="0.045846">
                <text:p>0.045846</text:p>
              </table:table-cell>
              <table:table-cell office:value-type="float" office:value="-0.180498214564">
                <text:p>-0.1804982145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518727265298367">
                <text:p>-0.0518727265298367</text:p>
              </table:table-cell>
              <table:table-cell office:value-type="float" office:value="0.046903">
                <text:p>0.046903</text:p>
              </table:table-cell>
              <table:table-cell office:value-type="float" office:value="-0.17959301800609">
                <text:p>-0.179593018006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522722266614437">
                <text:p>-0.0522722266614437</text:p>
              </table:table-cell>
              <table:table-cell office:value-type="float" office:value="0.047937">
                <text:p>0.047937</text:p>
              </table:table-cell>
              <table:table-cell office:value-type="float" office:value="-0.17891539674329">
                <text:p>-0.178915396743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530908927321434">
                <text:p>-0.0530908927321434</text:p>
              </table:table-cell>
              <table:table-cell office:value-type="float" office:value="0.04868">
                <text:p>0.04868</text:p>
              </table:table-cell>
              <table:table-cell office:value-type="float" office:value="-0.17839624284889">
                <text:p>-0.178396242848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539328381419182">
                <text:p>-0.0539328381419182</text:p>
              </table:table-cell>
              <table:table-cell office:value-type="float" office:value="0.048845">
                <text:p>0.048845</text:p>
              </table:table-cell>
              <table:table-cell office:value-type="float" office:value="-0.17802570797521">
                <text:p>-0.178025707975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547950603067875">
                <text:p>-0.0547950603067875</text:p>
              </table:table-cell>
              <table:table-cell office:value-type="float" office:value="0.048587">
                <text:p>0.048587</text:p>
              </table:table-cell>
              <table:table-cell office:value-type="float" office:value="-0.17780683959569">
                <text:p>-0.177806839595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552329495549202">
                <text:p>-0.0552329495549202</text:p>
              </table:table-cell>
              <table:table-cell office:value-type="float" office:value="0.047574">
                <text:p>0.047574</text:p>
              </table:table-cell>
              <table:table-cell office:value-type="float" office:value="-0.17771566609216">
                <text:p>-0.177715666092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561208240687847">
                <text:p>-0.0561208240687847</text:p>
              </table:table-cell>
              <table:table-cell office:value-type="float" office:value="0.04605">
                <text:p>0.04605</text:p>
              </table:table-cell>
              <table:table-cell office:value-type="float" office:value="-0.17774537777444">
                <text:p>-0.177745377774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565702542662621">
                <text:p>-0.0565702542662621</text:p>
              </table:table-cell>
              <table:table-cell office:value-type="float" office:value="0.044357">
                <text:p>0.044357</text:p>
              </table:table-cell>
              <table:table-cell office:value-type="float" office:value="-0.17792224311364">
                <text:p>-0.177922243113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579374320805073">
                <text:p>-0.0579374320805073</text:p>
              </table:table-cell>
              <table:table-cell office:value-type="float" office:value="0.044189">
                <text:p>0.044189</text:p>
              </table:table-cell>
              <table:table-cell office:value-type="float" office:value="-0.17820069764321">
                <text:p>-0.178200697643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93276359140873">
                <text:p>-0.0593276359140873</text:p>
              </table:table-cell>
              <table:table-cell office:value-type="float" office:value="0.042363">
                <text:p>0.042363</text:p>
              </table:table-cell>
              <table:table-cell office:value-type="float" office:value="-0.17864937161764">
                <text:p>-0.178649371617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597950220108032">
                <text:p>-0.0597950220108032</text:p>
              </table:table-cell>
              <table:table-cell office:value-type="float" office:value="0.040695">
                <text:p>0.040695</text:p>
              </table:table-cell>
              <table:table-cell office:value-type="float" office:value="-0.17929197344225">
                <text:p>-0.179291973442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607343129813671">
                <text:p>-0.0607343129813671</text:p>
              </table:table-cell>
              <table:table-cell office:value-type="float" office:value="0.039572">
                <text:p>0.039572</text:p>
              </table:table-cell>
              <table:table-cell office:value-type="float" office:value="-0.18005421439744">
                <text:p>-0.180054214397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621510334312916">
                <text:p>-0.0621510334312916</text:p>
              </table:table-cell>
              <table:table-cell office:value-type="float" office:value="0.039072">
                <text:p>0.039072</text:p>
              </table:table-cell>
              <table:table-cell office:value-type="float" office:value="-0.18086619068176">
                <text:p>-0.180866190681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630979686975479">
                <text:p>-0.0630979686975479</text:p>
              </table:table-cell>
              <table:table-cell office:value-type="float" office:value="0.041663">
                <text:p>0.041663</text:p>
              </table:table-cell>
              <table:table-cell office:value-type="float" office:value="-0.18166033429921">
                <text:p>-0.181660334299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640446841716766">
                <text:p>-0.0640446841716766</text:p>
              </table:table-cell>
              <table:table-cell office:value-type="float" office:value="0.04271">
                <text:p>0.04271</text:p>
              </table:table-cell>
              <table:table-cell office:value-type="float" office:value="-0.18240989349521">
                <text:p>-0.182409893495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645173713564873">
                <text:p>-0.0645173713564873</text:p>
              </table:table-cell>
              <table:table-cell office:value-type="float" office:value="0.044878">
                <text:p>0.044878</text:p>
              </table:table-cell>
              <table:table-cell office:value-type="float" office:value="-0.18305554775761">
                <text:p>-0.183055547757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654603093862534">
                <text:p>-0.0654603093862534</text:p>
              </table:table-cell>
              <table:table-cell office:value-type="float" office:value="0.047869">
                <text:p>0.047869</text:p>
              </table:table-cell>
              <table:table-cell office:value-type="float" office:value="-0.18360116890625">
                <text:p>-0.18360116890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659300982952118">
                <text:p>-0.0659300982952118</text:p>
              </table:table-cell>
              <table:table-cell office:value-type="float" office:value="0.051407">
                <text:p>0.051407</text:p>
              </table:table-cell>
              <table:table-cell office:value-type="float" office:value="-0.18410982395044">
                <text:p>-0.184109823950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673299506306648">
                <text:p>-0.0673299506306648</text:p>
              </table:table-cell>
              <table:table-cell office:value-type="float" office:value="0.05498">
                <text:p>0.05498</text:p>
              </table:table-cell>
              <table:table-cell office:value-type="float" office:value="-0.18462746024836">
                <text:p>-0.184627460248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682530403137207">
                <text:p>-0.0682530403137207</text:p>
              </table:table-cell>
              <table:table-cell office:value-type="float" office:value="0.058174">
                <text:p>0.058174</text:p>
              </table:table-cell>
              <table:table-cell office:value-type="float" office:value="-0.185237809561">
                <text:p>-0.1852378095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696180462837219">
                <text:p>-0.0696180462837219</text:p>
              </table:table-cell>
              <table:table-cell office:value-type="float" office:value="0.060483">
                <text:p>0.060483</text:p>
              </table:table-cell>
              <table:table-cell office:value-type="float" office:value="-0.18598128678569">
                <text:p>-0.185981286785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705123692750931">
                <text:p>-0.0705123692750931</text:p>
              </table:table-cell>
              <table:table-cell office:value-type="float" office:value="0.061961">
                <text:p>0.061961</text:p>
              </table:table-cell>
              <table:table-cell office:value-type="float" office:value="-0.18686676433009">
                <text:p>-0.186866764330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709541961550713">
                <text:p>-0.0709541961550713</text:p>
              </table:table-cell>
              <table:table-cell office:value-type="float" office:value="0.0621">
                <text:p>0.0621</text:p>
              </table:table-cell>
              <table:table-cell office:value-type="float" office:value="-0.18795003694096">
                <text:p>-0.187950036940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722558423876762">
                <text:p>-0.0722558423876762</text:p>
              </table:table-cell>
              <table:table-cell office:value-type="float" office:value="0.061173">
                <text:p>0.061173</text:p>
              </table:table-cell>
              <table:table-cell office:value-type="float" office:value="-0.18923176905625">
                <text:p>-0.18923176905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726810693740845">
                <text:p>-0.0726810693740845</text:p>
              </table:table-cell>
              <table:table-cell office:value-type="float" office:value="0.059684">
                <text:p>0.059684</text:p>
              </table:table-cell>
              <table:table-cell office:value-type="float" office:value="-0.187609176484">
                <text:p>-0.1876091764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735173374414444">
                <text:p>-0.0735173374414444</text:p>
              </table:table-cell>
              <table:table-cell office:value-type="float" office:value="0.05804">
                <text:p>0.05804</text:p>
              </table:table-cell>
              <table:table-cell office:value-type="float" office:value="-0.18926639472656">
                <text:p>-0.189266394726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739279836416245">
                <text:p>-0.0739279836416245</text:p>
              </table:table-cell>
              <table:table-cell office:value-type="float" office:value="0.05645">
                <text:p>0.05645</text:p>
              </table:table-cell>
              <table:table-cell office:value-type="float" office:value="-0.19112762639761">
                <text:p>-0.191127626397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747333094477654">
                <text:p>-0.0747333094477654</text:p>
              </table:table-cell>
              <table:table-cell office:value-type="float" office:value="0.05513">
                <text:p>0.05513</text:p>
              </table:table-cell>
              <table:table-cell office:value-type="float" office:value="-0.19319962608289">
                <text:p>-0.193199626082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758985355496407">
                <text:p>-0.0758985355496407</text:p>
              </table:table-cell>
              <table:table-cell office:value-type="float" office:value="0.05417">
                <text:p>0.05417</text:p>
              </table:table-cell>
              <table:table-cell office:value-type="float" office:value="-0.19547941207696">
                <text:p>-0.195479412076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766447260975838">
                <text:p>-0.0766447260975838</text:p>
              </table:table-cell>
              <table:table-cell office:value-type="float" office:value="0.053719">
                <text:p>0.053719</text:p>
              </table:table-cell>
              <table:table-cell office:value-type="float" office:value="-0.19803243877904">
                <text:p>-0.198032438779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770080834627152">
                <text:p>-0.0770080834627152</text:p>
              </table:table-cell>
              <table:table-cell office:value-type="float" office:value="0.053212">
                <text:p>0.053212</text:p>
              </table:table-cell>
              <table:table-cell office:value-type="float" office:value="-0.20092665653129">
                <text:p>-0.200926656531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777144804596901">
                <text:p>-0.0777144804596901</text:p>
              </table:table-cell>
              <table:table-cell office:value-type="float" office:value="0.052512">
                <text:p>0.052512</text:p>
              </table:table-cell>
              <table:table-cell office:value-type="float" office:value="-0.20417665830625">
                <text:p>-0.20417665830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783926397562027">
                <text:p>-0.0783926397562027</text:p>
              </table:table-cell>
              <table:table-cell office:value-type="float" office:value="0.052024">
                <text:p>0.052024</text:p>
              </table:table-cell>
              <table:table-cell office:value-type="float" office:value="-0.20784458856161">
                <text:p>-0.207844588561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787207037210465">
                <text:p>-0.0787207037210465</text:p>
              </table:table-cell>
              <table:table-cell office:value-type="float" office:value="0.051598">
                <text:p>0.051598</text:p>
              </table:table-cell>
              <table:table-cell office:value-type="float" office:value="-0.21182443064164">
                <text:p>-0.211824430641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793540924787521">
                <text:p>-0.0793540924787521</text:p>
              </table:table-cell>
              <table:table-cell office:value-type="float" office:value="0.051312">
                <text:p>0.051312</text:p>
              </table:table-cell>
              <table:table-cell office:value-type="float" office:value="-0.21614008507841">
                <text:p>-0.216140085078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796591117978096">
                <text:p>-0.0796591117978096</text:p>
              </table:table-cell>
              <table:table-cell office:value-type="float" office:value="0.051206">
                <text:p>0.051206</text:p>
              </table:table-cell>
              <table:table-cell office:value-type="float" office:value="-0.22078238081281">
                <text:p>-0.220782380812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802450031042099">
                <text:p>-0.0802450031042099</text:p>
              </table:table-cell>
              <table:table-cell office:value-type="float" office:value="0.051068">
                <text:p>0.051068</text:p>
              </table:table-cell>
              <table:table-cell office:value-type="float" office:value="-0.22567437028921">
                <text:p>-0.225674370289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805256068706513">
                <text:p>-0.0805256068706513</text:p>
              </table:table-cell>
              <table:table-cell office:value-type="float" office:value="0.051275">
                <text:p>0.051275</text:p>
              </table:table-cell>
              <table:table-cell office:value-type="float" office:value="-0.23063137352164">
                <text:p>-0.230631373521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810614824295044">
                <text:p>-0.0810614824295044</text:p>
              </table:table-cell>
              <table:table-cell office:value-type="float" office:value="0.051221">
                <text:p>0.051221</text:p>
              </table:table-cell>
              <table:table-cell office:value-type="float" office:value="-0.23570100594361">
                <text:p>-0.235701005943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813164636492729">
                <text:p>-0.0813164636492729</text:p>
              </table:table-cell>
              <table:table-cell office:value-type="float" office:value="0.050994">
                <text:p>0.050994</text:p>
              </table:table-cell>
              <table:table-cell office:value-type="float" office:value="-0.24082493877796">
                <text:p>-0.240824938777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815626457333565">
                <text:p>-0.0815626457333565</text:p>
              </table:table-cell>
              <table:table-cell office:value-type="float" office:value="0.050643">
                <text:p>0.050643</text:p>
              </table:table-cell>
              <table:table-cell office:value-type="float" office:value="-0.24588540244624">
                <text:p>-0.245885402446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820281654596329">
                <text:p>-0.0820281654596329</text:p>
              </table:table-cell>
              <table:table-cell office:value-type="float" office:value="0.050426">
                <text:p>0.050426</text:p>
              </table:table-cell>
              <table:table-cell office:value-type="float" office:value="-0.25082815819009">
                <text:p>-0.250828158190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82457035779953">
                <text:p>-0.082457035779953</text:p>
              </table:table-cell>
              <table:table-cell office:value-type="float" office:value="0.049645">
                <text:p>0.049645</text:p>
              </table:table-cell>
              <table:table-cell office:value-type="float" office:value="-0.25556495655184">
                <text:p>-0.255564956551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828483924269676">
                <text:p>-0.0828483924269676</text:p>
              </table:table-cell>
              <table:table-cell office:value-type="float" office:value="0.048157">
                <text:p>0.048157</text:p>
              </table:table-cell>
              <table:table-cell office:value-type="float" office:value="-0.26006081312324">
                <text:p>-0.260060813123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832014232873917">
                <text:p>-0.0832014232873917</text:p>
              </table:table-cell>
              <table:table-cell office:value-type="float" office:value="0.046208">
                <text:p>0.046208</text:p>
              </table:table-cell>
              <table:table-cell office:value-type="float" office:value="-0.26425477945636">
                <text:p>-0.264254779456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835153162479401">
                <text:p>-0.0835153162479401</text:p>
              </table:table-cell>
              <table:table-cell office:value-type="float" office:value="0.056044">
                <text:p>0.056044</text:p>
              </table:table-cell>
              <table:table-cell office:value-type="float" office:value="-0.26821882988516">
                <text:p>-0.268218829885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837893486022949">
                <text:p>-0.0837893486022949</text:p>
              </table:table-cell>
              <table:table-cell office:value-type="float" office:value="0.05389">
                <text:p>0.05389</text:p>
              </table:table-cell>
              <table:table-cell office:value-type="float" office:value="-0.27204979043684">
                <text:p>-0.272049790436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841242149472237">
                <text:p>-0.0841242149472237</text:p>
              </table:table-cell>
              <table:table-cell office:value-type="float" office:value="0.05229">
                <text:p>0.05229</text:p>
              </table:table-cell>
              <table:table-cell office:value-type="float" office:value="-0.27537854138176">
                <text:p>-0.275378541381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842957571148873">
                <text:p>-0.0842957571148873</text:p>
              </table:table-cell>
              <table:table-cell office:value-type="float" office:value="0.051465">
                <text:p>0.051465</text:p>
              </table:table-cell>
              <table:table-cell office:value-type="float" office:value="-0.27886200428836">
                <text:p>-0.278862004288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844252482056618">
                <text:p>-0.0844252482056618</text:p>
              </table:table-cell>
              <table:table-cell office:value-type="float" office:value="0.051182">
                <text:p>0.051182</text:p>
              </table:table-cell>
              <table:table-cell office:value-type="float" office:value="-0.28215516296836">
                <text:p>-0.282155162968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844740346074104">
                <text:p>-0.0844740346074104</text:p>
              </table:table-cell>
              <table:table-cell office:value-type="float" office:value="0.051728">
                <text:p>0.051728</text:p>
              </table:table-cell>
              <table:table-cell office:value-type="float" office:value="-0.28538015113216">
                <text:p>-0.285380151132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845121294260025">
                <text:p>-0.0845121294260025</text:p>
              </table:table-cell>
              <table:table-cell office:value-type="float" office:value="0.05279">
                <text:p>0.05279</text:p>
              </table:table-cell>
              <table:table-cell office:value-type="float" office:value="-0.28829593468225">
                <text:p>-0.28829593468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845559611916542">
                <text:p>-0.0845559611916542</text:p>
              </table:table-cell>
              <table:table-cell office:value-type="float" office:value="0.053719">
                <text:p>0.053719</text:p>
              </table:table-cell>
              <table:table-cell office:value-type="float" office:value="-0.29322886513984">
                <text:p>-0.293228865139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845562592148781">
                <text:p>-0.0845562592148781</text:p>
              </table:table-cell>
              <table:table-cell office:value-type="float" office:value="0.054558">
                <text:p>0.054558</text:p>
              </table:table-cell>
              <table:table-cell office:value-type="float" office:value="-0.29565134980004">
                <text:p>-0.295651349800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845399796962738">
                <text:p>-0.0845399796962738</text:p>
              </table:table-cell>
              <table:table-cell office:value-type="float" office:value="0.055148">
                <text:p>0.055148</text:p>
              </table:table-cell>
              <table:table-cell office:value-type="float" office:value="-0.29790693164225">
                <text:p>-0.29790693164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844741761684418">
                <text:p>-0.0844741761684418</text:p>
              </table:table-cell>
              <table:table-cell office:value-type="float" office:value="0.055328">
                <text:p>0.055328</text:p>
              </table:table-cell>
              <table:table-cell office:value-type="float" office:value="-0.30000880669025">
                <text:p>-0.300008806690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843638256192207">
                <text:p>-0.0843638256192207</text:p>
              </table:table-cell>
              <table:table-cell office:value-type="float" office:value="0.055235">
                <text:p>0.055235</text:p>
              </table:table-cell>
              <table:table-cell office:value-type="float" office:value="-0.30598742620996">
                <text:p>-0.305987426209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842918008565903">
                <text:p>-0.0842918008565903</text:p>
              </table:table-cell>
              <table:table-cell office:value-type="float" office:value="0.055164">
                <text:p>0.055164</text:p>
              </table:table-cell>
              <table:table-cell office:value-type="float" office:value="-0.307888448641">
                <text:p>-0.3078884486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841138735413551">
                <text:p>-0.0841138735413551</text:p>
              </table:table-cell>
              <table:table-cell office:value-type="float" office:value="0.054846">
                <text:p>0.054846</text:p>
              </table:table-cell>
              <table:table-cell office:value-type="float" office:value="-0.30952579836241">
                <text:p>-0.309525798362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838904231786728">
                <text:p>-0.0838904231786728</text:p>
              </table:table-cell>
              <table:table-cell office:value-type="float" office:value="0.055754">
                <text:p>0.055754</text:p>
              </table:table-cell>
              <table:table-cell office:value-type="float" office:value="-0.31089885552641">
                <text:p>-0.310898855526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836210995912552">
                <text:p>-0.0836210995912552</text:p>
              </table:table-cell>
              <table:table-cell office:value-type="float" office:value="0.057136">
                <text:p>0.057136</text:p>
              </table:table-cell>
              <table:table-cell office:value-type="float" office:value="-0.31196290479424">
                <text:p>-0.311962904794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833054855465889">
                <text:p>-0.0833054855465889</text:p>
              </table:table-cell>
              <table:table-cell office:value-type="float" office:value="0.058661">
                <text:p>0.058661</text:p>
              </table:table-cell>
              <table:table-cell office:value-type="float" office:value="-0.31272075642161">
                <text:p>-0.312720756421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829432755708695">
                <text:p>-0.0829432755708695</text:p>
              </table:table-cell>
              <table:table-cell office:value-type="float" office:value="0.060196">
                <text:p>0.060196</text:p>
              </table:table-cell>
              <table:table-cell office:value-type="float" office:value="-0.31341036801001">
                <text:p>-0.31341036801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825340524315834">
                <text:p>-0.0825340524315834</text:p>
              </table:table-cell>
              <table:table-cell office:value-type="float" office:value="0.061173">
                <text:p>0.061173</text:p>
              </table:table-cell>
              <table:table-cell office:value-type="float" office:value="-0.31396622062225">
                <text:p>-0.31396622062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820773541927338">
                <text:p>-0.0820773541927338</text:p>
              </table:table-cell>
              <table:table-cell office:value-type="float" office:value="0.061787">
                <text:p>0.061787</text:p>
              </table:table-cell>
              <table:table-cell office:value-type="float" office:value="-0.31471217393476">
                <text:p>-0.314712173934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818310603499413">
                <text:p>-0.0818310603499413</text:p>
              </table:table-cell>
              <table:table-cell office:value-type="float" office:value="0.061769">
                <text:p>0.061769</text:p>
              </table:table-cell>
              <table:table-cell office:value-type="float" office:value="-0.315589634489">
                <text:p>-0.3155896344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813023746013642">
                <text:p>-0.0813023746013642</text:p>
              </table:table-cell>
              <table:table-cell office:value-type="float" office:value="0.06085">
                <text:p>0.06085</text:p>
              </table:table-cell>
              <table:table-cell office:value-type="float" office:value="-0.31677204011776">
                <text:p>-0.316772040117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810198113322258">
                <text:p>-0.0810198113322258</text:p>
              </table:table-cell>
              <table:table-cell office:value-type="float" office:value="0.060024">
                <text:p>0.060024</text:p>
              </table:table-cell>
              <table:table-cell office:value-type="float" office:value="-0.31825255085824">
                <text:p>-0.318252550858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804179459810257">
                <text:p>-0.0804179459810257</text:p>
              </table:table-cell>
              <table:table-cell office:value-type="float" office:value="0.058629">
                <text:p>0.058629</text:p>
              </table:table-cell>
              <table:table-cell office:value-type="float" office:value="-0.32006819926081">
                <text:p>-0.320068199260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800985097885132">
                <text:p>-0.0800985097885132</text:p>
              </table:table-cell>
              <table:table-cell office:value-type="float" office:value="0.057468">
                <text:p>0.057468</text:p>
              </table:table-cell>
              <table:table-cell office:value-type="float" office:value="-0.32263415370256">
                <text:p>-0.322634153702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794222429394722">
                <text:p>-0.0794222429394722</text:p>
              </table:table-cell>
              <table:table-cell office:value-type="float" office:value="0.056773">
                <text:p>0.056773</text:p>
              </table:table-cell>
              <table:table-cell office:value-type="float" office:value="-0.32557059973561">
                <text:p>-0.325570599735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783130675554276">
                <text:p>-0.0783130675554276</text:p>
              </table:table-cell>
              <table:table-cell office:value-type="float" office:value="0.056568">
                <text:p>0.056568</text:p>
              </table:table-cell>
              <table:table-cell office:value-type="float" office:value="-0.32868831789056">
                <text:p>-0.328688317890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775093287229538">
                <text:p>-0.0775093287229538</text:p>
              </table:table-cell>
              <table:table-cell office:value-type="float" office:value="0.057013">
                <text:p>0.057013</text:p>
              </table:table-cell>
              <table:table-cell office:value-type="float" office:value="-0.332187537616">
                <text:p>-0.3321875376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7708790153265">
                <text:p>-0.07708790153265</text:p>
              </table:table-cell>
              <table:table-cell office:value-type="float" office:value="0.057927">
                <text:p>0.057927</text:p>
              </table:table-cell>
              <table:table-cell office:value-type="float" office:value="-0.33573469370896">
                <text:p>-0.335734693708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762013271450996">
                <text:p>-0.0762013271450996</text:p>
              </table:table-cell>
              <table:table-cell office:value-type="float" office:value="0.039313">
                <text:p>0.039313</text:p>
              </table:table-cell>
              <table:table-cell office:value-type="float" office:value="-0.33934653954025">
                <text:p>-0.339346539540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747441276907921">
                <text:p>-0.0747441276907921</text:p>
              </table:table-cell>
              <table:table-cell office:value-type="float" office:value="0.040463">
                <text:p>0.040463</text:p>
              </table:table-cell>
              <table:table-cell office:value-type="float" office:value="-0.34320408569209">
                <text:p>-0.343204085692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742217227816582">
                <text:p>-0.0742217227816582</text:p>
              </table:table-cell>
              <table:table-cell office:value-type="float" office:value="0.04149">
                <text:p>0.04149</text:p>
              </table:table-cell>
              <table:table-cell office:value-type="float" office:value="-0.34705442983684">
                <text:p>-0.347054429836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731201320886612">
                <text:p>-0.0731201320886612</text:p>
              </table:table-cell>
              <table:table-cell office:value-type="float" office:value="0.04184">
                <text:p>0.04184</text:p>
              </table:table-cell>
              <table:table-cell office:value-type="float" office:value="-0.35111164139524">
                <text:p>-0.351111641395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719426199793816">
                <text:p>-0.0719426199793816</text:p>
              </table:table-cell>
              <table:table-cell office:value-type="float" office:value="0.041661">
                <text:p>0.041661</text:p>
              </table:table-cell>
              <table:table-cell office:value-type="float" office:value="-0.35542418578436">
                <text:p>-0.355424185784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713256299495697">
                <text:p>-0.0713256299495697</text:p>
              </table:table-cell>
              <table:table-cell office:value-type="float" office:value="0.041478">
                <text:p>0.041478</text:p>
              </table:table-cell>
              <table:table-cell office:value-type="float" office:value="-0.35965381342961">
                <text:p>-0.359653813429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706900358200073">
                <text:p>-0.0706900358200073</text:p>
              </table:table-cell>
              <table:table-cell office:value-type="float" office:value="0.04134">
                <text:p>0.04134</text:p>
              </table:table-cell>
              <table:table-cell office:value-type="float" office:value="-0.36424373617849">
                <text:p>-0.364243736178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693639442324638">
                <text:p>-0.0693639442324638</text:p>
              </table:table-cell>
              <table:table-cell office:value-type="float" office:value="0.041582">
                <text:p>0.041582</text:p>
              </table:table-cell>
              <table:table-cell office:value-type="float" office:value="-0.36882359749316">
                <text:p>-0.368823597493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679665505886078">
                <text:p>-0.0679665505886078</text:p>
              </table:table-cell>
              <table:table-cell office:value-type="float" office:value="0.04278">
                <text:p>0.04278</text:p>
              </table:table-cell>
              <table:table-cell office:value-type="float" office:value="-0.37333712307025">
                <text:p>-0.373337123070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672418624162674">
                <text:p>-0.0672418624162674</text:p>
              </table:table-cell>
              <table:table-cell office:value-type="float" office:value="0.044216">
                <text:p>0.044216</text:p>
              </table:table-cell>
              <table:table-cell office:value-type="float" office:value="-0.37808219337284">
                <text:p>-0.378082193372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657422319054604">
                <text:p>-0.0657422319054604</text:p>
              </table:table-cell>
              <table:table-cell office:value-type="float" office:value="0.0465">
                <text:p>0.0465</text:p>
              </table:table-cell>
              <table:table-cell office:value-type="float" office:value="-0.38288676233401">
                <text:p>-0.382886762334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649679750204086">
                <text:p>-0.0649679750204086</text:p>
              </table:table-cell>
              <table:table-cell office:value-type="float" office:value="0.049559">
                <text:p>0.049559</text:p>
              </table:table-cell>
              <table:table-cell office:value-type="float" office:value="-0.38781127701841">
                <text:p>-0.387811277018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641778856515884">
                <text:p>-0.0641778856515884</text:p>
              </table:table-cell>
              <table:table-cell office:value-type="float" office:value="0.053441">
                <text:p>0.053441</text:p>
              </table:table-cell>
              <table:table-cell office:value-type="float" office:value="-0.39302832221129">
                <text:p>-0.393028322211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625517219305039">
                <text:p>-0.0625517219305039</text:p>
              </table:table-cell>
              <table:table-cell office:value-type="float" office:value="0.056974">
                <text:p>0.056974</text:p>
              </table:table-cell>
              <table:table-cell office:value-type="float" office:value="-0.39829033879121">
                <text:p>-0.398290338791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608666874468327">
                <text:p>-0.0608666874468327</text:p>
              </table:table-cell>
              <table:table-cell office:value-type="float" office:value="0.061027">
                <text:p>0.061027</text:p>
              </table:table-cell>
              <table:table-cell office:value-type="float" office:value="-0.40360102452289">
                <text:p>-0.403601024522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59125792235136">
                <text:p>-0.059125792235136</text:p>
              </table:table-cell>
              <table:table-cell office:value-type="float" office:value="0.065079">
                <text:p>0.065079</text:p>
              </table:table-cell>
              <table:table-cell office:value-type="float" office:value="-0.40889577654016">
                <text:p>-0.408895776540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58235377073288">
                <text:p>-0.058235377073288</text:p>
              </table:table-cell>
              <table:table-cell office:value-type="float" office:value="0.068835">
                <text:p>0.068835</text:p>
              </table:table-cell>
              <table:table-cell office:value-type="float" office:value="-0.41399138175625">
                <text:p>-0.413991381756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564165152609348">
                <text:p>-0.0564165152609348</text:p>
              </table:table-cell>
              <table:table-cell office:value-type="float" office:value="0.071617">
                <text:p>0.071617</text:p>
              </table:table-cell>
              <table:table-cell office:value-type="float" office:value="-0.41892847710025">
                <text:p>-0.418928477100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53599052131176">
                <text:p>-0.053599052131176</text:p>
              </table:table-cell>
              <table:table-cell office:value-type="float" office:value="0.073498">
                <text:p>0.073498</text:p>
              </table:table-cell>
              <table:table-cell office:value-type="float" office:value="-0.42384431482436">
                <text:p>-0.423844314824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526377186179161">
                <text:p>-0.0526377186179161</text:p>
              </table:table-cell>
              <table:table-cell office:value-type="float" office:value="0.074345">
                <text:p>0.074345</text:p>
              </table:table-cell>
              <table:table-cell office:value-type="float" office:value="-0.42856577486489">
                <text:p>-0.428565774864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506842620670795">
                <text:p>-0.0506842620670795</text:p>
              </table:table-cell>
              <table:table-cell office:value-type="float" office:value="0.074055">
                <text:p>0.074055</text:p>
              </table:table-cell>
              <table:table-cell office:value-type="float" office:value="-0.43340694541225">
                <text:p>-0.433406945412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496929362416268">
                <text:p>-0.0496929362416268</text:p>
              </table:table-cell>
              <table:table-cell office:value-type="float" office:value="0.073512">
                <text:p>0.073512</text:p>
              </table:table-cell>
              <table:table-cell office:value-type="float" office:value="-0.43815173554369">
                <text:p>-0.438151735543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47683134675026">
                <text:p>-0.047683134675026</text:p>
              </table:table-cell>
              <table:table-cell office:value-type="float" office:value="0.073616">
                <text:p>0.073616</text:p>
              </table:table-cell>
              <table:table-cell office:value-type="float" office:value="-0.44280538453225">
                <text:p>-0.442805384532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456399694085121">
                <text:p>-0.0456399694085121</text:p>
              </table:table-cell>
              <table:table-cell office:value-type="float" office:value="0.072577">
                <text:p>0.072577</text:p>
              </table:table-cell>
              <table:table-cell office:value-type="float" office:value="-0.44744441401156">
                <text:p>-0.447444414011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446069352328777">
                <text:p>-0.0446069352328777</text:p>
              </table:table-cell>
              <table:table-cell office:value-type="float" office:value="0.073909">
                <text:p>0.073909</text:p>
              </table:table-cell>
              <table:table-cell office:value-type="float" office:value="-0.45187467677849">
                <text:p>-0.451874676778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425201170146465">
                <text:p>-0.0425201170146465</text:p>
              </table:table-cell>
              <table:table-cell office:value-type="float" office:value="0.076231">
                <text:p>0.076231</text:p>
              </table:table-cell>
              <table:table-cell office:value-type="float" office:value="-0.45608143652401">
                <text:p>-0.456081436524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404085479676724">
                <text:p>-0.0404085479676724</text:p>
              </table:table-cell>
              <table:table-cell office:value-type="float" office:value="0.07952">
                <text:p>0.07952</text:p>
              </table:table-cell>
              <table:table-cell office:value-type="float" office:value="-0.45997656577249">
                <text:p>-0.459976565772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393445864319801">
                <text:p>-0.0393445864319801</text:p>
              </table:table-cell>
              <table:table-cell office:value-type="float" office:value="0.083262">
                <text:p>0.083262</text:p>
              </table:table-cell>
              <table:table-cell office:value-type="float" office:value="-0.463396590436">
                <text:p>-0.4633965904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372025370597839">
                <text:p>-0.0372025370597839</text:p>
              </table:table-cell>
              <table:table-cell office:value-type="float" office:value="0.096893">
                <text:p>0.096893</text:p>
              </table:table-cell>
              <table:table-cell office:value-type="float" office:value="-0.46619096061089">
                <text:p>-0.466190960610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350446663796902">
                <text:p>-0.0350446663796902</text:p>
              </table:table-cell>
              <table:table-cell office:value-type="float" office:value="0.101128">
                <text:p>0.101128</text:p>
              </table:table-cell>
              <table:table-cell office:value-type="float" office:value="-0.46832971204496">
                <text:p>-0.468329712044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339609421789646">
                <text:p>-0.0339609421789646</text:p>
              </table:table-cell>
              <table:table-cell office:value-type="float" office:value="0.10531">
                <text:p>0.10531</text:p>
              </table:table-cell>
              <table:table-cell office:value-type="float" office:value="-0.470039930881">
                <text:p>-0.4700399308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317862331867218">
                <text:p>-0.0317862331867218</text:p>
              </table:table-cell>
              <table:table-cell office:value-type="float" office:value="0.109418">
                <text:p>0.109418</text:p>
              </table:table-cell>
              <table:table-cell office:value-type="float" office:value="-0.47139080097089">
                <text:p>-0.471390800970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296049751341343">
                <text:p>-0.0296049751341343</text:p>
              </table:table-cell>
              <table:table-cell office:value-type="float" office:value="0.126304">
                <text:p>0.126304</text:p>
              </table:table-cell>
              <table:table-cell office:value-type="float" office:value="-0.47231634518761">
                <text:p>-0.472316345187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274209417402744">
                <text:p>-0.0274209417402744</text:p>
              </table:table-cell>
              <table:table-cell office:value-type="float" office:value="0.129639">
                <text:p>0.129639</text:p>
              </table:table-cell>
              <table:table-cell office:value-type="float" office:value="-0.47297884999225">
                <text:p>-0.472978849992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252379477024078">
                <text:p>-0.0252379477024078</text:p>
              </table:table-cell>
              <table:table-cell office:value-type="float" office:value="0.132383">
                <text:p>0.132383</text:p>
              </table:table-cell>
              <table:table-cell office:value-type="float" office:value="-0.47300307334921">
                <text:p>-0.473003073349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241480469703674">
                <text:p>-0.0241480469703674</text:p>
              </table:table-cell>
              <table:table-cell office:value-type="float" office:value="0.134358">
                <text:p>0.134358</text:p>
              </table:table-cell>
              <table:table-cell office:value-type="float" office:value="-0.47247145872784">
                <text:p>-0.472471458727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230598598718643">
                <text:p>-0.0230598598718643</text:p>
              </table:table-cell>
              <table:table-cell office:value-type="float" office:value="0.135489">
                <text:p>0.135489</text:p>
              </table:table-cell>
              <table:table-cell office:value-type="float" office:value="-0.47148088164121">
                <text:p>-0.471480881641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198104921728373">
                <text:p>-0.0198104921728373</text:p>
              </table:table-cell>
              <table:table-cell office:value-type="float" office:value="0.135891">
                <text:p>0.135891</text:p>
              </table:table-cell>
              <table:table-cell office:value-type="float" office:value="-0.46977029971264">
                <text:p>-0.469770299712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176618173718452">
                <text:p>-0.0176618173718452</text:p>
              </table:table-cell>
              <table:table-cell office:value-type="float" office:value="0.136281">
                <text:p>0.136281</text:p>
              </table:table-cell>
              <table:table-cell office:value-type="float" office:value="-0.46732335325841">
                <text:p>-0.467323353258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155318528413773">
                <text:p>-0.0155318528413773</text:p>
              </table:table-cell>
              <table:table-cell office:value-type="float" office:value="0.136571">
                <text:p>0.136571</text:p>
              </table:table-cell>
              <table:table-cell office:value-type="float" office:value="-0.46425247011136">
                <text:p>-0.46425247011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134245743975043">
                <text:p>-0.0134245743975043</text:p>
              </table:table-cell>
              <table:table-cell office:value-type="float" office:value="0.137566">
                <text:p>0.137566</text:p>
              </table:table-cell>
              <table:table-cell office:value-type="float" office:value="-0.46033732406225">
                <text:p>-0.460337324062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123806959018111">
                <text:p>-0.0123806959018111</text:p>
              </table:table-cell>
              <table:table-cell office:value-type="float" office:value="0.138865">
                <text:p>0.138865</text:p>
              </table:table-cell>
              <table:table-cell office:value-type="float" office:value="-0.45595264405921">
                <text:p>-0.455952644059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103149712085724">
                <text:p>-0.0103149712085724</text:p>
              </table:table-cell>
              <table:table-cell office:value-type="float" office:value="0.141167">
                <text:p>0.141167</text:p>
              </table:table-cell>
              <table:table-cell office:value-type="float" office:value="-0.45102320862976">
                <text:p>-0.451023208629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727904122322798">
                <text:p>-0.00727904122322798</text:p>
              </table:table-cell>
              <table:table-cell office:value-type="float" office:value="0.143343">
                <text:p>0.143343</text:p>
              </table:table-cell>
              <table:table-cell office:value-type="float" office:value="-0.44006694916804">
                <text:p>-0.440066949168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628578942269087">
                <text:p>-0.00628578942269087</text:p>
              </table:table-cell>
              <table:table-cell office:value-type="float" office:value="0.144945">
                <text:p>0.144945</text:p>
              </table:table-cell>
              <table:table-cell office:value-type="float" office:value="-0.434717762384">
                <text:p>-0.4347177623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433040643110871">
                <text:p>-0.00433040643110871</text:p>
              </table:table-cell>
              <table:table-cell office:value-type="float" office:value="0.147538">
                <text:p>0.147538</text:p>
              </table:table-cell>
              <table:table-cell office:value-type="float" office:value="-0.42908655788804">
                <text:p>-0.429086557888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241988268680871">
                <text:p>-0.00241988268680871</text:p>
              </table:table-cell>
              <table:table-cell office:value-type="float" office:value="0.149333">
                <text:p>0.149333</text:p>
              </table:table-cell>
              <table:table-cell office:value-type="float" office:value="-0.42355818211489">
                <text:p>-0.423558182114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0558257394004613">
                <text:p>-0.000558257394004613</text:p>
              </table:table-cell>
              <table:table-cell office:value-type="float" office:value="0.150196">
                <text:p>0.150196</text:p>
              </table:table-cell>
              <table:table-cell office:value-type="float" office:value="-0.41836523654281">
                <text:p>-0.418365236542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25044223386794">
                <text:p>0.00125044223386794</text:p>
              </table:table-cell>
              <table:table-cell office:value-type="float" office:value="0.151242">
                <text:p>0.151242</text:p>
              </table:table-cell>
              <table:table-cell office:value-type="float" office:value="-0.41351303612401">
                <text:p>-0.413513036124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00219631753862">
                <text:p>0.00300219631753862</text:p>
              </table:table-cell>
              <table:table-cell office:value-type="float" office:value="0.151755">
                <text:p>0.151755</text:p>
              </table:table-cell>
              <table:table-cell office:value-type="float" office:value="-0.40896621638921">
                <text:p>-0.408966216389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385545962490141">
                <text:p>0.00385545962490141</text:p>
              </table:table-cell>
              <table:table-cell office:value-type="float" office:value="0.152073">
                <text:p>0.152073</text:p>
              </table:table-cell>
              <table:table-cell office:value-type="float" office:value="-0.40256939883556">
                <text:p>-0.402569398835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551427248865366">
                <text:p>0.00551427248865366</text:p>
              </table:table-cell>
              <table:table-cell office:value-type="float" office:value="0.153022">
                <text:p>0.153022</text:p>
              </table:table-cell>
              <table:table-cell office:value-type="float" office:value="-0.39872829353321">
                <text:p>-0.398728293533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710614491254091">
                <text:p>0.00710614491254091</text:p>
              </table:table-cell>
              <table:table-cell office:value-type="float" office:value="0.153754">
                <text:p>0.153754</text:p>
              </table:table-cell>
              <table:table-cell office:value-type="float" office:value="-0.39538759200625">
                <text:p>-0.395387592006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787573587149382">
                <text:p>0.00787573587149382</text:p>
              </table:table-cell>
              <table:table-cell office:value-type="float" office:value="0.154974">
                <text:p>0.154974</text:p>
              </table:table-cell>
              <table:table-cell office:value-type="float" office:value="-0.39244497640625">
                <text:p>-0.39244497640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935974344611168">
                <text:p>0.00935974344611168</text:p>
              </table:table-cell>
              <table:table-cell office:value-type="float" office:value="0.156556">
                <text:p>0.156556</text:p>
              </table:table-cell>
              <table:table-cell office:value-type="float" office:value="-0.38987395835024">
                <text:p>-0.389873958350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07668982818723">
                <text:p>0.0107668982818723</text:p>
              </table:table-cell>
              <table:table-cell office:value-type="float" office:value="0.157103">
                <text:p>0.157103</text:p>
              </table:table-cell>
              <table:table-cell office:value-type="float" office:value="-0.38747767299241">
                <text:p>-0.387477672992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14404251798987">
                <text:p>0.0114404251798987</text:p>
              </table:table-cell>
              <table:table-cell office:value-type="float" office:value="0.158298">
                <text:p>0.158298</text:p>
              </table:table-cell>
              <table:table-cell office:value-type="float" office:value="-0.38491812167204">
                <text:p>-0.384918121672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27249462530017">
                <text:p>0.0127249462530017</text:p>
              </table:table-cell>
              <table:table-cell office:value-type="float" office:value="0.158916">
                <text:p>0.158916</text:p>
              </table:table-cell>
              <table:table-cell office:value-type="float" office:value="-0.38191232487044">
                <text:p>-0.381912324870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3922824524343">
                <text:p>0.013922824524343</text:p>
              </table:table-cell>
              <table:table-cell office:value-type="float" office:value="0.158697">
                <text:p>0.158697</text:p>
              </table:table-cell>
              <table:table-cell office:value-type="float" office:value="-0.37857338010209">
                <text:p>-0.378573380102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44880507141352">
                <text:p>0.0144880507141352</text:p>
              </table:table-cell>
              <table:table-cell office:value-type="float" office:value="0.158691">
                <text:p>0.158691</text:p>
              </table:table-cell>
              <table:table-cell office:value-type="float" office:value="-0.37714889020025">
                <text:p>-0.377148890200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55486613512039">
                <text:p>0.0155486613512039</text:p>
              </table:table-cell>
              <table:table-cell office:value-type="float" office:value="0.158095">
                <text:p>0.158095</text:p>
              </table:table-cell>
              <table:table-cell office:value-type="float" office:value="-0.37368915070025">
                <text:p>-0.373689150700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65129285305738">
                <text:p>0.0165129285305738</text:p>
              </table:table-cell>
              <table:table-cell office:value-type="float" office:value="0.157672">
                <text:p>0.157672</text:p>
              </table:table-cell>
              <table:table-cell office:value-type="float" office:value="-0.37036354866244">
                <text:p>-0.370363548662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77702568471432">
                <text:p>0.0177702568471432</text:p>
              </table:table-cell>
              <table:table-cell office:value-type="float" office:value="0.15738">
                <text:p>0.15738</text:p>
              </table:table-cell>
              <table:table-cell office:value-type="float" office:value="-0.36709758595201">
                <text:p>-0.367097585952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84768103063107">
                <text:p>0.0184768103063107</text:p>
              </table:table-cell>
              <table:table-cell office:value-type="float" office:value="0.15741">
                <text:p>0.15741</text:p>
              </table:table-cell>
              <table:table-cell office:value-type="float" office:value="-0.36867776394449">
                <text:p>-0.368677763944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8789142370224">
                <text:p>0.018789142370224</text:p>
              </table:table-cell>
              <table:table-cell office:value-type="float" office:value="0.157275">
                <text:p>0.157275</text:p>
              </table:table-cell>
              <table:table-cell office:value-type="float" office:value="-0.36528775619329">
                <text:p>-0.365287756193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90735459327698">
                <text:p>0.0190735459327698</text:p>
              </table:table-cell>
              <table:table-cell office:value-type="float" office:value="0.15717">
                <text:p>0.15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95566434413195">
                <text:p>0.0195566434413195</text:p>
              </table:table-cell>
              <table:table-cell office:value-type="float" office:value="0.156675">
                <text:p>0.156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99222881346941">
                <text:p>0.0199222881346941</text:p>
              </table:table-cell>
              <table:table-cell office:value-type="float" office:value="0.155786">
                <text:p>0.155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01699193567038">
                <text:p>0.0201699193567038</text:p>
              </table:table-cell>
              <table:table-cell office:value-type="float" office:value="0.155108">
                <text:p>0.155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03284081071615">
                <text:p>0.0203284081071615</text:p>
              </table:table-cell>
              <table:table-cell office:value-type="float" office:value="0.154194">
                <text:p>0.154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03847568482161">
                <text:p>0.0203847568482161</text:p>
              </table:table-cell>
              <table:table-cell office:value-type="float" office:value="0.153852">
                <text:p>0.153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04658973962069">
                <text:p>0.0204658973962069</text:p>
              </table:table-cell>
              <table:table-cell office:value-type="float" office:value="0.1538">
                <text:p>0.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04947516322136">
                <text:p>0.0204947516322136</text:p>
              </table:table-cell>
              <table:table-cell office:value-type="float" office:value="0.154476">
                <text:p>0.154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05510705709457">
                <text:p>0.0205510705709457</text:p>
              </table:table-cell>
              <table:table-cell office:value-type="float" office:value="0.156336">
                <text:p>0.156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05628871917725">
                <text:p>0.0205628871917725</text:p>
              </table:table-cell>
              <table:table-cell office:value-type="float" office:value="0.158541">
                <text:p>0.158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0579906180501">
                <text:p>0.020579906180501</text:p>
              </table:table-cell>
              <table:table-cell office:value-type="float" office:value="0.160834">
                <text:p>0.160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05907952040434">
                <text:p>0.0205907952040434</text:p>
              </table:table-cell>
              <table:table-cell office:value-type="float" office:value="0.163348">
                <text:p>0.163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06022281199694">
                <text:p>0.0206022281199694</text:p>
              </table:table-cell>
              <table:table-cell office:value-type="float" office:value="0.165869">
                <text:p>0.165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06050798296928">
                <text:p>0.0206050798296928</text:p>
              </table:table-cell>
              <table:table-cell office:value-type="float" office:value="0.168298">
                <text:p>0.168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0606093108654">
                <text:p>0.020606093108654</text:p>
              </table:table-cell>
              <table:table-cell office:value-type="float" office:value="0.170166">
                <text:p>0.170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0607553422451">
                <text:p>0.020607553422451</text:p>
              </table:table-cell>
              <table:table-cell office:value-type="float" office:value="0.17194">
                <text:p>0.17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06084866076708">
                <text:p>0.0206084866076708</text:p>
              </table:table-cell>
              <table:table-cell office:value-type="float" office:value="0.173572">
                <text:p>0.173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0609475672245">
                <text:p>0.020609475672245</text:p>
              </table:table-cell>
              <table:table-cell office:value-type="float" office:value="0.174839">
                <text:p>0.17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06096135079861">
                <text:p>0.0206096135079861</text:p>
              </table:table-cell>
              <table:table-cell office:value-type="float" office:value="0.176368">
                <text:p>0.176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06097234040499">
                <text:p>0.0206097234040499</text:p>
              </table:table-cell>
              <table:table-cell office:value-type="float" office:value="0.177095">
                <text:p>0.177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06098798662424">
                <text:p>0.0206098798662424</text:p>
              </table:table-cell>
              <table:table-cell office:value-type="float" office:value="0.177597">
                <text:p>0.177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06099804490805">
                <text:p>0.0206099804490805</text:p>
              </table:table-cell>
              <table:table-cell office:value-type="float" office:value="0.177991">
                <text:p>0.177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06100884824991">
                <text:p>0.0206100884824991</text:p>
              </table:table-cell>
              <table:table-cell office:value-type="float" office:value="0.177711">
                <text:p>0.177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06101052463055">
                <text:p>0.0206101052463055</text:p>
              </table:table-cell>
              <table:table-cell office:value-type="float" office:value="0.176927">
                <text:p>0.176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06101182848215">
                <text:p>0.0206101182848215</text:p>
              </table:table-cell>
              <table:table-cell office:value-type="float" office:value="0.176112">
                <text:p>0.176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0610136911273">
                <text:p>0.020610136911273</text:p>
              </table:table-cell>
              <table:table-cell office:value-type="float" office:value="0.174608">
                <text:p>0.174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06101443618536">
                <text:p>0.0206101443618536</text:p>
              </table:table-cell>
              <table:table-cell office:value-type="float" office:value="0.173008">
                <text:p>0.17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06101574003696">
                <text:p>0.0206101574003696</text:p>
              </table:table-cell>
              <table:table-cell office:value-type="float" office:value="0.170832">
                <text:p>0.170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06101611256599">
                <text:p>0.0206101611256599</text:p>
              </table:table-cell>
              <table:table-cell office:value-type="float" office:value="0.155031">
                <text:p>0.155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06101629883051">
                <text:p>0.0206101629883051</text:p>
              </table:table-cell>
              <table:table-cell office:value-type="float" office:value="0.152524">
                <text:p>0.152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5005">
                <text:p>0.15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7752">
                <text:p>0.147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626">
                <text:p>0.14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5278">
                <text:p>0.145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4439">
                <text:p>0.144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6225">
                <text:p>0.136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4982">
                <text:p>0.134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3829">
                <text:p>0.133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2397">
                <text:p>0.132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1651">
                <text:p>0.131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1643">
                <text:p>0.131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1773">
                <text:p>0.131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1173">
                <text:p>0.131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0153">
                <text:p>0.130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5634">
                <text:p>0.135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4168">
                <text:p>0.134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282">
                <text:p>0.13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1917">
                <text:p>0.131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4202">
                <text:p>0.144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356">
                <text:p>0.14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2594">
                <text:p>0.142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1359">
                <text:p>0.141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0283">
                <text:p>0.140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8877">
                <text:p>0.138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7442">
                <text:p>0.137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5883">
                <text:p>0.135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4716">
                <text:p>0.134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3528">
                <text:p>0.133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2206">
                <text:p>0.132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0876">
                <text:p>0.130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9985">
                <text:p>0.129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8769">
                <text:p>0.128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7641">
                <text:p>0.127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6581">
                <text:p>0.126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5621">
                <text:p>0.125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4606">
                <text:p>0.124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3666">
                <text:p>0.123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2367">
                <text:p>0.122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1158">
                <text:p>0.121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9425">
                <text:p>0.119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7172">
                <text:p>0.117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4908">
                <text:p>0.114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256">
                <text:p>0.11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0046">
                <text:p>0.110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7244">
                <text:p>0.107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5415">
                <text:p>0.105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034">
                <text:p>0.08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9125">
                <text:p>0.079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6495">
                <text:p>0.076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4786">
                <text:p>0.074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3291">
                <text:p>0.073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1781">
                <text:p>0.071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059">
                <text:p>0.07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9543">
                <text:p>0.069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8754">
                <text:p>0.068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801">
                <text:p>0.0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556">
                <text:p>0.0675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805cm" svg:height="6.766cm" xlink:href=".." xlink:type="simple" chart:class="chart:line" chart:style-name="ch1">
        <chart:title svg:x="5.025cm" svg:y="0.27cm" chart:style-name="ch2">
          <text:p>wZ Torso</text:p>
        </chart:title>
        <chart:legend chart:legend-position="end" svg:x="8.53cm" svg:y="2.665cm" style:legend-expansion="high" chart:style-name="ch3"/>
        <chart:plot-area chart:style-name="ch4" table:cell-range-address="Torso.F1:Torso.F285 Torso.L1:Torso.L1 Torso.L100:Torso.L400 Torso.Q1:Torso.Q1 Torso.Q140:Torso.Q403" chart:data-source-has-labels="row" svg:x="0.236cm" svg:y="1.132cm" svg:width="8.058cm" svg:height="5.499cm">
          <chartooo:coordinate-region svg:x="0.893cm" svg:y="1.305cm" svg:width="7.401cm" svg:height="4.4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orso.F2:Torso.F285" chart:label-cell-address="Torso.F1:Torso.F1" chart:class="chart:line">
            <chart:data-point chart:repeated="284"/>
          </chart:series>
          <chart:series chart:style-name="ch9" chart:values-cell-range-address="Torso.L100:Torso.L400" chart:label-cell-address="Torso.L1:Torso.L1" chart:class="chart:line">
            <chart:data-point chart:repeated="301"/>
          </chart:series>
          <chart:series chart:style-name="ch10" chart:values-cell-range-address="Torso.Q140:Torso.Q403" chart:label-cell-address="Torso.Q1:Torso.Q1" chart:class="chart:line">
            <chart:data-point chart:repeated="2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Z Nao</text:p>
                <draw:g>
                  <svg:desc>Torso.F1:Torso.F1</svg:desc>
                </draw:g>
              </table:table-cell>
              <table:table-cell office:value-type="string">
                <text:p>wZ MoCap (Y)</text:p>
                <draw:g>
                  <svg:desc>Torso.L1:Torso.L1</svg:desc>
                </draw:g>
              </table:table-cell>
              <table:table-cell office:value-type="string">
                <text:p>Z Corr</text:p>
                <draw:g>
                  <svg:desc>Torso.Q1:Torso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244131602812558">
                <text:p>-0.000244131602812558</text:p>
                <draw:g>
                  <svg:desc>Torso.F2:Torso.F285</svg:desc>
                </draw:g>
              </table:table-cell>
              <table:table-cell office:value-type="float" office:value="-0.025933">
                <text:p>-0.025933</text:p>
                <draw:g>
                  <svg:desc>Torso.L100:Torso.L400</svg:desc>
                </draw:g>
              </table:table-cell>
              <table:table-cell office:value-type="float" office:value="0.508156960780364">
                <text:p>0.508156960780364</text:p>
                <draw:g>
                  <svg:desc>Torso.Q140:Torso.Q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153501832392067">
                <text:p>-0.00153501832392067</text:p>
              </table:table-cell>
              <table:table-cell office:value-type="float" office:value="-0.02582">
                <text:p>-0.02582</text:p>
              </table:table-cell>
              <table:table-cell office:value-type="float" office:value="0.508158077271851">
                <text:p>0.508158077271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46955710463226">
                <text:p>-0.00246955710463226</text:p>
              </table:table-cell>
              <table:table-cell office:value-type="float" office:value="-0.02568">
                <text:p>-0.02568</text:p>
              </table:table-cell>
              <table:table-cell office:value-type="float" office:value="0.508155099953659">
                <text:p>0.508155099953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29883359093219">
                <text:p>-0.0029883359093219</text:p>
              </table:table-cell>
              <table:table-cell office:value-type="float" office:value="-0.02557">
                <text:p>-0.02557</text:p>
              </table:table-cell>
              <table:table-cell office:value-type="float" office:value="0.508149889588611">
                <text:p>0.508149889588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354059715755284">
                <text:p>-0.00354059715755284</text:p>
              </table:table-cell>
              <table:table-cell office:value-type="float" office:value="-0.025425">
                <text:p>-0.025425</text:p>
              </table:table-cell>
              <table:table-cell office:value-type="float" office:value="0.508151006101644">
                <text:p>0.508151006101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443031592294574">
                <text:p>-0.00443031592294574</text:p>
              </table:table-cell>
              <table:table-cell office:value-type="float" office:value="-0.025276">
                <text:p>-0.025276</text:p>
              </table:table-cell>
              <table:table-cell office:value-type="float" office:value="0.508149889588611">
                <text:p>0.508149889588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506333727389574">
                <text:p>-0.00506333727389574</text:p>
              </table:table-cell>
              <table:table-cell office:value-type="float" office:value="-0.025174">
                <text:p>-0.025174</text:p>
              </table:table-cell>
              <table:table-cell office:value-type="float" office:value="0.508154355620331">
                <text:p>0.508154355620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572756584733725">
                <text:p>-0.00572756584733725</text:p>
              </table:table-cell>
              <table:table-cell office:value-type="float" office:value="-0.025008">
                <text:p>-0.025008</text:p>
              </table:table-cell>
              <table:table-cell office:value-type="float" office:value="0.508161054565851">
                <text:p>0.508161054565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642228871583939">
                <text:p>-0.00642228871583939</text:p>
              </table:table-cell>
              <table:table-cell office:value-type="float" office:value="-0.024922">
                <text:p>-0.024922</text:p>
              </table:table-cell>
              <table:table-cell office:value-type="float" office:value="0.508154727787184">
                <text:p>0.508154727787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678086327388883">
                <text:p>-0.00678086327388883</text:p>
              </table:table-cell>
              <table:table-cell office:value-type="float" office:value="-0.023204">
                <text:p>-0.023204</text:p>
              </table:table-cell>
              <table:table-cell office:value-type="float" office:value="0.508132024917411">
                <text:p>0.508132024917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752012804150581">
                <text:p>-0.00752012804150581</text:p>
              </table:table-cell>
              <table:table-cell office:value-type="float" office:value="-0.023227">
                <text:p>-0.023227</text:p>
              </table:table-cell>
              <table:table-cell office:value-type="float" office:value="0.508109692853691">
                <text:p>0.5081096928536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828822236508131">
                <text:p>-0.00828822236508131</text:p>
              </table:table-cell>
              <table:table-cell office:value-type="float" office:value="-0.022969">
                <text:p>-0.022969</text:p>
              </table:table-cell>
              <table:table-cell office:value-type="float" office:value="0.508476138697136">
                <text:p>0.508476138697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868279486894608">
                <text:p>-0.00868279486894608</text:p>
              </table:table-cell>
              <table:table-cell office:value-type="float" office:value="-0.022677">
                <text:p>-0.022677</text:p>
              </table:table-cell>
              <table:table-cell office:value-type="float" office:value="0.508460149224579">
                <text:p>0.508460149224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949278194457293">
                <text:p>-0.00949278194457293</text:p>
              </table:table-cell>
              <table:table-cell office:value-type="float" office:value="-0.022457">
                <text:p>-0.022457</text:p>
              </table:table-cell>
              <table:table-cell office:value-type="float" office:value="0.508446390281776">
                <text:p>0.508446390281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990804843604565">
                <text:p>-0.00990804843604565</text:p>
              </table:table-cell>
              <table:table-cell office:value-type="float" office:value="-0.021937">
                <text:p>-0.021937</text:p>
              </table:table-cell>
              <table:table-cell office:value-type="float" office:value="0.508424449275459">
                <text:p>0.5084244492754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0329901240766">
                <text:p>-0.010329901240766</text:p>
              </table:table-cell>
              <table:table-cell office:value-type="float" office:value="-0.021744">
                <text:p>-0.021744</text:p>
              </table:table-cell>
              <table:table-cell office:value-type="float" office:value="0.508406597994531">
                <text:p>0.508406597994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11934039741755">
                <text:p>-0.0111934039741755</text:p>
              </table:table-cell>
              <table:table-cell office:value-type="float" office:value="-0.021743">
                <text:p>-0.021743</text:p>
              </table:table-cell>
              <table:table-cell office:value-type="float" office:value="0.508397672027475">
                <text:p>0.5083976720274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20825180783868">
                <text:p>-0.0120825180783868</text:p>
              </table:table-cell>
              <table:table-cell office:value-type="float" office:value="-0.021594">
                <text:p>-0.021594</text:p>
              </table:table-cell>
              <table:table-cell office:value-type="float" office:value="0.508387630054284">
                <text:p>0.508387630054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25364558771253">
                <text:p>-0.0125364558771253</text:p>
              </table:table-cell>
              <table:table-cell office:value-type="float" office:value="-0.021297">
                <text:p>-0.021297</text:p>
              </table:table-cell>
              <table:table-cell office:value-type="float" office:value="0.508380191377964">
                <text:p>0.5083801913779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34625779464841">
                <text:p>-0.0134625779464841</text:p>
              </table:table-cell>
              <table:table-cell office:value-type="float" office:value="-0.02112">
                <text:p>-0.02112</text:p>
              </table:table-cell>
              <table:table-cell office:value-type="float" office:value="0.508387258124059">
                <text:p>0.508387258124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3934631831944">
                <text:p>-0.013934631831944</text:p>
              </table:table-cell>
              <table:table-cell office:value-type="float" office:value="-0.020892">
                <text:p>-0.020892</text:p>
              </table:table-cell>
              <table:table-cell office:value-type="float" office:value="0.508393952810275">
                <text:p>0.508393952810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48960119113326">
                <text:p>-0.0148960119113326</text:p>
              </table:table-cell>
              <table:table-cell office:value-type="float" office:value="-0.020484">
                <text:p>-0.020484</text:p>
              </table:table-cell>
              <table:table-cell office:value-type="float" office:value="0.508389489699739">
                <text:p>0.508389489699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63801722228527">
                <text:p>-0.0163801722228527</text:p>
              </table:table-cell>
              <table:table-cell office:value-type="float" office:value="-0.020336">
                <text:p>-0.020336</text:p>
              </table:table-cell>
              <table:table-cell office:value-type="float" office:value="0.508398415866379">
                <text:p>0.508398415866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168856009840965">
                <text:p>-0.0168856009840965</text:p>
              </table:table-cell>
              <table:table-cell office:value-type="float" office:value="-0.020307">
                <text:p>-0.020307</text:p>
              </table:table-cell>
              <table:table-cell office:value-type="float" office:value="0.5084144080371">
                <text:p>0.50841440803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79121308028698">
                <text:p>-0.0179121308028698</text:p>
              </table:table-cell>
              <table:table-cell office:value-type="float" office:value="-0.020369">
                <text:p>-0.020369</text:p>
              </table:table-cell>
              <table:table-cell office:value-type="float" office:value="0.5084292838475">
                <text:p>0.50842928384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84329114854336">
                <text:p>-0.0184329114854336</text:p>
              </table:table-cell>
              <table:table-cell office:value-type="float" office:value="-0.020276">
                <text:p>-0.020276</text:p>
              </table:table-cell>
              <table:table-cell office:value-type="float" office:value="0.508442299685475">
                <text:p>0.508442299685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94889679551125">
                <text:p>-0.0194889679551125</text:p>
              </table:table-cell>
              <table:table-cell office:value-type="float" office:value="-0.020151">
                <text:p>-0.020151</text:p>
              </table:table-cell>
              <table:table-cell office:value-type="float" office:value="0.508453083886156">
                <text:p>0.5084530838861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200240705162287">
                <text:p>-0.0200240705162287</text:p>
              </table:table-cell>
              <table:table-cell office:value-type="float" office:value="-0.019996">
                <text:p>-0.019996</text:p>
              </table:table-cell>
              <table:table-cell office:value-type="float" office:value="0.508470932899084">
                <text:p>0.508470932899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211077816784382">
                <text:p>-0.0211077816784382</text:p>
              </table:table-cell>
              <table:table-cell office:value-type="float" office:value="-0.019769">
                <text:p>-0.019769</text:p>
              </table:table-cell>
              <table:table-cell office:value-type="float" office:value="0.508479857078956">
                <text:p>0.508479857078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216561462730169">
                <text:p>-0.0216561462730169</text:p>
              </table:table-cell>
              <table:table-cell office:value-type="float" office:value="-0.019565">
                <text:p>-0.019565</text:p>
              </table:table-cell>
              <table:table-cell office:value-type="float" office:value="0.508495102049219">
                <text:p>0.5084951020492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22765276953578">
                <text:p>-0.022765276953578</text:p>
              </table:table-cell>
              <table:table-cell office:value-type="float" office:value="-0.019426">
                <text:p>-0.019426</text:p>
              </table:table-cell>
              <table:table-cell office:value-type="float" office:value="0.508506256502939">
                <text:p>0.5085062565029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233258046209812">
                <text:p>-0.0233258046209812</text:p>
              </table:table-cell>
              <table:table-cell office:value-type="float" office:value="-0.019252">
                <text:p>-0.019252</text:p>
              </table:table-cell>
              <table:table-cell office:value-type="float" office:value="0.508512577209036">
                <text:p>0.508512577209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50297356396914">
                <text:p>-0.0250297356396914</text:p>
              </table:table-cell>
              <table:table-cell office:value-type="float" office:value="-0.01912">
                <text:p>-0.01912</text:p>
              </table:table-cell>
              <table:table-cell office:value-type="float" office:value="0.508513320814336">
                <text:p>0.5085133208143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256047025322914">
                <text:p>-0.0256047025322914</text:p>
              </table:table-cell>
              <table:table-cell office:value-type="float" office:value="-0.018964">
                <text:p>-0.018964</text:p>
              </table:table-cell>
              <table:table-cell office:value-type="float" office:value="0.508515179820971">
                <text:p>0.5085151798209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267644543200731">
                <text:p>-0.0267644543200731</text:p>
              </table:table-cell>
              <table:table-cell office:value-type="float" office:value="-0.018732">
                <text:p>-0.018732</text:p>
              </table:table-cell>
              <table:table-cell office:value-type="float" office:value="0.508511461798251">
                <text:p>0.5085114617982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273489151149988">
                <text:p>-0.0273489151149988</text:p>
              </table:table-cell>
              <table:table-cell office:value-type="float" office:value="-0.018517">
                <text:p>-0.018517</text:p>
              </table:table-cell>
              <table:table-cell office:value-type="float" office:value="0.5085110899939">
                <text:p>0.50851108999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279363226145506">
                <text:p>-0.0279363226145506</text:p>
              </table:table-cell>
              <table:table-cell office:value-type="float" office:value="-0.018355">
                <text:p>-0.018355</text:p>
              </table:table-cell>
              <table:table-cell office:value-type="float" office:value="0.508511461798251">
                <text:p>0.5085114617982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03117968142033">
                <text:p>-0.0303117968142033</text:p>
              </table:table-cell>
              <table:table-cell office:value-type="float" office:value="-0.01815">
                <text:p>-0.01815</text:p>
              </table:table-cell>
              <table:table-cell office:value-type="float" office:value="0.508514064418124">
                <text:p>0.5085140644181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309114791452885">
                <text:p>-0.0309114791452885</text:p>
              </table:table-cell>
              <table:table-cell office:value-type="float" office:value="-0.017963">
                <text:p>-0.017963</text:p>
              </table:table-cell>
              <table:table-cell office:value-type="float" office:value="0.508509602772716">
                <text:p>0.508509602772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321167334914207">
                <text:p>-0.0321167334914207</text:p>
              </table:table-cell>
              <table:table-cell office:value-type="float" office:value="-0.017884">
                <text:p>-0.017884</text:p>
              </table:table-cell>
              <table:table-cell office:value-type="float" office:value="0.508505141072876">
                <text:p>0.5085051410728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33328965306282">
                <text:p>-0.033328965306282</text:p>
              </table:table-cell>
              <table:table-cell office:value-type="float" office:value="-0.017944">
                <text:p>-0.017944</text:p>
              </table:table-cell>
              <table:table-cell office:value-type="float" office:value="0.508498448421056">
                <text:p>0.508498448421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34546859562397">
                <text:p>-0.034546859562397</text:p>
              </table:table-cell>
              <table:table-cell office:value-type="float" office:value="-0.018154">
                <text:p>-0.018154</text:p>
              </table:table-cell>
              <table:table-cell office:value-type="float" office:value="0.508117509230784">
                <text:p>0.508117509230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357691831886768">
                <text:p>-0.0357691831886768</text:p>
              </table:table-cell>
              <table:table-cell office:value-type="float" office:value="-0.018339">
                <text:p>-0.018339</text:p>
              </table:table-cell>
              <table:table-cell office:value-type="float" office:value="0.508181522807216">
                <text:p>0.508181522807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369947478175163">
                <text:p>-0.0369947478175163</text:p>
              </table:table-cell>
              <table:table-cell office:value-type="float" office:value="-0.018525">
                <text:p>-0.018525</text:p>
              </table:table-cell>
              <table:table-cell office:value-type="float" office:value="0.508204222610275">
                <text:p>0.508204222610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382221266627312">
                <text:p>-0.0382221266627312</text:p>
              </table:table-cell>
              <table:table-cell office:value-type="float" office:value="-0.018735">
                <text:p>-0.018735</text:p>
              </table:table-cell>
              <table:table-cell office:value-type="float" office:value="0.508226548913275">
                <text:p>0.5082265489132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39450004696846">
                <text:p>-0.039450004696846</text:p>
              </table:table-cell>
              <table:table-cell office:value-type="float" office:value="-0.018953">
                <text:p>-0.018953</text:p>
              </table:table-cell>
              <table:table-cell office:value-type="float" office:value="0.508252594546875">
                <text:p>0.50825259454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412900224328041">
                <text:p>-0.0412900224328041</text:p>
              </table:table-cell>
              <table:table-cell office:value-type="float" office:value="-0.019269">
                <text:p>-0.019269</text:p>
              </table:table-cell>
              <table:table-cell office:value-type="float" office:value="0.508282358717275">
                <text:p>0.5082823587172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431234054267407">
                <text:p>-0.0431234054267407</text:p>
              </table:table-cell>
              <table:table-cell office:value-type="float" office:value="-0.019515">
                <text:p>-0.019515</text:p>
              </table:table-cell>
              <table:table-cell office:value-type="float" office:value="0.508307284348524">
                <text:p>0.5083072843485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43732300400734">
                <text:p>-0.043732300400734</text:p>
              </table:table-cell>
              <table:table-cell office:value-type="float" office:value="-0.019661">
                <text:p>-0.019661</text:p>
              </table:table-cell>
              <table:table-cell office:value-type="float" office:value="0.508335184161699">
                <text:p>0.5083351841616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449456088244915">
                <text:p>-0.0449456088244915</text:p>
              </table:table-cell>
              <table:table-cell office:value-type="float" office:value="-0.019609">
                <text:p>-0.019609</text:p>
              </table:table-cell>
              <table:table-cell office:value-type="float" office:value="0.508367917231475">
                <text:p>0.5083679172314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455497205257416">
                <text:p>-0.0455497205257416</text:p>
              </table:table-cell>
              <table:table-cell office:value-type="float" office:value="-0.019568">
                <text:p>-0.019568</text:p>
              </table:table-cell>
              <table:table-cell office:value-type="float" office:value="0.508402878868051">
                <text:p>0.5084028788680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467517152428627">
                <text:p>-0.0467517152428627</text:p>
              </table:table-cell>
              <table:table-cell office:value-type="float" office:value="-0.021169">
                <text:p>-0.021169</text:p>
              </table:table-cell>
              <table:table-cell office:value-type="float" office:value="0.508442299685475">
                <text:p>0.5084422996854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479443669319153">
                <text:p>-0.0479443669319153</text:p>
              </table:table-cell>
              <table:table-cell office:value-type="float" office:value="-0.021076">
                <text:p>-0.021076</text:p>
              </table:table-cell>
              <table:table-cell office:value-type="float" office:value="0.508467214426544">
                <text:p>0.5084672144265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485366992652416">
                <text:p>-0.0485366992652416</text:p>
              </table:table-cell>
              <table:table-cell office:value-type="float" office:value="-0.021033">
                <text:p>-0.021033</text:p>
              </table:table-cell>
              <table:table-cell office:value-type="float" office:value="0.508489524694784">
                <text:p>0.5084895246947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497124083340168">
                <text:p>-0.0497124083340168</text:p>
              </table:table-cell>
              <table:table-cell office:value-type="float" office:value="-0.020929">
                <text:p>-0.020929</text:p>
              </table:table-cell>
              <table:table-cell office:value-type="float" office:value="0.508522615753011">
                <text:p>0.5085226157530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502954460680485">
                <text:p>-0.0502954460680485</text:p>
              </table:table-cell>
              <table:table-cell office:value-type="float" office:value="-0.020814">
                <text:p>-0.020814</text:p>
              </table:table-cell>
              <table:table-cell office:value-type="float" office:value="0.508557562608275">
                <text:p>0.508557562608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508749894797802">
                <text:p>-0.0508749894797802</text:p>
              </table:table-cell>
              <table:table-cell office:value-type="float" office:value="-0.020724">
                <text:p>-0.020724</text:p>
              </table:table-cell>
              <table:table-cell office:value-type="float" office:value="0.508606259569836">
                <text:p>0.5086062595698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520227402448654">
                <text:p>-0.0520227402448654</text:p>
              </table:table-cell>
              <table:table-cell office:value-type="float" office:value="-0.020679">
                <text:p>-0.020679</text:p>
              </table:table-cell>
              <table:table-cell office:value-type="float" office:value="0.508679107032524">
                <text:p>0.5086791070325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525906309485436">
                <text:p>-0.0525906309485436</text:p>
              </table:table-cell>
              <table:table-cell office:value-type="float" office:value="-0.020626">
                <text:p>-0.020626</text:p>
              </table:table-cell>
              <table:table-cell office:value-type="float" office:value="0.508750825293475">
                <text:p>0.5087508252934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37134259939194">
                <text:p>-0.0537134259939194</text:p>
              </table:table-cell>
              <table:table-cell office:value-type="float" office:value="-0.02063">
                <text:p>-0.02063</text:p>
              </table:table-cell>
              <table:table-cell office:value-type="float" office:value="0.508834045413731">
                <text:p>0.5088340454137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548156723380089">
                <text:p>-0.0548156723380089</text:p>
              </table:table-cell>
              <table:table-cell office:value-type="float" office:value="-0.020632">
                <text:p>-0.020632</text:p>
              </table:table-cell>
              <table:table-cell office:value-type="float" office:value="0.508896448057139">
                <text:p>0.5088964480571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55400438606739">
                <text:p>-0.055400438606739</text:p>
              </table:table-cell>
              <table:table-cell office:value-type="float" office:value="-0.02062">
                <text:p>-0.02062</text:p>
              </table:table-cell>
              <table:table-cell office:value-type="float" office:value="0.508990032018491">
                <text:p>0.5089900320184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56544441729784">
                <text:p>-0.056544441729784</text:p>
              </table:table-cell>
              <table:table-cell office:value-type="float" office:value="-0.020711">
                <text:p>-0.020711</text:p>
              </table:table-cell>
              <table:table-cell office:value-type="float" office:value="0.509099554173676">
                <text:p>0.5090995541736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576568841934204">
                <text:p>-0.0576568841934204</text:p>
              </table:table-cell>
              <table:table-cell office:value-type="float" office:value="-0.020805">
                <text:p>-0.020805</text:p>
              </table:table-cell>
              <table:table-cell office:value-type="float" office:value="0.509164509398451">
                <text:p>0.5091645093984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587394386529923">
                <text:p>-0.0587394386529923</text:p>
              </table:table-cell>
              <table:table-cell office:value-type="float" office:value="-0.020904">
                <text:p>-0.020904</text:p>
              </table:table-cell>
              <table:table-cell office:value-type="float" office:value="0.509178983556864">
                <text:p>0.5091789835568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59792198240757">
                <text:p>-0.059792198240757</text:p>
              </table:table-cell>
              <table:table-cell office:value-type="float" office:value="-0.021025">
                <text:p>-0.021025</text:p>
              </table:table-cell>
              <table:table-cell office:value-type="float" office:value="0.509056120509259">
                <text:p>0.5090561205092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608146153390408">
                <text:p>-0.0608146153390408</text:p>
              </table:table-cell>
              <table:table-cell office:value-type="float" office:value="-0.021142">
                <text:p>-0.021142</text:p>
              </table:table-cell>
              <table:table-cell office:value-type="float" office:value="0.508808784167851">
                <text:p>0.5088087841678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613142400979996">
                <text:p>-0.0613142400979996</text:p>
              </table:table-cell>
              <table:table-cell office:value-type="float" office:value="-0.021288">
                <text:p>-0.021288</text:p>
              </table:table-cell>
              <table:table-cell office:value-type="float" office:value="0.508528192602816">
                <text:p>0.5085281926028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618057474493981">
                <text:p>-0.0618057474493981</text:p>
              </table:table-cell>
              <table:table-cell office:value-type="float" office:value="-0.021427">
                <text:p>-0.021427</text:p>
              </table:table-cell>
              <table:table-cell office:value-type="float" office:value="0.508266732829459">
                <text:p>0.5082667328294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627643391489983">
                <text:p>-0.0627643391489983</text:p>
              </table:table-cell>
              <table:table-cell office:value-type="float" office:value="-0.021601">
                <text:p>-0.021601</text:p>
              </table:table-cell>
              <table:table-cell office:value-type="float" office:value="0.508048644936419">
                <text:p>0.5080486449364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636889114975929">
                <text:p>-0.0636889114975929</text:p>
              </table:table-cell>
              <table:table-cell office:value-type="float" office:value="-0.021738">
                <text:p>-0.021738</text:p>
              </table:table-cell>
              <table:table-cell office:value-type="float" office:value="0.507875496476684">
                <text:p>0.5078754964766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650080740451813">
                <text:p>-0.0650080740451813</text:p>
              </table:table-cell>
              <table:table-cell office:value-type="float" office:value="-0.021805">
                <text:p>-0.021805</text:p>
              </table:table-cell>
              <table:table-cell office:value-type="float" office:value="0.507734310716379">
                <text:p>0.5077343107163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658400803804398">
                <text:p>-0.0658400803804398</text:p>
              </table:table-cell>
              <table:table-cell office:value-type="float" office:value="-0.021829">
                <text:p>-0.021829</text:p>
              </table:table-cell>
              <table:table-cell office:value-type="float" office:value="0.507593816132396">
                <text:p>0.5075938161323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666317939758301">
                <text:p>-0.0666317939758301</text:p>
              </table:table-cell>
              <table:table-cell office:value-type="float" office:value="-0.021862">
                <text:p>-0.021862</text:p>
              </table:table-cell>
              <table:table-cell office:value-type="float" office:value="0.5074648268736">
                <text:p>0.50746482687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673815831542015">
                <text:p>-0.0673815831542015</text:p>
              </table:table-cell>
              <table:table-cell office:value-type="float" office:value="-0.021915">
                <text:p>-0.021915</text:p>
              </table:table-cell>
              <table:table-cell office:value-type="float" office:value="0.507295506426796">
                <text:p>0.5072955064267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680875554680824">
                <text:p>-0.0680875554680824</text:p>
              </table:table-cell>
              <table:table-cell office:value-type="float" office:value="-0.02195">
                <text:p>-0.02195</text:p>
              </table:table-cell>
              <table:table-cell office:value-type="float" office:value="0.507067882717376">
                <text:p>0.5070678827173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687479004263878">
                <text:p>-0.0687479004263878</text:p>
              </table:table-cell>
              <table:table-cell office:value-type="float" office:value="-0.021905">
                <text:p>-0.021905</text:p>
              </table:table-cell>
              <table:table-cell office:value-type="float" office:value="0.5068901638924">
                <text:p>0.50689016389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690603479743004">
                <text:p>-0.0690603479743004</text:p>
              </table:table-cell>
              <table:table-cell office:value-type="float" office:value="-0.021897">
                <text:p>-0.021897</text:p>
              </table:table-cell>
              <table:table-cell office:value-type="float" office:value="0.506733655647411">
                <text:p>0.5067336556474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696487575769424">
                <text:p>-0.0696487575769424</text:p>
              </table:table-cell>
              <table:table-cell office:value-type="float" office:value="-0.021791">
                <text:p>-0.021791</text:p>
              </table:table-cell>
              <table:table-cell office:value-type="float" office:value="0.506620061585299">
                <text:p>0.5066200615852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699242055416107">
                <text:p>-0.0699242055416107</text:p>
              </table:table-cell>
              <table:table-cell office:value-type="float" office:value="-0.021617">
                <text:p>-0.021617</text:p>
              </table:table-cell>
              <table:table-cell office:value-type="float" office:value="0.506523254874284">
                <text:p>0.5065232548742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704364776611328">
                <text:p>-0.0704364776611328</text:p>
              </table:table-cell>
              <table:table-cell office:value-type="float" office:value="-0.021365">
                <text:p>-0.021365</text:p>
              </table:table-cell>
              <table:table-cell office:value-type="float" office:value="0.506489983394011">
                <text:p>0.5064899833940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708955079317093">
                <text:p>-0.0708955079317093</text:p>
              </table:table-cell>
              <table:table-cell office:value-type="float" office:value="-0.019569">
                <text:p>-0.019569</text:p>
              </table:table-cell>
              <table:table-cell office:value-type="float" office:value="0.506534469305264">
                <text:p>0.5065344693052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71104608476162">
                <text:p>-0.071104608476162</text:p>
              </table:table-cell>
              <table:table-cell office:value-type="float" office:value="-0.01901">
                <text:p>-0.01901</text:p>
              </table:table-cell>
              <table:table-cell office:value-type="float" office:value="0.506704139497324">
                <text:p>0.5067041394973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714806914329529">
                <text:p>-0.0714806914329529</text:p>
              </table:table-cell>
              <table:table-cell office:value-type="float" office:value="-0.018978">
                <text:p>-0.018978</text:p>
              </table:table-cell>
              <table:table-cell office:value-type="float" office:value="0.506944683394316">
                <text:p>0.5069446833943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717990919947624">
                <text:p>-0.0717990919947624</text:p>
              </table:table-cell>
              <table:table-cell office:value-type="float" office:value="-0.018858">
                <text:p>-0.018858</text:p>
              </table:table-cell>
              <table:table-cell office:value-type="float" office:value="0.507197757410096">
                <text:p>0.5071977574100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719360634684563">
                <text:p>-0.0719360634684563</text:p>
              </table:table-cell>
              <table:table-cell office:value-type="float" office:value="-0.018753">
                <text:p>-0.018753</text:p>
              </table:table-cell>
              <table:table-cell office:value-type="float" office:value="0.507440589738275">
                <text:p>0.5074405897382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721644759178162">
                <text:p>-0.0721644759178162</text:p>
              </table:table-cell>
              <table:table-cell office:value-type="float" office:value="-0.018827">
                <text:p>-0.018827</text:p>
              </table:table-cell>
              <table:table-cell office:value-type="float" office:value="0.5076884788656">
                <text:p>0.50768847886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723306387662888">
                <text:p>-0.0723306387662888</text:p>
              </table:table-cell>
              <table:table-cell office:value-type="float" office:value="-0.0189">
                <text:p>-0.0189</text:p>
              </table:table-cell>
              <table:table-cell office:value-type="float" office:value="0.507877358722779">
                <text:p>0.5078773587227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723898485302925">
                <text:p>-0.0723898485302925</text:p>
              </table:table-cell>
              <table:table-cell office:value-type="float" office:value="-0.018943">
                <text:p>-0.018943</text:p>
              </table:table-cell>
              <table:table-cell office:value-type="float" office:value="0.5088529902011">
                <text:p>0.50885299020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724597051739693">
                <text:p>-0.0724597051739693</text:p>
              </table:table-cell>
              <table:table-cell office:value-type="float" office:value="-0.019001">
                <text:p>-0.019001</text:p>
              </table:table-cell>
              <table:table-cell office:value-type="float" office:value="0.508881219824716">
                <text:p>0.5088812198247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724708139896393">
                <text:p>-0.0724708139896393</text:p>
              </table:table-cell>
              <table:table-cell office:value-type="float" office:value="-0.019092">
                <text:p>-0.019092</text:p>
              </table:table-cell>
              <table:table-cell office:value-type="float" office:value="0.508818814577644">
                <text:p>0.5088188145776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724463388323784">
                <text:p>-0.0724463388323784</text:p>
              </table:table-cell>
              <table:table-cell office:value-type="float" office:value="-0.019279">
                <text:p>-0.019279</text:p>
              </table:table-cell>
              <table:table-cell office:value-type="float" office:value="0.508690627495099">
                <text:p>0.5086906274950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23610296845436">
                <text:p>-0.0723610296845436</text:p>
              </table:table-cell>
              <table:table-cell office:value-type="float" office:value="-0.019396">
                <text:p>-0.019396</text:p>
              </table:table-cell>
              <table:table-cell office:value-type="float" office:value="0.508534884710316">
                <text:p>0.5085348847103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22959041595459">
                <text:p>-0.0722959041595459</text:p>
              </table:table-cell>
              <table:table-cell office:value-type="float" office:value="-0.01951">
                <text:p>-0.01951</text:p>
              </table:table-cell>
              <table:table-cell office:value-type="float" office:value="0.508375728099596">
                <text:p>0.5083757280995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721212923526764">
                <text:p>-0.0721212923526764</text:p>
              </table:table-cell>
              <table:table-cell office:value-type="float" office:value="-0.019846">
                <text:p>-0.019846</text:p>
              </table:table-cell>
              <table:table-cell office:value-type="float" office:value="0.5082098043136">
                <text:p>0.5082098043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720120966434479">
                <text:p>-0.0720120966434479</text:p>
              </table:table-cell>
              <table:table-cell office:value-type="float" office:value="-0.020144">
                <text:p>-0.020144</text:p>
              </table:table-cell>
              <table:table-cell office:value-type="float" office:value="0.508029658450736">
                <text:p>0.508029658450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715972632169724">
                <text:p>-0.0715972632169724</text:p>
              </table:table-cell>
              <table:table-cell office:value-type="float" office:value="-0.020702">
                <text:p>-0.020702</text:p>
              </table:table-cell>
              <table:table-cell office:value-type="float" office:value="0.507817017142275">
                <text:p>0.507817017142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712489858269692">
                <text:p>-0.0712489858269692</text:p>
              </table:table-cell>
              <table:table-cell office:value-type="float" office:value="-0.021318">
                <text:p>-0.021318</text:p>
              </table:table-cell>
              <table:table-cell office:value-type="float" office:value="0.507634814798016">
                <text:p>0.5076348147980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708439275622368">
                <text:p>-0.0708439275622368</text:p>
              </table:table-cell>
              <table:table-cell office:value-type="float" office:value="-0.022284">
                <text:p>-0.022284</text:p>
              </table:table-cell>
              <table:table-cell office:value-type="float" office:value="0.507436487911216">
                <text:p>0.5074364879112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70620097219944">
                <text:p>-0.070620097219944</text:p>
              </table:table-cell>
              <table:table-cell office:value-type="float" office:value="-0.023348">
                <text:p>-0.023348</text:p>
              </table:table-cell>
              <table:table-cell office:value-type="float" office:value="0.507269019752475">
                <text:p>0.507269019752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701305568218231">
                <text:p>-0.0701305568218231</text:p>
              </table:table-cell>
              <table:table-cell office:value-type="float" office:value="-0.024585">
                <text:p>-0.024585</text:p>
              </table:table-cell>
              <table:table-cell office:value-type="float" office:value="0.507060417263536">
                <text:p>0.5070604172635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69584883749485">
                <text:p>-0.069584883749485</text:p>
              </table:table-cell>
              <table:table-cell office:value-type="float" office:value="-0.026113">
                <text:p>-0.026113</text:p>
              </table:table-cell>
              <table:table-cell office:value-type="float" office:value="0.5068304072396">
                <text:p>0.50683040723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689836218953133">
                <text:p>-0.0689836218953133</text:p>
              </table:table-cell>
              <table:table-cell office:value-type="float" office:value="-0.02829">
                <text:p>-0.02829</text:p>
              </table:table-cell>
              <table:table-cell office:value-type="float" office:value="0.506528114502811">
                <text:p>0.5065281145028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679778382182121">
                <text:p>-0.0679778382182121</text:p>
              </table:table-cell>
              <table:table-cell office:value-type="float" office:value="-0.03087">
                <text:p>-0.03087</text:p>
              </table:table-cell>
              <table:table-cell office:value-type="float" office:value="0.506197140090316">
                <text:p>0.5061971400903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672385022044182">
                <text:p>-0.0672385022044182</text:p>
              </table:table-cell>
              <table:table-cell office:value-type="float" office:value="-0.033692">
                <text:p>-0.033692</text:p>
              </table:table-cell>
              <table:table-cell office:value-type="float" office:value="0.505804074583216">
                <text:p>0.5058040745832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66444456577301">
                <text:p>-0.066444456577301</text:p>
              </table:table-cell>
              <table:table-cell office:value-type="float" office:value="-0.035861">
                <text:p>-0.035861</text:p>
              </table:table-cell>
              <table:table-cell office:value-type="float" office:value="0.505357346549936">
                <text:p>0.505357346549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648459047079086">
                <text:p>-0.0648459047079086</text:p>
              </table:table-cell>
              <table:table-cell office:value-type="float" office:value="-0.037225">
                <text:p>-0.037225</text:p>
              </table:table-cell>
              <table:table-cell office:value-type="float" office:value="0.504913460444091">
                <text:p>0.5049134604440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639219135046005">
                <text:p>-0.0639219135046005</text:p>
              </table:table-cell>
              <table:table-cell office:value-type="float" office:value="-0.037926">
                <text:p>-0.037926</text:p>
              </table:table-cell>
              <table:table-cell office:value-type="float" office:value="0.5045111428059">
                <text:p>0.50451114280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629582405090332">
                <text:p>-0.0629582405090332</text:p>
              </table:table-cell>
              <table:table-cell office:value-type="float" office:value="-0.038269">
                <text:p>-0.038269</text:p>
              </table:table-cell>
              <table:table-cell office:value-type="float" office:value="0.5041351046659">
                <text:p>0.50413510466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624599903821945">
                <text:p>-0.0624599903821945</text:p>
              </table:table-cell>
              <table:table-cell office:value-type="float" office:value="-0.038616">
                <text:p>-0.038616</text:p>
              </table:table-cell>
              <table:table-cell office:value-type="float" office:value="0.503764714159756">
                <text:p>0.5037647141597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614292956888676">
                <text:p>-0.0614292956888676</text:p>
              </table:table-cell>
              <table:table-cell office:value-type="float" office:value="-0.039308">
                <text:p>-0.039308</text:p>
              </table:table-cell>
              <table:table-cell office:value-type="float" office:value="0.503373223673699">
                <text:p>0.5033732236736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608961656689644">
                <text:p>-0.0608961656689644</text:p>
              </table:table-cell>
              <table:table-cell office:value-type="float" office:value="-0.040141">
                <text:p>-0.040141</text:p>
              </table:table-cell>
              <table:table-cell office:value-type="float" office:value="0.5030122693931">
                <text:p>0.50301226939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597939640283585">
                <text:p>-0.0597939640283585</text:p>
              </table:table-cell>
              <table:table-cell office:value-type="float" office:value="-0.040648">
                <text:p>-0.040648</text:p>
              </table:table-cell>
              <table:table-cell office:value-type="float" office:value="0.502580329546476">
                <text:p>0.5025803295464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592246055603027">
                <text:p>-0.0592246055603027</text:p>
              </table:table-cell>
              <table:table-cell office:value-type="float" office:value="-0.041543">
                <text:p>-0.041543</text:p>
              </table:table-cell>
              <table:table-cell office:value-type="float" office:value="0.502132765957484">
                <text:p>0.5021327659574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8049313724041">
                <text:p>-0.058049313724041</text:p>
              </table:table-cell>
              <table:table-cell office:value-type="float" office:value="-0.042261">
                <text:p>-0.042261</text:p>
              </table:table-cell>
              <table:table-cell office:value-type="float" office:value="0.501688459259184">
                <text:p>0.5016884592591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568251051008701">
                <text:p>-0.0568251051008701</text:p>
              </table:table-cell>
              <table:table-cell office:value-type="float" office:value="-0.042791">
                <text:p>-0.042791</text:p>
              </table:table-cell>
              <table:table-cell office:value-type="float" office:value="0.501244010693475">
                <text:p>0.5012440106934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561947450041771">
                <text:p>-0.0561947450041771</text:p>
              </table:table-cell>
              <table:table-cell office:value-type="float" office:value="-0.043957">
                <text:p>-0.043957</text:p>
              </table:table-cell>
              <table:table-cell office:value-type="float" office:value="0.500775887911771">
                <text:p>0.5007758879117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548977926373482">
                <text:p>-0.0548977926373482</text:p>
              </table:table-cell>
              <table:table-cell office:value-type="float" office:value="-0.045284">
                <text:p>-0.045284</text:p>
              </table:table-cell>
              <table:table-cell office:value-type="float" office:value="0.500269562366144">
                <text:p>0.5002695623661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535529516637325">
                <text:p>-0.0535529516637325</text:p>
              </table:table-cell>
              <table:table-cell office:value-type="float" office:value="-0.046966">
                <text:p>-0.046966</text:p>
              </table:table-cell>
              <table:table-cell office:value-type="float" office:value="0.499732496977456">
                <text:p>0.4997324969774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521607808768749">
                <text:p>-0.0521607808768749</text:p>
              </table:table-cell>
              <table:table-cell office:value-type="float" office:value="-0.048906">
                <text:p>-0.048906</text:p>
              </table:table-cell>
              <table:table-cell office:value-type="float" office:value="0.4992312674304">
                <text:p>0.49923126743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514472164213658">
                <text:p>-0.0514472164213658</text:p>
              </table:table-cell>
              <table:table-cell office:value-type="float" office:value="-0.051702">
                <text:p>-0.051702</text:p>
              </table:table-cell>
              <table:table-cell office:value-type="float" office:value="0.497816997646016">
                <text:p>0.4978169976460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49985446035862">
                <text:p>-0.049985446035862</text:p>
              </table:table-cell>
              <table:table-cell office:value-type="float" office:value="-0.054826">
                <text:p>-0.054826</text:p>
              </table:table-cell>
              <table:table-cell office:value-type="float" office:value="0.497524257439211">
                <text:p>0.4975242574392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492376238107681">
                <text:p>-0.0492376238107681</text:p>
              </table:table-cell>
              <table:table-cell office:value-type="float" office:value="-0.058824">
                <text:p>-0.058824</text:p>
              </table:table-cell>
              <table:table-cell office:value-type="float" office:value="0.497350422052299">
                <text:p>0.4973504220522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469273030757904">
                <text:p>-0.0469273030757904</text:p>
              </table:table-cell>
              <table:table-cell office:value-type="float" office:value="-0.063245">
                <text:p>-0.063245</text:p>
              </table:table-cell>
              <table:table-cell office:value-type="float" office:value="0.497230529815216">
                <text:p>0.4972305298152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445198304951191">
                <text:p>-0.0445198304951191</text:p>
              </table:table-cell>
              <table:table-cell office:value-type="float" office:value="-0.067459">
                <text:p>-0.067459</text:p>
              </table:table-cell>
              <table:table-cell office:value-type="float" office:value="0.497096037921979">
                <text:p>0.4970960379219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43696440756321">
                <text:p>-0.043696440756321</text:p>
              </table:table-cell>
              <table:table-cell office:value-type="float" office:value="-0.071543">
                <text:p>-0.071543</text:p>
              </table:table-cell>
              <table:table-cell office:value-type="float" office:value="0.496940413712819">
                <text:p>0.4969404137128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20190580189228">
                <text:p>-0.0420190580189228</text:p>
              </table:table-cell>
              <table:table-cell office:value-type="float" office:value="-0.075235">
                <text:p>-0.075235</text:p>
              </table:table-cell>
              <table:table-cell office:value-type="float" office:value="0.496773220793691">
                <text:p>0.4967732207936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39429422467947">
                <text:p>-0.039429422467947</text:p>
              </table:table-cell>
              <table:table-cell office:value-type="float" office:value="-0.078459">
                <text:p>-0.078459</text:p>
              </table:table-cell>
              <table:table-cell office:value-type="float" office:value="0.4966155488304">
                <text:p>0.49661554883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376559793949127">
                <text:p>-0.0376559793949127</text:p>
              </table:table-cell>
              <table:table-cell office:value-type="float" office:value="-0.085571">
                <text:p>-0.085571</text:p>
              </table:table-cell>
              <table:table-cell office:value-type="float" office:value="0.496464338633356">
                <text:p>0.4964643386333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358466170728207">
                <text:p>-0.0358466170728207</text:p>
              </table:table-cell>
              <table:table-cell office:value-type="float" office:value="-0.087338">
                <text:p>-0.087338</text:p>
              </table:table-cell>
              <table:table-cell office:value-type="float" office:value="0.4963698984496">
                <text:p>0.49636989844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349289998412132">
                <text:p>-0.0349289998412132</text:p>
              </table:table-cell>
              <table:table-cell office:value-type="float" office:value="-0.088557">
                <text:p>-0.088557</text:p>
              </table:table-cell>
              <table:table-cell office:value-type="float" office:value="0.4963468607884">
                <text:p>0.49634686078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330689363181591">
                <text:p>-0.0330689363181591</text:p>
              </table:table-cell>
              <table:table-cell office:value-type="float" office:value="-0.089747">
                <text:p>-0.089747</text:p>
              </table:table-cell>
              <table:table-cell office:value-type="float" office:value="0.496359531670459">
                <text:p>0.4963595316704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321269109845161">
                <text:p>-0.0321269109845161</text:p>
              </table:table-cell>
              <table:table-cell office:value-type="float" office:value="-0.090841">
                <text:p>-0.090841</text:p>
              </table:table-cell>
              <table:table-cell office:value-type="float" office:value="0.496338029324139">
                <text:p>0.4963380293241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292555205523968">
                <text:p>-0.0292555205523968</text:p>
              </table:table-cell>
              <table:table-cell office:value-type="float" office:value="-0.091709">
                <text:p>-0.091709</text:p>
              </table:table-cell>
              <table:table-cell office:value-type="float" office:value="0.496250087751424">
                <text:p>0.4962500877514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273059606552124">
                <text:p>-0.0273059606552124</text:p>
              </table:table-cell>
              <table:table-cell office:value-type="float" office:value="-0.092433">
                <text:p>-0.092433</text:p>
              </table:table-cell>
              <table:table-cell office:value-type="float" office:value="0.496074529378451">
                <text:p>0.4960745293784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243337415158749">
                <text:p>-0.0243337415158749</text:p>
              </table:table-cell>
              <table:table-cell office:value-type="float" office:value="-0.093195">
                <text:p>-0.093195</text:p>
              </table:table-cell>
              <table:table-cell office:value-type="float" office:value="0.495838150071296">
                <text:p>0.4958381500712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223232116550207">
                <text:p>-0.0223232116550207</text:p>
              </table:table-cell>
              <table:table-cell office:value-type="float" office:value="-0.093592">
                <text:p>-0.093592</text:p>
              </table:table-cell>
              <table:table-cell office:value-type="float" office:value="0.495599704263856">
                <text:p>0.4955997042638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213101636618376">
                <text:p>-0.0213101636618376</text:p>
              </table:table-cell>
              <table:table-cell office:value-type="float" office:value="-0.09403">
                <text:p>-0.09403</text:p>
              </table:table-cell>
              <table:table-cell office:value-type="float" office:value="0.495358033608704">
                <text:p>0.495358033608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182428453117609">
                <text:p>-0.0182428453117609</text:p>
              </table:table-cell>
              <table:table-cell office:value-type="float" office:value="-0.094182">
                <text:p>-0.094182</text:p>
              </table:table-cell>
              <table:table-cell office:value-type="float" office:value="0.4951893916259">
                <text:p>0.4951893916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172120966017246">
                <text:p>-0.0172120966017246</text:p>
              </table:table-cell>
              <table:table-cell office:value-type="float" office:value="-0.094489">
                <text:p>-0.094489</text:p>
              </table:table-cell>
              <table:table-cell office:value-type="float" office:value="0.495013742102156">
                <text:p>0.4950137421021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151397222653031">
                <text:p>-0.0151397222653031</text:p>
              </table:table-cell>
              <table:table-cell office:value-type="float" office:value="-0.094406">
                <text:p>-0.094406</text:p>
              </table:table-cell>
              <table:table-cell office:value-type="float" office:value="0.494913555873676">
                <text:p>0.4949135558736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140988295897841">
                <text:p>-0.0140988295897841</text:p>
              </table:table-cell>
              <table:table-cell office:value-type="float" office:value="-0.094309">
                <text:p>-0.094309</text:p>
              </table:table-cell>
              <table:table-cell office:value-type="float" office:value="0.494811031211184">
                <text:p>0.4948110312111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120090497657657">
                <text:p>-0.0120090497657657</text:p>
              </table:table-cell>
              <table:table-cell office:value-type="float" office:value="-0.093717">
                <text:p>-0.093717</text:p>
              </table:table-cell>
              <table:table-cell office:value-type="float" office:value="0.494783275575216">
                <text:p>0.4947832755752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885953847318888">
                <text:p>-0.00885953847318888</text:p>
              </table:table-cell>
              <table:table-cell office:value-type="float" office:value="-0.093252">
                <text:p>-0.093252</text:p>
              </table:table-cell>
              <table:table-cell office:value-type="float" office:value="0.4948734742275">
                <text:p>0.49487347422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675393547862768">
                <text:p>-0.00675393547862768</text:p>
              </table:table-cell>
              <table:table-cell office:value-type="float" office:value="-0.092598">
                <text:p>-0.092598</text:p>
              </table:table-cell>
              <table:table-cell office:value-type="float" office:value="0.495037243631875">
                <text:p>0.495037243631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570028088986874">
                <text:p>-0.00570028088986874</text:p>
              </table:table-cell>
              <table:table-cell office:value-type="float" office:value="-0.091677">
                <text:p>-0.091677</text:p>
              </table:table-cell>
              <table:table-cell office:value-type="float" office:value="0.495256780112275">
                <text:p>0.4952567801122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359325739555061">
                <text:p>-0.00359325739555061</text:p>
              </table:table-cell>
              <table:table-cell office:value-type="float" office:value="-0.09053">
                <text:p>-0.09053</text:p>
              </table:table-cell>
              <table:table-cell office:value-type="float" office:value="0.495515444324179">
                <text:p>0.4955154443241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148886756505817">
                <text:p>-0.00148886756505817</text:p>
              </table:table-cell>
              <table:table-cell office:value-type="float" office:value="-0.089601">
                <text:p>-0.089601</text:p>
              </table:table-cell>
              <table:table-cell office:value-type="float" office:value="0.495800469918604">
                <text:p>0.4958004699186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0438539602328092">
                <text:p>-0.000438539602328092</text:p>
              </table:table-cell>
              <table:table-cell office:value-type="float" office:value="-0.088717">
                <text:p>-0.088717</text:p>
              </table:table-cell>
              <table:table-cell office:value-type="float" office:value="0.496146375717004">
                <text:p>0.4961463757170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65630294941366">
                <text:p>0.00165630294941366</text:p>
              </table:table-cell>
              <table:table-cell office:value-type="float" office:value="-0.087769">
                <text:p>-0.087769</text:p>
              </table:table-cell>
              <table:table-cell office:value-type="float" office:value="0.4969108917475">
                <text:p>0.49691089174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70022451877594">
                <text:p>0.00270022451877594</text:p>
              </table:table-cell>
              <table:table-cell office:value-type="float" office:value="-0.086824">
                <text:p>-0.086824</text:p>
              </table:table-cell>
              <table:table-cell office:value-type="float" office:value="0.497377229945579">
                <text:p>0.4973772299455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47788992524147">
                <text:p>0.0047788992524147</text:p>
              </table:table-cell>
              <table:table-cell office:value-type="float" office:value="-0.086347">
                <text:p>-0.086347</text:p>
              </table:table-cell>
              <table:table-cell office:value-type="float" office:value="0.4979409150476">
                <text:p>0.49794091504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581298395991326">
                <text:p>0.00581298395991326</text:p>
              </table:table-cell>
              <table:table-cell office:value-type="float" office:value="-0.085926">
                <text:p>-0.085926</text:p>
              </table:table-cell>
              <table:table-cell office:value-type="float" office:value="0.498615643790796">
                <text:p>0.4986156437907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86851346492767">
                <text:p>0.00786851346492767</text:p>
              </table:table-cell>
              <table:table-cell office:value-type="float" office:value="-0.085746">
                <text:p>-0.085746</text:p>
              </table:table-cell>
              <table:table-cell office:value-type="float" office:value="0.499387114810451">
                <text:p>0.4993871148104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888923183083534">
                <text:p>0.00888923183083534</text:p>
              </table:table-cell>
              <table:table-cell office:value-type="float" office:value="-0.085576">
                <text:p>-0.085576</text:p>
              </table:table-cell>
              <table:table-cell office:value-type="float" office:value="0.500243335183451">
                <text:p>0.5002433351834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990473385900259">
                <text:p>0.00990473385900259</text:p>
              </table:table-cell>
              <table:table-cell office:value-type="float" office:value="-0.085267">
                <text:p>-0.085267</text:p>
              </table:table-cell>
              <table:table-cell office:value-type="float" office:value="0.501119638760659">
                <text:p>0.5011196387606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19186583906412">
                <text:p>0.0119186583906412</text:p>
              </table:table-cell>
              <table:table-cell office:value-type="float" office:value="-0.085348">
                <text:p>-0.085348</text:p>
              </table:table-cell>
              <table:table-cell office:value-type="float" office:value="0.502040844041171">
                <text:p>0.5020408440411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39066688716412">
                <text:p>0.0139066688716412</text:p>
              </table:table-cell>
              <table:table-cell office:value-type="float" office:value="-0.0851">
                <text:p>-0.0851</text:p>
              </table:table-cell>
              <table:table-cell office:value-type="float" office:value="0.502929997330624">
                <text:p>0.5029299973306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5865933150053">
                <text:p>0.015865933150053</text:p>
              </table:table-cell>
              <table:table-cell office:value-type="float" office:value="-0.085098">
                <text:p>-0.085098</text:p>
              </table:table-cell>
              <table:table-cell office:value-type="float" office:value="0.503818563965051">
                <text:p>0.5038185639650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77930295467377">
                <text:p>0.0177930295467377</text:p>
              </table:table-cell>
              <table:table-cell office:value-type="float" office:value="-0.084548">
                <text:p>-0.084548</text:p>
              </table:table-cell>
              <table:table-cell office:value-type="float" office:value="0.504600959954491">
                <text:p>0.5046009599544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96847375482321">
                <text:p>0.0196847375482321</text:p>
              </table:table-cell>
              <table:table-cell office:value-type="float" office:value="-0.075824">
                <text:p>-0.075824</text:p>
              </table:table-cell>
              <table:table-cell office:value-type="float" office:value="0.505326595514604">
                <text:p>0.5053265955146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15375982224941">
                <text:p>0.0215375982224941</text:p>
              </table:table-cell>
              <table:table-cell office:value-type="float" office:value="-0.075446">
                <text:p>-0.075446</text:p>
              </table:table-cell>
              <table:table-cell office:value-type="float" office:value="0.505947123786444">
                <text:p>0.5059471237864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42374110966921">
                <text:p>0.0242374110966921</text:p>
              </table:table-cell>
              <table:table-cell office:value-type="float" office:value="-0.075342">
                <text:p>-0.075342</text:p>
              </table:table-cell>
              <table:table-cell office:value-type="float" office:value="0.506575212207619">
                <text:p>0.5065752122076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5979133322835">
                <text:p>0.025979133322835</text:p>
              </table:table-cell>
              <table:table-cell office:value-type="float" office:value="-0.07512">
                <text:p>-0.07512</text:p>
              </table:table-cell>
              <table:table-cell office:value-type="float" office:value="0.507176114806956">
                <text:p>0.5071761148069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76707578450441">
                <text:p>0.0276707578450441</text:p>
              </table:table-cell>
              <table:table-cell office:value-type="float" office:value="-0.074881">
                <text:p>-0.074881</text:p>
              </table:table-cell>
              <table:table-cell office:value-type="float" office:value="0.507745115766784">
                <text:p>0.5077451157667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84966249018908">
                <text:p>0.0284966249018908</text:p>
              </table:table-cell>
              <table:table-cell office:value-type="float" office:value="-0.074886">
                <text:p>-0.074886</text:p>
              </table:table-cell>
              <table:table-cell office:value-type="float" office:value="0.508278638328275">
                <text:p>0.5082786383282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93088350445032">
                <text:p>0.0293088350445032</text:p>
              </table:table-cell>
              <table:table-cell office:value-type="float" office:value="-0.074985">
                <text:p>-0.074985</text:p>
              </table:table-cell>
              <table:table-cell office:value-type="float" office:value="0.508799124994275">
                <text:p>0.5087991249942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08900997042656">
                <text:p>0.0308900997042656</text:p>
              </table:table-cell>
              <table:table-cell office:value-type="float" office:value="-0.074971">
                <text:p>-0.074971</text:p>
              </table:table-cell>
              <table:table-cell office:value-type="float" office:value="0.509296611156475">
                <text:p>0.5092966111564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24114114046097">
                <text:p>0.0324114114046097</text:p>
              </table:table-cell>
              <table:table-cell office:value-type="float" office:value="-0.075078">
                <text:p>-0.075078</text:p>
              </table:table-cell>
              <table:table-cell office:value-type="float" office:value="0.509787490556691">
                <text:p>0.5097874905566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31485718488693">
                <text:p>0.0331485718488693</text:p>
              </table:table-cell>
              <table:table-cell office:value-type="float" office:value="-0.075016">
                <text:p>-0.075016</text:p>
              </table:table-cell>
              <table:table-cell office:value-type="float" office:value="0.510225532992704">
                <text:p>0.510225532992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45737114548683">
                <text:p>0.0345737114548683</text:p>
              </table:table-cell>
              <table:table-cell office:value-type="float" office:value="-0.074901">
                <text:p>-0.074901</text:p>
              </table:table-cell>
              <table:table-cell office:value-type="float" office:value="0.510565825853184">
                <text:p>0.5105658258531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59309762716293">
                <text:p>0.0359309762716293</text:p>
              </table:table-cell>
              <table:table-cell office:value-type="float" office:value="-0.074809">
                <text:p>-0.074809</text:p>
              </table:table-cell>
              <table:table-cell office:value-type="float" office:value="0.510874032252876">
                <text:p>0.5108740322528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658302500844">
                <text:p>0.03658302500844</text:p>
              </table:table-cell>
              <table:table-cell office:value-type="float" office:value="-0.074739">
                <text:p>-0.074739</text:p>
              </table:table-cell>
              <table:table-cell office:value-type="float" office:value="0.511096708361211">
                <text:p>0.5110967083612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78323085606098">
                <text:p>0.0378323085606098</text:p>
              </table:table-cell>
              <table:table-cell office:value-type="float" office:value="-0.074362">
                <text:p>-0.074362</text:p>
              </table:table-cell>
              <table:table-cell office:value-type="float" office:value="0.511341382657584">
                <text:p>0.5113413826575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90056893229485">
                <text:p>0.0390056893229485</text:p>
              </table:table-cell>
              <table:table-cell office:value-type="float" office:value="-0.0737">
                <text:p>-0.0737</text:p>
              </table:table-cell>
              <table:table-cell office:value-type="float" office:value="0.511526162066259">
                <text:p>0.5115261620662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401002392172813">
                <text:p>0.0401002392172813</text:p>
              </table:table-cell>
              <table:table-cell office:value-type="float" office:value="-0.073002">
                <text:p>-0.073002</text:p>
              </table:table-cell>
              <table:table-cell office:value-type="float" office:value="0.511718954321456">
                <text:p>0.5117189543214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411130115389824">
                <text:p>0.0411130115389824</text:p>
              </table:table-cell>
              <table:table-cell office:value-type="float" office:value="-0.072678">
                <text:p>-0.072678</text:p>
              </table:table-cell>
              <table:table-cell office:value-type="float" office:value="0.511855652489139">
                <text:p>0.5118556524891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420410856604576">
                <text:p>0.0420410856604576</text:p>
              </table:table-cell>
              <table:table-cell office:value-type="float" office:value="-0.072098">
                <text:p>-0.072098</text:p>
              </table:table-cell>
              <table:table-cell office:value-type="float" office:value="0.5130703779291">
                <text:p>0.51307037792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28814254701138">
                <text:p>0.0428814254701138</text:p>
              </table:table-cell>
              <table:table-cell office:value-type="float" office:value="-0.072124">
                <text:p>-0.072124</text:p>
              </table:table-cell>
              <table:table-cell office:value-type="float" office:value="0.513221240551251">
                <text:p>0.5132212405512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3631587177515">
                <text:p>0.043631587177515</text:p>
              </table:table-cell>
              <table:table-cell office:value-type="float" office:value="-0.072069">
                <text:p>-0.072069</text:p>
              </table:table-cell>
              <table:table-cell office:value-type="float" office:value="0.513285457078976">
                <text:p>0.5132854570789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39718924462795">
                <text:p>0.0439718924462795</text:p>
              </table:table-cell>
              <table:table-cell office:value-type="float" office:value="-0.072577">
                <text:p>-0.072577</text:p>
              </table:table-cell>
              <table:table-cell office:value-type="float" office:value="0.513285457078976">
                <text:p>0.5132854570789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45813797414303">
                <text:p>0.0445813797414303</text:p>
              </table:table-cell>
              <table:table-cell office:value-type="float" office:value="-0.072902">
                <text:p>-0.072902</text:p>
              </table:table-cell>
              <table:table-cell office:value-type="float" office:value="0.511966888594891">
                <text:p>0.5119668885948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448499619960785">
                <text:p>0.0448499619960785</text:p>
              </table:table-cell>
              <table:table-cell office:value-type="float" office:value="-0.073354">
                <text:p>-0.073354</text:p>
              </table:table-cell>
              <table:table-cell office:value-type="float" office:value="0.511953998759436">
                <text:p>0.5119539987594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53130826354027">
                <text:p>0.0453130826354027</text:p>
              </table:table-cell>
              <table:table-cell office:value-type="float" office:value="-0.073593">
                <text:p>-0.073593</text:p>
              </table:table-cell>
              <table:table-cell office:value-type="float" office:value="0.5119341106764">
                <text:p>0.51193411067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55070957541466">
                <text:p>0.0455070957541466</text:p>
              </table:table-cell>
              <table:table-cell office:value-type="float" office:value="-0.07351">
                <text:p>-0.07351</text:p>
              </table:table-cell>
              <table:table-cell office:value-type="float" office:value="0.5118862274371">
                <text:p>0.51188622743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58185188472271">
                <text:p>0.0458185188472271</text:p>
              </table:table-cell>
              <table:table-cell office:value-type="float" office:value="-0.07383">
                <text:p>-0.07383</text:p>
              </table:table-cell>
              <table:table-cell office:value-type="float" office:value="0.511831706434604">
                <text:p>0.5118317064346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60900068283081">
                <text:p>0.0460900068283081</text:p>
              </table:table-cell>
              <table:table-cell office:value-type="float" office:value="-0.073997">
                <text:p>-0.073997</text:p>
              </table:table-cell>
              <table:table-cell office:value-type="float" office:value="0.511720059906131">
                <text:p>0.5117200599061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6137347817421">
                <text:p>0.046137347817421</text:p>
              </table:table-cell>
              <table:table-cell office:value-type="float" office:value="-0.074269">
                <text:p>-0.074269</text:p>
              </table:table-cell>
              <table:table-cell office:value-type="float" office:value="0.511477486876971">
                <text:p>0.5114774868769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461201779544354">
                <text:p>0.0461201779544354</text:p>
              </table:table-cell>
              <table:table-cell office:value-type="float" office:value="-0.074577">
                <text:p>-0.074577</text:p>
              </table:table-cell>
              <table:table-cell office:value-type="float" office:value="0.511258367020059">
                <text:p>0.5112583670200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60090339183807">
                <text:p>0.0460090339183807</text:p>
              </table:table-cell>
              <table:table-cell office:value-type="float" office:value="-0.079233">
                <text:p>-0.079233</text:p>
              </table:table-cell>
              <table:table-cell office:value-type="float" office:value="0.510942363750571">
                <text:p>0.5109423637505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56606857478619">
                <text:p>0.0456606857478619</text:p>
              </table:table-cell>
              <table:table-cell office:value-type="float" office:value="-0.080152">
                <text:p>-0.080152</text:p>
              </table:table-cell>
              <table:table-cell office:value-type="float" office:value="0.510644565436875">
                <text:p>0.5106445654368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54976484179497">
                <text:p>0.0454976484179497</text:p>
              </table:table-cell>
              <table:table-cell office:value-type="float" office:value="-0.081301">
                <text:p>-0.081301</text:p>
              </table:table-cell>
              <table:table-cell office:value-type="float" office:value="0.510285107338899">
                <text:p>0.5102851073388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51040491461754">
                <text:p>0.0451040491461754</text:p>
              </table:table-cell>
              <table:table-cell office:value-type="float" office:value="-0.082717">
                <text:p>-0.082717</text:p>
              </table:table-cell>
              <table:table-cell office:value-type="float" office:value="0.510014909127619">
                <text:p>0.5100149091276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46239076554775">
                <text:p>0.0446239076554775</text:p>
              </table:table-cell>
              <table:table-cell office:value-type="float" office:value="-0.083972">
                <text:p>-0.083972</text:p>
              </table:table-cell>
              <table:table-cell office:value-type="float" office:value="0.509887142617324">
                <text:p>0.5098871426173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443528257310391">
                <text:p>0.0443528257310391</text:p>
              </table:table-cell>
              <table:table-cell office:value-type="float" office:value="-0.084985">
                <text:p>-0.084985</text:p>
              </table:table-cell>
              <table:table-cell office:value-type="float" office:value="0.509658902703884">
                <text:p>0.5096589027038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40618731081486">
                <text:p>0.0440618731081486</text:p>
              </table:table-cell>
              <table:table-cell office:value-type="float" office:value="-0.085354">
                <text:p>-0.085354</text:p>
              </table:table-cell>
              <table:table-cell office:value-type="float" office:value="0.509499865177379">
                <text:p>0.5094998651773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434228181838989">
                <text:p>0.0434228181838989</text:p>
              </table:table-cell>
              <table:table-cell office:value-type="float" office:value="-0.085406">
                <text:p>-0.085406</text:p>
              </table:table-cell>
              <table:table-cell office:value-type="float" office:value="0.509419764007379">
                <text:p>0.5094197640073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427117645740509">
                <text:p>0.0427117645740509</text:p>
              </table:table-cell>
              <table:table-cell office:value-type="float" office:value="-0.085219">
                <text:p>-0.085219</text:p>
              </table:table-cell>
              <table:table-cell office:value-type="float" office:value="0.509197910434971">
                <text:p>0.5091979104349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423308424651623">
                <text:p>0.0423308424651623</text:p>
              </table:table-cell>
              <table:table-cell office:value-type="float" office:value="-0.08464">
                <text:p>-0.08464</text:p>
              </table:table-cell>
              <table:table-cell office:value-type="float" office:value="0.508919103519664">
                <text:p>0.5089191035196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15215753018856">
                <text:p>0.0415215753018856</text:p>
              </table:table-cell>
              <table:table-cell office:value-type="float" office:value="-0.084047">
                <text:p>-0.084047</text:p>
              </table:table-cell>
              <table:table-cell office:value-type="float" office:value="0.508586186799024">
                <text:p>0.5085861867990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410945080220699">
                <text:p>0.0410945080220699</text:p>
              </table:table-cell>
              <table:table-cell office:value-type="float" office:value="-0.083251">
                <text:p>-0.083251</text:p>
              </table:table-cell>
              <table:table-cell office:value-type="float" office:value="0.508092198453296">
                <text:p>0.5080921984532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06533516943455">
                <text:p>0.0406533516943455</text:p>
              </table:table-cell>
              <table:table-cell office:value-type="float" office:value="-0.082035">
                <text:p>-0.082035</text:p>
              </table:table-cell>
              <table:table-cell office:value-type="float" office:value="0.5075803973939">
                <text:p>0.50758039739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97314764559269">
                <text:p>0.0397314764559269</text:p>
              </table:table-cell>
              <table:table-cell office:value-type="float" office:value="-0.081389">
                <text:p>-0.081389</text:p>
              </table:table-cell>
              <table:table-cell office:value-type="float" office:value="0.5069723134896">
                <text:p>0.50697231348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87612096965313">
                <text:p>0.0387612096965313</text:p>
              </table:table-cell>
              <table:table-cell office:value-type="float" office:value="-0.08075">
                <text:p>-0.08075</text:p>
              </table:table-cell>
              <table:table-cell office:value-type="float" office:value="0.506301139086896">
                <text:p>0.5063011390868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7747822701931">
                <text:p>0.037747822701931</text:p>
              </table:table-cell>
              <table:table-cell office:value-type="float" office:value="-0.08011">
                <text:p>-0.08011</text:p>
              </table:table-cell>
              <table:table-cell office:value-type="float" office:value="0.505846395930251">
                <text:p>0.5058463959302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72265577316284">
                <text:p>0.0372265577316284</text:p>
              </table:table-cell>
              <table:table-cell office:value-type="float" office:value="-0.079703">
                <text:p>-0.079703</text:p>
              </table:table-cell>
              <table:table-cell office:value-type="float" office:value="0.505322470182371">
                <text:p>0.5053224701823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61582040786743">
                <text:p>0.0361582040786743</text:p>
              </table:table-cell>
              <table:table-cell office:value-type="float" office:value="-0.079508">
                <text:p>-0.079508</text:p>
              </table:table-cell>
              <table:table-cell office:value-type="float" office:value="0.504800810143491">
                <text:p>0.5048008101434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45003455877304">
                <text:p>0.0345003455877304</text:p>
              </table:table-cell>
              <table:table-cell office:value-type="float" office:value="-0.079163">
                <text:p>-0.079163</text:p>
              </table:table-cell>
              <table:table-cell office:value-type="float" office:value="0.504276539350476">
                <text:p>0.5042765393504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39353531599045">
                <text:p>0.0339353531599045</text:p>
              </table:table-cell>
              <table:table-cell office:value-type="float" office:value="-0.078411">
                <text:p>-0.078411</text:p>
              </table:table-cell>
              <table:table-cell office:value-type="float" office:value="0.503656237944844">
                <text:p>0.5036562379448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27908582985401">
                <text:p>0.0327908582985401</text:p>
              </table:table-cell>
              <table:table-cell office:value-type="float" office:value="-0.077451">
                <text:p>-0.077451</text:p>
              </table:table-cell>
              <table:table-cell office:value-type="float" office:value="0.503063208681875">
                <text:p>0.5030632086818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22122536599636">
                <text:p>0.0322122536599636</text:p>
              </table:table-cell>
              <table:table-cell office:value-type="float" office:value="-0.076303">
                <text:p>-0.076303</text:p>
              </table:table-cell>
              <table:table-cell office:value-type="float" office:value="0.5024533721091">
                <text:p>0.50245337210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10457218438387">
                <text:p>0.0310457218438387</text:p>
              </table:table-cell>
              <table:table-cell office:value-type="float" office:value="-0.075226">
                <text:p>-0.075226</text:p>
              </table:table-cell>
              <table:table-cell office:value-type="float" office:value="0.501838385846016">
                <text:p>0.5018383858460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98700761049986">
                <text:p>0.0298700761049986</text:p>
              </table:table-cell>
              <table:table-cell office:value-type="float" office:value="-0.074425">
                <text:p>-0.074425</text:p>
              </table:table-cell>
              <table:table-cell office:value-type="float" office:value="0.501270169124016">
                <text:p>0.5012701691240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92802639305592">
                <text:p>0.0292802639305592</text:p>
              </table:table-cell>
              <table:table-cell office:value-type="float" office:value="-0.073666">
                <text:p>-0.073666</text:p>
              </table:table-cell>
              <table:table-cell office:value-type="float" office:value="0.500707935750444">
                <text:p>0.5007079357504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80991271138191">
                <text:p>0.0280991271138191</text:p>
              </table:table-cell>
              <table:table-cell office:value-type="float" office:value="-0.072472">
                <text:p>-0.072472</text:p>
              </table:table-cell>
              <table:table-cell office:value-type="float" office:value="0.500125480707771">
                <text:p>0.5001254807077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691949903965">
                <text:p>0.02691949903965</text:p>
              </table:table-cell>
              <table:table-cell office:value-type="float" office:value="-0.071658">
                <text:p>-0.071658</text:p>
              </table:table-cell>
              <table:table-cell office:value-type="float" office:value="0.499515098599475">
                <text:p>0.4995150985994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63313688337803">
                <text:p>0.0263313688337803</text:p>
              </table:table-cell>
              <table:table-cell office:value-type="float" office:value="-0.070432">
                <text:p>-0.070432</text:p>
              </table:table-cell>
              <table:table-cell office:value-type="float" office:value="0.498875897332784">
                <text:p>0.4988758973327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51609459519386">
                <text:p>0.0251609459519386</text:p>
              </table:table-cell>
              <table:table-cell office:value-type="float" office:value="-0.07464">
                <text:p>-0.07464</text:p>
              </table:table-cell>
              <table:table-cell office:value-type="float" office:value="0.498161496854779">
                <text:p>0.4981614968547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40013040602207">
                <text:p>0.0240013040602207</text:p>
              </table:table-cell>
              <table:table-cell office:value-type="float" office:value="-0.073872">
                <text:p>-0.073872</text:p>
              </table:table-cell>
              <table:table-cell office:value-type="float" office:value="0.497503585065899">
                <text:p>0.4975035850658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34265085309744">
                <text:p>0.0234265085309744</text:p>
              </table:table-cell>
              <table:table-cell office:value-type="float" office:value="-0.072907">
                <text:p>-0.072907</text:p>
              </table:table-cell>
              <table:table-cell office:value-type="float" office:value="0.496777823395299">
                <text:p>0.4967778233952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22890917211771">
                <text:p>0.0222890917211771</text:p>
              </table:table-cell>
              <table:table-cell office:value-type="float" office:value="-0.071826">
                <text:p>-0.071826</text:p>
              </table:table-cell>
              <table:table-cell office:value-type="float" office:value="0.496060312226316">
                <text:p>0.4960603122263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11702734231949">
                <text:p>0.0211702734231949</text:p>
              </table:table-cell>
              <table:table-cell office:value-type="float" office:value="-0.059031">
                <text:p>-0.059031</text:p>
              </table:table-cell>
              <table:table-cell office:value-type="float" office:value="0.495305292654451">
                <text:p>0.4953052926544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00730580836534">
                <text:p>0.0200730580836534</text:p>
              </table:table-cell>
              <table:table-cell office:value-type="float" office:value="-0.057141">
                <text:p>-0.057141</text:p>
              </table:table-cell>
              <table:table-cell office:value-type="float" office:value="0.494486707731499">
                <text:p>0.4944867077314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89998000860214">
                <text:p>0.0189998000860214</text:p>
              </table:table-cell>
              <table:table-cell office:value-type="float" office:value="-0.055099">
                <text:p>-0.055099</text:p>
              </table:table-cell>
              <table:table-cell office:value-type="float" office:value="0.493709714573475">
                <text:p>0.4937097145734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84729918837547">
                <text:p>0.0184729918837547</text:p>
              </table:table-cell>
              <table:table-cell office:value-type="float" office:value="-0.053175">
                <text:p>-0.053175</text:p>
              </table:table-cell>
              <table:table-cell office:value-type="float" office:value="0.493129836795056">
                <text:p>0.4931298367950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79529935121536">
                <text:p>0.0179529935121536</text:p>
              </table:table-cell>
              <table:table-cell office:value-type="float" office:value="-0.051541">
                <text:p>-0.051541</text:p>
              </table:table-cell>
              <table:table-cell office:value-type="float" office:value="0.492816140414636">
                <text:p>0.4928161404146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64369828999043">
                <text:p>0.0164369828999043</text:p>
              </table:table-cell>
              <table:table-cell office:value-type="float" office:value="-0.050439">
                <text:p>-0.050439</text:p>
              </table:table-cell>
              <table:table-cell office:value-type="float" office:value="0.492595630090339">
                <text:p>0.4925956300903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54651021584868">
                <text:p>0.0154651021584868</text:p>
              </table:table-cell>
              <table:table-cell office:value-type="float" office:value="-0.049223">
                <text:p>-0.049223</text:p>
              </table:table-cell>
              <table:table-cell office:value-type="float" office:value="0.492422701641531">
                <text:p>0.4924227016415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45261995494366">
                <text:p>0.0145261995494366</text:p>
              </table:table-cell>
              <table:table-cell office:value-type="float" office:value="-0.048489">
                <text:p>-0.048489</text:p>
              </table:table-cell>
              <table:table-cell office:value-type="float" office:value="0.492194600345619">
                <text:p>0.4921946003456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36217102408409">
                <text:p>0.0136217102408409</text:p>
              </table:table-cell>
              <table:table-cell office:value-type="float" office:value="-0.047414">
                <text:p>-0.047414</text:p>
              </table:table-cell>
              <table:table-cell office:value-type="float" office:value="0.491911231518139">
                <text:p>0.4919112315181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31826363503933">
                <text:p>0.0131826363503933</text:p>
              </table:table-cell>
              <table:table-cell office:value-type="float" office:value="-0.047263">
                <text:p>-0.047263</text:p>
              </table:table-cell>
              <table:table-cell office:value-type="float" office:value="0.491600070384304">
                <text:p>0.4916000703843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23316468670964">
                <text:p>0.0123316468670964</text:p>
              </table:table-cell>
              <table:table-cell office:value-type="float" office:value="-0.047059">
                <text:p>-0.047059</text:p>
              </table:table-cell>
              <table:table-cell office:value-type="float" office:value="0.491353999951291">
                <text:p>0.4913539999512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11246863380075">
                <text:p>0.0111246863380075</text:p>
              </table:table-cell>
              <table:table-cell office:value-type="float" office:value="-0.047279">
                <text:p>-0.047279</text:p>
              </table:table-cell>
              <table:table-cell office:value-type="float" office:value="0.491099217859376">
                <text:p>0.4910992178593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07411993667483">
                <text:p>0.0107411993667483</text:p>
              </table:table-cell>
              <table:table-cell office:value-type="float" office:value="-0.048266">
                <text:p>-0.048266</text:p>
              </table:table-cell>
              <table:table-cell office:value-type="float" office:value="0.490964565218604">
                <text:p>0.4909645652186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00028095766902">
                <text:p>0.0100028095766902</text:p>
              </table:table-cell>
              <table:table-cell office:value-type="float" office:value="-0.048471">
                <text:p>-0.048471</text:p>
              </table:table-cell>
              <table:table-cell office:value-type="float" office:value="0.490901893504499">
                <text:p>0.4909018935044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930288154631853">
                <text:p>0.00930288154631853</text:p>
              </table:table-cell>
              <table:table-cell office:value-type="float" office:value="-0.048653">
                <text:p>-0.048653</text:p>
              </table:table-cell>
              <table:table-cell office:value-type="float" office:value="0.490957169687731">
                <text:p>0.4909571696877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864149536937475">
                <text:p>0.00864149536937475</text:p>
              </table:table-cell>
              <table:table-cell office:value-type="float" office:value="-0.048893">
                <text:p>-0.048893</text:p>
              </table:table-cell>
              <table:table-cell office:value-type="float" office:value="0.491326390187184">
                <text:p>0.4913263901871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801877118647099">
                <text:p>0.00801877118647099</text:p>
              </table:table-cell>
              <table:table-cell office:value-type="float" office:value="-0.048086">
                <text:p>-0.048086</text:p>
              </table:table-cell>
              <table:table-cell office:value-type="float" office:value="0.491936859448291">
                <text:p>0.4919368594482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74345669709146">
                <text:p>0.0074345669709146</text:p>
              </table:table-cell>
              <table:table-cell office:value-type="float" office:value="-0.047599">
                <text:p>-0.047599</text:p>
              </table:table-cell>
              <table:table-cell office:value-type="float" office:value="0.492646021091259">
                <text:p>0.4926460210912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715690525248647">
                <text:p>0.00715690525248647</text:p>
              </table:table-cell>
              <table:table-cell office:value-type="float" office:value="-0.047252">
                <text:p>-0.047252</text:p>
              </table:table-cell>
              <table:table-cell office:value-type="float" office:value="0.493439030124475">
                <text:p>0.4934390301244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663005840033293">
                <text:p>0.00663005840033293</text:p>
              </table:table-cell>
              <table:table-cell office:value-type="float" office:value="-0.046102">
                <text:p>-0.046102</text:p>
              </table:table-cell>
              <table:table-cell office:value-type="float" office:value="0.494142810570496">
                <text:p>0.4941428105704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614118948578835">
                <text:p>0.00614118948578835</text:p>
              </table:table-cell>
              <table:table-cell office:value-type="float" office:value="-0.045854">
                <text:p>-0.045854</text:p>
              </table:table-cell>
              <table:table-cell office:value-type="float" office:value="0.494772095668259">
                <text:p>0.4947720956682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591079099103808">
                <text:p>0.00591079099103808</text:p>
              </table:table-cell>
              <table:table-cell office:value-type="float" office:value="-0.0454">
                <text:p>-0.0454</text:p>
              </table:table-cell>
              <table:table-cell office:value-type="float" office:value="0.496355308088844">
                <text:p>0.4963553080888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547781912609935">
                <text:p>0.00547781912609935</text:p>
              </table:table-cell>
              <table:table-cell office:value-type="float" office:value="-0.044647">
                <text:p>-0.044647</text:p>
              </table:table-cell>
              <table:table-cell office:value-type="float" office:value="0.497039315131475">
                <text:p>0.4970393151314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508162379264832">
                <text:p>0.00508162379264832</text:p>
              </table:table-cell>
              <table:table-cell office:value-type="float" office:value="-0.045503">
                <text:p>-0.045503</text:p>
              </table:table-cell>
              <table:table-cell office:value-type="float" office:value="0.497374932198731">
                <text:p>0.4973749321987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489716697484255">
                <text:p>0.00489716697484255</text:p>
              </table:table-cell>
              <table:table-cell office:value-type="float" office:value="-0.045141">
                <text:p>-0.045141</text:p>
              </table:table-cell>
              <table:table-cell office:value-type="float" office:value="0.497609232282419">
                <text:p>0.4976092322824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455518160015345">
                <text:p>0.00455518160015345</text:p>
              </table:table-cell>
              <table:table-cell office:value-type="float" office:value="-0.044927">
                <text:p>-0.044927</text:p>
              </table:table-cell>
              <table:table-cell office:value-type="float" office:value="0.497877813921875">
                <text:p>0.4978778139218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424867123365402">
                <text:p>0.00424867123365402</text:p>
              </table:table-cell>
              <table:table-cell office:value-type="float" office:value="-0.045667">
                <text:p>-0.045667</text:p>
              </table:table-cell>
              <table:table-cell office:value-type="float" office:value="0.4982811012339">
                <text:p>0.49828110123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410861102864146">
                <text:p>0.00410861102864146</text:p>
              </table:table-cell>
              <table:table-cell office:value-type="float" office:value="-0.046223">
                <text:p>-0.046223</text:p>
              </table:table-cell>
              <table:table-cell office:value-type="float" office:value="0.498764109068275">
                <text:p>0.4987641090682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385461607947946">
                <text:p>0.00385461607947946</text:p>
              </table:table-cell>
              <table:table-cell office:value-type="float" office:value="-0.047126">
                <text:p>-0.047126</text:p>
              </table:table-cell>
              <table:table-cell office:value-type="float" office:value="0.498260851339619">
                <text:p>0.4982608513396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363523559644818">
                <text:p>0.00363523559644818</text:p>
              </table:table-cell>
              <table:table-cell office:value-type="float" office:value="-0.047959">
                <text:p>-0.047959</text:p>
              </table:table-cell>
              <table:table-cell office:value-type="float" office:value="0.498592357415275">
                <text:p>0.4985923574152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337049947120249">
                <text:p>0.00337049947120249</text:p>
              </table:table-cell>
              <table:table-cell office:value-type="float" office:value="-0.048927">
                <text:p>-0.048927</text:p>
              </table:table-cell>
              <table:table-cell office:value-type="float" office:value="0.498901073828876">
                <text:p>0.4989010738288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323681114241481">
                <text:p>0.00323681114241481</text:p>
              </table:table-cell>
              <table:table-cell office:value-type="float" office:value="-0.049987">
                <text:p>-0.049987</text:p>
              </table:table-cell>
              <table:table-cell office:value-type="float" office:value="0.499243844258499">
                <text:p>0.4992438442584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318293715827167">
                <text:p>0.00318293715827167</text:p>
              </table:table-cell>
              <table:table-cell office:value-type="float" office:value="-0.050798">
                <text:p>-0.050798</text:p>
              </table:table-cell>
              <table:table-cell office:value-type="float" office:value="0.4996997618475">
                <text:p>0.49969976184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313764694146812">
                <text:p>0.00313764694146812</text:p>
              </table:table-cell>
              <table:table-cell office:value-type="float" office:value="-0.051324">
                <text:p>-0.051324</text:p>
              </table:table-cell>
              <table:table-cell office:value-type="float" office:value="0.500253598208396">
                <text:p>0.5002535982083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307338335551321">
                <text:p>0.00307338335551321</text:p>
              </table:table-cell>
              <table:table-cell office:value-type="float" office:value="-0.052227">
                <text:p>-0.052227</text:p>
              </table:table-cell>
              <table:table-cell office:value-type="float" office:value="0.500888608633324">
                <text:p>0.5008886086333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304467789828777">
                <text:p>0.00304467789828777</text:p>
              </table:table-cell>
              <table:table-cell office:value-type="float" office:value="-0.05308">
                <text:p>-0.05308</text:p>
              </table:table-cell>
              <table:table-cell office:value-type="float" office:value="0.501486191667276">
                <text:p>0.5014861916672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304743158631027">
                <text:p>0.00304743158631027</text:p>
              </table:table-cell>
              <table:table-cell office:value-type="float" office:value="-0.053669">
                <text:p>-0.053669</text:p>
              </table:table-cell>
              <table:table-cell office:value-type="float" office:value="0.501947007713251">
                <text:p>0.5019470077132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305239297449589">
                <text:p>0.00305239297449589</text:p>
              </table:table-cell>
              <table:table-cell office:value-type="float" office:value="-0.054777">
                <text:p>-0.054777</text:p>
              </table:table-cell>
              <table:table-cell office:value-type="float" office:value="0.503213722310336">
                <text:p>0.5032137223103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305418856441975">
                <text:p>0.00305418856441975</text:p>
              </table:table-cell>
              <table:table-cell office:value-type="float" office:value="-0.055331">
                <text:p>-0.055331</text:p>
              </table:table-cell>
              <table:table-cell office:value-type="float" office:value="0.503531903737264">
                <text:p>0.5035319037372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305667519569397">
                <text:p>0.00305667519569397</text:p>
              </table:table-cell>
              <table:table-cell office:value-type="float" office:value="-0.055641">
                <text:p>-0.055641</text:p>
              </table:table-cell>
              <table:table-cell office:value-type="float" office:value="0.503900641801299">
                <text:p>0.5039006418012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305763469077647">
                <text:p>0.00305763469077647</text:p>
              </table:table-cell>
              <table:table-cell office:value-type="float" office:value="-0.055493">
                <text:p>-0.055493</text:p>
              </table:table-cell>
              <table:table-cell office:value-type="float" office:value="0.504320162668684">
                <text:p>0.5043201626686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305934506468475">
                <text:p>0.00305934506468475</text:p>
              </table:table-cell>
              <table:table-cell office:value-type="float" office:value="-0.054823">
                <text:p>-0.054823</text:p>
              </table:table-cell>
              <table:table-cell office:value-type="float" office:value="0.503710856624739">
                <text:p>0.5037108566247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305969966575503">
                <text:p>0.00305969966575503</text:p>
              </table:table-cell>
              <table:table-cell office:value-type="float" office:value="-0.054484">
                <text:p>-0.054484</text:p>
              </table:table-cell>
              <table:table-cell office:value-type="float" office:value="0.504206204844091">
                <text:p>0.5042062048440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306027103215456">
                <text:p>0.00306027103215456</text:p>
              </table:table-cell>
              <table:table-cell office:value-type="float" office:value="-0.054255">
                <text:p>-0.054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306059187278152">
                <text:p>0.00306059187278152</text:p>
              </table:table-cell>
              <table:table-cell office:value-type="float" office:value="-0.05396">
                <text:p>-0.05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306095043197274">
                <text:p>0.00306095043197274</text:p>
              </table:table-cell>
              <table:table-cell office:value-type="float" office:value="-0.053308">
                <text:p>-0.053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306107336655259">
                <text:p>0.00306107336655259</text:p>
              </table:table-cell>
              <table:table-cell office:value-type="float" office:value="-0.053156">
                <text:p>-0.053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306113297119737">
                <text:p>0.00306113297119737</text:p>
              </table:table-cell>
              <table:table-cell office:value-type="float" office:value="-0.053083">
                <text:p>-0.053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306109595112503">
                <text:p>0.00306109595112503</text:p>
              </table:table-cell>
              <table:table-cell office:value-type="float" office:value="-0.052994">
                <text:p>-0.052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306109222583473">
                <text:p>0.00306109222583473</text:p>
              </table:table-cell>
              <table:table-cell office:value-type="float" office:value="-0.053103">
                <text:p>-0.053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306114833801985">
                <text:p>0.00306114833801985</text:p>
              </table:table-cell>
              <table:table-cell office:value-type="float" office:value="-0.053513">
                <text:p>-0.053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06116696447134">
                <text:p>0.00306116696447134</text:p>
              </table:table-cell>
              <table:table-cell office:value-type="float" office:value="-0.053181">
                <text:p>-0.053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306118186563253">
                <text:p>0.00306118186563253</text:p>
              </table:table-cell>
              <table:table-cell office:value-type="float" office:value="-0.053461">
                <text:p>-0.053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306119676679373">
                <text:p>0.00306119676679373</text:p>
              </table:table-cell>
              <table:table-cell office:value-type="float" office:value="-0.053467">
                <text:p>-0.053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306120794266462">
                <text:p>0.00306120794266462</text:p>
              </table:table-cell>
              <table:table-cell office:value-type="float" office:value="-0.053146">
                <text:p>-0.053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306121935136616">
                <text:p>0.00306121935136616</text:p>
              </table:table-cell>
              <table:table-cell office:value-type="float" office:value="-0.053581">
                <text:p>-0.053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306121935136616">
                <text:p>0.00306121935136616</text:p>
              </table:table-cell>
              <table:table-cell office:value-type="float" office:value="-0.054198">
                <text:p>-0.054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306121935136616">
                <text:p>0.00306121935136616</text:p>
              </table:table-cell>
              <table:table-cell office:value-type="float" office:value="-0.054554">
                <text:p>-0.054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306121935136616">
                <text:p>0.00306121935136616</text:p>
              </table:table-cell>
              <table:table-cell office:value-type="float" office:value="-0.055484">
                <text:p>-0.055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306121935136616">
                <text:p>0.00306121935136616</text:p>
              </table:table-cell>
              <table:table-cell office:value-type="float" office:value="-0.056648">
                <text:p>-0.056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306121935136616">
                <text:p>0.00306121935136616</text:p>
              </table:table-cell>
              <table:table-cell office:value-type="float" office:value="-0.058106">
                <text:p>-0.058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306122307665646">
                <text:p>0.00306122307665646</text:p>
              </table:table-cell>
              <table:table-cell office:value-type="float" office:value="-0.069705">
                <text:p>-0.069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306122307665646">
                <text:p>0.00306122307665646</text:p>
              </table:table-cell>
              <table:table-cell office:value-type="float" office:value="-0.07168">
                <text:p>-0.07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72683">
                <text:p>-0.072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73194">
                <text:p>-0.073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73458">
                <text:p>-0.073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73253">
                <text:p>-0.07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72967">
                <text:p>-0.072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68146">
                <text:p>-0.068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67808">
                <text:p>-0.067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66933">
                <text:p>-0.066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66383">
                <text:p>-0.066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6589">
                <text:p>-0.06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65201">
                <text:p>-0.065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64651">
                <text:p>-0.064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64672">
                <text:p>-0.06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64966">
                <text:p>-0.064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69822">
                <text:p>-0.069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70042">
                <text:p>-0.070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70152">
                <text:p>-0.0701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